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office:font-face-decls>
  <office:automatic-styles>
    <style:style style:name="P1" style:family="paragraph" style:parent-style-name="Normal">
      <style:text-properties style:use-window-font-color="true"/>
    </style:style>
    <style:style style:name="P2" style:family="paragraph" style:parent-style-name="Normal">
      <style:paragraph-properties fo:text-align="center" style:justify-single-word="false"/>
      <style:text-properties style:use-window-font-color="true"/>
    </style:style>
    <style:style style:name="P3" style:family="paragraph" style:parent-style-name="Normal">
      <style:paragraph-properties fo:text-align="center" style:justify-single-word="false">
        <style:tab-stops>
          <style:tab-stop style:position="12.813cm" style:leader-style="dotted" style:leader-text="."/>
          <style:tab-stop style:position="12.982cm" style:leader-style="dotted" style:leader-text="."/>
        </style:tab-stops>
      </style:paragraph-properties>
      <style:text-properties style:use-window-font-color="true"/>
    </style:style>
    <style:style style:name="P4" style:family="paragraph" style:parent-style-name="Normal">
      <style:paragraph-properties fo:text-align="center" style:justify-single-word="false">
        <style:tab-stops>
          <style:tab-stop style:position="7.878cm" style:leader-style="dotted" style:leader-text="."/>
          <style:tab-stop style:position="8.107cm" style:leader-style="dotted" style:leader-text="."/>
          <style:tab-stop style:position="10.46cm" style:leader-style="dotted" style:leader-text="."/>
          <style:tab-stop style:position="10.672cm" style:leader-style="dotted" style:leader-text="."/>
          <style:tab-stop style:position="11.73cm" style:leader-style="dotted" style:leader-text="."/>
          <style:tab-stop style:position="11.95cm" style:leader-style="dotted" style:leader-text="."/>
        </style:tab-stops>
      </style:paragraph-properties>
      <style:text-properties style:use-window-font-color="true"/>
    </style:style>
    <style:style style:name="P5" style:family="paragraph" style:parent-style-name="Normal">
      <style:paragraph-properties fo:text-align="center" style:justify-single-word="false">
        <style:tab-stops>
          <style:tab-stop style:position="9.837cm" style:leader-style="dotted" style:leader-text="."/>
          <style:tab-stop style:position="11.97cm" style:leader-style="dotted" style:leader-text="."/>
        </style:tab-stops>
      </style:paragraph-properties>
      <style:text-properties style:use-window-font-color="true"/>
    </style:style>
    <style:style style:name="P6" style:family="paragraph" style:parent-style-name="Normal">
      <style:paragraph-properties fo:text-align="center" style:justify-single-word="false">
        <style:tab-stops>
          <style:tab-stop style:position="3.623cm" style:leader-style="dotted" style:leader-text="."/>
          <style:tab-stop style:position="3.842cm" style:leader-style="dotted" style:leader-text="."/>
          <style:tab-stop style:position="7.034cm" style:leader-style="dotted" style:leader-text="."/>
          <style:tab-stop style:position="7.228cm" style:leader-style="dotted" style:leader-text="."/>
          <style:tab-stop style:position="8.356cm" style:leader-style="dotted" style:leader-text="."/>
          <style:tab-stop style:position="9.668cm" style:leader-style="dotted" style:leader-text="."/>
          <style:tab-stop style:position="9.895cm" style:leader-style="dotted" style:leader-text="."/>
          <style:tab-stop style:position="12.208cm" style:leader-style="dotted" style:leader-text="."/>
        </style:tab-stops>
      </style:paragraph-properties>
      <style:text-properties style:use-window-font-color="true"/>
    </style:style>
    <style:style style:name="P7" style:family="paragraph" style:parent-style-name="Normal">
      <style:paragraph-properties>
        <style:tab-stops>
          <style:tab-stop style:position="1.849cm"/>
        </style:tab-stops>
      </style:paragraph-properties>
      <style:text-properties style:use-window-font-color="true"/>
    </style:style>
    <style:style style:name="P8" style:family="paragraph" style:parent-style-name="Normal">
      <style:paragraph-properties>
        <style:tab-stops>
          <style:tab-stop style:position="2.051cm"/>
        </style:tab-stops>
      </style:paragraph-properties>
      <style:text-properties style:use-window-font-color="true"/>
    </style:style>
    <style:style style:name="P9" style:family="paragraph" style:parent-style-name="Normal">
      <style:paragraph-properties>
        <style:tab-stops>
          <style:tab-stop style:position="10.896cm"/>
        </style:tab-stops>
      </style:paragraph-properties>
      <style:text-properties style:use-window-font-color="true"/>
    </style:style>
    <style:style style:name="P10" style:family="paragraph" style:parent-style-name="Normal">
      <style:paragraph-properties>
        <style:tab-stops>
          <style:tab-stop style:position="10.509cm"/>
        </style:tab-stops>
      </style:paragraph-properties>
      <style:text-properties style:use-window-font-color="true"/>
    </style:style>
    <style:style style:name="P11" style:family="paragraph" style:parent-style-name="Normal">
      <style:paragraph-properties>
        <style:tab-stops>
          <style:tab-stop style:position="10.786cm"/>
        </style:tab-stops>
      </style:paragraph-properties>
      <style:text-properties style:use-window-font-color="true"/>
    </style:style>
    <style:style style:name="P12" style:family="paragraph" style:parent-style-name="Normal">
      <style:paragraph-properties>
        <style:tab-stops>
          <style:tab-stop style:position="12.813cm" style:leader-style="dotted" style:leader-text="."/>
          <style:tab-stop style:position="12.982cm" style:leader-style="dotted" style:leader-text="."/>
        </style:tab-stops>
      </style:paragraph-properties>
      <style:text-properties style:use-window-font-color="true"/>
    </style:style>
    <style:style style:name="P13" style:family="paragraph" style:parent-style-name="Normal">
      <style:paragraph-properties>
        <style:tab-stops>
          <style:tab-stop style:position="7.878cm" style:leader-style="dotted" style:leader-text="."/>
          <style:tab-stop style:position="8.107cm" style:leader-style="dotted" style:leader-text="."/>
          <style:tab-stop style:position="10.46cm" style:leader-style="dotted" style:leader-text="."/>
          <style:tab-stop style:position="10.672cm" style:leader-style="dotted" style:leader-text="."/>
          <style:tab-stop style:position="11.73cm" style:leader-style="dotted" style:leader-text="."/>
          <style:tab-stop style:position="11.95cm" style:leader-style="dotted" style:leader-text="."/>
        </style:tab-stops>
      </style:paragraph-properties>
      <style:text-properties style:use-window-font-color="true"/>
    </style:style>
    <style:style style:name="P14" style:family="paragraph" style:parent-style-name="Normal">
      <style:paragraph-properties>
        <style:tab-stops>
          <style:tab-stop style:position="9.837cm" style:leader-style="dotted" style:leader-text="."/>
          <style:tab-stop style:position="11.97cm" style:leader-style="dotted" style:leader-text="."/>
        </style:tab-stops>
      </style:paragraph-properties>
      <style:text-properties style:use-window-font-color="true"/>
    </style:style>
    <style:style style:name="P15" style:family="paragraph" style:parent-style-name="Normal">
      <style:paragraph-properties>
        <style:tab-stops>
          <style:tab-stop style:position="3.623cm" style:leader-style="dotted" style:leader-text="."/>
          <style:tab-stop style:position="3.842cm" style:leader-style="dotted" style:leader-text="."/>
          <style:tab-stop style:position="7.034cm" style:leader-style="dotted" style:leader-text="."/>
          <style:tab-stop style:position="7.228cm" style:leader-style="dotted" style:leader-text="."/>
          <style:tab-stop style:position="8.356cm" style:leader-style="dotted" style:leader-text="."/>
          <style:tab-stop style:position="9.668cm" style:leader-style="dotted" style:leader-text="."/>
          <style:tab-stop style:position="9.895cm" style:leader-style="dotted" style:leader-text="."/>
          <style:tab-stop style:position="12.208cm" style:leader-style="dotted" style:leader-text="."/>
        </style:tab-stops>
      </style:paragraph-properties>
      <style:text-properties style:use-window-font-color="true"/>
    </style:style>
    <style:style style:name="P16" style:family="paragraph" style:parent-style-name="Normal">
      <style:paragraph-properties>
        <style:tab-stops>
          <style:tab-stop style:position="10.767cm" style:leader-style="dotted" style:leader-text="."/>
          <style:tab-stop style:position="10.97cm" style:leader-style="dotted" style:leader-text="."/>
        </style:tab-stops>
      </style:paragraph-properties>
      <style:text-properties style:use-window-font-color="true"/>
    </style:style>
    <style:style style:name="P17" style:family="paragraph" style:parent-style-name="Normal">
      <style:paragraph-properties fo:text-align="center" style:justify-single-word="false"/>
    </style:style>
    <style:style style:name="P18" style:family="paragraph" style:parent-style-name="Normal">
      <style:paragraph-properties>
        <style:tab-stops>
          <style:tab-stop style:position="11.003cm"/>
        </style:tab-stops>
      </style:paragraph-properties>
    </style:style>
    <style:style style:name="P19" style:family="paragraph" style:parent-style-name="Normal">
      <style:paragraph-properties>
        <style:tab-stops>
          <style:tab-stop style:position="1.933cm"/>
        </style:tab-stops>
      </style:paragraph-properties>
    </style:style>
    <style:style style:name="P20" style:family="paragraph" style:parent-style-name="Normal">
      <style:paragraph-properties>
        <style:tab-stops>
          <style:tab-stop style:position="1.967cm"/>
        </style:tab-stops>
      </style:paragraph-properties>
    </style:style>
    <style:style style:name="P21" style:family="paragraph" style:parent-style-name="Normal">
      <style:paragraph-properties>
        <style:tab-stops>
          <style:tab-stop style:position="1.907cm"/>
        </style:tab-stops>
      </style:paragraph-properties>
    </style:style>
    <style:style style:name="P22" style:family="paragraph" style:parent-style-name="Normal">
      <style:paragraph-properties>
        <style:tab-stops>
          <style:tab-stop style:position="1.889cm"/>
        </style:tab-stops>
      </style:paragraph-properties>
    </style:style>
    <style:style style:name="P23" style:family="paragraph" style:parent-style-name="Normal">
      <style:paragraph-properties>
        <style:tab-stops>
          <style:tab-stop style:position="13.252cm"/>
        </style:tab-stops>
      </style:paragraph-properties>
    </style:style>
    <style:style style:name="P24" style:family="paragraph" style:parent-style-name="Normal">
      <style:paragraph-properties>
        <style:tab-stops>
          <style:tab-stop style:position="10.784cm"/>
        </style:tab-stops>
      </style:paragraph-properties>
    </style:style>
    <style:style style:name="P25" style:family="paragraph" style:parent-style-name="Normal">
      <style:paragraph-properties>
        <style:tab-stops>
          <style:tab-stop style:position="0.977cm"/>
        </style:tab-stops>
      </style:paragraph-properties>
    </style:style>
    <style:style style:name="P26" style:family="paragraph" style:parent-style-name="Normal">
      <style:paragraph-properties>
        <style:tab-stops>
          <style:tab-stop style:position="10.601cm"/>
        </style:tab-stops>
      </style:paragraph-properties>
    </style:style>
    <style:style style:name="P27" style:family="paragraph" style:parent-style-name="Normal">
      <style:paragraph-properties>
        <style:tab-stops>
          <style:tab-stop style:position="10.585cm"/>
        </style:tab-stops>
      </style:paragraph-properties>
    </style:style>
    <style:style style:name="P28" style:family="paragraph" style:parent-style-name="Normal">
      <style:paragraph-properties>
        <style:tab-stops>
          <style:tab-stop style:position="10.629cm"/>
        </style:tab-stops>
      </style:paragraph-properties>
    </style:style>
    <style:style style:name="P29" style:family="paragraph" style:parent-style-name="Normal">
      <style:paragraph-properties>
        <style:tab-stops>
          <style:tab-stop style:position="10.636cm"/>
        </style:tab-stops>
      </style:paragraph-properties>
    </style:style>
    <style:style style:name="P30" style:family="paragraph" style:parent-style-name="Normal">
      <style:paragraph-properties>
        <style:tab-stops>
          <style:tab-stop style:position="7.878cm" style:leader-style="dotted" style:leader-text="."/>
          <style:tab-stop style:position="8.107cm" style:leader-style="dotted" style:leader-text="."/>
          <style:tab-stop style:position="10.46cm" style:leader-style="dotted" style:leader-text="."/>
          <style:tab-stop style:position="10.672cm" style:leader-style="dotted" style:leader-text="."/>
          <style:tab-stop style:position="11.73cm" style:leader-style="dotted" style:leader-text="."/>
          <style:tab-stop style:position="11.95cm" style:leader-style="dotted" style:leader-text="."/>
        </style:tab-stops>
      </style:paragraph-properties>
    </style:style>
    <style:style style:name="P31" style:family="paragraph" style:parent-style-name="Normal">
      <style:paragraph-properties>
        <style:tab-stops>
          <style:tab-stop style:position="1.018cm"/>
        </style:tab-stops>
      </style:paragraph-properties>
    </style:style>
    <style:style style:name="P32" style:family="paragraph" style:parent-style-name="Normal">
      <style:paragraph-properties>
        <style:tab-stops>
          <style:tab-stop style:position="9.837cm" style:leader-style="dotted" style:leader-text="."/>
          <style:tab-stop style:position="11.97cm" style:leader-style="dotted" style:leader-text="."/>
        </style:tab-stops>
      </style:paragraph-properties>
    </style:style>
    <style:style style:name="P33" style:family="paragraph" style:parent-style-name="Normal">
      <style:paragraph-properties>
        <style:tab-stops>
          <style:tab-stop style:position="3.623cm" style:leader-style="dotted" style:leader-text="."/>
          <style:tab-stop style:position="3.842cm" style:leader-style="dotted" style:leader-text="."/>
          <style:tab-stop style:position="7.034cm" style:leader-style="dotted" style:leader-text="."/>
          <style:tab-stop style:position="7.228cm" style:leader-style="dotted" style:leader-text="."/>
          <style:tab-stop style:position="8.356cm" style:leader-style="dotted" style:leader-text="."/>
          <style:tab-stop style:position="9.668cm" style:leader-style="dotted" style:leader-text="."/>
          <style:tab-stop style:position="9.895cm" style:leader-style="dotted" style:leader-text="."/>
          <style:tab-stop style:position="12.208cm" style:leader-style="dotted" style:leader-text="."/>
        </style:tab-stops>
      </style:paragraph-properties>
    </style:style>
    <style:style style:name="P34" style:family="paragraph" style:parent-style-name="Normal">
      <style:paragraph-properties fo:break-before="page"/>
      <style:text-properties style:use-window-font-color="true"/>
    </style:style>
    <style:style style:name="P35" style:family="paragraph" style:parent-style-name="Citation">
      <style:paragraph-properties fo:margin-left="0cm" fo:margin-right="0cm" fo:text-indent="0cm" style:auto-text-indent="false">
        <style:tab-stops/>
      </style:paragraph-properties>
    </style:style>
    <style:style style:name="P36" style:family="paragraph" style:parent-style-name="Heading_20_1">
      <style:paragraph-properties fo:break-before="page"/>
    </style:style>
    <style:style style:name="P37" style:family="paragraph" style:parent-style-name="Heading" style:master-page-name="MP0">
      <style:paragraph-properties style:page-number="auto"/>
    </style:style>
    <style:style style:name="T1" style:family="text">
      <style:text-properties style:use-window-font-color="true"/>
    </style:style>
    <style:style style:name="T2" style:family="text">
      <style:text-properties style:use-window-font-color="true" style:text-position="super 67%"/>
    </style:style>
    <style:style style:name="T3" style:family="text">
      <style:text-properties style:use-window-font-color="true" style:text-position="super 67%" fo:font-style="italic" style:font-style-asian="italic"/>
    </style:style>
    <style:style style:name="T4" style:family="text">
      <style:text-properties style:use-window-font-color="true" fo:font-style="italic" style:font-style-asian="italic"/>
    </style:style>
    <style:style style:name="T5" style:family="text">
      <style:text-properties style:use-window-font-color="true" fo:font-style="italic" style:font-style-asian="italic" style:font-style-complex="italic"/>
    </style:style>
    <style:style style:name="T6" style:family="text">
      <style:text-properties style:use-window-font-color="true" fo:font-style="italic" fo:font-weight="bold" style:font-style-asian="italic" style:font-weight-asian="bold"/>
    </style:style>
    <style:style style:name="T7" style:family="text">
      <style:text-properties style:use-window-font-color="true" style:text-position="sub 67%"/>
    </style:style>
    <style:style style:name="T8" style:family="text">
      <style:text-properties style:use-window-font-color="true" style:language-asian="en" style:country-asian="US"/>
    </style:style>
    <style:style style:name="T9" style:family="text">
      <style:text-properties style:use-window-font-color="true" style:font-name-complex="Arial Unicode MS"/>
    </style:style>
    <style:style style:name="T10" style:family="text">
      <style:text-properties fo:font-variant="small-caps"/>
    </style:style>
    <style:style style:name="T11" style:family="text">
      <style:text-properties fo:font-variant="small-caps" style:use-window-font-color="true"/>
    </style:style>
    <style:style style:name="T12" style:family="text">
      <style:text-properties fo:font-variant="small-caps" style:use-window-font-color="true" style:text-position="super 65%"/>
    </style:style>
    <style:style style:name="T13" style:family="text">
      <style:text-properties fo:font-variant="small-caps" fo:language="en" fo:country="US"/>
    </style:style>
    <style:style style:name="T14" style:family="text">
      <style:text-properties fo:background-color="#ffff00"/>
    </style:style>
    <style:style style:name="T15" style:family="text">
      <style:text-properties fo:font-style="italic" style:font-style-asian="italic"/>
    </style:style>
    <style:style style:name="T16" style:family="text">
      <style:text-properties fo:language="en" fo:country="US"/>
    </style:style>
    <style:style style:name="T17" style:family="text">
      <style:text-properties style:text-position="super 65%"/>
    </style:style>
    <style:style style:name="T18" style:family="text">
      <style:text-properties style:text-position="super 66%"/>
    </style:style>
    <style:style style:name="T19" style:family="text">
      <style:text-properties style:text-position="sub 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L'ÉVOLUTION DES GENRES<text:line-break/>DANS L'HISTOIRE DE LA LITTÉRATURE</text:p>
      <text:p text:style-name="Heading">LEÇONS PROFÉSSÉES À L'ÉCOLE NORMALE SUPÉRIEURE</text:p>
      <text:p text:style-name="P1"/>
      <text:p text:style-name="P2">par</text:p>
      <text:p text:style-name="P2"/>
      <text:p text:style-name="P2">FERDINAND BRUNETIÈRE</text:p>
      <text:p text:style-name="P2"/>
      <text:p text:style-name="P2">INTRODUCTION</text:p>
      <text:p text:style-name="P2">L’évolution de la critique depuis la Renaissance jusqu'à nos jours, sixième édition</text:p>
      <text:p text:style-name="P2"/>
      <text:p text:style-name="P2">PARIS</text:p>
      <text:p text:style-name="P2"/>
      <text:p text:style-name="P17"><text:span text:style-name="Police_20_par_20_défaut"><text:span text:style-name="T1">LIBRAIRIE HACHETTE ET C</text:span></text:span><text:span text:style-name="Police_20_par_20_défaut"><text:span text:style-name="T2">ie</text:span></text:span></text:p>
      <text:p text:style-name="P2"/>
      <text:p text:style-name="P2">1914.</text:p>
      <text:h text:style-name="P36" text:outline-level="1">A M. Paul Porel, </text:h>
      <text:p text:style-name="P1">Directeur du théâtre national de l’Odéon, </text:p>
      <text:p text:style-name="P1">comme témoignage et vive reconnaissance et de sincère amitié, je dédie le recueil de ces quinze conférences.</text:p>
      <text:p text:style-name="P1">Ferdinand Brunetière,</text:p>
      <text:p text:style-name="P1">Mai 1892.</text:p>
      <text:p text:style-name="P34"/>
      <text:h text:style-name="Heading_20_1" text:outline-level="1">Avant-propos</text:h>
      <text:p text:style-name="Normal"><text:span text:style-name="Police_20_par_20_défaut"><text:span text:style-name="T1">Les dix</text:span></text:span><text:span text:style-name="Police_20_par_20_défaut"><text:span text:style-name="T4"> Le</text:span></text:span><text:span text:style-name="Police_20_par_20_défaut"><text:span text:style-name="T4">ç</text:span></text:span><text:span text:style-name="Police_20_par_20_défaut"><text:span text:style-name="T4">ons</text:span></text:span><text:span text:style-name="Police_20_par_20_défaut"><text:span text:style-name="T1"> qui suivent, profess</text:span></text:span><text:span text:style-name="Police_20_par_20_défaut"><text:span text:style-name="T1">é</text:span></text:span><text:span text:style-name="Police_20_par_20_défaut"><text:span text:style-name="T1">es </text:span></text:span><text:span text:style-name="Police_20_par_20_défaut"><text:span text:style-name="T1">à</text:span></text:span><text:span text:style-name="Police_20_par_20_défaut"><text:span text:style-name="T1"> l'</text:span></text:span><text:span text:style-name="Police_20_par_20_défaut"><text:span text:style-name="T1">É</text:span></text:span><text:span text:style-name="Police_20_par_20_défaut"><text:span text:style-name="T1">cole normale sup</text:span></text:span><text:span text:style-name="Police_20_par_20_défaut"><text:span text:style-name="T1">é</text:span></text:span><text:span text:style-name="Police_20_par_20_défaut"><text:span text:style-name="T1">rieure, pendant les mois de novembre -et de d</text:span></text:span><text:span text:style-name="Police_20_par_20_défaut"><text:span text:style-name="T1">é</text:span></text:span><text:span text:style-name="Police_20_par_20_défaut"><text:span text:style-name="T1">cembre 1889, ont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r</text:span></text:span><text:span text:style-name="Police_20_par_20_défaut"><text:span text:style-name="T1">é</text:span></text:span><text:span text:style-name="Police_20_par_20_défaut"><text:span text:style-name="T1">dig</text:span></text:span><text:span text:style-name="Police_20_par_20_défaut"><text:span text:style-name="T1">é</text:span></text:span><text:span text:style-name="Police_20_par_20_défaut"><text:span text:style-name="T1">es d'apr</text:span></text:span><text:span text:style-name="Police_20_par_20_défaut"><text:span text:style-name="T1">è</text:span></text:span><text:span text:style-name="Police_20_par_20_défaut"><text:span text:style-name="T1">s ses notes de cours, par </text:span></text:span><text:span text:style-name="Police_20_par_20_défaut"><text:span text:style-name="T1">M. </text:span></text:span><text:span text:style-name="Police_20_par_20_défaut"><text:span text:style-name="T1">Julien Pichon, l'un de mes auditeurs, </text:span></text:span><text:span text:style-name="Police_20_par_20_défaut"><text:span text:style-name="T1">à</text:span></text:span><text:span text:style-name="Police_20_par_20_défaut"><text:span text:style-name="T1"> qui c'est mon premier devoir, et un plaisir en m</text:span></text:span><text:span text:style-name="Police_20_par_20_défaut"><text:span text:style-name="T1">ê</text:span></text:span><text:span text:style-name="Police_20_par_20_défaut"><text:span text:style-name="T1">me temps, que d'en adresser ici tous mes bien vifs remerciements. Mais, comme il est difficile, en parlant, de ne pas laisser tomber une part de ce que l'on voulait dire, je les ai toutes r</text:span></text:span><text:span text:style-name="Police_20_par_20_défaut"><text:span text:style-name="T1">é</text:span></text:span><text:span text:style-name="Police_20_par_20_défaut"><text:span text:style-name="T1">crites </text:span></text:span><text:span text:style-name="Police_20_par_20_défaut"><text:span text:style-name="T1">à</text:span></text:span><text:span text:style-name="Police_20_par_20_défaut"><text:span text:style-name="T1"> mon tour</text:span></text:span><text:span text:style-name="Police_20_par_20_défaut"><text:span text:style-name="T1"> ;</text:span></text:span><text:span text:style-name="Police_20_par_20_défaut"><text:span text:style-name="T1"> et j'ai pens</text:span></text:span><text:span text:style-name="Police_20_par_20_défaut"><text:span text:style-name="T1">é</text:span></text:span><text:span text:style-name="Police_20_par_20_défaut"><text:span text:style-name="T1"> que si j'y corrigeais, en les r</text:span></text:span><text:span text:style-name="Police_20_par_20_défaut"><text:span text:style-name="T1">é</text:span></text:span><text:span text:style-name="Police_20_par_20_défaut"><text:span text:style-name="T1">crivant, quelques erreurs, ou m</text:span></text:span><text:span text:style-name="Police_20_par_20_défaut"><text:span text:style-name="T1">ê</text:span></text:span><text:span text:style-name="Police_20_par_20_défaut"><text:span text:style-name="T1">me si j'essayais d'y r</text:span></text:span><text:span text:style-name="Police_20_par_20_défaut"><text:span text:style-name="T1">é</text:span></text:span><text:span text:style-name="Police_20_par_20_défaut"><text:span text:style-name="T1">parer quelques lacunes, on ne m'accuserait pas pour cela d'infid</text:span></text:span><text:span text:style-name="Police_20_par_20_défaut"><text:span text:style-name="T1">é</text:span></text:span><text:span text:style-name="Police_20_par_20_défaut"><text:span text:style-name="T1">lit</text:span></text:span><text:span text:style-name="Police_20_par_20_défaut"><text:span text:style-name="T1">é</text:span></text:span><text:span text:style-name="Police_20_par_20_défaut"><text:span text:style-name="T1">. Si d'ailleurs je leur ai conserv</text:span></text:span><text:span text:style-name="Police_20_par_20_défaut"><text:span text:style-name="T1">é</text:span></text:span><text:span text:style-name="Police_20_par_20_défaut"><text:span text:style-name="T1"> </text:span></text:span><text:span text:style-name="Police_20_par_20_défaut"><text:span text:style-name="T1">leur forme de Le</text:span></text:span><text:span text:style-name="Police_20_par_20_défaut"><text:span text:style-name="T1">ç</text:span></text:span><text:span text:style-name="Police_20_par_20_défaut"><text:span text:style-name="T1">ons, c'est que ces corrections n'en ont pas modifi</text:span></text:span><text:span text:style-name="Police_20_par_20_défaut"><text:span text:style-name="T1">é</text:span></text:span><text:span text:style-name="Police_20_par_20_défaut"><text:span text:style-name="T1"> le plan primitif. C'est aussi, je l'avoue, que la composition d'une Le</text:span></text:span><text:span text:style-name="Police_20_par_20_défaut"><text:span text:style-name="T1">ç</text:span></text:span><text:span text:style-name="Police_20_par_20_défaut"><text:span text:style-name="T1">on ayant toujours quelque chose de plus libre, de plus soup</text:span></text:span><text:span text:style-name="Police_20_par_20_défaut"><text:span text:style-name="T1">l</text:span></text:span><text:span text:style-name="Police_20_par_20_défaut"><text:span text:style-name="T1">e</text:span></text:span><text:span text:style-name="Police_20_par_20_défaut"><text:span text:style-name="T1"> — </text:span></text:span><text:span text:style-name="Police_20_par_20_défaut"><text:span text:style-name="T1">et non pas de moins net, je l'esp</text:span></text:span><text:span text:style-name="Police_20_par_20_défaut"><text:span text:style-name="T1">è</text:span></text:span><text:span text:style-name="Police_20_par_20_défaut"><text:span text:style-name="T1">re, mais de moins arr</text:span></text:span><text:span text:style-name="Police_20_par_20_défaut"><text:span text:style-name="T1">ê</text:span></text:span><text:span text:style-name="Police_20_par_20_défaut"><text:span text:style-name="T1">t</text:span></text:span><text:span text:style-name="Police_20_par_20_défaut"><text:span text:style-name="T1">é</text:span></text:span><text:span text:style-name="Police_20_par_20_défaut"><text:span text:style-name="T1"> pourtant en son contour</text:span></text:span><text:span text:style-name="Police_20_par_20_défaut"><text:span text:style-name="T1"> — </text:span></text:span><text:span text:style-name="Police_20_par_20_défaut"><text:span text:style-name="T1">que celle d'un chapitre de livre, il me sera plus facile </text:span></text:span><text:span text:style-name="Police_20_par_20_défaut"><text:span text:style-name="T1">à</text:span></text:span><text:span text:style-name="Police_20_par_20_défaut"><text:span text:style-name="T1"> moi-m</text:span></text:span><text:span text:style-name="Police_20_par_20_défaut"><text:span text:style-name="T1">ê</text:span></text:span><text:span text:style-name="Police_20_par_20_défaut"><text:span text:style-name="T1">me, au cas o</text:span></text:span><text:span text:style-name="Police_20_par_20_défaut"><text:span text:style-name="T1">ù</text:span></text:span><text:span text:style-name="Police_20_par_20_défaut"><text:span text:style-name="T1"> ce volume serait favorablement accueilli, de l'am</text:span></text:span><text:span text:style-name="Police_20_par_20_défaut"><text:span text:style-name="T1">é</text:span></text:span><text:span text:style-name="Police_20_par_20_défaut"><text:span text:style-name="T1">liorer encore quelque jour, et, sans en changer l'</text:span></text:span><text:span text:style-name="Police_20_par_20_défaut"><text:span text:style-name="T1">é</text:span></text:span><text:span text:style-name="Police_20_par_20_défaut"><text:span text:style-name="T1">conomie, de le faire profiter des observations que je serais heureux qu'il provoqu</text:span></text:span><text:span text:style-name="Police_20_par_20_défaut"><text:span text:style-name="T1">â</text:span></text:span><text:span text:style-name="Police_20_par_20_défaut"><text:span text:style-name="T1">t. Le livre plus complet d'abord, est plus d</text:span></text:span><text:span text:style-name="Police_20_par_20_défaut"><text:span text:style-name="T1">é</text:span></text:span><text:span text:style-name="Police_20_par_20_défaut"><text:span text:style-name="T1">finitif, si je p</text:span></text:span><text:span text:style-name="Police_20_par_20_défaut"><text:span text:style-name="T1">u</text:span></text:span><text:span text:style-name="Police_20_par_20_défaut"><text:span text:style-name="T1">is ainsi dire, et on n'y m</text:span></text:span><text:span text:style-name="Police_20_par_20_défaut"><text:span text:style-name="T1">é</text:span></text:span><text:span text:style-name="Police_20_par_20_défaut"><text:span text:style-name="T1">nage point, comme dans une s</text:span></text:span><text:span text:style-name="Police_20_par_20_défaut"><text:span text:style-name="T1">é</text:span></text:span><text:span text:style-name="Police_20_par_20_défaut"><text:span text:style-name="T1">rie de Le</text:span></text:span><text:span text:style-name="Police_20_par_20_défaut"><text:span text:style-name="T1">ç</text:span></text:span><text:span text:style-name="Police_20_par_20_défaut"><text:span text:style-name="T1">ons, la possibilit</text:span></text:span><text:span text:style-name="Police_20_par_20_défaut"><text:span text:style-name="T1">é</text:span></text:span><text:span text:style-name="Police_20_par_20_défaut"><text:span text:style-name="T1"> de les refaire sans les refondre.</text:span></text:span></text:p>
      <text:p text:style-name="Normal"><text:span text:style-name="Police_20_par_20_défaut"><text:span text:style-name="T1">Pour l'objet du Cours dont le pr</text:span></text:span><text:span text:style-name="Police_20_par_20_défaut"><text:span text:style-name="T1">é</text:span></text:span><text:span text:style-name="Police_20_par_20_défaut"><text:span text:style-name="T1">sent volume n'est que </text:span></text:span><text:span text:style-name="Police_20_par_20_défaut"><text:span text:style-name="T1">l’</text:span></text:span><text:span text:style-name="Police_20_par_20_défaut"><text:span text:style-name="T1">Introduction, je crois l'avoir assez clairement d</text:span></text:span><text:span text:style-name="Police_20_par_20_défaut"><text:span text:style-name="T1">é</text:span></text:span><text:span text:style-name="Police_20_par_20_défaut"><text:span text:style-name="T1">fini dans la premi</text:span></text:span><text:span text:style-name="Police_20_par_20_défaut"><text:span text:style-name="T1">è</text:span></text:span><text:span text:style-name="Police_20_par_20_défaut"><text:span text:style-name="T1">re de ces dix Le</text:span></text:span><text:span text:style-name="Police_20_par_20_défaut"><text:span text:style-name="T1">ç</text:span></text:span><text:span text:style-name="Police_20_par_20_défaut"><text:span text:style-name="T1">ons, et il me suffit d'y renvoyer le lecteur. J'y explique ce que ce titre 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 </text:span></text:span><text:span text:style-name="Police_20_par_20_défaut"><text:span text:style-name="T4">L’</text:span></text:span><text:span text:style-name="Police_20_par_20_défaut"><text:span text:style-name="T4">É</text:span></text:span><text:span text:style-name="Police_20_par_20_défaut"><text:span text:style-name="T4">volution des Genres dans </text:span></text:span><text:span text:style-name="Police_20_par_20_défaut"><text:span text:style-name="T4">l’</text:span></text:span><text:span text:style-name="Police_20_par_20_défaut"><text:span text:style-name="T4">Histoire de la Litt</text:span></text:span><text:span text:style-name="Police_20_par_20_défaut"><text:span text:style-name="T4">é</text:span></text:span><text:span text:style-name="Police_20_par_20_défaut"><text:span text:style-name="T4">rature,</text:span></text:span><text:span text:style-name="Police_20_par_20_défaut"><text:span text:style-name="T1"> a sans doute d'un peu obscur</text:span></text:span><text:span text:style-name="Police_20_par_20_défaut"><text:span text:style-name="T1"> ;</text:span></text:span><text:span text:style-name="Police_20_par_20_défaut"><text:span text:style-name="T1"> et j'y indique </text:span></text:span><text:span text:style-name="Police_20_par_20_défaut"><text:span text:style-name="T1">à</text:span></text:span><text:span text:style-name="Police_20_par_20_défaut"><text:span text:style-name="T1"> grands traits le contenu des trois volumes qui suivront celui-ci.</text:span></text:span><text:span text:style-name="Police_20_par_20_défaut"><text:span text:style-name="T1"> Au contraire, il n'est pas inu</text:span></text:span><text:span text:style-name="Police_20_par_20_défaut"><text:span text:style-name="T1">tile de pr</text:span></text:span><text:span text:style-name="Police_20_par_20_défaut"><text:span text:style-name="T1">é</text:span></text:span><text:span text:style-name="Police_20_par_20_défaut"><text:span text:style-name="T1">ciser le dessein plus particulier de ce premier volume, sur l'intention duquel, </text:span></text:span><text:span text:style-name="Police_20_par_20_défaut"><text:span text:style-name="T1">à</text:span></text:span><text:span text:style-name="Police_20_par_20_défaut"><text:span text:style-name="T1"> le lire ainsi s</text:span></text:span><text:span text:style-name="Police_20_par_20_défaut"><text:span text:style-name="T1">é</text:span></text:span><text:span text:style-name="Police_20_par_20_défaut"><text:span text:style-name="T1">par</text:span></text:span><text:span text:style-name="Police_20_par_20_défaut"><text:span text:style-name="T1">é</text:span></text:span><text:span text:style-name="Police_20_par_20_défaut"><text:span text:style-name="T1"> et en avant des autres, je souhaiterais qu'on ne se m</text:span></text:span><text:span text:style-name="Police_20_par_20_défaut"><text:span text:style-name="T1">é</text:span></text:span><text:span text:style-name="Police_20_par_20_défaut"><text:span text:style-name="T1">pr</text:span></text:span><text:span text:style-name="Police_20_par_20_défaut"><text:span text:style-name="T1">î</text:span></text:span><text:span text:style-name="Police_20_par_20_défaut"><text:span text:style-name="T1">t point.</text:span></text:span></text:p>
      <text:p text:style-name="P1">Ce n'est pas en effet, à proprement parler, une histoire de la critique, et l'on se tromperait d'y voir ou d'y chercher rien de plus qu'une Introduction» Il m'a paru seulement qu'avant d'aborder le problème de l'évolution des genres, il était nécessaire de montrer comment la critique s'est trouvée amenée à le poser ; et, pour cela, j'ai pensé, qu'à défaut d'une histoire entière de la critique — où d'ailleurs on <text:soft-page-break/>saisirait moins bien les différents temps de son évolution, — il fallait en avoir au moins quelque idée sous les yeux. Ainsi, quand ils veulent décrire le mécanisme de quelque fonction obscure et surtout complexe, dont l'étude a besoin, pour être poussée plus loin, d'être simplifiée d'abord, les physiologistes commencent-ils par nous en donner ce qu'ils appellent une figure ou une représentation schématique. C'est la réduction du phénomène à ce qu'il a d'essentiel ; ou plutôt, c'est le phénomène lui-même, abstrait et comme dégagé, non seulement des singularités ou des exceptions» mais encore de la solidarité des autres phénomènes qui risqueraient, en voulant les considérer tous ensemble, d'en masquer ou d'en déguiser la nature. Si j'ai cru qu'il y avait lieu de faire quelque chose d'analogue pour l'histoire ou pour l'évolution de la critique, on voit assez que cela ne va pas sans de nombreuses omissions, — et surtout sans un parti pris constant de simplification ou d'abréviation.</text:p>
      <text:p text:style-name="Normal"><text:span text:style-name="Police_20_par_20_défaut"><text:span text:style-name="T1">Au reste, si j'avais form</text:span></text:span><text:span text:style-name="Police_20_par_20_défaut"><text:span text:style-name="T1">é</text:span></text:span><text:span text:style-name="Police_20_par_20_défaut"><text:span text:style-name="T1"> le projet d'</text:span></text:span><text:span text:style-name="Police_20_par_20_défaut"><text:span text:style-name="T1">é</text:span></text:span><text:span text:style-name="Police_20_par_20_défaut"><text:span text:style-name="T1">crire</text:span></text:span><text:span text:style-name="Police_20_par_20_défaut"><text:span text:style-name="T4"> </text:span></text:span><text:span text:style-name="Police_20_par_20_défaut"><text:span text:style-name="T1">l’</text:span></text:span><text:span text:style-name="Police_20_par_20_défaut"><text:span text:style-name="T4">Histoire de la Critique en France</text:span></text:span><text:span text:style-name="Police_20_par_20_défaut"><text:span text:style-name="T1">, je ne pour</text:span></text:span><text:span text:style-name="Police_20_par_20_défaut"><text:span text:style-name="T1">rais pas le r</text:span></text:span><text:span text:style-name="Police_20_par_20_défaut"><text:span text:style-name="T1">é</text:span></text:span><text:span text:style-name="Police_20_par_20_défaut"><text:span text:style-name="T1">aliser pour</text:span></text:span><text:span text:style-name="Police_20_par_20_défaut"><text:span text:style-name="T1"> le moment, faute de trois ou </text:span></text:span><text:span text:style-name="Police_20_par_20_défaut"><text:span text:style-name="T1">quatre ouvrages, qu'il est </text:span></text:span><text:span text:style-name="Police_20_par_20_défaut"><text:span text:style-name="T1">é</text:span></text:span><text:span text:style-name="Police_20_par_20_défaut"><text:span text:style-name="T1">tonnant que nous n'ayons pas encore, et que je voudrais bien que ma r</text:span></text:span><text:span text:style-name="Police_20_par_20_défaut"><text:span text:style-name="T1">é</text:span></text:span><text:span text:style-name="Police_20_par_20_défaut"><text:span text:style-name="T1">clamation p</text:span></text:span><text:span text:style-name="Police_20_par_20_défaut"><text:span text:style-name="T1">û</text:span></text:span><text:span text:style-name="Police_20_par_20_défaut"><text:span text:style-name="T1">t faire na</text:span></text:span><text:span text:style-name="Police_20_par_20_défaut"><text:span text:style-name="T1">î</text:span></text:span><text:span text:style-name="Police_20_par_20_défaut"><text:span text:style-name="T1">tre.</text:span></text:span></text:p>
      <text:p text:style-name="Normal"><text:span text:style-name="Police_20_par_20_défaut"><text:span text:style-name="T1">Le premier de tous, et le plus indispensable, celui sans lequel on ne sa</text:span></text:span><text:span text:style-name="Police_20_par_20_défaut"><text:span text:style-name="T1">ur</text:span></text:span><text:span text:style-name="Police_20_par_20_défaut"><text:span text:style-name="T1">ait </text:span></text:span><text:span text:style-name="Police_20_par_20_défaut"><text:span text:style-name="T1">é</text:span></text:span><text:span text:style-name="Police_20_par_20_défaut"><text:span text:style-name="T1">crire le premier chapitre d'une </text:span></text:span><text:span text:style-name="Police_20_par_20_défaut"><text:span text:style-name="T4">Histoire de la Critiqu</text:span></text:span><text:span text:style-name="Police_20_par_20_défaut"><text:span text:style-name="T1">e, c'est une </text:span></text:span><text:span text:style-name="Police_20_par_20_défaut"><text:span text:style-name="T4">Histoire de </text:span></text:span><text:span text:style-name="Police_20_par_20_défaut"><text:span text:style-name="T4">l’</text:span></text:span><text:span text:style-name="Police_20_par_20_défaut"><text:span text:style-name="T4">Humanisme. </text:span></text:span><text:span text:style-name="Police_20_par_20_défaut"><text:span text:style-name="T1">La critique a commenc</text:span></text:span><text:span text:style-name="Police_20_par_20_défaut"><text:span text:style-name="T1">é</text:span></text:span><text:span text:style-name="Police_20_par_20_défaut"><text:span text:style-name="T1"> par </text:span></text:span><text:span text:style-name="Police_20_par_20_défaut"><text:span text:style-name="T1">ê</text:span></text:span><text:span text:style-name="Police_20_par_20_défaut"><text:span text:style-name="T1">tre philologique, en Italie comme en France, grammaticale ou purement </text:span></text:span><text:span text:style-name="Police_20_par_20_défaut"><text:span text:style-name="T1">é</text:span></text:span><text:span text:style-name="Police_20_par_20_défaut"><text:span text:style-name="T1">rudite</text:span></text:span><text:span text:style-name="Police_20_par_20_défaut"><text:span text:style-name="T1"> ;</text:span></text:span><text:span text:style-name="Police_20_par_20_défaut"><text:span text:style-name="T1"> et nous, sur nos </text:span></text:span><text:span text:style-name="Police_20_par_20_défaut"><text:span text:style-name="T1">é</text:span></text:span><text:span text:style-name="Police_20_par_20_défaut"><text:span text:style-name="T1">rudits, sur nos grammairiens, ou sur nos philologues, </text:span></text:span><text:span text:style-name="Police_20_par_20_défaut"><text:span text:style-name="T1">s</text:span></text:span><text:span text:style-name="Police_20_par_20_défaut"><text:span text:style-name="T1">ur un Bud</text:span></text:span><text:span text:style-name="Police_20_par_20_défaut"><text:span text:style-name="T1">é</text:span></text:span><text:span text:style-name="Police_20_par_20_défaut"><text:span text:style-name="T1"> ou sur un Turn</text:span></text:span><text:span text:style-name="Police_20_par_20_défaut"><text:span text:style-name="T1">è</text:span></text:span><text:span text:style-name="Police_20_par_20_défaut"><text:span text:style-name="T1">be, sur les Scaliger ou sur les Estienne, quels renseignements avons-</text:span></text:span><text:span text:style-name="Police_20_par_20_défaut"><text:span text:style-name="T1">nous ? </text:span></text:span><text:span text:style-name="Police_20_par_20_défaut"><text:span text:style-name="T1">C'est eux pourtant qui, pendant plus d'un si</text:span></text:span><text:span text:style-name="Police_20_par_20_défaut"><text:span text:style-name="T1">è</text:span></text:span><text:span text:style-name="Police_20_par_20_défaut"><text:span text:style-name="T1">c</text:span></text:span><text:span text:style-name="Police_20_par_20_défaut"><text:span text:style-name="T1">le, ayant seuls entre les mains </text:span></text:span><text:span text:style-name="Police_20_par_20_défaut"><text:span text:style-name="T1">la clef de ce qui passait pour </text:span></text:span><text:span text:style-name="Police_20_par_20_défaut"><text:span text:style-name="T1">ê</text:span></text:span><text:span text:style-name="Police_20_par_20_défaut"><text:span text:style-name="T1">tre alors toute la science, ont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les vrais ma</text:span></text:span><text:span text:style-name="Police_20_par_20_défaut"><text:span text:style-name="T1">î</text:span></text:span><text:span text:style-name="Police_20_par_20_défaut"><text:span text:style-name="T1">tres et les vrais instituteurs des esprits. Rabelais dans son</text:span></text:span><text:span text:style-name="Police_20_par_20_défaut"><text:span text:style-name="T4"> Pantagruel,</text:span></text:span><text:span text:style-name="Police_20_par_20_défaut"><text:span text:style-name="T1"> Ronsard dans ses </text:span></text:span><text:span text:style-name="Police_20_par_20_défaut"><text:span text:style-name="T4">Odes</text:span></text:span><text:span text:style-name="Police_20_par_20_défaut"><text:span text:style-name="T1">, Calvin m</text:span></text:span><text:span text:style-name="Police_20_par_20_défaut"><text:span text:style-name="T1">ê</text:span></text:span><text:span text:style-name="Police_20_par_20_défaut"><text:span text:style-name="T1">me dans son Institution chr</text:span></text:span><text:span text:style-name="Police_20_par_20_défaut"><text:span text:style-name="T1">é</text:span></text:span><text:span text:style-name="Police_20_par_20_défaut"><text:span text:style-name="T1">tienne, ou Montaigne dans ses Essais, ne sont que les disciples de nos humanis</text:span></text:span><text:span text:style-name="Police_20_par_20_défaut"><text:span text:style-name="T1">te</text:span></text:span><text:span text:style-name="Police_20_par_20_défaut"><text:span text:style-name="T1">s. Mais nous ne le savons qu'en gros</text:span></text:span><text:span text:style-name="Police_20_par_20_défaut"><text:span text:style-name="T1"> ;</text:span></text:span><text:span text:style-name="Police_20_par_20_défaut"><text:span text:style-name="T1"> et, de nous le dire avec exactitude, voil</text:span></text:span><text:span text:style-name="Police_20_par_20_défaut"><text:span text:style-name="T1">à</text:span></text:span><text:span text:style-name="Police_20_par_20_défaut"><text:span text:style-name="T1"> ce qui devrait tenter, me semble-t-il, comme un devoir de p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quelqu'un de nos jeunes </text:span></text:span><text:span text:style-name="Police_20_par_20_défaut"><text:span text:style-name="T1">é</text:span></text:span><text:span text:style-name="Police_20_par_20_défaut"><text:span text:style-name="T1">rudits, avant qu'un Allemand s'empar</text:span></text:span><text:span text:style-name="Police_20_par_20_défaut"><text:span text:style-name="T1">â</text:span></text:span><text:span text:style-name="Police_20_par_20_défaut"><text:span text:style-name="T1">t du sujet. On se rappellera que ce sont deux livres allemands, celui de Burckhardt sur la </text:span></text:span><text:span text:style-name="Police_20_par_20_défaut"><text:span text:style-name="T4">Civilisation de la Renaissance en Italie,</text:span></text:span><text:span text:style-name="Police_20_par_20_défaut"><text:span text:style-name="T1"> et le livre de</text:span></text:span><text:span text:style-name="Police_20_par_20_défaut"><text:span text:style-name="T1"> V</text:span></text:span><text:span text:style-name="Police_20_par_20_défaut"><text:span text:style-name="T1">oigt, intitul</text:span></text:span><text:span text:style-name="Police_20_par_20_défaut"><text:span text:style-name="T1">é</text:span></text:span><text:span text:style-name="Police_20_par_20_défaut"><text:span text:style-name="T1"> :</text:span></text:span><text:span text:style-name="Police_20_par_20_défaut"><text:span text:style-name="T4"> Die Wiederbelebung des Classischen A</text:span></text:span><text:span text:style-name="Police_20_par_20_défaut"><text:span text:style-name="T4">lt</text:span></text:span><text:span text:style-name="Police_20_par_20_défaut"><text:span text:style-name="T4">erthums, oder </text:span></text:span><text:soft-page-break/><text:span text:style-name="Police_20_par_20_défaut"><text:span text:style-name="T4">das erste Jahrhundert des Huma</text:span></text:span><text:span text:style-name="Police_20_par_20_défaut"><text:span text:style-name="T4">nismus,</text:span></text:span><text:span text:style-name="Police_20_par_20_défaut"><text:span text:style-name="T1"> qui nous tiennent lieu, sans y suppl</text:span></text:span><text:span text:style-name="Police_20_par_20_défaut"><text:span text:style-name="T1">é</text:span></text:span><text:span text:style-name="Police_20_par_20_défaut"><text:span text:style-name="T1">er, de celui que nous demandons.</text:span></text:span></text:p>
      <text:p text:style-name="Normal"><text:span text:style-name="Police_20_par_20_défaut"><text:span text:style-name="T1">Un autre ouvrage, d'un autre genre, n'int</text:span></text:span><text:span text:style-name="Police_20_par_20_défaut"><text:span text:style-name="T1">é</text:span></text:span><text:span text:style-name="Police_20_par_20_défaut"><text:span text:style-name="T1">resserait pas</text:span></text:span><text:span text:style-name="Police_20_par_20_défaut"><text:span text:style-name="T1">-</text:span></text:span><text:span text:style-name="Police_20_par_20_défaut"><text:span text:style-name="T1">moins l'histoire de la litt</text:span></text:span><text:span text:style-name="Police_20_par_20_défaut"><text:span text:style-name="T1">é</text:span></text:span><text:span text:style-name="Police_20_par_20_défaut"><text:span text:style-name="T1">ratur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 que celle m</text:span></text:span><text:span text:style-name="Police_20_par_20_défaut"><text:span text:style-name="T1">ê</text:span></text:span><text:span text:style-name="Police_20_par_20_défaut"><text:span text:style-name="T1">me de la critique</text:span></text:span><text:span text:style-name="Police_20_par_20_défaut"><text:span text:style-name="T1"> :</text:span></text:span><text:span text:style-name="Police_20_par_20_défaut"><text:span text:style-name="T1"> je veux parler d'une </text:span></text:span><text:span text:style-name="Police_20_par_20_défaut"><text:span text:style-name="T4">Bibliographie </text:span></text:span><text:span text:style-name="Police_20_par_20_défaut"><text:span text:style-name="T4">du </text:span></text:span><text:span text:style-name="Police_20_par_20_défaut"><text:span text:style-name="T4">XV</text:span></text:span><text:span text:style-name="Police_20_par_20_défaut"><text:span text:style-name="T4">II</text:span></text:span><text:span text:style-name="Police_20_par_20_défaut"><text:span text:style-name="T3">e</text:span></text:span><text:span text:style-name="Police_20_par_20_défaut"><text:span text:style-name="T3"> </text:span></text:span><text:span text:style-name="Police_20_par_20_défaut"><text:span text:style-name="T4">si</text:span></text:span><text:span text:style-name="Police_20_par_20_défaut"><text:span text:style-name="T4">è</text:span></text:span><text:span text:style-name="Police_20_par_20_défaut"><text:span text:style-name="T4">cle,</text:span></text:span><text:span text:style-name="Police_20_par_20_défaut"><text:span text:style-name="T1"> dont les services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rendus par la </text:span></text:span><text:span text:style-name="Police_20_par_20_défaut"><text:span text:style-name="T4">Bibliographie Corn</text:span></text:span><text:span text:style-name="Police_20_par_20_défaut"><text:span text:style-name="T4">é</text:span></text:span><text:span text:style-name="Police_20_par_20_défaut"><text:span text:style-name="T4">lienne</text:span></text:span><text:span text:style-name="Police_20_par_20_défaut"><text:span text:style-name="T1"> de </text:span></text:span><text:span text:style-name="Police_20_par_20_défaut"><text:span text:style-name="T1">M. </text:span></text:span><text:span text:style-name="Police_20_par_20_défaut"><text:span text:style-name="T1">É</text:span></text:span><text:span text:style-name="Police_20_par_20_défaut"><text:span text:style-name="T1">mile Picot, et</text:span></text:span><text:span text:style-name="Police_20_par_20_défaut"><text:span text:style-name="T7"> </text:span></text:span><text:span text:style-name="Police_20_par_20_défaut"><text:span text:style-name="T1">m</text:span></text:span><text:span text:style-name="Police_20_par_20_défaut"><text:span text:style-name="T1">ê</text:span></text:span><text:span text:style-name="Police_20_par_20_défaut"><text:span text:style-name="T1">me par la </text:span></text:span><text:span text:style-name="Police_20_par_20_défaut"><text:span text:style-name="T4">Bibliographie Moli</text:span></text:span><text:span text:style-name="Police_20_par_20_défaut"><text:span text:style-name="T4">é</text:span></text:span><text:span text:style-name="Police_20_par_20_défaut"><text:span text:style-name="T4">resque</text:span></text:span><text:span text:style-name="Police_20_par_20_défaut"><text:span text:style-name="T1"> de Paul Lacroix, disent assez </text:span></text:span><text:span text:style-name="Police_20_par_20_défaut"><text:span text:style-name="T1">é</text:span></text:span><text:span text:style-name="Police_20_par_20_défaut"><text:span text:style-name="T1">lo</text:span></text:span><text:span text:style-name="Police_20_par_20_défaut"><text:span text:style-name="T1">quemment quelle serait l'importance. Si quelques</text:span></text:span><text:span text:style-name="Police_20_par_20_défaut"><text:span text:style-name="T1"> </text:span></text:span><text:span text:style-name="Police_20_par_20_défaut"><text:span text:style-name="T1">chefs-d'</text:span></text:span><text:span text:style-name="Police_20_par_20_défaut"><text:span text:style-name="T1">œ</text:span></text:span><text:span text:style-name="Police_20_par_20_défaut"><text:span text:style-name="T1">uvre ont une date certaine, ii y en a malheureusement d'autres, comme le </text:span></text:span><text:span text:style-name="Police_20_par_20_défaut"><text:span text:style-name="T4">Polyeucte</text:span></text:span><text:span text:style-name="Police_20_par_20_défaut"><text:span text:style-name="T1"> de</text:span></text:span><text:span text:style-name="Police_20_par_20_défaut"><text:span text:style-name="T1"> </text:span></text:span><text:span text:style-name="Police_20_par_20_défaut"><text:span text:style-name="T1">Corneille, ou comme les </text:span></text:span><text:span text:style-name="Police_20_par_20_défaut"><text:span text:style-name="T4">Maximes</text:span></text:span><text:span text:style-name="Police_20_par_20_défaut"><text:span text:style-name="T1"> de La Rochefoucauld, que nous ne pouvons </text:span></text:span><text:span text:style-name="Police_20_par_20_défaut"><text:span text:style-name="T1">«</text:span></text:span><text:span text:style-name="Police_20_par_20_défaut"><text:span text:style-name="T1"> </text:span></text:span><text:span text:style-name="Police_20_par_20_défaut"><text:span text:style-name="T1">situer</text:span></text:span><text:span text:style-name="Police_20_par_20_défaut"><text:span text:style-name="T1"> </text:span></text:span><text:span text:style-name="Police_20_par_20_défaut"><text:span text:style-name="T1">»</text:span></text:span><text:span text:style-name="Police_20_par_20_défaut"><text:span text:style-name="T1"> qu'</text:span></text:span><text:span text:style-name="Police_20_par_20_défaut"><text:span text:style-name="T1">à</text:span></text:span><text:span text:style-name="Police_20_par_20_défaut"><text:span text:style-name="T1"> deux ou trois ans pr</text:span></text:span><text:span text:style-name="Police_20_par_20_défaut"><text:span text:style-name="T1">è</text:span></text:span><text:span text:style-name="Police_20_par_20_défaut"><text:span text:style-name="T1">s dans l'histoire. A plus forte raison, de moindres </text:span></text:span><text:span text:style-name="Police_20_par_20_défaut"><text:span text:style-name="T1">œ</text:span></text:span><text:span text:style-name="Police_20_par_20_défaut"><text:span text:style-name="T1">uvres, qui ne sont point d'ailleurs emp</text:span></text:span><text:span text:style-name="Police_20_par_20_défaut"><text:span text:style-name="T1">ê</text:span></text:span><text:span text:style-name="Police_20_par_20_défaut"><text:span text:style-name="T1">ch</text:span></text:span><text:span text:style-name="Police_20_par_20_défaut"><text:span text:style-name="T1">é</text:span></text:span><text:span text:style-name="Police_20_par_20_défaut"><text:span text:style-name="T1">es par leur m</text:span></text:span><text:span text:style-name="Police_20_par_20_défaut"><text:span text:style-name="T1">é</text:span></text:span><text:span text:style-name="Police_20_par_20_défaut"><text:span text:style-name="T1">diocrit</text:span></text:span><text:span text:style-name="Police_20_par_20_défaut"><text:span text:style-name="T1">é</text:span></text:span><text:span text:style-name="Police_20_par_20_défaut"><text:span text:style-name="T1"> d'</text:span></text:span><text:span text:style-name="Police_20_par_20_défaut"><text:span text:style-name="T1">ê</text:span></text:span><text:span text:style-name="Police_20_par_20_défaut"><text:span text:style-name="T1">tre presque capitales pour l'histoire d'un genre </text:span></text:span><text:span text:style-name="Police_20_par_20_défaut"><text:span text:style-name="T7">t </text:span></text:span><text:span text:style-name="Police_20_par_20_défaut"><text:span text:style-name="T1">flottent-elles dans une incertitude enti</text:span></text:span><text:span text:style-name="Police_20_par_20_défaut"><text:span text:style-name="T1">è</text:span></text:span><text:span text:style-name="Police_20_par_20_défaut"><text:span text:style-name="T1">re du vrai temps de leur publication. C'est le cas, par exemple, de plusieurs opuscules de La Mothe le </text:span></text:span><text:span text:style-name="Police_20_par_20_défaut"><text:span text:style-name="T1">V</text:span></text:span><text:span text:style-name="Police_20_par_20_défaut"><text:span text:style-name="T1">ayer et de Saint-</text:span></text:span><text:span text:style-name="Police_20_par_20_défaut"><text:span text:style-name="T1">É</text:span></text:span><text:span text:style-name="Police_20_par_20_défaut"><text:span text:style-name="T1">vremont. Au lieu de s'atteler </text:span></text:span><text:span text:style-name="Police_20_par_20_défaut"><text:span text:style-name="T1">à</text:span></text:span><text:span text:style-name="Police_20_par_20_défaut"><text:span text:style-name="T1"> des besognes qui n'int</text:span></text:span><text:span text:style-name="Police_20_par_20_défaut"><text:span text:style-name="T1">é</text:span></text:span><text:span text:style-name="Police_20_par_20_défaut"><text:span text:style-name="T1">ressent trop souvent que les seuls amateurs de livres, si quelque bibliographe nous donnait un jour cette </text:span></text:span><text:span text:style-name="Police_20_par_20_défaut"><text:span text:style-name="T4">Bibliographie</text:span></text:span><text:span text:style-name="Police_20_par_20_défaut"><text:span text:style-name="T1"> du </text:span></text:span><text:span text:style-name="Police_20_par_20_défaut"><text:span text:style-name="T1">X</text:span></text:span><text:span text:style-name="Police_20_par_20_défaut"><text:span text:style-name="T1">V</text:span></text:span><text:span text:style-name="Police_20_par_20_défaut"><text:span text:style-name="T1">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il devrait donc adopter la disposition chronologique. Mais quand il en choisirait une autre, ce qu'il faudrait, c'est que le travail f</text:span></text:span><text:span text:style-name="Police_20_par_20_défaut"><text:span text:style-name="T1">û</text:span></text:span><text:span text:style-name="Police_20_par_20_défaut"><text:span text:style-name="T1">t fait</text:span></text:span><text:span text:style-name="Police_20_par_20_défaut"><text:span text:style-name="T1"> </text:span></text:span><text:span text:style-name="Police_20_par_20_défaut"><text:span text:style-name="T1">;</text:span></text:span><text:span text:style-name="Police_20_par_20_défaut"><text:span text:style-name="T1"> et j'ajoute qu'</text:span></text:span><text:span text:style-name="Police_20_par_20_défaut"><text:span text:style-name="T1">à</text:span></text:span><text:span text:style-name="Police_20_par_20_défaut"><text:span text:style-name="T1"> mesure que le temps s'</text:span></text:span><text:span text:style-name="Police_20_par_20_défaut"><text:span text:style-name="T1">é</text:span></text:span><text:span text:style-name="Police_20_par_20_défaut"><text:span text:style-name="T1">coule, la difficult</text:span></text:span><text:span text:style-name="Police_20_par_20_défaut"><text:span text:style-name="T1">é</text:span></text:span><text:span text:style-name="Police_20_par_20_défaut"><text:span text:style-name="T1"> de le bien faire augmente elle-m</text:span></text:span><text:span text:style-name="Police_20_par_20_défaut"><text:span text:style-name="T1">ê</text:span></text:span><text:span text:style-name="Police_20_par_20_défaut"><text:span text:style-name="T1">me d'ann</text:span></text:span><text:span text:style-name="Police_20_par_20_défaut"><text:span text:style-name="T1">é</text:span></text:span><text:span text:style-name="Police_20_par_20_défaut"><text:span text:style-name="T1">e en ann</text:span></text:span><text:span text:style-name="Police_20_par_20_défaut"><text:span text:style-name="T1">é</text:span></text:span><text:span text:style-name="Police_20_par_20_défaut"><text:span text:style-name="T1">e.</text:span></text:span></text:p>
      <text:p text:style-name="Normal"><text:span text:style-name="Police_20_par_20_défaut"><text:span text:style-name="T1">Nous manquons enfin d'un ouvrage, indispensable aussi lui pourtant, analogue </text:span></text:span><text:span text:style-name="Police_20_par_20_défaut"><text:span text:style-name="T1">à</text:span></text:span><text:span text:style-name="Police_20_par_20_défaut"><text:span text:style-name="T1"> celui de </text:span></text:span><text:span text:style-name="Police_20_par_20_défaut"><text:span text:style-name="T1">M. </text:span></text:span><text:span text:style-name="Police_20_par_20_défaut"><text:span text:style-name="T1">Georges Brandes</text:span></text:span><text:span text:style-name="Police_20_par_20_défaut"><text:span text:style-name="T1"> :</text:span></text:span><text:span text:style-name="Police_20_par_20_défaut"><text:span text:style-name="T1"> </text:span></text:span><text:span text:style-name="Police_20_par_20_défaut"><text:span text:style-name="T4">Di</text:span></text:span><text:span text:style-name="Police_20_par_20_défaut"><text:span text:style-name="T4">e Li</text:span></text:span><text:span text:style-name="Police_20_par_20_défaut"><text:span text:style-name="T4">tt</text:span></text:span><text:span text:style-name="Police_20_par_20_défaut"><text:span text:style-name="T4">era</text:span></text:span><text:span text:style-name="Police_20_par_20_défaut"><text:span text:style-name="T4">tur des neun</text:span></text:span><text:span text:style-name="Police_20_par_20_défaut"><text:span text:style-name="T4">zehnlen Jahrhunderts in ihren Hauptstr</text:span></text:span><text:span text:style-name="Police_20_par_20_défaut"><text:span text:style-name="T4">ö</text:span></text:span><text:span text:style-name="Police_20_par_20_défaut"><text:span text:style-name="T4">mungen</text:span></text:span><text:span text:style-name="Police_20_par_20_défaut"><text:span text:style-name="T4"> </text:span></text:span><text:span text:style-name="Police_20_par_20_défaut"><text:span text:style-name="T4">;</text:span></text:span><text:span text:style-name="Police_20_par_20_défaut"><text:span text:style-name="T1"> mais mieux fait, plus personnel, et de plus de port</text:span></text:span><text:span text:style-name="Police_20_par_20_défaut"><text:span text:style-name="T1">é</text:span></text:span><text:span text:style-name="Police_20_par_20_défaut"><text:span text:style-name="T1">e. Ainsi que j'essaye de l'indiquer dans une des Le</text:span></text:span><text:span text:style-name="Police_20_par_20_défaut"><text:span text:style-name="T1">ç</text:span></text:span><text:span text:style-name="Police_20_par_20_défaut"><text:span text:style-name="T1">ons qui suivent, le renouvellement de la critique, dans les premi</text:span></text:span><text:span text:style-name="Police_20_par_20_défaut"><text:span text:style-name="T1">è</text:span></text:span><text:span text:style-name="Police_20_par_20_défaut"><text:span text:style-name="T1">res ann</text:span></text:span><text:span text:style-name="Police_20_par_20_défaut"><text:span text:style-name="T1">é</text:span></text:span><text:span text:style-name="Police_20_par_20_défaut"><text:span text:style-name="T1">es du</text:span></text:span><text:span text:style-name="Police_20_par_20_défaut"><text:span text:style-name="T1"> XIX</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a proc</text:span></text:span><text:span text:style-name="Police_20_par_20_défaut"><text:span text:style-name="T1">é</text:span></text:span><text:span text:style-name="Police_20_par_20_défaut"><text:span text:style-name="T1">d</text:span></text:span><text:span text:style-name="Police_20_par_20_défaut"><text:span text:style-name="T1">é</text:span></text:span><text:span text:style-name="Police_20_par_20_défaut"><text:span text:style-name="T1"> pour une large part d'une connaissance plus </text:span></text:span><text:span text:style-name="Police_20_par_20_défaut"><text:span text:style-name="T1">é</text:span></text:span><text:span text:style-name="Police_20_par_20_défaut"><text:span text:style-name="T1">tendue des litt</text:span></text:span><text:span text:style-name="Police_20_par_20_défaut"><text:span text:style-name="T1">é</text:span></text:span><text:span text:style-name="Police_20_par_20_défaut"><text:span text:style-name="T1">ratures </text:span></text:span><text:span text:style-name="Police_20_par_20_défaut"><text:span text:style-name="T1">é</text:span></text:span><text:span text:style-name="Police_20_par_20_défaut"><text:span text:style-name="T1">trang</text:span></text:span><text:span text:style-name="Police_20_par_20_défaut"><text:span text:style-name="T1">è</text:span></text:span><text:span text:style-name="Police_20_par_20_défaut"><text:span text:style-name="T1">res. Mais pour quelle part, c'est l</text:span></text:span><text:span text:style-name="Police_20_par_20_défaut"><text:span text:style-name="T1">à</text:span></text:span><text:span text:style-name="Police_20_par_20_défaut"><text:span text:style-name="T1"> le </text:span></text:span><text:span text:style-name="Police_20_par_20_défaut"><text:span text:style-name="T1">point</text:span></text:span><text:span text:style-name="Police_20_par_20_défaut"><text:span text:style-name="T1"> ;</text:span></text:span><text:span text:style-name="Police_20_par_20_défaut"><text:span text:style-name="T1"> et, pour nous l'apprendre, il nous faudrait quelqu'un d'</text:span></text:span><text:span text:style-name="Police_20_par_20_défaut"><text:span text:style-name="T1">é</text:span></text:span><text:span text:style-name="Police_20_par_20_défaut"><text:span text:style-name="T1">galement vers</text:span></text:span><text:span text:style-name="Police_20_par_20_défaut"><text:span text:style-name="T1">é</text:span></text:span><text:span text:style-name="Police_20_par_20_défaut"><text:span text:style-name="T1"> dans la connaissance de quatre ou cinq litt</text:span></text:span><text:span text:style-name="Police_20_par_20_défaut"><text:span text:style-name="T1">é</text:span></text:span><text:span text:style-name="Police_20_par_20_défaut"><text:span text:style-name="T1">ratures. Au cours de ces </text:span></text:span><text:span text:style-name="Police_20_par_20_défaut"><text:span text:style-name="T4">Le</text:span></text:span><text:span text:style-name="Police_20_par_20_défaut"><text:span text:style-name="T4">ç</text:span></text:span><text:span text:style-name="Police_20_par_20_défaut"><text:span text:style-name="T4">ons,</text:span></text:span><text:span text:style-name="Police_20_par_20_défaut"><text:span text:style-name="T1"> comme en vingt autres occasions d'ailleurs, je ne sache pas d'ouvrage dont j'aie ressenti plus cruellement le manque, </text:span></text:span><text:span text:style-name="Police_20_par_20_défaut"><text:span text:style-name="T1">à</text:span></text:span><text:span text:style-name="Police_20_par_20_défaut"><text:span text:style-name="T1"> tel point que, comme on le verra, je me suis demand</text:span></text:span><text:span text:style-name="Police_20_par_20_défaut"><text:span text:style-name="T1">é</text:span></text:span><text:span text:style-name="Police_20_par_20_défaut"><text:span text:style-name="T1"> si je ne devrais pas essayer de </text:span></text:span><text:span text:style-name="Police_20_par_20_défaut"><text:span text:style-name="T1">l’</text:span></text:span><text:span text:style-name="Police_20_par_20_défaut"><text:span text:style-name="T1">é</text:span></text:span><text:span text:style-name="Police_20_par_20_défaut"><text:span text:style-name="T1">crire</text:span></text:span><text:span text:style-name="Police_20_par_20_défaut"><text:span text:style-name="T1"> ;</text:span></text:span><text:span text:style-name="Police_20_par_20_défaut"><text:span text:style-name="T1"> et, reculant </text:span></text:span><text:span text:style-name="Police_20_par_20_défaut"><text:span text:style-name="T1">à</text:span></text:span><text:span text:style-name="Police_20_par_20_défaut"><text:span text:style-name="T1"> un autre temps la question de </text:span></text:span><text:span text:style-name="Police_20_par_20_défaut"><text:span text:style-name="T4">l</text:span></text:span><text:span text:style-name="Police_20_par_20_défaut"><text:span text:style-name="T4">’</text:span></text:span><text:span text:style-name="Police_20_par_20_défaut"><text:span text:style-name="T4">É</text:span></text:span><text:span text:style-name="Police_20_par_20_défaut"><text:span text:style-name="T4">volution des Genres</text:span></text:span><text:span text:style-name="Police_20_par_20_défaut"><text:span text:style-name="T1">, si je n'</text:span></text:span><text:span text:style-name="Police_20_par_20_défaut"><text:span text:style-name="T1">é</text:span></text:span><text:span text:style-name="Police_20_par_20_défaut"><text:span text:style-name="T1">tudierais pas d'abord celle de </text:span></text:span><text:span text:style-name="Police_20_par_20_défaut"><text:span text:style-name="T4">l</text:span></text:span><text:span text:style-name="Police_20_par_20_défaut"><text:span text:style-name="T4">’</text:span></text:span><text:span text:style-name="Police_20_par_20_défaut"><text:span text:style-name="T4">Influence des Litt</text:span></text:span><text:span text:style-name="Police_20_par_20_défaut"><text:span text:style-name="T4">é</text:span></text:span><text:span text:style-name="Police_20_par_20_défaut"><text:span text:style-name="T4">ratures </text:span></text:span><text:span text:style-name="Police_20_par_20_défaut"><text:span text:style-name="T4">é</text:span></text:span><text:span text:style-name="Police_20_par_20_défaut"><text:span text:style-name="T4">trang</text:span></text:span><text:span text:style-name="Police_20_par_20_défaut"><text:span text:style-name="T4">è</text:span></text:span><text:span text:style-name="Police_20_par_20_défaut"><text:span text:style-name="T4">res sur la Litt</text:span></text:span><text:span text:style-name="Police_20_par_20_défaut"><text:span text:style-name="T4">é</text:span></text:span><text:span text:style-name="Police_20_par_20_défaut"><text:span text:style-name="T4">rature fran</text:span></text:span><text:span text:style-name="Police_20_par_20_défaut"><text:span text:style-name="T4">ç</text:span></text:span><text:span text:style-name="Police_20_par_20_défaut"><text:span text:style-name="T4">aise</text:span></text:span><text:span text:style-name="Police_20_par_20_défaut"><text:span text:style-name="T1">. Mais j'ai eu peur de mon incomp</text:span></text:span><text:span text:style-name="Police_20_par_20_défaut"><text:span text:style-name="T1">é</text:span></text:span><text:span text:style-name="Police_20_par_20_défaut"><text:span text:style-name="T1">tence.</text:span></text:span></text:p>
      <text:p text:style-name="Normal"><text:soft-page-break/><text:span text:style-name="Police_20_par_20_défaut"><text:span text:style-name="T1">Que si maintenant, en l'absence de tous ces secours, on s'</text:span></text:span><text:span text:style-name="Police_20_par_20_défaut"><text:span text:style-name="T1">é</text:span></text:span><text:span text:style-name="Police_20_par_20_défaut"><text:span text:style-name="T1">tonnait que je n'aie pas moins t</text:span></text:span><text:span text:style-name="Police_20_par_20_défaut"><text:span text:style-name="T1">â</text:span></text:span><text:span text:style-name="Police_20_par_20_défaut"><text:span text:style-name="T1">ch</text:span></text:span><text:span text:style-name="Police_20_par_20_défaut"><text:span text:style-name="T1">é</text:span></text:span><text:span text:style-name="Police_20_par_20_défaut"><text:span text:style-name="T1"> dans ce volume de retracer </text:span></text:span><text:span text:style-name="Police_20_par_20_défaut"><text:span text:style-name="T4">l'</text:span></text:span><text:span text:style-name="Police_20_par_20_défaut"><text:span text:style-name="T4">É</text:span></text:span><text:span text:style-name="Police_20_par_20_défaut"><text:span text:style-name="T4">volution de la critique,</text:span></text:span><text:span text:style-name="Police_20_par_20_défaut"><text:span text:style-name="T1"> ma r</text:span></text:span><text:span text:style-name="Police_20_par_20_défaut"><text:span text:style-name="T1">é</text:span></text:span><text:span text:style-name="Police_20_par_20_défaut"><text:span text:style-name="T1">ponse est bien simple</text:span></text:span><text:span text:style-name="Police_20_par_20_défaut"><text:span text:style-name="T1"> :</text:span></text:span><text:span text:style-name="Police_20_par_20_défaut"><text:span text:style-name="T1"> on ne ferait jamais rien si l'on attendait toujours</text:span></text:span><text:span text:style-name="Police_20_par_20_défaut"><text:span text:style-name="T1"> ;</text:span></text:span><text:span text:style-name="Police_20_par_20_défaut"><text:span text:style-name="T1"> et puis, il y va d'une question de m</text:span></text:span><text:span text:style-name="Police_20_par_20_défaut"><text:span text:style-name="T1">é</text:span></text:span><text:span text:style-name="Police_20_par_20_défaut"><text:span text:style-name="T1">thode.</text:span></text:span></text:p>
      <text:p text:style-name="Normal"><text:span text:style-name="Police_20_par_20_défaut"><text:span text:style-name="T1">Car, pourquoi la plupart de nos histoires de la litt</text:span></text:span><text:span text:style-name="Police_20_par_20_défaut"><text:span text:style-name="T1">é</text:span></text:span><text:span text:style-name="Police_20_par_20_défaut"><text:span text:style-name="T1">rature ne sont-elles qu'une collection —je ne dis pas une succession</text:span></text:span><text:span text:style-name="Police_20_par_20_défaut"><text:span text:style-name="T1"> — </text:span></text:span><text:span text:style-name="Police_20_par_20_défaut"><text:span text:style-name="T1">de </text:span></text:span><text:span text:style-name="Police_20_par_20_défaut"><text:span text:style-name="T4">monographies</text:span></text:span><text:span text:style-name="Police_20_par_20_défaut"><text:span text:style-name="T1"> ou d'</text:span></text:span><text:span text:style-name="Police_20_par_20_défaut"><text:span text:style-name="T1">é</text:span></text:span><text:span text:style-name="Police_20_par_20_défaut"><text:span text:style-name="T1">tudes, mises bout</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bout, et reli</text:span></text:span><text:span text:style-name="Police_20_par_20_défaut"><text:span text:style-name="T1">é</text:span></text:span><text:span text:style-name="Police_20_par_20_défaut"><text:span text:style-name="T1">es d'ordinaire par un </text:span></text:span><text:span text:style-name="Police_20_par_20_défaut"><text:span text:style-name="T1">fil</text:span></text:span><text:span text:style-name="Police_20_par_20_défaut"><text:span text:style-name="T1"> assez l</text:span></text:span><text:span text:style-name="Police_20_par_20_défaut"><text:span text:style-name="T1">â</text:span></text:span><text:span text:style-name="Police_20_par_20_défaut"><text:span text:style-name="T1">che</text:span></text:span><text:span text:style-name="Police_20_par_20_défaut"><text:span text:style-name="T1"> ?</text:span></text:span><text:span text:style-name="Police_20_par_20_défaut"><text:span text:style-name="T1"> C'est qu'au lieu d'investir du dehors, par une s</text:span></text:span><text:span text:style-name="Police_20_par_20_défaut"><text:span text:style-name="T1">é</text:span></text:span><text:span text:style-name="Police_20_par_20_défaut"><text:span text:style-name="T1">rie de travaux d'approche, la mati</text:span></text:span><text:span text:style-name="Police_20_par_20_défaut"><text:span text:style-name="T1">è</text:span></text:span><text:span text:style-name="Police_20_par_20_défaut"><text:span text:style-name="T1">re de l'histoire litt</text:span></text:span><text:span text:style-name="Police_20_par_20_défaut"><text:span text:style-name="T1">é</text:span></text:span><text:span text:style-name="Police_20_par_20_défaut"><text:span text:style-name="T1">raire</text:span></text:span><text:span text:style-name="Police_20_par_20_défaut"><text:span text:style-name="T1"> ;</text:span></text:span><text:span text:style-name="Police_20_par_20_défaut"><text:span text:style-name="T1"> au lieu d'en prendre d'abord une id</text:span></text:span><text:span text:style-name="Police_20_par_20_défaut"><text:span text:style-name="T1">é</text:span></text:span><text:span text:style-name="Police_20_par_20_défaut"><text:span text:style-name="T1">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 et sommaire, et comme une </text:span></text:span><text:span text:style-name="Police_20_par_20_défaut"><text:span text:style-name="T1">vue perspective</text:span></text:span><text:span text:style-name="Police_20_par_20_défaut"><text:span text:style-name="T1"> ;</text:span></text:span><text:span text:style-name="Police_20_par_20_défaut"><text:span text:style-name="T1"> au lieu de com</text:span></text:span><text:span text:style-name="Police_20_par_20_défaut"><text:span text:style-name="T1">mencer par distinguer, reconna</text:span></text:span><text:span text:style-name="Police_20_par_20_défaut"><text:span text:style-name="T1">î</text:span></text:span><text:span text:style-name="Police_20_par_20_défaut"><text:span text:style-name="T1">tre et caract</text:span></text:span><text:span text:style-name="Police_20_par_20_défaut"><text:span text:style-name="T1">é</text:span></text:span><text:span text:style-name="Police_20_par_20_défaut"><text:span text:style-name="T1">riser les </text:span></text:span><text:span text:style-name="Police_20_par_20_défaut"><text:span text:style-name="T1">é</text:span></text:span><text:span text:style-name="Police_20_par_20_défaut"><text:span text:style-name="T1">poques</text:span></text:span><text:span text:style-name="Police_20_par_20_défaut"><text:span text:style-name="T1"> </text:span></text:span><text:span text:style-name="Police_20_par_20_défaut"><text:span text:style-name="T1">;</text:span></text:span><text:span text:style-name="Police_20_par_20_défaut"><text:span text:style-name="T1"> on croit commencer par le commencement en commen</text:span></text:span><text:span text:style-name="Police_20_par_20_défaut"><text:span text:style-name="T1">ç</text:span></text:span><text:span text:style-name="Police_20_par_20_défaut"><text:span text:style-name="T1">ant par </text:span></text:span><text:span text:style-name="Police_20_par_20_défaut"><text:span text:style-name="T1">é</text:span></text:span><text:span text:style-name="Police_20_par_20_défaut"><text:span text:style-name="T1">puiser les questions les plus particuli</text:span></text:span><text:span text:style-name="Police_20_par_20_défaut"><text:span text:style-name="T1">è</text:span></text:span><text:span text:style-name="Police_20_par_20_défaut"><text:span text:style-name="T1">res</text:span></text:span><text:span text:style-name="Police_20_par_20_défaut"><text:span text:style-name="T1"> ;</text:span></text:span><text:span text:style-name="Police_20_par_20_défaut"><text:span text:style-name="T1"> par </text:span></text:span><text:span text:style-name="Police_20_par_20_défaut"><text:span text:style-name="T1">é</text:span></text:span><text:span text:style-name="Police_20_par_20_défaut"><text:span text:style-name="T1">tudier les hommes sans se pr</text:span></text:span><text:span text:style-name="Police_20_par_20_défaut"><text:span text:style-name="T1">é</text:span></text:span><text:span text:style-name="Police_20_par_20_défaut"><text:span text:style-name="T1">occuper de ceux qui les ont pr</text:span></text:span><text:span text:style-name="Police_20_par_20_défaut"><text:span text:style-name="T1">é</text:span></text:span><text:span text:style-name="Police_20_par_20_défaut"><text:span text:style-name="T1">c</text:span></text:span><text:span text:style-name="Police_20_par_20_défaut"><text:span text:style-name="T1">é</text:span></text:span><text:span text:style-name="Police_20_par_20_défaut"><text:span text:style-name="T1">d</text:span></text:span><text:span text:style-name="Police_20_par_20_défaut"><text:span text:style-name="T1">é</text:span></text:span><text:span text:style-name="Police_20_par_20_défaut"><text:span text:style-name="T1">s ou suivis</text:span></text:span><text:span text:style-name="Police_20_par_20_défaut"><text:span text:style-name="T1"> ;</text:span></text:span><text:span text:style-name="Police_20_par_20_défaut"><text:span text:style-name="T1"> et par perdre enfin dans l'analyse ou dans l'examen des </text:span></text:span><text:span text:style-name="Police_20_par_20_défaut"><text:span text:style-name="T1">œ</text:span></text:span><text:span text:style-name="Police_20_par_20_défaut"><text:span text:style-name="T1">uvres le sens des rapports qu'elles soutiennent avec l'ensemble de l'histoire d'une litt</text:span></text:span><text:span text:style-name="Police_20_par_20_défaut"><text:span text:style-name="T1">é</text:span></text:span><text:span text:style-name="Police_20_par_20_défaut"><text:span text:style-name="T1">rature. Il en r</text:span></text:span><text:span text:style-name="Police_20_par_20_défaut"><text:span text:style-name="T1">é</text:span></text:span><text:span text:style-name="Police_20_par_20_défaut"><text:span text:style-name="T1">sulte quelques inconv</text:span></text:span><text:span text:style-name="Police_20_par_20_défaut"><text:span text:style-name="T1">é</text:span></text:span><text:span text:style-name="Police_20_par_20_défaut"><text:span text:style-name="T1">nients, dont celui-ci n'est pas le moindre, que nos histoires ne sont point des </text:span></text:span><text:span text:style-name="Police_20_par_20_défaut"><text:span text:style-name="T4">Histoires,</text:span></text:span><text:span text:style-name="Police_20_par_20_défaut"><text:span text:style-name="T1"> mais seulement des </text:span></text:span><text:span text:style-name="Police_20_par_20_défaut"><text:span text:style-name="T4">Dictionnaires,</text:span></text:span><text:span text:style-name="Police_20_par_20_défaut"><text:span text:style-name="T1"> o</text:span></text:span><text:span text:style-name="Police_20_par_20_défaut"><text:span text:style-name="T1">ù</text:span></text:span><text:span text:style-name="Police_20_par_20_défaut"><text:span text:style-name="T1"> les noms sont class</text:span></text:span><text:span text:style-name="Police_20_par_20_défaut"><text:span text:style-name="T1">é</text:span></text:span><text:span text:style-name="Police_20_par_20_défaut"><text:span text:style-name="T1">s dans l'ordre chronologique,</text:span></text:span><text:span text:style-name="Police_20_par_20_défaut"><text:span text:style-name="T1"> — </text:span></text:span><text:span text:style-name="Police_20_par_20_défaut"><text:span text:style-name="T1">au lieu de l'</text:span></text:span><text:span text:style-name="Police_20_par_20_défaut"><text:span text:style-name="T1">ê</text:span></text:span><text:span text:style-name="Police_20_par_20_défaut"><text:span text:style-name="T1">tre par alphabet.</text:span></text:span></text:p>
      <text:p text:style-name="P1">C'est le contraire que je crois qu'il faut faire, et que je tâche de faire ici.</text:p>
      <text:p text:style-name="P1"/>
      <text:p text:style-name="Normal"><text:span text:style-name="Police_20_par_20_défaut"><text:span text:style-name="T1">Si la critique a une histoire, cela veut dire sans doute que la critique n'est pas aujourd'hui ce qu'elle </text:span></text:span><text:span text:style-name="Police_20_par_20_défaut"><text:span text:style-name="T1">é</text:span></text:span><text:span text:style-name="Police_20_par_20_défaut"><text:span text:style-name="T1">tait autrefois, ou, en d'autres termes, qu'elle a</text:span></text:span><text:span text:style-name="Police_20_par_20_défaut"><text:span text:style-name="T4"> </text:span></text:span><text:span text:style-name="Police_20_par_20_défaut"><text:span text:style-name="T4">é</text:span></text:span><text:span text:style-name="Police_20_par_20_défaut"><text:span text:style-name="T4">volu</text:span></text:span><text:span text:style-name="Police_20_par_20_défaut"><text:span text:style-name="T4">é</text:span></text:span><text:span text:style-name="Police_20_par_20_défaut"><text:span text:style-name="T4">. </text:span></text:span><text:span text:style-name="Police_20_par_20_défaut"><text:span text:style-name="T1">Quels sont donc les moments de cette </text:span></text:span><text:span text:style-name="Police_20_par_20_défaut"><text:span text:style-name="T1">é</text:span></text:span><text:span text:style-name="Police_20_par_20_défaut"><text:span text:style-name="T1">volution</text:span></text:span><text:span text:style-name="Police_20_par_20_défaut"><text:span text:style-name="T1"> ?</text:span></text:span><text:span text:style-name="Police_20_par_20_défaut"><text:span text:style-name="T1"> Quelle est la ligne ou la courbe qu'ils tracent, et quels en sont, comme je crois que l'on dit, les points d'inflexion ou de </text:span></text:span><text:span text:style-name="Police_20_par_20_défaut"><text:span text:style-name="T1">rebroussem</text:span></text:span><text:span text:style-name="Police_20_par_20_défaut"><text:span text:style-name="T1">e</text:span></text:span><text:span text:style-name="Police_20_par_20_défaut"><text:span text:style-name="T1">nt</text:span></text:span><text:span text:style-name="Police_20_par_20_défaut"><text:span text:style-name="T1"> </text:span></text:span><text:span text:style-name="Police_20_par_20_défaut"><text:span text:style-name="T1">?</text:span></text:span><text:span text:style-name="Police_20_par_20_défaut"><text:span text:style-name="T1"> Quelles sont</text:span></text:span><text:span text:style-name="Police_20_par_20_défaut"><text:span text:style-name="T1"> </text:span></text:span><text:span text:style-name="Police_20_par_20_défaut"><text:span text:style-name="T1">enfin</text:span></text:span><text:span text:style-name="Police_20_par_20_défaut"><text:span text:style-name="T1"> les</text:span></text:span><text:span text:style-name="Police_20_par_20_défaut"><text:span text:style-name="T1"> </text:span></text:span><text:span text:style-name="Police_20_par_20_défaut"><text:span text:style-name="T1">œ</text:span></text:span><text:span text:style-name="Police_20_par_20_défaut"><text:span text:style-name="T1">uvres, ou les noms, qui les fixent pour nous dans </text:span></text:span><text:span text:style-name="Police_20_par_20_défaut"><text:span text:style-name="T1">l’histoire</text:span></text:span><text:span text:style-name="Police_20_par_20_défaut"><text:span text:style-name="T1"> ?</text:span></text:span><text:span text:style-name="Police_20_par_20_défaut"><text:span text:style-name="T1"> </text:span></text:span><text:span text:style-name="Police_20_par_20_défaut"><text:span text:style-name="T1">V</text:span></text:span><text:span text:style-name="Police_20_par_20_défaut"><text:span text:style-name="T1">oil</text:span></text:span><text:span text:style-name="Police_20_par_20_défaut"><text:span text:style-name="T1">à</text:span></text:span><text:span text:style-name="Police_20_par_20_défaut"><text:span text:style-name="T1"> la question que j'essaye de r</text:span></text:span><text:span text:style-name="Police_20_par_20_défaut"><text:span text:style-name="T1">é</text:span></text:span><text:span text:style-name="Police_20_par_20_défaut"><text:span text:style-name="T1">soudre</text:span></text:span><text:span text:style-name="Police_20_par_20_défaut"><text:span text:style-name="T1"> ;</text:span></text:span><text:span text:style-name="Police_20_par_20_défaut"><text:span text:style-name="T1"> et tout ce qui n'y contribue point peut </text:span></text:span><text:span text:style-name="Police_20_par_20_défaut"><text:span text:style-name="T1">bien</text:span></text:span><text:span text:style-name="Police_20_par_20_défaut"><text:span text:style-name="T1"> avoir sa place dans un </text:span></text:span><text:span text:style-name="Police_20_par_20_défaut"><text:span text:style-name="T4">Dictionnaire </text:span></text:span><text:span text:style-name="Police_20_par_20_défaut"><text:span text:style-name="T1">de la critique, </text:span></text:span><text:span text:style-name="Police_20_par_20_défaut"><text:span text:style-name="T1">mais ne l'a pas n</text:span></text:span><text:span text:style-name="Police_20_par_20_défaut"><text:span text:style-name="T1">é</text:span></text:span><text:span text:style-name="Police_20_par_20_défaut"><text:span text:style-name="T1">cessairement dans son histoire, et encore bien moins dans le trac</text:span></text:span><text:span text:style-name="Police_20_par_20_défaut"><text:span text:style-name="T1">é</text:span></text:span><text:span text:style-name="Police_20_par_20_défaut"><text:span text:style-name="T1"> de son </text:span></text:span><text:span text:style-name="Police_20_par_20_défaut"><text:span text:style-name="T1">é</text:span></text:span><text:span text:style-name="Police_20_par_20_défaut"><text:span text:style-name="T1">volution. Si nous ne voulons pas plier bient</text:span></text:span><text:span text:style-name="Police_20_par_20_défaut"><text:span text:style-name="T1">ô</text:span></text:span><text:span text:style-name="Police_20_par_20_défaut"><text:span text:style-name="T1">t et succomber sous le nombre et sous le poids des documents, il faut sim</text:span></text:span><text:span text:style-name="Police_20_par_20_défaut"><text:span text:style-name="T1">plifie</text:span></text:span><text:span text:style-name="Police_20_par_20_défaut"><text:span text:style-name="T1">r l'histoire de la litt</text:span></text:span><text:span text:style-name="Police_20_par_20_défaut"><text:span text:style-name="T1">é</text:span></text:span><text:span text:style-name="Police_20_par_20_défaut"><text:span text:style-name="T1">rature. Puisqu'il suffit d'une seule </text:span></text:span><text:span text:style-name="Police_20_par_20_défaut"><text:span text:style-name="T4">exp</text:span></text:span><text:span text:style-name="Police_20_par_20_défaut"><text:span text:style-name="T4">é</text:span></text:span><text:span text:style-name="Police_20_par_20_défaut"><text:span text:style-name="T4">rience</text:span></text:span><text:span text:style-name="Police_20_par_20_défaut"><text:span text:style-name="T1">, pourvu qu'elle soit bien faite, pour </text:span></text:span><text:span text:style-name="Police_20_par_20_défaut"><text:span text:style-name="T1">é</text:span></text:span><text:span text:style-name="Police_20_par_20_défaut"><text:span text:style-name="T1">tablir la loi d'un ph</text:span></text:span><text:span text:style-name="Police_20_par_20_défaut"><text:span text:style-name="T1">é</text:span></text:span><text:span text:style-name="Police_20_par_20_défaut"><text:span text:style-name="T1">nom</text:span></text:span><text:span text:style-name="Police_20_par_20_défaut"><text:span text:style-name="T1">è</text:span></text:span><text:span text:style-name="Police_20_par_20_défaut"><text:span text:style-name="T1">ne, ce doit </text:span></text:span><text:span text:style-name="Police_20_par_20_défaut"><text:span text:style-name="T1">ê</text:span></text:span><text:span text:style-name="Police_20_par_20_défaut"><text:span text:style-name="T1">tre assez de Chapelain ou de Boileau</text:span></text:span><text:span text:style-name="Police_20_par_20_défaut"><text:span text:style-name="T1"> </text:span></text:span><text:span text:style-name="Police_20_par_20_défaut"><text:span text:style-name="T1">pour repr</text:span></text:span><text:span text:style-name="Police_20_par_20_défaut"><text:span text:style-name="T1">é</text:span></text:span><text:span text:style-name="Police_20_par_20_défaut"><text:span text:style-name="T1">senter, eux seuls aussi, une p</text:span></text:span><text:span text:style-name="Police_20_par_20_défaut"><text:span text:style-name="T1">é</text:span></text:span><text:span text:style-name="Police_20_par_20_défaut"><text:span text:style-name="T1">riode enti</text:span></text:span><text:span text:style-name="Police_20_par_20_défaut"><text:span text:style-name="T1">è</text:span></text:span><text:span text:style-name="Police_20_par_20_défaut"><text:span text:style-name="T1">re de la critique. Le tout sera de s'assurer qu'en m</text:span></text:span><text:span text:style-name="Police_20_par_20_défaut"><text:span text:style-name="T1">ê</text:span></text:span><text:span text:style-name="Police_20_par_20_défaut"><text:span text:style-name="T1">me </text:span></text:span><text:soft-page-break/><text:span text:style-name="Police_20_par_20_défaut"><text:span text:style-name="T1">temps qu'elle est l'expression de leur fa</text:span></text:span><text:span text:style-name="Police_20_par_20_défaut"><text:span text:style-name="T1">ç</text:span></text:span><text:span text:style-name="Police_20_par_20_défaut"><text:span text:style-name="T1">on de sentir ou de penser, leur doctrine est celle de toute une famille</text:span></text:span><text:span text:style-name="Police_20_par_20_défaut"><text:span text:style-name="T1"> d'esprits dont ils ne sont que </text:span></text:span><text:span text:style-name="Police_20_par_20_défaut"><text:span text:style-name="T1">les plus </text:span></text:span><text:span text:style-name="Police_20_par_20_défaut"><text:span text:style-name="T1">é</text:span></text:span><text:span text:style-name="Police_20_par_20_défaut"><text:span text:style-name="T1">minents. Et si </text:span></text:span><text:span text:style-name="Police_20_par_20_défaut"><text:span text:style-name="T1">l’</text:span></text:span><text:span text:style-name="Police_20_par_20_défaut"><text:span text:style-name="T1">on croit apr</text:span></text:span><text:span text:style-name="Police_20_par_20_défaut"><text:span text:style-name="T1">è</text:span></text:span><text:span text:style-name="Police_20_par_20_défaut"><text:span text:style-name="T1">s cela qu'il convienne de faire une place et une part dans l'histoire du genre </text:span></text:span><text:span text:style-name="Police_20_par_20_défaut"><text:span text:style-name="T1">à</text:span></text:span><text:span text:style-name="Police_20_par_20_défaut"><text:span text:style-name="T1"> un d'Aubignac pu </text:span></text:span><text:span text:style-name="Police_20_par_20_défaut"><text:span text:style-name="T1">à</text:span></text:span><text:span text:style-name="Police_20_par_20_défaut"><text:span text:style-name="T1"> un P. Bouliours, non seulement on le pourra toujours, mais on saura pour ainsi dire </text:span></text:span><text:span text:style-name="Police_20_par_20_défaut"><text:span text:style-name="T1">à</text:span></text:span><text:span text:style-name="Police_20_par_20_défaut"><text:span text:style-name="T1"> quel endroit pr</text:span></text:span><text:span text:style-name="Police_20_par_20_défaut"><text:span text:style-name="T1">é</text:span></text:span><text:span text:style-name="Police_20_par_20_défaut"><text:span text:style-name="T1">cis de la cha</text:span></text:span><text:span text:style-name="Police_20_par_20_défaut"><text:span text:style-name="T1">î</text:span></text:span><text:span text:style-name="Police_20_par_20_défaut"><text:span text:style-name="T1">ne des </text:span></text:span><text:span text:style-name="Police_20_par_20_défaut"><text:span text:style-name="T1">œ</text:span></text:span><text:span text:style-name="Police_20_par_20_défaut"><text:span text:style-name="T1">uvres il faudra qu'on ins</text:span></text:span><text:span text:style-name="Police_20_par_20_défaut"><text:span text:style-name="T1">è</text:span></text:span><text:span text:style-name="Police_20_par_20_défaut"><text:span text:style-name="T1">re la leur.</text:span></text:span></text:p>
      <text:p text:style-name="P1">Mai 1890,</text:p>
      <text:h text:style-name="P36" text:outline-level="1">Leçon d'ouverture - Idée générale, programme et division du cours.</text:h>
      <text:p text:style-name="Normal"/>
      <text:p text:style-name="P1">Messieurs,</text:p>
      <text:p text:style-name="Normal"><text:span text:style-name="Police_20_par_20_défaut"><text:span text:style-name="T1">Je me propose d'</text:span></text:span><text:span text:style-name="Police_20_par_20_défaut"><text:span text:style-name="T1">é</text:span></text:span><text:span text:style-name="Police_20_par_20_défaut"><text:span text:style-name="T1">tudier avec vous, cette ann</text:span></text:span><text:span text:style-name="Police_20_par_20_défaut"><text:span text:style-name="T1">é</text:span></text:span><text:span text:style-name="Police_20_par_20_défaut"><text:span text:style-name="T1">e</text:span></text:span><text:span text:style-name="Police_20_par_20_défaut"><text:span text:style-name="T1"> </text:span></text:span><text:span text:style-name="Police_20_par_20_défaut"><text:span text:style-name="T4">L’</text:span></text:span><text:span text:style-name="Police_20_par_20_défaut"><text:span text:style-name="T4">É</text:span></text:span><text:span text:style-name="Police_20_par_20_défaut"><text:span text:style-name="T4">volution des Genres dans l'Histoire de la Litt</text:span></text:span><text:span text:style-name="Police_20_par_20_défaut"><text:span text:style-name="T4">é</text:span></text:span><text:span text:style-name="Police_20_par_20_défaut"><text:span text:style-name="T4">rature</text:span></text:span><text:span text:style-name="Police_20_par_20_défaut"><text:span text:style-name="T4"> </text:span></text:span><text:span text:style-name="Police_20_par_20_défaut"><text:span text:style-name="T1">;</text:span></text:span><text:span text:style-name="Police_20_par_20_défaut"><text:span text:style-name="T1"> et, comme ce titre est un peu long, mais comme il risque surtout de vous para</text:span></text:span><text:span text:style-name="Police_20_par_20_défaut"><text:span text:style-name="T1">î</text:span></text:span><text:span text:style-name="Police_20_par_20_défaut"><text:span text:style-name="T1">tre d'abord obscur, je m'empresse de vous l'expliquer.</text:span></text:span></text:p>
      <text:p text:style-name="P18"><text:span text:style-name="Police_20_par_20_défaut"><text:span text:style-name="T1">V</text:span></text:span><text:span text:style-name="Police_20_par_20_défaut"><text:span text:style-name="T1">ous savez tous, au moins en gros, ce que c'est que le mot et que l'id</text:span></text:span><text:span text:style-name="Police_20_par_20_défaut"><text:span text:style-name="T1">é</text:span></text:span><text:span text:style-name="Police_20_par_20_défaut"><text:span text:style-name="T1">e </text:span></text:span><text:span text:style-name="Police_20_par_20_défaut"><text:span text:style-name="T1">d’</text:span></text:span><text:span text:style-name="Police_20_par_20_défaut"><text:span text:style-name="T4">É</text:span></text:span><text:span text:style-name="Police_20_par_20_défaut"><text:span text:style-name="T4">volution</text:span></text:span><text:span text:style-name="Police_20_par_20_défaut"><text:span text:style-name="T1"> ;</text:span></text:span><text:span text:style-name="Police_20_par_20_défaut"><text:span text:style-name="T1"> la fortune qu'ils ont faite</text:span></text:span><text:span text:style-name="Police_20_par_20_défaut"><text:span text:style-name="T1"> ;</text:span></text:span><text:span text:style-name="Police_20_par_20_défaut"><text:span text:style-name="T1"> et ce qu'on en peut dire</text:span></text:span><text:span text:style-name="Police_20_par_20_défaut"><text:span text:style-name="T1"> </text:span></text:span><text:span text:style-name="Police_20_par_20_défaut"><text:span text:style-name="T1">;</text:span></text:span><text:span text:style-name="Police_20_par_20_défaut"><text:span text:style-name="T1"> que, depuis une vingtaine d'ann</text:span></text:span><text:span text:style-name="Police_20_par_20_défaut"><text:span text:style-name="T1">é</text:span></text:span><text:span text:style-name="Police_20_par_20_défaut"><text:span text:style-name="T1">es, ils ont envahi, l'une apr</text:span></text:span><text:span text:style-name="Police_20_par_20_défaut"><text:span text:style-name="T1">è</text:span></text:span><text:span text:style-name="Police_20_par_20_défaut"><text:span text:style-name="T1">s l'autre, pour les transformer ou les renouveler, toutes les provinces de l'</text:span></text:span><text:span text:style-name="Police_20_par_20_défaut"><text:span text:style-name="T1">é</text:span></text:span><text:span text:style-name="Police_20_par_20_défaut"><text:span text:style-name="T1">rudition et de la science. </text:span></text:span><text:span text:style-name="Police_20_par_20_défaut"><text:span text:style-name="T4">É</text:span></text:span><text:span text:style-name="Police_20_par_20_défaut"><text:span text:style-name="T4">volution des </text:span></text:span><text:span text:style-name="Police_20_par_20_défaut"><text:span text:style-name="T4">Ê</text:span></text:span><text:span text:style-name="Police_20_par_20_défaut"><text:span text:style-name="T4">tres, </text:span></text:span><text:span text:style-name="Police_20_par_20_défaut"><text:span text:style-name="T4">É</text:span></text:span><text:span text:style-name="Police_20_par_20_défaut"><text:span text:style-name="T4">volution de la Philosophie, </text:span></text:span><text:span text:style-name="Police_20_par_20_défaut"><text:span text:style-name="T4">É</text:span></text:span><text:span text:style-name="Police_20_par_20_défaut"><text:span text:style-name="T4">volution de la Morale, </text:span></text:span><text:span text:style-name="Police_20_par_20_défaut"><text:span text:style-name="T4">É</text:span></text:span><text:span text:style-name="Police_20_par_20_défaut"><text:span text:style-name="T4">volution de la Famille, </text:span></text:span><text:span text:style-name="Police_20_par_20_défaut"><text:span text:style-name="T4">É</text:span></text:span><text:span text:style-name="Police_20_par_20_défaut"><text:span text:style-name="T4">volution du Mariage,</text:span></text:span><text:span text:style-name="Police_20_par_20_défaut"><text:span text:style-name="T1"> que sais-je encore</text:span></text:span><text:span text:style-name="Police_20_par_20_défaut"><text:span text:style-name="T1"> ?</text:span></text:span><text:span text:style-name="Police_20_par_20_défaut"><text:span text:style-name="T1"> il n'est plus aujourd'hui partout</text:span></text:span><text:span text:style-name="Police_20_par_20_défaut"><text:span text:style-name="T1"> </text:span></text:span><text:span text:style-name="Police_20_par_20_défaut"><text:span text:style-name="T1">question que d'</text:span></text:span><text:span text:style-name="Police_20_par_20_défaut"><text:span text:style-name="T1">é</text:span></text:span><text:span text:style-name="Police_20_par_20_défaut"><text:span text:style-name="T1">volution. Or, s'il est toujours bon de se d</text:span></text:span><text:span text:style-name="Police_20_par_20_défaut"><text:span text:style-name="T1">é</text:span></text:span><text:span text:style-name="Police_20_par_20_défaut"><text:span text:style-name="T1">fier un peu des nouveaut</text:span></text:span><text:span text:style-name="Police_20_par_20_défaut"><text:span text:style-name="T1">é</text:span></text:span><text:span text:style-name="Police_20_par_20_défaut"><text:span text:style-name="T1">s, et d'attendre</text:span></text:span><text:span text:style-name="Police_20_par_20_défaut"><text:span text:style-name="T1"> — </text:span></text:span><text:span text:style-name="Police_20_par_20_défaut"><text:span text:style-name="T1">surtout pour les faire entrer dans l'enseignement</text:span></text:span><text:span text:style-name="Police_20_par_20_défaut"><text:span text:style-name="T1"> — </text:span></text:span><text:span text:style-name="Police_20_par_20_défaut"><text:span text:style-name="T1">qu'elles aient, selon le mot expressif de Malebranche, de la barbe au menton, nous pouvons </text:span></text:span><text:span text:style-name="Police_20_par_20_défaut"><text:span text:style-name="T1">ê</text:span></text:span><text:span text:style-name="Police_20_par_20_défaut"><text:span text:style-name="T1">tre certains, qu'apr</text:span></text:span><text:span text:style-name="Police_20_par_20_défaut"><text:span text:style-name="T1">è</text:span></text:span><text:span text:style-name="Police_20_par_20_défaut"><text:span text:style-name="T1">s vingt-cinq ou trente ans maintenant </text:span></text:span><text:span text:style-name="Police_20_par_20_défaut"><text:span text:style-name="T1">é</text:span></text:span><text:span text:style-name="Police_20_par_20_défaut"><text:span text:style-name="T1">coul</text:span></text:span><text:span text:style-name="Police_20_par_20_défaut"><text:span text:style-name="T1">é</text:span></text:span><text:span text:style-name="Police_20_par_20_défaut"><text:span text:style-name="T1">s, la doctrine de l'</text:span></text:span><text:span text:style-name="Police_20_par_20_défaut"><text:span text:style-name="T1">é</text:span></text:span><text:span text:style-name="Police_20_par_20_défaut"><text:span text:style-name="T1">volution doit avoir eu quelque chose en elle qui justifiait sa fortune. Il est possible qu'elle ne soit pas l'expression de la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tout enti</text:span></text:span><text:span text:style-name="Police_20_par_20_défaut"><text:span text:style-name="T1">è</text:span></text:span><text:span text:style-name="Police_20_par_20_défaut"><text:span text:style-name="T1">re</text:span></text:span><text:span text:style-name="Police_20_par_20_défaut"><text:span text:style-name="T1"> ;</text:span></text:span><text:span text:style-name="Police_20_par_20_défaut"><text:span text:style-name="T1"> et c'est m</text:span></text:span><text:span text:style-name="Police_20_par_20_défaut"><text:span text:style-name="T1">ê</text:span></text:span><text:span text:style-name="Police_20_par_20_défaut"><text:span text:style-name="T1">me probable. J'accorde encore que demain, peut-</text:span></text:span><text:span text:style-name="Police_20_par_20_défaut"><text:span text:style-name="T1">ê</text:span></text:span><text:span text:style-name="Police_20_par_20_défaut"><text:span text:style-name="T1">tre, elle soit d</text:span></text:span><text:span text:style-name="Police_20_par_20_défaut"><text:span text:style-name="T1">é</text:span></text:span><text:span text:style-name="Police_20_par_20_défaut"><text:span text:style-name="T1">poss</text:span></text:span><text:span text:style-name="Police_20_par_20_défaut"><text:span text:style-name="T1">é</text:span></text:span><text:span text:style-name="Police_20_par_20_défaut"><text:span text:style-name="T1">d</text:span></text:span><text:span text:style-name="Police_20_par_20_défaut"><text:span text:style-name="T1">é</text:span></text:span><text:span text:style-name="Police_20_par_20_défaut"><text:span text:style-name="T1">e de sa popularit</text:span></text:span><text:span text:style-name="Police_20_par_20_défaut"><text:span text:style-name="T1">é</text:span></text:span><text:span text:style-name="Police_20_par_20_défaut"><text:span text:style-name="T1"> d'un moment par une autre doctrine ou une autre </text:span></text:span><text:span text:style-name="Police_20_par_20_défaut"><text:span text:style-name="T1">hypoth</text:span></text:span><text:span text:style-name="Police_20_par_20_défaut"><text:span text:style-name="T1">è</text:span></text:span><text:span text:style-name="Police_20_par_20_défaut"><text:span text:style-name="T1">se</text:span></text:span><text:span text:style-name="Police_20_par_20_défaut"><text:span text:style-name="T1"> ;</text:span></text:span><text:span text:style-name="Police_20_par_20_défaut"><text:span text:style-name="T1"> — </text:span></text:span><text:span text:style-name="Police_20_par_20_défaut"><text:span text:style-name="T1">quoique dans le fond je n'en croie rien. Mais, en attendant, puisqu'elle r</text:span></text:span><text:span text:style-name="Police_20_par_20_défaut"><text:span text:style-name="T1">è</text:span></text:span><text:span text:style-name="Police_20_par_20_défaut"><text:span text:style-name="T1">gne, je ne vois pas l'avantage qu'il y aurait </text:span></text:span><text:span text:style-name="Police_20_par_20_défaut"><text:span text:style-name="T1">à</text:span></text:span><text:span text:style-name="Police_20_par_20_défaut"><text:span text:style-name="T1"> feindre d'en ignorer </text:span></text:span><text:span text:style-name="Police_20_par_20_défaut"><text:span text:style-name="T1">l’existence</text:span></text:span><text:span text:style-name="Police_20_par_20_défaut"><text:span text:style-name="T1"> ;</text:span></text:span><text:span text:style-name="Police_20_par_20_défaut"><text:span text:style-name="T1"> et, puisque nous savons ce que l'histoire naturell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 ce que l'histoire, ce que la philosophie en ont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tir</text:span></text:span><text:span text:style-name="Police_20_par_20_défaut"><text:span text:style-name="T1">é</text:span></text:span><text:span text:style-name="Police_20_par_20_défaut"><text:span text:style-name="T1"> de profit, je voudrais examiner si l'histoire litt</text:span></text:span><text:span text:style-name="Police_20_par_20_défaut"><text:span text:style-name="T1">é</text:span></text:span><text:span text:style-name="Police_20_par_20_défaut"><text:span text:style-name="T1">raire et la critique ne pourraient pas aussi l'utiliser </text:span></text:span><text:span text:style-name="Police_20_par_20_défaut"><text:span text:style-name="T1">à</text:span></text:span><text:span text:style-name="Police_20_par_20_défaut"><text:span text:style-name="T1"> leur tour.</text:span></text:span></text:p>
      <text:p text:style-name="P1">Voilà tout mon dessein. Quelques exemples vous le feront d'ailleurs mieux entendre, si nous considérons dans l'histoire de l'art, ou dans celle de la littérature, les grandes lignes de l'histoire d'un genre, ou celles de l'évolution de l'art même.</text:p>
      <text:p text:style-name="Normal"><text:span text:style-name="Police_20_par_20_défaut"><text:span text:style-name="T1">Th</text:span></text:span><text:span text:style-name="Police_20_par_20_défaut"><text:span text:style-name="T1">é</text:span></text:span><text:span text:style-name="Police_20_par_20_défaut"><text:span text:style-name="T1">oriquement, </text:span></text:span><text:span text:style-name="Police_20_par_20_défaut"><text:span text:style-name="T1">à</text:span></text:span><text:span text:style-name="Police_20_par_20_défaut"><text:span text:style-name="T1"> l'origine m</text:span></text:span><text:span text:style-name="Police_20_par_20_défaut"><text:span text:style-name="T1">ê</text:span></text:span><text:span text:style-name="Police_20_par_20_défaut"><text:span text:style-name="T1">me de l'art de peindre, au moins dans l'histoire de la peinture moderne, on peut placer la </text:span></text:span><text:span text:style-name="Police_20_par_20_défaut"><text:span text:style-name="T4">Peinture religieuse</text:span></text:span><text:span text:style-name="Police_20_par_20_défaut"><text:span text:style-name="T1">, telle que l'ont con</text:span></text:span><text:span text:style-name="Police_20_par_20_défaut"><text:span text:style-name="T1">ç</text:span></text:span><text:span text:style-name="Police_20_par_20_défaut"><text:span text:style-name="T1">ue, par exemple, les Cimabue et les Giotto en </text:span></text:span><text:span text:style-name="Police_20_par_20_défaut"><text:span text:style-name="T1">Italie</text:span></text:span><text:span text:style-name="Police_20_par_20_défaut"><text:span text:style-name="T1"> ;</text:span></text:span><text:span text:style-name="Police_20_par_20_défaut"><text:span text:style-name="T1"> ou, en Flandre, les </text:span></text:span><text:span text:style-name="Police_20_par_20_défaut"><text:span text:style-name="T1">V</text:span></text:span><text:span text:style-name="Police_20_par_20_défaut"><text:span text:style-name="T1">an Eyck et les </text:span></text:span><text:soft-page-break/><text:span text:style-name="Police_20_par_20_défaut"><text:span text:style-name="T1">Memling. Pour les uns et pour les autres, avant d'exister pour elle-m</text:span></text:span><text:span text:style-name="Police_20_par_20_défaut"><text:span text:style-name="T1">ê</text:span></text:span><text:span text:style-name="Police_20_par_20_défaut"><text:span text:style-name="T1">me, ou pour le</text:span></text:span><text:span text:style-name="Police_20_par_20_défaut"><text:span text:style-name="T1"> charme des yeux, avant presque </text:span></text:span><text:span text:style-name="Police_20_par_20_défaut"><text:span text:style-name="T1">d'</text:span></text:span><text:span text:style-name="Police_20_par_20_défaut"><text:span text:style-name="T1">ê</text:span></text:span><text:span text:style-name="Police_20_par_20_défaut"><text:span text:style-name="T1">tre un art, la peinture est une </text:span></text:span><text:span text:style-name="Police_20_par_20_défaut"><text:span text:style-name="T1">œ</text:span></text:span><text:span text:style-name="Police_20_par_20_défaut"><text:span text:style-name="T1">uvre pieuse, un </text:span></text:span><text:span text:style-name="Police_20_par_20_défaut"><text:span text:style-name="T1">moyen d'</text:span></text:span><text:span text:style-name="Police_20_par_20_défaut"><text:span text:style-name="T1">é</text:span></text:span><text:span text:style-name="Police_20_par_20_défaut"><text:span text:style-name="T1">dification, une mani</text:span></text:span><text:span text:style-name="Police_20_par_20_défaut"><text:span text:style-name="T1">è</text:span></text:span><text:span text:style-name="Police_20_par_20_défaut"><text:span text:style-name="T1">re d'enseigner, </text:span></text:span><text:span text:style-name="Police_20_par_20_défaut"><text:span text:style-name="T1">à</text:span></text:span><text:span text:style-name="Police_20_par_20_défaut"><text:span text:style-name="T1"> la foule qui s'assemble dans les </text:span></text:span><text:span text:style-name="Police_20_par_20_défaut"><text:span text:style-name="T1">é</text:span></text:span><text:span text:style-name="Police_20_par_20_défaut"><text:span text:style-name="T1">glises, les grandes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s de la religion ou les l</text:span></text:span><text:span text:style-name="Police_20_par_20_défaut"><text:span text:style-name="T1">é</text:span></text:span><text:span text:style-name="Police_20_par_20_défaut"><text:span text:style-name="T1">gendes de </text:span></text:span><text:span text:style-name="Police_20_par_20_défaut"><text:span text:style-name="T1">l’hagiographie</text:span></text:span><text:span text:style-name="Police_20_par_20_défaut"><text:span text:style-name="T1"> ;</text:span></text:span><text:span text:style-name="Police_20_par_20_défaut"><text:span text:style-name="T1"> une fa</text:span></text:span><text:span text:style-name="Police_20_par_20_défaut"><text:span text:style-name="T1">ç</text:span></text:span><text:span text:style-name="Police_20_par_20_défaut"><text:span text:style-name="T1">on aussi, pour le peintre lui-m</text:span></text:span><text:span text:style-name="Police_20_par_20_défaut"><text:span text:style-name="T1">ê</text:span></text:span><text:span text:style-name="Police_20_par_20_défaut"><text:span text:style-name="T1">me, de m</text:span></text:span><text:span text:style-name="Police_20_par_20_défaut"><text:span text:style-name="T1">é</text:span></text:span><text:span text:style-name="Police_20_par_20_défaut"><text:span text:style-name="T1">riter, et de faire, en quelque sorte, avec son m</text:span></text:span><text:span text:style-name="Police_20_par_20_défaut"><text:span text:style-name="T1">é</text:span></text:span><text:span text:style-name="Police_20_par_20_défaut"><text:span text:style-name="T1">tier, son salut.</text:span></text:span></text:p>
      <text:p text:style-name="Normal"><text:span text:style-name="Police_20_par_20_défaut"><text:span text:style-name="T1">Cependant, comme les s</text:span></text:span><text:span text:style-name="Police_20_par_20_défaut"><text:span text:style-name="T1">é</text:span></text:span><text:span text:style-name="Police_20_par_20_défaut"><text:span text:style-name="T1">ductions de la ligne et de la couleur sont trop fortes, et trop vives, pour ne pas </text:span></text:span><text:span text:style-name="Police_20_par_20_défaut"><text:span text:style-name="T1">ê</text:span></text:span><text:span text:style-name="Police_20_par_20_défaut"><text:span text:style-name="T1">tre bient</text:span></text:span><text:span text:style-name="Police_20_par_20_défaut"><text:span text:style-name="T1">ô</text:span></text:span><text:span text:style-name="Police_20_par_20_défaut"><text:span text:style-name="T1">t per</text:span></text:span><text:span text:style-name="Police_20_par_20_défaut"><text:span text:style-name="T1">ç</text:span></text:span><text:span text:style-name="Police_20_par_20_défaut"><text:span text:style-name="T1">ues, senties, aim</text:span></text:span><text:span text:style-name="Police_20_par_20_défaut"><text:span text:style-name="T1">é</text:span></text:span><text:span text:style-name="Police_20_par_20_défaut"><text:span text:style-name="T1">es en elles-m</text:span></text:span><text:span text:style-name="Police_20_par_20_défaut"><text:span text:style-name="T1">ê</text:span></text:span><text:span text:style-name="Police_20_par_20_défaut"><text:span text:style-name="T1">mes, la </text:span></text:span><text:span text:style-name="Police_20_par_20_défaut"><text:span text:style-name="T4">Peinture mythologique</text:span></text:span><text:span text:style-name="Police_20_par_20_défaut"><text:span text:style-name="T1"> ne tarde pas </text:span></text:span><text:span text:style-name="Police_20_par_20_défaut"><text:span text:style-name="T1">à</text:span></text:span><text:span text:style-name="Police_20_par_20_défaut"><text:span text:style-name="T1"> se d</text:span></text:span><text:span text:style-name="Police_20_par_20_défaut"><text:span text:style-name="T1">é</text:span></text:span><text:span text:style-name="Police_20_par_20_défaut"><text:span text:style-name="T1">tacher de la</text:span></text:span><text:span text:style-name="Police_20_par_20_défaut"><text:span text:style-name="T4"> Peinture religieuse, </text:span></text:span><text:span text:style-name="Police_20_par_20_défaut"><text:span text:style-name="T1">qui ne cesse pas d'exister, ni m</text:span></text:span><text:span text:style-name="Police_20_par_20_défaut"><text:span text:style-name="T1">ê</text:span></text:span><text:span text:style-name="Police_20_par_20_défaut"><text:span text:style-name="T1">me d'occuper encore le premier rang, mais qui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ne r</text:span></text:span><text:span text:style-name="Police_20_par_20_défaut"><text:span text:style-name="T1">è</text:span></text:span><text:span text:style-name="Police_20_par_20_défaut"><text:span text:style-name="T1">gne plus </text:span></text:span><text:span text:style-name="Police_20_par_20_défaut"><text:span text:style-name="T1">seule</text:span></text:span><text:span text:style-name="Police_20_par_20_défaut"><text:span text:style-name="T1"> ;</text:span></text:span><text:span text:style-name="Police_20_par_20_défaut"><text:span text:style-name="T1"> dont le pouvoir unique se divise</text:span></text:span><text:span text:style-name="Police_20_par_20_défaut"><text:span text:style-name="T1"> ;</text:span></text:span><text:span text:style-name="Police_20_par_20_défaut"><text:span text:style-name="T1"> et qui partage avec un autre genre l'empire, les honneurs et la popularit</text:span></text:span><text:span text:style-name="Police_20_par_20_défaut"><text:span text:style-name="T1">é</text:span></text:span><text:span text:style-name="Police_20_par_20_défaut"><text:span text:style-name="T1">. </text:span></text:span><text:span text:style-name="Police_20_par_20_défaut"><text:span text:style-name="T1">Vous</text:span></text:span><text:span text:style-name="Police_20_par_20_défaut"><text:span text:style-name="T1"> savez que le peintre de la</text:span></text:span><text:span text:style-name="Police_20_par_20_défaut"><text:span text:style-name="T4"> C</text:span></text:span><text:span text:style-name="Police_20_par_20_défaut"><text:span text:style-name="T4">è</text:span></text:span><text:span text:style-name="Police_20_par_20_défaut"><text:span text:style-name="T4">ne</text:span></text:span><text:span text:style-name="Police_20_par_20_défaut"><text:span text:style-name="T1"> ou de la </text:span></text:span><text:span text:style-name="Police_20_par_20_défaut"><text:span text:style-name="T4">Vi</text:span></text:span><text:span text:style-name="Police_20_par_20_défaut"><text:span text:style-name="T4">erge aux rochers</text:span></text:span><text:span text:style-name="Police_20_par_20_défaut"><text:span text:style-name="T1"> est aussi celui de la</text:span></text:span><text:span text:style-name="Police_20_par_20_défaut"><text:span text:style-name="T4"> L</text:span></text:span><text:span text:style-name="Police_20_par_20_défaut"><text:span text:style-name="T4">é</text:span></text:span><text:span text:style-name="Police_20_par_20_défaut"><text:span text:style-name="T4">da.</text:span></text:span><text:span text:style-name="Police_20_par_20_défaut"><text:span text:style-name="T1"> Celui de la </text:span></text:span><text:span text:style-name="Police_20_par_20_défaut"><text:span text:style-name="T4">Madone de Saint-</text:span></text:span><text:span text:style-name="Police_20_par_20_défaut"><text:span text:style-name="T4">Sixte </text:span></text:span><text:span text:style-name="Police_20_par_20_défaut"><text:span text:style-name="T1">est aussi le peintre des fresques d</text:span></text:span><text:span text:style-name="Police_20_par_20_défaut"><text:span text:style-name="T1">e la Farn</text:span></text:span><text:span text:style-name="Police_20_par_20_défaut"><text:span text:style-name="T1">é</text:span></text:span><text:span text:style-name="Police_20_par_20_défaut"><text:span text:style-name="T1">sine</text:span></text:span><text:span text:style-name="Police_20_par_20_défaut"><text:span text:style-name="T1"> ;</text:span></text:span><text:span text:style-name="Police_20_par_20_défaut"><text:span text:style-name="T1"> et les admira</text:span></text:span><text:span text:style-name="Police_20_par_20_défaut"><text:span text:style-name="T1">bles</text:span></text:span><text:span text:style-name="Police_20_par_20_défaut"><text:span text:style-name="T1"> </text:span></text:span><text:span text:style-name="Police_20_par_20_défaut"><text:span text:style-name="T4">V</text:span></text:span><text:span text:style-name="Police_20_par_20_défaut"><text:span text:style-name="T4">é</text:span></text:span><text:span text:style-name="Police_20_par_20_défaut"><text:span text:style-name="T4">nus</text:span></text:span><text:span text:style-name="Police_20_par_20_défaut"><text:span text:style-name="T1"> du Titien ne sont </text:span></text:span><text:span text:style-name="Police_20_par_20_défaut"><text:span text:style-name="T1">é</text:span></text:span><text:span text:style-name="Police_20_par_20_défaut"><text:span text:style-name="T1">gal</text:span></text:span><text:span text:style-name="Police_20_par_20_défaut"><text:span text:style-name="T1">é</text:span></text:span><text:span text:style-name="Police_20_par_20_défaut"><text:span text:style-name="T1">es ou surpass</text:span></text:span><text:span text:style-name="Police_20_par_20_défaut"><text:span text:style-name="T1">é</text:span></text:span><text:span text:style-name="Police_20_par_20_défaut"><text:span text:style-name="T1">es que par ses</text:span></text:span><text:span text:style-name="Police_20_par_20_défaut"><text:span text:style-name="T4"> </text:span></text:span><text:span text:style-name="Police_20_par_20_défaut"><text:span text:style-name="T4">V</text:span></text:span><text:span text:style-name="Police_20_par_20_défaut"><text:span text:style-name="T4">isitations </text:span></text:span><text:span text:style-name="Police_20_par_20_défaut"><text:span text:style-name="T1">ou ses</text:span></text:span><text:span text:style-name="Police_20_par_20_défaut"><text:span text:style-name="T4"> Assomptions</text:span></text:span><text:span text:style-name="Police_20_par_20_défaut"><text:span text:style-name="T1">.</text:span></text:span></text:p>
      <text:p text:style-name="Normal"><text:span text:style-name="Police_20_par_20_défaut"><text:span text:style-name="T1">Comment la </text:span></text:span><text:span text:style-name="Police_20_par_20_défaut"><text:span text:style-name="T4">Peinture mythologique</text:span></text:span><text:span text:style-name="Police_20_par_20_défaut"><text:span text:style-name="T1"> est-elle </text:span></text:span><text:span text:style-name="Police_20_par_20_défaut"><text:span text:style-name="T1">à</text:span></text:span><text:span text:style-name="Police_20_par_20_défaut"><text:span text:style-name="T1"> son tour devenue la</text:span></text:span><text:span text:style-name="Police_20_par_20_défaut"><text:span text:style-name="T4"> Peinture </text:span></text:span><text:span text:style-name="Police_20_par_20_défaut"><text:span text:style-name="T4">d’histoire </text:span></text:span><text:span text:style-name="Police_20_par_20_défaut"><text:span text:style-name="T1">?</text:span></text:span><text:span text:style-name="Police_20_par_20_défaut"><text:span text:style-name="T1"> On en pourrait donner plus d'une raison, si l'on le voulait</text:span></text:span><text:span text:style-name="Police_20_par_20_défaut"><text:span text:style-name="T1"> ;</text:span></text:span><text:span text:style-name="Police_20_par_20_défaut"><text:span text:style-name="T1"> — </text:span></text:span><text:span text:style-name="Police_20_par_20_défaut"><text:span text:style-name="T1">et si c'en </text:span></text:span><text:span text:style-name="Police_20_par_20_défaut"><text:span text:style-name="T1">é</text:span></text:span><text:span text:style-name="Police_20_par_20_défaut"><text:span text:style-name="T1">tait pr</text:span></text:span><text:span text:style-name="Police_20_par_20_défaut"><text:span text:style-name="T1">é</text:span></text:span><text:span text:style-name="Police_20_par_20_défaut"><text:span text:style-name="T1">sentement le temps. Mais, sans entrer dans cette recherche, il nous suff</text:span></text:span><text:span text:style-name="Police_20_par_20_défaut"><text:span text:style-name="T1">î</text:span></text:span><text:span text:style-name="Police_20_par_20_défaut"><text:span text:style-name="T1">t qu'en fait les choses se soient pass</text:span></text:span><text:span text:style-name="Police_20_par_20_défaut"><text:span text:style-name="T1">é</text:span></text:span><text:span text:style-name="Police_20_par_20_défaut"><text:span text:style-name="T1">es de la sorte et, qu'</text:span></text:span><text:span text:style-name="Police_20_par_20_défaut"><text:span text:style-name="T1">à</text:span></text:span><text:span text:style-name="Police_20_par_20_défaut"><text:span text:style-name="T1"> la repr</text:span></text:span><text:span text:style-name="Police_20_par_20_défaut"><text:span text:style-name="T1">é</text:span></text:span><text:span text:style-name="Police_20_par_20_défaut"><text:span text:style-name="T1">sentation des sc</text:span></text:span><text:span text:style-name="Police_20_par_20_défaut"><text:span text:style-name="T1">è</text:span></text:span><text:span text:style-name="Police_20_par_20_défaut"><text:span text:style-name="T1">nes de l'Olympe pa</text:span></text:span><text:span text:style-name="Police_20_par_20_défaut"><text:span text:style-name="T1">ï</text:span></text:span><text:span text:style-name="Police_20_par_20_défaut"><text:span text:style-name="T1">en, on ait vu succ</text:span></text:span><text:span text:style-name="Police_20_par_20_défaut"><text:span text:style-name="T1">é</text:span></text:span><text:span text:style-name="Police_20_par_20_défaut"><text:span text:style-name="T1">der, en Flandre comme en Italie, celle des grands </text:span></text:span><text:span text:style-name="Police_20_par_20_défaut"><text:span text:style-name="T1">é</text:span></text:span><text:span text:style-name="Police_20_par_20_défaut"><text:span text:style-name="T1">v</text:span></text:span><text:span text:style-name="Police_20_par_20_défaut"><text:span text:style-name="T1">é</text:span></text:span><text:span text:style-name="Police_20_par_20_défaut"><text:span text:style-name="T1">nements de l'histoire. Encore un peu m</text:span></text:span><text:span text:style-name="Police_20_par_20_défaut"><text:span text:style-name="T1">ê</text:span></text:span><text:span text:style-name="Police_20_par_20_défaut"><text:span text:style-name="T1">l</text:span></text:span><text:span text:style-name="Police_20_par_20_défaut"><text:span text:style-name="T1">é</text:span></text:span><text:span text:style-name="Police_20_par_20_défaut"><text:span text:style-name="T1">s ensemble dans l'Ecole florentine, les deux genres se</text:span></text:span><text:span text:style-name="Police_20_par_20_défaut"><text:span text:style-name="T1"> </text:span></text:span><text:span text:style-name="Police_20_par_20_défaut"><text:span text:style-name="T1">s</text:span></text:span><text:span text:style-name="Police_20_par_20_défaut"><text:span text:style-name="T1">é</text:span></text:span><text:span text:style-name="Police_20_par_20_défaut"><text:span text:style-name="T1">parent et se distinguent dans l'</text:span></text:span><text:span text:style-name="Police_20_par_20_défaut"><text:span text:style-name="T1">É</text:span></text:span><text:span text:style-name="Police_20_par_20_défaut"><text:span text:style-name="T1">cole v</text:span></text:span><text:span text:style-name="Police_20_par_20_défaut"><text:span text:style-name="T1">é</text:span></text:span><text:span text:style-name="Police_20_par_20_défaut"><text:span text:style-name="T1">nitienne. Maintenant, ils vont vivre chacun de sa vie personnelle. Et, comme si la beaut</text:span></text:span><text:span text:style-name="Police_20_par_20_défaut"><text:span text:style-name="T1">é</text:span></text:span><text:span text:style-name="Police_20_par_20_défaut"><text:span text:style-name="T1"> n'</text:span></text:span><text:span text:style-name="Police_20_par_20_défaut"><text:span text:style-name="T1">é</text:span></text:span><text:span text:style-name="Police_20_par_20_défaut"><text:span text:style-name="T1">tait plus capable </text:span></text:span><text:span text:style-name="Police_20_par_20_défaut"><text:span text:style-name="T1">à</text:span></text:span><text:span text:style-name="Police_20_par_20_défaut"><text:span text:style-name="T1"> elle seule de remplir et de satisfaire les yeux, on veut d</text:span></text:span><text:span text:style-name="Police_20_par_20_défaut"><text:span text:style-name="T1">é</text:span></text:span><text:span text:style-name="Police_20_par_20_défaut"><text:span text:style-name="T1">sormais, qu'</text:span></text:span><text:span text:style-name="Police_20_par_20_défaut"><text:span text:style-name="T1">à</text:span></text:span><text:span text:style-name="Police_20_par_20_défaut"><text:span text:style-name="T1"> son prestige propre, elle joigne celui d'avoir exist</text:span></text:span><text:span text:style-name="Police_20_par_20_défaut"><text:span text:style-name="T1">é</text:span></text:span><text:span text:style-name="Police_20_par_20_défaut"><text:span text:style-name="T1">, d'avoir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r</text:span></text:span><text:span text:style-name="Police_20_par_20_défaut"><text:span text:style-name="T1">é</text:span></text:span><text:span text:style-name="Police_20_par_20_défaut"><text:span text:style-name="T1">elle, d'avoir enfin un </text:span></text:span><text:span text:style-name="Police_20_par_20_défaut"><text:span text:style-name="T1">é</text:span></text:span><text:span text:style-name="Police_20_par_20_défaut"><text:span text:style-name="T1">tat civil et un nom dans l'histoire.</text:span></text:span></text:p>
      <text:p text:style-name="Normal"><text:span text:style-name="Police_20_par_20_défaut"><text:span text:style-name="T4">La Peinture de portraits </text:span></text:span><text:span text:style-name="Police_20_par_20_défaut"><text:span text:style-name="T1">se d</text:span></text:span><text:span text:style-name="Police_20_par_20_défaut"><text:span text:style-name="T1">é</text:span></text:span><text:span text:style-name="Police_20_par_20_défaut"><text:span text:style-name="T1">tache ainsi de la </text:span></text:span><text:span text:style-name="Police_20_par_20_défaut"><text:span text:style-name="T4">Peinture d'histoire</text:span></text:span><text:span text:style-name="Police_20_par_20_défaut"><text:span text:style-name="T4"> </text:span></text:span><text:span text:style-name="Police_20_par_20_défaut"><text:span text:style-name="T1">;</text:span></text:span><text:span text:style-name="Police_20_par_20_défaut"><text:span text:style-name="T1"> elle s'y fait du moins son domaine, elle s'y taille son royaume</text:span></text:span><text:span text:style-name="Police_20_par_20_défaut"><text:span text:style-name="T1"> ;</text:span></text:span><text:span text:style-name="Police_20_par_20_défaut"><text:span text:style-name="T1"> et m</text:span></text:span><text:span text:style-name="Police_20_par_20_défaut"><text:span text:style-name="T1">ê</text:span></text:span><text:span text:style-name="Police_20_par_20_défaut"><text:span text:style-name="T1">me, vous savez que dans certaines </text:span></text:span><text:span text:style-name="Police_20_par_20_défaut"><text:span text:style-name="T1">é</text:span></text:span><text:span text:style-name="Police_20_par_20_défaut"><text:span text:style-name="T1">coles, comme la Hollandaise, avec Franz </text:span></text:span><text:span text:style-name="Police_20_par_20_défaut"><text:span text:style-name="T1">Hal</text:span></text:span><text:span text:style-name="Police_20_par_20_défaut"><text:span text:style-name="T1">s ou Rembrandt, par exemple, elle devient elle seule presque toute l'histoire. La </text:span></text:span><text:span text:style-name="Police_20_par_20_défaut"><text:span text:style-name="T4">Le</text:span></text:span><text:span text:style-name="Police_20_par_20_défaut"><text:span text:style-name="T4">ç</text:span></text:span><text:span text:style-name="Police_20_par_20_défaut"><text:span text:style-name="T4">on d'anatomie</text:span></text:span><text:span text:style-name="Police_20_par_20_défaut"><text:span text:style-name="T1"> ou la </text:span></text:span><text:span text:style-name="Police_20_par_20_défaut"><text:span text:style-name="T4">Ronde de nuit</text:span></text:span><text:span text:style-name="Police_20_par_20_défaut"><text:span text:style-name="T1"> ne sont qu'une r</text:span></text:span><text:span text:style-name="Police_20_par_20_défaut"><text:span text:style-name="T1">é</text:span></text:span><text:span text:style-name="Police_20_par_20_défaut"><text:span text:style-name="T1">union de portraits</text:span></text:span><text:span text:style-name="Police_20_par_20_défaut"><text:span text:style-name="T1"> </text:span></text:span><text:span text:style-name="Police_20_par_20_défaut"><text:span text:style-name="T1">;</text:span></text:span><text:span text:style-name="Police_20_par_20_défaut"><text:span text:style-name="T1"> et tant d'autres portraits analogues, dispers</text:span></text:span><text:span text:style-name="Police_20_par_20_défaut"><text:span text:style-name="T1">é</text:span></text:span><text:span text:style-name="Police_20_par_20_défaut"><text:span text:style-name="T1">s dans les mus</text:span></text:span><text:span text:style-name="Police_20_par_20_défaut"><text:span text:style-name="T1">é</text:span></text:span><text:span text:style-name="Police_20_par_20_défaut"><text:span text:style-name="T1">es d'Europe ou dans les collections </text:span></text:span><text:soft-page-break/><text:span text:style-name="Police_20_par_20_défaut"><text:span text:style-name="T1">particuli</text:span></text:span><text:span text:style-name="Police_20_par_20_défaut"><text:span text:style-name="T1">è</text:span></text:span><text:span text:style-name="Police_20_par_20_défaut"><text:span text:style-name="T1">res, si nous les avions l</text:span></text:span><text:span text:style-name="Police_20_par_20_défaut"><text:span text:style-name="T1">à</text:span></text:span><text:span text:style-name="Police_20_par_20_défaut"><text:span text:style-name="T1">, sous les yeux, dans leur suite, vous savez qu'ils composeraient l'histoire m</text:span></text:span><text:span text:style-name="Police_20_par_20_défaut"><text:span text:style-name="T1">ê</text:span></text:span><text:span text:style-name="Police_20_par_20_défaut"><text:span text:style-name="T1">me de la Hollande.</text:span></text:span></text:p>
      <text:p text:style-name="Normal"><text:span text:style-name="Police_20_par_20_défaut"><text:span text:style-name="T1">Mais, avec le portrait, et surtout d</text:span></text:span><text:span text:style-name="Police_20_par_20_défaut"><text:span text:style-name="T1">è</text:span></text:span><text:span text:style-name="Police_20_par_20_défaut"><text:span text:style-name="T1">s qu'il y en a plusieurs sur une toile, c'est l'anecdote et la particularit</text:span></text:span><text:span text:style-name="Police_20_par_20_défaut"><text:span text:style-name="T1">é</text:span></text:span><text:span text:style-name="Police_20_par_20_défaut"><text:span text:style-name="T1"> qui s'introduisent dans la peinture. En effet, ce n'est plus assez qu'un portrait soit ressemblant, ou </text:span></text:span><text:span text:style-name="Police_20_par_20_défaut"><text:span text:style-name="T1">vivant</text:span></text:span><text:span text:style-name="Police_20_par_20_défaut"><text:span text:style-name="T1"> ;</text:span></text:span><text:span text:style-name="Police_20_par_20_défaut"><text:span text:style-name="T1"> on veut qu'il agisse, pour ainsi </text:span></text:span><text:span text:style-name="Police_20_par_20_défaut"><text:span text:style-name="T1">dire</text:span></text:span><text:span text:style-name="Police_20_par_20_défaut"><text:span text:style-name="T1"> ;</text:span></text:span><text:span text:style-name="Police_20_par_20_défaut"><text:span text:style-name="T1"> et qu'avec les traits de l'original il en rappelle les occupations, les habitudes, les entours, —la page h</text:span></text:span><text:span text:style-name="Police_20_par_20_défaut"><text:span text:style-name="T1">é</text:span></text:span><text:span text:style-name="Police_20_par_20_défaut"><text:span text:style-name="T1">ro</text:span></text:span><text:span text:style-name="Police_20_par_20_défaut"><text:span text:style-name="T1">ï</text:span></text:span><text:span text:style-name="Police_20_par_20_défaut"><text:span text:style-name="T1">que ou m</text:span></text:span><text:span text:style-name="Police_20_par_20_défaut"><text:span text:style-name="T1">é</text:span></text:span><text:span text:style-name="Police_20_par_20_défaut"><text:span text:style-name="T1">morable de sa biographie. D'un autre c</text:span></text:span><text:span text:style-name="Police_20_par_20_défaut"><text:span text:style-name="T1">ô</text:span></text:span><text:span text:style-name="Police_20_par_20_défaut"><text:span text:style-name="T1">t</text:span></text:span><text:span text:style-name="Police_20_par_20_défaut"><text:span text:style-name="T1">é</text:span></text:span><text:span text:style-name="Police_20_par_20_défaut"><text:span text:style-name="T1">, si les sc</text:span></text:span><text:span text:style-name="Police_20_par_20_défaut"><text:span text:style-name="T1">è</text:span></text:span><text:span text:style-name="Police_20_par_20_défaut"><text:span text:style-name="T1">nes de la vie quotidienne, si les objets inanim</text:span></text:span><text:span text:style-name="Police_20_par_20_défaut"><text:span text:style-name="T1">é</text:span></text:span><text:span text:style-name="Police_20_par_20_défaut"><text:span text:style-name="T1">s eux-m</text:span></text:span><text:span text:style-name="Police_20_par_20_défaut"><text:span text:style-name="T1">ê</text:span></text:span><text:span text:style-name="Police_20_par_20_défaut"><text:span text:style-name="T1">mes ne laissent pas d'avoir leur physionomie, leur individualit</text:span></text:span><text:span text:style-name="Police_20_par_20_défaut"><text:span text:style-name="T1">é</text:span></text:span><text:span text:style-name="Police_20_par_20_défaut"><text:span text:style-name="T1">, on peut donc en faire aussi le portrait. Et c'est ainsi que la </text:span></text:span><text:span text:style-name="Police_20_par_20_défaut"><text:span text:style-name="T4">Peinture de genre</text:span></text:span><text:span text:style-name="Police_20_par_20_défaut"><text:span text:style-name="T1"> peut </text:span></text:span><text:span text:style-name="Police_20_par_20_défaut"><text:span text:style-name="T1">ê</text:span></text:span><text:span text:style-name="Police_20_par_20_défaut"><text:span text:style-name="T1">tre con</text:span></text:span><text:span text:style-name="Police_20_par_20_défaut"><text:span text:style-name="T1">ç</text:span></text:span><text:span text:style-name="Police_20_par_20_défaut"><text:span text:style-name="T1">ue comme s'</text:span></text:span><text:span text:style-name="Police_20_par_20_défaut"><text:span text:style-name="T1">é</text:span></text:span><text:span text:style-name="Police_20_par_20_défaut"><text:span text:style-name="T1">tant d</text:span></text:span><text:span text:style-name="Police_20_par_20_défaut"><text:span text:style-name="T1">é</text:span></text:span><text:span text:style-name="Police_20_par_20_défaut"><text:span text:style-name="T1">gag</text:span></text:span><text:span text:style-name="Police_20_par_20_défaut"><text:span text:style-name="T1">é</text:span></text:span><text:span text:style-name="Police_20_par_20_défaut"><text:span text:style-name="T1">e d'abord et </text:span></text:span><text:span text:style-name="Police_20_par_20_défaut"><text:span text:style-name="T1">d</text:span></text:span><text:span text:style-name="Police_20_par_20_défaut"><text:span text:style-name="T1">é</text:span></text:span><text:span text:style-name="Police_20_par_20_défaut"><text:span text:style-name="T1">tach</text:span></text:span><text:span text:style-name="Police_20_par_20_défaut"><text:span text:style-name="T1">é</text:span></text:span><text:span text:style-name="Police_20_par_20_défaut"><text:span text:style-name="T1">e de la </text:span></text:span><text:span text:style-name="Police_20_par_20_défaut"><text:span text:style-name="T4">Peinture de portraits,</text:span></text:span><text:span text:style-name="Police_20_par_20_défaut"><text:span text:style-name="T1"> pour vivre </text:span></text:span><text:span text:style-name="Police_20_par_20_défaut"><text:span text:style-name="T1">à</text:span></text:span><text:span text:style-name="Police_20_par_20_défaut"><text:span text:style-name="T1"> son tour d'une vie ind</text:span></text:span><text:span text:style-name="Police_20_par_20_défaut"><text:span text:style-name="T1">é</text:span></text:span><text:span text:style-name="Police_20_par_20_défaut"><text:span text:style-name="T1">pendante, et se cr</text:span></text:span><text:span text:style-name="Police_20_par_20_défaut"><text:span text:style-name="T1">é</text:span></text:span><text:span text:style-name="Police_20_par_20_défaut"><text:span text:style-name="T1">er insensiblement </text:span></text:span><text:span text:style-name="Police_20_par_20_défaut"><text:span text:style-name="T1">à</text:span></text:span><text:span text:style-name="Police_20_par_20_défaut"><text:span text:style-name="T1"> elle-m</text:span></text:span><text:span text:style-name="Police_20_par_20_défaut"><text:span text:style-name="T1">ê</text:span></text:span><text:span text:style-name="Police_20_par_20_défaut"><text:span text:style-name="T1">me des r</text:span></text:span><text:span text:style-name="Police_20_par_20_défaut"><text:span text:style-name="T1">è</text:span></text:span><text:span text:style-name="Police_20_par_20_défaut"><text:span text:style-name="T1">gles, des lois, ce que les</text:span></text:span><text:span text:style-name="Police_20_par_20_défaut"><text:span text:style-name="T1"> </text:span></text:span><text:span text:style-name="Police_20_par_20_défaut"><text:span text:style-name="T1">jurisconsultes appellent un statut personnel.</text:span></text:span></text:p>
      <text:p text:style-name="Normal"><text:span text:style-name="Police_20_par_20_défaut"><text:span text:style-name="T1">Faisons enfin un dernier pas</text:span></text:span><text:span text:style-name="Police_20_par_20_défaut"><text:span text:style-name="T1"> :</text:span></text:span><text:span text:style-name="Police_20_par_20_défaut"><text:span text:style-name="T1"> coupons les objets inanim</text:span></text:span><text:span text:style-name="Police_20_par_20_défaut"><text:span text:style-name="T1">é</text:span></text:span><text:span text:style-name="Police_20_par_20_défaut"><text:span text:style-name="T1">s des communications qu'ils entretiennen</text:span></text:span><text:span text:style-name="Police_20_par_20_défaut"><text:span text:style-name="T1">t</text:span></text:span><text:span text:style-name="Police_20_par_20_défaut"><text:span text:style-name="T1"> avec nous</text:span></text:span><text:span text:style-name="Police_20_par_20_défaut"><text:span text:style-name="T1"> ;</text:span></text:span><text:span text:style-name="Police_20_par_20_défaut"><text:span text:style-name="T1"> repr</text:span></text:span><text:span text:style-name="Police_20_par_20_défaut"><text:span text:style-name="T1">é</text:span></text:span><text:span text:style-name="Police_20_par_20_défaut"><text:span text:style-name="T1">sentons-les</text:span></text:span><text:span text:style-name="Police_20_par_20_défaut"><text:span text:style-name="T1"> </text:span></text:span><text:span text:style-name="Police_20_par_20_défaut"><text:span text:style-name="T1">nous</text:span></text:span><text:span text:style-name="Police_20_par_20_défaut"><text:span text:style-name="T1"> — </text:span></text:span><text:span text:style-name="Police_20_par_20_défaut"><text:span text:style-name="T1">t</text:span></text:span><text:span text:style-name="Police_20_par_20_défaut"><text:span text:style-name="T1">e</text:span></text:span><text:span text:style-name="Police_20_par_20_défaut"><text:span text:style-name="T1">ls que nous les voyons sans doute, puisque nous ne saurions faire autrement,</text:span></text:span><text:span text:style-name="Police_20_par_20_défaut"><text:span text:style-name="T1"> — </text:span></text:span><text:span text:style-name="Police_20_par_20_défaut"><text:span text:style-name="T1">mais cessons d'avoir </text:span></text:span><text:span text:style-name="Police_20_par_20_défaut"><text:span text:style-name="T1">é</text:span></text:span><text:span text:style-name="Police_20_par_20_défaut"><text:span text:style-name="T1">gard </text:span></text:span><text:span text:style-name="Police_20_par_20_défaut"><text:span text:style-name="T1">à</text:span></text:span><text:span text:style-name="Police_20_par_20_défaut"><text:span text:style-name="T1"> l'usage que nous en tirons</text:span></text:span><text:span text:style-name="Police_20_par_20_défaut"><text:span text:style-name="T1"> ;</text:span></text:span><text:span text:style-name="Police_20_par_20_défaut"><text:span text:style-name="T1"> traitons-les enfin comme s'ils existaient en eux-m</text:span></text:span><text:span text:style-name="Police_20_par_20_défaut"><text:span text:style-name="T1">ê</text:span></text:span><text:span text:style-name="Police_20_par_20_défaut"><text:span text:style-name="T1">mes et pour eux-m</text:span></text:span><text:span text:style-name="Police_20_par_20_défaut"><text:span text:style-name="T1">ê</text:span></text:span><text:span text:style-name="Police_20_par_20_défaut"><text:span text:style-name="T1">mes</text:span></text:span><text:span text:style-name="Police_20_par_20_défaut"><text:span text:style-name="T1"> :</text:span></text:span><text:span text:style-name="Police_20_par_20_défaut"><text:span text:style-name="T1"> c'est la </text:span></text:span><text:span text:style-name="Police_20_par_20_défaut"><text:span text:style-name="T4">Peinture d'animaux, </text:span></text:span><text:span text:style-name="Police_20_par_20_défaut"><text:span text:style-name="T1">c'est la</text:span></text:span><text:span text:style-name="Police_20_par_20_défaut"><text:span text:style-name="T4"> Peinture de paysage</text:span></text:span><text:span text:style-name="Police_20_par_20_défaut"><text:span text:style-name="T1">, c'est la</text:span></text:span><text:span text:style-name="Police_20_par_20_défaut"><text:span text:style-name="T4"> Peinture de nature morte</text:span></text:span><text:span text:style-name="Police_20_par_20_défaut"><text:span text:style-name="T1">...</text:span></text:span><text:span text:style-name="Police_20_par_20_défaut"><text:span text:style-name="T1"> Nous avons parcouru le cycle, et en quelque sorte </text:span></text:span><text:span text:style-name="Police_20_par_20_défaut"><text:span text:style-name="T1">é</text:span></text:span><text:span text:style-name="Police_20_par_20_défaut"><text:span text:style-name="T1">puis</text:span></text:span><text:span text:style-name="Police_20_par_20_défaut"><text:span text:style-name="T1">é</text:span></text:span><text:span text:style-name="Police_20_par_20_défaut"><text:span text:style-name="T1"> les combinaisons possibles</text:span></text:span><text:span text:style-name="Police_20_par_20_défaut"><text:span text:style-name="T1"> :</text:span></text:span><text:span text:style-name="Police_20_par_20_défaut"><text:span text:style-name="T1"> toute peinture est </text:span></text:span><text:span text:style-name="Police_20_par_20_défaut"><text:span text:style-name="T4">Religieuse, </text:span></text:span><text:span text:style-name="Police_20_par_20_défaut"><text:span text:style-name="T1">ou </text:span></text:span><text:span text:style-name="Police_20_par_20_défaut"><text:span text:style-name="T4">Myt</text:span></text:span><text:span text:style-name="Police_20_par_20_défaut"><text:span text:style-name="T4">ho</text:span></text:span><text:span text:style-name="Police_20_par_20_défaut"><text:span text:style-name="T4">logique ou Historique, ou Iconique, ou de Genre, ou de Paysage, </text:span></text:span><text:span text:style-name="Police_20_par_20_défaut"><text:span text:style-name="T1">ou</text:span></text:span><text:span text:style-name="Police_20_par_20_défaut"><text:span text:style-name="T4"> de Nature morte</text:span></text:span><text:span text:style-name="Police_20_par_20_défaut"><text:span text:style-name="T1"> — </text:span></text:span><text:span text:style-name="Police_20_par_20_défaut"><text:span text:style-name="T1">et chacune de ces formes successives, que l'on peut combiner toutes ensemble, nous est apparue,</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son origine, comme un d</text:span></text:span><text:span text:style-name="Police_20_par_20_défaut"><text:span text:style-name="T1">é</text:span></text:span><text:span text:style-name="Police_20_par_20_défaut"><text:span text:style-name="T1">membrement, et, dans son d</text:span></text:span><text:span text:style-name="Police_20_par_20_défaut"><text:span text:style-name="T1">é</text:span></text:span><text:span text:style-name="Police_20_par_20_défaut"><text:span text:style-name="T1">veloppement^ comme une extension de la pr</text:span></text:span><text:span text:style-name="Police_20_par_20_défaut"><text:span text:style-name="T1">é</text:span></text:span><text:span text:style-name="Police_20_par_20_défaut"><text:span text:style-name="T1">c</text:span></text:span><text:span text:style-name="Police_20_par_20_défaut"><text:span text:style-name="T1">é</text:span></text:span><text:span text:style-name="Police_20_par_20_défaut"><text:span text:style-name="T1">dente.</text:span></text:span></text:p>
      <text:p text:style-name="P1">Prenons un autre exemple, un exemple plus particulier, plus précis, plus démonstratif, et plus éloquent par cela même : soit l'histoire ou la succession des formes du roman français.</text:p>
      <text:p text:style-name="Normal"><text:span text:style-name="Police_20_par_20_défaut"><text:span text:style-name="T1">Il s'offre </text:span></text:span><text:span text:style-name="Police_20_par_20_défaut"><text:span text:style-name="T1">à</text:span></text:span><text:span text:style-name="Police_20_par_20_défaut"><text:span text:style-name="T1"> nous d'abord sous la forme de </text:span></text:span><text:span text:style-name="Police_20_par_20_défaut"><text:span text:style-name="T4">L’</text:span></text:span><text:span text:style-name="Police_20_par_20_défaut"><text:span text:style-name="T4">É</text:span></text:span><text:span text:style-name="Police_20_par_20_défaut"><text:span text:style-name="T4">pop</text:span></text:span><text:span text:style-name="Police_20_par_20_défaut"><text:span text:style-name="T4">é</text:span></text:span><text:span text:style-name="Police_20_par_20_défaut"><text:span text:style-name="T4">e</text:span></text:span><text:span text:style-name="Police_20_par_20_défaut"><text:span text:style-name="T1"> ou de la</text:span></text:span><text:span text:style-name="Police_20_par_20_défaut"><text:span text:style-name="T4"> Chanson de geste</text:span></text:span><text:span text:style-name="Police_20_par_20_défaut"><text:span text:style-name="T4"> :</text:span></text:span><text:span text:style-name="Police_20_par_20_défaut"><text:span text:style-name="T4"> Roland, Aliscans, Renaud de Montauba</text:span></text:span><text:span text:style-name="Police_20_par_20_défaut"><text:span text:style-name="T1">n</text:span></text:span><text:span text:style-name="Police_20_par_20_défaut"><text:span text:style-name="T1"> ;</text:span></text:span><text:span text:style-name="Police_20_par_20_défaut"><text:span text:style-name="T1"> et sous cette forme, vous le savez, c'est presque de l'histoire. Aussi bien, chez nous comme en Gr</text:span></text:span><text:span text:style-name="Police_20_par_20_défaut"><text:span text:style-name="T1">è</text:span></text:span><text:span text:style-name="Police_20_par_20_défaut"><text:span text:style-name="T1">ce, l'histoire, sous la forme des </text:span></text:span><text:span text:style-name="Police_20_par_20_défaut"><text:span text:style-name="T4">M</text:span></text:span><text:span text:style-name="Police_20_par_20_défaut"><text:span text:style-name="T4">é</text:span></text:span><text:span text:style-name="Police_20_par_20_défaut"><text:span text:style-name="T4">moires</text:span></text:span><text:span text:style-name="Police_20_par_20_défaut"><text:span text:style-name="T1"> ou des </text:span></text:span><text:span text:style-name="Police_20_par_20_défaut"><text:span text:style-name="T4">Chroniques</text:span></text:span><text:span text:style-name="Police_20_par_20_défaut"><text:span text:style-name="T1">, semble-t-elle s'</text:span></text:span><text:span text:style-name="Police_20_par_20_défaut"><text:span text:style-name="T1">ê</text:span></text:span><text:span text:style-name="Police_20_par_20_défaut"><text:span text:style-name="T1">tre d</text:span></text:span><text:span text:style-name="Police_20_par_20_défaut"><text:span text:style-name="T1">é</text:span></text:span><text:span text:style-name="Police_20_par_20_défaut"><text:span text:style-name="T1">gag</text:span></text:span><text:span text:style-name="Police_20_par_20_défaut"><text:span text:style-name="T1">é</text:span></text:span><text:span text:style-name="Police_20_par_20_défaut"><text:span text:style-name="T1">e de la </text:span></text:span><text:span text:style-name="Police_20_par_20_défaut"><text:span text:style-name="T4">Chanson de geste.</text:span></text:span></text:p>
      <text:p text:style-name="Normal"><text:soft-page-break/><text:span text:style-name="Police_20_par_20_défaut"><text:span text:style-name="T1">Mais, d'un autre c</text:span></text:span><text:span text:style-name="Police_20_par_20_défaut"><text:span text:style-name="T1">ô</text:span></text:span><text:span text:style-name="Police_20_par_20_défaut"><text:span text:style-name="T1">t</text:span></text:span><text:span text:style-name="Police_20_par_20_défaut"><text:span text:style-name="T1">é</text:span></text:span><text:span text:style-name="Police_20_par_20_défaut"><text:span text:style-name="T1">, </text:span></text:span><text:span text:style-name="Police_20_par_20_défaut"><text:span text:style-name="T1">à</text:span></text:span><text:span text:style-name="Police_20_par_20_défaut"><text:span text:style-name="T1"> mesure qu'elle s'all</text:span></text:span><text:span text:style-name="Police_20_par_20_défaut"><text:span text:style-name="T1">é</text:span></text:span><text:span text:style-name="Police_20_par_20_défaut"><text:span text:style-name="T1">geait de sa substance historique, et pour en remplir le vide, l'</text:span></text:span><text:span text:style-name="Police_20_par_20_défaut"><text:span text:style-name="T1">é</text:span></text:span><text:span text:style-name="Police_20_par_20_défaut"><text:span text:style-name="T1">pop</text:span></text:span><text:span text:style-name="Police_20_par_20_défaut"><text:span text:style-name="T1">é</text:span></text:span><text:span text:style-name="Police_20_par_20_défaut"><text:span text:style-name="T1">e donnait </text:span></text:span><text:span text:style-name="Police_20_par_20_défaut"><text:span text:style-name="T1">à</text:span></text:span><text:span text:style-name="Police_20_par_20_défaut"><text:span text:style-name="T1"> la l</text:span></text:span><text:span text:style-name="Police_20_par_20_défaut"><text:span text:style-name="T1">é</text:span></text:span><text:span text:style-name="Police_20_par_20_défaut"><text:span text:style-name="T1">gende ou au r</text:span></text:span><text:span text:style-name="Police_20_par_20_défaut"><text:span text:style-name="T1">ê</text:span></text:span><text:span text:style-name="Police_20_par_20_défaut"><text:span text:style-name="T1">ve une part plus consid</text:span></text:span><text:span text:style-name="Police_20_par_20_défaut"><text:span text:style-name="T1">é</text:span></text:span><text:span text:style-name="Police_20_par_20_défaut"><text:span text:style-name="T1">rable d'elle-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text:span></text:span><text:span text:style-name="Police_20_par_20_défaut"><text:span text:style-name="T1"> c'est l'</text:span></text:span><text:span text:style-name="Police_20_par_20_défaut"><text:span text:style-name="T1">é</text:span></text:span><text:span text:style-name="Police_20_par_20_défaut"><text:span text:style-name="T1">poque de</text:span></text:span><text:span text:style-name="Police_20_par_20_défaut"><text:span text:style-name="T4">s Romans de la Table-Ronde</text:span></text:span><text:span text:style-name="Police_20_par_20_défaut"><text:span text:style-name="T4"> :</text:span></text:span><text:span text:style-name="Police_20_par_20_défaut"><text:span text:style-name="T4"> Parsifal</text:span></text:span><text:span text:style-name="Police_20_par_20_défaut"><text:span text:style-name="T4"> </text:span></text:span><text:span text:style-name="Police_20_par_20_défaut"><text:span text:style-name="T4">Tristan et Yseult</text:span></text:span><text:span text:style-name="Police_20_par_20_défaut"><text:span text:style-name="T1">, etc.</text:span></text:span><text:span text:style-name="Police_20_par_20_défaut"><text:span text:style-name="T1"> </text:span></text:span><text:span text:style-name="Police_20_par_20_défaut"><text:span text:style-name="T1">;</text:span></text:span><text:span text:style-name="Police_20_par_20_défaut"><text:span text:style-name="T1"> dont l'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 n'est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plus d'entretenir le culte des souvenirs, mais de chatouiller la curiosit</text:span></text:span><text:span text:style-name="Police_20_par_20_défaut"><text:span text:style-name="T1">é</text:span></text:span><text:span text:style-name="Police_20_par_20_défaut"><text:span text:style-name="T1">. C'est ce que l'on voit d'ailleurs encore plus clairement dans ces </text:span></text:span><text:span text:style-name="Police_20_par_20_défaut"><text:span text:style-name="T4">Amadis</text:span></text:span><text:span text:style-name="Police_20_par_20_défaut"><text:span text:style-name="T1">, qui succ</text:span></text:span><text:span text:style-name="Police_20_par_20_défaut"><text:span text:style-name="T1">è</text:span></text:span><text:span text:style-name="Police_20_par_20_défaut"><text:span text:style-name="T1">dent aux </text:span></text:span><text:span text:style-name="Police_20_par_20_défaut"><text:span text:style-name="T4">Romans de la Table-Ronde</text:span></text:span><text:span text:style-name="Police_20_par_20_défaut"><text:span text:style-name="T1">, et qui ne sont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plus des</text:span></text:span><text:span text:style-name="Police_20_par_20_défaut"><text:span text:style-name="T4"> </text:span></text:span><text:span text:style-name="Police_20_par_20_défaut"><text:span text:style-name="T4">É</text:span></text:span><text:span text:style-name="Police_20_par_20_défaut"><text:span text:style-name="T4">pop</text:span></text:span><text:span text:style-name="Police_20_par_20_défaut"><text:span text:style-name="T4">é</text:span></text:span><text:span text:style-name="Police_20_par_20_défaut"><text:span text:style-name="T4">es, </text:span></text:span><text:span text:style-name="Police_20_par_20_défaut"><text:span text:style-name="T1">à</text:span></text:span><text:span text:style-name="Police_20_par_20_défaut"><text:span text:style-name="T1"> vrai dire, mais ce que nous pouvons appeler des </text:span></text:span><text:span text:style-name="Police_20_par_20_défaut"><text:span text:style-name="T4">Romans d'aventures.</text:span></text:span><text:span text:style-name="Police_20_par_20_défaut"><text:span text:style-name="T1"> L'invraisemblance en fait la principale beaut</text:span></text:span><text:span text:style-name="Police_20_par_20_défaut"><text:span text:style-name="T1">é</text:span></text:span><text:span text:style-name="Police_20_par_20_défaut"><text:span text:style-name="T1">. On les </text:span></text:span><text:span text:style-name="Police_20_par_20_défaut"><text:span text:style-name="T1">é</text:span></text:span><text:span text:style-name="Police_20_par_20_défaut"><text:span text:style-name="T1">crit pour donner </text:span></text:span><text:span text:style-name="Police_20_par_20_défaut"><text:span text:style-name="T1">à</text:span></text:span><text:span text:style-name="Police_20_par_20_défaut"><text:span text:style-name="T1"> la libert</text:span></text:span><text:span text:style-name="Police_20_par_20_défaut"><text:span text:style-name="T1">é</text:span></text:span><text:span text:style-name="Police_20_par_20_défaut"><text:span text:style-name="T1"> de l'imagination une pleine </text:span></text:span><text:span text:style-name="Police_20_par_20_défaut"><text:span text:style-name="T1">carri</text:span></text:span><text:span text:style-name="Police_20_par_20_défaut"><text:span text:style-name="T1">è</text:span></text:span><text:span text:style-name="Police_20_par_20_défaut"><text:span text:style-name="T1">re</text:span></text:span><text:span text:style-name="Police_20_par_20_défaut"><text:span text:style-name="T1"> ;</text:span></text:span><text:span text:style-name="Police_20_par_20_défaut"><text:span text:style-name="T1"> et c'est pour sortir par eux de la r</text:span></text:span><text:span text:style-name="Police_20_par_20_défaut"><text:span text:style-name="T1">é</text:span></text:span><text:span text:style-name="Police_20_par_20_défaut"><text:span text:style-name="T1">alit</text:span></text:span><text:span text:style-name="Police_20_par_20_défaut"><text:span text:style-name="T1">é</text:span></text:span><text:span text:style-name="Police_20_par_20_défaut"><text:span text:style-name="T1">, c'est pour courir en pens</text:span></text:span><text:span text:style-name="Police_20_par_20_défaut"><text:span text:style-name="T1">é</text:span></text:span><text:span text:style-name="Police_20_par_20_défaut"><text:span text:style-name="T1">e les grandes aventures, c'est pour chevaucher avec eux l'hippogriffe et la Chim</text:span></text:span><text:span text:style-name="Police_20_par_20_défaut"><text:span text:style-name="T1">è</text:span></text:span><text:span text:style-name="Police_20_par_20_défaut"><text:span text:style-name="T1">re qu'on les lit.</text:span></text:span></text:p>
      <text:p text:style-name="Normal"><text:span text:style-name="Police_20_par_20_défaut"><text:span text:style-name="T1">Les </text:span></text:span><text:span text:style-name="Police_20_par_20_défaut"><text:span text:style-name="T4">Amadis</text:span></text:span><text:span text:style-name="Police_20_par_20_défaut"><text:span text:style-name="T1"> sont du XVI</text:span></text:span><text:span text:style-name="Police_20_par_20_défaut"><text:span text:style-name="T2">e</text:span></text:span><text:span text:style-name="Police_20_par_20_défaut"><text:span text:style-name="T1"> siècle : un autre genre les remplace avec le XVII</text:span></text:span><text:span text:style-name="Police_20_par_20_défaut"><text:span text:style-name="T2">e</text:span></text:span><text:span text:style-name="Police_20_par_20_défaut"><text:span text:style-name="T1"> siècle naissant, dont on peut prendre </text:span></text:span><text:span text:style-name="Police_20_par_20_défaut"><text:span text:style-name="T5">L’Astrée </text:span></text:span><text:span text:style-name="Police_20_par_20_défaut"><text:span text:style-name="T1">pour modèle ou polir type, ou peut-être, et plus justement, les romans de Gomberville, de la Calprenède, de Mlle de Scudéri : </text:span></text:span><text:span text:style-name="Police_20_par_20_défaut"><text:span text:style-name="T4">Polexandre, Cassandre, Cyrus et Clélie.</text:span></text:span></text:p>
      <text:p text:style-name="Normal"><text:span text:style-name="Police_20_par_20_défaut"><text:span text:style-name="T1">Appelons-les des </text:span></text:span><text:span text:style-name="Police_20_par_20_défaut"><text:span text:style-name="T4">Romans </text:span></text:span><text:span text:style-name="Police_20_par_20_défaut"><text:span text:style-name="T4">é</text:span></text:span><text:span text:style-name="Police_20_par_20_défaut"><text:span text:style-name="T4">piques</text:span></text:span><text:span text:style-name="Police_20_par_20_défaut"><text:span text:style-name="T1"> :</text:span></text:span><text:span text:style-name="Police_20_par_20_défaut"><text:span text:style-name="T1"> ils le sont </text:span></text:span><text:span text:style-name="Police_20_par_20_défaut"><text:span text:style-name="T1">à</text:span></text:span><text:span text:style-name="Police_20_par_20_défaut"><text:span text:style-name="T1"> la fois par leur longueur, par la mani</text:span></text:span><text:span text:style-name="Police_20_par_20_défaut"><text:span text:style-name="T1">è</text:span></text:span><text:span text:style-name="Police_20_par_20_défaut"><text:span text:style-name="T1">re dont les </text:span></text:span><text:span text:style-name="Police_20_par_20_défaut"><text:span text:style-name="T1">é</text:span></text:span><text:span text:style-name="Police_20_par_20_défaut"><text:span text:style-name="T1">pisodes y sont rattach</text:span></text:span><text:span text:style-name="Police_20_par_20_défaut"><text:span text:style-name="T1">é</text:span></text:span><text:span text:style-name="Police_20_par_20_défaut"><text:span text:style-name="T1">s au r</text:span></text:span><text:span text:style-name="Police_20_par_20_défaut"><text:span text:style-name="T1">é</text:span></text:span><text:span text:style-name="Police_20_par_20_défaut"><text:span text:style-name="T1">cit principal, par le caract</text:span></text:span><text:span text:style-name="Police_20_par_20_défaut"><text:span text:style-name="T1">è</text:span></text:span><text:span text:style-name="Police_20_par_20_défaut"><text:span text:style-name="T1">re </text:span></text:span><text:span text:style-name="Police_20_par_20_défaut"><text:span text:style-name="T1">é</text:span></text:span><text:span text:style-name="Police_20_par_20_défaut"><text:span text:style-name="T1">galement invraisemblable et h</text:span></text:span><text:span text:style-name="Police_20_par_20_défaut"><text:span text:style-name="T1">é</text:span></text:span><text:span text:style-name="Police_20_par_20_défaut"><text:span text:style-name="T1">ro</text:span></text:span><text:span text:style-name="Police_20_par_20_défaut"><text:span text:style-name="T1">ï</text:span></text:span><text:span text:style-name="Police_20_par_20_défaut"><text:span text:style-name="T1">que des aventures qui s'y passent, par la qualit</text:span></text:span><text:span text:style-name="Police_20_par_20_défaut"><text:span text:style-name="T1">é</text:span></text:span><text:span text:style-name="Police_20_par_20_défaut"><text:span text:style-name="T1"> souveraine ou princi</text:span></text:span><text:span text:style-name="Police_20_par_20_défaut"><text:span text:style-name="T1">è</text:span></text:span><text:span text:style-name="Police_20_par_20_défaut"><text:span text:style-name="T1">re des personnages qui en sont le support, par la fluidit</text:span></text:span><text:span text:style-name="Police_20_par_20_défaut"><text:span text:style-name="T1">é</text:span></text:span><text:span text:style-name="Police_20_par_20_défaut"><text:span text:style-name="T1"> continue du style, par le ton d'emphase qui le rehausse ou qui l'anime. Mais ils sont autre chose aussi. </text:span></text:span><text:span text:style-name="Police_20_par_20_défaut"><text:span text:style-name="T4">Polexandre</text:span></text:span><text:span text:style-name="Police_20_par_20_défaut"><text:span text:style-name="T1"> est un roman </text:span></text:span><text:span text:style-name="Police_20_par_20_défaut"><text:span text:style-name="T1">«</text:span></text:span><text:span text:style-name="Police_20_par_20_défaut"><text:span text:style-name="T1"> </text:span></text:span><text:span text:style-name="Police_20_par_20_défaut"><text:span text:style-name="T1">maritime et g</text:span></text:span><text:span text:style-name="Police_20_par_20_défaut"><text:span text:style-name="T1">é</text:span></text:span><text:span text:style-name="Police_20_par_20_défaut"><text:span text:style-name="T1">o</text:span></text:span><text:span text:style-name="Police_20_par_20_défaut"><text:span text:style-name="T1">graphique</text:span></text:span><text:span text:style-name="Police_20_par_20_défaut"><text:span text:style-name="T1"> </text:span></text:span><text:span text:style-name="Police_20_par_20_défaut"><text:span text:style-name="T1">»</text:span></text:span><text:span text:style-name="Police_20_par_20_défaut"><text:span text:style-name="T1">. La Calpren</text:span></text:span><text:span text:style-name="Police_20_par_20_défaut"><text:span text:style-name="T1">è</text:span></text:span><text:span text:style-name="Police_20_par_20_défaut"><text:span text:style-name="T1">de, en son </text:span></text:span><text:span text:style-name="Police_20_par_20_défaut"><text:span text:style-name="T4">Faramond</text:span></text:span><text:span text:style-name="Police_20_par_20_défaut"><text:span text:style-name="T1">, se pique de raconter, </text:span></text:span><text:span text:style-name="Police_20_par_20_défaut"><text:span text:style-name="T1">«</text:span></text:span><text:span text:style-name="Police_20_par_20_défaut"><text:span text:style-name="T1"> </text:span></text:span><text:span text:style-name="Police_20_par_20_défaut"><text:span text:style-name="T1">en les embellissant de quelques inventions qui n'</text:span></text:span><text:span text:style-name="Police_20_par_20_défaut"><text:span text:style-name="T1">ô</text:span></text:span><text:span text:style-name="Police_20_par_20_défaut"><text:span text:style-name="T1">tent rien </text:span></text:span><text:span text:style-name="Police_20_par_20_défaut"><text:span text:style-name="T1">à</text:span></text:span><text:span text:style-name="Police_20_par_20_défaut"><text:span text:style-name="T1"> la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des choses</text:span></text:span><text:span text:style-name="Police_20_par_20_défaut"><text:span text:style-name="T1"> </text:span></text:span><text:span text:style-name="Police_20_par_20_défaut"><text:span text:style-name="T1">»</text:span></text:span><text:span text:style-name="Police_20_par_20_défaut"><text:span text:style-name="T1">, la d</text:span></text:span><text:span text:style-name="Police_20_par_20_défaut"><text:span text:style-name="T1">é</text:span></text:span><text:span text:style-name="Police_20_par_20_défaut"><text:span text:style-name="T1">cadence de l'Empire, et </text:span></text:span><text:span text:style-name="Police_20_par_20_défaut"><text:span text:style-name="T1">«</text:span></text:span><text:span text:style-name="Police_20_par_20_défaut"><text:span text:style-name="T1"> </text:span></text:span><text:span text:style-name="Police_20_par_20_défaut"><text:span text:style-name="T1">avec les commencemens de notre belle Monarchie</text:span></text:span><text:span text:style-name="Police_20_par_20_défaut"><text:span text:style-name="T1"> </text:span></text:span><text:span text:style-name="Police_20_par_20_défaut"><text:span text:style-name="T1">»</text:span></text:span><text:span text:style-name="Police_20_par_20_défaut"><text:span text:style-name="T1"> les commencements de celle des Espagnols, des </text:span></text:span><text:span text:style-name="Police_20_par_20_défaut"><text:span text:style-name="T1">V</text:span></text:span><text:span text:style-name="Police_20_par_20_défaut"><text:span text:style-name="T1">andales, des Huns</text:span></text:span><text:span text:style-name="Police_20_par_20_défaut"><text:span text:style-name="T1"> </text:span></text:span><text:span text:style-name="Police_20_par_20_défaut"><text:span text:style-name="T1">;</text:span></text:span><text:span text:style-name="Police_20_par_20_défaut"><text:span text:style-name="T1"> c'est un roman </text:span></text:span><text:span text:style-name="Police_20_par_20_défaut"><text:span text:style-name="T1">«</text:span></text:span><text:span text:style-name="Police_20_par_20_défaut"><text:span text:style-name="T1"> </text:span></text:span><text:span text:style-name="Police_20_par_20_défaut"><text:span text:style-name="T1">historique</text:span></text:span><text:span text:style-name="Police_20_par_20_défaut"><text:span text:style-name="T1"> </text:span></text:span><text:span text:style-name="Police_20_par_20_défaut"><text:span text:style-name="T1">»</text:span></text:span><text:span text:style-name="Police_20_par_20_défaut"><text:span text:style-name="T1">. Enfin, dans son </text:span></text:span><text:span text:style-name="Police_20_par_20_défaut"><text:span text:style-name="T4">Cyrus</text:span></text:span><text:span text:style-name="Police_20_par_20_défaut"><text:span text:style-name="T1"> ou dans sa </text:span></text:span><text:span text:style-name="Police_20_par_20_défaut"><text:span text:style-name="T4">Cl</text:span></text:span><text:span text:style-name="Police_20_par_20_défaut"><text:span text:style-name="T4">é</text:span></text:span><text:span text:style-name="Police_20_par_20_défaut"><text:span text:style-name="T4">lie</text:span></text:span><text:span text:style-name="Police_20_par_20_défaut"><text:span text:style-name="T1">, sous ces grands noms qu'elle emprunte </text:span></text:span><text:span text:style-name="Police_20_par_20_défaut"><text:span text:style-name="T1">à</text:span></text:span><text:span text:style-name="Police_20_par_20_défaut"><text:span text:style-name="T1"> l'histoire, Mlle de Scud</text:span></text:span><text:span text:style-name="Police_20_par_20_défaut"><text:span text:style-name="T1">é</text:span></text:span><text:span text:style-name="Police_20_par_20_défaut"><text:span text:style-name="T1">ri ne se cache point</text:span></text:span><text:span text:style-name="Police_20_par_20_défaut"><text:span text:style-name="T1"> — </text:span></text:span><text:span text:style-name="Police_20_par_20_défaut"><text:span text:style-name="T1">elle s'en cache si peu qu'au contraire</text:span></text:span><text:span text:style-name="Police_20_par_20_défaut"><text:span text:style-name="T1"> </text:span></text:span><text:span text:style-name="Police_20_par_20_défaut"><text:span text:style-name="T1">elle s'en vante elle</text:span></text:span><text:span text:style-name="Police_20_par_20_défaut"><text:span text:style-name="T1">-</text:span></text:span><text:span text:style-name="Police_20_par_20_défaut"><text:span text:style-name="T1">m</text:span></text:span><text:span text:style-name="Police_20_par_20_défaut"><text:span text:style-name="T1">ê</text:span></text:span><text:span text:style-name="Police_20_par_20_défaut"><text:span text:style-name="T1">me</text:span></text:span><text:span text:style-name="Police_20_par_20_défaut"><text:span text:style-name="T1"> — </text:span></text:span><text:span text:style-name="Police_20_par_20_défaut"><text:span text:style-name="T1">d'avoir repr</text:span></text:span><text:span text:style-name="Police_20_par_20_défaut"><text:span text:style-name="T1">é</text:span></text:span><text:span text:style-name="Police_20_par_20_défaut"><text:span text:style-name="T1">sent</text:span></text:span><text:span text:style-name="Police_20_par_20_défaut"><text:span text:style-name="T1">é</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au vif</text:span></text:span><text:span text:style-name="Police_20_par_20_défaut"><text:span text:style-name="T1"> </text:span></text:span><text:span text:style-name="Police_20_par_20_défaut"><text:span text:style-name="T1">»</text:span></text:span><text:span text:style-name="Police_20_par_20_défaut"><text:span text:style-name="T1"> les personnes, racont</text:span></text:span><text:span text:style-name="Police_20_par_20_défaut"><text:span text:style-name="T1">é</text:span></text:span><text:span text:style-name="Police_20_par_20_défaut"><text:span text:style-name="T1"> les histoires, et consign</text:span></text:span><text:span text:style-name="Police_20_par_20_défaut"><text:span text:style-name="T1">é</text:span></text:span><text:span text:style-name="Police_20_par_20_défaut"><text:span text:style-name="T1"> l'expression des sentiments de ses contemporains. Qu'est-ce que cela, sinon le </text:span></text:span><text:span text:style-name="Police_20_par_20_défaut"><text:span text:style-name="T4">Roman de m</text:span></text:span><text:span text:style-name="Police_20_par_20_défaut"><text:span text:style-name="T4">œ</text:span></text:span><text:span text:style-name="Police_20_par_20_défaut"><text:span text:style-name="T4">urs</text:span></text:span><text:span text:style-name="Police_20_par_20_défaut"><text:span text:style-name="T1"> qui commence </text:span></text:span><text:span text:style-name="Police_20_par_20_défaut"><text:span text:style-name="T1">à</text:span></text:span><text:span text:style-name="Police_20_par_20_défaut"><text:span text:style-name="T1"> poindre</text:span></text:span><text:span text:style-name="Police_20_par_20_défaut"><text:span text:style-name="T1"> ?</text:span></text:span><text:span text:style-name="Police_20_par_20_défaut"><text:span text:style-name="T1"> je veux dire ce genre de romans dont l'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 n'est plu dans l'invraisemblance des aventures ou dans </text:span></text:span><text:span text:style-name="Police_20_par_20_défaut"><text:span text:style-name="T1">L’</text:span></text:span><text:span text:style-name="Police_20_par_20_défaut"><text:span text:style-name="T1">irr</text:span></text:span><text:span text:style-name="Police_20_par_20_défaut"><text:span text:style-name="T1">é</text:span></text:span><text:span text:style-name="Police_20_par_20_défaut"><text:span text:style-name="T1">alit</text:span></text:span><text:span text:style-name="Police_20_par_20_défaut"><text:span text:style-name="T1">é</text:span></text:span><text:span text:style-name="Police_20_par_20_défaut"><text:span text:style-name="T1"> des personnes, mais au contraire dans leur ressemblance avec la vie contemporaine.</text:span></text:span></text:p>
      <text:p text:style-name="Normal"><text:soft-page-break/><text:span text:style-name="Police_20_par_20_défaut"><text:span text:style-name="T1">Aussi, ne tardons-nous pas </text:span></text:span><text:span text:style-name="Police_20_par_20_défaut"><text:span text:style-name="T1">à</text:span></text:span><text:span text:style-name="Police_20_par_20_défaut"><text:span text:style-name="T1"> voir la</text:span></text:span><text:span text:style-name="Police_20_par_20_défaut"><text:span text:style-name="T4"> Princesse de Cl</text:span></text:span><text:span text:style-name="Police_20_par_20_défaut"><text:span text:style-name="T4">è</text:span></text:span><text:span text:style-name="Police_20_par_20_défaut"><text:span text:style-name="T4">ves</text:span></text:span><text:span text:style-name="Police_20_par_20_défaut"><text:span text:style-name="T1"> succ</text:span></text:span><text:span text:style-name="Police_20_par_20_défaut"><text:span text:style-name="T1">é</text:span></text:span><text:span text:style-name="Police_20_par_20_défaut"><text:span text:style-name="T1">der au Grand </text:span></text:span><text:span text:style-name="Police_20_par_20_défaut"><text:span text:style-name="T4">Cyrus</text:span></text:span><text:span text:style-name="Police_20_par_20_défaut"><text:span text:style-name="T4"> </text:span></text:span><text:span text:style-name="Police_20_par_20_défaut"><text:span text:style-name="T4">;</text:span></text:span><text:span text:style-name="Police_20_par_20_défaut"><text:span text:style-name="T4"> Gil Blas,</text:span></text:span><text:span text:style-name="Police_20_par_20_défaut"><text:span text:style-name="T4"> Manon Lescaut, Marianne</text:span></text:span><text:span text:style-name="Police_20_par_20_défaut"><text:span text:style-name="T1"> </text:span></text:span><text:span text:style-name="Police_20_par_20_défaut"><text:span text:style-name="T1">à</text:span></text:span><text:span text:style-name="Police_20_par_20_défaut"><text:span text:style-name="T1"> la </text:span></text:span><text:span text:style-name="Police_20_par_20_défaut"><text:span text:style-name="T4">Princesse de Cl</text:span></text:span><text:span text:style-name="Police_20_par_20_défaut"><text:span text:style-name="T4">è</text:span></text:span><text:span text:style-name="Police_20_par_20_défaut"><text:span text:style-name="T4">ves</text:span></text:span><text:span text:style-name="Police_20_par_20_défaut"><text:span text:style-name="T1"> </text:span></text:span><text:span text:style-name="Police_20_par_20_défaut"><text:span text:style-name="T1">;</text:span></text:span><text:span text:style-name="Police_20_par_20_défaut"><text:span text:style-name="T1"> et le</text:span></text:span><text:span text:style-name="Police_20_par_20_défaut"><text:span text:style-name="T4"> Roman de m</text:span></text:span><text:span text:style-name="Police_20_par_20_défaut"><text:span text:style-name="T4">œ</text:span></text:span><text:span text:style-name="Police_20_par_20_défaut"><text:span text:style-name="T4">urs g</text:span></text:span><text:span text:style-name="Police_20_par_20_défaut"><text:span text:style-name="T4">é</text:span></text:span><text:span text:style-name="Police_20_par_20_défaut"><text:span text:style-name="T4">n</text:span></text:span><text:span text:style-name="Police_20_par_20_défaut"><text:span text:style-name="T4">é</text:span></text:span><text:span text:style-name="Police_20_par_20_défaut"><text:span text:style-name="T4">rales</text:span></text:span><text:span text:style-name="Police_20_par_20_défaut"><text:span text:style-name="T1"> </text:span></text:span><text:span text:style-name="Police_20_par_20_défaut"><text:span text:style-name="T1">;</text:span></text:span><text:span text:style-name="Police_20_par_20_défaut"><text:span text:style-name="T1"> et le Roman de m</text:span></text:span><text:span text:style-name="Police_20_par_20_défaut"><text:span text:style-name="T1">œ</text:span></text:span><text:span text:style-name="Police_20_par_20_défaut"><text:span text:style-name="T1">urs intimes</text:span></text:span><text:span text:style-name="Police_20_par_20_défaut"><text:span text:style-name="T1"> </text:span></text:span><text:span text:style-name="Police_20_par_20_défaut"><text:span text:style-name="T1">;</text:span></text:span><text:span text:style-name="Police_20_par_20_défaut"><text:span text:style-name="T1"> et le Roman de m</text:span></text:span><text:span text:style-name="Police_20_par_20_défaut"><text:span text:style-name="T1">œ</text:span></text:span><text:span text:style-name="Police_20_par_20_défaut"><text:span text:style-name="T1">urs exotiques</text:span></text:span><text:span text:style-name="Police_20_par_20_défaut"><text:span text:style-name="T1">...</text:span></text:span><text:span text:style-name="Police_20_par_20_défaut"><text:span text:style-name="T1"> Mais </text:span></text:span><text:span text:style-name="Police_20_par_20_défaut"><text:span text:style-name="T1">arr</text:span></text:span><text:span text:style-name="Police_20_par_20_défaut"><text:span text:style-name="T1">ê</text:span></text:span><text:span text:style-name="Police_20_par_20_défaut"><text:span text:style-name="T1">tons-nous ici, pour ne pas empi</text:span></text:span><text:span text:style-name="Police_20_par_20_défaut"><text:span text:style-name="T1">é</text:span></text:span><text:span text:style-name="Police_20_par_20_défaut"><text:span text:style-name="T1">ter sur un sujet auquel vous allez voir que nous reviendrons d</text:span></text:span><text:span text:style-name="Police_20_par_20_défaut"><text:span text:style-name="T1">è</text:span></text:span><text:span text:style-name="Police_20_par_20_défaut"><text:span text:style-name="T1">s cette ann</text:span></text:span><text:span text:style-name="Police_20_par_20_défaut"><text:span text:style-name="T1">é</text:span></text:span><text:span text:style-name="Police_20_par_20_défaut"><text:span text:style-name="T1">e 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text:span></text:span><text:span text:style-name="Police_20_par_20_défaut"><text:span text:style-name="T1"> et d'ailleurs, tels que les voil</text:span></text:span><text:span text:style-name="Police_20_par_20_défaut"><text:span text:style-name="T1">à</text:span></text:span><text:span text:style-name="Police_20_par_20_défaut"><text:span text:style-name="T1">, ces deux exemples me suffisent pour d</text:span></text:span><text:span text:style-name="Police_20_par_20_défaut"><text:span text:style-name="T1">é</text:span></text:span><text:span text:style-name="Police_20_par_20_défaut"><text:span text:style-name="T1">finir, je crois, avec assez de pr</text:span></text:span><text:span text:style-name="Police_20_par_20_défaut"><text:span text:style-name="T1">é</text:span></text:span><text:span text:style-name="Police_20_par_20_défaut"><text:span text:style-name="T1">cision maintenant, l'id</text:span></text:span><text:span text:style-name="Police_20_par_20_défaut"><text:span text:style-name="T1">é</text:span></text:span><text:span text:style-name="Police_20_par_20_défaut"><text:span text:style-name="T1">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 du co</text:span></text:span><text:span text:style-name="Police_20_par_20_défaut"><text:span text:style-name="T1">u</text:span></text:span><text:span text:style-name="Police_20_par_20_défaut"><text:span text:style-name="T1">rs.</text:span></text:span></text:p>
      <text:p text:style-name="Normal"><text:span text:style-name="Police_20_par_20_défaut"><text:span text:style-name="T1">Il s'agit donc de savoir quel est le rapport de ces formes entre elles, et les noms que l'on doit donner aux causes encore inconnues qui semblent les avoir comme dégagées successivement les unes des autres. N'y a-t-il là qu'un pur hasard, une succession toute fortuite ? Si les circonstances l'eussent voulu, la</text:span></text:span><text:span text:style-name="Police_20_par_20_défaut"><text:span text:style-name="T4"> Peinture de genre</text:span></text:span><text:span text:style-name="Police_20_par_20_défaut"><text:span text:style-name="T1"> aurait-elle pu précéder la</text:span></text:span><text:span text:style-name="Police_20_par_20_défaut"><text:span text:style-name="T4"> Peinture religieuse</text:span></text:span><text:span text:style-name="Police_20_par_20_défaut"><text:span text:style-name="T1"> ; ou, pareillement, dans l'autre cas, le Roman de mœurs aurait-il pu précéder </text:span></text:span><text:span text:style-name="Police_20_par_20_défaut"><text:span text:style-name="T5">L’Épopée</text:span></text:span><text:span text:style-name="Police_20_par_20_défaut"><text:span text:style-name="T1"> ? Mais si ce n'est ni hasard, ni succession fortuite, comment les formes se sont-elles succédé ? ou peut-être engendrées dans l’histoire ? Le lien qui les unit est-il chronologique ou généalogique ? je veux dire : le fait de leur succession est-il l'œuvre des circonstances, des conditions du dehors ? ou au contraire y a-t-il génération dans le vrai sens du mot ? C'est la première question que nous essayerons de résoudre.</text:span></text:span></text:p>
      <text:p text:style-name="Normal"><text:span text:style-name="Police_20_par_20_défaut"><text:span text:style-name="T1">En second lieu, et quand nous conna</text:span></text:span><text:span text:style-name="Police_20_par_20_défaut"><text:span text:style-name="T1">î</text:span></text:span><text:span text:style-name="Police_20_par_20_défaut"><text:span text:style-name="T1">trons le rapport chronologique ou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alogique de ces formes entre elles, quel en est, quels en sont, si je puis ainsi dire, les rapports </text:span></text:span><text:span text:style-name="Police_20_par_20_défaut"><text:span text:style-name="T1">esth</text:span></text:span><text:span text:style-name="Police_20_par_20_défaut"><text:span text:style-name="T1">é</text:span></text:span><text:span text:style-name="Police_20_par_20_défaut"><text:span text:style-name="T1">tiques</text:span></text:span><text:span text:style-name="Police_20_par_20_défaut"><text:span text:style-name="T1"> ?</text:span></text:span><text:span text:style-name="Police_20_par_20_défaut"><text:span text:style-name="T1"> </text:span></text:span><text:span text:style-name="Police_20_par_20_défaut"><text:span text:style-name="T1">La</text:span></text:span><text:span text:style-name="Police_20_par_20_défaut"><text:span text:style-name="T4"> Peinture religieuse,</text:span></text:span><text:span text:style-name="Police_20_par_20_défaut"><text:span text:style-name="T1"> pour avoir paru la premi</text:span></text:span><text:span text:style-name="Police_20_par_20_défaut"><text:span text:style-name="T1">è</text:span></text:span><text:span text:style-name="Police_20_par_20_défaut"><text:span text:style-name="T1">re, est-elle de soi n</text:span></text:span><text:span text:style-name="Police_20_par_20_défaut"><text:span text:style-name="T1">é</text:span></text:span><text:span text:style-name="Police_20_par_20_défaut"><text:span text:style-name="T1">cessairement sup</text:span></text:span><text:span text:style-name="Police_20_par_20_défaut"><text:span text:style-name="T1">é</text:span></text:span><text:span text:style-name="Police_20_par_20_défaut"><text:span text:style-name="T1">rieure </text:span></text:span><text:span text:style-name="Police_20_par_20_défaut"><text:span text:style-name="T1">à</text:span></text:span><text:span text:style-name="Police_20_par_20_défaut"><text:span text:style-name="T1"> la Peinture de paysage, par </text:span></text:span><text:span text:style-name="Police_20_par_20_défaut"><text:span text:style-name="T1">exemple</text:span></text:span><text:span text:style-name="Police_20_par_20_défaut"><text:span text:style-name="T1"> ?</text:span></text:span><text:span text:style-name="Police_20_par_20_défaut"><text:span text:style-name="T1"> </text:span></text:span><text:span text:style-name="Police_20_par_20_défaut"><text:span text:style-name="T1">et pour quelles </text:span></text:span><text:span text:style-name="Police_20_par_20_défaut"><text:span text:style-name="T1">raisons</text:span></text:span><text:span text:style-name="Police_20_par_20_défaut"><text:span text:style-name="T1"> ?</text:span></text:span><text:span text:style-name="Police_20_par_20_défaut"><text:span text:style-name="T1"> </text:span></text:span><text:span text:style-name="Police_20_par_20_défaut"><text:span text:style-name="T1">Ou, si c'est le contraire, en quoi dirons-nous que consiste la sup</text:span></text:span><text:span text:style-name="Police_20_par_20_défaut"><text:span text:style-name="T1">é</text:span></text:span><text:span text:style-name="Police_20_par_20_défaut"><text:span text:style-name="T1">riorit</text:span></text:span><text:span text:style-name="Police_20_par_20_défaut"><text:span text:style-name="T1">é</text:span></text:span><text:span text:style-name="Police_20_par_20_défaut"><text:span text:style-name="T1"> de la </text:span></text:span><text:span text:style-name="Police_20_par_20_défaut"><text:span text:style-name="T1">seconde</text:span></text:span><text:span text:style-name="Police_20_par_20_défaut"><text:span text:style-name="T1"> ?</text:span></text:span><text:span text:style-name="Police_20_par_20_défaut"><text:span text:style-name="T1"> </text:span></text:span><text:span text:style-name="Police_20_par_20_défaut"><text:span text:style-name="T1">Ou encore, et si chacune d'elles peut se vanter de qualit</text:span></text:span><text:span text:style-name="Police_20_par_20_défaut"><text:span text:style-name="T1">é</text:span></text:span><text:span text:style-name="Police_20_par_20_défaut"><text:span text:style-name="T1">s que l'autre n'a pas eues, peut-on dire, et en s'appuyant de quels principes, qu'il y ait eu, de l'une </text:span></text:span><text:span text:style-name="Police_20_par_20_défaut"><text:span text:style-name="T1">à</text:span></text:span><text:span text:style-name="Police_20_par_20_défaut"><text:span text:style-name="T1"> l'autre forme, acquisition, enrichissement, progr</text:span></text:span><text:span text:style-name="Police_20_par_20_défaut"><text:span text:style-name="T1">è</text:span></text:span><text:span text:style-name="Police_20_par_20_défaut"><text:span text:style-name="T1">s, ou au contraire d</text:span></text:span><text:span text:style-name="Police_20_par_20_défaut"><text:span text:style-name="T1">é</text:span></text:span><text:span text:style-name="Police_20_par_20_défaut"><text:span text:style-name="T1">cadence, appauvrissement, diminution pour l'art</text:span></text:span><text:span text:style-name="Police_20_par_20_défaut"><text:span text:style-name="T1"> ?</text:span></text:span><text:span text:style-name="Police_20_par_20_défaut"><text:span text:style-name="T1"> Ce sera notre seconde</text:span></text:span><text:span text:style-name="Police_20_par_20_défaut"><text:span text:style-name="T1">-</text:span></text:span><text:span text:style-name="Police_20_par_20_défaut"><text:span text:style-name="T1">question.</text:span></text:span></text:p>
      <text:p text:style-name="P1">Enfin, et après les rapports généalogiques ou esthétiques de ces formes entre elles, quels en sont, s'il y en a, les rapports scientifiques ? C’est-à-dire, y a-t-il des Lois qui gouvernent cette succession ; et, ces Lois, d'où les peut-on tirer ? Comment et par quels moyens pouvons-nous les déterminer ? Ou, en d'autres termes encore, trouvons-nous ici quelque chose d'analogue à cette « différenciation progressive » <text:soft-page-break/>qui, dans la nature vivante, fait passer la matière de l'homogène à l'hétérogène, et sortir constamment, si j'ose ainsi parler, le contraire du semblable ? Ce sera notre troisième question, — dont je pense que vous voyez assez l'analogie avec le problème général de l'évolution. Il nous reste à dire, cette question et les autres, les moyens que nous prendrons, sinon pour les résoudre, au moins pour les traiter.</text:p>
      <text:p text:style-name="Normal"><text:span text:style-name="Police_20_par_20_défaut"><text:span text:style-name="T1">Il me semble, avant tout, que l'introduction naturelle, et m</text:span></text:span><text:span text:style-name="Police_20_par_20_défaut"><text:span text:style-name="T1">ê</text:span></text:span><text:span text:style-name="Police_20_par_20_défaut"><text:span text:style-name="T1">me n</text:span></text:span><text:span text:style-name="Police_20_par_20_défaut"><text:span text:style-name="T1">é</text:span></text:span><text:span text:style-name="Police_20_par_20_défaut"><text:span text:style-name="T1">cessaire, d'une recherche de ce genre est une </text:span></text:span><text:span text:style-name="Police_20_par_20_défaut"><text:span text:style-name="T4">Histoire sommaire </text:span></text:span><text:span text:style-name="Police_20_par_20_défaut"><text:span text:style-name="T1">ou une </text:span></text:span><text:span text:style-name="Police_20_par_20_défaut"><text:span text:style-name="T4">Esquisse de r</text:span></text:span><text:span text:style-name="Police_20_par_20_défaut"><text:span text:style-name="T4">é</text:span></text:span><text:span text:style-name="Police_20_par_20_défaut"><text:span text:style-name="T4">volution de la critique en France</text:span></text:span><text:span text:style-name="Police_20_par_20_défaut"><text:span text:style-name="T1">, depuis ses origines jusqu'</text:span></text:span><text:span text:style-name="Police_20_par_20_défaut"><text:span text:style-name="T1">à</text:span></text:span><text:span text:style-name="Police_20_par_20_défaut"><text:span text:style-name="T1"> nos jours. En effet, comment la critique, de la simple expression d'un jugement ou d'une opinion qu'elle a longtemps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qu'elle est encore pour beaucoup de gens, comment la critique est-elle devenue, je ne dis pas une d</text:span></text:span><text:span text:style-name="Police_20_par_20_défaut"><text:span text:style-name="T1">é</text:span></text:span><text:span text:style-name="Police_20_par_20_défaut"><text:span text:style-name="T1">pendance, ou une province, mais v</text:span></text:span><text:span text:style-name="Police_20_par_20_défaut"><text:span text:style-name="T1">é</text:span></text:span><text:span text:style-name="Police_20_par_20_défaut"><text:span text:style-name="T1">ritablement une science analogue </text:span></text:span><text:span text:style-name="Police_20_par_20_défaut"><text:span text:style-name="T1">à</text:span></text:span><text:span text:style-name="Police_20_par_20_défaut"><text:span text:style-name="T1"> l'histoire naturelle</text:span></text:span><text:span text:style-name="Police_20_par_20_défaut"><text:span text:style-name="T1"> ?</text:span></text:span><text:span text:style-name="Police_20_par_20_défaut"><text:span text:style-name="T1"> Nous ne pouvons, si nous ne le savons, aborder ce probl</text:span></text:span><text:span text:style-name="Police_20_par_20_défaut"><text:span text:style-name="T1">è</text:span></text:span><text:span text:style-name="Police_20_par_20_défaut"><text:span text:style-name="T1">me de</text:span></text:span><text:span text:style-name="Police_20_par_20_défaut"><text:span text:style-name="T4"> </text:span></text:span><text:span text:style-name="Police_20_par_20_défaut"><text:span text:style-name="T4">L’</text:span></text:span><text:span text:style-name="Police_20_par_20_défaut"><text:span text:style-name="T4">É</text:span></text:span><text:span text:style-name="Police_20_par_20_défaut"><text:span text:style-name="T4">volution des genres</text:span></text:span><text:span text:style-name="Police_20_par_20_défaut"><text:span text:style-name="T1">, tel </text:span></text:span><text:span text:style-name="Police_20_par_20_défaut"><text:span text:style-name="T1">à</text:span></text:span><text:span text:style-name="Police_20_par_20_défaut"><text:span text:style-name="T1"> peu pr</text:span></text:span><text:span text:style-name="Police_20_par_20_défaut"><text:span text:style-name="T1">è</text:span></text:span><text:span text:style-name="Police_20_par_20_défaut"><text:span text:style-name="T1">s que je vous l'indi</text:span></text:span><text:span text:style-name="Police_20_par_20_défaut"><text:span text:style-name="T1">q</text:span></text:span><text:span text:style-name="Police_20_par_20_défaut"><text:span text:style-name="T1">uais tout </text:span></text:span><text:span text:style-name="Police_20_par_20_défaut"><text:span text:style-name="T1">à</text:span></text:span><text:span text:style-name="Police_20_par_20_défaut"><text:span text:style-name="T1"> l'heure,</text:span></text:span><text:span text:style-name="Police_20_par_20_défaut"><text:span text:style-name="T1"> — </text:span></text:span><text:span text:style-name="Police_20_par_20_défaut"><text:span text:style-name="T1">et qui doit faire, par hypoth</text:span></text:span><text:span text:style-name="Police_20_par_20_défaut"><text:span text:style-name="T1">è</text:span></text:span><text:span text:style-name="Police_20_par_20_défaut"><text:span text:style-name="T1">se ou par choix, la principale partie de notre recherche. Mais, pour que cette recherche ne s'</text:span></text:span><text:span text:style-name="Police_20_par_20_défaut"><text:span text:style-name="T1">é</text:span></text:span><text:span text:style-name="Police_20_par_20_défaut"><text:span text:style-name="T1">gare pas, pour que nous soyons assur</text:span></text:span><text:span text:style-name="Police_20_par_20_défaut"><text:span text:style-name="T1">é</text:span></text:span><text:span text:style-name="Police_20_par_20_défaut"><text:span text:style-name="T1">s que les conclusions n'en demeurent pas suspendues dans le vide, qu'elles tombent au contraire dans la r</text:span></text:span><text:span text:style-name="Police_20_par_20_défaut"><text:span text:style-name="T1">é</text:span></text:span><text:span text:style-name="Police_20_par_20_défaut"><text:span text:style-name="T1">alit</text:span></text:span><text:span text:style-name="Police_20_par_20_défaut"><text:span text:style-name="T1">é</text:span></text:span><text:span text:style-name="Police_20_par_20_défaut"><text:span text:style-name="T1">, il faudra</text:span></text:span><text:span text:style-name="Police_20_par_20_défaut"><text:span text:style-name="T1"> </text:span></text:span><text:span text:style-name="Police_20_par_20_défaut"><text:span text:style-name="T1">les v</text:span></text:span><text:span text:style-name="Police_20_par_20_défaut"><text:span text:style-name="T1">é</text:span></text:span><text:span text:style-name="Police_20_par_20_défaut"><text:span text:style-name="T1">rifier. C'est ce que nous ferons au moyen de quelques </text:span></text:span><text:span text:style-name="Police_20_par_20_défaut"><text:span text:style-name="T4">Exemples et Applications </text:span></text:span><text:span text:style-name="Police_20_par_20_défaut"><text:span text:style-name="T1">dont l'</text:span></text:span><text:span text:style-name="Police_20_par_20_défaut"><text:span text:style-name="T1">é</text:span></text:span><text:span text:style-name="Police_20_par_20_défaut"><text:span text:style-name="T1">tude remplira la troisi</text:span></text:span><text:span text:style-name="Police_20_par_20_défaut"><text:span text:style-name="T1">è</text:span></text:span><text:span text:style-name="Police_20_par_20_défaut"><text:span text:style-name="T1">me partie du cours. Quant </text:span></text:span><text:span text:style-name="Police_20_par_20_défaut"><text:span text:style-name="T1">à</text:span></text:span><text:span text:style-name="Police_20_par_20_défaut"><text:span text:style-name="T1"> la quatri</text:span></text:span><text:span text:style-name="Police_20_par_20_défaut"><text:span text:style-name="T1">è</text:span></text:span><text:span text:style-name="Police_20_par_20_défaut"><text:span text:style-name="T1">me, o</text:span></text:span><text:span text:style-name="Police_20_par_20_défaut"><text:span text:style-name="T1">ù</text:span></text:span><text:span text:style-name="Police_20_par_20_défaut"><text:span text:style-name="T1"> nous donnerons nos </text:span></text:span><text:span text:style-name="Police_20_par_20_défaut"><text:span text:style-name="T4">Conclusions</text:span></text:span><text:span text:style-name="Police_20_par_20_défaut"><text:span text:style-name="T1">, je la laisse encore volontiers flotter dans le vague. Si je sais, en, effet, qu'elle devra contenir nos conclusions, j'avoue que je sais moins bien quelles seront ces conclusions, qui doivent </text:span></text:span><text:span text:style-name="Police_20_par_20_défaut"><text:span text:style-name="T1">ê</text:span></text:span><text:span text:style-name="Police_20_par_20_défaut"><text:span text:style-name="T1">tre, pour moi comme pour vous, le r</text:span></text:span><text:span text:style-name="Police_20_par_20_défaut"><text:span text:style-name="T1">é</text:span></text:span><text:span text:style-name="Police_20_par_20_défaut"><text:span text:style-name="T1">sultat de cette ann</text:span></text:span><text:span text:style-name="Police_20_par_20_défaut"><text:span text:style-name="T1">é</text:span></text:span><text:span text:style-name="Police_20_par_20_défaut"><text:span text:style-name="T1">e d'</text:span></text:span><text:span text:style-name="Police_20_par_20_défaut"><text:span text:style-name="T1">é</text:span></text:span><text:span text:style-name="Police_20_par_20_défaut"><text:span text:style-name="T1">tude. En enseignant, on apprend toujours soi-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 et je ne </text:span></text:span><text:span text:style-name="Police_20_par_20_défaut"><text:span text:style-name="T1">veux point, en m'enga</text:span></text:span><text:span text:style-name="Police_20_par_20_défaut"><text:span text:style-name="T1">geant d</text:span></text:span><text:span text:style-name="Police_20_par_20_défaut"><text:span text:style-name="T1">è</text:span></text:span><text:span text:style-name="Police_20_par_20_défaut"><text:span text:style-name="T1">s </text:span></text:span><text:span text:style-name="Police_20_par_20_défaut"><text:span text:style-name="T1">à</text:span></text:span><text:span text:style-name="Police_20_par_20_défaut"><text:span text:style-name="T1"> pr</text:span></text:span><text:span text:style-name="Police_20_par_20_défaut"><text:span text:style-name="T1">é</text:span></text:span><text:span text:style-name="Police_20_par_20_défaut"><text:span text:style-name="T1">sent </text:span></text:span><text:span text:style-name="Police_20_par_20_défaut"><text:span text:style-name="T1">à</text:span></text:span><text:span text:style-name="Police_20_par_20_défaut"><text:span text:style-name="T1"> conclure de telle ou telle mani</text:span></text:span><text:span text:style-name="Police_20_par_20_défaut"><text:span text:style-name="T1">è</text:span></text:span><text:span text:style-name="Police_20_par_20_défaut"><text:span text:style-name="T1">re, perdre le b</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fice de ce que mon enseignement m'apprendra.</text:span></text:span></text:p>
      <text:p text:style-name="P1">Revenons maintenant sur ces divisions, comme on fait sur une carte, après en avoir tracé le contour, pour y dessiner l'orographie, l'hydrographie, la configuration particulière du pays.</text:p>
      <text:p text:style-name="Normal"><text:span text:style-name="Police_20_par_20_défaut"><text:span text:style-name="T1">Si sommaire qu'elle soit</text:span></text:span><text:span text:style-name="Police_20_par_20_défaut"><text:span text:style-name="T1"> — </text:span></text:span><text:span text:style-name="Police_20_par_20_défaut"><text:span text:style-name="T1">et, malheureusement, je ne lui pourrai pas accorder autant de place que je le voudrais,</text:span></text:span><text:span text:style-name="Police_20_par_20_défaut"><text:span text:style-name="T1"> — </text:span></text:span><text:span text:style-name="Police_20_par_20_défaut"><text:span text:style-name="T1">une </text:span></text:span><text:span text:style-name="Police_20_par_20_défaut"><text:span text:style-name="T4">Histoire de la Critique en France</text:span></text:span><text:span text:style-name="Police_20_par_20_défaut"><text:span text:style-name="T1">, depuis ses origines jusqu'</text:span></text:span><text:span text:style-name="Police_20_par_20_défaut"><text:span text:style-name="T1">à</text:span></text:span><text:span text:style-name="Police_20_par_20_défaut"><text:span text:style-name="T1"> nos jours, se divise en trois principales parties, qui sont</text:span></text:span><text:span text:style-name="Police_20_par_20_défaut"><text:span text:style-name="T1"> :</text:span></text:span><text:span text:style-name="Police_20_par_20_défaut"><text:span text:style-name="T1"> 1</text:span></text:span><text:span text:style-name="Police_20_par_20_défaut"><text:span text:style-name="T1">°</text:span></text:span><text:span text:style-name="Police_20_par_20_défaut"><text:span text:style-name="T1"> </text:span></text:span><text:span text:style-name="Police_20_par_20_défaut"><text:span text:style-name="T4">l'histoire de la Critique ant</text:span></text:span><text:span text:style-name="Police_20_par_20_défaut"><text:span text:style-name="T4">é</text:span></text:span><text:span text:style-name="Police_20_par_20_défaut"><text:span text:style-name="T4">-classique,</text:span></text:span><text:span text:style-name="Police_20_par_20_défaut"><text:span text:style-name="T1"> qui commence en France avec l'histoire m</text:span></text:span><text:span text:style-name="Police_20_par_20_défaut"><text:span text:style-name="T1">ê</text:span></text:span><text:span text:style-name="Police_20_par_20_défaut"><text:span text:style-name="T1">me du mouvement de la Renaissance</text:span></text:span><text:span text:style-name="Police_20_par_20_défaut"><text:span text:style-name="T1"> ;</text:span></text:span><text:span text:style-name="Police_20_par_20_défaut"><text:span text:style-name="T1"> 2</text:span></text:span><text:span text:style-name="Police_20_par_20_défaut"><text:span text:style-name="T1">°</text:span></text:span><text:span text:style-name="Police_20_par_20_défaut"><text:span text:style-name="T1"> </text:span></text:span><text:span text:style-name="Police_20_par_20_défaut"><text:span text:style-name="T1">l’</text:span></text:span><text:span text:style-name="Police_20_par_20_défaut"><text:span text:style-name="T4">histoire de la Critique classique</text:span></text:span><text:span text:style-name="Police_20_par_20_défaut"><text:span text:style-name="T1">, qui </text:span></text:span><text:soft-page-break/><text:span text:style-name="Police_20_par_20_défaut"><text:span text:style-name="T1">occupe —</text:span></text:span><text:span text:style-name="Police_20_par_20_défaut"><text:span text:style-name="T1"> </text:span></text:span><text:span text:style-name="Police_20_par_20_défaut"><text:span text:style-name="T1">sans les remplir uniquement ni enti</text:span></text:span><text:span text:style-name="Police_20_par_20_défaut"><text:span text:style-name="T1">è</text:span></text:span><text:span text:style-name="Police_20_par_20_défaut"><text:span text:style-name="T1">rement, — comme vous le verrez, le </text:span></text:span><text:span text:style-name="Police_20_par_20_défaut"><text:span text:style-name="T1">XV</text:span></text:span><text:span text:style-name="Police_20_par_20_défaut"><text:span text:style-name="T1">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et le</text:span></text:span><text:span text:style-name="Police_20_par_20_défaut"><text:span text:style-name="T1"> </text:span></text:span><text:span text:style-name="Police_20_par_20_défaut"><text:span text:style-name="T11">XVIII</text:span></text:span><text:span text:style-name="Police_20_par_20_défaut"><text:span text:style-name="T2">e</text:span></text:span><text:span text:style-name="Police_20_par_20_défaut"><text:span text:style-name="T11"> </text:span></text:span><text:span text:style-name="Police_20_par_20_défaut"><text:span text:style-name="T1">si</text:span></text:span><text:span text:style-name="Police_20_par_20_défaut"><text:span text:style-name="T1">è</text:span></text:span><text:span text:style-name="Police_20_par_20_défaut"><text:span text:style-name="T1">cle</text:span></text:span><text:span text:style-name="Police_20_par_20_défaut"><text:span text:style-name="T1"> ;</text:span></text:span><text:span text:style-name="Police_20_par_20_défaut"><text:span text:style-name="T1"> 3</text:span></text:span><text:span text:style-name="Police_20_par_20_défaut"><text:span text:style-name="T1">°</text:span></text:span><text:span text:style-name="Police_20_par_20_défaut"><text:span text:style-name="T1"> </text:span></text:span><text:span text:style-name="Police_20_par_20_défaut"><text:span text:style-name="T1">et enfin, </text:span></text:span><text:span text:style-name="Police_20_par_20_défaut"><text:span text:style-name="T1">l’</text:span></text:span><text:span text:style-name="Police_20_par_20_défaut"><text:span text:style-name="T4">histoire de la Critique moderne,</text:span></text:span><text:span text:style-name="Police_20_par_20_défaut"><text:span text:style-name="T1"> puisque, </text:span></text:span><text:span text:style-name="Police_20_par_20_défaut"><text:span text:style-name="T1">comme nous l'avons d</text:span></text:span><text:span text:style-name="Police_20_par_20_défaut"><text:span text:style-name="T1">î</text:span></text:span><text:span text:style-name="Police_20_par_20_défaut"><text:span text:style-name="T1">t, l'objet de cette histoire m</text:span></text:span><text:span text:style-name="Police_20_par_20_défaut"><text:span text:style-name="T1">ê</text:span></text:span><text:span text:style-name="Police_20_par_20_défaut"><text:span text:style-name="T1">me de la critique est d'en conduire et d'en amener l'</text:span></text:span><text:span text:style-name="Police_20_par_20_défaut"><text:span text:style-name="T1">é</text:span></text:span><text:span text:style-name="Police_20_par_20_défaut"><text:span text:style-name="T1">volution jusqu'au moment pr</text:span></text:span><text:span text:style-name="Police_20_par_20_défaut"><text:span text:style-name="T1">é</text:span></text:span><text:span text:style-name="Police_20_par_20_défaut"><text:span text:style-name="T1">sent, — pour la continuer.</text:span></text:span></text:p>
      <text:p text:style-name="Normal"><text:span text:style-name="Police_20_par_20_défaut"><text:span text:style-name="T1">Arriv</text:span></text:span><text:span text:style-name="Police_20_par_20_défaut"><text:span text:style-name="T1">é</text:span></text:span><text:span text:style-name="Police_20_par_20_défaut"><text:span text:style-name="T1">s alors au bout du vestibule, nous pourrons</text:span></text:span><text:span text:style-name="Police_20_par_20_défaut"><text:span text:style-name="T1"> </text:span></text:span><text:span text:style-name="Police_20_par_20_défaut"><text:span text:style-name="T1">entrer dans les appartements, et traiter la question de</text:span></text:span><text:span text:style-name="Police_20_par_20_défaut"><text:span text:style-name="T4"> </text:span></text:span><text:span text:style-name="Police_20_par_20_défaut"><text:span text:style-name="T4">L’</text:span></text:span><text:span text:style-name="Police_20_par_20_défaut"><text:span text:style-name="T4">É</text:span></text:span><text:span text:style-name="Police_20_par_20_défaut"><text:span text:style-name="T4">volution des genres</text:span></text:span><text:span text:style-name="Police_20_par_20_défaut"><text:span text:style-name="T1">. Elle en comprend, si je ne me trompe, au moins cinq autres, que voici</text:span></text:span><text:span text:style-name="Police_20_par_20_défaut"><text:span text:style-name="T1"> :</text:span></text:span></text:p>
      <text:p text:style-name="Normal"><text:span text:style-name="Police_20_par_20_défaut"><text:span text:style-name="T1">1</text:span></text:span><text:span text:style-name="Police_20_par_20_défaut"><text:span text:style-name="T1">°</text:span></text:span><text:span text:style-name="Police_20_par_20_défaut"><text:span text:style-name="T1"> </text:span></text:span><text:span text:style-name="Police_20_par_20_défaut"><text:span text:style-name="T4">De </text:span></text:span><text:span text:style-name="Police_20_par_20_défaut"><text:span text:style-name="T4">l’</text:span></text:span><text:span text:style-name="Police_20_par_20_défaut"><text:span text:style-name="T4">Existence des genres</text:span></text:span><text:span text:style-name="Police_20_par_20_défaut"><text:span text:style-name="T1"> :</text:span></text:span><text:span text:style-name="Police_20_par_20_défaut"><text:span text:style-name="T1"> c'est-</text:span></text:span><text:span text:style-name="Police_20_par_20_défaut"><text:span text:style-name="T1">à</text:span></text:span><text:span text:style-name="Police_20_par_20_défaut"><text:span text:style-name="T1">-dire, les genres ne sont-ils peut-</text:span></text:span><text:span text:style-name="Police_20_par_20_défaut"><text:span text:style-name="T1">ê</text:span></text:span><text:span text:style-name="Police_20_par_20_défaut"><text:span text:style-name="T1">tre que des mots, des cat</text:span></text:span><text:span text:style-name="Police_20_par_20_défaut"><text:span text:style-name="T1">é</text:span></text:span><text:span text:style-name="Police_20_par_20_défaut"><text:span text:style-name="T1">gories arbitraires, imagin</text:span></text:span><text:span text:style-name="Police_20_par_20_défaut"><text:span text:style-name="T1">é</text:span></text:span><text:span text:style-name="Police_20_par_20_défaut"><text:span text:style-name="T1">es par la critique pour son propre soulagement, afin de se retrouver et de se reconna</text:span></text:span><text:span text:style-name="Police_20_par_20_défaut"><text:span text:style-name="T1">î</text:span></text:span><text:span text:style-name="Police_20_par_20_défaut"><text:span text:style-name="T1">tre elle-m</text:span></text:span><text:span text:style-name="Police_20_par_20_défaut"><text:span text:style-name="T1">ê</text:span></text:span><text:span text:style-name="Police_20_par_20_défaut"><text:span text:style-name="T1">me dans la foule des </text:span></text:span><text:span text:style-name="Police_20_par_20_défaut"><text:span text:style-name="T1">œ</text:span></text:span><text:span text:style-name="Police_20_par_20_défaut"><text:span text:style-name="T1">uvres dont autrement l'infinie diversit</text:span></text:span><text:span text:style-name="Police_20_par_20_défaut"><text:span text:style-name="T1">é</text:span></text:span><text:span text:style-name="Police_20_par_20_défaut"><text:span text:style-name="T1"> l'accablerait de son poids</text:span></text:span><text:span text:style-name="Police_20_par_20_défaut"><text:span text:style-name="T1"> ;</text:span></text:span><text:span text:style-name="Police_20_par_20_défaut"><text:span text:style-name="T1"> ou, au contraire, les genres existent-ils vraiment dans la nature et dans l'histoire</text:span></text:span><text:span text:style-name="Police_20_par_20_défaut"><text:span text:style-name="T1"> ?</text:span></text:span><text:span text:style-name="Police_20_par_20_défaut"><text:span text:style-name="T1"> sont-ils conditionn</text:span></text:span><text:span text:style-name="Police_20_par_20_défaut"><text:span text:style-name="T1">é</text:span></text:span><text:span text:style-name="Police_20_par_20_défaut"><text:span text:style-name="T1">s par elles</text:span></text:span><text:span text:style-name="Police_20_par_20_défaut"><text:span text:style-name="T1"> ?</text:span></text:span><text:span text:style-name="Police_20_par_20_défaut"><text:span text:style-name="T1"> vivent-ils enfin d'une vie qui leur soit propre</text:span></text:span><text:span text:style-name="Police_20_par_20_défaut"><text:span text:style-name="T1"> ;</text:span></text:span><text:span text:style-name="Police_20_par_20_défaut"><text:span text:style-name="T1"> et ind</text:span></text:span><text:span text:style-name="Police_20_par_20_défaut"><text:span text:style-name="T1">é</text:span></text:span><text:span text:style-name="Police_20_par_20_défaut"><text:span text:style-name="T1">pendante non seulement des besoins de la critique, mais du caprice m</text:span></text:span><text:span text:style-name="Police_20_par_20_défaut"><text:span text:style-name="T1">ê</text:span></text:span><text:span text:style-name="Police_20_par_20_défaut"><text:span text:style-name="T1">me des </text:span></text:span><text:span text:style-name="Police_20_par_20_défaut"><text:span text:style-name="T1">é</text:span></text:span><text:span text:style-name="Police_20_par_20_défaut"><text:span text:style-name="T1">crivains ou des artistes</text:span></text:span><text:span text:style-name="Police_20_par_20_défaut"><text:span text:style-name="T1"> ?</text:span></text:span><text:span text:style-name="Police_20_par_20_défaut"><text:span text:style-name="T1"> Ce sera la premi</text:span></text:span><text:span text:style-name="Police_20_par_20_défaut"><text:span text:style-name="T1">è</text:span></text:span><text:span text:style-name="Police_20_par_20_défaut"><text:span text:style-name="T1">re question.</text:span></text:span></text:p>
      <text:p text:style-name="Normal"><text:span text:style-name="Police_20_par_20_défaut"><text:span text:style-name="T1">2</text:span></text:span><text:span text:style-name="Police_20_par_20_défaut"><text:span text:style-name="T1">°</text:span></text:span><text:span text:style-name="Police_20_par_20_défaut"><text:span text:style-name="T1"> </text:span></text:span><text:span text:style-name="Police_20_par_20_défaut"><text:span text:style-name="T4">De la Diff</text:span></text:span><text:span text:style-name="Police_20_par_20_défaut"><text:span text:style-name="T4">é</text:span></text:span><text:span text:style-name="Police_20_par_20_défaut"><text:span text:style-name="T4">renciation des genres. </text:span></text:span><text:span text:style-name="Police_20_par_20_défaut"><text:span text:style-name="T1">Suppos</text:span></text:span><text:span text:style-name="Police_20_par_20_défaut"><text:span text:style-name="T1">é</text:span></text:span><text:span text:style-name="Police_20_par_20_défaut"><text:span text:style-name="T1"> que les genres existent, et, m</text:span></text:span><text:span text:style-name="Police_20_par_20_défaut"><text:span text:style-name="T1">ê</text:span></text:span><text:span text:style-name="Police_20_par_20_défaut"><text:span text:style-name="T1">me a priori, je ne vois gu</text:span></text:span><text:span text:style-name="Police_20_par_20_défaut"><text:span text:style-name="T1">è</text:span></text:span><text:span text:style-name="Police_20_par_20_défaut"><text:span text:style-name="T1">re comment on le nierait, — car enfin une </text:span></text:span><text:span text:style-name="Police_20_par_20_défaut"><text:span text:style-name="T4">Ode,</text:span></text:span><text:span text:style-name="Police_20_par_20_défaut"><text:span text:style-name="T1"> qu'</text:span></text:span><text:span text:style-name="Police_20_par_20_défaut"><text:span text:style-name="T1">à</text:span></text:span><text:span text:style-name="Police_20_par_20_défaut"><text:span text:style-name="T1"> la rigueur on peut confondre avec une </text:span></text:span><text:span text:style-name="Police_20_par_20_défaut"><text:span text:style-name="T4">Chanson,</text:span></text:span><text:span text:style-name="Police_20_par_20_défaut"><text:span text:style-name="T1"> n'est pas une</text:span></text:span><text:span text:style-name="Police_20_par_20_défaut"><text:span text:style-name="T4"> Com</text:span></text:span><text:span text:style-name="Police_20_par_20_défaut"><text:span text:style-name="T4">é</text:span></text:span><text:span text:style-name="Police_20_par_20_défaut"><text:span text:style-name="T4">die de caract</text:span></text:span><text:span text:style-name="Police_20_par_20_défaut"><text:span text:style-name="T4">è</text:span></text:span><text:span text:style-name="Police_20_par_20_défaut"><text:span text:style-name="T4">res</text:span></text:span><text:span text:style-name="Police_20_par_20_défaut"><text:span text:style-name="T1">, par exemple</text:span></text:span><text:span text:style-name="Police_20_par_20_défaut"><text:span text:style-name="T1"> ;</text:span></text:span><text:span text:style-name="Police_20_par_20_défaut"><text:span text:style-name="T1"> et un </text:span></text:span><text:span text:style-name="Police_20_par_20_défaut"><text:span text:style-name="T4">Paysage</text:span></text:span><text:span text:style-name="Police_20_par_20_défaut"><text:span text:style-name="T1"> n'est pas une </text:span></text:span><text:span text:style-name="Police_20_par_20_défaut"><text:span text:style-name="T4">Statue</text:span></text:span><text:span text:style-name="Police_20_par_20_défaut"><text:span text:style-name="T1"> </text:span></text:span><text:span text:style-name="Police_20_par_20_défaut"><text:span text:style-name="T1">;</text:span></text:span><text:span text:style-name="Police_20_par_20_défaut"><text:span text:style-name="T1"> — suppos</text:span></text:span><text:span text:style-name="Police_20_par_20_défaut"><text:span text:style-name="T1">é</text:span></text:span><text:span text:style-name="Police_20_par_20_défaut"><text:span text:style-name="T1"> donc qu'ils existent, comment les genres se d</text:span></text:span><text:span text:style-name="Police_20_par_20_défaut"><text:span text:style-name="T1">é</text:span></text:span><text:span text:style-name="Police_20_par_20_défaut"><text:span text:style-name="T1">gagent-ils de l'ind</text:span></text:span><text:span text:style-name="Police_20_par_20_défaut"><text:span text:style-name="T1">é</text:span></text:span><text:span text:style-name="Police_20_par_20_défaut"><text:span text:style-name="T1">termination primitive</text:span></text:span><text:span text:style-name="Police_20_par_20_défaut"><text:span text:style-name="T1"> ?</text:span></text:span><text:span text:style-name="Police_20_par_20_défaut"><text:span text:style-name="T1"> comment s'op</text:span></text:span><text:span text:style-name="Police_20_par_20_défaut"><text:span text:style-name="T1">è</text:span></text:span><text:span text:style-name="Police_20_par_20_défaut"><text:span text:style-name="T1">re en eux la diff</text:span></text:span><text:span text:style-name="Police_20_par_20_défaut"><text:span text:style-name="T1">é</text:span></text:span><text:span text:style-name="Police_20_par_20_défaut"><text:span text:style-name="T1">renciation qui les divise d'abord, qui les caract</text:span></text:span><text:span text:style-name="Police_20_par_20_défaut"><text:span text:style-name="T1">é</text:span></text:span><text:span text:style-name="Police_20_par_20_défaut"><text:span text:style-name="T1">rise ensuite, et enfin qui les individualise</text:span></text:span><text:span text:style-name="Police_20_par_20_défaut"><text:span text:style-name="T1"> ?</text:span></text:span><text:span text:style-name="Police_20_par_20_défaut"><text:span text:style-name="T1"> Ce sera la seconde question</text:span></text:span><text:span text:style-name="Police_20_par_20_défaut"><text:span text:style-name="T1"> ;</text:span></text:span><text:span text:style-name="Police_20_par_20_défaut"><text:span text:style-name="T1"> et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vous voyez qu'elle est sensiblement analogue </text:span></text:span><text:span text:style-name="Police_20_par_20_défaut"><text:span text:style-name="T1">à</text:span></text:span><text:span text:style-name="Police_20_par_20_défaut"><text:span text:style-name="T1"> celle de savoir comment, en histoire naturelle, d'un m</text:span></text:span><text:span text:style-name="Police_20_par_20_défaut"><text:span text:style-name="T1">ê</text:span></text:span><text:span text:style-name="Police_20_par_20_défaut"><text:span text:style-name="T1">me fond d'</text:span></text:span><text:span text:style-name="Police_20_par_20_défaut"><text:span text:style-name="T1">ê</text:span></text:span><text:span text:style-name="Police_20_par_20_défaut"><text:span text:style-name="T1">tre ou de substance, commun et homog</text:span></text:span><text:span text:style-name="Police_20_par_20_défaut"><text:span text:style-name="T1">è</text:span></text:span><text:span text:style-name="Police_20_par_20_défaut"><text:span text:style-name="T1">ne, les individus se d</text:span></text:span><text:span text:style-name="Police_20_par_20_défaut"><text:span text:style-name="T1">é</text:span></text:span><text:span text:style-name="Police_20_par_20_défaut"><text:span text:style-name="T1">tachent avec leurs formes particuli</text:span></text:span><text:span text:style-name="Police_20_par_20_défaut"><text:span text:style-name="T1">è</text:span></text:span><text:span text:style-name="Police_20_par_20_défaut"><text:span text:style-name="T1">res, et deviennent ainsi la souche successive des var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s, des races, des esp</text:span></text:span><text:span text:style-name="Police_20_par_20_défaut"><text:span text:style-name="T1">è</text:span></text:span><text:span text:style-name="Police_20_par_20_défaut"><text:span text:style-name="T1">ces.</text:span></text:span></text:p>
      <text:p text:style-name="Normal"><text:span text:style-name="Police_20_par_20_défaut"><text:span text:style-name="T1">3</text:span></text:span><text:span text:style-name="Police_20_par_20_défaut"><text:span text:style-name="T1">°</text:span></text:span><text:span text:style-name="Police_20_par_20_défaut"><text:span text:style-name="T1"> </text:span></text:span><text:span text:style-name="Police_20_par_20_défaut"><text:span text:style-name="T4">De la Fixation des genres. </text:span></text:span><text:span text:style-name="Police_20_par_20_défaut"><text:span text:style-name="T1">Mais, de m</text:span></text:span><text:span text:style-name="Police_20_par_20_défaut"><text:span text:style-name="T1">ê</text:span></text:span><text:span text:style-name="Police_20_par_20_défaut"><text:span text:style-name="T1">me que dans la nature, et pour peu que les circonstances les favorisent, les esp</text:span></text:span><text:span text:style-name="Police_20_par_20_défaut"><text:span text:style-name="T1">è</text:span></text:span><text:span text:style-name="Police_20_par_20_défaut"><text:span text:style-name="T1">ces ne sont pas incapables de quelque permanence et de quelque stabilit</text:span></text:span><text:span text:style-name="Police_20_par_20_défaut"><text:span text:style-name="T1">é</text:span></text:span><text:span text:style-name="Police_20_par_20_défaut"><text:span text:style-name="T1">, de m</text:span></text:span><text:span text:style-name="Police_20_par_20_défaut"><text:span text:style-name="T1">ê</text:span></text:span><text:span text:style-name="Police_20_par_20_défaut"><text:span text:style-name="T1">me les genres aussi se fixent, au moins pour un temps. Observons que c'est m</text:span></text:span><text:span text:style-name="Police_20_par_20_défaut"><text:span text:style-name="T1">ê</text:span></text:span><text:span text:style-name="Police_20_par_20_défaut"><text:span text:style-name="T1">me ce qui a pu faire croire quelquefois qu'ils </text:span></text:span><text:span text:style-name="Police_20_par_20_défaut"><text:span text:style-name="T1">é</text:span></text:span><text:span text:style-name="Police_20_par_20_défaut"><text:span text:style-name="T1">taient s</text:span></text:span><text:span text:style-name="Police_20_par_20_défaut"><text:span text:style-name="T1">é</text:span></text:span><text:span text:style-name="Police_20_par_20_défaut"><text:span text:style-name="T1">par</text:span></text:span><text:span text:style-name="Police_20_par_20_défaut"><text:span text:style-name="T1">é</text:span></text:span><text:span text:style-name="Police_20_par_20_défaut"><text:span text:style-name="T1">s les uns des autres par des fronti</text:span></text:span><text:span text:style-name="Police_20_par_20_défaut"><text:span text:style-name="T1">è</text:span></text:span><text:span text:style-name="Police_20_par_20_défaut"><text:span text:style-name="T1">res ou des barri</text:span></text:span><text:span text:style-name="Police_20_par_20_défaut"><text:span text:style-name="T1">è</text:span></text:span><text:span text:style-name="Police_20_par_20_défaut"><text:span text:style-name="T1">res infranchissables. Troisi</text:span></text:span><text:span text:style-name="Police_20_par_20_défaut"><text:span text:style-name="T1">è</text:span></text:span><text:span text:style-name="Police_20_par_20_défaut"><text:span text:style-name="T1">me question, celle de la</text:span></text:span><text:span text:style-name="Police_20_par_20_défaut"><text:span text:style-name="T4"> Fixation des genres</text:span></text:span><text:span text:style-name="Police_20_par_20_défaut"><text:span text:style-name="T1">, ou des conditions de stabilit</text:span></text:span><text:span text:style-name="Police_20_par_20_défaut"><text:span text:style-name="T1">é</text:span></text:span><text:span text:style-name="Police_20_par_20_défaut"><text:span text:style-name="T1"> qui leur assurent une existence, non plus seulement </text:span></text:span><text:soft-page-break/><text:span text:style-name="Police_20_par_20_défaut"><text:span text:style-name="T1">th</text:span></text:span><text:span text:style-name="Police_20_par_20_défaut"><text:span text:style-name="T1">é</text:span></text:span><text:span text:style-name="Police_20_par_20_défaut"><text:span text:style-name="T1">orique, mais historique —</text:span></text:span><text:span text:style-name="Police_20_par_20_défaut"><text:span text:style-name="T1"> </text:span></text:span><text:span text:style-name="Police_20_par_20_défaut"><text:span text:style-name="T1">je veux dire, comprise entre une date et une autre date,</text:span></text:span><text:span text:style-name="Police_20_par_20_défaut"><text:span text:style-name="T1"> </text:span></text:span><text:span text:style-name="Police_20_par_20_défaut"><text:span text:style-name="T1">— une </text:span></text:span><text:span text:style-name="Police_20_par_20_défaut"><text:span text:style-name="T1">existence individuelle, une existence comparable </text:span></text:span><text:span text:style-name="Police_20_par_20_défaut"><text:span text:style-name="T1">à</text:span></text:span><text:span text:style-name="Police_20_par_20_défaut"><text:span text:style-name="T1"> la v</text:span></text:span><text:span text:style-name="Police_20_par_20_défaut"><text:span text:style-name="T1">ô</text:span></text:span><text:span text:style-name="Police_20_par_20_défaut"><text:span text:style-name="T1">tre ou </text:span></text:span><text:span text:style-name="Police_20_par_20_défaut"><text:span text:style-name="T1">à</text:span></text:span><text:span text:style-name="Police_20_par_20_défaut"><text:span text:style-name="T1"> la mienne, avec un commencement, un milieu et une fin.</text:span></text:span></text:p>
      <text:p text:style-name="Normal"><text:span text:style-name="Police_20_par_20_défaut"><text:span text:style-name="T1">4</text:span></text:span><text:span text:style-name="Police_20_par_20_défaut"><text:span text:style-name="T2">°</text:span></text:span><text:span text:style-name="Police_20_par_20_défaut"><text:span text:style-name="T1"> </text:span></text:span><text:span text:style-name="Police_20_par_20_défaut"><text:span text:style-name="T4">Des Modificateurs des genres.</text:span></text:span><text:span text:style-name="Police_20_par_20_défaut"><text:span text:style-name="T1"> Toutefois, et par cela seul que nous la comparons </text:span></text:span><text:span text:style-name="Police_20_par_20_défaut"><text:span text:style-name="T1">à</text:span></text:span><text:span text:style-name="Police_20_par_20_défaut"><text:span text:style-name="T1"> l'existence humaine, cette existence historique des genres n'est pas </text:span></text:span><text:span text:style-name="Police_20_par_20_défaut"><text:span text:style-name="T1">é</text:span></text:span><text:span text:style-name="Police_20_par_20_défaut"><text:span text:style-name="T1">ternelle. De m</text:span></text:span><text:span text:style-name="Police_20_par_20_défaut"><text:span text:style-name="T1">ê</text:span></text:span><text:span text:style-name="Police_20_par_20_défaut"><text:span text:style-name="T1">me encore que dans la nature, il arrive donc un moment dans l'</text:span></text:span><text:span text:style-name="Police_20_par_20_défaut"><text:span text:style-name="T1">é</text:span></text:span><text:span text:style-name="Police_20_par_20_défaut"><text:span text:style-name="T1">volution d'un genre, o</text:span></text:span><text:span text:style-name="Police_20_par_20_défaut"><text:span text:style-name="T1">ù</text:span></text:span><text:span text:style-name="Police_20_par_20_défaut"><text:span text:style-name="T1"> la somme des caract</text:span></text:span><text:span text:style-name="Police_20_par_20_défaut"><text:span text:style-name="T1">è</text:span></text:span><text:span text:style-name="Police_20_par_20_défaut"><text:span text:style-name="T1">res instables l'emporte sur celle des caract</text:span></text:span><text:span text:style-name="Police_20_par_20_défaut"><text:span text:style-name="T1">è</text:span></text:span><text:span text:style-name="Police_20_par_20_défaut"><text:span text:style-name="T1">res stables, et o</text:span></text:span><text:span text:style-name="Police_20_par_20_défaut"><text:span text:style-name="T1">ù</text:span></text:span><text:span text:style-name="Police_20_par_20_défaut"><text:span text:style-name="T1">, si l'on peut ainsi dire, le compos</text:span></text:span><text:span text:style-name="Police_20_par_20_défaut"><text:span text:style-name="T1">é</text:span></text:span><text:span text:style-name="Police_20_par_20_défaut"><text:span text:style-name="T1"> qu'il </text:span></text:span><text:span text:style-name="Police_20_par_20_défaut"><text:span text:style-name="T1">é</text:span></text:span><text:span text:style-name="Police_20_par_20_défaut"><text:span text:style-name="T1">tait se dissout. Sous quelles influences</text:span></text:span><text:span text:style-name="Police_20_par_20_défaut"><text:span text:style-name="T1"> ?</text:span></text:span><text:span text:style-name="Police_20_par_20_défaut"><text:span text:style-name="T1"> ou, en d'autres termes, quels sont les </text:span></text:span><text:span text:style-name="Police_20_par_20_défaut"><text:span text:style-name="T4">Modificateurs des genres</text:span></text:span><text:span text:style-name="Police_20_par_20_défaut"><text:span text:style-name="T4"> !</text:span></text:span><text:span text:style-name="Police_20_par_20_défaut"><text:span text:style-name="T4"> </text:span></text:span><text:span text:style-name="Police_20_par_20_défaut"><text:span text:style-name="T1">Quatri</text:span></text:span><text:span text:style-name="Police_20_par_20_défaut"><text:span text:style-name="T1">è</text:span></text:span><text:span text:style-name="Police_20_par_20_défaut"><text:span text:style-name="T1">me question, la plus complexe peut-</text:span></text:span><text:span text:style-name="Police_20_par_20_défaut"><text:span text:style-name="T1">ê</text:span></text:span><text:span text:style-name="Police_20_par_20_défaut"><text:span text:style-name="T1">tre et la plus obscure de toutes, celle o</text:span></text:span><text:span text:style-name="Police_20_par_20_défaut"><text:span text:style-name="T1">ù</text:span></text:span><text:span text:style-name="Police_20_par_20_défaut"><text:span text:style-name="T1"> nous devrons donc le plus longuement insister</text:span></text:span><text:span text:style-name="Police_20_par_20_défaut"><text:span text:style-name="T1"> ;</text:span></text:span><text:span text:style-name="Police_20_par_20_défaut"><text:span text:style-name="T1"> mais aussi celle dont la solution, si nous la trouvons, nous tonnera le plus de lumi</text:span></text:span><text:span text:style-name="Police_20_par_20_défaut"><text:span text:style-name="T1">è</text:span></text:span><text:span text:style-name="Police_20_par_20_défaut"><text:span text:style-name="T1">res sur la question qui nous occupe, et qui est enfin la derni</text:span></text:span><text:span text:style-name="Police_20_par_20_défaut"><text:span text:style-name="T1">è</text:span></text:span><text:span text:style-name="Police_20_par_20_défaut"><text:span text:style-name="T1">re que nous traiterons dans cette seconde partie du cours.</text:span></text:span></text:p>
      <text:p text:style-name="Normal"><text:span text:style-name="Police_20_par_20_défaut"><text:span text:style-name="T1">5</text:span></text:span><text:span text:style-name="Police_20_par_20_défaut"><text:span text:style-name="T1">°</text:span></text:span><text:span text:style-name="Police_20_par_20_défaut"><text:span text:style-name="T1"> </text:span></text:span><text:span text:style-name="Police_20_par_20_défaut"><text:span text:style-name="T4">De la Transfor</text:span></text:span><text:span text:style-name="Police_20_par_20_défaut"><text:span text:style-name="T4">mation des genres</text:span></text:span><text:span text:style-name="Police_20_par_20_défaut"><text:span text:style-name="T1">. Nous cherche</text:span></text:span><text:span text:style-name="Police_20_par_20_défaut"><text:span text:style-name="T1">rons ici s'il y a </text:span></text:span><text:span text:style-name="Police_20_par_20_défaut"><text:span text:style-name="T1">d</text:span></text:span><text:span text:style-name="Police_20_par_20_défaut"><text:span text:style-name="T1">es lois du ph</text:span></text:span><text:span text:style-name="Police_20_par_20_défaut"><text:span text:style-name="T1">é</text:span></text:span><text:span text:style-name="Police_20_par_20_défaut"><text:span text:style-name="T1">nom</text:span></text:span><text:span text:style-name="Police_20_par_20_défaut"><text:span text:style-name="T1">è</text:span></text:span><text:span text:style-name="Police_20_par_20_défaut"><text:span text:style-name="T1">ne ou, au contraire, si, comme on serait d'abord plut</text:span></text:span><text:span text:style-name="Police_20_par_20_défaut"><text:span text:style-name="T1">ô</text:span></text:span><text:span text:style-name="Police_20_par_20_défaut"><text:span text:style-name="T1">t tent</text:span></text:span><text:span text:style-name="Police_20_par_20_défaut"><text:span text:style-name="T1">é</text:span></text:span><text:span text:style-name="Police_20_par_20_défaut"><text:span text:style-name="T1"> de le croir</text:span></text:span><text:span text:style-name="Police_20_par_20_défaut"><text:span text:style-name="T1">e</text:span></text:span><text:span text:style-name="Police_20_par_20_défaut"><text:span text:style-name="T1">, l'</text:span></text:span><text:span text:style-name="Police_20_par_20_défaut"><text:span text:style-name="T1">é</text:span></text:span><text:span text:style-name="Police_20_par_20_défaut"><text:span text:style-name="T1">volution de chaque genre ayant ses lois </text:span></text:span><text:span text:style-name="Police_20_par_20_défaut"><text:span text:style-name="T1">à</text:span></text:span><text:span text:style-name="Police_20_par_20_défaut"><text:span text:style-name="T1"> elle, il n'y a pas de loi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 de l'</text:span></text:span><text:span text:style-name="Police_20_par_20_défaut"><text:span text:style-name="T1">é</text:span></text:span><text:span text:style-name="Police_20_par_20_défaut"><text:span text:style-name="T1">volution des genres.</text:span></text:span></text:p>
      <text:p text:style-name="P1">Pour cela, nous devrons recourir aux exemples, dans la foule desquels j'en ai choisi trois, que je tâcherai de développer avec l'ampleur qu'eux-mêmes, et le sujet qu'ils nous serviront à éclaircir, me semblent mériter.</text:p>
      <text:p text:style-name="Normal"><text:span text:style-name="Police_20_par_20_défaut"><text:span text:style-name="T1">Le premier nous sera fourni par</text:span></text:span><text:span text:style-name="Police_20_par_20_défaut"><text:span text:style-name="T4"> </text:span></text:span><text:span text:style-name="Police_20_par_20_défaut"><text:span text:style-name="T4">L’</text:span></text:span><text:span text:style-name="Police_20_par_20_défaut"><text:span text:style-name="T4">Histoire de la trag</text:span></text:span><text:span text:style-name="Police_20_par_20_défaut"><text:span text:style-name="T4">é</text:span></text:span><text:span text:style-name="Police_20_par_20_défaut"><text:span text:style-name="T4">die fran</text:span></text:span><text:span text:style-name="Police_20_par_20_défaut"><text:span text:style-name="T4">ç</text:span></text:span><text:span text:style-name="Police_20_par_20_défaut"><text:span text:style-name="T4">aise</text:span></text:span><text:span text:style-name="Police_20_par_20_défaut"><text:span text:style-name="T1"> :</text:span></text:span><text:span text:style-name="Police_20_par_20_défaut"><text:span text:style-name="T1"> genre illustre, s'il en fut, genre fameux, aujourd'hui mort et bien mort</text:span></text:span><text:span text:style-name="Police_20_par_20_défaut"><text:span text:style-name="T1"> ;</text:span></text:span><text:span text:style-name="Police_20_par_20_défaut"><text:span text:style-name="T1"> n</text:span></text:span><text:span text:style-name="Police_20_par_20_défaut"><text:span text:style-name="T1">é</text:span></text:span><text:span text:style-name="Police_20_par_20_défaut"><text:span text:style-name="T1"> d'ailleurs dans des temps historiques</text:span></text:span><text:span text:style-name="Police_20_par_20_défaut"><text:span text:style-name="T1"> ;</text:span></text:span><text:span text:style-name="Police_20_par_20_défaut"><text:span text:style-name="T1"> dont nous n'ignorons rien d'essentiel</text:span></text:span><text:span text:style-name="Police_20_par_20_défaut"><text:span text:style-name="T1"> ;</text:span></text:span><text:span text:style-name="Police_20_par_20_défaut"><text:span text:style-name="T1"> et, en raison de ce motif, exemple admirable, pour ne pas dire unique, de la fa</text:span></text:span><text:span text:style-name="Police_20_par_20_défaut"><text:span text:style-name="T1">ç</text:span></text:span><text:span text:style-name="Police_20_par_20_défaut"><text:span text:style-name="T1">on dont </text:span></text:span><text:span text:style-name="Police_20_par_20_défaut"><text:span text:style-name="T4">un Genre na</text:span></text:span><text:span text:style-name="Police_20_par_20_défaut"><text:span text:style-name="T4">î</text:span></text:span><text:span text:style-name="Police_20_par_20_défaut"><text:span text:style-name="T4">t, grandit, atteint sa perfection, d</text:span></text:span><text:span text:style-name="Police_20_par_20_défaut"><text:span text:style-name="T4">é</text:span></text:span><text:span text:style-name="Police_20_par_20_défaut"><text:span text:style-name="T4">cline, et enfin meurt</text:span></text:span><text:span text:style-name="Police_20_par_20_défaut"><text:span text:style-name="T4"> !</text:span></text:span></text:p>
      <text:p text:style-name="Normal"><text:span text:style-name="Police_20_par_20_défaut"><text:span text:style-name="T1">Nous </text:span></text:span><text:span text:style-name="Police_20_par_20_défaut"><text:span text:style-name="T1">é</text:span></text:span><text:span text:style-name="Police_20_par_20_défaut"><text:span text:style-name="T1">tudierons, dans un second exemple, </text:span></text:span><text:span text:style-name="Police_20_par_20_défaut"><text:span text:style-name="T4">comment un Genre se transforme en un autre</text:span></text:span><text:span text:style-name="Police_20_par_20_défaut"><text:span text:style-name="T4"> </text:span></text:span><text:span text:style-name="Police_20_par_20_défaut"><text:span text:style-name="T1">;</text:span></text:span><text:span text:style-name="Police_20_par_20_défaut"><text:span text:style-name="T1"> et, pour cela, j'essayerai de vous montrer comment, dans l'histoire de notre litt</text:span></text:span><text:span text:style-name="Police_20_par_20_défaut"><text:span text:style-name="T1">é</text:span></text:span><text:span text:style-name="Police_20_par_20_défaut"><text:span text:style-name="T1">rature, sous l'action de quelles influences du dedans ou du dehors, l'</text:span></text:span><text:span text:style-name="Police_20_par_20_défaut"><text:span text:style-name="T1">é</text:span></text:span><text:span text:style-name="Police_20_par_20_défaut"><text:span text:style-name="T1">loquence de la chaire, telle que l'a connue le</text:span></text:span><text:span text:style-name="Police_20_par_20_défaut"><text:span text:style-name="T1"> XV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est devenue de nos jours la po</text:span></text:span><text:span text:style-name="Police_20_par_20_défaut"><text:span text:style-name="T1">é</text:span></text:span><text:span text:style-name="Police_20_par_20_défaut"><text:span text:style-name="T1">sie lyrique de Lamartine, d'Hugo, de </text:span></text:span><text:span text:style-name="Police_20_par_20_défaut"><text:span text:style-name="T1">Vigny</text:span></text:span><text:span text:style-name="Police_20_par_20_défaut"><text:span text:style-name="T1">, de Musset.</text:span></text:span></text:p>
      <text:p text:style-name="Normal"><text:span text:style-name="Police_20_par_20_défaut"><text:span text:style-name="T1">Enfin, pour dernier exemple, je prendrai </text:span></text:span><text:span text:style-name="Police_20_par_20_défaut"><text:span text:style-name="T4">L’</text:span></text:span><text:span text:style-name="Police_20_par_20_défaut"><text:span text:style-name="T4">Histoire du roman fran</text:span></text:span><text:span text:style-name="Police_20_par_20_défaut"><text:span text:style-name="T4">ç</text:span></text:span><text:span text:style-name="Police_20_par_20_défaut"><text:span text:style-name="T4">ais</text:span></text:span><text:span text:style-name="Police_20_par_20_défaut"><text:span text:style-name="T1"> </text:span></text:span><text:span text:style-name="Police_20_par_20_défaut"><text:span text:style-name="T1">;</text:span></text:span><text:span text:style-name="Police_20_par_20_défaut"><text:span text:style-name="T1"> et, si je ne me trompe, vous verrez l</text:span></text:span><text:span text:style-name="Police_20_par_20_défaut"><text:span text:style-name="T1">à</text:span></text:span><text:span text:style-name="Police_20_par_20_défaut"><text:span text:style-name="T1">, comment, quand le temps en est venu,</text:span></text:span><text:span text:style-name="Police_20_par_20_défaut"><text:span text:style-name="T4"> un</text:span></text:span><text:span text:style-name="Police_20_par_20_défaut"><text:span text:style-name="T1"> </text:span></text:span><text:span text:style-name="Police_20_par_20_défaut"><text:span text:style-name="T4">Genre se forme du d</text:span></text:span><text:span text:style-name="Police_20_par_20_défaut"><text:span text:style-name="T4">é</text:span></text:span><text:span text:style-name="Police_20_par_20_défaut"><text:span text:style-name="T4">bris de plusieurs autres</text:span></text:span><text:span text:style-name="Police_20_par_20_défaut"><text:span text:style-name="T4"> </text:span></text:span><text:span text:style-name="Police_20_par_20_défaut"><text:span text:style-name="T1">;</text:span></text:span><text:span text:style-name="Police_20_par_20_défaut"><text:span text:style-name="T1"> comment, et de lui-m</text:span></text:span><text:span text:style-name="Police_20_par_20_défaut"><text:span text:style-name="T1">ê</text:span></text:span><text:span text:style-name="Police_20_par_20_défaut"><text:span text:style-name="T1">me, il se conforme </text:span></text:span><text:span text:style-name="Police_20_par_20_défaut"><text:span text:style-name="T1">à</text:span></text:span><text:span text:style-name="Police_20_par_20_défaut"><text:span text:style-name="T1"> ce que </text:span></text:span><text:soft-page-break/><text:span text:style-name="Police_20_par_20_défaut"><text:span text:style-name="T1">j'appellerai l'id</text:span></text:span><text:span text:style-name="Police_20_par_20_défaut"><text:span text:style-name="T1">é</text:span></text:span><text:span text:style-name="Police_20_par_20_défaut"><text:span text:style-name="T1">e int</text:span></text:span><text:span text:style-name="Police_20_par_20_défaut"><text:span text:style-name="T1">é</text:span></text:span><text:span text:style-name="Police_20_par_20_défaut"><text:span text:style-name="T1">rieure de sa d</text:span></text:span><text:span text:style-name="Police_20_par_20_défaut"><text:span text:style-name="T1">é</text:span></text:span><text:span text:style-name="Police_20_par_20_défaut"><text:span text:style-name="T1">finition</text:span></text:span><text:span text:style-name="Police_20_par_20_défaut"><text:span text:style-name="T1"> </text:span></text:span><text:span text:style-name="Police_20_par_20_défaut"><text:span text:style-name="T1">;</text:span></text:span><text:span text:style-name="Police_20_par_20_défaut"><text:span text:style-name="T1"> et comment, apr</text:span></text:span><text:span text:style-name="Police_20_par_20_défaut"><text:span text:style-name="T1">è</text:span></text:span><text:span text:style-name="Police_20_par_20_défaut"><text:span text:style-name="T1">s beaucoup d'essais et </text:span></text:span><text:span text:style-name="Police_20_par_20_défaut"><text:span text:style-name="T1">de t</text:span></text:span><text:span text:style-name="Police_20_par_20_défaut"><text:span text:style-name="T1">â</text:span></text:span><text:span text:style-name="Police_20_par_20_défaut"><text:span text:style-name="T1">tonnements, en arrivant </text:span></text:span><text:span text:style-name="Police_20_par_20_défaut"><text:span text:style-name="T1">à</text:span></text:span><text:span text:style-name="Police_20_par_20_défaut"><text:span text:style-name="T1"> </text:span></text:span><text:span text:style-name="Police_20_par_20_défaut"><text:span text:style-name="T1">l</text:span></text:span><text:span text:style-name="Police_20_par_20_défaut"><text:span text:style-name="T1">a conscience de son objet, il arrive en m</text:span></text:span><text:span text:style-name="Police_20_par_20_défaut"><text:span text:style-name="T1">ê</text:span></text:span><text:span text:style-name="Police_20_par_20_défaut"><text:span text:style-name="T1">me temps </text:span></text:span><text:span text:style-name="Police_20_par_20_défaut"><text:span text:style-name="T1">à</text:span></text:span><text:span text:style-name="Police_20_par_20_défaut"><text:span text:style-name="T1"> la pl</text:span></text:span><text:span text:style-name="Police_20_par_20_défaut"><text:span text:style-name="T1">é</text:span></text:span><text:span text:style-name="Police_20_par_20_défaut"><text:span text:style-name="T1">nitude et </text:span></text:span><text:span text:style-name="Police_20_par_20_défaut"><text:span text:style-name="T1">à</text:span></text:span><text:span text:style-name="Police_20_par_20_défaut"><text:span text:style-name="T1"> la perfection de ses moyens.</text:span></text:span></text:p>
      <text:p text:style-name="P1"/>
      <text:p text:style-name="P1">Repassons enfin pour la dernière fois sur ces divisions, et transformons cette esquisse en un véritable programme.</text:p>
      <text:p text:style-name="Normal"><text:span text:style-name="Police_20_par_20_défaut"><text:span text:style-name="T1">Si nous y regardons, en effet, de plus pr</text:span></text:span><text:span text:style-name="Police_20_par_20_défaut"><text:span text:style-name="T1">è</text:span></text:span><text:span text:style-name="Police_20_par_20_défaut"><text:span text:style-name="T1">s, ce n'est plus deux ou trois p</text:span></text:span><text:span text:style-name="Police_20_par_20_défaut"><text:span text:style-name="T1">é</text:span></text:span><text:span text:style-name="Police_20_par_20_défaut"><text:span text:style-name="T1">riodes, vaguement distingu</text:span></text:span><text:span text:style-name="Police_20_par_20_défaut"><text:span text:style-name="T1">é</text:span></text:span><text:span text:style-name="Police_20_par_20_défaut"><text:span text:style-name="T1">es l'une de l'autre par la chronologie, qu'il nous faut </text:span></text:span><text:span text:style-name="Police_20_par_20_défaut"><text:span text:style-name="T1">é</text:span></text:span><text:span text:style-name="Police_20_par_20_défaut"><text:span text:style-name="T1">tudier dans une </text:span></text:span><text:span text:style-name="Police_20_par_20_défaut"><text:span text:style-name="T4">Histoire</text:span></text:span><text:span text:style-name="Police_20_par_20_défaut"><text:span text:style-name="T1">, m</text:span></text:span><text:span text:style-name="Police_20_par_20_défaut"><text:span text:style-name="T1">ê</text:span></text:span><text:span text:style-name="Police_20_par_20_défaut"><text:span text:style-name="T1">me sommaire,</text:span></text:span><text:span text:style-name="Police_20_par_20_défaut"><text:span text:style-name="T4"> de la Critique</text:span></text:span><text:span text:style-name="Police_20_par_20_défaut"><text:span text:style-name="T1">, c'en est au moins sept ou huit, caract</text:span></text:span><text:span text:style-name="Police_20_par_20_défaut"><text:span text:style-name="T1">é</text:span></text:span><text:span text:style-name="Police_20_par_20_défaut"><text:span text:style-name="T1">ris</text:span></text:span><text:span text:style-name="Police_20_par_20_défaut"><text:span text:style-name="T1">é</text:span></text:span><text:span text:style-name="Police_20_par_20_défaut"><text:span text:style-name="T1">es par des traits bien pr</text:span></text:span><text:span text:style-name="Police_20_par_20_défaut"><text:span text:style-name="T1">é</text:span></text:span><text:span text:style-name="Police_20_par_20_défaut"><text:span text:style-name="T1">cis, et qui forment ainsi les chapitres n</text:span></text:span><text:span text:style-name="Police_20_par_20_défaut"><text:span text:style-name="T1">é</text:span></text:span><text:span text:style-name="Police_20_par_20_défaut"><text:span text:style-name="T1">cessaires de notre</text:span></text:span><text:span text:style-name="Police_20_par_20_défaut"><text:span text:style-name="T4"> Introduction</text:span></text:span><text:span text:style-name="Police_20_par_20_défaut"><text:span text:style-name="T1">.</text:span></text:span></text:p>
      <text:p text:style-name="P1">1° Dans la première période — que l'on peut étendre de 1550 aux environs de 1605, et que limitent les noms et l'œuvre de Du Bellay d'une part, et de Malherbe de l'autre, — la critique, incertaine encore de son objet et de ses voies, mise en présence des chefs-d'œuvre de l'antiquité que l'on connaissait depuis longtemps, sans doute, mais que l'on comprend alors pour la première fois, s'efforce de reconnaître, d'analyser, de définir, et de cataloguer les moyens, les raisons, et les causes de l'impression que ces œuvres produisent.</text:p>
      <text:p text:style-name="Normal"><text:span text:style-name="Police_20_par_20_défaut"><text:span text:style-name="T1">2</text:span></text:span><text:span text:style-name="Police_20_par_20_défaut"><text:span text:style-name="T1">°</text:span></text:span><text:span text:style-name="Police_20_par_20_défaut"><text:span text:style-name="T1"> Ces raisons et ces causes une fois reconnues, la critique s'efforce de les transformer en r</text:span></text:span><text:span text:style-name="Police_20_par_20_défaut"><text:span text:style-name="T1">è</text:span></text:span><text:span text:style-name="Police_20_par_20_défaut"><text:span text:style-name="T1">gles de l'art. Puisqu'en effet, </text:span></text:span><text:span text:style-name="Police_20_par_20_défaut"><text:span text:style-name="T1">à</text:span></text:span><text:span text:style-name="Police_20_par_20_défaut"><text:span text:style-name="T1"> l'analyse, la com</text:span></text:span><text:span text:style-name="Police_20_par_20_défaut"><text:span text:style-name="T1">é</text:span></text:span><text:span text:style-name="Police_20_par_20_défaut"><text:span text:style-name="T1">die de T</text:span></text:span><text:span text:style-name="Police_20_par_20_défaut"><text:span text:style-name="T1">é</text:span></text:span><text:span text:style-name="Police_20_par_20_défaut"><text:span text:style-name="T1">rence, par exemple, ou l'</text:span></text:span><text:span text:style-name="Police_20_par_20_défaut"><text:span text:style-name="T1">é</text:span></text:span><text:span text:style-name="Police_20_par_20_défaut"><text:span text:style-name="T1">pop</text:span></text:span><text:span text:style-name="Police_20_par_20_défaut"><text:span text:style-name="T1">é</text:span></text:span><text:span text:style-name="Police_20_par_20_défaut"><text:span text:style-name="T1">e de</text:span></text:span><text:span text:style-name="Police_20_par_20_défaut"><text:span text:style-name="T1"> V</text:span></text:span><text:span text:style-name="Police_20_par_20_défaut"><text:span text:style-name="T1">irgile se trouvent plaire pour et par de certains m</text:span></text:span><text:span text:style-name="Police_20_par_20_défaut"><text:span text:style-name="T1">é</text:span></text:span><text:span text:style-name="Police_20_par_20_défaut"><text:span text:style-name="T1">rites, bien et d</text:span></text:span><text:span text:style-name="Police_20_par_20_défaut"><text:span text:style-name="T1">û</text:span></text:span><text:span text:style-name="Police_20_par_20_défaut"><text:span text:style-name="T1">ment '</text:span></text:span><text:span text:style-name="Police_20_par_20_défaut"><text:span text:style-name="T1">é</text:span></text:span><text:span text:style-name="Police_20_par_20_défaut"><text:span text:style-name="T1">tiquet</text:span></text:span><text:span text:style-name="Police_20_par_20_défaut"><text:span text:style-name="T1">é</text:span></text:span><text:span text:style-name="Police_20_par_20_défaut"><text:span text:style-name="T1">s, on t</text:span></text:span><text:span text:style-name="Police_20_par_20_défaut"><text:span text:style-name="T1">â</text:span></text:span><text:span text:style-name="Police_20_par_20_défaut"><text:span text:style-name="T1">che de trouver des moyens, des recettes,</text:span></text:span><text:span text:style-name="Police_20_par_20_défaut"><text:span text:style-name="T1"> </text:span></text:span><text:span text:style-name="Police_20_par_20_défaut"><text:span text:style-name="T1">ou des proc</text:span></text:span><text:span text:style-name="Police_20_par_20_défaut"><text:span text:style-name="T1">é</text:span></text:span><text:span text:style-name="Police_20_par_20_défaut"><text:span text:style-name="T1">d</text:span></text:span><text:span text:style-name="Police_20_par_20_défaut"><text:span text:style-name="T1">é</text:span></text:span><text:span text:style-name="Police_20_par_20_défaut"><text:span text:style-name="T1">s pour reproduire </text:span></text:span><text:span text:style-name="Police_20_par_20_défaut"><text:span text:style-name="T1">à</text:span></text:span><text:span text:style-name="Police_20_par_20_défaut"><text:span text:style-name="T1"> son tour ces m</text:span></text:span><text:span text:style-name="Police_20_par_20_défaut"><text:span text:style-name="T1">é</text:span></text:span><text:span text:style-name="Police_20_par_20_défaut"><text:span text:style-name="T1">rites</text:span></text:span><text:span text:style-name="Police_20_par_20_défaut"><text:span text:style-name="T1"> ;</text:span></text:span><text:span text:style-name="Police_20_par_20_défaut"><text:span text:style-name="T1"> et, ainsi, pour faire entrer dans les </text:span></text:span><text:span text:style-name="Police_20_par_20_défaut"><text:span text:style-name="T1">œ</text:span></text:span><text:span text:style-name="Police_20_par_20_défaut"><text:span text:style-name="T1">uvres</text:span></text:span><text:span text:style-name="Police_20_par_20_défaut"><text:span text:style-name="T1"> les beaut</text:span></text:span><text:span text:style-name="Police_20_par_20_défaut"><text:span text:style-name="T1">é</text:span></text:span><text:span text:style-name="Police_20_par_20_défaut"><text:span text:style-name="T1">s avec les r</text:span></text:span><text:span text:style-name="Police_20_par_20_défaut"><text:span text:style-name="T1">è</text:span></text:span><text:span text:style-name="Police_20_par_20_défaut"><text:span text:style-name="T1">gles. Cette seconde p</text:span></text:span><text:span text:style-name="Police_20_par_20_défaut"><text:span text:style-name="T1">é</text:span></text:span><text:span text:style-name="Police_20_par_20_défaut"><text:span text:style-name="T1">riode s'est </text:span></text:span><text:span text:style-name="Police_20_par_20_défaut"><text:span text:style-name="T1">é</text:span></text:span><text:span text:style-name="Police_20_par_20_défaut"><text:span text:style-name="T1">tendue, dans l'histoire de la critique fran</text:span></text:span><text:span text:style-name="Police_20_par_20_défaut"><text:span text:style-name="T1">ç</text:span></text:span><text:span text:style-name="Police_20_par_20_défaut"><text:span text:style-name="T1">aise, de 1610 </text:span></text:span><text:span text:style-name="Police_20_par_20_défaut"><text:span text:style-name="T1">à</text:span></text:span><text:span text:style-name="Police_20_par_20_défaut"><text:span text:style-name="T1"> 1660, environ, ou — si vous voulez des titres et des noms, — depuis la publication de la</text:span></text:span><text:span text:style-name="Police_20_par_20_défaut"><text:span text:style-name="T4"> Pr</text:span></text:span><text:span text:style-name="Police_20_par_20_défaut"><text:span text:style-name="T4">é</text:span></text:span><text:span text:style-name="Police_20_par_20_défaut"><text:span text:style-name="T4">face </text:span></text:span><text:span text:style-name="Police_20_par_20_défaut"><text:span text:style-name="T1">de </text:span></text:span><text:span text:style-name="Police_20_par_20_défaut"><text:span text:style-name="T1">l’</text:span></text:span><text:span text:style-name="Police_20_par_20_défaut"><text:span text:style-name="T4">Adone</text:span></text:span><text:span text:style-name="Police_20_par_20_défaut"><text:span text:style-name="T1">, par Chapelain, et des premi</text:span></text:span><text:span text:style-name="Police_20_par_20_défaut"><text:span text:style-name="T1">è</text:span></text:span><text:span text:style-name="Police_20_par_20_défaut"><text:span text:style-name="T1">res</text:span></text:span><text:span text:style-name="Police_20_par_20_défaut"><text:span text:style-name="T4"> Lettres </text:span></text:span><text:span text:style-name="Police_20_par_20_défaut"><text:span text:style-name="T1">de Balzac, jusqu'</text:span></text:span><text:span text:style-name="Police_20_par_20_défaut"><text:span text:style-name="T1">à</text:span></text:span><text:span text:style-name="Police_20_par_20_défaut"><text:span text:style-name="T1"> l'apparition des premi</text:span></text:span><text:span text:style-name="Police_20_par_20_défaut"><text:span text:style-name="T1">è</text:span></text:span><text:span text:style-name="Police_20_par_20_défaut"><text:span text:style-name="T1">res </text:span></text:span><text:span text:style-name="Police_20_par_20_défaut"><text:span text:style-name="T4">Satires </text:span></text:span><text:span text:style-name="Police_20_par_20_défaut"><text:span text:style-name="T1">de Boileau.</text:span></text:span></text:p>
      <text:p text:style-name="Normal"><text:span text:style-name="Police_20_par_20_défaut"><text:span text:style-name="T1">3</text:span></text:span><text:span text:style-name="Police_20_par_20_défaut"><text:span text:style-name="T1">°</text:span></text:span><text:span text:style-name="Police_20_par_20_défaut"><text:span text:style-name="T1"> Car Boileau fait un pas de plus</text:span></text:span><text:span text:style-name="Police_20_par_20_défaut"><text:span text:style-name="T1"> </text:span></text:span><text:span text:style-name="Police_20_par_20_défaut"><text:span text:style-name="T1">;</text:span></text:span><text:span text:style-name="Police_20_par_20_défaut"><text:span text:style-name="T1"> et ces r</text:span></text:span><text:span text:style-name="Police_20_par_20_défaut"><text:span text:style-name="T1">è</text:span></text:span><text:span text:style-name="Police_20_par_20_défaut"><text:span text:style-name="T1">gles dont le seul titre </text:span></text:span><text:span text:style-name="Police_20_par_20_défaut"><text:span text:style-name="T1">é</text:span></text:span><text:span text:style-name="Police_20_par_20_défaut"><text:span text:style-name="T1">tait, avant lui, d'avoir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jadis observ</text:span></text:span><text:span text:style-name="Police_20_par_20_défaut"><text:span text:style-name="T1">é</text:span></text:span><text:span text:style-name="Police_20_par_20_défaut"><text:span text:style-name="T1">es par les anciens, l'originalit</text:span></text:span><text:span text:style-name="Police_20_par_20_défaut"><text:span text:style-name="T1">é</text:span></text:span><text:span text:style-name="Police_20_par_20_défaut"><text:span text:style-name="T1"> propre du</text:span></text:span><text:span text:style-name="Police_20_par_20_défaut"><text:span text:style-name="T4"> l</text:span></text:span><text:span text:style-name="Police_20_par_20_défaut"><text:span text:style-name="T4">é</text:span></text:span><text:span text:style-name="Police_20_par_20_défaut"><text:span text:style-name="T4">gislateur du Parnasse</text:span></text:span><text:span text:style-name="Police_20_par_20_défaut"><text:span text:style-name="T1"> est d'avoir essay</text:span></text:span><text:span text:style-name="Police_20_par_20_défaut"><text:span text:style-name="T1">é</text:span></text:span><text:span text:style-name="Police_20_par_20_défaut"><text:span text:style-name="T1"> de les fonder </text:span></text:span><text:span text:style-name="Police_20_par_20_défaut"><text:span text:style-name="T1">à</text:span></text:span><text:span text:style-name="Police_20_par_20_défaut"><text:span text:style-name="T1"> la fois en nature et en raison. Boileau s'efforce de montrer que, si les</text:span></text:span><text:span text:style-name="Police_20_par_20_défaut"><text:span text:style-name="T4"> r</text:span></text:span><text:span text:style-name="Police_20_par_20_défaut"><text:span text:style-name="T4">è</text:span></text:span><text:span text:style-name="Police_20_par_20_défaut"><text:span text:style-name="T4">gles</text:span></text:span><text:span text:style-name="Police_20_par_20_défaut"><text:span text:style-name="T1"> sont conformes </text:span></text:span><text:span text:style-name="Police_20_par_20_défaut"><text:span text:style-name="T1">à</text:span></text:span><text:span text:style-name="Police_20_par_20_défaut"><text:span text:style-name="T1"> l'usage de Pindare ou d'Hom</text:span></text:span><text:span text:style-name="Police_20_par_20_défaut"><text:span text:style-name="T1">è</text:span></text:span><text:span text:style-name="Police_20_par_20_défaut"><text:span text:style-name="T1">re, elles le sont bien davantage encore </text:span></text:span><text:span text:style-name="Police_20_par_20_défaut"><text:span text:style-name="T1">à</text:span></text:span><text:span text:style-name="Police_20_par_20_défaut"><text:span text:style-name="T1"> la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de la </text:span></text:span><text:span text:style-name="Police_20_par_20_défaut"><text:span text:style-name="T4">nature</text:span></text:span><text:span text:style-name="Police_20_par_20_défaut"><text:span text:style-name="T1">, telle que </text:span></text:span><text:soft-page-break/><text:span text:style-name="Police_20_par_20_défaut"><text:span text:style-name="T1">l'observation nous la r</text:span></text:span><text:span text:style-name="Police_20_par_20_défaut"><text:span text:style-name="T1">é</text:span></text:span><text:span text:style-name="Police_20_par_20_défaut"><text:span text:style-name="T1">v</text:span></text:span><text:span text:style-name="Police_20_par_20_défaut"><text:span text:style-name="T1">è</text:span></text:span><text:span text:style-name="Police_20_par_20_défaut"><text:span text:style-name="T1">le, et </text:span></text:span><text:span text:style-name="Police_20_par_20_défaut"><text:span text:style-name="T1">à</text:span></text:span><text:span text:style-name="Police_20_par_20_défaut"><text:span text:style-name="T1"> l'autorit</text:span></text:span><text:span text:style-name="Police_20_par_20_défaut"><text:span text:style-name="T1">é</text:span></text:span><text:span text:style-name="Police_20_par_20_défaut"><text:span text:style-name="T1"> de la </text:span></text:span><text:span text:style-name="Police_20_par_20_défaut"><text:span text:style-name="T4">raison</text:span></text:span><text:span text:style-name="Police_20_par_20_défaut"><text:span text:style-name="T1">, telle que tous les hommes </text:span></text:span><text:span text:style-name="Police_20_par_20_défaut"><text:span text:style-name="T1">tombent d'accord pour la reconna</text:span></text:span><text:span text:style-name="Police_20_par_20_défaut"><text:span text:style-name="T1">î</text:span></text:span><text:span text:style-name="Police_20_par_20_défaut"><text:span text:style-name="T1">tre. C'est une troisi</text:span></text:span><text:span text:style-name="Police_20_par_20_défaut"><text:span text:style-name="T1">è</text:span></text:span><text:span text:style-name="Police_20_par_20_défaut"><text:span text:style-name="T1">me p</text:span></text:span><text:span text:style-name="Police_20_par_20_défaut"><text:span text:style-name="T1">é</text:span></text:span><text:span text:style-name="Police_20_par_20_défaut"><text:span text:style-name="T1">riode</text:span></text:span><text:span text:style-name="Police_20_par_20_défaut"><text:span text:style-name="T1"> ;</text:span></text:span><text:span text:style-name="Police_20_par_20_défaut"><text:span text:style-name="T1"> — et elle s'</text:span></text:span><text:span text:style-name="Police_20_par_20_défaut"><text:span text:style-name="T1">é</text:span></text:span><text:span text:style-name="Police_20_par_20_défaut"><text:span text:style-name="T1">tend de 1660 </text:span></text:span><text:span text:style-name="Police_20_par_20_défaut"><text:span text:style-name="T1">à</text:span></text:span><text:span text:style-name="Police_20_par_20_défaut"><text:span text:style-name="T1"> 1680 ou 1690, des d</text:span></text:span><text:span text:style-name="Police_20_par_20_défaut"><text:span text:style-name="T1">é</text:span></text:span><text:span text:style-name="Police_20_par_20_défaut"><text:span text:style-name="T1">buts triomphants de Boileau jusqu'aux premi</text:span></text:span><text:span text:style-name="Police_20_par_20_défaut"><text:span text:style-name="T1">è</text:span></text:span><text:span text:style-name="Police_20_par_20_défaut"><text:span text:style-name="T1">res attaques dirig</text:span></text:span><text:span text:style-name="Police_20_par_20_défaut"><text:span text:style-name="T1">é</text:span></text:span><text:span text:style-name="Police_20_par_20_défaut"><text:span text:style-name="T1">es contre ses doctrines par les partisans des </text:span></text:span><text:span text:style-name="Police_20_par_20_défaut"><text:span text:style-name="T4">Modernes.</text:span></text:span></text:p>
      <text:p text:style-name="Normal"><text:span text:style-name="Police_20_par_20_défaut"><text:span text:style-name="T1">4</text:span></text:span><text:span text:style-name="Police_20_par_20_défaut"><text:span text:style-name="T1">°</text:span></text:span><text:span text:style-name="Police_20_par_20_défaut"><text:span text:style-name="T1"> En effet, avec la</text:span></text:span><text:span text:style-name="Police_20_par_20_défaut"><text:span text:style-name="T4"> Querelle des Anciens et des Modernes</text:span></text:span><text:span text:style-name="Police_20_par_20_défaut"><text:span text:style-name="T1">, de 1680 </text:span></text:span><text:span text:style-name="Police_20_par_20_défaut"><text:span text:style-name="T1">à</text:span></text:span><text:span text:style-name="Police_20_par_20_défaut"><text:span text:style-name="T1"> 1730 </text:span></text:span><text:span text:style-name="Police_20_par_20_défaut"><text:span text:style-name="T1">à</text:span></text:span><text:span text:style-name="Police_20_par_20_défaut"><text:span text:style-name="T1"> peu pr</text:span></text:span><text:span text:style-name="Police_20_par_20_défaut"><text:span text:style-name="T1">è</text:span></text:span><text:span text:style-name="Police_20_par_20_défaut"><text:span text:style-name="T1">s, et de Perrault jusqu'</text:span></text:span><text:span text:style-name="Police_20_par_20_défaut"><text:span text:style-name="T1">à</text:span></text:span><text:span text:style-name="Police_20_par_20_défaut"><text:span text:style-name="T1"> </text:span></text:span><text:span text:style-name="Police_20_par_20_défaut"><text:span text:style-name="T1">Voltaire</text:span></text:span><text:span text:style-name="Police_20_par_20_défaut"><text:span text:style-name="T1">, c'est une quatri</text:span></text:span><text:span text:style-name="Police_20_par_20_défaut"><text:span text:style-name="T1">è</text:span></text:span><text:span text:style-name="Police_20_par_20_défaut"><text:span text:style-name="T1">me p</text:span></text:span><text:span text:style-name="Police_20_par_20_défaut"><text:span text:style-name="T1">é</text:span></text:span><text:span text:style-name="Police_20_par_20_défaut"><text:span text:style-name="T1">riode, int</text:span></text:span><text:span text:style-name="Police_20_par_20_défaut"><text:span text:style-name="T1">é</text:span></text:span><text:span text:style-name="Police_20_par_20_défaut"><text:span text:style-name="T1">ressante entre toutes, et cependant assez mal connue. Quelques beaux esprits — dont il faut malheureusement dire qu'ils paraissent en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avoir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plus irr</text:span></text:span><text:span text:style-name="Police_20_par_20_défaut"><text:span text:style-name="T1">é</text:span></text:span><text:span text:style-name="Police_20_par_20_défaut"><text:span text:style-name="T1">guliers que hardis — partent en guerre contre les anciens, c'est-</text:span></text:span><text:span text:style-name="Police_20_par_20_défaut"><text:span text:style-name="T1">à</text:span></text:span><text:span text:style-name="Police_20_par_20_défaut"><text:span text:style-name="T1">-dire contre la tradition</text:span></text:span><text:span text:style-name="Police_20_par_20_défaut"><text:span text:style-name="T1"> ;</text:span></text:span><text:span text:style-name="Police_20_par_20_défaut"><text:span text:style-name="T1"> et, au nom d'une confuse id</text:span></text:span><text:span text:style-name="Police_20_par_20_défaut"><text:span text:style-name="T1">é</text:span></text:span><text:span text:style-name="Police_20_par_20_défaut"><text:span text:style-name="T1">e du progr</text:span></text:span><text:span text:style-name="Police_20_par_20_défaut"><text:span text:style-name="T1">è</text:span></text:span><text:span text:style-name="Police_20_par_20_défaut"><text:span text:style-name="T1">s, r</text:span></text:span><text:span text:style-name="Police_20_par_20_défaut"><text:span text:style-name="T1">é</text:span></text:span><text:span text:style-name="Police_20_par_20_défaut"><text:span text:style-name="T1">clament pour l'</text:span></text:span><text:span text:style-name="Police_20_par_20_défaut"><text:span text:style-name="T1">é</text:span></text:span><text:span text:style-name="Police_20_par_20_défaut"><text:span text:style-name="T1">crivain le droit d'appartenir </text:span></text:span><text:span text:style-name="Police_20_par_20_défaut"><text:span text:style-name="T1">à</text:span></text:span><text:span text:style-name="Police_20_par_20_défaut"><text:span text:style-name="T1"> son temps, ce qui est d'ailleurs tout </text:span></text:span><text:span text:style-name="Police_20_par_20_défaut"><text:span text:style-name="T1">à</text:span></text:span><text:span text:style-name="Police_20_par_20_défaut"><text:span text:style-name="T1"> fait l</text:span></text:span><text:span text:style-name="Police_20_par_20_défaut"><text:span text:style-name="T1">é</text:span></text:span><text:span text:style-name="Police_20_par_20_défaut"><text:span text:style-name="T1">gitime, et de n'appartenir qu'</text:span></text:span><text:span text:style-name="Police_20_par_20_défaut"><text:span text:style-name="T1">à</text:span></text:span><text:span text:style-name="Police_20_par_20_défaut"><text:span text:style-name="T1"> lui, ce qui l'est beaucoup moins. Ils n'</text:span></text:span><text:span text:style-name="Police_20_par_20_défaut"><text:span text:style-name="T1">é</text:span></text:span><text:span text:style-name="Police_20_par_20_défaut"><text:span text:style-name="T1">chouent qu'</text:span></text:span><text:span text:style-name="Police_20_par_20_défaut"><text:span text:style-name="T1">à</text:span></text:span><text:span text:style-name="Police_20_par_20_défaut"><text:span text:style-name="T1"> moiti</text:span></text:span><text:span text:style-name="Police_20_par_20_défaut"><text:span text:style-name="T1">é</text:span></text:span><text:span text:style-name="Police_20_par_20_défaut"><text:span text:style-name="T1">, mais ils ne r</text:span></text:span><text:span text:style-name="Police_20_par_20_défaut"><text:span text:style-name="T1">é</text:span></text:span><text:span text:style-name="Police_20_par_20_défaut"><text:span text:style-name="T1">ussissent aussi qu'</text:span></text:span><text:span text:style-name="Police_20_par_20_défaut"><text:span text:style-name="T1">à</text:span></text:span><text:span text:style-name="Police_20_par_20_défaut"><text:span text:style-name="T1"> demi, pour diverses raisons, que nous aurons </text:span></text:span><text:span text:style-name="Police_20_par_20_défaut"><text:span text:style-name="T1">à</text:span></text:span><text:span text:style-name="Police_20_par_20_défaut"><text:span text:style-name="T1"> examiner, mais dont nous pouvons dire d</text:span></text:span><text:span text:style-name="Police_20_par_20_défaut"><text:span text:style-name="T1">è</text:span></text:span><text:span text:style-name="Police_20_par_20_défaut"><text:span text:style-name="T1">s </text:span></text:span><text:span text:style-name="Police_20_par_20_défaut"><text:span text:style-name="T1">à</text:span></text:span><text:span text:style-name="Police_20_par_20_défaut"><text:span text:style-name="T1"> pr</text:span></text:span><text:span text:style-name="Police_20_par_20_défaut"><text:span text:style-name="T1">é</text:span></text:span><text:span text:style-name="Police_20_par_20_défaut"><text:span text:style-name="T1">sent que les principales sont</text:span></text:span><text:span text:style-name="Police_20_par_20_défaut"><text:span text:style-name="T1"> :</text:span></text:span><text:span text:style-name="Police_20_par_20_défaut"><text:span text:style-name="T1"> 1</text:span></text:span><text:span text:style-name="Police_20_par_20_défaut"><text:span text:style-name="T1">°</text:span></text:span><text:span text:style-name="Police_20_par_20_défaut"><text:span text:style-name="T1"> leur incapacit</text:span></text:span><text:span text:style-name="Police_20_par_20_défaut"><text:span text:style-name="T1">é</text:span></text:span><text:span text:style-name="Police_20_par_20_défaut"><text:span text:style-name="T1"> personnelle d'</text:span></text:span><text:span text:style-name="Police_20_par_20_défaut"><text:span text:style-name="T1">é</text:span></text:span><text:span text:style-name="Police_20_par_20_défaut"><text:span text:style-name="T1">galer ces anciens qu'ils attaquent, de faire pr</text:span></text:span><text:span text:style-name="Police_20_par_20_défaut"><text:span text:style-name="T1">é</text:span></text:span><text:span text:style-name="Police_20_par_20_défaut"><text:span text:style-name="T1">valoir leurs </text:span></text:span><text:span text:style-name="Police_20_par_20_défaut"><text:span text:style-name="T4">É</text:span></text:span><text:span text:style-name="Police_20_par_20_défaut"><text:span text:style-name="T4">glogues</text:span></text:span><text:span text:style-name="Police_20_par_20_défaut"><text:span text:style-name="T1"> contre celles de Th</text:span></text:span><text:span text:style-name="Police_20_par_20_défaut"><text:span text:style-name="T1">é</text:span></text:span><text:span text:style-name="Police_20_par_20_défaut"><text:span text:style-name="T1">ocrite, et le </text:span></text:span><text:span text:style-name="Police_20_par_20_défaut"><text:span text:style-name="T4">Saint-Paulin</text:span></text:span><text:span text:style-name="Police_20_par_20_défaut"><text:span text:style-name="T1"> contre l'</text:span></text:span><text:span text:style-name="Police_20_par_20_défaut"><text:span text:style-name="T4">Odyss</text:span></text:span><text:span text:style-name="Police_20_par_20_défaut"><text:span text:style-name="T4">é</text:span></text:span><text:span text:style-name="Police_20_par_20_défaut"><text:span text:style-name="T4">e</text:span></text:span><text:span text:style-name="Police_20_par_20_défaut"><text:span text:style-name="T4"> ;</text:span></text:span><text:span text:style-name="Police_20_par_20_défaut"><text:span text:style-name="T1"> 2</text:span></text:span><text:span text:style-name="Police_20_par_20_défaut"><text:span text:style-name="T1">°</text:span></text:span><text:span text:style-name="Police_20_par_20_défaut"><text:span text:style-name="T1"> l'embarras o</text:span></text:span><text:span text:style-name="Police_20_par_20_défaut"><text:span text:style-name="T1">ù</text:span></text:span><text:span text:style-name="Police_20_par_20_défaut"><text:span text:style-name="T1"> Boileau les a mis par avance, en donnant aux r</text:span></text:span><text:span text:style-name="Police_20_par_20_défaut"><text:span text:style-name="T1">é</text:span></text:span><text:span text:style-name="Police_20_par_20_défaut"><text:span text:style-name="T1">gies de son </text:span></text:span><text:span text:style-name="Police_20_par_20_défaut"><text:span text:style-name="T4">Art po</text:span></text:span><text:span text:style-name="Police_20_par_20_défaut"><text:span text:style-name="T4">é</text:span></text:span><text:span text:style-name="Police_20_par_20_défaut"><text:span text:style-name="T4">tique</text:span></text:span><text:span text:style-name="Police_20_par_20_défaut"><text:span text:style-name="T1"> l'imitation de la nature pour fondement et pour mesure</text:span></text:span><text:span text:style-name="Police_20_par_20_défaut"><text:span text:style-name="T1"> ;</text:span></text:span><text:span text:style-name="Police_20_par_20_défaut"><text:span text:style-name="T1"> 3</text:span></text:span><text:span text:style-name="Police_20_par_20_défaut"><text:span text:style-name="T1">°</text:span></text:span><text:span text:style-name="Police_20_par_20_défaut"><text:span text:style-name="T1"> et enfin, l'erreur qu'ils commettent sur la nature et l'</text:span></text:span><text:span text:style-name="Police_20_par_20_défaut"><text:span text:style-name="T1">é</text:span></text:span><text:span text:style-name="Police_20_par_20_défaut"><text:span text:style-name="T1">tendue de l'id</text:span></text:span><text:span text:style-name="Police_20_par_20_défaut"><text:span text:style-name="T1">é</text:span></text:span><text:span text:style-name="Police_20_par_20_défaut"><text:span text:style-name="T1">e de progr</text:span></text:span><text:span text:style-name="Police_20_par_20_défaut"><text:span text:style-name="T1">è</text:span></text:span><text:span text:style-name="Police_20_par_20_défaut"><text:span text:style-name="T1">s.</text:span></text:span></text:p>
      <text:p text:style-name="Normal"><text:span text:style-name="Police_20_par_20_défaut"><text:span text:style-name="T1">5</text:span></text:span><text:span text:style-name="Police_20_par_20_défaut"><text:span text:style-name="T1">°</text:span></text:span><text:span text:style-name="Police_20_par_20_défaut"><text:span text:style-name="T1"> C'est ce qui d</text:span></text:span><text:span text:style-name="Police_20_par_20_défaut"><text:span text:style-name="T1">é</text:span></text:span><text:span text:style-name="Police_20_par_20_défaut"><text:span text:style-name="T1">cide </text:span></text:span><text:span text:style-name="Police_20_par_20_défaut"><text:span text:style-name="T1">Voltaire</text:span></text:span><text:span text:style-name="Police_20_par_20_défaut"><text:span text:style-name="T1">, l'autorit</text:span></text:span><text:span text:style-name="Police_20_par_20_défaut"><text:span text:style-name="T1">é</text:span></text:span><text:span text:style-name="Police_20_par_20_défaut"><text:span text:style-name="T1"> litt</text:span></text:span><text:span text:style-name="Police_20_par_20_défaut"><text:span text:style-name="T1">é</text:span></text:span><text:span text:style-name="Police_20_par_20_défaut"><text:span text:style-name="T1">raire souveraine du </text:span></text:span><text:span text:style-name="Police_20_par_20_défaut"><text:span text:style-name="T1">XVI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text:span></text:span><text:span text:style-name="Police_20_par_20_défaut"><text:span text:style-name="T1">à</text:span></text:span><text:span text:style-name="Police_20_par_20_défaut"><text:span text:style-name="T1"> se ranger enfin — apr</text:span></text:span><text:span text:style-name="Police_20_par_20_défaut"><text:span text:style-name="T1">è</text:span></text:span><text:span text:style-name="Police_20_par_20_défaut"><text:span text:style-name="T1">s un peu d'h</text:span></text:span><text:span text:style-name="Police_20_par_20_défaut"><text:span text:style-name="T1">é</text:span></text:span><text:span text:style-name="Police_20_par_20_défaut"><text:span text:style-name="T1">sitation toutefois — du c</text:span></text:span><text:span text:style-name="Police_20_par_20_défaut"><text:span text:style-name="T1">ô</text:span></text:span><text:span text:style-name="Police_20_par_20_défaut"><text:span text:style-name="T1">t</text:span></text:span><text:span text:style-name="Police_20_par_20_défaut"><text:span text:style-name="T1">é</text:span></text:span><text:span text:style-name="Police_20_par_20_défaut"><text:span text:style-name="T1"> de Boileau. Si quelques ind</text:span></text:span><text:span text:style-name="Police_20_par_20_défaut"><text:span text:style-name="T1">é</text:span></text:span><text:span text:style-name="Police_20_par_20_défaut"><text:span text:style-name="T1">pendants, comme Diderot, par exemple, essayent de r</text:span></text:span><text:span text:style-name="Police_20_par_20_défaut"><text:span text:style-name="T1">é</text:span></text:span><text:span text:style-name="Police_20_par_20_défaut"><text:span text:style-name="T1">sister, sans trop savoir pourquoi, le</text:span></text:span><text:span text:style-name="Police_20_par_20_défaut"><text:span text:style-name="T1">u</text:span></text:span><text:span text:style-name="Police_20_par_20_défaut"><text:span text:style-name="T1">rs protestations demeurent de nul effet. Il faut attendre maintenant non seulement que Rousseau paraisse, mais qu'un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tion nouvelle ait aper</text:span></text:span><text:span text:style-name="Police_20_par_20_défaut"><text:span text:style-name="T1">ç</text:span></text:span><text:span text:style-name="Police_20_par_20_défaut"><text:span text:style-name="T1">u les cons</text:span></text:span><text:span text:style-name="Police_20_par_20_défaut"><text:span text:style-name="T1">é</text:span></text:span><text:span text:style-name="Police_20_par_20_défaut"><text:span text:style-name="T1">quences de ses doctrines. Et</text:span></text:span><text:span text:style-name="Police_20_par_20_défaut"><text:span text:style-name="T1"> en attendant, c'est </text:span></text:span><text:span text:style-name="Police_20_par_20_défaut"><text:span text:style-name="T1">Voltaire</text:span></text:span><text:span text:style-name="Police_20_par_20_défaut"><text:span text:style-name="T1"> que l'on suit</text:span></text:span><text:span text:style-name="Police_20_par_20_défaut"><text:span text:style-name="T1"> ;</text:span></text:span><text:span text:style-name="Police_20_par_20_défaut"><text:span text:style-name="T1"> c'est de </text:span></text:span><text:span text:style-name="Police_20_par_20_défaut"><text:span text:style-name="T1">Voltaire</text:span></text:span><text:span text:style-name="Police_20_par_20_défaut"><text:span text:style-name="T1"> que proc</text:span></text:span><text:span text:style-name="Police_20_par_20_défaut"><text:span text:style-name="T1">è</text:span></text:span><text:span text:style-name="Police_20_par_20_défaut"><text:span text:style-name="T1">dent les Marmontel et les Laharpe</text:span></text:span><text:span text:style-name="Police_20_par_20_défaut"><text:span text:style-name="T1"> ;</text:span></text:span><text:span text:style-name="Police_20_par_20_défaut"><text:span text:style-name="T1"> ce sont, en somme, les principes ou les id</text:span></text:span><text:span text:style-name="Police_20_par_20_défaut"><text:span text:style-name="T1">é</text:span></text:span><text:span text:style-name="Police_20_par_20_défaut"><text:span text:style-name="T1">es de Boileau — souvent r</text:span></text:span><text:span text:style-name="Police_20_par_20_défaut"><text:span text:style-name="T1">é</text:span></text:span><text:span text:style-name="Police_20_par_20_défaut"><text:span text:style-name="T1">tr</text:span></text:span><text:span text:style-name="Police_20_par_20_défaut"><text:span text:style-name="T1">é</text:span></text:span><text:span text:style-name="Police_20_par_20_défaut"><text:span text:style-name="T1">cis, quelquefois aussi </text:span></text:span><text:span text:style-name="Police_20_par_20_défaut"><text:span text:style-name="T1">é</text:span></text:span><text:span text:style-name="Police_20_par_20_défaut"><text:span text:style-name="T1">largis par </text:span></text:span><text:span text:style-name="Police_20_par_20_défaut"><text:span text:style-name="T1">Voltaire</text:span></text:span><text:span text:style-name="Police_20_par_20_défaut"><text:span text:style-name="T1"> — qui continuent de r</text:span></text:span><text:span text:style-name="Police_20_par_20_défaut"><text:span text:style-name="T1">é</text:span></text:span><text:span text:style-name="Police_20_par_20_défaut"><text:span text:style-name="T1">gner en critique, et de remplir la cinqui</text:span></text:span><text:span text:style-name="Police_20_par_20_défaut"><text:span text:style-name="T1">è</text:span></text:span><text:span text:style-name="Police_20_par_20_défaut"><text:span text:style-name="T1">me p</text:span></text:span><text:span text:style-name="Police_20_par_20_défaut"><text:span text:style-name="T1">é</text:span></text:span><text:span text:style-name="Police_20_par_20_défaut"><text:span text:style-name="T1">riode, celle que nous </text:span></text:span><text:span text:style-name="Police_20_par_20_défaut"><text:span text:style-name="T1">é</text:span></text:span><text:span text:style-name="Police_20_par_20_défaut"><text:span text:style-name="T1">tendrons par cons</text:span></text:span><text:span text:style-name="Police_20_par_20_défaut"><text:span text:style-name="T1">é</text:span></text:span><text:span text:style-name="Police_20_par_20_défaut"><text:span text:style-name="T1">quent de 1730 </text:span></text:span><text:span text:style-name="Police_20_par_20_défaut"><text:span text:style-name="T1">à</text:span></text:span><text:span text:style-name="Police_20_par_20_défaut"><text:span text:style-name="T1"> 1780 ou 1790.</text:span></text:span></text:p>
      <text:p text:style-name="P1">6° Ici commence l'histoire de la critique moderne et avec elle une période nouvelle. J'en marquerai les principales divisions, en disant :</text:p>
      <text:p text:style-name="P19"><text:span text:style-name="Police_20_par_20_défaut"><text:span text:style-name="T1">A. </text:span></text:span><text:span text:style-name="Police_20_par_20_défaut"><text:span text:style-name="T1">Qu'avec Mme de Sta</text:span></text:span><text:span text:style-name="Police_20_par_20_défaut"><text:span text:style-name="T1">ë</text:span></text:span><text:span text:style-name="Police_20_par_20_défaut"><text:span text:style-name="T1">l et Chateaubriand, d</text:span></text:span><text:span text:style-name="Police_20_par_20_défaut"><text:span text:style-name="T1">è</text:span></text:span><text:span text:style-name="Police_20_par_20_défaut"><text:span text:style-name="T1">s le commencement du si</text:span></text:span><text:span text:style-name="Police_20_par_20_défaut"><text:span text:style-name="T1">è</text:span></text:span><text:span text:style-name="Police_20_par_20_défaut"><text:span text:style-name="T1">cle, une connaissance encore bien vague des litt</text:span></text:span><text:span text:style-name="Police_20_par_20_défaut"><text:span text:style-name="T1">é</text:span></text:span><text:span text:style-name="Police_20_par_20_défaut"><text:span text:style-name="T1">ratures </text:span></text:span><text:span text:style-name="Police_20_par_20_défaut"><text:span text:style-name="T1">é</text:span></text:span><text:span text:style-name="Police_20_par_20_défaut"><text:span text:style-name="T1">trang</text:span></text:span><text:span text:style-name="Police_20_par_20_défaut"><text:span text:style-name="T1">è</text:span></text:span><text:span text:style-name="Police_20_par_20_défaut"><text:span text:style-name="T1">res, et une connaissance </text:span></text:span><text:span text:style-name="Police_20_par_20_défaut"><text:span text:style-name="T1">à</text:span></text:span><text:span text:style-name="Police_20_par_20_défaut"><text:span text:style-name="T1"> </text:span></text:span><text:soft-page-break/><text:span text:style-name="Police_20_par_20_défaut"><text:span text:style-name="T1">peine plus pr</text:span></text:span><text:span text:style-name="Police_20_par_20_défaut"><text:span text:style-name="T1">é</text:span></text:span><text:span text:style-name="Police_20_par_20_défaut"><text:span text:style-name="T1">cise d'un pass</text:span></text:span><text:span text:style-name="Police_20_par_20_défaut"><text:span text:style-name="T1">é</text:span></text:span><text:span text:style-name="Police_20_par_20_défaut"><text:span text:style-name="T1"> plus lointain, en donnant </text:span></text:span><text:span text:style-name="Police_20_par_20_défaut"><text:span text:style-name="T1">à</text:span></text:span><text:span text:style-name="Police_20_par_20_défaut"><text:span text:style-name="T1"> nos </text:span></text:span><text:span text:style-name="Police_20_par_20_défaut"><text:span text:style-name="T1">é</text:span></text:span><text:span text:style-name="Police_20_par_20_défaut"><text:span text:style-name="T1">crivains l'id</text:span></text:span><text:span text:style-name="Police_20_par_20_défaut"><text:span text:style-name="T1">é</text:span></text:span><text:span text:style-name="Police_20_par_20_défaut"><text:span text:style-name="T1">e de </text:span></text:span><text:span text:style-name="Police_20_par_20_défaut"><text:span text:style-name="T4">beaut</text:span></text:span><text:span text:style-name="Police_20_par_20_défaut"><text:span text:style-name="T4">é</text:span></text:span><text:span text:style-name="Police_20_par_20_défaut"><text:span text:style-name="T4">s nouvelles</text:span></text:span><text:span text:style-name="Police_20_par_20_défaut"><text:span text:style-name="T1">, qui ne se retrouvent ni dans nos classiques, </text:span></text:span><text:span text:style-name="Police_20_par_20_défaut"><text:span text:style-name="T1">à</text:span></text:span><text:span text:style-name="Police_20_par_20_défaut"><text:span text:style-name="T1">, nous, ni chez les anciens, les obligent, pour la premi</text:span></text:span><text:span text:style-name="Police_20_par_20_défaut"><text:span text:style-name="T1">è</text:span></text:span><text:span text:style-name="Police_20_par_20_défaut"><text:span text:style-name="T1">re fois, </text:span></text:span><text:span text:style-name="Police_20_par_20_défaut"><text:span text:style-name="T1">à</text:span></text:span><text:span text:style-name="Police_20_par_20_défaut"><text:span text:style-name="T1"> contr</text:span></text:span><text:span text:style-name="Police_20_par_20_défaut"><text:span text:style-name="T1">ô</text:span></text:span><text:span text:style-name="Police_20_par_20_défaut"><text:span text:style-name="T1">ler le titre et la valeur de leurs r</text:span></text:span><text:span text:style-name="Police_20_par_20_défaut"><text:span text:style-name="T1">è</text:span></text:span><text:span text:style-name="Police_20_par_20_défaut"><text:span text:style-name="T1">gles.</text:span></text:span></text:p>
      <text:p text:style-name="P20"><text:span text:style-name="Police_20_par_20_défaut"><text:span text:style-name="T1">B.</text:span></text:span><text:span text:style-name="Police_20_par_20_défaut"><text:span text:style-name="T1"><text:tab/>Qu'avec </text:span></text:span><text:span text:style-name="Police_20_par_20_défaut"><text:span text:style-name="T1">Villemain</text:span></text:span><text:span text:style-name="Police_20_par_20_défaut"><text:span text:style-name="T1"> — du nom de qui, dans cette conqu</text:span></text:span><text:span text:style-name="Police_20_par_20_défaut"><text:span text:style-name="T1">ê</text:span></text:span><text:span text:style-name="Police_20_par_20_défaut"><text:span text:style-name="T1">te, on ne saurait s</text:span></text:span><text:span text:style-name="Police_20_par_20_défaut"><text:span text:style-name="T1">é</text:span></text:span><text:span text:style-name="Police_20_par_20_défaut"><text:span text:style-name="T1">parer ceux de Guizot </text:span></text:span><text:span text:style-name="Police_20_par_20_défaut"><text:span text:style-name="T8">et.de </text:span></text:span><text:span text:style-name="Police_20_par_20_défaut"><text:span text:style-name="T1">Cousin, — au changement o</text:span></text:span><text:span text:style-name="Police_20_par_20_défaut"><text:span text:style-name="T1">p</text:span></text:span><text:span text:style-name="Police_20_par_20_défaut"><text:span text:style-name="T1">é</text:span></text:span><text:span text:style-name="Police_20_par_20_défaut"><text:span text:style-name="T1">r</text:span></text:span><text:span text:style-name="Police_20_par_20_défaut"><text:span text:style-name="T1">é</text:span></text:span><text:span text:style-name="Police_20_par_20_défaut"><text:span text:style-name="T1"> dans le go</text:span></text:span><text:span text:style-name="Police_20_par_20_défaut"><text:span text:style-name="T1">û</text:span></text:span><text:span text:style-name="Police_20_par_20_défaut"><text:span text:style-name="T1">t public par la connaissance des litt</text:span></text:span><text:span text:style-name="Police_20_par_20_défaut"><text:span text:style-name="T1">é</text:span></text:span><text:span text:style-name="Police_20_par_20_défaut"><text:span text:style-name="T1">ratures </text:span></text:span><text:span text:style-name="Police_20_par_20_défaut"><text:span text:style-name="T1">é</text:span></text:span><text:span text:style-name="Police_20_par_20_défaut"><text:span text:style-name="T1">trang</text:span></text:span><text:span text:style-name="Police_20_par_20_défaut"><text:span text:style-name="T1">è</text:span></text:span><text:span text:style-name="Police_20_par_20_défaut"><text:span text:style-name="T1">res et de l'histoire, s'ajoute un changement non moins profond, op</text:span></text:span><text:span text:style-name="Police_20_par_20_défaut"><text:span text:style-name="T1">é</text:span></text:span><text:span text:style-name="Police_20_par_20_défaut"><text:span text:style-name="T1">r</text:span></text:span><text:span text:style-name="Police_20_par_20_défaut"><text:span text:style-name="T1">é</text:span></text:span><text:span text:style-name="Police_20_par_20_défaut"><text:span text:style-name="T1"> par une connaissance plus </text:span></text:span><text:span text:style-name="Police_20_par_20_défaut"><text:span text:style-name="T1">é</text:span></text:span><text:span text:style-name="Police_20_par_20_défaut"><text:span text:style-name="T1">tendue, plus pr</text:span></text:span><text:span text:style-name="Police_20_par_20_défaut"><text:span text:style-name="T1">é</text:span></text:span><text:span text:style-name="Police_20_par_20_défaut"><text:span text:style-name="T1">cise, et on peut dire m</text:span></text:span><text:span text:style-name="Police_20_par_20_défaut"><text:span text:style-name="T1">ê</text:span></text:span><text:span text:style-name="Police_20_par_20_défaut"><text:span text:style-name="T1">me une connaissance toute neuve des rapports qui unissent les </text:span></text:span><text:span text:style-name="Police_20_par_20_défaut"><text:span text:style-name="T1">œ</text:span></text:span><text:span text:style-name="Police_20_par_20_défaut"><text:span text:style-name="T1">uvres litt</text:span></text:span><text:span text:style-name="Police_20_par_20_défaut"><text:span text:style-name="T1">é</text:span></text:span><text:span text:style-name="Police_20_par_20_défaut"><text:span text:style-name="T1">raires au temps, aux institutions, </text:span></text:span><text:span text:style-name="Police_20_par_20_défaut"><text:span text:style-name="T1">à</text:span></text:span><text:span text:style-name="Police_20_par_20_défaut"><text:span text:style-name="T1"> la forme et </text:span></text:span><text:span text:style-name="Police_20_par_20_défaut"><text:span text:style-name="T1">à</text:span></text:span><text:span text:style-name="Police_20_par_20_défaut"><text:span text:style-name="T1"> la structure de la soc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dont elles sont l'expression.</text:span></text:span></text:p>
      <text:p text:style-name="P7">C.<text:tab/>Qu'avec Sainte-Beuve, la psychologie, la physiologie, la considération du rapport des œuvres non plus seulement avec leur temps, mais avec leur auteur, avec son tempérament, avec son éducation, élargit encore la base, déplace le point de vue, et transforme les méthodes de la critique.</text:p>
      <text:p text:style-name="P8">D.<text:tab/>Qu'avec M. Taine enfin, si la critique ne devient pas une science, elle aspire à le devenir ; et qu'en tout cas, elle cherche un supplément à ses moyens d'information dans les moyens, si je puis ainsi dire, dans les méthodes, et dans les procédés de l'histoire naturelle.</text:p>
      <text:p text:style-name="P1">Vous vous souvenez que c'est là précisément que nous reprenons la question à notre compte ; et — d'une manière à la fois un peu étroite et un peu présomptueuse — nous pourrions dire qu'à la critique fondée sur les analogies qu'elle présente avec l'histoire naturelle de Geoffroy Saint-Hilaire et de Cuvier, nous nous proposons de voir si l'on ne pourrait pas substituer, ou ajouter pour la compléter, une critique à son tour qui se fonderait sur l'histoire naturelle de Darwin et de Hæckel.</text:p>
      <text:p text:style-name="P1">De là pour nous l'obligation — sans transformer ce cours de littérature en un cours d'histoire naturelle, — de là, l'obligation d'insister cependant sur la doctrine, ou, si vous l'aimez mieux, sur l'hypothèse de l'évolution. Je m'attacherai surtout à mettre trois points en lumière.</text:p>
      <text:p text:style-name="P1">1° En premier lieu, j'essayerai de marquer avec plus de précision qu'on ne l'a fait les origines de la doctrine — les origines philosophiques notamment, — dont les naturalistes, en général, me semblent avoir fait assez bon marché. Comme si le triomphe de la doctrine, pour une large part, n'avait pas dépendu de l'état des idées <text:soft-page-break/>ambiantes ! et qu'en général il fût possible, à la vérité même de faire son chemin dans le monde, sans y .être aidée par une certaine complicité de l’opinion !</text:p>
      <text:p text:style-name="P1">2° Je tâcherai de vous dire alors quelle a été, dans la constitution de la doctrine ou de l'hypothèse, la part propre de Darwin. Elle est nulle dans sa diffusion ; et je la distinguerai aussi soigneusement que je le pourrai de celle de ses prédécesseurs, comme Lamarck, ou de ses successeurs, comme Herbert Spencer, et surtout comme Hæckel.</text:p>
      <text:p text:style-name="Normal"><text:span text:style-name="Police_20_par_20_défaut"><text:span text:style-name="T1">3° Enfin, et puisqu'il n'y a pas moins de trente ans aujourd'hui que le livre de l’</text:span></text:span><text:span text:style-name="Police_20_par_20_défaut"><text:span text:style-name="T4">Origine des Espèces</text:span></text:span><text:span text:style-name="Police_20_par_20_défaut"><text:span text:style-name="T1"> a paru, ne faudra-t-il pas que nous examinions ce que la doctrine est devenue dans ce long intervalle de temps ? les objections qu'on lui a opposées ? les réponses qu'on y a faites ? l'extension qu'on lui a donnée ? et le point précis enfin où elle en est à l'heure même où nous parlons ?</text:span></text:span></text:p>
      <text:p text:style-name="P1">Nous retrouverons alors l'objet essentiel de notre recherche.</text:p>
      <text:p text:style-name="Normal"><text:span text:style-name="Police_20_par_20_défaut"><text:span text:style-name="T1">1</text:span></text:span><text:span text:style-name="Police_20_par_20_défaut"><text:span text:style-name="T1">°</text:span></text:span><text:span text:style-name="Police_20_par_20_défaut"><text:span text:style-name="T1"> Sur la premi</text:span></text:span><text:span text:style-name="Police_20_par_20_défaut"><text:span text:style-name="T1">è</text:span></text:span><text:span text:style-name="Police_20_par_20_défaut"><text:span text:style-name="T1">re question, celle de </text:span></text:span><text:span text:style-name="Police_20_par_20_défaut"><text:span text:style-name="T1">l’</text:span></text:span><text:span text:style-name="Police_20_par_20_défaut"><text:span text:style-name="T4">Ex</text:span></text:span><text:span text:style-name="Police_20_par_20_défaut"><text:span text:style-name="T4">is</text:span></text:span><text:span text:style-name="Police_20_par_20_défaut"><text:span text:style-name="T4">tence des genres</text:span></text:span><text:span text:style-name="Police_20_par_20_défaut"><text:span text:style-name="T1">, et pour d</text:span></text:span><text:span text:style-name="Police_20_par_20_défaut"><text:span text:style-name="T1">é</text:span></text:span><text:span text:style-name="Police_20_par_20_défaut"><text:span text:style-name="T1">cider si les genres existent ou non, nous montrerons qu'ils doivent exister, comme r</text:span></text:span><text:span text:style-name="Police_20_par_20_défaut"><text:span text:style-name="T1">é</text:span></text:span><text:span text:style-name="Police_20_par_20_défaut"><text:span text:style-name="T1">pondant</text:span></text:span><text:span text:style-name="Police_20_par_20_défaut"><text:span text:style-name="T1"> :</text:span></text:span><text:span text:style-name="Police_20_par_20_défaut"><text:span text:style-name="T1"> 1</text:span></text:span><text:span text:style-name="Police_20_par_20_défaut"><text:span text:style-name="T1">°</text:span></text:span><text:span text:style-name="Police_20_par_20_défaut"><text:span text:style-name="T1"> </text:span></text:span><text:span text:style-name="Police_20_par_20_défaut"><text:span text:style-name="T1">à</text:span></text:span><text:span text:style-name="Police_20_par_20_défaut"><text:span text:style-name="T1"> la diversit</text:span></text:span><text:span text:style-name="Police_20_par_20_défaut"><text:span text:style-name="T1">é</text:span></text:span><text:span text:style-name="Police_20_par_20_défaut"><text:span text:style-name="T1"> des moyens de chaque art,</text:span></text:span><text:span text:style-name="Police_20_par_20_défaut"><text:span text:style-name="T1"> et que, par exemple, les lois de la statuaire en marbre ne peuvent pas </text:span></text:span><text:span text:style-name="Police_20_par_20_défaut"><text:span text:style-name="T1">ê</text:span></text:span><text:span text:style-name="Police_20_par_20_défaut"><text:span text:style-name="T1">tre celles de la sculpture en bronze</text:span></text:span><text:span text:style-name="Police_20_par_20_défaut"><text:span text:style-name="T1"> ;</text:span></text:span><text:span text:style-name="Police_20_par_20_défaut"><text:span text:style-name="T1"> 2</text:span></text:span><text:span text:style-name="Police_20_par_20_défaut"><text:span text:style-name="T1">°</text:span></text:span><text:span text:style-name="Police_20_par_20_défaut"><text:span text:style-name="T1"> comme r</text:span></text:span><text:span text:style-name="Police_20_par_20_défaut"><text:span text:style-name="T1">é</text:span></text:span><text:span text:style-name="Police_20_par_20_défaut"><text:span text:style-name="T1">pondant </text:span></text:span><text:span text:style-name="Police_20_par_20_défaut"><text:span text:style-name="T1">à</text:span></text:span><text:span text:style-name="Police_20_par_20_défaut"><text:span text:style-name="T1"> la diversit</text:span></text:span><text:span text:style-name="Police_20_par_20_défaut"><text:span text:style-name="T1">é</text:span></text:span><text:span text:style-name="Police_20_par_20_défaut"><text:span text:style-name="T1"> de l'objet de chaque art</text:span></text:span><text:span text:style-name="Police_20_par_20_défaut"><text:span text:style-name="T1">,</text:span></text:span><text:span text:style-name="Police_20_par_20_défaut"><text:span text:style-name="T1"> </text:span></text:span><text:span text:style-name="Police_20_par_20_défaut"><text:span text:style-name="T1">é</text:span></text:span><text:span text:style-name="Police_20_par_20_défaut"><text:span text:style-name="T1">tant obscur peut-</text:span></text:span><text:span text:style-name="Police_20_par_20_défaut"><text:span text:style-name="T1">ê</text:span></text:span><text:span text:style-name="Police_20_par_20_défaut"><text:span text:style-name="T1">tre si nous ne demandons pas </text:span></text:span><text:span text:style-name="Police_20_par_20_défaut"><text:span text:style-name="T1">à</text:span></text:span><text:span text:style-name="Police_20_par_20_défaut"><text:span text:style-name="T1"> l'histoire ou au roman des plaisirs analogues, mais </text:span></text:span><text:span text:style-name="Police_20_par_20_défaut"><text:span text:style-name="T1">é</text:span></text:span><text:span text:style-name="Police_20_par_20_défaut"><text:span text:style-name="T1">tant tr</text:span></text:span><text:span text:style-name="Police_20_par_20_défaut"><text:span text:style-name="T1">è</text:span></text:span><text:span text:style-name="Police_20_par_20_défaut"><text:span text:style-name="T1">s clair, en revanche, que nous n'allons pas au th</text:span></text:span><text:span text:style-name="Police_20_par_20_défaut"><text:span text:style-name="T1">éâ</text:span></text:span><text:span text:style-name="Police_20_par_20_défaut"><text:span text:style-name="T1">tre dans la m</text:span></text:span><text:span text:style-name="Police_20_par_20_défaut"><text:span text:style-name="T1">ê</text:span></text:span><text:span text:style-name="Police_20_par_20_défaut"><text:span text:style-name="T1">me intention qu'au sermon</text:span></text:span><text:span text:style-name="Police_20_par_20_défaut"><text:span text:style-name="T1"> ;</text:span></text:span><text:span text:style-name="Police_20_par_20_défaut"><text:span text:style-name="T1"> 3</text:span></text:span><text:span text:style-name="Police_20_par_20_défaut"><text:span text:style-name="T1">°</text:span></text:span><text:span text:style-name="Police_20_par_20_défaut"><text:span text:style-name="T1"> comme r</text:span></text:span><text:span text:style-name="Police_20_par_20_défaut"><text:span text:style-name="T1">é</text:span></text:span><text:span text:style-name="Police_20_par_20_défaut"><text:span text:style-name="T1">pondant enfin </text:span></text:span><text:span text:style-name="Police_20_par_20_défaut"><text:span text:style-name="T1">à</text:span></text:span><text:span text:style-name="Police_20_par_20_défaut"><text:span text:style-name="T1"> la diversit</text:span></text:span><text:span text:style-name="Police_20_par_20_défaut"><text:span text:style-name="T1">é</text:span></text:span><text:span text:style-name="Police_20_par_20_défaut"><text:span text:style-name="T1"> des familles d'esprits</text:span></text:span><text:span text:style-name="Police_20_par_20_défaut"><text:span text:style-name="T1"> </text:span></text:span><text:span text:style-name="Police_20_par_20_défaut"><text:span text:style-name="T1">;</text:span></text:span><text:span text:style-name="Police_20_par_20_défaut"><text:span text:style-name="T1"> dont on pourrait dire que chacune a choisi et choisit tous les jours, comme expression de son besoin ou de son id</text:span></text:span><text:span text:style-name="Police_20_par_20_défaut"><text:span text:style-name="T1">é</text:span></text:span><text:span text:style-name="Police_20_par_20_défaut"><text:span text:style-name="T1">al d'art, qui la peinture, qui la musique, qui la po</text:span></text:span><text:span text:style-name="Police_20_par_20_défaut"><text:span text:style-name="T1">é</text:span></text:span><text:span text:style-name="Police_20_par_20_défaut"><text:span text:style-name="T1">sie</text:span></text:span><text:span text:style-name="Police_20_par_20_défaut"><text:span text:style-name="T1"> ;</text:span></text:span><text:span text:style-name="Police_20_par_20_défaut"><text:span text:style-name="T1"> et, dans la po</text:span></text:span><text:span text:style-name="Police_20_par_20_défaut"><text:span text:style-name="T1">é</text:span></text:span><text:span text:style-name="Police_20_par_20_défaut"><text:span text:style-name="T1">sie m</text:span></text:span><text:span text:style-name="Police_20_par_20_défaut"><text:span text:style-name="T1">ê</text:span></text:span><text:span text:style-name="Police_20_par_20_défaut"><text:span text:style-name="T1">me, dont chacune a ses pr</text:span></text:span><text:span text:style-name="Police_20_par_20_défaut"><text:span text:style-name="T1">é</text:span></text:span><text:span text:style-name="Police_20_par_20_défaut"><text:span text:style-name="T1">f</text:span></text:span><text:span text:style-name="Police_20_par_20_défaut"><text:span text:style-name="T1">é</text:span></text:span><text:span text:style-name="Police_20_par_20_défaut"><text:span text:style-name="T1">rences, qui peuvent aller jusqu'</text:span></text:span><text:span text:style-name="Police_20_par_20_défaut"><text:span text:style-name="T1">à</text:span></text:span><text:span text:style-name="Police_20_par_20_défaut"><text:span text:style-name="T1"> l'exclusion. II se trouvera toujours des juges, ou des amateurs, pour pr</text:span></text:span><text:span text:style-name="Police_20_par_20_défaut"><text:span text:style-name="T1">é</text:span></text:span><text:span text:style-name="Police_20_par_20_défaut"><text:span text:style-name="T1">f</text:span></text:span><text:span text:style-name="Police_20_par_20_défaut"><text:span text:style-name="T1">é</text:span></text:span><text:span text:style-name="Police_20_par_20_défaut"><text:span text:style-name="T1">rer Horace </text:span></text:span><text:span text:style-name="Police_20_par_20_défaut"><text:span text:style-name="T1">à</text:span></text:span><text:span text:style-name="Police_20_par_20_défaut"><text:span text:style-name="T1"> Virgile</text:span></text:span><text:span text:style-name="Police_20_par_20_défaut"><text:span text:style-name="T1"> </text:span></text:span><text:span text:style-name="Police_20_par_20_défaut"><text:span text:style-name="T1">;</text:span></text:span><text:span text:style-name="Police_20_par_20_défaut"><text:span text:style-name="T1"> et chez nous, </text:span></text:span><text:span text:style-name="Police_20_par_20_défaut"><text:span text:style-name="T1">pour pr</text:span></text:span><text:span text:style-name="Police_20_par_20_défaut"><text:span text:style-name="T1">é</text:span></text:span><text:span text:style-name="Police_20_par_20_défaut"><text:span text:style-name="T1">f</text:span></text:span><text:span text:style-name="Police_20_par_20_défaut"><text:span text:style-name="T1">é</text:span></text:span><text:span text:style-name="Police_20_par_20_défaut"><text:span text:style-name="T1">rer aux </text:span></text:span><text:span text:style-name="Police_20_par_20_défaut"><text:span text:style-name="T4">M</text:span></text:span><text:span text:style-name="Police_20_par_20_défaut"><text:span text:style-name="T4">é</text:span></text:span><text:span text:style-name="Police_20_par_20_défaut"><text:span text:style-name="T4">ditations</text:span></text:span><text:span text:style-name="Police_20_par_20_défaut"><text:span text:style-name="T1"> de Lamartine ou aux </text:span></text:span><text:span text:style-name="Police_20_par_20_défaut"><text:span text:style-name="T4">Odes </text:span></text:span><text:span text:style-name="Police_20_par_20_défaut"><text:span text:style-name="T1">d'Hugo les </text:span></text:span><text:span text:style-name="Police_20_par_20_défaut"><text:span text:style-name="T4">Chansons</text:span></text:span><text:span text:style-name="Police_20_par_20_défaut"><text:span text:style-name="T1"> de B</text:span></text:span><text:span text:style-name="Police_20_par_20_défaut"><text:span text:style-name="T1">é</text:span></text:span><text:span text:style-name="Police_20_par_20_défaut"><text:span text:style-name="T1">ranger.</text:span></text:span></text:p>
      <text:p text:style-name="Normal"><text:span text:style-name="Police_20_par_20_défaut"><text:span text:style-name="T1">2</text:span></text:span><text:span text:style-name="Police_20_par_20_défaut"><text:span text:style-name="T1">°</text:span></text:span><text:span text:style-name="Police_20_par_20_défaut"><text:span text:style-name="T1"> Sur la deuxi</text:span></text:span><text:span text:style-name="Police_20_par_20_défaut"><text:span text:style-name="T1">è</text:span></text:span><text:span text:style-name="Police_20_par_20_défaut"><text:span text:style-name="T1">me question</text:span></text:span><text:span text:style-name="Police_20_par_20_défaut"><text:span text:style-name="T1"> :</text:span></text:span><text:span text:style-name="Police_20_par_20_défaut"><text:span text:style-name="T1"> </text:span></text:span><text:span text:style-name="Police_20_par_20_défaut"><text:span text:style-name="T4">Comment les genres se diff</text:span></text:span><text:span text:style-name="Police_20_par_20_défaut"><text:span text:style-name="T4">é</text:span></text:span><text:span text:style-name="Police_20_par_20_défaut"><text:span text:style-name="T4">rencient,</text:span></text:span><text:span text:style-name="Police_20_par_20_défaut"><text:span text:style-name="T1"> c'est </text:span></text:span><text:span text:style-name="Police_20_par_20_défaut"><text:span text:style-name="T1">à</text:span></text:span><text:span text:style-name="Police_20_par_20_défaut"><text:span text:style-name="T1"> la doctrine de l'</text:span></text:span><text:span text:style-name="Police_20_par_20_défaut"><text:span text:style-name="T1">é</text:span></text:span><text:span text:style-name="Police_20_par_20_défaut"><text:span text:style-name="T1">volution que nous emprunterons nos arguments, et la division elle</text:span></text:span><text:span text:style-name="Police_20_par_20_défaut"><text:span text:style-name="T1">-</text:span></text:span><text:span text:style-name="Police_20_par_20_défaut"><text:span text:style-name="T1">m</text:span></text:span><text:span text:style-name="Police_20_par_20_défaut"><text:span text:style-name="T1">ê</text:span></text:span><text:span text:style-name="Police_20_par_20_défaut"><text:span text:style-name="T1">me de la question. Sans doute, la diff</text:span></text:span><text:span text:style-name="Police_20_par_20_défaut"><text:span text:style-name="T1">é</text:span></text:span><text:span text:style-name="Police_20_par_20_défaut"><text:span text:style-name="T1">renciation des genres s'op</text:span></text:span><text:span text:style-name="Police_20_par_20_défaut"><text:span text:style-name="T1">è</text:span></text:span><text:span text:style-name="Police_20_par_20_défaut"><text:span text:style-name="T1">re dans l'histoire comme celle des esp</text:span></text:span><text:span text:style-name="Police_20_par_20_défaut"><text:span text:style-name="T1">è</text:span></text:span><text:span text:style-name="Police_20_par_20_défaut"><text:span text:style-name="T1">ces dans la nature, progressivement, par transition de l'un au multiple, du simple au complexe, de l'homog</text:span></text:span><text:span text:style-name="Police_20_par_20_défaut"><text:span text:style-name="T1">è</text:span></text:span><text:span text:style-name="Police_20_par_20_défaut"><text:span text:style-name="T1">ne </text:span></text:span><text:span text:style-name="Police_20_par_20_défaut"><text:span text:style-name="T1">à</text:span></text:span><text:span text:style-name="Police_20_par_20_défaut"><text:span text:style-name="T1"> l'h</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rog</text:span></text:span><text:span text:style-name="Police_20_par_20_défaut"><text:span text:style-name="T1">è</text:span></text:span><text:span text:style-name="Police_20_par_20_défaut"><text:span text:style-name="T1">ne, gr</text:span></text:span><text:span text:style-name="Police_20_par_20_défaut"><text:span text:style-name="T1">â</text:span></text:span><text:span text:style-name="Police_20_par_20_défaut"><text:span text:style-name="T1">ce au principe qu'on appelle de la divergence des caract</text:span></text:span><text:span text:style-name="Police_20_par_20_défaut"><text:span text:style-name="T1">è</text:span></text:span><text:span text:style-name="Police_20_par_20_défaut"><text:span text:style-name="T1">res, et sur lequel il est inutile </text:span></text:span><text:soft-page-break/><text:span text:style-name="Police_20_par_20_défaut"><text:span text:style-name="T1">d'insister </text:span></text:span><text:span text:style-name="Police_20_par_20_défaut"><text:span text:style-name="T1">aujourd'hui,</text:span></text:span><text:span text:style-name="Police_20_par_20_défaut"><text:span text:style-name="T1"> </text:span></text:span><text:span text:style-name="Police_20_par_20_défaut"><text:span text:style-name="T1">puisque la formule, sans le fondement des faits qui l'autorisent, nous en appara</text:span></text:span><text:span text:style-name="Police_20_par_20_défaut"><text:span text:style-name="T1">î</text:span></text:span><text:span text:style-name="Police_20_par_20_défaut"><text:span text:style-name="T1">trait comme purement abstraite.</text:span></text:span></text:p>
      <text:p text:style-name="Normal"><text:span text:style-name="Police_20_par_20_défaut"><text:span text:style-name="T1">3</text:span></text:span><text:span text:style-name="Police_20_par_20_défaut"><text:span text:style-name="T1">°</text:span></text:span><text:span text:style-name="Police_20_par_20_défaut"><text:span text:style-name="T1"> J'en dis autant de ce qui regarde la </text:span></text:span><text:span text:style-name="Police_20_par_20_défaut"><text:span text:style-name="T4">Fixation</text:span></text:span><text:span text:style-name="Police_20_par_20_défaut"><text:span text:style-name="T1"> ou la </text:span></text:span><text:span text:style-name="Police_20_par_20_défaut"><text:span text:style-name="T4">Stabilit</text:span></text:span><text:span text:style-name="Police_20_par_20_défaut"><text:span text:style-name="T4">é</text:span></text:span><text:span text:style-name="Police_20_par_20_défaut"><text:span text:style-name="T4"> des genres</text:span></text:span><text:span text:style-name="Police_20_par_20_défaut"><text:span text:style-name="T1">. Et toutefois, d</text:span></text:span><text:span text:style-name="Police_20_par_20_défaut"><text:span text:style-name="T1">è</text:span></text:span><text:span text:style-name="Police_20_par_20_défaut"><text:span text:style-name="T1">s </text:span></text:span><text:span text:style-name="Police_20_par_20_défaut"><text:span text:style-name="T1">à</text:span></text:span><text:span text:style-name="Police_20_par_20_défaut"><text:span text:style-name="T1"> pr</text:span></text:span><text:span text:style-name="Police_20_par_20_défaut"><text:span text:style-name="T1">é</text:span></text:span><text:span text:style-name="Police_20_par_20_défaut"><text:span text:style-name="T1">sent, dans cette seule question, je vous en indique au moins trois qui sont contenues. A quels signes certains reconna</text:span></text:span><text:span text:style-name="Police_20_par_20_défaut"><text:span text:style-name="T1">î</text:span></text:span><text:span text:style-name="Police_20_par_20_défaut"><text:span text:style-name="T1">t-on la jeunesse</text:span></text:span><text:span text:style-name="Police_20_par_20_défaut"><text:span text:style-name="T1"> </text:span></text:span><text:span text:style-name="Police_20_par_20_défaut"><text:span text:style-name="T1">?</text:span></text:span><text:span text:style-name="Police_20_par_20_défaut"><text:span text:style-name="T1">et </text:span></text:span><text:span text:style-name="Police_20_par_20_défaut"><text:span text:style-name="T1">à</text:span></text:span><text:span text:style-name="Police_20_par_20_défaut"><text:span text:style-name="T1"> quels signes l'</text:span></text:span><text:span text:style-name="Police_20_par_20_défaut"><text:span text:style-name="T1">é</text:span></text:span><text:span text:style-name="Police_20_par_20_défaut"><text:span text:style-name="T1">puisement, la d</text:span></text:span><text:span text:style-name="Police_20_par_20_défaut"><text:span text:style-name="T1">é</text:span></text:span><text:span text:style-name="Police_20_par_20_défaut"><text:span text:style-name="T1">cr</text:span></text:span><text:span text:style-name="Police_20_par_20_défaut"><text:span text:style-name="T1">é</text:span></text:span><text:span text:style-name="Police_20_par_20_défaut"><text:span text:style-name="T1">pitude, et la mort prochaine d'un </text:span></text:span><text:span text:style-name="Police_20_par_20_défaut"><text:span text:style-name="T1">genre ? </text:span></text:span><text:span text:style-name="Police_20_par_20_défaut"><text:span text:style-name="T1">Mais surtout —</text:span></text:span><text:span text:style-name="Police_20_par_20_défaut"><text:span text:style-name="T1"> </text:span></text:span><text:span text:style-name="Police_20_par_20_défaut"><text:span text:style-name="T1">puisque, comme vous le savez, c'est le point </text:span></text:span><text:span text:style-name="Police_20_par_20_défaut"><text:span text:style-name="T8">vif</text:span></text:span><text:span text:style-name="Police_20_par_20_défaut"><text:span text:style-name="T8"> </text:span></text:span><text:span text:style-name="Police_20_par_20_défaut"><text:span text:style-name="T8">de </text:span></text:span><text:span text:style-name="Police_20_par_20_défaut"><text:span text:style-name="T1">la controverse, —</text:span></text:span><text:span text:style-name="Police_20_par_20_défaut"><text:span text:style-name="T1">à</text:span></text:span><text:span text:style-name="Police_20_par_20_défaut"><text:span text:style-name="T1"> quels signes reconna</text:span></text:span><text:span text:style-name="Police_20_par_20_défaut"><text:span text:style-name="T1">î</text:span></text:span><text:span text:style-name="Police_20_par_20_défaut"><text:span text:style-name="T1">t-on la perfection ou la maturit</text:span></text:span><text:span text:style-name="Police_20_par_20_défaut"><text:span text:style-name="T1">é</text:span></text:span><text:span text:style-name="Police_20_par_20_défaut"><text:span text:style-name="T1"> du </text:span></text:span><text:span text:style-name="Police_20_par_20_défaut"><text:span text:style-name="T1">genre ? </text:span></text:span><text:span text:style-name="Police_20_par_20_défaut"><text:span text:style-name="T1">et que faut-il penser du mot de La Bruy</text:span></text:span><text:span text:style-name="Police_20_par_20_défaut"><text:span text:style-name="T1">è</text:span></text:span><text:span text:style-name="Police_20_par_20_défaut"><text:span text:style-name="T1">re, que, </text:span></text:span><text:span text:style-name="Police_20_par_20_défaut"><text:span text:style-name="T1">«</text:span></text:span><text:span text:style-name="Police_20_par_20_défaut"><text:span text:style-name="T1"> </text:span></text:span><text:span text:style-name="Police_20_par_20_défaut"><text:span text:style-name="T1">comme il n'y a qu'un point de bont</text:span></text:span><text:span text:style-name="Police_20_par_20_défaut"><text:span text:style-name="T1">é</text:span></text:span><text:span text:style-name="Police_20_par_20_défaut"><text:span text:style-name="T1"> ou de maturit</text:span></text:span><text:span text:style-name="Police_20_par_20_défaut"><text:span text:style-name="T1">é</text:span></text:span><text:span text:style-name="Police_20_par_20_défaut"><text:span text:style-name="T1"> dans la nature</text:span></text:span><text:span text:style-name="Police_20_par_20_défaut"><text:span text:style-name="T1"> </text:span></text:span><text:span text:style-name="Police_20_par_20_défaut"><text:span text:style-name="T1">»</text:span></text:span><text:span text:style-name="Police_20_par_20_défaut"><text:span text:style-name="T1">, de m</text:span></text:span><text:span text:style-name="Police_20_par_20_défaut"><text:span text:style-name="T1">ê</text:span></text:span><text:span text:style-name="Police_20_par_20_défaut"><text:span text:style-name="T1">me il n'y aurait dans l'art qu'un point de perfection, unique, et indivisible peut-</text:span></text:span><text:span text:style-name="Police_20_par_20_défaut"><text:span text:style-name="T1">ê</text:span></text:span><text:span text:style-name="Police_20_par_20_défaut"><text:span text:style-name="T1">tre ? </text:span></text:span><text:span text:style-name="Police_20_par_20_défaut"><text:span text:style-name="T1">Ce n'est rien de moins, comme vous le voyez, que la question du classicisme</text:span></text:span><text:span text:style-name="Police_20_par_20_défaut"><text:span text:style-name="T1"> </text:span></text:span><text:span text:style-name="Police_20_par_20_défaut"><text:span text:style-name="T1">;</text:span></text:span><text:span text:style-name="Police_20_par_20_défaut"><text:span text:style-name="T1"> et dans la litt</text:span></text:span><text:span text:style-name="Police_20_par_20_défaut"><text:span text:style-name="T1">é</text:span></text:span><text:span text:style-name="Police_20_par_20_défaut"><text:span text:style-name="T1">rature comme ailleurs, comme dans la peinture ou comme dans la sculpture, vous en savez, ou vous en verrez la complexit</text:span></text:span><text:span text:style-name="Police_20_par_20_défaut"><text:span text:style-name="T1">é</text:span></text:span><text:span text:style-name="Police_20_par_20_défaut"><text:span text:style-name="T1">, les difficult</text:span></text:span><text:span text:style-name="Police_20_par_20_défaut"><text:span text:style-name="T1">é</text:span></text:span><text:span text:style-name="Police_20_par_20_défaut"><text:span text:style-name="T1">s et l'</text:span></text:span><text:span text:style-name="Police_20_par_20_défaut"><text:span text:style-name="T1">é</text:span></text:span><text:span text:style-name="Police_20_par_20_défaut"><text:span text:style-name="T1">tendue. </text:span></text:span></text:p>
      <text:p text:style-name="Normal"><text:span text:style-name="Police_20_par_20_défaut"><text:span text:style-name="T1">4</text:span></text:span><text:span text:style-name="Police_20_par_20_défaut"><text:span text:style-name="T1">°</text:span></text:span><text:span text:style-name="Police_20_par_20_défaut"><text:span text:style-name="T1"> La quatri</text:span></text:span><text:span text:style-name="Police_20_par_20_défaut"><text:span text:style-name="T1">è</text:span></text:span><text:span text:style-name="Police_20_par_20_défaut"><text:span text:style-name="T1">me question est peut-</text:span></text:span><text:span text:style-name="Police_20_par_20_défaut"><text:span text:style-name="T1">ê</text:span></text:span><text:span text:style-name="Police_20_par_20_défaut"><text:span text:style-name="T1">tre plus vaste encore, et si nous ne voulons pas nous y perdre, il faudra commencer par distinguer les uns des autres les </text:span></text:span><text:span text:style-name="Police_20_par_20_défaut"><text:span text:style-name="T4">Modificateurs des genres</text:span></text:span><text:span text:style-name="Police_20_par_20_défaut"><text:span text:style-name="T1">. J'entends par l</text:span></text:span><text:span text:style-name="Police_20_par_20_défaut"><text:span text:style-name="T1">à</text:span></text:span><text:span text:style-name="Police_20_par_20_défaut"><text:span text:style-name="T1"> les forces mal connues qui agissent sur les genres, soit pour en renforcer d'ailleurs, soit au contraire pour en diminuer la stabilit</text:span></text:span><text:span text:style-name="Police_20_par_20_défaut"><text:span text:style-name="T1">é</text:span></text:span><text:span text:style-name="Police_20_par_20_défaut"><text:span text:style-name="T1">.</text:span></text:span></text:p>
      <text:p text:style-name="P21"><text:span text:style-name="Police_20_par_20_défaut"><text:span text:style-name="T1">A.<text:tab/>En premier lieu, c'est </text:span></text:span><text:span text:style-name="Police_20_par_20_défaut"><text:span text:style-name="T4">l'Hérédité</text:span></text:span><text:span text:style-name="Police_20_par_20_défaut"><text:span text:style-name="T1"> ou la </text:span></text:span><text:span text:style-name="Police_20_par_20_défaut"><text:span text:style-name="T4">Race</text:span></text:span><text:span text:style-name="Police_20_par_20_défaut"><text:span text:style-name="T1">, qui fait qu'un genre, comme l'épopée, toujours naturel, toujours prêt à renaître peut-être dans l'Inde, par exemple, sera toujours plus ou moins littéraire, et artificiel par conséquent chez nous.</text:span></text:span></text:p>
      <text:p text:style-name="P22"><text:span text:style-name="Police_20_par_20_défaut"><text:span text:style-name="T1">B.</text:span></text:span><text:span text:style-name="Police_20_par_20_défaut"><text:span text:style-name="T1"><text:tab/>Pourquoi les S</text:span></text:span><text:span text:style-name="Police_20_par_20_défaut"><text:span text:style-name="T1">é</text:span></text:span><text:span text:style-name="Police_20_par_20_défaut"><text:span text:style-name="T1">mites ou les Chinois n'ont-ils pas d'</text:span></text:span><text:span text:style-name="Police_20_par_20_défaut"><text:span text:style-name="T1">é</text:span></text:span><text:span text:style-name="Police_20_par_20_défaut"><text:span text:style-name="T1">pop</text:span></text:span><text:span text:style-name="Police_20_par_20_défaut"><text:span text:style-name="T1">é</text:span></text:span><text:span text:style-name="Police_20_par_20_défaut"><text:span text:style-name="T1">e</text:span></text:span><text:span text:style-name="Police_20_par_20_défaut"><text:span text:style-name="T1"> ?</text:span></text:span><text:span text:style-name="Police_20_par_20_défaut"><text:span text:style-name="T1"> pourquoi les Germains n'ont-ils pas d'art dramatique</text:span></text:span><text:span text:style-name="Police_20_par_20_défaut"><text:span text:style-name="T1"> ?</text:span></text:span><text:span text:style-name="Police_20_par_20_défaut"><text:span text:style-name="T1"> Si la </text:span></text:span><text:span text:style-name="Police_20_par_20_défaut"><text:span text:style-name="T4">Race</text:span></text:span><text:span text:style-name="Police_20_par_20_défaut"><text:span text:style-name="T1"> n'y suffit pas, l'influence des Milieux nous l'expliquera peut-</text:span></text:span><text:span text:style-name="Police_20_par_20_défaut"><text:span text:style-name="T1">ê</text:span></text:span><text:span text:style-name="Police_20_par_20_défaut"><text:span text:style-name="T1">tre, et par </text:span></text:span><text:span text:style-name="Police_20_par_20_défaut"><text:span text:style-name="T4">Milieux</text:span></text:span><text:span text:style-name="Police_20_par_20_défaut"><text:span text:style-name="T1">,</text:span></text:span><text:span text:style-name="Police_20_par_20_défaut"><text:span text:style-name="T1"> nous voulons dire</text:span></text:span><text:span text:style-name="Police_20_par_20_défaut"><text:span text:style-name="T1"> :</text:span></text:span><text:span text:style-name="Police_20_par_20_défaut"><text:span text:style-name="T1"> 1</text:span></text:span><text:span text:style-name="Police_20_par_20_défaut"><text:span text:style-name="T1">°</text:span></text:span><text:span text:style-name="Police_20_par_20_défaut"><text:span text:style-name="T1"> les </text:span></text:span><text:span text:style-name="Police_20_par_20_défaut"><text:span text:style-name="T4">conditions g</text:span></text:span><text:span text:style-name="Police_20_par_20_défaut"><text:span text:style-name="T4">é</text:span></text:span><text:span text:style-name="Police_20_par_20_défaut"><text:span text:style-name="T4">ographiques ou climatologiques</text:span></text:span><text:span text:style-name="Police_20_par_20_défaut"><text:span text:style-name="T1">, dont il faudra que nous t</text:span></text:span><text:span text:style-name="Police_20_par_20_défaut"><text:span text:style-name="T1">â</text:span></text:span><text:span text:style-name="Police_20_par_20_défaut"><text:span text:style-name="T1">chions de d</text:span></text:span><text:span text:style-name="Police_20_par_20_défaut"><text:span text:style-name="T1">é</text:span></text:span><text:span text:style-name="Police_20_par_20_défaut"><text:span text:style-name="T1">terminer la nature et l'influence</text:span></text:span><text:span text:style-name="Police_20_par_20_défaut"><text:span text:style-name="T1"> ;</text:span></text:span><text:span text:style-name="Police_20_par_20_défaut"><text:span text:style-name="T1"> 2</text:span></text:span><text:span text:style-name="Police_20_par_20_défaut"><text:span text:style-name="T1">°</text:span></text:span><text:span text:style-name="Police_20_par_20_défaut"><text:span text:style-name="T1"> </text:span></text:span><text:span text:style-name="Police_20_par_20_défaut"><text:span text:style-name="T4">les conditions sociales</text:span></text:span><text:span text:style-name="Police_20_par_20_défaut"><text:span text:style-name="T1">, celles qui sont impos</text:span></text:span><text:span text:style-name="Police_20_par_20_défaut"><text:span text:style-name="T1">é</text:span></text:span><text:span text:style-name="Police_20_par_20_défaut"><text:span text:style-name="T1">es par</text:span></text:span><text:span text:style-name="Police_20_par_20_défaut"><text:span text:style-name="T1"> </text:span></text:span><text:span text:style-name="Police_20_par_20_défaut"><text:span text:style-name="T1">la structure de la soc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selon qu'elle est plus ou moins avanc</text:span></text:span><text:span text:style-name="Police_20_par_20_défaut"><text:span text:style-name="T1">é</text:span></text:span><text:span text:style-name="Police_20_par_20_défaut"><text:span text:style-name="T1">e en civilisation, conforme </text:span></text:span><text:span text:style-name="Police_20_par_20_défaut"><text:span text:style-name="T1">à</text:span></text:span><text:span text:style-name="Police_20_par_20_défaut"><text:span text:style-name="T1"> tel ou tel autre type, th</text:span></text:span><text:span text:style-name="Police_20_par_20_défaut"><text:span text:style-name="T1">é</text:span></text:span><text:span text:style-name="Police_20_par_20_défaut"><text:span text:style-name="T1">ocratique , aristocratique, ou d</text:span></text:span><text:span text:style-name="Police_20_par_20_défaut"><text:span text:style-name="T1">é</text:span></text:span><text:span text:style-name="Police_20_par_20_défaut"><text:span text:style-name="T1">mocratique</text:span></text:span><text:span text:style-name="Police_20_par_20_défaut"><text:span text:style-name="T1"> </text:span></text:span><text:span text:style-name="Police_20_par_20_défaut"><text:span text:style-name="T1">;</text:span></text:span><text:span text:style-name="Police_20_par_20_défaut"><text:span text:style-name="T1"> 3</text:span></text:span><text:span text:style-name="Police_20_par_20_défaut"><text:span text:style-name="T1">°</text:span></text:span><text:span text:style-name="Police_20_par_20_défaut"><text:span text:style-name="T4"> les conditions historiques</text:span></text:span><text:span text:style-name="Police_20_par_20_défaut"><text:span text:style-name="T1">, ce sont celles qui agissent du dedans ou du dehors sur la structure de la soc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mais que l'on peut concevoir comme en </text:span></text:span><text:span text:style-name="Police_20_par_20_défaut"><text:span text:style-name="T1">é</text:span></text:span><text:span text:style-name="Police_20_par_20_défaut"><text:span text:style-name="T1">tant ind</text:span></text:span><text:span text:style-name="Police_20_par_20_défaut"><text:span text:style-name="T1">é</text:span></text:span><text:span text:style-name="Police_20_par_20_défaut"><text:span text:style-name="T1">pendantes. Par exemple, il n'</text:span></text:span><text:span text:style-name="Police_20_par_20_défaut"><text:span text:style-name="T1">é</text:span></text:span><text:span text:style-name="Police_20_par_20_défaut"><text:span text:style-name="T1">tait pas n</text:span></text:span><text:span text:style-name="Police_20_par_20_défaut"><text:span text:style-name="T1">é</text:span></text:span><text:span text:style-name="Police_20_par_20_défaut"><text:span text:style-name="T1">cessaire que Louis XI</text:span></text:span><text:span text:style-name="Police_20_par_20_défaut"><text:span text:style-name="T1">l</text:span></text:span><text:span text:style-name="Police_20_par_20_défaut"><text:span text:style-name="T1"> f</text:span></text:span><text:span text:style-name="Police_20_par_20_défaut"><text:span text:style-name="T1">î</text:span></text:span><text:span text:style-name="Police_20_par_20_défaut"><text:span text:style-name="T1">t la guerre pendant un demi-si</text:span></text:span><text:span text:style-name="Police_20_par_20_défaut"><text:span text:style-name="T1">è</text:span></text:span><text:span text:style-name="Police_20_par_20_défaut"><text:span text:style-name="T1">cle, et si les guerres de son r</text:span></text:span><text:span text:style-name="Police_20_par_20_défaut"><text:span text:style-name="T1">è</text:span></text:span><text:span text:style-name="Police_20_par_20_défaut"><text:span text:style-name="T1">gne, comme vous n'en doutez </text:span></text:span><text:soft-page-break/><text:span text:style-name="Police_20_par_20_défaut"><text:span text:style-name="T1">pas, </text:span></text:span><text:span text:style-name="Police_20_par_20_défaut"><text:span text:style-name="T1">ont r</text:span></text:span><text:span text:style-name="Police_20_par_20_défaut"><text:span text:style-name="T1">é</text:span></text:span><text:span text:style-name="Police_20_par_20_défaut"><text:span text:style-name="T1">agi sur la structure de la soc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de son temps, voil</text:span></text:span><text:span text:style-name="Police_20_par_20_défaut"><text:span text:style-name="T1">à</text:span></text:span><text:span text:style-name="Police_20_par_20_défaut"><text:span text:style-name="T1"> la diff</text:span></text:span><text:span text:style-name="Police_20_par_20_défaut"><text:span text:style-name="T1">é</text:span></text:span><text:span text:style-name="Police_20_par_20_défaut"><text:span text:style-name="T1">rence des conditions historiques et des conditions sociales.</text:span></text:span><text:span text:style-name="Police_20_par_20_défaut"><text:span text:style-name="T1"> </text:span></text:span></text:p>
      <text:p text:style-name="Normal"><text:span text:style-name="Police_20_par_20_défaut"><text:span text:style-name="T1">C. Enfin, une force sur l'importance et le pouvoir de laquelle j'essayerai de vous montrer qu'on ne saurait trop appuyer, c'est </text:span></text:span><text:span text:style-name="Police_20_par_20_défaut"><text:span text:style-name="T4">L’</text:span></text:span><text:span text:style-name="Police_20_par_20_défaut"><text:span text:style-name="T4">Individualit</text:span></text:span><text:span text:style-name="Police_20_par_20_défaut"><text:span text:style-name="T4">é</text:span></text:span><text:span text:style-name="Police_20_par_20_défaut"><text:span text:style-name="T1">, c'est-</text:span></text:span><text:span text:style-name="Police_20_par_20_défaut"><text:span text:style-name="T1">à</text:span></text:span><text:span text:style-name="Police_20_par_20_défaut"><text:span text:style-name="T1">-</text:span></text:span><text:span text:style-name="Police_20_par_20_défaut"><text:span text:style-name="T1">dire l'ensemble des qualit</text:span></text:span><text:span text:style-name="Police_20_par_20_défaut"><text:span text:style-name="T1">é</text:span></text:span><text:span text:style-name="Police_20_par_20_défaut"><text:span text:style-name="T1">s ou des d</text:span></text:span><text:span text:style-name="Police_20_par_20_défaut"><text:span text:style-name="T1">é</text:span></text:span><text:span text:style-name="Police_20_par_20_défaut"><text:span text:style-name="T1">fauts, qui font qu'un individu est </text:span></text:span><text:span text:style-name="Police_20_par_20_défaut"><text:span text:style-name="T4">unique</text:span></text:span><text:span text:style-name="Police_20_par_20_défaut"><text:span text:style-name="T1"> en son genre, qu'il introduit ainsi dans l'histoire de la litt</text:span></text:span><text:span text:style-name="Police_20_par_20_défaut"><text:span text:style-name="T1">é</text:span></text:span><text:span text:style-name="Police_20_par_20_défaut"><text:span text:style-name="T1">rature et de l'art quelque chose qui n'y existait pas avant lui, qui n'y existerait pas sans lui,</text:span></text:span><text:span text:style-name="Police_20_par_20_défaut"><text:span text:style-name="T1"> </text:span></text:span><text:span text:style-name="Police_20_par_20_défaut"><text:span text:style-name="T1">qui continuera d'y exister apr</text:span></text:span><text:span text:style-name="Police_20_par_20_défaut"><text:span text:style-name="T1">è</text:span></text:span><text:span text:style-name="Police_20_par_20_défaut"><text:span text:style-name="T1">s lui. Je crois que je vous en citerai de m</text:span></text:span><text:span text:style-name="Police_20_par_20_défaut"><text:span text:style-name="T1">é</text:span></text:span><text:span text:style-name="Police_20_par_20_défaut"><text:span text:style-name="T1">morables exemples. Sans tomber dans les exag</text:span></text:span><text:span text:style-name="Police_20_par_20_défaut"><text:span text:style-name="T1">é</text:span></text:span><text:span text:style-name="Police_20_par_20_défaut"><text:span text:style-name="T1">rations de Car</text:span></text:span><text:span text:style-name="Police_20_par_20_défaut"><text:span text:style-name="T1">lyle, vous verrez qu'il a suffi quelquefois d'un seul homme pour d</text:span></text:span><text:span text:style-name="Police_20_par_20_défaut"><text:span text:style-name="T1">é</text:span></text:span><text:span text:style-name="Police_20_par_20_défaut"><text:span text:style-name="T1">vier le cours des choses</text:span></text:span><text:span text:style-name="Police_20_par_20_défaut"><text:span text:style-name="T1"> </text:span></text:span><text:span text:style-name="Police_20_par_20_défaut"><text:span text:style-name="T1">;</text:span></text:span><text:span text:style-name="Police_20_par_20_défaut"><text:span text:style-name="T1"> et vous verrez aussi qu'il n'y a rien de plus conforme </text:span></text:span><text:span text:style-name="Police_20_par_20_défaut"><text:span text:style-name="T1">à</text:span></text:span><text:span text:style-name="Police_20_par_20_défaut"><text:span text:style-name="T1"> la doctrine de l'</text:span></text:span><text:span text:style-name="Police_20_par_20_défaut"><text:span text:style-name="T1">é</text:span></text:span><text:span text:style-name="Police_20_par_20_défaut"><text:span text:style-name="T1">volution que d'insister sur cette cause modificatrice des genres, puisqu'</text:span></text:span><text:span text:style-name="Police_20_par_20_défaut"><text:span text:style-name="T1">à</text:span></text:span><text:span text:style-name="Police_20_par_20_défaut"><text:span text:style-name="T1"> vrai dire, selon</text:span></text:span><text:span text:style-name="Police_20_par_20_défaut"><text:span text:style-name="T4"> </text:span></text:span><text:span text:style-name="Police_20_par_20_défaut"><text:span text:style-name="T4">L’</text:span></text:span><text:span text:style-name="Police_20_par_20_défaut"><text:span text:style-name="T4">Origine des Esp</text:span></text:span><text:span text:style-name="Police_20_par_20_défaut"><text:span text:style-name="T4">è</text:span></text:span><text:span text:style-name="Police_20_par_20_défaut"><text:span text:style-name="T4">ces</text:span></text:span><text:span text:style-name="Police_20_par_20_défaut"><text:span text:style-name="T1">, ce serait l'idiosyncrasie qui serait le commencement de toutes les var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s.</text:span></text:span></text:p>
      <text:p text:style-name="Normal"><text:span text:style-name="Police_20_par_20_défaut"><text:span text:style-name="T1">Poussant plus loin le parall</text:span></text:span><text:span text:style-name="Police_20_par_20_défaut"><text:span text:style-name="T1">é</text:span></text:span><text:span text:style-name="Police_20_par_20_défaut"><text:span text:style-name="T1">lisme, nous examinerons enfin, sous le titre de </text:span></text:span><text:span text:style-name="Police_20_par_20_défaut"><text:span text:style-name="T4">Transformation des genres</text:span></text:span><text:span text:style-name="Police_20_par_20_défaut"><text:span text:style-name="T1">, s'il se rencontre, dans l'histoire de la litt</text:span></text:span><text:span text:style-name="Police_20_par_20_défaut"><text:span text:style-name="T1">é</text:span></text:span><text:span text:style-name="Police_20_par_20_défaut"><text:span text:style-name="T1">rature et de l'art, quelque chose d'analogue </text:span></text:span><text:span text:style-name="Police_20_par_20_défaut"><text:span text:style-name="T1">à</text:span></text:span><text:span text:style-name="Police_20_par_20_défaut"><text:span text:style-name="T1"> ce qu'on appelle, en histoire naturelle, des noms de </text:span></text:span><text:span text:style-name="Police_20_par_20_défaut"><text:span text:style-name="T4">concurrence vitale</text:span></text:span><text:span text:style-name="Police_20_par_20_défaut"><text:span text:style-name="T1">, de persistance du plus apte, ou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ment de </text:span></text:span><text:span text:style-name="Police_20_par_20_défaut"><text:span text:style-name="T4">s</text:span></text:span><text:span text:style-name="Police_20_par_20_défaut"><text:span text:style-name="T4">é</text:span></text:span><text:span text:style-name="Police_20_par_20_défaut"><text:span text:style-name="T4">lection naturelle.</text:span></text:span><text:span text:style-name="Police_20_par_20_défaut"><text:span text:style-name="T1"> Et, d</text:span></text:span><text:span text:style-name="Police_20_par_20_défaut"><text:span text:style-name="T1">è</text:span></text:span><text:span text:style-name="Police_20_par_20_défaut"><text:span text:style-name="T1">s </text:span></text:span><text:span text:style-name="Police_20_par_20_défaut"><text:span text:style-name="T1">à</text:span></text:span><text:span text:style-name="Police_20_par_20_défaut"><text:span text:style-name="T1"> pr</text:span></text:span><text:span text:style-name="Police_20_par_20_défaut"><text:span text:style-name="T1">é</text:span></text:span><text:span text:style-name="Police_20_par_20_défaut"><text:span text:style-name="T1">sent, si l'apparition de certaines esp</text:span></text:span><text:span text:style-name="Police_20_par_20_défaut"><text:span text:style-name="T1">è</text:span></text:span><text:span text:style-name="Police_20_par_20_défaut"><text:span text:style-name="T1">ces, en un point donn</text:span></text:span><text:span text:style-name="Police_20_par_20_défaut"><text:span text:style-name="T1">é</text:span></text:span><text:span text:style-name="Police_20_par_20_défaut"><text:span text:style-name="T1"> de l'espace et du temps, a pour effet de causer la disparition de certaines autres esp</text:span></text:span><text:span text:style-name="Police_20_par_20_défaut"><text:span text:style-name="T1">è</text:span></text:span><text:span text:style-name="Police_20_par_20_défaut"><text:span text:style-name="T1">ces</text:span></text:span><text:span text:style-name="Police_20_par_20_défaut"><text:span text:style-name="T1"> ;</text:span></text:span><text:span text:style-name="Police_20_par_20_défaut"><text:span text:style-name="T1"> ou encore, s'il est vrai que la lutte pour la vie ne soit jamais plus </text:span></text:span><text:span text:style-name="Police_20_par_20_défaut"><text:span text:style-name="T1">â</text:span></text:span><text:span text:style-name="Police_20_par_20_défaut"><text:span text:style-name="T1">pre qu'en</text:span></text:span><text:span text:style-name="Police_20_par_20_défaut"><text:span text:style-name="T1">t</text:span></text:span><text:span text:style-name="Police_20_par_20_défaut"><text:span text:style-name="T1">re esp</text:span></text:span><text:span text:style-name="Police_20_par_20_défaut"><text:span text:style-name="T1">è</text:span></text:span><text:span text:style-name="Police_20_par_20_défaut"><text:span text:style-name="T1">ces voisines, les exemples ne s'offrent-ils pas en foule pour nous rappeler qu'il n'en est pas autrement dans l'histoire de la litt</text:span></text:span><text:span text:style-name="Police_20_par_20_défaut"><text:span text:style-name="T1">é</text:span></text:span><text:span text:style-name="Police_20_par_20_défaut"><text:span text:style-name="T1">rature et de l'art</text:span></text:span><text:span text:style-name="Police_20_par_20_défaut"><text:span text:style-name="T1"> ?</text:span></text:span><text:span text:style-name="Police_20_par_20_défaut"><text:span text:style-name="T1"> Mais c'est une question que nous ne saurions d</text:span></text:span><text:span text:style-name="Police_20_par_20_défaut"><text:span text:style-name="T1">é</text:span></text:span><text:span text:style-name="Police_20_par_20_défaut"><text:span text:style-name="T1">cider avant d'avoir</text:span></text:span><text:span text:style-name="Police_20_par_20_défaut"><text:span text:style-name="T1"> </text:span></text:span><text:span text:style-name="Police_20_par_20_défaut"><text:span text:style-name="T1">v</text:span></text:span><text:span text:style-name="Police_20_par_20_défaut"><text:span text:style-name="T1">é</text:span></text:span><text:span text:style-name="Police_20_par_20_défaut"><text:span text:style-name="T1">rifi</text:span></text:span><text:span text:style-name="Police_20_par_20_défaut"><text:span text:style-name="T1">é</text:span></text:span><text:span text:style-name="Police_20_par_20_défaut"><text:span text:style-name="T1"> sur nos exemples la vraisemblance ou la justesse de nos th</text:span></text:span><text:span text:style-name="Police_20_par_20_défaut"><text:span text:style-name="T1">é</text:span></text:span><text:span text:style-name="Police_20_par_20_défaut"><text:span text:style-name="T1">ories.</text:span></text:span></text:p>
      <text:p text:style-name="Normal"><text:span text:style-name="Police_20_par_20_défaut"><text:span text:style-name="T1">Pour ce qui est de </text:span></text:span><text:span text:style-name="Police_20_par_20_défaut"><text:span text:style-name="T1">l</text:span></text:span><text:span text:style-name="Police_20_par_20_défaut"><text:span text:style-name="T4">’</text:span></text:span><text:span text:style-name="Police_20_par_20_défaut"><text:span text:style-name="T4">Histoire de la trag</text:span></text:span><text:span text:style-name="Police_20_par_20_défaut"><text:span text:style-name="T4">é</text:span></text:span><text:span text:style-name="Police_20_par_20_défaut"><text:span text:style-name="T4">die fran</text:span></text:span><text:span text:style-name="Police_20_par_20_défaut"><text:span text:style-name="T4">ç</text:span></text:span><text:span text:style-name="Police_20_par_20_défaut"><text:span text:style-name="T4">aise,</text:span></text:span><text:span text:style-name="Police_20_par_20_défaut"><text:span text:style-name="T1"> le plan nous en est, en quelque sorte, donn</text:span></text:span><text:span text:style-name="Police_20_par_20_défaut"><text:span text:style-name="T1">é</text:span></text:span><text:span text:style-name="Police_20_par_20_défaut"><text:span text:style-name="T1"> par la mani</text:span></text:span><text:span text:style-name="Police_20_par_20_défaut"><text:span text:style-name="T1">è</text:span></text:span><text:span text:style-name="Police_20_par_20_défaut"><text:span text:style-name="T1">re m</text:span></text:span><text:span text:style-name="Police_20_par_20_défaut"><text:span text:style-name="T1">ê</text:span></text:span><text:span text:style-name="Police_20_par_20_défaut"><text:span text:style-name="T1">me dont nous avons pos</text:span></text:span><text:span text:style-name="Police_20_par_20_défaut"><text:span text:style-name="T1">é</text:span></text:span><text:span text:style-name="Police_20_par_20_défaut"><text:span text:style-name="T1"> la question</text:span></text:span><text:span text:style-name="Police_20_par_20_défaut"><text:span text:style-name="T1"> :</text:span></text:span><text:span text:style-name="Police_20_par_20_défaut"><text:span text:style-name="T1"> </text:span></text:span><text:span text:style-name="Police_20_par_20_défaut"><text:span text:style-name="T4">Comment un Genre na</text:span></text:span><text:span text:style-name="Police_20_par_20_défaut"><text:span text:style-name="T4">î</text:span></text:span><text:span text:style-name="Police_20_par_20_défaut"><text:span text:style-name="T4">t, grandit, atteint sa perfection, d</text:span></text:span><text:span text:style-name="Police_20_par_20_défaut"><text:span text:style-name="T4">é</text:span></text:span><text:span text:style-name="Police_20_par_20_défaut"><text:span text:style-name="T4">cline, et enfin meurt.</text:span></text:span></text:p>
      <text:p text:style-name="Normal"><text:span text:style-name="Police_20_par_20_défaut"><text:span text:style-name="T1">1</text:span></text:span><text:span text:style-name="Police_20_par_20_défaut"><text:span text:style-name="T1">°</text:span></text:span><text:span text:style-name="Police_20_par_20_défaut"><text:span text:style-name="T1"> Nous </text:span></text:span><text:span text:style-name="Police_20_par_20_défaut"><text:span text:style-name="T1">é</text:span></text:span><text:span text:style-name="Police_20_par_20_défaut"><text:span text:style-name="T1">tudierons donc d'abord la trag</text:span></text:span><text:span text:style-name="Police_20_par_20_défaut"><text:span text:style-name="T1">é</text:span></text:span><text:span text:style-name="Police_20_par_20_défaut"><text:span text:style-name="T1">die fran</text:span></text:span><text:span text:style-name="Police_20_par_20_défaut"><text:span text:style-name="T1">ç</text:span></text:span><text:span text:style-name="Police_20_par_20_défaut"><text:span text:style-name="T1">aise dans sa p</text:span></text:span><text:span text:style-name="Police_20_par_20_défaut"><text:span text:style-name="T1">é</text:span></text:span><text:span text:style-name="Police_20_par_20_défaut"><text:span text:style-name="T1">riode de formation, c'est-</text:span></text:span><text:span text:style-name="Police_20_par_20_défaut"><text:span text:style-name="T1">à</text:span></text:span><text:span text:style-name="Police_20_par_20_défaut"><text:span text:style-name="T1">-dire depuis les origines, depuis la </text:span></text:span><text:span text:style-name="Police_20_par_20_défaut"><text:span text:style-name="T4">Cl</text:span></text:span><text:span text:style-name="Police_20_par_20_défaut"><text:span text:style-name="T4">é</text:span></text:span><text:span text:style-name="Police_20_par_20_défaut"><text:span text:style-name="T4">op</text:span></text:span><text:span text:style-name="Police_20_par_20_défaut"><text:span text:style-name="T4">â</text:span></text:span><text:span text:style-name="Police_20_par_20_défaut"><text:span text:style-name="T4">tre et la Didon</text:span></text:span><text:span text:style-name="Police_20_par_20_défaut"><text:span text:style-name="T1"> de Jodelle jusqu'au th</text:span></text:span><text:span text:style-name="Police_20_par_20_défaut"><text:span text:style-name="T1">éâ</text:span></text:span><text:span text:style-name="Police_20_par_20_défaut"><text:span text:style-name="T1">tre de Robert Garnier ou d'Antoine de Monchr</text:span></text:span><text:span text:style-name="Police_20_par_20_défaut"><text:span text:style-name="T1">é</text:span></text:span><text:span text:style-name="Police_20_par_20_défaut"><text:span text:style-name="T1">tien.</text:span></text:span></text:p>
      <text:p text:style-name="P1">2° Sous l'influence de la littérature espagnole et du bel esprit italien, nous la verrons alors, dans une seconde période, comme osciller entre les diverses directions qu'elle eût pu prendre ; et nous tâcherons de dire pourquoi, grâce au concours de quelles <text:soft-page-break/>circonstances — non pas du tout en 1628, comme on le dit, mais douze ou quinze ans plus tard, entre 1640 et 1645, — elle dégage, pour ainsi parler, la pureté de son type du mélange et de la confusion de ses contrefaçons : comédie héroïque, tragi-comédie, mélodrame, tragédie pastorale, etc.</text:p>
      <text:p text:style-name="Normal"><text:span text:style-name="Police_20_par_20_défaut"><text:span text:style-name="T1">3</text:span></text:span><text:span text:style-name="Police_20_par_20_défaut"><text:span text:style-name="T1">°</text:span></text:span><text:span text:style-name="Police_20_par_20_défaut"><text:span text:style-name="T1"> C'est alors que, diversement comprise et trait</text:span></text:span><text:span text:style-name="Police_20_par_20_défaut"><text:span text:style-name="T1">é</text:span></text:span><text:span text:style-name="Police_20_par_20_défaut"><text:span text:style-name="T1">e par deux hommes de g</text:span></text:span><text:span text:style-name="Police_20_par_20_défaut"><text:span text:style-name="T1">é</text:span></text:span><text:span text:style-name="Police_20_par_20_défaut"><text:span text:style-name="T1">nie, par l'auteur de </text:span></text:span><text:span text:style-name="Police_20_par_20_défaut"><text:span text:style-name="T4">Rodogune</text:span></text:span><text:span text:style-name="Police_20_par_20_défaut"><text:span text:style-name="T1"> et par celui </text:span></text:span><text:span text:style-name="Police_20_par_20_défaut"><text:span text:style-name="T1">d</text:span></text:span><text:span text:style-name="Police_20_par_20_défaut"><text:span text:style-name="T4">’</text:span></text:span><text:span text:style-name="Police_20_par_20_défaut"><text:span text:style-name="T4">Andro</text:span></text:span><text:span text:style-name="Police_20_par_20_défaut"><text:span text:style-name="T4">m</text:span></text:span><text:span text:style-name="Police_20_par_20_défaut"><text:span text:style-name="T4">aque</text:span></text:span><text:span text:style-name="Police_20_par_20_défaut"><text:span text:style-name="T1">, elle atteint, entre 1645 et 1675, ce qu'on p</text:span></text:span><text:span text:style-name="Police_20_par_20_défaut"><text:span text:style-name="T1">eut appeler son point de perfec</text:span></text:span><text:span text:style-name="Police_20_par_20_défaut"><text:span text:style-name="T1">tion ou de maturit</text:span></text:span><text:span text:style-name="Police_20_par_20_défaut"><text:span text:style-name="T1">é</text:span></text:span><text:span text:style-name="Police_20_par_20_défaut"><text:span text:style-name="T1">.</text:span></text:span></text:p>
      <text:p text:style-name="Normal"><text:span text:style-name="Police_20_par_20_défaut"><text:span text:style-name="T1">4</text:span></text:span><text:span text:style-name="Police_20_par_20_défaut"><text:span text:style-name="T1">°</text:span></text:span><text:span text:style-name="Police_20_par_20_défaut"><text:span text:style-name="T1"> Mais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quelque estime que nous fassions de</text:span></text:span><text:span text:style-name="Police_20_par_20_défaut"><text:span text:style-name="T4"> Ph</text:span></text:span><text:span text:style-name="Police_20_par_20_défaut"><text:span text:style-name="T4">è</text:span></text:span><text:span text:style-name="Police_20_par_20_défaut"><text:span text:style-name="T4">dre,</text:span></text:span><text:span text:style-name="Police_20_par_20_défaut"><text:span text:style-name="T1"> la trag</text:span></text:span><text:span text:style-name="Police_20_par_20_défaut"><text:span text:style-name="T1">é</text:span></text:span><text:span text:style-name="Police_20_par_20_défaut"><text:span text:style-name="T1">die semble y tendre, par le lyrisme, vers une forme d'elle-m</text:span></text:span><text:span text:style-name="Police_20_par_20_défaut"><text:span text:style-name="T1">ê</text:span></text:span><text:span text:style-name="Police_20_par_20_défaut"><text:span text:style-name="T1">me plus pompeuse, plus d</text:span></text:span><text:span text:style-name="Police_20_par_20_défaut"><text:span text:style-name="T1">é</text:span></text:span><text:span text:style-name="Police_20_par_20_défaut"><text:span text:style-name="T1">corative, plus orn</text:span></text:span><text:span text:style-name="Police_20_par_20_défaut"><text:span text:style-name="T1">é</text:span></text:span><text:span text:style-name="Police_20_par_20_défaut"><text:span text:style-name="T1">e</text:span></text:span><text:span text:style-name="Police_20_par_20_défaut"><text:span text:style-name="T1"> ;</text:span></text:span><text:span text:style-name="Police_20_par_20_défaut"><text:span text:style-name="T1"> et, Quinault survenant, avec</text:span></text:span><text:span text:style-name="Police_20_par_20_défaut"><text:span text:style-name="T1"> </text:span></text:span><text:span text:style-name="Police_20_par_20_défaut"><text:span text:style-name="T1">ses op</text:span></text:span><text:span text:style-name="Police_20_par_20_défaut"><text:span text:style-name="T1">é</text:span></text:span><text:span text:style-name="Police_20_par_20_défaut"><text:span text:style-name="T1">ras, ses </text:span></text:span><text:span text:style-name="Police_20_par_20_défaut"><text:span text:style-name="T4">Atys </text:span></text:span><text:span text:style-name="Police_20_par_20_défaut"><text:span text:style-name="T1">et ses</text:span></text:span><text:span text:style-name="Police_20_par_20_défaut"><text:span text:style-name="T4"> Rolands</text:span></text:span><text:span text:style-name="Police_20_par_20_défaut"><text:span text:style-name="T1">, ses </text:span></text:span><text:span text:style-name="Police_20_par_20_défaut"><text:span text:style-name="T1">«</text:span></text:span><text:span text:style-name="Police_20_par_20_défaut"><text:span text:style-name="T1"> </text:span></text:span><text:span text:style-name="Police_20_par_20_défaut"><text:span text:style-name="T1">doucereux </text:span></text:span><text:span text:style-name="Police_20_par_20_défaut"><text:span text:style-name="T4">Roland</text:span></text:span><text:span text:style-name="Police_20_par_20_défaut"><text:span text:style-name="T4">s</text:span></text:span><text:span text:style-name="Police_20_par_20_défaut"><text:span text:style-name="T1"> </text:span></text:span><text:span text:style-name="Police_20_par_20_défaut"><text:span text:style-name="T1">»</text:span></text:span><text:span text:style-name="Police_20_par_20_défaut"><text:span text:style-name="T1">, son vers fait pour </text:span></text:span><text:span text:style-name="Police_20_par_20_défaut"><text:span text:style-name="T1">ê</text:span></text:span><text:span text:style-name="Police_20_par_20_défaut"><text:span text:style-name="T1">tre chant</text:span></text:span><text:span text:style-name="Police_20_par_20_défaut"><text:span text:style-name="T1">é</text:span></text:span><text:span text:style-name="Police_20_par_20_défaut"><text:span text:style-name="T1">, pour </text:span></text:span><text:span text:style-name="Police_20_par_20_défaut"><text:span text:style-name="T1">ê</text:span></text:span><text:span text:style-name="Police_20_par_20_défaut"><text:span text:style-name="T1">tre surtout fredonn</text:span></text:span><text:span text:style-name="Police_20_par_20_défaut"><text:span text:style-name="T1">é</text:span></text:span><text:span text:style-name="Police_20_par_20_défaut"><text:span text:style-name="T1">, du vivant m</text:span></text:span><text:span text:style-name="Police_20_par_20_défaut"><text:span text:style-name="T1">ê</text:span></text:span><text:span text:style-name="Police_20_par_20_défaut"><text:span text:style-name="T1">me de Racine la d</text:span></text:span><text:span text:style-name="Police_20_par_20_défaut"><text:span text:style-name="T1">é</text:span></text:span><text:span text:style-name="Police_20_par_20_défaut"><text:span text:style-name="T1">cadence commence. L'histoire en est longue et triste, mais int</text:span></text:span><text:span text:style-name="Police_20_par_20_défaut"><text:span text:style-name="T1">é</text:span></text:span><text:span text:style-name="Police_20_par_20_défaut"><text:span text:style-name="T1">ressante,</text:span></text:span></text:p>
      <text:p text:style-name="P1">5° En vain Voltaire, avec sa fécondité d'invention, essaye de rendre à la tragédie racinienne un peu de souffle et de vie ; on dirait qu'il ne la comprend plus ; et, en tout cas, ce qu'il en admire, c'est ce qu'elle a de plus contraire à sa vraie perfection. Ce que Voltaire n'a pas pu faire, d'autres s'y essayent à leur tour, mais avec moins de succès ou de bonheur encore, Marmontel, Laharpe, Ducis ; et —phénomène bien digne d'attention, qu'il nous faudra regarder de très près — la tragédie périt pour avoir en quelque manière laissé rentrer dans sa définition tout ce que l'on en avait exclu pour la conduire elle-même à sa perfection.</text:p>
      <text:p text:style-name="P1">Ce sont, comme vous le voyez, cinq chapitres bien distincts, que je ne vous promets pas d'ailleurs de pouvoir faire tenir chacun en une seule leçon — je pourrais même dès à présent vous dire qu'ils n'y tiendront point, — mais dont il me suffît pour aujourd'hui que vous ayez bien vu l'enchaînement logique sous la loi de l'évolution.</text:p>
      <text:p text:style-name="Normal"><text:span text:style-name="Police_20_par_20_défaut"><text:span text:style-name="T1">Passons au second exemple</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4">Comment un Genre se transforme en un autre. </text:span></text:span><text:span text:style-name="Police_20_par_20_défaut"><text:span text:style-name="T1">C'est, avons-nous dit, l'histoire de la transformation de l'</text:span></text:span><text:span text:style-name="Police_20_par_20_défaut"><text:span text:style-name="T1">é</text:span></text:span><text:span text:style-name="Police_20_par_20_défaut"><text:span text:style-name="T1">loquence de la chaire en po</text:span></text:span><text:span text:style-name="Police_20_par_20_défaut"><text:span text:style-name="T1">é</text:span></text:span><text:span text:style-name="Police_20_par_20_défaut"><text:span text:style-name="T1">sie lyrique.</text:span></text:span></text:p>
      <text:p text:style-name="Normal"><text:span text:style-name="Police_20_par_20_défaut"><text:span text:style-name="T1">1</text:span></text:span><text:span text:style-name="Police_20_par_20_défaut"><text:span text:style-name="T1">°</text:span></text:span><text:span text:style-name="Police_20_par_20_défaut"><text:span text:style-name="T1"> Pour nous convaincre de la r</text:span></text:span><text:span text:style-name="Police_20_par_20_défaut"><text:span text:style-name="T1">é</text:span></text:span><text:span text:style-name="Police_20_par_20_défaut"><text:span text:style-name="T1">alit</text:span></text:span><text:span text:style-name="Police_20_par_20_défaut"><text:span text:style-name="T1">é</text:span></text:span><text:span text:style-name="Police_20_par_20_défaut"><text:span text:style-name="T1"> de la transformation, nous </text:span></text:span><text:span text:style-name="Police_20_par_20_défaut"><text:span text:style-name="T1">é</text:span></text:span><text:span text:style-name="Police_20_par_20_défaut"><text:span text:style-name="T1">tudierons l'</text:span></text:span><text:span text:style-name="Police_20_par_20_défaut"><text:span text:style-name="T1">é</text:span></text:span><text:span text:style-name="Police_20_par_20_défaut"><text:span text:style-name="T1">loquence de la chaire au </text:span></text:span><text:span text:style-name="Police_20_par_20_défaut"><text:span text:style-name="T11">XV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c'est-</text:span></text:span><text:span text:style-name="Police_20_par_20_défaut"><text:span text:style-name="T1">à</text:span></text:span><text:span text:style-name="Police_20_par_20_défaut"><text:span text:style-name="T1">-dire </text:span></text:span><text:span text:style-name="Police_20_par_20_défaut"><text:span text:style-name="T1">à</text:span></text:span><text:span text:style-name="Police_20_par_20_défaut"><text:span text:style-name="T1"> l'</text:span></text:span><text:span text:style-name="Police_20_par_20_défaut"><text:span text:style-name="T1">é</text:span></text:span><text:span text:style-name="Police_20_par_20_défaut"><text:span text:style-name="T1">poque de sa perfection,</text:span></text:span><text:span text:style-name="Police_20_par_20_défaut"><text:span text:style-name="T1"> </text:span></text:span><text:span text:style-name="Police_20_par_20_défaut"><text:span text:style-name="T1">premi</text:span></text:span><text:span text:style-name="Police_20_par_20_défaut"><text:span text:style-name="T1">è</text:span></text:span><text:span text:style-name="Police_20_par_20_défaut"><text:span text:style-name="T1">rement dans sa mati</text:span></text:span><text:span text:style-name="Police_20_par_20_défaut"><text:span text:style-name="T1">è</text:span></text:span><text:span text:style-name="Police_20_par_20_défaut"><text:span text:style-name="T1">re, et secondement dans sa forme. Sa mati</text:span></text:span><text:span text:style-name="Police_20_par_20_défaut"><text:span text:style-name="T1">è</text:span></text:span><text:span text:style-name="Police_20_par_20_défaut"><text:span text:style-name="T1">re, j'entends par l</text:span></text:span><text:span text:style-name="Police_20_par_20_défaut"><text:span text:style-name="T1">à</text:span></text:span><text:span text:style-name="Police_20_par_20_défaut"><text:span text:style-name="T1"> les id</text:span></text:span><text:span text:style-name="Police_20_par_20_défaut"><text:span text:style-name="T1">é</text:span></text:span><text:span text:style-name="Police_20_par_20_défaut"><text:span text:style-name="T1">es</text:span></text:span><text:span text:style-name="Police_20_par_20_défaut"><text:span text:style-name="T1"> </text:span></text:span><text:span text:style-name="Police_20_par_20_défaut"><text:span text:style-name="T1">ou les sentiments qu'elle remue d'ordinaire</text:span></text:span><text:span text:style-name="Police_20_par_20_défaut"><text:span text:style-name="T1"> ;</text:span></text:span><text:span text:style-name="Police_20_par_20_défaut"><text:span text:style-name="T1"> et sa</text:span></text:span><text:span text:style-name="Police_20_par_20_défaut"><text:span text:style-name="T1"> </text:span></text:span><text:span text:style-name="Police_20_par_20_défaut"><text:span text:style-name="T1">forme, </text:span></text:span><text:soft-page-break/><text:span text:style-name="Police_20_par_20_défaut"><text:span text:style-name="T1">c'est ce qui en rend l'expression proprement </text:span></text:span><text:span text:style-name="Police_20_par_20_défaut"><text:span text:style-name="T1">é</text:span></text:span><text:span text:style-name="Police_20_par_20_défaut"><text:span text:style-name="T1">loquente</text:span></text:span><text:span text:style-name="Police_20_par_20_défaut"><text:span text:style-name="T1"> :</text:span></text:span><text:span text:style-name="Police_20_par_20_défaut"><text:span text:style-name="T1"> c'est le rythme et c'est l'image.</text:span></text:span></text:p>
      <text:p text:style-name="P1">2° Nous trompons-nous peut-être ? Je ne le crois pas ; mais, pour nous en assurer, c'est ce que nous demanderons à Bossuet, à Bourdaloue, à Massillon. Nous y trouverons d'ailleurs cet avantage inattendu que, de l'un à l'autre, nous verrons la forme diminuer de splendeur ; la matière s'humaniser, l'inspiration biblique remplacée par la dialectique ; et la dialectique par la rhétorique.</text:p>
      <text:p text:style-name="Normal"><text:span text:style-name="Police_20_par_20_défaut"><text:span text:style-name="T1">3</text:span></text:span><text:span text:style-name="Police_20_par_20_défaut"><text:span text:style-name="T1">°</text:span></text:span><text:span text:style-name="Police_20_par_20_défaut"><text:span text:style-name="T1"> Puis, il se fait un grand silence</text:span></text:span><text:span text:style-name="Police_20_par_20_défaut"><text:span text:style-name="T1"> ;</text:span></text:span><text:span text:style-name="Police_20_par_20_défaut"><text:span text:style-name="T1"> Massillon descend de sa chaire</text:span></text:span><text:span text:style-name="Police_20_par_20_défaut"><text:span text:style-name="T1"> ;</text:span></text:span><text:span text:style-name="Police_20_par_20_défaut"><text:span text:style-name="T1"> et pendant pr</text:span></text:span><text:span text:style-name="Police_20_par_20_défaut"><text:span text:style-name="T1">è</text:span></text:span><text:span text:style-name="Police_20_par_20_défaut"><text:span text:style-name="T1">s d'un demi-si</text:span></text:span><text:span text:style-name="Police_20_par_20_défaut"><text:span text:style-name="T1">è</text:span></text:span><text:span text:style-name="Police_20_par_20_défaut"><text:span text:style-name="T1">cle, de 1704 </text:span></text:span><text:span text:style-name="Police_20_par_20_défaut"><text:span text:style-name="T1">à</text:span></text:span><text:span text:style-name="Police_20_par_20_défaut"><text:span text:style-name="T1"> 1749, si vous cherchiez</text:span></text:span><text:span text:style-name="Police_20_par_20_défaut"><text:span text:style-name="T1"> </text:span></text:span><text:span text:style-name="Police_20_par_20_défaut"><text:span text:style-name="T1">une page </text:span></text:span><text:span text:style-name="Police_20_par_20_défaut"><text:span text:style-name="T1">é</text:span></text:span><text:span text:style-name="Police_20_par_20_défaut"><text:span text:style-name="T1">loquente dans l'histoire de la prose fran</text:span></text:span><text:span text:style-name="Police_20_par_20_défaut"><text:span text:style-name="T1">ç</text:span></text:span><text:span text:style-name="Police_20_par_20_défaut"><text:span text:style-name="T1">aise, vous ne l'y trouveriez pas. Ni Fontenelle, ni </text:span></text:span><text:span text:style-name="Police_20_par_20_défaut"><text:span text:style-name="T1">Voltaire</text:span></text:span><text:span text:style-name="Police_20_par_20_défaut"><text:span text:style-name="T1">, ni l'auteur m</text:span></text:span><text:span text:style-name="Police_20_par_20_défaut"><text:span text:style-name="T1">ê</text:span></text:span><text:span text:style-name="Police_20_par_20_défaut"><text:span text:style-name="T1">me </text:span></text:span><text:span text:style-name="Police_20_par_20_défaut"><text:span text:style-name="T4">de l'Esprit des lois</text:span></text:span><text:span text:style-name="Police_20_par_20_défaut"><text:span text:style-name="T1"> ne sont des hommes </text:span></text:span><text:span text:style-name="Police_20_par_20_défaut"><text:span text:style-name="T1">é</text:span></text:span><text:span text:style-name="Police_20_par_20_défaut"><text:span text:style-name="T1">loquents, et vous le savez de reste, mais il faudra que nous en cherchions ensemble, et que nous en disions les raisons.</text:span></text:span></text:p>
      <text:p text:style-name="Normal"><text:span text:style-name="Police_20_par_20_défaut"><text:span text:style-name="T1">4</text:span></text:span><text:span text:style-name="Police_20_par_20_défaut"><text:span text:style-name="T1">°</text:span></text:span><text:span text:style-name="Police_20_par_20_défaut"><text:span text:style-name="T1"> Mais voici tout d'un coup qu'une parole enflamm</text:span></text:span><text:span text:style-name="Police_20_par_20_défaut"><text:span text:style-name="T1">é</text:span></text:span><text:span text:style-name="Police_20_par_20_défaut"><text:span text:style-name="T1">e se fait entendre</text:span></text:span><text:span text:style-name="Police_20_par_20_défaut"><text:span text:style-name="T1"> :</text:span></text:span><text:span text:style-name="Police_20_par_20_défaut"><text:span text:style-name="T1"> c'est celle de l'auteur du Discours sur l'origine de </text:span></text:span><text:span text:style-name="Police_20_par_20_défaut"><text:span text:style-name="T1">l’</text:span></text:span><text:span text:style-name="Police_20_par_20_défaut"><text:span text:style-name="T1">In</text:span></text:span><text:span text:style-name="Police_20_par_20_défaut"><text:span text:style-name="T1">é</text:span></text:span><text:span text:style-name="Police_20_par_20_défaut"><text:span text:style-name="T1">galit</text:span></text:span><text:span text:style-name="Police_20_par_20_défaut"><text:span text:style-name="T1">é</text:span></text:span><text:span text:style-name="Police_20_par_20_défaut"><text:span text:style-name="T1"> parmi les hommes</text:span></text:span><text:span text:style-name="Police_20_par_20_défaut"><text:span text:style-name="T1"> </text:span></text:span><text:span text:style-name="Police_20_par_20_défaut"><text:span text:style-name="T1">;</text:span></text:span><text:span text:style-name="Police_20_par_20_défaut"><text:span text:style-name="T1"> et ce </text:span></text:span><text:span text:style-name="Police_20_par_20_défaut"><text:span text:style-name="T4">Discours</text:span></text:span><text:span text:style-name="Police_20_par_20_défaut"><text:span text:style-name="T1"> est suivi de la</text:span></text:span><text:span text:style-name="Police_20_par_20_défaut"><text:span text:style-name="T4"> Lettre sur les Spectacles</text:span></text:span><text:span text:style-name="Police_20_par_20_défaut"><text:span text:style-name="T1">, de la</text:span></text:span><text:span text:style-name="Police_20_par_20_défaut"><text:span text:style-name="T4"> Nouvelle H</text:span></text:span><text:span text:style-name="Police_20_par_20_défaut"><text:span text:style-name="T4">é</text:span></text:span><text:span text:style-name="Police_20_par_20_défaut"><text:span text:style-name="T4">lo</text:span></text:span><text:span text:style-name="Police_20_par_20_défaut"><text:span text:style-name="T4">ï</text:span></text:span><text:span text:style-name="Police_20_par_20_défaut"><text:span text:style-name="T4">se</text:span></text:span><text:span text:style-name="Police_20_par_20_défaut"><text:span text:style-name="T1">, de </text:span></text:span><text:span text:style-name="Police_20_par_20_défaut"><text:span text:style-name="T1">l</text:span></text:span><text:span text:style-name="Police_20_par_20_défaut"><text:span text:style-name="T4">’</text:span></text:span><text:span text:style-name="Police_20_par_20_défaut"><text:span text:style-name="T4">É</text:span></text:span><text:span text:style-name="Police_20_par_20_défaut"><text:span text:style-name="T4">mile</text:span></text:span><text:span text:style-name="Police_20_par_20_défaut"><text:span text:style-name="T1">, du</text:span></text:span><text:span text:style-name="Police_20_par_20_défaut"><text:span text:style-name="T4"> Contrat social</text:span></text:span><text:span text:style-name="Police_20_par_20_défaut"><text:span text:style-name="T4"> </text:span></text:span><text:span text:style-name="Police_20_par_20_défaut"><text:span text:style-name="T1">;</text:span></text:span><text:span text:style-name="Police_20_par_20_défaut"><text:span text:style-name="T1"> autant d'</text:span></text:span><text:span text:style-name="Police_20_par_20_défaut"><text:span text:style-name="T1">é</text:span></text:span><text:span text:style-name="Police_20_par_20_défaut"><text:span text:style-name="T1">crits qui peuvent d'ailleurs avoir d'autres qualit</text:span></text:span><text:span text:style-name="Police_20_par_20_défaut"><text:span text:style-name="T1">é</text:span></text:span><text:span text:style-name="Police_20_par_20_défaut"><text:span text:style-name="T1">s, mais dont la premi</text:span></text:span><text:span text:style-name="Police_20_par_20_défaut"><text:span text:style-name="T1">è</text:span></text:span><text:span text:style-name="Police_20_par_20_défaut"><text:span text:style-name="T1">re est d'</text:span></text:span><text:span text:style-name="Police_20_par_20_défaut"><text:span text:style-name="T1">ê</text:span></text:span><text:span text:style-name="Police_20_par_20_défaut"><text:span text:style-name="T1">tre les mod</text:span></text:span><text:span text:style-name="Police_20_par_20_défaut"><text:span text:style-name="T1">è</text:span></text:span><text:span text:style-name="Police_20_par_20_défaut"><text:span text:style-name="T1">les d'une </text:span></text:span><text:span text:style-name="Police_20_par_20_défaut"><text:span text:style-name="T1">é</text:span></text:span><text:span text:style-name="Police_20_par_20_défaut"><text:span text:style-name="T1">loquence nouvelle. D</text:span></text:span><text:span text:style-name="Police_20_par_20_défaut"><text:span text:style-name="T1">é</text:span></text:span><text:span text:style-name="Police_20_par_20_défaut"><text:span text:style-name="T1">sormais, comme on le faisait cent ans auparavant, on va pouvoir traiter les grands 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s de l'humanit</text:span></text:span><text:span text:style-name="Police_20_par_20_défaut"><text:span text:style-name="T1">é</text:span></text:span><text:span text:style-name="Police_20_par_20_défaut"><text:span text:style-name="T1"> avec des</text:span></text:span><text:span text:style-name="Police_20_par_20_défaut"><text:span text:style-name="T1"> </text:span></text:span><text:span text:style-name="Police_20_par_20_défaut"><text:span text:style-name="T1">mots dignes de leur importance, et avec une chaleur digne de la noblesse de la cause. En m</text:span></text:span><text:span text:style-name="Police_20_par_20_défaut"><text:span text:style-name="T1">ê</text:span></text:span><text:span text:style-name="Police_20_par_20_défaut"><text:span text:style-name="T1">me temps, le m</text:span></text:span><text:span text:style-name="Police_20_par_20_défaut"><text:span text:style-name="T1">ê</text:span></text:span><text:span text:style-name="Police_20_par_20_défaut"><text:span text:style-name="T1">me homme r</text:span></text:span><text:span text:style-name="Police_20_par_20_défaut"><text:span text:style-name="T1">é</text:span></text:span><text:span text:style-name="Police_20_par_20_défaut"><text:span text:style-name="T1">int</text:span></text:span><text:span text:style-name="Police_20_par_20_défaut"><text:span text:style-name="T1">è</text:span></text:span><text:span text:style-name="Police_20_par_20_défaut"><text:span text:style-name="T1">gre dans leurs droits deux puissances que, jusqu'alors, on avait subordonn</text:span></text:span><text:span text:style-name="Police_20_par_20_défaut"><text:span text:style-name="T1">é</text:span></text:span><text:span text:style-name="Police_20_par_20_défaut"><text:span text:style-name="T1">es dans la litt</text:span></text:span><text:span text:style-name="Police_20_par_20_défaut"><text:span text:style-name="T1">é</text:span></text:span><text:span text:style-name="Police_20_par_20_défaut"><text:span text:style-name="T1">rature</text:span></text:span><text:span text:style-name="Police_20_par_20_défaut"><text:span text:style-name="T1"> :</text:span></text:span><text:span text:style-name="Police_20_par_20_défaut"><text:span text:style-name="T1"> il rend </text:span></text:span><text:span text:style-name="Police_20_par_20_défaut"><text:span text:style-name="T1">à</text:span></text:span><text:span text:style-name="Police_20_par_20_défaut"><text:span text:style-name="T1"> la </text:span></text:span><text:span text:style-name="Police_20_par_20_défaut"><text:span text:style-name="T4">sensibilit</text:span></text:span><text:span text:style-name="Police_20_par_20_défaut"><text:span text:style-name="T4">é</text:span></text:span><text:span text:style-name="Police_20_par_20_défaut"><text:span text:style-name="T1"> l'influence dont on l'avait destitu</text:span></text:span><text:span text:style-name="Police_20_par_20_défaut"><text:span text:style-name="T1">é</text:span></text:span><text:span text:style-name="Police_20_par_20_défaut"><text:span text:style-name="T1">e, et il conf</text:span></text:span><text:span text:style-name="Police_20_par_20_défaut"><text:span text:style-name="T1">è</text:span></text:span><text:span text:style-name="Police_20_par_20_défaut"><text:span text:style-name="T1">re </text:span></text:span><text:span text:style-name="Police_20_par_20_défaut"><text:span text:style-name="T1">à</text:span></text:span><text:span text:style-name="Police_20_par_20_défaut"><text:span text:style-name="T1"> l'</text:span></text:span><text:span text:style-name="Police_20_par_20_défaut"><text:span text:style-name="T1">é</text:span></text:span><text:span text:style-name="Police_20_par_20_défaut"><text:span text:style-name="T1">crivain le droit de mettre sa </text:span></text:span><text:span text:style-name="Police_20_par_20_défaut"><text:span text:style-name="T4">personnalit</text:span></text:span><text:span text:style-name="Police_20_par_20_défaut"><text:span text:style-name="T4">é</text:span></text:span><text:span text:style-name="Police_20_par_20_défaut"><text:span text:style-name="T4"> </text:span></text:span><text:span text:style-name="Police_20_par_20_défaut"><text:span text:style-name="T1">dans son </text:span></text:span><text:span text:style-name="Police_20_par_20_défaut"><text:span text:style-name="T1">œ</text:span></text:span><text:span text:style-name="Police_20_par_20_défaut"><text:span text:style-name="T1">uvre.</text:span></text:span></text:p>
      <text:p text:style-name="Normal"><text:span text:style-name="Police_20_par_20_défaut"><text:span text:style-name="T1">5</text:span></text:span><text:span text:style-name="Police_20_par_20_défaut"><text:span text:style-name="T1">°</text:span></text:span><text:span text:style-name="Police_20_par_20_défaut"><text:span text:style-name="T1"> Or c'est l</text:span></text:span><text:span text:style-name="Police_20_par_20_défaut"><text:span text:style-name="T1">à</text:span></text:span><text:span text:style-name="Police_20_par_20_défaut"><text:span text:style-name="T1"> tout le</text:span></text:span><text:span text:style-name="Police_20_par_20_défaut"><text:span text:style-name="T4"> romantisme</text:span></text:span><text:span text:style-name="Police_20_par_20_défaut"><text:span text:style-name="T1">, et pour en devenir certains, nous n'aurons qu'</text:span></text:span><text:span text:style-name="Police_20_par_20_défaut"><text:span text:style-name="T1">à</text:span></text:span><text:span text:style-name="Police_20_par_20_défaut"><text:span text:style-name="T1"> l'</text:span></text:span><text:span text:style-name="Police_20_par_20_défaut"><text:span text:style-name="T1">é</text:span></text:span><text:span text:style-name="Police_20_par_20_défaut"><text:span text:style-name="T1">tudier lui-m</text:span></text:span><text:span text:style-name="Police_20_par_20_défaut"><text:span text:style-name="T1">ê</text:span></text:span><text:span text:style-name="Police_20_par_20_défaut"><text:span text:style-name="T1">me dans ses plus illustres repr</text:span></text:span><text:span text:style-name="Police_20_par_20_défaut"><text:span text:style-name="T1">é</text:span></text:span><text:span text:style-name="Police_20_par_20_défaut"><text:span text:style-name="T1">sentants, l'auteur des </text:span></text:span><text:span text:style-name="Police_20_par_20_défaut"><text:span text:style-name="T4">M</text:span></text:span><text:span text:style-name="Police_20_par_20_défaut"><text:span text:style-name="T4">é</text:span></text:span><text:span text:style-name="Police_20_par_20_défaut"><text:span text:style-name="T4">ditations</text:span></text:span><text:span text:style-name="Police_20_par_20_défaut"><text:span text:style-name="T1">, celui des </text:span></text:span><text:span text:style-name="Police_20_par_20_défaut"><text:span text:style-name="T4">Feuilles d'Automne</text:span></text:span><text:span text:style-name="Police_20_par_20_défaut"><text:span text:style-name="T1">, celui des </text:span></text:span><text:span text:style-name="Police_20_par_20_défaut"><text:span text:style-name="T4">Destin</text:span></text:span><text:span text:style-name="Police_20_par_20_défaut"><text:span text:style-name="T4">é</text:span></text:span><text:span text:style-name="Police_20_par_20_défaut"><text:span text:style-name="T4">es</text:span></text:span><text:span text:style-name="Police_20_par_20_défaut"><text:span text:style-name="T1">, Lamartine, Hugo, </text:span></text:span><text:span text:style-name="Police_20_par_20_défaut"><text:span text:style-name="T1">Vigny</text:span></text:span><text:span text:style-name="Police_20_par_20_défaut"><text:span text:style-name="T1">, que font-ils, en effet, que r</text:span></text:span><text:span text:style-name="Police_20_par_20_défaut"><text:span text:style-name="T1">é</text:span></text:span><text:span text:style-name="Police_20_par_20_défaut"><text:span text:style-name="T1">fracter en eux l'univers</text:span></text:span><text:span text:style-name="Police_20_par_20_défaut"><text:span text:style-name="T1"> ?</text:span></text:span><text:span text:style-name="Police_20_par_20_défaut"><text:span text:style-name="T1"> et, en donnant la bride </text:span></text:span><text:span text:style-name="Police_20_par_20_défaut"><text:span text:style-name="T1">à</text:span></text:span><text:span text:style-name="Police_20_par_20_défaut"><text:span text:style-name="T1"> leur sensibilit</text:span></text:span><text:span text:style-name="Police_20_par_20_défaut"><text:span text:style-name="T1">é</text:span></text:span><text:span text:style-name="Police_20_par_20_défaut"><text:span text:style-name="T1">, que font-ils, comme l'auteur des</text:span></text:span><text:span text:style-name="Police_20_par_20_défaut"><text:span text:style-name="T4"> Confessions</text:span></text:span><text:span text:style-name="Police_20_par_20_défaut"><text:span text:style-name="T1">, que se confesser eux-m</text:span></text:span><text:span text:style-name="Police_20_par_20_défaut"><text:span text:style-name="T1">ê</text:span></text:span><text:span text:style-name="Police_20_par_20_défaut"><text:span text:style-name="T1">mes. Seulement, comme ce sont de grands po</text:span></text:span><text:span text:style-name="Police_20_par_20_défaut"><text:span text:style-name="T1">è</text:span></text:span><text:span text:style-name="Police_20_par_20_défaut"><text:span text:style-name="T1">tes, il y a quelque chose en eux de plus grand, de plus universel, de plus permanent qu'eux-</text:span></text:span><text:span text:style-name="Police_20_par_20_défaut"><text:span text:style-name="T1">m</text:span></text:span><text:span text:style-name="Police_20_par_20_défaut"><text:span text:style-name="T1">ê</text:span></text:span><text:span text:style-name="Police_20_par_20_défaut"><text:span text:style-name="T1">mes ;</text:span></text:span><text:span text:style-name="Police_20_par_20_défaut"><text:span text:style-name="T1"> et ce quelque chose, il reste </text:span></text:span><text:span text:style-name="Police_20_par_20_défaut"><text:span text:style-name="T1">à</text:span></text:span><text:span text:style-name="Police_20_par_20_défaut"><text:span text:style-name="T1"> d</text:span></text:span><text:span text:style-name="Police_20_par_20_défaut"><text:span text:style-name="T1">é</text:span></text:span><text:span text:style-name="Police_20_par_20_défaut"><text:span text:style-name="T1">montrer que c'est ce qui faisait la mati</text:span></text:span><text:span text:style-name="Police_20_par_20_défaut"><text:span text:style-name="T1">è</text:span></text:span><text:span text:style-name="Police_20_par_20_défaut"><text:span text:style-name="T1">re et la forme de l'</text:span></text:span><text:span text:style-name="Police_20_par_20_défaut"><text:span text:style-name="T1">é</text:span></text:span><text:span text:style-name="Police_20_par_20_défaut"><text:span text:style-name="T1">loquence de la chaire.</text:span></text:span></text:p>
      <text:p text:style-name="Normal"><text:soft-page-break/><text:span text:style-name="Police_20_par_20_défaut"><text:span text:style-name="T1">6</text:span></text:span><text:span text:style-name="Police_20_par_20_défaut"><text:span text:style-name="T1">°</text:span></text:span><text:span text:style-name="Police_20_par_20_défaut"><text:span text:style-name="T1"> Nous ach</text:span></text:span><text:span text:style-name="Police_20_par_20_défaut"><text:span text:style-name="T1">è</text:span></text:span><text:span text:style-name="Police_20_par_20_défaut"><text:span text:style-name="T1">verons de nous en rendre compte en </text:span></text:span><text:span text:style-name="Police_20_par_20_défaut"><text:span text:style-name="T1">é</text:span></text:span><text:span text:style-name="Police_20_par_20_défaut"><text:span text:style-name="T1">tudiant le</text:span></text:span><text:span text:style-name="Police_20_par_20_défaut"><text:span text:style-name="T4"> lyrisme</text:span></text:span><text:span text:style-name="Police_20_par_20_défaut"><text:span text:style-name="T1">, premi</text:span></text:span><text:span text:style-name="Police_20_par_20_défaut"><text:span text:style-name="T1">è</text:span></text:span><text:span text:style-name="Police_20_par_20_défaut"><text:span text:style-name="T1">rement dans sa </text:span></text:span><text:span text:style-name="Police_20_par_20_défaut"><text:span text:style-name="T4">forme</text:span></text:span><text:span text:style-name="Police_20_par_20_défaut"><text:span text:style-name="T1">, secondement dans sa mati</text:span></text:span><text:span text:style-name="Police_20_par_20_défaut"><text:span text:style-name="T1">è</text:span></text:span><text:span text:style-name="Police_20_par_20_défaut"><text:span text:style-name="T1">re</text:span></text:span><text:span text:style-name="Police_20_par_20_défaut"><text:span text:style-name="T1"> </text:span></text:span><text:span text:style-name="Police_20_par_20_défaut"><text:span text:style-name="T1">;</text:span></text:span><text:span text:style-name="Police_20_par_20_défaut"><text:span text:style-name="T1"> et si nous trouvons cette </text:span></text:span><text:span text:style-name="Police_20_par_20_défaut"><text:span text:style-name="T4">mati</text:span></text:span><text:span text:style-name="Police_20_par_20_défaut"><text:span text:style-name="T4">è</text:span></text:span><text:span text:style-name="Police_20_par_20_défaut"><text:span text:style-name="T4">re</text:span></text:span><text:span text:style-name="Police_20_par_20_défaut"><text:span text:style-name="T1"> et </text:span></text:span><text:span text:style-name="Police_20_par_20_défaut"><text:span text:style-name="T1">cette forme identiques </text:span></text:span><text:span text:style-name="Police_20_par_20_défaut"><text:span text:style-name="T1">à</text:span></text:span><text:span text:style-name="Police_20_par_20_défaut"><text:span text:style-name="T1"> celles de l'</text:span></text:span><text:span text:style-name="Police_20_par_20_défaut"><text:span text:style-name="T1">é</text:span></text:span><text:span text:style-name="Police_20_par_20_défaut"><text:span text:style-name="T1">loquence de la chaire, la d</text:span></text:span><text:span text:style-name="Police_20_par_20_défaut"><text:span text:style-name="T1">é</text:span></text:span><text:span text:style-name="Police_20_par_20_défaut"><text:span text:style-name="T1">monstration sera compl</text:span></text:span><text:span text:style-name="Police_20_par_20_défaut"><text:span text:style-name="T1">è</text:span></text:span><text:span text:style-name="Police_20_par_20_défaut"><text:span text:style-name="T1">te, me semble-t-il</text:span></text:span><text:span text:style-name="Police_20_par_20_défaut"><text:span text:style-name="T1"> ;</text:span></text:span><text:span text:style-name="Police_20_par_20_défaut"><text:span text:style-name="T1"> et nous aurons vu vraiment, non pas m</text:span></text:span><text:span text:style-name="Police_20_par_20_défaut"><text:span text:style-name="T1">é</text:span></text:span><text:span text:style-name="Police_20_par_20_défaut"><text:span text:style-name="T1">taphoriquement, un genre se transformer en un autre. Gela fera, si j'ai bien compt</text:span></text:span><text:span text:style-name="Police_20_par_20_défaut"><text:span text:style-name="T1">é</text:span></text:span><text:span text:style-name="Police_20_par_20_défaut"><text:span text:style-name="T1">, six ou sept autres le</text:span></text:span><text:span text:style-name="Police_20_par_20_défaut"><text:span text:style-name="T1">ç</text:span></text:span><text:span text:style-name="Police_20_par_20_défaut"><text:span text:style-name="T1">ons ou chapitres.</text:span></text:span></text:p>
      <text:p text:style-name="Normal"><text:span text:style-name="Police_20_par_20_défaut"><text:span text:style-name="T1">Nous suivrons une autre m</text:span></text:span><text:span text:style-name="Police_20_par_20_défaut"><text:span text:style-name="T1">é</text:span></text:span><text:span text:style-name="Police_20_par_20_défaut"><text:span text:style-name="T1">thode encore pour tracer </text:span></text:span><text:span text:style-name="Police_20_par_20_défaut"><text:span text:style-name="T4">L’</text:span></text:span><text:span text:style-name="Police_20_par_20_défaut"><text:span text:style-name="T4">Histoire du roman fran</text:span></text:span><text:span text:style-name="Police_20_par_20_défaut"><text:span text:style-name="T4">ç</text:span></text:span><text:span text:style-name="Police_20_par_20_défaut"><text:span text:style-name="T4">ais</text:span></text:span><text:span text:style-name="Police_20_par_20_défaut"><text:span text:style-name="T1">, et sachant ce que c'est, pour l'avoir appris en </text:span></text:span><text:span text:style-name="Police_20_par_20_défaut"><text:span text:style-name="T1">é</text:span></text:span><text:span text:style-name="Police_20_par_20_défaut"><text:span text:style-name="T1">tudiant </text:span></text:span><text:span text:style-name="Police_20_par_20_défaut"><text:span text:style-name="T4">L’</text:span></text:span><text:span text:style-name="Police_20_par_20_défaut"><text:span text:style-name="T4">Histoire de la </text:span></text:span><text:span text:style-name="Police_20_par_20_défaut"><text:span text:style-name="T4">tra</text:span></text:span><text:span text:style-name="Police_20_par_20_défaut"><text:span text:style-name="T4">g</text:span></text:span><text:span text:style-name="Police_20_par_20_défaut"><text:span text:style-name="T4">é</text:span></text:span><text:span text:style-name="Police_20_par_20_défaut"><text:span text:style-name="T4">die,</text:span></text:span><text:span text:style-name="Police_20_par_20_défaut"><text:span text:style-name="T1"> nous essayerons d'abord de d</text:span></text:span><text:span text:style-name="Police_20_par_20_défaut"><text:span text:style-name="T1">é</text:span></text:span><text:span text:style-name="Police_20_par_20_défaut"><text:span text:style-name="T1">terminer l'objet propre du genre et le point de sa perfection dans l'histoire de notre litt</text:span></text:span><text:span text:style-name="Police_20_par_20_défaut"><text:span text:style-name="T1">é</text:span></text:span><text:span text:style-name="Police_20_par_20_défaut"><text:span text:style-name="T1">rature.</text:span></text:span></text:p>
      <text:p text:style-name="Normal"><text:span text:style-name="Police_20_par_20_défaut"><text:span text:style-name="T1">1</text:span></text:span><text:span text:style-name="Police_20_par_20_défaut"><text:span text:style-name="T1">°</text:span></text:span><text:span text:style-name="Police_20_par_20_défaut"><text:span text:style-name="T1"> Nous trouverons qu'il a pris conscience de l'un avec Lesage et Marivaux, dans les premi</text:span></text:span><text:span text:style-name="Police_20_par_20_défaut"><text:span text:style-name="T1">è</text:span></text:span><text:span text:style-name="Police_20_par_20_défaut"><text:span text:style-name="T1">res ann</text:span></text:span><text:span text:style-name="Police_20_par_20_défaut"><text:span text:style-name="T1">é</text:span></text:span><text:span text:style-name="Police_20_par_20_défaut"><text:span text:style-name="T1">es du </text:span></text:span><text:span text:style-name="Police_20_par_20_défaut"><text:span text:style-name="T1">XVI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et qu'il n'a vraiment touch</text:span></text:span><text:span text:style-name="Police_20_par_20_défaut"><text:span text:style-name="T1">é</text:span></text:span><text:span text:style-name="Police_20_par_20_défaut"><text:span text:style-name="T1"> l'autre que de notre temps, avec George Sand et Balzac. </text:span></text:span><text:span text:style-name="Police_20_par_20_défaut"><text:span text:style-name="T1">Vous</text:span></text:span><text:span text:style-name="Police_20_par_20_défaut"><text:span text:style-name="T1"> voyez la cons</text:span></text:span><text:span text:style-name="Police_20_par_20_défaut"><text:span text:style-name="T1">é</text:span></text:span><text:span text:style-name="Police_20_par_20_défaut"><text:span text:style-name="T1">quence</text:span></text:span><text:span text:style-name="Police_20_par_20_défaut"><text:span text:style-name="T1"> :</text:span></text:span><text:span text:style-name="Police_20_par_20_défaut"><text:span text:style-name="T1"> de l'un </text:span></text:span><text:span text:style-name="Police_20_par_20_défaut"><text:span text:style-name="T1">à</text:span></text:span><text:span text:style-name="Police_20_par_20_défaut"><text:span text:style-name="T1"> l'autre de ces deux extr</text:span></text:span><text:span text:style-name="Police_20_par_20_défaut"><text:span text:style-name="T1">ê</text:span></text:span><text:span text:style-name="Police_20_par_20_défaut"><text:span text:style-name="T1">mes, nous n'aurons plus, en effet, qu'</text:span></text:span><text:span text:style-name="Police_20_par_20_défaut"><text:span text:style-name="T1">à</text:span></text:span><text:span text:style-name="Police_20_par_20_défaut"><text:span text:style-name="T1"> ins</text:span></text:span><text:span text:style-name="Police_20_par_20_défaut"><text:span text:style-name="T1">é</text:span></text:span><text:span text:style-name="Police_20_par_20_défaut"><text:span text:style-name="T1">rer les moments de son </text:span></text:span><text:span text:style-name="Police_20_par_20_défaut"><text:span text:style-name="T1">é</text:span></text:span><text:span text:style-name="Police_20_par_20_défaut"><text:span text:style-name="T1">volution.</text:span></text:span></text:p>
      <text:p text:style-name="P1">2° Avec Lesage et Marivaux, nous le verrons s'enrichir, pour ainsi parler, des pertes successives de la comédie, comédie de caractère, comédie de mœurs, comédie d'intrigue.</text:p>
      <text:p text:style-name="P1">3° Avec Prévost et Rousseau, nous le verrons absorber la matière de la tragédie, et précéder ainsi de soixante ou de quatre-vingts ans ce drame bourgeois qu'à la même époque les Diderot, les Beaumarchais, les Mercier, Sedaine même essayent vainement d'en faire sortir.</text:p>
      <text:p text:style-name="Normal"><text:span text:style-name="Police_20_par_20_défaut"><text:span text:style-name="T1">4</text:span></text:span><text:span text:style-name="Police_20_par_20_défaut"><text:span text:style-name="T1">°</text:span></text:span><text:span text:style-name="Police_20_par_20_défaut"><text:span text:style-name="T1"> Encore un pas, et avec l'auteur de </text:span></text:span><text:span text:style-name="Police_20_par_20_défaut"><text:span text:style-name="T4">Corinne</text:span></text:span><text:span text:style-name="Police_20_par_20_défaut"><text:span text:style-name="T1">, avec l'auteur d'</text:span></text:span><text:span text:style-name="Police_20_par_20_défaut"><text:span text:style-name="T4">Indiana</text:span></text:span><text:span text:style-name="Police_20_par_20_défaut"><text:span text:style-name="T1">, de </text:span></text:span><text:span text:style-name="Police_20_par_20_défaut"><text:span text:style-name="T4">V</text:span></text:span><text:span text:style-name="Police_20_par_20_défaut"><text:span text:style-name="T4">alen</text:span></text:span><text:span text:style-name="Police_20_par_20_défaut"><text:span text:style-name="T4">t</text:span></text:span><text:span text:style-name="Police_20_par_20_défaut"><text:span text:style-name="T4">ine, </text:span></text:span><text:span text:style-name="Police_20_par_20_défaut"><text:span text:style-name="T1">de </text:span></text:span><text:span text:style-name="Police_20_par_20_défaut"><text:span text:style-name="T4">Jacques</text:span></text:span><text:span text:style-name="Police_20_par_20_défaut"><text:span text:style-name="T1">, nous le verrons s'incorporer</text:span></text:span><text:span text:style-name="Police_20_par_20_défaut"><text:span text:style-name="T1"> :</text:span></text:span><text:span text:style-name="Police_20_par_20_défaut"><text:span text:style-name="T1"> d'abord cette </text:span></text:span><text:span text:style-name="Police_20_par_20_défaut"><text:span text:style-name="T4">moralit</text:span></text:span><text:span text:style-name="Police_20_par_20_défaut"><text:span text:style-name="T4">é</text:span></text:span><text:span text:style-name="Police_20_par_20_défaut"><text:span text:style-name="T4"> </text:span></text:span><text:span text:style-name="Police_20_par_20_défaut"><text:span text:style-name="T1">ou, pour mieux dire, cette science de la vie qui avait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jusque-l</text:span></text:span><text:span text:style-name="Police_20_par_20_défaut"><text:span text:style-name="T1">à</text:span></text:span><text:span text:style-name="Police_20_par_20_défaut"><text:span text:style-name="T1"> le privil</text:span></text:span><text:span text:style-name="Police_20_par_20_défaut"><text:span text:style-name="T1">è</text:span></text:span><text:span text:style-name="Police_20_par_20_défaut"><text:span text:style-name="T1">ge des moralistes </text:span></text:span><text:span text:style-name="Police_20_par_20_défaut"><text:span text:style-name="T1">à</text:span></text:span><text:span text:style-name="Police_20_par_20_défaut"><text:span text:style-name="T1"> la Rivarol, </text:span></text:span><text:span text:style-name="Police_20_par_20_défaut"><text:span text:style-name="T1">à</text:span></text:span><text:span text:style-name="Police_20_par_20_défaut"><text:span text:style-name="T1"> la Chamfort, </text:span></text:span><text:span text:style-name="Police_20_par_20_défaut"><text:span text:style-name="T1">à</text:span></text:span><text:span text:style-name="Police_20_par_20_défaut"><text:span text:style-name="T1"> la Duclos</text:span></text:span><text:span text:style-name="Police_20_par_20_défaut"><text:span text:style-name="T1"> ;</text:span></text:span><text:span text:style-name="Police_20_par_20_défaut"><text:span text:style-name="T1"> ensuite, le droit de traiter ces questions, sociales ou religieuses, que d'autres moralistes s'</text:span></text:span><text:span text:style-name="Police_20_par_20_défaut"><text:span text:style-name="T1">é</text:span></text:span><text:span text:style-name="Police_20_par_20_défaut"><text:span text:style-name="T1">taient, eux aussi, r</text:span></text:span><text:span text:style-name="Police_20_par_20_défaut"><text:span text:style-name="T1">é</text:span></text:span><text:span text:style-name="Police_20_par_20_défaut"><text:span text:style-name="T1">serv</text:span></text:span><text:span text:style-name="Police_20_par_20_défaut"><text:span text:style-name="T1">é</text:span></text:span><text:span text:style-name="Police_20_par_20_défaut"><text:span text:style-name="T1">es jusque-l</text:span></text:span><text:span text:style-name="Police_20_par_20_défaut"><text:span text:style-name="T1">à</text:span></text:span><text:span text:style-name="Police_20_par_20_défaut"><text:span text:style-name="T1"> ;</text:span></text:span><text:span text:style-name="Police_20_par_20_défaut"><text:span text:style-name="T1"> en troisi</text:span></text:span><text:span text:style-name="Police_20_par_20_défaut"><text:span text:style-name="T1">è</text:span></text:span><text:span text:style-name="Police_20_par_20_défaut"><text:span text:style-name="T1">me lieu ce droit de peindre qui semblait uniquement appartenir </text:span></text:span><text:span text:style-name="Police_20_par_20_défaut"><text:span text:style-name="T1">à</text:span></text:span><text:span text:style-name="Police_20_par_20_défaut"><text:span text:style-name="T1"> la po</text:span></text:span><text:span text:style-name="Police_20_par_20_défaut"><text:span text:style-name="T1">é</text:span></text:span><text:span text:style-name="Police_20_par_20_défaut"><text:span text:style-name="T1">sie.</text:span></text:span></text:p>
      <text:p text:style-name="P1">5° Et enfin, de nos jours même, avec Balzac et Flaubert, égalant ses ambitions à la diversité de la « Comédie humaine », nous le verrons accommoder la souplesse infinie de sa forme à tous les états de la pensée, à toutes les conditions de la vie, à toutes les nécessités de toutes les propagandes, le plus large, le plus divers, le plus <text:soft-page-break/>souple, le plus ondoyant, et avec cela, cependant, de tous les genres, le plus facile à reconnaître, à déterminer et à définir.</text:p>
      <text:p text:style-name="P1"/>
      <text:p text:style-name="Normal"><text:span text:style-name="Police_20_par_20_défaut"><text:span text:style-name="T1">Tel est, messieurs, le programme du cours que nous essayerons de traiter cette ann</text:span></text:span><text:span text:style-name="Police_20_par_20_défaut"><text:span text:style-name="T1">é</text:span></text:span><text:span text:style-name="Police_20_par_20_défaut"><text:span text:style-name="T1">e. Je le crois assez neuf, et vous en jugerez, </text:span></text:span><text:span text:style-name="Police_20_par_20_défaut"><text:span text:style-name="T1">à</text:span></text:span><text:span text:style-name="Police_20_par_20_défaut"><text:span text:style-name="T1"> mesure que nous avancerons. Mais, le grand avantage que j'y trouve et qui a d</text:span></text:span><text:span text:style-name="Police_20_par_20_défaut"><text:span text:style-name="T1">é</text:span></text:span><text:span text:style-name="Police_20_par_20_défaut"><text:span text:style-name="T1">termin</text:span></text:span><text:span text:style-name="Police_20_par_20_défaut"><text:span text:style-name="T1">é</text:span></text:span><text:span text:style-name="Police_20_par_20_défaut"><text:span text:style-name="T1"> mon choix quand j'h</text:span></text:span><text:span text:style-name="Police_20_par_20_défaut"><text:span text:style-name="T1">é</text:span></text:span><text:span text:style-name="Police_20_par_20_défaut"><text:span text:style-name="T1">sitais encore entre deux ou trois autres sujets — parmi lesquels il en est un que je regrette vivement de ne pouvoir traiter cette ann</text:span></text:span><text:span text:style-name="Police_20_par_20_défaut"><text:span text:style-name="T1">é</text:span></text:span><text:span text:style-name="Police_20_par_20_défaut"><text:span text:style-name="T1">e, sur</text:span></text:span><text:span text:style-name="Police_20_par_20_défaut"><text:span text:style-name="T4"> </text:span></text:span><text:span text:style-name="Police_20_par_20_défaut"><text:span text:style-name="T4">L’</text:span></text:span><text:span text:style-name="Police_20_par_20_défaut"><text:span text:style-name="T4">Influence des litt</text:span></text:span><text:span text:style-name="Police_20_par_20_défaut"><text:span text:style-name="T4">é</text:span></text:span><text:span text:style-name="Police_20_par_20_défaut"><text:span text:style-name="T4">ratures </text:span></text:span><text:span text:style-name="Police_20_par_20_défaut"><text:span text:style-name="T4">é</text:span></text:span><text:span text:style-name="Police_20_par_20_défaut"><text:span text:style-name="T4">trang</text:span></text:span><text:span text:style-name="Police_20_par_20_défaut"><text:span text:style-name="T4">è</text:span></text:span><text:span text:style-name="Police_20_par_20_défaut"><text:span text:style-name="T4">res dans l'histoire de la litt</text:span></text:span><text:span text:style-name="Police_20_par_20_défaut"><text:span text:style-name="T4">é</text:span></text:span><text:span text:style-name="Police_20_par_20_défaut"><text:span text:style-name="T4">rature fran</text:span></text:span><text:span text:style-name="Police_20_par_20_défaut"><text:span text:style-name="T4">ç</text:span></text:span><text:span text:style-name="Police_20_par_20_défaut"><text:span text:style-name="T4">aise,</text:span></text:span><text:span text:style-name="Police_20_par_20_défaut"><text:span text:style-name="T1"> — c'est qu'il est </text:span></text:span><text:span text:style-name="Police_20_par_20_défaut"><text:span text:style-name="T1">à</text:span></text:span><text:span text:style-name="Police_20_par_20_défaut"><text:span text:style-name="T1"> la fois critique, dogmatique et historique. </text:span></text:span><text:span text:style-name="Police_20_par_20_défaut"><text:span text:style-name="T1">Vous</text:span></text:span><text:span text:style-name="Police_20_par_20_défaut"><text:span text:style-name="T1"> avez, en effet, remarqu</text:span></text:span><text:span text:style-name="Police_20_par_20_défaut"><text:span text:style-name="T1">é</text:span></text:span><text:span text:style-name="Police_20_par_20_défaut"><text:span text:style-name="T1"> que nous y trouverions, chemin faisant, l'occasion de tracer une histoire sommaire de la critique en France, et que cette histoire n'existe pas, ce qui peut sembler assez bizarre, quand on consid</text:span></text:span><text:span text:style-name="Police_20_par_20_défaut"><text:span text:style-name="T1">è</text:span></text:span><text:span text:style-name="Police_20_par_20_défaut"><text:span text:style-name="T1">re la place que la critique a tenue dans l'histoire de la litt</text:span></text:span><text:span text:style-name="Police_20_par_20_défaut"><text:span text:style-name="T1">é</text:span></text:span><text:span text:style-name="Police_20_par_20_défaut"><text:span text:style-name="T1">rature fran</text:span></text:span><text:span text:style-name="Police_20_par_20_défaut"><text:span text:style-name="T1">ç</text:span></text:span><text:span text:style-name="Police_20_par_20_défaut"><text:span text:style-name="T1">aise. Mais en outre, et comme application ou comme v</text:span></text:span><text:span text:style-name="Police_20_par_20_défaut"><text:span text:style-name="T1">é</text:span></text:span><text:span text:style-name="Police_20_par_20_défaut"><text:span text:style-name="T1">rification de notre m</text:span></text:span><text:span text:style-name="Police_20_par_20_défaut"><text:span text:style-name="T1">é</text:span></text:span><text:span text:style-name="Police_20_par_20_défaut"><text:span text:style-name="T1">thode, nous esquisserons </text:span></text:span><text:span text:style-name="Police_20_par_20_défaut"><text:span text:style-name="T1">é</text:span></text:span><text:span text:style-name="Police_20_par_20_défaut"><text:span text:style-name="T1">galement l'histoire de la trag</text:span></text:span><text:span text:style-name="Police_20_par_20_défaut"><text:span text:style-name="T1">é</text:span></text:span><text:span text:style-name="Police_20_par_20_défaut"><text:span text:style-name="T1">die </text:span></text:span><text:span text:style-name="Police_20_par_20_défaut"><text:span text:style-name="T1">classique, celle de l'</text:span></text:span><text:span text:style-name="Police_20_par_20_défaut"><text:span text:style-name="T1">é</text:span></text:span><text:span text:style-name="Police_20_par_20_défaut"><text:span text:style-name="T1">loquence de la chaire et de la po</text:span></text:span><text:span text:style-name="Police_20_par_20_défaut"><text:span text:style-name="T1">é</text:span></text:span><text:span text:style-name="Police_20_par_20_défaut"><text:span text:style-name="T1">sie lyrique contemporaine, enfin celle du roman fran</text:span></text:span><text:span text:style-name="Police_20_par_20_défaut"><text:span text:style-name="T1">ç</text:span></text:span><text:span text:style-name="Police_20_par_20_défaut"><text:span text:style-name="T1">ais</text:span></text:span><text:span text:style-name="Police_20_par_20_défaut"><text:span text:style-name="T1"> ;</text:span></text:span><text:span text:style-name="Police_20_par_20_défaut"><text:span text:style-name="T1"> et j'ajoute, qu'en les esquissant du point d</text:span></text:span><text:span text:style-name="Police_20_par_20_défaut"><text:span text:style-name="T1">e</text:span></text:span><text:span text:style-name="Police_20_par_20_défaut"><text:span text:style-name="T1"> vue de l'</text:span></text:span><text:span text:style-name="Police_20_par_20_défaut"><text:span text:style-name="T1">é</text:span></text:span><text:span text:style-name="Police_20_par_20_défaut"><text:span text:style-name="T1">volution, nous ne pourrons pas manquer d'y faire quelques petites d</text:span></text:span><text:span text:style-name="Police_20_par_20_défaut"><text:span text:style-name="T1">é</text:span></text:span><text:span text:style-name="Police_20_par_20_défaut"><text:span text:style-name="T1">couvertes.</text:span></text:span><text:span text:style-name="Police_20_par_20_défaut"><text:span text:style-name="T1"> </text:span></text:span></text:p>
      <text:p text:style-name="P1">Quant aux conclusions générales du cours, j'ai dit et je répète, qu'ayant toute une année devant moi pour y songer avec vous, je les laisse encore quelque temps et volontiers flotter dans le vague. Cependant, et sans rien vouloir engager, je ne saurais m'empêcher de dire que nous jouerions de malheur, si, de tout cela, nous ne tirions rien d'utile pour la solution ou la position de quelques questions très générales et très importantes, dont je veux en terminant vous indiquer deux ou trois.</text:p>
      <text:p text:style-name="Normal"><text:span text:style-name="Police_20_par_20_défaut"><text:span text:style-name="T1">1</text:span></text:span><text:span text:style-name="Police_20_par_20_défaut"><text:span text:style-name="T1">°</text:span></text:span><text:span text:style-name="Police_20_par_20_défaut"><text:span text:style-name="T1"> Quel est l'objet de l'art, en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et particuli</text:span></text:span><text:span text:style-name="Police_20_par_20_défaut"><text:span text:style-name="T1">è</text:span></text:span><text:span text:style-name="Police_20_par_20_défaut"><text:span text:style-name="T1">rement de l'art d'</text:span></text:span><text:span text:style-name="Police_20_par_20_défaut"><text:span text:style-name="T1">é</text:span></text:span><text:span text:style-name="Police_20_par_20_défaut"><text:span text:style-name="T1">crire</text:span></text:span><text:span text:style-name="Police_20_par_20_défaut"><text:span text:style-name="T1"> ?</text:span></text:span><text:span text:style-name="Police_20_par_20_défaut"><text:span text:style-name="T1"> a-t-il en soi son commencement</text:span></text:span><text:span text:style-name="Police_20_par_20_défaut"><text:span text:style-name="T1"> ?</text:span></text:span><text:span text:style-name="Police_20_par_20_défaut"><text:span text:style-name="T1"> y a-t-il surtout sa fin ou son but</text:span></text:span><text:span text:style-name="Police_20_par_20_défaut"><text:span text:style-name="T1"> ?</text:span></text:span><text:span text:style-name="Police_20_par_20_défaut"><text:span text:style-name="T1"> puisqu'il se sert de mots, et que ces </text:span></text:span><text:span text:style-name="Police_20_par_20_défaut"><text:span text:style-name="T4">mots</text:span></text:span><text:span text:style-name="Police_20_par_20_défaut"><text:span text:style-name="T1"> sont des </text:span></text:span><text:span text:style-name="Police_20_par_20_défaut"><text:span text:style-name="T4">sons,</text:span></text:span><text:span text:style-name="Police_20_par_20_défaut"><text:span text:style-name="T1"> et qu'ils traduisent ou plut</text:span></text:span><text:span text:style-name="Police_20_par_20_défaut"><text:span text:style-name="T1">ô</text:span></text:span><text:span text:style-name="Police_20_par_20_défaut"><text:span text:style-name="T1">t qu'ils </text:span></text:span><text:span text:style-name="Police_20_par_20_défaut"><text:span text:style-name="T1">é</text:span></text:span><text:span text:style-name="Police_20_par_20_défaut"><text:span text:style-name="T1">voquent des </text:span></text:span><text:span text:style-name="Police_20_par_20_défaut"><text:span text:style-name="T4">images</text:span></text:span><text:span text:style-name="Police_20_par_20_défaut"><text:span text:style-name="T1">, les th</text:span></text:span><text:span text:style-name="Police_20_par_20_défaut"><text:span text:style-name="T1">é</text:span></text:span><text:span text:style-name="Police_20_par_20_défaut"><text:span text:style-name="T1">oriciens de</text:span></text:span><text:span text:style-name="Police_20_par_20_défaut"><text:span text:style-name="T4"> </text:span></text:span><text:span text:style-name="Police_20_par_20_défaut"><text:span text:style-name="T4">l’</text:span></text:span><text:span text:style-name="Police_20_par_20_défaut"><text:span text:style-name="T4">art pour </text:span></text:span><text:span text:style-name="Police_20_par_20_défaut"><text:span text:style-name="T4">l’</text:span></text:span><text:span text:style-name="Police_20_par_20_défaut"><text:span text:style-name="T4">art </text:span></text:span><text:span text:style-name="Police_20_par_20_défaut"><text:span text:style-name="T1">n'auraient-ils pas peut</text:span></text:span><text:span text:style-name="Police_20_par_20_défaut"><text:span text:style-name="T1">-</text:span></text:span><text:span text:style-name="Police_20_par_20_défaut"><text:span text:style-name="T1">ê</text:span></text:span><text:span text:style-name="Police_20_par_20_défaut"><text:span text:style-name="T1">tre raison</text:span></text:span><text:span text:style-name="Police_20_par_20_défaut"><text:span text:style-name="T1"> ?</text:span></text:span><text:span text:style-name="Police_20_par_20_défaut"><text:span text:style-name="T1"> Mais, si ces mots expriment en m</text:span></text:span><text:span text:style-name="Police_20_par_20_défaut"><text:span text:style-name="T1">ê</text:span></text:span><text:span text:style-name="Police_20_par_20_défaut"><text:span text:style-name="T1">me temps des id</text:span></text:span><text:span text:style-name="Police_20_par_20_défaut"><text:span text:style-name="T1">é</text:span></text:span><text:span text:style-name="Police_20_par_20_défaut"><text:span text:style-name="T1">es ou des sentiments, peut-on les traiter comme on fait des</text:span></text:span><text:span text:style-name="Police_20_par_20_défaut"><text:span text:style-name="T4"> couleurs</text:span></text:span><text:span text:style-name="Police_20_par_20_défaut"><text:span text:style-name="T1"> ou des</text:span></text:span><text:span text:style-name="Police_20_par_20_défaut"><text:span text:style-name="T4"> formes</text:span></text:span><text:span text:style-name="Police_20_par_20_défaut"><text:span text:style-name="T1"> ?</text:span></text:span><text:span text:style-name="Police_20_par_20_défaut"><text:span text:style-name="T1"> Et si le langage fait assur</text:span></text:span><text:span text:style-name="Police_20_par_20_défaut"><text:span text:style-name="T1">é</text:span></text:span><text:span text:style-name="Police_20_par_20_défaut"><text:span text:style-name="T1">ment l'un des liens les plus </text:span></text:span><text:span text:style-name="Police_20_par_20_défaut"><text:span text:style-name="T1">é</text:span></text:span><text:span text:style-name="Police_20_par_20_défaut"><text:span text:style-name="T1">troits et les plus forts des soc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s humaines, peut-on s</text:span></text:span><text:span text:style-name="Police_20_par_20_défaut"><text:span text:style-name="T1">é</text:span></text:span><text:span text:style-name="Police_20_par_20_défaut"><text:span text:style-name="T1">parer l'art d'avec la vie sociale</text:span></text:span><text:span text:style-name="Police_20_par_20_défaut"><text:span text:style-name="T1"> ?</text:span></text:span><text:span text:style-name="Police_20_par_20_défaut"><text:span text:style-name="T1"> A toutes ces questions nous trouverons sans doute de quoi r</text:span></text:span><text:span text:style-name="Police_20_par_20_défaut"><text:span text:style-name="T1">é</text:span></text:span><text:span text:style-name="Police_20_par_20_défaut"><text:span text:style-name="T1">pondre, ou, je le r</text:span></text:span><text:span text:style-name="Police_20_par_20_défaut"><text:span text:style-name="T1">é</text:span></text:span><text:span text:style-name="Police_20_par_20_défaut"><text:span text:style-name="T1">p</text:span></text:span><text:span text:style-name="Police_20_par_20_défaut"><text:span text:style-name="T1">è</text:span></text:span><text:span text:style-name="Police_20_par_20_défaut"><text:span text:style-name="T1">te, c'est que nous serons bien malheureux.</text:span></text:span></text:p>
      <text:p text:style-name="Normal"><text:soft-page-break/><text:span text:style-name="Police_20_par_20_défaut"><text:span text:style-name="T1">2</text:span></text:span><text:span text:style-name="Police_20_par_20_défaut"><text:span text:style-name="T1">°</text:span></text:span><text:span text:style-name="Police_20_par_20_défaut"><text:span text:style-name="T1"> Nous prendrons en m</text:span></text:span><text:span text:style-name="Police_20_par_20_défaut"><text:span text:style-name="T1">ê</text:span></text:span><text:span text:style-name="Police_20_par_20_défaut"><text:span text:style-name="T1">me temps des le</text:span></text:span><text:span text:style-name="Police_20_par_20_défaut"><text:span text:style-name="T1">ç</text:span></text:span><text:span text:style-name="Police_20_par_20_défaut"><text:span text:style-name="T1">ons de </text:span></text:span><text:span text:style-name="Police_20_par_20_défaut"><text:span text:style-name="T1">m</text:span></text:span><text:span text:style-name="Police_20_par_20_défaut"><text:span text:style-name="T1">é</text:span></text:span><text:span text:style-name="Police_20_par_20_défaut"><text:span text:style-name="T1">thode ;</text:span></text:span><text:span text:style-name="Police_20_par_20_défaut"><text:span text:style-name="T1"> car, la critique est-elle une </text:span></text:span><text:span text:style-name="Police_20_par_20_défaut"><text:span text:style-name="T4">science</text:span></text:span><text:span text:style-name="Police_20_par_20_défaut"><text:span text:style-name="T1"> ?</text:span></text:span><text:span text:style-name="Police_20_par_20_défaut"><text:span text:style-name="T1"> le probl</text:span></text:span><text:span text:style-name="Police_20_par_20_défaut"><text:span text:style-name="T1">è</text:span></text:span><text:span text:style-name="Police_20_par_20_défaut"><text:span text:style-name="T1">me est </text:span></text:span><text:span text:style-name="Police_20_par_20_défaut"><text:span text:style-name="T1">litigieux ;</text:span></text:span><text:span text:style-name="Police_20_par_20_défaut"><text:span text:style-name="T1"> et, pour ma part, je ne crois pas qu'elle en puisse prendre le nom, ni m</text:span></text:span><text:span text:style-name="Police_20_par_20_défaut"><text:span text:style-name="T1">ê</text:span></text:span><text:span text:style-name="Police_20_par_20_défaut"><text:span text:style-name="T1">me, pour des raisons que je vous dirai, qu'elle ait aucun </text:span></text:span><text:span text:style-name="Police_20_par_20_défaut"><text:span text:style-name="T1">avantage </text:span></text:span><text:span text:style-name="Police_20_par_20_défaut"><text:span text:style-name="T1">à</text:span></text:span><text:span text:style-name="Police_20_par_20_défaut"><text:span text:style-name="T1"> le prendre. Mais, en tout cas, nous nous convaincrons, je l'esp</text:span></text:span><text:span text:style-name="Police_20_par_20_défaut"><text:span text:style-name="T1">è</text:span></text:span><text:span text:style-name="Police_20_par_20_défaut"><text:span text:style-name="T1">re, que pour n'</text:span></text:span><text:span text:style-name="Police_20_par_20_défaut"><text:span text:style-name="T1">ê</text:span></text:span><text:span text:style-name="Police_20_par_20_défaut"><text:span text:style-name="T1">tre pas une science, la</text:span></text:span><text:span text:style-name="Police_20_par_20_défaut"><text:span text:style-name="T1"> </text:span></text:span><text:span text:style-name="Police_20_par_20_défaut"><text:span text:style-name="T1">critique n'en a pas moins ses </text:span></text:span><text:span text:style-name="Police_20_par_20_défaut"><text:span text:style-name="T4">m</text:span></text:span><text:span text:style-name="Police_20_par_20_défaut"><text:span text:style-name="T4">é</text:span></text:span><text:span text:style-name="Police_20_par_20_défaut"><text:span text:style-name="T4">thodes</text:span></text:span><text:span text:style-name="Police_20_par_20_défaut"><text:span text:style-name="T1"> ;</text:span></text:span><text:span text:style-name="Police_20_par_20_défaut"><text:span text:style-name="T1"> et que, </text:span></text:span><text:span text:style-name="Police_20_par_20_défaut"><text:span text:style-name="T1">cons</text:span></text:span><text:span text:style-name="Police_20_par_20_défaut"><text:span text:style-name="T1">é</text:span></text:span><text:span text:style-name="Police_20_par_20_défaut"><text:span text:style-name="T1">quemment</text:span></text:span><text:span text:style-name="Police_20_par_20_défaut"><text:span text:style-name="T1">, </text:span></text:span><text:span text:style-name="Police_20_par_20_défaut"><text:span text:style-name="T1">l</text:span></text:span><text:span text:style-name="Police_20_par_20_défaut"><text:span text:style-name="T1">es jugements qu'elle porte sur les </text:span></text:span><text:span text:style-name="Police_20_par_20_défaut"><text:span text:style-name="T1">œ</text:span></text:span><text:span text:style-name="Police_20_par_20_défaut"><text:span text:style-name="T1">uvres d</text:span></text:span><text:span text:style-name="Police_20_par_20_défaut"><text:span text:style-name="T1">é</text:span></text:span><text:span text:style-name="Police_20_par_20_défaut"><text:span text:style-name="T1">rivent de quelque source plus haute que son </text:span></text:span><text:span text:style-name="Police_20_par_20_défaut"><text:span text:style-name="T1">c</text:span></text:span><text:span text:style-name="Police_20_par_20_défaut"><text:span text:style-name="T1">apric</text:span></text:span><text:span text:style-name="Police_20_par_20_défaut"><text:span text:style-name="T1">e</text:span></text:span><text:span text:style-name="Police_20_par_20_défaut"><text:span text:style-name="T1"> et que sa fantaisie. Les po</text:span></text:span><text:span text:style-name="Police_20_par_20_défaut"><text:span text:style-name="T1">è</text:span></text:span><text:span text:style-name="Police_20_par_20_défaut"><text:span text:style-name="T1">tes et les romanciers n'en veulent pas convenir, parce qu'en effet, lorsqu'il leur arrive, </text:span></text:span><text:span text:style-name="Police_20_par_20_défaut"><text:span text:style-name="T1">à</text:span></text:span><text:span text:style-name="Police_20_par_20_défaut"><text:span text:style-name="T1"> eux, l'auteur de </text:span></text:span><text:span text:style-name="Police_20_par_20_défaut"><text:span text:style-name="T4">Cromwell </text:span></text:span><text:span text:style-name="Police_20_par_20_défaut"><text:span text:style-name="T1">ou de</text:span></text:span><text:span text:style-name="Police_20_par_20_défaut"><text:span text:style-name="T1"> </text:span></text:span><text:span text:style-name="Police_20_par_20_défaut"><text:span text:style-name="T4">V</text:span></text:span><text:span text:style-name="Police_20_par_20_défaut"><text:span text:style-name="T4">olupt</text:span></text:span><text:span text:style-name="Police_20_par_20_défaut"><text:span text:style-name="T4">é</text:span></text:span><text:span text:style-name="Police_20_par_20_défaut"><text:span text:style-name="T1">, de faire de la critique, ils y portent cette conception d'art en vertu de laquelle ils sont romanciers et po</text:span></text:span><text:span text:style-name="Police_20_par_20_défaut"><text:span text:style-name="T1">è</text:span></text:span><text:span text:style-name="Police_20_par_20_défaut"><text:span text:style-name="T1">tes. Je serai tromp</text:span></text:span><text:span text:style-name="Police_20_par_20_défaut"><text:span text:style-name="T1">é</text:span></text:span><text:span text:style-name="Police_20_par_20_défaut"><text:span text:style-name="T1">, si nous ne r</text:span></text:span><text:span text:style-name="Police_20_par_20_défaut"><text:span text:style-name="T1">é</text:span></text:span><text:span text:style-name="Police_20_par_20_défaut"><text:span text:style-name="T1">ussissons pas </text:span></text:span><text:span text:style-name="Police_20_par_20_défaut"><text:span text:style-name="T1">à</text:span></text:span><text:span text:style-name="Police_20_par_20_défaut"><text:span text:style-name="T1"> </text:span></text:span><text:span text:style-name="Police_20_par_20_défaut"><text:span text:style-name="T1">é</text:span></text:span><text:span text:style-name="Police_20_par_20_défaut"><text:span text:style-name="T1">tablir contre eux qu'il y a critique et critique</text:span></text:span><text:span text:style-name="Police_20_par_20_défaut"><text:span text:style-name="T1"> ;</text:span></text:span><text:span text:style-name="Police_20_par_20_défaut"><text:span text:style-name="T1"> et que, si la leur a toujours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sera toujours personnelle, ce n'est pas une raison pour que la n</text:span></text:span><text:span text:style-name="Police_20_par_20_défaut"><text:span text:style-name="T1">ô</text:span></text:span><text:span text:style-name="Police_20_par_20_défaut"><text:span text:style-name="T1">tre le soit, nous, qui ne nous piquons point de faire des vers ou des romans, mais uniquement de l'esth</text:span></text:span><text:span text:style-name="Police_20_par_20_défaut"><text:span text:style-name="T1">é</text:span></text:span><text:span text:style-name="Police_20_par_20_défaut"><text:span text:style-name="T1">tique ou de l'histoire, et d'</text:span></text:span><text:span text:style-name="Police_20_par_20_défaut"><text:span text:style-name="T1">é</text:span></text:span><text:span text:style-name="Police_20_par_20_défaut"><text:span text:style-name="T1">tablir, sur quelque solide fondement, un ordre</text:span></text:span><text:span text:style-name="Police_20_par_20_défaut"><text:span text:style-name="T1"> </text:span></text:span><text:span text:style-name="Police_20_par_20_défaut"><text:span text:style-name="T1">ou une hi</text:span></text:span><text:span text:style-name="Police_20_par_20_défaut"><text:span text:style-name="T1">é</text:span></text:span><text:span text:style-name="Police_20_par_20_défaut"><text:span text:style-name="T1">rarchie parmi les productions des po</text:span></text:span><text:span text:style-name="Police_20_par_20_défaut"><text:span text:style-name="T1">è</text:span></text:span><text:span text:style-name="Police_20_par_20_défaut"><text:span text:style-name="T1">tes et des romanciers.</text:span></text:span></text:p>
      <text:p text:style-name="Normal"><text:span text:style-name="Police_20_par_20_défaut"><text:span text:style-name="T1">3</text:span></text:span><text:span text:style-name="Police_20_par_20_défaut"><text:span text:style-name="T1">°</text:span></text:span><text:span text:style-name="Police_20_par_20_défaut"><text:span text:style-name="T1"> Car il faudra bien que nous en venions l</text:span></text:span><text:span text:style-name="Police_20_par_20_défaut"><text:span text:style-name="T1">à</text:span></text:span><text:span text:style-name="Police_20_par_20_défaut"><text:span text:style-name="T1">. On se moque des </text:span></text:span><text:span text:style-name="Police_20_par_20_défaut"><text:span text:style-name="T1">classificateurs</text:span></text:span><text:span text:style-name="Police_20_par_20_défaut"><text:span text:style-name="T1"> ;</text:span></text:span><text:span text:style-name="Police_20_par_20_défaut"><text:span text:style-name="T1"> et, aujourd'hui surtout, peu s'en faut que l'on ne consid</text:span></text:span><text:span text:style-name="Police_20_par_20_défaut"><text:span text:style-name="T1">è</text:span></text:span><text:span text:style-name="Police_20_par_20_défaut"><text:span text:style-name="T1">re leur besogne comme </text:span></text:span><text:span text:style-name="Police_20_par_20_défaut"><text:span text:style-name="T1">à</text:span></text:span><text:span text:style-name="Police_20_par_20_défaut"><text:span text:style-name="T1"> peu pr</text:span></text:span><text:span text:style-name="Police_20_par_20_défaut"><text:span text:style-name="T1">è</text:span></text:span><text:span text:style-name="Police_20_par_20_défaut"><text:span text:style-name="T1">s aussi st</text:span></text:span><text:span text:style-name="Police_20_par_20_défaut"><text:span text:style-name="T1">é</text:span></text:span><text:span text:style-name="Police_20_par_20_défaut"><text:span text:style-name="T1">rile que de tourner des ronds de serviettes ou de collectionner des timbres</text:span></text:span><text:span text:style-name="Police_20_par_20_défaut"><text:span text:style-name="T1">-</text:span></text:span><text:span text:style-name="Police_20_par_20_défaut"><text:span text:style-name="T1">poste. On se moque aussi de ceux qui </text:span></text:span><text:span text:style-name="Police_20_par_20_défaut"><text:span text:style-name="T1">«</text:span></text:span><text:span text:style-name="Police_20_par_20_défaut"><text:span text:style-name="T1"> </text:span></text:span><text:span text:style-name="Police_20_par_20_défaut"><text:span text:style-name="T1">comparent</text:span></text:span><text:span text:style-name="Police_20_par_20_défaut"><text:span text:style-name="T1"> </text:span></text:span><text:span text:style-name="Police_20_par_20_défaut"><text:span text:style-name="T1">»</text:span></text:span><text:span text:style-name="Police_20_par_20_défaut"><text:span text:style-name="T1"> Corneille et Racine, Lamartine et Hugo, Balzac et George Sand</text:span></text:span><text:span text:style-name="Police_20_par_20_défaut"><text:span text:style-name="T1"> </text:span></text:span><text:span text:style-name="Police_20_par_20_défaut"><text:span text:style-name="T1">;</text:span></text:span><text:span text:style-name="Police_20_par_20_défaut"><text:span text:style-name="T1"> et, quoiqu'un peu vieille, il semble bien que la plaisanterie r</text:span></text:span><text:span text:style-name="Police_20_par_20_défaut"><text:span text:style-name="T1">é</text:span></text:span><text:span text:style-name="Police_20_par_20_défaut"><text:span text:style-name="T1">ussisse toujours. Ce qui est toutefois curieux, c'est que ceux qui s'en moquent soient les m</text:span></text:span><text:span text:style-name="Police_20_par_20_défaut"><text:span text:style-name="T1">ê</text:span></text:span><text:span text:style-name="Police_20_par_20_défaut"><text:span text:style-name="T1">mes aussi qui c</text:span></text:span><text:span text:style-name="Police_20_par_20_défaut"><text:span text:style-name="T1">é</text:span></text:span><text:span text:style-name="Police_20_par_20_défaut"><text:span text:style-name="T1">l</text:span></text:span><text:span text:style-name="Police_20_par_20_défaut"><text:span text:style-name="T1">è</text:span></text:span><text:span text:style-name="Police_20_par_20_défaut"><text:span text:style-name="T1">brent le plus </text:span></text:span><text:span text:style-name="Police_20_par_20_défaut"><text:span text:style-name="T1">é</text:span></text:span><text:span text:style-name="Police_20_par_20_défaut"><text:span text:style-name="T1">loquemment les d</text:span></text:span><text:span text:style-name="Police_20_par_20_défaut"><text:span text:style-name="T1">é</text:span></text:span><text:span text:style-name="Police_20_par_20_défaut"><text:span text:style-name="T1">couvertes et les conqu</text:span></text:span><text:span text:style-name="Police_20_par_20_défaut"><text:span text:style-name="T1">ê</text:span></text:span><text:span text:style-name="Police_20_par_20_défaut"><text:span text:style-name="T1">tes contemporaines de l'anatomie</text:span></text:span><text:span text:style-name="Police_20_par_20_défaut"><text:span text:style-name="T4"> compar</text:span></text:span><text:span text:style-name="Police_20_par_20_défaut"><text:span text:style-name="T4">é</text:span></text:span><text:span text:style-name="Police_20_par_20_défaut"><text:span text:style-name="T4">e</text:span></text:span><text:span text:style-name="Police_20_par_20_défaut"><text:span text:style-name="T1">, de la physiologie </text:span></text:span><text:span text:style-name="Police_20_par_20_défaut"><text:span text:style-name="T4">compar</text:span></text:span><text:span text:style-name="Police_20_par_20_défaut"><text:span text:style-name="T4">é</text:span></text:span><text:span text:style-name="Police_20_par_20_défaut"><text:span text:style-name="T4">e</text:span></text:span><text:span text:style-name="Police_20_par_20_défaut"><text:span text:style-name="T1">, de la philologie </text:span></text:span><text:span text:style-name="Police_20_par_20_défaut"><text:span text:style-name="T4">compar</text:span></text:span><text:span text:style-name="Police_20_par_20_défaut"><text:span text:style-name="T4">é</text:span></text:span><text:span text:style-name="Police_20_par_20_défaut"><text:span text:style-name="T4">e</text:span></text:span><text:span text:style-name="Police_20_par_20_défaut"><text:span text:style-name="T1">, quoi encore</text:span></text:span><text:span text:style-name="Police_20_par_20_défaut"><text:span text:style-name="T1"> ?</text:span></text:span><text:span text:style-name="Police_20_par_20_défaut"><text:span text:style-name="T1"> S'ils prenaient donc la peine de r</text:span></text:span><text:span text:style-name="Police_20_par_20_défaut"><text:span text:style-name="T1">é</text:span></text:span><text:span text:style-name="Police_20_par_20_défaut"><text:span text:style-name="T1">fl</text:span></text:span><text:span text:style-name="Police_20_par_20_défaut"><text:span text:style-name="T1">é</text:span></text:span><text:span text:style-name="Police_20_par_20_défaut"><text:span text:style-name="T1">chir davantage, ils s'aperce</text:span></text:span><text:span text:style-name="Police_20_par_20_défaut"><text:span text:style-name="T1">vraient sans doute que, s'il est int</text:span></text:span><text:span text:style-name="Police_20_par_20_défaut"><text:span text:style-name="T1">é</text:span></text:span><text:span text:style-name="Police_20_par_20_défaut"><text:span text:style-name="T1">ressant de comparer l'ornithorynque et le kanguroo, les m</text:span></text:span><text:span text:style-name="Police_20_par_20_défaut"><text:span text:style-name="T1">ê</text:span></text:span><text:span text:style-name="Police_20_par_20_défaut"><text:span text:style-name="T1">mes raisons, absolument les m</text:span></text:span><text:span text:style-name="Police_20_par_20_défaut"><text:span text:style-name="T1">ê</text:span></text:span><text:span text:style-name="Police_20_par_20_défaut"><text:span text:style-name="T1">mes, tir</text:span></text:span><text:span text:style-name="Police_20_par_20_défaut"><text:span text:style-name="T1">é</text:span></text:span><text:span text:style-name="Police_20_par_20_défaut"><text:span text:style-name="T1">es du besoin de conna</text:span></text:span><text:span text:style-name="Police_20_par_20_défaut"><text:span text:style-name="T1">î</text:span></text:span><text:span text:style-name="Police_20_par_20_défaut"><text:span text:style-name="T1">tre, et pour mieux conna</text:span></text:span><text:span text:style-name="Police_20_par_20_défaut"><text:span text:style-name="T1">î</text:span></text:span><text:span text:style-name="Police_20_par_20_défaut"><text:span text:style-name="T1">tre, de comparer, rendent </text:span></text:span><text:span text:style-name="Police_20_par_20_défaut"><text:span text:style-name="T1">é</text:span></text:span><text:span text:style-name="Police_20_par_20_défaut"><text:span text:style-name="T1">galement int</text:span></text:span><text:span text:style-name="Police_20_par_20_défaut"><text:span text:style-name="T1">é</text:span></text:span><text:span text:style-name="Police_20_par_20_défaut"><text:span text:style-name="T1">ressante, ou plut</text:span></text:span><text:span text:style-name="Police_20_par_20_défaut"><text:span text:style-name="T1">ô</text:span></text:span><text:span text:style-name="Police_20_par_20_défaut"><text:span text:style-name="T1">t n</text:span></text:span><text:span text:style-name="Police_20_par_20_défaut"><text:span text:style-name="T1">é</text:span></text:span><text:span text:style-name="Police_20_par_20_défaut"><text:span text:style-name="T1">cessaire, la comparaison du drame de Shakespeare avec la trag</text:span></text:span><text:span text:style-name="Police_20_par_20_défaut"><text:span text:style-name="T1">é</text:span></text:span><text:span text:style-name="Police_20_par_20_défaut"><text:span text:style-name="T1">die de Racine, ou du lyrisme de Byron avec celui de </text:span></text:span><text:span text:style-name="Police_20_par_20_défaut"><text:span text:style-name="T1">Victor</text:span></text:span><text:span text:style-name="Police_20_par_20_défaut"><text:span text:style-name="T1"> Hugo.</text:span></text:span></text:p>
      <text:p text:style-name="Normal"><text:span text:style-name="Police_20_par_20_défaut"><text:span text:style-name="T1">Ou, plu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ment, ce qu'ils verraient alors peut</text:span></text:span><text:span text:style-name="Police_20_par_20_défaut"><text:span text:style-name="T1">-</text:span></text:span><text:span text:style-name="Police_20_par_20_défaut"><text:span text:style-name="T1">ê</text:span></text:span><text:span text:style-name="Police_20_par_20_défaut"><text:span text:style-name="T1">tre, c'est que la </text:span></text:span><text:span text:style-name="Police_20_par_20_défaut"><text:span text:style-name="T1">f</text:span></text:span><text:span text:style-name="Police_20_par_20_défaut"><text:span text:style-name="T1">in finale de toute science au monde est de classer, dans un ordre de plus en plus semblable </text:span></text:span><text:span text:style-name="Police_20_par_20_défaut"><text:span text:style-name="T1">à</text:span></text:span><text:span text:style-name="Police_20_par_20_défaut"><text:span text:style-name="T1"> </text:span></text:span><text:soft-page-break/><text:span text:style-name="Police_20_par_20_défaut"><text:span text:style-name="T1">l'ordre m</text:span></text:span><text:span text:style-name="Police_20_par_20_défaut"><text:span text:style-name="T1">ê</text:span></text:span><text:span text:style-name="Police_20_par_20_défaut"><text:span text:style-name="T1">me de la nature, les objets qui font la mati</text:span></text:span><text:span text:style-name="Police_20_par_20_défaut"><text:span text:style-name="T1">è</text:span></text:span><text:span text:style-name="Police_20_par_20_défaut"><text:span text:style-name="T1">re de ses recherches. L'histoire naturelle en est un admirable exemple, o</text:span></text:span><text:span text:style-name="Police_20_par_20_défaut"><text:span text:style-name="T1">ù</text:span></text:span><text:span text:style-name="Police_20_par_20_défaut"><text:span text:style-name="T1">, de Linn</text:span></text:span><text:span text:style-name="Police_20_par_20_défaut"><text:span text:style-name="T1">é</text:span></text:span><text:span text:style-name="Police_20_par_20_défaut"><text:span text:style-name="T1"> jusqu'</text:span></text:span><text:span text:style-name="Police_20_par_20_défaut"><text:span text:style-name="T1">à</text:span></text:span><text:span text:style-name="Police_20_par_20_défaut"><text:span text:style-name="T1"> Cuvier, de Cuvier jusqu'</text:span></text:span><text:span text:style-name="Police_20_par_20_défaut"><text:span text:style-name="T1">à</text:span></text:span><text:span text:style-name="Police_20_par_20_défaut"><text:span text:style-name="T1"> Darwin, et de Darwin jusqu'</text:span></text:span><text:span text:style-name="Police_20_par_20_défaut"><text:span text:style-name="T1">à</text:span></text:span><text:span text:style-name="Police_20_par_20_défaut"><text:span text:style-name="T1"> </text:span></text:span><text:span text:style-name="Police_20_par_20_défaut"><text:span text:style-name="T1">H</text:span></text:span><text:span text:style-name="Police_20_par_20_défaut"><text:span text:style-name="T1">æ</text:span></text:span><text:span text:style-name="Police_20_par_20_défaut"><text:span text:style-name="T1">c</text:span></text:span><text:span text:style-name="Police_20_par_20_défaut"><text:span text:style-name="T1">kel, on peut dire avec assurance que chaque progr</text:span></text:span><text:span text:style-name="Police_20_par_20_défaut"><text:span text:style-name="T1">è</text:span></text:span><text:span text:style-name="Police_20_par_20_défaut"><text:span text:style-name="T1">s de la science est un progr</text:span></text:span><text:span text:style-name="Police_20_par_20_défaut"><text:span text:style-name="T1">è</text:span></text:span><text:span text:style-name="Police_20_par_20_défaut"><text:span text:style-name="T1">s ou un changement dans la classification. De </text:span></text:span><text:span text:style-name="Police_20_par_20_défaut"><text:span text:style-name="T1">confuse et de vague en devenant </text:span></text:span><text:span text:style-name="Police_20_par_20_défaut"><text:span text:style-name="T4">syst</text:span></text:span><text:span text:style-name="Police_20_par_20_défaut"><text:span text:style-name="T4">é</text:span></text:span><text:span text:style-name="Police_20_par_20_défaut"><text:span text:style-name="T4">matique</text:span></text:span><text:span text:style-name="Police_20_par_20_défaut"><text:span text:style-name="T4"> </text:span></text:span><text:span text:style-name="Police_20_par_20_défaut"><text:span text:style-name="T1">;</text:span></text:span><text:span text:style-name="Police_20_par_20_défaut"><text:span text:style-name="T1"> de</text:span></text:span><text:span text:style-name="Police_20_par_20_défaut"><text:span text:style-name="T4"> syst</text:span></text:span><text:span text:style-name="Police_20_par_20_défaut"><text:span text:style-name="T4">é</text:span></text:span><text:span text:style-name="Police_20_par_20_défaut"><text:span text:style-name="T4">matique </text:span></text:span><text:span text:style-name="Police_20_par_20_défaut"><text:span text:style-name="T1">en devenant </text:span></text:span><text:span text:style-name="Police_20_par_20_défaut"><text:span text:style-name="T4">naturelle</text:span></text:span><text:span text:style-name="Police_20_par_20_défaut"><text:span text:style-name="T1"> </text:span></text:span><text:span text:style-name="Police_20_par_20_défaut"><text:span text:style-name="T1">;</text:span></text:span><text:span text:style-name="Police_20_par_20_défaut"><text:span text:style-name="T1"> et de </text:span></text:span><text:span text:style-name="Police_20_par_20_défaut"><text:span text:style-name="T4">naturelle </text:span></text:span><text:span text:style-name="Police_20_par_20_défaut"><text:span text:style-name="T1">en devenant </text:span></text:span><text:span text:style-name="Police_20_par_20_défaut"><text:span text:style-name="T4">g</text:span></text:span><text:span text:style-name="Police_20_par_20_défaut"><text:span text:style-name="T4">é</text:span></text:span><text:span text:style-name="Police_20_par_20_défaut"><text:span text:style-name="T4">n</text:span></text:span><text:span text:style-name="Police_20_par_20_défaut"><text:span text:style-name="T4">é</text:span></text:span><text:span text:style-name="Police_20_par_20_défaut"><text:span text:style-name="T4">alogique</text:span></text:span><text:span text:style-name="Police_20_par_20_défaut"><text:span text:style-name="T1">, la classification, toute seule, par son progr</text:span></text:span><text:span text:style-name="Police_20_par_20_défaut"><text:span text:style-name="T1">è</text:span></text:span><text:span text:style-name="Police_20_par_20_défaut"><text:span text:style-name="T1">s m</text:span></text:span><text:span text:style-name="Police_20_par_20_défaut"><text:span text:style-name="T1">ê</text:span></text:span><text:span text:style-name="Police_20_par_20_défaut"><text:span text:style-name="T1">me, a boulevers</text:span></text:span><text:span text:style-name="Police_20_par_20_défaut"><text:span text:style-name="T1">é</text:span></text:span><text:span text:style-name="Police_20_par_20_défaut"><text:span text:style-name="T1"> les sciences de la nature et de la vie. Il en sera quelque jour ainsi, il en est ainsi, d</text:span></text:span><text:span text:style-name="Police_20_par_20_défaut"><text:span text:style-name="T1">è</text:span></text:span><text:span text:style-name="Police_20_par_20_défaut"><text:span text:style-name="T1">s </text:span></text:span><text:span text:style-name="Police_20_par_20_défaut"><text:span text:style-name="T1">à</text:span></text:span><text:span text:style-name="Police_20_par_20_défaut"><text:span text:style-name="T1"> pr</text:span></text:span><text:span text:style-name="Police_20_par_20_défaut"><text:span text:style-name="T1">é</text:span></text:span><text:span text:style-name="Police_20_par_20_défaut"><text:span text:style-name="T1">sent, de la critique</text:span></text:span><text:span text:style-name="Police_20_par_20_défaut"><text:span text:style-name="T1"> ;</text:span></text:span><text:span text:style-name="Police_20_par_20_défaut"><text:span text:style-name="T1"> et, sans y insister aujourd'hui, je dis que, si c'</text:span></text:span><text:span text:style-name="Police_20_par_20_défaut"><text:span text:style-name="T1">é</text:span></text:span><text:span text:style-name="Police_20_par_20_défaut"><text:span text:style-name="T1">tait la seule conclusion </text:span></text:span><text:span text:style-name="Police_20_par_20_défaut"><text:span text:style-name="T1">à</text:span></text:span><text:span text:style-name="Police_20_par_20_défaut"><text:span text:style-name="T1"> laquelle nous dussions aboutir, elle est assez importante</text:span></text:span><text:span text:style-name="Police_20_par_20_défaut"><text:span text:style-name="T1"> ;</text:span></text:span><text:span text:style-name="Police_20_par_20_défaut"><text:span text:style-name="T1"> — et vous estimerez avec moi que nous n'aurions perdu ni notre peine ni notre ann</text:span></text:span><text:span text:style-name="Police_20_par_20_défaut"><text:span text:style-name="T1">é</text:span></text:span><text:span text:style-name="Police_20_par_20_défaut"><text:span text:style-name="T1">e.</text:span></text:span></text:p>
      <text:p text:style-name="P1">9 novembre 1889.</text:p>
      <text:h text:style-name="P36" text:outline-level="1">Introduction - L'évolution de la critique en France depuis la Renaissance jusqu'à nos jours.</text:h>
      <text:p text:style-name="Normal"/>
      <text:h text:style-name="Heading_20_1" text:outline-level="1">Première leçon - De Du Bellay jusqu'à Malherbe (<text:span text:style-name="Police_20_par_20_défaut"><text:span text:style-name="T1">1550-1640</text:span></text:span><text:span text:style-name="Police_20_par_20_défaut"><text:span text:style-name="T1">)</text:span></text:span><text:span text:style-name="Police_20_par_20_défaut"><text:span text:style-name="T1">.</text:span></text:span></text:h>
      <text:p text:style-name="P1"/>
      <text:p text:style-name="Normal"><text:span text:style-name="Police_20_par_20_défaut"><text:span text:style-name="T1">Importance de la critique dans l'histoire de la litt</text:span></text:span><text:span text:style-name="Police_20_par_20_défaut"><text:span text:style-name="T1">é</text:span></text:span><text:span text:style-name="Police_20_par_20_défaut"><text:span text:style-name="T1">rature fran</text:span></text:span><text:span text:style-name="Police_20_par_20_défaut"><text:span text:style-name="T1">ç</text:span></text:span><text:span text:style-name="Police_20_par_20_défaut"><text:span text:style-name="T1">aise. — Origines de la critique moderne</text:span></text:span><text:span text:style-name="Police_20_par_20_défaut"><text:span text:style-name="T1"> :</text:span></text:span><text:span text:style-name="Police_20_par_20_défaut"><text:span text:style-name="T1"> la critique philologique et le r</text:span></text:span><text:span text:style-name="Police_20_par_20_défaut"><text:span text:style-name="T1">é</text:span></text:span><text:span text:style-name="Police_20_par_20_défaut"><text:span text:style-name="T1">veil de l'individualisme. — La </text:span></text:span><text:span text:style-name="Police_20_par_20_défaut"><text:span text:style-name="T4">D</text:span></text:span><text:span text:style-name="Police_20_par_20_défaut"><text:span text:style-name="T4">é</text:span></text:span><text:span text:style-name="Police_20_par_20_défaut"><text:span text:style-name="T4">fense et Illustration de la langue fran</text:span></text:span><text:span text:style-name="Police_20_par_20_défaut"><text:span text:style-name="T4">ç</text:span></text:span><text:span text:style-name="Police_20_par_20_défaut"><text:span text:style-name="T4">aise</text:span></text:span><text:span text:style-name="Police_20_par_20_défaut"><text:span text:style-name="T1"> de Joachim Du Bellay. — D</text:span></text:span><text:span text:style-name="Police_20_par_20_défaut"><text:span text:style-name="T1">é</text:span></text:span><text:span text:style-name="Police_20_par_20_défaut"><text:span text:style-name="T1">fauts et qualit</text:span></text:span><text:span text:style-name="Police_20_par_20_défaut"><text:span text:style-name="T1">é</text:span></text:span><text:span text:style-name="Police_20_par_20_défaut"><text:span text:style-name="T1">s du livre. — Les origines du classicisme. — La </text:span></text:span><text:span text:style-name="Police_20_par_20_défaut"><text:span text:style-name="T4">Po</text:span></text:span><text:span text:style-name="Police_20_par_20_défaut"><text:span text:style-name="T4">é</text:span></text:span><text:span text:style-name="Police_20_par_20_défaut"><text:span text:style-name="T4">tique </text:span></text:span><text:span text:style-name="Police_20_par_20_défaut"><text:span text:style-name="T1">de Scaliger. — Du caract</text:span></text:span><text:span text:style-name="Police_20_par_20_défaut"><text:span text:style-name="T1">è</text:span></text:span><text:span text:style-name="Police_20_par_20_défaut"><text:span text:style-name="T1">re de la critique de Scaliger. — Substitution des mod</text:span></text:span><text:span text:style-name="Police_20_par_20_défaut"><text:span text:style-name="T1">è</text:span></text:span><text:span text:style-name="Police_20_par_20_défaut"><text:span text:style-name="T1">le</text:span></text:span><text:span text:style-name="Police_20_par_20_défaut"><text:span text:style-name="T1">s latins aux mod</text:span></text:span><text:span text:style-name="Police_20_par_20_défaut"><text:span text:style-name="T1">è</text:span></text:span><text:span text:style-name="Police_20_par_20_défaut"><text:span text:style-name="T1">les grecs. — Les opuscules de </text:span></text:span><text:span text:style-name="Police_20_par_20_défaut"><text:span text:style-name="T1">R</text:span></text:span><text:span text:style-name="Police_20_par_20_défaut"><text:span text:style-name="T1">onsard sur la po</text:span></text:span><text:span text:style-name="Police_20_par_20_défaut"><text:span text:style-name="T1">é</text:span></text:span><text:span text:style-name="Police_20_par_20_défaut"><text:span text:style-name="T1">tique. — </text:span></text:span><text:span text:style-name="Police_20_par_20_défaut"><text:span text:style-name="T4">L'Art po</text:span></text:span><text:span text:style-name="Police_20_par_20_défaut"><text:span text:style-name="T4">é</text:span></text:span><text:span text:style-name="Police_20_par_20_défaut"><text:span text:style-name="T4">tique</text:span></text:span><text:span text:style-name="Police_20_par_20_défaut"><text:span text:style-name="T1"> de </text:span></text:span><text:span text:style-name="Police_20_par_20_défaut"><text:span text:style-name="T1">Vauquelin</text:span></text:span><text:span text:style-name="Police_20_par_20_défaut"><text:span text:style-name="T1"> de la Fresnaye. — Tendanc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 de la critique au </text:span></text:span><text:span text:style-name="Police_20_par_20_défaut"><text:span text:style-name="T1">XV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text:span></text:span></text:p>
      <text:p text:style-name="P1"/>
      <text:p text:style-name="P1">Messieurs,</text:p>
      <text:p text:style-name="Normal"><text:span text:style-name="Police_20_par_20_défaut"><text:span text:style-name="T1">C'</text:span></text:span><text:span text:style-name="Police_20_par_20_défaut"><text:span text:style-name="T1">e</text:span></text:span><text:span text:style-name="Police_20_par_20_défaut"><text:span text:style-name="T1">st un lieu commun assez r</text:span></text:span><text:span text:style-name="Police_20_par_20_défaut"><text:span text:style-name="T1">é</text:span></text:span><text:span text:style-name="Police_20_par_20_défaut"><text:span text:style-name="T1">pandu — parce qu'il est effectivement flatteur pour l'amour-propre de ceux qu'elle chagrine et qu'elle g</text:span></text:span><text:span text:style-name="Police_20_par_20_défaut"><text:span text:style-name="T1">ê</text:span></text:span><text:span text:style-name="Police_20_par_20_défaut"><text:span text:style-name="T1">ne — que la critique, en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ne saurait exercer d'influence appr</text:span></text:span><text:span text:style-name="Police_20_par_20_défaut"><text:span text:style-name="T1">é</text:span></text:span><text:span text:style-name="Police_20_par_20_défaut"><text:span text:style-name="T1">ciable sur la direction ou sur la</text:span></text:span><text:span text:style-name="Police_20_par_20_défaut"><text:span text:style-name="T1"> </text:span></text:span><text:span text:style-name="Police_20_par_20_défaut"><text:span text:style-name="T1">destin</text:span></text:span><text:span text:style-name="Police_20_par_20_défaut"><text:span text:style-name="T1">é</text:span></text:span><text:span text:style-name="Police_20_par_20_défaut"><text:span text:style-name="T1">e des litt</text:span></text:span><text:span text:style-name="Police_20_par_20_défaut"><text:span text:style-name="T1">é</text:span></text:span><text:span text:style-name="Police_20_par_20_défaut"><text:span text:style-name="T1">ratures</text:span></text:span><text:span text:style-name="Police_20_par_20_défaut"><text:span text:style-name="T1"> ;</text:span></text:span><text:span text:style-name="Police_20_par_20_défaut"><text:span text:style-name="T1"> et, assur</text:span></text:span><text:span text:style-name="Police_20_par_20_défaut"><text:span text:style-name="T1">é</text:span></text:span><text:span text:style-name="Police_20_par_20_défaut"><text:span text:style-name="T1">ment, si l'on veut dire par l</text:span></text:span><text:span text:style-name="Police_20_par_20_défaut"><text:span text:style-name="T1">à</text:span></text:span><text:span text:style-name="Police_20_par_20_défaut"><text:span text:style-name="T1">, qu'incapable qu'elle est de susciter le talent, la critique l'est davantage encore de faire na</text:span></text:span><text:span text:style-name="Police_20_par_20_défaut"><text:span text:style-name="T1">î</text:span></text:span><text:span text:style-name="Police_20_par_20_défaut"><text:span text:style-name="T1">tre le g</text:span></text:span><text:span text:style-name="Police_20_par_20_défaut"><text:span text:style-name="T1">é</text:span></text:span><text:span text:style-name="Police_20_par_20_défaut"><text:span text:style-name="T1">nie, on a raison. Mais, si peut-</text:span></text:span><text:span text:style-name="Police_20_par_20_défaut"><text:span text:style-name="T1">ê</text:span></text:span><text:span text:style-name="Police_20_par_20_défaut"><text:span text:style-name="T1">tre, comme je le crains, on voulait</text:span></text:span><text:span text:style-name="Police_20_par_20_défaut"><text:span text:style-name="T1"> </text:span></text:span><text:span text:style-name="Police_20_par_20_défaut"><text:span text:style-name="T1">dire qu'aucune litt</text:span></text:span><text:span text:style-name="Police_20_par_20_défaut"><text:span text:style-name="T1">é</text:span></text:span><text:span text:style-name="Police_20_par_20_défaut"><text:span text:style-name="T1">rature moderne e</text:span></text:span><text:span text:style-name="Police_20_par_20_défaut"><text:span text:style-name="T1">û</text:span></text:span><text:span text:style-name="Police_20_par_20_défaut"><text:span text:style-name="T1">t pu se d</text:span></text:span><text:span text:style-name="Police_20_par_20_défaut"><text:span text:style-name="T1">é</text:span></text:span><text:span text:style-name="Police_20_par_20_défaut"><text:span text:style-name="T1">velopper, ou se soit en effet d</text:span></text:span><text:span text:style-name="Police_20_par_20_défaut"><text:span text:style-name="T1">é</text:span></text:span><text:span text:style-name="Police_20_par_20_défaut"><text:span text:style-name="T1">velopp</text:span></text:span><text:span text:style-name="Police_20_par_20_défaut"><text:span text:style-name="T1">é</text:span></text:span><text:span text:style-name="Police_20_par_20_défaut"><text:span text:style-name="T1">e, en dehors et ind</text:span></text:span><text:span text:style-name="Police_20_par_20_défaut"><text:span text:style-name="T1">é</text:span></text:span><text:span text:style-name="Police_20_par_20_défaut"><text:span text:style-name="T1">pendamment de la tutelle, ou de l'action de la critique, on aurait tort</text:span></text:span><text:span text:style-name="Police_20_par_20_défaut"><text:span text:style-name="T1"> ;</text:span></text:span><text:span text:style-name="Police_20_par_20_défaut"><text:span text:style-name="T1"> et, apr</text:span></text:span><text:span text:style-name="Police_20_par_20_défaut"><text:span text:style-name="T1">è</text:span></text:span><text:span text:style-name="Police_20_par_20_défaut"><text:span text:style-name="T1">s la preuve qu'en fournirait au besoin la litt</text:span></text:span><text:span text:style-name="Police_20_par_20_défaut"><text:span text:style-name="T1">é</text:span></text:span><text:span text:style-name="Police_20_par_20_défaut"><text:span text:style-name="T1">rature allemande du XIX</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issue, pour ainsi parler, tout enti</text:span></text:span><text:span text:style-name="Police_20_par_20_défaut"><text:span text:style-name="T1">è</text:span></text:span><text:span text:style-name="Police_20_par_20_défaut"><text:span text:style-name="T1">re de L</text:span></text:span><text:span text:style-name="Police_20_par_20_défaut"><text:span text:style-name="T1">e</text:span></text:span><text:span text:style-name="Police_20_par_20_défaut"><text:span text:style-name="T1">ssing, je n'en connais pas de meilleure, de plus p</text:span></text:span><text:span text:style-name="Police_20_par_20_défaut"><text:span text:style-name="T1">é</text:span></text:span><text:span text:style-name="Police_20_par_20_défaut"><text:span text:style-name="T1">remptoire, et de plus irr</text:span></text:span><text:span text:style-name="Police_20_par_20_défaut"><text:span text:style-name="T1">é</text:span></text:span><text:span text:style-name="Police_20_par_20_défaut"><text:span text:style-name="T1">cusable que celle que nous offre l'histoire de la critique en France, depuis ses origines jusqu'</text:span></text:span><text:span text:style-name="Police_20_par_20_défaut"><text:span text:style-name="T1">à</text:span></text:span><text:span text:style-name="Police_20_par_20_défaut"><text:span text:style-name="T1"> nos jours.</text:span></text:span></text:p>
      <text:p text:style-name="Normal"><text:span text:style-name="Police_20_par_20_défaut"><text:span text:style-name="T1">Voil</text:span></text:span><text:span text:style-name="Police_20_par_20_défaut"><text:span text:style-name="T1">à</text:span></text:span><text:span text:style-name="Police_20_par_20_défaut"><text:span text:style-name="T1"> bient</text:span></text:span><text:span text:style-name="Police_20_par_20_défaut"><text:span text:style-name="T1">ô</text:span></text:span><text:span text:style-name="Police_20_par_20_défaut"><text:span text:style-name="T1">t, en effet, trois cents ans — ou m</text:span></text:span><text:span text:style-name="Police_20_par_20_défaut"><text:span text:style-name="T1">ê</text:span></text:span><text:span text:style-name="Police_20_par_20_défaut"><text:span text:style-name="T1">me un peu plus — que la critique est vraiment l'</text:span></text:span><text:span text:style-name="Police_20_par_20_défaut"><text:span text:style-name="T1">â</text:span></text:span><text:span text:style-name="Police_20_par_20_défaut"><text:span text:style-name="T1">me de la litt</text:span></text:span><text:span text:style-name="Police_20_par_20_défaut"><text:span text:style-name="T1">é</text:span></text:span><text:span text:style-name="Police_20_par_20_défaut"><text:span text:style-name="T1">rature fran</text:span></text:span><text:span text:style-name="Police_20_par_20_défaut"><text:span text:style-name="T1">ç</text:span></text:span><text:span text:style-name="Police_20_par_20_défaut"><text:span text:style-name="T1">aise. Depuis Ronsard jusqu'</text:span></text:span><text:span text:style-name="Police_20_par_20_défaut"><text:span text:style-name="T1">à</text:span></text:span><text:span text:style-name="Police_20_par_20_défaut"><text:span text:style-name="T1"> nos jours, on ne citerait pas une r</text:span></text:span><text:span text:style-name="Police_20_par_20_défaut"><text:span text:style-name="T1">é</text:span></text:span><text:span text:style-name="Police_20_par_20_défaut"><text:span text:style-name="T1">volution de la litt</text:span></text:span><text:span text:style-name="Police_20_par_20_défaut"><text:span text:style-name="T1">é</text:span></text:span><text:span text:style-name="Police_20_par_20_défaut"><text:span text:style-name="T1">rature ou du go</text:span></text:span><text:span text:style-name="Police_20_par_20_défaut"><text:span text:style-name="T1">û</text:span></text:span><text:span text:style-name="Police_20_par_20_défaut"><text:span text:style-name="T1">t qui n'ait eu chez nous pour origine et pour guide une </text:span></text:span><text:span text:style-name="Police_20_par_20_défaut"><text:span text:style-name="T1">é</text:span></text:span><text:span text:style-name="Police_20_par_20_défaut"><text:span text:style-name="T1">volution de la critique. Il n'y a pas jusqu'aux po</text:span></text:span><text:span text:style-name="Police_20_par_20_défaut"><text:span text:style-name="T1">è</text:span></text:span><text:span text:style-name="Police_20_par_20_défaut"><text:span text:style-name="T1">tes — Ronsard lui-m</text:span></text:span><text:span text:style-name="Police_20_par_20_défaut"><text:span text:style-name="T1">ê</text:span></text:span><text:span text:style-name="Police_20_par_20_défaut"><text:span text:style-name="T1">me, Malherbe, Boileau, </text:span></text:span><text:span text:style-name="Police_20_par_20_défaut"><text:span text:style-name="T1">Voltaire</text:span></text:span><text:span text:style-name="Police_20_par_20_défaut"><text:span text:style-name="T1">, Chateaubriand, Hugo — qui, pour pr</text:span></text:span><text:span text:style-name="Police_20_par_20_défaut"><text:span text:style-name="T1">é</text:span></text:span><text:span text:style-name="Police_20_par_20_défaut"><text:span text:style-name="T1">parer le triomphe de leurs doctrines, n'aient d</text:span></text:span><text:span text:style-name="Police_20_par_20_défaut"><text:span text:style-name="T1">û</text:span></text:span><text:span text:style-name="Police_20_par_20_défaut"><text:span text:style-name="T1"> consentir </text:span></text:span><text:span text:style-name="Police_20_par_20_défaut"><text:span text:style-name="T1">à</text:span></text:span><text:span text:style-name="Police_20_par_20_défaut"><text:span text:style-name="T1"> se faire critiques. Et </text:span></text:span><text:soft-page-break/><text:span text:style-name="Police_20_par_20_défaut"><text:span text:style-name="T1">leurs doctrines enfin, ou leurs r</text:span></text:span><text:span text:style-name="Police_20_par_20_défaut"><text:span text:style-name="T1">é</text:span></text:span><text:span text:style-name="Police_20_par_20_défaut"><text:span text:style-name="T1">formes, c'est la critique — en leur pr</text:span></text:span><text:span text:style-name="Police_20_par_20_défaut"><text:span text:style-name="T1">ê</text:span></text:span><text:span text:style-name="Police_20_par_20_défaut"><text:span text:style-name="T1">tant pour ainsi dire l'autorit</text:span></text:span><text:span text:style-name="Police_20_par_20_défaut"><text:span text:style-name="T1">é</text:span></text:span><text:span text:style-name="Police_20_par_20_défaut"><text:span text:style-name="T1"> de son d</text:span></text:span><text:span text:style-name="Police_20_par_20_défaut"><text:span text:style-name="T1">é</text:span></text:span><text:span text:style-name="Police_20_par_20_défaut"><text:span text:style-name="T1">sint</text:span></text:span><text:span text:style-name="Police_20_par_20_défaut"><text:span text:style-name="T1">é</text:span></text:span><text:span text:style-name="Police_20_par_20_défaut"><text:span text:style-name="T1">ressement, — et en les propageant, qui a seule eu le pouvoir de les rendre durables. Hugo a </text:span></text:span><text:span text:style-name="Police_20_par_20_défaut"><text:span text:style-name="T1">é</text:span></text:span><text:span text:style-name="Police_20_par_20_défaut"><text:span text:style-name="T1">crit la </text:span></text:span><text:span text:style-name="Police_20_par_20_défaut"><text:span text:style-name="T4">Pr</text:span></text:span><text:span text:style-name="Police_20_par_20_défaut"><text:span text:style-name="T4">é</text:span></text:span><text:span text:style-name="Police_20_par_20_défaut"><text:span text:style-name="T4">face de Cromwell</text:span></text:span><text:span text:style-name="Police_20_par_20_défaut"><text:span text:style-name="T1">, mais ce n'est pas elle qui a gagn</text:span></text:span><text:span text:style-name="Police_20_par_20_défaut"><text:span text:style-name="T1">é</text:span></text:span><text:span text:style-name="Police_20_par_20_défaut"><text:span text:style-name="T1"> la bataille romantique</text:span></text:span><text:span text:style-name="Police_20_par_20_défaut"><text:span text:style-name="T1"> ;</text:span></text:span><text:span text:style-name="Police_20_par_20_défaut"><text:span text:style-name="T1"> ce n'est m</text:span></text:span><text:span text:style-name="Police_20_par_20_défaut"><text:span text:style-name="T1">ê</text:span></text:span><text:span text:style-name="Police_20_par_20_défaut"><text:span text:style-name="T1">me pas </text:span></text:span><text:span text:style-name="Police_20_par_20_défaut"><text:span text:style-name="T1">H</text:span></text:span><text:span text:style-name="Police_20_par_20_défaut"><text:span text:style-name="T1">ernani</text:span></text:span><text:span text:style-name="Police_20_par_20_défaut"><text:span text:style-name="T1"> ;</text:span></text:span><text:span text:style-name="Police_20_par_20_défaut"><text:span text:style-name="T1"> c'est le </text:span></text:span><text:span text:style-name="Police_20_par_20_défaut"><text:span text:style-name="T4">Tableau de la Po</text:span></text:span><text:span text:style-name="Police_20_par_20_défaut"><text:span text:style-name="T4">é</text:span></text:span><text:span text:style-name="Police_20_par_20_défaut"><text:span text:style-name="T4">sie fran</text:span></text:span><text:span text:style-name="Police_20_par_20_défaut"><text:span text:style-name="T4">ç</text:span></text:span><text:span text:style-name="Police_20_par_20_défaut"><text:span text:style-name="T4">aise au </text:span></text:span><text:span text:style-name="Police_20_par_20_défaut"><text:span text:style-name="T4">XVI</text:span></text:span><text:span text:style-name="Police_20_par_20_défaut"><text:span text:style-name="T3">e</text:span></text:span><text:span text:style-name="Police_20_par_20_défaut"><text:span text:style-name="T4"> </text:span></text:span><text:span text:style-name="Police_20_par_20_défaut"><text:span text:style-name="T4">si</text:span></text:span><text:span text:style-name="Police_20_par_20_défaut"><text:span text:style-name="T4">è</text:span></text:span><text:span text:style-name="Police_20_par_20_défaut"><text:span text:style-name="T4">cle,</text:span></text:span><text:span text:style-name="Police_20_par_20_défaut"><text:span text:style-name="T1"> c'est Sainte-Beuve</text:span></text:span><text:span text:style-name="Police_20_par_20_défaut"><text:span text:style-name="T1"> </text:span></text:span><text:span text:style-name="Police_20_par_20_défaut"><text:span text:style-name="T1">;</text:span></text:span><text:span text:style-name="Police_20_par_20_défaut"><text:span text:style-name="T1"> et c'est la critique du </text:span></text:span><text:span text:style-name="Police_20_par_20_défaut"><text:span text:style-name="T4">Globe.</text:span></text:span></text:p>
      <text:p text:style-name="P1">Aussi, notre littérature est-elle la seule entre toutes les littératures modernes où la critique ait vraiment, depuis son origine, — je ne dis pas une tradition, puisqu'elle en a plusieurs fois changé, nous venons d'en faire l'observation, — mais une histoire ininterrompue ; et peut-être penserez-vous que la remarque n'en était pas inutile.</text:p>
      <text:p text:style-name="Normal"><text:span text:style-name="Police_20_par_20_défaut"><text:span text:style-name="T1">Car</text:span></text:span><text:span text:style-name="Police_20_par_20_défaut"><text:span text:style-name="T1"> il y a eu des critiques en Angleterre, il y en a eu en Allemagne</text:span></text:span><text:span text:style-name="Police_20_par_20_défaut"><text:span text:style-name="T1"> ;</text:span></text:span><text:span text:style-name="Police_20_par_20_défaut"><text:span text:style-name="T1"> et, de m</text:span></text:span><text:span text:style-name="Police_20_par_20_défaut"><text:span text:style-name="T1">ê</text:span></text:span><text:span text:style-name="Police_20_par_20_défaut"><text:span text:style-name="T1">me </text:span></text:span><text:span text:style-name="Police_20_par_20_défaut"><text:span text:style-name="T1">q</text:span></text:span><text:span text:style-name="Police_20_par_20_défaut"><text:span text:style-name="T1">ue celui de Boi</text:span></text:span><text:span text:style-name="Police_20_par_20_défaut"><text:span text:style-name="T1">leau ou de Laharpe, les noms de Pope, de Johnson, de Gottsched, de Lessing ou de Herder sont devenus des noms europ</text:span></text:span><text:span text:style-name="Police_20_par_20_défaut"><text:span text:style-name="T1">é</text:span></text:span><text:span text:style-name="Police_20_par_20_défaut"><text:span text:style-name="T1">ens. </text:span></text:span><text:span text:style-name="Police_20_par_20_défaut"><text:span text:style-name="T1">V</text:span></text:span><text:span text:style-name="Police_20_par_20_défaut"><text:span text:style-name="T1">ous pouvez donc, si vous le voulez, pr</text:span></text:span><text:span text:style-name="Police_20_par_20_défaut"><text:span text:style-name="T1">é</text:span></text:span><text:span text:style-name="Police_20_par_20_défaut"><text:span text:style-name="T1">f</text:span></text:span><text:span text:style-name="Police_20_par_20_défaut"><text:span text:style-name="T1">é</text:span></text:span><text:span text:style-name="Police_20_par_20_défaut"><text:span text:style-name="T1">rer </text:span></text:span><text:span text:style-name="Police_20_par_20_défaut"><text:span text:style-name="T1">l’</text:span></text:span><text:span text:style-name="Police_20_par_20_défaut"><text:span text:style-name="T4">Essay on Criticism </text:span></text:span><text:span text:style-name="Police_20_par_20_défaut"><text:span text:style-name="T1">à</text:span></text:span><text:span text:style-name="Police_20_par_20_défaut"><text:span text:style-name="T1"> </text:span></text:span><text:span text:style-name="Police_20_par_20_défaut"><text:span text:style-name="T1">l’</text:span></text:span><text:span text:style-name="Police_20_par_20_défaut"><text:span text:style-name="T4">Art po</text:span></text:span><text:span text:style-name="Police_20_par_20_défaut"><text:span text:style-name="T4">é</text:span></text:span><text:span text:style-name="Police_20_par_20_défaut"><text:span text:style-name="T4">tique</text:span></text:span><text:span text:style-name="Police_20_par_20_défaut"><text:span text:style-name="T1"> de Boileau. </text:span></text:span><text:span text:style-name="Police_20_par_20_défaut"><text:span text:style-name="T1">Vous</text:span></text:span><text:span text:style-name="Police_20_par_20_défaut"><text:span text:style-name="T1"> pouvez dire qu'au besoin vous donneriez tout Marmontel, avec Laharpe par-dessus le march</text:span></text:span><text:span text:style-name="Police_20_par_20_défaut"><text:span text:style-name="T1">é</text:span></text:span><text:span text:style-name="Police_20_par_20_défaut"><text:span text:style-name="T1">, pour le </text:span></text:span><text:span text:style-name="Police_20_par_20_défaut"><text:span text:style-name="T4">Laoocoon</text:span></text:span><text:span text:style-name="Police_20_par_20_défaut"><text:span text:style-name="T1"> ou la </text:span></text:span><text:span text:style-name="Police_20_par_20_défaut"><text:span text:style-name="T4">Dramaturgie de Hambourg</text:span></text:span><text:span text:style-name="Police_20_par_20_défaut"><text:span text:style-name="T1"> ;</text:span></text:span><text:span text:style-name="Police_20_par_20_défaut"><text:span text:style-name="T1"> en quoi d'ailleurs vous auriez tort, et vous feriez un vrai march</text:span></text:span><text:span text:style-name="Police_20_par_20_défaut"><text:span text:style-name="T1">é</text:span></text:span><text:span text:style-name="Police_20_par_20_défaut"><text:span text:style-name="T1"> de dupe. Mais, si Pope et Lessing ne sont pas des isol</text:span></text:span><text:span text:style-name="Police_20_par_20_défaut"><text:span text:style-name="T1">é</text:span></text:span><text:span text:style-name="Police_20_par_20_défaut"><text:span text:style-name="T1">s dans leur litt</text:span></text:span><text:span text:style-name="Police_20_par_20_défaut"><text:span text:style-name="T1">é</text:span></text:span><text:span text:style-name="Police_20_par_20_défaut"><text:span text:style-name="T1">rature ou dans leur langue, ils sont au moins des exceptions</text:span></text:span><text:span text:style-name="Police_20_par_20_défaut"><text:span text:style-name="T1"> ;</text:span></text:span><text:span text:style-name="Police_20_par_20_défaut"><text:span text:style-name="T1"> et nulle part ailleurs qu'en France vous ne trouverez un corps de doctrines litt</text:span></text:span><text:span text:style-name="Police_20_par_20_défaut"><text:span text:style-name="T1">é</text:span></text:span><text:span text:style-name="Police_20_par_20_défaut"><text:span text:style-name="T1">raires — universellement admis ou contest</text:span></text:span><text:span text:style-name="Police_20_par_20_défaut"><text:span text:style-name="T1">é</text:span></text:span><text:span text:style-name="Police_20_par_20_défaut"><text:span text:style-name="T1">, peu importe, et ce n'est pas l</text:span></text:span><text:span text:style-name="Police_20_par_20_défaut"><text:span text:style-name="T1">à</text:span></text:span><text:span text:style-name="Police_20_par_20_défaut"><text:span text:style-name="T1"> le point, — mais un corps complet, un corps entier, mais une th</text:span></text:span><text:span text:style-name="Police_20_par_20_défaut"><text:span text:style-name="T1">é</text:span></text:span><text:span text:style-name="Police_20_par_20_défaut"><text:span text:style-name="T1">ori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 du style, mais une esth</text:span></text:span><text:span text:style-name="Police_20_par_20_défaut"><text:span text:style-name="T1">é</text:span></text:span><text:span text:style-name="Police_20_par_20_défaut"><text:span text:style-name="T1">tique des genres, mais des r</text:span></text:span><text:span text:style-name="Police_20_par_20_défaut"><text:span text:style-name="T1">è</text:span></text:span><text:span text:style-name="Police_20_par_20_défaut"><text:span text:style-name="T1">gles, mais des lois. </text:span></text:span><text:span text:style-name="Police_20_par_20_défaut"><text:span text:style-name="T1">Vous</text:span></text:span><text:span text:style-name="Police_20_par_20_défaut"><text:span text:style-name="T1"> ne trouverez non plus, dans aucune autre litt</text:span></text:span><text:span text:style-name="Police_20_par_20_défaut"><text:span text:style-name="T1">é</text:span></text:span><text:span text:style-name="Police_20_par_20_défaut"><text:span text:style-name="T1">rature, vingt </text:span></text:span><text:span text:style-name="Police_20_par_20_défaut"><text:span text:style-name="T1">é</text:span></text:span><text:span text:style-name="Police_20_par_20_défaut"><text:span text:style-name="T1">crivains pour un par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tion qui se soient transmis </text:span></text:span><text:span text:style-name="Police_20_par_20_défaut"><text:span text:style-name="T1">à</text:span></text:span><text:span text:style-name="Police_20_par_20_défaut"><text:span text:style-name="T1"> eux-m</text:span></text:span><text:span text:style-name="Police_20_par_20_défaut"><text:span text:style-name="T1">ê</text:span></text:span><text:span text:style-name="Police_20_par_20_défaut"><text:span text:style-name="T1">mes la mission, tant</text:span></text:span><text:span text:style-name="Police_20_par_20_défaut"><text:span text:style-name="T1">ô</text:span></text:span><text:span text:style-name="Police_20_par_20_défaut"><text:span text:style-name="T1">t de maintenir le po</text:span></text:span><text:span text:style-name="Police_20_par_20_défaut"><text:span text:style-name="T1">è</text:span></text:span><text:span text:style-name="Police_20_par_20_défaut"><text:span text:style-name="T1">te dans la rigoureuse observation des r</text:span></text:span><text:span text:style-name="Police_20_par_20_défaut"><text:span text:style-name="T1">è</text:span></text:span><text:span text:style-name="Police_20_par_20_défaut"><text:span text:style-name="T1">gles, ou tant</text:span></text:span><text:span text:style-name="Police_20_par_20_défaut"><text:span text:style-name="T1">ô</text:span></text:span><text:span text:style-name="Police_20_par_20_défaut"><text:span text:style-name="T1">t au contraire de le pousser non pas peut-</text:span></text:span><text:span text:style-name="Police_20_par_20_défaut"><text:span text:style-name="T1">ê</text:span></text:span><text:span text:style-name="Police_20_par_20_défaut"><text:span text:style-name="T1">tre</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les violer, mais </text:span></text:span><text:span text:style-name="Police_20_par_20_défaut"><text:span text:style-name="T1">à</text:span></text:span><text:span text:style-name="Police_20_par_20_défaut"><text:span text:style-name="T1"> les promouvoir.</text:span></text:span></text:p>
      <text:p text:style-name="Normal"><text:span text:style-name="Police_20_par_20_défaut"><text:span text:style-name="T1">Ce n'est pas cependant en France, c'est en Italie que la critique moderne a pris naissance, au</text:span></text:span><text:span text:style-name="Police_20_par_20_défaut"><text:span text:style-name="T1"> XV</text:span></text:span><text:span text:style-name="Police_20_par_20_défaut"><text:span text:style-name="T2">e</text:span></text:span><text:span text:style-name="Police_20_par_20_défaut"><text:span text:style-name="T2"> </text:span></text:span><text:span text:style-name="Police_20_par_20_défaut"><text:span text:style-name="T1">si</text:span></text:span><text:span text:style-name="Police_20_par_20_défaut"><text:span text:style-name="T1">è</text:span></text:span><text:span text:style-name="Police_20_par_20_défaut"><text:span text:style-name="T1">cle, sous l'influence de diverses causes, qu'il serait sans doute un peu long d'</text:span></text:span><text:span text:style-name="Police_20_par_20_défaut"><text:span text:style-name="T1">é</text:span></text:span><text:span text:style-name="Police_20_par_20_défaut"><text:span text:style-name="T1">tudier en d</text:span></text:span><text:span text:style-name="Police_20_par_20_défaut"><text:span text:style-name="T1">é</text:span></text:span><text:span text:style-name="Police_20_par_20_défaut"><text:span text:style-name="T1">tail, et dont je ne</text:span></text:span><text:span text:style-name="Police_20_par_20_défaut"><text:span text:style-name="T1"> </text:span></text:span><text:span text:style-name="Police_20_par_20_défaut"><text:span text:style-name="T1">retiendrai, pour vous eu dire quelques mots, que les deux principales.</text:span></text:span></text:p>
      <text:p text:style-name="Normal"><text:span text:style-name="Police_20_par_20_défaut"><text:span text:style-name="T1">L'une, la plus ext</text:span></text:span><text:span text:style-name="Police_20_par_20_défaut"><text:span text:style-name="T1">é</text:span></text:span><text:span text:style-name="Police_20_par_20_défaut"><text:span text:style-name="T1">rieure, si je puis ainsi dire, mais non pas la moins agissante, </text:span></text:span><text:span text:style-name="Police_20_par_20_défaut"><text:span text:style-name="T1">ç</text:span></text:span><text:span text:style-name="Police_20_par_20_défaut"><text:span text:style-name="T1">'a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la n</text:span></text:span><text:span text:style-name="Police_20_par_20_défaut"><text:span text:style-name="T1">é</text:span></text:span><text:span text:style-name="Police_20_par_20_défaut"><text:span text:style-name="T1">cessit</text:span></text:span><text:span text:style-name="Police_20_par_20_défaut"><text:span text:style-name="T1">é</text:span></text:span><text:span text:style-name="Police_20_par_20_défaut"><text:span text:style-name="T1"> pour les hommes de la Renaissance de se reconna</text:span></text:span><text:span text:style-name="Police_20_par_20_défaut"><text:span text:style-name="T1">î</text:span></text:span><text:span text:style-name="Police_20_par_20_défaut"><text:span text:style-name="T1">tre et de s'orienter parmi les richesses confuses de l'antiquit</text:span></text:span><text:span text:style-name="Police_20_par_20_défaut"><text:span text:style-name="T1">é</text:span></text:span><text:span text:style-name="Police_20_par_20_défaut"><text:span text:style-name="T1"> retrouv</text:span></text:span><text:span text:style-name="Police_20_par_20_défaut"><text:span text:style-name="T1">é</text:span></text:span><text:span text:style-name="Police_20_par_20_défaut"><text:span text:style-name="T1">e. A peine ai-je besoin </text:span></text:span><text:soft-page-break/><text:span text:style-name="Police_20_par_20_défaut"><text:span text:style-name="T1">d'insister. </text:span></text:span><text:span text:style-name="Police_20_par_20_défaut"><text:span text:style-name="T1">Quelque estime que l'on fasse des litt</text:span></text:span><text:span text:style-name="Police_20_par_20_défaut"><text:span text:style-name="T1">é</text:span></text:span><text:span text:style-name="Police_20_par_20_défaut"><text:span text:style-name="T1">ratures anciennes, tout n'y est pas de la m</text:span></text:span><text:span text:style-name="Police_20_par_20_défaut"><text:span text:style-name="T1">ê</text:span></text:span><text:span text:style-name="Police_20_par_20_défaut"><text:span text:style-name="T1">me valeur, du m</text:span></text:span><text:span text:style-name="Police_20_par_20_défaut"><text:span text:style-name="T1">ê</text:span></text:span><text:span text:style-name="Police_20_par_20_défaut"><text:span text:style-name="T1">me titre, du m</text:span></text:span><text:span text:style-name="Police_20_par_20_défaut"><text:span text:style-name="T1">ê</text:span></text:span><text:span text:style-name="Police_20_par_20_défaut"><text:span text:style-name="T1">me aloi</text:span></text:span><text:span text:style-name="Police_20_par_20_défaut"><text:span text:style-name="T1"> :</text:span></text:span><text:span text:style-name="Police_20_par_20_défaut"><text:span text:style-name="T1"> </text:span></text:span><text:span text:style-name="Police_20_par_20_défaut"><text:span text:style-name="T1">L’</text:span></text:span><text:span text:style-name="Police_20_par_20_défaut"><text:span text:style-name="T4">Alexandra</text:span></text:span><text:span text:style-name="Police_20_par_20_défaut"><text:span text:style-name="T1"> de Lycophron ne vaut pas sans doute </text:span></text:span><text:span text:style-name="Police_20_par_20_défaut"><text:span text:style-name="T1">L</text:span></text:span><text:span text:style-name="Police_20_par_20_défaut"><text:span text:style-name="T4">’</text:span></text:span><text:span text:style-name="Police_20_par_20_défaut"><text:span text:style-name="T4">Odyss</text:span></text:span><text:span text:style-name="Police_20_par_20_défaut"><text:span text:style-name="T4">é</text:span></text:span><text:span text:style-name="Police_20_par_20_défaut"><text:span text:style-name="T4">e</text:span></text:span><text:span text:style-name="Police_20_par_20_défaut"><text:span text:style-name="T1"> d'Hom</text:span></text:span><text:span text:style-name="Police_20_par_20_défaut"><text:span text:style-name="T1">è</text:span></text:span><text:span text:style-name="Police_20_par_20_défaut"><text:span text:style-name="T1">re, et </text:span></text:span><text:span text:style-name="Police_20_par_20_défaut"><text:span text:style-name="T1">L’</text:span></text:span><text:span text:style-name="Police_20_par_20_défaut"><text:span text:style-name="T4">Enl</text:span></text:span><text:span text:style-name="Police_20_par_20_défaut"><text:span text:style-name="T4">è</text:span></text:span><text:span text:style-name="Police_20_par_20_défaut"><text:span text:style-name="T4">vement de Proserpine</text:span></text:span><text:span text:style-name="Police_20_par_20_défaut"><text:span text:style-name="T1"> ne saurait </text:span></text:span><text:span text:style-name="Police_20_par_20_défaut"><text:span text:style-name="T1">ê</text:span></text:span><text:span text:style-name="Police_20_par_20_défaut"><text:span text:style-name="T1">tre mis au rang de </text:span></text:span><text:span text:style-name="Police_20_par_20_défaut"><text:span text:style-name="T1">L’</text:span></text:span><text:span text:style-name="Police_20_par_20_défaut"><text:span text:style-name="T4">É</text:span></text:span><text:span text:style-name="Police_20_par_20_défaut"><text:span text:style-name="T4">n</text:span></text:span><text:span text:style-name="Police_20_par_20_défaut"><text:span text:style-name="T4">é</text:span></text:span><text:span text:style-name="Police_20_par_20_défaut"><text:span text:style-name="T4">ide</text:span></text:span><text:span text:style-name="Police_20_par_20_défaut"><text:span text:style-name="T1">. Les barbares du Nord, Gaulois ou Allemands, Welches ou Teutons, pouvaient </text:span></text:span><text:span text:style-name="Police_20_par_20_défaut"><text:span text:style-name="T1">ê</text:span></text:span><text:span text:style-name="Police_20_par_20_défaut"><text:span text:style-name="T1">tre capables de ces confusions, mais non pas les Italiens, ceux de la Renaissance, les contemporains des</text:span></text:span><text:span text:style-name="Police_20_par_20_défaut"><text:span text:style-name="T1"> Vinci, des Cor</text:span></text:span><text:span text:style-name="Police_20_par_20_défaut"><text:span text:style-name="T1">r</text:span></text:span><text:span text:style-name="Police_20_par_20_défaut"><text:span text:style-name="T1">è</text:span></text:span><text:span text:style-name="Police_20_par_20_défaut"><text:span text:style-name="T1">ge, des Titien</text:span></text:span><text:span text:style-name="Police_20_par_20_défaut"><text:span text:style-name="T1">.</text:span></text:span><text:span text:style-name="Police_20_par_20_défaut"><text:span text:style-name="T1"> Avant tout, et surtout avant de choisir les mod</text:span></text:span><text:span text:style-name="Police_20_par_20_défaut"><text:span text:style-name="T1">è</text:span></text:span><text:span text:style-name="Police_20_par_20_défaut"><text:span text:style-name="T1">les qu'on imiterait, il fallait donc en dresser l'inventaire</text:span></text:span><text:span text:style-name="Police_20_par_20_défaut"><text:span text:style-name="T1"> ;</text:span></text:span><text:span text:style-name="Police_20_par_20_défaut"><text:span text:style-name="T1"> il fallait d</text:span></text:span><text:span text:style-name="Police_20_par_20_défaut"><text:span text:style-name="T1">é</text:span></text:span><text:span text:style-name="Police_20_par_20_défaut"><text:span text:style-name="T1">terminer </text:span></text:span><text:span text:style-name="Police_20_par_20_défaut"><text:span text:style-name="T1">à</text:span></text:span><text:span text:style-name="Police_20_par_20_défaut"><text:span text:style-name="T1">, quels signes on les reconna</text:span></text:span><text:span text:style-name="Police_20_par_20_défaut"><text:span text:style-name="T1">î</text:span></text:span><text:span text:style-name="Police_20_par_20_défaut"><text:span text:style-name="T1">trait pour mod</text:span></text:span><text:span text:style-name="Police_20_par_20_défaut"><text:span text:style-name="T1">è</text:span></text:span><text:span text:style-name="Police_20_par_20_défaut"><text:span text:style-name="T1">les</text:span></text:span><text:span text:style-name="Police_20_par_20_défaut"><text:span text:style-name="T1"> ;</text:span></text:span><text:span text:style-name="Police_20_par_20_défaut"><text:span text:style-name="T1"> il fallait enfin, si l'on voulait soi-m</text:span></text:span><text:span text:style-name="Police_20_par_20_défaut"><text:span text:style-name="T1">ê</text:span></text:span><text:span text:style-name="Police_20_par_20_défaut"><text:span text:style-name="T1">me les reproduire, commencer par en </text:span></text:span><text:span text:style-name="Police_20_par_20_défaut"><text:span text:style-name="T1">é</text:span></text:span><text:span text:style-name="Police_20_par_20_défaut"><text:span text:style-name="T1">tudier, par en analyser, par en d</text:span></text:span><text:span text:style-name="Police_20_par_20_défaut"><text:span text:style-name="T1">é</text:span></text:span><text:span text:style-name="Police_20_par_20_défaut"><text:span text:style-name="T1">finir la structure. C'est la critique philologique, base n</text:span></text:span><text:span text:style-name="Police_20_par_20_défaut"><text:span text:style-name="T1">é</text:span></text:span><text:span text:style-name="Police_20_par_20_défaut"><text:span text:style-name="T1">cessaire, base indispensable, encore aujourd'hui, de la critique litt</text:span></text:span><text:span text:style-name="Police_20_par_20_défaut"><text:span text:style-name="T1">é</text:span></text:span><text:span text:style-name="Police_20_par_20_défaut"><text:span text:style-name="T1">raire, et dont les proc</text:span></text:span><text:span text:style-name="Police_20_par_20_défaut"><text:span text:style-name="T1">é</text:span></text:span><text:span text:style-name="Police_20_par_20_défaut"><text:span text:style-name="T1">d</text:span></text:span><text:span text:style-name="Police_20_par_20_défaut"><text:span text:style-name="T1">é</text:span></text:span><text:span text:style-name="Police_20_par_20_défaut"><text:span text:style-name="T1">s ou les m</text:span></text:span><text:span text:style-name="Police_20_par_20_défaut"><text:span text:style-name="T1">é</text:span></text:span><text:span text:style-name="Police_20_par_20_défaut"><text:span text:style-name="T1">thodes ont bien pu se perfectionner depuis lors, mais dont l'objet est demeur</text:span></text:span><text:span text:style-name="Police_20_par_20_défaut"><text:span text:style-name="T1">é</text:span></text:span><text:span text:style-name="Police_20_par_20_défaut"><text:span text:style-name="T1"> le m</text:span></text:span><text:span text:style-name="Police_20_par_20_défaut"><text:span text:style-name="T1">ê</text:span></text:span><text:span text:style-name="Police_20_par_20_défaut"><text:span text:style-name="T1">me. Elle n'est pas tout </text:span></text:span><text:span text:style-name="Police_20_par_20_défaut"><text:span text:style-name="T1">à</text:span></text:span><text:span text:style-name="Police_20_par_20_défaut"><text:span text:style-name="T1"> fait la critique litt</text:span></text:span><text:span text:style-name="Police_20_par_20_défaut"><text:span text:style-name="T1">é</text:span></text:span><text:span text:style-name="Police_20_par_20_défaut"><text:span text:style-name="T1">raire, mais il n'y a pas de critique litt</text:span></text:span><text:span text:style-name="Police_20_par_20_défaut"><text:span text:style-name="T1">é</text:span></text:span><text:span text:style-name="Police_20_par_20_défaut"><text:span text:style-name="T1">raire sans elle</text:span></text:span><text:span text:style-name="Police_20_par_20_défaut"><text:span text:style-name="T1"> </text:span></text:span><text:span text:style-name="Police_20_par_20_défaut"><text:span text:style-name="T1">;</text:span></text:span><text:span text:style-name="Police_20_par_20_défaut"><text:span text:style-name="T1"> et quiconque l'oublie, de notre temps comme alors, il peut bien </text:span></text:span><text:span text:style-name="Police_20_par_20_défaut"><text:span text:style-name="T1">é</text:span></text:span><text:span text:style-name="Police_20_par_20_défaut"><text:span text:style-name="T1">viter le reproche de </text:span></text:span><text:span text:style-name="Police_20_par_20_défaut"><text:span text:style-name="T4">p</text:span></text:span><text:span text:style-name="Police_20_par_20_défaut"><text:span text:style-name="T4">é</text:span></text:span><text:span text:style-name="Police_20_par_20_défaut"><text:span text:style-name="T4">dantisme,</text:span></text:span><text:span text:style-name="Police_20_par_20_défaut"><text:span text:style-name="T1"> mais il encourt celui de n'</text:span></text:span><text:span text:style-name="Police_20_par_20_défaut"><text:span text:style-name="T1">ê</text:span></text:span><text:span text:style-name="Police_20_par_20_défaut"><text:span text:style-name="T1">tre qu'un amateur, q</text:span></text:span><text:span text:style-name="Police_20_par_20_défaut"><text:span text:style-name="T1">u'un dilettante, qu'un amuseur.</text:span></text:span></text:p>
      <text:p text:style-name="Normal"><text:span text:style-name="Police_20_par_20_défaut"><text:span text:style-name="T1">Une autre cause, plus intime, est celle que signale J. Burckhardt, — dans son livre si mal fait, plus mal traduit encore, mais d'a</text:span></text:span><text:span text:style-name="Police_20_par_20_défaut"><text:span text:style-name="T1">illeurs si savant, si suggestif,</text:span></text:span><text:span text:style-name="Police_20_par_20_défaut"><text:span text:style-name="T1"> sur la </text:span></text:span><text:span text:style-name="Police_20_par_20_défaut"><text:span text:style-name="T4">Civilisation en Italie au temps de la Renaissance</text:span></text:span><text:span text:style-name="Police_20_par_20_défaut"><text:span text:style-name="T1"> ;</text:span></text:span><text:span text:style-name="Police_20_par_20_défaut"><text:span text:style-name="T1"> — et c'est ce qu'il a lui-m</text:span></text:span><text:span text:style-name="Police_20_par_20_défaut"><text:span text:style-name="T1">ê</text:span></text:span><text:span text:style-name="Police_20_par_20_défaut"><text:span text:style-name="T1">me appel</text:span></text:span><text:span text:style-name="Police_20_par_20_défaut"><text:span text:style-name="T1">é</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le r</text:span></text:span><text:span text:style-name="Police_20_par_20_défaut"><text:span text:style-name="T1">é</text:span></text:span><text:span text:style-name="Police_20_par_20_défaut"><text:span text:style-name="T1">veil de la personnalit</text:span></text:span><text:span text:style-name="Police_20_par_20_défaut"><text:span text:style-name="T1">é</text:span></text:span><text:span text:style-name="Police_20_par_20_défaut"><text:span text:style-name="T1"> </text:span></text:span><text:span text:style-name="Police_20_par_20_défaut"><text:span text:style-name="T1">»</text:span></text:span><text:span text:style-name="Police_20_par_20_défaut"><text:span text:style-name="T1">.</text:span></text:span></text:p>
      <text:p text:style-name="Normal"><text:span text:style-name="Police_20_par_20_défaut"><text:span text:style-name="T1">En effet, l'homme du moyen </text:span></text:span><text:span text:style-name="Police_20_par_20_défaut"><text:span text:style-name="T1">â</text:span></text:span><text:span text:style-name="Police_20_par_20_défaut"><text:span text:style-name="T1">ge, avant d'</text:span></text:span><text:span text:style-name="Police_20_par_20_défaut"><text:span text:style-name="T1">ê</text:span></text:span><text:span text:style-name="Police_20_par_20_défaut"><text:span text:style-name="T1">tre </text:span></text:span><text:span text:style-name="Police_20_par_20_défaut"><text:span text:style-name="T1">à</text:span></text:span><text:span text:style-name="Police_20_par_20_défaut"><text:span text:style-name="T1"> lui-m</text:span></text:span><text:span text:style-name="Police_20_par_20_défaut"><text:span text:style-name="T1">ê</text:span></text:span><text:span text:style-name="Police_20_par_20_défaut"><text:span text:style-name="T1">me, </text:span></text:span><text:span text:style-name="Police_20_par_20_défaut"><text:span text:style-name="T1">é</text:span></text:span><text:span text:style-name="Police_20_par_20_défaut"><text:span text:style-name="T1">tait une partie de sa caste ou de sa corporation, n'</text:span></text:span><text:span text:style-name="Police_20_par_20_défaut"><text:span text:style-name="T1">é</text:span></text:span><text:span text:style-name="Police_20_par_20_défaut"><text:span text:style-name="T1">tait pas toujours ma</text:span></text:span><text:span text:style-name="Police_20_par_20_défaut"><text:span text:style-name="T1">î</text:span></text:span><text:span text:style-name="Police_20_par_20_défaut"><text:span text:style-name="T1">tre de sa personne, l'</text:span></text:span><text:span text:style-name="Police_20_par_20_défaut"><text:span text:style-name="T1">é</text:span></text:span><text:span text:style-name="Police_20_par_20_défaut"><text:span text:style-name="T1">tait encore moins de ses actions ou de sa pens</text:span></text:span><text:span text:style-name="Police_20_par_20_défaut"><text:span text:style-name="T1">é</text:span></text:span><text:span text:style-name="Police_20_par_20_défaut"><text:span text:style-name="T1">e. Aussi, la litt</text:span></text:span><text:span text:style-name="Police_20_par_20_défaut"><text:span text:style-name="T1">é</text:span></text:span><text:span text:style-name="Police_20_par_20_défaut"><text:span text:style-name="T1">rature du moyen </text:span></text:span><text:span text:style-name="Police_20_par_20_défaut"><text:span text:style-name="T1">â</text:span></text:span><text:span text:style-name="Police_20_par_20_défaut"><text:span text:style-name="T1">ge, consid</text:span></text:span><text:span text:style-name="Police_20_par_20_défaut"><text:span text:style-name="T1">é</text:span></text:span><text:span text:style-name="Police_20_par_20_défaut"><text:span text:style-name="T1">r</text:span></text:span><text:span text:style-name="Police_20_par_20_défaut"><text:span text:style-name="T1">é</text:span></text:span><text:span text:style-name="Police_20_par_20_défaut"><text:span text:style-name="T1">e dans son ensemble — et Dante ou P</text:span></text:span><text:span text:style-name="Police_20_par_20_défaut"><text:span text:style-name="T1">é</text:span></text:span><text:span text:style-name="Police_20_par_20_défaut"><text:span text:style-name="T1">trarque mis </text:span></text:span><text:span text:style-name="Police_20_par_20_défaut"><text:span text:style-name="T1">à</text:span></text:span><text:span text:style-name="Police_20_par_20_défaut"><text:span text:style-name="T1"> part, qui sont les premiers des modernes, — est-elle impersonnelle, universelle et anonyme. Je veux dire par l</text:span></text:span><text:span text:style-name="Police_20_par_20_défaut"><text:span text:style-name="T1">à</text:span></text:span><text:span text:style-name="Police_20_par_20_défaut"><text:span text:style-name="T1">, que rien ne ressemble </text:span></text:span><text:span text:style-name="Police_20_par_20_défaut"><text:span text:style-name="T1">à</text:span></text:span><text:span text:style-name="Police_20_par_20_défaut"><text:span text:style-name="T1"> une </text:span></text:span><text:span text:style-name="Police_20_par_20_défaut"><text:span text:style-name="T1">é</text:span></text:span><text:span text:style-name="Police_20_par_20_défaut"><text:span text:style-name="T1">pop</text:span></text:span><text:span text:style-name="Police_20_par_20_défaut"><text:span text:style-name="T1">é</text:span></text:span><text:span text:style-name="Police_20_par_20_défaut"><text:span text:style-name="T1">e comme une autre </text:span></text:span><text:span text:style-name="Police_20_par_20_défaut"><text:span text:style-name="T1">é</text:span></text:span><text:span text:style-name="Police_20_par_20_défaut"><text:span text:style-name="T1">pop</text:span></text:span><text:span text:style-name="Police_20_par_20_défaut"><text:span text:style-name="T1">é</text:span></text:span><text:span text:style-name="Police_20_par_20_défaut"><text:span text:style-name="T1">e, </text:span></text:span><text:span text:style-name="Police_20_par_20_défaut"><text:span text:style-name="T1">à</text:span></text:span><text:span text:style-name="Police_20_par_20_défaut"><text:span text:style-name="T1"> la </text:span></text:span><text:span text:style-name="Police_20_par_20_défaut"><text:span text:style-name="T4">Chanson de Roland </text:span></text:span><text:span text:style-name="Police_20_par_20_défaut"><text:span text:style-name="T1">comme la chanson d'</text:span></text:span><text:span text:style-name="Police_20_par_20_défaut"><text:span text:style-name="T4">A</text:span></text:span><text:span text:style-name="Police_20_par_20_défaut"><text:span text:style-name="T4">liscans</text:span></text:span><text:span text:style-name="Police_20_par_20_défaut"><text:span text:style-name="T1"> si ce n'est un myst</text:span></text:span><text:span text:style-name="Police_20_par_20_défaut"><text:span text:style-name="T1">è</text:span></text:span><text:span text:style-name="Police_20_par_20_défaut"><text:span text:style-name="T1">re </text:span></text:span><text:span text:style-name="Police_20_par_20_défaut"><text:span text:style-name="T1">à</text:span></text:span><text:span text:style-name="Police_20_par_20_défaut"><text:span text:style-name="T1"> un autre myst</text:span></text:span><text:span text:style-name="Police_20_par_20_défaut"><text:span text:style-name="T1">è</text:span></text:span><text:span text:style-name="Police_20_par_20_défaut"><text:span text:style-name="T1">re, et un trouv</text:span></text:span><text:span text:style-name="Police_20_par_20_défaut"><text:span text:style-name="T1">è</text:span></text:span><text:span text:style-name="Police_20_par_20_défaut"><text:span text:style-name="T1">re </text:span></text:span><text:span text:style-name="Police_20_par_20_défaut"><text:span text:style-name="T1">à</text:span></text:span><text:span text:style-name="Police_20_par_20_défaut"><text:span text:style-name="T1"> un autre trouv</text:span></text:span><text:span text:style-name="Police_20_par_20_défaut"><text:span text:style-name="T1">è</text:span></text:span><text:span text:style-name="Police_20_par_20_défaut"><text:span text:style-name="T1">re</text:span></text:span><text:span text:style-name="Police_20_par_20_défaut"><text:span text:style-name="T1"> :</text:span></text:span><text:span text:style-name="Police_20_par_20_défaut"><text:span text:style-name="T1"> Thibault de Champagne </text:span></text:span><text:span text:style-name="Police_20_par_20_défaut"><text:span text:style-name="T1">à</text:span></text:span><text:span text:style-name="Police_20_par_20_défaut"><text:span text:style-name="T1"> Quesne de B</text:span></text:span><text:span text:style-name="Police_20_par_20_défaut"><text:span text:style-name="T1">é</text:span></text:span><text:span text:style-name="Police_20_par_20_défaut"><text:span text:style-name="T1">thune ou au ch</text:span></text:span><text:span text:style-name="Police_20_par_20_défaut"><text:span text:style-name="T1">â</text:span></text:span><text:span text:style-name="Police_20_par_20_défaut"><text:span text:style-name="T1">telain de Coucy. M</text:span></text:span><text:span text:style-name="Police_20_par_20_défaut"><text:span text:style-name="T1">ê</text:span></text:span><text:span text:style-name="Police_20_par_20_défaut"><text:span text:style-name="T1">me la nationalit</text:span></text:span><text:span text:style-name="Police_20_par_20_défaut"><text:span text:style-name="T1">é</text:span></text:span><text:span text:style-name="Police_20_par_20_défaut"><text:span text:style-name="T1"> de l'auteur,</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d</text:span></text:span><text:span text:style-name="Police_20_par_20_défaut"><text:span text:style-name="T1">é</text:span></text:span><text:span text:style-name="Police_20_par_20_défaut"><text:span text:style-name="T1">faut de son individualit</text:span></text:span><text:span text:style-name="Police_20_par_20_défaut"><text:span text:style-name="T1">é</text:span></text:span><text:span text:style-name="Police_20_par_20_défaut"><text:span text:style-name="T1">, ne se trahit pas dans son </text:span></text:span><text:span text:style-name="Police_20_par_20_défaut"><text:span text:style-name="T1">œ</text:span></text:span><text:span text:style-name="Police_20_par_20_défaut"><text:span text:style-name="T1">uvre. Nous avons nos</text:span></text:span><text:span text:style-name="Police_20_par_20_défaut"><text:span text:style-name="T4"> Myst</text:span></text:span><text:span text:style-name="Police_20_par_20_défaut"><text:span text:style-name="T4">è</text:span></text:span><text:span text:style-name="Police_20_par_20_défaut"><text:span text:style-name="T4">res</text:span></text:span><text:span text:style-name="Police_20_par_20_défaut"><text:span text:style-name="T1">, les Allemands ont les leurs, les Italiens aussi, qui se ressemblent tous</text:span></text:span><text:span text:style-name="Police_20_par_20_défaut"><text:span text:style-name="T1"> ;</text:span></text:span><text:span text:style-name="Police_20_par_20_défaut"><text:span text:style-name="T1"> et —</text:span></text:span><text:span text:style-name="Police_20_par_20_défaut"><text:span text:style-name="T1"> </text:span></text:span><text:span text:style-name="Police_20_par_20_défaut"><text:span text:style-name="T1">n'</text:span></text:span><text:span text:style-name="Police_20_par_20_défaut"><text:span text:style-name="T1">é</text:span></text:span><text:span text:style-name="Police_20_par_20_défaut"><text:span text:style-name="T1">tait la diversit</text:span></text:span><text:span text:style-name="Police_20_par_20_défaut"><text:span text:style-name="T1">é</text:span></text:span><text:span text:style-name="Police_20_par_20_défaut"><text:span text:style-name="T1"> de la langue</text:span></text:span><text:span text:style-name="Police_20_par_20_défaut"><text:span text:style-name="T1"> </text:span></text:span><text:span text:style-name="Police_20_par_20_défaut"><text:span text:style-name="T1">— on pourrait bien mettre la critique au d</text:span></text:span><text:span text:style-name="Police_20_par_20_défaut"><text:span text:style-name="T1">é</text:span></text:span><text:span text:style-name="Police_20_par_20_défaut"><text:span text:style-name="T1">fi de leur assigner </text:span></text:span><text:span text:style-name="Police_20_par_20_défaut"><text:span text:style-name="T1">à</text:span></text:span><text:span text:style-name="Police_20_par_20_défaut"><text:span text:style-name="T1"> chacun son pays d'origine. Mais, pr</text:span></text:span><text:span text:style-name="Police_20_par_20_défaut"><text:span text:style-name="T1">é</text:span></text:span><text:span text:style-name="Police_20_par_20_défaut"><text:span text:style-name="T1">cis</text:span></text:span><text:span text:style-name="Police_20_par_20_défaut"><text:span text:style-name="T1">é</text:span></text:span><text:span text:style-name="Police_20_par_20_défaut"><text:span text:style-name="T1">ment a</text:span></text:span><text:span text:style-name="Police_20_par_20_défaut"><text:span text:style-name="T1">vec la Renaissance, les nationali</text:span></text:span><text:span text:style-name="Police_20_par_20_défaut"><text:span text:style-name="T1">t</text:span></text:span><text:span text:style-name="Police_20_par_20_défaut"><text:span text:style-name="T1">é</text:span></text:span><text:span text:style-name="Police_20_par_20_défaut"><text:span text:style-name="T1">s </text:span></text:span><text:soft-page-break/><text:span text:style-name="Police_20_par_20_défaut"><text:span text:style-name="T1">prennent conscience </text:span></text:span><text:span text:style-name="Police_20_par_20_défaut"><text:span text:style-name="T1">d'elles-m</text:span></text:span><text:span text:style-name="Police_20_par_20_défaut"><text:span text:style-name="T1">ê</text:span></text:span><text:span text:style-name="Police_20_par_20_défaut"><text:span text:style-name="T1">mes, et l'individu s'</text:span></text:span><text:span text:style-name="Police_20_par_20_défaut"><text:span text:style-name="T1">é</text:span></text:span><text:span text:style-name="Police_20_par_20_défaut"><text:span text:style-name="T1">mancipe. D</text:span></text:span><text:span text:style-name="Police_20_par_20_défaut"><text:span text:style-name="T1">é</text:span></text:span><text:span text:style-name="Police_20_par_20_défaut"><text:span text:style-name="T1">sormais, dans son </text:span></text:span><text:span text:style-name="Police_20_par_20_défaut"><text:span text:style-name="T1">œ</text:span></text:span><text:span text:style-name="Police_20_par_20_défaut"><text:span text:style-name="T1">uvre, po</text:span></text:span><text:span text:style-name="Police_20_par_20_défaut"><text:span text:style-name="T1">è</text:span></text:span><text:span text:style-name="Police_20_par_20_défaut"><text:span text:style-name="T1">me ou tableau, l'artiste a la pr</text:span></text:span><text:span text:style-name="Police_20_par_20_défaut"><text:span text:style-name="T1">é</text:span></text:span><text:span text:style-name="Police_20_par_20_défaut"><text:span text:style-name="T1">tention de mettre quelque chose de lui-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text:span></text:span><text:span text:style-name="Police_20_par_20_défaut"><text:span text:style-name="T1"> son monogramme ou sa marque, sa signature, son empreinte</text:span></text:span><text:span text:style-name="Police_20_par_20_défaut"><text:span text:style-name="T1"> ;</text:span></text:span><text:span text:style-name="Police_20_par_20_défaut"><text:span text:style-name="T1"> et, tr</text:span></text:span><text:span text:style-name="Police_20_par_20_défaut"><text:span text:style-name="T1">è</text:span></text:span><text:span text:style-name="Police_20_par_20_défaut"><text:span text:style-name="T1">s diff</text:span></text:span><text:span text:style-name="Police_20_par_20_défaut"><text:span text:style-name="T1">é</text:span></text:span><text:span text:style-name="Police_20_par_20_défaut"><text:span text:style-name="T1">rent en ce point de ces pieux </text:span></text:span><text:span text:style-name="Police_20_par_20_défaut"><text:span text:style-name="T1">«</text:span></text:span><text:span text:style-name="Police_20_par_20_défaut"><text:span text:style-name="T1"> </text:span></text:span><text:span text:style-name="Police_20_par_20_défaut"><text:span text:style-name="T1">tailleurs d'images</text:span></text:span><text:span text:style-name="Police_20_par_20_défaut"><text:span text:style-name="T1"> </text:span></text:span><text:span text:style-name="Police_20_par_20_défaut"><text:span text:style-name="T1">»</text:span></text:span><text:span text:style-name="Police_20_par_20_défaut"><text:span text:style-name="T1"> dont le</text:span></text:span><text:span text:style-name="Police_20_par_20_défaut"><text:span text:style-name="T1"> </text:span></text:span><text:span text:style-name="Police_20_par_20_défaut"><text:span text:style-name="T1">ciseau subtil a ouvr</text:span></text:span><text:span text:style-name="Police_20_par_20_défaut"><text:span text:style-name="T1">é</text:span></text:span><text:span text:style-name="Police_20_par_20_défaut"><text:span text:style-name="T1"> les pierres de nos cath</text:span></text:span><text:span text:style-name="Police_20_par_20_défaut"><text:span text:style-name="T1">é</text:span></text:span><text:span text:style-name="Police_20_par_20_défaut"><text:span text:style-name="T1">drales, ou de ces </text:span></text:span><text:span text:style-name="Police_20_par_20_défaut"><text:span text:style-name="T1">«</text:span></text:span><text:span text:style-name="Police_20_par_20_défaut"><text:span text:style-name="T1"> </text:span></text:span><text:span text:style-name="Police_20_par_20_défaut"><text:span text:style-name="T1">primitifs</text:span></text:span><text:span text:style-name="Police_20_par_20_défaut"><text:span text:style-name="T1"> </text:span></text:span><text:span text:style-name="Police_20_par_20_défaut"><text:span text:style-name="T1">»</text:span></text:span><text:span text:style-name="Police_20_par_20_défaut"><text:span text:style-name="T1"> qui se faisaient de leurs tableaux, comme nous le disions l'autre jour, un moyen de salut, l'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 ou la curiosit</text:span></text:span><text:span text:style-name="Police_20_par_20_défaut"><text:span text:style-name="T1">é</text:span></text:span><text:span text:style-name="Police_20_par_20_défaut"><text:span text:style-name="T1"> que soul</text:span></text:span><text:span text:style-name="Police_20_par_20_défaut"><text:span text:style-name="T1">è</text:span></text:span><text:span text:style-name="Police_20_par_20_défaut"><text:span text:style-name="T1">ve son </text:span></text:span><text:span text:style-name="Police_20_par_20_défaut"><text:span text:style-name="T1">œ</text:span></text:span><text:span text:style-name="Police_20_par_20_défaut"><text:span text:style-name="T1">uvre, c'est vers lui que l'artiste moderne en pr</text:span></text:span><text:span text:style-name="Police_20_par_20_défaut"><text:span text:style-name="T1">é</text:span></text:span><text:span text:style-name="Police_20_par_20_défaut"><text:span text:style-name="T1">tend d</text:span></text:span><text:span text:style-name="Police_20_par_20_défaut"><text:span text:style-name="T1">é</text:span></text:span><text:span text:style-name="Police_20_par_20_défaut"><text:span text:style-name="T1">river le profit. L'ambition de la gloire —</text:span></text:span><text:span text:style-name="Police_20_par_20_défaut"><text:span text:style-name="T1"> </text:span></text:span><text:span text:style-name="Police_20_par_20_défaut"><text:span text:style-name="T4">perpetuandi nominis desiderium</text:span></text:span><text:span text:style-name="Police_20_par_20_défaut"><text:span text:style-name="T1">, c'est l'expression de Boccace,</text:span></text:span><text:span text:style-name="Police_20_par_20_défaut"><text:span text:style-name="T4"> lo gran disio de</text:span></text:span><text:span text:style-name="Police_20_par_20_défaut"><text:span text:style-name="T4">ll’</text:span></text:span><text:span text:style-name="Police_20_par_20_défaut"><text:span text:style-name="T4"> eccellenza</text:span></text:span><text:span text:style-name="Police_20_par_20_défaut"><text:span text:style-name="T1">, c'est l'expression de Dante</text:span></text:span><text:span text:style-name="Police_20_par_20_défaut"><text:span text:style-name="T1"> </text:span></text:span><text:span text:style-name="Police_20_par_20_défaut"><text:span text:style-name="T1">— sont entr</text:span></text:span><text:span text:style-name="Police_20_par_20_défaut"><text:span text:style-name="T1">é</text:span></text:span><text:span text:style-name="Police_20_par_20_défaut"><text:span text:style-name="T1">s pour n'en plus sortir dans le c</text:span></text:span><text:span text:style-name="Police_20_par_20_défaut"><text:span text:style-name="T1">œ</text:span></text:span><text:span text:style-name="Police_20_par_20_défaut"><text:span text:style-name="T1">ur du peintre ou du po</text:span></text:span><text:span text:style-name="Police_20_par_20_défaut"><text:span text:style-name="T1">è</text:span></text:span><text:span text:style-name="Police_20_par_20_défaut"><text:span text:style-name="T1">te.</text:span></text:span></text:p>
      <text:p text:style-name="P23"><text:span text:style-name="Police_20_par_20_défaut"><text:span text:style-name="T1">Seulement, il en r</text:span></text:span><text:span text:style-name="Police_20_par_20_défaut"><text:span text:style-name="T1">é</text:span></text:span><text:span text:style-name="Police_20_par_20_défaut"><text:span text:style-name="T1">sulte qu'il se rend ainsi justiciable, dans son </text:span></text:span><text:span text:style-name="Police_20_par_20_défaut"><text:span text:style-name="T1">œ</text:span></text:span><text:span text:style-name="Police_20_par_20_défaut"><text:span text:style-name="T1">uvre et dans sa personne, de tous ceux qu'il invite, pour en accro</text:span></text:span><text:span text:style-name="Police_20_par_20_défaut"><text:span text:style-name="T1">î</text:span></text:span><text:span text:style-name="Police_20_par_20_défaut"><text:span text:style-name="T1">tre d'autant la sienne, </text:span></text:span><text:span text:style-name="Police_20_par_20_défaut"><text:span text:style-name="T1">à</text:span></text:span><text:span text:style-name="Police_20_par_20_défaut"><text:span text:style-name="T1"> lui quitter leur part de gloire. Tous ceux qu'il surpasse, et qu'en les surpassant, il frustre in</text:span></text:span><text:span text:style-name="Police_20_par_20_défaut"><text:span text:style-name="T1">é</text:span></text:span><text:span text:style-name="Police_20_par_20_défaut"><text:span text:style-name="T1">vitablement de leurs esp</text:span></text:span><text:span text:style-name="Police_20_par_20_défaut"><text:span text:style-name="T1">é</text:span></text:span><text:span text:style-name="Police_20_par_20_défaut"><text:span text:style-name="T1">rances de r</text:span></text:span><text:span text:style-name="Police_20_par_20_défaut"><text:span text:style-name="T1">é</text:span></text:span><text:span text:style-name="Police_20_par_20_défaut"><text:span text:style-name="T1">putation ou de notor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deviennent ses rivaux, ses envieux, et partant ses critiques. Comme ses intentions ont chang</text:span></text:span><text:span text:style-name="Police_20_par_20_défaut"><text:span text:style-name="T1">é</text:span></text:span><text:span text:style-name="Police_20_par_20_défaut"><text:span text:style-name="T1"> de nature, elles ont chang</text:span></text:span><text:span text:style-name="Police_20_par_20_défaut"><text:span text:style-name="T1">é</text:span></text:span><text:span text:style-name="Police_20_par_20_défaut"><text:span text:style-name="T1"> aussi de juridiction. Le </text:span></text:span><text:span text:style-name="Police_20_par_20_défaut"><text:span text:style-name="T4">Moi</text:span></text:span><text:span text:style-name="Police_20_par_20_défaut"><text:span text:style-name="T1"> de l'artiste, en essayant d'empi</text:span></text:span><text:span text:style-name="Police_20_par_20_défaut"><text:span text:style-name="T1">é</text:span></text:span><text:span text:style-name="Police_20_par_20_défaut"><text:span text:style-name="T1">ter sur celui des autres, l'irrite, et le provoque aux repr</text:span></text:span><text:span text:style-name="Police_20_par_20_défaut"><text:span text:style-name="T1">é</text:span></text:span><text:span text:style-name="Police_20_par_20_défaut"><text:span text:style-name="T1">sailles. On ne pardonne plus maintenant ses d</text:span></text:span><text:span text:style-name="Police_20_par_20_défaut"><text:span text:style-name="T1">é</text:span></text:span><text:span text:style-name="Police_20_par_20_défaut"><text:span text:style-name="T1">fauts </text:span></text:span><text:span text:style-name="Police_20_par_20_défaut"><text:span text:style-name="T1">à</text:span></text:span><text:span text:style-name="Police_20_par_20_défaut"><text:span text:style-name="T1"> ses qualit</text:span></text:span><text:span text:style-name="Police_20_par_20_défaut"><text:span text:style-name="T1">é</text:span></text:span><text:span text:style-name="Police_20_par_20_défaut"><text:span text:style-name="T1">s, mais ce sont au contraire ses qualit</text:span></text:span><text:span text:style-name="Police_20_par_20_défaut"><text:span text:style-name="T1">é</text:span></text:span><text:span text:style-name="Police_20_par_20_défaut"><text:span text:style-name="T1">s qui sombrent en quelque sorte parmi ses d</text:span></text:span><text:span text:style-name="Police_20_par_20_défaut"><text:span text:style-name="T1">é</text:span></text:span><text:span text:style-name="Police_20_par_20_défaut"><text:span text:style-name="T1">fauts. Que ce soit bien l</text:span></text:span><text:span text:style-name="Police_20_par_20_défaut"><text:span text:style-name="T1">à</text:span></text:span><text:span text:style-name="Police_20_par_20_défaut"><text:span text:style-name="T1"> l'une des origines de la critique moderne, on n'en saurait douter, quand on a bien saisi, dans le livre de Burckhardt, le rapport qui lie ces trois termes entre eux</text:span></text:span><text:span text:style-name="Police_20_par_20_défaut"><text:span text:style-name="T1"> :</text:span></text:span><text:span text:style-name="Police_20_par_20_défaut"><text:span text:style-name="T4"> Esprit critique, D</text:span></text:span><text:span text:style-name="Police_20_par_20_défaut"><text:span text:style-name="T4">é</text:span></text:span><text:span text:style-name="Police_20_par_20_défaut"><text:span text:style-name="T4">sir de gloire </text:span></text:span><text:span text:style-name="Police_20_par_20_défaut"><text:span text:style-name="T1">et</text:span></text:span><text:span text:style-name="Police_20_par_20_défaut"><text:span text:style-name="T4"> R</text:span></text:span><text:span text:style-name="Police_20_par_20_défaut"><text:span text:style-name="T4">é</text:span></text:span><text:span text:style-name="Police_20_par_20_défaut"><text:span text:style-name="T4">veil </text:span></text:span><text:span text:style-name="Police_20_par_20_défaut"><text:span text:style-name="T1">ou</text:span></text:span><text:span text:style-name="Police_20_par_20_défaut"><text:span text:style-name="T4"> D</text:span></text:span><text:span text:style-name="Police_20_par_20_défaut"><text:span text:style-name="T4">é</text:span></text:span><text:span text:style-name="Police_20_par_20_défaut"><text:span text:style-name="T4">veloppement de la personnalit</text:span></text:span><text:span text:style-name="Police_20_par_20_défaut"><text:span text:style-name="T4">é</text:span></text:span><text:span text:style-name="Police_20_par_20_défaut"><text:span text:style-name="T4">.</text:span></text:span><text:span text:style-name="Police_20_par_20_défaut"><text:span text:style-name="T1"> J'en voudrais une plu</text:span></text:span><text:span text:style-name="Police_20_par_20_défaut"><text:span text:style-name="T1">s</text:span></text:span><text:span text:style-name="Police_20_par_20_défaut"><text:span text:style-name="T1"> honorable, —</text:span></text:span><text:span text:style-name="Police_20_par_20_défaut"><text:span text:style-name="T1"> </text:span></text:span><text:span text:style-name="Police_20_par_20_défaut"><text:span text:style-name="T1">si je ne me rappelais ce qu'on a si bien dit, qu'</text:span></text:span><text:span text:style-name="Police_20_par_20_défaut"><text:span text:style-name="T1">à</text:span></text:span><text:span text:style-name="Police_20_par_20_défaut"><text:span text:style-name="T1"> l'origine de tous les pouvoirs, on trouve </text:span></text:span><text:span text:style-name="Police_20_par_20_défaut"><text:span text:style-name="T1">«</text:span></text:span><text:span text:style-name="Police_20_par_20_défaut"><text:span text:style-name="T1"> </text:span></text:span><text:span text:style-name="Police_20_par_20_défaut"><text:span text:style-name="T1">des choses qui font fr</text:span></text:span><text:span text:style-name="Police_20_par_20_défaut"><text:span text:style-name="T1">é</text:span></text:span><text:span text:style-name="Police_20_par_20_défaut"><text:span text:style-name="T1">mir</text:span></text:span><text:span text:style-name="Police_20_par_20_défaut"><text:span text:style-name="T1"> </text:span></text:span><text:span text:style-name="Police_20_par_20_défaut"><text:span text:style-name="T1">»</text:span></text:span><text:span text:style-name="Police_20_par_20_défaut"><text:span text:style-name="T1">.</text:span></text:span></text:p>
      <text:p text:style-name="P1">Hâtons-nous donc d'ajouter qu'en passant d'Italie en France, la critique allait promptement dépouiller à la fois son caractère d'érudition pédantesque et d'âpreté satirique, pour devenir, non pas tout de suite esthétique ou philosophique, mais proprement littéraire. Sans se rendre encore assez indifférents aux questions de personnes, et tout en se permettant d'étranges violences entre eux ou contre leurs victimes, nos critiques allaient cependant donner dans leurs œuvres par première place aux questions de principes ou de doctrine. Et ils n'allaient pas sans doute renoncer à l'étalage d'une érudition dont ils se faisaient gloire, mais enfin, ils allaient <text:soft-page-break/>s'efforcer de donner à cette érudition même quelque chose de l'air de la cour ou du monde.</text:p>
      <text:p text:style-name="Normal"><text:span text:style-name="Police_20_par_20_défaut"><text:span text:style-name="T1">C'est ce qu'il faudrait montrer si nous faisions ici l'histoire de la critique. Mais, comme je vous l'ai dit, nous ne nous proposons que d'en retracer les lignes les plu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s</text:span></text:span><text:span text:style-name="Police_20_par_20_défaut"><text:span text:style-name="T1"> ;</text:span></text:span><text:span text:style-name="Police_20_par_20_défaut"><text:span text:style-name="T1"> et c'est pourquoi,</text:span></text:span><text:span text:style-name="Police_20_par_20_défaut"><text:span text:style-name="T1"> </text:span></text:span><text:span text:style-name="Police_20_par_20_défaut"><text:span text:style-name="T1">de cette premi</text:span></text:span><text:span text:style-name="Police_20_par_20_défaut"><text:span text:style-name="T1">è</text:span></text:span><text:span text:style-name="Police_20_par_20_défaut"><text:span text:style-name="T1">re p</text:span></text:span><text:span text:style-name="Police_20_par_20_défaut"><text:span text:style-name="T1">é</text:span></text:span><text:span text:style-name="Police_20_par_20_défaut"><text:span text:style-name="T1">riode, je ne veux mettre </text:span></text:span><text:span text:style-name="Police_20_par_20_défaut"><text:span text:style-name="T1">à</text:span></text:span><text:span text:style-name="Police_20_par_20_défaut"><text:span text:style-name="T1"> part, pour vous en parler, que trois </text:span></text:span><text:span text:style-name="Police_20_par_20_défaut"><text:span text:style-name="T1">œ</text:span></text:span><text:span text:style-name="Police_20_par_20_défaut"><text:span text:style-name="T1">uvres, entre beaucoup d'autres. Ce sont</text:span></text:span><text:span text:style-name="Police_20_par_20_défaut"><text:span text:style-name="T1"> :</text:span></text:span><text:span text:style-name="Police_20_par_20_défaut"><text:span text:style-name="T1"> la </text:span></text:span><text:span text:style-name="Police_20_par_20_défaut"><text:span text:style-name="T4">D</text:span></text:span><text:span text:style-name="Police_20_par_20_défaut"><text:span text:style-name="T4">é</text:span></text:span><text:span text:style-name="Police_20_par_20_défaut"><text:span text:style-name="T4">fense ou Illustration de la langue fran</text:span></text:span><text:span text:style-name="Police_20_par_20_défaut"><text:span text:style-name="T4">ç</text:span></text:span><text:span text:style-name="Police_20_par_20_défaut"><text:span text:style-name="T4">aise</text:span></text:span><text:span text:style-name="Police_20_par_20_défaut"><text:span text:style-name="T1"> de Joachim Du</text:span></text:span><text:span text:style-name="Police_20_par_20_défaut"><text:span text:style-name="T1"> </text:span></text:span><text:span text:style-name="Police_20_par_20_défaut"><text:span text:style-name="T1">Bellay, qui parut en 1550</text:span></text:span><text:span text:style-name="Police_20_par_20_défaut"><text:span text:style-name="T1"> ;</text:span></text:span><text:span text:style-name="Police_20_par_20_défaut"><text:span text:style-name="T1"> la </text:span></text:span><text:span text:style-name="Police_20_par_20_défaut"><text:span text:style-name="T4">Po</text:span></text:span><text:span text:style-name="Police_20_par_20_défaut"><text:span text:style-name="T4">é</text:span></text:span><text:span text:style-name="Police_20_par_20_défaut"><text:span text:style-name="T4">tique </text:span></text:span><text:span text:style-name="Police_20_par_20_défaut"><text:span text:style-name="T1">de Scaliger, dont la premi</text:span></text:span><text:span text:style-name="Police_20_par_20_défaut"><text:span text:style-name="T1">è</text:span></text:span><text:span text:style-name="Police_20_par_20_défaut"><text:span text:style-name="T1">re </text:span></text:span><text:span text:style-name="Police_20_par_20_défaut"><text:span text:style-name="T1">é</text:span></text:span><text:span text:style-name="Police_20_par_20_défaut"><text:span text:style-name="T1">dition est dat</text:span></text:span><text:span text:style-name="Police_20_par_20_défaut"><text:span text:style-name="T1">é</text:span></text:span><text:span text:style-name="Police_20_par_20_défaut"><text:span text:style-name="T1">e de </text:span></text:span><text:span text:style-name="Police_20_par_20_défaut"><text:span text:style-name="T1">1</text:span></text:span><text:span text:style-name="Police_20_par_20_défaut"><text:span text:style-name="T1">561</text:span></text:span><text:span text:style-name="Police_20_par_20_défaut"><text:span text:style-name="T1"> </text:span></text:span><text:span text:style-name="Police_20_par_20_défaut"><text:span text:style-name="T1">;</text:span></text:span><text:span text:style-name="Police_20_par_20_défaut"><text:span text:style-name="T1"> et enfin </text:span></text:span><text:span text:style-name="Police_20_par_20_défaut"><text:span text:style-name="T1">l’</text:span></text:span><text:span text:style-name="Police_20_par_20_défaut"><text:span text:style-name="T4">Art po</text:span></text:span><text:span text:style-name="Police_20_par_20_défaut"><text:span text:style-name="T4">é</text:span></text:span><text:span text:style-name="Police_20_par_20_défaut"><text:span text:style-name="T4">tique</text:span></text:span><text:span text:style-name="Police_20_par_20_défaut"><text:span text:style-name="T1"> de </text:span></text:span><text:span text:style-name="Police_20_par_20_défaut"><text:span text:style-name="T1">Vauquelin</text:span></text:span><text:span text:style-name="Police_20_par_20_défaut"><text:span text:style-name="T1"> de la Fresnaye, qui ne vit le jour qu'en 1605, mais dont nous savons qu'il </text:span></text:span><text:span text:style-name="Police_20_par_20_défaut"><text:span text:style-name="T1">é</text:span></text:span><text:span text:style-name="Police_20_par_20_défaut"><text:span text:style-name="T1">tait achev</text:span></text:span><text:span text:style-name="Police_20_par_20_défaut"><text:span text:style-name="T1">é</text:span></text:span><text:span text:style-name="Police_20_par_20_défaut"><text:span text:style-name="T1"> d'</text:span></text:span><text:span text:style-name="Police_20_par_20_défaut"><text:span text:style-name="T1">é</text:span></text:span><text:span text:style-name="Police_20_par_20_défaut"><text:span text:style-name="T1">crire d</text:span></text:span><text:span text:style-name="Police_20_par_20_défaut"><text:span text:style-name="T1">è</text:span></text:span><text:span text:style-name="Police_20_par_20_défaut"><text:span text:style-name="T1">s 1590.</text:span></text:span></text:p>
      <text:p text:style-name="Normal"><text:span text:style-name="Police_20_par_20_défaut"><text:span text:style-name="T1">Je ne sais pas si, sur la foi de Sainte-Beuve, et de quelques autres, on n'a pas trop vant</text:span></text:span><text:span text:style-name="Police_20_par_20_défaut"><text:span text:style-name="T1">é</text:span></text:span><text:span text:style-name="Police_20_par_20_défaut"><text:span text:style-name="T1"> la </text:span></text:span><text:span text:style-name="Police_20_par_20_défaut"><text:span text:style-name="T4">D</text:span></text:span><text:span text:style-name="Police_20_par_20_défaut"><text:span text:style-name="T4">é</text:span></text:span><text:span text:style-name="Police_20_par_20_défaut"><text:span text:style-name="T4">fense et Illustration de la langue fran</text:span></text:span><text:span text:style-name="Police_20_par_20_défaut"><text:span text:style-name="T4">ç</text:span></text:span><text:span text:style-name="Police_20_par_20_défaut"><text:span text:style-name="T4">aise</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Toutes les tendances de l'esprit fran</text:span></text:span><text:span text:style-name="Police_20_par_20_défaut"><text:span text:style-name="T1">ç</text:span></text:span><text:span text:style-name="Police_20_par_20_défaut"><text:span text:style-name="T1">ais, tous les progr</text:span></text:span><text:span text:style-name="Police_20_par_20_défaut"><text:span text:style-name="T1">è</text:span></text:span><text:span text:style-name="Police_20_par_20_défaut"><text:span text:style-name="T1">s que la po</text:span></text:span><text:span text:style-name="Police_20_par_20_défaut"><text:span text:style-name="T1">é</text:span></text:span><text:span text:style-name="Police_20_par_20_défaut"><text:span text:style-name="T1">sie avait encore </text:span></text:span><text:span text:style-name="Police_20_par_20_défaut"><text:span text:style-name="T1">à</text:span></text:span><text:span text:style-name="Police_20_par_20_défaut"><text:span text:style-name="T1"> faire sont exprim</text:span></text:span><text:span text:style-name="Police_20_par_20_défaut"><text:span text:style-name="T1">é</text:span></text:span><text:span text:style-name="Police_20_par_20_défaut"><text:span text:style-name="T1">s dans ce</text:span></text:span><text:span text:style-name="Police_20_par_20_défaut"><text:span text:style-name="T1"> </text:span></text:span><text:span text:style-name="Police_20_par_20_défaut"><text:span text:style-name="T1">manifeste</text:span></text:span><text:span text:style-name="Police_20_par_20_défaut"><text:span text:style-name="T1"> </text:span></text:span><text:span text:style-name="Police_20_par_20_défaut"><text:span text:style-name="T1">»</text:span></text:span><text:span text:style-name="Police_20_par_20_défaut"><text:span text:style-name="T1">, a dit en effet D</text:span></text:span><text:span text:style-name="Police_20_par_20_défaut"><text:span text:style-name="T1">é</text:span></text:span><text:span text:style-name="Police_20_par_20_défaut"><text:span text:style-name="T1">sir</text:span></text:span><text:span text:style-name="Police_20_par_20_défaut"><text:span text:style-name="T1">é</text:span></text:span><text:span text:style-name="Police_20_par_20_défaut"><text:span text:style-name="T1"> Nisard</text:span></text:span><text:span text:style-name="Police_20_par_20_défaut"><text:span text:style-name="T1"> ;</text:span></text:span><text:span text:style-name="Police_20_par_20_défaut"><text:span text:style-name="T1"> et encore</text:span></text:span><text:span text:style-name="Police_20_par_20_défaut"><text:span text:style-name="T1"> :</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Ce sont les premi</text:span></text:span><text:span text:style-name="Police_20_par_20_défaut"><text:span text:style-name="T1">è</text:span></text:span><text:span text:style-name="Police_20_par_20_défaut"><text:span text:style-name="T1">res pages o</text:span></text:span><text:span text:style-name="Police_20_par_20_défaut"><text:span text:style-name="T1">ù</text:span></text:span><text:span text:style-name="Police_20_par_20_défaut"><text:span text:style-name="T1"> la critique litt</text:span></text:span><text:span text:style-name="Police_20_par_20_défaut"><text:span text:style-name="T1">é</text:span></text:span><text:span text:style-name="Police_20_par_20_défaut"><text:span text:style-name="T1">raire ait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text:span></text:span><text:span text:style-name="Police_20_par_20_défaut"><text:span text:style-name="T1">é</text:span></text:span><text:span text:style-name="Police_20_par_20_défaut"><text:span text:style-name="T1">loquente</text:span></text:span><text:span text:style-name="Police_20_par_20_défaut"><text:span text:style-name="T1"> </text:span></text:span><text:span text:style-name="Police_20_par_20_défaut"><text:span text:style-name="T1">»</text:span></text:span><text:span text:style-name="Police_20_par_20_défaut"><text:span text:style-name="T1">. En r</text:span></text:span><text:span text:style-name="Police_20_par_20_défaut"><text:span text:style-name="T1">é</text:span></text:span><text:span text:style-name="Police_20_par_20_défaut"><text:span text:style-name="T1">ponse </text:span></text:span><text:span text:style-name="Police_20_par_20_défaut"><text:span text:style-name="T1">à</text:span></text:span><text:span text:style-name="Police_20_par_20_défaut"><text:span text:style-name="T1"> cet enthousiasme, il nous faut donc observer tout d'abord, et sans y m</text:span></text:span><text:span text:style-name="Police_20_par_20_défaut"><text:span text:style-name="T1">é</text:span></text:span><text:span text:style-name="Police_20_par_20_défaut"><text:span text:style-name="T1">conna</text:span></text:span><text:span text:style-name="Police_20_par_20_défaut"><text:span text:style-name="T1">î</text:span></text:span><text:span text:style-name="Police_20_par_20_défaut"><text:span text:style-name="T1">tre d'ailleurs une certaine </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vation d'id</text:span></text:span><text:span text:style-name="Police_20_par_20_défaut"><text:span text:style-name="T1">é</text:span></text:span><text:span text:style-name="Police_20_par_20_défaut"><text:span text:style-name="T1">es, de r</text:span></text:span><text:span text:style-name="Police_20_par_20_défaut"><text:span text:style-name="T1">é</text:span></text:span><text:span text:style-name="Police_20_par_20_défaut"><text:span text:style-name="T1">elles qualit</text:span></text:span><text:span text:style-name="Police_20_par_20_défaut"><text:span text:style-name="T1">é</text:span></text:span><text:span text:style-name="Police_20_par_20_défaut"><text:span text:style-name="T1">s de verve et d'imagination, que le livre, ou la brochure, n'</text:span></text:span><text:span text:style-name="Police_20_par_20_défaut"><text:span text:style-name="T1">en</text:span></text:span><text:span text:style-name="Police_20_par_20_défaut"><text:span text:style-name="T1"> demeure pas moins affect</text:span></text:span><text:span text:style-name="Police_20_par_20_défaut"><text:span text:style-name="T1">é</text:span></text:span><text:span text:style-name="Police_20_par_20_défaut"><text:span text:style-name="T1"> de deux graves d</text:span></text:span><text:span text:style-name="Police_20_par_20_défaut"><text:span text:style-name="T1">é</text:span></text:span><text:span text:style-name="Police_20_par_20_défaut"><text:span text:style-name="T1">fauts</text:span></text:span><text:span text:style-name="Police_20_par_20_défaut"><text:span text:style-name="T1"> :</text:span></text:span><text:span text:style-name="Police_20_par_20_défaut"><text:span text:style-name="T1"> c'est un livre de jeune homme, et c'est un livre du </text:span></text:span><text:span text:style-name="Police_20_par_20_défaut"><text:span text:style-name="T1">XV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text:span></text:span></text:p>
      <text:p text:style-name="Normal"><text:span text:style-name="Police_20_par_20_défaut"><text:span text:style-name="T1">Un livre de jeune homme —</text:span></text:span><text:span text:style-name="Police_20_par_20_défaut"><text:span text:style-name="T1"> </text:span></text:span><text:span text:style-name="Police_20_par_20_défaut"><text:span text:style-name="T1">permettez-moi de le dire,</text:span></text:span><text:span text:style-name="Police_20_par_20_défaut"><text:span text:style-name="T1"> </text:span></text:span><text:span text:style-name="Police_20_par_20_défaut"><text:span text:style-name="T1">— c'est un livre o</text:span></text:span><text:span text:style-name="Police_20_par_20_défaut"><text:span text:style-name="T1">ù</text:span></text:span><text:span text:style-name="Police_20_par_20_défaut"><text:span text:style-name="T1"> les mots sont plus grands que les choses, disproportionn</text:span></text:span><text:span text:style-name="Police_20_par_20_défaut"><text:span text:style-name="T1">é</text:span></text:span><text:span text:style-name="Police_20_par_20_défaut"><text:span text:style-name="T1">s </text:span></text:span><text:span text:style-name="Police_20_par_20_défaut"><text:span text:style-name="T1">à</text:span></text:span><text:span text:style-name="Police_20_par_20_défaut"><text:span text:style-name="T1"> l'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 de ces choses, et les choses trait</text:span></text:span><text:span text:style-name="Police_20_par_20_défaut"><text:span text:style-name="T1">é</text:span></text:span><text:span text:style-name="Police_20_par_20_défaut"><text:span text:style-name="T1">es elles-m</text:span></text:span><text:span text:style-name="Police_20_par_20_défaut"><text:span text:style-name="T1">ê</text:span></text:span><text:span text:style-name="Police_20_par_20_défaut"><text:span text:style-name="T1">mes sans </text:span></text:span><text:span text:style-name="Police_20_par_20_défaut"><text:span text:style-name="T1">é</text:span></text:span><text:span text:style-name="Police_20_par_20_défaut"><text:span text:style-name="T1">gard </text:span></text:span><text:span text:style-name="Police_20_par_20_défaut"><text:span text:style-name="T1">à</text:span></text:span><text:span text:style-name="Police_20_par_20_défaut"><text:span text:style-name="T1"> la multiplicit</text:span></text:span><text:span text:style-name="Police_20_par_20_défaut"><text:span text:style-name="T1">é</text:span></text:span><text:span text:style-name="Police_20_par_20_défaut"><text:span text:style-name="T1"> des rapports qu'elles soutiennent avec d'autres choses. Mais, un livre du </text:span></text:span><text:span text:style-name="Police_20_par_20_défaut"><text:span text:style-name="T1">XV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 et je n'en connais pas un, ni celui de Rabelais, ni celui de Montaigne, dont l'observation ne soit vraie, —</text:span></text:span><text:span text:style-name="Police_20_par_20_défaut"><text:span text:style-name="T1"> </text:span></text:span><text:span text:style-name="Police_20_par_20_défaut"><text:span text:style-name="T1">c'est un livre quelque peu p</text:span></text:span><text:span text:style-name="Police_20_par_20_défaut"><text:span text:style-name="T1">é</text:span></text:span><text:span text:style-name="Police_20_par_20_défaut"><text:span text:style-name="T1">dant, o</text:span></text:span><text:span text:style-name="Police_20_par_20_défaut"><text:span text:style-name="T1">ù</text:span></text:span><text:span text:style-name="Police_20_par_20_défaut"><text:span text:style-name="T1"> les questions, au lieu d'</text:span></text:span><text:span text:style-name="Police_20_par_20_défaut"><text:span text:style-name="T1">ê</text:span></text:span><text:span text:style-name="Police_20_par_20_défaut"><text:span text:style-name="T1">tre tranch</text:span></text:span><text:span text:style-name="Police_20_par_20_défaut"><text:span text:style-name="T1">é</text:span></text:span><text:span text:style-name="Police_20_par_20_défaut"><text:span text:style-name="T1">es par l'autorit</text:span></text:span><text:span text:style-name="Police_20_par_20_défaut"><text:span text:style-name="T1">é</text:span></text:span><text:span text:style-name="Police_20_par_20_défaut"><text:span text:style-name="T1"> d'Aristote, comme au moyen </text:span></text:span><text:span text:style-name="Police_20_par_20_défaut"><text:span text:style-name="T1">â</text:span></text:span><text:span text:style-name="Police_20_par_20_défaut"><text:span text:style-name="T1">ge, le sont par celle de Platon ou de Cic</text:span></text:span><text:span text:style-name="Police_20_par_20_défaut"><text:span text:style-name="T1">é</text:span></text:span><text:span text:style-name="Police_20_par_20_défaut"><text:span text:style-name="T1">ron, de Macrobe ou d'Aulu-Gelle au besoin</text:span></text:span><text:span text:style-name="Police_20_par_20_défaut"><text:span text:style-name="T1"> ;</text:span></text:span><text:span text:style-name="Police_20_par_20_défaut"><text:span text:style-name="T1"> c'est un livre confus, dont le plan ne se discerne qu'autant qu'on a commenc</text:span></text:span><text:span text:style-name="Police_20_par_20_défaut"><text:span text:style-name="T1">é</text:span></text:span><text:span text:style-name="Police_20_par_20_défaut"><text:span text:style-name="T1"> par l'y introduire soi</text:span></text:span><text:span text:style-name="Police_20_par_20_défaut"><text:span text:style-name="T1">-</text:span></text:span><text:span text:style-name="Police_20_par_20_défaut"><text:span text:style-name="T1">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 c'est surtout un livre o</text:span></text:span><text:span text:style-name="Police_20_par_20_défaut"><text:span text:style-name="T1">ù</text:span></text:span><text:span text:style-name="Police_20_par_20_défaut"><text:span text:style-name="T1"> les contradictions de toute sorte abondent. En r</text:span></text:span><text:span text:style-name="Police_20_par_20_défaut"><text:span text:style-name="T1">é</text:span></text:span><text:span text:style-name="Police_20_par_20_défaut"><text:span text:style-name="T1">alit</text:span></text:span><text:span text:style-name="Police_20_par_20_défaut"><text:span text:style-name="T1">é</text:span></text:span><text:span text:style-name="Police_20_par_20_défaut"><text:span text:style-name="T1">, au temps de Du Bellay, nous ne faisons que commencer d'apprendre </text:span></text:span><text:span text:style-name="Police_20_par_20_défaut"><text:span text:style-name="T1">à</text:span></text:span><text:span text:style-name="Police_20_par_20_défaut"><text:span text:style-name="T1"> penser</text:span></text:span><text:span text:style-name="Police_20_par_20_défaut"><text:span text:style-name="T1"> ;</text:span></text:span><text:span text:style-name="Police_20_par_20_défaut"><text:span text:style-name="T1"> nous ne pensons pas encore, nous traduisons</text:span></text:span><text:span text:style-name="Police_20_par_20_défaut"><text:span text:style-name="T1"> ;</text:span></text:span><text:span text:style-name="Police_20_par_20_défaut"><text:span text:style-name="T1"> et si jamais on a trait</text:span></text:span><text:span text:style-name="Police_20_par_20_défaut"><text:span text:style-name="T1">é</text:span></text:span><text:span text:style-name="Police_20_par_20_défaut"><text:span text:style-name="T1"> les anciens d'un respect superstitieux, nous le verrons, ce n'est pas du tout au</text:span></text:span><text:span text:style-name="Police_20_par_20_défaut"><text:span text:style-name="T1"> XV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c'est au </text:span></text:span><text:span text:style-name="Police_20_par_20_défaut"><text:span text:style-name="T1">XVI</text:span></text:span><text:span text:style-name="Police_20_par_20_défaut"><text:span text:style-name="T2">e</text:span></text:span><text:span text:style-name="Police_20_par_20_défaut"><text:span text:style-name="T1">. La </text:span></text:span><text:soft-page-break/><text:span text:style-name="Police_20_par_20_défaut"><text:span text:style-name="T4">D</text:span></text:span><text:span text:style-name="Police_20_par_20_défaut"><text:span text:style-name="T4">é</text:span></text:span><text:span text:style-name="Police_20_par_20_défaut"><text:span text:style-name="T4">fense et Illustration de la langue fran</text:span></text:span><text:span text:style-name="Police_20_par_20_défaut"><text:span text:style-name="T4">ç</text:span></text:span><text:span text:style-name="Police_20_par_20_défaut"><text:span text:style-name="T4">aise</text:span></text:span><text:span text:style-name="Police_20_par_20_défaut"><text:span text:style-name="T1"> en peut servir d'un m</text:span></text:span><text:span text:style-name="Police_20_par_20_défaut"><text:span text:style-name="T1">é</text:span></text:span><text:span text:style-name="Police_20_par_20_défaut"><text:span text:style-name="T1">morable exemple.</text:span></text:span><text:span text:style-name="Police_20_par_20_défaut"><text:span text:style-name="T1"> </text:span></text:span></text:p>
      <text:p text:style-name="P1">Quant à l'idée du manifeste ou du livre, dégagée des contradictions qui l'embrouillent et des développements parasites qui t'étouffent par moments, il me semble qu'elle est assez claire. Il s'agit d'égaler la dignité de la langue française à la dignité des langues anciennes, de la grecque et de la romaine. Et, pour cela, rompant sans retour avec la tradition du moyen âge, Du Bellay nous propose, au lieu de continuer de nous traîner dans l'ornière gauloise, d'imiter les Romains et les Grecs.</text:p>
      <text:p text:style-name="Normal"><text:span text:style-name="Police_20_par_20_défaut"><text:span text:style-name="T1">C'est bien tout ce que j'y vois </text:span></text:span><text:span text:style-name="Police_20_par_20_défaut"><text:span text:style-name="T1">d'</text:span></text:span><text:span text:style-name="Police_20_par_20_défaut"><text:span text:style-name="T4">id</text:span></text:span><text:span text:style-name="Police_20_par_20_défaut"><text:span text:style-name="T4">é</text:span></text:span><text:span text:style-name="Police_20_par_20_défaut"><text:span text:style-name="T4">es</text:span></text:span><text:span text:style-name="Police_20_par_20_défaut"><text:span text:style-name="T1"> ;</text:span></text:span><text:span text:style-name="Police_20_par_20_défaut"><text:span text:style-name="T1"> car, je ne puis donner ce nom </text:span></text:span><text:span text:style-name="Police_20_par_20_défaut"><text:span text:style-name="T1">à</text:span></text:span><text:span text:style-name="Police_20_par_20_défaut"><text:span text:style-name="T1"> de vagues pressentiments, dont, si quelques-uns se sont r</text:span></text:span><text:span text:style-name="Police_20_par_20_défaut"><text:span text:style-name="T1">é</text:span></text:span><text:span text:style-name="Police_20_par_20_défaut"><text:span text:style-name="T1">alis</text:span></text:span><text:span text:style-name="Police_20_par_20_défaut"><text:span text:style-name="T1">é</text:span></text:span><text:span text:style-name="Police_20_par_20_défaut"><text:span text:style-name="T1">s par la suite, il y en a bien la moiti</text:span></text:span><text:span text:style-name="Police_20_par_20_défaut"><text:span text:style-name="T1">é</text:span></text:span><text:span text:style-name="Police_20_par_20_défaut"><text:span text:style-name="T1"> que l'</text:span></text:span><text:span text:style-name="Police_20_par_20_défaut"><text:span text:style-name="T1">é</text:span></text:span><text:span text:style-name="Police_20_par_20_défaut"><text:span text:style-name="T1">v</text:span></text:span><text:span text:style-name="Police_20_par_20_défaut"><text:span text:style-name="T1">é</text:span></text:span><text:span text:style-name="Police_20_par_20_défaut"><text:span text:style-name="T1">nement devait d</text:span></text:span><text:span text:style-name="Police_20_par_20_défaut"><text:span text:style-name="T1">é</text:span></text:span><text:span text:style-name="Police_20_par_20_défaut"><text:span text:style-name="T1">mentir. D</text:span></text:span><text:span text:style-name="Police_20_par_20_défaut"><text:span text:style-name="T1">é</text:span></text:span><text:span text:style-name="Police_20_par_20_défaut"><text:span text:style-name="T1">fions-nous de ceux qu'on appelle des pr</text:span></text:span><text:span text:style-name="Police_20_par_20_défaut"><text:span text:style-name="T1">é</text:span></text:span><text:span text:style-name="Police_20_par_20_défaut"><text:span text:style-name="T1">curseurs</text:span></text:span><text:span text:style-name="Police_20_par_20_défaut"><text:span text:style-name="T1"> :</text:span></text:span><text:span text:style-name="Police_20_par_20_défaut"><text:span text:style-name="T1"> les</text:span></text:span><text:span text:style-name="Police_20_par_20_défaut"><text:span text:style-name="T4"> id</text:span></text:span><text:span text:style-name="Police_20_par_20_défaut"><text:span text:style-name="T4">é</text:span></text:span><text:span text:style-name="Police_20_par_20_défaut"><text:span text:style-name="T4">es</text:span></text:span><text:span text:style-name="Police_20_par_20_défaut"><text:span text:style-name="T1">, dans l'histoire litt</text:span></text:span><text:span text:style-name="Police_20_par_20_défaut"><text:span text:style-name="T1">é</text:span></text:span><text:span text:style-name="Police_20_par_20_défaut"><text:span text:style-name="T1">raire comme ailleurs, appartiennent </text:span></text:span><text:span text:style-name="Police_20_par_20_défaut"><text:span text:style-name="T1">à</text:span></text:span><text:span text:style-name="Police_20_par_20_défaut"><text:span text:style-name="T1"> ceux qui en ont d</text:span></text:span><text:span text:style-name="Police_20_par_20_défaut"><text:span text:style-name="T1">é</text:span></text:span><text:span text:style-name="Police_20_par_20_défaut"><text:span text:style-name="T1">velopp</text:span></text:span><text:span text:style-name="Police_20_par_20_défaut"><text:span text:style-name="T1">é</text:span></text:span><text:span text:style-name="Police_20_par_20_défaut"><text:span text:style-name="T1"> les cons</text:span></text:span><text:span text:style-name="Police_20_par_20_défaut"><text:span text:style-name="T1">é</text:span></text:span><text:span text:style-name="Police_20_par_20_défaut"><text:span text:style-name="T1">quences, et n'appartiennent qu'</text:span></text:span><text:span text:style-name="Police_20_par_20_défaut"><text:span text:style-name="T1">à</text:span></text:span><text:span text:style-name="Police_20_par_20_défaut"><text:span text:style-name="T1"> eux. De ce que Du Bellay, par exemple, aura conseill</text:span></text:span><text:span text:style-name="Police_20_par_20_défaut"><text:span text:style-name="T1">é</text:span></text:span><text:span text:style-name="Police_20_par_20_défaut"><text:span text:style-name="T1"> aux po</text:span></text:span><text:span text:style-name="Police_20_par_20_défaut"><text:span text:style-name="T1">è</text:span></text:span><text:span text:style-name="Police_20_par_20_défaut"><text:span text:style-name="T1">tes ses contemporains </text:span></text:span><text:span text:style-name="Police_20_par_20_défaut"><text:span text:style-name="T1">«</text:span></text:span><text:span text:style-name="Police_20_par_20_défaut"><text:span text:style-name="T1"> </text:span></text:span><text:span text:style-name="Police_20_par_20_défaut"><text:span text:style-name="T1">de restituer les trag</text:span></text:span><text:span text:style-name="Police_20_par_20_défaut"><text:span text:style-name="T1">é</text:span></text:span><text:span text:style-name="Police_20_par_20_défaut"><text:span text:style-name="T1">dies et com</text:span></text:span><text:span text:style-name="Police_20_par_20_défaut"><text:span text:style-name="T1">é</text:span></text:span><text:span text:style-name="Police_20_par_20_défaut"><text:span text:style-name="T1">dies en leur ancienne dignit</text:span></text:span><text:span text:style-name="Police_20_par_20_défaut"><text:span text:style-name="T1">é</text:span></text:span><text:span text:style-name="Police_20_par_20_défaut"><text:span text:style-name="T1"> </text:span></text:span><text:span text:style-name="Police_20_par_20_défaut"><text:span text:style-name="T1">»</text:span></text:span><text:span text:style-name="Police_20_par_20_défaut"><text:span text:style-name="T1"> lui ferons-nous honneur, sinon d'avoir ouvert la voie, mais au moins de l'avoir indiqu</text:span></text:span><text:span text:style-name="Police_20_par_20_défaut"><text:span text:style-name="T1">é</text:span></text:span><text:span text:style-name="Police_20_par_20_défaut"><text:span text:style-name="T1">e aux Corneille, aux Moli</text:span></text:span><text:span text:style-name="Police_20_par_20_défaut"><text:span text:style-name="T1">è</text:span></text:span><text:span text:style-name="Police_20_par_20_défaut"><text:span text:style-name="T1">re, aux Racine</text:span></text:span><text:span text:style-name="Police_20_par_20_défaut"><text:span text:style-name="T1"> ?</text:span></text:span><text:span text:style-name="Police_20_par_20_défaut"><text:span text:style-name="T1"> Il faudrait donc alors le rendre responsable, aussi, pour son chapitre du </text:span></text:span><text:span text:style-name="Police_20_par_20_défaut"><text:span text:style-name="T4">Long po</text:span></text:span><text:span text:style-name="Police_20_par_20_défaut"><text:span text:style-name="T4">è</text:span></text:span><text:span text:style-name="Police_20_par_20_défaut"><text:span text:style-name="T4">me fran</text:span></text:span><text:span text:style-name="Police_20_par_20_défaut"><text:span text:style-name="T4">ç</text:span></text:span><text:span text:style-name="Police_20_par_20_défaut"><text:span text:style-name="T4">oys</text:span></text:span><text:span text:style-name="Police_20_par_20_défaut"><text:span text:style-name="T1">, de tout ce que son si</text:span></text:span><text:span text:style-name="Police_20_par_20_défaut"><text:span text:style-name="T1">è</text:span></text:span><text:span text:style-name="Police_20_par_20_défaut"><text:span text:style-name="T1">cle, et le suivant, et le </text:span></text:span><text:span text:style-name="Police_20_par_20_défaut"><text:span text:style-name="T1">XVIII</text:span></text:span><text:span text:style-name="Police_20_par_20_défaut"><text:span text:style-name="T2">e</text:span></text:span><text:span text:style-name="Police_20_par_20_défaut"><text:span text:style-name="T1"> </text:span></text:span><text:span text:style-name="Police_20_par_20_défaut"><text:span text:style-name="T1">à</text:span></text:span><text:span text:style-name="Police_20_par_20_défaut"><text:span text:style-name="T1"> son tour allaient enfanter de pr</text:span></text:span><text:span text:style-name="Police_20_par_20_défaut"><text:span text:style-name="T1">é</text:span></text:span><text:span text:style-name="Police_20_par_20_défaut"><text:span text:style-name="T1">tendues </text:span></text:span><text:span text:style-name="Police_20_par_20_défaut"><text:span text:style-name="T1">é</text:span></text:span><text:span text:style-name="Police_20_par_20_défaut"><text:span text:style-name="T1">pop</text:span></text:span><text:span text:style-name="Police_20_par_20_défaut"><text:span text:style-name="T1">é</text:span></text:span><text:span text:style-name="Police_20_par_20_défaut"><text:span text:style-name="T1">es, depuis Ronsard jusqu'</text:span></text:span><text:span text:style-name="Police_20_par_20_défaut"><text:span text:style-name="T1">à</text:span></text:span><text:span text:style-name="Police_20_par_20_défaut"><text:span text:style-name="T1"> Thomas, depuis la </text:span></text:span><text:span text:style-name="Police_20_par_20_défaut"><text:span text:style-name="T4">Fran</text:span></text:span><text:span text:style-name="Police_20_par_20_défaut"><text:span text:style-name="T4">ç</text:span></text:span><text:span text:style-name="Police_20_par_20_défaut"><text:span text:style-name="T4">iade</text:span></text:span><text:span text:style-name="Police_20_par_20_défaut"><text:span text:style-name="T1"> jusqu'</text:span></text:span><text:span text:style-name="Police_20_par_20_défaut"><text:span text:style-name="T1">à</text:span></text:span><text:span text:style-name="Police_20_par_20_défaut"><text:span text:style-name="T1"> </text:span></text:span><text:span text:style-name="Police_20_par_20_défaut"><text:span text:style-name="T4">la </text:span></text:span><text:span text:style-name="Police_20_par_20_défaut"><text:span text:style-name="T4">P</text:span></text:span><text:span text:style-name="Police_20_par_20_défaut"><text:span text:style-name="T4">é</text:span></text:span><text:span text:style-name="Police_20_par_20_défaut"><text:span text:style-name="T4">tr</text:span></text:span><text:span text:style-name="Police_20_par_20_défaut"><text:span text:style-name="T4">é</text:span></text:span><text:span text:style-name="Police_20_par_20_défaut"><text:span text:style-name="T4">ide</text:span></text:span><text:span text:style-name="Police_20_par_20_défaut"><text:span text:style-name="T1">. Il faudrait le rendre responsable aussi de ce d</text:span></text:span><text:span text:style-name="Police_20_par_20_défaut"><text:span text:style-name="T1">é</text:span></text:span><text:span text:style-name="Police_20_par_20_défaut"><text:span text:style-name="T1">bordement de </text:span></text:span><text:span text:style-name="Police_20_par_20_défaut"><text:span text:style-name="T4">Sonnets </text:span></text:span><text:span text:style-name="Police_20_par_20_défaut"><text:span text:style-name="T1">amoureux ou galants, d'</text:span></text:span><text:span text:style-name="Police_20_par_20_défaut"><text:span text:style-name="T4">Odes</text:span></text:span><text:span text:style-name="Police_20_par_20_défaut"><text:span text:style-name="T1"> soi-disant horatiennes ou pindariques, d'</text:span></text:span><text:span text:style-name="Police_20_par_20_défaut"><text:span text:style-name="T4">É</text:span></text:span><text:span text:style-name="Police_20_par_20_défaut"><text:span text:style-name="T4">glo</text:span></text:span><text:span text:style-name="Police_20_par_20_défaut"><text:span text:style-name="T4">gues</text:span></text:span><text:span text:style-name="Police_20_par_20_défaut"><text:span text:style-name="T1"> </text:span></text:span><text:span text:style-name="Police_20_par_20_défaut"><text:span text:style-name="T1">à</text:span></text:span><text:span text:style-name="Police_20_par_20_défaut"><text:span text:style-name="T1"> l'exemple de Th</text:span></text:span><text:span text:style-name="Police_20_par_20_défaut"><text:span text:style-name="T1">é</text:span></text:span><text:span text:style-name="Police_20_par_20_défaut"><text:span text:style-name="T1">ocrite et de</text:span></text:span><text:span text:style-name="Police_20_par_20_défaut"><text:span text:style-name="T1"> Virgile</text:span></text:span><text:span text:style-name="Police_20_par_20_défaut"><text:span text:style-name="T1">...</text:span></text:span><text:span text:style-name="Police_20_par_20_défaut"><text:span text:style-name="T1"> Mais</text:span></text:span><text:span text:style-name="Police_20_par_20_défaut"><text:span text:style-name="T1"> </text:span></text:span><text:span text:style-name="Police_20_par_20_défaut"><text:span text:style-name="T1">I</text:span></text:span><text:span text:style-name="Police_20_par_20_défaut"><text:span text:style-name="T1">e</text:span></text:span><text:span text:style-name="Police_20_par_20_défaut"><text:span text:style-name="T1"> fait est que, les anciens nous ayant l</text:span></text:span><text:span text:style-name="Police_20_par_20_défaut"><text:span text:style-name="T1">é</text:span></text:span><text:span text:style-name="Police_20_par_20_défaut"><text:span text:style-name="T1">gu</text:span></text:span><text:span text:style-name="Police_20_par_20_défaut"><text:span text:style-name="T1">é</text:span></text:span><text:span text:style-name="Police_20_par_20_défaut"><text:span text:style-name="T1"> des </text:span></text:span><text:span text:style-name="Police_20_par_20_défaut"><text:span text:style-name="T4">É</text:span></text:span><text:span text:style-name="Police_20_par_20_défaut"><text:span text:style-name="T4">po</text:span></text:span><text:span text:style-name="Police_20_par_20_défaut"><text:span text:style-name="T4">p</text:span></text:span><text:span text:style-name="Police_20_par_20_défaut"><text:span text:style-name="T4">é</text:span></text:span><text:span text:style-name="Police_20_par_20_défaut"><text:span text:style-name="T4">es</text:span></text:span><text:span text:style-name="Police_20_par_20_défaut"><text:span text:style-name="T1"> ou des </text:span></text:span><text:span text:style-name="Police_20_par_20_défaut"><text:span text:style-name="T4">É</text:span></text:span><text:span text:style-name="Police_20_par_20_défaut"><text:span text:style-name="T4">glogues</text:span></text:span><text:span text:style-name="Police_20_par_20_défaut"><text:span text:style-name="T1">, Du</text:span></text:span><text:span text:style-name="Police_20_par_20_défaut"><text:span text:style-name="T1"> </text:span></text:span><text:span text:style-name="Police_20_par_20_défaut"><text:span text:style-name="T1">Bellay en conseille l'imitation comme il e</text:span></text:span><text:span text:style-name="Police_20_par_20_défaut"><text:span text:style-name="T1">û</text:span></text:span><text:span text:style-name="Police_20_par_20_défaut"><text:span text:style-name="T1">t fait celle des</text:span></text:span><text:span text:style-name="Police_20_par_20_défaut"><text:span text:style-name="T4"> Romans</text:span></text:span><text:span text:style-name="Police_20_par_20_défaut"><text:span text:style-name="T1">, si l'antiquit</text:span></text:span><text:span text:style-name="Police_20_par_20_défaut"><text:span text:style-name="T1">é</text:span></text:span><text:span text:style-name="Police_20_par_20_défaut"><text:span text:style-name="T1"> les avait connus. Et je veux bien rendre justice </text:span></text:span><text:span text:style-name="Police_20_par_20_défaut"><text:span text:style-name="T1">à</text:span></text:span><text:span text:style-name="Police_20_par_20_défaut"><text:span text:style-name="T1"> la d</text:span></text:span><text:span text:style-name="Police_20_par_20_défaut"><text:span text:style-name="T1">é</text:span></text:span><text:span text:style-name="Police_20_par_20_défaut"><text:span text:style-name="T1">licatesse de son go</text:span></text:span><text:span text:style-name="Police_20_par_20_défaut"><text:span text:style-name="T1">û</text:span></text:span><text:span text:style-name="Police_20_par_20_défaut"><text:span text:style-name="T1">t quand il pr</text:span></text:span><text:span text:style-name="Police_20_par_20_défaut"><text:span text:style-name="T1">é</text:span></text:span><text:span text:style-name="Police_20_par_20_défaut"><text:span text:style-name="T1">f</text:span></text:span><text:span text:style-name="Police_20_par_20_défaut"><text:span text:style-name="T1">è</text:span></text:span><text:span text:style-name="Police_20_par_20_défaut"><text:span text:style-name="T1">re la </text:span></text:span><text:span text:style-name="Police_20_par_20_défaut"><text:span text:style-name="T4">Satir</text:span></text:span><text:span text:style-name="Police_20_par_20_défaut"><text:span text:style-name="T4">e</text:span></text:span><text:span text:style-name="Police_20_par_20_défaut"><text:span text:style-name="T1"> d'Horace au </text:span></text:span><text:span text:style-name="Police_20_par_20_défaut"><text:span text:style-name="T4">Coq-</text:span></text:span><text:span text:style-name="Police_20_par_20_défaut"><text:span text:style-name="T4">à</text:span></text:span><text:span text:style-name="Police_20_par_20_défaut"><text:span text:style-name="T4">-</text:span></text:span><text:span text:style-name="Police_20_par_20_défaut"><text:span text:style-name="T4">l’</text:span></text:span><text:span text:style-name="Police_20_par_20_défaut"><text:span text:style-name="T4">â</text:span></text:span><text:span text:style-name="Police_20_par_20_défaut"><text:span text:style-name="T4">ne </text:span></text:span><text:span text:style-name="Police_20_par_20_défaut"><text:span text:style-name="T1">de Marot. Mais, encore une fois, des conseils aussi vagues, des pr</text:span></text:span><text:span text:style-name="Police_20_par_20_défaut"><text:span text:style-name="T1">é</text:span></text:span><text:span text:style-name="Police_20_par_20_défaut"><text:span text:style-name="T1">ceptes aussi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ux, des esp</text:span></text:span><text:span text:style-name="Police_20_par_20_défaut"><text:span text:style-name="T1">é</text:span></text:span><text:span text:style-name="Police_20_par_20_défaut"><text:span text:style-name="T1">rances si mal justifi</text:span></text:span><text:span text:style-name="Police_20_par_20_défaut"><text:span text:style-name="T1">é</text:span></text:span><text:span text:style-name="Police_20_par_20_défaut"><text:span text:style-name="T1">es, je n'appelle pas cela avoir eu des</text:span></text:span><text:span text:style-name="Police_20_par_20_défaut"><text:span text:style-name="T4"> id</text:span></text:span><text:span text:style-name="Police_20_par_20_défaut"><text:span text:style-name="T4">é</text:span></text:span><text:span text:style-name="Police_20_par_20_défaut"><text:span text:style-name="T4">es.</text:span></text:span></text:p>
      <text:p text:style-name="P1">Si les idées de Du Bellay sont courtes et peu nombreuses, nous aurions trop beau jeu de vouloir montrer maintenant l'insuffisance ou le danger des moyens qu'il propose pour les réaliser. En ce qui regarde le choix des modèles à imiter, son admiration tumultueuse confond un peu trop, en vérité, les Grecs, et les Romains, et les Italiens de la Renaissance, auxquels même, si je ne me trompe, il a quelque part <text:soft-page-break/>adjoint je ne sais quels « Hespagnols ». Et pour les moyens qu'il indique d'« enrichir » ou d'« ennoblir » la langue, de l'accroître et de l'amplifier, on en voudrait de plus précis que cette éternelle « imitation » où nous le voyons constamment revenir, sans en autrement définir l'objet et la limite que par la métaphore si souvent citée : qu'il ne faut pas «imiter» platement les anciens, mais « se les convertir en sang et en nourriture ». Mais, comment y réussira-t-on ? C'est ce qu'il a négligé de dire, et c'était cependant la seule chose qui nous importât.</text:p>
      <text:p text:style-name="Normal"><text:span text:style-name="Police_20_par_20_défaut"><text:span text:style-name="T1">Apr</text:span></text:span><text:span text:style-name="Police_20_par_20_défaut"><text:span text:style-name="T1">è</text:span></text:span><text:span text:style-name="Police_20_par_20_défaut"><text:span text:style-name="T1">s cela, toutes ces critiques ne sauraient faire —</text:span></text:span><text:span text:style-name="Police_20_par_20_défaut"><text:span text:style-name="T1"> </text:span></text:span><text:span text:style-name="Police_20_par_20_défaut"><text:span text:style-name="T1">et je n'ai pas l'intention de nier</text:span></text:span><text:span text:style-name="Police_20_par_20_défaut"><text:span text:style-name="T1"> </text:span></text:span><text:span text:style-name="Police_20_par_20_défaut"><text:span text:style-name="T1">— qu'</text:span></text:span><text:span text:style-name="Police_20_par_20_défaut"><text:span text:style-name="T1">à</text:span></text:span><text:span text:style-name="Police_20_par_20_défaut"><text:span text:style-name="T1"> son heure, la</text:span></text:span><text:span text:style-name="Police_20_par_20_défaut"><text:span text:style-name="T4"> D</text:span></text:span><text:span text:style-name="Police_20_par_20_défaut"><text:span text:style-name="T4">é</text:span></text:span><text:span text:style-name="Police_20_par_20_défaut"><text:span text:style-name="T4">fense et Illustration de la langue fran</text:span></text:span><text:span text:style-name="Police_20_par_20_défaut"><text:span text:style-name="T4">ç</text:span></text:span><text:span text:style-name="Police_20_par_20_défaut"><text:span text:style-name="T4">aise </text:span></text:span><text:span text:style-name="Police_20_par_20_défaut"><text:span text:style-name="T1">n'ait produit une </text:span></text:span><text:span text:style-name="Police_20_par_20_défaut"><text:span text:style-name="T1">é</text:span></text:span><text:span text:style-name="Police_20_par_20_défaut"><text:span text:style-name="T1">motion consid</text:span></text:span><text:span text:style-name="Police_20_par_20_défaut"><text:span text:style-name="T1">é</text:span></text:span><text:span text:style-name="Police_20_par_20_défaut"><text:span text:style-name="T1">rable. On peut m</text:span></text:span><text:span text:style-name="Police_20_par_20_défaut"><text:span text:style-name="T1">ê</text:span></text:span><text:span text:style-name="Police_20_par_20_défaut"><text:span text:style-name="T1">me dire</text:span></text:span><text:span text:style-name="Police_20_par_20_défaut"><text:span text:style-name="T1">,</text:span></text:span><text:span text:style-name="Police_20_par_20_défaut"><text:span text:style-name="T1"> </text:span></text:span><text:span text:style-name="Police_20_par_20_défaut"><text:span text:style-name="T1">en un certain sens, que les effets s'en sont propag</text:span></text:span><text:span text:style-name="Police_20_par_20_défaut"><text:span text:style-name="T1">é</text:span></text:span><text:span text:style-name="Police_20_par_20_défaut"><text:span text:style-name="T1">s jusqu'</text:span></text:span><text:span text:style-name="Police_20_par_20_défaut"><text:span text:style-name="T1">à</text:span></text:span><text:span text:style-name="Police_20_par_20_défaut"><text:span text:style-name="T1"> nous, si cette imitation un peu superstitieuse des anciens, qu'elle conseille, est devenue le fond de l'esprit classique. Par le manifeste de Du</text:span></text:span><text:span text:style-name="Police_20_par_20_défaut"><text:span text:style-name="T1"> </text:span></text:span><text:span text:style-name="Police_20_par_20_défaut"><text:span text:style-name="T1">Bellay, la Pl</text:span></text:span><text:span text:style-name="Police_20_par_20_défaut"><text:span text:style-name="T1">é</text:span></text:span><text:span text:style-name="Police_20_par_20_défaut"><text:span text:style-name="T1">iade, et </text:span></text:span><text:span text:style-name="Police_20_par_20_défaut"><text:span text:style-name="T1">à</text:span></text:span><text:span text:style-name="Police_20_par_20_défaut"><text:span text:style-name="T1"> sa suite la po</text:span></text:span><text:span text:style-name="Police_20_par_20_défaut"><text:span text:style-name="T1">é</text:span></text:span><text:span text:style-name="Police_20_par_20_défaut"><text:span text:style-name="T1">sie fran</text:span></text:span><text:span text:style-name="Police_20_par_20_défaut"><text:span text:style-name="T1">ç</text:span></text:span><text:span text:style-name="Police_20_par_20_défaut"><text:span text:style-name="T1">aise, ont rompu pour deux si</text:span></text:span><text:span text:style-name="Police_20_par_20_défaut"><text:span text:style-name="T1">è</text:span></text:span><text:span text:style-name="Police_20_par_20_défaut"><text:span text:style-name="T1">cles avec la tradition du moyen </text:span></text:span><text:span text:style-name="Police_20_par_20_défaut"><text:span text:style-name="T1">â</text:span></text:span><text:span text:style-name="Police_20_par_20_défaut"><text:span text:style-name="T1">ge, avec la tradition m</text:span></text:span><text:span text:style-name="Police_20_par_20_défaut"><text:span text:style-name="T1">ê</text:span></text:span><text:span text:style-name="Police_20_par_20_défaut"><text:span text:style-name="T1">me de </text:span></text:span><text:span text:style-name="Police_20_par_20_défaut"><text:span text:style-name="T1">Villon</text:span></text:span><text:span text:style-name="Police_20_par_20_défaut"><text:span text:style-name="T1"> et de Marot</text:span></text:span><text:span text:style-name="Police_20_par_20_défaut"><text:span text:style-name="T1"> ;</text:span></text:span><text:span text:style-name="Police_20_par_20_défaut"><text:span text:style-name="T1"> et disons-le en passant, rien n'est plus na</text:span></text:span><text:span text:style-name="Police_20_par_20_défaut"><text:span text:style-name="T1">ï</text:span></text:span><text:span text:style-name="Police_20_par_20_défaut"><text:span text:style-name="T1">f ou plus vain que de s'en lamenter, puisque aussi bien cette tradition </text:span></text:span><text:span text:style-name="Police_20_par_20_défaut"><text:span text:style-name="T1">é</text:span></text:span><text:span text:style-name="Police_20_par_20_défaut"><text:span text:style-name="T1">tait </text:span></text:span><text:span text:style-name="Police_20_par_20_défaut"><text:span text:style-name="T1">é</text:span></text:span><text:span text:style-name="Police_20_par_20_défaut"><text:span text:style-name="T1">puis</text:span></text:span><text:span text:style-name="Police_20_par_20_défaut"><text:span text:style-name="T1">é</text:span></text:span><text:span text:style-name="Police_20_par_20_défaut"><text:span text:style-name="T1">e depuis longtemps, puisqu'il n'en pouvait plus rien sortir, puisqu'elle </text:span></text:span><text:span text:style-name="Police_20_par_20_défaut"><text:span text:style-name="T1">é</text:span></text:span><text:span text:style-name="Police_20_par_20_défaut"><text:span text:style-name="T1">tait morte. On a tir</text:span></text:span><text:span text:style-name="Police_20_par_20_défaut"><text:span text:style-name="T1">é</text:span></text:span><text:span text:style-name="Police_20_par_20_défaut"><text:span text:style-name="T1">, comme je vous le disais, la po</text:span></text:span><text:span text:style-name="Police_20_par_20_défaut"><text:span text:style-name="T1">é</text:span></text:span><text:span text:style-name="Police_20_par_20_défaut"><text:span text:style-name="T1">sie fran</text:span></text:span><text:span text:style-name="Police_20_par_20_défaut"><text:span text:style-name="T1">ç</text:span></text:span><text:span text:style-name="Police_20_par_20_défaut"><text:span text:style-name="T1">aise de l'orni</text:span></text:span><text:span text:style-name="Police_20_par_20_défaut"><text:span text:style-name="T1">è</text:span></text:span><text:span text:style-name="Police_20_par_20_défaut"><text:span text:style-name="T1">re o</text:span></text:span><text:span text:style-name="Police_20_par_20_défaut"><text:span text:style-name="T1">ù</text:span></text:span><text:span text:style-name="Police_20_par_20_défaut"><text:span text:style-name="T1"> depuis pr</text:span></text:span><text:span text:style-name="Police_20_par_20_défaut"><text:span text:style-name="T1">è</text:span></text:span><text:span text:style-name="Police_20_par_20_défaut"><text:span text:style-name="T1">s de deux si</text:span></text:span><text:span text:style-name="Police_20_par_20_défaut"><text:span text:style-name="T1">è</text:span></text:span><text:span text:style-name="Police_20_par_20_défaut"><text:span text:style-name="T1">cles alors elle se tra</text:span></text:span><text:span text:style-name="Police_20_par_20_défaut"><text:span text:style-name="T1">î</text:span></text:span><text:span text:style-name="Police_20_par_20_défaut"><text:span text:style-name="T1">nait mis</text:span></text:span><text:span text:style-name="Police_20_par_20_défaut"><text:span text:style-name="T1">é</text:span></text:span><text:span text:style-name="Police_20_par_20_défaut"><text:span text:style-name="T1">rablement, et, en lui proposant comme ambition de rivaliser avec les anciens, on lui a comme ouvert ou fray</text:span></text:span><text:span text:style-name="Police_20_par_20_défaut"><text:span text:style-name="T1">é</text:span></text:span><text:span text:style-name="Police_20_par_20_défaut"><text:span text:style-name="T1"> l'acc</text:span></text:span><text:span text:style-name="Police_20_par_20_défaut"><text:span text:style-name="T1">è</text:span></text:span><text:span text:style-name="Police_20_par_20_défaut"><text:span text:style-name="T1">s vers des hauteurs que d'elle-m</text:span></text:span><text:span text:style-name="Police_20_par_20_défaut"><text:span text:style-name="T1">ê</text:span></text:span><text:span text:style-name="Police_20_par_20_défaut"><text:span text:style-name="T1">me elle n'e</text:span></text:span><text:span text:style-name="Police_20_par_20_défaut"><text:span text:style-name="T1">û</text:span></text:span><text:span text:style-name="Police_20_par_20_défaut"><text:span text:style-name="T1">t pas atteintes.</text:span></text:span></text:p>
      <text:p text:style-name="P1">Mais on ne saurait se dissimuler qu'en substituant l'imitation des anciens à celle même de la nature, et qu'en prenant pour devise le fâcheux distique :</text:p>
      <text:p>Rien ne nous plaît, hors ce qui peut déplaire.</text:p>
      <text:p>Au jugement du rude populaire, </text:p>
      <text:p text:style-name="P1">la Pléiade n'ait creusé trop profondément chez nous l'abîme qui, déjà partout, sépare assez la littérature de la vie nationale, et qu'elle n'ait ainsi donné au classicisme, en France, quelque chose de plus savant, de plus compassé, de plus artificiel aussi que peut-être nulle part ailleurs. — Notez à ce propos l'erreur ou la méprise de Malherbe et de Boileau qui n'ont fait, comme nous le verrons, tout en maltraitant Ronsard et la Pléiade qu'abonder eux-mêmes dans le sens de ces « réformateurs » qu'ils ont si cruellement jugés.</text:p>
      <text:p text:style-name="Normal"><text:soft-page-break/><text:span text:style-name="Police_20_par_20_défaut"><text:span text:style-name="T1">Cependant, et tandis qu'avec l'ambition de la jeunesse, Du Bellay tirait de son exp</text:span></text:span><text:span text:style-name="Police_20_par_20_défaut"><text:span text:style-name="T1">é</text:span></text:span><text:span text:style-name="Police_20_par_20_défaut"><text:span text:style-name="T1">rience trop sommaire une po</text:span></text:span><text:span text:style-name="Police_20_par_20_défaut"><text:span text:style-name="T1">é</text:span></text:span><text:span text:style-name="Police_20_par_20_défaut"><text:span text:style-name="T1">tique encore un peu confuse, la connaissance de celle d'Aristote se r</text:span></text:span><text:span text:style-name="Police_20_par_20_défaut"><text:span text:style-name="T1">é</text:span></text:span><text:span text:style-name="Police_20_par_20_défaut"><text:span text:style-name="T1">pandait en France, par l'interm</text:span></text:span><text:span text:style-name="Police_20_par_20_défaut"><text:span text:style-name="T1">é</text:span></text:span><text:span text:style-name="Police_20_par_20_défaut"><text:span text:style-name="T1">diaire des commentateurs </text:span></text:span><text:span text:style-name="Police_20_par_20_défaut"><text:span text:style-name="T1">italiens. </text:span></text:span><text:span text:style-name="Police_20_par_20_défaut"><text:span text:style-name="T1">Vous</text:span></text:span><text:span text:style-name="Police_20_par_20_défaut"><text:span text:style-name="T1"> trouverez des d</text:span></text:span><text:span text:style-name="Police_20_par_20_défaut"><text:span text:style-name="T1">é</text:span></text:span><text:span text:style-name="Police_20_par_20_défaut"><text:span text:style-name="T1">tails sur Robortelli, sur Lombardus et sur </text:span></text:span><text:span text:style-name="Police_20_par_20_défaut"><text:span text:style-name="T1">V</text:span></text:span><text:span text:style-name="Police_20_par_20_défaut"><text:span text:style-name="T1">ettori dans les le</text:span></text:span><text:span text:style-name="Police_20_par_20_défaut"><text:span text:style-name="T1">ç</text:span></text:span><text:span text:style-name="Police_20_par_20_défaut"><text:span text:style-name="T1">ons de </text:span></text:span><text:span text:style-name="Police_20_par_20_défaut"><text:span text:style-name="T1">M. </text:span></text:span><text:span text:style-name="Police_20_par_20_défaut"><text:span text:style-name="T1">Egger sur l</text:span></text:span><text:span text:style-name="Police_20_par_20_défaut"><text:span text:style-name="T4">'Hell</text:span></text:span><text:span text:style-name="Police_20_par_20_défaut"><text:span text:style-name="T4">é</text:span></text:span><text:span text:style-name="Police_20_par_20_défaut"><text:span text:style-name="T4">nisme en France</text:span></text:span><text:span text:style-name="Police_20_par_20_défaut"><text:span text:style-name="T1">. Si je ne joins pas </text:span></text:span><text:span text:style-name="Police_20_par_20_défaut"><text:span text:style-name="T1">à</text:span></text:span><text:span text:style-name="Police_20_par_20_défaut"><text:span text:style-name="T1"> leurs noms celui de Castelvetro, c'est que sa paraphrase est post</text:span></text:span><text:span text:style-name="Police_20_par_20_défaut"><text:span text:style-name="T1">é</text:span></text:span><text:span text:style-name="Police_20_par_20_défaut"><text:span text:style-name="T1">rieure </text:span></text:span><text:span text:style-name="Police_20_par_20_défaut"><text:span text:style-name="T1">à</text:span></text:span><text:span text:style-name="Police_20_par_20_défaut"><text:span text:style-name="T1"> la </text:span></text:span><text:span text:style-name="Police_20_par_20_défaut"><text:span text:style-name="T4">Po</text:span></text:span><text:span text:style-name="Police_20_par_20_défaut"><text:span text:style-name="T4">é</text:span></text:span><text:span text:style-name="Police_20_par_20_défaut"><text:span text:style-name="T4">tique</text:span></text:span><text:span text:style-name="Police_20_par_20_défaut"><text:span text:style-name="T1"> de Scaliger, qui parut pour la premi</text:span></text:span><text:span text:style-name="Police_20_par_20_défaut"><text:span text:style-name="T1">è</text:span></text:span><text:span text:style-name="Police_20_par_20_défaut"><text:span text:style-name="T1">re fois en 1561, et dont il me suffirait, pour en pouvoir mesurer approximativement l'influence, d'avoir entre les mains la </text:span></text:span><text:span text:style-name="Police_20_par_20_défaut"><text:span text:style-name="T1">«</text:span></text:span><text:span text:style-name="Police_20_par_20_défaut"><text:span text:style-name="T1"> </text:span></text:span><text:span text:style-name="Police_20_par_20_défaut"><text:span text:style-name="T1">quatri</text:span></text:span><text:span text:style-name="Police_20_par_20_défaut"><text:span text:style-name="T1">è</text:span></text:span><text:span text:style-name="Police_20_par_20_défaut"><text:span text:style-name="T1">me</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é</text:span></text:span><text:span text:style-name="Police_20_par_20_défaut"><text:span text:style-name="T1">dition</text:span></text:span><text:span text:style-name="Police_20_par_20_défaut"><text:span text:style-name="T1"> :</text:span></text:span><text:span text:style-name="Police_20_par_20_défaut"><text:span text:style-name="T4"> Julii C</text:span></text:span><text:span text:style-name="Police_20_par_20_défaut"><text:span text:style-name="T4">æ</text:span></text:span><text:span text:style-name="Police_20_par_20_défaut"><text:span text:style-name="T4">saris </text:span></text:span><text:span text:style-name="Police_20_par_20_défaut"><text:span text:style-name="T1">|| </text:span></text:span><text:span text:style-name="Police_20_par_20_défaut"><text:span text:style-name="T4">Scalig</text:span></text:span><text:span text:style-name="Police_20_par_20_défaut"><text:span text:style-name="T4">eri </text:span></text:span><text:span text:style-name="Police_20_par_20_défaut"><text:span text:style-name="T1">|| </text:span></text:span><text:span text:style-name="Police_20_par_20_défaut"><text:span text:style-name="T4">a Burden </text:span></text:span><text:span text:style-name="Police_20_par_20_défaut"><text:span text:style-name="T1">||</text:span></text:span><text:span text:style-name="Police_20_par_20_défaut"><text:span text:style-name="T4"> viri claris</text:span></text:span><text:span text:style-name="Police_20_par_20_défaut"><text:span text:style-name="T4">simi</text:span></text:span><text:span text:style-name="Police_20_par_20_défaut"><text:span text:style-name="T11"> || </text:span></text:span><text:span text:style-name="Police_20_par_20_défaut"><text:span text:style-name="T11">Poetic</text:span></text:span><text:span text:style-name="Police_20_par_20_défaut"><text:span text:style-name="T11">e</text:span></text:span><text:span text:style-name="Police_20_par_20_défaut"><text:span text:style-name="T11">s libri septe</text:span></text:span><text:span text:style-name="Police_20_par_20_défaut"><text:span text:style-name="T11">M. </text:span></text:span><text:span text:style-name="Police_20_par_20_défaut"><text:span text:style-name="T11">||</text:span></text:span><text:span text:style-name="Police_20_par_20_défaut"><text:span text:style-name="T4"> In Bibliopolio Commeliniano</text:span></text:span><text:span text:style-name="Police_20_par_20_défaut"><text:span text:style-name="T1"> || 1607.</text:span></text:span></text:p>
      <text:p text:style-name="Normal"><text:span text:style-name="Police_20_par_20_défaut"><text:span text:style-name="T1">La </text:span></text:span><text:span text:style-name="Police_20_par_20_défaut"><text:span text:style-name="T4">Po</text:span></text:span><text:span text:style-name="Police_20_par_20_défaut"><text:span text:style-name="T4">é</text:span></text:span><text:span text:style-name="Police_20_par_20_défaut"><text:span text:style-name="T4">tique </text:span></text:span><text:span text:style-name="Police_20_par_20_défaut"><text:span text:style-name="T1">de Scaliger se divise en sept livres, qui portent les titres de </text:span></text:span><text:span text:style-name="Police_20_par_20_défaut"><text:span text:style-name="T4">Historicus,</text:span></text:span><text:span text:style-name="Police_20_par_20_défaut"><text:span text:style-name="T4"> </text:span></text:span><text:span text:style-name="Police_20_par_20_défaut"><text:span text:style-name="T4">Hyle, Id</text:span></text:span><text:span text:style-name="Police_20_par_20_défaut"><text:span text:style-name="T4">œ</text:span></text:span><text:span text:style-name="Police_20_par_20_défaut"><text:span text:style-name="T4">a, Parasceve, Criticus, Hypercriticus, </text:span></text:span><text:span text:style-name="Police_20_par_20_défaut"><text:span text:style-name="T1">et </text:span></text:span><text:span text:style-name="Police_20_par_20_défaut"><text:span text:style-name="T4">Epinomis</text:span></text:span><text:span text:style-name="Police_20_par_20_défaut"><text:span text:style-name="T1">, titres parlants, comme vous voyez, </text:span></text:span><text:span text:style-name="Police_20_par_20_défaut"><text:span text:style-name="T1">à</text:span></text:span><text:span text:style-name="Police_20_par_20_défaut"><text:span text:style-name="T1"> l'exception, du dernier, —</text:span></text:span><text:span text:style-name="Police_20_par_20_défaut"><text:span text:style-name="T1"> </text:span></text:span><text:span text:style-name="Police_20_par_20_défaut"><text:span text:style-name="T1">qui n'est effectivement qu'un ressouvenir de Platon,</text:span></text:span><text:span text:style-name="Police_20_par_20_défaut"><text:span text:style-name="T1"> </text:span></text:span><text:span text:style-name="Police_20_par_20_défaut"><text:span text:style-name="T1">— et titres dont la gradation —</text:span></text:span><text:span text:style-name="Police_20_par_20_défaut"><text:span text:style-name="T1"> </text:span></text:span><text:span text:style-name="Police_20_par_20_défaut"><text:span text:style-name="T1">de la </text:span></text:span><text:span text:style-name="Police_20_par_20_défaut"><text:span text:style-name="T4">mati</text:span></text:span><text:span text:style-name="Police_20_par_20_défaut"><text:span text:style-name="T4">è</text:span></text:span><text:span text:style-name="Police_20_par_20_défaut"><text:span text:style-name="T4">re au sujet</text:span></text:span><text:span text:style-name="Police_20_par_20_défaut"><text:span text:style-name="T1">, et du sujet </text:span></text:span><text:span text:style-name="Police_20_par_20_défaut"><text:span text:style-name="T1">à</text:span></text:span><text:span text:style-name="Police_20_par_20_défaut"><text:span text:style-name="T1"> la</text:span></text:span><text:span text:style-name="Police_20_par_20_défaut"><text:span text:style-name="T4"> forme</text:span></text:span><text:span text:style-name="Police_20_par_20_défaut"><text:span text:style-name="T1"> de l'</text:span></text:span><text:span text:style-name="Police_20_par_20_défaut"><text:span text:style-name="T1">œ</text:span></text:span><text:span text:style-name="Police_20_par_20_défaut"><text:span text:style-name="T1">uvre po</text:span></text:span><text:span text:style-name="Police_20_par_20_défaut"><text:span text:style-name="T1">é</text:span></text:span><text:span text:style-name="Police_20_par_20_défaut"><text:span text:style-name="T1">tique</text:span></text:span><text:span text:style-name="Police_20_par_20_défaut"><text:span text:style-name="T1"> </text:span></text:span><text:span text:style-name="Police_20_par_20_défaut"><text:span text:style-name="T1">— indique assez bien l'objet et le plan de tout l'ouvrage. Il est posthume</text:span></text:span><text:span text:style-name="Police_20_par_20_défaut"><text:span text:style-name="T1"> ;</text:span></text:span><text:span text:style-name="Police_20_par_20_défaut"><text:span text:style-name="T1"> et Jules C</text:span></text:span><text:span text:style-name="Police_20_par_20_défaut"><text:span text:style-name="T1">é</text:span></text:span><text:span text:style-name="Police_20_par_20_défaut"><text:span text:style-name="T1">sar, on le voit assez, n'a pas eu le loisir d'y mettre la derni</text:span></text:span><text:span text:style-name="Police_20_par_20_défaut"><text:span text:style-name="T1">è</text:span></text:span><text:span text:style-name="Police_20_par_20_défaut"><text:span text:style-name="T1">re main. Mais il n'en est que plus curieux ou plus significatif, et ces notes </text:span></text:span><text:span text:style-name="Police_20_par_20_défaut"><text:span text:style-name="T1">à</text:span></text:span><text:span text:style-name="Police_20_par_20_défaut"><text:span text:style-name="T1"> peine dig</text:span></text:span><text:span text:style-name="Police_20_par_20_défaut"><text:span text:style-name="T1">é</text:span></text:span><text:span text:style-name="Police_20_par_20_défaut"><text:span text:style-name="T1">r</text:span></text:span><text:span text:style-name="Police_20_par_20_défaut"><text:span text:style-name="T1">é</text:span></text:span><text:span text:style-name="Police_20_par_20_défaut"><text:span text:style-name="T1">es, o</text:span></text:span><text:span text:style-name="Police_20_par_20_défaut"><text:span text:style-name="T1">ù</text:span></text:span><text:span text:style-name="Police_20_par_20_défaut"><text:span text:style-name="T1"> nous surprenons les proc</text:span></text:span><text:span text:style-name="Police_20_par_20_défaut"><text:span text:style-name="T1">é</text:span></text:span><text:span text:style-name="Police_20_par_20_défaut"><text:span text:style-name="T1">d</text:span></text:span><text:span text:style-name="Police_20_par_20_défaut"><text:span text:style-name="T1">é</text:span></text:span><text:span text:style-name="Police_20_par_20_défaut"><text:span text:style-name="T1">s de travail du rh</text:span></text:span><text:span text:style-name="Police_20_par_20_défaut"><text:span text:style-name="T1">é</text:span></text:span><text:span text:style-name="Police_20_par_20_défaut"><text:span text:style-name="T1">teur, ne sont que plus int</text:span></text:span><text:span text:style-name="Police_20_par_20_défaut"><text:span text:style-name="T1">é</text:span></text:span><text:span text:style-name="Police_20_par_20_défaut"><text:span text:style-name="T1">ressantes</text:span></text:span><text:span text:style-name="Police_20_par_20_défaut"><text:span text:style-name="T1"> ;</text:span></text:span><text:span text:style-name="Police_20_par_20_défaut"><text:span text:style-name="T1"> dans leur confusion m</text:span></text:span><text:span text:style-name="Police_20_par_20_défaut"><text:span text:style-name="T1">ê</text:span></text:span><text:span text:style-name="Police_20_par_20_défaut"><text:span text:style-name="T1">me. C'est v</text:span></text:span><text:span text:style-name="Police_20_par_20_défaut"><text:span text:style-name="T1">é</text:span></text:span><text:span text:style-name="Police_20_par_20_défaut"><text:span text:style-name="T1">ritablement ici</text:span></text:span><text:span text:style-name="Police_20_par_20_défaut"><text:span text:style-name="T1"> </text:span></text:span><text:span text:style-name="Police_20_par_20_défaut"><text:span text:style-name="T1">l'antiquit</text:span></text:span><text:span text:style-name="Police_20_par_20_défaut"><text:span text:style-name="T1">é</text:span></text:span><text:span text:style-name="Police_20_par_20_défaut"><text:span text:style-name="T1"> mise en coupe r</text:span></text:span><text:span text:style-name="Police_20_par_20_défaut"><text:span text:style-name="T1">é</text:span></text:span><text:span text:style-name="Police_20_par_20_défaut"><text:span text:style-name="T1">gl</text:span></text:span><text:span text:style-name="Police_20_par_20_défaut"><text:span text:style-name="T1">é</text:span></text:span><text:span text:style-name="Police_20_par_20_défaut"><text:span text:style-name="T1">e. Scaliger </text:span></text:span><text:span text:style-name="Police_20_par_20_défaut"><text:span text:style-name="T1">«</text:span></text:span><text:span text:style-name="Police_20_par_20_défaut"><text:span text:style-name="T1"> </text:span></text:span><text:span text:style-name="Police_20_par_20_défaut"><text:span text:style-name="T1">extrait</text:span></text:span><text:span text:style-name="Police_20_par_20_défaut"><text:span text:style-name="T1">»</text:span></text:span><text:span text:style-name="Police_20_par_20_défaut"><text:span text:style-name="T1"> les litt</text:span></text:span><text:span text:style-name="Police_20_par_20_défaut"><text:span text:style-name="T1">é</text:span></text:span><text:span text:style-name="Police_20_par_20_défaut"><text:span text:style-name="T1">ratures anciennes, comme on pourrait faire pour un dictionnaire, et il classe alors ses extraits conform</text:span></text:span><text:span text:style-name="Police_20_par_20_défaut"><text:span text:style-name="T1">é</text:span></text:span><text:span text:style-name="Police_20_par_20_défaut"><text:span text:style-name="T1">ment </text:span></text:span><text:span text:style-name="Police_20_par_20_défaut"><text:span text:style-name="T1">à</text:span></text:span><text:span text:style-name="Police_20_par_20_défaut"><text:span text:style-name="T1"> son plan. S'il n'y a rien de plus fastidieux </text:span></text:span><text:span text:style-name="Police_20_par_20_défaut"><text:span text:style-name="T1">à</text:span></text:span><text:span text:style-name="Police_20_par_20_défaut"><text:span text:style-name="T1"> lire, il n'y a rien aussi qui nous confirme davantage dans l'id</text:span></text:span><text:span text:style-name="Police_20_par_20_défaut"><text:span text:style-name="T1">é</text:span></text:span><text:span text:style-name="Police_20_par_20_défaut"><text:span text:style-name="T1">e que' nous nous faisons de la critique au </text:span></text:span><text:span text:style-name="Police_20_par_20_défaut"><text:span text:style-name="T1">XV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text:span></text:span></text:p>
      <text:p text:style-name="Normal"><text:span text:style-name="Police_20_par_20_défaut"><text:span text:style-name="T1">Il n'est pas difficile d'expliquer le succ</text:span></text:span><text:span text:style-name="Police_20_par_20_défaut"><text:span text:style-name="T1">è</text:span></text:span><text:span text:style-name="Police_20_par_20_défaut"><text:span text:style-name="T1">s de ce livre. Effectivement, si l'on avait besoin de quelque chose alors, apr</text:span></text:span><text:span text:style-name="Police_20_par_20_défaut"><text:span text:style-name="T1">è</text:span></text:span><text:span text:style-name="Police_20_par_20_défaut"><text:span text:style-name="T1">s Du Bellay, c'</text:span></text:span><text:span text:style-name="Police_20_par_20_défaut"><text:span text:style-name="T1">é</text:span></text:span><text:span text:style-name="Police_20_par_20_défaut"><text:span text:style-name="T1">tait de pr</text:span></text:span><text:span text:style-name="Police_20_par_20_défaut"><text:span text:style-name="T1">é</text:span></text:span><text:span text:style-name="Police_20_par_20_défaut"><text:span text:style-name="T1">cision dans l'enthousiasme</text:span></text:span><text:span text:style-name="Police_20_par_20_défaut"><text:span text:style-name="T1"> </text:span></text:span><text:span text:style-name="Police_20_par_20_défaut"><text:span text:style-name="T1">;</text:span></text:span><text:span text:style-name="Police_20_par_20_défaut"><text:span text:style-name="T1"> et ce que Scaliger se montre avant tout dans sa</text:span></text:span><text:span text:style-name="Police_20_par_20_défaut"><text:span text:style-name="T4"> Po</text:span></text:span><text:span text:style-name="Police_20_par_20_défaut"><text:span text:style-name="T4">é</text:span></text:span><text:span text:style-name="Police_20_par_20_défaut"><text:span text:style-name="T4">tique</text:span></text:span><text:span text:style-name="Police_20_par_20_défaut"><text:span text:style-name="T1">, c'est un </text:span></text:span><text:span text:style-name="Police_20_par_20_défaut"><text:span text:style-name="T1">d</text:span></text:span><text:span text:style-name="Police_20_par_20_défaut"><text:span text:style-name="T1">é</text:span></text:span><text:span text:style-name="Police_20_par_20_défaut"><text:span text:style-name="T1">finiteur</text:span></text:span><text:span text:style-name="Police_20_par_20_défaut"><text:span text:style-name="T1"> exact</text:span></text:span><text:span text:style-name="Police_20_par_20_défaut"><text:span text:style-name="T1"> ;</text:span></text:span><text:span text:style-name="Police_20_par_20_défaut"><text:span text:style-name="T1"> c'est un classificateur ing</text:span></text:span><text:span text:style-name="Police_20_par_20_défaut"><text:span text:style-name="T1">é</text:span></text:span><text:span text:style-name="Police_20_par_20_défaut"><text:span text:style-name="T1">nieux</text:span></text:span><text:span text:style-name="Police_20_par_20_défaut"><text:span text:style-name="T1"> ;</text:span></text:span><text:span text:style-name="Police_20_par_20_défaut"><text:span text:style-name="T1"> c'est enfin, si je puis risquer le barbarisme, un infatigable comparateur. Exemples et comparaisons, classifications, d</text:span></text:span><text:span text:style-name="Police_20_par_20_défaut"><text:span text:style-name="T1">é</text:span></text:span><text:span text:style-name="Police_20_par_20_défaut"><text:span text:style-name="T1">finitions, voil</text:span></text:span><text:span text:style-name="Police_20_par_20_défaut"><text:span text:style-name="T1">à</text:span></text:span><text:span text:style-name="Police_20_par_20_défaut"><text:span text:style-name="T1"> toute sa </text:span></text:span><text:span text:style-name="Police_20_par_20_défaut"><text:span text:style-name="T4">Po</text:span></text:span><text:span text:style-name="Police_20_par_20_défaut"><text:span text:style-name="T4">é</text:span></text:span><text:span text:style-name="Police_20_par_20_défaut"><text:span text:style-name="T4">tique</text:span></text:span><text:span text:style-name="Police_20_par_20_défaut"><text:span text:style-name="T1"> :</text:span></text:span><text:span text:style-name="Police_20_par_20_défaut"><text:span text:style-name="T1"> l'antiquit</text:span></text:span><text:span text:style-name="Police_20_par_20_défaut"><text:span text:style-name="T1">é</text:span></text:span><text:span text:style-name="Police_20_par_20_défaut"><text:span text:style-name="T1"> mise en morceaux, disions-nous, d</text:span></text:span><text:span text:style-name="Police_20_par_20_défaut"><text:span text:style-name="T1">é</text:span></text:span><text:span text:style-name="Police_20_par_20_défaut"><text:span text:style-name="T1">compos</text:span></text:span><text:span text:style-name="Police_20_par_20_défaut"><text:span text:style-name="T1">é</text:span></text:span><text:span text:style-name="Police_20_par_20_défaut"><text:span text:style-name="T1">e dans ses moindres parties</text:span></text:span><text:span text:style-name="Police_20_par_20_défaut"><text:span text:style-name="T1"> ;</text:span></text:span><text:span text:style-name="Police_20_par_20_défaut"><text:span text:style-name="T1"> et la mati</text:span></text:span><text:span text:style-name="Police_20_par_20_défaut"><text:span text:style-name="T1">è</text:span></text:span><text:span text:style-name="Police_20_par_20_défaut"><text:span text:style-name="T1">re enti</text:span></text:span><text:span text:style-name="Police_20_par_20_défaut"><text:span text:style-name="T1">è</text:span></text:span><text:span text:style-name="Police_20_par_20_défaut"><text:span text:style-name="T1">re de la po</text:span></text:span><text:span text:style-name="Police_20_par_20_défaut"><text:span text:style-name="T1">é</text:span></text:span><text:span text:style-name="Police_20_par_20_défaut"><text:span text:style-name="T1">sie syst</text:span></text:span><text:span text:style-name="Police_20_par_20_défaut"><text:span text:style-name="T1">é</text:span></text:span><text:span text:style-name="Police_20_par_20_défaut"><text:span text:style-name="T1">matiquement ordonn</text:span></text:span><text:span text:style-name="Police_20_par_20_défaut"><text:span text:style-name="T1">é</text:span></text:span><text:span text:style-name="Police_20_par_20_défaut"><text:span text:style-name="T1">e. Qu'est-ce que la trag</text:span></text:span><text:span text:style-name="Police_20_par_20_défaut"><text:span text:style-name="T1">é</text:span></text:span><text:span text:style-name="Police_20_par_20_défaut"><text:span text:style-name="T1">die</text:span></text:span><text:span text:style-name="Police_20_par_20_défaut"><text:span text:style-name="T1"> ?</text:span></text:span><text:span text:style-name="Police_20_par_20_défaut"><text:span text:style-name="T1"> Qu'est-ce que la com</text:span></text:span><text:span text:style-name="Police_20_par_20_défaut"><text:span text:style-name="T1">é</text:span></text:span><text:span text:style-name="Police_20_par_20_défaut"><text:span text:style-name="T1">die</text:span></text:span><text:span text:style-name="Police_20_par_20_défaut"><text:span text:style-name="T1"> ?</text:span></text:span><text:span text:style-name="Police_20_par_20_défaut"><text:span text:style-name="T1"> Qu'est-ce qu'une figure</text:span></text:span><text:span text:style-name="Police_20_par_20_défaut"><text:span text:style-name="T1"> ?</text:span></text:span><text:span text:style-name="Police_20_par_20_défaut"><text:span text:style-name="T1"> la synecdoche ou la m</text:span></text:span><text:span text:style-name="Police_20_par_20_défaut"><text:span text:style-name="T1">é</text:span></text:span><text:span text:style-name="Police_20_par_20_défaut"><text:span text:style-name="T1">tonymie</text:span></text:span><text:span text:style-name="Police_20_par_20_défaut"><text:span text:style-name="T1"> ?</text:span></text:span><text:span text:style-name="Police_20_par_20_défaut"><text:span text:style-name="T1"> Qui devons-nous pr</text:span></text:span><text:span text:style-name="Police_20_par_20_défaut"><text:span text:style-name="T1">é</text:span></text:span><text:span text:style-name="Police_20_par_20_défaut"><text:span text:style-name="T1">f</text:span></text:span><text:span text:style-name="Police_20_par_20_défaut"><text:span text:style-name="T1">é</text:span></text:span><text:span text:style-name="Police_20_par_20_défaut"><text:span text:style-name="T1">rer, de Plaute ou de T</text:span></text:span><text:span text:style-name="Police_20_par_20_défaut"><text:span text:style-name="T1">é</text:span></text:span><text:span text:style-name="Police_20_par_20_défaut"><text:span text:style-name="T1">rence</text:span></text:span><text:span text:style-name="Police_20_par_20_défaut"><text:span text:style-name="T1"> ?</text:span></text:span><text:span text:style-name="Police_20_par_20_défaut"><text:span text:style-name="T1"> de</text:span></text:span><text:span text:style-name="Police_20_par_20_défaut"><text:span text:style-name="T1"> Virgile</text:span></text:span><text:span text:style-name="Police_20_par_20_défaut"><text:span text:style-name="T1"> ou d'Hom</text:span></text:span><text:span text:style-name="Police_20_par_20_défaut"><text:span text:style-name="T1">è</text:span></text:span><text:span text:style-name="Police_20_par_20_défaut"><text:span text:style-name="T1">re, et pourquoi</text:span></text:span><text:span text:style-name="Police_20_par_20_défaut"><text:span text:style-name="T1"> ?</text:span></text:span><text:span text:style-name="Police_20_par_20_défaut"><text:span text:style-name="T1"> Telles </text:span></text:span><text:soft-page-break/><text:span text:style-name="Police_20_par_20_défaut"><text:span text:style-name="T1">sont les questions sur lesquelles roule toute la critique de Scaliger</text:span></text:span><text:span text:style-name="Police_20_par_20_défaut"><text:span text:style-name="T1"> ;</text:span></text:span><text:span text:style-name="Police_20_par_20_défaut"><text:span text:style-name="T1"> et, sans doute, il y en a de plus importantes, il y en a de plus int</text:span></text:span><text:span text:style-name="Police_20_par_20_défaut"><text:span text:style-name="T1">é</text:span></text:span><text:span text:style-name="Police_20_par_20_défaut"><text:span text:style-name="T1">ressantes en critique, mais qu'on ne pouvait poser utilement qu'apr</text:span></text:span><text:span text:style-name="Police_20_par_20_défaut"><text:span text:style-name="T1">è</text:span></text:span><text:span text:style-name="Police_20_par_20_défaut"><text:span text:style-name="T1">s avoir </text:span></text:span><text:span text:style-name="Police_20_par_20_défaut"><text:span text:style-name="T1">r</text:span></text:span><text:span text:style-name="Police_20_par_20_défaut"><text:span text:style-name="T1">é</text:span></text:span><text:span text:style-name="Police_20_par_20_défaut"><text:span text:style-name="T1">solu celles-ci. Quant </text:span></text:span><text:span text:style-name="Police_20_par_20_défaut"><text:span text:style-name="T1">à</text:span></text:span><text:span text:style-name="Police_20_par_20_défaut"><text:span text:style-name="T1"> la fa</text:span></text:span><text:span text:style-name="Police_20_par_20_défaut"><text:span text:style-name="T1">ç</text:span></text:span><text:span text:style-name="Police_20_par_20_défaut"><text:span text:style-name="T1">on dont, lui-m</text:span></text:span><text:span text:style-name="Police_20_par_20_défaut"><text:span text:style-name="T1">ê</text:span></text:span><text:span text:style-name="Police_20_par_20_défaut"><text:span text:style-name="T1">me il les traite, quelques citations vous en donneront une id</text:span></text:span><text:span text:style-name="Police_20_par_20_défaut"><text:span text:style-name="T1">é</text:span></text:span><text:span text:style-name="Police_20_par_20_défaut"><text:span text:style-name="T1">e. </text:span></text:span><text:span text:style-name="Police_20_par_20_défaut"><text:span text:style-name="T1">Voici</text:span></text:span><text:span text:style-name="Police_20_par_20_défaut"><text:span text:style-name="T1"> par exemple, sa d</text:span></text:span><text:span text:style-name="Police_20_par_20_défaut"><text:span text:style-name="T1">é</text:span></text:span><text:span text:style-name="Police_20_par_20_défaut"><text:span text:style-name="T1">finition de la trag</text:span></text:span><text:span text:style-name="Police_20_par_20_défaut"><text:span text:style-name="T1">é</text:span></text:span><text:span text:style-name="Police_20_par_20_défaut"><text:span text:style-name="T1">die</text:span></text:span><text:span text:style-name="Police_20_par_20_défaut"><text:span text:style-name="T1"> :</text:span></text:span></text:p>
      <text:p>Tragœdia, sicut et comædia, in exemplis vitæ humante confirmata, tribus ab illa differt : personarum conditione, fortunarum negotiorumque qualitate, exitu. In iila, e pagis sumpti Chremetes, Davi, Thaïdes Ioco humili ; initia turbatiuscula ; fines læti ; sermo de medio sumptus. In tragædia reges, principes, ex urbibus, arcibus, castris ; principia sedatiora ; exitus horribilis ; oratio gravis, culta, a vulgi dictione aversa ; tota facies anxia : metus, minæ, exilia, mortes.</text:p>
      <text:p text:style-name="Normal"><text:span text:style-name="Police_20_par_20_défaut"><text:span text:style-name="T1">Rien de plus pr</text:span></text:span><text:span text:style-name="Police_20_par_20_défaut"><text:span text:style-name="T1">é</text:span></text:span><text:span text:style-name="Police_20_par_20_défaut"><text:span text:style-name="T1">cis, ou m</text:span></text:span><text:span text:style-name="Police_20_par_20_défaut"><text:span text:style-name="T1">ê</text:span></text:span><text:span text:style-name="Police_20_par_20_défaut"><text:span text:style-name="T1">me de plus sec, mais aussi rien de plus conforme </text:span></text:span><text:span text:style-name="Police_20_par_20_défaut"><text:span text:style-name="T1">à</text:span></text:span><text:span text:style-name="Police_20_par_20_défaut"><text:span text:style-name="T1"> ce que je vous signalais comme le caract</text:span></text:span><text:span text:style-name="Police_20_par_20_défaut"><text:span text:style-name="T1">è</text:span></text:span><text:span text:style-name="Police_20_par_20_défaut"><text:span text:style-name="T1">re </text:span></text:span><text:span text:style-name="Police_20_par_20_défaut"><text:span text:style-name="T1">é</text:span></text:span><text:span text:style-name="Police_20_par_20_défaut"><text:span text:style-name="T1">minent de la critique au </text:span></text:span><text:span text:style-name="Police_20_par_20_défaut"><text:span text:style-name="T1">XV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On veut se rendre compte. On cherche donc les causes de son impression dans les qualit</text:span></text:span><text:span text:style-name="Police_20_par_20_défaut"><text:span text:style-name="T1">é</text:span></text:span><text:span text:style-name="Police_20_par_20_défaut"><text:span text:style-name="T1">s apparentes et ext</text:span></text:span><text:span text:style-name="Police_20_par_20_défaut"><text:span text:style-name="T1">é</text:span></text:span><text:span text:style-name="Police_20_par_20_défaut"><text:span text:style-name="T1">rieures des </text:span></text:span><text:span text:style-name="Police_20_par_20_défaut"><text:span text:style-name="T1">œ</text:span></text:span><text:span text:style-name="Police_20_par_20_défaut"><text:span text:style-name="T1">uvres. L'impression m</text:span></text:span><text:span text:style-name="Police_20_par_20_défaut"><text:span text:style-name="T1">ê</text:span></text:span><text:span text:style-name="Police_20_par_20_défaut"><text:span text:style-name="T1">me est un total, dont on suppose que les </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ments sont n</text:span></text:span><text:span text:style-name="Police_20_par_20_défaut"><text:span text:style-name="T1">é</text:span></text:span><text:span text:style-name="Police_20_par_20_défaut"><text:span text:style-name="T1">cessairement contenus dans l'</text:span></text:span><text:span text:style-name="Police_20_par_20_défaut"><text:span text:style-name="T1">œ</text:span></text:span><text:span text:style-name="Police_20_par_20_défaut"><text:span text:style-name="T1">uvre qui la produit. On essaye de les d</text:span></text:span><text:span text:style-name="Police_20_par_20_défaut"><text:span text:style-name="T1">é</text:span></text:span><text:span text:style-name="Police_20_par_20_défaut"><text:span text:style-name="T1">terminer, et chacun de ces </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ments, une fois reconnu, vient former un trait de la d</text:span></text:span><text:span text:style-name="Police_20_par_20_défaut"><text:span text:style-name="T1">é</text:span></text:span><text:span text:style-name="Police_20_par_20_défaut"><text:span text:style-name="T1">finition que l'on donne du genre.</text:span></text:span></text:p>
      <text:p text:style-name="Normal"><text:span text:style-name="Police_20_par_20_défaut"><text:span text:style-name="T1">La trag</text:span></text:span><text:span text:style-name="Police_20_par_20_défaut"><text:span text:style-name="T1">é</text:span></text:span><text:span text:style-name="Police_20_par_20_défaut"><text:span text:style-name="T1">die produit en nous une impression de grandeur, de pompe et de majest</text:span></text:span><text:span text:style-name="Police_20_par_20_défaut"><text:span text:style-name="T1">é</text:span></text:span><text:span text:style-name="Police_20_par_20_défaut"><text:span text:style-name="T1"> :</text:span></text:span><text:span text:style-name="Police_20_par_20_défaut"><text:span text:style-name="T1"> c'est que les h</text:span></text:span><text:span text:style-name="Police_20_par_20_défaut"><text:span text:style-name="T1">é</text:span></text:span><text:span text:style-name="Police_20_par_20_défaut"><text:span text:style-name="T1">ros en sont des princes ou des rois —</text:span></text:span><text:span text:style-name="Police_20_par_20_défaut"><text:span text:style-name="T1"> </text:span></text:span><text:span text:style-name="Police_20_par_20_défaut"><text:span text:style-name="T4">ex urbibus</text:span></text:span><text:span text:style-name="Police_20_par_20_défaut"><text:span text:style-name="T1">, </text:span></text:span><text:span text:style-name="Police_20_par_20_défaut"><text:span text:style-name="T4">a</text:span></text:span><text:span text:style-name="Police_20_par_20_défaut"><text:span text:style-name="T4">rcibus, castris sumpti</text:span></text:span><text:span text:style-name="Police_20_par_20_défaut"><text:span text:style-name="T1">, — des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ocle et des Polynice, des Agamemnon et des </text:span></text:span><text:span text:style-name="Police_20_par_20_défaut"><text:span text:style-name="T1">C</text:span></text:span><text:span text:style-name="Police_20_par_20_défaut"><text:span text:style-name="T1">lytemnestre, des Coriolan et des Caton. Elle produit en nous une impression de terreur d'angoisse</text:span></text:span><text:span text:style-name="Police_20_par_20_défaut"><text:span text:style-name="T1"> :</text:span></text:span><text:span text:style-name="Police_20_par_20_défaut"><text:span text:style-name="T1"> c'est que la catastrophe en est horrible —</text:span></text:span><text:span text:style-name="Police_20_par_20_défaut"><text:span text:style-name="T1"> </text:span></text:span><text:span text:style-name="Police_20_par_20_défaut"><text:span text:style-name="T4">e</text:span></text:span><text:span text:style-name="Police_20_par_20_défaut"><text:span text:style-name="T4">xitus horribilis</text:span></text:span><text:span text:style-name="Police_20_par_20_défaut"><text:span text:style-name="T1"> </text:span></text:span><text:span text:style-name="Police_20_par_20_défaut"><text:span text:style-name="T1">— et que, comme l'action tend tout enti</text:span></text:span><text:span text:style-name="Police_20_par_20_défaut"><text:span text:style-name="T1">è</text:span></text:span><text:span text:style-name="Police_20_par_20_défaut"><text:span text:style-name="T1">re vers cette catastrophe, elle participe de son horreur,—</text:span></text:span><text:span text:style-name="Police_20_par_20_défaut"><text:span text:style-name="T1"> </text:span></text:span><text:span text:style-name="Police_20_par_20_défaut"><text:span text:style-name="T4">tota faci</text:span></text:span><text:span text:style-name="Police_20_par_20_défaut"><text:span text:style-name="T4">e</text:span></text:span><text:span text:style-name="Police_20_par_20_défaut"><text:span text:style-name="T4">s anxia, metus, min</text:span></text:span><text:span text:style-name="Police_20_par_20_défaut"><text:span text:style-name="T4">œ</text:span></text:span><text:span text:style-name="Police_20_par_20_défaut"><text:span text:style-name="T4">, exilia, mortes</text:span></text:span><text:span text:style-name="Police_20_par_20_défaut"><text:span text:style-name="T1">. Ou bien</text:span></text:span><text:span text:style-name="Police_20_par_20_défaut"><text:span text:style-name="T1"> enfin, la trag</text:span></text:span><text:span text:style-name="Police_20_par_20_défaut"><text:span text:style-name="T1">é</text:span></text:span><text:span text:style-name="Police_20_par_20_défaut"><text:span text:style-name="T1">die produit en nous quelque impression de dignit</text:span></text:span><text:span text:style-name="Police_20_par_20_défaut"><text:span text:style-name="T1">é</text:span></text:span><text:span text:style-name="Police_20_par_20_défaut"><text:span text:style-name="T1">, de noblesse et de po</text:span></text:span><text:span text:style-name="Police_20_par_20_défaut"><text:span text:style-name="T1">é</text:span></text:span><text:span text:style-name="Police_20_par_20_défaut"><text:span text:style-name="T1">sie</text:span></text:span><text:span text:style-name="Police_20_par_20_défaut"><text:span text:style-name="T1"> :</text:span></text:span><text:span text:style-name="Police_20_par_20_défaut"><text:span text:style-name="T1"> c'est que le langage n'en est pas celui de </text:span></text:span><text:span text:style-name="Police_20_par_20_défaut"><text:span text:style-name="T1">l</text:span></text:span><text:span text:style-name="Police_20_par_20_défaut"><text:span text:style-name="T1">a conversation famili</text:span></text:span><text:span text:style-name="Police_20_par_20_défaut"><text:span text:style-name="T1">è</text:span></text:span><text:span text:style-name="Police_20_par_20_défaut"><text:span text:style-name="T1">re, mais un langage choisi, </text:span></text:span><text:span text:style-name="Police_20_par_20_défaut"><text:span text:style-name="T1">re</text:span></text:span><text:span text:style-name="Police_20_par_20_défaut"><text:span text:style-name="T1">cherch</text:span></text:span><text:span text:style-name="Police_20_par_20_défaut"><text:span text:style-name="T1">é</text:span></text:span><text:span text:style-name="Police_20_par_20_défaut"><text:span text:style-name="T1">, noble, et po</text:span></text:span><text:span text:style-name="Police_20_par_20_défaut"><text:span text:style-name="T1">é</text:span></text:span><text:span text:style-name="Police_20_par_20_défaut"><text:span text:style-name="T1">tique par sa raret</text:span></text:span><text:span text:style-name="Police_20_par_20_défaut"><text:span text:style-name="T1">é</text:span></text:span><text:span text:style-name="Police_20_par_20_défaut"><text:span text:style-name="T1"> m</text:span></text:span><text:span text:style-name="Police_20_par_20_défaut"><text:span text:style-name="T1">ê</text:span></text:span><text:span text:style-name="Police_20_par_20_défaut"><text:span text:style-name="T1">me, —</text:span></text:span><text:span text:style-name="Police_20_par_20_défaut"><text:span text:style-name="T1"> </text:span></text:span><text:span text:style-name="Police_20_par_20_défaut"><text:span text:style-name="T4">oratio gravis, cuit a, a vulgi dictione aversa</text:span></text:span><text:span text:style-name="Police_20_par_20_défaut"><text:span text:style-name="T1">. La cons</text:span></text:span><text:span text:style-name="Police_20_par_20_défaut"><text:span text:style-name="T1">é</text:span></text:span><text:span text:style-name="Police_20_par_20_défaut"><text:span text:style-name="T1">quence n'est-elle pas </text:span></text:span><text:span text:style-name="Police_20_par_20_défaut"><text:span text:style-name="T1">é</text:span></text:span><text:span text:style-name="Police_20_par_20_défaut"><text:span text:style-name="T1">vidente</text:span></text:span><text:span text:style-name="Police_20_par_20_défaut"><text:span text:style-name="T1"> ?</text:span></text:span><text:span text:style-name="Police_20_par_20_défaut"><text:span text:style-name="T1"> </text:span></text:span><text:span text:style-name="Police_20_par_20_défaut"><text:span text:style-name="T1">V</text:span></text:span><text:span text:style-name="Police_20_par_20_défaut"><text:span text:style-name="T1">oulant produire les m</text:span></text:span><text:span text:style-name="Police_20_par_20_défaut"><text:span text:style-name="T1">ê</text:span></text:span><text:span text:style-name="Police_20_par_20_défaut"><text:span text:style-name="T1">mes effets, nous aurons recours aux m</text:span></text:span><text:span text:style-name="Police_20_par_20_défaut"><text:span text:style-name="T1">ê</text:span></text:span><text:span text:style-name="Police_20_par_20_défaut"><text:span text:style-name="T1">mes moyens. Et s'ils ne sont pas toute la trag</text:span></text:span><text:span text:style-name="Police_20_par_20_défaut"><text:span text:style-name="T1">é</text:span></text:span><text:span text:style-name="Police_20_par_20_défaut"><text:span text:style-name="T1">die, n'en feront-ils pas au moins les lin</text:span></text:span><text:span text:style-name="Police_20_par_20_défaut"><text:span text:style-name="T1">é</text:span></text:span><text:span text:style-name="Police_20_par_20_défaut"><text:span text:style-name="T1">aments n</text:span></text:span><text:span text:style-name="Police_20_par_20_défaut"><text:span text:style-name="T1">é</text:span></text:span><text:span text:style-name="Police_20_par_20_défaut"><text:span text:style-name="T1">cessaires, ou, en d'autres termes, la d</text:span></text:span><text:span text:style-name="Police_20_par_20_défaut"><text:span text:style-name="T1">é</text:span></text:span><text:span text:style-name="Police_20_par_20_défaut"><text:span text:style-name="T1">finition</text:span></text:span><text:span text:style-name="Police_20_par_20_défaut"><text:span text:style-name="T1"> ?</text:span></text:span><text:span text:style-name="Police_20_par_20_défaut"><text:span text:style-name="T1"> Des rois ou des h</text:span></text:span><text:span text:style-name="Police_20_par_20_défaut"><text:span text:style-name="T1">é</text:span></text:span><text:span text:style-name="Police_20_par_20_défaut"><text:span text:style-name="T1">ros en tiendront les principaux r</text:span></text:span><text:span text:style-name="Police_20_par_20_défaut"><text:span text:style-name="T1">ô</text:span></text:span><text:span text:style-name="Police_20_par_20_défaut"><text:span text:style-name="T1">les</text:span></text:span><text:span text:style-name="Police_20_par_20_défaut"><text:span text:style-name="T1"> ;</text:span></text:span><text:span text:style-name="Police_20_par_20_défaut"><text:span text:style-name="T1"> elle roulera sur des </text:span></text:span><text:span text:style-name="Police_20_par_20_défaut"><text:span text:style-name="T1">é</text:span></text:span><text:span text:style-name="Police_20_par_20_défaut"><text:span text:style-name="T1">v</text:span></text:span><text:span text:style-name="Police_20_par_20_défaut"><text:span text:style-name="T1">é</text:span></text:span><text:span text:style-name="Police_20_par_20_défaut"><text:span text:style-name="T1">nements qui enveloppent le destin des empires</text:span></text:span><text:span text:style-name="Police_20_par_20_défaut"><text:span text:style-name="T1"> ;</text:span></text:span><text:span text:style-name="Police_20_par_20_défaut"><text:span text:style-name="T1"> et elle finira dans le sang.</text:span></text:span></text:p>
      <text:p text:style-name="P1">Nous retrouvons encore les mêmes qualités, et visiblement le même dessein, dans la classification que la Poétique nous donne des figurés :</text:p>
      <text:p><text:soft-page-break/>Figuras quidem ante nos ad certam speciem nerrio deduxit...</text:p>
      <text:p text:style-name="Normal"><text:span text:style-name="Police_20_par_20_défaut"><text:span text:style-name="T1">Et sans doute, quand il le dit, on peut reprocher </text:span></text:span><text:span text:style-name="Police_20_par_20_défaut"><text:span text:style-name="T1">à</text:span></text:span><text:span text:style-name="Police_20_par_20_défaut"><text:span text:style-name="T1"> Scaliger de n'</text:span></text:span><text:span text:style-name="Police_20_par_20_défaut"><text:span text:style-name="T1">ê</text:span></text:span><text:span text:style-name="Police_20_par_20_défaut"><text:span text:style-name="T1">tre pas modeste, mais il dit la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C'est lui qui para</text:span></text:span><text:span text:style-name="Police_20_par_20_défaut"><text:span text:style-name="T1">î</text:span></text:span><text:span text:style-name="Police_20_par_20_défaut"><text:span text:style-name="T1">t avoir le premier class</text:span></text:span><text:span text:style-name="Police_20_par_20_défaut"><text:span text:style-name="T1">é</text:span></text:span><text:span text:style-name="Police_20_par_20_défaut"><text:span text:style-name="T1"> les figures de rh</text:span></text:span><text:span text:style-name="Police_20_par_20_défaut"><text:span text:style-name="T1">é</text:span></text:span><text:span text:style-name="Police_20_par_20_défaut"><text:span text:style-name="T1">torique, </text:span></text:span><text:span text:style-name="Police_20_par_20_défaut"><text:span text:style-name="T1">dont les anciens rh</text:span></text:span><text:span text:style-name="Police_20_par_20_défaut"><text:span text:style-name="T1">é</text:span></text:span><text:span text:style-name="Police_20_par_20_défaut"><text:span text:style-name="T1">teurs ont moins bien distingu</text:span></text:span><text:span text:style-name="Police_20_par_20_défaut"><text:span text:style-name="T1">é</text:span></text:span><text:span text:style-name="Police_20_par_20_défaut"><text:span text:style-name="T1"> les diverses esp</text:span></text:span><text:span text:style-name="Police_20_par_20_défaut"><text:span text:style-name="T1">è</text:span></text:span><text:span text:style-name="Police_20_par_20_défaut"><text:span text:style-name="T1">ces</text:span></text:span><text:span text:style-name="Police_20_par_20_défaut"><text:span text:style-name="T1"> ;</text:span></text:span><text:span text:style-name="Police_20_par_20_défaut"><text:span text:style-name="T1"> et c'est de sa </text:span></text:span><text:span text:style-name="Police_20_par_20_défaut"><text:span text:style-name="T4">Po</text:span></text:span><text:span text:style-name="Police_20_par_20_défaut"><text:span text:style-name="T4">é</text:span></text:span><text:span text:style-name="Police_20_par_20_défaut"><text:span text:style-name="T4">tique</text:span></text:span><text:span text:style-name="Police_20_par_20_défaut"><text:span text:style-name="T1"> que les d</text:span></text:span><text:span text:style-name="Police_20_par_20_défaut"><text:span text:style-name="T1">é</text:span></text:span><text:span text:style-name="Police_20_par_20_défaut"><text:span text:style-name="T1">finitions consacr</text:span></text:span><text:span text:style-name="Police_20_par_20_défaut"><text:span text:style-name="T1">é</text:span></text:span><text:span text:style-name="Police_20_par_20_défaut"><text:span text:style-name="T1">es en ont pass</text:span></text:span><text:span text:style-name="Police_20_par_20_défaut"><text:span text:style-name="T1">é</text:span></text:span><text:span text:style-name="Police_20_par_20_défaut"><text:span text:style-name="T1"> depuis dans tous les </text:span></text:span><text:span text:style-name="Police_20_par_20_défaut"><text:span text:style-name="T4">Manuel</text:span></text:span><text:span text:style-name="Police_20_par_20_défaut"><text:span text:style-name="T4">s.</text:span></text:span></text:p>
      <text:p text:style-name="Normal"><text:span text:style-name="Police_20_par_20_défaut"><text:span text:style-name="T1">Significatur aut id quod est, aut contrariu</text:span></text:span><text:span text:style-name="Police_20_par_20_défaut"><text:span text:style-name="T1">M. </text:span></text:span><text:span text:style-name="Police_20_par_20_défaut"><text:span text:style-name="T1">Si id quod est, aut </text:span></text:span><text:span text:style-name="Police_20_par_20_défaut"><text:span text:style-name="T1">æ</text:span></text:span><text:span text:style-name="Police_20_par_20_défaut"><text:span text:style-name="T1">que, aut plus, aut minus, aut aliter, quippe aut unam rem pluribus verbis, aut plures uno. Contrarium significa</text:span></text:span><text:span text:style-name="Police_20_par_20_défaut"><text:span text:style-name="T1">t</text:span></text:span><text:span text:style-name="Police_20_par_20_défaut"><text:span text:style-name="T1">ur ut per </text:span></text:span><text:span text:style-name="Police_20_par_20_défaut"><text:span text:style-name="T4">antiphrasin</text:span></text:span><text:span text:style-name="Police_20_par_20_défaut"><text:span text:style-name="T1">, </text:span></text:span><text:span text:style-name="Police_20_par_20_défaut"><text:span text:style-name="T1">æ</text:span></text:span><text:span text:style-name="Police_20_par_20_défaut"><text:span text:style-name="T1">que ut per </text:span></text:span><text:span text:style-name="Police_20_par_20_défaut"><text:span text:style-name="T4">trac</text:span></text:span><text:span text:style-name="Police_20_par_20_défaut"><text:span text:style-name="T4">t</text:span></text:span><text:span text:style-name="Police_20_par_20_défaut"><text:span text:style-name="T4">ationem</text:span></text:span><text:span text:style-name="Police_20_par_20_défaut"><text:span text:style-name="T1"> :</text:span></text:span></text:p>
      <text:p text:style-name="Normal"><text:span text:style-name="Police_20_par_20_défaut"><text:span text:style-name="T1">C'est ce que nous appelons maintenant </text:span></text:span><text:span text:style-name="Police_20_par_20_défaut"><text:span text:style-name="T4">d</text:span></text:span><text:span text:style-name="Police_20_par_20_défaut"><text:span text:style-name="T4">é</text:span></text:span><text:span text:style-name="Police_20_par_20_défaut"><text:span text:style-name="T4">veloppement</text:span></text:span><text:span text:style-name="Police_20_par_20_défaut"><text:span text:style-name="T1"> ou</text:span></text:span><text:span text:style-name="Police_20_par_20_défaut"><text:span text:style-name="T4"> amplification</text:span></text:span><text:span text:style-name="Police_20_par_20_défaut"><text:span text:style-name="T1">...</text:span></text:span></text:p>
      <text:p text:style-name="Normal"><text:span text:style-name="Police_20_par_20_défaut"><text:span text:style-name="T1">plus [significatur] ut per </text:span></text:span><text:span text:style-name="Police_20_par_20_défaut"><text:span text:style-name="T4">hyperbolen,</text:span></text:span><text:span text:style-name="Police_20_par_20_défaut"><text:span text:style-name="T1"> minus ut per </text:span></text:span><text:span text:style-name="Police_20_par_20_défaut"><text:span text:style-name="T4">de</text:span></text:span><text:span text:style-name="Police_20_par_20_défaut"><text:span text:style-name="T4">tractionem</text:span></text:span><text:span text:style-name="Police_20_par_20_défaut"><text:span text:style-name="T4"> </text:span></text:span><text:span text:style-name="Police_20_par_20_défaut"><text:span text:style-name="T1">:</text:span></text:span></text:p>
      <text:p text:style-name="Normal"><text:span text:style-name="Police_20_par_20_défaut"><text:span text:style-name="T1">C'est ce que nous appelons aujourd'hui, tant</text:span></text:span><text:span text:style-name="Police_20_par_20_défaut"><text:span text:style-name="T1">ô</text:span></text:span><text:span text:style-name="Police_20_par_20_défaut"><text:span text:style-name="T1">t</text:span></text:span><text:span text:style-name="Police_20_par_20_défaut"><text:span text:style-name="T1"> </text:span></text:span><text:span text:style-name="Police_20_par_20_défaut"><text:span text:style-name="T4">litote</text:span></text:span><text:span text:style-name="Police_20_par_20_défaut"><text:span text:style-name="T1">, et tant</text:span></text:span><text:span text:style-name="Police_20_par_20_défaut"><text:span text:style-name="T1">ô</text:span></text:span><text:span text:style-name="Police_20_par_20_défaut"><text:span text:style-name="T1">t </text:span></text:span><text:span text:style-name="Police_20_par_20_défaut"><text:span text:style-name="T4">suspension</text:span></text:span><text:span text:style-name="Police_20_par_20_défaut"><text:span text:style-name="T1">.</text:span></text:span></text:p>
      <text:p><text:tab/><text:tab/> Va, je ne le hais point,</text:p>
      <text:p text:style-name="Normal"><text:span text:style-name="Police_20_par_20_défaut"><text:span text:style-name="T1">dit Chim</text:span></text:span><text:span text:style-name="Police_20_par_20_défaut"><text:span text:style-name="T1">è</text:span></text:span><text:span text:style-name="Police_20_par_20_défaut"><text:span text:style-name="T1">ne </text:span></text:span><text:span text:style-name="Police_20_par_20_défaut"><text:span text:style-name="T1">à</text:span></text:span><text:span text:style-name="Police_20_par_20_défaut"><text:span text:style-name="T1"> Rodrigue</text:span></text:span><text:span text:style-name="Police_20_par_20_défaut"><text:span text:style-name="T1"> ;</text:span></text:span><text:span text:style-name="Police_20_par_20_défaut"><text:span text:style-name="T1"> et Agrippine, dans </text:span></text:span><text:span text:style-name="Police_20_par_20_défaut"><text:span text:style-name="T4">Britannicus</text:span></text:span><text:span text:style-name="Police_20_par_20_défaut"><text:span text:style-name="T1"> </text:span></text:span><text:span text:style-name="Police_20_par_20_défaut"><text:span text:style-name="T1">;</text:span></text:span></text:p>
      <text:p>Et ce même Sénèque, et ce même Burrhus </text:p>
      <text:p>Qui depuis... Rome alors estimait leurs vertus.</text:p>
      <text:p text:style-name="Normal"><text:span text:style-name="Police_20_par_20_défaut"><text:span text:style-name="T1">Aliter [</text:span></text:span><text:span text:style-name="Police_20_par_20_défaut"><text:span text:style-name="T1">significatur</text:span></text:span><text:span text:style-name="Police_20_par_20_défaut"><text:span text:style-name="T1">]</text:span></text:span><text:span text:style-name="Police_20_par_20_défaut"><text:span text:style-name="T1"> ut per </text:span></text:span><text:span text:style-name="Police_20_par_20_défaut"><text:span text:style-name="T4">allegoriam</text:span></text:span><text:span text:style-name="Police_20_par_20_défaut"><text:span text:style-name="T1"> ;</text:span></text:span><text:span text:style-name="Police_20_par_20_défaut"><text:span text:style-name="T1"> pluribus una res, ut </text:span></text:span><text:span text:style-name="Police_20_par_20_défaut"><text:span text:style-name="T4">periphrasi</text:span></text:span><text:span text:style-name="Police_20_par_20_défaut"><text:span text:style-name="T1"> ;</text:span></text:span><text:span text:style-name="Police_20_par_20_défaut"><text:span text:style-name="T1"> plures uno verbo, ut </text:span></text:span><text:span text:style-name="Police_20_par_20_défaut"><text:span text:style-name="T4">colle</text:span></text:span><text:span text:style-name="Police_20_par_20_défaut"><text:span text:style-name="T4">c</text:span></text:span><text:span text:style-name="Police_20_par_20_défaut"><text:span text:style-name="T4">tione</text:span></text:span><text:span text:style-name="Police_20_par_20_défaut"><text:span text:style-name="T1">, eques pro equitatu</text:span></text:span><text:span text:style-name="Police_20_par_20_défaut"><text:span text:style-name="T1">...</text:span></text:span></text:p>
      <text:p text:style-name="P1"/>
      <text:p text:style-name="P1">Oui, encore une fois, ce travail est ingrat sans doute, mais il fallait bien qu'il fût fait ; et, après tout, jusque de nos jours on ne saurait se dissimuler que ces distinctions, plus ou moins finement aperçues, et plus ou moins heureusement rendues, demeurent la base et la condition de l'appréciation des styles. La raison en est bien simple ; ou du moins, non, elle n'est pas simple, elle est même complexe ; mais je veux dire qu'on la découvre aisément. C'est que toutes ces figures expriment les rapports secrets de la parole avec la pensée ; c'est que la métaphore est le procédé naturel de fructification ou d'enrichissement du langage ; et c'est enfin qu'une hyperbole ou une litote, qui différencient du tout au tout la nuance d'un même sentiment ou d'une même idée, ne sont pas seulement de la rhétorique : elles sont de la psychologie.</text:p>
      <text:p text:style-name="P1">C'est aussi bien ce qui a permis à Scaliger de donner à la comparaison des poètes une précision toute nouvelle, et d'introduire ainsi dans la critique une subtilité d'analyse dont je ne connais guère d'exemples avant lui. Voyez-le plutôt comparer Homère ou Théocrite à Virgile :</text:p>
      <text:p><text:soft-page-break/>Homeri epitheta sæpe frigida, aut puerilia, aut locis inepta. Quid enim convenit Achilli fïenti ? <text:span text:style-name="Police_20_par_20_défaut"><text:span text:style-name="T14">π</text:span></text:span><text:span text:style-name="Police_20_par_20_défaut"><text:span text:style-name="T14">o</text:span></text:span><text:span text:style-name="Police_20_par_20_défaut"><text:span text:style-name="T14">δας</text:span></text:span><text:span text:style-name="Police_20_par_20_défaut"><text:span text:style-name="T14"> </text:span></text:span><text:span text:style-name="Police_20_par_20_défaut"><text:span text:style-name="T14">ώϰυς</text:span></text:span><text:span text:style-name="Police_20_par_20_défaut"><text:span text:style-name="T14"> </text:span></text:span>? Quod si noster poeta — c'est Virgile — <text:span text:style-name="Police_20_par_20_défaut"><text:span text:style-name="T15">patrem </text:span></text:span>vocat Æneam in multis locis, id eo modo facit quod... Æneas Romanorum principium esset :</text:p>
      <text:p>At pater Æneas, Romanæ stirpis origo...</text:p>
      <text:p>Præterea, quum in Augusti gratiam conderet illud opus, voluit ejus quoque acta attingere... <text:span text:style-name="Police_20_par_20_défaut"><text:span text:style-name="T16">At eum sci</text:span></text:span><text:span text:style-name="Police_20_par_20_défaut"><text:span text:style-name="T16">mus ejus</text:span></text:span><text:span text:style-name="Police_20_par_20_défaut"><text:span text:style-name="T16">modi cognomen ascivisse sibi. Legimus enim in numismate quod habemus</text:span></text:span><text:span text:style-name="Police_20_par_20_défaut"><text:span text:style-name="T16"> </text:span></text:span><text:span text:style-name="Police_20_par_20_défaut"><text:span text:style-name="T16">;</text:span></text:span><text:span text:style-name="Police_20_par_20_défaut"><text:span text:style-name="T13"> Augustus Pater</text:span></text:span><text:span text:style-name="Police_20_par_20_défaut"><text:span text:style-name="T13">...</text:span></text:span></text:p>
      <text:p text:style-name="Normal"><text:span text:style-name="Police_20_par_20_défaut"><text:span text:style-name="T1">Mais vous </text:span></text:span><text:span text:style-name="Police_20_par_20_défaut"><text:span text:style-name="T1">en trouverez</text:span></text:span><text:span text:style-name="Police_20_par_20_défaut"><text:span text:style-name="T1"> vingt exemples pour un, qui formeraient, si vous les tiriez de sa </text:span></text:span><text:span text:style-name="Police_20_par_20_défaut"><text:span text:style-name="T4">Po</text:span></text:span><text:span text:style-name="Police_20_par_20_défaut"><text:span text:style-name="T4">é</text:span></text:span><text:span text:style-name="Police_20_par_20_défaut"><text:span text:style-name="T4">tique</text:span></text:span><text:span text:style-name="Police_20_par_20_défaut"><text:span text:style-name="T1">, tout un commentaire de </text:span></text:span><text:span text:style-name="Police_20_par_20_défaut"><text:span text:style-name="T4">L’</text:span></text:span><text:span text:style-name="Police_20_par_20_défaut"><text:span text:style-name="T4">En</text:span></text:span><text:span text:style-name="Police_20_par_20_défaut"><text:span text:style-name="T4">é</text:span></text:span><text:span text:style-name="Police_20_par_20_défaut"><text:span text:style-name="T4">ide</text:span></text:span><text:span text:style-name="Police_20_par_20_défaut"><text:span text:style-name="T1"> ou des </text:span></text:span><text:span text:style-name="Police_20_par_20_défaut"><text:span text:style-name="T4">Bucoliques</text:span></text:span><text:span text:style-name="Police_20_par_20_défaut"><text:span text:style-name="T4">...</text:span></text:span></text:p>
      <text:p text:style-name="Normal"><text:span text:style-name="Police_20_par_20_défaut"><text:span text:style-name="T1">Ce qui n'est pas moins int</text:span></text:span><text:span text:style-name="Police_20_par_20_défaut"><text:span text:style-name="T1">é</text:span></text:span><text:span text:style-name="Police_20_par_20_défaut"><text:span text:style-name="T1">ressant que le d</text:span></text:span><text:span text:style-name="Police_20_par_20_défaut"><text:span text:style-name="T1">é</text:span></text:span><text:span text:style-name="Police_20_par_20_défaut"><text:span text:style-name="T1">tail de ces comparaisons, ce qui l'est m</text:span></text:span><text:span text:style-name="Police_20_par_20_défaut"><text:span text:style-name="T1">ê</text:span></text:span><text:span text:style-name="Police_20_par_20_défaut"><text:span text:style-name="T1">me beaucoup davantage, et ce qui est surtout plus important, c'est le but auquel elles tendent, et c'est l'esprit qui les anime. Aux mod</text:span></text:span><text:span text:style-name="Police_20_par_20_défaut"><text:span text:style-name="T1">è</text:span></text:span><text:span text:style-name="Police_20_par_20_défaut"><text:span text:style-name="T1">les grecs, la </text:span></text:span><text:span text:style-name="Police_20_par_20_défaut"><text:span text:style-name="T4">Po</text:span></text:span><text:span text:style-name="Police_20_par_20_défaut"><text:span text:style-name="T4">é</text:span></text:span><text:span text:style-name="Police_20_par_20_défaut"><text:span text:style-name="T4">tique</text:span></text:span><text:span text:style-name="Police_20_par_20_défaut"><text:span text:style-name="T1"> de Scaliger vise r</text:span></text:span><text:span text:style-name="Police_20_par_20_défaut"><text:span text:style-name="T1">é</text:span></text:span><text:span text:style-name="Police_20_par_20_défaut"><text:span text:style-name="T1">solument </text:span></text:span><text:span text:style-name="Police_20_par_20_défaut"><text:span text:style-name="T1">à</text:span></text:span><text:span text:style-name="Police_20_par_20_défaut"><text:span text:style-name="T1"> substituer les mod</text:span></text:span><text:span text:style-name="Police_20_par_20_défaut"><text:span text:style-name="T1">è</text:span></text:span><text:span text:style-name="Police_20_par_20_défaut"><text:span text:style-name="T1">les latins</text:span></text:span><text:span text:style-name="Police_20_par_20_défaut"><text:span text:style-name="T1"> ;</text:span></text:span><text:span text:style-name="Police_20_par_20_défaut"><text:span text:style-name="T1"> et, comme elle y a en partie r</text:span></text:span><text:span text:style-name="Police_20_par_20_défaut"><text:span text:style-name="T1">é</text:span></text:span><text:span text:style-name="Police_20_par_20_défaut"><text:span text:style-name="T1">ussi, vous voyez la place que tient dans une histoire de la critique moderne cet ouvrage aujourd'hui trop oubli</text:span></text:span><text:span text:style-name="Police_20_par_20_défaut"><text:span text:style-name="T1">é</text:span></text:span><text:span text:style-name="Police_20_par_20_défaut"><text:span text:style-name="T1"> peut-</text:span></text:span><text:span text:style-name="Police_20_par_20_défaut"><text:span text:style-name="T1">ê</text:span></text:span><text:span text:style-name="Police_20_par_20_défaut"><text:span text:style-name="T1">tre.</text:span></text:span></text:p>
      <text:p text:style-name="Normal"><text:span text:style-name="Police_20_par_20_défaut"><text:span text:style-name="T1">Po</text:span></text:span><text:span text:style-name="Police_20_par_20_défaut"><text:span text:style-name="T1">è</text:span></text:span><text:span text:style-name="Police_20_par_20_défaut"><text:span text:style-name="T1">tes ou prosateurs, c'est </text:span></text:span><text:span text:style-name="Police_20_par_20_défaut"><text:span text:style-name="T1">à</text:span></text:span><text:span text:style-name="Police_20_par_20_défaut"><text:span text:style-name="T1"> la litt</text:span></text:span><text:span text:style-name="Police_20_par_20_défaut"><text:span text:style-name="T1">é</text:span></text:span><text:span text:style-name="Police_20_par_20_défaut"><text:span text:style-name="T1">rature grecque en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que nos </text:span></text:span><text:span text:style-name="Police_20_par_20_défaut"><text:span text:style-name="T1">é</text:span></text:span><text:span text:style-name="Police_20_par_20_défaut"><text:span text:style-name="T1">crivains de la premi</text:span></text:span><text:span text:style-name="Police_20_par_20_défaut"><text:span text:style-name="T1">è</text:span></text:span><text:span text:style-name="Police_20_par_20_défaut"><text:span text:style-name="T1">re partie du </text:span></text:span><text:span text:style-name="Police_20_par_20_défaut"><text:span text:style-name="T1">XV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avaient surtout demand</text:span></text:span><text:span text:style-name="Police_20_par_20_défaut"><text:span text:style-name="T1">é</text:span></text:span><text:span text:style-name="Police_20_par_20_défaut"><text:span text:style-name="T1"> leurs mod</text:span></text:span><text:span text:style-name="Police_20_par_20_défaut"><text:span text:style-name="T1">è</text:span></text:span><text:span text:style-name="Police_20_par_20_défaut"><text:span text:style-name="T1">les, nos po</text:span></text:span><text:span text:style-name="Police_20_par_20_défaut"><text:span text:style-name="T1">è</text:span></text:span><text:span text:style-name="Police_20_par_20_défaut"><text:span text:style-name="T1">tes notamment, ceux de la Pl</text:span></text:span><text:span text:style-name="Police_20_par_20_défaut"><text:span text:style-name="T1">é</text:span></text:span><text:span text:style-name="Police_20_par_20_défaut"><text:span text:style-name="T1">iade, et sinon Du Bellay, mais au moins </text:span></text:span><text:span text:style-name="Police_20_par_20_défaut"><text:span text:style-name="T1">R</text:span></text:span><text:span text:style-name="Police_20_par_20_défaut"><text:span text:style-name="T1">onsard et Ba</text:span></text:span><text:span text:style-name="Police_20_par_20_défaut"><text:span text:style-name="T1">ï</text:span></text:span><text:span text:style-name="Police_20_par_20_défaut"><text:span text:style-name="T1">f. Les Alexandrins les avaient surtout s</text:span></text:span><text:span text:style-name="Police_20_par_20_défaut"><text:span text:style-name="T1">é</text:span></text:span><text:span text:style-name="Police_20_par_20_défaut"><text:span text:style-name="T1">duits, en raison, je pense,</text:span></text:span><text:span text:style-name="Police_20_par_20_défaut"><text:span text:style-name="T1"> </text:span></text:span><text:span text:style-name="Police_20_par_20_défaut"><text:span text:style-name="T1">d'un certain rapport avec les Italiens, d'une certaine recherche, d'une certaine affectation de pens</text:span></text:span><text:span text:style-name="Police_20_par_20_défaut"><text:span text:style-name="T1">é</text:span></text:span><text:span text:style-name="Police_20_par_20_défaut"><text:span text:style-name="T1">e, d'un / certain raffinement qu'</text:span></text:span><text:span text:style-name="Police_20_par_20_défaut"><text:span text:style-name="T1">à</text:span></text:span><text:span text:style-name="Police_20_par_20_défaut"><text:span text:style-name="T1"> douze ou quinze cents ans de distance ils ont en commun avec P</text:span></text:span><text:span text:style-name="Police_20_par_20_défaut"><text:span text:style-name="T1">é</text:span></text:span><text:span text:style-name="Police_20_par_20_défaut"><text:span text:style-name="T1">trarque, et surtout avec les </text:span></text:span><text:span text:style-name="Police_20_par_20_défaut"><text:span text:style-name="T4">P</text:span></text:span><text:span text:style-name="Police_20_par_20_défaut"><text:span text:style-name="T4">é</text:span></text:span><text:span text:style-name="Police_20_par_20_défaut"><text:span text:style-name="T4">trarquisants.</text:span></text:span><text:span text:style-name="Police_20_par_20_défaut"><text:span text:style-name="T1"> Mais,</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dater de Scaliger, et sans cesser tout </text:span></text:span><text:span text:style-name="Police_20_par_20_défaut"><text:span text:style-name="T1">à</text:span></text:span><text:span text:style-name="Police_20_par_20_défaut"><text:span text:style-name="T1"> fait encore d'</text:span></text:span><text:span text:style-name="Police_20_par_20_défaut"><text:span text:style-name="T1">ê</text:span></text:span><text:span text:style-name="Police_20_par_20_défaut"><text:span text:style-name="T1">tre teint</text:span></text:span><text:span text:style-name="Police_20_par_20_défaut"><text:span text:style-name="T1">é</text:span></text:span><text:span text:style-name="Police_20_par_20_défaut"><text:span text:style-name="T1">es d'un peu de grec, l'</text:span></text:span><text:span text:style-name="Police_20_par_20_défaut"><text:span text:style-name="T1">é</text:span></text:span><text:span text:style-name="Police_20_par_20_défaut"><text:span text:style-name="T1">ducation et la culture deviennent </text:span></text:span><text:span text:style-name="Police_20_par_20_défaut"><text:span text:style-name="T1">é</text:span></text:span><text:span text:style-name="Police_20_par_20_défaut"><text:span text:style-name="T1">minemment, et bient</text:span></text:span><text:span text:style-name="Police_20_par_20_défaut"><text:span text:style-name="T1">ô</text:span></text:span><text:span text:style-name="Police_20_par_20_défaut"><text:span text:style-name="T1">t apr</text:span></text:span><text:span text:style-name="Police_20_par_20_défaut"><text:span text:style-name="T1">è</text:span></text:span><text:span text:style-name="Police_20_par_20_défaut"><text:span text:style-name="T1">s exclusivement latines. </text:span></text:span><text:span text:style-name="Police_20_par_20_défaut"><text:span text:style-name="T1">Vous</text:span></text:span><text:span text:style-name="Police_20_par_20_défaut"><text:span text:style-name="T1"> comparerez, pour vous en rendre compte, Montaigne </text:span></text:span><text:span text:style-name="Police_20_par_20_défaut"><text:span text:style-name="T1">à</text:span></text:span><text:span text:style-name="Police_20_par_20_défaut"><text:span text:style-name="T1"> Rabelais, et l'inspiration habituelle de Malherbe </text:span></text:span><text:span text:style-name="Police_20_par_20_défaut"><text:span text:style-name="T1">à</text:span></text:span><text:span text:style-name="Police_20_par_20_défaut"><text:span text:style-name="T1"> celle de Ronsard. Si ce fut un bien ou si ce fut un mal, ce n'est pas d'ailleurs ici le temps ou le lieu de l'examiner. Il y faudrait trop de distinctions</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et </text:span></text:span><text:span text:style-name="Police_20_par_20_défaut"><text:span text:style-name="T1">à</text:span></text:span><text:span text:style-name="Police_20_par_20_défaut"><text:span text:style-name="T1"> peine oserais-je dire que les Latins, en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me paraissent des mod</text:span></text:span><text:span text:style-name="Police_20_par_20_défaut"><text:span text:style-name="T1">è</text:span></text:span><text:span text:style-name="Police_20_par_20_défaut"><text:span text:style-name="T1">les plus sains que les Grecs, si je n'ajoutais tout de suite qu'il est r</text:span></text:span><text:span text:style-name="Police_20_par_20_défaut"><text:span text:style-name="T1">é</text:span></text:span><text:span text:style-name="Police_20_par_20_défaut"><text:span text:style-name="T1">sult</text:span></text:span><text:span text:style-name="Police_20_par_20_défaut"><text:span text:style-name="T1">é</text:span></text:span><text:span text:style-name="Police_20_par_20_défaut"><text:span text:style-name="T1"> de cet exclusivisme une limitation nouvelle de l'id</text:span></text:span><text:span text:style-name="Police_20_par_20_défaut"><text:span text:style-name="T1">é</text:span></text:span><text:span text:style-name="Police_20_par_20_défaut"><text:span text:style-name="T1">al classique.</text:span></text:span></text:p>
      <text:p text:style-name="Normal"><text:span text:style-name="Police_20_par_20_défaut"><text:span text:style-name="T1">L'influence de Scaliger et de sa </text:span></text:span><text:span text:style-name="Police_20_par_20_défaut"><text:span text:style-name="T4">Po</text:span></text:span><text:span text:style-name="Police_20_par_20_défaut"><text:span text:style-name="T4">é</text:span></text:span><text:span text:style-name="Police_20_par_20_défaut"><text:span text:style-name="T4">tique</text:span></text:span><text:span text:style-name="Police_20_par_20_défaut"><text:span text:style-name="T1"> s'</text:span></text:span><text:span text:style-name="Police_20_par_20_défaut"><text:span text:style-name="T1">é</text:span></text:span><text:span text:style-name="Police_20_par_20_défaut"><text:span text:style-name="T1">tendit d'ailleurs jusqu'aux po</text:span></text:span><text:span text:style-name="Police_20_par_20_défaut"><text:span text:style-name="T1">è</text:span></text:span><text:span text:style-name="Police_20_par_20_défaut"><text:span text:style-name="T1">tes eux-m</text:span></text:span><text:span text:style-name="Police_20_par_20_défaut"><text:span text:style-name="T1">ê</text:span></text:span><text:span text:style-name="Police_20_par_20_défaut"><text:span text:style-name="T1">mes de la Pl</text:span></text:span><text:span text:style-name="Police_20_par_20_défaut"><text:span text:style-name="T1">é</text:span></text:span><text:span text:style-name="Police_20_par_20_défaut"><text:span text:style-name="T1">iade</text:span></text:span><text:span text:style-name="Police_20_par_20_défaut"><text:span text:style-name="T1"> ;</text:span></text:span><text:span text:style-name="Police_20_par_20_défaut"><text:span text:style-name="T1"> et, </text:span></text:span><text:span text:style-name="Police_20_par_20_défaut"><text:span text:style-name="T1">à</text:span></text:span><text:span text:style-name="Police_20_par_20_défaut"><text:span text:style-name="T1"> cet </text:span></text:span><text:span text:style-name="Police_20_par_20_défaut"><text:span text:style-name="T1">é</text:span></text:span><text:span text:style-name="Police_20_par_20_défaut"><text:span text:style-name="T1">gard, c'est un rapprochement assez curieux </text:span></text:span><text:span text:style-name="Police_20_par_20_défaut"><text:span text:style-name="T1">à</text:span></text:span><text:span text:style-name="Police_20_par_20_défaut"><text:span text:style-name="T1"> faire que celui de la </text:span></text:span><text:span text:style-name="Police_20_par_20_défaut"><text:span text:style-name="T4">D</text:span></text:span><text:span text:style-name="Police_20_par_20_défaut"><text:span text:style-name="T4">é</text:span></text:span><text:span text:style-name="Police_20_par_20_défaut"><text:span text:style-name="T4">fense</text:span></text:span><text:span text:style-name="Police_20_par_20_défaut"><text:span text:style-name="T4"> et Illustration de la Langue fran</text:span></text:span><text:span text:style-name="Police_20_par_20_défaut"><text:span text:style-name="T4">ç</text:span></text:span><text:span text:style-name="Police_20_par_20_défaut"><text:span text:style-name="T4">aise </text:span></text:span><text:span text:style-name="Police_20_par_20_défaut"><text:span text:style-name="T1">avec </text:span></text:span><text:span text:style-name="Police_20_par_20_défaut"><text:span text:style-name="T4">L’</text:span></text:span><text:span text:style-name="Police_20_par_20_défaut"><text:span text:style-name="T4">Abr</text:span></text:span><text:span text:style-name="Police_20_par_20_défaut"><text:span text:style-name="T4">é</text:span></text:span><text:span text:style-name="Police_20_par_20_défaut"><text:span text:style-name="T4">g</text:span></text:span><text:span text:style-name="Police_20_par_20_défaut"><text:span text:style-name="T4">é</text:span></text:span><text:span text:style-name="Police_20_par_20_défaut"><text:span text:style-name="T4"> de l'Art po</text:span></text:span><text:span text:style-name="Police_20_par_20_défaut"><text:span text:style-name="T4">é</text:span></text:span><text:span text:style-name="Police_20_par_20_défaut"><text:span text:style-name="T4">tique</text:span></text:span><text:span text:style-name="Police_20_par_20_défaut"><text:span text:style-name="T1">, ou encore les </text:span></text:span><text:span text:style-name="Police_20_par_20_défaut"><text:span text:style-name="T4">Pr</text:span></text:span><text:span text:style-name="Police_20_par_20_défaut"><text:span text:style-name="T4">é</text:span></text:span><text:span text:style-name="Police_20_par_20_défaut"><text:span text:style-name="T4">faces </text:span></text:span><text:span text:style-name="Police_20_par_20_défaut"><text:span text:style-name="T1">de Ronsard pour sa</text:span></text:span><text:span text:style-name="Police_20_par_20_défaut"><text:span text:style-name="T4"> Franciade</text:span></text:span><text:span text:style-name="Police_20_par_20_défaut"><text:span text:style-name="T1">, post</text:span></text:span><text:span text:style-name="Police_20_par_20_défaut"><text:span text:style-name="T1">é</text:span></text:span><text:span text:style-name="Police_20_par_20_défaut"><text:span text:style-name="T1">rieures d'une </text:span></text:span><text:soft-page-break/><text:span text:style-name="Police_20_par_20_défaut"><text:span text:style-name="T1">dizaine d'ann</text:span></text:span><text:span text:style-name="Police_20_par_20_défaut"><text:span text:style-name="T1">é</text:span></text:span><text:span text:style-name="Police_20_par_20_défaut"><text:span text:style-name="T1">es </text:span></text:span><text:span text:style-name="Police_20_par_20_défaut"><text:span text:style-name="T1">à</text:span></text:span><text:span text:style-name="Police_20_par_20_défaut"><text:span text:style-name="T1"> la premi</text:span></text:span><text:span text:style-name="Police_20_par_20_défaut"><text:span text:style-name="T1">è</text:span></text:span><text:span text:style-name="Police_20_par_20_défaut"><text:span text:style-name="T1">re </text:span></text:span><text:span text:style-name="Police_20_par_20_défaut"><text:span text:style-name="T1">é</text:span></text:span><text:span text:style-name="Police_20_par_20_défaut"><text:span text:style-name="T1">dition du gros livre de Scaliger. Si, dans la premi</text:span></text:span><text:span text:style-name="Police_20_par_20_défaut"><text:span text:style-name="T1">è</text:span></text:span><text:span text:style-name="Police_20_par_20_défaut"><text:span text:style-name="T1">re </text:span></text:span><text:span text:style-name="Police_20_par_20_défaut"><text:span text:style-name="T4">Pr</text:span></text:span><text:span text:style-name="Police_20_par_20_défaut"><text:span text:style-name="T4">é</text:span></text:span><text:span text:style-name="Police_20_par_20_défaut"><text:span text:style-name="T4">face</text:span></text:span><text:span text:style-name="Police_20_par_20_défaut"><text:span text:style-name="T1"> de sa </text:span></text:span><text:span text:style-name="Police_20_par_20_défaut"><text:span text:style-name="T4">Franciade</text:span></text:span><text:span text:style-name="Police_20_par_20_défaut"><text:span text:style-name="T1">, Ronsard </text:span></text:span><text:span text:style-name="Police_20_par_20_défaut"><text:span text:style-name="T1">s’excuse</text:span></text:span><text:span text:style-name="Police_20_par_20_défaut"><text:span text:style-name="T1"> — car c'est bien et d</text:span></text:span><text:span text:style-name="Police_20_par_20_défaut"><text:span text:style-name="T1">û</text:span></text:span><text:span text:style-name="Police_20_par_20_défaut"><text:span text:style-name="T1">ment une excuse — </text:span></text:span><text:span text:style-name="Police_20_par_20_défaut"><text:span text:style-name="T1">«</text:span></text:span><text:span text:style-name="Police_20_par_20_défaut"><text:span text:style-name="T1"> </text:span></text:span><text:span text:style-name="Police_20_par_20_défaut"><text:span text:style-name="T1">d'avoir patronn</text:span></text:span><text:span text:style-name="Police_20_par_20_défaut"><text:span text:style-name="T1">é</text:span></text:span><text:span text:style-name="Police_20_par_20_défaut"><text:span text:style-name="T1"> son </text:span></text:span><text:span text:style-name="Police_20_par_20_défaut"><text:span text:style-name="T1">œ</text:span></text:span><text:span text:style-name="Police_20_par_20_défaut"><text:span text:style-name="T1">uvre plut</text:span></text:span><text:span text:style-name="Police_20_par_20_défaut"><text:span text:style-name="T1">ô</text:span></text:span><text:span text:style-name="Police_20_par_20_défaut"><text:span text:style-name="T1">t sur la na</text:span></text:span><text:span text:style-name="Police_20_par_20_défaut"><text:span text:style-name="T1">ï</text:span></text:span><text:span text:style-name="Police_20_par_20_défaut"><text:span text:style-name="T1">ve facilit</text:span></text:span><text:span text:style-name="Police_20_par_20_défaut"><text:span text:style-name="T1">é</text:span></text:span><text:span text:style-name="Police_20_par_20_défaut"><text:span text:style-name="T1"> d'Hom</text:span></text:span><text:span text:style-name="Police_20_par_20_défaut"><text:span text:style-name="T1">è</text:span></text:span><text:span text:style-name="Police_20_par_20_défaut"><text:span text:style-name="T1">re que sur </text:span></text:span><text:span text:style-name="Police_20_par_20_défaut"><text:span text:style-name="T1">la curieuse diligence de</text:span></text:span><text:span text:style-name="Police_20_par_20_défaut"><text:span text:style-name="T1"> Virgile</text:span></text:span><text:span text:style-name="Police_20_par_20_défaut"><text:span text:style-name="T1"> </text:span></text:span><text:span text:style-name="Police_20_par_20_défaut"><text:span text:style-name="T1">»</text:span></text:span><text:span text:style-name="Police_20_par_20_défaut"><text:span text:style-name="T1">, il semble cependant qu'il les mette tous deux au m</text:span></text:span><text:span text:style-name="Police_20_par_20_défaut"><text:span text:style-name="T1">ê</text:span></text:span><text:span text:style-name="Police_20_par_20_défaut"><text:span text:style-name="T1">me rang</text:span></text:span><text:span text:style-name="Police_20_par_20_défaut"><text:span text:style-name="T1"> ;</text:span></text:span><text:span text:style-name="Police_20_par_20_défaut"><text:span text:style-name="T1"> mais, dans sa seconde </text:span></text:span><text:span text:style-name="Police_20_par_20_défaut"><text:span text:style-name="T4">Pr</text:span></text:span><text:span text:style-name="Police_20_par_20_défaut"><text:span text:style-name="T4">é</text:span></text:span><text:span text:style-name="Police_20_par_20_défaut"><text:span text:style-name="T4">face</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touchant le po</text:span></text:span><text:span text:style-name="Police_20_par_20_défaut"><text:span text:style-name="T1">è</text:span></text:span><text:span text:style-name="Police_20_par_20_défaut"><text:span text:style-name="T1">me h</text:span></text:span><text:span text:style-name="Police_20_par_20_défaut"><text:span text:style-name="T1">é</text:span></text:span><text:span text:style-name="Police_20_par_20_défaut"><text:span text:style-name="T1">ro</text:span></text:span><text:span text:style-name="Police_20_par_20_défaut"><text:span text:style-name="T1">ï</text:span></text:span><text:span text:style-name="Police_20_par_20_défaut"><text:span text:style-name="T1">que</text:span></text:span><text:span text:style-name="Police_20_par_20_défaut"><text:span text:style-name="T1"> </text:span></text:span><text:span text:style-name="Police_20_par_20_défaut"><text:span text:style-name="T1">»</text:span></text:span><text:span text:style-name="Police_20_par_20_défaut"><text:span text:style-name="T1">,</text:span></text:span><text:span text:style-name="Police_20_par_20_défaut"><text:span text:style-name="T1"> </text:span></text:span><text:span text:style-name="Police_20_par_20_défaut"><text:span text:style-name="T1">le nom d'Hom</text:span></text:span><text:span text:style-name="Police_20_par_20_défaut"><text:span text:style-name="T1">è</text:span></text:span><text:span text:style-name="Police_20_par_20_défaut"><text:span text:style-name="T1">re est </text:span></text:span><text:span text:style-name="Police_20_par_20_défaut"><text:span text:style-name="T1">à</text:span></text:span><text:span text:style-name="Police_20_par_20_défaut"><text:span text:style-name="T1"> peine prononc</text:span></text:span><text:span text:style-name="Police_20_par_20_défaut"><text:span text:style-name="T1">é</text:span></text:span><text:span text:style-name="Police_20_par_20_défaut"><text:span text:style-name="T1">, tandis qu'au contraire tous les exemples dont il s'autorise, et toutes les citations qu'il produit </text:span></text:span><text:span text:style-name="Police_20_par_20_défaut"><text:span text:style-name="T1">à</text:span></text:span><text:span text:style-name="Police_20_par_20_défaut"><text:span text:style-name="T1"> l'appui de ses opinions, sont tir</text:span></text:span><text:span text:style-name="Police_20_par_20_défaut"><text:span text:style-name="T1">é</text:span></text:span><text:span text:style-name="Police_20_par_20_défaut"><text:span text:style-name="T1">s de</text:span></text:span><text:span text:style-name="Police_20_par_20_défaut"><text:span text:style-name="T1"> Virgile</text:span></text:span><text:span text:style-name="Police_20_par_20_défaut"><text:span text:style-name="T1">.</text:span></text:span></text:p>
      <text:p text:style-name="Normal"><text:span text:style-name="Police_20_par_20_défaut"><text:span text:style-name="T1">Au surplus, il le dit lui-m</text:span></text:span><text:span text:style-name="Police_20_par_20_défaut"><text:span text:style-name="T1">ê</text:span></text:span><text:span text:style-name="Police_20_par_20_défaut"><text:span text:style-name="T1">me en propres termes</text:span></text:span><text:span text:style-name="Police_20_par_20_défaut"><text:span text:style-name="T1"> :</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Je m'assure que les envieux caqueteront de quoy j'all</text:span></text:span><text:span text:style-name="Police_20_par_20_défaut"><text:span text:style-name="T1">è</text:span></text:span><text:span text:style-name="Police_20_par_20_défaut"><text:span text:style-name="T1">gue</text:span></text:span><text:span text:style-name="Police_20_par_20_défaut"><text:span text:style-name="T1"> Virgile</text:span></text:span><text:span text:style-name="Police_20_par_20_défaut"><text:span text:style-name="T1"> plus souvent qu'Hom</text:span></text:span><text:span text:style-name="Police_20_par_20_défaut"><text:span text:style-name="T1">è</text:span></text:span><text:span text:style-name="Police_20_par_20_défaut"><text:span text:style-name="T1">re, qui </text:span></text:span><text:span text:style-name="Police_20_par_20_défaut"><text:span text:style-name="T1">é</text:span></text:span><text:span text:style-name="Police_20_par_20_défaut"><text:span text:style-name="T1">tait son ma</text:span></text:span><text:span text:style-name="Police_20_par_20_défaut"><text:span text:style-name="T1">î</text:span></text:span><text:span text:style-name="Police_20_par_20_défaut"><text:span text:style-name="T1">tre et son patron, mais je l'ai fait tout expr</text:span></text:span><text:span text:style-name="Police_20_par_20_défaut"><text:span text:style-name="T1">è</text:span></text:span><text:span text:style-name="Police_20_par_20_défaut"><text:span text:style-name="T1">s, sachant bien que nos Fran</text:span></text:span><text:span text:style-name="Police_20_par_20_défaut"><text:span text:style-name="T1">ç</text:span></text:span><text:span text:style-name="Police_20_par_20_défaut"><text:span text:style-name="T1">ais ont plus de connaissance de</text:span></text:span><text:span text:style-name="Police_20_par_20_défaut"><text:span text:style-name="T1"> Virgile</text:span></text:span><text:span text:style-name="Police_20_par_20_défaut"><text:span text:style-name="T1"> que d'Hom</text:span></text:span><text:span text:style-name="Police_20_par_20_défaut"><text:span text:style-name="T1">è</text:span></text:span><text:span text:style-name="Police_20_par_20_défaut"><text:span text:style-name="T1">re, et d'autres auteurs grecs</text:span></text:span><text:span text:style-name="Police_20_par_20_défaut"><text:span text:style-name="T1"> </text:span></text:span><text:span text:style-name="Police_20_par_20_défaut"><text:span text:style-name="T1">»</text:span></text:span><text:span text:style-name="Police_20_par_20_défaut"><text:span text:style-name="T1">. En elle-m</text:span></text:span><text:span text:style-name="Police_20_par_20_défaut"><text:span text:style-name="T1">ê</text:span></text:span><text:span text:style-name="Police_20_par_20_défaut"><text:span text:style-name="T1">me, l'explication ou la justification n'importe gu</text:span></text:span><text:span text:style-name="Police_20_par_20_défaut"><text:span text:style-name="T1">è</text:span></text:span><text:span text:style-name="Police_20_par_20_défaut"><text:span text:style-name="T1">re</text:span></text:span><text:span text:style-name="Police_20_par_20_défaut"><text:span text:style-name="T1"> ;</text:span></text:span><text:span text:style-name="Police_20_par_20_défaut"><text:span text:style-name="T1"> c'est le fait seul ici qui nous int</text:span></text:span><text:span text:style-name="Police_20_par_20_défaut"><text:span text:style-name="T1">é</text:span></text:span><text:span text:style-name="Police_20_par_20_défaut"><text:span text:style-name="T1">resse</text:span></text:span><text:span text:style-name="Police_20_par_20_défaut"><text:span text:style-name="T1"> ;</text:span></text:span><text:span text:style-name="Police_20_par_20_défaut"><text:span text:style-name="T1"> et, comme je le disais tout </text:span></text:span><text:span text:style-name="Police_20_par_20_défaut"><text:span text:style-name="T1">à</text:span></text:span><text:span text:style-name="Police_20_par_20_défaut"><text:span text:style-name="T1"> l'heure, c'est la latinisation de la culture. Le grec a d</text:span></text:span><text:span text:style-name="Police_20_par_20_défaut"><text:span text:style-name="T1">é</text:span></text:span><text:span text:style-name="Police_20_par_20_défaut"><text:span text:style-name="T1">sormais cess</text:span></text:span><text:span text:style-name="Police_20_par_20_défaut"><text:span text:style-name="T1">é</text:span></text:span><text:span text:style-name="Police_20_par_20_défaut"><text:span text:style-name="T1"> d'avoir le prestige qu'il avait aux yeux des premi</text:span></text:span><text:span text:style-name="Police_20_par_20_défaut"><text:span text:style-name="T1">è</text:span></text:span><text:span text:style-name="Police_20_par_20_défaut"><text:span text:style-name="T1">re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tions du </text:span></text:span><text:span text:style-name="Police_20_par_20_défaut"><text:span text:style-name="T1">XV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Dans quelque cinquante ou cent a</text:span></text:span><text:span text:style-name="Police_20_par_20_défaut"><text:span text:style-name="T1">n</text:span></text:span><text:span text:style-name="Police_20_par_20_défaut"><text:span text:style-name="T1">s, on reconna</text:span></text:span><text:span text:style-name="Police_20_par_20_défaut"><text:span text:style-name="T1">î</text:span></text:span><text:span text:style-name="Police_20_par_20_défaut"><text:span text:style-name="T1">tra, on distinguera</text:span></text:span><text:span text:style-name="Police_20_par_20_défaut"><text:span text:style-name="T1"> presque infailliblement ceux de nos </text:span></text:span><text:span text:style-name="Police_20_par_20_défaut"><text:span text:style-name="T1">é</text:span></text:span><text:span text:style-name="Police_20_par_20_défaut"><text:span text:style-name="T1">crivains qui sauront le grec</text:span></text:span><text:span text:style-name="Police_20_par_20_défaut"><text:span text:style-name="T1"> :</text:span></text:span><text:span text:style-name="Police_20_par_20_défaut"><text:span text:style-name="T1"> Racine, F</text:span></text:span><text:span text:style-name="Police_20_par_20_défaut"><text:span text:style-name="T1">é</text:span></text:span><text:span text:style-name="Police_20_par_20_défaut"><text:span text:style-name="T1">nelon, Ch</text:span></text:span><text:span text:style-name="Police_20_par_20_défaut"><text:span text:style-name="T1">é</text:span></text:span><text:span text:style-name="Police_20_par_20_défaut"><text:span text:style-name="T1">nier, de ceux qui ne sauront plus que le latin</text:span></text:span><text:span text:style-name="Police_20_par_20_défaut"><text:span text:style-name="T1"> :</text:span></text:span><text:span text:style-name="Police_20_par_20_défaut"><text:span text:style-name="T1"> Corneille, Bossuet, </text:span></text:span><text:span text:style-name="Police_20_par_20_défaut"><text:span text:style-name="T1">Voltaire</text:span></text:span><text:span text:style-name="Police_20_par_20_défaut"><text:span text:style-name="T1"> </text:span></text:span><text:span text:style-name="Police_20_par_20_défaut"><text:span text:style-name="T1">;</text:span></text:span><text:span text:style-name="Police_20_par_20_défaut"><text:span text:style-name="T1"> tr</text:span></text:span><text:span text:style-name="Police_20_par_20_défaut"><text:span text:style-name="T1">è</text:span></text:span><text:span text:style-name="Police_20_par_20_défaut"><text:span text:style-name="T1">s diff</text:span></text:span><text:span text:style-name="Police_20_par_20_défaut"><text:span text:style-name="T1">é</text:span></text:span><text:span text:style-name="Police_20_par_20_défaut"><text:span text:style-name="T1">rents eux-m</text:span></text:span><text:span text:style-name="Police_20_par_20_défaut"><text:span text:style-name="T1">ê</text:span></text:span><text:span text:style-name="Police_20_par_20_défaut"><text:span text:style-name="T1">mes de ceux qui n'auront su que le fran</text:span></text:span><text:span text:style-name="Police_20_par_20_défaut"><text:span text:style-name="T1">ç</text:span></text:span><text:span text:style-name="Police_20_par_20_défaut"><text:span text:style-name="T1">ais. Et, pour le moment, et par l'interm</text:span></text:span><text:span text:style-name="Police_20_par_20_défaut"><text:span text:style-name="T1">é</text:span></text:span><text:span text:style-name="Police_20_par_20_défaut"><text:span text:style-name="T1">diaire de Scaliger, en mati</text:span></text:span><text:span text:style-name="Police_20_par_20_défaut"><text:span text:style-name="T1">è</text:span></text:span><text:span text:style-name="Police_20_par_20_défaut"><text:span text:style-name="T1">re de po</text:span></text:span><text:span text:style-name="Police_20_par_20_défaut"><text:span text:style-name="T1">é</text:span></text:span><text:span text:style-name="Police_20_par_20_défaut"><text:span text:style-name="T1">tique ou de critique, c'est l'autorit</text:span></text:span><text:span text:style-name="Police_20_par_20_défaut"><text:span text:style-name="T1">é</text:span></text:span><text:span text:style-name="Police_20_par_20_défaut"><text:span text:style-name="T1"> de </text:span></text:span><text:span text:style-name="Police_20_par_20_défaut"><text:span text:style-name="T4">L’</text:span></text:span><text:span text:style-name="Police_20_par_20_défaut"><text:span text:style-name="T4">É</text:span></text:span><text:span text:style-name="Police_20_par_20_défaut"><text:span text:style-name="T4">p</text:span></text:span><text:span text:style-name="Police_20_par_20_défaut"><text:span text:style-name="T4">î</text:span></text:span><text:span text:style-name="Police_20_par_20_défaut"><text:span text:style-name="T4">tre aux Pisons</text:span></text:span><text:span text:style-name="Police_20_par_20_défaut"><text:span text:style-name="T1"> qui commence </text:span></text:span><text:span text:style-name="Police_20_par_20_défaut"><text:span text:style-name="T1">à</text:span></text:span><text:span text:style-name="Police_20_par_20_défaut"><text:span text:style-name="T1"> se substituer </text:span></text:span><text:span text:style-name="Police_20_par_20_défaut"><text:span text:style-name="T1">à</text:span></text:span><text:span text:style-name="Police_20_par_20_défaut"><text:span text:style-name="T1"> celle de la </text:span></text:span><text:span text:style-name="Police_20_par_20_défaut"><text:span text:style-name="T4">Po</text:span></text:span><text:span text:style-name="Police_20_par_20_défaut"><text:span text:style-name="T4">é</text:span></text:span><text:span text:style-name="Police_20_par_20_défaut"><text:span text:style-name="T4">tique </text:span></text:span><text:span text:style-name="Police_20_par_20_défaut"><text:span text:style-name="T1">d'Aris</text:span></text:span><text:span text:style-name="Police_20_par_20_défaut"><text:span text:style-name="T1">tote.</text:span></text:span></text:p>
      <text:p text:style-name="Normal"><text:span text:style-name="Police_20_par_20_défaut"><text:span text:style-name="T1">L</text:span></text:span><text:span text:style-name="Police_20_par_20_défaut"><text:span text:style-name="T4">’</text:span></text:span><text:span text:style-name="Police_20_par_20_défaut"><text:span text:style-name="T4">Art po</text:span></text:span><text:span text:style-name="Police_20_par_20_défaut"><text:span text:style-name="T4">é</text:span></text:span><text:span text:style-name="Police_20_par_20_défaut"><text:span text:style-name="T4">tique </text:span></text:span><text:span text:style-name="Police_20_par_20_défaut"><text:span text:style-name="T1">de </text:span></text:span><text:span text:style-name="Police_20_par_20_défaut"><text:span text:style-name="T1">Vauquelin</text:span></text:span><text:span text:style-name="Police_20_par_20_défaut"><text:span text:style-name="T1"> de la Fres</text:span></text:span><text:span text:style-name="Police_20_par_20_défaut"><text:span text:style-name="T1">n</text:span></text:span><text:span text:style-name="Police_20_par_20_défaut"><text:span text:style-name="T1">aye nous en peut servir de preuve, et, </text:span></text:span><text:span text:style-name="Police_20_par_20_défaut"><text:span text:style-name="T1">à</text:span></text:span><text:span text:style-name="Police_20_par_20_défaut"><text:span text:style-name="T1"> vrai dire, c'est aujourd'hui le principal 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 qu'il nous offre. Compos</text:span></text:span><text:span text:style-name="Police_20_par_20_défaut"><text:span text:style-name="T1">é</text:span></text:span><text:span text:style-name="Police_20_par_20_défaut"><text:span text:style-name="T1">, comme je vous l'ai dit, en 1590, mais n'ayant paru pour la premi</text:span></text:span><text:span text:style-name="Police_20_par_20_défaut"><text:span text:style-name="T1">è</text:span></text:span><text:span text:style-name="Police_20_par_20_défaut"><text:span text:style-name="T1">re fois qu'en 1605, il n'a pas en effet exerc</text:span></text:span><text:span text:style-name="Police_20_par_20_défaut"><text:span text:style-name="T1">é</text:span></text:span><text:span text:style-name="Police_20_par_20_défaut"><text:span text:style-name="T1"> sur son temps d'influence bien sensible, ni 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ais</text:span></text:span><text:span text:style-name="Police_20_par_20_défaut"><text:span text:style-name="T1">é</text:span></text:span><text:span text:style-name="Police_20_par_20_défaut"><text:span text:style-name="T1">ment reconnaissable. S'il contient d'ailleurs quelques jolis vers, d'une veine assez facile, quoique toujours un peu prosa</text:span></text:span><text:span text:style-name="Police_20_par_20_défaut"><text:span text:style-name="T1">ï</text:span></text:span><text:span text:style-name="Police_20_par_20_défaut"><text:span text:style-name="T1">que, la diffusion, la confusion, les</text:span></text:span><text:span text:style-name="Police_20_par_20_défaut"><text:span text:style-name="T1"> </text:span></text:span><text:span text:style-name="Police_20_par_20_défaut"><text:span text:style-name="T1">r</text:span></text:span><text:span text:style-name="Police_20_par_20_défaut"><text:span text:style-name="T1">é</text:span></text:span><text:span text:style-name="Police_20_par_20_défaut"><text:span text:style-name="T1">p</text:span></text:span><text:span text:style-name="Police_20_par_20_défaut"><text:span text:style-name="T1">é</text:span></text:span><text:span text:style-name="Police_20_par_20_défaut"><text:span text:style-name="T1">titions, et les contradictions en rendent la lecture non pas p</text:span></text:span><text:span text:style-name="Police_20_par_20_défaut"><text:span text:style-name="T1">é</text:span></text:span><text:span text:style-name="Police_20_par_20_défaut"><text:span text:style-name="T1">nible, si l'on veut, mais </text:span></text:span><text:span text:style-name="Police_20_par_20_défaut"><text:span text:style-name="T1">à</text:span></text:span><text:span text:style-name="Police_20_par_20_défaut"><text:span text:style-name="T1">, tout le moins ennuyeuse. En revanche, on peut consid</text:span></text:span><text:span text:style-name="Police_20_par_20_défaut"><text:span text:style-name="T1">é</text:span></text:span><text:span text:style-name="Police_20_par_20_défaut"><text:span text:style-name="T1">rer qu'il r</text:span></text:span><text:span text:style-name="Police_20_par_20_défaut"><text:span text:style-name="T1">é</text:span></text:span><text:span text:style-name="Police_20_par_20_défaut"><text:span text:style-name="T1">sume la po</text:span></text:span><text:span text:style-name="Police_20_par_20_défaut"><text:span text:style-name="T1">é</text:span></text:span><text:span text:style-name="Police_20_par_20_défaut"><text:span text:style-name="T1">tique de la Pl</text:span></text:span><text:span text:style-name="Police_20_par_20_défaut"><text:span text:style-name="T1">é</text:span></text:span><text:span text:style-name="Police_20_par_20_défaut"><text:span text:style-name="T1">iade, et qu'il marque ainsi le dernier terme du mouvement qu'avait inaugur</text:span></text:span><text:span text:style-name="Police_20_par_20_défaut"><text:span text:style-name="T1">é</text:span></text:span><text:span text:style-name="Police_20_par_20_défaut"><text:span text:style-name="T1">, quelque trente ans auparavant, la </text:span></text:span><text:span text:style-name="Police_20_par_20_défaut"><text:span text:style-name="T4">D</text:span></text:span><text:span text:style-name="Police_20_par_20_défaut"><text:span text:style-name="T4">é</text:span></text:span><text:span text:style-name="Police_20_par_20_défaut"><text:span text:style-name="T4">fense et Illustration de la langue fran</text:span></text:span><text:span text:style-name="Police_20_par_20_défaut"><text:span text:style-name="T4">ç</text:span></text:span><text:span text:style-name="Police_20_par_20_défaut"><text:span text:style-name="T4">aise</text:span></text:span><text:span text:style-name="Police_20_par_20_défaut"><text:span text:style-name="T1">. </text:span></text:span><text:span text:style-name="Police_20_par_20_défaut"><text:span text:style-name="T1">Vous</text:span></text:span><text:span text:style-name="Police_20_par_20_défaut"><text:span text:style-name="T1"> trouverez </text:span></text:span><text:span text:style-name="Police_20_par_20_défaut"><text:span text:style-name="T1">à</text:span></text:span><text:span text:style-name="Police_20_par_20_défaut"><text:span text:style-name="T1"> cet </text:span></text:span><text:span text:style-name="Police_20_par_20_défaut"><text:span text:style-name="T1">é</text:span></text:span><text:span text:style-name="Police_20_par_20_défaut"><text:span text:style-name="T1">gard, comme </text:span></text:span><text:span text:style-name="Police_20_par_20_défaut"><text:span text:style-name="T1">à</text:span></text:span><text:span text:style-name="Police_20_par_20_défaut"><text:span text:style-name="T1"> plusieurs autres, des indications utiles dans </text:span></text:span><text:soft-page-break/><text:span text:style-name="Police_20_par_20_défaut"><text:span text:style-name="T1">une </text:span></text:span><text:span text:style-name="Police_20_par_20_défaut"><text:span text:style-name="T1">é</text:span></text:span><text:span text:style-name="Police_20_par_20_défaut"><text:span text:style-name="T1">dition de </text:span></text:span><text:span text:style-name="Police_20_par_20_défaut"><text:span text:style-name="T1">l’</text:span></text:span><text:span text:style-name="Police_20_par_20_défaut"><text:span text:style-name="T4">Art po</text:span></text:span><text:span text:style-name="Police_20_par_20_défaut"><text:span text:style-name="T4">é</text:span></text:span><text:span text:style-name="Police_20_par_20_défaut"><text:span text:style-name="T4">tique</text:span></text:span><text:span text:style-name="Police_20_par_20_défaut"><text:span text:style-name="T1"> donn</text:span></text:span><text:span text:style-name="Police_20_par_20_défaut"><text:span text:style-name="T1">é</text:span></text:span><text:span text:style-name="Police_20_par_20_défaut"><text:span text:style-name="T1">e chez l'</text:span></text:span><text:span text:style-name="Police_20_par_20_défaut"><text:span text:style-name="T1">é</text:span></text:span><text:span text:style-name="Police_20_par_20_défaut"><text:span text:style-name="T1">diteur Garnier, sous la date de 1885, par </text:span></text:span><text:span text:style-name="Police_20_par_20_défaut"><text:span text:style-name="T1">M. </text:span></text:span><text:span text:style-name="Police_20_par_20_défaut"><text:span text:style-name="T1">Georges Pellissier.</text:span></text:span></text:p>
      <text:p text:style-name="Normal"><text:span text:style-name="Police_20_par_20_défaut"><text:span text:style-name="T1">Pour moi, tout ce qu'il me semble utile d'y noter, au point de vue de l'histoire de la critique, et ind</text:span></text:span><text:span text:style-name="Police_20_par_20_défaut"><text:span text:style-name="T1">é</text:span></text:span><text:span text:style-name="Police_20_par_20_défaut"><text:span text:style-name="T1">pendamment de cette perp</text:span></text:span><text:span text:style-name="Police_20_par_20_défaut"><text:span text:style-name="T1">é</text:span></text:span><text:span text:style-name="Police_20_par_20_défaut"><text:span text:style-name="T1">tuelle imitation que le po</text:span></text:span><text:span text:style-name="Police_20_par_20_défaut"><text:span text:style-name="T1">è</text:span></text:span><text:span text:style-name="Police_20_par_20_défaut"><text:span text:style-name="T1">te y fait de </text:span></text:span><text:span text:style-name="Police_20_par_20_défaut"><text:span text:style-name="T1">L’</text:span></text:span><text:span text:style-name="Police_20_par_20_défaut"><text:span text:style-name="T4">É</text:span></text:span><text:span text:style-name="Police_20_par_20_défaut"><text:span text:style-name="T4">pitre aux Pisons</text:span></text:span><text:span text:style-name="Police_20_par_20_défaut"><text:span text:style-name="T1"> — dont il s'amuse </text:span></text:span><text:span text:style-name="Police_20_par_20_défaut"><text:span text:style-name="T1">à</text:span></text:span><text:span text:style-name="Police_20_par_20_défaut"><text:span text:style-name="T1"> reproduire jusqu'aux vers o</text:span></text:span><text:span text:style-name="Police_20_par_20_défaut"><text:span text:style-name="T1">ù</text:span></text:span><text:span text:style-name="Police_20_par_20_défaut"><text:span text:style-name="T1"> Horace reproche aux </text:span></text:span><text:span text:style-name="Police_20_par_20_défaut"><text:span text:style-name="T1">«</text:span></text:span><text:span text:style-name="Police_20_par_20_défaut"><text:span text:style-name="T1"> </text:span></text:span><text:span text:style-name="Police_20_par_20_défaut"><text:span text:style-name="T1">rimeurs</text:span></text:span><text:span text:style-name="Police_20_par_20_défaut"><text:span text:style-name="T1"> </text:span></text:span><text:span text:style-name="Police_20_par_20_défaut"><text:span text:style-name="T1">»</text:span></text:span><text:span text:style-name="Police_20_par_20_défaut"><text:span text:style-name="T1"> de son temps, de ne se point faire assez souvent la barbe ni les ongles, — c'est le ton doctoral qu'y affecte </text:span></text:span><text:span text:style-name="Police_20_par_20_défaut"><text:span text:style-name="T1">Vauquelin</text:span></text:span><text:span text:style-name="Police_20_par_20_défaut"><text:span text:style-name="T1">, le meilleur homme du monde pourtant, et dont le long po</text:span></text:span><text:span text:style-name="Police_20_par_20_défaut"><text:span text:style-name="T1">è</text:span></text:span><text:span text:style-name="Police_20_par_20_défaut"><text:span text:style-name="T1">me respire assur</text:span></text:span><text:span text:style-name="Police_20_par_20_défaut"><text:span text:style-name="T1">é</text:span></text:span><text:span text:style-name="Police_20_par_20_défaut"><text:span text:style-name="T1">ment la moindre satisfaction de soi-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p>
      <text:p>O vous qui composez, que prudents oh s'efforce </text:p>
      <text:p>De prendre un argument qui soit de votre force...</text:p>
      <text:p/>
      <text:p>Ote-moi la ballade, ôte-moi le rondeau,</text:p>
      <text:p>Et des vieux chants royaux décharge le fardeau.</text:p>
      <text:p text:style-name="P1">A la vérité, ces formes de dire, oratoires autant que didactiques, se trouvent déjà dans Du Bellay, mais elles se multiplient à l'infini sous la plume de Vauquelin.</text:p>
      <text:p>L'ode, d'un grave pied, plus nombreuse et pressée, </text:p>
      <text:p>Aux dames et seigneurs par toi <text:span text:style-name="Police_20_par_20_défaut"><text:span text:style-name="T15">soit</text:span></text:span> adressée...</text:p>
      <text:p/>
      <text:p>Si tu veux sur le jeu de nouveau mettre en vue </text:p>
      <text:p>Une personne encor sur la scène inconnue, </text:p>
      <text:p>Telle jusqu'à la fin<text:span text:style-name="Police_20_par_20_défaut"><text:span text:style-name="T15"> tu la dois</text:span></text:span> maintenir...</text:p>
      <text:p>Quand vous voudrez les rois à vos chants amuser, </text:p>
      <text:p>De paroles de soie <text:span text:style-name="Police_20_par_20_défaut"><text:span text:style-name="T15">il faut</text:span></text:span> toujours user...</text:p>
      <text:p/>
      <text:p>La brave tragédie au théâtre attendue,</text:p>
      <text:p>Pour être mieux du peuple en la scène entendue,</text:p>
      <text:p><text:span text:style-name="Police_20_par_20_défaut"><text:span text:style-name="T15">Ne doit point avoir</text:span></text:span> plus de cinq actes parfaits...</text:p>
      <text:p text:style-name="P1"/>
      <text:p text:style-name="Normal"><text:span text:style-name="Police_20_par_20_défaut"><text:span text:style-name="T1">Et je vois poindre </text:span></text:span><text:span text:style-name="Police_20_par_20_défaut"><text:span text:style-name="T1">l</text:span></text:span><text:span text:style-name="Police_20_par_20_défaut"><text:span text:style-name="T1">à</text:span></text:span><text:span text:style-name="Police_20_par_20_défaut"><text:span text:style-name="T1"> ce que je vous disais</text:span></text:span><text:span text:style-name="Police_20_par_20_défaut"><text:span text:style-name="T1"> :</text:span></text:span><text:span text:style-name="Police_20_par_20_défaut"><text:span text:style-name="T1"> la tendance</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transformer en lois ou en r</text:span></text:span><text:span text:style-name="Police_20_par_20_défaut"><text:span text:style-name="T1">è</text:span></text:span><text:span text:style-name="Police_20_par_20_défaut"><text:span text:style-name="T1">gles des genres les observations qu'on a faites sur le genre de plaisir dont </text:span></text:span><text:span text:style-name="Police_20_par_20_défaut"><text:span text:style-name="T1">l’</text:span></text:span><text:span text:style-name="Police_20_par_20_défaut"><text:span text:style-name="T4">Ode</text:span></text:span><text:span text:style-name="Police_20_par_20_défaut"><text:span text:style-name="T1"> ou la </text:span></text:span><text:span text:style-name="Police_20_par_20_défaut"><text:span text:style-name="T4">Trag</text:span></text:span><text:span text:style-name="Police_20_par_20_défaut"><text:span text:style-name="T4">é</text:span></text:span><text:span text:style-name="Police_20_par_20_défaut"><text:span text:style-name="T4">die </text:span></text:span><text:span text:style-name="Police_20_par_20_défaut"><text:span text:style-name="T1">pouvait </text:span></text:span><text:span text:style-name="Police_20_par_20_défaut"><text:span text:style-name="T1">ê</text:span></text:span><text:span text:style-name="Police_20_par_20_défaut"><text:span text:style-name="T1">tre la cause. Les constatations, si je puis ainsi dire, sont faites. On a reconnu les raisons de ses impressions</text:span></text:span><text:span text:style-name="Police_20_par_20_défaut"><text:span text:style-name="T1"> ;</text:span></text:span><text:span text:style-name="Police_20_par_20_défaut"><text:span text:style-name="T1"> on croit du moins les avoir reconnues. Il va s'agir maintenant de les transformer elles-m</text:span></text:span><text:span text:style-name="Police_20_par_20_défaut"><text:span text:style-name="T1">ê</text:span></text:span><text:span text:style-name="Police_20_par_20_défaut"><text:span text:style-name="T1">mes en pr</text:span></text:span><text:span text:style-name="Police_20_par_20_défaut"><text:span text:style-name="T1">é</text:span></text:span><text:span text:style-name="Police_20_par_20_défaut"><text:span text:style-name="T1">ceptes, et </text:span></text:span><text:soft-page-break/><text:span text:style-name="Police_20_par_20_défaut"><text:span text:style-name="T1">c'est une </text:span></text:span><text:span text:style-name="Police_20_par_20_défaut"><text:span text:style-name="T1">seconde p</text:span></text:span><text:span text:style-name="Police_20_par_20_défaut"><text:span text:style-name="T1">é</text:span></text:span><text:span text:style-name="Police_20_par_20_défaut"><text:span text:style-name="T1">riode de l'histoire de la critique qui commence. Nous l'</text:span></text:span><text:span text:style-name="Police_20_par_20_défaut"><text:span text:style-name="T1">é</text:span></text:span><text:span text:style-name="Police_20_par_20_défaut"><text:span text:style-name="T1">tudierons la prochaine fois</text:span></text:span><text:span text:style-name="Appel_20_note_20_de_20_bas_20_de_20_p."><text:span text:style-name="T9"><text:note text:id="ftn1" text:note-class="footnote"><text:note-citation>1</text:note-citation><text:note-body><text:p text:style-name="Footnote"><text:s/><text:span text:style-name="Police_20_par_20_défaut"><text:span text:style-name="T1">Sur ce sujet les curieux peuvent encore consulter :</text:span></text:span><text:span text:style-name="Police_20_par_20_défaut"><text:span text:style-name="T11"> Les </text:span></text:span><text:span text:style-name="Police_20_par_20_défaut"><text:span text:style-name="T11">É</text:span></text:span><text:span text:style-name="Police_20_par_20_défaut"><text:span text:style-name="T11">pith</text:span></text:span><text:span text:style-name="Police_20_par_20_défaut"><text:span text:style-name="T11">è</text:span></text:span><text:span text:style-name="Police_20_par_20_défaut"><text:span text:style-name="T11">tes de M</text:span></text:span><text:span text:style-name="Police_20_par_20_défaut"><text:span text:style-name="T12">r</text:span></text:span><text:span text:style-name="Police_20_par_20_défaut"><text:span text:style-name="T11"> de la Porte,</text:span></text:span><text:span text:style-name="Police_20_par_20_défaut"><text:span text:style-name="T4"> parisien, livre non seulement utile </text:span></text:span><text:span text:style-name="Police_20_par_20_défaut"><text:span text:style-name="T4">à</text:span></text:span><text:span text:style-name="Police_20_par_20_défaut"><text:span text:style-name="T4">, ceux qui font profession de la po</text:span></text:span><text:span text:style-name="Police_20_par_20_défaut"><text:span text:style-name="T4">é</text:span></text:span><text:span text:style-name="Police_20_par_20_défaut"><text:span text:style-name="T4">sie</text:span></text:span><text:span text:style-name="Police_20_par_20_défaut"><text:span text:style-name="T4">,</text:span></text:span><text:span text:style-name="Police_20_par_20_défaut"><text:span text:style-name="T4"> mais fort propre aussi pour illustrer toute autre composition fran</text:span></text:span><text:span text:style-name="Police_20_par_20_défaut"><text:span text:style-name="T4">ç</text:span></text:span><text:span text:style-name="Police_20_par_20_défaut"><text:span text:style-name="T4">aise,</text:span></text:span><text:span text:style-name="Police_20_par_20_défaut"><text:span text:style-name="T1"> Paris, 1571. Gabriel Buon ;</text:span></text:span><text:span text:style-name="Police_20_par_20_défaut"><text:span text:style-name="T11"> — Le Dictionnaire des rimes fran</text:span></text:span><text:span text:style-name="Police_20_par_20_défaut"><text:span text:style-name="T11">ç</text:span></text:span><text:span text:style-name="Police_20_par_20_défaut"><text:span text:style-name="T11">aises,</text:span></text:span><text:span text:style-name="Police_20_par_20_défaut"><text:span text:style-name="T1"> </text:span></text:span><text:span text:style-name="Police_20_par_20_défaut"><text:span text:style-name="T4">premi</text:span></text:span><text:span text:style-name="Police_20_par_20_défaut"><text:span text:style-name="T4">è</text:span></text:span><text:span text:style-name="Police_20_par_20_défaut"><text:span text:style-name="T4">rement compos</text:span></text:span><text:span text:style-name="Police_20_par_20_défaut"><text:span text:style-name="T4">é</text:span></text:span><text:span text:style-name="Police_20_par_20_défaut"><text:span text:style-name="T4"> par Jean Le F</text:span></text:span><text:span text:style-name="Police_20_par_20_défaut"><text:span text:style-name="T4">è</text:span></text:span><text:span text:style-name="Police_20_par_20_défaut"><text:span text:style-name="T4">vre,</text:span></text:span><text:span text:style-name="Police_20_par_20_défaut"><text:span text:style-name="T4"> </text:span></text:span><text:span text:style-name="Police_20_par_20_défaut"><text:span text:style-name="T4">Dijonnais, chanoine de Langres et de Bar sur Aube, et depuis augment</text:span></text:span><text:span text:style-name="Police_20_par_20_défaut"><text:span text:style-name="T4">é</text:span></text:span><text:span text:style-name="Police_20_par_20_défaut"><text:span text:style-name="T4">, corrig</text:span></text:span><text:span text:style-name="Police_20_par_20_défaut"><text:span text:style-name="T4">é</text:span></text:span><text:span text:style-name="Police_20_par_20_défaut"><text:span text:style-name="T4"> et mis en bon ordre par le seigneur des Accords</text:span></text:span><text:span text:style-name="Police_20_par_20_défaut"><text:span text:style-name="T1">, Paris, 1588. Jean Richer ; — et enfin :</text:span></text:span><text:span text:style-name="Police_20_par_20_défaut"><text:span text:style-name="T11"> Les Marguerites Po</text:span></text:span><text:span text:style-name="Police_20_par_20_défaut"><text:span text:style-name="T11">é</text:span></text:span><text:span text:style-name="Police_20_par_20_défaut"><text:span text:style-name="T11">tiques,</text:span></text:span><text:span text:style-name="Police_20_par_20_défaut"><text:span text:style-name="T1"> </text:span></text:span><text:span text:style-name="Police_20_par_20_défaut"><text:span text:style-name="T4">tir</text:span></text:span><text:span text:style-name="Police_20_par_20_défaut"><text:span text:style-name="T4">é</text:span></text:span><text:span text:style-name="Police_20_par_20_défaut"><text:span text:style-name="T4">es des plus fameux po</text:span></text:span><text:span text:style-name="Police_20_par_20_défaut"><text:span text:style-name="T4">è</text:span></text:span><text:span text:style-name="Police_20_par_20_défaut"><text:span text:style-name="T4">tes fran</text:span></text:span><text:span text:style-name="Police_20_par_20_défaut"><text:span text:style-name="T4">ç</text:span></text:span><text:span text:style-name="Police_20_par_20_défaut"><text:span text:style-name="T4">ais, tant anciens que modernes, r</text:span></text:span><text:span text:style-name="Police_20_par_20_défaut"><text:span text:style-name="T4">é</text:span></text:span><text:span text:style-name="Police_20_par_20_défaut"><text:span text:style-name="T4">duites en formes de lieux communs et par ordre alphab</text:span></text:span><text:span text:style-name="Police_20_par_20_défaut"><text:span text:style-name="T4">é</text:span></text:span><text:span text:style-name="Police_20_par_20_défaut"><text:span text:style-name="T4">tique par Esprit Aubert. </text:span></text:span><text:span text:style-name="Police_20_par_20_défaut"><text:span text:style-name="T1">Lyon, 1613. Barth</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my Ancelin. Celui-ci, le plus volumineux des trois, en est aussi le plus instructif. Il contient notamment, sous le mot de </text:span></text:span><text:span text:style-name="Police_20_par_20_défaut"><text:span text:style-name="T4">Po</text:span></text:span><text:span text:style-name="Police_20_par_20_défaut"><text:span text:style-name="T4">é</text:span></text:span><text:span text:style-name="Police_20_par_20_défaut"><text:span text:style-name="T4">sie,</text:span></text:span><text:span text:style-name="Police_20_par_20_défaut"><text:span text:style-name="T1"> tout un </text:span></text:span><text:span text:style-name="Police_20_par_20_défaut"><text:span text:style-name="T4">Art po</text:span></text:span><text:span text:style-name="Police_20_par_20_défaut"><text:span text:style-name="T4">é</text:span></text:span><text:span text:style-name="Police_20_par_20_défaut"><text:span text:style-name="T4">tique </text:span></text:span><text:span text:style-name="Police_20_par_20_défaut"><text:span text:style-name="T1">dont les r</text:span></text:span><text:span text:style-name="Police_20_par_20_défaut"><text:span text:style-name="T1">è</text:span></text:span><text:span text:style-name="Police_20_par_20_défaut"><text:span text:style-name="T1">gles m</text:span></text:span><text:span text:style-name="Police_20_par_20_défaut"><text:span text:style-name="T1">é</text:span></text:span><text:span text:style-name="Police_20_par_20_défaut"><text:span text:style-name="T1">ticuleuses d</text:span></text:span><text:span text:style-name="Police_20_par_20_défaut"><text:span text:style-name="T1">é</text:span></text:span><text:span text:style-name="Police_20_par_20_défaut"><text:span text:style-name="T1">finissent assez bien l'id</text:span></text:span><text:span text:style-name="Police_20_par_20_défaut"><text:span text:style-name="T1">é</text:span></text:span><text:span text:style-name="Police_20_par_20_défaut"><text:span text:style-name="T1">al technique de la Pl</text:span></text:span><text:span text:style-name="Police_20_par_20_défaut"><text:span text:style-name="T1">é</text:span></text:span><text:span text:style-name="Police_20_par_20_défaut"><text:span text:style-name="T1">iade.</text:span></text:span></text:p></text:note-body></text:note></text:span></text:span></text:p>
      <text:p text:style-name="P1">12 novembre 1889.</text:p>
      <text:p text:style-name="P1"/>
      <text:p text:style-name="P34"/>
      <text:h text:style-name="Heading_20_1" text:outline-level="1">Deuxième leçon - De Malherbe jusqu'à Boileau (1605-1665)</text:h>
      <text:p text:style-name="P1"/>
      <text:p text:style-name="Normal"><text:span text:style-name="Police_20_par_20_défaut"><text:span text:style-name="T1">Malherbe</text:span></text:span><text:span text:style-name="Police_20_par_20_défaut"><text:span text:style-name="T1"> :</text:span></text:span><text:span text:style-name="Police_20_par_20_défaut"><text:span text:style-name="T1"> versificateur, grammairien et critique. — Sa th</text:span></text:span><text:span text:style-name="Police_20_par_20_défaut"><text:span text:style-name="T1">é</text:span></text:span><text:span text:style-name="Police_20_par_20_défaut"><text:span text:style-name="T1">o</text:span></text:span><text:span text:style-name="Police_20_par_20_défaut"><text:span text:style-name="T1">rie de l'art et sa conception de la po</text:span></text:span><text:span text:style-name="Police_20_par_20_défaut"><text:span text:style-name="T1">é</text:span></text:span><text:span text:style-name="Police_20_par_20_défaut"><text:span text:style-name="T1">sie. — Question sur le r</text:span></text:span><text:span text:style-name="Police_20_par_20_défaut"><text:span text:style-name="T1">ô</text:span></text:span><text:span text:style-name="Police_20_par_20_défaut"><text:span text:style-name="T1">le de Richelieu dans l'histoire de la litt</text:span></text:span><text:span text:style-name="Police_20_par_20_défaut"><text:span text:style-name="T1">é</text:span></text:span><text:span text:style-name="Police_20_par_20_défaut"><text:span text:style-name="T1">rature. — Chapelain.— L</text:span></text:span><text:span text:style-name="Police_20_par_20_défaut"><text:span text:style-name="T1">a</text:span></text:span><text:span text:style-name="Police_20_par_20_défaut"><text:span text:style-name="T1"> question des trois unit</text:span></text:span><text:span text:style-name="Police_20_par_20_défaut"><text:span text:style-name="T1">é</text:span></text:span><text:span text:style-name="Police_20_par_20_défaut"><text:span text:style-name="T1">s, son histoire et son </text:span></text:span><text:span text:style-name="Police_20_par_20_défaut"><text:span text:style-name="T1">é</text:span></text:span><text:span text:style-name="Police_20_par_20_défaut"><text:span text:style-name="T1">volution, — D'une fausse origine qu'on attribue quelquefois</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la r</text:span></text:span><text:span text:style-name="Police_20_par_20_défaut"><text:span text:style-name="T1">è</text:span></text:span><text:span text:style-name="Police_20_par_20_défaut"><text:span text:style-name="T1">gle des trois unit</text:span></text:span><text:span text:style-name="Police_20_par_20_défaut"><text:span text:style-name="T1">é</text:span></text:span><text:span text:style-name="Police_20_par_20_défaut"><text:span text:style-name="T1">s. — La part de Chapelain dans la fondation de l'Acad</text:span></text:span><text:span text:style-name="Police_20_par_20_défaut"><text:span text:style-name="T1">é</text:span></text:span><text:span text:style-name="Police_20_par_20_défaut"><text:span text:style-name="T1">mie fran</text:span></text:span><text:span text:style-name="Police_20_par_20_défaut"><text:span text:style-name="T1">ç</text:span></text:span><text:span text:style-name="Police_20_par_20_défaut"><text:span text:style-name="T1">aise. — Les </text:span></text:span><text:span text:style-name="Police_20_par_20_défaut"><text:span text:style-name="T4">Sentiments de </text:span></text:span><text:span text:style-name="Police_20_par_20_défaut"><text:span text:style-name="T4">l’</text:span></text:span><text:span text:style-name="Police_20_par_20_défaut"><text:span text:style-name="T4">Acad</text:span></text:span><text:span text:style-name="Police_20_par_20_défaut"><text:span text:style-name="T4">é</text:span></text:span><text:span text:style-name="Police_20_par_20_défaut"><text:span text:style-name="T4">mie sur le Cid</text:span></text:span><text:span text:style-name="Police_20_par_20_défaut"><text:span text:style-name="T1"> et la superstition des r</text:span></text:span><text:span text:style-name="Police_20_par_20_défaut"><text:span text:style-name="T1">è</text:span></text:span><text:span text:style-name="Police_20_par_20_défaut"><text:span text:style-name="T1">gles. — La th</text:span></text:span><text:span text:style-name="Police_20_par_20_défaut"><text:span text:style-name="T1">é</text:span></text:span><text:span text:style-name="Police_20_par_20_défaut"><text:span text:style-name="T1">orie du po</text:span></text:span><text:span text:style-name="Police_20_par_20_défaut"><text:span text:style-name="T1">è</text:span></text:span><text:span text:style-name="Police_20_par_20_défaut"><text:span text:style-name="T1">me </text:span></text:span><text:span text:style-name="Police_20_par_20_défaut"><text:span text:style-name="T1">é</text:span></text:span><text:span text:style-name="Police_20_par_20_défaut"><text:span text:style-name="T1">pique. — La </text:span></text:span><text:span text:style-name="Police_20_par_20_défaut"><text:span text:style-name="T4">Pucelle</text:span></text:span><text:span text:style-name="Police_20_par_20_défaut"><text:span text:style-name="T1"> de Chapelain et </text:span></text:span><text:span text:style-name="Police_20_par_20_défaut"><text:span text:style-name="T1">l’</text:span></text:span><text:span text:style-name="Police_20_par_20_défaut"><text:span text:style-name="T4">Alaric</text:span></text:span><text:span text:style-name="Police_20_par_20_défaut"><text:span text:style-name="T1"> de Scud</text:span></text:span><text:span text:style-name="Police_20_par_20_défaut"><text:span text:style-name="T1">é</text:span></text:span><text:span text:style-name="Police_20_par_20_défaut"><text:span text:style-name="T1">ri. — Influence de Chapelain. — Balzac et l'extension des </text:span></text:span><text:span text:style-name="Police_20_par_20_défaut"><text:span text:style-name="T1">«</text:span></text:span><text:span text:style-name="Police_20_par_20_défaut"><text:span text:style-name="T1"> </text:span></text:span><text:span text:style-name="Police_20_par_20_défaut"><text:span text:style-name="T1">r</text:span></text:span><text:span text:style-name="Police_20_par_20_défaut"><text:span text:style-name="T1">è</text:span></text:span><text:span text:style-name="Police_20_par_20_défaut"><text:span text:style-name="T1">gles</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à</text:span></text:span><text:span text:style-name="Police_20_par_20_défaut"><text:span text:style-name="T1"> la prose. — Deux passages curieux de Balzac. — Son influence. — Du caract</text:span></text:span><text:span text:style-name="Police_20_par_20_défaut"><text:span text:style-name="T1">è</text:span></text:span><text:span text:style-name="Police_20_par_20_défaut"><text:span text:style-name="T1">re formel de la critique dans les premi</text:span></text:span><text:span text:style-name="Police_20_par_20_défaut"><text:span text:style-name="T1">è</text:span></text:span><text:span text:style-name="Police_20_par_20_défaut"><text:span text:style-name="T1">res ann</text:span></text:span><text:span text:style-name="Police_20_par_20_défaut"><text:span text:style-name="T1">é</text:span></text:span><text:span text:style-name="Police_20_par_20_défaut"><text:span text:style-name="T1">es du</text:span></text:span><text:span text:style-name="Police_20_par_20_défaut"><text:span text:style-name="T11"> </text:span></text:span><text:span text:style-name="Police_20_par_20_défaut"><text:span text:style-name="T11">XVII</text:span></text:span><text:span text:style-name="Police_20_par_20_défaut"><text:span text:style-name="T2">e</text:span></text:span><text:span text:style-name="Police_20_par_20_défaut"><text:span text:style-name="T2"> </text:span></text:span><text:span text:style-name="Police_20_par_20_défaut"><text:span text:style-name="T1">si</text:span></text:span><text:span text:style-name="Police_20_par_20_défaut"><text:span text:style-name="T1">è</text:span></text:span><text:span text:style-name="Police_20_par_20_défaut"><text:span text:style-name="T1">cle.</text:span></text:span></text:p>
      <text:p text:style-name="P1"/>
      <text:p text:style-name="P1">Messieurs,</text:p>
      <text:p text:style-name="Normal"><text:span text:style-name="Police_20_par_20_défaut"><text:span text:style-name="T1">En 1605, c'est-</text:span></text:span><text:span text:style-name="Police_20_par_20_défaut"><text:span text:style-name="T1">à</text:span></text:span><text:span text:style-name="Police_20_par_20_défaut"><text:span text:style-name="T1">-dire en l'ann</text:span></text:span><text:span text:style-name="Police_20_par_20_défaut"><text:span text:style-name="T1">é</text:span></text:span><text:span text:style-name="Police_20_par_20_défaut"><text:span text:style-name="T1">e m</text:span></text:span><text:span text:style-name="Police_20_par_20_défaut"><text:span text:style-name="T1">ê</text:span></text:span><text:span text:style-name="Police_20_par_20_défaut"><text:span text:style-name="T1">me o</text:span></text:span><text:span text:style-name="Police_20_par_20_défaut"><text:span text:style-name="T1">ù</text:span></text:span><text:span text:style-name="Police_20_par_20_défaut"><text:span text:style-name="T1"> le v</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ble </text:span></text:span><text:span text:style-name="Police_20_par_20_défaut"><text:span text:style-name="T1">Vauquelin</text:span></text:span><text:span text:style-name="Police_20_par_20_défaut"><text:span text:style-name="T1"> —</text:span></text:span><text:span text:style-name="Police_20_par_20_défaut"><text:span text:style-name="T1"> </text:span></text:span><text:span text:style-name="Police_20_par_20_défaut"><text:span text:style-name="T1">il avait plus de soixante et dix ans</text:span></text:span><text:span text:style-name="Police_20_par_20_défaut"><text:span text:style-name="T1"> </text:span></text:span><text:span text:style-name="Police_20_par_20_défaut"><text:span text:style-name="T1">— publiait son </text:span></text:span><text:span text:style-name="Police_20_par_20_défaut"><text:span text:style-name="T4">Art po</text:span></text:span><text:span text:style-name="Police_20_par_20_défaut"><text:span text:style-name="T4">é</text:span></text:span><text:span text:style-name="Police_20_par_20_défaut"><text:span text:style-name="T4">tique</text:span></text:span><text:span text:style-name="Police_20_par_20_défaut"><text:span text:style-name="T1">, d</text:span></text:span><text:span text:style-name="Police_20_par_20_défaut"><text:span text:style-name="T1">é</text:span></text:span><text:span text:style-name="Police_20_par_20_défaut"><text:span text:style-name="T1">barquait </text:span></text:span><text:span text:style-name="Police_20_par_20_défaut"><text:span text:style-name="T1">à</text:span></text:span><text:span text:style-name="Police_20_par_20_défaut"><text:span text:style-name="T1"> la cour, du fond de la Provence, o</text:span></text:span><text:span text:style-name="Police_20_par_20_défaut"><text:span text:style-name="T1">ù</text:span></text:span><text:span text:style-name="Police_20_par_20_défaut"><text:span text:style-name="T1"> son mariage l'avait fix</text:span></text:span><text:span text:style-name="Police_20_par_20_défaut"><text:span text:style-name="T1">é</text:span></text:span><text:span text:style-name="Police_20_par_20_défaut"><text:span text:style-name="T1">, un gentilhomme bas normand, qui passait pour faire les vers aussi bien ou mieux qu'homme de</text:span></text:span><text:span text:style-name="Police_20_par_20_défaut"><text:span text:style-name="T1"> </text:span></text:span><text:span text:style-name="Police_20_par_20_défaut"><text:span text:style-name="T1">France, ainsi que l'on disait alors, et dont la tyrannique influence allait substituer, pour un demi-si</text:span></text:span><text:span text:style-name="Police_20_par_20_défaut"><text:span text:style-name="T1">è</text:span></text:span><text:span text:style-name="Police_20_par_20_défaut"><text:span text:style-name="T1">cle environ, la royaut</text:span></text:span><text:span text:style-name="Police_20_par_20_défaut"><text:span text:style-name="T1">é</text:span></text:span><text:span text:style-name="Police_20_par_20_défaut"><text:span text:style-name="T1"> litt</text:span></text:span><text:span text:style-name="Police_20_par_20_défaut"><text:span text:style-name="T1">é</text:span></text:span><text:span text:style-name="Police_20_par_20_défaut"><text:span text:style-name="T1">raire des Normands </text:span></text:span><text:span text:style-name="Police_20_par_20_défaut"><text:span text:style-name="T1">à</text:span></text:span><text:span text:style-name="Police_20_par_20_défaut"><text:span text:style-name="T1"> celle des Angevins. Il s'appelait Malherbe</text:span></text:span><text:span text:style-name="Police_20_par_20_défaut"><text:span text:style-name="T1"> ;</text:span></text:span><text:span text:style-name="Police_20_par_20_défaut"><text:span text:style-name="T1"> il avait peu produit</text:span></text:span><text:span text:style-name="Police_20_par_20_défaut"><text:span text:style-name="T1"> ;</text:span></text:span><text:span text:style-name="Police_20_par_20_défaut"><text:span text:style-name="T1"> et il avait une cinquantaine d'ann</text:span></text:span><text:span text:style-name="Police_20_par_20_défaut"><text:span text:style-name="T1">é</text:span></text:span><text:span text:style-name="Police_20_par_20_défaut"><text:span text:style-name="T1">es</text:span></text:span><text:span text:style-name="Police_20_par_20_défaut"><text:span text:style-name="T1"> :</text:span></text:span><text:span text:style-name="Police_20_par_20_défaut"><text:span text:style-name="T1"> cette consid</text:span></text:span><text:span text:style-name="Police_20_par_20_défaut"><text:span text:style-name="T1">é</text:span></text:span><text:span text:style-name="Police_20_par_20_défaut"><text:span text:style-name="T1">ration d'</text:span></text:span><text:span text:style-name="Police_20_par_20_défaut"><text:span text:style-name="T1">â</text:span></text:span><text:span text:style-name="Police_20_par_20_défaut"><text:span text:style-name="T1">ge n'est pas inutile </text:span></text:span><text:span text:style-name="Police_20_par_20_défaut"><text:span text:style-name="T1">à</text:span></text:span><text:span text:style-name="Police_20_par_20_défaut"><text:span text:style-name="T1"> une juste appr</text:span></text:span><text:span text:style-name="Police_20_par_20_défaut"><text:span text:style-name="T1">é</text:span></text:span><text:span text:style-name="Police_20_par_20_défaut"><text:span text:style-name="T1">ciation de son </text:span></text:span><text:span text:style-name="Police_20_par_20_défaut"><text:span text:style-name="T1">œ</text:span></text:span><text:span text:style-name="Police_20_par_20_défaut"><text:span text:style-name="T1">uvre et surtout de son r</text:span></text:span><text:span text:style-name="Police_20_par_20_défaut"><text:span text:style-name="T1">ô</text:span></text:span><text:span text:style-name="Police_20_par_20_défaut"><text:span text:style-name="T1">le.</text:span></text:span></text:p>
      <text:p text:style-name="Normal"><text:span text:style-name="Police_20_par_20_défaut"><text:span text:style-name="T1">Je dis</text:span></text:span><text:span text:style-name="Police_20_par_20_défaut"><text:span text:style-name="T1"> :</text:span></text:span><text:span text:style-name="Police_20_par_20_défaut"><text:span text:style-name="T1"> et surtout de son r</text:span></text:span><text:span text:style-name="Police_20_par_20_défaut"><text:span text:style-name="T1">ô</text:span></text:span><text:span text:style-name="Police_20_par_20_défaut"><text:span text:style-name="T1">le. C'est qu'en effet, ni de l'</text:span></text:span><text:span text:style-name="Police_20_par_20_défaut"><text:span text:style-name="T1">œ</text:span></text:span><text:span text:style-name="Police_20_par_20_défaut"><text:span text:style-name="T1">uvre ni de l'homme je n'ai grand'chose </text:span></text:span><text:span text:style-name="Police_20_par_20_défaut"><text:span text:style-name="T1">à</text:span></text:span><text:span text:style-name="Police_20_par_20_défaut"><text:span text:style-name="T1"> vous dire</text:span></text:span><text:span text:style-name="Police_20_par_20_défaut"><text:span text:style-name="T1"> ;</text:span></text:span><text:span text:style-name="Police_20_par_20_défaut"><text:span text:style-name="T1"> et je pourrais aussi bien me passer d'en parler, s'il n'</text:span></text:span><text:span text:style-name="Police_20_par_20_défaut"><text:span text:style-name="T1">é</text:span></text:span><text:span text:style-name="Police_20_par_20_défaut"><text:span text:style-name="T1">tait amusant, et instructif, de constater que l'homme, assez diff</text:span></text:span><text:span text:style-name="Police_20_par_20_défaut"><text:span text:style-name="T1">é</text:span></text:span><text:span text:style-name="Police_20_par_20_défaut"><text:span text:style-name="T1">rent du caract</text:span></text:span><text:span text:style-name="Police_20_par_20_défaut"><text:span text:style-name="T1">è</text:span></text:span><text:span text:style-name="Police_20_par_20_défaut"><text:span text:style-name="T1">re de son </text:span></text:span><text:span text:style-name="Police_20_par_20_défaut"><text:span text:style-name="T1">œ</text:span></text:span><text:span text:style-name="Police_20_par_20_défaut"><text:span text:style-name="T1">uvre, lequel est plut</text:span></text:span><text:span text:style-name="Police_20_par_20_défaut"><text:span text:style-name="T1">ô</text:span></text:span><text:span text:style-name="Police_20_par_20_défaut"><text:span text:style-name="T1">t s</text:span></text:span><text:span text:style-name="Police_20_par_20_défaut"><text:span text:style-name="T1">é</text:span></text:span><text:span text:style-name="Police_20_par_20_défaut"><text:span text:style-name="T1">v</text:span></text:span><text:span text:style-name="Police_20_par_20_défaut"><text:span text:style-name="T1">è</text:span></text:span><text:span text:style-name="Police_20_par_20_défaut"><text:span text:style-name="T1">re, semble avoir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ce que l'on appelle un bon original, avec un fond de scepticisme ou de hardiesse d'esprit</text:span></text:span><text:span text:style-name="Police_20_par_20_défaut"><text:span text:style-name="T1"> ;</text:span></text:span><text:span text:style-name="Police_20_par_20_défaut"><text:span text:style-name="T1"> libre, et au besoin m</text:span></text:span><text:span text:style-name="Police_20_par_20_défaut"><text:span text:style-name="T1">ê</text:span></text:span><text:span text:style-name="Police_20_par_20_défaut"><text:span text:style-name="T1">me assez gaillard en ses propos. </text:span></text:span><text:span text:style-name="Police_20_par_20_défaut"><text:span text:style-name="T1">Vous</text:span></text:span><text:span text:style-name="Police_20_par_20_défaut"><text:span text:style-name="T1"> en trouverez les preuves dans les </text:span></text:span><text:span text:style-name="Police_20_par_20_défaut"><text:span text:style-name="T4">M</text:span></text:span><text:span text:style-name="Police_20_par_20_défaut"><text:span text:style-name="T4">é</text:span></text:span><text:span text:style-name="Police_20_par_20_défaut"><text:span text:style-name="T4">moires pour la vie de Malherbe,</text:span></text:span><text:span text:style-name="Police_20_par_20_défaut"><text:span text:style-name="T1"> par son disciple et ami Racan, ou bien encore dans les </text:span></text:span><text:span text:style-name="Police_20_par_20_défaut"><text:span text:style-name="T4">Historiettes</text:span></text:span><text:span text:style-name="Police_20_par_20_défaut"><text:span text:style-name="T1"> de Tallemant.</text:span></text:span></text:p>
      <text:p text:style-name="P1"><text:soft-page-break/>Peut-être cependant tout se retrouve-t-il, se raccorde-t-il, et se remet-il enfin d'ensemble quand on songe à quel point le poète fut dépourvu d'imagination et de sensibilité. Car c'est surtout par là qu'il pèche ; et l'on pourrait presque dire de lui que ses plus beaux vers sont beaux comme de la belle prose, n'était une certaine ampleur de mouvement, et comme une certaine ardeur d'inspiration intérieure, qui sont bien, elles, des qualités poétiques, et même vraiment lyriques. Vous connaissez les belles strophes, souvent citées :</text:p>
      <text:p>La terreur de son nom rendra nos villes fortes,</text:p>
      <text:p>On n'en gardera plus ni les murs ni les portes,</text:p>
      <text:p>Les veilles cesseront au sommet de nos tours, </text:p>
      <text:p>Le fer mieux employé cultivera la terre, </text:p>
      <text:p>Et le peuple qui tremble aux frayeurs de la guerre, </text:p>
      <text:p>Si ce n'est pour danser n'orra plus les tambours...</text:p>
      <text:p text:style-name="P1">Jamais encore — si assurément, dans les vers de Ronsard, ou de Desportes même, on avait senti passer des caresses plus légères, un frisson plus voluptueux, quelque chose de plus ailé, — jamais la poésie n'avait parlé chez nous une langue plus pleine, plus ferme, plus mâle, disons plus fière et plus forte de sa seule justesse... Mais ce n'est pas plus du poète que de l'homme qu'il s'agit aujourd'hui pour nous ; et ce que nous proposons d'étudier uniquement en Malherbe, c'est le versificateur, c'est le grammairien, c'est aussi le critique.</text:p>
      <text:p text:style-name="Normal"><text:span text:style-name="Police_20_par_20_défaut"><text:span text:style-name="T1">Boileau, dans les vers bien connus de son </text:span></text:span><text:span text:style-name="Police_20_par_20_défaut"><text:span text:style-name="T4">Art po</text:span></text:span><text:span text:style-name="Police_20_par_20_défaut"><text:span text:style-name="T4">é</text:span></text:span><text:span text:style-name="Police_20_par_20_défaut"><text:span text:style-name="T4">tique</text:span></text:span><text:span text:style-name="Police_20_par_20_défaut"><text:span text:style-name="T1">, n'a uniquement lou</text:span></text:span><text:span text:style-name="Police_20_par_20_défaut"><text:span text:style-name="T1">é</text:span></text:span><text:span text:style-name="Police_20_par_20_défaut"><text:span text:style-name="T1"> que le versificateur, et je crois que l'observation vaut la peine d'en </text:span></text:span><text:span text:style-name="Police_20_par_20_défaut"><text:span text:style-name="T1">ê</text:span></text:span><text:span text:style-name="Police_20_par_20_défaut"><text:span text:style-name="T1">tre faite</text:span></text:span><text:span text:style-name="Police_20_par_20_défaut"><text:span text:style-name="T1"> :</text:span></text:span></text:p>
      <text:p>Enfin Malherbe vint, et le premier en France </text:p>
      <text:p>Fit sentir dans les vers une juste cadence, </text:p>
      <text:p>D'un mot mis en sa place enseigna le pouvoir </text:p>
      <text:p>Et réduisit la Muse aux règles du devoir. </text:p>
      <text:p>Par ce sage écrivain la langue réparée </text:p>
      <text:p>N'offrit plus rien de rude à l'oreille épurée, </text:p>
      <text:p>Les stances avec grâce apprirent à tomber, </text:p>
      <text:p>Et le vers sur le vers n'osa plus enjamber...</text:p>
      <text:p text:style-name="P1">Entendons-le bien : il n'y a pas dans ces vers un seul mot qui loue Malherbe en tant que poète ; et les mérites que Boileau vante en lui ne relèvent tous que de la connaissance ou de la possession du métier. Aux yeux de Boileau, Malherbe a surtout excellé dans l'art de faire le vers ; et, si l'on eût un peu pressé « le législateur du Parnasse », je crois qu'il eût volontiers ajouté que l'instrument que Malherbe avait <text:soft-page-break/>ainsi perfectionné, rendu capable de traduire et de porter la pensée, ce sont d'autres que lui qui ont su s'en servir, et l'appliquer à de plus nobles usages.</text:p>
      <text:p text:style-name="P1">Si Boileau n'a été que juste pour le versificateur, il me semble que Balzac a été un peu dur pour le grammairien :</text:p>
      <text:p>Vous vous souvenez du vieux pédagogue de la cour qu'on appelait le tyran des mots et des syllabes, et qui s'appelait lui-même, lorsqu'il était en belle humeur, le grammairien en lunettes et en cheveux gris. N'ayons point dessein d'imiter ce que l'on conte de ridicule de ce vieux docteur ; notre ambition se doit proposer de meilleurs exemples. J'ai pitié d'un homme qui fait de si grandes différences entre<text:span text:style-name="Police_20_par_20_défaut"><text:span text:style-name="T15"> pas</text:span></text:span> et <text:span text:style-name="Police_20_par_20_défaut"><text:span text:style-name="T15">point,</text:span></text:span> qui traite l'affaire des <text:span text:style-name="Police_20_par_20_défaut"><text:span text:style-name="T15">participes </text:span></text:span>et des <text:span text:style-name="Police_20_par_20_défaut"><text:span text:style-name="T15">g</text:span></text:span><text:span text:style-name="Police_20_par_20_défaut"><text:span text:style-name="T15">é</text:span></text:span><text:span text:style-name="Police_20_par_20_défaut"><text:span text:style-name="T15">rondifs</text:span></text:span> comme si c'était celle de deux peuples voisins l'un de l'autre, et jaloux de leurs frontières. Ce docteur en langue vulgaire avait accoutumé de dire que depuis tant d'années qu'il travaillait à <text:span text:style-name="Police_20_par_20_défaut"><text:span text:style-name="T15">d</text:span></text:span><text:span text:style-name="Police_20_par_20_défaut"><text:span text:style-name="T15">é</text:span></text:span><text:span text:style-name="Police_20_par_20_défaut"><text:span text:style-name="T15">gascon</text:span></text:span><text:span text:style-name="Police_20_par_20_défaut"><text:span text:style-name="T15">ner</text:span></text:span> la cour, il n'en pouvait venir à bout, La mort l'attrapa sur l'arrondissement d'une période ; et l'an climatérique l'avait surpris délibérant si <text:span text:style-name="Police_20_par_20_défaut"><text:span text:style-name="T15">erreur</text:span></text:span> et <text:span text:style-name="Police_20_par_20_défaut"><text:span text:style-name="T15">doute</text:span></text:span> étaient masculins ou féminins.</text:p>
      <text:p text:style-name="Normal"><text:span text:style-name="Police_20_par_20_défaut"><text:span text:style-name="T1">En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Balzac est bon l</text:span></text:span><text:span text:style-name="Police_20_par_20_défaut"><text:span text:style-name="T1">à</text:span></text:span><text:span text:style-name="Police_20_par_20_défaut"><text:span text:style-name="T1"> !</text:span></text:span><text:span text:style-name="Police_20_par_20_défaut"><text:span text:style-name="T1"> comme s'il avait fait lui-m</text:span></text:span><text:span text:style-name="Police_20_par_20_défaut"><text:span text:style-name="T1">ê</text:span></text:span><text:span text:style-name="Police_20_par_20_défaut"><text:span text:style-name="T1">me autre chose que ce qu'il raille dans Malherbe, nous le verrons tout </text:span></text:span><text:span text:style-name="Police_20_par_20_défaut"><text:span text:style-name="T1">à</text:span></text:span><text:span text:style-name="Police_20_par_20_défaut"><text:span text:style-name="T1"> l'heure</text:span></text:span><text:span text:style-name="Police_20_par_20_défaut"><text:span text:style-name="T1"> ;</text:span></text:span><text:span text:style-name="Police_20_par_20_défaut"><text:span text:style-name="T1"> et j'ajouterai</text:span></text:span><text:span text:style-name="Police_20_par_20_défaut"><text:span text:style-name="T1"> :</text:span></text:span><text:span text:style-name="Police_20_par_20_défaut"><text:span text:style-name="T1"> comme si, de d</text:span></text:span><text:span text:style-name="Police_20_par_20_défaut"><text:span text:style-name="T1">é</text:span></text:span><text:span text:style-name="Police_20_par_20_défaut"><text:span text:style-name="T1">placer </text:span></text:span><text:span text:style-name="Police_20_par_20_défaut"><text:span text:style-name="T4">pas</text:span></text:span><text:span text:style-name="Police_20_par_20_défaut"><text:span text:style-name="T1"> ou </text:span></text:span><text:span text:style-name="Police_20_par_20_défaut"><text:span text:style-name="T4">point </text:span></text:span><text:span text:style-name="Police_20_par_20_défaut"><text:span text:style-name="T1">dans un vers, en en changeant toute l'</text:span></text:span><text:span text:style-name="Police_20_par_20_défaut"><text:span text:style-name="T1">é</text:span></text:span><text:span text:style-name="Police_20_par_20_défaut"><text:span text:style-name="T1">conomie, ce n'</text:span></text:span><text:span text:style-name="Police_20_par_20_défaut"><text:span text:style-name="T1">é</text:span></text:span><text:span text:style-name="Police_20_par_20_défaut"><text:span text:style-name="T1">tait pas risquer d'en faire </text:span></text:span><text:span text:style-name="Police_20_par_20_défaut"><text:span text:style-name="T1">é</text:span></text:span><text:span text:style-name="Police_20_par_20_défaut"><text:span text:style-name="T1">vanouir l'harmonie</text:span></text:span><text:span text:style-name="Police_20_par_20_défaut"><text:span text:style-name="T1"> !</text:span></text:span></text:p>
      <text:p text:style-name="P1">Ce que j'ai dit de Scaliger avec ses classifications, je le répéterai donc de Malherbe : il fallait que son œuvre fût faite. Oui ; pour emprunter l'expression de Regnier, un autre ennemi de Malherbe, il fallait « regratter les mots douteux au jugement » ; il fallait nettoyer la langue des gasconismes, italianismes, hispanismes dont elle était chargée ; il fallait enfin apprendre et nos Français, puisqu'ils l'ignoraient, qu'il n'y a pas de considération de grammaire ou d'orthographe qui doive être indifférente au poète, puisqu'il n'y en a pas qui soit étrangère ou inutile à l'effet total de la poésie. Gomment dédaignerait-on le pouvoir des mots ou des sons dans un art qui nous prend d'abord par l'oreille ? et Balzac lui-même l'a-t-il donc dédaigné dans la prose ?</text:p>
      <text:p text:style-name="Normal"><text:span text:style-name="Police_20_par_20_défaut"><text:span text:style-name="T1">Mais, grammairien et versificateur, Malherbe est encore un critique</text:span></text:span><text:span text:style-name="Police_20_par_20_défaut"><text:span text:style-name="T1"> ;</text:span></text:span><text:span text:style-name="Police_20_par_20_défaut"><text:span text:style-name="T1"> et il l'est parce qu'une th</text:span></text:span><text:span text:style-name="Police_20_par_20_défaut"><text:span text:style-name="T1">é</text:span></text:span><text:span text:style-name="Police_20_par_20_défaut"><text:span text:style-name="T1">orie du vers et du </text:span></text:span><text:span text:style-name="Police_20_par_20_défaut"><text:span text:style-name="T4">verbe</text:span></text:span><text:span text:style-name="Police_20_par_20_défaut"><text:span text:style-name="T1">, comme on dit aujourd'hui, ne va pas, que l'on s'en doute ou non, sans une th</text:span></text:span><text:span text:style-name="Police_20_par_20_défaut"><text:span text:style-name="T1">é</text:span></text:span><text:span text:style-name="Police_20_par_20_défaut"><text:span text:style-name="T1">orie, ou sans une id</text:span></text:span><text:span text:style-name="Police_20_par_20_défaut"><text:span text:style-name="T1">é</text:span></text:span><text:span text:style-name="Police_20_par_20_défaut"><text:span text:style-name="T1">e de la nature et de l'objet de la po</text:span></text:span><text:span text:style-name="Police_20_par_20_défaut"><text:span text:style-name="T1">é</text:span></text:span><text:span text:style-name="Police_20_par_20_défaut"><text:span text:style-name="T1">sie. Cette id</text:span></text:span><text:span text:style-name="Police_20_par_20_défaut"><text:span text:style-name="T1">é</text:span></text:span><text:span text:style-name="Police_20_par_20_défaut"><text:span text:style-name="T1">e, il faut la chercher dans le </text:span></text:span><text:span text:style-name="Police_20_par_20_défaut"><text:span text:style-name="T4">Commentaire sur Desportes</text:span></text:span><text:span text:style-name="Police_20_par_20_défaut"><text:span text:style-name="T1">, et dans ces </text:span></text:span><text:span text:style-name="Police_20_par_20_défaut"><text:span text:style-name="T4">M</text:span></text:span><text:span text:style-name="Police_20_par_20_défaut"><text:span text:style-name="T4">é</text:span></text:span><text:span text:style-name="Police_20_par_20_défaut"><text:span text:style-name="T4">moires sur la vie de Mal</text:span></text:span><text:span text:style-name="Police_20_par_20_défaut"><text:span text:style-name="T4">herbe</text:span></text:span><text:span text:style-name="Police_20_par_20_défaut"><text:span text:style-name="T1"> o</text:span></text:span><text:span text:style-name="Police_20_par_20_défaut"><text:span text:style-name="T1">ù</text:span></text:span><text:span text:style-name="Police_20_par_20_défaut"><text:span text:style-name="T1"> je vous ai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renvoy</text:span></text:span><text:span text:style-name="Police_20_par_20_défaut"><text:span text:style-name="T1">é</text:span></text:span><text:span text:style-name="Police_20_par_20_défaut"><text:span text:style-name="T1">s.</text:span></text:span></text:p>
      <text:p text:style-name="Normal"><text:span text:style-name="Police_20_par_20_défaut"><text:span text:style-name="T1">Certes, Desportes n'est pas sans m</text:span></text:span><text:span text:style-name="Police_20_par_20_défaut"><text:span text:style-name="T1">é</text:span></text:span><text:span text:style-name="Police_20_par_20_défaut"><text:span text:style-name="T1">rite, et si je voulais vous citer d'admirables vers de lui, je n'en serais pas embarrass</text:span></text:span><text:span text:style-name="Police_20_par_20_défaut"><text:span text:style-name="T1">é</text:span></text:span><text:span text:style-name="Police_20_par_20_défaut"><text:span text:style-name="T1">. Mais, sans examiner si Malherbe a tort ou raison dans les critiques qu'il lui adresse, ce que je vous signale dans ce </text:span></text:span><text:soft-page-break/><text:span text:style-name="Police_20_par_20_défaut"><text:span text:style-name="T1">Commentaire, c'est la premi</text:span></text:span><text:span text:style-name="Police_20_par_20_défaut"><text:span text:style-name="T1">è</text:span></text:span><text:span text:style-name="Police_20_par_20_défaut"><text:span text:style-name="T1">re apparition d'une critique nouvelle, qui va d</text:span></text:span><text:span text:style-name="Police_20_par_20_défaut"><text:span text:style-name="T1">é</text:span></text:span><text:span text:style-name="Police_20_par_20_défaut"><text:span text:style-name="T1">sormais exiger que l'inspiration m</text:span></text:span><text:span text:style-name="Police_20_par_20_défaut"><text:span text:style-name="T1">ê</text:span></text:span><text:span text:style-name="Police_20_par_20_défaut"><text:span text:style-name="T1">me se soumette</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la logique, qu'en toute occasion elle </text:span></text:span><text:span text:style-name="Police_20_par_20_défaut"><text:span text:style-name="T1">rende compte d'elle-m</text:span></text:span><text:span text:style-name="Police_20_par_20_défaut"><text:span text:style-name="T1">ê</text:span></text:span><text:span text:style-name="Police_20_par_20_défaut"><text:span text:style-name="T1">me, et qu'elle puisse dire constamment enfin le </text:span></text:span><text:span text:style-name="Police_20_par_20_défaut"><text:span text:style-name="T4">comment </text:span></text:span><text:span text:style-name="Police_20_par_20_défaut"><text:span text:style-name="T1">—</text:span></text:span><text:span text:style-name="Police_20_par_20_défaut"><text:span text:style-name="T1"> </text:span></text:span><text:span text:style-name="Police_20_par_20_défaut"><text:span text:style-name="T1">et le</text:span></text:span><text:span text:style-name="Police_20_par_20_défaut"><text:span text:style-name="T4"> pourquo</text:span></text:span><text:span text:style-name="Police_20_par_20_défaut"><text:span text:style-name="T1">i surtout</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de son caprice ou de sa fantaisie. Il serait un peu long d'en poursuivre les preuves </text:span></text:span><text:span text:style-name="Police_20_par_20_défaut"><text:span text:style-name="T1">à</text:span></text:span><text:span text:style-name="Police_20_par_20_défaut"><text:span text:style-name="T1"> travers le </text:span></text:span><text:span text:style-name="Police_20_par_20_défaut"><text:span text:style-name="T4">Commentaire</text:span></text:span><text:span text:style-name="Police_20_par_20_défaut"><text:span text:style-name="T1"> </text:span></text:span><text:span text:style-name="Police_20_par_20_défaut"><text:span text:style-name="T1">;</text:span></text:span><text:span text:style-name="Police_20_par_20_défaut"><text:span text:style-name="T1"> </text:span></text:span>mais nous y pouvons heureusement suppléer par quelques citations (le Racan :</text:p>
      <text:p>Il avait aversion contre les fictions poétiques, et en lisant une élégie de Regnier à Henry le Grand qui commence</text:p>
      <text:p>Il était presque jour, et le ciel souriant...</text:p>
      <text:p>et où il feint que la France s'enlève en l'air pour parler à Jupiter et se plaindre du misérable état où elle était pendant la ligue, il demandait à Regnier en quel temps cela était arrivé, et disait qu'il avait toujours demeuré en France depuis cinquante ans, et qu'il ne s'était point aperçu qu'elle fût enlevée hors de sa place.</text:p>
      <text:p text:style-name="Normal">Et ailleurs :</text:p>
      <text:p>Il ne voulait pas qu'on nombrât en vers de ces nombres vagues, comme <text:span text:style-name="Police_20_par_20_défaut"><text:span text:style-name="T15">mille</text:span></text:span> ou <text:span text:style-name="Police_20_par_20_défaut"><text:span text:style-name="T15">cent </text:span></text:span>tourments, et il disait assez plaisamment, quand il voyait quelqu'un nombrer de la sorte : « Peut-être n'y en avait-il que quatre-vingt-dix-neuf ». Mais il estimait qu'il y avait de la grâce à nombrer nécessairement, comme en ces vers de Racan :</text:p>
      <text:p>Vieilles forêts de trois siècles âgées...</text:p>
      <text:p text:style-name="Normal">Rapprochons tout de suite une autre citation :</text:p>
      <text:p>Il blâmait Racan — notez, n'est-ce pas, que c'est Racan lui-même qui parle, — premièrement de rimer indifféremment aux terminaisons en <text:span text:style-name="Police_20_par_20_défaut"><text:span text:style-name="T15">ent</text:span></text:span> et en <text:span text:style-name="Police_20_par_20_défaut"><text:span text:style-name="T15">ant</text:span></text:span>, comme <text:span text:style-name="Police_20_par_20_défaut"><text:span text:style-name="T15">innocence</text:span></text:span> et <text:span text:style-name="Police_20_par_20_défaut"><text:span text:style-name="T15">puissance, apparent</text:span></text:span> et <text:span text:style-name="Police_20_par_20_défaut"><text:span text:style-name="T15">conqu</text:span></text:span><text:span text:style-name="Police_20_par_20_défaut"><text:span text:style-name="T15">é</text:span></text:span><text:span text:style-name="Police_20_par_20_défaut"><text:span text:style-name="T15">rant, grand et prend</text:span></text:span>... Il le reprenait aussi de rimer le simple et le composé, comme temps et printemps, séjour et jour. Il ne voulait pas aussi qu'il rimât les mots qui avaient quelque convenance, comme <text:span text:style-name="Police_20_par_20_défaut"><text:span text:style-name="T15">montagne</text:span></text:span> et<text:span text:style-name="Police_20_par_20_défaut"><text:span text:style-name="T15"> campagne</text:span></text:span>, <text:span text:style-name="Police_20_par_20_défaut"><text:span text:style-name="T15">d</text:span></text:span><text:span text:style-name="Police_20_par_20_défaut"><text:span text:style-name="T15">é</text:span></text:span><text:span text:style-name="Police_20_par_20_défaut"><text:span text:style-name="T15">fense </text:span></text:span>et <text:span text:style-name="Police_20_par_20_défaut"><text:span text:style-name="T15">offense, p</text:span></text:span><text:span text:style-name="Police_20_par_20_défaut"><text:span text:style-name="T15">è</text:span></text:span><text:span text:style-name="Police_20_par_20_défaut"><text:span text:style-name="T15">re et m</text:span></text:span><text:span text:style-name="Police_20_par_20_défaut"><text:span text:style-name="T15">è</text:span></text:span><text:span text:style-name="Police_20_par_20_défaut"><text:span text:style-name="T15">re, toi et moi</text:span></text:span>,... et sur la fin il était devenu si rigide en ses rimes qu'il avait même peine à souffrir que l'on rimât / les verbes de la terminaison en er qui avaient tant soit peu de convenance, comme <text:span text:style-name="Police_20_par_20_défaut"><text:span text:style-name="T15">abandonn</text:span></text:span><text:span text:style-name="Police_20_par_20_défaut"><text:span text:style-name="T15">é</text:span></text:span><text:span text:style-name="Police_20_par_20_défaut"><text:span text:style-name="T15">e</text:span></text:span><text:span text:style-name="Police_20_par_20_défaut"><text:span text:style-name="T15">, ordonner et pardonner,</text:span></text:span> et disait qu'ils venaient tous trois de <text:span text:style-name="Police_20_par_20_défaut"><text:span text:style-name="T15">donner</text:span></text:span>.</text:p>
      <text:p text:style-name="P1">Et rappelons enfin l'anecdote célèbre :</text:p>
      <text:p>Quand on lui demandait son avis sur quelque mot français, il renvoyait ordinairement aux crocheteurs du Port au Foin, et disait que c'étaient ses maîtres pour le langage.</text:p>
      <text:p text:style-name="Normal"><text:span text:style-name="Police_20_par_20_défaut"><text:span text:style-name="T1">Que si maintenant, de ces citations et de quelques autres qu'on y joindrait facilement, nous essayons de d</text:span></text:span><text:span text:style-name="Police_20_par_20_défaut"><text:span text:style-name="T1">é</text:span></text:span><text:span text:style-name="Police_20_par_20_défaut"><text:span text:style-name="T1">duire l'id</text:span></text:span><text:span text:style-name="Police_20_par_20_défaut"><text:span text:style-name="T1">é</text:span></text:span><text:span text:style-name="Police_20_par_20_défaut"><text:span text:style-name="T1">e qu'il se faisait de son art, et qu'il en a r</text:span></text:span><text:span text:style-name="Police_20_par_20_défaut"><text:span text:style-name="T1">é</text:span></text:span><text:span text:style-name="Police_20_par_20_défaut"><text:span text:style-name="T1">pandue, il semble en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qu'on puisse dire qu'elle n'est pas sans quelques rapports avec celle que les </text:span></text:span><text:span text:style-name="Police_20_par_20_défaut"><text:span text:style-name="T1">R</text:span></text:span><text:span text:style-name="Police_20_par_20_défaut"><text:span text:style-name="T1">omantiqu</text:span></text:span><text:span text:style-name="Police_20_par_20_défaut"><text:span text:style-name="T1">e</text:span></text:span><text:span text:style-name="Police_20_par_20_défaut"><text:span text:style-name="T1">s, et les Parnassiens surtout, devaient s'en faire deux cents ou trois cents ans plus tard. Ce qui n'est pas au moins douteux, c'est qu'en renvoyant aux </text:span></text:span><text:span text:style-name="Police_20_par_20_défaut"><text:span text:style-name="T1">«</text:span></text:span><text:span text:style-name="Police_20_par_20_défaut"><text:span text:style-name="T1"> </text:span></text:span><text:span text:style-name="Police_20_par_20_défaut"><text:span text:style-name="T1">cro</text:span></text:span><text:span text:style-name="Police_20_par_20_défaut"><text:span text:style-name="T1">c</text:span></text:span><text:span text:style-name="Police_20_par_20_défaut"><text:span text:style-name="T1">heteurs du Port au Foin</text:span></text:span><text:span text:style-name="Police_20_par_20_défaut"><text:span text:style-name="T1"> </text:span></text:span><text:span text:style-name="Police_20_par_20_défaut"><text:span text:style-name="T1">»</text:span></text:span><text:span text:style-name="Police_20_par_20_défaut"><text:span text:style-name="T1">, s'il y mettait moins de </text:span></text:span><text:soft-page-break/><text:span text:style-name="Police_20_par_20_défaut"><text:span text:style-name="T1">passion et d'injurieuse violence, il disait aux po</text:span></text:span><text:span text:style-name="Police_20_par_20_défaut"><text:span text:style-name="T1">è</text:span></text:span><text:span text:style-name="Police_20_par_20_défaut"><text:span text:style-name="T1">tes la m</text:span></text:span><text:span text:style-name="Police_20_par_20_défaut"><text:span text:style-name="T1">ê</text:span></text:span><text:span text:style-name="Police_20_par_20_défaut"><text:span text:style-name="T1">me chose que </text:span></text:span><text:span text:style-name="Police_20_par_20_défaut"><text:span text:style-name="T1">Victor</text:span></text:span><text:span text:style-name="Police_20_par_20_défaut"><text:span text:style-name="T1"> Hugo dans une pi</text:span></text:span><text:span text:style-name="Police_20_par_20_défaut"><text:span text:style-name="T1">è</text:span></text:span><text:span text:style-name="Police_20_par_20_défaut"><text:span text:style-name="T1">ce fameuse de ses </text:span></text:span><text:span text:style-name="Police_20_par_20_défaut"><text:span text:style-name="T4">Contemplations</text:span></text:span><text:span text:style-name="Police_20_par_20_défaut"><text:span text:style-name="T4"> </text:span></text:span><text:span text:style-name="Police_20_par_20_défaut"><text:span text:style-name="T1">;</text:span></text:span><text:span text:style-name="Police_20_par_20_défaut"><text:span text:style-name="T1"> et ce qu'il est curieux de constater, c'est que, de </text:span></text:span><text:span text:style-name="Police_20_par_20_défaut"><text:span text:style-name="T1">nos jours, dans son </text:span></text:span><text:span text:style-name="Police_20_par_20_défaut"><text:span text:style-name="T4">Petit Trait</text:span></text:span><text:span text:style-name="Police_20_par_20_défaut"><text:span text:style-name="T4">é</text:span></text:span><text:span text:style-name="Police_20_par_20_défaut"><text:span text:style-name="T4"> de Po</text:span></text:span><text:span text:style-name="Police_20_par_20_défaut"><text:span text:style-name="T4">é</text:span></text:span><text:span text:style-name="Police_20_par_20_défaut"><text:span text:style-name="T4">sie fran</text:span></text:span><text:span text:style-name="Police_20_par_20_défaut"><text:span text:style-name="T4">ç</text:span></text:span><text:span text:style-name="Police_20_par_20_défaut"><text:span text:style-name="T4">aise</text:span></text:span><text:span text:style-name="Police_20_par_20_défaut"><text:span text:style-name="T1">, </text:span></text:span><text:span text:style-name="Police_20_par_20_défaut"><text:span text:style-name="T1">M. </text:span></text:span><text:span text:style-name="Police_20_par_20_défaut"><text:span text:style-name="T1">Th</text:span></text:span><text:span text:style-name="Police_20_par_20_défaut"><text:span text:style-name="T1">é</text:span></text:span><text:span text:style-name="Police_20_par_20_défaut"><text:span text:style-name="T1">odore de Banville s'est</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peine montr</text:span></text:span><text:span text:style-name="Police_20_par_20_défaut"><text:span text:style-name="T1">é</text:span></text:span><text:span text:style-name="Police_20_par_20_défaut"><text:span text:style-name="T1"> plus exigeant sur l'article de la rime. Il y a toutefois quelques diff</text:span></text:span><text:span text:style-name="Police_20_par_20_défaut"><text:span text:style-name="T1">é</text:span></text:span><text:span text:style-name="Police_20_par_20_défaut"><text:span text:style-name="T1">rences</text:span></text:span><text:span text:style-name="Police_20_par_20_défaut"><text:span text:style-name="T1"> ;</text:span></text:span><text:span text:style-name="Police_20_par_20_défaut"><text:span text:style-name="T1"> </text:span></text:span><text:span text:style-name="Police_20_par_20_défaut"><text:span text:style-name="T1">e</text:span></text:span><text:span text:style-name="Police_20_par_20_défaut"><text:span text:style-name="T1">t, pour le plaisir paradoxal de rapprocher l'eau et le feu, il ne conviendrait pas d'exag</text:span></text:span><text:span text:style-name="Police_20_par_20_défaut"><text:span text:style-name="T1">é</text:span></text:span><text:span text:style-name="Police_20_par_20_défaut"><text:span text:style-name="T1">rer les analogies. Disons donc plus simplement qu'en continuant, avec Ronsard, de placer tr</text:span></text:span><text:span text:style-name="Police_20_par_20_défaut"><text:span text:style-name="T1">è</text:span></text:span><text:span text:style-name="Police_20_par_20_défaut"><text:span text:style-name="T1">s haut l'objet de la po</text:span></text:span><text:span text:style-name="Police_20_par_20_défaut"><text:span text:style-name="T1">é</text:span></text:span><text:span text:style-name="Police_20_par_20_défaut"><text:span text:style-name="T1">sie —</text:span></text:span><text:span text:style-name="Police_20_par_20_défaut"><text:span text:style-name="T1"> </text:span></text:span><text:span text:style-name="Police_20_par_20_défaut"><text:span text:style-name="T1">plus haut m</text:span></text:span><text:span text:style-name="Police_20_par_20_défaut"><text:span text:style-name="T1">ê</text:span></text:span><text:span text:style-name="Police_20_par_20_défaut"><text:span text:style-name="T1">me peut-</text:span></text:span><text:span text:style-name="Police_20_par_20_défaut"><text:span text:style-name="T1">ê</text:span></text:span><text:span text:style-name="Police_20_par_20_défaut"><text:span text:style-name="T1">tre, si Ronsard et les siens n'en avaient gu</text:span></text:span><text:span text:style-name="Police_20_par_20_défaut"><text:span text:style-name="T1">è</text:span></text:span><text:span text:style-name="Police_20_par_20_défaut"><text:span text:style-name="T1">re fait en somme qu'un divertissement, —</text:span></text:span><text:span text:style-name="Police_20_par_20_défaut"><text:span text:style-name="T1"> </text:span></text:span><text:span text:style-name="Police_20_par_20_défaut"><text:span text:style-name="T1">Malherbe a le premier rapproch</text:span></text:span><text:span text:style-name="Police_20_par_20_défaut"><text:span text:style-name="T1">é</text:span></text:span><text:span text:style-name="Police_20_par_20_défaut"><text:span text:style-name="T1"> le vocabulaire de la po</text:span></text:span><text:span text:style-name="Police_20_par_20_défaut"><text:span text:style-name="T1">é</text:span></text:span><text:span text:style-name="Police_20_par_20_défaut"><text:span text:style-name="T1">sie de celui de tout le monde, et qu'il a le premier compris et fait comprendre le pouvoir de la forme. Boileau l'a tr</text:span></text:span><text:span text:style-name="Police_20_par_20_défaut"><text:span text:style-name="T1">è</text:span></text:span><text:span text:style-name="Police_20_par_20_défaut"><text:span text:style-name="T1">s bien dit dans les </text:span></text:span><text:span text:style-name="Police_20_par_20_défaut"><text:span text:style-name="T1">vers que nous rappelions tout </text:span></text:span><text:span text:style-name="Police_20_par_20_défaut"><text:span text:style-name="T1">à</text:span></text:span><text:span text:style-name="Police_20_par_20_défaut"><text:span text:style-name="T1"> l'heure, Malherbe </text:span></text:span><text:span text:style-name="Police_20_par_20_défaut"><text:span text:style-name="T1">«</text:span></text:span><text:span text:style-name="Police_20_par_20_défaut"><text:span text:style-name="T1"> </text:span></text:span><text:span text:style-name="Police_20_par_20_défaut"><text:span text:style-name="T1">a enseign</text:span></text:span><text:span text:style-name="Police_20_par_20_défaut"><text:span text:style-name="T1">é</text:span></text:span><text:span text:style-name="Police_20_par_20_défaut"><text:span text:style-name="T1"> le pouvoir d'un mot mis en place</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text:span></text:span><text:span text:style-name="Police_20_par_20_défaut"><text:span text:style-name="T1"> et celui d'une c</text:span></text:span><text:span text:style-name="Police_20_par_20_défaut"><text:span text:style-name="T1">é</text:span></text:span><text:span text:style-name="Police_20_par_20_défaut"><text:span text:style-name="T1">sure heureuse</text:span></text:span><text:span text:style-name="Police_20_par_20_défaut"><text:span text:style-name="T1"> ;</text:span></text:span><text:span text:style-name="Police_20_par_20_défaut"><text:span text:style-name="T1"> et celui d'une rime rare</text:span></text:span><text:span text:style-name="Police_20_par_20_défaut"><text:span text:style-name="T1"> ;</text:span></text:span><text:span text:style-name="Police_20_par_20_défaut"><text:span text:style-name="T1"> </text:span></text:span><text:span text:style-name="Police_20_par_20_défaut"><text:span text:style-name="T1">e</text:span></text:span><text:span text:style-name="Police_20_par_20_défaut"><text:span text:style-name="T1">t celui d'un concours de sons harmonieux</text:span></text:span><text:span text:style-name="Police_20_par_20_défaut"><text:span text:style-name="T1"> ;</text:span></text:span><text:span text:style-name="Police_20_par_20_défaut"><text:span text:style-name="T1"> et celui d'une pens</text:span></text:span><text:span text:style-name="Police_20_par_20_défaut"><text:span text:style-name="T1">é</text:span></text:span><text:span text:style-name="Police_20_par_20_défaut"><text:span text:style-name="T1">e se d</text:span></text:span><text:span text:style-name="Police_20_par_20_défaut"><text:span text:style-name="T1">é</text:span></text:span><text:span text:style-name="Police_20_par_20_défaut"><text:span text:style-name="T1">ployant sous la r</text:span></text:span><text:span text:style-name="Police_20_par_20_défaut"><text:span text:style-name="T1">è</text:span></text:span><text:span text:style-name="Police_20_par_20_défaut"><text:span text:style-name="T1">gle, et tirant ainsi sa valeur de la contrainte m</text:span></text:span><text:span text:style-name="Police_20_par_20_défaut"><text:span text:style-name="T1">ê</text:span></text:span><text:span text:style-name="Police_20_par_20_défaut"><text:span text:style-name="T1">me qu'elle subissait pour s'exprimer. Ou, e</text:span></text:span><text:span text:style-name="Police_20_par_20_défaut"><text:span text:style-name="T1">n</text:span></text:span><text:span text:style-name="Police_20_par_20_défaut"><text:span text:style-name="T1"> d'autres termes encore —</text:span></text:span><text:span text:style-name="Police_20_par_20_défaut"><text:span text:style-name="T1"> </text:span></text:span><text:span text:style-name="Police_20_par_20_défaut"><text:span text:style-name="T1">et pour mieux indiquer </text:span></text:span><text:span text:style-name="Police_20_par_20_défaut"><text:span text:style-name="T1">à</text:span></text:span><text:span text:style-name="Police_20_par_20_défaut"><text:span text:style-name="T1"> la fois ce que sa r</text:span></text:span><text:span text:style-name="Police_20_par_20_défaut"><text:span text:style-name="T1">é</text:span></text:span><text:span text:style-name="Police_20_par_20_défaut"><text:span text:style-name="T1">forme avait d'</text:span></text:span><text:span text:style-name="Police_20_par_20_défaut"><text:span text:style-name="T1">é</text:span></text:span><text:span text:style-name="Police_20_par_20_défaut"><text:span text:style-name="T1">troit et d'utile, de f</text:span></text:span><text:span text:style-name="Police_20_par_20_défaut"><text:span text:style-name="T1">â</text:span></text:span><text:span text:style-name="Police_20_par_20_défaut"><text:span text:style-name="T1">cheux et d'urgent, de regrettable et de n</text:span></text:span><text:span text:style-name="Police_20_par_20_défaut"><text:span text:style-name="T1">é</text:span></text:span><text:span text:style-name="Police_20_par_20_défaut"><text:span text:style-name="T1">cessaire, —</text:span></text:span><text:span text:style-name="Police_20_par_20_défaut"><text:span text:style-name="T1"> </text:span></text:span><text:span text:style-name="Police_20_par_20_défaut"><text:span text:style-name="T1">Malherbe est venu substituer le premier aux qualit</text:span></text:span><text:span text:style-name="Police_20_par_20_défaut"><text:span text:style-name="T1">é</text:span></text:span><text:span text:style-name="Police_20_par_20_défaut"><text:span text:style-name="T1">s int</text:span></text:span><text:span text:style-name="Police_20_par_20_défaut"><text:span text:style-name="T1">é</text:span></text:span><text:span text:style-name="Police_20_par_20_défaut"><text:span text:style-name="T1">rieures de sensibilit</text:span></text:span><text:span text:style-name="Police_20_par_20_défaut"><text:span text:style-name="T1">é</text:span></text:span><text:span text:style-name="Police_20_par_20_défaut"><text:span text:style-name="T1">, de fantaisie, d'imagination, qui faisaient l'essence de la po</text:span></text:span><text:span text:style-name="Police_20_par_20_défaut"><text:span text:style-name="T1">é</text:span></text:span><text:span text:style-name="Police_20_par_20_défaut"><text:span text:style-name="T1">sie, selon Ronsard et ses disciples, les qualit</text:span></text:span><text:span text:style-name="Police_20_par_20_défaut"><text:span text:style-name="T1">é</text:span></text:span><text:span text:style-name="Police_20_par_20_défaut"><text:span text:style-name="T1">s ext</text:span></text:span><text:span text:style-name="Police_20_par_20_défaut"><text:span text:style-name="T1">é</text:span></text:span><text:span text:style-name="Police_20_par_20_défaut"><text:span text:style-name="T1">rieures ou formelles</text:span></text:span><text:span text:style-name="Police_20_par_20_défaut"><text:span text:style-name="T1"> :</text:span></text:span><text:span text:style-name="Police_20_par_20_défaut"><text:span text:style-name="T1"> d'ordre, de clart</text:span></text:span><text:span text:style-name="Police_20_par_20_défaut"><text:span text:style-name="T1">é</text:span></text:span><text:span text:style-name="Police_20_par_20_défaut"><text:span text:style-name="T1">, de logique, de pr</text:span></text:span><text:span text:style-name="Police_20_par_20_défaut"><text:span text:style-name="T1">é</text:span></text:span><text:span text:style-name="Police_20_par_20_défaut"><text:span text:style-name="T1">cision, de r</text:span></text:span><text:span text:style-name="Police_20_par_20_défaut"><text:span text:style-name="T1">é</text:span></text:span><text:span text:style-name="Police_20_par_20_défaut"><text:span text:style-name="T1">gularit</text:span></text:span><text:span text:style-name="Police_20_par_20_défaut"><text:span text:style-name="T1">é</text:span></text:span><text:span text:style-name="Police_20_par_20_défaut"><text:span text:style-name="T1">, de mesure, qui allaient devenir, pour un si</text:span></text:span><text:span text:style-name="Police_20_par_20_défaut"><text:span text:style-name="T1">è</text:span></text:span><text:span text:style-name="Police_20_par_20_défaut"><text:span text:style-name="T1">cle ou deux, non pas toutes les qualit</text:span></text:span><text:span text:style-name="Police_20_par_20_défaut"><text:span text:style-name="T1">é</text:span></text:span><text:span text:style-name="Police_20_par_20_défaut"><text:span text:style-name="T1">s, mais les qualit</text:span></text:span><text:span text:style-name="Police_20_par_20_défaut"><text:span text:style-name="T1">é</text:span></text:span><text:span text:style-name="Police_20_par_20_défaut"><text:span text:style-name="T1">s les plus apparentes, et comme telles les plus universelles de notre litt</text:span></text:span><text:span text:style-name="Police_20_par_20_défaut"><text:span text:style-name="T1">é</text:span></text:span><text:span text:style-name="Police_20_par_20_défaut"><text:span text:style-name="T1">rature. Et, disons encore quelque chose de plus</text:span></text:span><text:span text:style-name="Police_20_par_20_défaut"><text:span text:style-name="T1"> :</text:span></text:span><text:span text:style-name="Police_20_par_20_défaut"><text:span text:style-name="T1"> en enlevant au po</text:span></text:span><text:span text:style-name="Police_20_par_20_défaut"><text:span text:style-name="T1">è</text:span></text:span><text:span text:style-name="Police_20_par_20_défaut"><text:span text:style-name="T1">te le droit de se montrer ou de s'</text:span></text:span><text:span text:style-name="Police_20_par_20_défaut"><text:span text:style-name="T1">é</text:span></text:span><text:span text:style-name="Police_20_par_20_défaut"><text:span text:style-name="T1">taler dans son </text:span></text:span><text:span text:style-name="Police_20_par_20_défaut"><text:span text:style-name="T1">œ</text:span></text:span><text:span text:style-name="Police_20_par_20_défaut"><text:span text:style-name="T1">uvre, Malherbe allait tarir les sources du lyrisme</text:span></text:span><text:span text:style-name="Police_20_par_20_défaut"><text:span text:style-name="T1"> ;</text:span></text:span><text:span text:style-name="Police_20_par_20_défaut"><text:span text:style-name="T1"> et c'est pour cela que, dans l'histoire de notre po</text:span></text:span><text:span text:style-name="Police_20_par_20_défaut"><text:span text:style-name="T1">é</text:span></text:span><text:span text:style-name="Police_20_par_20_défaut"><text:span text:style-name="T1">sie, sa place est petite</text:span></text:span><text:span text:style-name="Police_20_par_20_défaut"><text:span text:style-name="T1"> ;</text:span></text:span><text:span text:style-name="Police_20_par_20_défaut"><text:span text:style-name="T1"> mais, d'autre part, en donnant pour objet </text:span></text:span><text:span text:style-name="Police_20_par_20_défaut"><text:span text:style-name="T1">à</text:span></text:span><text:span text:style-name="Police_20_par_20_défaut"><text:span text:style-name="T1"> la litt</text:span></text:span><text:span text:style-name="Police_20_par_20_défaut"><text:span text:style-name="T1">é</text:span></text:span><text:span text:style-name="Police_20_par_20_défaut"><text:span text:style-name="T1">rature l'expression de ce qu'il y a plu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et de plus permanent</text:span></text:span><text:span text:style-name="Police_20_par_20_défaut"><text:span text:style-name="T1">, il annon</text:span></text:span><text:span text:style-name="Police_20_par_20_défaut"><text:span text:style-name="T1">ç</text:span></text:span><text:span text:style-name="Police_20_par_20_défaut"><text:span text:style-name="T1">ait la litt</text:span></text:span><text:span text:style-name="Police_20_par_20_défaut"><text:span text:style-name="T1">é</text:span></text:span><text:span text:style-name="Police_20_par_20_défaut"><text:span text:style-name="T1">rature du </text:span></text:span><text:span text:style-name="Police_20_par_20_défaut"><text:span text:style-name="T1">XV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text:span></text:span><text:span text:style-name="Police_20_par_20_défaut"><text:span text:style-name="T1"> </text:span></text:span><text:span text:style-name="Police_20_par_20_défaut"><text:span text:style-name="T1">;</text:span></text:span><text:span text:style-name="Police_20_par_20_défaut"><text:span text:style-name="T1"> et c'est pour cela que sa place est consid</text:span></text:span><text:span text:style-name="Police_20_par_20_défaut"><text:span text:style-name="T1">é</text:span></text:span><text:span text:style-name="Police_20_par_20_défaut"><text:span text:style-name="T1">rable dans l'histoire de la critique.</text:span></text:span></text:p>
      <text:p text:style-name="Normal"><text:span text:style-name="Police_20_par_20_défaut"><text:span text:style-name="T1">Quelle que soit la valeur absolue de cette conception, elle avait pour elle de r</text:span></text:span><text:span text:style-name="Police_20_par_20_défaut"><text:span text:style-name="T1">é</text:span></text:span><text:span text:style-name="Police_20_par_20_défaut"><text:span text:style-name="T1">pondre au besoin d'ordre et de r</text:span></text:span><text:span text:style-name="Police_20_par_20_défaut"><text:span text:style-name="T1">è</text:span></text:span><text:span text:style-name="Police_20_par_20_défaut"><text:span text:style-name="T1">gle qui se faisait alors universellement sentir, et dont </text:span></text:span><text:span text:style-name="Police_20_par_20_défaut"><text:span text:style-name="T1">l’</text:span></text:span><text:span text:style-name="Police_20_par_20_défaut"><text:span text:style-name="T4">Astr</text:span></text:span><text:span text:style-name="Police_20_par_20_défaut"><text:span text:style-name="T4">é</text:span></text:span><text:span text:style-name="Police_20_par_20_défaut"><text:span text:style-name="T4">e</text:span></text:span><text:span text:style-name="Police_20_par_20_défaut"><text:span text:style-name="T1"> d'Honor</text:span></text:span><text:span text:style-name="Police_20_par_20_défaut"><text:span text:style-name="T1">é</text:span></text:span><text:span text:style-name="Police_20_par_20_défaut"><text:span text:style-name="T1"> d'Urf</text:span></text:span><text:span text:style-name="Police_20_par_20_défaut"><text:span text:style-name="T1">é</text:span></text:span><text:span text:style-name="Police_20_par_20_défaut"><text:span text:style-name="T1">, par exemple, ou</text:span></text:span><text:span text:style-name="Police_20_par_20_défaut"><text:span text:style-name="T1"> l</text:span></text:span><text:span text:style-name="Police_20_par_20_défaut"><text:span text:style-name="T1">’</text:span></text:span><text:span text:style-name="Police_20_par_20_défaut"><text:span text:style-name="T4">Introduction </text:span></text:span><text:span text:style-name="Police_20_par_20_défaut"><text:span text:style-name="T4">à</text:span></text:span><text:span text:style-name="Police_20_par_20_défaut"><text:span text:style-name="T4"> la vie d</text:span></text:span><text:span text:style-name="Police_20_par_20_défaut"><text:span text:style-name="T4">é</text:span></text:span><text:span text:style-name="Police_20_par_20_défaut"><text:span text:style-name="T4">vote</text:span></text:span><text:span text:style-name="Police_20_par_20_défaut"><text:span text:style-name="T1"> de saint Fran</text:span></text:span><text:span text:style-name="Police_20_par_20_défaut"><text:span text:style-name="T1">ç</text:span></text:span><text:span text:style-name="Police_20_par_20_défaut"><text:span text:style-name="T1">ois de Sales, dans </text:span></text:span><text:span text:style-name="Police_20_par_20_défaut"><text:span text:style-name="T1">u</text:span></text:span><text:span text:style-name="Police_20_par_20_défaut"><text:span text:style-name="T1">n autre ordre d'id</text:span></text:span><text:span text:style-name="Police_20_par_20_défaut"><text:span text:style-name="T1">é</text:span></text:span><text:span text:style-name="Police_20_par_20_défaut"><text:span text:style-name="T1">es, sont d'instructifs t</text:span></text:span><text:span text:style-name="Police_20_par_20_défaut"><text:span text:style-name="T1">é</text:span></text:span><text:span text:style-name="Police_20_par_20_défaut"><text:span text:style-name="T1">moignages. Aussi est-ce </text:span></text:span><text:span text:style-name="Police_20_par_20_défaut"><text:span text:style-name="T1">à</text:span></text:span><text:span text:style-name="Police_20_par_20_défaut"><text:span text:style-name="T1"> peine, si sous le r</text:span></text:span><text:span text:style-name="Police_20_par_20_défaut"><text:span text:style-name="T1">è</text:span></text:span><text:span text:style-name="Police_20_par_20_défaut"><text:span text:style-name="T1">gne de Henri</text:span></text:span><text:span text:style-name="Police_20_par_20_défaut"><text:span text:style-name="T1"> </text:span></text:span><text:span text:style-name="Police_20_par_20_défaut"><text:span text:style-name="T1">I</text:span></text:span><text:span text:style-name="Police_20_par_20_défaut"><text:span text:style-name="T1">V</text:span></text:span><text:span text:style-name="Police_20_par_20_défaut"><text:span text:style-name="T1">, et plus tard, sous la R</text:span></text:span><text:span text:style-name="Police_20_par_20_défaut"><text:span text:style-name="T1">é</text:span></text:span><text:span text:style-name="Police_20_par_20_défaut"><text:span text:style-name="T1">gence — </text:span></text:span><text:soft-page-break/><text:span text:style-name="Police_20_par_20_défaut"><text:span text:style-name="T1">puisque </text:span></text:span><text:span text:style-name="Police_20_par_20_défaut"><text:span text:style-name="T1">«</text:span></text:span><text:span text:style-name="Police_20_par_20_défaut"><text:span text:style-name="T1"> </text:span></text:span><text:span text:style-name="Police_20_par_20_défaut"><text:span text:style-name="T1">le vieux p</text:span></text:span><text:span text:style-name="Police_20_par_20_défaut"><text:span text:style-name="T1">é</text:span></text:span><text:span text:style-name="Police_20_par_20_défaut"><text:span text:style-name="T1">dagogue</text:span></text:span><text:span text:style-name="Police_20_par_20_défaut"><text:span text:style-name="T1"> </text:span></text:span><text:span text:style-name="Police_20_par_20_défaut"><text:span text:style-name="T1">»</text:span></text:span><text:span text:style-name="Police_20_par_20_défaut"><text:span text:style-name="T1"> ne mourut qu'en 1628, — quelques irr</text:span></text:span><text:span text:style-name="Police_20_par_20_défaut"><text:span text:style-name="T1">é</text:span></text:span><text:span text:style-name="Police_20_par_20_défaut"><text:span text:style-name="T1">guliers se cabr</text:span></text:span><text:span text:style-name="Police_20_par_20_défaut"><text:span text:style-name="T1">è</text:span></text:span><text:span text:style-name="Police_20_par_20_défaut"><text:span text:style-name="T1">rent, dont Mathurin Regnier, par exemple, ou encore Th</text:span></text:span><text:span text:style-name="Police_20_par_20_défaut"><text:span text:style-name="T1">é</text:span></text:span><text:span text:style-name="Police_20_par_20_défaut"><text:span text:style-name="T1">ophile de </text:span></text:span><text:span text:style-name="Police_20_par_20_défaut"><text:span text:style-name="T1">V</text:span></text:span><text:span text:style-name="Police_20_par_20_défaut"><text:span text:style-name="T1">iau. Mais on suivit </text:span></text:span><text:span text:style-name="Police_20_par_20_défaut"><text:span text:style-name="T1">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ment Malherbe, et d</text:span></text:span><text:span text:style-name="Police_20_par_20_défaut"><text:span text:style-name="T1">è</text:span></text:span><text:span text:style-name="Police_20_par_20_défaut"><text:span text:style-name="T1">s qu'eut paru Richelieu, la litt</text:span></text:span><text:span text:style-name="Police_20_par_20_défaut"><text:span text:style-name="T1">é</text:span></text:span><text:span text:style-name="Police_20_par_20_défaut"><text:span text:style-name="T1">rature, avec tout le reste, rentra dans l'ordre</text:span></text:span><text:span text:style-name="Police_20_par_20_défaut"><text:span text:style-name="T1"> :</text:span></text:span><text:span text:style-name="Police_20_par_20_défaut"><text:span text:style-name="T1"> elle y devait, comme vous savez, demeurer environ deux cents ans.</text:span></text:span></text:p>
      <text:p text:style-name="Normal"><text:span text:style-name="Police_20_par_20_défaut"><text:span text:style-name="T1">Il s'</text:span></text:span><text:span text:style-name="Police_20_par_20_défaut"><text:span text:style-name="T1">é</text:span></text:span><text:span text:style-name="Police_20_par_20_défaut"><text:span text:style-name="T1">l</text:span></text:span><text:span text:style-name="Police_20_par_20_défaut"><text:span text:style-name="T1">è</text:span></text:span><text:span text:style-name="Police_20_par_20_défaut"><text:span text:style-name="T1">ve </text:span></text:span><text:span text:style-name="Police_20_par_20_défaut"><text:span text:style-name="T1">à</text:span></text:span><text:span text:style-name="Police_20_par_20_défaut"><text:span text:style-name="T1"> ce propos une question curieuse — et que je voudrais bien qu'on examin</text:span></text:span><text:span text:style-name="Police_20_par_20_défaut"><text:span text:style-name="T1">â</text:span></text:span><text:span text:style-name="Police_20_par_20_défaut"><text:span text:style-name="T1">t d'un peu pr</text:span></text:span><text:span text:style-name="Police_20_par_20_défaut"><text:span text:style-name="T1">è</text:span></text:span><text:span text:style-name="Police_20_par_20_défaut"><text:span text:style-name="T1">s, quelque jour</text:span></text:span><text:span text:style-name="Police_20_par_20_défaut"><text:span text:style-name="T1"> :</text:span></text:span><text:span text:style-name="Police_20_par_20_défaut"><text:span text:style-name="T1"> — c'est celle de savoir s'il entra plus de </text:span></text:span><text:span text:style-name="Police_20_par_20_défaut"><text:span text:style-name="T4">p</text:span></text:span><text:span text:style-name="Police_20_par_20_défaut"><text:span text:style-name="T4">é</text:span></text:span><text:span text:style-name="Police_20_par_20_défaut"><text:span text:style-name="T4">dantisme</text:span></text:span><text:span text:style-name="Police_20_par_20_défaut"><text:span text:style-name="T1">, ou plus de </text:span></text:span><text:span text:style-name="Police_20_par_20_défaut"><text:span text:style-name="T4">politique,</text:span></text:span><text:span text:style-name="Police_20_par_20_défaut"><text:span text:style-name="T1"> dans la conduite que le cardinal crut devoir observer </text:span></text:span><text:span text:style-name="Police_20_par_20_défaut"><text:span text:style-name="T1">à</text:span></text:span><text:span text:style-name="Police_20_par_20_défaut"><text:span text:style-name="T1"> l'</text:span></text:span><text:span text:style-name="Police_20_par_20_défaut"><text:span text:style-name="T1">é</text:span></text:span><text:span text:style-name="Police_20_par_20_défaut"><text:span text:style-name="T1">gard des lettres et des gens de lettres. On semble croire commun</text:span></text:span><text:span text:style-name="Police_20_par_20_défaut"><text:span text:style-name="T1">é</text:span></text:span><text:span text:style-name="Police_20_par_20_défaut"><text:span text:style-name="T1">ment — parce qu'il a prononc</text:span></text:span><text:span text:style-name="Police_20_par_20_défaut"><text:span text:style-name="T1">é</text:span></text:span><text:span text:style-name="Police_20_par_20_défaut"><text:span text:style-name="T1"> quelques </text:span></text:span><text:span text:style-name="Police_20_par_20_défaut"><text:span text:style-name="T4">Sermons</text:span></text:span><text:span text:style-name="Police_20_par_20_défaut"><text:span text:style-name="T1">, compos</text:span></text:span><text:span text:style-name="Police_20_par_20_défaut"><text:span text:style-name="T1">é</text:span></text:span><text:span text:style-name="Police_20_par_20_défaut"><text:span text:style-name="T1"> quelques trait</text:span></text:span><text:span text:style-name="Police_20_par_20_défaut"><text:span text:style-name="T1">é</text:span></text:span><text:span text:style-name="Police_20_par_20_défaut"><text:span text:style-name="T1">s de controverse, et plus ou moins rim</text:span></text:span><text:span text:style-name="Police_20_par_20_défaut"><text:span text:style-name="T1">é</text:span></text:span><text:span text:style-name="Police_20_par_20_défaut"><text:span text:style-name="T1"> quelques </text:span></text:span><text:span text:style-name="Police_20_par_20_défaut"><text:span text:style-name="T4">Trag</text:span></text:span><text:span text:style-name="Police_20_par_20_défaut"><text:span text:style-name="T4">é</text:span></text:span><text:span text:style-name="Police_20_par_20_défaut"><text:span text:style-name="T4">dies</text:span></text:span><text:span text:style-name="Police_20_par_20_défaut"><text:span text:style-name="T1"> — qu'</text:span></text:span><text:span text:style-name="Police_20_par_20_défaut"><text:span text:style-name="T1">à</text:span></text:span><text:span text:style-name="Police_20_par_20_défaut"><text:span text:style-name="T1"> d</text:span></text:span><text:span text:style-name="Police_20_par_20_défaut"><text:span text:style-name="T1">é</text:span></text:span><text:span text:style-name="Police_20_par_20_défaut"><text:span text:style-name="T1">faut du talent de l'homme de lettres, Richelieu en aurait nourri l'amour-propre et la vanit</text:span></text:span><text:span text:style-name="Police_20_par_20_défaut"><text:span text:style-name="T1">é</text:span></text:span><text:span text:style-name="Police_20_par_20_défaut"><text:span text:style-name="T1">. N'est-on pas all</text:span></text:span><text:span text:style-name="Police_20_par_20_défaut"><text:span text:style-name="T1">é</text:span></text:span><text:span text:style-name="Police_20_par_20_défaut"><text:span text:style-name="T1"> jusqu'</text:span></text:span><text:span text:style-name="Police_20_par_20_défaut"><text:span text:style-name="T1">à</text:span></text:span><text:span text:style-name="Police_20_par_20_défaut"><text:span text:style-name="T1"> dire que, dans l'affaire de la querelle du </text:span></text:span><text:span text:style-name="Police_20_par_20_défaut"><text:span text:style-name="T4">Cid</text:span></text:span><text:span text:style-name="Police_20_par_20_défaut"><text:span text:style-name="T1">, l'auteur assez malheureux de </text:span></text:span><text:span text:style-name="Police_20_par_20_défaut"><text:span text:style-name="T4">Mirame </text:span></text:span><text:span text:style-name="Police_20_par_20_défaut"><text:span text:style-name="T1">et de la </text:span></text:span><text:span text:style-name="Police_20_par_20_défaut"><text:span text:style-name="T4">Com</text:span></text:span><text:span text:style-name="Police_20_par_20_défaut"><text:span text:style-name="T4">é</text:span></text:span><text:span text:style-name="Police_20_par_20_défaut"><text:span text:style-name="T4">die des Tuileries</text:span></text:span><text:span text:style-name="Police_20_par_20_défaut"><text:span text:style-name="T1"> n'aurait pas eu moins de part que le ministre irrit</text:span></text:span><text:span text:style-name="Police_20_par_20_défaut"><text:span text:style-name="T1">é</text:span></text:span><text:span text:style-name="Police_20_par_20_défaut"><text:span text:style-name="T1"> ?</text:span></text:span><text:span text:style-name="Police_20_par_20_défaut"><text:span text:style-name="T1"> Et, </text:span></text:span><text:span text:style-name="Police_20_par_20_défaut"><text:span text:style-name="T1">à</text:span></text:span><text:span text:style-name="Police_20_par_20_défaut"><text:span text:style-name="T1"> cette interpr</text:span></text:span><text:span text:style-name="Police_20_par_20_défaut"><text:span text:style-name="T1">é</text:span></text:span><text:span text:style-name="Police_20_par_20_défaut"><text:span text:style-name="T1">tation de ses vrais sentiments, l</text:span></text:span><text:span text:style-name="Police_20_par_20_défaut"><text:span text:style-name="T1">e</text:span></text:span><text:span text:style-name="Police_20_par_20_défaut"><text:span text:style-name="T1">s faits ne donnent-ils pas une apparence de probabilit</text:span></text:span><text:span text:style-name="Police_20_par_20_défaut"><text:span text:style-name="T1">é</text:span></text:span><text:span text:style-name="Police_20_par_20_défaut"><text:span text:style-name="T1">, quand on consid</text:span></text:span><text:span text:style-name="Police_20_par_20_défaut"><text:span text:style-name="T1">è</text:span></text:span><text:span text:style-name="Police_20_par_20_défaut"><text:span text:style-name="T1">re, si le </text:span></text:span><text:span text:style-name="Police_20_par_20_défaut"><text:span text:style-name="T4">Cid </text:span></text:span><text:span text:style-name="Police_20_par_20_défaut"><text:span text:style-name="T1">e</text:span></text:span><text:span text:style-name="Police_20_par_20_défaut"><text:span text:style-name="T1">û</text:span></text:span><text:span text:style-name="Police_20_par_20_défaut"><text:span text:style-name="T1">t contrari</text:span></text:span><text:span text:style-name="Police_20_par_20_défaut"><text:span text:style-name="T1">é</text:span></text:span><text:span text:style-name="Police_20_par_20_défaut"><text:span text:style-name="T1"> quelqu'un de ses desseins politiques, comme il lui e</text:span></text:span><text:span text:style-name="Police_20_par_20_défaut"><text:span text:style-name="T1">û</text:span></text:span><text:span text:style-name="Police_20_par_20_défaut"><text:span text:style-name="T1">t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facile, au lieu de le faire critiquer, d'en interdire la repr</text:span></text:span><text:span text:style-name="Police_20_par_20_défaut"><text:span text:style-name="T1">é</text:span></text:span><text:span text:style-name="Police_20_par_20_défaut"><text:span text:style-name="T1">sentation.</text:span></text:span></text:p>
      <text:p text:style-name="P9">Mais ce que je crois, c'est qu'ayant bien connu le pouvoir de l'esprit, et qu'ayant pressenti celui de l'opinion, c'est qu'ayant conçu le projet d'inféoder, pour ainsi dire, la littérature à l'État, et de s'en servir, à l'occasion, comme d'un instrument de règne, il se pourrait que, pour s'attirer plus sûrement les gens de lettres, le cardinal ait feint à leurs yeux d'être lui-même un des leurs, de partager leurs passions, et de se mêler enfin comme l'un d'eux à leurs rivalités. Je ne tranche pas la question ; je la propose seulement, et je voudrais qu'elle vous parût curieuse. Ce que je puis toujours dire, sans vouloir sonder plus profondément ses desseins, c'est qu'il suffit que la question se pose pour que nous dussions faire à Richelieu une place dans l'histoire du développement de la critique française. Mais elle vous paraîtra d'ailleurs bien plus grande et importante encore — c'est la place que je veux dire, — si vous vous rappelez quel fut dans toutes ces affaires littéraires, le porte-voix de ses intentions, le secrétaire habituel de ses opinions, et le continuateur enfin, jusque sous Colbert, de ses doctrines : j'ai nommé Chapelain.</text:p>
      <text:p text:style-name="Normal"><text:soft-page-break/><text:span text:style-name="Police_20_par_20_défaut"><text:span text:style-name="T1">On s'est beaucoup moqu</text:span></text:span><text:span text:style-name="Police_20_par_20_défaut"><text:span text:style-name="T1">é</text:span></text:span><text:span text:style-name="Police_20_par_20_défaut"><text:span text:style-name="T1"> de Chapelain, et non pas sans raison. Aussi n'ai-je pas ici l'id</text:span></text:span><text:span text:style-name="Police_20_par_20_défaut"><text:span text:style-name="T1">é</text:span></text:span><text:span text:style-name="Police_20_par_20_défaut"><text:span text:style-name="T1">e de</text:span></text:span><text:span text:style-name="Police_20_par_20_défaut"><text:span text:style-name="T1"> </text:span></text:span><text:span text:style-name="Police_20_par_20_défaut"><text:span text:style-name="T1">le r</text:span></text:span><text:span text:style-name="Police_20_par_20_défaut"><text:span text:style-name="T1">é</text:span></text:span><text:span text:style-name="Police_20_par_20_défaut"><text:span text:style-name="T1">habiliter</text:span></text:span><text:span text:style-name="Police_20_par_20_défaut"><text:span text:style-name="T1"> ;</text:span></text:span><text:span text:style-name="Police_20_par_20_défaut"><text:span text:style-name="T1"> et, plut</text:span></text:span><text:span text:style-name="Police_20_par_20_défaut"><text:span text:style-name="T1">ô</text:span></text:span><text:span text:style-name="Police_20_par_20_défaut"><text:span text:style-name="T1">t, je protesterais contre l'</text:span></text:span><text:span text:style-name="Police_20_par_20_défaut"><text:span text:style-name="T1">é</text:span></text:span><text:span text:style-name="Police_20_par_20_défaut"><text:span text:style-name="T1">trange </text:span></text:span><text:span text:style-name="Police_20_par_20_défaut"><text:span text:style-name="T1">é</text:span></text:span><text:span text:style-name="Police_20_par_20_défaut"><text:span text:style-name="T1">loge que </text:span></text:span><text:span text:style-name="Police_20_par_20_défaut"><text:span text:style-name="T1">Victor</text:span></text:span><text:span text:style-name="Police_20_par_20_défaut"><text:span text:style-name="T1"> Cousin, dans ses </text:span></text:span><text:span text:style-name="Police_20_par_20_défaut"><text:span text:style-name="T1">é</text:span></text:span><text:span text:style-name="Police_20_par_20_défaut"><text:span text:style-name="T1">tudes sur l</text:span></text:span><text:span text:style-name="Police_20_par_20_défaut"><text:span text:style-name="T4">a Soci</text:span></text:span><text:span text:style-name="Police_20_par_20_défaut"><text:span text:style-name="T4">é</text:span></text:span><text:span text:style-name="Police_20_par_20_défaut"><text:span text:style-name="T4">t</text:span></text:span><text:span text:style-name="Police_20_par_20_défaut"><text:span text:style-name="T4">é</text:span></text:span><text:span text:style-name="Police_20_par_20_défaut"><text:span text:style-name="T4"> fran</text:span></text:span><text:span text:style-name="Police_20_par_20_défaut"><text:span text:style-name="T4">ç</text:span></text:span><text:span text:style-name="Police_20_par_20_défaut"><text:span text:style-name="T4">aise au </text:span></text:span><text:span text:style-name="Police_20_par_20_défaut"><text:span text:style-name="T4">XVII</text:span></text:span><text:span text:style-name="Police_20_par_20_défaut"><text:span text:style-name="T3">e</text:span></text:span><text:span text:style-name="Police_20_par_20_défaut"><text:span text:style-name="T4"> si</text:span></text:span><text:span text:style-name="Police_20_par_20_défaut"><text:span text:style-name="T4">è</text:span></text:span><text:span text:style-name="Police_20_par_20_défaut"><text:span text:style-name="T4">cle </text:span></text:span><text:span text:style-name="Police_20_par_20_défaut"><text:span text:style-name="T1">— s'il n'a pas os</text:span></text:span><text:span text:style-name="Police_20_par_20_défaut"><text:span text:style-name="T1">é</text:span></text:span><text:span text:style-name="Police_20_par_20_défaut"><text:span text:style-name="T1"> se </text:span></text:span><text:span text:style-name="Police_20_par_20_défaut"><text:span text:style-name="T1">donner le ridicule d'en accabler l'auteur de la </text:span></text:span><text:span text:style-name="Police_20_par_20_défaut"><text:span text:style-name="T4">Pucelle</text:span></text:span><text:span text:style-name="Police_20_par_20_défaut"><text:span text:style-name="T1">, —</text:span></text:span><text:span text:style-name="Police_20_par_20_défaut"><text:span text:style-name="T1">-</text:span></text:span><text:span text:style-name="Police_20_par_20_défaut"><text:span text:style-name="T1">a cru pouvoir faire, par compensation, du prosateur et du critique, lin r</text:span></text:span><text:span text:style-name="Police_20_par_20_défaut"><text:span text:style-name="T1">é</text:span></text:span><text:span text:style-name="Police_20_par_20_défaut"><text:span text:style-name="T1">alit</text:span></text:span><text:span text:style-name="Police_20_par_20_défaut"><text:span text:style-name="T1">é</text:span></text:span><text:span text:style-name="Police_20_par_20_défaut"><text:span text:style-name="T1">, la prose de Chapelain vaut ses vers. On n'en sent pas toute la lourdeur, il est vrai, dans ses</text:span></text:span><text:span text:style-name="Police_20_par_20_défaut"><text:span text:style-name="T4"> Lettres famili</text:span></text:span><text:span text:style-name="Police_20_par_20_défaut"><text:span text:style-name="T4">è</text:span></text:span><text:span text:style-name="Police_20_par_20_défaut"><text:span text:style-name="T4">res,</text:span></text:span><text:span text:style-name="Police_20_par_20_défaut"><text:span text:style-name="T1"> o</text:span></text:span><text:span text:style-name="Police_20_par_20_défaut"><text:span text:style-name="T1">ù</text:span></text:span><text:span text:style-name="Police_20_par_20_défaut"><text:span text:style-name="T1"> l'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 anecdotique du fond d</text:span></text:span><text:span text:style-name="Police_20_par_20_défaut"><text:span text:style-name="T1">é</text:span></text:span><text:span text:style-name="Police_20_par_20_défaut"><text:span text:style-name="T1">tourne notre attention des vices de la forme,</text:span></text:span><text:span text:style-name="Police_20_par_20_défaut"><text:span text:style-name="T1"> </text:span></text:span><text:span text:style-name="Police_20_par_20_défaut"><text:span text:style-name="T1">mais il ne faut que lire la pr</text:span></text:span><text:span text:style-name="Police_20_par_20_défaut"><text:span text:style-name="T1">é</text:span></text:span><text:span text:style-name="Police_20_par_20_défaut"><text:span text:style-name="T1">face de la </text:span></text:span><text:span text:style-name="Police_20_par_20_défaut"><text:span text:style-name="T4">Pucelle</text:span></text:span><text:span text:style-name="Police_20_par_20_défaut"><text:span text:style-name="T1"> ou celle de </text:span></text:span><text:span text:style-name="Police_20_par_20_défaut"><text:span text:style-name="T4">l'Adone</text:span></text:span><text:span text:style-name="Police_20_par_20_défaut"><text:span text:style-name="T1">. A quoi je pourrais ajouter, si c'en </text:span></text:span><text:span text:style-name="Police_20_par_20_défaut"><text:span text:style-name="T1">é</text:span></text:span><text:span text:style-name="Police_20_par_20_défaut"><text:span text:style-name="T1">tait le lieu, que, de toutes mani</text:span></text:span><text:span text:style-name="Police_20_par_20_défaut"><text:span text:style-name="T1">è</text:span></text:span><text:span text:style-name="Police_20_par_20_défaut"><text:span text:style-name="T1">res, ce </text:span></text:span><text:span text:style-name="Police_20_par_20_défaut"><text:span text:style-name="T1">«</text:span></text:span><text:span text:style-name="Police_20_par_20_défaut"><text:span text:style-name="T1"> </text:span></text:span><text:span text:style-name="Police_20_par_20_défaut"><text:span text:style-name="T1">bonhomme</text:span></text:span><text:span text:style-name="Police_20_par_20_défaut"><text:span text:style-name="T1"> </text:span></text:span><text:span text:style-name="Police_20_par_20_défaut"><text:span text:style-name="T1">»</text:span></text:span><text:span text:style-name="Police_20_par_20_défaut"><text:span text:style-name="T1"> fut un assez vilain homme</text:span></text:span><text:span text:style-name="Police_20_par_20_défaut"><text:span text:style-name="T1"> :</text:span></text:span><text:span text:style-name="Police_20_par_20_défaut"><text:span text:style-name="T1"> avare, malpropre, p</text:span></text:span><text:span text:style-name="Police_20_par_20_défaut"><text:span text:style-name="T1">é</text:span></text:span><text:span text:style-name="Police_20_par_20_défaut"><text:span text:style-name="T1">dant, vindicatif et m</text:span></text:span><text:span text:style-name="Police_20_par_20_défaut"><text:span text:style-name="T1">é</text:span></text:span><text:span text:style-name="Police_20_par_20_défaut"><text:span text:style-name="T1">chant. Mais, gr</text:span></text:span><text:span text:style-name="Police_20_par_20_défaut"><text:span text:style-name="T1">â</text:span></text:span><text:span text:style-name="Police_20_par_20_défaut"><text:span text:style-name="T1">ce aux circonstances, son r</text:span></text:span><text:span text:style-name="Police_20_par_20_défaut"><text:span text:style-name="T1">ô</text:span></text:span><text:span text:style-name="Police_20_par_20_défaut"><text:span text:style-name="T1">le fut consid</text:span></text:span><text:span text:style-name="Police_20_par_20_défaut"><text:span text:style-name="T1">é</text:span></text:span><text:span text:style-name="Police_20_par_20_défaut"><text:span text:style-name="T1">rable</text:span></text:span><text:span text:style-name="Police_20_par_20_défaut"><text:span text:style-name="T1"> ;</text:span></text:span><text:span text:style-name="Police_20_par_20_défaut"><text:span text:style-name="T1"> et cent </text:span></text:span><text:span text:style-name="Police_20_par_20_défaut"><text:span text:style-name="T1">é</text:span></text:span><text:span text:style-name="Police_20_par_20_défaut"><text:span text:style-name="T1">crivains qui valaient mieux que lui n'ont pas eu cet honneur de laisser, comme lui, dans l'histoire de notre litt</text:span></text:span><text:span text:style-name="Police_20_par_20_défaut"><text:span text:style-name="T1">é</text:span></text:span><text:span text:style-name="Police_20_par_20_défaut"><text:span text:style-name="T1">rature, une ineffa</text:span></text:span><text:span text:style-name="Police_20_par_20_défaut"><text:span text:style-name="T1">ç</text:span></text:span><text:span text:style-name="Police_20_par_20_défaut"><text:span text:style-name="T1">able trace.</text:span></text:span></text:p>
      <text:p text:style-name="Normal"><text:span text:style-name="Police_20_par_20_défaut"><text:span text:style-name="T1">Passons rapidement sur son premier ouvrage</text:span></text:span><text:span text:style-name="Police_20_par_20_défaut"><text:span text:style-name="T1"> :</text:span></text:span><text:span text:style-name="Police_20_par_20_défaut"><text:span text:style-name="T1"> c'est cette pr</text:span></text:span><text:span text:style-name="Police_20_par_20_défaut"><text:span text:style-name="T1">é</text:span></text:span><text:span text:style-name="Police_20_par_20_défaut"><text:span text:style-name="T1">face qu'il </text:span></text:span><text:span text:style-name="Police_20_par_20_défaut"><text:span text:style-name="T1">é</text:span></text:span><text:span text:style-name="Police_20_par_20_défaut"><text:span text:style-name="T1">crivit, en 1623, pour </text:span></text:span><text:span text:style-name="Police_20_par_20_défaut"><text:span text:style-name="T4">l'Adone</text:span></text:span><text:span text:style-name="Police_20_par_20_défaut"><text:span text:style-name="T1"> de l'illustre cavalier Marin, et que je veux bien ne pas lui imputer, puisque, comme vous le lirez partout, elle fut le r</text:span></text:span><text:span text:style-name="Police_20_par_20_défaut"><text:span text:style-name="T1">é</text:span></text:span><text:span text:style-name="Police_20_par_20_défaut"><text:span text:style-name="T1">sultat d'une gageure. Mais, o</text:span></text:span><text:span text:style-name="Police_20_par_20_défaut"><text:span text:style-name="T1">ù</text:span></text:span><text:span text:style-name="Police_20_par_20_défaut"><text:span text:style-name="T1"> nous pouvons mesurer la port</text:span></text:span><text:span text:style-name="Police_20_par_20_défaut"><text:span text:style-name="T1">é</text:span></text:span><text:span text:style-name="Police_20_par_20_défaut"><text:span text:style-name="T1">e de son influence et t</text:span></text:span><text:span text:style-name="Police_20_par_20_défaut"><text:span text:style-name="T1">â</text:span></text:span><text:span text:style-name="Police_20_par_20_défaut"><text:span text:style-name="T1">cher d'en caract</text:span></text:span><text:span text:style-name="Police_20_par_20_défaut"><text:span text:style-name="T1">é</text:span></text:span><text:span text:style-name="Police_20_par_20_défaut"><text:span text:style-name="T1">riser la nature, c'est d'abord dans la question des trois unit</text:span></text:span><text:span text:style-name="Police_20_par_20_défaut"><text:span text:style-name="T1">é</text:span></text:span><text:span text:style-name="Police_20_par_20_défaut"><text:span text:style-name="T1">s, et cons</text:span></text:span><text:span text:style-name="Police_20_par_20_défaut"><text:span text:style-name="T1">é</text:span></text:span><text:span text:style-name="Police_20_par_20_défaut"><text:span text:style-name="T1">quemment, de la d</text:span></text:span><text:span text:style-name="Police_20_par_20_défaut"><text:span text:style-name="T1">é</text:span></text:span><text:span text:style-name="Police_20_par_20_défaut"><text:span text:style-name="T1">termination de l'id</text:span></text:span><text:span text:style-name="Police_20_par_20_défaut"><text:span text:style-name="T1">é</text:span></text:span><text:span text:style-name="Police_20_par_20_défaut"><text:span text:style-name="T1">al classique de la trag</text:span></text:span><text:span text:style-name="Police_20_par_20_défaut"><text:span text:style-name="T1">é</text:span></text:span><text:span text:style-name="Police_20_par_20_défaut"><text:span text:style-name="T1">die. </text:span></text:span><text:span text:style-name="Police_20_par_20_défaut"><text:span text:style-name="T1">Vous</text:span></text:span><text:span text:style-name="Police_20_par_20_défaut"><text:span text:style-name="T1"> connaissez la l</text:span></text:span><text:span text:style-name="Police_20_par_20_défaut"><text:span text:style-name="T1">é</text:span></text:span><text:span text:style-name="Police_20_par_20_défaut"><text:span text:style-name="T1">gende</text:span></text:span><text:span text:style-name="Police_20_par_20_défaut"><text:span text:style-name="T1"> :</text:span></text:span></text:p>
      <text:p>Un jour, dans une conférence littéraire tenue au Palais-Cardinal, Chapelain démontra que l'on devait indispensablement observer dans les compositions dramatiques les trois unités de temps, de lieu et d'action. <text:span text:style-name="Police_20_par_20_défaut"><text:span text:style-name="T15">Rien ne surprit tant que cette doctrine</text:span></text:span>. Elle n'était pas seulement nouvelle pour le cardinal, elle l'était pour tous les poètes qu'il avait à ses gages — l'aimable façon de parler, pour un homme de lettres ! — il donna dès lors à Chapelain une pleine autorité sur eux.</text:p>
      <text:p text:style-name="Normal"><text:span text:style-name="Police_20_par_20_défaut"><text:span text:style-name="T1">Ainsi s'exprime d'Olivet, dans son </text:span></text:span><text:span text:style-name="Police_20_par_20_défaut"><text:span text:style-name="T4">Histoire de </text:span></text:span><text:span text:style-name="Police_20_par_20_défaut"><text:span text:style-name="T4">l’</text:span></text:span><text:span text:style-name="Police_20_par_20_défaut"><text:span text:style-name="T4">Acad</text:span></text:span><text:span text:style-name="Police_20_par_20_défaut"><text:span text:style-name="T4">é</text:span></text:span><text:span text:style-name="Police_20_par_20_défaut"><text:span text:style-name="T4">mie</text:span></text:span><text:span text:style-name="Police_20_par_20_défaut"><text:span text:style-name="T1"> </text:span></text:span><text:span text:style-name="Police_20_par_20_défaut"><text:span text:style-name="T1">;</text:span></text:span><text:span text:style-name="Police_20_par_20_défaut"><text:span text:style-name="T1"> et, pour diverses raisons, son </text:span></text:span><text:span text:style-name="Police_20_par_20_défaut"><text:span text:style-name="T1">r</text:span></text:span><text:span text:style-name="Police_20_par_20_défaut"><text:span text:style-name="T1">é</text:span></text:span><text:span text:style-name="Police_20_par_20_défaut"><text:span text:style-name="T1">cit ne saurait </text:span></text:span><text:span text:style-name="Police_20_par_20_défaut"><text:span text:style-name="T1">ê</text:span></text:span><text:span text:style-name="Police_20_par_20_défaut"><text:span text:style-name="T1">tre tout </text:span></text:span><text:span text:style-name="Police_20_par_20_défaut"><text:span text:style-name="T1">à</text:span></text:span><text:span text:style-name="Police_20_par_20_défaut"><text:span text:style-name="T1"> fait exact. Mais ce qui l'est moins que tout le reste, c'est de pr</text:span></text:span><text:span text:style-name="Police_20_par_20_défaut"><text:span text:style-name="T1">é</text:span></text:span><text:span text:style-name="Police_20_par_20_défaut"><text:span text:style-name="T1">tendre que Chapelain aurait</text:span></text:span><text:span text:style-name="Police_20_par_20_défaut"><text:span text:style-name="T1"> </text:span></text:span><text:span text:style-name="Police_20_par_20_défaut"><text:span text:style-name="T1">puis</text:span></text:span><text:span text:style-name="Police_20_par_20_défaut"><text:span text:style-name="T1">é</text:span></text:span><text:span text:style-name="Police_20_par_20_défaut"><text:span text:style-name="T1"> sa doctrine, comme l'on dit, dans les anciens ou sous son bonnet</text:span></text:span><text:span text:style-name="Police_20_par_20_défaut"><text:span text:style-name="T1"> ;</text:span></text:span><text:span text:style-name="Police_20_par_20_défaut"><text:span text:style-name="T1"> et il faut dire que, vers</text:span></text:span><text:span text:style-name="Police_20_par_20_défaut"><text:span text:style-name="T1">é</text:span></text:span><text:span text:style-name="Police_20_par_20_défaut"><text:span text:style-name="T1"> comme il l'</text:span></text:span><text:span text:style-name="Police_20_par_20_défaut"><text:span text:style-name="T1">é</text:span></text:span><text:span text:style-name="Police_20_par_20_défaut"><text:span text:style-name="T1">tait dans les litt</text:span></text:span><text:span text:style-name="Police_20_par_20_défaut"><text:span text:style-name="T1">é</text:span></text:span><text:span text:style-name="Police_20_par_20_défaut"><text:span text:style-name="T1">ratures italienne et espagnole, c'est de l</text:span></text:span><text:span text:style-name="Police_20_par_20_défaut"><text:span text:style-name="T1">à</text:span></text:span><text:span text:style-name="Police_20_par_20_défaut"><text:span text:style-name="T1"> bien plut</text:span></text:span><text:span text:style-name="Police_20_par_20_défaut"><text:span text:style-name="T1">ô</text:span></text:span><text:span text:style-name="Police_20_par_20_défaut"><text:span text:style-name="T1">t qu'elle lui vient. Les preuves en ont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donn</text:span></text:span><text:span text:style-name="Police_20_par_20_défaut"><text:span text:style-name="T1">é</text:span></text:span><text:span text:style-name="Police_20_par_20_défaut"><text:span text:style-name="T1">es dans une curieuse brochure — sur les </text:span></text:span><text:span text:style-name="Police_20_par_20_défaut"><text:span text:style-name="T4">Unit</text:span></text:span><text:span text:style-name="Police_20_par_20_défaut"><text:span text:style-name="T4">é</text:span></text:span><text:span text:style-name="Police_20_par_20_défaut"><text:span text:style-name="T4">s d'Aris</text:span></text:span><text:span text:style-name="Police_20_par_20_défaut"><text:span text:style-name="T4">t</text:span></text:span><text:span text:style-name="Police_20_par_20_défaut"><text:span text:style-name="T4">ote avant le </text:span></text:span><text:span text:style-name="Police_20_par_20_défaut"><text:span text:style-name="T1">Cid </text:span></text:span><text:span text:style-name="Police_20_par_20_défaut"><text:span text:style-name="T4">de Corneille </text:span></text:span><text:span text:style-name="Police_20_par_20_défaut"><text:span text:style-name="T1">— publi</text:span></text:span><text:span text:style-name="Police_20_par_20_défaut"><text:span text:style-name="T1">é</text:span></text:span><text:span text:style-name="Police_20_par_20_défaut"><text:span text:style-name="T1">e, en 1879, </text:span></text:span><text:span text:style-name="Police_20_par_20_défaut"><text:span text:style-name="T1">à</text:span></text:span><text:span text:style-name="Police_20_par_20_défaut"><text:span text:style-name="T1"> Gen</text:span></text:span><text:span text:style-name="Police_20_par_20_défaut"><text:span text:style-name="T1">è</text:span></text:span><text:span text:style-name="Police_20_par_20_défaut"><text:span text:style-name="T1">ve, par </text:span></text:span><text:span text:style-name="Police_20_par_20_défaut"><text:span text:style-name="T1">M. </text:span></text:span><text:span text:style-name="Police_20_par_20_défaut"><text:span text:style-name="T1">H.</text:span></text:span><text:span text:style-name="Police_20_par_20_défaut"><text:span text:style-name="T1"> </text:span></text:span><text:span text:style-name="Police_20_par_20_défaut"><text:span text:style-name="T1">Breitinger, professeur de litt</text:span></text:span><text:span text:style-name="Police_20_par_20_défaut"><text:span text:style-name="T1">é</text:span></text:span><text:span text:style-name="Police_20_par_20_défaut"><text:span text:style-name="T1">ratures </text:span></text:span><text:span text:style-name="Police_20_par_20_défaut"><text:span text:style-name="T1">é</text:span></text:span><text:span text:style-name="Police_20_par_20_défaut"><text:span text:style-name="T1">trang</text:span></text:span><text:span text:style-name="Police_20_par_20_défaut"><text:span text:style-name="T1">è</text:span></text:span><text:span text:style-name="Police_20_par_20_défaut"><text:span text:style-name="T1">res </text:span></text:span><text:span text:style-name="Police_20_par_20_défaut"><text:span text:style-name="T1">à</text:span></text:span><text:span text:style-name="Police_20_par_20_défaut"><text:span text:style-name="T1"> Zurich, et qui semble, je ne sais comment, avoir pass</text:span></text:span><text:span text:style-name="Police_20_par_20_défaut"><text:span text:style-name="T1">é</text:span></text:span><text:span text:style-name="Police_20_par_20_défaut"><text:span text:style-name="T1"> chez nous presque inaper</text:span></text:span><text:span text:style-name="Police_20_par_20_défaut"><text:span text:style-name="T1">ç</text:span></text:span><text:span text:style-name="Police_20_par_20_défaut"><text:span text:style-name="T1">ue.</text:span></text:span></text:p>
      <text:p text:style-name="Normal"><text:soft-page-break/><text:span text:style-name="Police_20_par_20_défaut"><text:span text:style-name="T1">Il ne s'agit point de faire aujourd'hui l'histoire de la question des trois unit</text:span></text:span><text:span text:style-name="Police_20_par_20_défaut"><text:span text:style-name="T1">é</text:span></text:span><text:span text:style-name="Police_20_par_20_défaut"><text:span text:style-name="T1">s</text:span></text:span><text:span text:style-name="Police_20_par_20_défaut"><text:span text:style-name="T1"> :</text:span></text:span><text:span text:style-name="Police_20_par_20_défaut"><text:span text:style-name="T1"> elle nous entra</text:span></text:span><text:span text:style-name="Police_20_par_20_défaut"><text:span text:style-name="T1">î</text:span></text:span><text:span text:style-name="Police_20_par_20_défaut"><text:span text:style-name="T1">nerait trop loin de notre sujet</text:span></text:span><text:span text:style-name="Police_20_par_20_défaut"><text:span text:style-name="T1"> ;</text:span></text:span><text:span text:style-name="Police_20_par_20_défaut"><text:span text:style-name="T1"> et puis, nous la retrouverons, quand nous </text:span></text:span><text:span text:style-name="Police_20_par_20_défaut"><text:span text:style-name="T1">é</text:span></text:span><text:span text:style-name="Police_20_par_20_défaut"><text:span text:style-name="T1">tudierons prochainement l’</text:span></text:span><text:span text:style-name="Police_20_par_20_défaut"><text:span text:style-name="T4">É</text:span></text:span><text:span text:style-name="Police_20_par_20_défaut"><text:span text:style-name="T4">volution</text:span></text:span><text:span text:style-name="Police_20_par_20_défaut"><text:span text:style-name="T4"> </text:span></text:span><text:span text:style-name="Police_20_par_20_défaut"><text:span text:style-name="T4">de la trag</text:span></text:span><text:span text:style-name="Police_20_par_20_défaut"><text:span text:style-name="T4">é</text:span></text:span><text:span text:style-name="Police_20_par_20_défaut"><text:span text:style-name="T4">die fran</text:span></text:span><text:span text:style-name="Police_20_par_20_défaut"><text:span text:style-name="T4">ç</text:span></text:span><text:span text:style-name="Police_20_par_20_défaut"><text:span text:style-name="T4">aise.</text:span></text:span><text:span text:style-name="Police_20_par_20_défaut"><text:span text:style-name="T1"> Il est bon cependant, d</text:span></text:span><text:span text:style-name="Police_20_par_20_défaut"><text:span text:style-name="T1">è</text:span></text:span><text:span text:style-name="Police_20_par_20_défaut"><text:span text:style-name="T1">s </text:span></text:span><text:span text:style-name="Police_20_par_20_défaut"><text:span text:style-name="T1">à</text:span></text:span><text:span text:style-name="Police_20_par_20_défaut"><text:span text:style-name="T1"> pr</text:span></text:span><text:span text:style-name="Police_20_par_20_défaut"><text:span text:style-name="T1">é</text:span></text:span><text:span text:style-name="Police_20_par_20_défaut"><text:span text:style-name="T1">sent, de savoir que la question n'a pas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du tout, comme on semble le </text:span></text:span><text:span text:style-name="Police_20_par_20_défaut"><text:span text:style-name="T1">croire, invent</text:span></text:span><text:span text:style-name="Police_20_par_20_défaut"><text:span text:style-name="T1">é</text:span></text:span><text:span text:style-name="Police_20_par_20_défaut"><text:span text:style-name="T1">e par Chapelain</text:span></text:span><text:span text:style-name="Police_20_par_20_défaut"><text:span text:style-name="T1"> </text:span></text:span><text:span text:style-name="Police_20_par_20_défaut"><text:span text:style-name="T1">;</text:span></text:span><text:span text:style-name="Police_20_par_20_défaut"><text:span text:style-name="T1"> qu'avant d'</text:span></text:span><text:span text:style-name="Police_20_par_20_défaut"><text:span text:style-name="T1">ê</text:span></text:span><text:span text:style-name="Police_20_par_20_défaut"><text:span text:style-name="T1">tre discut</text:span></text:span><text:span text:style-name="Police_20_par_20_défaut"><text:span text:style-name="T1">é</text:span></text:span><text:span text:style-name="Police_20_par_20_défaut"><text:span text:style-name="T1">e dans les </text:span></text:span><text:span text:style-name="Police_20_par_20_défaut"><text:span text:style-name="T1">«</text:span></text:span><text:span text:style-name="Police_20_par_20_défaut"><text:span text:style-name="T1"> </text:span></text:span><text:span text:style-name="Police_20_par_20_défaut"><text:span text:style-name="T1">Conf</text:span></text:span><text:span text:style-name="Police_20_par_20_défaut"><text:span text:style-name="T1">é</text:span></text:span><text:span text:style-name="Police_20_par_20_défaut"><text:span text:style-name="T1">rences litt</text:span></text:span><text:span text:style-name="Police_20_par_20_défaut"><text:span text:style-name="T1">é</text:span></text:span><text:span text:style-name="Police_20_par_20_défaut"><text:span text:style-name="T1">raires du Palais-Cardinal</text:span></text:span><text:span text:style-name="Police_20_par_20_défaut"><text:span text:style-name="T1"> </text:span></text:span><text:span text:style-name="Police_20_par_20_défaut"><text:span text:style-name="T1">»</text:span></text:span><text:span text:style-name="Police_20_par_20_défaut"><text:span text:style-name="T1">, elle l'avait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publiquement dans l'Europe enti</text:span></text:span><text:span text:style-name="Police_20_par_20_défaut"><text:span text:style-name="T1">è</text:span></text:span><text:span text:style-name="Police_20_par_20_défaut"><text:span text:style-name="T1">re</text:span></text:span><text:span text:style-name="Police_20_par_20_défaut"><text:span text:style-name="T1"> ;</text:span></text:span><text:span text:style-name="Police_20_par_20_défaut"><text:span text:style-name="T1"> et qu'</text:span></text:span><text:span text:style-name="Police_20_par_20_défaut"><text:span text:style-name="T1">à</text:span></text:span><text:span text:style-name="Police_20_par_20_défaut"><text:span text:style-name="T1"> vrai dire nos Fran</text:span></text:span><text:span text:style-name="Police_20_par_20_défaut"><text:span text:style-name="T1">ç</text:span></text:span><text:span text:style-name="Police_20_par_20_défaut"><text:span text:style-name="T1">ais sont presque les derniers qui s'en soient avis</text:span></text:span><text:span text:style-name="Police_20_par_20_défaut"><text:span text:style-name="T1">é</text:span></text:span><text:span text:style-name="Police_20_par_20_défaut"><text:span text:style-name="T1">s.</text:span></text:span></text:p>
      <text:p text:style-name="Normal"><text:span text:style-name="Police_20_par_20_défaut"><text:span text:style-name="T1">Scaliger y avait touch</text:span></text:span><text:span text:style-name="Police_20_par_20_défaut"><text:span text:style-name="T1">é</text:span></text:span><text:span text:style-name="Police_20_par_20_défaut"><text:span text:style-name="T1">, dans sa </text:span></text:span><text:span text:style-name="Police_20_par_20_défaut"><text:span text:style-name="T4">Po</text:span></text:span><text:span text:style-name="Police_20_par_20_défaut"><text:span text:style-name="T4">é</text:span></text:span><text:span text:style-name="Police_20_par_20_défaut"><text:span text:style-name="T4">tique</text:span></text:span><text:span text:style-name="Police_20_par_20_défaut"><text:span text:style-name="T1">, mais d'une fa</text:span></text:span><text:span text:style-name="Police_20_par_20_défaut"><text:span text:style-name="T1">ç</text:span></text:span><text:span text:style-name="Police_20_par_20_défaut"><text:span text:style-name="T1">on tout </text:span></text:span><text:span text:style-name="Police_20_par_20_défaut"><text:span text:style-name="T1">à</text:span></text:span><text:span text:style-name="Police_20_par_20_défaut"><text:span text:style-name="T1"> fait incidente</text:span></text:span><text:span text:style-name="Police_20_par_20_défaut"><text:span text:style-name="T1"> ;</text:span></text:span><text:span text:style-name="Police_20_par_20_défaut"><text:span text:style-name="T1"> et, s'il conseillait au po</text:span></text:span><text:span text:style-name="Police_20_par_20_défaut"><text:span text:style-name="T1">è</text:span></text:span><text:span text:style-name="Police_20_par_20_défaut"><text:span text:style-name="T1">te tragique de prendre en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un sujet de tr</text:span></text:span><text:span text:style-name="Police_20_par_20_défaut"><text:span text:style-name="T1">è</text:span></text:span><text:span text:style-name="Police_20_par_20_défaut"><text:span text:style-name="T1">s courte dur</text:span></text:span><text:span text:style-name="Police_20_par_20_défaut"><text:span text:style-name="T1">é</text:span></text:span><text:span text:style-name="Police_20_par_20_défaut"><text:span text:style-name="T1">e — </text:span></text:span><text:span text:style-name="Police_20_par_20_défaut"><text:span text:style-name="T4">argumentum brevissimum</text:span></text:span><text:span text:style-name="Police_20_par_20_défaut"><text:span text:style-name="T1">, — c'</text:span></text:span><text:span text:style-name="Police_20_par_20_défaut"><text:span text:style-name="T1">é</text:span></text:span><text:span text:style-name="Police_20_par_20_défaut"><text:span text:style-name="T1">tait uniquement au nom du principe de la vraisemblance, comme il lui conseillait de ne pas nous montrer Hercule jetant Lichas </text:span></text:span><text:span text:style-name="Police_20_par_20_défaut"><text:span text:style-name="T1">à</text:span></text:span><text:span text:style-name="Police_20_par_20_défaut"><text:span text:style-name="T1"> la mer</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4">Si Li</text:span></text:span><text:span text:style-name="Police_20_par_20_défaut"><text:span text:style-name="T4">c</text:span></text:span><text:span text:style-name="Police_20_par_20_défaut"><text:span text:style-name="T4">ham</text:span></text:span><text:span text:style-name="Police_20_par_20_défaut"><text:span text:style-name="T4"> </text:span></text:span><text:span text:style-name="Police_20_par_20_défaut"><text:span text:style-name="T4">in mare jaciat Hercules...</text:span></text:span><text:span text:style-name="Police_20_par_20_défaut"><text:span text:style-name="T4"> </text:span></text:span><text:span text:style-name="Police_20_par_20_défaut"><text:span text:style-name="T1">»</text:span></text:span><text:span text:style-name="Police_20_par_20_défaut"><text:span text:style-name="T1">.</text:span></text:span></text:p>
      <text:p text:style-name="Normal"><text:span text:style-name="Police_20_par_20_défaut"><text:span text:style-name="T1">Deux ans plus tard, en Italie, dans le suppl</text:span></text:span><text:span text:style-name="Police_20_par_20_défaut"><text:span text:style-name="T1">é</text:span></text:span><text:span text:style-name="Police_20_par_20_défaut"><text:span text:style-name="T1">ment posthume de sa </text:span></text:span><text:span text:style-name="Police_20_par_20_défaut"><text:span text:style-name="T4">Po</text:span></text:span><text:span text:style-name="Police_20_par_20_défaut"><text:span text:style-name="T4">é</text:span></text:span><text:span text:style-name="Police_20_par_20_défaut"><text:span text:style-name="T4">tique</text:span></text:span><text:span text:style-name="Police_20_par_20_défaut"><text:span text:style-name="T1">, on avait pu lire, sous le nom </text:span></text:span><text:span text:style-name="Police_20_par_20_défaut"><text:span text:style-name="T1">du Trissin — l'auteur de cette </text:span></text:span><text:span text:style-name="Police_20_par_20_défaut"><text:span text:style-name="T4">Sophonisbe </text:span></text:span><text:span text:style-name="Police_20_par_20_défaut"><text:span text:style-name="T1">qu'on peut consid</text:span></text:span><text:span text:style-name="Police_20_par_20_défaut"><text:span text:style-name="T1">é</text:span></text:span><text:span text:style-name="Police_20_par_20_défaut"><text:span text:style-name="T1">rer comme la premi</text:span></text:span><text:span text:style-name="Police_20_par_20_défaut"><text:span text:style-name="T1">è</text:span></text:span><text:span text:style-name="Police_20_par_20_défaut"><text:span text:style-name="T1">re en date de toutes les trag</text:span></text:span><text:span text:style-name="Police_20_par_20_défaut"><text:span text:style-name="T1">é</text:span></text:span><text:span text:style-name="Police_20_par_20_défaut"><text:span text:style-name="T1">dies syst</text:span></text:span><text:span text:style-name="Police_20_par_20_défaut"><text:span text:style-name="T1">é</text:span></text:span><text:span text:style-name="Police_20_par_20_défaut"><text:span text:style-name="T1">matiquement imit</text:span></text:span><text:span text:style-name="Police_20_par_20_défaut"><text:span text:style-name="T1">é</text:span></text:span><text:span text:style-name="Police_20_par_20_défaut"><text:span text:style-name="T1">es de l'antique, — la paraphrase que voici du passage bien connu d'</text:span></text:span><text:span text:style-name="Police_20_par_20_défaut"><text:span text:style-name="T1">Aristote</text:span></text:span><text:span text:style-name="Police_20_par_20_défaut"><text:span text:style-name="T1"> :</text:span></text:span></text:p>
      <text:p>Dans la longueur encore la tragédie diffère de l'épopée, en ce que la première se termine <text:span text:style-name="Police_20_par_20_défaut"><text:span text:style-name="T15">en une seule journ</text:span></text:span><text:span text:style-name="Police_20_par_20_défaut"><text:span text:style-name="T15">é</text:span></text:span><text:span text:style-name="Police_20_par_20_défaut"><text:span text:style-name="T15">e,</text:span></text:span><text:span text:style-name="Police_20_par_20_défaut"><text:span text:style-name="T15"> </text:span></text:span>c'est-à-dire en un seul tour de soleil, tandis que l'épopée n'a pas de temps limité, comme cela se faisait à l'origine même pour la tragédie et la comédie, <text:span text:style-name="Police_20_par_20_défaut"><text:span text:style-name="T15">et se fait encore aujourd'hui par les po</text:span></text:span><text:span text:style-name="Police_20_par_20_défaut"><text:span text:style-name="T15">è</text:span></text:span><text:span text:style-name="Police_20_par_20_défaut"><text:span text:style-name="T15">tes ignorants.</text:span></text:span></text:p>
      <text:p text:style-name="P1">Voilà le premier texte où l'observation de la règle de l'unité de temps soit présentée comme distinctive du savant et de l'ignorant ; du poète qui connaît ses classiques, et de celui qui n'obéit, en écrivant, qu'à l'impulsion de son libre choix.</text:p>
      <text:p text:style-name="Normal"><text:span text:style-name="Police_20_par_20_défaut"><text:span text:style-name="T1">Les textes anglais seraient encore plus caract</text:span></text:span><text:span text:style-name="Police_20_par_20_défaut"><text:span text:style-name="T1">é</text:span></text:span><text:span text:style-name="Police_20_par_20_défaut"><text:span text:style-name="T1">ristiques</text:span></text:span><text:span text:style-name="Police_20_par_20_défaut"><text:span text:style-name="T1"> :</text:span></text:span><text:span text:style-name="Police_20_par_20_défaut"><text:span text:style-name="T1"> il</text:span></text:span><text:span text:style-name="Police_20_par_20_défaut"><text:span text:style-name="T1"> </text:span></text:span><text:span text:style-name="Police_20_par_20_défaut"><text:span text:style-name="T1">y en a d'un certain Whetstone (</text:span></text:span><text:span text:style-name="Police_20_par_20_défaut"><text:span text:style-name="T1">1</text:span></text:span><text:span text:style-name="Police_20_par_20_défaut"><text:span text:style-name="T1">578), dans le prologue d'une com</text:span></text:span><text:span text:style-name="Police_20_par_20_défaut"><text:span text:style-name="T1">é</text:span></text:span><text:span text:style-name="Police_20_par_20_défaut"><text:span text:style-name="T1">die o</text:span></text:span><text:span text:style-name="Police_20_par_20_défaut"><text:span text:style-name="T1">ù</text:span></text:span><text:span text:style-name="Police_20_par_20_défaut"><text:span text:style-name="T1"> Shakespeare quelques ann</text:span></text:span><text:span text:style-name="Police_20_par_20_défaut"><text:span text:style-name="T1">é</text:span></text:span><text:span text:style-name="Police_20_par_20_défaut"><text:span text:style-name="T1">es plus tard devait prendre le sujet de </text:span></text:span><text:span text:style-name="Police_20_par_20_défaut"><text:span text:style-name="T4">Mesure pour Mesure</text:span></text:span><text:span text:style-name="Police_20_par_20_défaut"><text:span text:style-name="T4"> </text:span></text:span><text:span text:style-name="Police_20_par_20_défaut"><text:span text:style-name="T1">;</text:span></text:span><text:span text:style-name="Police_20_par_20_défaut"><text:span text:style-name="T1"> </text:span></text:span><text:span text:style-name="Police_20_par_20_défaut"><text:span text:style-name="T1">il y en a de Philip Sidney, dans son Apologie pour la po</text:span></text:span><text:span text:style-name="Police_20_par_20_défaut"><text:span text:style-name="T1">é</text:span></text:span><text:span text:style-name="Police_20_par_20_défaut"><text:span text:style-name="T1">sie (1583)</text:span></text:span><text:span text:style-name="Police_20_par_20_défaut"><text:span text:style-name="T1"> </text:span></text:span><text:span text:style-name="Police_20_par_20_défaut"><text:span text:style-name="T1">;</text:span></text:span><text:span text:style-name="Police_20_par_20_défaut"><text:span text:style-name="T1"> il y en a de Ben Jon</text:span></text:span><text:span text:style-name="Police_20_par_20_défaut"><text:span text:style-name="T1">son, en divers endroits de ses </text:span></text:span><text:span text:style-name="Police_20_par_20_défaut"><text:span text:style-name="T1">œ</text:span></text:span><text:span text:style-name="Police_20_par_20_défaut"><text:span text:style-name="T1">uvres, et notamment dans le prologue de la c</text:span></text:span><text:span text:style-name="Police_20_par_20_défaut"><text:span text:style-name="T1">é</text:span></text:span><text:span text:style-name="Police_20_par_20_défaut"><text:span text:style-name="T1">l</text:span></text:span><text:span text:style-name="Police_20_par_20_défaut"><text:span text:style-name="T1">è</text:span></text:span><text:span text:style-name="Police_20_par_20_défaut"><text:span text:style-name="T1">bre com</text:span></text:span><text:span text:style-name="Police_20_par_20_défaut"><text:span text:style-name="T1">é</text:span></text:span><text:span text:style-name="Police_20_par_20_défaut"><text:span text:style-name="T1">die, </text:span></text:span><text:span text:style-name="Police_20_par_20_défaut"><text:span text:style-name="T4">Every man in his </text:span></text:span><text:span text:style-name="Police_20_par_20_défaut"><text:span text:style-name="T4">humour</text:span></text:span><text:span text:style-name="Police_20_par_20_défaut"><text:span text:style-name="T1"> </text:span></text:span><text:span text:style-name="Police_20_par_20_défaut"><text:span text:style-name="T1">(1598).</text:span></text:span></text:p>
      <text:p>Bien que le besoin de vivre ait créé un grand nombre de poètes, même parmi ceux que la nature et l'art n'avaient point formés pour l'être, cependant le nôtre, malgré cette même nécessité, n'a pas assez aimé le théâtre pour oser conserver les mauvaises coutumes du siècle, en sacrifiant son propre goût et sa juste répugnance à vous montrer l'enfant à peine sorti de ses langes qui devient tout à coup un homme fait, et atteint bientôt la soixantaine et plus ; ni à ressusciter, au moyen de deux ou <text:soft-page-break/>trois épées rouillées et de quelques mots longs d'un pied on d'un demi-pied, les querelles d'York et de Lancastre.</text:p>
      <text:p text:style-name="Normal"><text:span text:style-name="Police_20_par_20_défaut"><text:span text:style-name="T1">Mais, comme il ne para</text:span></text:span><text:span text:style-name="Police_20_par_20_défaut"><text:span text:style-name="T1">î</text:span></text:span><text:span text:style-name="Police_20_par_20_défaut"><text:span text:style-name="T1">t pas que Chapelain ait connu les textes anglais, je ne vous les signale ici que pour m</text:span></text:span><text:span text:style-name="Police_20_par_20_défaut"><text:span text:style-name="T1">é</text:span></text:span><text:span text:style-name="Police_20_par_20_défaut"><text:span text:style-name="T1">moire, et j'arrive</text:span></text:span><text:span text:style-name="Police_20_par_20_défaut"><text:span text:style-name="T1"> </text:span></text:span><text:span text:style-name="Police_20_par_20_défaut"><text:span text:style-name="T1">aux espagnols, lesquels, d'apr</text:span></text:span><text:span text:style-name="Police_20_par_20_défaut"><text:span text:style-name="T1">è</text:span></text:span><text:span text:style-name="Police_20_par_20_défaut"><text:span text:style-name="T1">s sa </text:span></text:span><text:span text:style-name="Police_20_par_20_défaut"><text:span text:style-name="T4">Correspondance</text:span></text:span><text:span text:style-name="Police_20_par_20_défaut"><text:span text:style-name="T1"> ne lui </text:span></text:span><text:span text:style-name="Police_20_par_20_défaut"><text:span text:style-name="T1">é</text:span></text:span><text:span text:style-name="Police_20_par_20_défaut"><text:span text:style-name="T1">taient gu</text:span></text:span><text:span text:style-name="Police_20_par_20_défaut"><text:span text:style-name="T1">è</text:span></text:span><text:span text:style-name="Police_20_par_20_défaut"><text:span text:style-name="T1">re moins familiers que les italiens.</text:span></text:span></text:p>
      <text:p text:style-name="Normal"><text:span text:style-name="Police_20_par_20_défaut"><text:span text:style-name="T1">En voici d'abord un qui date de 1610, et o</text:span></text:span><text:span text:style-name="Police_20_par_20_défaut"><text:span text:style-name="T1">ù</text:span></text:span><text:span text:style-name="Police_20_par_20_défaut"><text:span text:style-name="T11"> </text:span></text:span><text:span text:style-name="Police_20_par_20_défaut"><text:span text:style-name="T11">vous</text:span></text:span><text:span text:style-name="Police_20_par_20_défaut"><text:span text:style-name="T11"> </text:span></text:span><text:span text:style-name="Police_20_par_20_défaut"><text:span text:style-name="T1">n'aurez pas de peine </text:span></text:span><text:span text:style-name="Police_20_par_20_défaut"><text:span text:style-name="T1">à</text:span></text:span><text:span text:style-name="Police_20_par_20_défaut"><text:span text:style-name="T1"> reconna</text:span></text:span><text:span text:style-name="Police_20_par_20_défaut"><text:span text:style-name="T1">î</text:span></text:span><text:span text:style-name="Police_20_par_20_défaut"><text:span text:style-name="T1">tre les termes m</text:span></text:span><text:span text:style-name="Police_20_par_20_défaut"><text:span text:style-name="T1">ô</text:span></text:span><text:span text:style-name="Police_20_par_20_défaut"><text:span text:style-name="T1">mes dont Boileau, soixante ans plus tard, se servira dans son </text:span></text:span><text:span text:style-name="Police_20_par_20_défaut"><text:span text:style-name="T4">Art po</text:span></text:span><text:span text:style-name="Police_20_par_20_défaut"><text:span text:style-name="T4">é</text:span></text:span><text:span text:style-name="Police_20_par_20_défaut"><text:span text:style-name="T4">tique</text:span></text:span><text:span text:style-name="Police_20_par_20_défaut"><text:span text:style-name="T1"> :</text:span></text:span></text:p>
      <text:p>Quel plus grand disparate peut-il y avoir, dans le sujet que nous traitons, que <text:span text:style-name="Police_20_par_20_défaut"><text:span text:style-name="T15">d'</text:span></text:span><text:span text:style-name="Police_20_par_20_défaut"><text:span text:style-name="T15">ê</text:span></text:span><text:span text:style-name="Police_20_par_20_défaut"><text:span text:style-name="T15">tre dans la premi</text:span></text:span><text:span text:style-name="Police_20_par_20_défaut"><text:span text:style-name="T15">è</text:span></text:span><text:span text:style-name="Police_20_par_20_défaut"><text:span text:style-name="T15">re sc</text:span></text:span><text:span text:style-name="Police_20_par_20_défaut"><text:span text:style-name="T15">è</text:span></text:span><text:span text:style-name="Police_20_par_20_défaut"><text:span text:style-name="T15">ne du premier acte un enfant au maillot et dans la seconde de se pr</text:span></text:span><text:span text:style-name="Police_20_par_20_défaut"><text:span text:style-name="T15">é</text:span></text:span><text:span text:style-name="Police_20_par_20_défaut"><text:span text:style-name="T15">senter la barbe</text:span></text:span><text:span text:style-name="Police_20_par_20_défaut"><text:span text:style-name="T15"> </text:span></text:span><text:span text:style-name="Police_20_par_20_défaut"><text:span text:style-name="T15">au menton</text:span></text:span><text:span text:style-name="Police_20_par_20_défaut"><text:span text:style-name="T15"> ?</text:span></text:span>... Et que dirai-je de l'observation du temps où se passent et peuvent se passer les actions représentées, si ce n'est que j'ai vu une pièce dont le premier acte se passait en Europe, le second en Asie, tandis que le troisième se terminait en Afrique ? et si elle se composait de quatre actes, le quatrième s'achèverait sans doute en Amérique.</text:p>
      <text:p text:style-name="Normal"><text:span text:style-name="Police_20_par_20_défaut"><text:span text:style-name="T1">Qui parle ainsi</text:span></text:span><text:span text:style-name="Police_20_par_20_défaut"><text:span text:style-name="T1"> ?</text:span></text:span><text:span text:style-name="Police_20_par_20_défaut"><text:span text:style-name="T1"> </text:span></text:span><text:span text:style-name="Police_20_par_20_défaut"><text:span text:style-name="T1">Ce n'est rien moins que Cervant</text:span></text:span><text:span text:style-name="Police_20_par_20_défaut"><text:span text:style-name="T1">è</text:span></text:span><text:span text:style-name="Police_20_par_20_défaut"><text:span text:style-name="T1">s, et dans son</text:span></text:span><text:span text:style-name="Police_20_par_20_défaut"><text:span text:style-name="T4"> Don Quichotte</text:span></text:span><text:span text:style-name="Police_20_par_20_défaut"><text:span text:style-name="T1"> ;</text:span></text:span><text:span text:style-name="Police_20_par_20_défaut"><text:span text:style-name="T1"> et si la citation ne vous suffisait pas, </text:span></text:span><text:span text:style-name="Police_20_par_20_défaut"><text:span text:style-name="T1">M. </text:span></text:span><text:span text:style-name="Police_20_par_20_défaut"><text:span text:style-name="T1">Breitinger en apporte plusieurs autres, dont la plus curieuse est celle qu'il emprunte a </text:span></text:span><text:span text:style-name="Police_20_par_20_défaut"><text:span text:style-name="T1">T</text:span></text:span><text:span text:style-name="Police_20_par_20_défaut"><text:span text:style-name="T1">irso de Molina</text:span></text:span><text:span text:style-name="Police_20_par_20_défaut"><text:span text:style-name="T1"> :</text:span></text:span></text:p>
      <text:p>Parmi les nombreuses absurdités de cette pièce — dit un des interlocuteurs des <text:span text:style-name="Citation_20_Car">Cigarrales de Toledo,</text:span> qui parurent en 1624, — je fus choqué surtout de voir avec quelle insolence Fauteur franchit les limites salutaires assignées à la comédie par ses premiers inventeurs. Car, celle-ci n'admettant qu'une durée de vingt-quatre heures, et demandant un lieu toujours le même, je vois qu'il vous a bourré quarante-cinq jours tout au moins d'aventures amoureuses... Enfin, je ne comprends pas que l'on puisse appeler comédie une pièce dans laquelle figurent des ducs et des comtes, vu que, dans cette catégorie de spectacles, il n'y a tout au plus d'admissible que le bourgeois, le patricien, et la dame des classes moyennes.</text:p>
      <text:p text:style-name="P1">Qu'est-ce que prouvent tous ces témoignages ? Plusieurs choses, à mon avis, et d'abord, comme je vous le disais, que la France est presque le dernier pays d'Europe où l'on se soit avisé des trois unités, bien loin que Chapelain, par un coup de génie, ou dans un accès de pédantisme aigu, les ait inventées aux environs de 1635. « Il n'y a pas de doute possible — lisais-je tout récemment encore dans un ouvrage, d'ailleurs estimable, — c'est bien Chapelain qui déterre dans Aristote la prétendue règle des trois unités. » Non, en effet, « il n'y a pas de doute possible » ; et ils sont pour le moins une douzaine qui l'avaient « déterrée » avant lui.</text:p>
      <text:p text:style-name="P1">Vous voyez également qu'on se trompe quand on essaye de trouver l'origine de la règle dans l'encombrement de la scène française, et dans l'impossibilité matérielle, entre deux rangées de marquis, étalés « sur les bancs du théâtre », de donner au <text:soft-page-break/>décor, et par conséquent à l'action, ce qu'on leur donne aujourd'hui de développement et de diversité. D'autres marquis, quelque vingt ans auparavant, à Londres, encombraient la scène du « Théâtre du Globe », et n'empêchaient point Shakespeare ni ses contemporains de se soustraire à la « règle des trois unités ».</text:p>
      <text:p text:style-name="P1"/>
      <text:p text:style-name="Normal"><text:span text:style-name="Police_20_par_20_défaut"><text:span text:style-name="T1">Et vous voyez encore quelle erreur on commet lorsqu'on impute </text:span></text:span><text:span text:style-name="Police_20_par_20_défaut"><text:span text:style-name="T1">à</text:span></text:span><text:span text:style-name="Police_20_par_20_défaut"><text:span text:style-name="T1"> Descartes et au caract</text:span></text:span><text:span text:style-name="Police_20_par_20_défaut"><text:span text:style-name="T1">è</text:span></text:span><text:span text:style-name="Police_20_par_20_défaut"><text:span text:style-name="T1">re de sa philosophie le caract</text:span></text:span><text:span text:style-name="Police_20_par_20_défaut"><text:span text:style-name="T1">è</text:span></text:span><text:span text:style-name="Police_20_par_20_défaut"><text:span text:style-name="T1">re </text:span></text:span><text:span text:style-name="Police_20_par_20_défaut"><text:span text:style-name="T1">«</text:span></text:span><text:span text:style-name="Police_20_par_20_défaut"><text:span text:style-name="T1"> </text:span></text:span><text:span text:style-name="Police_20_par_20_défaut"><text:span text:style-name="T1">abstrait</text:span></text:span><text:span text:style-name="Police_20_par_20_défaut"><text:span text:style-name="T1"> </text:span></text:span><text:span text:style-name="Police_20_par_20_défaut"><text:span text:style-name="T1">»</text:span></text:span><text:span text:style-name="Police_20_par_20_défaut"><text:span text:style-name="T1"> ou </text:span></text:span><text:span text:style-name="Police_20_par_20_défaut"><text:span text:style-name="T1">«</text:span></text:span><text:span text:style-name="Police_20_par_20_défaut"><text:span text:style-name="T1"> </text:span></text:span><text:span text:style-name="Police_20_par_20_défaut"><text:span text:style-name="T1">rationnel</text:span></text:span><text:span text:style-name="Police_20_par_20_défaut"><text:span text:style-name="T1"> </text:span></text:span><text:span text:style-name="Police_20_par_20_défaut"><text:span text:style-name="T1">»</text:span></text:span><text:span text:style-name="Police_20_par_20_défaut"><text:span text:style-name="T1"> de notre syst</text:span></text:span><text:span text:style-name="Police_20_par_20_défaut"><text:span text:style-name="T1">è</text:span></text:span><text:span text:style-name="Police_20_par_20_défaut"><text:span text:style-name="T1">me dramatique. La philosophie cart</text:span></text:span><text:span text:style-name="Police_20_par_20_défaut"><text:span text:style-name="T1">é</text:span></text:span><text:span text:style-name="Police_20_par_20_défaut"><text:span text:style-name="T1">sienne, l'institution de l'Acad</text:span></text:span><text:span text:style-name="Police_20_par_20_défaut"><text:span text:style-name="T1">é</text:span></text:span><text:span text:style-name="Police_20_par_20_défaut"><text:span text:style-name="T1">mie fran</text:span></text:span><text:span text:style-name="Police_20_par_20_défaut"><text:span text:style-name="T1">ç</text:span></text:span><text:span text:style-name="Police_20_par_20_défaut"><text:span text:style-name="T1">aise, le d</text:span></text:span><text:span text:style-name="Police_20_par_20_défaut"><text:span text:style-name="T1">é</text:span></text:span><text:span text:style-name="Police_20_par_20_défaut"><text:span text:style-name="T1">veloppement de l'esprit jans</text:span></text:span><text:span text:style-name="Police_20_par_20_défaut"><text:span text:style-name="T1">é</text:span></text:span><text:span text:style-name="Police_20_par_20_défaut"><text:span text:style-name="T1">niste, la r</text:span></text:span><text:span text:style-name="Police_20_par_20_défaut"><text:span text:style-name="T1">è</text:span></text:span><text:span text:style-name="Police_20_par_20_défaut"><text:span text:style-name="T1">gle des trois unit</text:span></text:span><text:span text:style-name="Police_20_par_20_défaut"><text:span text:style-name="T1">é</text:span></text:span><text:span text:style-name="Police_20_par_20_défaut"><text:span text:style-name="T1">s, autant d'effets dont on ne peut pas dire qu'il y en ait un qui soit la cause des autres, et qui peuvent bien proc</text:span></text:span><text:span text:style-name="Police_20_par_20_défaut"><text:span text:style-name="T1">é</text:span></text:span><text:span text:style-name="Police_20_par_20_défaut"><text:span text:style-name="T1">der, qui proc</text:span></text:span><text:span text:style-name="Police_20_par_20_défaut"><text:span text:style-name="T1">è</text:span></text:span><text:span text:style-name="Police_20_par_20_défaut"><text:span text:style-name="T1">dent m</text:span></text:span><text:span text:style-name="Police_20_par_20_défaut"><text:span text:style-name="T1">ê</text:span></text:span><text:span text:style-name="Police_20_par_20_défaut"><text:span text:style-name="T1">me tr</text:span></text:span><text:span text:style-name="Police_20_par_20_défaut"><text:span text:style-name="T1">è</text:span></text:span><text:span text:style-name="Police_20_par_20_défaut"><text:span text:style-name="T1">s assur</text:span></text:span><text:span text:style-name="Police_20_par_20_défaut"><text:span text:style-name="T1">é</text:span></text:span><text:span text:style-name="Police_20_par_20_défaut"><text:span text:style-name="T1">ment du m</text:span></text:span><text:span text:style-name="Police_20_par_20_défaut"><text:span text:style-name="T1">ê</text:span></text:span><text:span text:style-name="Police_20_par_20_défaut"><text:span text:style-name="T1">me esprit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mais dont la premi</text:span></text:span><text:span text:style-name="Police_20_par_20_défaut"><text:span text:style-name="T1">è</text:span></text:span><text:span text:style-name="Police_20_par_20_défaut"><text:span text:style-name="T1">re origine est un peu plus recul</text:span></text:span><text:span text:style-name="Police_20_par_20_défaut"><text:span text:style-name="T1">é</text:span></text:span><text:span text:style-name="Police_20_par_20_défaut"><text:span text:style-name="T1">e qu'on ne le dit dans le temps. Cette question des trois unit</text:span></text:span><text:span text:style-name="Police_20_par_20_défaut"><text:span text:style-name="T1">é</text:span></text:span><text:span text:style-name="Police_20_par_20_défaut"><text:span text:style-name="T1">s, i</text:span></text:span><text:span text:style-name="Police_20_par_20_défaut"><text:span text:style-name="T1">l </text:span></text:span><text:span text:style-name="Police_20_par_20_défaut"><text:span text:style-name="T1">l'a discut</text:span></text:span><text:span text:style-name="Police_20_par_20_défaut"><text:span text:style-name="T1">é</text:span></text:span><text:span text:style-name="Police_20_par_20_défaut"><text:span text:style-name="T1">e partout avant qu'on la repr</text:span></text:span><text:span text:style-name="Police_20_par_20_défaut"><text:span text:style-name="T1">î</text:span></text:span><text:span text:style-name="Police_20_par_20_défaut"><text:span text:style-name="T1">t, et non pas du tout qu'on l'invent</text:span></text:span><text:span text:style-name="Police_20_par_20_défaut"><text:span text:style-name="T1">â</text:span></text:span><text:span text:style-name="Police_20_par_20_défaut"><text:span text:style-name="T1">t en France. Ce qu'elle nous repr</text:span></text:span><text:span text:style-name="Police_20_par_20_défaut"><text:span text:style-name="T1">é</text:span></text:span><text:span text:style-name="Police_20_par_20_défaut"><text:span text:style-name="T1">sente surtout, c'est donc un </text:span></text:span><text:span text:style-name="Police_20_par_20_défaut"><text:span text:style-name="T4">moment</text:span></text:span><text:span text:style-name="Police_20_par_20_défaut"><text:span text:style-name="T1"> de l'</text:span></text:span><text:span text:style-name="Police_20_par_20_défaut"><text:span text:style-name="T1">é</text:span></text:span><text:span text:style-name="Police_20_par_20_défaut"><text:span text:style-name="T1">volution du genre dramatique. Espagnols et Anglais, longtemps avant nous, l'ont formul</text:span></text:span><text:span text:style-name="Police_20_par_20_défaut"><text:span text:style-name="T1">é</text:span></text:span><text:span text:style-name="Police_20_par_20_défaut"><text:span text:style-name="T1">e non moins express</text:span></text:span><text:span text:style-name="Police_20_par_20_défaut"><text:span text:style-name="T1">é</text:span></text:span><text:span text:style-name="Police_20_par_20_défaut"><text:span text:style-name="T1">ment que</text:span></text:span><text:span text:style-name="Police_20_par_20_défaut"><text:span text:style-name="T1"> </text:span></text:span><text:span text:style-name="Police_20_par_20_défaut"><text:span text:style-name="T1">Boileau lui-m</text:span></text:span><text:span text:style-name="Police_20_par_20_défaut"><text:span text:style-name="T1">ê</text:span></text:span><text:span text:style-name="Police_20_par_20_défaut"><text:span text:style-name="T1">me. Et tout ce qu'a fait ici Chapelain — et c'est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beaucoup, — </text:span></text:span><text:span text:style-name="Police_20_par_20_défaut"><text:span text:style-name="T1">ç</text:span></text:span><text:span text:style-name="Police_20_par_20_défaut"><text:span text:style-name="T1">a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pour flatter Richelieu, de promulguer solennellement une r</text:span></text:span><text:span text:style-name="Police_20_par_20_défaut"><text:span text:style-name="T1">è</text:span></text:span><text:span text:style-name="Police_20_par_20_défaut"><text:span text:style-name="T1">gle qui se trouvait, d'ailleurs, </text:span></text:span><text:span text:style-name="Police_20_par_20_défaut"><text:span text:style-name="T1">ê</text:span></text:span><text:span text:style-name="Police_20_par_20_défaut"><text:span text:style-name="T1">tre </text:span></text:span><text:span text:style-name="Police_20_par_20_défaut"><text:span text:style-name="T1">é</text:span></text:span><text:span text:style-name="Police_20_par_20_défaut"><text:span text:style-name="T1">galement conforme aux besoins du temps, aux exigences de l'esprit national, et, nous le verrons plus tard, </text:span></text:span><text:span text:style-name="Police_20_par_20_défaut"><text:span text:style-name="T1">à</text:span></text:span><text:span text:style-name="Police_20_par_20_défaut"><text:span text:style-name="T1"> l'essence peut-</text:span></text:span><text:span text:style-name="Police_20_par_20_défaut"><text:span text:style-name="T1">ê</text:span></text:span><text:span text:style-name="Police_20_par_20_défaut"><text:span text:style-name="T1">tre de la trag</text:span></text:span><text:span text:style-name="Police_20_par_20_défaut"><text:span text:style-name="T1">é</text:span></text:span><text:span text:style-name="Police_20_par_20_défaut"><text:span text:style-name="T1">die m</text:span></text:span><text:span text:style-name="Police_20_par_20_défaut"><text:span text:style-name="T1">ê</text:span></text:span><text:span text:style-name="Police_20_par_20_défaut"><text:span text:style-name="T1">me.</text:span></text:span></text:p>
      <text:p text:style-name="P1">Sa part personnelle fut presque plus considérable encore dans la fondation de l'Académie française. C'est lui qui servit d'intermédiaire entre le cardinal et les gens de lettres qui se réunissaient habituellement chez Conrart. C'est lui qui leva leurs scrupules, qui triompha de la résistance qu'opposaient au cardinal ces bourgeois effrayés à l'idée « de faire un corps », et d'abdiquer leur indépendance « pour s'assembler régulièrement sous une autorité publique ». C'est lui qui fixa l'objet des travaux de la Compagnie naissante :</text:p>
      <text:p>en émettant l'idée qu'elle devrait travailler à la pureté de notre langue, et la rendre capable de la plus haute éloquence ; que, pour cet effet, il fallait premièrement en <text:span text:style-name="Police_20_par_20_défaut"><text:span text:style-name="T15">r</text:span></text:span><text:span text:style-name="Police_20_par_20_défaut"><text:span text:style-name="T15">é</text:span></text:span><text:span text:style-name="Police_20_par_20_défaut"><text:span text:style-name="T15">gler les termes et les phrases,</text:span></text:span> par un ample <text:span text:style-name="Police_20_par_20_défaut"><text:span text:style-name="T15">Dictionnaire</text:span></text:span> et une <text:span text:style-name="Police_20_par_20_défaut"><text:span text:style-name="T15">Grammaire f</text:span></text:span>ort exacte, qui lui donnerait une partie des élémens qui lui manquaient ; et qu'ensuite on pourrait acquérir le reste par une <text:span text:style-name="Police_20_par_20_défaut"><text:span text:style-name="T15">Rh</text:span></text:span><text:span text:style-name="Police_20_par_20_défaut"><text:span text:style-name="T15">é</text:span></text:span><text:span text:style-name="Police_20_par_20_défaut"><text:span text:style-name="T15">torique </text:span></text:span>et une <text:span text:style-name="Police_20_par_20_défaut"><text:span text:style-name="T15">Po</text:span></text:span><text:span text:style-name="Police_20_par_20_défaut"><text:span text:style-name="T15">é</text:span></text:span><text:span text:style-name="Police_20_par_20_défaut"><text:span text:style-name="T15">tique </text:span></text:span>que l'on composerait pour servir de règle à ceux qui voudraient écrire en vers et én prose.</text:p>
      <text:p text:style-name="P1">Toujours la « règle », vous le voyez ; toujours cette idée fausse que, les chefs-d'œuvre dans tous les genres étant conformes aux règles — puisqu'elles en sont <text:soft-page-break/>tirées, — l'observation des règles ne saurait manquer d'engendrer de nouveaux chefs-d'œuvre. Mais si nous voulons être justes, il ne faut pas oublier qu'à la date où nous sommes, parmi beaucoup d'inconvénients, cette confiance dans le pouvoir des règles a eu du moins cet avantage, en posant les conditions de la noblesse du style, de perfectionner l'instrument des chefs-d'œuvre. L'Académie française, constituée gardienne de la langue, et officiellement chargée, pour ainsi dire, de trouver les moyens de la rendre capable de rivaliser, d'abondance, de justesse, de force, d'élégance, de clarté, d'éloquence avec la langue de Démosthène et celle de Cicéron, a ainsi centralisé les tentatives éparses, et en apparence contradictoires de la génération précédente ; elle a marqué le but où tendaient à la fois les poètes de la Pléiade, les critiques de l'école de Malherbe, les traducteurs de l'espèce des Méziriac, des Du Ryer, des Perrot d'Ablancourt, dont l'exactitude était le moindre souci ; le but où tendaient également les précieuses ; et, nous, ne pouvant, je pense, méconnaître ou contester la grandeur du service, il en faut rendre honneur à Chapelain, qui le rendit.</text:p>
      <text:p text:style-name="Normal"><text:span text:style-name="Police_20_par_20_défaut"><text:span text:style-name="T1">C'est encore lui, nous le savons aujourd'hui par sa</text:span></text:span><text:span text:style-name="Police_20_par_20_défaut"><text:span text:style-name="T4"> Correspondance,</text:span></text:span><text:span text:style-name="Police_20_par_20_défaut"><text:span text:style-name="T1"> qui fut le principal r</text:span></text:span><text:span text:style-name="Police_20_par_20_défaut"><text:span text:style-name="T1">é</text:span></text:span><text:span text:style-name="Police_20_par_20_défaut"><text:span text:style-name="T1">dacteur des </text:span></text:span><text:span text:style-name="Police_20_par_20_défaut"><text:span text:style-name="T4">Sentiments de </text:span></text:span><text:span text:style-name="Police_20_par_20_défaut"><text:span text:style-name="T4">l’</text:span></text:span><text:span text:style-name="Police_20_par_20_défaut"><text:span text:style-name="T4">Acad</text:span></text:span><text:span text:style-name="Police_20_par_20_défaut"><text:span text:style-name="T4">é</text:span></text:span><text:span text:style-name="Police_20_par_20_défaut"><text:span text:style-name="T4">mie sur le Cid,</text:span></text:span><text:span text:style-name="Police_20_par_20_défaut"><text:span text:style-name="T1"> en 1638</text:span></text:span><text:span text:style-name="Police_20_par_20_défaut"><text:span text:style-name="T1"> ;</text:span></text:span><text:span text:style-name="Police_20_par_20_défaut"><text:span text:style-name="T1"> et cet opuscule c</text:span></text:span><text:span text:style-name="Police_20_par_20_défaut"><text:span text:style-name="T1">é</text:span></text:span><text:span text:style-name="Police_20_par_20_défaut"><text:span text:style-name="T1">l</text:span></text:span><text:span text:style-name="Police_20_par_20_défaut"><text:span text:style-name="T1">è</text:span></text:span><text:span text:style-name="Police_20_par_20_défaut"><text:span text:style-name="T1">bre a fait date, </text:span></text:span><text:span text:style-name="Police_20_par_20_défaut"><text:span text:style-name="T1">à</text:span></text:span><text:span text:style-name="Police_20_par_20_défaut"><text:span text:style-name="T1"> bon droit, dans l'histoire de la critique. Ind</text:span></text:span><text:span text:style-name="Police_20_par_20_défaut"><text:span text:style-name="T1">é</text:span></text:span><text:span text:style-name="Police_20_par_20_défaut"><text:span text:style-name="T1">pendamment en effet d'une critique particuli</text:span></text:span><text:span text:style-name="Police_20_par_20_défaut"><text:span text:style-name="T1">è</text:span></text:span><text:span text:style-name="Police_20_par_20_défaut"><text:span text:style-name="T1">re du </text:span></text:span><text:span text:style-name="Police_20_par_20_défaut"><text:span text:style-name="T4">Cid</text:span></text:span><text:span text:style-name="Police_20_par_20_défaut"><text:span text:style-name="T1">, laquelle, pour n'emp</text:span></text:span><text:span text:style-name="Police_20_par_20_défaut"><text:span text:style-name="T1">ê</text:span></text:span><text:span text:style-name="Police_20_par_20_défaut"><text:span text:style-name="T1">cher pas le </text:span></text:span><text:span text:style-name="Police_20_par_20_défaut"><text:span text:style-name="T4">Cid</text:span></text:span><text:span text:style-name="Police_20_par_20_défaut"><text:span text:style-name="T1"> d'</text:span></text:span><text:span text:style-name="Police_20_par_20_défaut"><text:span text:style-name="T1">ê</text:span></text:span><text:span text:style-name="Police_20_par_20_défaut"><text:span text:style-name="T1">tre un chef-d'</text:span></text:span><text:span text:style-name="Police_20_par_20_défaut"><text:span text:style-name="T1">œ</text:span></text:span><text:span text:style-name="Police_20_par_20_défaut"><text:span text:style-name="T1">uvre, n'en tombe pas moin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ment assez juste au fond et dans la forme, j'y rel</text:span></text:span><text:span text:style-name="Police_20_par_20_défaut"><text:span text:style-name="T1">è</text:span></text:span><text:span text:style-name="Police_20_par_20_défaut"><text:span text:style-name="T1">ve plusieurs choses dignes d'</text:span></text:span><text:span text:style-name="Police_20_par_20_défaut"><text:span text:style-name="T1">ê</text:span></text:span><text:span text:style-name="Police_20_par_20_défaut"><text:span text:style-name="T1">tre not</text:span></text:span><text:span text:style-name="Police_20_par_20_défaut"><text:span text:style-name="T1">é</text:span></text:span><text:span text:style-name="Police_20_par_20_défaut"><text:span text:style-name="T1">es, — et m</text:span></text:span><text:span text:style-name="Police_20_par_20_défaut"><text:span text:style-name="T1">ê</text:span></text:span><text:span text:style-name="Police_20_par_20_défaut"><text:span text:style-name="T1">me retenues</text:span></text:span><text:span text:style-name="Police_20_par_20_défaut"><text:span text:style-name="T1"> :</text:span></text:span></text:p>
      <text:p>Comme dans la musique et dans la peinture nous n'estimerions pas que tous les concerts et tous les tableaux fussent bons, encore qu'ils plussent au vulgaire, si les préceptes des arts n'y étaient bien observés, et si les experts qui en sont les vrais juges ne continuaient par leur approbation celle de la multitude, de même nous ne dirons pas sur la foi du peuple, qu'un ouvrage de poésie soit lion parce qu'il l'aura contenté, si les doctes aussi n'en sont pas contents.</text:p>
      <text:p text:style-name="P1">Ceci veut dire, en français plus moderne et en termes plus généraux, que le plaisir qu'elle procure à la foule est un juge ordinairement douteux, et même partial, de la valeur d'une œuvre d'art. L'estime que l'artiste a toujours et d'abord prétendue, c'est celle de ses pairs, sinon de ses rivaux ; et quand elle lui manque, on a beau dire, il n'y a pas de popularité dont l'incompétence ne gâte les joies qu'elle lui donne.</text:p>
      <text:p text:style-name="P1">Voici maintenant qui va déjà plus loin, et qui signifie que la qualité de notre plaisir dépend de sa conformité à de certaines règles :</text:p>
      <text:p><text:soft-page-break/>Comme il est impossible de plaire à qui que ce soit par le désordre et par la confusion, s'il se trouve que les pièces irrégulières contentent quelquefois, ce n'est que pour ce qu'elles ont quelque chose de régulier... Que si au contraire quelques pièces régulières donnent peu de satisfaction, il ne faut pas croire que ce soit la faute des règles, mais bien celle des auteurs dont le stérile génie n'a pu fournir à l'art une matière qui fût assez riche.</text:p>
      <text:p text:style-name="P1">Chose admirable ! et d'ailleurs utile à ce moment du siècle ;mais, la confiance qu'il met dans les « règles » emporte Chapelain si loin, qu'il en devient presque « moderne », et qu'il ose avancer ce paradoxe à peu près inouï jusqu'alors : qu'elles doivent juger môme les anciens :</text:p>
      <text:p>Ce qui excuse l'auteur du <text:span text:style-name="Police_20_par_20_défaut"><text:span text:style-name="T15">Cid </text:span></text:span>ne se justifie pas, et les fautes mêmes des anciens, qui semblent devoir être respectées pour leur vieillesse, ou, si l'on ose dire, pour leur immortalité, ne peuvent pas défendre les siennes... La faveur, qui <text:span text:style-name="Police_20_par_20_défaut"><text:span text:style-name="T15">met </text:span></text:span><text:span text:style-name="Police_20_par_20_défaut"><text:span text:style-name="T15">à</text:span></text:span><text:span text:style-name="Police_20_par_20_défaut"><text:span text:style-name="T15"> peine </text:span></text:span><text:span text:style-name="Police_20_par_20_défaut"><text:span text:style-name="T15">à</text:span></text:span><text:span text:style-name="Police_20_par_20_défaut"><text:span text:style-name="T15"> couvert ces grands hommes</text:span></text:span>, ne passe point jusqu'à leurs successeurs... Ceux qui viennent après eux héritent bien de leurs richesses, mais non pas de leurs privilèges ; et <text:span text:style-name="Police_20_par_20_défaut"><text:span text:style-name="T15">les vices d'Euripide </text:span></text:span>ou de <text:span text:style-name="Police_20_par_20_défaut"><text:span text:style-name="T15">S</text:span></text:span><text:span text:style-name="Police_20_par_20_défaut"><text:span text:style-name="T15">é</text:span></text:span><text:span text:style-name="Police_20_par_20_défaut"><text:span text:style-name="T15">n</text:span></text:span><text:span text:style-name="Police_20_par_20_défaut"><text:span text:style-name="T15">è</text:span></text:span><text:span text:style-name="Police_20_par_20_défaut"><text:span text:style-name="T15">que ne sau</text:span></text:span><text:span text:style-name="Police_20_par_20_défaut"><text:span text:style-name="T15">raient faire passer ceux de Guill</text:span></text:span><text:span text:style-name="Police_20_par_20_défaut"><text:span text:style-name="T15">en de Gastro.</text:span></text:span></text:p>
      <text:p text:style-name="P1">Si c'est donner beaucoup sans doute aux règles, et même un peu trop, vous remarquerez qu'en un certain sens aussi c'est dire qu'il y a quelque chose de supérieur aux modèles ; et, un pas de plus — mais Chapelain ne devait pas le faire, — c'était fonderies règles en nature et en raison.</text:p>
      <text:p text:style-name="Normal"><text:span text:style-name="Police_20_par_20_défaut"><text:span text:style-name="T1">La publication des</text:span></text:span><text:span text:style-name="Police_20_par_20_défaut"><text:span text:style-name="T4"> Sentiments de l'Acad</text:span></text:span><text:span text:style-name="Police_20_par_20_défaut"><text:span text:style-name="T4">é</text:span></text:span><text:span text:style-name="Police_20_par_20_défaut"><text:span text:style-name="T4">mie sur le Cid </text:span></text:span><text:span text:style-name="Police_20_par_20_défaut"><text:span text:style-name="T1">consacra du m</text:span></text:span><text:span text:style-name="Police_20_par_20_défaut"><text:span text:style-name="T1">ê</text:span></text:span><text:span text:style-name="Police_20_par_20_défaut"><text:span text:style-name="T1">me coup l'autorit</text:span></text:span><text:span text:style-name="Police_20_par_20_défaut"><text:span text:style-name="T1">é</text:span></text:span><text:span text:style-name="Police_20_par_20_défaut"><text:span text:style-name="T1"> de l'Acad</text:span></text:span><text:span text:style-name="Police_20_par_20_défaut"><text:span text:style-name="T1">é</text:span></text:span><text:span text:style-name="Police_20_par_20_défaut"><text:span text:style-name="T1">mie sur l'opinion, et l'autorit</text:span></text:span><text:span text:style-name="Police_20_par_20_défaut"><text:span text:style-name="T1">é</text:span></text:span><text:span text:style-name="Police_20_par_20_défaut"><text:span text:style-name="T1"> de Chapelain sur l'Acad</text:span></text:span><text:span text:style-name="Police_20_par_20_défaut"><text:span text:style-name="T1">é</text:span></text:span><text:span text:style-name="Police_20_par_20_défaut"><text:span text:style-name="T1">mie. </text:span></text:span><text:span text:style-name="Police_20_par_20_défaut"><text:span text:style-name="T1">Vous</text:span></text:span><text:span text:style-name="Police_20_par_20_défaut"><text:span text:style-name="T1"> connaissez, </text:span></text:span><text:span text:style-name="Police_20_par_20_défaut"><text:span text:style-name="T1">à</text:span></text:span><text:span text:style-name="Police_20_par_20_défaut"><text:span text:style-name="T1"> cinquante ans de distance, le mot de La Bruy</text:span></text:span><text:span text:style-name="Police_20_par_20_défaut"><text:span text:style-name="T1">è</text:span></text:span><text:span text:style-name="Police_20_par_20_défaut"><text:span text:style-name="T1">re</text:span></text:span><text:span text:style-name="Police_20_par_20_défaut"><text:span text:style-name="T1"> :</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L'une des meilleures critiques que l'on ait faites sur aucun sujet est celle du Cid</text:span></text:span><text:span text:style-name="Police_20_par_20_défaut"><text:span text:style-name="T1"> </text:span></text:span><text:span text:style-name="Police_20_par_20_défaut"><text:span text:style-name="T1">»</text:span></text:span><text:span text:style-name="Police_20_par_20_défaut"><text:span text:style-name="T1">. On sait moins, qu</text:span></text:span><text:span text:style-name="Police_20_par_20_défaut"><text:span text:style-name="T1">’</text:span></text:span><text:span text:style-name="Police_20_par_20_défaut"><text:span text:style-name="T1">apr</text:span></text:span><text:span text:style-name="Police_20_par_20_défaut"><text:span text:style-name="T1">è</text:span></text:span><text:span text:style-name="Police_20_par_20_défaut"><text:span text:style-name="T1">s deux cent cinquante ans pass</text:span></text:span><text:span text:style-name="Police_20_par_20_défaut"><text:span text:style-name="T1">é</text:span></text:span><text:span text:style-name="Police_20_par_20_défaut"><text:span text:style-name="T1">s sur cette vieille querelle, Sainte-Beuve exprimait le regret que, depuis Chapelain et </text:span></text:span><text:span text:style-name="Police_20_par_20_défaut"><text:span text:style-name="T1">à</text:span></text:span><text:span text:style-name="Police_20_par_20_défaut"><text:span text:style-name="T1"> son exemple, l'Acad</text:span></text:span><text:span text:style-name="Police_20_par_20_défaut"><text:span text:style-name="T1">é</text:span></text:span><text:span text:style-name="Police_20_par_20_défaut"><text:span text:style-name="T1">mie fran</text:span></text:span><text:span text:style-name="Police_20_par_20_défaut"><text:span text:style-name="T1">ç</text:span></text:span><text:span text:style-name="Police_20_par_20_défaut"><text:span text:style-name="T1">aise n'e</text:span></text:span><text:span text:style-name="Police_20_par_20_défaut"><text:span text:style-name="T1">û</text:span></text:span><text:span text:style-name="Police_20_par_20_défaut"><text:span text:style-name="T1">t pas saisi plus souvent l'occasion de </text:span></text:span><text:span text:style-name="Police_20_par_20_défaut"><text:span text:style-name="T1">«</text:span></text:span><text:span text:style-name="Police_20_par_20_défaut"><text:span text:style-name="T1"> </text:span></text:span><text:span text:style-name="Police_20_par_20_défaut"><text:span text:style-name="T1">faire acte de jugement et de sinc</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text:span></text:span><text:span text:style-name="Police_20_par_20_défaut"><text:span text:style-name="T1">»</text:span></text:span><text:span text:style-name="Police_20_par_20_défaut"><text:span text:style-name="T1">. Les S</text:span></text:span><text:span text:style-name="Police_20_par_20_défaut"><text:span text:style-name="T4">entiments de </text:span></text:span><text:span text:style-name="Police_20_par_20_défaut"><text:span text:style-name="T4">l’</text:span></text:span><text:span text:style-name="Police_20_par_20_défaut"><text:span text:style-name="T4">Acad</text:span></text:span><text:span text:style-name="Police_20_par_20_défaut"><text:span text:style-name="T4">é</text:span></text:span><text:span text:style-name="Police_20_par_20_défaut"><text:span text:style-name="T4">mie sur le Cid</text:span></text:span><text:span text:style-name="Police_20_par_20_défaut"><text:span text:style-name="T1"> font honneur </text:span></text:span><text:span text:style-name="Police_20_par_20_défaut"><text:span text:style-name="T1">à</text:span></text:span><text:span text:style-name="Police_20_par_20_défaut"><text:span text:style-name="T1"> leur auteur, disait-il </text:span></text:span><text:span text:style-name="Police_20_par_20_défaut"><text:span text:style-name="T1">à</text:span></text:span><text:span text:style-name="Police_20_par_20_défaut"><text:span text:style-name="T1"> ce propos</text:span></text:span><text:span text:style-name="Police_20_par_20_défaut"><text:span text:style-name="T1"> ;</text:span></text:span><text:span text:style-name="Police_20_par_20_défaut"><text:span text:style-name="T1"> et, peut-</text:span></text:span><text:span text:style-name="Police_20_par_20_défaut"><text:span text:style-name="T1">ê</text:span></text:span><text:span text:style-name="Police_20_par_20_défaut"><text:span text:style-name="T1">tre, apr</text:span></text:span><text:span text:style-name="Police_20_par_20_défaut"><text:span text:style-name="T1">è</text:span></text:span><text:span text:style-name="Police_20_par_20_défaut"><text:span text:style-name="T1">s tout, jugerez-vous qu'il n'avait pas tort. La critique appliqu</text:span></text:span><text:span text:style-name="Police_20_par_20_défaut"><text:span text:style-name="T1">é</text:span></text:span><text:span text:style-name="Police_20_par_20_défaut"><text:span text:style-name="T1">e, si je puis ainsi dire, date vraiment en France des </text:span></text:span><text:span text:style-name="Police_20_par_20_défaut"><text:span text:style-name="T4">Sentiments de </text:span></text:span><text:span text:style-name="Police_20_par_20_défaut"><text:span text:style-name="T4">l’</text:span></text:span><text:span text:style-name="Police_20_par_20_défaut"><text:span text:style-name="T4">Acad</text:span></text:span><text:span text:style-name="Police_20_par_20_défaut"><text:span text:style-name="T4">é</text:span></text:span><text:span text:style-name="Police_20_par_20_défaut"><text:span text:style-name="T4">mie sur le Cid</text:span></text:span><text:span text:style-name="Police_20_par_20_défaut"><text:span text:style-name="T1">, cette critique qui cherche </text:span></text:span><text:span text:style-name="Police_20_par_20_défaut"><text:span text:style-name="T1">à</text:span></text:span><text:span text:style-name="Police_20_par_20_défaut"><text:span text:style-name="T1"> fonder ses jugements sur des principes plu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ux, non seulement que l'impression personnelle du juge, mais que ces jugements eux-m</text:span></text:span><text:span text:style-name="Police_20_par_20_défaut"><text:span text:style-name="T1">ê</text:span></text:span><text:span text:style-name="Police_20_par_20_défaut"><text:span text:style-name="T1">mes</text:span></text:span><text:span text:style-name="Police_20_par_20_défaut"><text:span text:style-name="T1"> ;</text:span></text:span><text:span text:style-name="Police_20_par_20_défaut"><text:span text:style-name="T1"> et, dans les </text:span></text:span><text:span text:style-name="Police_20_par_20_défaut"><text:span text:style-name="T1">œ</text:span></text:span><text:span text:style-name="Police_20_par_20_défaut"><text:span text:style-name="T1">uvres qu'elle examine, </text:span></text:span><text:span text:style-name="Police_20_par_20_défaut"><text:span text:style-name="T1">à</text:span></text:span><text:span text:style-name="Police_20_par_20_défaut"><text:span text:style-name="T1"> d</text:span></text:span><text:span text:style-name="Police_20_par_20_défaut"><text:span text:style-name="T1">é</text:span></text:span><text:span text:style-name="Police_20_par_20_défaut"><text:span text:style-name="T1">couvrir les lois des genres.</text:span></text:span></text:p>
      <text:p text:style-name="Normal"><text:span text:style-name="Police_20_par_20_défaut"><text:span text:style-name="T1">Malheureusement, c'est ici que Chapelain allait commettre sa grande erreur, celle que l'on commet aujourd'hui m</text:span></text:span><text:span text:style-name="Police_20_par_20_défaut"><text:span text:style-name="T1">ê</text:span></text:span><text:span text:style-name="Police_20_par_20_défaut"><text:span text:style-name="T1">me encore trop souvent, et confondre les </text:span></text:span><text:span text:style-name="Police_20_par_20_défaut"><text:span text:style-name="T1">«</text:span></text:span><text:span text:style-name="Police_20_par_20_défaut"><text:span text:style-name="T1"> </text:span></text:span><text:span text:style-name="Police_20_par_20_défaut"><text:span text:style-name="T1">r</text:span></text:span><text:span text:style-name="Police_20_par_20_défaut"><text:span text:style-name="T1">è</text:span></text:span><text:span text:style-name="Police_20_par_20_défaut"><text:span text:style-name="T1">gles</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oft-page-break/><text:span text:style-name="Police_20_par_20_défaut"><text:span text:style-name="T1">avec les </text:span></text:span><text:span text:style-name="Police_20_par_20_défaut"><text:span text:style-name="T1">«</text:span></text:span><text:span text:style-name="Police_20_par_20_défaut"><text:span text:style-name="T1"> </text:span></text:span><text:span text:style-name="Police_20_par_20_défaut"><text:span text:style-name="T1">lois</text:span></text:span><text:span text:style-name="Police_20_par_20_défaut"><text:span text:style-name="T1"> </text:span></text:span><text:span text:style-name="Police_20_par_20_défaut"><text:span text:style-name="T1">»</text:span></text:span><text:span text:style-name="Police_20_par_20_défaut"><text:span text:style-name="T1"> des genres. De ce que nous connaissons, par exemple, les lois, quelques-unes au moins des lois de la vie, il n'en r</text:span></text:span><text:span text:style-name="Police_20_par_20_défaut"><text:span text:style-name="T1">é</text:span></text:span><text:span text:style-name="Police_20_par_20_défaut"><text:span text:style-name="T1">sulte pas, vous le savez, que nous puissions cr</text:span></text:span><text:span text:style-name="Police_20_par_20_défaut"><text:span text:style-name="T1">é</text:span></text:span><text:span text:style-name="Police_20_par_20_défaut"><text:span text:style-name="T1">er la vie m</text:span></text:span><text:span text:style-name="Police_20_par_20_défaut"><text:span text:style-name="T1">ê</text:span></text:span><text:span text:style-name="Police_20_par_20_défaut"><text:span text:style-name="T1">me. Ou encore, de ce que nous connaissons les </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ments et l'exacte proportion des </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ments qui concourent </text:span></text:span><text:span text:style-name="Police_20_par_20_défaut"><text:span text:style-name="T1">à</text:span></text:span><text:span text:style-name="Police_20_par_20_défaut"><text:span text:style-name="T1"> l</text:span></text:span><text:span text:style-name="Police_20_par_20_défaut"><text:span text:style-name="T1">a composition d'un corps, il ne s'ensuit pas du tout que nous puissions reproduire la combinaison qui </text:span></text:span><text:span text:style-name="Police_20_par_20_défaut"><text:span text:style-name="T1">constitue ce corps. Pareillement, de savoir ce qui fait la beaut</text:span></text:span><text:span text:style-name="Police_20_par_20_défaut"><text:span text:style-name="T1">é</text:span></text:span><text:span text:style-name="Police_20_par_20_défaut"><text:span text:style-name="T1"> de </text:span></text:span><text:span text:style-name="Police_20_par_20_défaut"><text:span text:style-name="T4">l'Iliade</text:span></text:span><text:span text:style-name="Police_20_par_20_défaut"><text:span text:style-name="T1"> ou celle de </text:span></text:span><text:span text:style-name="Police_20_par_20_défaut"><text:span text:style-name="T4">l’</text:span></text:span><text:span text:style-name="Police_20_par_20_défaut"><text:span text:style-name="T4">En</text:span></text:span><text:span text:style-name="Police_20_par_20_défaut"><text:span text:style-name="T4">é</text:span></text:span><text:span text:style-name="Police_20_par_20_défaut"><text:span text:style-name="T4">ide</text:span></text:span><text:span text:style-name="Police_20_par_20_défaut"><text:span text:style-name="T1">, et de pouvoir, au besoin, non seulement le dire avec exactitude, mais le montrer avec </text:span></text:span><text:span text:style-name="Police_20_par_20_défaut"><text:span text:style-name="T1">é</text:span></text:span><text:span text:style-name="Police_20_par_20_défaut"><text:span text:style-name="T1">vidence, ce n'est pas du tout une raison pour </text:span></text:span><text:span text:style-name="Police_20_par_20_défaut"><text:span text:style-name="T1">ê</text:span></text:span><text:span text:style-name="Police_20_par_20_défaut"><text:span text:style-name="T1">tre capables d'</text:span></text:span><text:span text:style-name="Police_20_par_20_défaut"><text:span text:style-name="T1">é</text:span></text:span><text:span text:style-name="Police_20_par_20_défaut"><text:span text:style-name="T1">crire nous</text:span></text:span><text:span text:style-name="Police_20_par_20_défaut"><text:span text:style-name="T1">-</text:span></text:span><text:span text:style-name="Police_20_par_20_défaut"><text:span text:style-name="T1">m</text:span></text:span><text:span text:style-name="Police_20_par_20_défaut"><text:span text:style-name="T1">ê</text:span></text:span><text:span text:style-name="Police_20_par_20_défaut"><text:span text:style-name="T1">mes </text:span></text:span><text:span text:style-name="Police_20_par_20_défaut"><text:span text:style-name="T1">à</text:span></text:span><text:span text:style-name="Police_20_par_20_défaut"><text:span text:style-name="T1"> volont</text:span></text:span><text:span text:style-name="Police_20_par_20_défaut"><text:span text:style-name="T1">é</text:span></text:span><text:span text:style-name="Police_20_par_20_défaut"><text:span text:style-name="T1"> </text:span></text:span><text:span text:style-name="Police_20_par_20_défaut"><text:span text:style-name="T4">l’</text:span></text:span><text:span text:style-name="Police_20_par_20_défaut"><text:span text:style-name="T4">É</text:span></text:span><text:span text:style-name="Police_20_par_20_défaut"><text:span text:style-name="T4">n</text:span></text:span><text:span text:style-name="Police_20_par_20_défaut"><text:span text:style-name="T4">é</text:span></text:span><text:span text:style-name="Police_20_par_20_défaut"><text:span text:style-name="T4">ide</text:span></text:span><text:span text:style-name="Police_20_par_20_défaut"><text:span text:style-name="T1"> ou</text:span></text:span><text:span text:style-name="Police_20_par_20_défaut"><text:span text:style-name="T4"> </text:span></text:span><text:span text:style-name="Police_20_par_20_défaut"><text:span text:style-name="T4">l</text:span></text:span><text:span text:style-name="Police_20_par_20_défaut"><text:span text:style-name="T4">’</text:span></text:span><text:span text:style-name="Police_20_par_20_défaut"><text:span text:style-name="T4">Iliade</text:span></text:span><text:span text:style-name="Police_20_par_20_défaut"><text:span text:style-name="T4"> </text:span></text:span><text:span text:style-name="Police_20_par_20_défaut"><text:span text:style-name="T1">;</text:span></text:span><text:span text:style-name="Police_20_par_20_défaut"><text:span text:style-name="T1"> et j'ai l'air de dire une na</text:span></text:span><text:span text:style-name="Police_20_par_20_défaut"><text:span text:style-name="T1">ï</text:span></text:span><text:span text:style-name="Police_20_par_20_défaut"><text:span text:style-name="T1">vet</text:span></text:span><text:span text:style-name="Police_20_par_20_défaut"><text:span text:style-name="T1">é</text:span></text:span><text:span text:style-name="Police_20_par_20_défaut"><text:span text:style-name="T1">, mais ce n'en est pas une, puisqu'on a cru pendant deux cents ans le contraire, ou qu'on a </text:span></text:span><text:span text:style-name="Police_20_par_20_défaut"><text:span text:style-name="T1">é</text:span></text:span><text:span text:style-name="Police_20_par_20_défaut"><text:span text:style-name="T1">crit comme si l'on le croyait. </text:span></text:span><text:span text:style-name="Police_20_par_20_défaut"><text:span text:style-name="T1">Voltaire</text:span></text:span><text:span text:style-name="Police_20_par_20_défaut"><text:span text:style-name="T1"> m</text:span></text:span><text:span text:style-name="Police_20_par_20_défaut"><text:span text:style-name="T1">ê</text:span></text:span><text:span text:style-name="Police_20_par_20_défaut"><text:span text:style-name="T1">me l'a cru quand il composait sa </text:span></text:span><text:span text:style-name="Police_20_par_20_défaut"><text:span text:style-name="T4">Henriade </text:span></text:span><text:span text:style-name="Police_20_par_20_défaut"><text:span text:style-name="T1">Boileau, peut</text:span></text:span><text:span text:style-name="Police_20_par_20_défaut"><text:span text:style-name="T1">-</text:span></text:span><text:span text:style-name="Police_20_par_20_défaut"><text:span text:style-name="T1">ê</text:span></text:span><text:span text:style-name="Police_20_par_20_défaut"><text:span text:style-name="T1">tre, aussi lui, quand il composait son </text:span></text:span><text:span text:style-name="Police_20_par_20_défaut"><text:span text:style-name="T4">Art po</text:span></text:span><text:span text:style-name="Police_20_par_20_défaut"><text:span text:style-name="T4">é</text:span></text:span><text:span text:style-name="Police_20_par_20_défaut"><text:span text:style-name="T4">tique</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mais Chapelain en </text:span></text:span><text:span text:style-name="Police_20_par_20_défaut"><text:span text:style-name="T1">é</text:span></text:span><text:span text:style-name="Police_20_par_20_défaut"><text:span text:style-name="T1">tait certainement convaincu quand il voulut joindre les exemples aux pr</text:span></text:span><text:span text:style-name="Police_20_par_20_défaut"><text:span text:style-name="T1">é</text:span></text:span><text:span text:style-name="Police_20_par_20_défaut"><text:span text:style-name="T1">ceptes, et qu'il composa la Pucelle.</text:span></text:span></text:p>
      <text:p>J'avoue de n'avoir que bien peu de qualités requises en un poète héroïque — lit-on dans la <text:span text:style-name="Police_20_par_20_défaut"><text:span text:style-name="T15">Pr</text:span></text:span><text:span text:style-name="Police_20_par_20_défaut"><text:span text:style-name="T15">é</text:span></text:span><text:span text:style-name="Police_20_par_20_défaut"><text:span text:style-name="T15">face </text:span></text:span>de ce poème fameux ; — je n'ai point cru égaler les princes du Parnasse, et, bien moins, atteindre au but où ils ont inutilement visé. <text:span text:style-name="Police_20_par_20_défaut"><text:span text:style-name="T15">J'ai apport</text:span></text:span><text:span text:style-name="Police_20_par_20_défaut"><text:span text:style-name="T15">é</text:span></text:span><text:span text:style-name="Police_20_par_20_défaut"><text:span text:style-name="T15"> seulement </text:span></text:span><text:span text:style-name="Police_20_par_20_défaut"><text:span text:style-name="T15">à</text:span></text:span><text:span text:style-name="Police_20_par_20_défaut"><text:span text:style-name="T15"> </text:span></text:span><text:span text:style-name="Police_20_par_20_défaut"><text:span text:style-name="T15">l’</text:span></text:span><text:span text:style-name="Police_20_par_20_défaut"><text:span text:style-name="T15">ex</text:span></text:span><text:span text:style-name="Police_20_par_20_défaut"><text:span text:style-name="T15">é</text:span></text:span><text:span text:style-name="Police_20_par_20_défaut"><text:span text:style-name="T15">cution de mon sujet une connaissance assez passable de ce qui y </text:span></text:span><text:span text:style-name="Police_20_par_20_défaut"><text:span text:style-name="T15">é</text:span></text:span><text:span text:style-name="Police_20_par_20_défaut"><text:span text:style-name="T15">tait n</text:span></text:span><text:span text:style-name="Police_20_par_20_défaut"><text:span text:style-name="T15">é</text:span></text:span><text:span text:style-name="Police_20_par_20_défaut"><text:span text:style-name="T15">cessaire</text:span></text:span><text:span text:style-name="Police_20_par_20_défaut"><text:span text:style-name="T15">...</text:span></text:span><text:span text:style-name="Police_20_par_20_défaut"><text:span text:style-name="T15"> </text:span></text:span>Ce fut plutôt un essai,... pour voir si cette espèce de poésie, condamnée comme impossible par nos plus fameux écrivains, était une chose véritablement déplorée, et si la théorie, qui ne m'en était pas tout à fait inconnue, ne me servirait point à montrer à mes amis, par mon exemple, que sans avoir une trop<text:span text:style-name="Police_20_par_20_défaut"><text:span text:style-name="T17"> </text:span></text:span>grande élévation d'esprit on pouvait la mettre heureusement en pratique.</text:p>
      <text:p text:style-name="Normal"/>
      <text:p text:style-name="Normal"><text:span text:style-name="Police_20_par_20_défaut"><text:span text:style-name="T1">Je ne crois pas que nulle part la confiance dans le pouvoir des </text:span></text:span><text:span text:style-name="Police_20_par_20_défaut"><text:span text:style-name="T1">«</text:span></text:span><text:span text:style-name="Police_20_par_20_défaut"><text:span text:style-name="T1"> </text:span></text:span><text:span text:style-name="Police_20_par_20_défaut"><text:span text:style-name="T1">r</text:span></text:span><text:span text:style-name="Police_20_par_20_défaut"><text:span text:style-name="T1">è</text:span></text:span><text:span text:style-name="Police_20_par_20_défaut"><text:span text:style-name="T1">gles</text:span></text:span><text:span text:style-name="Police_20_par_20_défaut"><text:span text:style-name="T1"> </text:span></text:span><text:span text:style-name="Police_20_par_20_défaut"><text:span text:style-name="T1">»</text:span></text:span><text:span text:style-name="Police_20_par_20_défaut"><text:span text:style-name="T1"> et de la </text:span></text:span><text:span text:style-name="Police_20_par_20_défaut"><text:span text:style-name="T1">«</text:span></text:span><text:span text:style-name="Police_20_par_20_défaut"><text:span text:style-name="T1"> </text:span></text:span><text:span text:style-name="Police_20_par_20_défaut"><text:span text:style-name="T1">th</text:span></text:span><text:span text:style-name="Police_20_par_20_défaut"><text:span text:style-name="T1">é</text:span></text:span><text:span text:style-name="Police_20_par_20_défaut"><text:span text:style-name="T1">orie</text:span></text:span><text:span text:style-name="Police_20_par_20_défaut"><text:span text:style-name="T1"> </text:span></text:span><text:span text:style-name="Police_20_par_20_défaut"><text:span text:style-name="T1">»</text:span></text:span><text:span text:style-name="Police_20_par_20_défaut"><text:span text:style-name="T1">, se soit plus na</text:span></text:span><text:span text:style-name="Police_20_par_20_défaut"><text:span text:style-name="T1">ï</text:span></text:span><text:span text:style-name="Police_20_par_20_défaut"><text:span text:style-name="T1">vement </text:span></text:span><text:span text:style-name="Police_20_par_20_défaut"><text:span text:style-name="T1">é</text:span></text:span><text:span text:style-name="Police_20_par_20_défaut"><text:span text:style-name="T1">tal</text:span></text:span><text:span text:style-name="Police_20_par_20_défaut"><text:span text:style-name="T1">é</text:span></text:span><text:span text:style-name="Police_20_par_20_défaut"><text:span text:style-name="T1">e, dans un plus beau jour, comme on disait alors</text:span></text:span><text:span text:style-name="Police_20_par_20_défaut"><text:span text:style-name="T1"> ;</text:span></text:span><text:span text:style-name="Police_20_par_20_défaut"><text:span text:style-name="T1"> et si </text:span></text:span><text:span text:style-name="Police_20_par_20_défaut"><text:span text:style-name="T4">la Pucelle</text:span></text:span><text:span text:style-name="Police_20_par_20_défaut"><text:span text:style-name="T1"> est prodigieusement</text:span></text:span><text:span text:style-name="Police_20_par_20_défaut"><text:span text:style-name="T1"> </text:span></text:span><text:span text:style-name="Police_20_par_20_défaut"><text:span text:style-name="T1">ennuyeuse </text:span></text:span><text:span text:style-name="Police_20_par_20_défaut"><text:span text:style-name="T1">à</text:span></text:span><text:span text:style-name="Police_20_par_20_défaut"><text:span text:style-name="T1"> lire — quoi qu'en aient dit ceux qui ont eu l'id</text:span></text:span><text:span text:style-name="Police_20_par_20_défaut"><text:span text:style-name="T1">é</text:span></text:span><text:span text:style-name="Police_20_par_20_défaut"><text:span text:style-name="T1">e singuli</text:span></text:span><text:span text:style-name="Police_20_par_20_défaut"><text:span text:style-name="T1">è</text:span></text:span><text:span text:style-name="Police_20_par_20_défaut"><text:span text:style-name="T1">re, voil</text:span></text:span><text:span text:style-name="Police_20_par_20_défaut"><text:span text:style-name="T1">à</text:span></text:span><text:span text:style-name="Police_20_par_20_défaut"><text:span text:style-name="T1"> tant</text:span></text:span><text:span text:style-name="Police_20_par_20_défaut"><text:span text:style-name="T1">ô</text:span></text:span><text:span text:style-name="Police_20_par_20_défaut"><text:span text:style-name="T1">t dix ans, d'en </text:span></text:span><text:span text:style-name="Police_20_par_20_défaut"><text:span text:style-name="T1">é</text:span></text:span><text:span text:style-name="Police_20_par_20_défaut"><text:span text:style-name="T1">diter les douze derniers chants, — du moins on ne se lasse pas d'en lire la </text:span></text:span><text:span text:style-name="Police_20_par_20_défaut"><text:span text:style-name="T4">Pr</text:span></text:span><text:span text:style-name="Police_20_par_20_défaut"><text:span text:style-name="T4">é</text:span></text:span><text:span text:style-name="Police_20_par_20_défaut"><text:span text:style-name="T4">face</text:span></text:span><text:span text:style-name="Police_20_par_20_défaut"><text:span text:style-name="T1"> :</text:span></text:span></text:p>
      <text:p>Je dirai maintenant en peu de paroles, qu'afin de réduire l'action à l'universel, <text:span text:style-name="Police_20_par_20_défaut"><text:span text:style-name="T15">suivant les pr</text:span></text:span><text:span text:style-name="Police_20_par_20_défaut"><text:span text:style-name="T15">é</text:span></text:span><text:span text:style-name="Police_20_par_20_défaut"><text:span text:style-name="T15">ceptes</text:span></text:span>, et de ne pas la priver du sens allégorique, par lequel la poésie est faite l’un des principaux instruments de l'architectonique, je disposai toute sa matière de telle sorte que la France devait représenter l'ami de l'homme, en guerre avec elle-même et travaillée par les plus violentes émotions ; le roi Charles, la volonté, maîtresse absolue et portée aussi bien par sa nature, mais facile à porter au mal sous l'apparence du bien : l'Anglais et le Bourguignon, sujets et ennemis de Charles, les divers transports de l'appétit irascible... Amaury et Agnès, l'un favori et l'autre amante du prince, les différents mouvements de l'appétit concupiscible...</text:p>
      <text:p text:style-name="Normal"><text:soft-page-break/><text:span text:style-name="Police_20_par_20_défaut"><text:span text:style-name="T1">«</text:span></text:span><text:span text:style-name="Police_20_par_20_défaut"><text:span text:style-name="T1"> </text:span></text:span><text:span text:style-name="Police_20_par_20_défaut"><text:span text:style-name="T1">Quand je consid</text:span></text:span><text:span text:style-name="Police_20_par_20_défaut"><text:span text:style-name="T1">è</text:span></text:span><text:span text:style-name="Police_20_par_20_défaut"><text:span text:style-name="T1">re en moi-m</text:span></text:span><text:span text:style-name="Police_20_par_20_défaut"><text:span text:style-name="T1">ê</text:span></text:span><text:span text:style-name="Police_20_par_20_défaut"><text:span text:style-name="T1">me la disposition des choses humaines, confuse, in</text:span></text:span><text:span text:style-name="Police_20_par_20_défaut"><text:span text:style-name="T1">é</text:span></text:span><text:span text:style-name="Police_20_par_20_défaut"><text:span text:style-name="T1">gale, irr</text:span></text:span><text:span text:style-name="Police_20_par_20_défaut"><text:span text:style-name="T1">é</text:span></text:span><text:span text:style-name="Police_20_par_20_défaut"><text:span text:style-name="T1">guli</text:span></text:span><text:span text:style-name="Police_20_par_20_défaut"><text:span text:style-name="T1">è</text:span></text:span><text:span text:style-name="Police_20_par_20_défaut"><text:span text:style-name="T1">re, je la compare </text:span></text:span><text:span text:style-name="Police_20_par_20_défaut"><text:span text:style-name="T1">à</text:span></text:span><text:span text:style-name="Police_20_par_20_défaut"><text:span text:style-name="T1"> certains tableaux que l'on montre comme un jeu de la perspective</text:span></text:span><text:span text:style-name="Police_20_par_20_défaut"><text:span text:style-name="T1">...</text:span></text:span><text:span text:style-name="Police_20_par_20_défaut"><text:span text:style-name="T1"> </text:span></text:span><text:span text:style-name="Police_20_par_20_défaut"><text:span text:style-name="T1">»</text:span></text:span><text:span text:style-name="Police_20_par_20_défaut"><text:span text:style-name="T1"> La Pucelle de Chapelain ressemble </text:span></text:span><text:span text:style-name="Police_20_par_20_défaut"><text:span text:style-name="T1">à</text:span></text:span><text:span text:style-name="Police_20_par_20_défaut"><text:span text:style-name="T1"> ces tableaux dont parle Bos</text:span></text:span><text:span text:style-name="Police_20_par_20_défaut"><text:span text:style-name="T1">suet</text:span></text:span><text:span text:style-name="Police_20_par_20_défaut"><text:span text:style-name="T1"> ;</text:span></text:span><text:span text:style-name="Police_20_par_20_défaut"><text:span text:style-name="T1"> elle y voudrait ressembler du moins</text:span></text:span><text:span text:style-name="Police_20_par_20_défaut"><text:span text:style-name="T1"> ;</text:span></text:span><text:span text:style-name="Police_20_par_20_défaut"><text:span text:style-name="T1"> regard</text:span></text:span><text:span text:style-name="Police_20_par_20_défaut"><text:span text:style-name="T1">é</text:span></text:span><text:span text:style-name="Police_20_par_20_défaut"><text:span text:style-name="T1">e d'un c</text:span></text:span><text:span text:style-name="Police_20_par_20_défaut"><text:span text:style-name="T1">ô</text:span></text:span><text:span text:style-name="Police_20_par_20_défaut"><text:span text:style-name="T1">t</text:span></text:span><text:span text:style-name="Police_20_par_20_défaut"><text:span text:style-name="T1">é</text:span></text:span><text:span text:style-name="Police_20_par_20_défaut"><text:span text:style-name="T1">, c'est de l'histoire, et regard</text:span></text:span><text:span text:style-name="Police_20_par_20_défaut"><text:span text:style-name="T1">é</text:span></text:span><text:span text:style-name="Police_20_par_20_défaut"><text:span text:style-name="T1">e de l'autre, c'est de la morale</text:span></text:span><text:span text:style-name="Police_20_par_20_défaut"><text:span text:style-name="T1"> ;</text:span></text:span><text:span text:style-name="Police_20_par_20_défaut"><text:span text:style-name="T1"> un paysage, quand on se met </text:span></text:span><text:span text:style-name="Police_20_par_20_défaut"><text:span text:style-name="T1">à</text:span></text:span><text:span text:style-name="Police_20_par_20_défaut"><text:span text:style-name="T1"> droite</text:span></text:span><text:span text:style-name="Police_20_par_20_défaut"><text:span text:style-name="T1"> ;</text:span></text:span><text:span text:style-name="Police_20_par_20_défaut"><text:span text:style-name="T1"> un </text:span></text:span><text:span text:style-name="Police_20_par_20_défaut"><text:span text:style-name="T1">portrait, quand on se met </text:span></text:span><text:span text:style-name="Police_20_par_20_défaut"><text:span text:style-name="T1">à</text:span></text:span><text:span text:style-name="Police_20_par_20_défaut"><text:span text:style-name="T1"> gauche</text:span></text:span><text:span text:style-name="Police_20_par_20_défaut"><text:span text:style-name="T1"> ;</text:span></text:span><text:span text:style-name="Police_20_par_20_défaut"><text:span text:style-name="T1"> mais, par malheur pour Chapelain, comment que l'on se place, et en d</text:span></text:span><text:span text:style-name="Police_20_par_20_défaut"><text:span text:style-name="T1">é</text:span></text:span><text:span text:style-name="Police_20_par_20_défaut"><text:span text:style-name="T1">pit des r</text:span></text:span><text:span text:style-name="Police_20_par_20_défaut"><text:span text:style-name="T1">è</text:span></text:span><text:span text:style-name="Police_20_par_20_défaut"><text:span text:style-name="T1">gles, ce que ce n'est jamais ni de nulle part, c'est un po</text:span></text:span><text:span text:style-name="Police_20_par_20_défaut"><text:span text:style-name="T1">è</text:span></text:span><text:span text:style-name="Police_20_par_20_défaut"><text:span text:style-name="T1">me. Encore je ne veux rien dire des vers, des comparaisons et des descriptions. S'il n'y a rien de plus p</text:span></text:span><text:span text:style-name="Police_20_par_20_défaut"><text:span text:style-name="T1">é</text:span></text:span><text:span text:style-name="Police_20_par_20_défaut"><text:span text:style-name="T1">dant, il n'y a rien de plus lourd non plus que </text:span></text:span><text:span text:style-name="Police_20_par_20_défaut"><text:span text:style-name="T4">la Pucelle,</text:span></text:span><text:span text:style-name="Police_20_par_20_défaut"><text:span text:style-name="T1"> d'un prosa</text:span></text:span><text:span text:style-name="Police_20_par_20_défaut"><text:span text:style-name="T1">ï</text:span></text:span><text:span text:style-name="Police_20_par_20_défaut"><text:span text:style-name="T1">sme </text:span></text:span><text:span text:style-name="Police_20_par_20_défaut"><text:span text:style-name="T1">plus laborieux, d'une langue plus incolore clans son abstraction soutenue, ni rien enfin qui f</text:span></text:span><text:span text:style-name="Police_20_par_20_défaut"><text:span text:style-name="T1">û</text:span></text:span><text:span text:style-name="Police_20_par_20_défaut"><text:span text:style-name="T1">t plus propre </text:span></text:span><text:span text:style-name="Police_20_par_20_défaut"><text:span text:style-name="T1">à</text:span></text:span><text:span text:style-name="Police_20_par_20_défaut"><text:span text:style-name="T1"> faire p</text:span></text:span><text:span text:style-name="Police_20_par_20_défaut"><text:span text:style-name="T1">é</text:span></text:span><text:span text:style-name="Police_20_par_20_défaut"><text:span text:style-name="T1">rir sous le ridicule la r</text:span></text:span><text:span text:style-name="Police_20_par_20_défaut"><text:span text:style-name="T1">é</text:span></text:span><text:span text:style-name="Police_20_par_20_défaut"><text:span text:style-name="T1">putation et l'autorit</text:span></text:span><text:span text:style-name="Police_20_par_20_défaut"><text:span text:style-name="T1">é</text:span></text:span><text:span text:style-name="Police_20_par_20_défaut"><text:span text:style-name="T1"> litt</text:span></text:span><text:span text:style-name="Police_20_par_20_défaut"><text:span text:style-name="T1">é</text:span></text:span><text:span text:style-name="Police_20_par_20_défaut"><text:span text:style-name="T1">raire d'un homme.</text:span></text:span></text:p>
      <text:p text:style-name="Normal"><text:span text:style-name="Police_20_par_20_défaut"><text:span text:style-name="T1">La sienne pourtant n'y p</text:span></text:span><text:span text:style-name="Police_20_par_20_défaut"><text:span text:style-name="T1">é</text:span></text:span><text:span text:style-name="Police_20_par_20_défaut"><text:span text:style-name="T1">rit point</text:span></text:span><text:span text:style-name="Police_20_par_20_défaut"><text:span text:style-name="T1"> ;</text:span></text:span><text:span text:style-name="Police_20_par_20_défaut"><text:span text:style-name="T1"> et l'on se trompe quand l'on croit, avec la plupart des historiens, que la publication de </text:span></text:span><text:span text:style-name="Police_20_par_20_défaut"><text:span text:style-name="T4">la Pucelle </text:span></text:span><text:span text:style-name="Police_20_par_20_défaut"><text:span text:style-name="T1">aurait port</text:span></text:span><text:span text:style-name="Police_20_par_20_défaut"><text:span text:style-name="T1">é</text:span></text:span><text:span text:style-name="Police_20_par_20_défaut"><text:span text:style-name="T1"> le coup mortel </text:span></text:span><text:span text:style-name="Police_20_par_20_défaut"><text:span text:style-name="T1">à</text:span></text:span><text:span text:style-name="Police_20_par_20_défaut"><text:span text:style-name="T1"> la gloire de son auteur. Quatre </text:span></text:span><text:span text:style-name="Police_20_par_20_défaut"><text:span text:style-name="T1">é</text:span></text:span><text:span text:style-name="Police_20_par_20_défaut"><text:span text:style-name="T1">ditions s'en succ</text:span></text:span><text:span text:style-name="Police_20_par_20_défaut"><text:span text:style-name="T1">é</text:span></text:span><text:span text:style-name="Police_20_par_20_défaut"><text:span text:style-name="T1">d</text:span></text:span><text:span text:style-name="Police_20_par_20_défaut"><text:span text:style-name="T1">è</text:span></text:span><text:span text:style-name="Police_20_par_20_défaut"><text:span text:style-name="T1">rent en moins de deux ans, de 165</text:span></text:span><text:span text:style-name="Police_20_par_20_défaut"><text:span text:style-name="T1">6</text:span></text:span><text:span text:style-name="Police_20_par_20_défaut"><text:span text:style-name="T1">à</text:span></text:span><text:span text:style-name="Police_20_par_20_défaut"><text:span text:style-name="T1"> 1657, sans compter l'</text:span></text:span><text:span text:style-name="Police_20_par_20_défaut"><text:span text:style-name="T1">é</text:span></text:span><text:span text:style-name="Police_20_par_20_défaut"><text:span text:style-name="T1">dition d'Amsterdam, chez les Elzeviers, et une contrefa</text:span></text:span><text:span text:style-name="Police_20_par_20_défaut"><text:span text:style-name="T1">ç</text:span></text:span><text:span text:style-name="Police_20_par_20_défaut"><text:span text:style-name="T1">on de Leyde, chez le libraire Sambix. M</text:span></text:span><text:span text:style-name="Police_20_par_20_défaut"><text:span text:style-name="T1">ê</text:span></text:span><text:span text:style-name="Police_20_par_20_défaut"><text:span text:style-name="T1">me, on a pu pr</text:span></text:span><text:span text:style-name="Police_20_par_20_défaut"><text:span text:style-name="T1">é</text:span></text:span><text:span text:style-name="Police_20_par_20_défaut"><text:span text:style-name="T1">tendre que la vogue du po</text:span></text:span><text:span text:style-name="Police_20_par_20_défaut"><text:span text:style-name="T1">è</text:span></text:span><text:span text:style-name="Police_20_par_20_défaut"><text:span text:style-name="T1">me aurait un instant balanc</text:span></text:span><text:span text:style-name="Police_20_par_20_défaut"><text:span text:style-name="T1">é</text:span></text:span><text:span text:style-name="Police_20_par_20_défaut"><text:span text:style-name="T1"> celle de la </text:span></text:span><text:span text:style-name="Police_20_par_20_défaut"><text:span text:style-name="T4">C</text:span></text:span><text:span text:style-name="Police_20_par_20_défaut"><text:span text:style-name="T4">l</text:span></text:span><text:span text:style-name="Police_20_par_20_défaut"><text:span text:style-name="T4">é</text:span></text:span><text:span text:style-name="Police_20_par_20_défaut"><text:span text:style-name="T4">lie</text:span></text:span><text:span text:style-name="Police_20_par_20_défaut"><text:span text:style-name="T1"> d</text:span></text:span><text:span text:style-name="Police_20_par_20_défaut"><text:span text:style-name="T1">e</text:span></text:span><text:span text:style-name="Police_20_par_20_défaut"><text:span text:style-name="T1"> Mlle de Scud</text:span></text:span><text:span text:style-name="Police_20_par_20_défaut"><text:span text:style-name="T1">é</text:span></text:span><text:span text:style-name="Police_20_par_20_défaut"><text:span text:style-name="T1">ri, alors au comble de sa r</text:span></text:span><text:span text:style-name="Police_20_par_20_défaut"><text:span text:style-name="T1">é</text:span></text:span><text:span text:style-name="Police_20_par_20_défaut"><text:span text:style-name="T1">putation, elle aussi</text:span></text:span><text:span text:style-name="Police_20_par_20_défaut"><text:span text:style-name="T1"> ;</text:span></text:span><text:span text:style-name="Police_20_par_20_défaut"><text:span text:style-name="T1"> et —</text:span></text:span><text:span text:style-name="Police_20_par_20_défaut"><text:span text:style-name="T1"> </text:span></text:span><text:span text:style-name="Police_20_par_20_défaut"><text:span text:style-name="T1">ce qui est plus triste </text:span></text:span><text:span text:style-name="Police_20_par_20_défaut"><text:span text:style-name="T1">à</text:span></text:span><text:span text:style-name="Police_20_par_20_défaut"><text:span text:style-name="T1"> croire</text:span></text:span><text:span text:style-name="Police_20_par_20_défaut"><text:span text:style-name="T1"> </text:span></text:span><text:span text:style-name="Police_20_par_20_défaut"><text:span text:style-name="T1">— la vogue m</text:span></text:span><text:span text:style-name="Police_20_par_20_défaut"><text:span text:style-name="T1">ê</text:span></text:span><text:span text:style-name="Police_20_par_20_défaut"><text:span text:style-name="T1">me des Provinciales, qui paraissaient dans le m</text:span></text:span><text:span text:style-name="Police_20_par_20_défaut"><text:span text:style-name="T1">ê</text:span></text:span><text:span text:style-name="Police_20_par_20_défaut"><text:span text:style-name="T1">me temps. La pr</text:span></text:span><text:span text:style-name="Police_20_par_20_défaut"><text:span text:style-name="T1">é</text:span></text:span><text:span text:style-name="Police_20_par_20_défaut"><text:span text:style-name="T1">vention fut la plus forte</text:span></text:span><text:span text:style-name="Police_20_par_20_défaut"><text:span text:style-name="T1"> ;</text:span></text:span><text:span text:style-name="Police_20_par_20_défaut"><text:span text:style-name="T1"> le nom de l'auteur fit valoir le po</text:span></text:span><text:span text:style-name="Police_20_par_20_défaut"><text:span text:style-name="T1">è</text:span></text:span><text:span text:style-name="Police_20_par_20_défaut"><text:span text:style-name="T1">me</text:span></text:span><text:span text:style-name="Police_20_par_20_défaut"><text:span text:style-name="T1"> ;</text:span></text:span><text:span text:style-name="Police_20_par_20_défaut"><text:span text:style-name="T1"> et douze ou quinze ans s'</text:span></text:span><text:span text:style-name="Police_20_par_20_défaut"><text:span text:style-name="T1">é</text:span></text:span><text:span text:style-name="Police_20_par_20_défaut"><text:span text:style-name="T1">coul</text:span></text:span><text:span text:style-name="Police_20_par_20_défaut"><text:span text:style-name="T1">è</text:span></text:span><text:span text:style-name="Police_20_par_20_défaut"><text:span text:style-name="T1">rent avant que le po</text:span></text:span><text:span text:style-name="Police_20_par_20_défaut"><text:span text:style-name="T1">è</text:span></text:span><text:span text:style-name="Police_20_par_20_défaut"><text:span text:style-name="T1">me </text:span></text:span><text:span text:style-name="Police_20_par_20_défaut"><text:span text:style-name="T1">à</text:span></text:span><text:span text:style-name="Police_20_par_20_défaut"><text:span text:style-name="T1"> son tour discr</text:span></text:span><text:span text:style-name="Police_20_par_20_défaut"><text:span text:style-name="T1">é</text:span></text:span><text:span text:style-name="Police_20_par_20_défaut"><text:span text:style-name="T1">dit</text:span></text:span><text:span text:style-name="Police_20_par_20_défaut"><text:span text:style-name="T1">â</text:span></text:span><text:span text:style-name="Police_20_par_20_défaut"><text:span text:style-name="T1">t le nom de l'auteur. Jusqu'aux </text:span></text:span><text:span text:style-name="Police_20_par_20_défaut"><text:span text:style-name="T4">Satires</text:span></text:span><text:span text:style-name="Police_20_par_20_défaut"><text:span text:style-name="T1"> de Boileau, qui ne parurent pour la premi</text:span></text:span><text:span text:style-name="Police_20_par_20_défaut"><text:span text:style-name="T1">è</text:span></text:span><text:span text:style-name="Police_20_par_20_défaut"><text:span text:style-name="T1">re fois qu'en 1665, on </text:span></text:span><text:span text:style-name="Police_20_par_20_défaut"><text:span text:style-name="T1">«</text:span></text:span><text:span text:style-name="Police_20_par_20_défaut"><text:span text:style-name="T1"> </text:span></text:span><text:span text:style-name="Police_20_par_20_défaut"><text:span text:style-name="T1">b</text:span></text:span><text:span text:style-name="Police_20_par_20_défaut"><text:span text:style-name="T1">â</text:span></text:span><text:span text:style-name="Police_20_par_20_défaut"><text:span text:style-name="T1">illa</text:span></text:span><text:span text:style-name="Police_20_par_20_défaut"><text:span text:style-name="T1"> </text:span></text:span><text:span text:style-name="Police_20_par_20_défaut"><text:span text:style-name="T1">»</text:span></text:span><text:span text:style-name="Police_20_par_20_défaut"><text:span text:style-name="T1"> sur </text:span></text:span><text:span text:style-name="Police_20_par_20_défaut"><text:span text:style-name="T4">la Pucelle</text:span></text:span><text:span text:style-name="Police_20_par_20_défaut"><text:span text:style-name="T1">, mais oh se cacha de b</text:span></text:span><text:span text:style-name="Police_20_par_20_défaut"><text:span text:style-name="T1">â</text:span></text:span><text:span text:style-name="Police_20_par_20_défaut"><text:span text:style-name="T1">iller</text:span></text:span><text:span text:style-name="Police_20_par_20_défaut"><text:span text:style-name="T1"> </text:span></text:span><text:span text:style-name="Police_20_par_20_défaut"><text:span text:style-name="T1">;</text:span></text:span><text:span text:style-name="Police_20_par_20_défaut"><text:span text:style-name="T1"> et, tout en b</text:span></text:span><text:span text:style-name="Police_20_par_20_défaut"><text:span text:style-name="T1">â</text:span></text:span><text:span text:style-name="Police_20_par_20_défaut"><text:span text:style-name="T1">illant, on </text:span></text:span><text:span text:style-name="Police_20_par_20_défaut"><text:span text:style-name="T1">d</text:span></text:span><text:span text:style-name="Police_20_par_20_défaut"><text:span text:style-name="T1">é</text:span></text:span><text:span text:style-name="Police_20_par_20_défaut"><text:span text:style-name="T1">clara</text:span></text:span><text:span text:style-name="Police_20_par_20_défaut"><text:span text:style-name="T1"> que l'ouvrage </text:span></text:span><text:span text:style-name="Police_20_par_20_défaut"><text:span text:style-name="T1">é</text:span></text:span><text:span text:style-name="Police_20_par_20_défaut"><text:span text:style-name="T1">tait d'ailleurs </text:span></text:span><text:span text:style-name="Police_20_par_20_défaut"><text:span text:style-name="T1">«</text:span></text:span><text:span text:style-name="Police_20_par_20_défaut"><text:span text:style-name="T1"> </text:span></text:span><text:span text:style-name="Police_20_par_20_défaut"><text:span text:style-name="T1">parfaitement beau</text:span></text:span><text:span text:style-name="Police_20_par_20_défaut"><text:span text:style-name="T1"> </text:span></text:span><text:span text:style-name="Police_20_par_20_défaut"><text:span text:style-name="T1">»</text:span></text:span><text:span text:style-name="Police_20_par_20_défaut"><text:span text:style-name="T1">. Et, en 1661, quand Colbert, h</text:span></text:span><text:span text:style-name="Police_20_par_20_défaut"><text:span text:style-name="T1">é</text:span></text:span><text:span text:style-name="Police_20_par_20_défaut"><text:span text:style-name="T1">ritier de la tradition du cardinal, voulut, lui aussi, s'emparer de l'opinion par le moyen des gens de lettres, ou ajouter cet ornement de plus </text:span></text:span><text:span text:style-name="Police_20_par_20_défaut"><text:span text:style-name="T1">à</text:span></text:span><text:span text:style-name="Police_20_par_20_défaut"><text:span text:style-name="T1"> la splendeur du d</text:span></text:span><text:span text:style-name="Police_20_par_20_défaut"><text:span text:style-name="T1">é</text:span></text:span><text:span text:style-name="Police_20_par_20_défaut"><text:span text:style-name="T1">cor monarchique, c'est </text:span></text:span><text:span text:style-name="Police_20_par_20_défaut"><text:span text:style-name="T1">à</text:span></text:span><text:span text:style-name="Police_20_par_20_défaut"><text:span text:style-name="T1"> l'auteur de </text:span></text:span><text:span text:style-name="Police_20_par_20_défaut"><text:span text:style-name="T4">la Pucelle </text:span></text:span><text:span text:style-name="Police_20_par_20_défaut"><text:span text:style-name="T1">qu'il s'adressa, comme le cardinal 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 et c'est</text:span></text:span><text:span text:style-name="Police_20_par_20_défaut"><text:span text:style-name="T1"> d</text:span></text:span><text:span text:style-name="Police_20_par_20_défaut"><text:span text:style-name="T1">e Chapelain qu'il fit ce qu'on pourrait appeler le surintendant des lettres.</text:span></text:span></text:p>
      <text:p text:style-name="Normal"><text:span text:style-name="Police_20_par_20_défaut"><text:span text:style-name="T1">Aussi, continua-t-il de r</text:span></text:span><text:span text:style-name="Police_20_par_20_défaut"><text:span text:style-name="T1">é</text:span></text:span><text:span text:style-name="Police_20_par_20_défaut"><text:span text:style-name="T1">gner parmi les beaux</text:span></text:span><text:span text:style-name="Police_20_par_20_défaut"><text:span text:style-name="T1"> </text:span></text:span><text:span text:style-name="Police_20_par_20_défaut"><text:span text:style-name="T1">esprits, et, ainsi que l'on disait alors, de </text:span></text:span><text:span text:style-name="Police_20_par_20_défaut"><text:span text:style-name="T1">«</text:span></text:span><text:span text:style-name="Police_20_par_20_défaut"><text:span text:style-name="T1"> </text:span></text:span><text:span text:style-name="Police_20_par_20_défaut"><text:span text:style-name="T1">r</text:span></text:span><text:span text:style-name="Police_20_par_20_défaut"><text:span text:style-name="T1">é</text:span></text:span><text:span text:style-name="Police_20_par_20_défaut"><text:span text:style-name="T1">genter le Parnasse</text:span></text:span><text:span text:style-name="Police_20_par_20_défaut"><text:span text:style-name="T1"> </text:span></text:span><text:span text:style-name="Police_20_par_20_défaut"><text:span text:style-name="T1">»</text:span></text:span><text:span text:style-name="Police_20_par_20_défaut"><text:span text:style-name="T1">, ayant en effet toutes les qualit</text:span></text:span><text:span text:style-name="Police_20_par_20_défaut"><text:span text:style-name="T1">é</text:span></text:span><text:span text:style-name="Police_20_par_20_défaut"><text:span text:style-name="T1">s de l'emploi, sans en excepter la premi</text:span></text:span><text:span text:style-name="Police_20_par_20_défaut"><text:span text:style-name="T1">è</text:span></text:span><text:span text:style-name="Police_20_par_20_défaut"><text:span text:style-name="T1">re, et alors la plus appr</text:span></text:span><text:span text:style-name="Police_20_par_20_défaut"><text:span text:style-name="T1">é</text:span></text:span><text:span text:style-name="Police_20_par_20_défaut"><text:span text:style-name="T1">ci</text:span></text:span><text:span text:style-name="Police_20_par_20_défaut"><text:span text:style-name="T1">é</text:span></text:span><text:span text:style-name="Police_20_par_20_défaut"><text:span text:style-name="T1">e, celle de tenir les cordons de la bourse. Rappelez-vous ces d</text:span></text:span><text:span text:style-name="Police_20_par_20_défaut"><text:span text:style-name="T1">é</text:span></text:span><text:span text:style-name="Police_20_par_20_défaut"><text:span text:style-name="T1">dicaces qu'on voudrait pouvoir </text:span></text:span><text:span text:style-name="Police_20_par_20_défaut"><text:span text:style-name="T1">ô</text:span></text:span><text:span text:style-name="Police_20_par_20_défaut"><text:span text:style-name="T1">ter des </text:span></text:span><text:span text:style-name="Police_20_par_20_défaut"><text:span text:style-name="T1">œ</text:span></text:span><text:span text:style-name="Police_20_par_20_défaut"><text:span text:style-name="T1">uvres du </text:span></text:span><text:soft-page-break/><text:span text:style-name="Police_20_par_20_défaut"><text:span text:style-name="T1">grand Corneille. Mais, en m</text:span></text:span><text:span text:style-name="Police_20_par_20_défaut"><text:span text:style-name="T1">ê</text:span></text:span><text:span text:style-name="Police_20_par_20_défaut"><text:span text:style-name="T1">me temps qu'aux faveurs, c'est Chapelain, m</text:span></text:span><text:span text:style-name="Police_20_par_20_défaut"><text:span text:style-name="T1">ê</text:span></text:span><text:span text:style-name="Police_20_par_20_défaut"><text:span text:style-name="T1">me apr</text:span></text:span><text:span text:style-name="Police_20_par_20_défaut"><text:span text:style-name="T1">è</text:span></text:span><text:span text:style-name="Police_20_par_20_défaut"><text:span text:style-name="T1">s </text:span></text:span><text:span text:style-name="Police_20_par_20_défaut"><text:span text:style-name="T4">la Pucelle</text:span></text:span><text:span text:style-name="Police_20_par_20_défaut"><text:span text:style-name="T1">, qui continue de pr</text:span></text:span><text:span text:style-name="Police_20_par_20_défaut"><text:span text:style-name="T1">é</text:span></text:span><text:span text:style-name="Police_20_par_20_défaut"><text:span text:style-name="T1">sider aux d</text:span></text:span><text:span text:style-name="Police_20_par_20_défaut"><text:span text:style-name="T1">é</text:span></text:span><text:span text:style-name="Police_20_par_20_défaut"><text:span text:style-name="T1">lib</text:span></text:span><text:span text:style-name="Police_20_par_20_défaut"><text:span text:style-name="T1">é</text:span></text:span><text:span text:style-name="Police_20_par_20_défaut"><text:span text:style-name="T1">rations et aux s</text:span></text:span><text:span text:style-name="Police_20_par_20_défaut"><text:span text:style-name="T1">é</text:span></text:span><text:span text:style-name="Police_20_par_20_défaut"><text:span text:style-name="T1">ances de l'Acad</text:span></text:span><text:span text:style-name="Police_20_par_20_défaut"><text:span text:style-name="T1">é</text:span></text:span><text:span text:style-name="Police_20_par_20_défaut"><text:span text:style-name="T1">mie, comme </text:span></text:span><text:span text:style-name="Police_20_par_20_défaut"><text:span text:style-name="T1">«</text:span></text:span><text:span text:style-name="Police_20_par_20_défaut"><text:span text:style-name="T1"> </text:span></text:span><text:span text:style-name="Police_20_par_20_défaut"><text:span text:style-name="T1">le meilleur po</text:span></text:span><text:span text:style-name="Police_20_par_20_défaut"><text:span text:style-name="T1">è</text:span></text:span><text:span text:style-name="Police_20_par_20_défaut"><text:span text:style-name="T1">te fran</text:span></text:span><text:span text:style-name="Police_20_par_20_défaut"><text:span text:style-name="T1">ç</text:span></text:span><text:span text:style-name="Police_20_par_20_défaut"><text:span text:style-name="T1">ais et du meilleur jugement</text:span></text:span><text:span text:style-name="Police_20_par_20_défaut"><text:span text:style-name="T1"> </text:span></text:span><text:span text:style-name="Police_20_par_20_défaut"><text:span text:style-name="T1">»</text:span></text:span><text:span text:style-name="Police_20_par_20_défaut"><text:span text:style-name="T1">. C'est avec lui que rivalisent, mais sans pouvoir l'</text:span></text:span><text:span text:style-name="Police_20_par_20_défaut"><text:span text:style-name="T1">é</text:span></text:span><text:span text:style-name="Police_20_par_20_défaut"><text:span text:style-name="T1">clipser, ni peut-</text:span></text:span><text:span text:style-name="Police_20_par_20_défaut"><text:span text:style-name="T1">ê</text:span></text:span><text:span text:style-name="Police_20_par_20_défaut"><text:span text:style-name="T1">tre y songer seulement, et l'auteur de </text:span></text:span><text:span text:style-name="Police_20_par_20_défaut"><text:span text:style-name="T4">l’</text:span></text:span><text:span text:style-name="Police_20_par_20_défaut"><text:span text:style-name="T4">Alaric</text:span></text:span><text:span text:style-name="Police_20_par_20_défaut"><text:span text:style-name="T1">, et celui du </text:span></text:span><text:span text:style-name="Police_20_par_20_défaut"><text:span text:style-name="T4">Clovis,</text:span></text:span><text:span text:style-name="Police_20_par_20_défaut"><text:span text:style-name="T1"> et celui du</text:span></text:span><text:span text:style-name="Police_20_par_20_défaut"><text:span text:style-name="T4"> Saint-Louis</text:span></text:span><text:span text:style-name="Police_20_par_20_défaut"><text:span text:style-name="T1">, tous ces po</text:span></text:span><text:span text:style-name="Police_20_par_20_défaut"><text:span text:style-name="T1">ê</text:span></text:span><text:span text:style-name="Police_20_par_20_défaut"><text:span text:style-name="T1">les </text:span></text:span><text:span text:style-name="Police_20_par_20_défaut"><text:span text:style-name="T1">é</text:span></text:span><text:span text:style-name="Police_20_par_20_défaut"><text:span text:style-name="T1">piques inspir</text:span></text:span><text:span text:style-name="Police_20_par_20_défaut"><text:span text:style-name="T1">é</text:span></text:span><text:span text:style-name="Police_20_par_20_défaut"><text:span text:style-name="T1">s, </text:span></text:span><text:span text:style-name="Police_20_par_20_défaut"><text:span text:style-name="T1">comme lui, de la </text:span></text:span><text:span text:style-name="Police_20_par_20_défaut"><text:span text:style-name="T4">J</text:span></text:span><text:span text:style-name="Police_20_par_20_défaut"><text:span text:style-name="T4">é</text:span></text:span><text:span text:style-name="Police_20_par_20_défaut"><text:span text:style-name="T4">rusalem,</text:span></text:span><text:span text:style-name="Police_20_par_20_défaut"><text:span text:style-name="T1"> du Tasse, et comme lui, curieux avant tout de faire voir aux lecteurs </text:span></text:span><text:span text:style-name="Police_20_par_20_défaut"><text:span text:style-name="T1">«</text:span></text:span><text:span text:style-name="Police_20_par_20_défaut"><text:span text:style-name="T1"> </text:span></text:span><text:span text:style-name="Police_20_par_20_défaut"><text:span text:style-name="T1">qu'ils n'ont rien entrepris sans savoir toutes les proportions et tous les alignements que l'art enseigne</text:span></text:span><text:span text:style-name="Police_20_par_20_défaut"><text:span text:style-name="T1"> </text:span></text:span><text:span text:style-name="Police_20_par_20_défaut"><text:span text:style-name="T1">»</text:span></text:span><text:span text:style-name="Police_20_par_20_défaut"><text:span text:style-name="T1">.</text:span></text:span></text:p>
      <text:p>J'ai donc consulté les maîtres là-dessus — nous dit l'un d'eux dans sa <text:span text:style-name="Police_20_par_20_défaut"><text:span text:style-name="T15">Pr</text:span></text:span><text:span text:style-name="Police_20_par_20_défaut"><text:span text:style-name="T15">é</text:span></text:span><text:span text:style-name="Police_20_par_20_défaut"><text:span text:style-name="T15">face</text:span></text:span>, et c'est le fameux Scudéry,—les maîtres, c'est-à-dire Aristote et Horace, et après eux Macrobe, Scaliger, le Tasse, Castelvetro, Piccolomini, l’ida, l’ossius, Riccobon, Robortel, Paul Benni, Mambrun, et plusieurs autres : et passant de la théorie à la pratique j'ai relu fort exactement<text:span text:style-name="Police_20_par_20_défaut"><text:span text:style-name="T15"> </text:span></text:span><text:span text:style-name="Police_20_par_20_défaut"><text:span text:style-name="T15">L’</text:span></text:span><text:span text:style-name="Police_20_par_20_défaut"><text:span text:style-name="T15">Iliade et </text:span></text:span><text:span text:style-name="Police_20_par_20_défaut"><text:span text:style-name="T15">L’</text:span></text:span><text:span text:style-name="Police_20_par_20_défaut"><text:span text:style-name="T15">Odyss</text:span></text:span><text:span text:style-name="Police_20_par_20_défaut"><text:span text:style-name="T15">é</text:span></text:span><text:span text:style-name="Police_20_par_20_défaut"><text:span text:style-name="T15">e </text:span></text:span>d'Homère, <text:span text:style-name="Police_20_par_20_défaut"><text:span text:style-name="T15">L’</text:span></text:span><text:span text:style-name="Police_20_par_20_défaut"><text:span text:style-name="T15">É</text:span></text:span><text:span text:style-name="Police_20_par_20_défaut"><text:span text:style-name="T15">n</text:span></text:span><text:span text:style-name="Police_20_par_20_défaut"><text:span text:style-name="T15">é</text:span></text:span><text:span text:style-name="Police_20_par_20_défaut"><text:span text:style-name="T15">ide</text:span></text:span> de Virgile, la Guerre civile de Lucain, la Thébaîde de Stace, les <text:span text:style-name="Police_20_par_20_défaut"><text:span text:style-name="T15">Rolands amoureux et furieux</text:span></text:span> de Boiardo et d'Arioste ; l'incomparable <text:span text:style-name="Police_20_par_20_défaut"><text:span text:style-name="T15">Hi</text:span></text:span><text:span text:style-name="Police_20_par_20_défaut"><text:span text:style-name="T15">é</text:span></text:span><text:span text:style-name="Police_20_par_20_défaut"><text:span text:style-name="T15">rusalem d</text:span></text:span><text:span text:style-name="Police_20_par_20_défaut"><text:span text:style-name="T15">é</text:span></text:span><text:span text:style-name="Police_20_par_20_défaut"><text:span text:style-name="T15">livr</text:span></text:span><text:span text:style-name="Police_20_par_20_défaut"><text:span text:style-name="T15">é</text:span></text:span><text:span text:style-name="Police_20_par_20_défaut"><text:span text:style-name="T15">e</text:span></text:span> du fameux Torquato, et grand nombre d'autres poèmes épiques en divers langues... Or, de l'étude de tous ces préceptes et de la lecture de tous ces poèmes héroïques, voici les règles que j'en ai formées,... <text:span text:style-name="Police_20_par_20_défaut"><text:span text:style-name="T15">r</text:span></text:span><text:span text:style-name="Police_20_par_20_défaut"><text:span text:style-name="T15">è</text:span></text:span><text:span text:style-name="Police_20_par_20_défaut"><text:span text:style-name="T15">g</text:span></text:span><text:span text:style-name="Police_20_par_20_défaut"><text:span text:style-name="T15">l</text:span></text:span><text:span text:style-name="Police_20_par_20_défaut"><text:span text:style-name="T15">es tir</text:span></text:span><text:span text:style-name="Police_20_par_20_défaut"><text:span text:style-name="T15">é</text:span></text:span><text:span text:style-name="Police_20_par_20_défaut"><text:span text:style-name="T15">es de celles d’</text:span></text:span><text:span text:style-name="Police_20_par_20_défaut"><text:span text:style-name="T15">Aristote, du Tasse et de tous ces autres grands hommes, et par cons</text:span></text:span><text:span text:style-name="Police_20_par_20_défaut"><text:span text:style-name="T15">é</text:span></text:span><text:span text:style-name="Police_20_par_20_défaut"><text:span text:style-name="T15">quent infaillibles, pourvu qu'elles soient pratiqu</text:span></text:span><text:span text:style-name="Police_20_par_20_défaut"><text:span text:style-name="T15">é</text:span></text:span><text:span text:style-name="Police_20_par_20_défaut"><text:span text:style-name="T15">es.</text:span></text:span></text:p>
      <text:p text:style-name="Normal"><text:span text:style-name="Police_20_par_20_défaut"><text:span text:style-name="T1">On ne saurait, en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mieux traduire Chapelain ni mieux r</text:span></text:span><text:span text:style-name="Police_20_par_20_défaut"><text:span text:style-name="T1">é</text:span></text:span><text:span text:style-name="Police_20_par_20_défaut"><text:span text:style-name="T1">pondre, vous le voyez, </text:span></text:span><text:span text:style-name="Police_20_par_20_défaut"><text:span text:style-name="T1">à</text:span></text:span><text:span text:style-name="Police_20_par_20_défaut"><text:span text:style-name="T1"> ce que je vous indiquais tout</text:span></text:span><text:span text:style-name="Police_20_par_20_défaut"><text:span text:style-name="T1"> </text:span></text:span><text:span text:style-name="Police_20_par_20_défaut"><text:span text:style-name="T1">à</text:span></text:span><text:span text:style-name="Police_20_par_20_défaut"><text:span text:style-name="T1"> l'heure comme le caract</text:span></text:span><text:span text:style-name="Police_20_par_20_défaut"><text:span text:style-name="T1">è</text:span></text:span><text:span text:style-name="Police_20_par_20_défaut"><text:span text:style-name="T1">re particulier de cette seconde </text:span></text:span><text:span text:style-name="Police_20_par_20_défaut"><text:span text:style-name="T1">é</text:span></text:span><text:span text:style-name="Police_20_par_20_défaut"><text:span text:style-name="T1">poque de la critique en France</text:span></text:span><text:span text:style-name="Police_20_par_20_défaut"><text:span text:style-name="T1"> :</text:span></text:span><text:span text:style-name="Police_20_par_20_défaut"><text:span text:style-name="T1"> </text:span></text:span><text:span text:style-name="Police_20_par_20_défaut"><text:span text:style-name="T1">à</text:span></text:span><text:span text:style-name="Police_20_par_20_défaut"><text:span text:style-name="T1"> savoir, la m</text:span></text:span><text:span text:style-name="Police_20_par_20_défaut"><text:span text:style-name="T1">é</text:span></text:span><text:span text:style-name="Police_20_par_20_défaut"><text:span text:style-name="T1">tamorphose des observations que les </text:span></text:span><text:span text:style-name="Police_20_par_20_défaut"><text:span text:style-name="T1">é</text:span></text:span><text:span text:style-name="Police_20_par_20_défaut"><text:span text:style-name="T1">rudits ont faites sur le plaisir qu'ils trouvaient </text:span></text:span><text:span text:style-name="Police_20_par_20_défaut"><text:span text:style-name="T1">à</text:span></text:span><text:span text:style-name="Police_20_par_20_défaut"><text:span text:style-name="T1"> la lecture de l'</text:span></text:span><text:span text:style-name="Police_20_par_20_défaut"><text:span text:style-name="T4">Iliade</text:span></text:span><text:span text:style-name="Police_20_par_20_défaut"><text:span text:style-name="T1"> ou de la </text:span></text:span><text:span text:style-name="Police_20_par_20_défaut"><text:span text:style-name="T4">H</text:span></text:span><text:span text:style-name="Police_20_par_20_défaut"><text:span text:style-name="T4">i</text:span></text:span><text:span text:style-name="Police_20_par_20_défaut"><text:span text:style-name="T4">é</text:span></text:span><text:span text:style-name="Police_20_par_20_défaut"><text:span text:style-name="T4">rumlem</text:span></text:span><text:span text:style-name="Police_20_par_20_défaut"><text:span text:style-name="T1">, en r</text:span></text:span><text:span text:style-name="Police_20_par_20_défaut"><text:span text:style-name="T1">è</text:span></text:span><text:span text:style-name="Police_20_par_20_défaut"><text:span text:style-name="T1">gles ou en recettes, pr</text:span></text:span><text:span text:style-name="Police_20_par_20_défaut"><text:span text:style-name="T1">é</text:span></text:span><text:span text:style-name="Police_20_par_20_défaut"><text:span text:style-name="T1">tendues infaillibles, pour renouveler ce plaisir, en </text:span></text:span><text:span text:style-name="Police_20_par_20_défaut"><text:span text:style-name="T1">é</text:span></text:span><text:span text:style-name="Police_20_par_20_défaut"><text:span text:style-name="T1">galant les </text:span></text:span><text:span text:style-name="Police_20_par_20_défaut"><text:span text:style-name="T1">œ</text:span></text:span><text:span text:style-name="Police_20_par_20_défaut"><text:span text:style-name="T1">uvres.</text:span></text:span></text:p>
      <text:p text:style-name="Normal"><text:span text:style-name="Police_20_par_20_défaut"><text:span text:style-name="T1">Il en est de m</text:span></text:span><text:span text:style-name="Police_20_par_20_défaut"><text:span text:style-name="T1">ê</text:span></text:span><text:span text:style-name="Police_20_par_20_défaut"><text:span text:style-name="T1">me pour la trag</text:span></text:span><text:span text:style-name="Police_20_par_20_défaut"><text:span text:style-name="T1">é</text:span></text:span><text:span text:style-name="Police_20_par_20_défaut"><text:span text:style-name="T1">die. Quel est d'</text:span></text:span><text:span text:style-name="Police_20_par_20_défaut"><text:span text:style-name="T1">ailleurs</text:span></text:span><text:span text:style-name="Police_20_par_20_défaut"><text:span text:style-name="T1"> le rapport des id</text:span></text:span><text:span text:style-name="Police_20_par_20_défaut"><text:span text:style-name="T1">é</text:span></text:span><text:span text:style-name="Police_20_par_20_défaut"><text:span text:style-name="T1">es ou des doctrines de Pilct de la Mesnardi</text:span></text:span><text:span text:style-name="Police_20_par_20_défaut"><text:span text:style-name="T1">è</text:span></text:span><text:span text:style-name="Police_20_par_20_défaut"><text:span text:style-name="T1">re, dans sa </text:span></text:span><text:span text:style-name="Police_20_par_20_défaut"><text:span text:style-name="T4">Po</text:span></text:span><text:span text:style-name="Police_20_par_20_défaut"><text:span text:style-name="T4">é</text:span></text:span><text:span text:style-name="Police_20_par_20_défaut"><text:span text:style-name="T4">tique</text:span></text:span><text:span text:style-name="Police_20_par_20_défaut"><text:span text:style-name="T1">, dat</text:span></text:span><text:span text:style-name="Police_20_par_20_défaut"><text:span text:style-name="T1">é</text:span></text:span><text:span text:style-name="Police_20_par_20_défaut"><text:span text:style-name="T1">e de 1640</text:span></text:span><text:span text:style-name="Police_20_par_20_défaut"><text:span text:style-name="T1"> ;</text:span></text:span><text:span text:style-name="Police_20_par_20_défaut"><text:span text:style-name="T1"> de d'Aubignac, dans sa </text:span></text:span><text:span text:style-name="Police_20_par_20_défaut"><text:span text:style-name="T4">Pratique du Th</text:span></text:span><text:span text:style-name="Police_20_par_20_défaut"><text:span text:style-name="T4">éâ</text:span></text:span><text:span text:style-name="Police_20_par_20_défaut"><text:span text:style-name="T4">tre</text:span></text:span><text:span text:style-name="Police_20_par_20_défaut"><text:span text:style-name="T1">, qui est de 1657</text:span></text:span><text:span text:style-name="Police_20_par_20_défaut"><text:span text:style-name="T1"> </text:span></text:span><text:span text:style-name="Police_20_par_20_défaut"><text:span text:style-name="T1">;</text:span></text:span><text:span text:style-name="Police_20_par_20_défaut"><text:span text:style-name="T1"> et de Corneille enfin, dans ses </text:span></text:span><text:span text:style-name="Police_20_par_20_défaut"><text:span text:style-name="T4">Discours</text:span></text:span><text:span text:style-name="Police_20_par_20_défaut"><text:span text:style-name="T1"> et dans ses </text:span></text:span><text:span text:style-name="Police_20_par_20_défaut"><text:span text:style-name="T4">Examens,</text:span></text:span><text:span text:style-name="Police_20_par_20_défaut"><text:span text:style-name="T1"> qui paraissent pour la premi</text:span></text:span><text:span text:style-name="Police_20_par_20_défaut"><text:span text:style-name="T1">è</text:span></text:span><text:span text:style-name="Police_20_par_20_défaut"><text:span text:style-name="T1">re fois en 1660, quel en est le rapport avec les doctrines ou les id</text:span></text:span><text:span text:style-name="Police_20_par_20_défaut"><text:span text:style-name="T1">é</text:span></text:span><text:span text:style-name="Police_20_par_20_défaut"><text:span text:style-name="T1">es de Chapelain, nous le verrons plus tard. Mais, en attendant, c'est bien de lui que tout cela proc</text:span></text:span><text:span text:style-name="Police_20_par_20_défaut"><text:span text:style-name="T1">è</text:span></text:span><text:span text:style-name="Police_20_par_20_défaut"><text:span text:style-name="T1">de, de lui, et de sa critique, et de l'esprit de sa critique. Si l'on le contredit ou qu'on le chicane sur des d</text:span></text:span><text:span text:style-name="Police_20_par_20_défaut"><text:span text:style-name="T1">é</text:span></text:span><text:span text:style-name="Police_20_par_20_défaut"><text:span text:style-name="T1">tails, on est d'accord avec lui sur le fond</text:span></text:span><text:span text:style-name="Police_20_par_20_défaut"><text:span text:style-name="T1"> ;</text:span></text:span><text:span text:style-name="Police_20_par_20_défaut"><text:span text:style-name="T1"> et le fond, c'est l'</text:span></text:span><text:span text:style-name="Police_20_par_20_défaut"><text:span text:style-name="T1">é</text:span></text:span><text:span text:style-name="Police_20_par_20_défaut"><text:span text:style-name="T1">tablissement de la </text:span></text:span><text:span text:style-name="Police_20_par_20_défaut"><text:span text:style-name="T1">souverainet</text:span></text:span><text:span text:style-name="Police_20_par_20_défaut"><text:span text:style-name="T1">é</text:span></text:span><text:span text:style-name="Police_20_par_20_défaut"><text:span text:style-name="T1"> des r</text:span></text:span><text:span text:style-name="Police_20_par_20_défaut"><text:span text:style-name="T1">è</text:span></text:span><text:span text:style-name="Police_20_par_20_défaut"><text:span text:style-name="T1">gles. Et nous, c'est pour cette raison que nous l'avons</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bon droit regard</text:span></text:span><text:span text:style-name="Police_20_par_20_défaut"><text:span text:style-name="T1">é</text:span></text:span><text:span text:style-name="Police_20_par_20_défaut"><text:span text:style-name="T1"> comme le repr</text:span></text:span><text:span text:style-name="Police_20_par_20_défaut"><text:span text:style-name="T1">é</text:span></text:span><text:span text:style-name="Police_20_par_20_défaut"><text:span text:style-name="T1">sentant en son temps des nouvelles tendances de la critique.</text:span></text:span></text:p>
      <text:p text:style-name="P1"><text:soft-page-break/>Mais ce n'est pas tout encore ; et il nous reste à montrer l'extension de ce genre de critique aux œuvres de la prose, ou, comme on dit alors, à la grande éloquence ; et, pour cela, il nous reste à joindre aux exemples et au nom de Chapelain le nom et surtout les exemples de Balzac.</text:p>
      <text:p text:style-name="P24"><text:span text:style-name="Police_20_par_20_défaut"><text:span text:style-name="T1">Ba</text:span></text:span><text:span text:style-name="Police_20_par_20_défaut"><text:span text:style-name="T1">lz</text:span></text:span><text:span text:style-name="Police_20_par_20_défaut"><text:span text:style-name="T1">ac aussi s'est occup</text:span></text:span><text:span text:style-name="Police_20_par_20_défaut"><text:span text:style-name="T1">é</text:span></text:span><text:span text:style-name="Police_20_par_20_défaut"><text:span text:style-name="T1"> de critique, et vous pour</text:span></text:span><text:span text:style-name="Police_20_par_20_défaut"><text:span text:style-name="T1">rez lire avec utilit</text:span></text:span><text:span text:style-name="Police_20_par_20_défaut"><text:span text:style-name="T1">é</text:span></text:span><text:span text:style-name="Police_20_par_20_défaut"><text:span text:style-name="T1"> quelques-unes de ses </text:span></text:span><text:span text:style-name="Police_20_par_20_défaut"><text:span text:style-name="T4">Dissertations</text:span></text:span><text:span text:style-name="Police_20_par_20_défaut"><text:span text:style-name="T1">, la dissertation sur la </text:span></text:span><text:span text:style-name="Police_20_par_20_défaut"><text:span text:style-name="T4">Grande </text:span></text:span><text:span text:style-name="Police_20_par_20_défaut"><text:span text:style-name="T4">É</text:span></text:span><text:span text:style-name="Police_20_par_20_défaut"><text:span text:style-name="T4">loquence</text:span></text:span><text:span text:style-name="Police_20_par_20_défaut"><text:span text:style-name="T1"> entre autres</text:span></text:span><text:span text:style-name="Police_20_par_20_défaut"><text:span text:style-name="T1"> ;</text:span></text:span><text:span text:style-name="Police_20_par_20_défaut"><text:span text:style-name="T1"> ou la </text:span></text:span><text:span text:style-name="Police_20_par_20_défaut"><text:span text:style-name="T1">dissertation sur </text:span></text:span><text:span text:style-name="Police_20_par_20_défaut"><text:span text:style-name="T4">le Style burlesque</text:span></text:span><text:span text:style-name="Police_20_par_20_défaut"><text:span text:style-name="T1">. Mais vous lirez surtout ses </text:span></text:span><text:span text:style-name="Police_20_par_20_défaut"><text:span text:style-name="T1">œ</text:span></text:span><text:span text:style-name="Police_20_par_20_défaut"><text:span text:style-name="T1">uvres, parmi lesquelles vous aurez soin de distinguer d'ailleurs les premi</text:span></text:span><text:span text:style-name="Police_20_par_20_défaut"><text:span text:style-name="T1">è</text:span></text:span><text:span text:style-name="Police_20_par_20_défaut"><text:span text:style-name="T1">res d'avec les derni</text:span></text:span><text:span text:style-name="Police_20_par_20_défaut"><text:span text:style-name="T1">è</text:span></text:span><text:span text:style-name="Police_20_par_20_défaut"><text:span text:style-name="T1">res, ses </text:span></text:span><text:span text:style-name="Police_20_par_20_défaut"><text:span text:style-name="T4">Lettres </text:span></text:span><text:span text:style-name="Police_20_par_20_défaut"><text:span text:style-name="T1">famili</text:span></text:span><text:span text:style-name="Police_20_par_20_défaut"><text:span text:style-name="T1">è</text:span></text:span><text:span text:style-name="Police_20_par_20_défaut"><text:span text:style-name="T1">res, aussi peu famili</text:span></text:span><text:span text:style-name="Police_20_par_20_défaut"><text:span text:style-name="T1">è</text:span></text:span><text:span text:style-name="Police_20_par_20_défaut"><text:span text:style-name="T1">res que possible, d'avec ses </text:span></text:span><text:span text:style-name="Police_20_par_20_défaut"><text:span text:style-name="T4">Dissertations,</text:span></text:span><text:span text:style-name="Police_20_par_20_défaut"><text:span text:style-name="T1"> son </text:span></text:span><text:span text:style-name="Police_20_par_20_défaut"><text:span text:style-name="T4">Aristippe,</text:span></text:span><text:span text:style-name="Police_20_par_20_défaut"><text:span text:style-name="T1"> ou son </text:span></text:span><text:span text:style-name="Police_20_par_20_défaut"><text:span text:style-name="T4">Socrate chr</text:span></text:span><text:span text:style-name="Police_20_par_20_défaut"><text:span text:style-name="T4">é</text:span></text:span><text:span text:style-name="Police_20_par_20_défaut"><text:span text:style-name="T4">tien</text:span></text:span><text:span text:style-name="Police_20_par_20_défaut"><text:span text:style-name="T1">. Balzac a </text:span></text:span><text:span text:style-name="Police_20_par_20_défaut"><text:span text:style-name="T1">é</text:span></text:span><text:span text:style-name="Police_20_par_20_défaut"><text:span text:style-name="T1">crit trente ans</text:span></text:span><text:span text:style-name="Police_20_par_20_défaut"><text:span text:style-name="T1"> ;</text:span></text:span><text:span text:style-name="Police_20_par_20_défaut"><text:span text:style-name="T1"> et c'est </text:span></text:span><text:span text:style-name="Police_20_par_20_défaut"><text:span text:style-name="T1">ê</text:span></text:span><text:span text:style-name="Police_20_par_20_défaut"><text:span text:style-name="T1">tre injuste </text:span></text:span><text:span text:style-name="Police_20_par_20_défaut"><text:span text:style-name="T1">à</text:span></text:span><text:span text:style-name="Police_20_par_20_défaut"><text:span text:style-name="T1"> son </text:span></text:span><text:span text:style-name="Police_20_par_20_défaut"><text:span text:style-name="T1">é</text:span></text:span><text:span text:style-name="Police_20_par_20_défaut"><text:span text:style-name="T1">gard que de ne le juger, comme on fait habituellement, que sur ses premiers </text:span></text:span><text:span text:style-name="Police_20_par_20_défaut"><text:span text:style-name="T1">é</text:span></text:span><text:span text:style-name="Police_20_par_20_défaut"><text:span text:style-name="T1">crits. Je sais d'ailleurs de lui, dans ses premiers </text:span></text:span><text:span text:style-name="Police_20_par_20_défaut"><text:span text:style-name="T1">é</text:span></text:span><text:span text:style-name="Police_20_par_20_défaut"><text:span text:style-name="T1">crits eux-m</text:span></text:span><text:span text:style-name="Police_20_par_20_défaut"><text:span text:style-name="T1">ê</text:span></text:span><text:span text:style-name="Police_20_par_20_défaut"><text:span text:style-name="T1">mes, des pages qui ne ressemblent pas aux citations sous le ridicule ou l'emphase desquelles on l'accable depuis </text:span></text:span><text:span text:style-name="Police_20_par_20_défaut"><text:span text:style-name="T1">Voltaire ;</text:span></text:span><text:span text:style-name="Police_20_par_20_défaut"><text:span text:style-name="T1"> qui ne sont pas indignes de la r</text:span></text:span><text:span text:style-name="Police_20_par_20_défaut"><text:span text:style-name="T1">é</text:span></text:span><text:span text:style-name="Police_20_par_20_défaut"><text:span text:style-name="T1">putation </text:span></text:span><text:span text:style-name="Police_20_par_20_défaut"><text:span text:style-name="T1">d’</text:span></text:span><text:span text:style-name="Police_20_par_20_défaut"><text:span text:style-name="T4">unique </text:span></text:span><text:span text:style-name="Police_20_par_20_défaut"><text:span text:style-name="T4">é</text:span></text:span><text:span text:style-name="Police_20_par_20_défaut"><text:span text:style-name="T4">loquence</text:span></text:span><text:span text:style-name="Police_20_par_20_défaut"><text:span text:style-name="T1"> qu'il a eue de son temps</text:span></text:span><text:span text:style-name="Police_20_par_20_défaut"><text:span text:style-name="T1"> </text:span></text:span><text:span text:style-name="Police_20_par_20_défaut"><text:span text:style-name="T1">;</text:span></text:span><text:span text:style-name="Police_20_par_20_défaut"><text:span text:style-name="T1"> et dont ce n'est pas seulement le nombre et l'harmonie, la sonorit</text:span></text:span><text:span text:style-name="Police_20_par_20_défaut"><text:span text:style-name="T1">é</text:span></text:span><text:span text:style-name="Police_20_par_20_défaut"><text:span text:style-name="T1"> retentissante, la beaut</text:span></text:span><text:span text:style-name="Police_20_par_20_défaut"><text:span text:style-name="T1">é</text:span></text:span><text:span text:style-name="Police_20_par_20_défaut"><text:span text:style-name="T1"> tout ext</text:span></text:span><text:span text:style-name="Police_20_par_20_défaut"><text:span text:style-name="T1">é</text:span></text:span><text:span text:style-name="Police_20_par_20_défaut"><text:span text:style-name="T1">rieure, mais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la force et l'autorit</text:span></text:span><text:span text:style-name="Police_20_par_20_défaut"><text:span text:style-name="T1">é</text:span></text:span><text:span text:style-name="Police_20_par_20_défaut"><text:span text:style-name="T1"> qui annoncent Pascal et Bossuet. Est-ce que l'on n'entend pas, dans ce passage du </text:span></text:span><text:span text:style-name="Police_20_par_20_défaut"><text:span text:style-name="T4">Prince</text:span></text:span><text:span text:style-name="Police_20_par_20_défaut"><text:span text:style-name="T1">, quelque chose de l'accent prochain des </text:span></text:span><text:span text:style-name="Police_20_par_20_défaut"><text:span text:style-name="T4">Provinciales</text:span></text:span><text:span text:style-name="Police_20_par_20_défaut"><text:span text:style-name="T4"> </text:span></text:span><text:span text:style-name="Police_20_par_20_défaut"><text:span text:style-name="T1">?</text:span></text:span></text:p>
      <text:p>Il est venu depuis une autre théologie, plus douce et plus agréable, qui se sait mieux ajuster à l'humeur des grands, qui accommode toutes ses maximes à leurs intentions, et n'est pas si rustique et si incivile que la première. La cour a produit de certains docteurs qui ont trouvé le moyen d'accommoder le vice et la vertu, et de joindre ensemble des extrémités si éloignées. On donne aujourd'hui des expédients à ceux qui ont volé le bien d'autrui pour le pouvoir retenir en saine conscience. On enseigne aux princes à entreprendre sur la vie des autres princes, après les avoir déclarés hérétiques en leur cabinet... Outre cela, comme si notre Seigneur était mercenaire et qu'il se laissât corrompre par présents ; comme si c'était le Jupiter des païens, qu'ils appelaient au partage du butin et de la prise ; après un nombre infini de crimes dont ils sont coupables, on ne leur demande ni larmes, ni restitution, ni pénitence ; il suffit qu'ils fassent quelque aumône à l'Église. On compose avec eux de ce qu'ils ont pris à mille personnes, pour une petite partie qu'ils donnent à d'autres à qui ils ne doivent rien, et on leur fait accroire que la fondation d'un couvent, ou la dorure d'une chapelle, les dispense de toutes les obligations du christianisme, et de toutes les vertus morales.</text:p>
      <text:p text:style-name="P1">Je m'écarte de notre sujet ; — mais, on lit si peu Balzac aujourd'hui que je veux en mettre sous vos yeux une autre page encore, où vous verrez clairement le mélange de ses défauts et de ses qualités :</text:p>
      <text:p><text:soft-page-break/>Les grands événements ne sont pas toujours produits par les grandes causes. Les ressorts sont cachés et les machines paraissent, et quand on vient à découvrir ces ressorts, on s'étonne de les voir si faibles et si petits... Une jalousie d'amour entre des personnes particulières a été la .cause d'une guerre générale ; des noms baillés ou pris par hasard, les Verts et les Rouges des jeux du cirque ont formé les partis et les factions qui ont déchiré l'Empire. Le mot ou le corps d'une devise ; la façon d'une livrée ; le rapport d'un domestique ; un conte fait au coucher du roi lie sont rien en apparence, et par ce rien commencent les tragédies dans lesquelles on versera tant de sang, et on verra sauter tant de têtes. Ce n'est qu'un nuage qui passe et une tache en un coin de l'air ; elle s'y perd plutôt qu'elle ne s'y arrête. Et néanmoins c'est cette légère vapeur, c'est cette nuée presque imperceptible qui excitera les fatales tempêtes que les États sentiront, et qui ébranlera le monde jusqu'aux fondements. On s'est imaginé autrefois que c'étaient les intérêts des maîtres qui mettaient en feu toute la terre, et c'étaient les passions des valets.</text:p>
      <text:p text:style-name="Normal"><text:span text:style-name="Police_20_par_20_défaut"><text:span text:style-name="T1">Il y a l</text:span></text:span><text:span text:style-name="Police_20_par_20_défaut"><text:span text:style-name="T1">à</text:span></text:span><text:span text:style-name="Police_20_par_20_défaut"><text:span text:style-name="T1">, sous la rh</text:span></text:span><text:span text:style-name="Police_20_par_20_défaut"><text:span text:style-name="T1">é</text:span></text:span><text:span text:style-name="Police_20_par_20_défaut"><text:span text:style-name="T1">torique, sous le redoublement de l'expression, sous l'abondance et sous la diversit</text:span></text:span><text:span text:style-name="Police_20_par_20_défaut"><text:span text:style-name="T1">é</text:span></text:span><text:span text:style-name="Police_20_par_20_défaut"><text:span text:style-name="T1"> cherch</text:span></text:span><text:span text:style-name="Police_20_par_20_défaut"><text:span text:style-name="T1">é</text:span></text:span><text:span text:style-name="Police_20_par_20_défaut"><text:span text:style-name="T1">es de la m</text:span></text:span><text:span text:style-name="Police_20_par_20_défaut"><text:span text:style-name="T1">é</text:span></text:span><text:span text:style-name="Police_20_par_20_défaut"><text:span text:style-name="T1">taphore, une philosophie de l'histoire qu'on pourrait comparer </text:span></text:span><text:span text:style-name="Police_20_par_20_défaut"><text:span text:style-name="T1">à</text:span></text:span><text:span text:style-name="Police_20_par_20_défaut"><text:span text:style-name="T1"> celle de </text:span></text:span><text:span text:style-name="Police_20_par_20_défaut"><text:span text:style-name="T1">Voltaire</text:span></text:span><text:span text:style-name="Police_20_par_20_défaut"><text:span text:style-name="T1"> dans son </text:span></text:span><text:span text:style-name="Police_20_par_20_défaut"><text:span text:style-name="T4">Essai sur les m</text:span></text:span><text:span text:style-name="Police_20_par_20_défaut"><text:span text:style-name="T4">œ</text:span></text:span><text:span text:style-name="Police_20_par_20_défaut"><text:span text:style-name="T4">urs, </text:span></text:span><text:span text:style-name="Police_20_par_20_défaut"><text:span text:style-name="T1">quoique Balzac assur</text:span></text:span><text:span text:style-name="Police_20_par_20_défaut"><text:span text:style-name="T1">é</text:span></text:span><text:span text:style-name="Police_20_par_20_défaut"><text:span text:style-name="T1">ment en voie moins clairement toutes les liaisons et toutes les cons</text:span></text:span><text:span text:style-name="Police_20_par_20_défaut"><text:span text:style-name="T1">é</text:span></text:span><text:span text:style-name="Police_20_par_20_défaut"><text:span text:style-name="T1">quences.</text:span></text:span></text:p>
      <text:p text:style-name="P1">Mais il y a en même temps des qualités nouvelles alors dans la prose française ; un effort vers le développement de l'idée, une justesse et une propriété de l'expression, une harmonie de la phrase, un nombre oratoire enfin que vous chercheriez inutilement chez les prédécesseurs de Balzac, je dis chez les plus grands, chez Montaigne même et chez Rabelais. C'est l'ordre qui s'introduit dans le discours, c'est la logique, c'est la clarté, c'est aussi la règle. Une rhétorique tout entière est pour ainsi dire contenue dans ces phrases qui sentent le travail, sans doute, mais qui donnent aussi l'idée d'un discours plus naturel, plus libre, moins orné, mais aussi net et aussi savamment arrangé que celui qu'elles composent. Et si le pédantisme n'en est pas encore tout à fait absent, du moins y est-il autre, moins barbouillé de grec et de latin.</text:p>
      <text:p text:style-name="Normal"><text:span text:style-name="Police_20_par_20_défaut"><text:span text:style-name="T1">Notez encore, </text:span></text:span><text:span text:style-name="Police_20_par_20_défaut"><text:span text:style-name="T1">à</text:span></text:span><text:span text:style-name="Police_20_par_20_défaut"><text:span text:style-name="T1"> cet </text:span></text:span><text:span text:style-name="Police_20_par_20_défaut"><text:span text:style-name="T1">é</text:span></text:span><text:span text:style-name="Police_20_par_20_défaut"><text:span text:style-name="T1">gard, dans ses </text:span></text:span><text:span text:style-name="Police_20_par_20_défaut"><text:span text:style-name="T4">Dissertations,</text:span></text:span><text:span text:style-name="Police_20_par_20_défaut"><text:span text:style-name="T1"> les jugements si curieux de Balzac sur Montaigne, et sur les </text:span></text:span><text:span text:style-name="Police_20_par_20_défaut"><text:span text:style-name="T1">é</text:span></text:span><text:span text:style-name="Police_20_par_20_défaut"><text:span text:style-name="T1">crivains du </text:span></text:span><text:span text:style-name="Police_20_par_20_défaut"><text:span text:style-name="T1">XV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en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sur les po</text:span></text:span><text:span text:style-name="Police_20_par_20_défaut"><text:span text:style-name="T1">è</text:span></text:span><text:span text:style-name="Police_20_par_20_défaut"><text:span text:style-name="T1">tes en particulier. </text:span></text:span><text:span text:style-name="Police_20_par_20_défaut"><text:span text:style-name="T1">«</text:span></text:span><text:span text:style-name="Police_20_par_20_défaut"><text:span text:style-name="T1"> </text:span></text:span><text:span text:style-name="Police_20_par_20_défaut"><text:span text:style-name="T1">Ils traduisaient mal, au lieu de bien imiter. J'oserais dire davantage, ils barbouillaient, d</text:span></text:span><text:span text:style-name="Police_20_par_20_défaut"><text:span text:style-name="T1">é</text:span></text:span><text:span text:style-name="Police_20_par_20_défaut"><text:span text:style-name="T1">figuraient </text:span></text:span><text:span text:style-name="Police_20_par_20_défaut"><text:span text:style-name="T1">dans leurs p</text:span></text:span><text:span text:style-name="Police_20_par_20_défaut"><text:span text:style-name="T1">o</text:span></text:span><text:span text:style-name="Police_20_par_20_défaut"><text:span text:style-name="T1">è</text:span></text:span><text:span text:style-name="Police_20_par_20_défaut"><text:span text:style-name="T1">mes les anciens po</text:span></text:span><text:span text:style-name="Police_20_par_20_défaut"><text:span text:style-name="T1">è</text:span></text:span><text:span text:style-name="Police_20_par_20_défaut"><text:span text:style-name="T1">tes qu'ils avaient lus</text:span></text:span><text:span text:style-name="Police_20_par_20_défaut"><text:span text:style-name="T1"> ;</text:span></text:span><text:span text:style-name="Police_20_par_20_défaut"><text:span text:style-name="T1"> et n'y voit-on pas encore maintenant Pindare et Anacr</text:span></text:span><text:span text:style-name="Police_20_par_20_défaut"><text:span text:style-name="T1">é</text:span></text:span><text:span text:style-name="Police_20_par_20_défaut"><text:span text:style-name="T1">on, </text:span></text:span><text:span text:style-name="Police_20_par_20_défaut"><text:span text:style-name="T1">é</text:span></text:span><text:span text:style-name="Police_20_par_20_défaut"><text:span text:style-name="T1">corch</text:span></text:span><text:span text:style-name="Police_20_par_20_défaut"><text:span text:style-name="T1">é</text:span></text:span><text:span text:style-name="Police_20_par_20_défaut"><text:span text:style-name="T1">s vifs, qui crient mis</text:span></text:span><text:span text:style-name="Police_20_par_20_défaut"><text:span text:style-name="T1">é</text:span></text:span><text:span text:style-name="Police_20_par_20_défaut"><text:span text:style-name="T1">ricorde aux charitables lecteurs.</text:span></text:span><text:span text:style-name="Police_20_par_20_défaut"><text:span text:style-name="T1"> </text:span></text:span><text:span text:style-name="Police_20_par_20_défaut"><text:span text:style-name="T1">»</text:span></text:span><text:span text:style-name="Police_20_par_20_défaut"><text:span text:style-name="T1"> Boi</text:span></text:span><text:span text:style-name="Police_20_par_20_défaut"><text:span text:style-name="T1">l</text:span></text:span><text:span text:style-name="Police_20_par_20_défaut"><text:span text:style-name="T1">eau</text:span></text:span><text:span text:style-name="Police_20_par_20_défaut"><text:span text:style-name="T1"> </text:span></text:span><text:span text:style-name="Police_20_par_20_défaut"><text:span text:style-name="T1">ne dira rien de plus vif ni de plus juste</text:span></text:span><text:span text:style-name="Police_20_par_20_défaut"><text:span text:style-name="T1"> ;</text:span></text:span><text:span text:style-name="Police_20_par_20_défaut"><text:span text:style-name="T1"> et puisque aussi bien j'emprunte ce passage </text:span></text:span><text:span text:style-name="Police_20_par_20_défaut"><text:span text:style-name="T1">à</text:span></text:span><text:span text:style-name="Police_20_par_20_défaut"><text:span text:style-name="T1"> la vingt-quatri</text:span></text:span><text:span text:style-name="Police_20_par_20_défaut"><text:span text:style-name="T1">è</text:span></text:span><text:span text:style-name="Police_20_par_20_défaut"><text:span text:style-name="T1">me </text:span></text:span><text:span text:style-name="Police_20_par_20_défaut"><text:span text:style-name="T4">Dissertation critique</text:span></text:span><text:span text:style-name="Police_20_par_20_défaut"><text:span text:style-name="T1">, intitul</text:span></text:span><text:span text:style-name="Police_20_par_20_défaut"><text:span text:style-name="T1">é</text:span></text:span><text:span text:style-name="Police_20_par_20_défaut"><text:span text:style-name="T1">e</text:span></text:span><text:span text:style-name="Police_20_par_20_défaut"><text:span text:style-name="T1"> :</text:span></text:span><text:span text:style-name="Police_20_par_20_défaut"><text:span text:style-name="T1"> </text:span></text:span><text:span text:style-name="Police_20_par_20_défaut"><text:span text:style-name="T4">Comparaison de Ronsard et de Malherbe,</text:span></text:span><text:span text:style-name="Police_20_par_20_défaut"><text:span text:style-name="T1"> c'est le cas </text:span></text:span><text:soft-page-break/><text:span text:style-name="Police_20_par_20_défaut"><text:span text:style-name="T1">de fermer le cercle, et de dire en terme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ux que ce que Malherbe a fait pour la po</text:span></text:span><text:span text:style-name="Police_20_par_20_défaut"><text:span text:style-name="T1">é</text:span></text:span><text:span text:style-name="Police_20_par_20_défaut"><text:span text:style-name="T1">sie, Balzac est venu le faire pour la prose fran</text:span></text:span><text:span text:style-name="Police_20_par_20_défaut"><text:span text:style-name="T1">ç</text:span></text:span><text:span text:style-name="Police_20_par_20_défaut"><text:span text:style-name="T1">aise.</text:span></text:span></text:p>
      <text:p text:style-name="Normal"><text:span text:style-name="Police_20_par_20_défaut"><text:span text:style-name="T1">Si vous voulez le mieux voir encore, vous pouvez faire </text:span></text:span><text:span text:style-name="Police_20_par_20_défaut"><text:span text:style-name="T1">à</text:span></text:span><text:span text:style-name="Police_20_par_20_défaut"><text:span text:style-name="T1"> votre tour une comparaison tout </text:span></text:span><text:span text:style-name="Police_20_par_20_défaut"><text:span text:style-name="T1">à</text:span></text:span><text:span text:style-name="Police_20_par_20_défaut"><text:span text:style-name="T1"> fait instructive, et rapprocher la </text:span></text:span><text:span text:style-name="Police_20_par_20_défaut"><text:span text:style-name="T4">Pr</text:span></text:span><text:span text:style-name="Police_20_par_20_défaut"><text:span text:style-name="T4">é</text:span></text:span><text:span text:style-name="Police_20_par_20_défaut"><text:span text:style-name="T4">face</text:span></text:span><text:span text:style-name="Police_20_par_20_défaut"><text:span text:style-name="T1"> que Cassaigne a mise en avant des</text:span></text:span><text:span text:style-name="Police_20_par_20_défaut"><text:span text:style-name="T4"> </text:span></text:span><text:span text:style-name="Police_20_par_20_défaut"><text:span text:style-name="T4">Œ</text:span></text:span><text:span text:style-name="Police_20_par_20_défaut"><text:span text:style-name="T4">uvres</text:span></text:span><text:span text:style-name="Police_20_par_20_défaut"><text:span text:style-name="T1"> de Balzac, dans la grande </text:span></text:span><text:span text:style-name="Police_20_par_20_défaut"><text:span text:style-name="T1">é</text:span></text:span><text:span text:style-name="Police_20_par_20_défaut"><text:span text:style-name="T1">dition de 1645, de celle que l'on trouve dans le</text:span></text:span><text:span text:style-name="Police_20_par_20_défaut"><text:span text:style-name="T4"> Malherbe </text:span></text:span><text:span text:style-name="Police_20_par_20_défaut"><text:span text:style-name="T1">de 1666, en t</text:span></text:span><text:span text:style-name="Police_20_par_20_défaut"><text:span text:style-name="T1">ê</text:span></text:span><text:span text:style-name="Police_20_par_20_défaut"><text:span text:style-name="T1">te des </text:span></text:span><text:span text:style-name="Police_20_par_20_défaut"><text:span text:style-name="T1">œ</text:span></text:span><text:span text:style-name="Police_20_par_20_défaut"><text:span text:style-name="T1">uvres du ma</text:span></text:span><text:span text:style-name="Police_20_par_20_défaut"><text:span text:style-name="T1">î</text:span></text:span><text:span text:style-name="Police_20_par_20_défaut"><text:span text:style-name="T1">tre, et qui est d'Antoine Godeau.</text:span></text:span></text:p>
      <text:p text:style-name="Normal"><text:span text:style-name="Police_20_par_20_défaut"><text:span text:style-name="T1">L'un et l'autre en effet, Cassaigne et Godeau, ce qu'ils louent dans la po</text:span></text:span><text:span text:style-name="Police_20_par_20_défaut"><text:span text:style-name="T1">é</text:span></text:span><text:span text:style-name="Police_20_par_20_défaut"><text:span text:style-name="T1">sie de Malherbe et dans la prose de Balzac, ce sont les m</text:span></text:span><text:span text:style-name="Police_20_par_20_défaut"><text:span text:style-name="T1">ê</text:span></text:span><text:span text:style-name="Police_20_par_20_défaut"><text:span text:style-name="T1">mes m</text:span></text:span><text:span text:style-name="Police_20_par_20_défaut"><text:span text:style-name="T1">é</text:span></text:span><text:span text:style-name="Police_20_par_20_défaut"><text:span text:style-name="T1">rites presque dans les m</text:span></text:span><text:span text:style-name="Police_20_par_20_défaut"><text:span text:style-name="T1">ê</text:span></text:span><text:span text:style-name="Police_20_par_20_défaut"><text:span text:style-name="T1">mes termes</text:span></text:span><text:span text:style-name="Police_20_par_20_défaut"><text:span text:style-name="T1"> ;</text:span></text:span><text:span text:style-name="Police_20_par_20_défaut"><text:span text:style-name="T1"> c'est le</text:span></text:span><text:span text:style-name="Police_20_par_20_défaut"><text:span text:style-name="T4"> versificateur</text:span></text:span><text:span text:style-name="Police_20_par_20_défaut"><text:span text:style-name="T1"> et c'est le </text:span></text:span><text:span text:style-name="Police_20_par_20_défaut"><text:span text:style-name="T4">rh</text:span></text:span><text:span text:style-name="Police_20_par_20_défaut"><text:span text:style-name="T4">é</text:span></text:span><text:span text:style-name="Police_20_par_20_défaut"><text:span text:style-name="T4">teur,</text:span></text:span><text:span text:style-name="Police_20_par_20_défaut"><text:span text:style-name="T1"> </text:span></text:span><text:span text:style-name="Police_20_par_20_défaut"><text:span text:style-name="T1">é</text:span></text:span><text:span text:style-name="Police_20_par_20_défaut"><text:span text:style-name="T1">galement vers</text:span></text:span><text:span text:style-name="Police_20_par_20_défaut"><text:span text:style-name="T1">é</text:span></text:span><text:span text:style-name="Police_20_par_20_défaut"><text:span text:style-name="T1">s dans les secrets de l'art et du m</text:span></text:span><text:span text:style-name="Police_20_par_20_défaut"><text:span text:style-name="T1">é</text:span></text:span><text:span text:style-name="Police_20_par_20_défaut"><text:span text:style-name="T1">tier</text:span></text:span><text:span text:style-name="Police_20_par_20_défaut"><text:span text:style-name="T1"> </text:span></text:span><text:span text:style-name="Police_20_par_20_défaut"><text:span text:style-name="T1">;</text:span></text:span><text:span text:style-name="Police_20_par_20_défaut"><text:span text:style-name="T1"> ce sont les industrieux et savants artisans de syllabes et de mots</text:span></text:span><text:span text:style-name="Police_20_par_20_défaut"><text:span text:style-name="T1"> </text:span></text:span><text:span text:style-name="Police_20_par_20_défaut"><text:span text:style-name="T1">;</text:span></text:span><text:span text:style-name="Police_20_par_20_défaut"><text:span text:style-name="T1"> ce sont les ma</text:span></text:span><text:span text:style-name="Police_20_par_20_défaut"><text:span text:style-name="T1">î</text:span></text:span><text:span text:style-name="Police_20_par_20_défaut"><text:span text:style-name="T1">tres, ou plut</text:span></text:span><text:span text:style-name="Police_20_par_20_défaut"><text:span text:style-name="T1">ô</text:span></text:span><text:span text:style-name="Police_20_par_20_défaut"><text:span text:style-name="T1">t encore les instituteurs de ceux qui les ont suivis, et non pas tant enfin les exemples m</text:span></text:span><text:span text:style-name="Police_20_par_20_défaut"><text:span text:style-name="T1">ê</text:span></text:span><text:span text:style-name="Police_20_par_20_défaut"><text:span text:style-name="T1">mes ou les mod</text:span></text:span><text:span text:style-name="Police_20_par_20_défaut"><text:span text:style-name="T1">è</text:span></text:span><text:span text:style-name="Police_20_par_20_défaut"><text:span text:style-name="T1">les qu'ils ont donn</text:span></text:span><text:span text:style-name="Police_20_par_20_défaut"><text:span text:style-name="T1">é</text:span></text:span><text:span text:style-name="Police_20_par_20_défaut"><text:span text:style-name="T1">s que les le</text:span></text:span><text:span text:style-name="Police_20_par_20_défaut"><text:span text:style-name="T1">ç</text:span></text:span><text:span text:style-name="Police_20_par_20_défaut"><text:span text:style-name="T1">ons qui s'y trouvent implicitement contenues.</text:span></text:span></text:p>
      <text:p text:style-name="P1">Mieux nés d'ailleurs que Chapelain, plus « honnêtes gens », comme on va bientôt dire, plus hommes, du monde, moins érudits, et en un certain sens moins pédants, ils sont d'esprit déjà plus libre, et plus émancipé de l'imitation ou de la superstition des anciens. « Il y a de la fausse monnaie en grec et en latin, écrit Balzac à Chapelain lui-même ; la sainte, la vénérable antiquité nous en a débité plus d'une fois ; et quantité de mauvaises choses du temps passé trompent encore aujourd'hui sous l'apparence du bien. » De son côté Malherbe faisait volontiers profession de ne voir goutte, comme il disait, « au galimatias de Pindare ». Entendons bien ceci : la langue française commence à se sentir en état de marcher toute seule et, selon l'expression de Sainte-Beuve, sa rhétorique est achevée : voilà ce que Balzac et Malherbe veulent dire. Ils respectent les modèles, mais ils ne doutent pas qu'on ne les puisse égaler, et leur critique, déjà plus exercée, n'en conseille plus l'étroite et scrupuleuse imitation. Quand ils empruntent un vers à Virgile ou line « sentence » à Sénèque, ils ne les mettent plus entre guillemets, comme faisait Ronsard, et comme faisait Montaigne. Ils ont la prétention, c'est encore Balzac ici qui parle, « d'aller au delà de leur exemple » ; et ce qui « n'était pas bon au lieu de son origine » ils se croient fort capables de le rendre meilleur. Ou en d'autres termes encore, les règles qu'ils ont tirées de la lecture et de la méditation des anciens, ils n'en retiennent plus que la forme, et c'est d'eux-mêmes qu'ils vont maintenant tirer leur fond. Comment et par quels moyens, c'est ce que nous verrons en parlant de Boileau.</text:p>
      <text:p text:style-name="P1"><text:soft-page-break/>16 novembre 1889.</text:p>
      <text:h text:style-name="P36" text:outline-level="1">Troisième leçon - Boileau-Despréaux (1665-1685).</text:h>
      <text:p text:style-name="P1"/>
      <text:p text:style-name="Normal"><text:span text:style-name="Police_20_par_20_défaut"><text:span text:style-name="T1">Espagnols, Italiens et Gaulois</text:span></text:span><text:span text:style-name="Police_20_par_20_défaut"><text:span text:style-name="T1"> ;</text:span></text:span><text:span text:style-name="Police_20_par_20_défaut"><text:span text:style-name="T1"> </text:span></text:span><text:span text:style-name="Police_20_par_20_défaut"><text:span text:style-name="T4">Cullis</text:span></text:span><text:span text:style-name="Police_20_par_20_défaut"><text:span text:style-name="T4">t</text:span></text:span><text:span text:style-name="Police_20_par_20_défaut"><text:span text:style-name="T4">es</text:span></text:span><text:span text:style-name="Police_20_par_20_défaut"><text:span text:style-name="T1">, pr</text:span></text:span><text:span text:style-name="Police_20_par_20_défaut"><text:span text:style-name="T1">é</text:span></text:span><text:span text:style-name="Police_20_par_20_défaut"><text:span text:style-name="T1">cieux</text:span></text:span><text:span text:style-name="Police_20_par_20_défaut"><text:span text:style-name="T1"> et</text:span></text:span><text:span text:style-name="Police_20_par_20_défaut"><text:span text:style-name="T1"> burlesques. — Boileau. — R</text:span></text:span><text:span text:style-name="Police_20_par_20_défaut"><text:span text:style-name="T1">é</text:span></text:span><text:span text:style-name="Police_20_par_20_défaut"><text:span text:style-name="T1">action de l'esprit bourgeois contre la litt</text:span></text:span><text:span text:style-name="Police_20_par_20_défaut"><text:span text:style-name="T1">é</text:span></text:span><text:span text:style-name="Police_20_par_20_défaut"><text:span text:style-name="T1">rature aristocratique. — Les </text:span></text:span><text:span text:style-name="Police_20_par_20_défaut"><text:span text:style-name="T4">Satires </text:span></text:span><text:span text:style-name="Police_20_par_20_défaut"><text:span text:style-name="T1">et la premi</text:span></text:span><text:span text:style-name="Police_20_par_20_défaut"><text:span text:style-name="T1">è</text:span></text:span><text:span text:style-name="Police_20_par_20_défaut"><text:span text:style-name="T1">re </text:span></text:span><text:span text:style-name="Police_20_par_20_défaut"><text:span text:style-name="T1">é</text:span></text:span><text:span text:style-name="Police_20_par_20_défaut"><text:span text:style-name="T1">poque de la vie de Boileau. — Formation de l'id</text:span></text:span><text:span text:style-name="Police_20_par_20_défaut"><text:span text:style-name="T1">é</text:span></text:span><text:span text:style-name="Police_20_par_20_défaut"><text:span text:style-name="T1">al classique. — L'imitation de la nature. — L'autorit</text:span></text:span><text:span text:style-name="Police_20_par_20_défaut"><text:span text:style-name="T1">é</text:span></text:span><text:span text:style-name="Police_20_par_20_défaut"><text:span text:style-name="T1"> de la raison. — L'imitation des anciens, — Du fondement de l'imitation des anciens dans la doctrine de Boileau. — La religion de la forme. — Troisi</text:span></text:span><text:span text:style-name="Police_20_par_20_défaut"><text:span text:style-name="T1">è</text:span></text:span><text:span text:style-name="Police_20_par_20_défaut"><text:span text:style-name="T1">me </text:span></text:span><text:span text:style-name="Police_20_par_20_défaut"><text:span text:style-name="T1">é</text:span></text:span><text:span text:style-name="Police_20_par_20_défaut"><text:span text:style-name="T1">poque de la critique, ou les r</text:span></text:span><text:span text:style-name="Police_20_par_20_défaut"><text:span text:style-name="T1">è</text:span></text:span><text:span text:style-name="Police_20_par_20_défaut"><text:span text:style-name="T1">gles fond</text:span></text:span><text:span text:style-name="Police_20_par_20_défaut"><text:span text:style-name="T1">é</text:span></text:span><text:span text:style-name="Police_20_par_20_défaut"><text:span text:style-name="T1">es en nature et en raison.</text:span></text:span></text:p>
      <text:p text:style-name="P1"/>
      <text:p text:style-name="P1">Messieurs,</text:p>
      <text:p text:style-name="Normal"><text:span text:style-name="Police_20_par_20_défaut"><text:span text:style-name="T1">Je vous disais l'autre jour, en vous parlant de Chapelain —</text:span></text:span><text:span text:style-name="Police_20_par_20_défaut"><text:span text:style-name="T1"> </text:span></text:span><text:span text:style-name="Police_20_par_20_défaut"><text:span text:style-name="T1">et j'insistais m</text:span></text:span><text:span text:style-name="Police_20_par_20_défaut"><text:span text:style-name="T1">ê</text:span></text:span><text:span text:style-name="Police_20_par_20_défaut"><text:span text:style-name="T1">me sur ce point </text:span></text:span><text:span text:style-name="Police_20_par_20_défaut"><text:span text:style-name="T1">à</text:span></text:span><text:span text:style-name="Police_20_par_20_défaut"><text:span text:style-name="T1"> propos de la r</text:span></text:span><text:span text:style-name="Police_20_par_20_défaut"><text:span text:style-name="T1">è</text:span></text:span><text:span text:style-name="Police_20_par_20_défaut"><text:span text:style-name="T1">gle des trois unit</text:span></text:span><text:span text:style-name="Police_20_par_20_défaut"><text:span text:style-name="T1">é</text:span></text:span><text:span text:style-name="Police_20_par_20_défaut"><text:span text:style-name="T1">s,</text:span></text:span><text:span text:style-name="Police_20_par_20_défaut"><text:span text:style-name="T1"> </text:span></text:span><text:span text:style-name="Police_20_par_20_défaut"><text:span text:style-name="T1">— qu'autant que des anciens, Chapelain, dans ses </text:span></text:span><text:span text:style-name="Police_20_par_20_défaut"><text:span text:style-name="T1">œ</text:span></text:span><text:span text:style-name="Police_20_par_20_défaut"><text:span text:style-name="T1">uvres</text:span></text:span><text:span text:style-name="Police_20_par_20_défaut"><text:span text:style-name="T1"> comme dans sa critique, avait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l'imitateur ou l'</text:span></text:span><text:span text:style-name="Police_20_par_20_défaut"><text:span text:style-name="T1">é</text:span></text:span><text:span text:style-name="Police_20_par_20_défaut"><text:span text:style-name="T1">l</text:span></text:span><text:span text:style-name="Police_20_par_20_défaut"><text:span text:style-name="T1">è</text:span></text:span><text:span text:style-name="Police_20_par_20_défaut"><text:span text:style-name="T1">ve des Espag</text:span></text:span><text:span text:style-name="Police_20_par_20_défaut"><text:span text:style-name="T1">n</text:span></text:span><text:span text:style-name="Police_20_par_20_défaut"><text:span text:style-name="T1">ols et d</text:span></text:span><text:span text:style-name="Police_20_par_20_défaut"><text:span text:style-name="T1">e</text:span></text:span><text:span text:style-name="Police_20_par_20_défaut"><text:span text:style-name="T1">s Italiens. Tout en effet, vous le savez sans doute, </text:span></text:span><text:span text:style-name="Police_20_par_20_défaut"><text:span text:style-name="T1">é</text:span></text:span><text:span text:style-name="Police_20_par_20_défaut"><text:span text:style-name="T1">tait alors </text:span></text:span><text:span text:style-name="Police_20_par_20_défaut"><text:span text:style-name="T1">à</text:span></text:span><text:span text:style-name="Police_20_par_20_défaut"><text:span text:style-name="T1"> l'Italie ou </text:span></text:span><text:span text:style-name="Police_20_par_20_défaut"><text:span text:style-name="T1">à</text:span></text:span><text:span text:style-name="Police_20_par_20_défaut"><text:span text:style-name="T1"> l'Espagne, si je puis ainsi dire</text:span></text:span><text:span text:style-name="Police_20_par_20_défaut"><text:span text:style-name="T1"> ;</text:span></text:span><text:span text:style-name="Police_20_par_20_défaut"><text:span text:style-name="T1"> la litt</text:span></text:span><text:span text:style-name="Police_20_par_20_défaut"><text:span text:style-name="T1">é</text:span></text:span><text:span text:style-name="Police_20_par_20_défaut"><text:span text:style-name="T1">rature elle-m</text:span></text:span><text:span text:style-name="Police_20_par_20_défaut"><text:span text:style-name="T1">ê</text:span></text:span><text:span text:style-name="Police_20_par_20_défaut"><text:span text:style-name="T1">me comme les modes</text:span></text:span><text:span text:style-name="Police_20_par_20_défaut"><text:span text:style-name="T1"> </text:span></text:span><text:span text:style-name="Police_20_par_20_défaut"><text:span text:style-name="T1">;</text:span></text:span><text:span text:style-name="Police_20_par_20_défaut"><text:span text:style-name="T1"> et Chapelain, qui pouvait bien </text:span></text:span><text:span text:style-name="Police_20_par_20_défaut"><text:span text:style-name="T1">ê</text:span></text:span><text:span text:style-name="Police_20_par_20_défaut"><text:span text:style-name="T1">tre homme </text:span></text:span><text:span text:style-name="Police_20_par_20_défaut"><text:span text:style-name="T1">à</text:span></text:span><text:span text:style-name="Police_20_par_20_défaut"><text:span text:style-name="T1"> guider les courants, comme nous l'avons vu, ne l'</text:span></text:span><text:span text:style-name="Police_20_par_20_défaut"><text:span text:style-name="T1">é</text:span></text:span><text:span text:style-name="Police_20_par_20_défaut"><text:span text:style-name="T1">tait pas </text:span></text:span><text:span text:style-name="Police_20_par_20_défaut"><text:span text:style-name="T1">à</text:span></text:span><text:span text:style-name="Police_20_par_20_défaut"><text:span text:style-name="T1"> les remonter. Or, les Italiens, </text:span></text:span><text:span text:style-name="Police_20_par_20_défaut"><text:span text:style-name="T1">à</text:span></text:span><text:span text:style-name="Police_20_par_20_défaut"><text:span text:style-name="T1"> ce moment de leur histoire, c'</text:span></text:span><text:span text:style-name="Police_20_par_20_défaut"><text:span text:style-name="T1">é</text:span></text:span><text:span text:style-name="Police_20_par_20_défaut"><text:span text:style-name="T1">tait le cavalier Marin, l'auteur de cet</text:span></text:span><text:span text:style-name="Police_20_par_20_défaut"><text:span text:style-name="T4"> Adone</text:span></text:span><text:span text:style-name="Police_20_par_20_défaut"><text:span text:style-name="T1"> que Chapelain lui-m</text:span></text:span><text:span text:style-name="Police_20_par_20_défaut"><text:span text:style-name="T1">ê</text:span></text:span><text:span text:style-name="Police_20_par_20_défaut"><text:span text:style-name="T1">me avait d</text:span></text:span><text:span text:style-name="Police_20_par_20_défaut"><text:span text:style-name="T1">é</text:span></text:span><text:span text:style-name="Police_20_par_20_défaut"><text:span text:style-name="T1">but</text:span></text:span><text:span text:style-name="Police_20_par_20_défaut"><text:span text:style-name="T1">é</text:span></text:span><text:span text:style-name="Police_20_par_20_défaut"><text:span text:style-name="T1"> par louanger dans une pr</text:span></text:span><text:span text:style-name="Police_20_par_20_défaut"><text:span text:style-name="T1">é</text:span></text:span><text:span text:style-name="Police_20_par_20_défaut"><text:span text:style-name="T1">face m</text:span></text:span><text:span text:style-name="Police_20_par_20_défaut"><text:span text:style-name="T1">é</text:span></text:span><text:span text:style-name="Police_20_par_20_défaut"><text:span text:style-name="T1">morable</text:span></text:span><text:span text:style-name="Police_20_par_20_défaut"><text:span text:style-name="T1"> ;</text:span></text:span><text:span text:style-name="Police_20_par_20_défaut"><text:span text:style-name="T1"> c'</text:span></text:span><text:span text:style-name="Police_20_par_20_défaut"><text:span text:style-name="T1">é</text:span></text:span><text:span text:style-name="Police_20_par_20_défaut"><text:span text:style-name="T1">tait un certain Bartoli, que j'avoue que je n'ai point lu, mais que je vois qu'on appelle, d'un nom assez significatif, le </text:span></text:span><text:span text:style-name="Police_20_par_20_défaut"><text:span text:style-name="T1">«</text:span></text:span><text:span text:style-name="Police_20_par_20_défaut"><text:span text:style-name="T1"> </text:span></text:span><text:span text:style-name="Police_20_par_20_défaut"><text:span text:style-name="T1">Marini</text:span></text:span><text:span text:style-name="Police_20_par_20_défaut"><text:span text:style-name="T1">»</text:span></text:span><text:span text:style-name="Police_20_par_20_défaut"><text:span text:style-name="T1"> de la prose</text:span></text:span><text:span text:style-name="Police_20_par_20_défaut"><text:span text:style-name="T1"> ;</text:span></text:span><text:span text:style-name="Police_20_par_20_défaut"><text:span text:style-name="T1"> et les Espagnols, c'</text:span></text:span><text:span text:style-name="Police_20_par_20_défaut"><text:span text:style-name="T1">é</text:span></text:span><text:span text:style-name="Police_20_par_20_défaut"><text:span text:style-name="T1">tait l'auteur de Don Quichotte, qui est aussi celui de </text:span></text:span><text:span text:style-name="Police_20_par_20_défaut"><text:span text:style-name="T4">Per</text:span></text:span><text:span text:style-name="Police_20_par_20_défaut"><text:span text:style-name="T4">si</text:span></text:span><text:span text:style-name="Police_20_par_20_défaut"><text:span text:style-name="T4">le et Sigismonde</text:span></text:span><text:span text:style-name="Police_20_par_20_défaut"><text:span text:style-name="T1">, mais c'</text:span></text:span><text:span text:style-name="Police_20_par_20_défaut"><text:span text:style-name="T1">é</text:span></text:span><text:span text:style-name="Police_20_par_20_défaut"><text:span text:style-name="T1">taient surtout les </text:span></text:span><text:span text:style-name="Police_20_par_20_défaut"><text:span text:style-name="T4">Conceptistes</text:span></text:span><text:span text:style-name="Police_20_par_20_défaut"><text:span text:style-name="T1"> et les </text:span></text:span><text:span text:style-name="Police_20_par_20_défaut"><text:span text:style-name="T4">Cultistes</text:span></text:span><text:span text:style-name="Police_20_par_20_défaut"><text:span text:style-name="T1">, un certain Ledesma</text:span></text:span><text:span text:style-name="Police_20_par_20_défaut"><text:span text:style-name="T1"> ;</text:span></text:span><text:span text:style-name="Police_20_par_20_défaut"><text:span text:style-name="T1"> et un autre encore plus illustre, dont le nom est devenu synonyme d'emphase et de galimatias, je veux dire le fameux Gongora.</text:span></text:span></text:p>
      <text:p text:style-name="Normal"><text:span text:style-name="Police_20_par_20_défaut"><text:span text:style-name="T1">Sur tous ces personnages, et sur le caract</text:span></text:span><text:span text:style-name="Police_20_par_20_défaut"><text:span text:style-name="T1">è</text:span></text:span><text:span text:style-name="Police_20_par_20_défaut"><text:span text:style-name="T1">re de leurs </text:span></text:span><text:span text:style-name="Police_20_par_20_défaut"><text:span text:style-name="T1">œ</text:span></text:span><text:span text:style-name="Police_20_par_20_défaut"><text:span text:style-name="T1">uvres, vous trouverez de nombreux renseignements pour les Espagnols, dans l'</text:span></text:span><text:span text:style-name="Police_20_par_20_défaut"><text:span text:style-name="T4">Histoire des Id</text:span></text:span><text:span text:style-name="Police_20_par_20_défaut"><text:span text:style-name="T4">é</text:span></text:span><text:span text:style-name="Police_20_par_20_défaut"><text:span text:style-name="T4">es litt</text:span></text:span><text:span text:style-name="Police_20_par_20_défaut"><text:span text:style-name="T4">é</text:span></text:span><text:span text:style-name="Police_20_par_20_défaut"><text:span text:style-name="T4">raires en Espagne au </text:span></text:span><text:span text:style-name="Police_20_par_20_défaut"><text:span text:style-name="T4">XVII</text:span></text:span><text:span text:style-name="Police_20_par_20_défaut"><text:span text:style-name="T3">e</text:span></text:span><text:span text:style-name="Police_20_par_20_défaut"><text:span text:style-name="T4"> </text:span></text:span><text:span text:style-name="Police_20_par_20_défaut"><text:span text:style-name="T4">si</text:span></text:span><text:span text:style-name="Police_20_par_20_défaut"><text:span text:style-name="T4">è</text:span></text:span><text:span text:style-name="Police_20_par_20_défaut"><text:span text:style-name="T4">cle</text:span></text:span><text:span text:style-name="Police_20_par_20_défaut"><text:span text:style-name="T1"> de </text:span></text:span><text:span text:style-name="Police_20_par_20_défaut"><text:span text:style-name="T1">M. </text:span></text:span><text:span text:style-name="Police_20_par_20_défaut"><text:span text:style-name="T1">Menend</text:span></text:span><text:span text:style-name="Police_20_par_20_défaut"><text:span text:style-name="T1">e</text:span></text:span><text:span text:style-name="Police_20_par_20_défaut"><text:span text:style-name="T1">z y Pelayo</text:span></text:span><text:span text:style-name="Police_20_par_20_défaut"><text:span text:style-name="T1"> </text:span></text:span><text:span text:style-name="Police_20_par_20_défaut"><text:span text:style-name="T1">;</text:span></text:span><text:span text:style-name="Police_20_par_20_défaut"><text:span text:style-name="T1"> vous en trouverez pour les</text:span></text:span><text:span text:style-name="Police_20_par_20_défaut"><text:span text:style-name="T1"> Italiens — et sur le </text:span></text:span><text:span text:style-name="Police_20_par_20_défaut"><text:span text:style-name="T4">Marinisme</text:span></text:span><text:span text:style-name="Police_20_par_20_défaut"><text:span text:style-name="T1"> en particulier, dont il ne fait pas le chapitre le moins original, — dans l'excellente ou plut</text:span></text:span><text:span text:style-name="Police_20_par_20_défaut"><text:span text:style-name="T1">ô</text:span></text:span><text:span text:style-name="Police_20_par_20_défaut"><text:span text:style-name="T1">t dans la remarquable </text:span></text:span><text:span text:style-name="Police_20_par_20_défaut"><text:span text:style-name="T4">Histoire de la Litt</text:span></text:span><text:span text:style-name="Police_20_par_20_défaut"><text:span text:style-name="T4">é</text:span></text:span><text:span text:style-name="Police_20_par_20_défaut"><text:span text:style-name="T4">rature italienne </text:span></text:span><text:span text:style-name="Police_20_par_20_défaut"><text:span text:style-name="T1">de Francesco de Sanctis. Il ne manque pas d'autres histoires de la litt</text:span></text:span><text:span text:style-name="Police_20_par_20_défaut"><text:span text:style-name="T1">é</text:span></text:span><text:span text:style-name="Police_20_par_20_défaut"><text:span text:style-name="T1">rature italienne</text:span></text:span><text:span text:style-name="Police_20_par_20_défaut"><text:span text:style-name="T1"> :</text:span></text:span><text:span text:style-name="Police_20_par_20_défaut"><text:span text:style-name="T1"> il y en a de plus volumineuses</text:span></text:span><text:span text:style-name="Police_20_par_20_défaut"><text:span text:style-name="T1"> ;</text:span></text:span><text:span text:style-name="Police_20_par_20_défaut"><text:span text:style-name="T1"> il y en a, comme on dit </text:span></text:span><text:soft-page-break/><text:span text:style-name="Police_20_par_20_défaut"><text:span text:style-name="T1">aujourd'hui, de plus </text:span></text:span><text:span text:style-name="Police_20_par_20_défaut"><text:span text:style-name="T1">«</text:span></text:span><text:span text:style-name="Police_20_par_20_défaut"><text:span text:style-name="T1"> </text:span></text:span><text:span text:style-name="Police_20_par_20_défaut"><text:span text:style-name="T1">document</text:span></text:span><text:span text:style-name="Police_20_par_20_défaut"><text:span text:style-name="T1">é</text:span></text:span><text:span text:style-name="Police_20_par_20_défaut"><text:span text:style-name="T1">es</text:span></text:span><text:span text:style-name="Police_20_par_20_défaut"><text:span text:style-name="T1"> </text:span></text:span><text:span text:style-name="Police_20_par_20_défaut"><text:span text:style-name="T1">»</text:span></text:span><text:span text:style-name="Police_20_par_20_défaut"><text:span text:style-name="T1">, qui contiennent plus de faits, plus de titres, plus de dates, plus d'analyses</text:span></text:span><text:span text:style-name="Police_20_par_20_défaut"><text:span text:style-name="T1"> ;</text:span></text:span><text:span text:style-name="Police_20_par_20_défaut"><text:span text:style-name="T1"> il n'y en a pas, </text:span></text:span><text:span text:style-name="Police_20_par_20_défaut"><text:span text:style-name="T1">à</text:span></text:span><text:span text:style-name="Police_20_par_20_défaut"><text:span text:style-name="T1"> mon gr</text:span></text:span><text:span text:style-name="Police_20_par_20_défaut"><text:span text:style-name="T1">é</text:span></text:span><text:span text:style-name="Police_20_par_20_défaut"><text:span text:style-name="T1">, de meilleure, de plus philosophique, ni de plus </text:span></text:span><text:span text:style-name="Police_20_par_20_défaut"><text:span text:style-name="T1">agr</text:span></text:span><text:span text:style-name="Police_20_par_20_défaut"><text:span text:style-name="T1">é</text:span></text:span><text:span text:style-name="Police_20_par_20_défaut"><text:span text:style-name="T1">able </text:span></text:span><text:span text:style-name="Police_20_par_20_défaut"><text:span text:style-name="T1">à</text:span></text:span><text:span text:style-name="Police_20_par_20_défaut"><text:span text:style-name="T1"> </text:span></text:span><text:span text:style-name="Police_20_par_20_défaut"><text:span text:style-name="T1">lire que celle de de Sanctis...</text:span></text:span><text:span text:style-name="Police_20_par_20_défaut"><text:span text:style-name="T1"> Pour nous, et pour notre objet, sans entrer dans plus de d</text:span></text:span><text:span text:style-name="Police_20_par_20_défaut"><text:span text:style-name="T1">é</text:span></text:span><text:span text:style-name="Police_20_par_20_défaut"><text:span text:style-name="T1">tails, il nous suffit ici que, d'un consentement unanime, si les Marini et les Bartoli sont les ma</text:span></text:span><text:span text:style-name="Police_20_par_20_défaut"><text:span text:style-name="T1">î</text:span></text:span><text:span text:style-name="Police_20_par_20_défaut"><text:span text:style-name="T1">tres de la </text:span></text:span><text:span text:style-name="Police_20_par_20_défaut"><text:span text:style-name="T4">pr</text:span></text:span><text:span text:style-name="Police_20_par_20_défaut"><text:span text:style-name="T4">é</text:span></text:span><text:span text:style-name="Police_20_par_20_défaut"><text:span text:style-name="T4">ciosit</text:span></text:span><text:span text:style-name="Police_20_par_20_défaut"><text:span text:style-name="T4">é</text:span></text:span><text:span text:style-name="Police_20_par_20_défaut"><text:span text:style-name="T1">, les Le</text:span></text:span><text:span text:style-name="Police_20_par_20_défaut"><text:span text:style-name="T1">desma et les Gongora le soient, eux</text:span></text:span><text:span text:style-name="Police_20_par_20_défaut"><text:span text:style-name="T1"> </text:span></text:span><text:span text:style-name="Police_20_par_20_défaut"><text:span text:style-name="T1">de l'emphase et de l'amphigouri.</text:span></text:span></text:p>
      <text:p text:style-name="Normal"><text:span text:style-name="Police_20_par_20_défaut"><text:span text:style-name="T4">Em</text:span></text:span><text:span text:style-name="Police_20_par_20_défaut"><text:span text:style-name="T4">phase</text:span></text:span><text:span text:style-name="Police_20_par_20_défaut"><text:span text:style-name="T1"> ou </text:span></text:span><text:span text:style-name="Police_20_par_20_défaut"><text:span text:style-name="T4">Pr</text:span></text:span><text:span text:style-name="Police_20_par_20_défaut"><text:span text:style-name="T4">é</text:span></text:span><text:span text:style-name="Police_20_par_20_défaut"><text:span text:style-name="T4">ciosit</text:span></text:span><text:span text:style-name="Police_20_par_20_défaut"><text:span text:style-name="T4">é</text:span></text:span><text:span text:style-name="Police_20_par_20_défaut"><text:span text:style-name="T1">, ce que ces deux d</text:span></text:span><text:span text:style-name="Police_20_par_20_défaut"><text:span text:style-name="T1">é</text:span></text:span><text:span text:style-name="Police_20_par_20_défaut"><text:span text:style-name="T1">fauts de l'esprit et du style ont de commun entre eux, c'est de chercher dans la surprise ou dans l'</text:span></text:span><text:span text:style-name="Police_20_par_20_défaut"><text:span text:style-name="T1">é</text:span></text:span><text:span text:style-name="Police_20_par_20_défaut"><text:span text:style-name="T1">tonnement, qu'ils confondent avec l'admiration, le principe de la beaut</text:span></text:span><text:span text:style-name="Police_20_par_20_défaut"><text:span text:style-name="T1">é</text:span></text:span><text:span text:style-name="Police_20_par_20_défaut"><text:span text:style-name="T1">. On veut se </text:span></text:span><text:span text:style-name="Police_20_par_20_défaut"><text:span text:style-name="T1">«</text:span></text:span><text:span text:style-name="Police_20_par_20_défaut"><text:span text:style-name="T1"> </text:span></text:span><text:span text:style-name="Police_20_par_20_défaut"><text:span text:style-name="T1">distinguer</text:span></text:span><text:span text:style-name="Police_20_par_20_défaut"><text:span text:style-name="T1"> </text:span></text:span><text:span text:style-name="Police_20_par_20_défaut"><text:span text:style-name="T1">»</text:span></text:span><text:span text:style-name="Police_20_par_20_défaut"><text:span text:style-name="T1">, se tirer de la foule</text:span></text:span><text:span text:style-name="Police_20_par_20_défaut"><text:span text:style-name="T1"> ;</text:span></text:span><text:span text:style-name="Police_20_par_20_défaut"><text:span text:style-name="T1"> on veut dire des choses </text:span></text:span><text:span text:style-name="Police_20_par_20_défaut"><text:span text:style-name="T1">«</text:span></text:span><text:span text:style-name="Police_20_par_20_défaut"><text:span text:style-name="T1"> </text:span></text:span><text:span text:style-name="Police_20_par_20_défaut"><text:span text:style-name="T1">qui ne s'attendent point</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text:span></text:span><text:span text:style-name="Police_20_par_20_défaut"><text:span text:style-name="T1"> et l'originalit</text:span></text:span><text:span text:style-name="Police_20_par_20_défaut"><text:span text:style-name="T1">é</text:span></text:span><text:span text:style-name="Police_20_par_20_défaut"><text:span text:style-name="T1"> qu'il n'est jamais facile, ni m</text:span></text:span><text:span text:style-name="Police_20_par_20_défaut"><text:span text:style-name="T1">ê</text:span></text:span><text:span text:style-name="Police_20_par_20_défaut"><text:span text:style-name="T1">me toujours possible, de mettre dans les choses que l'on dit, parce</text:span></text:span><text:span text:style-name="Police_20_par_20_défaut"><text:span text:style-name="T2"> </text:span></text:span><text:span text:style-name="Police_20_par_20_défaut"><text:span text:style-name="T1">qu'il faut avoir quelque chose </text:span></text:span><text:span text:style-name="Police_20_par_20_défaut"><text:span text:style-name="T1">à</text:span></text:span><text:span text:style-name="Police_20_par_20_défaut"><text:span text:style-name="T1"> dire, on la met, on essaye au </text:span></text:span><text:span text:style-name="Police_20_par_20_défaut"><text:span text:style-name="T1">m</text:span></text:span><text:span text:style-name="Police_20_par_20_défaut"><text:span text:style-name="T1">oins de la mettre dans la mani</text:span></text:span><text:span text:style-name="Police_20_par_20_défaut"><text:span text:style-name="T1">è</text:span></text:span><text:span text:style-name="Police_20_par_20_défaut"><text:span text:style-name="T1">re dont on dit les choses, dans l'usage impr</text:span></text:span><text:span text:style-name="Police_20_par_20_défaut"><text:span text:style-name="T1">é</text:span></text:span><text:span text:style-name="Police_20_par_20_défaut"><text:span text:style-name="T1">vu que l'on fait des mots, dans le tour de la phrase. En voici quelques exemples</text:span></text:span><text:span text:style-name="Police_20_par_20_défaut"><text:span text:style-name="T1"> :</text:span></text:span></text:p>
      <text:p>Mais je me sens jaloux de tout ce qui te touche,</text:p>
      <text:p text:style-name="P1">dit l'amoureux Pyrame à son amie Thisbé, dans la tragi-comédie du poète Théophile,</text:p>
      <text:p>Les fleurs que sous tes pas tous les chemins produisent</text:p>
      <text:p>Dans l'honneur qu'elles ont de te plaire me nuisent ;</text:p>
      <text:p>Si je pouvais complaire à mon jaloux dessein,</text:p>
      <text:p>J'empêcherais tes yeux de regarder ton sein ;</text:p>
      <text:p>Ton ombre suit ton corps de trop près, ce me semble...</text:p>
      <text:p text:style-name="P1">et Balzac, à son tour, dans la lettre au cardinal de la Valette, si souvent citée : « Présentement, au mois où nous sommes, je cherche tous les remèdes imaginables .contre la violence de la chaleur. J'ai un éventail qui lasse les mains de quatre valets, et fait un vent dans ma chambre qui ferait des naufrages en pleine mer. » Lisez encore les lettres ou les petits vers de Voiture.</text:p>
      <text:p text:style-name="P1">Ainsi parlait-on à l'hôtel de Rambouillet. Il y a seulement cette différence, ou cette nuance, que tandis que les uns, les précieux, cherchent plutôt leurs effets dans la subtilité des pensées et dans le raffinement de l'expression, les autres les demandent plutôt à l'énormité des hyperboles ou à l'ampleur des mots :</text:p>
      <text:p>Je chante le vainqueur des vainqueurs de la<text:span text:style-name="Citation_20_Car"> </text:span>terre...</text:p>
      <text:p text:style-name="P1">Balzac est plus « emphatique », et Voiture est plus « précieux », mais le grand Corneille a souvent trouvé le secret d'être à la fois l'un et l'autre...</text:p>
      <text:p>Impatients désirs d'une illustre vengeance, </text:p>
      <text:p><text:soft-page-break/>A qui la mort d'un père a donné la naissance, </text:p>
      <text:p>Enfans impétueux de mon ressentiment...</text:p>
      <text:p text:style-name="Normal"><text:span text:style-name="Police_20_par_20_défaut"><text:span text:style-name="T1">Si d'ailleurs vous </text:span></text:span><text:span text:style-name="Police_20_par_20_défaut"><text:span text:style-name="T1">é</text:span></text:span><text:span text:style-name="Police_20_par_20_défaut"><text:span text:style-name="T1">tiez curieux de bien pr</text:span></text:span><text:span text:style-name="Police_20_par_20_défaut"><text:span text:style-name="T1">é</text:span></text:span><text:span text:style-name="Police_20_par_20_défaut"><text:span text:style-name="T1">ciser la nuance, la recherche en serait int</text:span></text:span><text:span text:style-name="Police_20_par_20_défaut"><text:span text:style-name="T1">é</text:span></text:span><text:span text:style-name="Police_20_par_20_défaut"><text:span text:style-name="T1">ressante, et m</text:span></text:span><text:span text:style-name="Police_20_par_20_défaut"><text:span text:style-name="T1">ê</text:span></text:span><text:span text:style-name="Police_20_par_20_défaut"><text:span text:style-name="T1">me le sujet serait </text:span></text:span><text:span text:style-name="Police_20_par_20_défaut"><text:span text:style-name="T1">à</text:span></text:span><text:span text:style-name="Police_20_par_20_défaut"><text:span text:style-name="T1"> peu pr</text:span></text:span><text:span text:style-name="Police_20_par_20_défaut"><text:span text:style-name="T1">è</text:span></text:span><text:span text:style-name="Police_20_par_20_défaut"><text:span text:style-name="T1">s neuf. Tout le monde en effet a parl</text:span></text:span><text:span text:style-name="Police_20_par_20_défaut"><text:span text:style-name="T1">é</text:span></text:span><text:span text:style-name="Police_20_par_20_défaut"><text:span text:style-name="T1"> des </text:span></text:span><text:span text:style-name="Police_20_par_20_défaut"><text:span text:style-name="T4">Pr</text:span></text:span><text:span text:style-name="Police_20_par_20_défaut"><text:span text:style-name="T4">é</text:span></text:span><text:span text:style-name="Police_20_par_20_défaut"><text:span text:style-name="T4">cieuses</text:span></text:span><text:span text:style-name="Police_20_par_20_défaut"><text:span text:style-name="T1">, des dames de Rambouillet et de l'illustre Sapho</text:span></text:span><text:span text:style-name="Police_20_par_20_défaut"><text:span text:style-name="T1"> </text:span></text:span><text:span text:style-name="Police_20_par_20_défaut"><text:span text:style-name="T1">;</text:span></text:span><text:span text:style-name="Police_20_par_20_défaut"><text:span text:style-name="T1"> elles ont d</text:span></text:span><text:span text:style-name="Police_20_par_20_défaut"><text:span text:style-name="T1">é</text:span></text:span><text:span text:style-name="Police_20_par_20_défaut"><text:span text:style-name="T1">fray</text:span></text:span><text:span text:style-name="Police_20_par_20_défaut"><text:span text:style-name="T1">é</text:span></text:span><text:span text:style-name="Police_20_par_20_défaut"><text:span text:style-name="T1"> des volumes</text:span></text:span><text:span text:style-name="Police_20_par_20_défaut"><text:span text:style-name="T1"> ;</text:span></text:span><text:span text:style-name="Police_20_par_20_défaut"><text:span text:style-name="T1"> mais on n'a oubli</text:span></text:span><text:span text:style-name="Police_20_par_20_défaut"><text:span text:style-name="T1">é</text:span></text:span><text:span text:style-name="Police_20_par_20_défaut"><text:span text:style-name="T1"> que de nous dire ou d'essayer de nous dire ce que c'est que la </text:span></text:span><text:span text:style-name="Police_20_par_20_défaut"><text:span text:style-name="T4">Pr</text:span></text:span><text:span text:style-name="Police_20_par_20_défaut"><text:span text:style-name="T4">é</text:span></text:span><text:span text:style-name="Police_20_par_20_défaut"><text:span text:style-name="T4">ciosit</text:span></text:span><text:span text:style-name="Police_20_par_20_défaut"><text:span text:style-name="T4">é</text:span></text:span><text:span text:style-name="Police_20_par_20_défaut"><text:span text:style-name="T1">.</text:span></text:span></text:p>
      <text:p text:style-name="Normal"><text:span text:style-name="Police_20_par_20_défaut"><text:span text:style-name="T1">D</text:span></text:span><text:span text:style-name="Police_20_par_20_défaut"><text:span text:style-name="T1">è</text:span></text:span><text:span text:style-name="Police_20_par_20_défaut"><text:span text:style-name="T1">s </text:span></text:span><text:span text:style-name="Police_20_par_20_défaut"><text:span text:style-name="T1">à</text:span></text:span><text:span text:style-name="Police_20_par_20_défaut"><text:span text:style-name="T1"> pr</text:span></text:span><text:span text:style-name="Police_20_par_20_défaut"><text:span text:style-name="T1">é</text:span></text:span><text:span text:style-name="Police_20_par_20_défaut"><text:span text:style-name="T1">sent, nous pouvons mesurer la grandeur du service qu'allait rendre Boileau, rien qu'en se mettant en travers de ce double courant. Mais, avant d'y venir, il faut encore noter, qu'en d</text:span></text:span><text:span text:style-name="Police_20_par_20_défaut"><text:span text:style-name="T1">é</text:span></text:span><text:span text:style-name="Police_20_par_20_défaut"><text:span text:style-name="T1">pit de l'Espagne et de</text:span></text:span><text:span text:style-name="Police_20_par_20_défaut"><text:span text:style-name="T1"> l'Italie, comme en d</text:span></text:span><text:span text:style-name="Police_20_par_20_défaut"><text:span text:style-name="T1">é</text:span></text:span><text:span text:style-name="Police_20_par_20_défaut"><text:span text:style-name="T1">pit de la Pl</text:span></text:span><text:span text:style-name="Police_20_par_20_défaut"><text:span text:style-name="T1">é</text:span></text:span><text:span text:style-name="Police_20_par_20_défaut"><text:span text:style-name="T1">iade, ni la pr</text:span></text:span><text:span text:style-name="Police_20_par_20_défaut"><text:span text:style-name="T1">é</text:span></text:span><text:span text:style-name="Police_20_par_20_défaut"><text:span text:style-name="T1">ciosit</text:span></text:span><text:span text:style-name="Police_20_par_20_défaut"><text:span text:style-name="T1">é</text:span></text:span><text:span text:style-name="Police_20_par_20_défaut"><text:span text:style-name="T1"> ni le cultisme n'avaient triomph</text:span></text:span><text:span text:style-name="Police_20_par_20_défaut"><text:span text:style-name="T1">é</text:span></text:span><text:span text:style-name="Police_20_par_20_défaut"><text:span text:style-name="T1"> d'un vieux fonds gaulois, qui subsistait donc toujours, et qui s'</text:span></text:span><text:span text:style-name="Police_20_par_20_défaut"><text:span text:style-name="T1">é</text:span></text:span><text:span text:style-name="Police_20_par_20_défaut"><text:span text:style-name="T1">panouissait librement en inventions </text:span></text:span><text:span text:style-name="Police_20_par_20_défaut"><text:span text:style-name="T4">burlesques</text:span></text:span><text:span text:style-name="Police_20_par_20_défaut"><text:span text:style-name="T1">, ou grotesques, ou peut-</text:span></text:span><text:span text:style-name="Police_20_par_20_défaut"><text:span text:style-name="T1">ê</text:span></text:span><text:span text:style-name="Police_20_par_20_défaut"><text:span text:style-name="T1">tre tout simplement grossi</text:span></text:span><text:span text:style-name="Police_20_par_20_défaut"><text:span text:style-name="T1">è</text:span></text:span><text:span text:style-name="Police_20_par_20_défaut"><text:span text:style-name="T1">res, telles que l'</text:span></text:span><text:span text:style-name="Police_20_par_20_défaut"><text:span text:style-name="T4">Histoire comique de Francion </text:span></text:span><text:span text:style-name="Police_20_par_20_défaut"><text:span text:style-name="T1">de Charles </text:span></text:span><text:span text:style-name="Police_20_par_20_défaut"><text:span text:style-name="T1">Sorel (1632),</text:span></text:span><text:span text:style-name="Police_20_par_20_défaut"><text:span text:style-name="T4"> la Rome ridicule </text:span></text:span><text:span text:style-name="Police_20_par_20_défaut"><text:span text:style-name="T1">du sieur de Saint</text:span></text:span><text:span text:style-name="Police_20_par_20_défaut"><text:span text:style-name="T1">-</text:span></text:span><text:span text:style-name="Police_20_par_20_défaut"><text:span text:style-name="T1">Amant (1643), ou </text:span></text:span><text:span text:style-name="Police_20_par_20_défaut"><text:span text:style-name="T4">le</text:span></text:span><text:span text:style-name="Police_20_par_20_défaut"><text:span text:style-name="T4"> Virgile</text:span></text:span><text:span text:style-name="Police_20_par_20_défaut"><text:span text:style-name="T4"> travesti </text:span></text:span><text:span text:style-name="Police_20_par_20_défaut"><text:span text:style-name="T1">de Scarron, (1648). J'emprunte une strophe au second de ces trois ouvrages</text:span></text:span><text:span text:style-name="Police_20_par_20_défaut"><text:span text:style-name="T1"> :</text:span></text:span></text:p>
      <text:p>Il vous sied bien, monsieur le Tibre,</text:p>
      <text:p>De faire ainsi tant de, façon, </text:p>
      <text:p>Vous dans qui le moindre poisson </text:p>
      <text:p>A peine a le mouvement libre ;</text:p>
      <text:p>Il vous sied bien de vous vanter </text:p>
      <text:p>D'avoir de quoi le disputer à tous les fleuves de la terre, </text:p>
      <text:p>Vous qui, comblé de trois moulins, </text:p>
      <text:p>N'oseriez délier en guerre </text:p>
      <text:p>La rivière des Gobelins...</text:p>
      <text:p text:style-name="P1">Il y en avait sur ce ton un peu plus de mille vers ; et, aux environs de 1640, c'était là ce que l'on appelait de l'esprit ; et quand on voulait rire, c'était à cela que l'on se délassait.</text:p>
      <text:p text:style-name="Normal"><text:span text:style-name="Police_20_par_20_défaut"><text:span text:style-name="T1">Entre les trois directions qui s'ouvraient devant lui, Boileau, lui, allait prendre la quatri</text:span></text:span><text:span text:style-name="Police_20_par_20_défaut"><text:span text:style-name="T1">è</text:span></text:span><text:span text:style-name="Police_20_par_20_défaut"><text:span text:style-name="T1">me, sur les traces de l'auteur des </text:span></text:span><text:span text:style-name="Police_20_par_20_défaut"><text:span text:style-name="T4">Lettres Provinciales.</text:span></text:span><text:span text:style-name="Police_20_par_20_défaut"><text:span text:style-name="T1"> — </text:span></text:span><text:span text:style-name="Police_20_par_20_défaut"><text:span text:style-name="T1">Vous</text:span></text:span><text:span text:style-name="Police_20_par_20_défaut"><text:span text:style-name="T1"> savez que, dans toute la langue, il n'y avait pas de livre dont il f</text:span></text:span><text:span text:style-name="Police_20_par_20_défaut"><text:span text:style-name="T1">î</text:span></text:span><text:span text:style-name="Police_20_par_20_défaut"><text:span text:style-name="T1">t plus de cas —</text:span></text:span></text:p>
      <text:p>Fils d'un père greffier, né d'aïeux avocats,</text:p>
      <text:p text:style-name="Normal"><text:span text:style-name="Police_20_par_20_défaut"><text:span text:style-name="T1">parmi lesquels ce serait miracle qu'il ne se f</text:span></text:span><text:span text:style-name="Police_20_par_20_défaut"><text:span text:style-name="T1">û</text:span></text:span><text:span text:style-name="Police_20_par_20_défaut"><text:span text:style-name="T1">t pas gliss</text:span></text:span><text:span text:style-name="Police_20_par_20_défaut"><text:span text:style-name="T1">é</text:span></text:span><text:span text:style-name="Police_20_par_20_défaut"><text:span text:style-name="T1"> quelques procureurs ou quelques sous-greffiers</text:span></text:span><text:span text:style-name="Police_20_par_20_défaut"><text:span text:style-name="T1"> </text:span></text:span><text:span text:style-name="Police_20_par_20_défaut"><text:span text:style-name="T1">;</text:span></text:span><text:span text:style-name="Police_20_par_20_défaut"><text:span text:style-name="T1"> bourgeois de Paris, comme Poquelin et comme Arouet, bourgeois n</text:span></text:span><text:span text:style-name="Police_20_par_20_défaut"><text:span text:style-name="T1">é</text:span></text:span><text:span text:style-name="Police_20_par_20_défaut"><text:span text:style-name="T1"> dans la Cit</text:span></text:span><text:span text:style-name="Police_20_par_20_défaut"><text:span text:style-name="T1">é</text:span></text:span><text:span text:style-name="Police_20_par_20_défaut"><text:span text:style-name="T1"> m</text:span></text:span><text:span text:style-name="Police_20_par_20_défaut"><text:span text:style-name="T1">ê</text:span></text:span><text:span text:style-name="Police_20_par_20_défaut"><text:span text:style-name="T1">me, dans la cour du Palais, au centre et dans l'antre de </text:span></text:span><text:soft-page-break/><text:span text:style-name="Police_20_par_20_défaut"><text:span text:style-name="T1">la chicane et de la basoche</text:span></text:span><text:span text:style-name="Police_20_par_20_défaut"><text:span text:style-name="T1"> </text:span></text:span><text:span text:style-name="Police_20_par_20_défaut"><text:span text:style-name="T1">;</text:span></text:span><text:span text:style-name="Police_20_par_20_défaut"><text:span text:style-name="T1"> ce que Boileau repr</text:span></text:span><text:span text:style-name="Police_20_par_20_défaut"><text:span text:style-name="T1">é</text:span></text:span><text:span text:style-name="Police_20_par_20_défaut"><text:span text:style-name="T1">sente avant tout dans la critique et </text:span></text:span><text:span text:style-name="Police_20_par_20_défaut"><text:span text:style-name="T1">dans la litt</text:span></text:span><text:span text:style-name="Police_20_par_20_défaut"><text:span text:style-name="T1">é</text:span></text:span><text:span text:style-name="Police_20_par_20_défaut"><text:span text:style-name="T1">rature du </text:span></text:span><text:span text:style-name="Police_20_par_20_défaut"><text:span text:style-name="T1">XVI</text:span></text:span><text:span text:style-name="Police_20_par_20_défaut"><text:span text:style-name="T1">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text:span></text:span><text:span text:style-name="Police_20_par_20_défaut"><text:span text:style-name="T1">, ce qu'il</text:span></text:span><text:span text:style-name="Police_20_par_20_défaut"><text:span text:style-name="T1"> </text:span></text:span><text:span text:style-name="Police_20_par_20_défaut"><text:span text:style-name="T1">y repr</text:span></text:span><text:span text:style-name="Police_20_par_20_défaut"><text:span text:style-name="T1">é</text:span></text:span><text:span text:style-name="Police_20_par_20_défaut"><text:span text:style-name="T1">sente, et </text:span></text:span><text:span text:style-name="Police_20_par_20_défaut"><text:span text:style-name="T1">à</text:span></text:span><text:span text:style-name="Police_20_par_20_défaut"><text:span text:style-name="T1"> tous </text:span></text:span><text:span text:style-name="Police_20_par_20_défaut"><text:span text:style-name="T1">é</text:span></text:span><text:span text:style-name="Police_20_par_20_défaut"><text:span text:style-name="T1">gards, d'une mani</text:span></text:span><text:span text:style-name="Police_20_par_20_défaut"><text:span text:style-name="T1">è</text:span></text:span><text:span text:style-name="Police_20_par_20_défaut"><text:span text:style-name="T1">re </text:span></text:span><text:span text:style-name="Police_20_par_20_défaut"><text:span text:style-name="T1">é</text:span></text:span><text:span text:style-name="Police_20_par_20_défaut"><text:span text:style-name="T1">mine</text:span></text:span><text:span text:style-name="Police_20_par_20_défaut"><text:span text:style-name="T1">n</text:span></text:span><text:span text:style-name="Police_20_par_20_défaut"><text:span text:style-name="T1">te, c'est l'av</text:span></text:span><text:span text:style-name="Police_20_par_20_défaut"><text:span text:style-name="T1">è</text:span></text:span><text:span text:style-name="Police_20_par_20_défaut"><text:span text:style-name="T1">nement de l'esprit bourgeois.</text:span></text:span></text:p>
      <text:p text:style-name="Normal"><text:span text:style-name="Police_20_par_20_défaut"><text:span text:style-name="T1">Remarquez en effet qu'avant lui, qu'avant Moli</text:span></text:span><text:span text:style-name="Police_20_par_20_défaut"><text:span text:style-name="T1">è</text:span></text:span><text:span text:style-name="Police_20_par_20_défaut"><text:span text:style-name="T1">re et qu'avant Pascal — dont il convient ici de joindre les noms au sien, — la litt</text:span></text:span><text:span text:style-name="Police_20_par_20_défaut"><text:span text:style-name="T1">é</text:span></text:span><text:span text:style-name="Police_20_par_20_défaut"><text:span text:style-name="T1">rature est essentiellement </text:span></text:span><text:span text:style-name="Police_20_par_20_défaut"><text:span text:style-name="T4">aristocratique.</text:span></text:span><text:span text:style-name="Police_20_par_20_défaut"><text:span text:style-name="T1"> Elle l'est, par l'habituelle affectation de gentilhommerie dont les </text:span></text:span><text:span text:style-name="Police_20_par_20_défaut"><text:span text:style-name="T1">é</text:span></text:span><text:span text:style-name="Police_20_par_20_défaut"><text:span text:style-name="T1">crivains se croient tenus</text:span></text:span><text:span text:style-name="Police_20_par_20_défaut"><text:span text:style-name="T1"> ;</text:span></text:span><text:span text:style-name="Police_20_par_20_défaut"><text:span text:style-name="T1"> elle l'est, par la qualit</text:span></text:span><text:span text:style-name="Police_20_par_20_défaut"><text:span text:style-name="T1">é</text:span></text:span><text:span text:style-name="Police_20_par_20_défaut"><text:span text:style-name="T1"> du public auquel ils s'adressent, que ce soit le public restreint des gens de cour ou le public </text:span></text:span><text:span text:style-name="Police_20_par_20_défaut"><text:span text:style-name="T1">à</text:span></text:span><text:span text:style-name="Police_20_par_20_défaut"><text:span text:style-name="T1"> peine un peu plus </text:span></text:span><text:span text:style-name="Police_20_par_20_défaut"><text:span text:style-name="T1">é</text:span></text:span><text:span text:style-name="Police_20_par_20_défaut"><text:span text:style-name="T1">tendu des ruelles o</text:span></text:span><text:span text:style-name="Police_20_par_20_défaut"><text:span text:style-name="T1">ù</text:span></text:span><text:span text:style-name="Police_20_par_20_défaut"><text:span text:style-name="T1"> l'on singe la divine Arth</text:span></text:span><text:span text:style-name="Police_20_par_20_défaut"><text:span text:style-name="T1">é</text:span></text:span><text:span text:style-name="Police_20_par_20_défaut"><text:span text:style-name="T1">nice</text:span></text:span><text:span text:style-name="Police_20_par_20_défaut"><text:span text:style-name="T1"> ;</text:span></text:span><text:span text:style-name="Police_20_par_20_défaut"><text:span text:style-name="T1"> elle l'est enfin, et vous venez de le voir, par la nature m</text:span></text:span><text:span text:style-name="Police_20_par_20_défaut"><text:span text:style-name="T1">ê</text:span></text:span><text:span text:style-name="Police_20_par_20_défaut"><text:span text:style-name="T1">me de ses d</text:span></text:span><text:span text:style-name="Police_20_par_20_défaut"><text:span text:style-name="T1">é</text:span></text:span><text:span text:style-name="Police_20_par_20_défaut"><text:span text:style-name="T1">fauts. Pour comprendre et pour go</text:span></text:span><text:span text:style-name="Police_20_par_20_défaut"><text:span text:style-name="T1">û</text:span></text:span><text:span text:style-name="Police_20_par_20_défaut"><text:span text:style-name="T1">ter les </text:span></text:span><text:span text:style-name="Police_20_par_20_défaut"><text:span text:style-name="T4">Lettres </text:span></text:span><text:span text:style-name="Police_20_par_20_défaut"><text:span text:style-name="T1">de Balzac, il y faut une </text:span></text:span><text:span text:style-name="Police_20_par_20_défaut"><text:span text:style-name="T1">é</text:span></text:span><text:span text:style-name="Police_20_par_20_défaut"><text:span text:style-name="T1">ducation sp</text:span></text:span><text:span text:style-name="Police_20_par_20_défaut"><text:span text:style-name="T1">é</text:span></text:span><text:span text:style-name="Police_20_par_20_défaut"><text:span text:style-name="T1">ciale, comme pour se complaire aux plaisanteries de Scarron, comme pour entendre les </text:span></text:span><text:span text:style-name="Police_20_par_20_défaut"><text:span text:style-name="T1">«</text:span></text:span><text:span text:style-name="Police_20_par_20_défaut"><text:span text:style-name="T1"> </text:span></text:span><text:span text:style-name="Police_20_par_20_défaut"><text:span text:style-name="T1">r</text:span></text:span><text:span text:style-name="Police_20_par_20_défaut"><text:span text:style-name="T1">è</text:span></text:span><text:span text:style-name="Police_20_par_20_défaut"><text:span text:style-name="T1">gles</text:span></text:span><text:span text:style-name="Police_20_par_20_défaut"><text:span text:style-name="T1"> </text:span></text:span><text:span text:style-name="Police_20_par_20_défaut"><text:span text:style-name="T1">»</text:span></text:span><text:span text:style-name="Police_20_par_20_défaut"><text:span text:style-name="T1"> de Chapelain lui-m</text:span></text:span><text:span text:style-name="Police_20_par_20_défaut"><text:span text:style-name="T1">ê</text:span></text:span><text:span text:style-name="Police_20_par_20_défaut"><text:span text:style-name="T1">me. Je veux dire, qu'appuy</text:span></text:span><text:span text:style-name="Police_20_par_20_défaut"><text:span text:style-name="T1">é</text:span></text:span><text:span text:style-name="Police_20_par_20_défaut"><text:span text:style-name="T1">es comme elles sont sur l'autorit</text:span></text:span><text:span text:style-name="Police_20_par_20_défaut"><text:span text:style-name="T1">é</text:span></text:span><text:span text:style-name="Police_20_par_20_défaut"><text:span text:style-name="T1"> des anciens ou sur celle des Italiens, de </text:span></text:span><text:span text:style-name="Police_20_par_20_défaut"><text:span text:style-name="T1">V</text:span></text:span><text:span text:style-name="Police_20_par_20_défaut"><text:span text:style-name="T1">ida, de Robortelli, de Scaliger, de Castelvetro, ne pouvant </text:span></text:span><text:span text:style-name="Police_20_par_20_défaut"><text:span text:style-name="T1">ê</text:span></text:span><text:span text:style-name="Police_20_par_20_défaut"><text:span text:style-name="T1">tre contr</text:span></text:span><text:span text:style-name="Police_20_par_20_défaut"><text:span text:style-name="T1">ô</text:span></text:span><text:span text:style-name="Police_20_par_20_défaut"><text:span text:style-name="T1">l</text:span></text:span><text:span text:style-name="Police_20_par_20_défaut"><text:span text:style-name="T1">é</text:span></text:span><text:span text:style-name="Police_20_par_20_défaut"><text:span text:style-name="T1">es que par des </text:span></text:span><text:span text:style-name="Police_20_par_20_défaut"><text:span text:style-name="T1">é</text:span></text:span><text:span text:style-name="Police_20_par_20_défaut"><text:span text:style-name="T1">rudits, elles ne peuvent donc </text:span></text:span><text:span text:style-name="Police_20_par_20_défaut"><text:span text:style-name="T1">ê</text:span></text:span><text:span text:style-name="Police_20_par_20_défaut"><text:span text:style-name="T1">tre accept</text:span></text:span><text:span text:style-name="Police_20_par_20_défaut"><text:span text:style-name="T1">é</text:span></text:span><text:span text:style-name="Police_20_par_20_défaut"><text:span text:style-name="T1">es et intelligemment pratiqu</text:span></text:span><text:span text:style-name="Police_20_par_20_défaut"><text:span text:style-name="T1">é</text:span></text:span><text:span text:style-name="Police_20_par_20_défaut"><text:span text:style-name="T1">es que par eux. Mais, avec Pascal, avec Moli</text:span></text:span><text:span text:style-name="Police_20_par_20_défaut"><text:span text:style-name="T1">è</text:span></text:span><text:span text:style-name="Police_20_par_20_défaut"><text:span text:style-name="T1">re, avec Boileau, l'esprit bourgeois prend conscience de sa force</text:span></text:span><text:span text:style-name="Police_20_par_20_défaut"><text:span text:style-name="T1"> ;</text:span></text:span><text:span text:style-name="Police_20_par_20_défaut"><text:span text:style-name="T1"> il s'oppose </text:span></text:span><text:span text:style-name="Police_20_par_20_défaut"><text:span text:style-name="T1">à</text:span></text:span><text:span text:style-name="Police_20_par_20_défaut"><text:span text:style-name="T1"> l'esprit aristocratique des salons et des ruelles</text:span></text:span><text:span text:style-name="Police_20_par_20_défaut"><text:span text:style-name="T1"> ;</text:span></text:span><text:span text:style-name="Police_20_par_20_défaut"><text:span text:style-name="T1"> il s'</text:span></text:span><text:span text:style-name="Police_20_par_20_défaut"><text:span text:style-name="T1">é</text:span></text:span><text:span text:style-name="Police_20_par_20_défaut"><text:span text:style-name="T1">mancipe de la protection du grand seigneur ou du financier, et </text:span></text:span><text:span text:style-name="Police_20_par_20_défaut"><text:span text:style-name="T1">cons</text:span></text:span><text:span text:style-name="Police_20_par_20_défaut"><text:span text:style-name="T1">é</text:span></text:span><text:span text:style-name="Police_20_par_20_défaut"><text:span text:style-name="T1">quemment</text:span></text:span><text:span text:style-name="Police_20_par_20_défaut"><text:span text:style-name="T1"> de l'obligation de leur plaire. Bient</text:span></text:span><text:span text:style-name="Police_20_par_20_défaut"><text:span text:style-name="T1">ô</text:span></text:span><text:span text:style-name="Police_20_par_20_défaut"><text:span text:style-name="T1">t m</text:span></text:span><text:span text:style-name="Police_20_par_20_défaut"><text:span text:style-name="T1">ê</text:span></text:span><text:span text:style-name="Police_20_par_20_défaut"><text:span text:style-name="T1">me il ne craindra pas, dans les </text:span></text:span><text:span text:style-name="Police_20_par_20_défaut"><text:span text:style-name="T4">Satires</text:span></text:span><text:span text:style-name="Police_20_par_20_défaut"><text:span text:style-name="T1"> et dans la com</text:span></text:span><text:span text:style-name="Police_20_par_20_défaut"><text:span text:style-name="T1">é</text:span></text:span><text:span text:style-name="Police_20_par_20_défaut"><text:span text:style-name="T1">die, de s'attaquer presque de front aux partisans et aux marquis</text:span></text:span><text:span text:style-name="Police_20_par_20_défaut"><text:span text:style-name="T1"> :</text:span></text:span></text:p>
      <text:p>Que George vive ici, puisque George y sait vivre,</text:p>
      <text:p>Qu'un million comptant, par ses fourbes acquis,</text:p>
      <text:p>De clerc, jadis laquais, a fait comte et marquis...</text:p>
      <text:p text:style-name="P1">C'est ce que je veux dire, en insistant d'abord sur ce fait que Boileau est un bourgeois de Paris ; qu'il l'est de naissance, et d'éducation ; qu'il l'est d'instinct et de goût ; qu'il en a l'humeur indépendante et brusque, volontiers satirique, la défiance innée de tout ce qui n'est pas clair — dût-il d'ailleurs être superficiel, — la philosophie sommaire, une certaine étroitesse d'esprit, beaucoup de confiance en lui-même, dans la sûreté de son goût ; et enfin cette franchise un peu rude qui est la probité du critique. Défauts et qualités, mêlés et compensés, je ne sache pas dans l'histoire de notre littérature, je n'y trouve point de modèle plus complet, plus original et plus ressemblant de l'esprit bourgeois.</text:p>
      <text:p text:style-name="Normal"><text:soft-page-break/><text:span text:style-name="Police_20_par_20_défaut"><text:span text:style-name="T1">Rien de plus naturel si cette ind</text:span></text:span><text:span text:style-name="Police_20_par_20_défaut"><text:span text:style-name="T1">é</text:span></text:span><text:span text:style-name="Police_20_par_20_défaut"><text:span text:style-name="T1">pendance d'esprit, aid</text:span></text:span><text:span text:style-name="Police_20_par_20_défaut"><text:span text:style-name="T1">é</text:span></text:span><text:span text:style-name="Police_20_par_20_défaut"><text:span text:style-name="T1">e du go</text:span></text:span><text:span text:style-name="Police_20_par_20_défaut"><text:span text:style-name="T1">û</text:span></text:span><text:span text:style-name="Police_20_par_20_défaut"><text:span text:style-name="T1">t de la raillerie, commence par l'induire en satire</text:span></text:span><text:span text:style-name="Police_20_par_20_défaut"><text:span text:style-name="T1"> :</text:span></text:span><text:span text:style-name="Police_20_par_20_défaut"><text:span text:style-name="T1"> c'est la premi</text:span></text:span><text:span text:style-name="Police_20_par_20_défaut"><text:span text:style-name="T1">è</text:span></text:span><text:span text:style-name="Police_20_par_20_défaut"><text:span text:style-name="T1">re </text:span></text:span><text:span text:style-name="Police_20_par_20_défaut"><text:span text:style-name="T1">é</text:span></text:span><text:span text:style-name="Police_20_par_20_défaut"><text:span text:style-name="T1">poque de sa vie litt</text:span></text:span><text:span text:style-name="Police_20_par_20_défaut"><text:span text:style-name="T1">é</text:span></text:span><text:span text:style-name="Police_20_par_20_défaut"><text:span text:style-name="T1">raire</text:span></text:span><text:span text:style-name="Police_20_par_20_défaut"><text:span text:style-name="T1"> ;</text:span></text:span><text:span text:style-name="Police_20_par_20_défaut"><text:span text:style-name="T1"> </text:span></text:span><text:span text:style-name="Police_20_par_20_défaut"><text:span text:style-name="T1">é</text:span></text:span><text:span text:style-name="Police_20_par_20_défaut"><text:span text:style-name="T1">tendez-la de 1660 </text:span></text:span><text:span text:style-name="Police_20_par_20_défaut"><text:span text:style-name="T1">à</text:span></text:span><text:span text:style-name="Police_20_par_20_défaut"><text:span text:style-name="T1"> 1670 environ. Il daube sur les uns, il daube sur les autres</text:span></text:span><text:span text:style-name="Police_20_par_20_défaut"><text:span text:style-name="T1"> ;</text:span></text:span><text:span text:style-name="Police_20_par_20_défaut"><text:span text:style-name="T1"> il s'en prend </text:span></text:span><text:span text:style-name="Police_20_par_20_défaut"><text:span text:style-name="T1">à</text:span></text:span><text:span text:style-name="Police_20_par_20_défaut"><text:span text:style-name="T1"> Chapelain d'abord, et aux p</text:span></text:span><text:span text:style-name="Police_20_par_20_défaut"><text:span text:style-name="T1">é</text:span></text:span><text:span text:style-name="Police_20_par_20_défaut"><text:span text:style-name="T1">dants en sa personne</text:span></text:span><text:span text:style-name="Police_20_par_20_défaut"><text:span text:style-name="T1"> </text:span></text:span><text:span text:style-name="Police_20_par_20_défaut"><text:span text:style-name="T1">;</text:span></text:span><text:span text:style-name="Police_20_par_20_défaut"><text:span text:style-name="T1"> il s'en prend aux </text:span></text:span><text:span text:style-name="Police_20_par_20_défaut"><text:span text:style-name="T1">«</text:span></text:span><text:span text:style-name="Police_20_par_20_défaut"><text:span text:style-name="T1"> </text:span></text:span><text:span text:style-name="Police_20_par_20_défaut"><text:span text:style-name="T1">grotesques</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 il s'en prend </text:span></text:span><text:span text:style-name="Police_20_par_20_défaut"><text:span text:style-name="T1">à</text:span></text:span><text:span text:style-name="Police_20_par_20_défaut"><text:span text:style-name="T1"> Quinault, avec une libert</text:span></text:span><text:span text:style-name="Police_20_par_20_défaut"><text:span text:style-name="T1">é</text:span></text:span><text:span text:style-name="Police_20_par_20_défaut"><text:span text:style-name="T1"> qui va jusqu'</text:span></text:span><text:span text:style-name="Police_20_par_20_défaut"><text:span text:style-name="T1">à</text:span></text:span><text:span text:style-name="Police_20_par_20_défaut"><text:span text:style-name="T1">, son ma</text:span></text:span><text:span text:style-name="Police_20_par_20_défaut"><text:span text:style-name="T1">î</text:span></text:span><text:span text:style-name="Police_20_par_20_défaut"><text:span text:style-name="T1">tre Corneille. Ce Tasse encore que l'on admire, et cette </text:span></text:span><text:span text:style-name="Police_20_par_20_défaut"><text:span text:style-name="T4">J</text:span></text:span><text:span text:style-name="Police_20_par_20_défaut"><text:span text:style-name="T4">é</text:span></text:span><text:span text:style-name="Police_20_par_20_défaut"><text:span text:style-name="T4">rusalem</text:span></text:span><text:span text:style-name="Police_20_par_20_défaut"><text:span text:style-name="T1"> d'o</text:span></text:span><text:span text:style-name="Police_20_par_20_défaut"><text:span text:style-name="T1">ù</text:span></text:span><text:span text:style-name="Police_20_par_20_défaut"><text:span text:style-name="T1"> sont sorties pour lui, comme d'une outre d'</text:span></text:span><text:span text:style-name="Police_20_par_20_défaut"><text:span text:style-name="T1">É</text:span></text:span><text:span text:style-name="Police_20_par_20_défaut"><text:span text:style-name="T1">ole, toutes </text:span></text:span><text:span text:style-name="Police_20_par_20_défaut"><text:span text:style-name="T1">le</text:span></text:span><text:span text:style-name="Police_20_par_20_défaut"><text:span text:style-name="T1">s </text:span></text:span><text:span text:style-name="Police_20_par_20_défaut"><text:span text:style-name="T4">Pucelle</text:span></text:span><text:span text:style-name="Police_20_par_20_défaut"><text:span text:style-name="T1">, tous les </text:span></text:span><text:span text:style-name="Police_20_par_20_défaut"><text:span text:style-name="T4">Saint-Louis</text:span></text:span><text:span text:style-name="Police_20_par_20_défaut"><text:span text:style-name="T1">, tous les </text:span></text:span><text:span text:style-name="Police_20_par_20_défaut"><text:span text:style-name="T4">Clovis</text:span></text:span><text:span text:style-name="Police_20_par_20_défaut"><text:span text:style-name="T1">,</text:span></text:span><text:span text:style-name="Police_20_par_20_défaut"><text:span text:style-name="T1"> tous les </text:span></text:span><text:span text:style-name="Police_20_par_20_défaut"><text:span text:style-name="T4">Mo</text:span></text:span><text:span text:style-name="Police_20_par_20_défaut"><text:span text:style-name="T4">ï</text:span></text:span><text:span text:style-name="Police_20_par_20_défaut"><text:span text:style-name="T4">se</text:span></text:span><text:span text:style-name="Police_20_par_20_défaut"><text:span text:style-name="T1">, tous les </text:span></text:span><text:span text:style-name="Police_20_par_20_défaut"><text:span text:style-name="T4">A</text:span></text:span><text:span text:style-name="Police_20_par_20_défaut"><text:span text:style-name="T4">laric</text:span></text:span><text:span text:style-name="Police_20_par_20_défaut"><text:span text:style-name="T1">, il n'y voit que du </text:span></text:span><text:span text:style-name="Police_20_par_20_défaut"><text:span text:style-name="T1">«</text:span></text:span><text:span text:style-name="Police_20_par_20_défaut"><text:span text:style-name="T1"> </text:span></text:span><text:span text:style-name="Police_20_par_20_défaut"><text:span text:style-name="T1">clinquant</text:span></text:span><text:span text:style-name="Police_20_par_20_défaut"><text:span text:style-name="T1"> </text:span></text:span><text:span text:style-name="Police_20_par_20_défaut"><text:span text:style-name="T1">»</text:span></text:span><text:span text:style-name="Police_20_par_20_défaut"><text:span text:style-name="T1">, que du paillon, la splendeur du faux go</text:span></text:span><text:span text:style-name="Police_20_par_20_défaut"><text:span text:style-name="T1">û</text:span></text:span><text:span text:style-name="Police_20_par_20_défaut"><text:span text:style-name="T1">t italien, et il ose le dire</text:span></text:span><text:span text:style-name="Police_20_par_20_défaut"><text:span text:style-name="T1"> :</text:span></text:span></text:p>
      <text:p>Qui pourrait aujourd'hui, sans un juste mépris, </text:p>
      <text:p>Voir l'Italie en France, et Rome dans Paris ?</text:p>
      <text:p text:style-name="P1">Naturellement aussi, comme il attaque, on lui répond. Les pamphlets pleuvent et les répliques : réplique de Cotin, réplique de Boursault, réplique de Coras, réplique do Saint-Sorlin. Lui, riposte à son tour, il redouble de verve, il se pique, il s'anime, il s'encourage à la satire :</text:p>
      <text:p text:style-name="P1">Un clerc pour quinze sous, sans craindre le holà, Peut aller au parterre attaquer Attila... Et je serai le seul qui ne pourrai rien dire, On sera ridicule, et je n'oserai rire !</text:p>
      <text:p text:style-name="P1">Ce qu'à Dieu ne plaise, en vérité ! et la bataille s'échauffe ; les coups, mieux adressés, sont plus vigoureux et plus droits ; pour le soutenir dans la lutte, il a d'ailleurs avec lui Molière, il a La Fontaine, il a Racine ; il a le public ; il aura bientôt le roi même ; et sur tous les points, ou sur presque tous, il a tellement raison, que nous nous demandons comment la victoire ne s'est pas décidée tout de suite en sa faveur, et ce qu'on attend donc pour passer à lui.</text:p>
      <text:p text:style-name="Normal"><text:span text:style-name="Police_20_par_20_défaut"><text:span text:style-name="T1">La r</text:span></text:span><text:span text:style-name="Police_20_par_20_défaut"><text:span text:style-name="T1">é</text:span></text:span><text:span text:style-name="Police_20_par_20_défaut"><text:span text:style-name="T1">ponse n'est pas difficile</text:span></text:span><text:span text:style-name="Police_20_par_20_défaut"><text:span text:style-name="T1"> </text:span></text:span><text:span text:style-name="Police_20_par_20_défaut"><text:span text:style-name="T1">;</text:span></text:span><text:span text:style-name="Police_20_par_20_défaut"><text:span text:style-name="T1"> nous sommes dans le si</text:span></text:span><text:span text:style-name="Police_20_par_20_défaut"><text:span text:style-name="T1">è</text:span></text:span><text:span text:style-name="Police_20_par_20_défaut"><text:span text:style-name="T1">cle de la r</text:span></text:span><text:span text:style-name="Police_20_par_20_défaut"><text:span text:style-name="T1">è</text:span></text:span><text:span text:style-name="Police_20_par_20_défaut"><text:span text:style-name="T1">gle et de la discipline</text:span></text:span><text:span text:style-name="Police_20_par_20_défaut"><text:span text:style-name="T1"> ;</text:span></text:span><text:span text:style-name="Police_20_par_20_défaut"><text:span text:style-name="T1"> et on attend qu'il ait </text:span></text:span><text:span text:style-name="Police_20_par_20_défaut"><text:span text:style-name="T1">é</text:span></text:span><text:span text:style-name="Police_20_par_20_défaut"><text:span text:style-name="T1">nonc</text:span></text:span><text:span text:style-name="Police_20_par_20_défaut"><text:span text:style-name="T1">é</text:span></text:span><text:span text:style-name="Police_20_par_20_défaut"><text:span text:style-name="T1">, ou, comme nous dirions, formul</text:span></text:span><text:span text:style-name="Police_20_par_20_défaut"><text:span text:style-name="T1">é</text:span></text:span><text:span text:style-name="Police_20_par_20_défaut"><text:span text:style-name="T1"> sa doctrine. En effet, jusqu'ici, sa satire est toute encore de verve</text:span></text:span><text:span text:style-name="Police_20_par_20_défaut"><text:span text:style-name="T1"> ;</text:span></text:span><text:span text:style-name="Police_20_par_20_défaut"><text:span text:style-name="T1"> sa critique est toute personnelle</text:span></text:span><text:span text:style-name="Police_20_par_20_défaut"><text:span text:style-name="T1"> ;</text:span></text:span><text:span text:style-name="Police_20_par_20_défaut"><text:span text:style-name="T1"> elle ne donne </text:span></text:span><text:span text:style-name="Police_20_par_20_défaut"><text:span text:style-name="T8">point.de </text:span></text:span><text:span text:style-name="Police_20_par_20_défaut"><text:span text:style-name="T1">raisons</text:span></text:span><text:span text:style-name="Police_20_par_20_défaut"><text:span text:style-name="T1"> ;</text:span></text:span><text:span text:style-name="Police_20_par_20_défaut"><text:span text:style-name="T1"> ce qui lui d</text:span></text:span><text:span text:style-name="Police_20_par_20_défaut"><text:span text:style-name="T1">é</text:span></text:span><text:span text:style-name="Police_20_par_20_défaut"><text:span text:style-name="T1">pla</text:span></text:span><text:span text:style-name="Police_20_par_20_défaut"><text:span text:style-name="T1">î</text:span></text:span><text:span text:style-name="Police_20_par_20_défaut"><text:span text:style-name="T1">t est mal, et ce qui lui pla</text:span></text:span><text:span text:style-name="Police_20_par_20_défaut"><text:span text:style-name="T1">î</text:span></text:span><text:span text:style-name="Police_20_par_20_défaut"><text:span text:style-name="T1">t est bien.</text:span></text:span></text:p>
      <text:p text:style-name="P1">En vain il veut parfois faire grâce à quelqu'un, Sa plume aurait regret d'en épargner aucun.</text:p>
      <text:p text:style-name="Normal"><text:span text:style-name="Police_20_par_20_défaut"><text:span text:style-name="T1">C'est son humeur qui agit seule en lui. Il se venge en riant de l'ennui de ses lectures. Ou, en d'autres</text:span></text:span><text:span text:style-name="Police_20_par_20_défaut"><text:span text:style-name="T1"> </text:span></text:span><text:span text:style-name="Police_20_par_20_défaut"><text:span text:style-name="T1">termes, il ne bl</text:span></text:span><text:span text:style-name="Police_20_par_20_défaut"><text:span text:style-name="T1">â</text:span></text:span><text:span text:style-name="Police_20_par_20_défaut"><text:span text:style-name="T1">me ni ne loue par principes, mais d'instinct</text:span></text:span><text:span text:style-name="Police_20_par_20_défaut"><text:span text:style-name="T1"> ;</text:span></text:span><text:span text:style-name="Police_20_par_20_défaut"><text:span text:style-name="T1"> il a seulement le go</text:span></text:span><text:span text:style-name="Police_20_par_20_défaut"><text:span text:style-name="T1">û</text:span></text:span><text:span text:style-name="Police_20_par_20_défaut"><text:span text:style-name="T1">t juste, le mot prompt, la main leste</text:span></text:span><text:span text:style-name="Police_20_par_20_défaut"><text:span text:style-name="T1"> ;</text:span></text:span><text:span text:style-name="Police_20_par_20_défaut"><text:span text:style-name="T1"> rien de p</text:span></text:span><text:span text:style-name="Police_20_par_20_défaut"><text:span text:style-name="T1">é</text:span></text:span><text:span text:style-name="Police_20_par_20_défaut"><text:span text:style-name="T1">dant, ni de calcul</text:span></text:span><text:span text:style-name="Police_20_par_20_défaut"><text:span text:style-name="T1">é</text:span></text:span><text:span text:style-name="Police_20_par_20_défaut"><text:span text:style-name="T1">, </text:span></text:span><text:soft-page-break/><text:span text:style-name="Police_20_par_20_défaut"><text:span text:style-name="T1">ni </text:span></text:span><text:span text:style-name="Police_20_par_20_défaut"><text:span text:style-name="T1">de</text:span></text:span><text:span text:style-name="Police_20_par_20_défaut"><text:span text:style-name="T1"> r</text:span></text:span><text:span text:style-name="Police_20_par_20_défaut"><text:span text:style-name="T1">é</text:span></text:span><text:span text:style-name="Police_20_par_20_défaut"><text:span text:style-name="T1">fl</text:span></text:span><text:span text:style-name="Police_20_par_20_défaut"><text:span text:style-name="T1">é</text:span></text:span><text:span text:style-name="Police_20_par_20_défaut"><text:span text:style-name="T1">chi, mais l'insolence heureuse de la jeunesse, au service du bon sens et de l'honn</text:span></text:span><text:span text:style-name="Police_20_par_20_défaut"><text:span text:style-name="T1">ê</text:span></text:span><text:span text:style-name="Police_20_par_20_défaut"><text:span text:style-name="T1">tet</text:span></text:span><text:span text:style-name="Police_20_par_20_défaut"><text:span text:style-name="T1">é</text:span></text:span><text:span text:style-name="Police_20_par_20_défaut"><text:span text:style-name="T1"> litt</text:span></text:span><text:span text:style-name="Police_20_par_20_défaut"><text:span text:style-name="T1">é</text:span></text:span><text:span text:style-name="Police_20_par_20_défaut"><text:span text:style-name="T1">raire. Cependant, il ne tarde pas </text:span></text:span><text:span text:style-name="Police_20_par_20_défaut"><text:span text:style-name="T1">à</text:span></text:span><text:span text:style-name="Police_20_par_20_défaut"><text:span text:style-name="T1"> s'apercevoir que cela ne saurait suffire</text:span></text:span><text:span text:style-name="Police_20_par_20_défaut"><text:span text:style-name="T1"> ;</text:span></text:span><text:span text:style-name="Police_20_par_20_défaut"><text:span text:style-name="T1"> il cherche la r</text:span></text:span><text:span text:style-name="Police_20_par_20_défaut"><text:span text:style-name="T1">è</text:span></text:span><text:span text:style-name="Police_20_par_20_défaut"><text:span text:style-name="T1">gle de ses jugements, il la trouve, il la traduit dans ses </text:span></text:span><text:span text:style-name="Police_20_par_20_défaut"><text:span text:style-name="T4">É</text:span></text:span><text:span text:style-name="Police_20_par_20_défaut"><text:span text:style-name="T4">p</text:span></text:span><text:span text:style-name="Police_20_par_20_défaut"><text:span text:style-name="T4">î</text:span></text:span><text:span text:style-name="Police_20_par_20_défaut"><text:span text:style-name="T4">tres</text:span></text:span><text:span text:style-name="Police_20_par_20_défaut"><text:span text:style-name="T1"> et dans les vers de son</text:span></text:span><text:span text:style-name="Police_20_par_20_défaut"><text:span text:style-name="T4"> Art po</text:span></text:span><text:span text:style-name="Police_20_par_20_défaut"><text:span text:style-name="T4">é</text:span></text:span><text:span text:style-name="Police_20_par_20_défaut"><text:span text:style-name="T4">tique</text:span></text:span><text:span text:style-name="Police_20_par_20_défaut"><text:span text:style-name="T1"> :</text:span></text:span><text:span text:style-name="Police_20_par_20_défaut"><text:span text:style-name="T1"> c'est la seconde </text:span></text:span><text:span text:style-name="Police_20_par_20_défaut"><text:span text:style-name="T1">é</text:span></text:span><text:span text:style-name="Police_20_par_20_défaut"><text:span text:style-name="T1">poque de sa vie litt</text:span></text:span><text:span text:style-name="Police_20_par_20_défaut"><text:span text:style-name="T1">é</text:span></text:span><text:span text:style-name="Police_20_par_20_défaut"><text:span text:style-name="T1">raire</text:span></text:span><text:span text:style-name="Police_20_par_20_défaut"><text:span text:style-name="T1"> ;</text:span></text:span><text:span text:style-name="Police_20_par_20_défaut"><text:span text:style-name="T1"> et nous pouvons l'</text:span></text:span><text:span text:style-name="Police_20_par_20_défaut"><text:span text:style-name="T1">é</text:span></text:span><text:span text:style-name="Police_20_par_20_défaut"><text:span text:style-name="T1">tendre de 1670 </text:span></text:span><text:span text:style-name="Police_20_par_20_défaut"><text:span text:style-name="T1">à</text:span></text:span><text:span text:style-name="Police_20_par_20_défaut"><text:span text:style-name="T1"> </text:span></text:span><text:span text:style-name="Police_20_par_20_défaut"><text:span text:style-name="T1">1</text:span></text:span><text:span text:style-name="Police_20_par_20_défaut"><text:span text:style-name="T1">685 </text:span></text:span><text:span text:style-name="Police_20_par_20_défaut"><text:span text:style-name="T1">à</text:span></text:span><text:span text:style-name="Police_20_par_20_défaut"><text:span text:style-name="T1"> peu pr</text:span></text:span><text:span text:style-name="Police_20_par_20_défaut"><text:span text:style-name="T1">è</text:span></text:span><text:span text:style-name="Police_20_par_20_défaut"><text:span text:style-name="T1">s.</text:span></text:span></text:p>
      <text:p text:style-name="P1">Or, il n'a pas plus tôt commencé de réfléchir, qu'il s'aperçoit que tous ceux qu'il attaquait, sans en bien savoir le pourquoi, c'est que, d'une manière, ou d'une autre, ils s'éloignent de la nature.</text:p>
      <text:p text:style-name="P1">Tous ces pédants sont artificiels, et, si je puis ainsi dire, ils sont surtout livresques ; ils traversent la vie comme sans l'apercevoir ; ils se nourrissent d'une fausse érudition qu'ils vont dégorger dans le monde ; puis ils retournent à leurs bouquins ; et, le lendemain, de recommencer. Pour les, précieux, c'est une autre affaire, quoique ce soit au fond la même chose, mais ce ne sont pas les livres, c'est le monde, eux, qui les empêche de voir la nature. Si Chapelain la voudrait plus réglée, plus compassée, plus rectiligne, Voiture la veut plus mièvre, plus délicate et plus ornée. Celui-là trouvait la nature trop irrégulière, et celui-ci la trouve « trop frugale en ses ajustements ». Mais en quoi l'un et l'autre s'accorde, c'est à la trouver « imparfaite », et à se flatter de la «perfectionner ». Et de même aussi les grotesques, puisque, s'ils « chargent les contours » selon l'expression du temps, c'est que, comme les précieux et comme les pédants, ils trouvent la nature « trop plate ». Les autres voulaient plaire ; et eux aussi ; mais d'une autre manière, en faisant rire ; et, comme la caricature en est le moyen le plus simple, ou le quolibet et la turlupinade, ils se gênent, ils se torturent, ils se contorsionnent pour faire « plus drôle » que nature, Lisez plutôt Saint-Amant ou Scarron.</text:p>
      <text:p text:style-name="P1">Et la conclusion n'est pas non plus difficile à tirer : il faut retourner à la nature ; et sans prétendre à faire mieux, plus noble ou plus plaisant qu'elle, il faut l'imiter.</text:p>
      <text:p>Nous avons changé de méthode, </text:p>
      <text:p>Jodelet n'est plus à la mode, </text:p>
      <text:p>Et maintenant il ne faut pas</text:p>
      <text:p>Quitter la nature d'un pas.</text:p>
      <text:p text:style-name="P1">Ainsi s'exprime quelque part La Fontaine ; et comme pour lui — comme pour Molière, comme pour Pascal ou comme pour Bossuet, — l'imitation de la nature, voilà pour Boileau la règle des règles, celle, qui domine toutes les autres, qui les <text:soft-page-break/>résume ou qui les juge, ou plutôt encore celle que toutes les autres n'ont pour objet que de nous aider à suivre.</text:p>
      <text:p>Que la nature donc soit notre étude unique...</text:p>
      <text:p>Car la nature plaît sans étude et sans art...,</text:p>
      <text:p>Rien n'est beau que le vrai, le vrai seul est aimable...</text:p>
      <text:p>U n'est pas de serpent ni de monstre odieux,</text:p>
      <text:p>Qui par l'art imité ne puisse plaire aux yeux,...</text:p>
      <text:p>Chacun pris en son air est agréable en soi.</text:p>
      <text:p text:style-name="Normal"><text:span text:style-name="Police_20_par_20_défaut"><text:span text:style-name="T1">Ces sortes de vers abondent, </text:span></text:span><text:span text:style-name="Police_20_par_20_défaut"><text:span text:style-name="T1">vous le savez, dans Boileau</text:span></text:span><text:span text:style-name="Police_20_par_20_défaut"><text:span text:style-name="T1"> ;</text:span></text:span><text:span text:style-name="Police_20_par_20_défaut"><text:span text:style-name="T1"> et,.-ce n'est pas assez, vous le savez encore, que d'</text:span></text:span><text:span text:style-name="Police_20_par_20_défaut"><text:span text:style-name="T1">é</text:span></text:span><text:span text:style-name="Police_20_par_20_défaut"><text:span text:style-name="T1">noncer la r</text:span></text:span><text:span text:style-name="Police_20_par_20_défaut"><text:span text:style-name="T1">è</text:span></text:span><text:span text:style-name="Police_20_par_20_défaut"><text:span text:style-name="T1">gle, mais lui-m</text:span></text:span><text:span text:style-name="Police_20_par_20_défaut"><text:span text:style-name="T1">ê</text:span></text:span><text:span text:style-name="Police_20_par_20_défaut"><text:span text:style-name="T1">me il l'applique</text:span></text:span><text:span text:style-name="Police_20_par_20_défaut"><text:span text:style-name="T1"> ;</text:span></text:span><text:span text:style-name="Police_20_par_20_défaut"><text:span text:style-name="T1"> et, dans telle de ses </text:span></text:span><text:span text:style-name="Police_20_par_20_défaut"><text:span text:style-name="T4">Satires— le Repas ridicule</text:span></text:span><text:span text:style-name="Police_20_par_20_défaut"><text:span text:style-name="T1">, par exemple, ou la </text:span></text:span><text:span text:style-name="Police_20_par_20_défaut"><text:span text:style-name="T4">Satire sur les femmes, </text:span></text:span><text:span text:style-name="Police_20_par_20_défaut"><text:span text:style-name="T1">qu'il composait en 1693, — on peut se demander s'il n'a pas peut</text:span></text:span><text:span text:style-name="Police_20_par_20_défaut"><text:span text:style-name="T1">-</text:span></text:span><text:span text:style-name="Police_20_par_20_défaut"><text:span text:style-name="T1">ê</text:span></text:span><text:span text:style-name="Police_20_par_20_défaut"><text:span text:style-name="T1">tre, une ou deux fois au moins, pouss</text:span></text:span><text:span text:style-name="Police_20_par_20_défaut"><text:span text:style-name="T1">é</text:span></text:span><text:span text:style-name="Police_20_par_20_défaut"><text:span text:style-name="T1"> trop loin le </text:span></text:span><text:span text:style-name="Police_20_par_20_défaut"><text:span text:style-name="T4">naturalisme</text:span></text:span><text:span text:style-name="Police_20_par_20_défaut"><text:span text:style-name="T1"> ou le </text:span></text:span><text:span text:style-name="Police_20_par_20_défaut"><text:span text:style-name="T4">r</text:span></text:span><text:span text:style-name="Police_20_par_20_défaut"><text:span text:style-name="T4">é</text:span></text:span><text:span text:style-name="Police_20_par_20_défaut"><text:span text:style-name="T4">alisme</text:span></text:span><text:span text:style-name="Police_20_par_20_défaut"><text:span text:style-name="T1"> de l'ex</text:span></text:span><text:span text:style-name="Police_20_par_20_défaut"><text:span text:style-name="T1">é</text:span></text:span><text:span text:style-name="Police_20_par_20_défaut"><text:span text:style-name="T1">cution.</text:span></text:span></text:p>
      <text:p>Deux assiettes suivaient, dont l'une était ornée </text:p>
      <text:p>D'une langue en ragoût, de persil couronnée ; </text:p>
      <text:p>L'autre, d'un godiveau tout brûlé par dehors, </text:p>
      <text:p>Dont un beurre gluant inondait tous les bords...</text:p>
      <text:p text:style-name="P1">Ou bien encore :</text:p>
      <text:p>T'ai-je fait voir de joie une belle animée </text:p>
      <text:p>Qui souvent, d'un repas sortant tout enfumée, </text:p>
      <text:p>Fait, même à ses amans, trop faibles d'estomac, </text:p>
      <text:p>Redouter ses baisers pleins d'ail et de tabac ?</text:p>
      <text:p text:style-name="P1">Cependant la nature est bien vastes et, conséquemment, la recommandation de l'imiter est bien vague. Même, en un certain sens, tout n'est-il pas dans la nature ? et, non seulement la laideur, mais la singularité, mais la bizarrerie, mais la monstruosité ne sont-elles pas de la nature ? A plus forte raison, le caprice et la fantaisie.</text:p>
      <text:p>Cette vie est à tous, et celle que je mène, </text:p>
      <text:p>Quand le diable y serait, est une vie humaine !</text:p>
      <text:p text:style-name="P1">C'est ce qu'un plus grand poète exprime encore, d'une façon moins humoristique et plus vraie, quand il fait observer qu'on ne saurait sortir de la nature, l'idéaliser ou la dégrader ; qu'avec des moyens qui en sont, qui en font eux-mêmes partie. Recommander l'imitation de la nature, c'est donc bien ; mais ce n'est pas dire grand'chose, si l'on ne précise à son tour la nature de l'imitation ; et — chacun de nous enfin ayant sa manière de voir, de sentir, de reproduire la nature — il faut <text:soft-page-break/>convenir maintenant d'un principe qui restreigne, en s'y ajoutant, celui de l'imitation de la nature.</text:p>
      <text:p text:style-name="P1">Ce principe, c'est celui de l'autorité ou de la souveraineté de la raison — et, à ce propos, il se peut bien que le cartésianisme soit ici de quelque chose ; — mais Boileau n'était pas incapable de le découvrir, à lui tout seul ; car, après avoir fondé les règles en nature, qu'y avait-il de plus logique et de plus conséquent que de vouloir les fonder en raison ? Nous imiterons donc la nature, et nous l'imiterons fidèlement, mais nous ne l'imiterons qu'en tant que rationnelle. Considérons un peu ce que ce seul mot — dont je crains bien à la vérité que Boileau n'eût jamais voulu se servir — enveloppe de conséquences.</text:p>
      <text:p text:style-name="P1">Cela veut dire, en effet, tout d'abord, que nous n'imiterons la nature qu'en tant que nous la trouverons elle-même raisonnable, logique et conforme à son propre plan. Par exemple, est-il naturel d'être hydrocéphale, je suppose, bec-de-lièvre ou pied bot ? Non, cela n'est pas naturel, puisque c'est même une déviation du plan de structure qui est celui de l'homme. Inversion, arrêt de développement, hypertrophie de l'organe, tous ces mots qui nous disent comment les monstruosités s'engendrent, impliquent par eux-mêmes qu'elles n'ont pas raison d'exister, Pareillement, il y a des cas de tératologie morale, qui ne sont pas naturels quoi qu'ils soient dans la nature, et qui ne la représentent pas, mais au contraire qui la contredisent. Nous ne les imiterons pas, et nous nous souviendrons que, s'il n'est pas de serpent, </text:p>
      <text:p>ni de monstre odieux </text:p>
      <text:p>Qui par l'art imité ne puisse plaire aux yeux ;</text:p>
      <text:p text:style-name="P1">c'est à la condition que, dans le « monstre » ou dans le « serpent », nous retrouvions pour ainsi dire la nature à la base, et qu'ils en soient eux-mêmes une partie.</text:p>
      <text:p text:style-name="P1">Cela veut dire, en second lieu, que nous n'imiterons la nature qu'en tant que nous la trouverons conforme ou identique à elle-même dans l'espace et le temps ; </text:p>
      <text:p>de Paris au Pérou, du Japon jusqu'à Rome ;</text:p>
      <text:p text:style-name="P1">en tant qu'universelle et en tant qu'éternelle. Ainsi, la manière dont on mange, avec les doigts, si vous le voulez, ou avec une fourchette ; les mets que l'on mange, et la façon dont on les assaisonne, n'affectent pas, ne modifient point la nécessité de manger. Pareillement, en passant du physique au moral, sous l'habit de cour d'un grand seigneur français et sous la toge d'un Romain, les sentiments, les passions, les idées sont les mêmes, ou du moins ils ne valent la peine d'être représentés par <text:soft-page-break/>l'art qu'autant qu'ils sont vrais d'une vérité plus générale qu'eux-mêmes, antérieure à l'expression qu'on en donne, et capable de durer plus qu'elle.</text:p>
      <text:p>C'est ainsi que Lucile, appuyée de Lélie, </text:p>
      <text:p>Fit justice en son temps des Cotins d'Italie.</text:p>
      <text:p text:style-name="P1">A leur exemple, nous essayerons donc, dans la nature même, de discerner l'éphémère d'avec le durable, le principal d'avec l'accessoire, le contingent d'avec le nécessaire ; et nous n'en imiterons que ce qu'elle a de plus permanent.</text:p>
      <text:p text:style-name="P1">Et cela veut dire enfin que nous ne l'imiterons qu'autant, qu'elle est intelligible et accessible à tous.</text:p>
      <text:p>Le vrai peut quelquefois n'être pas vraisemblable ;</text:p>
      <text:p text:style-name="Normal"><text:span text:style-name="Police_20_par_20_défaut"><text:span text:style-name="T1"><text:s/></text:span></text:span><text:span text:style-name="Police_20_par_20_défaut"><text:span text:style-name="T1">et, pour </text:span></text:span><text:span text:style-name="Police_20_par_20_défaut"><text:span text:style-name="T1">ê</text:span></text:span><text:span text:style-name="Police_20_par_20_défaut"><text:span text:style-name="T1">tre assur</text:span></text:span><text:span text:style-name="Police_20_par_20_défaut"><text:span text:style-name="T1">é</text:span></text:span><text:span text:style-name="Police_20_par_20_défaut"><text:span text:style-name="T1">s de la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de nos id</text:span></text:span><text:span text:style-name="Police_20_par_20_défaut"><text:span text:style-name="T1">é</text:span></text:span><text:span text:style-name="Police_20_par_20_défaut"><text:span text:style-name="T1">es, il ne suffit pas que nous les concevions. Pareillement, d'avoir </text:span></text:span><text:span text:style-name="Police_20_par_20_défaut"><text:span text:style-name="T1">é</text:span></text:span><text:span text:style-name="Police_20_par_20_défaut"><text:span text:style-name="T1">prouv</text:span></text:span><text:span text:style-name="Police_20_par_20_défaut"><text:span text:style-name="T1">é</text:span></text:span><text:span text:style-name="Police_20_par_20_défaut"><text:span text:style-name="T1"> nous-m</text:span></text:span><text:span text:style-name="Police_20_par_20_défaut"><text:span text:style-name="T1">ê</text:span></text:span><text:span text:style-name="Police_20_par_20_défaut"><text:span text:style-name="T1">mes un sentiment, ce n'est pas une raison pour qu'il soit </text:span></text:span><text:span text:style-name="Police_20_par_20_défaut"><text:span text:style-name="T4">naturel</text:span></text:span><text:span text:style-name="Police_20_par_20_défaut"><text:span text:style-name="T1">. Il faut voir. Et, pourvoir, il faut comparer, sortir de soi, se juger du dehors, en comptant avec les sentiments des autres. Quelle que soit la diversit</text:span></text:span><text:span text:style-name="Police_20_par_20_défaut"><text:span text:style-name="T1">é</text:span></text:span><text:span text:style-name="Police_20_par_20_défaut"><text:span text:style-name="T1"> des opinions humaines, il y a quelques points dont tous les hommes tombent d'accord</text:span></text:span><text:span text:style-name="Police_20_par_20_défaut"><text:span text:style-name="T1"> </text:span></text:span><text:span text:style-name="Police_20_par_20_défaut"><text:span text:style-name="T1">;</text:span></text:span><text:span text:style-name="Police_20_par_20_défaut"><text:span text:style-name="T1"> et si changeante que puisse </text:span></text:span><text:span text:style-name="Police_20_par_20_défaut"><text:span text:style-name="T1">ê</text:span></text:span><text:span text:style-name="Police_20_par_20_défaut"><text:span text:style-name="T1">tre notre sensibilit</text:span></text:span><text:span text:style-name="Police_20_par_20_défaut"><text:span text:style-name="T1">é</text:span></text:span><text:span text:style-name="Police_20_par_20_défaut"><text:span text:style-name="T1"> — non seulement d'un homme </text:span></text:span><text:span text:style-name="Police_20_par_20_défaut"><text:span text:style-name="T1">à</text:span></text:span><text:span text:style-name="Police_20_par_20_défaut"><text:span text:style-name="T1"> un autre homme, mais de no</text:span></text:span><text:span text:style-name="Police_20_par_20_défaut"><text:span text:style-name="T1">us-m</text:span></text:span><text:span text:style-name="Police_20_par_20_défaut"><text:span text:style-name="T1">ê</text:span></text:span><text:span text:style-name="Police_20_par_20_défaut"><text:span text:style-name="T1">me </text:span></text:span><text:span text:style-name="Police_20_par_20_défaut"><text:span text:style-name="T1">à</text:span></text:span><text:span text:style-name="Police_20_par_20_défaut"><text:span text:style-name="T1"> nous-m</text:span></text:span><text:span text:style-name="Police_20_par_20_défaut"><text:span text:style-name="T1">ê</text:span></text:span><text:span text:style-name="Police_20_par_20_défaut"><text:span text:style-name="T1">me, — cependant nous souffrons des m</text:span></text:span><text:span text:style-name="Police_20_par_20_défaut"><text:span text:style-name="T1">ê</text:span></text:span><text:span text:style-name="Police_20_par_20_défaut"><text:span text:style-name="T1">mes peines comme nous jouissons des m</text:span></text:span><text:span text:style-name="Police_20_par_20_défaut"><text:span text:style-name="T1">ê</text:span></text:span><text:span text:style-name="Police_20_par_20_défaut"><text:span text:style-name="T1">mes plaisirs. Nous nous garderons donc d'abonder dans notre sens propre. Au contraire, nous nous efforcerons de demeurer toujours en communication avec nos semblables. Nous ne leur parlerons pas de nous, mais d'eux-m</text:span></text:span><text:span text:style-name="Police_20_par_20_défaut"><text:span text:style-name="T1">ê</text:span></text:span><text:span text:style-name="Police_20_par_20_défaut"><text:span text:style-name="T1">mes</text:span></text:span><text:span text:style-name="Police_20_par_20_défaut"><text:span text:style-name="T1"> ;</text:span></text:span><text:span text:style-name="Police_20_par_20_défaut"><text:span text:style-name="T1"> et puisqu'enfin ce qui fait le lien des soc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s humaines, c'est la raison, nous n'imiterons de la nature enti</text:span></text:span><text:span text:style-name="Police_20_par_20_défaut"><text:span text:style-name="T1">è</text:span></text:span><text:span text:style-name="Police_20_par_20_défaut"><text:span text:style-name="T1">re que ce que tous les hommes consentiront </text:span></text:span><text:span text:style-name="Police_20_par_20_défaut"><text:span text:style-name="T1">à</text:span></text:span><text:span text:style-name="Police_20_par_20_défaut"><text:span text:style-name="T1"> nommer avec nous des noms de nature et de naturel.</text:span></text:span></text:p>
      <text:p text:style-name="Normal"><text:span text:style-name="Police_20_par_20_défaut"><text:span text:style-name="T1">Suivons ces id</text:span></text:span><text:span text:style-name="Police_20_par_20_défaut"><text:span text:style-name="T1">é</text:span></text:span><text:span text:style-name="Police_20_par_20_défaut"><text:span text:style-name="T1">es </text:span></text:span><text:span text:style-name="Police_20_par_20_défaut"><text:span text:style-name="T1">à</text:span></text:span><text:span text:style-name="Police_20_par_20_défaut"><text:span text:style-name="T1"> l'application. —</text:span></text:span><text:span text:style-name="Police_20_par_20_défaut"><text:span text:style-name="T1"> </text:span></text:span><text:span text:style-name="Police_20_par_20_défaut"><text:span text:style-name="T1">Pourquoi la </text:span></text:span><text:span text:style-name="Police_20_par_20_défaut"><text:span text:style-name="T4">R</text:span></text:span><text:span text:style-name="Police_20_par_20_défaut"><text:span text:style-name="T4">è</text:span></text:span><text:span text:style-name="Police_20_par_20_défaut"><text:span text:style-name="T4">gle des trois unit</text:span></text:span><text:span text:style-name="Police_20_par_20_défaut"><text:span text:style-name="T4">é</text:span></text:span><text:span text:style-name="Police_20_par_20_défaut"><text:span text:style-name="T4">s</text:span></text:span><text:span text:style-name="Police_20_par_20_défaut"><text:span text:style-name="T4"> </text:span></text:span><text:span text:style-name="Police_20_par_20_défaut"><text:span text:style-name="T1">!</text:span></text:span><text:span text:style-name="Police_20_par_20_défaut"><text:span text:style-name="T1">—</text:span></text:span><text:span text:style-name="Police_20_par_20_défaut"><text:span text:style-name="T1"> </text:span></text:span><text:span text:style-name="Police_20_par_20_défaut"><text:span text:style-name="T1">Parce qu'il n'est pas </text:span></text:span><text:span text:style-name="Police_20_par_20_défaut"><text:span text:style-name="T4">naturel</text:span></text:span><text:span text:style-name="Police_20_par_20_défaut"><text:span text:style-name="T1">, qu</text:span></text:span><text:span text:style-name="Police_20_par_20_défaut"><text:span text:style-name="T1">'en trois ou quatre heures de temps, on enferme un</text:span></text:span><text:span text:style-name="Police_20_par_20_défaut"><text:span text:style-name="T1">e</text:span></text:span><text:span text:style-name="Police_20_par_20_défaut"><text:span text:style-name="T1"> action dont la dur</text:span></text:span><text:span text:style-name="Police_20_par_20_défaut"><text:span text:style-name="T1">é</text:span></text:span><text:span text:style-name="Police_20_par_20_défaut"><text:span text:style-name="T1">e r</text:span></text:span><text:span text:style-name="Police_20_par_20_défaut"><text:span text:style-name="T1">é</text:span></text:span><text:span text:style-name="Police_20_par_20_défaut"><text:span text:style-name="T1">elle aurait rempli des mois, des ann</text:span></text:span><text:span text:style-name="Police_20_par_20_défaut"><text:span text:style-name="T1">é</text:span></text:span><text:span text:style-name="Police_20_par_20_défaut"><text:span text:style-name="T1">es, ou des si</text:span></text:span><text:span text:style-name="Police_20_par_20_défaut"><text:span text:style-name="T1">è</text:span></text:span><text:span text:style-name="Police_20_par_20_défaut"><text:span text:style-name="T1">cles</text:span></text:span><text:span text:style-name="Police_20_par_20_défaut"><text:span text:style-name="T1"> ;</text:span></text:span><text:span text:style-name="Police_20_par_20_défaut"><text:span text:style-name="T1"> et parce que, d'autre part, il n'est pas raisonnable qu'on disperse </text:span></text:span><text:span text:style-name="Police_20_par_20_défaut"><text:span text:style-name="T1">à</text:span></text:span><text:span text:style-name="Police_20_par_20_défaut"><text:span text:style-name="T1"> travers l'espace ou le temps un sujet dont l'e</text:span></text:span><text:span text:style-name="Police_20_par_20_défaut"><text:span text:style-name="T1">f</text:span></text:span><text:span text:style-name="Police_20_par_20_défaut"><text:span text:style-name="T1">fet m</text:span></text:span><text:span text:style-name="Police_20_par_20_défaut"><text:span text:style-name="T1">ê</text:span></text:span><text:span text:style-name="Police_20_par_20_défaut"><text:span text:style-name="T1">me d</text:span></text:span><text:span text:style-name="Police_20_par_20_défaut"><text:span text:style-name="T1">é</text:span></text:span><text:span text:style-name="Police_20_par_20_défaut"><text:span text:style-name="T1">pend, par hypoth</text:span></text:span><text:span text:style-name="Police_20_par_20_défaut"><text:span text:style-name="T1">è</text:span></text:span><text:span text:style-name="Police_20_par_20_défaut"><text:span text:style-name="T1">se ou par d</text:span></text:span><text:span text:style-name="Police_20_par_20_défaut"><text:span text:style-name="T1">é</text:span></text:span><text:span text:style-name="Police_20_par_20_défaut"><text:span text:style-name="T1">finition, du degr</text:span></text:span><text:span text:style-name="Police_20_par_20_défaut"><text:span text:style-name="T1">é</text:span></text:span><text:span text:style-name="Police_20_par_20_défaut"><text:span text:style-name="T1"> de sa concentration. — Pourquoi la condamnation du</text:span></text:span><text:span text:style-name="Police_20_par_20_défaut"><text:span text:style-name="T4"> Burlesque</text:span></text:span><text:span text:style-name="Police_20_par_20_défaut"><text:span text:style-name="T4"> </text:span></text:span><text:span text:style-name="Police_20_par_20_défaut"><text:span text:style-name="T1">?</text:span></text:span><text:span text:style-name="Police_20_par_20_défaut"><text:span text:style-name="T1"> — Parce qu'il n'est pas </text:span></text:span><text:span text:style-name="Police_20_par_20_défaut"><text:span text:style-name="T4">naturel </text:span></text:span><text:span text:style-name="Police_20_par_20_défaut"><text:span text:style-name="T1">qu'un homme, si ridicule soit-il, offre contin</text:span></text:span><text:span text:style-name="Police_20_par_20_défaut"><text:span text:style-name="T1">û</text:span></text:span><text:span text:style-name="Police_20_par_20_défaut"><text:span text:style-name="T1">ment </text:span></text:span><text:span text:style-name="Police_20_par_20_défaut"><text:span text:style-name="T1">à</text:span></text:span><text:span text:style-name="Police_20_par_20_défaut"><text:span text:style-name="T1"> rire, quoi qu'il dise ou qu'il fasse, sans intervalle ni rel</text:span></text:span><text:span text:style-name="Police_20_par_20_défaut"><text:span text:style-name="T1">â</text:span></text:span><text:span text:style-name="Police_20_par_20_défaut"><text:span text:style-name="T1">che</text:span></text:span><text:span text:style-name="Police_20_par_20_défaut"><text:span text:style-name="T1"> ;</text:span></text:span><text:span text:style-name="Police_20_par_20_défaut"><text:span text:style-name="T1"> et parce qu'il n'est pas </text:span></text:span><text:span text:style-name="Police_20_par_20_défaut"><text:span text:style-name="T4">raisonnable </text:span></text:span><text:span text:style-name="Police_20_par_20_défaut"><text:span text:style-name="T1">de faire parler les reines comme des hareng</text:span></text:span><text:span text:style-name="Police_20_par_20_défaut"><text:span text:style-name="T1">è</text:span></text:span><text:span text:style-name="Police_20_par_20_défaut"><text:span text:style-name="T1">res</text:span></text:span><text:span text:style-name="Police_20_par_20_défaut"><text:span text:style-name="T1"> :</text:span></text:span><text:span text:style-name="Police_20_par_20_défaut"><text:span text:style-name="T1"> ce sont plut</text:span></text:span><text:span text:style-name="Police_20_par_20_défaut"><text:span text:style-name="T1">ô</text:span></text:span><text:span text:style-name="Police_20_par_20_défaut"><text:span text:style-name="T1">t les hareng</text:span></text:span><text:span text:style-name="Police_20_par_20_défaut"><text:span text:style-name="T1">è</text:span></text:span><text:span text:style-name="Police_20_par_20_défaut"><text:span text:style-name="T1">res qui </text:span></text:span><text:soft-page-break/><text:span text:style-name="Police_20_par_20_défaut"><text:span text:style-name="T1">s'efforceraient </text:span></text:span><text:span text:style-name="Police_20_par_20_défaut"><text:span text:style-name="T1">à</text:span></text:span><text:span text:style-name="Police_20_par_20_défaut"><text:span text:style-name="T1">, parler comme les reines. —Pourquoi la condamnation des pr</text:span></text:span><text:span text:style-name="Police_20_par_20_défaut"><text:span text:style-name="T1">é</text:span></text:span><text:span text:style-name="Police_20_par_20_défaut"><text:span text:style-name="T1">cieux et de la </text:span></text:span><text:span text:style-name="Police_20_par_20_défaut"><text:span text:style-name="T4">Pr</text:span></text:span><text:span text:style-name="Police_20_par_20_défaut"><text:span text:style-name="T4">é</text:span></text:span><text:span text:style-name="Police_20_par_20_défaut"><text:span text:style-name="T4">ciosit</text:span></text:span><text:span text:style-name="Police_20_par_20_défaut"><text:span text:style-name="T4">é</text:span></text:span><text:span text:style-name="Police_20_par_20_défaut"><text:span text:style-name="T4"> </text:span></text:span><text:span text:style-name="Police_20_par_20_défaut"><text:span text:style-name="T1">?</text:span></text:span><text:span text:style-name="Police_20_par_20_défaut"><text:span text:style-name="T1"> — Parce qu'il n'est pas</text:span></text:span><text:span text:style-name="Police_20_par_20_défaut"><text:span text:style-name="T4"> naturel</text:span></text:span><text:span text:style-name="Police_20_par_20_défaut"><text:span text:style-name="T1"> qu'on emploie le langage </text:span></text:span><text:span text:style-name="Police_20_par_20_défaut"><text:span text:style-name="T1">à</text:span></text:span><text:span text:style-name="Police_20_par_20_défaut"><text:span text:style-name="T1"> obscurcir la pens</text:span></text:span><text:span text:style-name="Police_20_par_20_défaut"><text:span text:style-name="T1">é</text:span></text:span><text:span text:style-name="Police_20_par_20_défaut"><text:span text:style-name="T1">e, toujours assez obscure d'elle</text:span></text:span><text:span text:style-name="Police_20_par_20_défaut"><text:span text:style-name="T1">-</text:span></text:span><text:span text:style-name="Police_20_par_20_défaut"><text:span text:style-name="T1">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 et parce qu'il n'est pas </text:span></text:span><text:span text:style-name="Police_20_par_20_défaut"><text:span text:style-name="T4">raisonnable</text:span></text:span><text:span text:style-name="Police_20_par_20_défaut"><text:span text:style-name="T1">, si </text:span></text:span><text:span text:style-name="Police_20_par_20_défaut"><text:span text:style-name="T1">l'on converse ensemble, de parler justement pour n'</text:span></text:span><text:span text:style-name="Police_20_par_20_défaut"><text:span text:style-name="T1">ê</text:span></text:span><text:span text:style-name="Police_20_par_20_défaut"><text:span text:style-name="T1">tre pas entendu. — Pourquoi encore la proscription du </text:span></text:span><text:span text:style-name="Police_20_par_20_défaut"><text:span text:style-name="T4">Merveilleux chr</text:span></text:span><text:span text:style-name="Police_20_par_20_défaut"><text:span text:style-name="T4">é</text:span></text:span><text:span text:style-name="Police_20_par_20_défaut"><text:span text:style-name="T4">tien</text:span></text:span><text:span text:style-name="Police_20_par_20_défaut"><text:span text:style-name="T4"> </text:span></text:span><text:span text:style-name="Police_20_par_20_défaut"><text:span text:style-name="T1">?</text:span></text:span><text:span text:style-name="Police_20_par_20_défaut"><text:span text:style-name="T1"> Parce qu'il n'est pas naturel qu'on m</text:span></text:span><text:span text:style-name="Police_20_par_20_défaut"><text:span text:style-name="T1">ê</text:span></text:span><text:span text:style-name="Police_20_par_20_défaut"><text:span text:style-name="T1">le Dieu, de sa personne, aux affaires des hommes — et </text:span></text:span><text:span text:style-name="Police_20_par_20_défaut"><text:span text:style-name="T1">à</text:span></text:span><text:span text:style-name="Police_20_par_20_défaut"><text:span text:style-name="T1"> quelles affaires souvent, comme dans la J</text:span></text:span><text:span text:style-name="Police_20_par_20_défaut"><text:span text:style-name="T1">é</text:span></text:span><text:span text:style-name="Police_20_par_20_défaut"><text:span text:style-name="T1">rusalem du Tasse</text:span></text:span><text:span text:style-name="Police_20_par_20_défaut"><text:span text:style-name="T1"> !</text:span></text:span><text:span text:style-name="Police_20_par_20_défaut"><text:span text:style-name="T1"> — et puis, parce qu'il n'est pas raisonnable, comme dans le Clovis ou dans la Pucelle, d'augmenter le nombre des miracles </text:span></text:span><text:span text:style-name="Police_20_par_20_défaut"><text:span text:style-name="T1">à</text:span></text:span><text:span text:style-name="Police_20_par_20_défaut"><text:span text:style-name="T1"> croire. C'</text:span></text:span><text:span text:style-name="Police_20_par_20_défaut"><text:span text:style-name="T1">e</text:span></text:span><text:span text:style-name="Police_20_par_20_défaut"><text:span text:style-name="T1">st le jans</text:span></text:span><text:span text:style-name="Police_20_par_20_défaut"><text:span text:style-name="T1">é</text:span></text:span><text:span text:style-name="Police_20_par_20_défaut"><text:span text:style-name="T1">niste ici qui perce</text:span></text:span><text:span text:style-name="Police_20_par_20_défaut"><text:span text:style-name="T1">...</text:span></text:span></text:p>
      <text:p text:style-name="P1">Il reste seulement une dernière question : c'est à savoir qui nous assurera que les règles sont fondées en nature et en raison ? Leur constance même, répond Boileau ; et c'est ici qu'intervient dans sa doctrine, comme correctif, comme complément à la fois et comme moyen, le principe de l'imitation des anciens.</text:p>
      <text:p text:style-name="P1">Ou n'en a pas toujours très bien vu l'importance ; et il est possible que Boileau lui-même, pour toute sorte de raisons, ne l'ait pas nettement aperçue. Je crains au moins qu'il n'y ait quelque superstition dans l'admiration qu'il professe pour Pindare, par exemple ; et j'aimais mieux la franchise un peu bourrue de Malherbe. Mais ce qu'il n'a pas vu, il l'a senti d'instinct ; et que, sans l'exemple ou l'autorité des anciens, il ne pourrait sauver sa doctrine du reproche d'arbitraire. C'est ce qu'il n'est pas mauvais, c'est môme ce qu'il est capital de montrer.</text:p>
      <text:p text:style-name="Normal"><text:span text:style-name="Police_20_par_20_défaut"><text:span text:style-name="T1">Nous lisons donc l'</text:span></text:span><text:span text:style-name="Police_20_par_20_défaut"><text:span text:style-name="T4">Odyss</text:span></text:span><text:span text:style-name="Police_20_par_20_défaut"><text:span text:style-name="T4">é</text:span></text:span><text:span text:style-name="Police_20_par_20_défaut"><text:span text:style-name="T4">e</text:span></text:span><text:span text:style-name="Police_20_par_20_défaut"><text:span text:style-name="T1"> d'Hom</text:span></text:span><text:span text:style-name="Police_20_par_20_défaut"><text:span text:style-name="T1">è</text:span></text:span><text:span text:style-name="Police_20_par_20_défaut"><text:span text:style-name="T1">re, ou </text:span></text:span><text:span text:style-name="Police_20_par_20_défaut"><text:span text:style-name="T1">l</text:span></text:span><text:span text:style-name="Police_20_par_20_défaut"><text:span text:style-name="T4">’</text:span></text:span><text:span text:style-name="Police_20_par_20_défaut"><text:span text:style-name="T4">Iphig</text:span></text:span><text:span text:style-name="Police_20_par_20_défaut"><text:span text:style-name="T4">é</text:span></text:span><text:span text:style-name="Police_20_par_20_défaut"><text:span text:style-name="T4">nie</text:span></text:span><text:span text:style-name="Police_20_par_20_défaut"><text:span text:style-name="T1"> d'Euripide, ou les</text:span></text:span><text:span text:style-name="Police_20_par_20_défaut"><text:span text:style-name="T4"> Satires </text:span></text:span><text:span text:style-name="Police_20_par_20_défaut"><text:span text:style-name="T1">d'Horace. Il y a tant</text:span></text:span><text:span text:style-name="Police_20_par_20_défaut"><text:span text:style-name="T1">ô</text:span></text:span><text:span text:style-name="Police_20_par_20_défaut"><text:span text:style-name="T1">t deux mille ans que l'auteur des </text:span></text:span><text:span text:style-name="Police_20_par_20_défaut"><text:span text:style-name="T4">Satires </text:span></text:span><text:span text:style-name="Police_20_par_20_défaut"><text:span text:style-name="T1">est mort</text:span></text:span><text:span text:style-name="Police_20_par_20_défaut"><text:span text:style-name="T1"> ;</text:span></text:span><text:span text:style-name="Police_20_par_20_défaut"><text:span text:style-name="T1"> et, pour celui de </text:span></text:span><text:span text:style-name="Police_20_par_20_défaut"><text:span text:style-name="T4">l</text:span></text:span><text:span text:style-name="Police_20_par_20_défaut"><text:span text:style-name="T4">’</text:span></text:span><text:span text:style-name="Police_20_par_20_défaut"><text:span text:style-name="T4">Odyss</text:span></text:span><text:span text:style-name="Police_20_par_20_défaut"><text:span text:style-name="T4">é</text:span></text:span><text:span text:style-name="Police_20_par_20_défaut"><text:span text:style-name="T4">e</text:span></text:span><text:span text:style-name="Police_20_par_20_défaut"><text:span text:style-name="T1">, qui pourra dire en quel temps il vivait</text:span></text:span><text:span text:style-name="Police_20_par_20_défaut"><text:span text:style-name="T1"> ?</text:span></text:span><text:span text:style-name="Police_20_par_20_défaut"><text:span text:style-name="T1"> Tout a donc chang</text:span></text:span><text:span text:style-name="Police_20_par_20_défaut"><text:span text:style-name="T1">é</text:span></text:span><text:span text:style-name="Police_20_par_20_défaut"><text:span text:style-name="T1"> depuis eux dans le monde. Grecs et Romains, ils vivaient sous un autre ciel, dans une soc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dont la structure diff</text:span></text:span><text:span text:style-name="Police_20_par_20_défaut"><text:span text:style-name="T1">é</text:span></text:span><text:span text:style-name="Police_20_par_20_défaut"><text:span text:style-name="T1">rait tellement de la n</text:span></text:span><text:span text:style-name="Police_20_par_20_défaut"><text:span text:style-name="T1">ô</text:span></text:span><text:span text:style-name="Police_20_par_20_défaut"><text:span text:style-name="T1">tre qu'</text:span></text:span><text:span text:style-name="Police_20_par_20_défaut"><text:span text:style-name="T1">à</text:span></text:span><text:span text:style-name="Police_20_par_20_défaut"><text:span text:style-name="T1"> peine aujourd'hui nos </text:span></text:span><text:span text:style-name="Police_20_par_20_défaut"><text:span text:style-name="T1">é</text:span></text:span><text:span text:style-name="Police_20_par_20_défaut"><text:span text:style-name="T1">rudits sont-ils d'accord de ce qu'elle pouvait </text:span></text:span><text:span text:style-name="Police_20_par_20_défaut"><text:span text:style-name="T1">ê</text:span></text:span><text:span text:style-name="Police_20_par_20_défaut"><text:span text:style-name="T1">tre. Ils n'avaient point de redingotes ni de pantalons, mais ils portaient la chlamyde ou la toge</text:span></text:span><text:span text:style-name="Police_20_par_20_défaut"><text:span text:style-name="T1"> </text:span></text:span><text:span text:style-name="Police_20_par_20_défaut"><text:span text:style-name="T1">;</text:span></text:span><text:span text:style-name="Police_20_par_20_défaut"><text:span text:style-name="T1"> ils se chaussaient de sandales ou de cn</text:span></text:span><text:span text:style-name="Police_20_par_20_défaut"><text:span text:style-name="T1">é</text:span></text:span><text:span text:style-name="Police_20_par_20_défaut"><text:span text:style-name="T1">mides, et nous portons des bottes. Leurs habitations diff</text:span></text:span><text:span text:style-name="Police_20_par_20_défaut"><text:span text:style-name="T1">é</text:span></text:span><text:span text:style-name="Police_20_par_20_défaut"><text:span text:style-name="T1">raient des n</text:span></text:span><text:span text:style-name="Police_20_par_20_défaut"><text:span text:style-name="T1">ô</text:span></text:span><text:span text:style-name="Police_20_par_20_défaut"><text:span text:style-name="T1">tres. Ils avaient des esclaves. Ni le mariage, ni la famille, ni la propr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n'</text:span></text:span><text:span text:style-name="Police_20_par_20_défaut"><text:span text:style-name="T1">é</text:span></text:span><text:span text:style-name="Police_20_par_20_défaut"><text:span text:style-name="T1">taient constitu</text:span></text:span><text:span text:style-name="Police_20_par_20_défaut"><text:span text:style-name="T1">é</text:span></text:span><text:span text:style-name="Police_20_par_20_défaut"><text:span text:style-name="T1">s chez eux sur les m</text:span></text:span><text:span text:style-name="Police_20_par_20_défaut"><text:span text:style-name="T1">ê</text:span></text:span><text:span text:style-name="Police_20_par_20_défaut"><text:span text:style-name="T1">mes bases que chez nous. Avant d'</text:span></text:span><text:span text:style-name="Police_20_par_20_défaut"><text:span text:style-name="T1">ê</text:span></text:span><text:span text:style-name="Police_20_par_20_défaut"><text:span text:style-name="T1">tre </text:span></text:span><text:span text:style-name="Police_20_par_20_défaut"><text:span text:style-name="T1">à</text:span></text:span><text:span text:style-name="Police_20_par_20_défaut"><text:span text:style-name="T1"> lui-m</text:span></text:span><text:span text:style-name="Police_20_par_20_défaut"><text:span text:style-name="T1">ê</text:span></text:span><text:span text:style-name="Police_20_par_20_défaut"><text:span text:style-name="T1">me, l'individu appartenait </text:span></text:span><text:span text:style-name="Police_20_par_20_défaut"><text:span text:style-name="T1">à</text:span></text:span><text:span text:style-name="Police_20_par_20_défaut"><text:span text:style-name="T1"> sa communaut</text:span></text:span><text:span text:style-name="Police_20_par_20_défaut"><text:span text:style-name="T1">é</text:span></text:span><text:span text:style-name="Police_20_par_20_défaut"><text:span text:style-name="T1">. Enfin, ils parlaient d'autres langues, dont il est bien vrai que la n</text:span></text:span><text:span text:style-name="Police_20_par_20_défaut"><text:span text:style-name="T1">ô</text:span></text:span><text:span text:style-name="Police_20_par_20_défaut"><text:span text:style-name="T1">tre d</text:span></text:span><text:span text:style-name="Police_20_par_20_défaut"><text:span text:style-name="T1">é</text:span></text:span><text:span text:style-name="Police_20_par_20_défaut"><text:span text:style-name="T1">rive, mais dont il est </text:span></text:span><text:span text:style-name="Police_20_par_20_défaut"><text:span text:style-name="T1">é</text:span></text:span><text:span text:style-name="Police_20_par_20_défaut"><text:span text:style-name="T1">galement vrai que nous ne pouvons, nous rendre ma</text:span></text:span><text:span text:style-name="Police_20_par_20_défaut"><text:span text:style-name="T1">î</text:span></text:span><text:span text:style-name="Police_20_par_20_défaut"><text:span text:style-name="T1">tres qu'</text:span></text:span><text:span text:style-name="Police_20_par_20_défaut"><text:span text:style-name="T1">à</text:span></text:span><text:span text:style-name="Police_20_par_20_défaut"><text:span text:style-name="T1"> force de patience, de peine et de temps.</text:span></text:span></text:p>
      <text:p text:style-name="P1"><text:soft-page-break/></text:p>
      <text:p text:style-name="Normal"><text:span text:style-name="Police_20_par_20_défaut"><text:span text:style-name="T1">Et cependant, nous les comprenons</text:span></text:span><text:span text:style-name="Police_20_par_20_défaut"><text:span text:style-name="T1"> !</text:span></text:span><text:span text:style-name="Police_20_par_20_défaut"><text:span text:style-name="T1"> Si quelques d</text:span></text:span><text:span text:style-name="Police_20_par_20_défaut"><text:span text:style-name="T1">é</text:span></text:span><text:span text:style-name="Police_20_par_20_défaut"><text:span text:style-name="T1">tails nous </text:span></text:span><text:span text:style-name="Police_20_par_20_défaut"><text:span text:style-name="T1">é</text:span></text:span><text:span text:style-name="Police_20_par_20_défaut"><text:span text:style-name="T1">chappent, c'est comme il nous en </text:span></text:span><text:span text:style-name="Police_20_par_20_défaut"><text:span text:style-name="T1">é</text:span></text:span><text:span text:style-name="Police_20_par_20_défaut"><text:span text:style-name="T1">chappe aussi quelques-uns dans les </text:span></text:span><text:span text:style-name="Police_20_par_20_défaut"><text:span text:style-name="T1">œ</text:span></text:span><text:span text:style-name="Police_20_par_20_défaut"><text:span text:style-name="T1">uvres elles-m</text:span></text:span><text:span text:style-name="Police_20_par_20_défaut"><text:span text:style-name="T1">ê</text:span></text:span><text:span text:style-name="Police_20_par_20_défaut"><text:span text:style-name="T1">mes de nos </text:span></text:span><text:span text:style-name="Police_20_par_20_défaut"><text:span text:style-name="T1">contemporains et de nos compatriotes. Deux ou trois mille ans </text:span></text:span><text:span text:style-name="Police_20_par_20_défaut"><text:span text:style-name="T1">é</text:span></text:span><text:span text:style-name="Police_20_par_20_défaut"><text:span text:style-name="T1">coul</text:span></text:span><text:span text:style-name="Police_20_par_20_défaut"><text:span text:style-name="T1">é</text:span></text:span><text:span text:style-name="Police_20_par_20_défaut"><text:span text:style-name="T1">s</text:span></text:span><text:span text:style-name="Police_20_par_20_défaut"><text:span text:style-name="T1"> </text:span></text:span><text:span text:style-name="Police_20_par_20_défaut"><text:span text:style-name="T1">;</text:span></text:span><text:span text:style-name="Police_20_par_20_défaut"><text:span text:style-name="T1"> des guerres, des invasions</text:span></text:span><text:span text:style-name="Police_20_par_20_défaut"><text:span text:style-name="T1"> </text:span></text:span><text:span text:style-name="Police_20_par_20_défaut"><text:span text:style-name="T1">;</text:span></text:span><text:span text:style-name="Police_20_par_20_défaut"><text:span text:style-name="T1"> une religion nouvelle substitu</text:span></text:span><text:span text:style-name="Police_20_par_20_défaut"><text:span text:style-name="T1">é</text:span></text:span><text:span text:style-name="Police_20_par_20_défaut"><text:span text:style-name="T1">e aux fictions de leur mythologie</text:span></text:span><text:span text:style-name="Police_20_par_20_défaut"><text:span text:style-name="T1"> </text:span></text:span><text:span text:style-name="Police_20_par_20_défaut"><text:span text:style-name="T1">;</text:span></text:span><text:span text:style-name="Police_20_par_20_défaut"><text:span text:style-name="T1"> l'esclavage aboli, la femme </text:span></text:span><text:span text:style-name="Police_20_par_20_défaut"><text:span text:style-name="T1">é</text:span></text:span><text:span text:style-name="Police_20_par_20_défaut"><text:span text:style-name="T1">mancip</text:span></text:span><text:span text:style-name="Police_20_par_20_défaut"><text:span text:style-name="T1">é</text:span></text:span><text:span text:style-name="Police_20_par_20_défaut"><text:span text:style-name="T1">e de la tyrannie domestique, l'individu rendu</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lui-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 l'esprit humain renouvel</text:span></text:span><text:span text:style-name="Police_20_par_20_défaut"><text:span text:style-name="T1">é</text:span></text:span><text:span text:style-name="Police_20_par_20_défaut"><text:span text:style-name="T1">, transform</text:span></text:span><text:span text:style-name="Police_20_par_20_défaut"><text:span text:style-name="T1">é</text:span></text:span><text:span text:style-name="Police_20_par_20_défaut"><text:span text:style-name="T1"> par la science, rien de tout cela n'a pu faire que nous ayons cess</text:span></text:span><text:span text:style-name="Police_20_par_20_défaut"><text:span text:style-name="T1">é</text:span></text:span><text:span text:style-name="Police_20_par_20_défaut"><text:span text:style-name="T1"> de les comprendre ou de les sentir. Rappelez-vous, </text:span></text:span><text:span text:style-name="Police_20_par_20_défaut"><text:span text:style-name="T1">à</text:span></text:span><text:span text:style-name="Police_20_par_20_défaut"><text:span text:style-name="T1"> ce propos, les paroles de Racine, dans la pr</text:span></text:span><text:span text:style-name="Police_20_par_20_défaut"><text:span text:style-name="T1">é</text:span></text:span><text:span text:style-name="Police_20_par_20_défaut"><text:span text:style-name="T1">face de son</text:span></text:span><text:span text:style-name="Police_20_par_20_défaut"><text:span text:style-name="T4"> </text:span></text:span><text:span text:style-name="Police_20_par_20_défaut"><text:span text:style-name="T4">Iphig</text:span></text:span><text:span text:style-name="Police_20_par_20_défaut"><text:span text:style-name="T4">é</text:span></text:span><text:span text:style-name="Police_20_par_20_défaut"><text:span text:style-name="T4">nie</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J'ai reconnu avec plaisir par l'effet qu'a produit sur notre th</text:span></text:span><text:span text:style-name="Police_20_par_20_défaut"><text:span text:style-name="T1">éâ</text:span></text:span><text:span text:style-name="Police_20_par_20_défaut"><text:span text:style-name="T1">tre tout ce que j'ai imit</text:span></text:span><text:span text:style-name="Police_20_par_20_défaut"><text:span text:style-name="T1">é</text:span></text:span><text:span text:style-name="Police_20_par_20_défaut"><text:span text:style-name="T1"> ou d'Hom</text:span></text:span><text:span text:style-name="Police_20_par_20_défaut"><text:span text:style-name="T1">è</text:span></text:span><text:span text:style-name="Police_20_par_20_défaut"><text:span text:style-name="T1">re ou d'Euripide, que le bon sens et la raison </text:span></text:span><text:span text:style-name="Police_20_par_20_défaut"><text:span text:style-name="T1">é</text:span></text:span><text:span text:style-name="Police_20_par_20_défaut"><text:span text:style-name="T1">taient les m</text:span></text:span><text:span text:style-name="Police_20_par_20_défaut"><text:span text:style-name="T1">ê</text:span></text:span><text:span text:style-name="Police_20_par_20_défaut"><text:span text:style-name="T1">mes dans tous les si</text:span></text:span><text:span text:style-name="Police_20_par_20_défaut"><text:span text:style-name="T1">è</text:span></text:span><text:span text:style-name="Police_20_par_20_défaut"><text:span text:style-name="T1">cles. Le go</text:span></text:span><text:span text:style-name="Police_20_par_20_défaut"><text:span text:style-name="T1">û</text:span></text:span><text:span text:style-name="Police_20_par_20_défaut"><text:span text:style-name="T1">t de Paris s'est trouv</text:span></text:span><text:span text:style-name="Police_20_par_20_défaut"><text:span text:style-name="T1">é</text:span></text:span><text:span text:style-name="Police_20_par_20_défaut"><text:span text:style-name="T1"> conforme </text:span></text:span><text:span text:style-name="Police_20_par_20_défaut"><text:span text:style-name="T1">à</text:span></text:span><text:span text:style-name="Police_20_par_20_défaut"><text:span text:style-name="T1"> celui d'Ath</text:span></text:span><text:span text:style-name="Police_20_par_20_défaut"><text:span text:style-name="T1">è</text:span></text:span><text:span text:style-name="Police_20_par_20_défaut"><text:span text:style-name="T1">nes. Mes spectateurs ont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text:span></text:span><text:span text:style-name="Police_20_par_20_défaut"><text:span text:style-name="T1">é</text:span></text:span><text:span text:style-name="Police_20_par_20_défaut"><text:span text:style-name="T1">mus des m</text:span></text:span><text:span text:style-name="Police_20_par_20_défaut"><text:span text:style-name="T1">ê</text:span></text:span><text:span text:style-name="Police_20_par_20_défaut"><text:span text:style-name="T1">mes choses qui ont mis autrefois en larmes le plus savant peuple de l</text:span></text:span><text:span text:style-name="Police_20_par_20_défaut"><text:span text:style-name="T1">a</text:span></text:span><text:span text:style-name="Police_20_par_20_défaut"><text:span text:style-name="T1"> Gr</text:span></text:span><text:span text:style-name="Police_20_par_20_défaut"><text:span text:style-name="T1">è</text:span></text:span><text:span text:style-name="Police_20_par_20_défaut"><text:span text:style-name="T1">ce, et qui ont fait dire qu'entre les po</text:span></text:span><text:span text:style-name="Police_20_par_20_défaut"><text:span text:style-name="T1">è</text:span></text:span><text:span text:style-name="Police_20_par_20_défaut"><text:span text:style-name="T1">tes Euripide </text:span></text:span><text:span text:style-name="Police_20_par_20_défaut"><text:span text:style-name="T1">é</text:span></text:span><text:span text:style-name="Police_20_par_20_défaut"><text:span text:style-name="T1">tait extr</text:span></text:span><text:span text:style-name="Police_20_par_20_défaut"><text:span text:style-name="T1">ê</text:span></text:span><text:span text:style-name="Police_20_par_20_défaut"><text:span text:style-name="T1">mement tragique.</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Voil</text:span></text:span><text:span text:style-name="Police_20_par_20_défaut"><text:span text:style-name="T1">à</text:span></text:span><text:span text:style-name="Police_20_par_20_défaut"><text:span text:style-name="T1">, le fondement de l'imitation des anciens</text:span></text:span><text:span text:style-name="Police_20_par_20_défaut"><text:span text:style-name="T1"> ;</text:span></text:span><text:span text:style-name="Police_20_par_20_défaut"><text:span text:style-name="T1"> voil</text:span></text:span><text:span text:style-name="Police_20_par_20_défaut"><text:span text:style-name="T1">à</text:span></text:span><text:span text:style-name="Police_20_par_20_défaut"><text:span text:style-name="T1"> le pouvoir de la nature et de la raison</text:span></text:span><text:span text:style-name="Police_20_par_20_défaut"><text:span text:style-name="T1"> ;</text:span></text:span><text:span text:style-name="Police_20_par_20_défaut"><text:span text:style-name="T1"> et voil</text:span></text:span><text:span text:style-name="Police_20_par_20_défaut"><text:span text:style-name="T1">à</text:span></text:span><text:span text:style-name="Police_20_par_20_défaut"><text:span text:style-name="T1"> le signe auquel nous les reconnaissons chez</text:span></text:span><text:span text:style-name="Police_20_par_20_défaut"><text:span text:style-name="T11"> </text:span></text:span><text:span text:style-name="Police_20_par_20_défaut"><text:span text:style-name="T1">nos c</text:span></text:span><text:span text:style-name="Police_20_par_20_défaut"><text:span text:style-name="T1">ontemporains.</text:span></text:span></text:p>
      <text:p text:style-name="P1">En effet, tandis qu'autour de nous et en nous tout changeait, il faut bien, si nous comprenons encore, si nous goûtons toujours Euripide ou Homère, il faut bien que quelque chose en nous soit demeuré le même ; et à l'expérience, il se trouve que c'est ce qu'il y avait en eux de plus universel sans doute mais aussi de plus profond, et je ne sais en vérité si je ne puis dire de plus intime. La conséquence n'est-elle pas bien claire ? Elle l'était du moins pour Racine, et elle l'était pour Boileau. Voulez-vous savoir si votre vision des choses, ou, comme ils eussent dit plus simplement, si l'idée que vous vous en faites est conforme à la nature et à la raison ? Consultez les anciens, non point parce qu'ils sont anciens — quoique d'ailleurs on pût prétendre que, dans la nouveauté du monde, étant plus près de la nature, ils l'ont mieux attrapée, — mais parce qu'ils sont d'irrécusables témoins qu'il existe au fond de l'homme, sous la diversité des apparences, quelque chose de permanent et d'éternellement identique à soi-même. C'est en eux et chez eux que la nature et la raison ont leurs titres ; c'est d'eux, par conséquent, qu'il faut apprendre à les reconnaître ; et c'est d'eux qu'à notre tour nous apprendrons à imiter l'une, à réaliser l'autre, et à les égaler ou à les surpasser eux-mêmes.</text:p>
      <text:p text:style-name="Normal"><text:soft-page-break/><text:span text:style-name="Police_20_par_20_défaut"><text:span text:style-name="T1">Vous</text:span></text:span><text:span text:style-name="Police_20_par_20_défaut"><text:span text:style-name="T1"> voyez en quel sens et dans quelle mesure on peut dire ici, qu'en d</text:span></text:span><text:span text:style-name="Police_20_par_20_défaut"><text:span text:style-name="T1">é</text:span></text:span><text:span text:style-name="Police_20_par_20_défaut"><text:span text:style-name="T1">pit de la fa</text:span></text:span><text:span text:style-name="Police_20_par_20_défaut"><text:span text:style-name="T1">ç</text:span></text:span><text:span text:style-name="Police_20_par_20_défaut"><text:span text:style-name="T1">on presque injurieuse dont il en a toujours parl</text:span></text:span><text:span text:style-name="Police_20_par_20_défaut"><text:span text:style-name="T1">é</text:span></text:span><text:span text:style-name="Police_20_par_20_défaut"><text:span text:style-name="T1">, jusqu'</text:span></text:span><text:span text:style-name="Police_20_par_20_défaut"><text:span text:style-name="T1">à</text:span></text:span><text:span text:style-name="Police_20_par_20_défaut"><text:span text:style-name="T1"> lui pr</text:span></text:span><text:span text:style-name="Police_20_par_20_défaut"><text:span text:style-name="T1">é</text:span></text:span><text:span text:style-name="Police_20_par_20_défaut"><text:span text:style-name="T1">f</text:span></text:span><text:span text:style-name="Police_20_par_20_défaut"><text:span text:style-name="T1">é</text:span></text:span><text:span text:style-name="Police_20_par_20_défaut"><text:span text:style-name="T1">rer Marot, ce qui est le comble de l'injustice, ou du prosa</text:span></text:span><text:span text:style-name="Police_20_par_20_défaut"><text:span text:style-name="T1">ï</text:span></text:span><text:span text:style-name="Police_20_par_20_défaut"><text:span text:style-name="T1">sme, si vous le voulez, Boileau n'en est pas moins, sans le savoir, le continuateur et l'h</text:span></text:span><text:span text:style-name="Police_20_par_20_défaut"><text:span text:style-name="T1">é</text:span></text:span><text:span text:style-name="Police_20_par_20_défaut"><text:span text:style-name="T1">ritier de Ronsard. Mais, s'il admire </text:span></text:span><text:span text:style-name="Police_20_par_20_défaut"><text:span text:style-name="T1">comme lui les anciens, il sait les raisons de cette admiration, que Ronsard et son </text:span></text:span><text:span text:style-name="Police_20_par_20_défaut"><text:span text:style-name="T1">é</text:span></text:span><text:span text:style-name="Police_20_par_20_défaut"><text:span text:style-name="T1">cole </text:span></text:span><text:span text:style-name="Police_20_par_20_défaut"><text:span text:style-name="T1">é</text:span></text:span><text:span text:style-name="Police_20_par_20_défaut"><text:span text:style-name="T1">prouvaient confus</text:span></text:span><text:span text:style-name="Police_20_par_20_défaut"><text:span text:style-name="T1">é</text:span></text:span><text:span text:style-name="Police_20_par_20_défaut"><text:span text:style-name="T1">ment, sans distinction ni choix, pour l'antiquit</text:span></text:span><text:span text:style-name="Police_20_par_20_défaut"><text:span text:style-name="T1">é</text:span></text:span><text:span text:style-name="Police_20_par_20_défaut"><text:span text:style-name="T1"> tout enti</text:span></text:span><text:span text:style-name="Police_20_par_20_défaut"><text:span text:style-name="T1">è</text:span></text:span><text:span text:style-name="Police_20_par_20_défaut"><text:span text:style-name="T1">re, avec une pr</text:span></text:span><text:span text:style-name="Police_20_par_20_défaut"><text:span text:style-name="T1">é</text:span></text:span><text:span text:style-name="Police_20_par_20_défaut"><text:span text:style-name="T1">f</text:span></text:span><text:span text:style-name="Police_20_par_20_défaut"><text:span text:style-name="T1">é</text:span></text:span><text:span text:style-name="Police_20_par_20_défaut"><text:span text:style-name="T1">rence ou une faveur marqu</text:span></text:span><text:span text:style-name="Police_20_par_20_défaut"><text:span text:style-name="T1">é</text:span></text:span><text:span text:style-name="Police_20_par_20_défaut"><text:span text:style-name="T1">e pour les Alexandrins, parmi les Grecs, c'est-</text:span></text:span><text:span text:style-name="Police_20_par_20_défaut"><text:span text:style-name="T1">à</text:span></text:span><text:span text:style-name="Police_20_par_20_défaut"><text:span text:style-name="T1">-dire pour les Italiens de l'hell</text:span></text:span><text:span text:style-name="Police_20_par_20_défaut"><text:span text:style-name="T1">é</text:span></text:span><text:span text:style-name="Police_20_par_20_défaut"><text:span text:style-name="T1">nisme</text:span></text:span><text:span text:style-name="Police_20_par_20_défaut"><text:span text:style-name="T1"> </text:span></text:span><text:span text:style-name="Police_20_par_20_défaut"><text:span text:style-name="T1">;</text:span></text:span><text:span text:style-name="Police_20_par_20_défaut"><text:span text:style-name="T1"> et, parmi les Latin</text:span></text:span><text:span text:style-name="Police_20_par_20_défaut"><text:span text:style-name="T1">s</text:span></text:span><text:span text:style-name="Police_20_par_20_défaut"><text:span text:style-name="T1">, pour S</text:span></text:span><text:span text:style-name="Police_20_par_20_défaut"><text:span text:style-name="T1">é</text:span></text:span><text:span text:style-name="Police_20_par_20_défaut"><text:span text:style-name="T1">n</text:span></text:span><text:span text:style-name="Police_20_par_20_défaut"><text:span text:style-name="T1">è</text:span></text:span><text:span text:style-name="Police_20_par_20_défaut"><text:span text:style-name="T1">que et pour Lucain, c'est-</text:span></text:span><text:span text:style-name="Police_20_par_20_défaut"><text:span text:style-name="T1">à</text:span></text:span><text:span text:style-name="Police_20_par_20_défaut"><text:span text:style-name="T1">-dire pour les Espagnols. Dans les anciens, ce qu'aime Boileau, c'est la</text:span></text:span><text:span text:style-name="Police_20_par_20_défaut"><text:span text:style-name="T4"> nature</text:span></text:span><text:span text:style-name="Police_20_par_20_défaut"><text:span text:style-name="T1"> et c'est la </text:span></text:span><text:span text:style-name="Police_20_par_20_défaut"><text:span text:style-name="T4">raison</text:span></text:span><text:span text:style-name="Police_20_par_20_défaut"><text:span text:style-name="T1">, Et si les anciens,</text:span></text:span><text:span text:style-name="Police_20_par_20_défaut"><text:span text:style-name="T1"> </text:span></text:span><text:span text:style-name="Police_20_par_20_défaut"><text:span text:style-name="T1">comme nous le disions, lui servent d'une r</text:span></text:span><text:span text:style-name="Police_20_par_20_défaut"><text:span text:style-name="T1">è</text:span></text:span><text:span text:style-name="Police_20_par_20_défaut"><text:span text:style-name="T1">gle pour juger de l'expression de la raison et de la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de l'imitation dans les </text:span></text:span><text:span text:style-name="Police_20_par_20_défaut"><text:span text:style-name="T1">œ</text:span></text:span><text:span text:style-name="Police_20_par_20_défaut"><text:span text:style-name="T1">uvres des modernes, inversement et r</text:span></text:span><text:span text:style-name="Police_20_par_20_défaut"><text:span text:style-name="T1">é</text:span></text:span><text:span text:style-name="Police_20_par_20_défaut"><text:span text:style-name="T1">ciproquement, l'exp</text:span></text:span><text:span text:style-name="Police_20_par_20_défaut"><text:span text:style-name="T1">é</text:span></text:span><text:span text:style-name="Police_20_par_20_défaut"><text:span text:style-name="T1">rience de la nature et de la raison lui servent </text:span></text:span><text:span text:style-name="Police_20_par_20_défaut"><text:span text:style-name="T1">à</text:span></text:span><text:span text:style-name="Police_20_par_20_défaut"><text:span text:style-name="T1"> distinguer les anciens pour ainsi dire d'avec eux-m</text:span></text:span><text:span text:style-name="Police_20_par_20_défaut"><text:span text:style-name="T1">ê</text:span></text:span><text:span text:style-name="Police_20_par_20_défaut"><text:span text:style-name="T1">mes, Euripide d'avec S</text:span></text:span><text:span text:style-name="Police_20_par_20_défaut"><text:span text:style-name="T1">é</text:span></text:span><text:span text:style-name="Police_20_par_20_défaut"><text:span text:style-name="T1">n</text:span></text:span><text:span text:style-name="Police_20_par_20_défaut"><text:span text:style-name="T1">è</text:span></text:span><text:span text:style-name="Police_20_par_20_défaut"><text:span text:style-name="T1">que, et Lucain d'avec</text:span></text:span><text:span text:style-name="Police_20_par_20_défaut"><text:span text:style-name="T1"> Virgile</text:span></text:span><text:span text:style-name="Police_20_par_20_défaut"><text:span text:style-name="T1">.</text:span></text:span></text:p>
      <text:p text:style-name="P1">Mais ce qui distingue bien plus profondément encore sa pratique ou sa critique de celle de Ronsard, c'est le prix qu'il attache à la forme ; et dont on ne saurait assurément le blâmer, dans une langue où, comme dans la nôtre, il n'y a pas de différence essentielle entre le vocabulaire de la prose et celui de la poésie.</text:p>
      <text:p text:style-name="P1">C'est en effet un dernier point que nous ne saurions omettre, en essayant de réduire, comme nous faisons, à ses principes, la doctrine littéraire de Boileau. Dans ce bourgeois il y a un artiste, je veux dire à la fois un remarquable ouvrier et un théoricien scrupuleux de son art. Poète ou non, ce n'est pas là le point, quoique, après tout, son œuvre abonde en vers heureux, en vers brillants de bon sens et de clarté, qui, s'ils sont devenus proverbes en naissant, c'est apparemment qu'ils exprimaient d'une « manière vive, fine, et nouvelle en leur temps » des vérités d'usage ; et ce n'est déjà pas un mérite si commun. Il faut faire attention encore que, depuis deux cent cinquante ans bientôt passés, le vers français, aussi lui, dévolue, comme le reste ; et, puisqu'on en tient compte quand on parle de la versification de Molière ou de celle même de Racine, il en faut tenir compte également pour parler des vers de Boileau. Vous remarquerez même là-dessus que, si l'on n'en tenait pas compte, on commettrait à son égard la même injustice qu'on lui reproche précisément — et avec raison — d'avoir commise à l'égard de Ronsard.</text:p>
      <text:p text:style-name="Normal"><text:soft-page-break/><text:span text:style-name="Police_20_par_20_défaut"><text:span text:style-name="T1">Mais, quand j'accorderais </text:span></text:span><text:span text:style-name="Police_20_par_20_défaut"><text:span text:style-name="T1">à</text:span></text:span><text:span text:style-name="Police_20_par_20_défaut"><text:span text:style-name="T1"> ses d</text:span></text:span><text:span text:style-name="Police_20_par_20_défaut"><text:span text:style-name="T1">é</text:span></text:span><text:span text:style-name="Police_20_par_20_défaut"><text:span text:style-name="T1">tracteurs les plus acharn</text:span></text:span><text:span text:style-name="Police_20_par_20_défaut"><text:span text:style-name="T1">é</text:span></text:span><text:span text:style-name="Police_20_par_20_défaut"><text:span text:style-name="T1">s que les vers des </text:span></text:span><text:span text:style-name="Police_20_par_20_défaut"><text:span text:style-name="T4">Satires </text:span></text:span><text:span text:style-name="Police_20_par_20_défaut"><text:span text:style-name="T1">ne valent pas ceux des </text:span></text:span><text:span text:style-name="Police_20_par_20_défaut"><text:span text:style-name="T4">Sonnets </text:span></text:span><text:span text:style-name="Police_20_par_20_défaut"><text:span text:style-name="T4">à</text:span></text:span><text:span text:style-name="Police_20_par_20_défaut"><text:span text:style-name="T4"> Cassandre</text:span></text:span><text:span text:style-name="Police_20_par_20_défaut"><text:span text:style-name="T1">, et encore moins ceux des </text:span></text:span><text:span text:style-name="Police_20_par_20_défaut"><text:span text:style-name="T4">Ch</text:span></text:span><text:span text:style-name="Police_20_par_20_défaut"><text:span text:style-name="T4">â</text:span></text:span><text:span text:style-name="Police_20_par_20_défaut"><text:span text:style-name="T4">timents</text:span></text:span><text:span text:style-name="Police_20_par_20_défaut"><text:span text:style-name="T1"> ou des</text:span></text:span><text:span text:style-name="Police_20_par_20_défaut"><text:span text:style-name="T4"> Contemplations</text:span></text:span><text:span text:style-name="Police_20_par_20_défaut"><text:span text:style-name="T1">, il faut en revanche qu'ils conviennent </text:span></text:span><text:span text:style-name="Police_20_par_20_défaut"><text:span text:style-name="T1">à</text:span></text:span><text:span text:style-name="Police_20_par_20_défaut"><text:span text:style-name="T1"> leur tour que, si quelqu'un a senti </text:span></text:span><text:span text:style-name="Police_20_par_20_défaut"><text:span text:style-name="T1">l</text:span></text:span><text:span text:style-name="Police_20_par_20_défaut"><text:span text:style-name="T1">e prix de la forme en po</text:span></text:span><text:span text:style-name="Police_20_par_20_défaut"><text:span text:style-name="T1">é</text:span></text:span><text:span text:style-name="Police_20_par_20_défaut"><text:span text:style-name="T1">sie, c'est Boileau. Relisez ses Satires, ses </text:span></text:span><text:span text:style-name="Police_20_par_20_défaut"><text:span text:style-name="T4">Ê</text:span></text:span><text:span text:style-name="Police_20_par_20_défaut"><text:span text:style-name="T4">pitres</text:span></text:span><text:span text:style-name="Police_20_par_20_défaut"><text:span text:style-name="T1">, son</text:span></text:span><text:span text:style-name="Police_20_par_20_défaut"><text:span text:style-name="T4"> Art po</text:span></text:span><text:span text:style-name="Police_20_par_20_défaut"><text:span text:style-name="T4">é</text:span></text:span><text:span text:style-name="Police_20_par_20_défaut"><text:span text:style-name="T4">tique</text:span></text:span><text:span text:style-name="Police_20_par_20_défaut"><text:span text:style-name="T1">, relisez ses </text:span></text:span><text:span text:style-name="Police_20_par_20_défaut"><text:span text:style-name="T4">P</text:span></text:span><text:span text:style-name="Police_20_par_20_défaut"><text:span text:style-name="T4">r</text:span></text:span><text:span text:style-name="Police_20_par_20_défaut"><text:span text:style-name="T4">é</text:span></text:span><text:span text:style-name="Police_20_par_20_défaut"><text:span text:style-name="T4">faces</text:span></text:span><text:span text:style-name="Police_20_par_20_défaut"><text:span text:style-name="T1">, et en particulier la plus </text:span></text:span><text:span text:style-name="Police_20_par_20_défaut"><text:span text:style-name="T1">ample, celle qu'il a mise en t</text:span></text:span><text:span text:style-name="Police_20_par_20_défaut"><text:span text:style-name="T1">ê</text:span></text:span><text:span text:style-name="Police_20_par_20_défaut"><text:span text:style-name="T1">te de son </text:span></text:span><text:span text:style-name="Police_20_par_20_défaut"><text:span text:style-name="T1">é</text:span></text:span><text:span text:style-name="Police_20_par_20_défaut"><text:span text:style-name="T1">dition de 1701. </text:span></text:span><text:span text:style-name="Police_20_par_20_défaut"><text:span text:style-name="T1">«</text:span></text:span><text:span text:style-name="Police_20_par_20_défaut"><text:span text:style-name="T1"> </text:span></text:span><text:span text:style-name="Police_20_par_20_défaut"><text:span text:style-name="T1">Il y a bien de la diff</text:span></text:span><text:span text:style-name="Police_20_par_20_défaut"><text:span text:style-name="T1">é</text:span></text:span><text:span text:style-name="Police_20_par_20_défaut"><text:span text:style-name="T1">rence entre des vers faciles et des vers facilement faits. Les r</text:span></text:span><text:span text:style-name="Police_20_par_20_défaut"><text:span text:style-name="T1">é</text:span></text:span><text:span text:style-name="Police_20_par_20_défaut"><text:span text:style-name="T1">cits de </text:span></text:span><text:span text:style-name="Police_20_par_20_défaut"><text:span text:style-name="T1">Vi</text:span></text:span><text:span text:style-name="Police_20_par_20_défaut"><text:span text:style-name="T1">rgile, quoique extraordinairement travaill</text:span></text:span><text:span text:style-name="Police_20_par_20_défaut"><text:span text:style-name="T1">é</text:span></text:span><text:span text:style-name="Police_20_par_20_défaut"><text:span text:style-name="T1">s, sont bien plus naturels que ceux de Lucain, qui </text:span></text:span><text:span text:style-name="Police_20_par_20_défaut"><text:span text:style-name="T1">é</text:span></text:span><text:span text:style-name="Police_20_par_20_défaut"><text:span text:style-name="T1">crivait, dit-on, avec une facilit</text:span></text:span><text:span text:style-name="Police_20_par_20_défaut"><text:span text:style-name="T1">é</text:span></text:span><text:span text:style-name="Police_20_par_20_défaut"><text:span text:style-name="T1"> prodigieuse.</text:span></text:span><text:span text:style-name="Police_20_par_20_défaut"><text:span text:style-name="T1"> </text:span></text:span><text:span text:style-name="Police_20_par_20_défaut"><text:span text:style-name="T1">»</text:span></text:span><text:span text:style-name="Police_20_par_20_défaut"><text:span text:style-name="T1"> Parcourez </text:span></text:span><text:span text:style-name="Police_20_par_20_défaut"><text:span text:style-name="T1">é</text:span></text:span><text:span text:style-name="Police_20_par_20_défaut"><text:span text:style-name="T1">galement ses </text:span></text:span><text:span text:style-name="Police_20_par_20_défaut"><text:span text:style-name="T4">Lettres </text:span></text:span><text:span text:style-name="Police_20_par_20_défaut"><text:span text:style-name="T4">à</text:span></text:span><text:span text:style-name="Police_20_par_20_défaut"><text:span text:style-name="T4"> Brossette</text:span></text:span><text:span text:style-name="Police_20_par_20_défaut"><text:span text:style-name="T4"> </text:span></text:span><text:span text:style-name="Police_20_par_20_défaut"><text:span text:style-name="T1">:</text:span></text:span><text:span text:style-name="Police_20_par_20_défaut"><text:span text:style-name="T1"> vous y verrez les scrupules de l'artiste. Ou encore, et comme contre-</text:span></text:span><text:span text:style-name="Police_20_par_20_défaut"><text:span text:style-name="T1">é</text:span></text:span><text:span text:style-name="Police_20_par_20_défaut"><text:span text:style-name="T1">preuve, regardez et remarquez ce qu'il attaque en la plupart de ses ennemis litt</text:span></text:span><text:span text:style-name="Police_20_par_20_défaut"><text:span text:style-name="T1">é</text:span></text:span><text:span text:style-name="Police_20_par_20_défaut"><text:span text:style-name="T1">raires.</text:span></text:span></text:p>
      <text:p>Oh ! le plaisant projet d'un poète ignorant </text:p>
      <text:p>Qui de tant de héros va choisir Childebrand.</text:p>
      <text:p text:style-name="Normal"><text:span text:style-name="Police_20_par_20_défaut"><text:span text:style-name="T1">II avait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dit, dans l'</text:span></text:span><text:span text:style-name="Police_20_par_20_défaut"><text:span text:style-name="T1">é</text:span></text:span><text:span text:style-name="Police_20_par_20_défaut"><text:span text:style-name="T1">p</text:span></text:span><text:span text:style-name="Police_20_par_20_défaut"><text:span text:style-name="T1">î</text:span></text:span><text:span text:style-name="Police_20_par_20_défaut"><text:span text:style-name="T1">tre du </text:span></text:span><text:span text:style-name="Police_20_par_20_défaut"><text:span text:style-name="T4">Passage du Rhin</text:span></text:span><text:span text:style-name="Police_20_par_20_défaut"><text:span text:style-name="T1"> :</text:span></text:span></text:p>
      <text:p>Oh ! que le ciel, soigneux de notre poésie, </text:p>
      <text:p>Grand roi, ne nous fit-il plus voisins de l'Asie.</text:p>
      <text:p text:style-name="P1"/>
      <text:p>Il n'est plaine en ces lieux si sèche et si stérile </text:p>
      <text:p>Qui ne soit en <text:span text:style-name="Police_20_par_20_défaut"><text:span text:style-name="T15">beaux mots </text:span></text:span>partout riche et fertile.</text:p>
      <text:p text:style-name="P1">L'un est « plat et grossier », l'autre est « dur et pénible » ; celui-ci construit son vers sans art, et celui-là rime « sans génie ». S'il y a donc un art d'écrire, et s'il y a surtout un art de rimer, s'il y a un art de flatter l'oreille, mettons que Boileau ne l'ait pas connu ou pratiqué lui-même, il en a pourtant enseigné les leçons ; et ses leçons n'ont pas été perdues, s'il est vrai, comme il aimait lui-même à s'en vanter, qu'elles aient aidé à former Racine. J'irai plus loin ; et, comme sa doctrine faisait la part manifestement trop étroite à l’originalité du poète, en le réduisant à l'expression des idées communes, je dirais volontiers que, comme c'était l’unique moyen de l'y réintégrer, peut-être a-t-il mis quelquefois trop haut le mérite de la forme... Je livre le problème à vos méditations.</text:p>
      <text:p text:style-name="P1">Aucune de ces idées ne devait cependant s'établir ni triompher sans soulever de nombreuses protestations, et si les querelles de personnes, Boileau contre Cotin, Cotin contre Boileau, avaient rempli, comme nous l'avons dit, les premières années <text:soft-page-break/>de sa vie littéraire, la discussion des questions de principes en allait remplir et même un peu agiter les dernières, de 1690 à 1702.</text:p>
      <text:p text:style-name="Normal"><text:span text:style-name="Police_20_par_20_défaut"><text:span text:style-name="T1">Il est vrai qu'il avait habilement choisi son terrain. Sur la question de forme, en effet, et sur le prix qu'il y attachait, comment les </text:span></text:span><text:span text:style-name="Police_20_par_20_défaut"><text:span text:style-name="T4">Pr</text:span></text:span><text:span text:style-name="Police_20_par_20_défaut"><text:span text:style-name="T4">é</text:span></text:span><text:span text:style-name="Police_20_par_20_défaut"><text:span text:style-name="T4">cieux </text:span></text:span><text:span text:style-name="Police_20_par_20_défaut"><text:span text:style-name="T1">l'eussent-ils pu contredire</text:span></text:span><text:span text:style-name="Police_20_par_20_défaut"><text:span text:style-name="T1"> ?</text:span></text:span><text:span text:style-name="Police_20_par_20_défaut"><text:span text:style-name="T1"> La perfection de la forme, ils l'entendaient</text:span></text:span><text:span text:style-name="Police_20_par_20_défaut"><text:span text:style-name="T1"> </text:span></text:span><text:span text:style-name="Police_20_par_20_défaut"><text:span text:style-name="T1">d'une autre mani</text:span></text:span><text:span text:style-name="Police_20_par_20_défaut"><text:span text:style-name="T1">è</text:span></text:span><text:span text:style-name="Police_20_par_20_défaut"><text:span text:style-name="T1">re, sans doute, et, vous l'avez vu, tr</text:span></text:span><text:span text:style-name="Police_20_par_20_défaut"><text:span text:style-name="T1">è</text:span></text:span><text:span text:style-name="Police_20_par_20_défaut"><text:span text:style-name="T1">s diff</text:span></text:span><text:span text:style-name="Police_20_par_20_défaut"><text:span text:style-name="T1">é</text:span></text:span><text:span text:style-name="Police_20_par_20_défaut"><text:span text:style-name="T1">rente de la sienne, mais enfin, quant au principe</text:span></text:span><text:span text:style-name="Police_20_par_20_défaut"><text:span text:style-name="T1"> :</text:span></text:span><text:span text:style-name="Police_20_par_20_défaut"><text:span text:style-name="T1"> que les choses valent surtout de la mani</text:span></text:span><text:span text:style-name="Police_20_par_20_défaut"><text:span text:style-name="T1">è</text:span></text:span><text:span text:style-name="Police_20_par_20_défaut"><text:span text:style-name="T1">re qu'on les dit et par la fa</text:span></text:span><text:span text:style-name="Police_20_par_20_défaut"><text:span text:style-name="T1">ç</text:span></text:span><text:span text:style-name="Police_20_par_20_défaut"><text:span text:style-name="T1">on qu'on y donne</text:span></text:span><text:span text:style-name="Police_20_par_20_défaut"><text:span text:style-name="T1"> ;</text:span></text:span><text:span text:style-name="Police_20_par_20_défaut"><text:span text:style-name="T1"> ils eu </text:span></text:span><text:span text:style-name="Police_20_par_20_défaut"><text:span text:style-name="T1">tombaient d'accord avec lui. C'est ce qui peut servir, en passant,</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vous rendre raison de l'estime </text:span></text:span><text:span text:style-name="Police_20_par_20_défaut"><text:span text:style-name="T1">singuli</text:span></text:span><text:span text:style-name="Police_20_par_20_défaut"><text:span text:style-name="T1">è</text:span></text:span><text:span text:style-name="Police_20_par_20_défaut"><text:span text:style-name="T1">re que Boileau, non seulement dans ses vers, mais dans sa prose, et jusque dans Ta pr</text:span></text:span><text:span text:style-name="Police_20_par_20_défaut"><text:span text:style-name="T1">é</text:span></text:span><text:span text:style-name="Police_20_par_20_défaut"><text:span text:style-name="T1">face de l'</text:span></text:span><text:span text:style-name="Police_20_par_20_défaut"><text:span text:style-name="T1">é</text:span></text:span><text:span text:style-name="Police_20_par_20_défaut"><text:span text:style-name="T1">dition de 1701, a toujours profess</text:span></text:span><text:span text:style-name="Police_20_par_20_défaut"><text:span text:style-name="T1">é</text:span></text:span><text:span text:style-name="Police_20_par_20_défaut"><text:span text:style-name="T1">e pour </text:span></text:span><text:span text:style-name="Police_20_par_20_défaut"><text:span text:style-name="T1">Voiture</text:span></text:span><text:span text:style-name="Police_20_par_20_défaut"><text:span text:style-name="T1">. Il attendit d'</text:span></text:span><text:span text:style-name="Police_20_par_20_défaut"><text:span text:style-name="T1">ê</text:span></text:span><text:span text:style-name="Police_20_par_20_défaut"><text:span text:style-name="T1">tre mort, pour en d</text:span></text:span><text:span text:style-name="Police_20_par_20_défaut"><text:span text:style-name="T1">é</text:span></text:span><text:span text:style-name="Police_20_par_20_défaut"><text:span text:style-name="T1">clarer les jeux de mots </text:span></text:span><text:span text:style-name="Police_20_par_20_défaut"><text:span text:style-name="T1">«</text:span></text:span><text:span text:style-name="Police_20_par_20_défaut"><text:span text:style-name="T1"> </text:span></text:span><text:span text:style-name="Police_20_par_20_défaut"><text:span text:style-name="T1">insipides</text:span></text:span><text:span text:style-name="Police_20_par_20_défaut"><text:span text:style-name="T1"> </text:span></text:span><text:span text:style-name="Police_20_par_20_défaut"><text:span text:style-name="T1">»</text:span></text:span><text:span text:style-name="Police_20_par_20_défaut"><text:span text:style-name="T1">, dans sa </text:span></text:span><text:span text:style-name="Police_20_par_20_défaut"><text:span text:style-name="T4">Satire sur </text:span></text:span><text:span text:style-name="Police_20_par_20_défaut"><text:span text:style-name="T4">l’</text:span></text:span><text:span text:style-name="Police_20_par_20_défaut"><text:span text:style-name="T4">Equivoque</text:span></text:span><text:span text:style-name="Police_20_par_20_défaut"><text:span text:style-name="T1">, et, en attendant, il lui savait gr</text:span></text:span><text:span text:style-name="Police_20_par_20_défaut"><text:span text:style-name="T1">é</text:span></text:span><text:span text:style-name="Police_20_par_20_défaut"><text:span text:style-name="T1"> d'avoir </text:span></text:span><text:span text:style-name="Police_20_par_20_défaut"><text:span text:style-name="T1">«</text:span></text:span><text:span text:style-name="Police_20_par_20_défaut"><text:span text:style-name="T1"> </text:span></text:span><text:span text:style-name="Police_20_par_20_défaut"><text:span text:style-name="T1">extr</text:span></text:span><text:span text:style-name="Police_20_par_20_défaut"><text:span text:style-name="T1">ê</text:span></text:span><text:span text:style-name="Police_20_par_20_défaut"><text:span text:style-name="T1">mement travaill</text:span></text:span><text:span text:style-name="Police_20_par_20_défaut"><text:span text:style-name="T1">é</text:span></text:span><text:span text:style-name="Police_20_par_20_défaut"><text:span text:style-name="T1"> ses ouvrages</text:span></text:span><text:span text:style-name="Police_20_par_20_défaut"><text:span text:style-name="T1"> </text:span></text:span><text:span text:style-name="Police_20_par_20_défaut"><text:span text:style-name="T1">»</text:span></text:span><text:span text:style-name="Police_20_par_20_défaut"><text:span text:style-name="T1">.</text:span></text:span></text:p>
      <text:p text:style-name="P1">Encore bien moins pouvait-on aisément l'attaquer sur ce qu'il avait dit du pouvoir et de l'autorité de la raison :</text:p>
      <text:p>Aimez donc la raison : que toujours vos écrits </text:p>
      <text:p>Empruntent d'elle seule et leur lustre et leur prix...</text:p>
      <text:p text:style-name="Normal"><text:span text:style-name="Police_20_par_20_défaut"><text:span text:style-name="T1">Les jans</text:span></text:span><text:span text:style-name="Police_20_par_20_défaut"><text:span text:style-name="T1">é</text:span></text:span><text:span text:style-name="Police_20_par_20_défaut"><text:span text:style-name="T1">nistes seuls, au </text:span></text:span><text:span text:style-name="Police_20_par_20_défaut"><text:span text:style-name="T1">XVI</text:span></text:span><text:span text:style-name="Police_20_par_20_défaut"><text:span text:style-name="T1">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auraient pu faire un reproche </text:span></text:span><text:span text:style-name="Police_20_par_20_défaut"><text:span text:style-name="T1">à</text:span></text:span><text:span text:style-name="Police_20_par_20_défaut"><text:span text:style-name="T1"> Boileau de l'exc</text:span></text:span><text:span text:style-name="Police_20_par_20_défaut"><text:span text:style-name="T1">è</text:span></text:span><text:span text:style-name="Police_20_par_20_défaut"><text:span text:style-name="T1">s de confiance qu'il mettait dans ce qu'ils appelaient, eux, </text:span></text:span><text:span text:style-name="Police_20_par_20_défaut"><text:span text:style-name="T1">à</text:span></text:span><text:span text:style-name="Police_20_par_20_défaut"><text:span text:style-name="T1"> Port</text:span></text:span><text:span text:style-name="Police_20_par_20_défaut"><text:span text:style-name="T1">-</text:span></text:span><text:span text:style-name="Police_20_par_20_défaut"><text:span text:style-name="T1">Royal, </text:span></text:span><text:span text:style-name="Police_20_par_20_défaut"><text:span text:style-name="T1">«</text:span></text:span><text:span text:style-name="Police_20_par_20_défaut"><text:span text:style-name="T1"> </text:span></text:span><text:span text:style-name="Police_20_par_20_défaut"><text:span text:style-name="T1">l'imb</text:span></text:span><text:span text:style-name="Police_20_par_20_défaut"><text:span text:style-name="T1">é</text:span></text:span><text:span text:style-name="Police_20_par_20_défaut"><text:span text:style-name="T1">cillit</text:span></text:span><text:span text:style-name="Police_20_par_20_défaut"><text:span text:style-name="T1">é</text:span></text:span><text:span text:style-name="Police_20_par_20_défaut"><text:span text:style-name="T1"> </text:span></text:span><text:span text:style-name="Police_20_par_20_défaut"><text:span text:style-name="T1">»</text:span></text:span><text:span text:style-name="Police_20_par_20_défaut"><text:span text:style-name="T1"> de la raison humaine. Mais, tous ou presque tous, ils </text:span></text:span><text:span text:style-name="Police_20_par_20_défaut"><text:span text:style-name="T1">é</text:span></text:span><text:span text:style-name="Police_20_par_20_défaut"><text:span text:style-name="T1">taient amis de Boileau, </text:span></text:span><text:span text:style-name="Police_20_par_20_défaut"><text:span text:style-name="T1">à</text:span></text:span><text:span text:style-name="Police_20_par_20_défaut"><text:span text:style-name="T1"> commencer par le plus fameux et le plus consid</text:span></text:span><text:span text:style-name="Police_20_par_20_défaut"><text:span text:style-name="T1">é</text:span></text:span><text:span text:style-name="Police_20_par_20_défaut"><text:span text:style-name="T1">r</text:span></text:span><text:span text:style-name="Police_20_par_20_défaut"><text:span text:style-name="T1">é</text:span></text:span><text:span text:style-name="Police_20_par_20_défaut"><text:span text:style-name="T1"> du parti, celui que l'on saluait alors du nom du </text:span></text:span><text:span text:style-name="Police_20_par_20_défaut"><text:span text:style-name="T1">«</text:span></text:span><text:span text:style-name="Police_20_par_20_défaut"><text:span text:style-name="T1"> </text:span></text:span><text:span text:style-name="Police_20_par_20_défaut"><text:span text:style-name="T1">grand </text:span></text:span><text:span text:style-name="Police_20_par_20_défaut"><text:span text:style-name="T1">A</text:span></text:span><text:span text:style-name="Police_20_par_20_défaut"><text:span text:style-name="T1">rnauld</text:span></text:span><text:span text:style-name="Police_20_par_20_défaut"><text:span text:style-name="T1"> </text:span></text:span><text:span text:style-name="Police_20_par_20_défaut"><text:span text:style-name="T1">»</text:span></text:span><text:span text:style-name="Police_20_par_20_défaut"><text:span text:style-name="T1">. D'ailleurs, s'ils se d</text:span></text:span><text:span text:style-name="Police_20_par_20_défaut"><text:span text:style-name="T1">é</text:span></text:span><text:span text:style-name="Police_20_par_20_défaut"><text:span text:style-name="T1">fiaient de la raison, ils se d</text:span></text:span><text:span text:style-name="Police_20_par_20_défaut"><text:span text:style-name="T1">é</text:span></text:span><text:span text:style-name="Police_20_par_20_défaut"><text:span text:style-name="T1">fiaient bien davantage encore de l'imagination et de la sensibilit</text:span></text:span><text:span text:style-name="Police_20_par_20_défaut"><text:span text:style-name="T1">é</text:span></text:span><text:span text:style-name="Police_20_par_20_défaut"><text:span text:style-name="T1">, ces deux </text:span></text:span><text:span text:style-name="Police_20_par_20_défaut"><text:span text:style-name="T1">«</text:span></text:span><text:span text:style-name="Police_20_par_20_défaut"><text:span text:style-name="T1"> </text:span></text:span><text:span text:style-name="Police_20_par_20_défaut"><text:span text:style-name="T1">ma</text:span></text:span><text:span text:style-name="Police_20_par_20_défaut"><text:span text:style-name="T1">î</text:span></text:span><text:span text:style-name="Police_20_par_20_défaut"><text:span text:style-name="T1">tresses d'erreur</text:span></text:span><text:span text:style-name="Police_20_par_20_défaut"><text:span text:style-name="T1"> </text:span></text:span><text:span text:style-name="Police_20_par_20_défaut"><text:span text:style-name="T1">»</text:span></text:span><text:span text:style-name="Police_20_par_20_défaut"><text:span text:style-name="T1">. Et, comme en dehors des jans</text:span></text:span><text:span text:style-name="Police_20_par_20_défaut"><text:span text:style-name="T1">é</text:span></text:span><text:span text:style-name="Police_20_par_20_défaut"><text:span text:style-name="T1">nistes, il ne restait plus que les cart</text:span></text:span><text:span text:style-name="Police_20_par_20_défaut"><text:span text:style-name="T1">é</text:span></text:span><text:span text:style-name="Police_20_par_20_défaut"><text:span text:style-name="T1">siens, c'est-</text:span></text:span><text:span text:style-name="Police_20_par_20_défaut"><text:span text:style-name="T1">à</text:span></text:span><text:span text:style-name="Police_20_par_20_défaut"><text:span text:style-name="T1">-dire les plus rationalistes des hommes, ce n'</text:span></text:span><text:span text:style-name="Police_20_par_20_défaut"><text:span text:style-name="T1">é</text:span></text:span><text:span text:style-name="Police_20_par_20_défaut"><text:span text:style-name="T1">tait pas les Perrault ou les Fontenelle qui pouvaient songer </text:span></text:span><text:span text:style-name="Police_20_par_20_défaut"><text:span text:style-name="T1">à</text:span></text:span><text:span text:style-name="Police_20_par_20_défaut"><text:span text:style-name="T1"> faire descendre la raison du rang o</text:span></text:span><text:span text:style-name="Police_20_par_20_défaut"><text:span text:style-name="T1">ù</text:span></text:span><text:span text:style-name="Police_20_par_20_défaut"><text:span text:style-name="T1"> Boileau l'avait mise. Si donc le principe </text:span></text:span><text:span text:style-name="Police_20_par_20_défaut"><text:span text:style-name="T1">é</text:span></text:span><text:span text:style-name="Police_20_par_20_défaut"><text:span text:style-name="T1">tait contestable, et il l'</text:span></text:span><text:span text:style-name="Police_20_par_20_défaut"><text:span text:style-name="T1">é</text:span></text:span><text:span text:style-name="Police_20_par_20_défaut"><text:span text:style-name="T1">tait— en tant que l'imagination et la sensibilit</text:span></text:span><text:span text:style-name="Police_20_par_20_défaut"><text:span text:style-name="T1">é</text:span></text:span><text:span text:style-name="Police_20_par_20_défaut"><text:span text:style-name="T1"> sont les premi</text:span></text:span><text:span text:style-name="Police_20_par_20_défaut"><text:span text:style-name="T1">è</text:span></text:span><text:span text:style-name="Police_20_par_20_défaut"><text:span text:style-name="T1">res des vertus que nous devions exiger d'un po</text:span></text:span><text:span text:style-name="Police_20_par_20_défaut"><text:span text:style-name="T1">è</text:span></text:span><text:span text:style-name="Police_20_par_20_défaut"><text:span text:style-name="T1">te, il </text:span></text:span><text:span text:style-name="Police_20_par_20_défaut"><text:span text:style-name="T1">é</text:span></text:span><text:span text:style-name="Police_20_par_20_défaut"><text:span text:style-name="T1">tait d'accord avec l'esprit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du si</text:span></text:span><text:span text:style-name="Police_20_par_20_défaut"><text:span text:style-name="T1">è</text:span></text:span><text:span text:style-name="Police_20_par_20_défaut"><text:span text:style-name="T1">cle</text:span></text:span><text:span text:style-name="Police_20_par_20_défaut"><text:span text:style-name="T1"> ;</text:span></text:span><text:span text:style-name="Police_20_par_20_défaut"><text:span text:style-name="T1"> </text:span></text:span><text:span text:style-name="Police_20_par_20_défaut"><text:span text:style-name="T1">et, au fait, je ne vois pas qu'aucun des adversaires de Boileau l'ait s</text:span></text:span><text:span text:style-name="Police_20_par_20_défaut"><text:span text:style-name="T1">é</text:span></text:span><text:span text:style-name="Police_20_par_20_défaut"><text:span text:style-name="T1">rieusement contest</text:span></text:span><text:span text:style-name="Police_20_par_20_défaut"><text:span text:style-name="T1">é</text:span></text:span><text:span text:style-name="Police_20_par_20_défaut"><text:span text:style-name="T1">, ni qu'il en ait seulement fait mine. Chapelain lui-m</text:span></text:span><text:span text:style-name="Police_20_par_20_défaut"><text:span text:style-name="T1">ê</text:span></text:span><text:span text:style-name="Police_20_par_20_défaut"><text:span text:style-name="T1">me ne l'e</text:span></text:span><text:span text:style-name="Police_20_par_20_défaut"><text:span text:style-name="T1">û</text:span></text:span><text:span text:style-name="Police_20_par_20_défaut"><text:span text:style-name="T1">t pas pu, s'il l'e</text:span></text:span><text:span text:style-name="Police_20_par_20_défaut"><text:span text:style-name="T1">û</text:span></text:span><text:span text:style-name="Police_20_par_20_défaut"><text:span text:style-name="T1">t</text:span></text:span><text:span text:style-name="Police_20_par_20_défaut"><text:span text:style-name="T1"> </text:span></text:span><text:span text:style-name="Police_20_par_20_défaut"><text:span text:style-name="T1">voulu, lui, dont la Pucelle </text:span></text:span><text:span text:style-name="Police_20_par_20_défaut"><text:span text:style-name="T1">é</text:span></text:span><text:span text:style-name="Police_20_par_20_défaut"><text:span text:style-name="T1">tait si raisonnable, et, comme vous l'avez pu voir, si savamment raisonn</text:span></text:span><text:span text:style-name="Police_20_par_20_défaut"><text:span text:style-name="T1">é</text:span></text:span><text:span text:style-name="Police_20_par_20_défaut"><text:span text:style-name="T1">e !</text:span></text:span></text:p>
      <text:p text:style-name="P1"><text:soft-page-break/>Enfin, sur la manière étroite, et surtout timorée, dont Boileau avait entendu l'imitation de la nature — comme si, aussitôt après l'avoir énoncé, il eût reculé devant les conséquences de son propre principe, — il y eût eu plus, il y eût eu même beaucoup à dire. Mais, bien loin que ses contemporains pussent lui reprocher qu'il n'allait pas au bout de son principe, et qu'après avoir fait quatre pas en avant il en faisait trois en arrière, j'ai tâché de vous montrer qu'il ne leur avait justement rien proposé de plus révolutionnaire que d'imiter la nature, au lieu de s'ingénier, comme on faisait jusqu'alors, à la perfectionner ; et on l'eût plutôt accusé de faire à la nature, dans sa doctrine, la part encore trop grande.</text:p>
      <text:p text:style-name="Normal"><text:span text:style-name="Police_20_par_20_défaut"><text:span text:style-name="T1">En voici, au surplus, une preuve assez </text:span></text:span><text:span text:style-name="Police_20_par_20_défaut"><text:span text:style-name="T1">é</text:span></text:span><text:span text:style-name="Police_20_par_20_défaut"><text:span text:style-name="T1">loquente</text:span></text:span><text:span text:style-name="Police_20_par_20_défaut"><text:span text:style-name="T1"> :</text:span></text:span><text:span text:style-name="Police_20_par_20_défaut"><text:span text:style-name="T1"> c'est qu'aussit</text:span></text:span><text:span text:style-name="Police_20_par_20_défaut"><text:span text:style-name="T1">ô</text:span></text:span><text:span text:style-name="Police_20_par_20_défaut"><text:span text:style-name="T1">t que Boileau se fut retir</text:span></text:span><text:span text:style-name="Police_20_par_20_défaut"><text:span text:style-name="T1">é</text:span></text:span><text:span text:style-name="Police_20_par_20_défaut"><text:span text:style-name="T1"> de la lutte, non seulement ce naturalisme, dont il avait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avec l'auteur de la </text:span></text:span><text:span text:style-name="Police_20_par_20_défaut"><text:span text:style-name="T4">Critique de l'Ecole des Femmes</text:span></text:span><text:span text:style-name="Police_20_par_20_défaut"><text:span text:style-name="T1"> et de </text:span></text:span><text:span text:style-name="Police_20_par_20_défaut"><text:span text:style-name="T1">l’</text:span></text:span><text:span text:style-name="Police_20_par_20_défaut"><text:span text:style-name="T4">Impromptu</text:span></text:span><text:span text:style-name="Police_20_par_20_défaut"><text:span text:style-name="T1"> de </text:span></text:span><text:span text:style-name="Police_20_par_20_défaut"><text:span text:style-name="T1">V</text:span></text:span><text:span text:style-name="Police_20_par_20_défaut"><text:span text:style-name="T1">ersailles, le v</text:span></text:span><text:span text:style-name="Police_20_par_20_défaut"><text:span text:style-name="T1">é</text:span></text:span><text:span text:style-name="Police_20_par_20_défaut"><text:span text:style-name="T1">ritable th</text:span></text:span><text:span text:style-name="Police_20_par_20_défaut"><text:span text:style-name="T1">é</text:span></text:span><text:span text:style-name="Police_20_par_20_défaut"><text:span text:style-name="T1">oricien, ne gagna personne </text:span></text:span><text:span text:style-name="Police_20_par_20_défaut"><text:span text:style-name="T1">à</text:span></text:span><text:span text:style-name="Police_20_par_20_défaut"><text:span text:style-name="T1">. sa cause, n'</text:span></text:span><text:span text:style-name="Police_20_par_20_défaut"><text:span text:style-name="T1">é</text:span></text:span><text:span text:style-name="Police_20_par_20_défaut"><text:span text:style-name="T1">tendit m</text:span></text:span><text:span text:style-name="Police_20_par_20_défaut"><text:span text:style-name="T1">ê</text:span></text:span><text:span text:style-name="Police_20_par_20_défaut"><text:span text:style-name="T1">me pas son droit jusqu'</text:span></text:span><text:span text:style-name="Police_20_par_20_défaut"><text:span text:style-name="T1">à</text:span></text:span><text:span text:style-name="Police_20_par_20_défaut"><text:span text:style-name="T1"> faire entrer dans l'art la repr</text:span></text:span><text:span text:style-name="Police_20_par_20_défaut"><text:span text:style-name="T1">é</text:span></text:span><text:span text:style-name="Police_20_par_20_défaut"><text:span text:style-name="T1">sentation de la nature ext</text:span></text:span><text:span text:style-name="Police_20_par_20_défaut"><text:span text:style-name="T1">é</text:span></text:span><text:span text:style-name="Police_20_par_20_défaut"><text:span text:style-name="T1">rieure, mais il put voir tout autour de lui la pr</text:span></text:span><text:span text:style-name="Police_20_par_20_défaut"><text:span text:style-name="T1">é</text:span></text:span><text:span text:style-name="Police_20_par_20_défaut"><text:span text:style-name="T1">ciosit</text:span></text:span><text:span text:style-name="Police_20_par_20_défaut"><text:span text:style-name="T1">é</text:span></text:span><text:span text:style-name="Police_20_par_20_défaut"><text:span text:style-name="T1"> rena</text:span></text:span><text:span text:style-name="Police_20_par_20_défaut"><text:span text:style-name="T1">î</text:span></text:span><text:span text:style-name="Police_20_par_20_défaut"><text:span text:style-name="T1">tre</text:span></text:span><text:span text:style-name="Police_20_par_20_défaut"><text:span text:style-name="T1"> </text:span></text:span><text:span text:style-name="Police_20_par_20_défaut"><text:span text:style-name="T1">;</text:span></text:span><text:span text:style-name="Police_20_par_20_défaut"><text:span text:style-name="T1"> et, dans les ruelles transform</text:span></text:span><text:span text:style-name="Police_20_par_20_défaut"><text:span text:style-name="T1">é</text:span></text:span><text:span text:style-name="Police_20_par_20_défaut"><text:span text:style-name="T1">es en salons, les Fontenelle et les Lamotte reprendre la tradition des Balzac et des </text:span></text:span><text:span text:style-name="Police_20_par_20_défaut"><text:span text:style-name="T1">Voiture</text:span></text:span><text:span text:style-name="Police_20_par_20_défaut"><text:span text:style-name="T1">, </text:span></text:span><text:span text:style-name="Police_20_par_20_défaut"><text:span text:style-name="T1">c</text:span></text:span><text:span text:style-name="Police_20_par_20_défaut"><text:span text:style-name="T1">e sera bien autre chose encore, quelques ann</text:span></text:span><text:span text:style-name="Police_20_par_20_défaut"><text:span text:style-name="T1">é</text:span></text:span><text:span text:style-name="Police_20_par_20_défaut"><text:span text:style-name="T1">es plus </text:span></text:span><text:span text:style-name="Police_20_par_20_défaut"><text:span text:style-name="T1">tard, quand la marquise de Lambert, et apr</text:span></text:span><text:span text:style-name="Police_20_par_20_défaut"><text:span text:style-name="T1">è</text:span></text:span><text:span text:style-name="Police_20_par_20_défaut"><text:span text:style-name="T1">s elle Mme de Tencin, seront devenues des puissances. Les premi</text:span></text:span><text:span text:style-name="Police_20_par_20_défaut"><text:span text:style-name="T1">è</text:span></text:span><text:span text:style-name="Police_20_par_20_défaut"><text:span text:style-name="T1">res ann</text:span></text:span><text:span text:style-name="Police_20_par_20_défaut"><text:span text:style-name="T1">é</text:span></text:span><text:span text:style-name="Police_20_par_20_défaut"><text:span text:style-name="T1">es du </text:span></text:span><text:span text:style-name="Police_20_par_20_défaut"><text:span text:style-name="T1">XVI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rappelleront </text:span></text:span><text:span text:style-name="Police_20_par_20_défaut"><text:span text:style-name="T1">à</text:span></text:span><text:span text:style-name="Police_20_par_20_défaut"><text:span text:style-name="T1"> cet </text:span></text:span><text:span text:style-name="Police_20_par_20_défaut"><text:span text:style-name="T1">é</text:span></text:span><text:span text:style-name="Police_20_par_20_défaut"><text:span text:style-name="T1">gard les premi</text:span></text:span><text:span text:style-name="Police_20_par_20_défaut"><text:span text:style-name="T1">è</text:span></text:span><text:span text:style-name="Police_20_par_20_défaut"><text:span text:style-name="T1">res ann</text:span></text:span><text:span text:style-name="Police_20_par_20_défaut"><text:span text:style-name="T1">é</text:span></text:span><text:span text:style-name="Police_20_par_20_défaut"><text:span text:style-name="T1">es du </text:span></text:span><text:span text:style-name="Police_20_par_20_défaut"><text:span text:style-name="T1">XVII</text:span></text:span><text:span text:style-name="Police_20_par_20_défaut"><text:span text:style-name="T2">e</text:span></text:span><text:span text:style-name="Police_20_par_20_défaut"><text:span text:style-name="T1">. Une fois de plus dans l'histoire de la litt</text:span></text:span><text:span text:style-name="Police_20_par_20_défaut"><text:span text:style-name="T1">é</text:span></text:span><text:span text:style-name="Police_20_par_20_défaut"><text:span text:style-name="T1">rature, l'homme naturel dispara</text:span></text:span><text:span text:style-name="Police_20_par_20_défaut"><text:span text:style-name="T1">î</text:span></text:span><text:span text:style-name="Police_20_par_20_défaut"><text:span text:style-name="T1">tra, s'</text:span></text:span><text:span text:style-name="Police_20_par_20_défaut"><text:span text:style-name="T1">é</text:span></text:span><text:span text:style-name="Police_20_par_20_défaut"><text:span text:style-name="T1">vanouira dans </text:span></text:span><text:span text:style-name="Police_20_par_20_défaut"><text:span text:style-name="T1">«</text:span></text:span><text:span text:style-name="Police_20_par_20_défaut"><text:span text:style-name="T1"> </text:span></text:span><text:span text:style-name="Police_20_par_20_défaut"><text:span text:style-name="T1">l'homme du monde</text:span></text:span><text:span text:style-name="Police_20_par_20_défaut"><text:span text:style-name="T1"> </text:span></text:span><text:span text:style-name="Police_20_par_20_défaut"><text:span text:style-name="T1">»</text:span></text:span><text:span text:style-name="Police_20_par_20_défaut"><text:span text:style-name="T1">. Et pour nous d</text:span></text:span><text:span text:style-name="Police_20_par_20_défaut"><text:span text:style-name="T1">é</text:span></text:span><text:span text:style-name="Police_20_par_20_défaut"><text:span text:style-name="T1">barrasser d'un vice, dont les traces se voient encore, je ne dis pas seulement dans les romans de Marivaux, je dis jusque dans le Petit Car</text:span></text:span><text:span text:style-name="Police_20_par_20_défaut"><text:span text:style-name="T1">ê</text:span></text:span><text:span text:style-name="Police_20_par_20_défaut"><text:span text:style-name="T1">me et jusque dans </text:span></text:span><text:span text:style-name="Police_20_par_20_défaut"><text:span text:style-name="T4">L’</text:span></text:span><text:span text:style-name="Police_20_par_20_défaut"><text:span text:style-name="T4">Esprit des Lois</text:span></text:span><text:span text:style-name="Police_20_par_20_défaut"><text:span text:style-name="T1">, ce ne sera pas assez des plaisanteries de l'auteur de </text:span></text:span><text:span text:style-name="Police_20_par_20_défaut"><text:span text:style-name="T4">Gil Blas</text:span></text:span><text:span text:style-name="Police_20_par_20_défaut"><text:span text:style-name="T1"> et du</text:span></text:span><text:span text:style-name="Police_20_par_20_défaut"><text:span text:style-name="T4"> Bachelier de Salamanque</text:span></text:span><text:span text:style-name="Police_20_par_20_défaut"><text:span text:style-name="T1">, mais il n'y faudra rien de moins que l'intervention de </text:span></text:span><text:span text:style-name="Police_20_par_20_défaut"><text:span text:style-name="T1">Voltaire</text:span></text:span><text:span text:style-name="Police_20_par_20_défaut"><text:span text:style-name="T1">. Et voil</text:span></text:span><text:span text:style-name="Police_20_par_20_défaut"><text:span text:style-name="T1">à</text:span></text:span><text:span text:style-name="Police_20_par_20_défaut"><text:span text:style-name="T1"> pourquoi les ennemis de Boileau ne pouvaient pas lui faire un grief de la timidit</text:span></text:span><text:span text:style-name="Police_20_par_20_défaut"><text:span text:style-name="T1">é</text:span></text:span><text:span text:style-name="Police_20_par_20_défaut"><text:span text:style-name="T1"> de son </text:span></text:span><text:span text:style-name="Police_20_par_20_défaut"><text:span text:style-name="T4">naturalisme</text:span></text:span><text:span text:style-name="Police_20_par_20_défaut"><text:span text:style-name="T1">.</text:span></text:span></text:p>
      <text:p text:style-name="Normal"><text:span text:style-name="Police_20_par_20_défaut"><text:span text:style-name="T1">Que leur restait-il donc</text:span></text:span><text:span text:style-name="Police_20_par_20_défaut"><text:span text:style-name="T1"> ?</text:span></text:span><text:span text:style-name="Police_20_par_20_défaut"><text:span text:style-name="T1"> </text:span></text:span><text:span text:style-name="Police_20_par_20_défaut"><text:span text:style-name="T1">Il leur restait </text:span></text:span><text:span text:style-name="Police_20_par_20_défaut"><text:span text:style-name="T1">à</text:span></text:span><text:span text:style-name="Police_20_par_20_défaut"><text:span text:style-name="T1"> l'attaquer sur l'article de l'imitation des anciens, et, effectivement, c'est ce qu'ils allaient faire. Avec quels arguments, et d'ailleurs avec quel succ</text:span></text:span><text:span text:style-name="Police_20_par_20_défaut"><text:span text:style-name="T1">è</text:span></text:span><text:span text:style-name="Police_20_par_20_défaut"><text:span text:style-name="T1">s ou plut</text:span></text:span><text:span text:style-name="Police_20_par_20_défaut"><text:span text:style-name="T1">ô</text:span></text:span><text:span text:style-name="Police_20_par_20_défaut"><text:span text:style-name="T1">t avec quel insucc</text:span></text:span><text:span text:style-name="Police_20_par_20_défaut"><text:span text:style-name="T1">è</text:span></text:span><text:span text:style-name="Police_20_par_20_défaut"><text:span text:style-name="T1">s,—</text:span></text:span><text:span text:style-name="Police_20_par_20_défaut"><text:span text:style-name="T1"> </text:span></text:span><text:span text:style-name="Police_20_par_20_défaut"><text:span text:style-name="T1">c'est ce que nous verrons en </text:span></text:span><text:span text:style-name="Police_20_par_20_défaut"><text:span text:style-name="T1">é</text:span></text:span><text:span text:style-name="Police_20_par_20_défaut"><text:span text:style-name="T1">tudiant la</text:span></text:span><text:span text:style-name="Police_20_par_20_défaut"><text:span text:style-name="T4"> Querelle des Anciens et des Modernes</text:span></text:span><text:span text:style-name="Police_20_par_20_défaut"><text:span text:style-name="T1">.</text:span></text:span></text:p>
      <text:p text:style-name="P1">19 novembre 1889.</text:p>
      <text:h text:style-name="P36" text:outline-level="1">Quatrième leçon - La querelle des Anciens et des Modernes <text:span text:style-name="Police_20_par_20_défaut"><text:span text:style-name="T1">(</text:span></text:span><text:span text:style-name="Police_20_par_20_défaut"><text:span text:style-name="T1">1690-1720</text:span></text:span><text:span text:style-name="Police_20_par_20_défaut"><text:span text:style-name="T1">)</text:span></text:span><text:span text:style-name="Police_20_par_20_défaut"><text:span text:style-name="T1">.</text:span></text:span></text:h>
      <text:p text:style-name="Normal"/>
      <text:p text:style-name="Normal"><text:span text:style-name="Police_20_par_20_défaut"><text:span text:style-name="T1">La querelle des Anciens et des Modernes</text:span></text:span><text:span text:style-name="Police_20_par_20_défaut"><text:span text:style-name="T1"> ;</text:span></text:span><text:span text:style-name="Police_20_par_20_défaut"><text:span text:style-name="T1"> son 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 histori</text:span></text:span><text:span text:style-name="Police_20_par_20_défaut"><text:span text:style-name="T1">que et son importance</text:span></text:span><text:span text:style-name="Police_20_par_20_défaut"><text:span text:style-name="T1"> </text:span></text:span><text:span text:style-name="Police_20_par_20_défaut"><text:span text:style-name="T1">;</text:span></text:span><text:span text:style-name="Police_20_par_20_défaut"><text:span text:style-name="T1"> actuelle. — Fontenelle et la cabale des Perrault. — Le </text:span></text:span><text:span text:style-name="Police_20_par_20_défaut"><text:span text:style-name="T4">S</text:span></text:span><text:span text:style-name="Police_20_par_20_défaut"><text:span text:style-name="T4">i</text:span></text:span><text:span text:style-name="Police_20_par_20_défaut"><text:span text:style-name="T4">è</text:span></text:span><text:span text:style-name="Police_20_par_20_défaut"><text:span text:style-name="T4">c</text:span></text:span><text:span text:style-name="Police_20_par_20_défaut"><text:span text:style-name="T4">le de Louis le Grand.</text:span></text:span><text:span text:style-name="Police_20_par_20_défaut"><text:span text:style-name="T1"> — Le Paral</text:span></text:span><text:span text:style-name="Police_20_par_20_défaut"><text:span text:style-name="T1">l</text:span></text:span><text:span text:style-name="Police_20_par_20_défaut"><text:span text:style-name="T1">è</text:span></text:span><text:span text:style-name="Police_20_par_20_défaut"><text:span text:style-name="T1">le des Anciens et des Modernes.</text:span></text:span><text:span text:style-name="Police_20_par_20_défaut"><text:span text:style-name="T1"> </text:span></text:span><text:span text:style-name="Police_20_par_20_défaut"><text:span text:style-name="T1">— Innovations de Perrault en critique. — L'esth</text:span></text:span><text:span text:style-name="Police_20_par_20_défaut"><text:span text:style-name="T1">é</text:span></text:span><text:span text:style-name="Police_20_par_20_défaut"><text:span text:style-name="T1">tiqu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 ses avantages et ses</text:span></text:span><text:span text:style-name="Police_20_par_20_défaut"><text:span text:style-name="T1"> :</text:span></text:span><text:span text:style-name="Police_20_par_20_défaut"><text:span text:style-name="T1"> dangers. —t Une page de Perrault.</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Le </text:span></text:span><text:span text:style-name="Police_20_par_20_défaut"><text:span text:style-name="T1">«</text:span></text:span><text:span text:style-name="Police_20_par_20_défaut"><text:span text:style-name="T1"> </text:span></text:span><text:span text:style-name="Police_20_par_20_défaut"><text:span text:style-name="T1">public des honn</text:span></text:span><text:span text:style-name="Police_20_par_20_défaut"><text:span text:style-name="T1">ê</text:span></text:span><text:span text:style-name="Police_20_par_20_défaut"><text:span text:style-name="T1">tes gens</text:span></text:span><text:span text:style-name="Police_20_par_20_défaut"><text:span text:style-name="T1"> </text:span></text:span><text:span text:style-name="Police_20_par_20_défaut"><text:span text:style-name="T1">»</text:span></text:span><text:span text:style-name="Police_20_par_20_défaut"><text:span text:style-name="T1"> et les limites de sa comp</text:span></text:span><text:span text:style-name="Police_20_par_20_défaut"><text:span text:style-name="T1">é</text:span></text:span><text:span text:style-name="Police_20_par_20_défaut"><text:span text:style-name="T1">tence. — Quelques mots sur le </text:span></text:span><text:span text:style-name="Police_20_par_20_défaut"><text:span text:style-name="T1">«</text:span></text:span><text:span text:style-name="Police_20_par_20_défaut"><text:span text:style-name="T1"> </text:span></text:span><text:span text:style-name="Police_20_par_20_défaut"><text:span text:style-name="T1">sens individuel</text:span></text:span><text:span text:style-name="Police_20_par_20_défaut"><text:span text:style-name="T1"> </text:span></text:span><text:span text:style-name="Police_20_par_20_défaut"><text:span text:style-name="T1">»</text:span></text:span><text:span text:style-name="Police_20_par_20_défaut"><text:span text:style-name="T1"> e</text:span></text:span><text:span text:style-name="Police_20_par_20_défaut"><text:span text:style-name="T1">t</text:span></text:span><text:span text:style-name="Police_20_par_20_défaut"><text:span text:style-name="T1"> critique. — L'id</text:span></text:span><text:span text:style-name="Police_20_par_20_défaut"><text:span text:style-name="T1">é</text:span></text:span><text:span text:style-name="Police_20_par_20_défaut"><text:span text:style-name="T1">e de progr</text:span></text:span><text:span text:style-name="Police_20_par_20_défaut"><text:span text:style-name="T1">è</text:span></text:span><text:span text:style-name="Police_20_par_20_défaut"><text:span text:style-name="T1">s. —</text:span></text:span><text:span text:style-name="Police_20_par_20_défaut"><text:span text:style-name="T1"> </text:span></text:span><text:span text:style-name="Police_20_par_20_défaut"><text:span text:style-name="T1">;</text:span></text:span><text:span text:style-name="Police_20_par_20_défaut"><text:span text:style-name="T1"> La r</text:span></text:span><text:span text:style-name="Police_20_par_20_défaut"><text:span text:style-name="T1">é</text:span></text:span><text:span text:style-name="Police_20_par_20_défaut"><text:span text:style-name="T1">ponse de Boileau</text:span></text:span><text:span text:style-name="Police_20_par_20_défaut"><text:span text:style-name="T1"> :</text:span></text:span><text:span text:style-name="Police_20_par_20_défaut"><text:span text:style-name="T1"> les </text:span></text:span><text:span text:style-name="Police_20_par_20_défaut"><text:span text:style-name="T4">R</text:span></text:span><text:span text:style-name="Police_20_par_20_défaut"><text:span text:style-name="T4">é</text:span></text:span><text:span text:style-name="Police_20_par_20_défaut"><text:span text:style-name="T4">flexions sur Longin.</text:span></text:span><text:span text:style-name="Police_20_par_20_défaut"><text:span text:style-name="T1"> — Citations caract</text:span></text:span><text:span text:style-name="Police_20_par_20_défaut"><text:span text:style-name="T1">é</text:span></text:span><text:span text:style-name="Police_20_par_20_défaut"><text:span text:style-name="T1">ristiques. — Concessions de Boileau. — L'id</text:span></text:span><text:span text:style-name="Police_20_par_20_défaut"><text:span text:style-name="T1">é</text:span></text:span><text:span text:style-name="Police_20_par_20_défaut"><text:span text:style-name="T1">e d'</text:span></text:span><text:span text:style-name="Police_20_par_20_défaut"><text:span text:style-name="T1">é</text:span></text:span><text:span text:style-name="Police_20_par_20_défaut"><text:span text:style-name="T1">volution</text:span></text:span><text:span text:style-name="Police_20_par_20_défaut"><text:span text:style-name="T1">. — Cons</text:span></text:span><text:span text:style-name="Police_20_par_20_défaut"><text:span text:style-name="T1">é</text:span></text:span><text:span text:style-name="Police_20_par_20_défaut"><text:span text:style-name="T1">quences de la discussion et r</text:span></text:span><text:span text:style-name="Police_20_par_20_défaut"><text:span text:style-name="T1">é</text:span></text:span><text:span text:style-name="Police_20_par_20_défaut"><text:span text:style-name="T1">sultats de la querelle</text:span></text:span><text:span text:style-name="Police_20_par_20_défaut"><text:span text:style-name="T1"> </text:span></text:span><text:span text:style-name="Police_20_par_20_défaut"><text:span text:style-name="T1">;</text:span></text:span><text:span text:style-name="Police_20_par_20_défaut"><text:span text:style-name="T1"> l'id</text:span></text:span><text:span text:style-name="Police_20_par_20_défaut"><text:span text:style-name="T1">é</text:span></text:span><text:span text:style-name="Police_20_par_20_défaut"><text:span text:style-name="T1">e de Relativit</text:span></text:span><text:span text:style-name="Police_20_par_20_défaut"><text:span text:style-name="T1">é</text:span></text:span><text:span text:style-name="Police_20_par_20_défaut"><text:span text:style-name="T1"> succ</text:span></text:span><text:span text:style-name="Police_20_par_20_défaut"><text:span text:style-name="T1">è</text:span></text:span><text:span text:style-name="Police_20_par_20_défaut"><text:span text:style-name="T1">de en critique</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la notion</text:span></text:span><text:span text:style-name="Police_20_par_20_défaut"><text:span text:style-name="T1"> </text:span></text:span><text:span text:style-name="Police_20_par_20_défaut"><text:span text:style-name="T1">;</text:span></text:span><text:span text:style-name="Police_20_par_20_défaut"><text:span text:style-name="T1"> de la R</text:span></text:span><text:span text:style-name="Police_20_par_20_défaut"><text:span text:style-name="T1">è</text:span></text:span><text:span text:style-name="Police_20_par_20_défaut"><text:span text:style-name="T1">gle.</text:span></text:span></text:p>
      <text:p text:style-name="P1"/>
      <text:p text:style-name="P1">Messieurs,</text:p>
      <text:p text:style-name="Normal"><text:span text:style-name="Police_20_par_20_défaut"><text:span text:style-name="T1">Je n'ai pas l'intention de vous faire ici l'histoire de la querelle des Anciens et des Modernes</text:span></text:span><text:span text:style-name="Police_20_par_20_défaut"><text:span text:style-name="T1"> :</text:span></text:span><text:span text:style-name="Police_20_par_20_défaut"><text:span text:style-name="T1"> elle est faite</text:span></text:span><text:span text:style-name="Police_20_par_20_défaut"><text:span text:style-name="T1"> </text:span></text:span><text:span text:style-name="Police_20_par_20_défaut"><text:span text:style-name="T1">;</text:span></text:span><text:span text:style-name="Police_20_par_20_défaut"><text:span text:style-name="T1"> elle serait un peu longue </text:span></text:span><text:span text:style-name="Police_20_par_20_défaut"><text:span text:style-name="T1">à</text:span></text:span><text:span text:style-name="Police_20_par_20_défaut"><text:span text:style-name="T1"> conter</text:span></text:span><text:span text:style-name="Police_20_par_20_défaut"><text:span text:style-name="T1"> ;</text:span></text:span><text:span text:style-name="Police_20_par_20_défaut"><text:span text:style-name="T1"> et enfin elle ne nous regarde qu'autant que l'</text:span></text:span><text:span text:style-name="Police_20_par_20_défaut"><text:span text:style-name="T1">é</text:span></text:span><text:span text:style-name="Police_20_par_20_défaut"><text:span text:style-name="T1">volution des id</text:span></text:span><text:span text:style-name="Police_20_par_20_défaut"><text:span text:style-name="T1">é</text:span></text:span><text:span text:style-name="Police_20_par_20_défaut"><text:span text:style-name="T1">es critiques y est li</text:span></text:span><text:span text:style-name="Police_20_par_20_défaut"><text:span text:style-name="T1">é</text:span></text:span><text:span text:style-name="Police_20_par_20_défaut"><text:span text:style-name="T1">e. Cependant, et pour deux bonnes raisons, je ne crois pas qu'il soit inutile de vous en signaler au passage l'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 toujours vivant et toujours </text:span></text:span><text:span text:style-name="Police_20_par_20_défaut"><text:span text:style-name="T4">actuel</text:span></text:span><text:span text:style-name="Police_20_par_20_défaut"><text:span text:style-name="T1">. Il faut nous habituer </text:span></text:span><text:span text:style-name="Police_20_par_20_défaut"><text:span text:style-name="T1">à</text:span></text:span><text:span text:style-name="Police_20_par_20_défaut"><text:span text:style-name="T1"> reconna</text:span></text:span><text:span text:style-name="Police_20_par_20_défaut"><text:span text:style-name="T1">î</text:span></text:span><text:span text:style-name="Police_20_par_20_défaut"><text:span text:style-name="T1">tre, sous la p</text:span></text:span><text:span text:style-name="Police_20_par_20_défaut"><text:span text:style-name="T1">é</text:span></text:span><text:span text:style-name="Police_20_par_20_défaut"><text:span text:style-name="T1">danterie des mots, l'importance r</text:span></text:span><text:span text:style-name="Police_20_par_20_défaut"><text:span text:style-name="T1">é</text:span></text:span><text:span text:style-name="Police_20_par_20_défaut"><text:span text:style-name="T1">elle des quest</text:span></text:span><text:span text:style-name="Police_20_par_20_défaut"><text:span text:style-name="T1">ions qu'ils recouvrent</text:span></text:span><text:span text:style-name="Police_20_par_20_défaut"><text:span text:style-name="T1"> </text:span></text:span><text:span text:style-name="Police_20_par_20_défaut"><text:span text:style-name="T1">;</text:span></text:span><text:span text:style-name="Police_20_par_20_défaut"><text:span text:style-name="T1"> et, de m</text:span></text:span><text:span text:style-name="Police_20_par_20_défaut"><text:span text:style-name="T1">ê</text:span></text:span><text:span text:style-name="Police_20_par_20_défaut"><text:span text:style-name="T1">me que nos philosophes n'ont pas cess</text:span></text:span><text:span text:style-name="Police_20_par_20_défaut"><text:span text:style-name="T1">é</text:span></text:span><text:span text:style-name="Police_20_par_20_défaut"><text:span text:style-name="T1"> de discuter dans leurs </text:span></text:span><text:span text:style-name="Police_20_par_20_défaut"><text:span text:style-name="T1">é</text:span></text:span><text:span text:style-name="Police_20_par_20_défaut"><text:span text:style-name="T1">coles ce probl</text:span></text:span><text:span text:style-name="Police_20_par_20_défaut"><text:span text:style-name="T1">è</text:span></text:span><text:span text:style-name="Police_20_par_20_défaut"><text:span text:style-name="T1">me des </text:span></text:span><text:span text:style-name="Police_20_par_20_défaut"><text:span text:style-name="T4">Universaux</text:span></text:span><text:span text:style-name="Police_20_par_20_défaut"><text:span text:style-name="T1">, dont ils se moquent si spirituellement quand ils nous parlent de la scolastique, ainsi, vous allez le voir, c'est dans les journaux eux-m</text:span></text:span><text:span text:style-name="Police_20_par_20_défaut"><text:span text:style-name="T1">ê</text:span></text:span><text:span text:style-name="Police_20_par_20_défaut"><text:span text:style-name="T1">mes qui-se croient le plus parisiens que, tous les matins encore, on remue — sans le savoir, il est vrai — la querelle des Anciens et des Modernes.</text:span></text:span></text:p>
      <text:p text:style-name="Normal"><text:span text:style-name="Police_20_par_20_défaut"><text:span text:style-name="T1">Au point de vue philosophique, ce n'est en effet rien de moins que la question m</text:span></text:span><text:span text:style-name="Police_20_par_20_défaut"><text:span text:style-name="T1">ê</text:span></text:span><text:span text:style-name="Police_20_par_20_défaut"><text:span text:style-name="T1">me du progr</text:span></text:span><text:span text:style-name="Police_20_par_20_défaut"><text:span text:style-name="T1">è</text:span></text:span><text:span text:style-name="Police_20_par_20_défaut"><text:span text:style-name="T1">s qui s'est trouv</text:span></text:span><text:span text:style-name="Police_20_par_20_défaut"><text:span text:style-name="T1">é</text:span></text:span><text:span text:style-name="Police_20_par_20_défaut"><text:span text:style-name="T1">e d'abord engag</text:span></text:span><text:span text:style-name="Police_20_par_20_défaut"><text:span text:style-name="T1">é</text:span></text:span><text:span text:style-name="Police_20_par_20_défaut"><text:span text:style-name="T1">e dans la dispute</text:span></text:span><text:span text:style-name="Police_20_par_20_défaut"><text:span text:style-name="T1"> ;</text:span></text:span><text:span text:style-name="Police_20_par_20_défaut"><text:span text:style-name="T1"> je pourrais dire</text:span></text:span><text:span text:style-name="Police_20_par_20_défaut"><text:span text:style-name="T1"> :</text:span></text:span><text:span text:style-name="Police_20_par_20_défaut"><text:span text:style-name="T1"> c'est l'id</text:span></text:span><text:span text:style-name="Police_20_par_20_défaut"><text:span text:style-name="T1">é</text:span></text:span><text:span text:style-name="Police_20_par_20_défaut"><text:span text:style-name="T1">e de l'</text:span></text:span><text:span text:style-name="Police_20_par_20_défaut"><text:span text:style-name="T1">é</text:span></text:span><text:span text:style-name="Police_20_par_20_défaut"><text:span text:style-name="T1">volution. Le gain tr</text:span></text:span><text:span text:style-name="Police_20_par_20_défaut"><text:span text:style-name="T1">è</text:span></text:span><text:span text:style-name="Police_20_par_20_défaut"><text:span text:style-name="T1">s certain que l'humanit</text:span></text:span><text:span text:style-name="Police_20_par_20_défaut"><text:span text:style-name="T1">é</text:span></text:span><text:span text:style-name="Police_20_par_20_défaut"><text:span text:style-name="T1">, depuis qu'elle se conna</text:span></text:span><text:span text:style-name="Police_20_par_20_défaut"><text:span text:style-name="T1">î</text:span></text:span><text:span text:style-name="Police_20_par_20_défaut"><text:span text:style-name="T1">t, a r</text:span></text:span><text:span text:style-name="Police_20_par_20_défaut"><text:span text:style-name="T1">é</text:span></text:span><text:span text:style-name="Police_20_par_20_défaut"><text:span text:style-name="T1">alis</text:span></text:span><text:span text:style-name="Police_20_par_20_défaut"><text:span text:style-name="T1">é</text:span></text:span><text:span text:style-name="Police_20_par_20_défaut"><text:span text:style-name="T1"> dans les sciences et dans les arts industriels, dans tout ce qui touche </text:span></text:span><text:span text:style-name="Police_20_par_20_défaut"><text:span text:style-name="T1">à</text:span></text:span><text:span text:style-name="Police_20_par_20_défaut"><text:span text:style-name="T1"> la pratique de la vie commune, l'a-t-elle </text:span></text:span><text:span text:style-name="Police_20_par_20_défaut"><text:span text:style-name="T1">é</text:span></text:span><text:span text:style-name="Police_20_par_20_défaut"><text:span text:style-name="T1">galement r</text:span></text:span><text:span text:style-name="Police_20_par_20_défaut"><text:span text:style-name="T1">é</text:span></text:span><text:span text:style-name="Police_20_par_20_défaut"><text:span text:style-name="T1">alis</text:span></text:span><text:span text:style-name="Police_20_par_20_défaut"><text:span text:style-name="T1">é</text:span></text:span><text:span text:style-name="Police_20_par_20_défaut"><text:span text:style-name="T1"> dans l'art et dans la litt</text:span></text:span><text:span text:style-name="Police_20_par_20_défaut"><text:span text:style-name="T1">é</text:span></text:span><text:span text:style-name="Police_20_par_20_défaut"><text:span text:style-name="T1">rature</text:span></text:span><text:span text:style-name="Police_20_par_20_défaut"><text:span text:style-name="T1"> ?</text:span></text:span><text:span text:style-name="Police_20_par_20_défaut"><text:span text:style-name="T1"> </text:span></text:span><text:span text:style-name="Police_20_par_20_défaut"><text:span text:style-name="T1">Voil</text:span></text:span><text:span text:style-name="Police_20_par_20_défaut"><text:span text:style-name="T1">à</text:span></text:span><text:span text:style-name="Police_20_par_20_défaut"><text:span text:style-name="T1"> le probl</text:span></text:span><text:span text:style-name="Police_20_par_20_défaut"><text:span text:style-name="T1">è</text:span></text:span><text:span text:style-name="Police_20_par_20_défaut"><text:span text:style-name="T1">me qu'agitent entre eux, non pas confus</text:span></text:span><text:span text:style-name="Police_20_par_20_défaut"><text:span text:style-name="T1">é</text:span></text:span><text:span text:style-name="Police_20_par_20_défaut"><text:span text:style-name="T1">ment, mais nomm</text:span></text:span><text:span text:style-name="Police_20_par_20_défaut"><text:span text:style-name="T1">é</text:span></text:span><text:span text:style-name="Police_20_par_20_défaut"><text:span text:style-name="T1">ment, si je puis ainsi dire, </text:span></text:span><text:span text:style-name="Police_20_par_20_défaut"><text:span text:style-name="T4">propriis terminis</text:span></text:span><text:span text:style-name="Police_20_par_20_défaut"><text:span text:style-name="T1">, d</text:span></text:span><text:span text:style-name="Police_20_par_20_défaut"><text:span text:style-name="T1">è</text:span></text:span><text:span text:style-name="Police_20_par_20_défaut"><text:span text:style-name="T1">s les derni</text:span></text:span><text:span text:style-name="Police_20_par_20_défaut"><text:span text:style-name="T1">è</text:span></text:span><text:span text:style-name="Police_20_par_20_défaut"><text:span text:style-name="T1">res ann</text:span></text:span><text:span text:style-name="Police_20_par_20_défaut"><text:span text:style-name="T1">é</text:span></text:span><text:span text:style-name="Police_20_par_20_défaut"><text:span text:style-name="T1">es du </text:span></text:span><text:soft-page-break/><text:span text:style-name="Police_20_par_20_défaut"><text:span text:style-name="T1">XV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les partisans acharn</text:span></text:span><text:span text:style-name="Police_20_par_20_défaut"><text:span text:style-name="T1">é</text:span></text:span><text:span text:style-name="Police_20_par_20_défaut"><text:span text:style-name="T1">s des anciens et les d</text:span></text:span><text:span text:style-name="Police_20_par_20_défaut"><text:span text:style-name="T1">é</text:span></text:span><text:span text:style-name="Police_20_par_20_défaut"><text:span text:style-name="T1">fenseurs des modernes</text:span></text:span><text:span text:style-name="Police_20_par_20_défaut"><text:span text:style-name="T1"> ;</text:span></text:span><text:span text:style-name="Police_20_par_20_défaut"><text:span text:style-name="T1"> et </text:span></text:span><text:span text:style-name="Police_20_par_20_défaut"><text:span text:style-name="T1">je ne vois pas, quant </text:span></text:span><text:span text:style-name="Police_20_par_20_défaut"><text:span text:style-name="T1">à</text:span></text:span><text:span text:style-name="Police_20_par_20_défaut"><text:span text:style-name="T1"> moi, qu'il soit si m</text:span></text:span><text:span text:style-name="Police_20_par_20_défaut"><text:span text:style-name="T1">é</text:span></text:span><text:span text:style-name="Police_20_par_20_défaut"><text:span text:style-name="T1">prisable, ni m</text:span></text:span><text:span text:style-name="Police_20_par_20_défaut"><text:span text:style-name="T1">ê</text:span></text:span><text:span text:style-name="Police_20_par_20_défaut"><text:span text:style-name="T1">me qu'aujourd'hui nous en puissions donner une solution si pr</text:span></text:span><text:span text:style-name="Police_20_par_20_défaut"><text:span text:style-name="T1">é</text:span></text:span><text:span text:style-name="Police_20_par_20_défaut"><text:span text:style-name="T1">cise.</text:span></text:span></text:p>
      <text:p text:style-name="P1">Mais, au point de vue historique, l'intérêt de la querelle, c'est qu'elle est le signal et l'expression du premier mouvement de révolte qu'on ait tenté contre l'esprit de la Renaissance. Tandis qu'en effet, jusqu'alors et en somme, on avait suivi docilement les anciens, universellement regardés comme d'inimitables modèles, on se sent alors pris de doute ; et, pour la première fois en littérature, on se demande si l'on ne serait pas assez grand maintenant pour marcher seul. On ira bientôt plus loin, jusqu'à s'interroger sur la légitimité du mouvement de la Renaissance, et s'il est bien sûr qu'elle nous ait mis dans la bonne ou dans la meilleure voie. Or, de nos jours mômes, s'il vous plaît, quand vous discutez la question du latin, ou la question plus générale des réformes de l'enseignement ; quand on discute dans les journaux s'il faut ou non maintenir l'Académie de France à Rome, ou le Conservatoire, ou la subvention de la Comédie-Française, qu'est-ce que l'on fait, qu'est-ce que vous discutez ? Vous discutez la question que posèrent il y a deux cents ans, les Perrault et Fontenelle, vous débattez à votre tour la querelle des anciens et dos modernes. S'il ne faut pas sans doute copier les modèles, dans quelle mesure faut-il que l'on s'en émancipe ? et, si nous avons des qualités qu'ils n'eurent pas, n'en ont-ils pas, eux aussi, que nous n'avons plus ; qu'il serait bon pourtant d'avoir ; et qu'en tout cas, pour mieux juger les nôtres, il est bon d'apprendre à sentir ?</text:p>
      <text:p text:style-name="P1">Nous avons d'ailleurs un autre avantage à poser ainsi la question. C'est que nous voyons comment et pourquoi se sont coalisés contre Boileau les ennemis les plus différents : des cartésiens comme Fontenelle, de beaux esprits, comme Perrault, et des sots aussi, comme le fameux Desmarets de Saint-Sorlin, l'auteur de Clovis, des Visionnaires et d'Ariane. Je me contenterai d'avoir nommé le dernier ; sur lui, comme sur quelques autres encore plus obscurs, si vous êtes curieux de plus de détails, je vous renverrai à l'excellent livre d'Hippolyte Rigault ; — et je n'insisterai que sur Fontenelle et sur les Perrault.</text:p>
      <text:p text:style-name="P1"/>
      <text:p text:style-name="Normal"><text:span text:style-name="Police_20_par_20_défaut"><text:span text:style-name="T1">En ce temps-l</text:span></text:span><text:span text:style-name="Police_20_par_20_défaut"><text:span text:style-name="T1">à</text:span></text:span><text:span text:style-name="Police_20_par_20_défaut"><text:span text:style-name="T1">, c'est-</text:span></text:span><text:span text:style-name="Police_20_par_20_défaut"><text:span text:style-name="T1">à</text:span></text:span><text:span text:style-name="Police_20_par_20_défaut"><text:span text:style-name="T1">-dire aux environs de 1690, Fontenelle, </text:span></text:span><text:span text:style-name="Police_20_par_20_défaut"><text:span text:style-name="T1">à</text:span></text:span><text:span text:style-name="Police_20_par_20_défaut"><text:span text:style-name="T1"> la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n'</text:span></text:span><text:span text:style-name="Police_20_par_20_défaut"><text:span text:style-name="T1">é</text:span></text:span><text:span text:style-name="Police_20_par_20_défaut"><text:span text:style-name="T1">tait lui-m</text:span></text:span><text:span text:style-name="Police_20_par_20_défaut"><text:span text:style-name="T1">ê</text:span></text:span><text:span text:style-name="Police_20_par_20_défaut"><text:span text:style-name="T1">me encore qu'un bel esprit, dont les </text:span></text:span><text:span text:style-name="Police_20_par_20_défaut"><text:span text:style-name="T4">Dialogues des Morts</text:span></text:span><text:span text:style-name="Police_20_par_20_défaut"><text:span text:style-name="T1">, </text:span></text:span><text:span text:style-name="Police_20_par_20_défaut"><text:span text:style-name="T4">L’</text:span></text:span><text:span text:style-name="Police_20_par_20_défaut"><text:span text:style-name="T4">É</text:span></text:span><text:span text:style-name="Police_20_par_20_défaut"><text:span text:style-name="T4">loge</text:span></text:span><text:span text:style-name="Police_20_par_20_défaut"><text:span text:style-name="T1"> </text:span></text:span><text:span text:style-name="Police_20_par_20_défaut"><text:span text:style-name="T4">de Corneille </text:span></text:span><text:span text:style-name="Police_20_par_20_défaut"><text:span text:style-name="T1">et les </text:span></text:span><text:span text:style-name="Police_20_par_20_défaut"><text:span text:style-name="T4">Entretiens sur la Pluralit</text:span></text:span><text:span text:style-name="Police_20_par_20_défaut"><text:span text:style-name="T4">é</text:span></text:span><text:span text:style-name="Police_20_par_20_défaut"><text:span text:style-name="T4"> des mondes </text:span></text:span><text:span text:style-name="Police_20_par_20_défaut"><text:span text:style-name="T1">é</text:span></text:span><text:span text:style-name="Police_20_par_20_défaut"><text:span text:style-name="T1">taient fort loin d'avoir fait le personnage </text:span></text:span><text:soft-page-break/><text:span text:style-name="Police_20_par_20_défaut"><text:span text:style-name="T1">consid</text:span></text:span><text:span text:style-name="Police_20_par_20_défaut"><text:span text:style-name="T1">é</text:span></text:span><text:span text:style-name="Police_20_par_20_défaut"><text:span text:style-name="T1">rable qu'il devait </text:span></text:span><text:span text:style-name="Police_20_par_20_défaut"><text:span text:style-name="T1">ê</text:span></text:span><text:span text:style-name="Police_20_par_20_défaut"><text:span text:style-name="T1">tre un jour. Neveu des Corneille, il </text:span></text:span><text:span text:style-name="Police_20_par_20_défaut"><text:span text:style-name="T1">é</text:span></text:span><text:span text:style-name="Police_20_par_20_défaut"><text:span text:style-name="T1">tait en cette qualit</text:span></text:span><text:span text:style-name="Police_20_par_20_défaut"><text:span text:style-name="T1">é</text:span></text:span><text:span text:style-name="Police_20_par_20_défaut"><text:span text:style-name="T1"> </text:span></text:span><text:span text:style-name="Police_20_par_20_défaut"><text:span text:style-name="T1">l'ennemi-n</text:span></text:span><text:span text:style-name="Police_20_par_20_défaut"><text:span text:style-name="T1">é</text:span></text:span><text:span text:style-name="Police_20_par_20_défaut"><text:span text:style-name="T1"> de Racine, dont il ne devait pas perdre une occasion de m</text:span></text:span><text:span text:style-name="Police_20_par_20_défaut"><text:span text:style-name="T1">é</text:span></text:span><text:span text:style-name="Police_20_par_20_défaut"><text:span text:style-name="T1">dire</text:span></text:span><text:span text:style-name="Police_20_par_20_défaut"><text:span text:style-name="T1"> ;</text:span></text:span><text:span text:style-name="Police_20_par_20_défaut"><text:span text:style-name="T1"> l'ennemi par cons</text:span></text:span><text:span text:style-name="Police_20_par_20_défaut"><text:span text:style-name="T1">é</text:span></text:span><text:span text:style-name="Police_20_par_20_défaut"><text:span text:style-name="T1">quent de tous les amis de Racine, qui n'en avait pas de plus familier ni de plus cher que l'auteur des </text:span></text:span><text:span text:style-name="Police_20_par_20_défaut"><text:span text:style-name="T4">Sa</text:span></text:span><text:span text:style-name="Police_20_par_20_défaut"><text:span text:style-name="T4">t</text:span></text:span><text:span text:style-name="Police_20_par_20_défaut"><text:span text:style-name="T4">ires</text:span></text:span><text:span text:style-name="Police_20_par_20_défaut"><text:span text:style-name="T1"> ;</text:span></text:span><text:span text:style-name="Police_20_par_20_défaut"><text:span text:style-name="T1"> et enfin, et par suite encore, l'ami de tous leurs ennemis. Mais les fr</text:span></text:span><text:span text:style-name="Police_20_par_20_défaut"><text:span text:style-name="T1">è</text:span></text:span><text:span text:style-name="Police_20_par_20_défaut"><text:span text:style-name="T1">res Perrault, eux — car ils </text:span></text:span><text:span text:style-name="Police_20_par_20_défaut"><text:span text:style-name="T1">é</text:span></text:span><text:span text:style-name="Police_20_par_20_défaut"><text:span text:style-name="T1">taient quatre, Claude, Nicolas, Pierre et Charles, — formaient d</text:span></text:span><text:span text:style-name="Police_20_par_20_défaut"><text:span text:style-name="T1">è</text:span></text:span><text:span text:style-name="Police_20_par_20_défaut"><text:span text:style-name="T1">s lors avec Fontenelle, pr</text:span></text:span><text:span text:style-name="Police_20_par_20_défaut"><text:span text:style-name="T1">é</text:span></text:span><text:span text:style-name="Police_20_par_20_défaut"><text:span text:style-name="T1">cis</text:span></text:span><text:span text:style-name="Police_20_par_20_défaut"><text:span text:style-name="T1">é</text:span></text:span><text:span text:style-name="Police_20_par_20_défaut"><text:span text:style-name="T1">ment, et quelques autres, des acad</text:span></text:span><text:span text:style-name="Police_20_par_20_défaut"><text:span text:style-name="T1">é</text:span></text:span><text:span text:style-name="Police_20_par_20_défaut"><text:span text:style-name="T1">miciens surtout, une petite coterie litt</text:span></text:span><text:span text:style-name="Police_20_par_20_défaut"><text:span text:style-name="T1">é</text:span></text:span><text:span text:style-name="Police_20_par_20_défaut"><text:span text:style-name="T1">raire dont </text:span></text:span><text:span text:style-name="Police_20_par_20_défaut"><text:span text:style-name="T1">l</text:span></text:span><text:span text:style-name="Police_20_par_20_défaut"><text:span text:style-name="T1">a puissance </text:span></text:span><text:span text:style-name="Police_20_par_20_défaut"><text:span text:style-name="T1">é</text:span></text:span><text:span text:style-name="Police_20_par_20_défaut"><text:span text:style-name="T1">tait faite, pour une moindre part, de leur m</text:span></text:span><text:span text:style-name="Police_20_par_20_défaut"><text:span text:style-name="T1">é</text:span></text:span><text:span text:style-name="Police_20_par_20_défaut"><text:span text:style-name="T1">rite personnel, et, pour une plus consid</text:span></text:span><text:span text:style-name="Police_20_par_20_défaut"><text:span text:style-name="T1">é</text:span></text:span><text:span text:style-name="Police_20_par_20_défaut"><text:span text:style-name="T1">rable, de la nature de leurs emplois, de l'</text:span></text:span><text:span text:style-name="Police_20_par_20_défaut"><text:span text:style-name="T1">é</text:span></text:span><text:span text:style-name="Police_20_par_20_défaut"><text:span text:style-name="T1">tendue de leurs liaisons, et, </text:span></text:span><text:span text:style-name="Police_20_par_20_défaut"><text:span text:style-name="T1">à</text:span></text:span><text:span text:style-name="Police_20_par_20_défaut"><text:span text:style-name="T1"> ce qu'il semble bien, de l'agr</text:span></text:span><text:span text:style-name="Police_20_par_20_défaut"><text:span text:style-name="T1">é</text:span></text:span><text:span text:style-name="Police_20_par_20_défaut"><text:span text:style-name="T1">ment de leur commerce. Claude, le m</text:span></text:span><text:span text:style-name="Police_20_par_20_défaut"><text:span text:style-name="T1">é</text:span></text:span><text:span text:style-name="Police_20_par_20_défaut"><text:span text:style-name="T1">decin architecte, qui mourut en 1688, est assez connu par </text:span></text:span><text:span text:style-name="Police_20_par_20_défaut"><text:span text:style-name="T4">L’</text:span></text:span><text:span text:style-name="Police_20_par_20_défaut"><text:span text:style-name="T4">Art po</text:span></text:span><text:span text:style-name="Police_20_par_20_défaut"><text:span text:style-name="T4">é</text:span></text:span><text:span text:style-name="Police_20_par_20_défaut"><text:span text:style-name="T4">tique</text:span></text:span><text:span text:style-name="Police_20_par_20_défaut"><text:span text:style-name="T1"> et les </text:span></text:span><text:span text:style-name="Police_20_par_20_défaut"><text:span text:style-name="T1">é</text:span></text:span><text:span text:style-name="Police_20_par_20_défaut"><text:span text:style-name="T1">pigrammes de Boileau, lesquelles n'emp</text:span></text:span><text:span text:style-name="Police_20_par_20_défaut"><text:span text:style-name="T1">ê</text:span></text:span><text:span text:style-name="Police_20_par_20_défaut"><text:span text:style-name="T1">chent point la colonnade du Louvre d'</text:span></text:span><text:span text:style-name="Police_20_par_20_défaut"><text:span text:style-name="T1">ê</text:span></text:span><text:span text:style-name="Police_20_par_20_défaut"><text:span text:style-name="T1">tre une fort belle chose. Pierre, le receveur des finances, qui avait donn</text:span></text:span><text:span text:style-name="Police_20_par_20_défaut"><text:span text:style-name="T1">é</text:span></text:span><text:span text:style-name="Police_20_par_20_défaut"><text:span text:style-name="T1"> le signal des hostilit</text:span></text:span><text:span text:style-name="Police_20_par_20_défaut"><text:span text:style-name="T1">é</text:span></text:span><text:span text:style-name="Police_20_par_20_défaut"><text:span text:style-name="T1">s, d</text:span></text:span><text:span text:style-name="Police_20_par_20_défaut"><text:span text:style-name="T1">è</text:span></text:span><text:span text:style-name="Police_20_par_20_défaut"><text:span text:style-name="T1">s 1678, s'</text:span></text:span><text:span text:style-name="Police_20_par_20_défaut"><text:span text:style-name="T1">é</text:span></text:span><text:span text:style-name="Police_20_par_20_défaut"><text:span text:style-name="T1">tait attir</text:span></text:span><text:span text:style-name="Police_20_par_20_défaut"><text:span text:style-name="T1">é</text:span></text:span><text:span text:style-name="Police_20_par_20_défaut"><text:span text:style-name="T1"> de Racine une assez vive riposte, dans la pr</text:span></text:span><text:span text:style-name="Police_20_par_20_défaut"><text:span text:style-name="T1">é</text:span></text:span><text:span text:style-name="Police_20_par_20_défaut"><text:span text:style-name="T1">face de son </text:span></text:span><text:span text:style-name="Police_20_par_20_défaut"><text:span text:style-name="T4">Iphig</text:span></text:span><text:span text:style-name="Police_20_par_20_défaut"><text:span text:style-name="T4">é</text:span></text:span><text:span text:style-name="Police_20_par_20_défaut"><text:span text:style-name="T4">nie</text:span></text:span><text:span text:style-name="Police_20_par_20_défaut"><text:span text:style-name="T1">. Je n</text:span></text:span><text:span text:style-name="Police_20_par_20_défaut"><text:span text:style-name="T1">é</text:span></text:span><text:span text:style-name="Police_20_par_20_défaut"><text:span text:style-name="T1">glige Nicolas, le docteur de Sorbonne. Charles enfin, le plus c</text:span></text:span><text:span text:style-name="Police_20_par_20_défaut"><text:span text:style-name="T1">é</text:span></text:span><text:span text:style-name="Police_20_par_20_défaut"><text:span text:style-name="T1">l</text:span></text:span><text:span text:style-name="Police_20_par_20_défaut"><text:span text:style-name="T1">è</text:span></text:span><text:span text:style-name="Police_20_par_20_défaut"><text:span text:style-name="T1">bre des quatre — et dont le principal titre de gloire est aujourd'hui ces </text:span></text:span><text:span text:style-name="Police_20_par_20_défaut"><text:span text:style-name="T4">Contes des f</text:span></text:span><text:span text:style-name="Police_20_par_20_défaut"><text:span text:style-name="T4">é</text:span></text:span><text:span text:style-name="Police_20_par_20_défaut"><text:span text:style-name="T4">es </text:span></text:span><text:span text:style-name="Police_20_par_20_défaut"><text:span text:style-name="T1">qui ne sont pas de lui, selon toute apparence, — premier commis de la surintendance, et depuis contr</text:span></text:span><text:span text:style-name="Police_20_par_20_défaut"><text:span text:style-name="T1">ô</text:span></text:span><text:span text:style-name="Police_20_par_20_défaut"><text:span text:style-name="T1">leur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des b</text:span></text:span><text:span text:style-name="Police_20_par_20_défaut"><text:span text:style-name="T1">â</text:span></text:span><text:span text:style-name="Police_20_par_20_défaut"><text:span text:style-name="T1">timents du roi,</text:span></text:span><text:span text:style-name="Police_20_par_20_défaut"><text:span text:style-name="T1"> </text:span></text:span><text:span text:style-name="Police_20_par_20_défaut"><text:span text:style-name="T1">n'avait gu</text:span></text:span><text:span text:style-name="Police_20_par_20_défaut"><text:span text:style-name="T1">è</text:span></text:span><text:span text:style-name="Police_20_par_20_défaut"><text:span text:style-name="T1">re encore donn</text:span></text:span><text:span text:style-name="Police_20_par_20_défaut"><text:span text:style-name="T1">é</text:span></text:span><text:span text:style-name="Police_20_par_20_défaut"><text:span text:style-name="T1">, comme </text:span></text:span><text:span text:style-name="Police_20_par_20_défaut"><text:span text:style-name="T1">é</text:span></text:span><text:span text:style-name="Police_20_par_20_défaut"><text:span text:style-name="T1">crivain, que quelques mauvais vers, une parodie du livr</text:span></text:span><text:span text:style-name="Police_20_par_20_défaut"><text:span text:style-name="T1">e</text:span></text:span><text:span text:style-name="Police_20_par_20_défaut"><text:span text:style-name="T1"> </text:span></text:span><text:span text:style-name="Police_20_par_20_défaut"><text:span text:style-name="T1">V</text:span></text:span><text:span text:style-name="Police_20_par_20_défaut"><text:span text:style-name="T1">I de </text:span></text:span><text:span text:style-name="Police_20_par_20_défaut"><text:span text:style-name="T1">l’</text:span></text:span><text:span text:style-name="Police_20_par_20_défaut"><text:span text:style-name="T4">En</text:span></text:span><text:span text:style-name="Police_20_par_20_défaut"><text:span text:style-name="T4">é</text:span></text:span><text:span text:style-name="Police_20_par_20_défaut"><text:span text:style-name="T4">ide</text:span></text:span><text:span text:style-name="Police_20_par_20_défaut"><text:span text:style-name="T1">, et un po</text:span></text:span><text:span text:style-name="Police_20_par_20_défaut"><text:span text:style-name="T1">è</text:span></text:span><text:span text:style-name="Police_20_par_20_défaut"><text:span text:style-name="T1">me </text:span></text:span><text:span text:style-name="Police_20_par_20_défaut"><text:span text:style-name="T1">é</text:span></text:span><text:span text:style-name="Police_20_par_20_défaut"><text:span text:style-name="T1">pique sur </text:span></text:span><text:span text:style-name="Police_20_par_20_défaut"><text:span text:style-name="T4">Saint Paulin, </text:span></text:span><text:span text:style-name="Police_20_par_20_défaut"><text:span text:style-name="T4">é</text:span></text:span><text:span text:style-name="Police_20_par_20_défaut"><text:span text:style-name="T4">v</text:span></text:span><text:span text:style-name="Police_20_par_20_défaut"><text:span text:style-name="T4">ê</text:span></text:span><text:span text:style-name="Police_20_par_20_défaut"><text:span text:style-name="T4">que de No</text:span></text:span><text:span text:style-name="Police_20_par_20_défaut"><text:span text:style-name="T4">l</text:span></text:span><text:span text:style-name="Police_20_par_20_défaut"><text:span text:style-name="T4">e</text:span></text:span><text:span text:style-name="Police_20_par_20_défaut"><text:span text:style-name="T1">, dont je ne puis trop regretter, je l'avoue, que l'</text:span></text:span><text:span text:style-name="Police_20_par_20_défaut"><text:span text:style-name="T1">É</text:span></text:span><text:span text:style-name="Police_20_par_20_défaut"><text:span text:style-name="T1">p</text:span></text:span><text:span text:style-name="Police_20_par_20_défaut"><text:span text:style-name="T1">î</text:span></text:span><text:span text:style-name="Police_20_par_20_défaut"><text:span text:style-name="T1">t</text:span></text:span><text:span text:style-name="Police_20_par_20_défaut"><text:span text:style-name="T1">re d</text:span></text:span><text:span text:style-name="Police_20_par_20_défaut"><text:span text:style-name="T1">é</text:span></text:span><text:span text:style-name="Police_20_par_20_défaut"><text:span text:style-name="T1">dicatoire soit adress</text:span></text:span><text:span text:style-name="Police_20_par_20_défaut"><text:span text:style-name="T1">é</text:span></text:span><text:span text:style-name="Police_20_par_20_défaut"><text:span text:style-name="T1">e </text:span></text:span><text:span text:style-name="Police_20_par_20_défaut"><text:span text:style-name="T1">à</text:span></text:span><text:span text:style-name="Police_20_par_20_défaut"><text:span text:style-name="T1"> Bossuet.</text:span></text:span></text:p>
      <text:p text:style-name="Normal"><text:span text:style-name="Police_20_par_20_défaut"><text:span text:style-name="T1">V</text:span></text:span><text:span text:style-name="Police_20_par_20_défaut"><text:span text:style-name="T1">ous savez comment la guerre </text:span></text:span><text:span text:style-name="Police_20_par_20_défaut"><text:span text:style-name="T1">é</text:span></text:span><text:span text:style-name="Police_20_par_20_défaut"><text:span text:style-name="T1">clata. Le 27 janvier 1687, l'Acad</text:span></text:span><text:span text:style-name="Police_20_par_20_défaut"><text:span text:style-name="T1">é</text:span></text:span><text:span text:style-name="Police_20_par_20_défaut"><text:span text:style-name="T1">mie fran</text:span></text:span><text:span text:style-name="Police_20_par_20_défaut"><text:span text:style-name="T1">ç</text:span></text:span><text:span text:style-name="Police_20_par_20_défaut"><text:span text:style-name="T1">aise — dont il </text:span></text:span><text:span text:style-name="Police_20_par_20_défaut"><text:span text:style-name="T1">é</text:span></text:span><text:span text:style-name="Police_20_par_20_défaut"><text:span text:style-name="T1">tait depuis 1671 — tenant s</text:span></text:span><text:span text:style-name="Police_20_par_20_défaut"><text:span text:style-name="T1">é</text:span></text:span><text:span text:style-name="Police_20_par_20_défaut"><text:span text:style-name="T1">ance, Perrault, </text:span></text:span><text:span text:style-name="Police_20_par_20_défaut"><text:span text:style-name="T1">à</text:span></text:span><text:span text:style-name="Police_20_par_20_défaut"><text:span text:style-name="T1"> l'occasion de la convalescence du roi, qui relevait je ne sais de quelle maladie, r</text:span></text:span><text:span text:style-name="Police_20_par_20_défaut"><text:span text:style-name="T1">é</text:span></text:span><text:span text:style-name="Police_20_par_20_défaut"><text:span text:style-name="T1">gala ses confr</text:span></text:span><text:span text:style-name="Police_20_par_20_défaut"><text:span text:style-name="T1">è</text:span></text:span><text:span text:style-name="Police_20_par_20_défaut"><text:span text:style-name="T1">res d'un po</text:span></text:span><text:span text:style-name="Police_20_par_20_défaut"><text:span text:style-name="T1">è</text:span></text:span><text:span text:style-name="Police_20_par_20_défaut"><text:span text:style-name="T1">me intitul</text:span></text:span><text:span text:style-name="Police_20_par_20_défaut"><text:span text:style-name="T1">é</text:span></text:span><text:span text:style-name="Police_20_par_20_défaut"><text:span text:style-name="T1"> :</text:span></text:span><text:span text:style-name="Police_20_par_20_défaut"><text:span text:style-name="T1"> le</text:span></text:span><text:span text:style-name="Police_20_par_20_défaut"><text:span text:style-name="T4"> Si</text:span></text:span><text:span text:style-name="Police_20_par_20_défaut"><text:span text:style-name="T4">è</text:span></text:span><text:span text:style-name="Police_20_par_20_défaut"><text:span text:style-name="T4">cle de Louis le Grand</text:span></text:span><text:span text:style-name="Police_20_par_20_défaut"><text:span text:style-name="T1">. En voici les premiers vers</text:span></text:span><text:span text:style-name="Police_20_par_20_défaut"><text:span text:style-name="T1"> :</text:span></text:span></text:p>
      <text:p>La belle Antiquité fut toujours vénérable,</text:p>
      <text:p>Mais je ne crus jamais qu'elle fut adorable.</text:p>
      <text:p>Je vois les Anciens, sans plier les genoux.</text:p>
      <text:p>Ils sont grands, il est vrai, mais hommes comme nous ;</text:p>
      <text:p>Et l'on peut comparer, sans craindre d'être injuste,</text:p>
      <text:p>Le siècle de Louis au beau siècle d'Auguste...</text:p>
      <text:p text:style-name="P1">Puis, chemin faisant, et poursuivant sa veine, Perrault donnait sans hésiter, sur Homère ou sur Virgile, la préférence, ou la prééminence </text:p>
      <text:p>Aux Regniers, aux Maynards, aux Gombauds, aux Malherbes,</text:p>
      <text:p><text:soft-page-break/>Aux Godcaux, aux Racans... ;</text:p>
      <text:p text:style-name="P1">sacrifiait, sans plus de scrupules,</text:p>
      <text:p>L'illustre Raphaël, cet immense génie,</text:p>
      <text:p text:style-name="Normal"><text:span text:style-name="Police_20_par_20_défaut"><text:span text:style-name="T1">au peintre des </text:span></text:span><text:span text:style-name="Citation_20_Car">Batailles d'Alexandre</text:span><text:span text:style-name="Police_20_par_20_défaut"><text:span text:style-name="T1"> </text:span></text:span><text:span text:style-name="Police_20_par_20_défaut"><text:span text:style-name="T1">;</text:span></text:span><text:span text:style-name="Police_20_par_20_défaut"><text:span text:style-name="T1"> mettait</text:span></text:span></text:p>
      <text:p><text:tab/>la Vénus, l'Hercule, l'Apollon,</text:p>
      <text:p>Le Bacchus, le Lantin et le Laocoon,</text:p>
      <text:p>Ces chefs-d'œuvre de l'art, choisis entre dix mille, </text:p>
      <text:p text:style-name="Normal"><text:span text:style-name="Police_20_par_20_défaut"><text:span text:style-name="T1">Fort </text:span></text:span><text:span text:style-name="Police_20_par_20_défaut"><text:span text:style-name="T1">au dessous des chefs-d'</text:span></text:span><text:span text:style-name="Police_20_par_20_défaut"><text:span text:style-name="T1">œ</text:span></text:span><text:span text:style-name="Police_20_par_20_défaut"><text:span text:style-name="T1">uvre des Girardon, des G</text:span></text:span><text:span text:style-name="Police_20_par_20_défaut"><text:span text:style-name="T1">a</text:span></text:span><text:span text:style-name="Police_20_par_20_défaut"><text:span text:style-name="T1">spards, des Baptiste</text:span></text:span><text:span text:style-name="Police_20_par_20_défaut"><text:span text:style-name="T1"> ;</text:span></text:span><text:span text:style-name="Police_20_par_20_défaut"><text:span text:style-name="T1"> </text:span></text:span><text:span text:style-name="Police_20_par_20_défaut"><text:span text:style-name="T1">é</text:span></text:span><text:span text:style-name="Police_20_par_20_défaut"><text:span text:style-name="T1">tablissait sans peine la sup</text:span></text:span><text:span text:style-name="Police_20_par_20_défaut"><text:span text:style-name="T1">é</text:span></text:span><text:span text:style-name="Police_20_par_20_défaut"><text:span text:style-name="T1">riorit</text:span></text:span><text:span text:style-name="Police_20_par_20_défaut"><text:span text:style-name="T1">é</text:span></text:span><text:span text:style-name="Police_20_par_20_défaut"><text:span text:style-name="T1"> de la musique de Lulli sur celle des Grecs — dont je vous rappelle que nous ne savons rien, — et concluait enfin, </text:span></text:span><text:span text:style-name="Police_20_par_20_défaut"><text:span text:style-name="T8">co</text:span></text:span><text:span text:style-name="Police_20_par_20_défaut"><text:span text:style-name="T8">mme </text:span></text:span><text:span text:style-name="Police_20_par_20_défaut"><text:span text:style-name="T8">il </text:span></text:span><text:span text:style-name="Police_20_par_20_défaut"><text:span text:style-name="T1">avait commenc</text:span></text:span><text:span text:style-name="Police_20_par_20_défaut"><text:span text:style-name="T1">é</text:span></text:span><text:span text:style-name="Police_20_par_20_défaut"><text:span text:style-name="T1">, par l'</text:span></text:span><text:span text:style-name="Police_20_par_20_défaut"><text:span text:style-name="T1">é</text:span></text:span><text:span text:style-name="Police_20_par_20_défaut"><text:span text:style-name="T1">loge du roi,</text:span></text:span></text:p>
      <text:p text:style-name="P1">De Louis qu'environne une gloire immortelle,</text:p>
      <text:p text:style-name="P1">De Louis des grands rois le plus pariait modèle...</text:p>
      <text:p text:style-name="P1"/>
      <text:p text:style-name="P1">Il faut convenir que Boileau, quand il louait le prince, usait d'un autre style ; et qu'à défaut d'une indépendance d'esprit dont personne alors ne se piquait, un goût plus sûr, inspiré peut-être de celui des anciens, l'avait du moins préservé de cette platitude insigne dans l'adulation.</text:p>
      <text:p text:style-name="P1">Cependant, et c'est Perrault lui-même qui nous l'a raconté — non sans esprit ni bonne grâce, — tandis qu'il lisait, Boileau murmurait ; et son voisin — c'était Huet, l'évêque de Soissons — avait toutes les peines du monde à l'empêcher d'exhaler sa colère. Il n'y put plus enfin tenir ; et sans attendre que Perrault eût terminé sa lecture, quittant brusquement la place, il sortit en criant « qu'une semblable lecture était une honte pour l'Académie ». Pardonnons son impolitesse à la naïve sincérité de son indignation !</text:p>
      <text:p text:style-name="Normal"><text:span text:style-name="Police_20_par_20_défaut"><text:span text:style-name="T1">Il </text:span></text:span><text:span text:style-name="Police_20_par_20_défaut"><text:span text:style-name="T1">s'ensuivit, selon l'usage du temps, une guerre d'</text:span></text:span><text:span text:style-name="Police_20_par_20_défaut"><text:span text:style-name="T1">é</text:span></text:span><text:span text:style-name="Police_20_par_20_défaut"><text:span text:style-name="T1">pigrammes, qui peut-</text:span></text:span><text:span text:style-name="Police_20_par_20_défaut"><text:span text:style-name="T1">ê</text:span></text:span><text:span text:style-name="Police_20_par_20_défaut"><text:span text:style-name="T1">tre en f</text:span></text:span><text:span text:style-name="Police_20_par_20_défaut"><text:span text:style-name="T1">û</text:span></text:span><text:span text:style-name="Police_20_par_20_défaut"><text:span text:style-name="T1">t rest</text:span></text:span><text:span text:style-name="Police_20_par_20_défaut"><text:span text:style-name="T1">é</text:span></text:span><text:span text:style-name="Police_20_par_20_défaut"><text:span text:style-name="T1">e l</text:span></text:span><text:span text:style-name="Police_20_par_20_défaut"><text:span text:style-name="T1">à</text:span></text:span><text:span text:style-name="Police_20_par_20_défaut"><text:span text:style-name="T1">, sans l'intervention de Fontenelle, dont les </text:span></text:span><text:span text:style-name="Police_20_par_20_défaut"><text:span text:style-name="T4">Po</text:span></text:span><text:span text:style-name="Police_20_par_20_défaut"><text:span text:style-name="T4">é</text:span></text:span><text:span text:style-name="Police_20_par_20_défaut"><text:span text:style-name="T4">sies pastorales </text:span></text:span><text:span text:style-name="Police_20_par_20_défaut"><text:span text:style-name="T1">— c'est l'un de ses plus m</text:span></text:span><text:span text:style-name="Police_20_par_20_défaut"><text:span text:style-name="T1">é</text:span></text:span><text:span text:style-name="Police_20_par_20_défaut"><text:span text:style-name="T1">diocres ouvrages, —avec un</text:span></text:span><text:span text:style-name="Police_20_par_20_défaut"><text:span text:style-name="T4"> Discours sur l'</text:span></text:span><text:span text:style-name="Police_20_par_20_défaut"><text:span text:style-name="T4">é</text:span></text:span><text:span text:style-name="Police_20_par_20_défaut"><text:span text:style-name="T4">glogue</text:span></text:span><text:span text:style-name="Police_20_par_20_défaut"><text:span text:style-name="T1"> et une </text:span></text:span><text:span text:style-name="Police_20_par_20_défaut"><text:span text:style-name="T4">Digression sur les anciens et les modernes</text:span></text:span><text:span text:style-name="Police_20_par_20_défaut"><text:span text:style-name="T1">, en renouvelant le d</text:span></text:span><text:span text:style-name="Police_20_par_20_défaut"><text:span text:style-name="T1">é</text:span></text:span><text:span text:style-name="Police_20_par_20_défaut"><text:span text:style-name="T1">bat, le ranim</text:span></text:span><text:span text:style-name="Police_20_par_20_défaut"><text:span text:style-name="T1">è</text:span></text:span><text:span text:style-name="Police_20_par_20_défaut"><text:span text:style-name="T1">rent</text:span></text:span><text:span text:style-name="Police_20_par_20_défaut"><text:span text:style-name="T1"> ;</text:span></text:span><text:span text:style-name="Police_20_par_20_défaut"><text:span text:style-name="T1"> </text:span></text:span><text:span text:style-name="Police_20_par_20_défaut"><text:span text:style-name="T1">et de l'ombre de l'Acad</text:span></text:span><text:span text:style-name="Police_20_par_20_défaut"><text:span text:style-name="T1">é</text:span></text:span><text:span text:style-name="Police_20_par_20_défaut"><text:span text:style-name="T1">mie, le port</text:span></text:span><text:span text:style-name="Police_20_par_20_défaut"><text:span text:style-name="T1">è</text:span></text:span><text:span text:style-name="Police_20_par_20_défaut"><text:span text:style-name="T1">rent en quelque sorte sur la place publique.</text:span></text:span></text:p>
      <text:p text:style-name="Normal"><text:span text:style-name="Police_20_par_20_défaut"><text:span text:style-name="T1">Il faut lire cet opuscule</text:span></text:span><text:span text:style-name="Police_20_par_20_défaut"><text:span text:style-name="T1"> :</text:span></text:span><text:span text:style-name="Police_20_par_20_défaut"><text:span text:style-name="T1"> c'est du vrai Fontenelle, si ce n'en est pas du bon, Fontenelle, pour le dire </text:span></text:span><text:span text:style-name="Police_20_par_20_défaut"><text:span text:style-name="T1">e</text:span></text:span><text:span text:style-name="Police_20_par_20_défaut"><text:span text:style-name="T1">n passant, n'</text:span></text:span><text:span text:style-name="Police_20_par_20_défaut"><text:span text:style-name="T1">é</text:span></text:span><text:span text:style-name="Police_20_par_20_défaut"><text:span text:style-name="T1">tant jamais qu'</text:span></text:span><text:span text:style-name="Police_20_par_20_défaut"><text:span text:style-name="T1">à</text:span></text:span><text:span text:style-name="Police_20_par_20_défaut"><text:span text:style-name="T1"> moiti</text:span></text:span><text:span text:style-name="Police_20_par_20_défaut"><text:span text:style-name="T1">é</text:span></text:span><text:span text:style-name="Police_20_par_20_défaut"><text:span text:style-name="T1"> bon, l</text:span></text:span><text:span text:style-name="Police_20_par_20_défaut"><text:span text:style-name="T1">à</text:span></text:span><text:span text:style-name="Police_20_par_20_défaut"><text:span text:style-name="T1"> m</text:span></text:span><text:span text:style-name="Police_20_par_20_défaut"><text:span text:style-name="T1">ê</text:span></text:span><text:span text:style-name="Police_20_par_20_défaut"><text:span text:style-name="T1">m</text:span></text:span><text:span text:style-name="Police_20_par_20_défaut"><text:span text:style-name="T1">e</text:span></text:span><text:span text:style-name="Police_20_par_20_défaut"><text:span text:style-name="T1"> o</text:span></text:span><text:span text:style-name="Police_20_par_20_défaut"><text:span text:style-name="T1">ù</text:span></text:span><text:span text:style-name="Police_20_par_20_défaut"><text:span text:style-name="T1"> il est le meilleur. </text:span></text:span><text:span text:style-name="Police_20_par_20_défaut"><text:span text:style-name="T1">Vous</text:span></text:span><text:span text:style-name="Police_20_par_20_défaut"><text:span text:style-name="T1"> </text:span></text:span><text:span text:style-name="Police_20_par_20_défaut"><text:span text:style-name="T1">y trouverez de l'esprit, un esprit un peu mince et pr</text:span></text:span><text:span text:style-name="Police_20_par_20_défaut"><text:span text:style-name="T1">é</text:span></text:span><text:span text:style-name="Police_20_par_20_défaut"><text:span text:style-name="T1">cieux, nuanc</text:span></text:span><text:span text:style-name="Police_20_par_20_défaut"><text:span text:style-name="T1">é</text:span></text:span><text:span text:style-name="Police_20_par_20_défaut"><text:span text:style-name="T1"> d'un peu d'ironie</text:span></text:span><text:span text:style-name="Police_20_par_20_défaut"><text:span text:style-name="T1"> ;</text:span></text:span><text:span text:style-name="Police_20_par_20_défaut"><text:span text:style-name="T1"> vous y trouverez ce style, qui est le sien, non seulement </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gant, </text:span></text:span><text:soft-page-break/><text:span text:style-name="Police_20_par_20_défaut"><text:span text:style-name="T1">mais p</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trant, mais aigu dans l'affectation de sa simplicit</text:span></text:span><text:span text:style-name="Police_20_par_20_défaut"><text:span text:style-name="T1">é</text:span></text:span><text:span text:style-name="Police_20_par_20_défaut"><text:span text:style-name="T1"> </text:span></text:span><text:span text:style-name="Police_20_par_20_défaut"><text:span text:style-name="T1">;</text:span></text:span><text:span text:style-name="Police_20_par_20_défaut"><text:span text:style-name="T1"> et vous y trouverez </text:span></text:span><text:span text:style-name="Police_20_par_20_défaut"><text:span text:style-name="T1">enfin la question mieux pos</text:span></text:span><text:span text:style-name="Police_20_par_20_défaut"><text:span text:style-name="T1">é</text:span></text:span><text:span text:style-name="Police_20_par_20_défaut"><text:span text:style-name="T1">e, beaucoup mieux, d'une mani</text:span></text:span><text:span text:style-name="Police_20_par_20_défaut"><text:span text:style-name="T1">è</text:span></text:span><text:span text:style-name="Police_20_par_20_défaut"><text:span text:style-name="T1">re un peu sophistique, il est vrai, mais enfin mieux pos</text:span></text:span><text:span text:style-name="Police_20_par_20_défaut"><text:span text:style-name="T1">é</text:span></text:span><text:span text:style-name="Police_20_par_20_défaut"><text:span text:style-name="T1">e que dans le </text:span></text:span><text:span text:style-name="Police_20_par_20_défaut"><text:span text:style-name="T4">Si</text:span></text:span><text:span text:style-name="Police_20_par_20_défaut"><text:span text:style-name="T4">è</text:span></text:span><text:span text:style-name="Police_20_par_20_défaut"><text:span text:style-name="T4">cle de Louis le Grand, </text:span></text:span><text:span text:style-name="Police_20_par_20_défaut"><text:span text:style-name="T1">et par un homme d'une tout autre port</text:span></text:span><text:span text:style-name="Police_20_par_20_défaut"><text:span text:style-name="T1">é</text:span></text:span><text:span text:style-name="Police_20_par_20_défaut"><text:span text:style-name="T1">e d'intelligence.</text:span></text:span></text:p>
      <text:p>Toute la question de la prééminence des anciens sur les modernes, étant une fois bien entendue, se réduit à savoir si les arbres qui étaient autrefois dans nos campagnes étaient plus grands que ceux d'aujourd'hui. En cas qu'ils l'aient été, Homère, Platon, Démosthène, ne peuvent être égalés dans ces derniers siècles ; mais si nos arbres sont tout aussi grands que ceux d'autrefois, nous pouvons égaler Homère, Platon et Démosthène.</text:p>
      <text:p text:style-name="Normal"><text:span text:style-name="Police_20_par_20_défaut"><text:span text:style-name="T1">C'</text:span></text:span><text:span text:style-name="Police_20_par_20_défaut"><text:span text:style-name="T1">é</text:span></text:span><text:span text:style-name="Police_20_par_20_défaut"><text:span text:style-name="T1">tait le d</text:span></text:span><text:span text:style-name="Police_20_par_20_défaut"><text:span text:style-name="T1">é</text:span></text:span><text:span text:style-name="Police_20_par_20_défaut"><text:span text:style-name="T1">but de sa </text:span></text:span><text:span text:style-name="Police_20_par_20_défaut"><text:span text:style-name="T4">Digression</text:span></text:span><text:span text:style-name="Police_20_par_20_défaut"><text:span text:style-name="T1">. En voici la conclusion</text:span></text:span><text:span text:style-name="Police_20_par_20_défaut"><text:span text:style-name="T1"> :</text:span></text:span></text:p>
      <text:p>Si les grands hommes de ce siècle avaient des sentiments charitables pour la postérité, ils l'avertiraient de ne les admirer point trop, et d'aspirer toujours du moins à les égaler. Rien n'arrête tant le progrès des choses, rien ne borne tant les esprits que l'admiration des anciens... C'est ainsi qu'Aristote n'a jamais fait un vrai philosophe, mais il en a étouffé beaucoup qui le fussent devenus, s'il eût été permis... Et si l'on allait s'entêter un jour de Descartes, et le mettre à la place d'Aristote, ce serait à peu près le même inconvénient.</text:p>
      <text:p text:style-name="P1">Vous voyez le sophisme, et, comme on disait au temps de Fontanelle, il saule aux yeux d'abord. En matière de science, tout ce qui s'ajoute au fonds que nous a légué la génération précédente constitue pour celle qui vient un enrichissement durable, une conquête définitive, un progrès certain, dans le sens étymologique du mot, un pas en avant. Les découvertes ou les inventions du génie lui-même y sont comme englouties dans l'impersonnalité de l'œuvre commune ; et — nous ne pouvons pas sans doute l'affirmer, — mais ce qu'un Descartes ou un Newton ont trouvé, l'application de l'algèbre à la géométrie, ou la loi delà gravitation, nous pouvons cependant concevoir que de moins grands qu'eux, en y mettant plus de temps et, pour ainsi dire, en s'associant successivement à, la même recherche, l'eussent enfin trouvé, plus tard et plus péniblement qu'eux, mais comme eux.</text:p>
      <text:p text:style-name="P1">Ajoutez là-dessus que, la découverte une fois faite, elle nous sert comme d'un point de départ, comme d'une origine pour en faire d'autres à notre tour, et que, si nous en faisons, quelque minces d'ailleurs qu'elles soient, la science s'en accroît d'autant. Un Clairaut ou un d'Alembert sont nécessairement plus savants de tout ce qu'un Newton leur a enseigné. Mais dirons-nous qu'un Voltaire soit nécessairement plus tragique de tout ce que Racine, et Corneille avant Racine, ont fait entrer d'eux-mêmes, de leur propre originalité, dans la définition ou dans la conception de la tragédie ? Ou, pour venir, comme Poussin ou comme Lebrun, après Raphaël, un <text:soft-page-break/>peintre sera-t-il tout ce qu'était Raphaël, et quelque chose de plus ? Évidemment non ; ou du moins cela ne peut se soutenir qu'aussi longtemps qu'un art — comme la peinture au temps de Giotto, par exemple — n'est pas en possession de tous ses moyens techniques, ou qu'une langue n'a pas atteint son point de perfection et de maturité. Et, dans la science comme dans l'art, Le génie se mesure à ce qu'il a de personnel, d'unique, d'inimitable. Seulement, dans la science, l'œuvre du génie se détache de lui pour se confondre dans le patrimoine commun d^ l'humanité, tandis que, dans l'histoire de l'art, elle demeure avant tout et pardessus tout l'expression de son individualité.</text:p>
      <text:p text:style-name="Normal"><text:span text:style-name="Police_20_par_20_défaut"><text:span text:style-name="T1">Quoi qu'il en soit, Perrault, tout heureux et tout</text:span></text:span><text:span text:style-name="Police_20_par_20_défaut"><text:span text:style-name="T1"> </text:span></text:span><text:span text:style-name="Police_20_par_20_défaut"><text:span text:style-name="T1">aise, r</text:span></text:span><text:span text:style-name="Police_20_par_20_défaut"><text:span text:style-name="T1">é</text:span></text:span><text:span text:style-name="Police_20_par_20_défaut"><text:span text:style-name="T1">pondit </text:span></text:span><text:span text:style-name="Police_20_par_20_défaut"><text:span text:style-name="T1">à</text:span></text:span><text:span text:style-name="Police_20_par_20_défaut"><text:span text:style-name="T1"> Fontenelle par une </text:span></text:span><text:span text:style-name="Police_20_par_20_défaut"><text:span text:style-name="T4">Ep</text:span></text:span><text:span text:style-name="Police_20_par_20_défaut"><text:span text:style-name="T4">î</text:span></text:span><text:span text:style-name="Police_20_par_20_défaut"><text:span text:style-name="T4">tre sur le g</text:span></text:span><text:span text:style-name="Police_20_par_20_défaut"><text:span text:style-name="T4">é</text:span></text:span><text:span text:style-name="Police_20_par_20_défaut"><text:span text:style-name="T4">nie</text:span></text:span><text:span text:style-name="Police_20_par_20_défaut"><text:span text:style-name="T1">, dont quelques vers semblaient viser personnellement les Racine et les Boileau</text:span></text:span><text:span text:style-name="Police_20_par_20_défaut"><text:span text:style-name="T1"> </text:span></text:span><text:span text:style-name="Police_20_par_20_défaut"><text:span text:style-name="T1">;</text:span></text:span><text:span text:style-name="Police_20_par_20_défaut"><text:span text:style-name="T1"> le fit entrer </text:span></text:span><text:span text:style-name="Police_20_par_20_défaut"><text:span text:style-name="T1">à</text:span></text:span><text:span text:style-name="Police_20_par_20_défaut"><text:span text:style-name="T1"> l'Acad</text:span></text:span><text:span text:style-name="Police_20_par_20_défaut"><text:span text:style-name="T1">é</text:span></text:span><text:span text:style-name="Police_20_par_20_défaut"><text:span text:style-name="T1">mie</text:span></text:span><text:span text:style-name="Police_20_par_20_défaut"><text:span text:style-name="T1"> </text:span></text:span><text:span text:style-name="Police_20_par_20_défaut"><text:span text:style-name="T1">;</text:span></text:span><text:span text:style-name="Police_20_par_20_défaut"><text:span text:style-name="T1"> et, h</text:span></text:span><text:span text:style-name="Police_20_par_20_défaut"><text:span text:style-name="T1">â</text:span></text:span><text:span text:style-name="Police_20_par_20_défaut"><text:span text:style-name="T1">tant le dessein qu'il avait form</text:span></text:span><text:span text:style-name="Police_20_par_20_défaut"><text:span text:style-name="T1">é</text:span></text:span><text:span text:style-name="Police_20_par_20_défaut"><text:span text:style-name="T1"> de soutenir et de pousser son paradoxe, il mit la derni</text:span></text:span><text:span text:style-name="Police_20_par_20_défaut"><text:span text:style-name="T1">è</text:span></text:span><text:span text:style-name="Police_20_par_20_défaut"><text:span text:style-name="T1">re main </text:span></text:span><text:span text:style-name="Police_20_par_20_défaut"><text:span text:style-name="T1">à</text:span></text:span><text:span text:style-name="Police_20_par_20_défaut"><text:span text:style-name="T1"> son </text:span></text:span><text:span text:style-name="Police_20_par_20_défaut"><text:span text:style-name="T4">Parall</text:span></text:span><text:span text:style-name="Police_20_par_20_défaut"><text:span text:style-name="T4">è</text:span></text:span><text:span text:style-name="Police_20_par_20_défaut"><text:span text:style-name="T4">le des Anciens et des Moderne</text:span></text:span><text:span text:style-name="Police_20_par_20_défaut"><text:span text:style-name="T4">s</text:span></text:span><text:span text:style-name="Police_20_par_20_défaut"><text:span text:style-name="T4"> </text:span></text:span><text:span text:style-name="Police_20_par_20_défaut"><text:span text:style-name="T1">dont la premi</text:span></text:span><text:span text:style-name="Police_20_par_20_défaut"><text:span text:style-name="T1">è</text:span></text:span><text:span text:style-name="Police_20_par_20_défaut"><text:span text:style-name="T1">re partie parut en 1688</text:span></text:span><text:span text:style-name="Police_20_par_20_défaut"><text:span text:style-name="T1"> ;</text:span></text:span><text:span text:style-name="Police_20_par_20_défaut"><text:span text:style-name="T1"> la deuxi</text:span></text:span><text:span text:style-name="Police_20_par_20_défaut"><text:span text:style-name="T1">è</text:span></text:span><text:span text:style-name="Police_20_par_20_défaut"><text:span text:style-name="T1">me, et la plus int</text:span></text:span><text:span text:style-name="Police_20_par_20_défaut"><text:span text:style-name="T1">é</text:span></text:span><text:span text:style-name="Police_20_par_20_défaut"><text:span text:style-name="T1">ressante pour nous, en 1692</text:span></text:span><text:span text:style-name="Police_20_par_20_défaut"><text:span text:style-name="T1"> ;</text:span></text:span><text:span text:style-name="Police_20_par_20_défaut"><text:span text:style-name="T1"> et la troisi</text:span></text:span><text:span text:style-name="Police_20_par_20_défaut"><text:span text:style-name="T1">è</text:span></text:span><text:span text:style-name="Police_20_par_20_défaut"><text:span text:style-name="T1">me enfin en 1697.</text:span></text:span></text:p>
      <text:p text:style-name="Normal"><text:span text:style-name="Police_20_par_20_défaut"><text:span text:style-name="T1">En comparaison de Boileau, si Perrault manque de science, ou, pour mieux dire — car il est plus savant au sens moderne du mot, — s'il manque d'une connaissance assez pr</text:span></text:span><text:span text:style-name="Police_20_par_20_défaut"><text:span text:style-name="T1">é</text:span></text:span><text:span text:style-name="Police_20_par_20_défaut"><text:span text:style-name="T1">cise de ces anciens dont il parle</text:span></text:span><text:span text:style-name="Police_20_par_20_défaut"><text:span text:style-name="T1"> ;</text:span></text:span><text:span text:style-name="Police_20_par_20_défaut"><text:span text:style-name="T1"> s'il manque de go</text:span></text:span><text:span text:style-name="Police_20_par_20_défaut"><text:span text:style-name="T1">û</text:span></text:span><text:span text:style-name="Police_20_par_20_défaut"><text:span text:style-name="T1">t, de bon sens parfois, et de loyaut</text:span></text:span><text:span text:style-name="Police_20_par_20_défaut"><text:span text:style-name="T1">é</text:span></text:span><text:span text:style-name="Police_20_par_20_défaut"><text:span text:style-name="T1"> 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 je ne dirai pas qu'en revanche il a l'esprit plus large, mais il l'a plus libre</text:span></text:span><text:span text:style-name="Police_20_par_20_défaut"><text:span text:style-name="T1"> ;</text:span></text:span><text:span text:style-name="Police_20_par_20_défaut"><text:span text:style-name="T1"> et l'on ne peut nier que ses </text:span></text:span><text:span text:style-name="Police_20_par_20_défaut"><text:span text:style-name="T4">Dialogues</text:span></text:span><text:span text:style-name="Police_20_par_20_défaut"><text:span text:style-name="T1"> aient modifi</text:span></text:span><text:span text:style-name="Police_20_par_20_défaut"><text:span text:style-name="T1">é</text:span></text:span><text:span text:style-name="Police_20_par_20_défaut"><text:span text:style-name="T1"> la d</text:span></text:span><text:span text:style-name="Police_20_par_20_défaut"><text:span text:style-name="T1">é</text:span></text:span><text:span text:style-name="Police_20_par_20_défaut"><text:span text:style-name="T1">finition ou la notion de la critique, en y introduisant deux ou trois </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ments nouveaux.</text:span></text:span><text:span text:style-name="Police_20_par_20_défaut"><text:span text:style-name="T1"> </text:span></text:span></text:p>
      <text:p text:style-name="Normal"><text:span text:style-name="Police_20_par_20_défaut"><text:span text:style-name="T1">Gr</text:span></text:span><text:span text:style-name="Police_20_par_20_défaut"><text:span text:style-name="T1">â</text:span></text:span><text:span text:style-name="Police_20_par_20_défaut"><text:span text:style-name="T1">ce en effet aux pr</text:span></text:span><text:span text:style-name="Police_20_par_20_défaut"><text:span text:style-name="T1">é</text:span></text:span><text:span text:style-name="Police_20_par_20_défaut"><text:span text:style-name="T1">jug</text:span></text:span><text:span text:style-name="Police_20_par_20_défaut"><text:span text:style-name="T1">é</text:span></text:span><text:span text:style-name="Police_20_par_20_défaut"><text:span text:style-name="T1">s m</text:span></text:span><text:span text:style-name="Police_20_par_20_défaut"><text:span text:style-name="T1">é</text:span></text:span><text:span text:style-name="Police_20_par_20_défaut"><text:span text:style-name="T1">mos qu'il apportait dans la question, auteur d'un po</text:span></text:span><text:span text:style-name="Police_20_par_20_défaut"><text:span text:style-name="T1">è</text:span></text:span><text:span text:style-name="Police_20_par_20_défaut"><text:span text:style-name="T1">me sur la Peinture, fr</text:span></text:span><text:span text:style-name="Police_20_par_20_défaut"><text:span text:style-name="T1">è</text:span></text:span><text:span text:style-name="Police_20_par_20_défaut"><text:span text:style-name="T1">re de l'architecte de la colonnade du Louvre, ami de Fonten</text:span></text:span><text:span text:style-name="Police_20_par_20_défaut"><text:span text:style-name="T1">e</text:span></text:span><text:span text:style-name="Police_20_par_20_défaut"><text:span text:style-name="T1">lle, et comme tel un peu frott</text:span></text:span><text:span text:style-name="Police_20_par_20_défaut"><text:span text:style-name="T1">é</text:span></text:span><text:span text:style-name="Police_20_par_20_défaut"><text:span text:style-name="T1"> de science, contr</text:span></text:span><text:span text:style-name="Police_20_par_20_défaut"><text:span text:style-name="T1">ô</text:span></text:span><text:span text:style-name="Police_20_par_20_défaut"><text:span text:style-name="T1">leur enfin des b</text:span></text:span><text:span text:style-name="Police_20_par_20_défaut"><text:span text:style-name="T1">â</text:span></text:span><text:span text:style-name="Police_20_par_20_défaut"><text:span text:style-name="T1">timents du roi, on pourrait dire qu'il a mis la critique litt</text:span></text:span><text:span text:style-name="Police_20_par_20_défaut"><text:span text:style-name="T1">é</text:span></text:span><text:span text:style-name="Police_20_par_20_défaut"><text:span text:style-name="T1">raire sur le chemin de l'esth</text:span></text:span><text:span text:style-name="Police_20_par_20_défaut"><text:span text:style-name="T1">é</text:span></text:span><text:span text:style-name="Police_20_par_20_défaut"><text:span text:style-name="T1">tiqu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 en m</text:span></text:span><text:span text:style-name="Police_20_par_20_défaut"><text:span text:style-name="T1">ê</text:span></text:span><text:span text:style-name="Police_20_par_20_défaut"><text:span text:style-name="T1">lant constamment, dans son </text:span></text:span><text:span text:style-name="Police_20_par_20_défaut"><text:span text:style-name="T4">Parall</text:span></text:span><text:span text:style-name="Police_20_par_20_défaut"><text:span text:style-name="T4">è</text:span></text:span><text:span text:style-name="Police_20_par_20_défaut"><text:span text:style-name="T4">le</text:span></text:span><text:span text:style-name="Police_20_par_20_défaut"><text:span text:style-name="T1">, aux r</text:span></text:span><text:span text:style-name="Police_20_par_20_défaut"><text:span text:style-name="T1">é</text:span></text:span><text:span text:style-name="Police_20_par_20_défaut"><text:span text:style-name="T1">flexions de l'ordre uniquement litt</text:span></text:span><text:span text:style-name="Police_20_par_20_défaut"><text:span text:style-name="T1">é</text:span></text:span><text:span text:style-name="Police_20_par_20_défaut"><text:span text:style-name="T1">raire, des consid</text:span></text:span><text:span text:style-name="Police_20_par_20_défaut"><text:span text:style-name="T1">é</text:span></text:span><text:span text:style-name="Police_20_par_20_défaut"><text:span text:style-name="T1">rations, souvent ing</text:span></text:span><text:span text:style-name="Police_20_par_20_défaut"><text:span text:style-name="T1">é</text:span></text:span><text:span text:style-name="Police_20_par_20_défaut"><text:span text:style-name="T1">nieuses, tir</text:span></text:span><text:span text:style-name="Police_20_par_20_défaut"><text:span text:style-name="T1">é</text:span></text:span><text:span text:style-name="Police_20_par_20_défaut"><text:span text:style-name="T1">es des autres arts ou de la science m</text:span></text:span><text:span text:style-name="Police_20_par_20_défaut"><text:span text:style-name="T1">ê</text:span></text:span><text:span text:style-name="Police_20_par_20_défaut"><text:span text:style-name="T1">me, et en t</text:span></text:span><text:span text:style-name="Police_20_par_20_défaut"><text:span text:style-name="T1">â</text:span></text:span><text:span text:style-name="Police_20_par_20_défaut"><text:span text:style-name="T1">chant de les concilier ou de les coordonner les unes et les autres sous la loi de quelques principe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ux. D'un autre c</text:span></text:span><text:span text:style-name="Police_20_par_20_défaut"><text:span text:style-name="T1">ô</text:span></text:span><text:span text:style-name="Police_20_par_20_défaut"><text:span text:style-name="T1">t</text:span></text:span><text:span text:style-name="Police_20_par_20_défaut"><text:span text:style-name="T1">é</text:span></text:span><text:span text:style-name="Police_20_par_20_défaut"><text:span text:style-name="T1">, en rendant, comme vous l'allez voir, le grand public et les femmes elles</text:span></text:span><text:span text:style-name="Police_20_par_20_défaut"><text:span text:style-name="T1">-</text:span></text:span><text:span text:style-name="Police_20_par_20_défaut"><text:span text:style-name="T1">m</text:span></text:span><text:span text:style-name="Police_20_par_20_défaut"><text:span text:style-name="T1">ê</text:span></text:span><text:span text:style-name="Police_20_par_20_défaut"><text:span text:style-name="T1">mes juges d'une question qui ne semblait </text:span></text:span><text:span text:style-name="Police_20_par_20_défaut"><text:span text:style-name="T1">ê</text:span></text:span><text:span text:style-name="Police_20_par_20_défaut"><text:span text:style-name="T1">tre jusqu'alors du domaine ou de la comp</text:span></text:span><text:span text:style-name="Police_20_par_20_défaut"><text:span text:style-name="T1">é</text:span></text:span><text:span text:style-name="Police_20_par_20_défaut"><text:span text:style-name="T1">tence que des seuls </text:span></text:span><text:span text:style-name="Police_20_par_20_défaut"><text:span text:style-name="T1">é</text:span></text:span><text:span text:style-name="Police_20_par_20_défaut"><text:span text:style-name="T1">rudits, c'est bien le Parall</text:span></text:span><text:span text:style-name="Police_20_par_20_défaut"><text:span text:style-name="T1">è</text:span></text:span><text:span text:style-name="Police_20_par_20_défaut"><text:span text:style-name="T1">le qui a consacr</text:span></text:span><text:span text:style-name="Police_20_par_20_défaut"><text:span text:style-name="T1">é</text:span></text:span><text:span text:style-name="Police_20_par_20_défaut"><text:span text:style-name="T1"> le droit des gens du monde </text:span></text:span><text:span text:style-name="Police_20_par_20_défaut"><text:span text:style-name="T1">à</text:span></text:span><text:span text:style-name="Police_20_par_20_défaut"><text:span text:style-name="T1"> se prononcer sur la valeur des </text:span></text:span><text:span text:style-name="Police_20_par_20_défaut"><text:span text:style-name="T1">œ</text:span></text:span><text:span text:style-name="Police_20_par_20_défaut"><text:span text:style-name="T1">uvres litt</text:span></text:span><text:span text:style-name="Police_20_par_20_défaut"><text:span text:style-name="T1">é</text:span></text:span><text:span text:style-name="Police_20_par_20_défaut"><text:span text:style-name="T1">raires. Enfin, si, comme nous l'avons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text:span></text:span><text:soft-page-break/><text:span text:style-name="Police_20_par_20_défaut"><text:span text:style-name="T1">dit, l'id</text:span></text:span><text:span text:style-name="Police_20_par_20_défaut"><text:span text:style-name="T1">é</text:span></text:span><text:span text:style-name="Police_20_par_20_défaut"><text:span text:style-name="T1">e de progr</text:span></text:span><text:span text:style-name="Police_20_par_20_défaut"><text:span text:style-name="T1">è</text:span></text:span><text:span text:style-name="Police_20_par_20_défaut"><text:span text:style-name="T1">s est impliqu</text:span></text:span><text:span text:style-name="Police_20_par_20_défaut"><text:span text:style-name="T1">é</text:span></text:span><text:span text:style-name="Police_20_par_20_défaut"><text:span text:style-name="T1">e dans la position de la question m</text:span></text:span><text:span text:style-name="Police_20_par_20_défaut"><text:span text:style-name="T1">ê</text:span></text:span><text:span text:style-name="Police_20_par_20_défaut"><text:span text:style-name="T1">me , on ne saurait refuser l'honneur de l'avoir accr</text:span></text:span><text:span text:style-name="Police_20_par_20_défaut"><text:span text:style-name="T1">é</text:span></text:span><text:span text:style-name="Police_20_par_20_défaut"><text:span text:style-name="T1">dit</text:span></text:span><text:span text:style-name="Police_20_par_20_défaut"><text:span text:style-name="T1">é</text:span></text:span><text:span text:style-name="Police_20_par_20_défaut"><text:span text:style-name="T1">e parmi nous </text:span></text:span><text:span text:style-name="Police_20_par_20_défaut"><text:span text:style-name="T1">à</text:span></text:span><text:span text:style-name="Police_20_par_20_défaut"><text:span text:style-name="T1"> l'homme qui sans doute est fort </text:span></text:span><text:span text:style-name="Police_20_par_20_défaut"><text:span text:style-name="T1">é</text:span></text:span><text:span text:style-name="Police_20_par_20_défaut"><text:span text:style-name="T1">loign</text:span></text:span><text:span text:style-name="Police_20_par_20_défaut"><text:span text:style-name="T1">é</text:span></text:span><text:span text:style-name="Police_20_par_20_défaut"><text:span text:style-name="T1"> d'en avoir entrevu toutes les cons</text:span></text:span><text:span text:style-name="Police_20_par_20_défaut"><text:span text:style-name="T1">é</text:span></text:span><text:span text:style-name="Police_20_par_20_défaut"><text:span text:style-name="T1">quences, mais qui ne l'a pas moins r</text:span></text:span><text:span text:style-name="Police_20_par_20_défaut"><text:span text:style-name="T1">é</text:span></text:span><text:span text:style-name="Police_20_par_20_défaut"><text:span text:style-name="T1">pandue dans tous ses </text:span></text:span><text:span text:style-name="Police_20_par_20_défaut"><text:span text:style-name="T1">é</text:span></text:span><text:span text:style-name="Police_20_par_20_défaut"><text:span text:style-name="T1">crits, et de qui l'on peut dire </text:span></text:span><text:span text:style-name="Police_20_par_20_défaut"><text:span text:style-name="T1">à</text:span></text:span><text:span text:style-name="Police_20_par_20_défaut"><text:span text:style-name="T1"> bon droit qu'elle fait le fond de ses convictions litt</text:span></text:span><text:span text:style-name="Police_20_par_20_défaut"><text:span text:style-name="T1">é</text:span></text:span><text:span text:style-name="Police_20_par_20_défaut"><text:span text:style-name="T1">raires. Il s'agit de savoir ce que valent ces conqu</text:span></text:span><text:span text:style-name="Police_20_par_20_défaut"><text:span text:style-name="T1">ê</text:span></text:span><text:span text:style-name="Police_20_par_20_défaut"><text:span text:style-name="T1">tes ou ces innovations.</text:span></text:span></text:p>
      <text:p text:style-name="P1">Et tout d'abord, on est tenté d'approuver la première. Oui, ces comparaisons d'un art à l'autre, de la peinture à la poésie, de l'éloquence à l'architecture, en introduisant dans la critique un élément d'intérêt nouveau, y introduisent aussi de la variété, de l'imprévu, je ne sais quoi de plus libre et de plus attrayant. Si d'ailleurs la peinture et la poésie sont toutes deux ce que l'on appelle des arts d'imitation, il semble encore, qu'ayant un objet analogue dans une certaine mesure, elles doivent, dans cette mesure même, avoir aussi des principes communs. Ce qui est vrai de l'une ne paraît pas pouvoir ou devoir être entièrement faux de l'autre, et, puisque enfin, par des chemins différents, c'est au même but qu'elles fendent, il semble que la théorie de l'une doive ou puisse au moins éclairer celle de l'autre. Mais je crains bien qu'en réalité ce ne soit là qu'une apparence, et que, de ce genre de comparaisons, l'auteur des Dialogues ne se serve à peu près uniquement que pour brouiller la question.</text:p>
      <text:p text:style-name="Normal"><text:span text:style-name="Police_20_par_20_défaut"><text:span text:style-name="T1">Chaque art, en effet, a ce qu'on appelle son beau sp</text:span></text:span><text:span text:style-name="Police_20_par_20_défaut"><text:span text:style-name="T1">é</text:span></text:span><text:span text:style-name="Police_20_par_20_défaut"><text:span text:style-name="T1">cifique</text:span></text:span><text:span text:style-name="Police_20_par_20_défaut"><text:span text:style-name="T1"> ;</text:span></text:span><text:span text:style-name="Police_20_par_20_défaut"><text:span text:style-name="T1"> et, quand on y songe, on serait presque tent</text:span></text:span><text:span text:style-name="Police_20_par_20_défaut"><text:span text:style-name="T1">é</text:span></text:span><text:span text:style-name="Police_20_par_20_défaut"><text:span text:style-name="T1"> de dire, que le beau po</text:span></text:span><text:span text:style-name="Police_20_par_20_défaut"><text:span text:style-name="T1">é</text:span></text:span><text:span text:style-name="Police_20_par_20_défaut"><text:span text:style-name="T1">tique, le beau pittoresque, le beau musical n'ont pas entre eux de commune mesure. Ils ne visent pas au m</text:span></text:span><text:span text:style-name="Police_20_par_20_défaut"><text:span text:style-name="T1">ê</text:span></text:span><text:span text:style-name="Police_20_par_20_défaut"><text:span text:style-name="T1">me but, quoi qu'on en puisse dire</text:span></text:span><text:span text:style-name="Police_20_par_20_défaut"><text:span text:style-name="T1"> ;</text:span></text:span><text:span text:style-name="Police_20_par_20_défaut"><text:span text:style-name="T1"> ils n'emploient pas les m</text:span></text:span><text:span text:style-name="Police_20_par_20_défaut"><text:span text:style-name="T1">ê</text:span></text:span><text:span text:style-name="Police_20_par_20_défaut"><text:span text:style-name="T1">mes moyens</text:span></text:span><text:span text:style-name="Police_20_par_20_défaut"><text:span text:style-name="T1"> ;</text:span></text:span><text:span text:style-name="Police_20_par_20_défaut"><text:span text:style-name="T1"> et, ne s'adressant pas aux m</text:span></text:span><text:span text:style-name="Police_20_par_20_défaut"><text:span text:style-name="T1">ê</text:span></text:span><text:span text:style-name="Police_20_par_20_défaut"><text:span text:style-name="T1">mes sens, ils n'op</text:span></text:span><text:span text:style-name="Police_20_par_20_défaut"><text:span text:style-name="T1">è</text:span></text:span><text:span text:style-name="Police_20_par_20_défaut"><text:span text:style-name="T1">rent point les m</text:span></text:span><text:span text:style-name="Police_20_par_20_défaut"><text:span text:style-name="T1">ê</text:span></text:span><text:span text:style-name="Police_20_par_20_défaut"><text:span text:style-name="T1">mes effets. Avant tout, la peinture est une joie des yeux. La musique est avant tout une volupt</text:span></text:span><text:span text:style-name="Police_20_par_20_défaut"><text:span text:style-name="T1">é</text:span></text:span><text:span text:style-name="Police_20_par_20_défaut"><text:span text:style-name="T1"> de l'oreille. Et quand elles passent l'une ou l'autre jusqu'au c</text:span></text:span><text:span text:style-name="Police_20_par_20_défaut"><text:span text:style-name="T1">œ</text:span></text:span><text:span text:style-name="Police_20_par_20_défaut"><text:span text:style-name="T1">ur ou jusqu'</text:span></text:span><text:span text:style-name="Police_20_par_20_défaut"><text:span text:style-name="T1">à</text:span></text:span><text:span text:style-name="Police_20_par_20_défaut"><text:span text:style-name="T1"> l'esprit, ce n'est toujours que par la voie des m</text:span></text:span><text:span text:style-name="Police_20_par_20_défaut"><text:span text:style-name="T1">ê</text:span></text:span><text:span text:style-name="Police_20_par_20_défaut"><text:span text:style-name="T1">mes interm</text:span></text:span><text:span text:style-name="Police_20_par_20_défaut"><text:span text:style-name="T1">é</text:span></text:span><text:span text:style-name="Police_20_par_20_défaut"><text:span text:style-name="T1">diaires,... Comme au surplus c'est une question sur laquelle nous aurons cette ann</text:span></text:span><text:span text:style-name="Police_20_par_20_défaut"><text:span text:style-name="T1">é</text:span></text:span><text:span text:style-name="Police_20_par_20_défaut"><text:span text:style-name="T1">e m</text:span></text:span><text:span text:style-name="Police_20_par_20_défaut"><text:span text:style-name="T1">ê</text:span></text:span><text:span text:style-name="Police_20_par_20_défaut"><text:span text:style-name="T1">me plus d'une fois </text:span></text:span><text:span text:style-name="Police_20_par_20_défaut"><text:span text:style-name="T1">à</text:span></text:span><text:span text:style-name="Police_20_par_20_défaut"><text:span text:style-name="T1"> revenir, je me borne </text:span></text:span><text:span text:style-name="Police_20_par_20_défaut"><text:span text:style-name="T1">à</text:span></text:span><text:span text:style-name="Police_20_par_20_défaut"><text:span text:style-name="T1"> vous signaler aujourd'hui le danger de la confusion. Lisez d'ailleurs</text:span></text:span><text:span text:style-name="Police_20_par_20_défaut"><text:span text:style-name="T1"> </text:span></text:span><text:span text:style-name="Police_20_par_20_défaut"><text:span text:style-name="T1">si vous voulez d</text:span></text:span><text:span text:style-name="Police_20_par_20_défaut"><text:span text:style-name="T1">è</text:span></text:span><text:span text:style-name="Police_20_par_20_défaut"><text:span text:style-name="T1">s maintenant vous en faire une id</text:span></text:span><text:span text:style-name="Police_20_par_20_défaut"><text:span text:style-name="T1">é</text:span></text:span><text:span text:style-name="Police_20_par_20_défaut"><text:span text:style-name="T1">e, ces fameux Salons de Diderot, qu</text:span></text:span><text:span text:style-name="Police_20_par_20_défaut"><text:span text:style-name="T1">’o</text:span></text:span><text:span text:style-name="Police_20_par_20_défaut"><text:span text:style-name="T1">n vante comme les chefs-d'</text:span></text:span><text:span text:style-name="Police_20_par_20_défaut"><text:span text:style-name="T1">œ</text:span></text:span><text:span text:style-name="Police_20_par_20_défaut"><text:span text:style-name="T1">uvre de la critique d'art, et qui n'en sont </text:span></text:span><text:span text:style-name="Police_20_par_20_défaut"><text:span text:style-name="T1">à</text:span></text:span><text:span text:style-name="Police_20_par_20_défaut"><text:span text:style-name="T1"> vrai dire que la corruption. Juger d'une toile ou d'un marbre sur les m</text:span></text:span><text:span text:style-name="Police_20_par_20_défaut"><text:span text:style-name="T1">ê</text:span></text:span><text:span text:style-name="Police_20_par_20_défaut"><text:span text:style-name="T1">mes principes, avec les m</text:span></text:span><text:span text:style-name="Police_20_par_20_défaut"><text:span text:style-name="T1">ê</text:span></text:span><text:span text:style-name="Police_20_par_20_défaut"><text:span text:style-name="T1">mes exigences, ou comme l'on dit encore, au moyen du m</text:span></text:span><text:span text:style-name="Police_20_par_20_défaut"><text:span text:style-name="T1">ê</text:span></text:span><text:span text:style-name="Police_20_par_20_défaut"><text:span text:style-name="T1">me </text:span></text:span><text:span text:style-name="Police_20_par_20_défaut"><text:span text:style-name="T4">crit</text:span></text:span><text:span text:style-name="Police_20_par_20_défaut"><text:span text:style-name="T4">e</text:span></text:span><text:span text:style-name="Police_20_par_20_défaut"><text:span text:style-name="T4">rium</text:span></text:span><text:span text:style-name="Police_20_par_20_défaut"><text:span text:style-name="T1">, que d'un drame ou que d'un roman, encore une fois, c'est tout m</text:span></text:span><text:span text:style-name="Police_20_par_20_défaut"><text:span text:style-name="T1">ê</text:span></text:span><text:span text:style-name="Police_20_par_20_défaut"><text:span text:style-name="T1">ler ensemble</text:span></text:span><text:span text:style-name="Police_20_par_20_défaut"><text:span text:style-name="T1"> ;</text:span></text:span><text:span text:style-name="Police_20_par_20_défaut"><text:span text:style-name="T1"> et, si </text:span></text:span><text:soft-page-break/><text:span text:style-name="Police_20_par_20_défaut"><text:span text:style-name="T1">l'origine de la confusion remonte au </text:span></text:span><text:span text:style-name="Police_20_par_20_défaut"><text:span text:style-name="T4">Parall</text:span></text:span><text:span text:style-name="Police_20_par_20_défaut"><text:span text:style-name="T4">è</text:span></text:span><text:span text:style-name="Police_20_par_20_défaut"><text:span text:style-name="T4">le des Anciens et des Modernes</text:span></text:span><text:span text:style-name="Police_20_par_20_défaut"><text:span text:style-name="T1">, il faut rendre Perrault </text:span></text:span><text:span text:style-name="Police_20_par_20_défaut"><text:span text:style-name="T1">responsable de ce qu'elle avait de dangereux, puisque nous avons commenc</text:span></text:span><text:span text:style-name="Police_20_par_20_défaut"><text:span text:style-name="T1">é</text:span></text:span><text:span text:style-name="Police_20_par_20_défaut"><text:span text:style-name="T1"> par le louer de ce que l'innovation peut avoir eu d'heureux.</text:span></text:span></text:p>
      <text:p text:style-name="P1">Voici qui est plus grave encore. C'est qu'en effaçant ainsi les limites qui séparent les arts, Perrault en arrive insensiblement à une indifférence entière — et barbare — sur les questions de forme et de style.</text:p>
      <text:p text:style-name="P1">Il ne tient compte aucun de la qualité de la langue ; et il ne craint pas d'avancer cette énormité quelque part, que l'on juge bien mieux d'un écrivain dans une traduction que dans son texte même. C'est le comble du rationalisme ! Et en voici l'abomination. Les exigences particulières ou personnelles des genres, si je puis ainsi dire, ne l'inquiètent nullement ; et comme tout à l'heure il jugeait d'une œuvre littéraire sur les mêmes principes que d'un tableau, maintenant, ode ou discours funèbre, fable ou sermon, tragédie ou madrigal, c'est le môme procédé de mensuration, si je puis ainsi dire, qu'il applique à tout ce qui lui tombe sous la main. Il est d'ailleurs bien entendu que, pas plus que des exigences du genre, il ne se soucie du temps, ni du milieu, ni de la personnalité de l'artiste ou du poète...</text:p>
      <text:p text:style-name="Normal"><text:span text:style-name="Police_20_par_20_défaut"><text:span text:style-name="T1">Mais vous le verrez bien mieux — puisque je n'ai rien encore cit</text:span></text:span><text:span text:style-name="Police_20_par_20_défaut"><text:span text:style-name="T1">é</text:span></text:span><text:span text:style-name="Police_20_par_20_défaut"><text:span text:style-name="T1"> de sa prose, — si je mets sous vos yeux une ou deux pages du </text:span></text:span><text:span text:style-name="Police_20_par_20_défaut"><text:span text:style-name="T4">Parall</text:span></text:span><text:span text:style-name="Police_20_par_20_défaut"><text:span text:style-name="T4">è</text:span></text:span><text:span text:style-name="Police_20_par_20_défaut"><text:span text:style-name="T4">le</text:span></text:span><text:span text:style-name="Police_20_par_20_défaut"><text:span text:style-name="T1">, que je choisis parmi celles qui devaient naturellement exciter dans le camp de ses adversaires la plus vive indignation.</text:span></text:span></text:p>
      <text:p>Le président Morinet, discourant il y a quelques jours de Pindare avec un de ses amis, et ne pouvant s'épuiser sur les louanges de ce poète inimitable, se mit à prononcer les cinq ou six premiers vers de la première de ses <text:span text:style-name="Police_20_par_20_défaut"><text:span text:style-name="T15">Odes </text:span></text:span>avec tant de force et tant d'emphase, que sa femme, qui était présente, et qui est femme d'esprit, ne put s'empêcher de lui demander l'explication de ce qu'il témoignait prendre tant de plaisir à prononcer. « Madame, lui dit-il, cela perd toute sa grâce en passant du grec en français.</text:p>
      <text:p>—<text:tab/>N'importe, lui dit-elle, j'en verrai toujours le sens, qui doit être admirable. — C'est le commencement, lui dit-il, de la première Ode du plus sublime de tous les poètes. Voici comme il parle : « L'eau est très bonne, à la vérité, et l'or qui « brille comme le feu durant la nuit, éclate merveilleusement parmi les richesses qui rendent l'homme superbe. Mais, mon esprit, si tu désires chanter les combats, ne contemple point d'autre astre plus lumineux que le soleil pendant le jour dans le vague de l'air, car nous ne saute rions chanter de combats plus illustres que les combats olympiques. » — Vous vous moquez de moi, lui dit la présidente. Voilà un galimatias que vous venez de faire pour vous divertir ; je ne donne pas si aisément dans le panneau.</text:p>
      <text:p>—<text:tab/>Je ne me moque point, lui dit le président, et c'est votre faute si vous n'êtes pas charmée de tant de belles choses.</text:p>
      <text:p><text:soft-page-break/>—<text:tab/>Il est vrai, reprit la présidente, que de l'eau bien claire, de l'or bien luisant, et le soleil en plein midi sont de fort belles choses ; mais parce que l'eau est très bonne, et que l'or brille comme le feu pendant la nuit, est-ce une raison de contempler ou de ne pas contempler un autre astre que le soleil pendant le jour ? de chanter ou de ne pas chanter les jeux olympiques ? Je vous avoue que je n'y comprends rien. — Je ne m'en étonne pas, Madame, dit le président ; une infinité de très savants hommes n'y ont rien compris, non plus que vous. Faut-il trouver cela étrange ? C'est un poète emporté par son enthousiasme, qui, soutenu par la grandeur de ses pensées et de ses expressions, s'élève au-dessus de la raison ordinaire des hommes, et qui en cet état profère avec transport tout ce que la fureur lui inspire. On est bien éloigné de rien faire aujourd'hui de semblable. — Assurément, dit la présidente', et l'on s'en donne bien de garde. Mais je vois bien que vous ne voulez pas m'expliquer cet endroit de Pindare. Cependant, s'il n'y a rien qui ne se puisse dire devant les femmes, je ne vois pas où est la plaisanterie de m'en faire un mystère. — Il n'y a pas de plaisanterie ni de mystère, lui dit le président. —Pardonnez-moi, lui dit-elle, si je vous dis que je n'en crois rien : les anciens étaient gens sages, qui ne disaient pas des choses où il n'y a ni sens ni raison. » Et quoi que pût dire le président, elle persista dans sa pensée, et elle a toujours cru qu'il avait pris plaisir à se moquer d'elle.</text:p>
      <text:p text:style-name="Normal"/>
      <text:p text:style-name="Normal"><text:span text:style-name="Police_20_par_20_défaut"><text:span text:style-name="T1">L'anecdote est sans doute agr</text:span></text:span><text:span text:style-name="Police_20_par_20_défaut"><text:span text:style-name="T1">é</text:span></text:span><text:span text:style-name="Police_20_par_20_défaut"><text:span text:style-name="T1">ablement cont</text:span></text:span><text:span text:style-name="Police_20_par_20_défaut"><text:span text:style-name="T1">é</text:span></text:span><text:span text:style-name="Police_20_par_20_défaut"><text:span text:style-name="T1">e, spirituellement m</text:span></text:span><text:span text:style-name="Police_20_par_20_défaut"><text:span text:style-name="T1">ô</text:span></text:span><text:span text:style-name="Police_20_par_20_défaut"><text:span text:style-name="T1">me, adroitement mise en sc</text:span></text:span><text:span text:style-name="Police_20_par_20_défaut"><text:span text:style-name="T1">è</text:span></text:span><text:span text:style-name="Police_20_par_20_défaut"><text:span text:style-name="T1">ne, comme on dit de nos jours, et la prose de Perrault vaut beaucoup mieux que ses vers. S'il est d'ailleurs bien loyal</text:span></text:span><text:span text:style-name="Police_20_par_20_défaut"><text:span text:style-name="T1">,</text:span></text:span><text:span text:style-name="Police_20_par_20_défaut"><text:span text:style-name="T1"> ou s'il sait tr</text:span></text:span><text:span text:style-name="Police_20_par_20_défaut"><text:span text:style-name="T1">è</text:span></text:span><text:span text:style-name="Police_20_par_20_défaut"><text:span text:style-name="T1">s bien le grec, vous le demanderez </text:span></text:span><text:span text:style-name="Police_20_par_20_défaut"><text:span text:style-name="T1">à</text:span></text:span><text:span text:style-name="Police_20_par_20_défaut"><text:span text:style-name="T1"> Boileau, dont la huiti</text:span></text:span><text:span text:style-name="Police_20_par_20_défaut"><text:span text:style-name="T1">è</text:span></text:span><text:span text:style-name="Police_20_par_20_défaut"><text:span text:style-name="T1">me </text:span></text:span><text:span text:style-name="Police_20_par_20_défaut"><text:span text:style-name="T4">R</text:span></text:span><text:span text:style-name="Police_20_par_20_défaut"><text:span text:style-name="T4">é</text:span></text:span><text:span text:style-name="Police_20_par_20_défaut"><text:span text:style-name="T4">flexion critique</text:span></text:span><text:span text:style-name="Police_20_par_20_défaut"><text:span text:style-name="T1"> roule </text:span></text:span><text:span text:style-name="Police_20_par_20_défaut"><text:span text:style-name="T1">à</text:span></text:span><text:span text:style-name="Police_20_par_20_défaut"><text:span text:style-name="T1"> peu pr</text:span></text:span><text:span text:style-name="Police_20_par_20_défaut"><text:span text:style-name="T1">è</text:span></text:span><text:span text:style-name="Police_20_par_20_défaut"><text:span text:style-name="T1">s tout enti</text:span></text:span><text:span text:style-name="Police_20_par_20_défaut"><text:span text:style-name="T1">è</text:span></text:span><text:span text:style-name="Police_20_par_20_défaut"><text:span text:style-name="T1">re sur ce passage des </text:span></text:span><text:span text:style-name="Police_20_par_20_défaut"><text:span text:style-name="T4">Dialogues</text:span></text:span><text:span text:style-name="Police_20_par_20_défaut"><text:span text:style-name="T1">. Pour moi, dont ce n'est pas ici l'affaire que de vous apprendre </text:span></text:span><text:span text:style-name="Police_20_par_20_défaut"><text:span text:style-name="T1">à</text:span></text:span><text:span text:style-name="Police_20_par_20_défaut"><text:span text:style-name="T1">, admirer Pindare, je me contenterai de dire, entre nous, qu'expliqu</text:span></text:span><text:span text:style-name="Police_20_par_20_défaut"><text:span text:style-name="T1">é</text:span></text:span><text:span text:style-name="Police_20_par_20_défaut"><text:span text:style-name="T1"> par Boileau, ce d</text:span></text:span><text:span text:style-name="Police_20_par_20_défaut"><text:span text:style-name="T1">é</text:span></text:span><text:span text:style-name="Police_20_par_20_défaut"><text:span text:style-name="T1">but de la premi</text:span></text:span><text:span text:style-name="Police_20_par_20_défaut"><text:span text:style-name="T1">è</text:span></text:span><text:span text:style-name="Police_20_par_20_défaut"><text:span text:style-name="T1">re ode du </text:span></text:span><text:span text:style-name="Police_20_par_20_défaut"><text:span text:style-name="T1">«</text:span></text:span><text:span text:style-name="Police_20_par_20_défaut"><text:span text:style-name="T1"> </text:span></text:span><text:span text:style-name="Police_20_par_20_défaut"><text:span text:style-name="T1">plus sublime de tous les po</text:span></text:span><text:span text:style-name="Police_20_par_20_défaut"><text:span text:style-name="T1">è</text:span></text:span><text:span text:style-name="Police_20_par_20_défaut"><text:span text:style-name="T1">tes</text:span></text:span><text:span text:style-name="Police_20_par_20_défaut"><text:span text:style-name="T1"> </text:span></text:span><text:span text:style-name="Police_20_par_20_défaut"><text:span text:style-name="T1">»</text:span></text:span><text:span text:style-name="Police_20_par_20_défaut"><text:span text:style-name="T1"> me para</text:span></text:span><text:span text:style-name="Police_20_par_20_défaut"><text:span text:style-name="T1">î</text:span></text:span><text:span text:style-name="Police_20_par_20_défaut"><text:span text:style-name="T1">t plus banal que d</text:span></text:span><text:span text:style-name="Police_20_par_20_défaut"><text:span text:style-name="T1">é</text:span></text:span><text:span text:style-name="Police_20_par_20_défaut"><text:span text:style-name="T1">raisonnable et qu'inintelligible. Mais ce qu'il y a de f</text:span></text:span><text:span text:style-name="Police_20_par_20_défaut"><text:span text:style-name="T1">â</text:span></text:span><text:span text:style-name="Police_20_par_20_défaut"><text:span text:style-name="T1">cheux ici, c'est cette fa</text:span></text:span><text:span text:style-name="Police_20_par_20_défaut"><text:span text:style-name="T1">ç</text:span></text:span><text:span text:style-name="Police_20_par_20_défaut"><text:span text:style-name="T1">on que je vous disais de </text:span></text:span><text:span text:style-name="Police_20_par_20_défaut"><text:span text:style-name="T1">juger un po</text:span></text:span><text:span text:style-name="Police_20_par_20_défaut"><text:span text:style-name="T1">è</text:span></text:span><text:span text:style-name="Police_20_par_20_défaut"><text:span text:style-name="T1">te, en commen</text:span></text:span><text:span text:style-name="Police_20_par_20_défaut"><text:span text:style-name="T1">ç</text:span></text:span><text:span text:style-name="Police_20_par_20_défaut"><text:span text:style-name="T1">ant par faire abstraction du mouvement, de la forme, et de l'expression, du simple arrangement des mots</text:span></text:span><text:span text:style-name="Police_20_par_20_défaut"><text:span text:style-name="T1"> ;</text:span></text:span><text:span text:style-name="Police_20_par_20_défaut"><text:span text:style-name="T1"> c'est de para</text:span></text:span><text:span text:style-name="Police_20_par_20_défaut"><text:span text:style-name="T1">î</text:span></text:span><text:span text:style-name="Police_20_par_20_défaut"><text:span text:style-name="T1">tre exiger d'une ode que les id</text:span></text:span><text:span text:style-name="Police_20_par_20_défaut"><text:span text:style-name="T1">é</text:span></text:span><text:span text:style-name="Police_20_par_20_défaut"><text:span text:style-name="T1">es s'y suivent comme dans une proposition de math</text:span></text:span><text:span text:style-name="Police_20_par_20_défaut"><text:span text:style-name="T1">é</text:span></text:span><text:span text:style-name="Police_20_par_20_défaut"><text:span text:style-name="T1">matiques</text:span></text:span><text:span text:style-name="Police_20_par_20_défaut"><text:span text:style-name="T1"> ;</text:span></text:span><text:span text:style-name="Police_20_par_20_défaut"><text:span text:style-name="T1"> et c'est d'oublier enfin qu'il y a des beaut</text:span></text:span><text:span text:style-name="Police_20_par_20_défaut"><text:span text:style-name="T1">é</text:span></text:span><text:span text:style-name="Police_20_par_20_défaut"><text:span text:style-name="T1">s qui n'en sont que pour ne pouvoir </text:span></text:span><text:span text:style-name="Police_20_par_20_défaut"><text:span text:style-name="T1">ê</text:span></text:span><text:span text:style-name="Police_20_par_20_défaut"><text:span text:style-name="T1">tre transpos</text:span></text:span><text:span text:style-name="Police_20_par_20_défaut"><text:span text:style-name="T1">é</text:span></text:span><text:span text:style-name="Police_20_par_20_défaut"><text:span text:style-name="T1">es, encore moins transport</text:span></text:span><text:span text:style-name="Police_20_par_20_défaut"><text:span text:style-name="T1">é</text:span></text:span><text:span text:style-name="Police_20_par_20_défaut"><text:span text:style-name="T1">es d'une langue dans une autre.</text:span></text:span></text:p>
      <text:p text:style-name="Normal"><text:span text:style-name="Police_20_par_20_défaut"><text:span text:style-name="T1">Ce qui ne devait gu</text:span></text:span><text:span text:style-name="Police_20_par_20_défaut"><text:span text:style-name="T1">è</text:span></text:span><text:span text:style-name="Police_20_par_20_défaut"><text:span text:style-name="T1">re moins indigner Boileau, dans ces </text:span></text:span><text:span text:style-name="Police_20_par_20_défaut"><text:span text:style-name="T4">Dialogues</text:span></text:span><text:span text:style-name="Police_20_par_20_défaut"><text:span text:style-name="T1">, comme admirateur des anciens, comme ennemi des Pr</text:span></text:span><text:span text:style-name="Police_20_par_20_défaut"><text:span text:style-name="T1">é</text:span></text:span><text:span text:style-name="Police_20_par_20_défaut"><text:span text:style-name="T1">cieuses — et peut-</text:span></text:span><text:span text:style-name="Police_20_par_20_défaut"><text:span text:style-name="T1">ê</text:span></text:span><text:span text:style-name="Police_20_par_20_défaut"><text:span text:style-name="T1">tre aussi comme c</text:span></text:span><text:span text:style-name="Police_20_par_20_défaut"><text:span text:style-name="T1">é</text:span></text:span><text:span text:style-name="Police_20_par_20_défaut"><text:span text:style-name="T1">libataire, — c'est l'appel que Perrault y fait partout </text:span></text:span><text:span text:style-name="Police_20_par_20_défaut"><text:span text:style-name="T1">«</text:span></text:span><text:span text:style-name="Police_20_par_20_défaut"><text:span text:style-name="T1"> </text:span></text:span><text:span text:style-name="Police_20_par_20_défaut"><text:span text:style-name="T1">au go</text:span></text:span><text:span text:style-name="Police_20_par_20_défaut"><text:span text:style-name="T1">û</text:span></text:span><text:span text:style-name="Police_20_par_20_défaut"><text:span text:style-name="T1">t des dames</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à</text:span></text:span><text:span text:style-name="Police_20_par_20_défaut"><text:span text:style-name="T1"> la </text:span></text:span><text:span text:style-name="Police_20_par_20_défaut"><text:span text:style-name="T1">«</text:span></text:span><text:span text:style-name="Police_20_par_20_défaut"><text:span text:style-name="T1"> </text:span></text:span><text:span text:style-name="Police_20_par_20_défaut"><text:span text:style-name="T1">justesse de leur discernement</text:span></text:span><text:span text:style-name="Police_20_par_20_défaut"><text:span text:style-name="T1"> </text:span></text:span><text:span text:style-name="Police_20_par_20_défaut"><text:span text:style-name="T1">»</text:span></text:span><text:span text:style-name="Police_20_par_20_défaut"><text:span text:style-name="T1">, pour d</text:span></text:span><text:span text:style-name="Police_20_par_20_défaut"><text:span text:style-name="T1">é</text:span></text:span><text:span text:style-name="Police_20_par_20_défaut"><text:span text:style-name="T1">cider de la contestation, pour prononcer comme en dernier ressort sur la valeur des </text:span></text:span><text:span text:style-name="Police_20_par_20_défaut"><text:span text:style-name="T1">œ</text:span></text:span><text:span text:style-name="Police_20_par_20_défaut"><text:span text:style-name="T1">uvres</text:span></text:span><text:span text:style-name="Police_20_par_20_défaut"><text:span text:style-name="T1"> litt</text:span></text:span><text:span text:style-name="Police_20_par_20_défaut"><text:span text:style-name="T1">é</text:span></text:span><text:span text:style-name="Police_20_par_20_défaut"><text:span text:style-name="T1">raires. Mais c'est </text:span></text:span><text:soft-page-break/><text:span text:style-name="Police_20_par_20_défaut"><text:span text:style-name="T1">peut-</text:span></text:span><text:span text:style-name="Police_20_par_20_défaut"><text:span text:style-name="T1">ê</text:span></text:span><text:span text:style-name="Police_20_par_20_défaut"><text:span text:style-name="T1">tre davantage encore l'</text:span></text:span><text:span text:style-name="Police_20_par_20_défaut"><text:span text:style-name="T1">é</text:span></text:span><text:span text:style-name="Police_20_par_20_défaut"><text:span text:style-name="T1">trange confiance que Perrault semble y mettre dans ce que l'on appelait alors le sens individuel. </text:span></text:span><text:span text:style-name="Police_20_par_20_défaut"><text:span text:style-name="T1">«</text:span></text:span><text:span text:style-name="Police_20_par_20_défaut"><text:span text:style-name="T1"> </text:span></text:span><text:span text:style-name="Police_20_par_20_défaut"><text:span text:style-name="T1">Est-ce que vous trouvez cela beau</text:span></text:span><text:span text:style-name="Police_20_par_20_défaut"><text:span text:style-name="T1"> ?</text:span></text:span><text:span text:style-name="Police_20_par_20_défaut"><text:span text:style-name="T1"> </text:span></text:span><text:span text:style-name="Police_20_par_20_défaut"><text:span text:style-name="T1">»</text:span></text:span><text:span text:style-name="Police_20_par_20_défaut"><text:span text:style-name="T1"> nous </text:span></text:span><text:span text:style-name="Police_20_par_20_défaut"><text:span text:style-name="T1">demande l'auteur des </text:span></text:span><text:span text:style-name="Police_20_par_20_défaut"><text:span text:style-name="T4">Dialogues</text:span></text:span><text:span text:style-name="Police_20_par_20_défaut"><text:span text:style-name="T1">, en mettant sous nos yeux un passage quelconque de Pindare ou d'Hom</text:span></text:span><text:span text:style-name="Police_20_par_20_défaut"><text:span text:style-name="T1">è</text:span></text:span><text:span text:style-name="Police_20_par_20_défaut"><text:span text:style-name="T1">r</text:span></text:span><text:span text:style-name="Police_20_par_20_défaut"><text:span text:style-name="T1">e. Et si nous r</text:span></text:span><text:span text:style-name="Police_20_par_20_défaut"><text:span text:style-name="T1">é</text:span></text:span><text:span text:style-name="Police_20_par_20_défaut"><text:span text:style-name="T1">pondons que non, ou seulement si nous h</text:span></text:span><text:span text:style-name="Police_20_par_20_défaut"><text:span text:style-name="T1">é</text:span></text:span><text:span text:style-name="Police_20_par_20_défaut"><text:span text:style-name="T1">sitons, il a l'air de croire, — et je crois qu'il croit que la cause est entendue.</text:span></text:span></text:p>
      <text:p text:style-name="P1">C'est le contraire même de la critique. Assurément, il ne serait pas bon que les artistes, ni même les antiques, fussent les seuls juges de l'art. Comme ils y sont trop compétents, pour ainsi dire, ils ont une tendance, qui peut devenir aisément dangereuse, à louer dans les œuvres des mérites de facture qui ne vont pas toujours avec la solidité du fond. Mais, d'autre part, il faut bien convenir que, d'en laisser l'appréciation au goût individuel, il n'y aurait rien de plus funeste, ce n'est de la remettre aux « dames » et aux gens du monde. Entraîné par le désir de plaire, et par la facilité surtout qu'il y trouvait de transformer les admirateurs des anciens en pédants, Perrault a trop abondé dans ce sens ; et à cet égard encore, tout en reconnaissant qu'il n'a pas eu complètement tort — ou même en le louant du service qu'il a rendu, qui est d'avoir élargi le public, — on ne saurait omettre de dire qu'il n'a pas eu complètement raison, et de le faire voir.</text:p>
      <text:p text:style-name="Normal"><text:span text:style-name="Police_20_par_20_défaut"><text:span text:style-name="T1">J'entends par l</text:span></text:span><text:span text:style-name="Police_20_par_20_défaut"><text:span text:style-name="T1">à</text:span></text:span><text:span text:style-name="Police_20_par_20_défaut"><text:span text:style-name="T1"> que, pas plus en litt</text:span></text:span><text:span text:style-name="Police_20_par_20_défaut"><text:span text:style-name="T1">é</text:span></text:span><text:span text:style-name="Police_20_par_20_défaut"><text:span text:style-name="T1">rature qu'ailleurs, le premier venu n'a le droit de se prononcer sur la valeur des </text:span></text:span><text:span text:style-name="Police_20_par_20_défaut"><text:span text:style-name="T1">œ</text:span></text:span><text:span text:style-name="Police_20_par_20_défaut"><text:span text:style-name="T1">uvres, ni, quoi que l'on en dise, de juger de l'art sans une longue et laborieuse </text:span></text:span><text:span text:style-name="Police_20_par_20_défaut"><text:span text:style-name="T1">é</text:span></text:span><text:span text:style-name="Police_20_par_20_défaut"><text:span text:style-name="T1">ducation de son go</text:span></text:span><text:span text:style-name="Police_20_par_20_défaut"><text:span text:style-name="T1">û</text:span></text:span><text:span text:style-name="Police_20_par_20_défaut"><text:span text:style-name="T1">t. S'il n'y faut pas des aptitudes, il y faut du moins un apprentissage</text:span></text:span><text:span text:style-name="Police_20_par_20_défaut"><text:span text:style-name="T1"> ;</text:span></text:span><text:span text:style-name="Police_20_par_20_défaut"><text:span text:style-name="T1"> et la pr</text:span></text:span><text:span text:style-name="Police_20_par_20_défaut"><text:span text:style-name="T1">é</text:span></text:span><text:span text:style-name="Police_20_par_20_défaut"><text:span text:style-name="T1">sidente Morinet peut bien avoir raison, ne comprenant rien </text:span></text:span><text:span text:style-name="Police_20_par_20_défaut"><text:span text:style-name="T1">à</text:span></text:span><text:span text:style-name="Police_20_par_20_défaut"><text:span text:style-name="T1"> Pindare, d'avouer qu'elle n'y comprend rien</text:span></text:span><text:span text:style-name="Police_20_par_20_défaut"><text:span text:style-name="T1"> ;</text:span></text:span><text:span text:style-name="Police_20_par_20_défaut"><text:span text:style-name="T1"> mais, o</text:span></text:span><text:span text:style-name="Police_20_par_20_défaut"><text:span text:style-name="T1">ù</text:span></text:span><text:span text:style-name="Police_20_par_20_défaut"><text:span text:style-name="T1"> elle se trompe fort impertinemment, c'est quand elle se permet d'en conclure que la premi</text:span></text:span><text:span text:style-name="Police_20_par_20_défaut"><text:span text:style-name="T1">è</text:span></text:span><text:span text:style-name="Police_20_par_20_défaut"><text:span text:style-name="T1">re </text:span></text:span><text:span text:style-name="Police_20_par_20_défaut"><text:span text:style-name="T4">Olympique</text:span></text:span><text:span text:style-name="Police_20_par_20_défaut"><text:span text:style-name="T1"> est inintelligible, et son pr</text:span></text:span><text:span text:style-name="Police_20_par_20_défaut"><text:span text:style-name="T1">é</text:span></text:span><text:span text:style-name="Police_20_par_20_défaut"><text:span text:style-name="T1">sident de mari fait fort bien de n'en tenir aucun compte. Puisque les </text:span></text:span><text:span text:style-name="Police_20_par_20_défaut"><text:span text:style-name="T1">œ</text:span></text:span><text:span text:style-name="Police_20_par_20_défaut"><text:span text:style-name="T1">uvres sont dans l'histoire, la connaissance de l'histoire est indispensable </text:span></text:span><text:span text:style-name="Police_20_par_20_défaut"><text:span text:style-name="T1">à</text:span></text:span><text:span text:style-name="Police_20_par_20_défaut"><text:span text:style-name="T1"> leur intelligence. On jugerait mal de Pindare si l'on ne connaissait les lois du lyrisme grec</text:span></text:span><text:span text:style-name="Police_20_par_20_défaut"><text:span text:style-name="T1"> ;</text:span></text:span><text:span text:style-name="Police_20_par_20_défaut"><text:span text:style-name="T1"> on jugerait mal d'Aristophane, si l'on ne connaissait l'histoire de la d</text:span></text:span><text:span text:style-name="Police_20_par_20_défaut"><text:span text:style-name="T1">é</text:span></text:span><text:span text:style-name="Police_20_par_20_défaut"><text:span text:style-name="T1">mocratie ath</text:span></text:span><text:span text:style-name="Police_20_par_20_défaut"><text:span text:style-name="T1">é</text:span></text:span><text:span text:style-name="Police_20_par_20_défaut"><text:span text:style-name="T1">nienne</text:span></text:span><text:span text:style-name="Police_20_par_20_défaut"><text:span text:style-name="T1"> ;</text:span></text:span><text:span text:style-name="Police_20_par_20_défaut"><text:span text:style-name="T1"> et aussi mal, ou plus mal encore, de D</text:span></text:span><text:span text:style-name="Police_20_par_20_défaut"><text:span text:style-name="T1">é</text:span></text:span><text:span text:style-name="Police_20_par_20_défaut"><text:span text:style-name="T1">mosth</text:span></text:span><text:span text:style-name="Police_20_par_20_défaut"><text:span text:style-name="T1">è</text:span></text:span><text:span text:style-name="Police_20_par_20_défaut"><text:span text:style-name="T1">ne ou de Cic</text:span></text:span><text:span text:style-name="Police_20_par_20_défaut"><text:span text:style-name="T1">é</text:span></text:span><text:span text:style-name="Police_20_par_20_défaut"><text:span text:style-name="T1">ron si l'on ne connaissait l'histoire grecque et romaine. En d'autres termes</text:span></text:span><text:span text:style-name="Police_20_par_20_défaut"><text:span text:style-name="T1"> :</text:span></text:span><text:span text:style-name="Police_20_par_20_défaut"><text:span text:style-name="T1"> nous sommes juges, les seuls juges qu'il y ait de notre plaisir</text:span></text:span><text:span text:style-name="Police_20_par_20_défaut"><text:span text:style-name="T1"> </text:span></text:span><text:span text:style-name="Police_20_par_20_défaut"><text:span text:style-name="T1">;</text:span></text:span><text:span text:style-name="Police_20_par_20_défaut"><text:span text:style-name="T1"> mais nous ne le sommes</text:span></text:span><text:span text:style-name="Police_20_par_20_défaut"><text:span text:style-name="T1"> </text:span></text:span><text:span text:style-name="Police_20_par_20_défaut"><text:span text:style-name="T1">pas de la qualit</text:span></text:span><text:span text:style-name="Police_20_par_20_défaut"><text:span text:style-name="T1">é</text:span></text:span><text:span text:style-name="Police_20_par_20_défaut"><text:span text:style-name="T1"> de notre plaisir</text:span></text:span><text:span text:style-name="Police_20_par_20_défaut"><text:span text:style-name="T1"> ;</text:span></text:span><text:span text:style-name="Police_20_par_20_défaut"><text:span text:style-name="T1"> et l'autorit</text:span></text:span><text:span text:style-name="Police_20_par_20_défaut"><text:span text:style-name="T1">é</text:span></text:span><text:span text:style-name="Police_20_par_20_défaut"><text:span text:style-name="T1"> qui en d</text:span></text:span><text:span text:style-name="Police_20_par_20_défaut"><text:span text:style-name="T1">é</text:span></text:span><text:span text:style-name="Police_20_par_20_défaut"><text:span text:style-name="T1">cide est situ</text:span></text:span><text:span text:style-name="Police_20_par_20_défaut"><text:span text:style-name="T1">é</text:span></text:span><text:span text:style-name="Police_20_par_20_défaut"><text:span text:style-name="T1">e en dehors de nous, puisqu'elle </text:span></text:span><text:span text:style-name="Police_20_par_20_défaut"><text:span text:style-name="T1">é</text:span></text:span><text:span text:style-name="Police_20_par_20_défaut"><text:span text:style-name="T1">tait avant nous et qu'elle nous survivra.</text:span></text:span></text:p>
      <text:p text:style-name="P1"><text:soft-page-break/>C'est ce que ne savent point « les dames » ni les « gens du monde», en raison même de la « sensibilité » que nous leur accordons avec Perrault, « pour ce qui est clair, vif et de bon sens ». La mode en tout temps les gouverne : la mode, c'est-à-dire ce qu'il y n de plus changeant, de plus relatif et de plus divers au monde. Ils ne cherchent point Pindare dans Pindare, mais seulement l'impression que leur procure Pindare ; et, de cette impression même, ils ne jugent que sur la conformité qu'ils y trouvent avec le goût de Paris ou de Versailles, qui peut bien être quelquefois le bon et même le meilleur, mais qui ne l'est pas nécessairement, puisqu'il change lui-même, et qui en tout cas n'est pas le goût grec.</text:p>
      <text:p text:style-name="Normal"><text:span text:style-name="Police_20_par_20_défaut"><text:span text:style-name="T1">Il faut bien ajouter qu'en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pour toute sorte de raisons, ces juges mondains ont l'horreur instinctive de tout ce qui est grave et s</text:span></text:span><text:span text:style-name="Police_20_par_20_défaut"><text:span text:style-name="T1">é</text:span></text:span><text:span text:style-name="Police_20_par_20_défaut"><text:span text:style-name="T1">rieux.</text:span></text:span><text:span text:style-name="Police_20_par_20_défaut"><text:span text:style-name="T1"> </text:span></text:span><text:span text:style-name="Police_20_par_20_défaut"><text:span text:style-name="T1">L'art n'est qu'un amusement ou un passe-temps pour eux</text:span></text:span><text:span text:style-name="Police_20_par_20_défaut"><text:span text:style-name="T1"> </text:span></text:span><text:span text:style-name="Police_20_par_20_défaut"><text:span text:style-name="T1">;</text:span></text:span><text:span text:style-name="Police_20_par_20_défaut"><text:span text:style-name="T1"> ils en jugent donc en cons</text:span></text:span><text:span text:style-name="Police_20_par_20_défaut"><text:span text:style-name="T1">é</text:span></text:span><text:span text:style-name="Police_20_par_20_défaut"><text:span text:style-name="T1">quence</text:span></text:span><text:span text:style-name="Police_20_par_20_défaut"><text:span text:style-name="T1"> ;</text:span></text:span><text:span text:style-name="Police_20_par_20_défaut"><text:span text:style-name="T1"> et quand ils ont dit d'un </text:span></text:span><text:span text:style-name="Police_20_par_20_défaut"><text:span text:style-name="T1">é</text:span></text:span><text:span text:style-name="Police_20_par_20_défaut"><text:span text:style-name="T1">crivain qu'il est ennuyeux, ils croient avoir tout dit. Si je l'ai fait plus d'une fois observer, c'est une bonne occasion aujourd'hui d'y revenir. J'ai t</text:span></text:span><text:span text:style-name="Police_20_par_20_défaut"><text:span text:style-name="T1">â</text:span></text:span><text:span text:style-name="Police_20_par_20_défaut"><text:span text:style-name="T1">ch</text:span></text:span><text:span text:style-name="Police_20_par_20_défaut"><text:span text:style-name="T1">é</text:span></text:span><text:span text:style-name="Police_20_par_20_défaut"><text:span text:style-name="T1"> de rendre justice </text:span></text:span><text:span text:style-name="Police_20_par_20_défaut"><text:span text:style-name="T1">à</text:span></text:span><text:span text:style-name="Police_20_par_20_défaut"><text:span text:style-name="T1"> la soc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pr</text:span></text:span><text:span text:style-name="Police_20_par_20_défaut"><text:span text:style-name="T1">é</text:span></text:span><text:span text:style-name="Police_20_par_20_défaut"><text:span text:style-name="T1">cieuse du XV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aux salons du </text:span></text:span><text:span text:style-name="Police_20_par_20_défaut"><text:span text:style-name="T1">XVI</text:span></text:span><text:span text:style-name="Police_20_par_20_défaut"><text:span text:style-name="T1">II</text:span></text:span><text:span text:style-name="Police_20_par_20_défaut"><text:span text:style-name="T2">e</text:span></text:span><text:span text:style-name="Police_20_par_20_défaut"><text:span text:style-name="T1">°</text:span></text:span><text:span text:style-name="Police_20_par_20_défaut"><text:span text:style-name="T1">;</text:span></text:span><text:span text:style-name="Police_20_par_20_défaut"><text:span text:style-name="T1"> je crois toujours que Moli</text:span></text:span><text:span text:style-name="Police_20_par_20_défaut"><text:span text:style-name="T1">è</text:span></text:span><text:span text:style-name="Police_20_par_20_défaut"><text:span text:style-name="T1">re, que Boileau, que Lesage </text:span></text:span><text:span text:style-name="Police_20_par_20_défaut"><text:span text:style-name="T1">à</text:span></text:span><text:span text:style-name="Police_20_par_20_défaut"><text:span text:style-name="T1"> leur suite, ont pass</text:span></text:span><text:span text:style-name="Police_20_par_20_défaut"><text:span text:style-name="T1">é</text:span></text:span><text:span text:style-name="Police_20_par_20_défaut"><text:span text:style-name="T1"> la mesure dans les</text:span></text:span><text:span text:style-name="Police_20_par_20_défaut"><text:span text:style-name="T4"> Femmes savantes</text:span></text:span><text:span text:style-name="Police_20_par_20_défaut"><text:span text:style-name="T1"> dans la </text:span></text:span><text:span text:style-name="Police_20_par_20_défaut"><text:span text:style-name="T4">Satire des femmes</text:span></text:span><text:span text:style-name="Police_20_par_20_défaut"><text:span text:style-name="T1">, dans plusieurs endroits de </text:span></text:span><text:span text:style-name="Police_20_par_20_défaut"><text:span text:style-name="T4">Gil Blas</text:span></text:span><text:span text:style-name="Police_20_par_20_défaut"><text:span text:style-name="T4"> </text:span></text:span><text:span text:style-name="Police_20_par_20_défaut"><text:span text:style-name="T1">;</text:span></text:span><text:span text:style-name="Police_20_par_20_défaut"><text:span text:style-name="T1"> je lis d'ailleurs </text:span></text:span><text:span text:style-name="Police_20_par_20_défaut"><text:span text:style-name="T1">Voiture</text:span></text:span><text:span text:style-name="Police_20_par_20_défaut"><text:span text:style-name="T1"> et Balzac avec plaisir</text:span></text:span><text:span text:style-name="Police_20_par_20_défaut"><text:span text:style-name="T1"> ;</text:span></text:span><text:span text:style-name="Police_20_par_20_défaut"><text:span text:style-name="T1"> je ne hais pas Fontenelle, dans ses </text:span></text:span><text:span text:style-name="Police_20_par_20_défaut"><text:span text:style-name="T4">Entretiens sur la Pluralit</text:span></text:span><text:span text:style-name="Police_20_par_20_défaut"><text:span text:style-name="T4">é</text:span></text:span><text:span text:style-name="Police_20_par_20_défaut"><text:span text:style-name="T4"> des</text:span></text:span><text:span text:style-name="Police_20_par_20_défaut"><text:span text:style-name="T4"> </text:span></text:span><text:span text:style-name="Police_20_par_20_défaut"><text:span text:style-name="T4">mondes</text:span></text:span><text:span text:style-name="Police_20_par_20_défaut"><text:span text:style-name="T1"> ou dans ses </text:span></text:span><text:span text:style-name="Police_20_par_20_défaut"><text:span text:style-name="T4">É</text:span></text:span><text:span text:style-name="Police_20_par_20_défaut"><text:span text:style-name="T4">loges acad</text:span></text:span><text:span text:style-name="Police_20_par_20_défaut"><text:span text:style-name="T4">é</text:span></text:span><text:span text:style-name="Police_20_par_20_défaut"><text:span text:style-name="T4">miques</text:span></text:span><text:span text:style-name="Police_20_par_20_défaut"><text:span text:style-name="T1"> </text:span></text:span><text:span text:style-name="Police_20_par_20_défaut"><text:span text:style-name="T1">;</text:span></text:span><text:span text:style-name="Police_20_par_20_défaut"><text:span text:style-name="T1"> et, tout pr</text:span></text:span><text:span text:style-name="Police_20_par_20_défaut"><text:span text:style-name="T1">é</text:span></text:span><text:span text:style-name="Police_20_par_20_défaut"><text:span text:style-name="T1">cieux qu'il est, je mets enfin Marivaux tr</text:span></text:span><text:span text:style-name="Police_20_par_20_défaut"><text:span text:style-name="T1">è</text:span></text:span><text:span text:style-name="Police_20_par_20_défaut"><text:span text:style-name="T1">s au</text:span></text:span><text:span text:style-name="Police_20_par_20_défaut"><text:span text:style-name="T1">-</text:span></text:span><text:span text:style-name="Police_20_par_20_défaut"><text:span text:style-name="T1">dessus de Destouches, de Dancourt, ou de Regnard. Mais, apr</text:span></text:span><text:span text:style-name="Police_20_par_20_défaut"><text:span text:style-name="T1">è</text:span></text:span><text:span text:style-name="Police_20_par_20_défaut"><text:span text:style-name="T1">s cela, parmi nos </text:span></text:span><text:span text:style-name="Police_20_par_20_défaut"><text:span text:style-name="T1">é</text:span></text:span><text:span text:style-name="Police_20_par_20_défaut"><text:span text:style-name="T1">crivains, dans l'histoire enti</text:span></text:span><text:span text:style-name="Police_20_par_20_défaut"><text:span text:style-name="T1">è</text:span></text:span><text:span text:style-name="Police_20_par_20_défaut"><text:span text:style-name="T1">re de notre litt</text:span></text:span><text:span text:style-name="Police_20_par_20_défaut"><text:span text:style-name="T1">é</text:span></text:span><text:span text:style-name="Police_20_par_20_défaut"><text:span text:style-name="T1">rature, ceux que les femmes ont aim</text:span></text:span><text:span text:style-name="Police_20_par_20_défaut"><text:span text:style-name="T1">é</text:span></text:span><text:span text:style-name="Police_20_par_20_défaut"><text:span text:style-name="T1">s, que les gens du monde ont go</text:span></text:span><text:span text:style-name="Police_20_par_20_défaut"><text:span text:style-name="T1">û</text:span></text:span><text:span text:style-name="Police_20_par_20_défaut"><text:span text:style-name="T1">t</text:span></text:span><text:span text:style-name="Police_20_par_20_défaut"><text:span text:style-name="T1">é</text:span></text:span><text:span text:style-name="Police_20_par_20_défaut"><text:span text:style-name="T1">s, je ne puis m'emp</text:span></text:span><text:span text:style-name="Police_20_par_20_défaut"><text:span text:style-name="T1">ê</text:span></text:span><text:span text:style-name="Police_20_par_20_défaut"><text:span text:style-name="T1">cher de r</text:span></text:span><text:span text:style-name="Police_20_par_20_défaut"><text:span text:style-name="T1">é</text:span></text:span><text:span text:style-name="Police_20_par_20_défaut"><text:span text:style-name="T1">p</text:span></text:span><text:span text:style-name="Police_20_par_20_défaut"><text:span text:style-name="T1">é</text:span></text:span><text:span text:style-name="Police_20_par_20_défaut"><text:span text:style-name="T1">ter, qu'</text:span></text:span><text:span text:style-name="Police_20_par_20_défaut"><text:span text:style-name="T1">à</text:span></text:span><text:span text:style-name="Police_20_par_20_défaut"><text:span text:style-name="T1"> d</text:span></text:span><text:span text:style-name="Police_20_par_20_défaut"><text:span text:style-name="T1">é</text:span></text:span><text:span text:style-name="Police_20_par_20_défaut"><text:span text:style-name="T1">faut des Pascal et des Bossuet — que je leur passe de ne point pratiquer, — ce ne sont pas les Corneille ou les Racine, c'est encore moins Boileau, ce n'est pas Moli</text:span></text:span><text:span text:style-name="Police_20_par_20_défaut"><text:span text:style-name="T1">è</text:span></text:span><text:span text:style-name="Police_20_par_20_défaut"><text:span text:style-name="T1">re, et ce n'est pas</text:span></text:span></text:p>
      <text:p text:style-name="P1">non plus Voltaire ou Montesquieu ; c'est les Voiture et les Benserade, c'est Quinault, ce sont les La Motte et les Fontenelle, ce sont les précieux et ce sont les Modernes.</text:p>
      <text:p text:style-name="Normal"><text:span text:style-name="Police_20_par_20_défaut"><text:span text:style-name="T1">J'irais plus loin, je vais plus loin. Si vous voulez savoir pour quelles raisons quelques-uns de nos plus grands </text:span></text:span><text:span text:style-name="Police_20_par_20_défaut"><text:span text:style-name="T1">é</text:span></text:span><text:span text:style-name="Police_20_par_20_défaut"><text:span text:style-name="T1">crivains —</text:span></text:span><text:span text:style-name="Police_20_par_20_défaut"><text:span text:style-name="T1"> </text:span></text:span><text:span text:style-name="Police_20_par_20_défaut"><text:span text:style-name="T1">j'excepte toujours les Bossuet et les Pascal, </text:span></text:span><text:span text:style-name="Police_20_par_20_défaut"><text:span text:style-name="T1">à</text:span></text:span><text:span text:style-name="Police_20_par_20_défaut"><text:span text:style-name="T1"> qui leur m</text:span></text:span><text:span text:style-name="Police_20_par_20_défaut"><text:span text:style-name="T1">é</text:span></text:span><text:span text:style-name="Police_20_par_20_défaut"><text:span text:style-name="T1">tier, ou comme dit le second leur</text:span></text:span><text:span text:style-name="Police_20_par_20_défaut"><text:span text:style-name="T4"> enseigne</text:span></text:span><text:span text:style-name="Police_20_par_20_défaut"><text:span text:style-name="T1">, le permettait, —</text:span></text:span><text:span text:style-name="Police_20_par_20_défaut"><text:span text:style-name="T1"> </text:span></text:span><text:span text:style-name="Police_20_par_20_défaut"><text:span text:style-name="T1">si vous voulez savoir pourquoi Racine ou Moli</text:span></text:span><text:span text:style-name="Police_20_par_20_défaut"><text:span text:style-name="T1">è</text:span></text:span><text:span text:style-name="Police_20_par_20_défaut"><text:span text:style-name="T1">re, par exemple, n'ont pas toujours atteint cette profondeur de pens</text:span></text:span><text:span text:style-name="Police_20_par_20_défaut"><text:span text:style-name="T1">é</text:span></text:span><text:span text:style-name="Police_20_par_20_défaut"><text:span text:style-name="T1">e que nous trouvons dans un Shakespeare ou dans </text:span></text:span><text:soft-page-break/><text:span text:style-name="Police_20_par_20_défaut"><text:span text:style-name="T1">un G</text:span></text:span><text:span text:style-name="Police_20_par_20_défaut"><text:span text:style-name="T1">œ</text:span></text:span><text:span text:style-name="Police_20_par_20_défaut"><text:span text:style-name="T1">the</text:span></text:span><text:span text:style-name="Police_20_par_20_défaut"><text:span text:style-name="T1"> ;</text:span></text:span><text:span text:style-name="Police_20_par_20_défaut"><text:span text:style-name="T1"> ou encore, pourquoi de certaines questions, comme celle de la destin</text:span></text:span><text:span text:style-name="Police_20_par_20_défaut"><text:span text:style-name="T1">é</text:span></text:span><text:span text:style-name="Police_20_par_20_défaut"><text:span text:style-name="T1">e, qui sont envelopp</text:span></text:span><text:span text:style-name="Police_20_par_20_défaut"><text:span text:style-name="T1">é</text:span></text:span><text:span text:style-name="Police_20_par_20_défaut"><text:span text:style-name="T1">es dans un </text:span></text:span><text:span text:style-name="Police_20_par_20_défaut"><text:span text:style-name="T4">Hamlet</text:span></text:span><text:span text:style-name="Police_20_par_20_défaut"><text:span text:style-name="T1"> ou dans un </text:span></text:span><text:span text:style-name="Police_20_par_20_défaut"><text:span text:style-name="T4">Faust</text:span></text:span><text:span text:style-name="Police_20_par_20_défaut"><text:span text:style-name="T1">, semblent leur </text:span></text:span><text:span text:style-name="Police_20_par_20_défaut"><text:span text:style-name="T1">ê</text:span></text:span><text:span text:style-name="Police_20_par_20_défaut"><text:span text:style-name="T1">tre demeur</text:span></text:span><text:span text:style-name="Police_20_par_20_défaut"><text:span text:style-name="T1">é</text:span></text:span><text:span text:style-name="Police_20_par_20_défaut"><text:span text:style-name="T1">es </text:span></text:span><text:span text:style-name="Police_20_par_20_défaut"><text:span text:style-name="T1">é</text:span></text:span><text:span text:style-name="Police_20_par_20_défaut"><text:span text:style-name="T1">trang</text:span></text:span><text:span text:style-name="Police_20_par_20_défaut"><text:span text:style-name="T1">è</text:span></text:span><text:span text:style-name="Police_20_par_20_défaut"><text:span text:style-name="T1">res, </text:span></text:span><text:span text:style-name="Police_20_par_20_défaut"><text:span text:style-name="T1">«</text:span></text:span><text:span text:style-name="Police_20_par_20_défaut"><text:span text:style-name="T1"> </text:span></text:span><text:span text:style-name="Police_20_par_20_défaut"><text:span text:style-name="T1">cherchez la femme</text:span></text:span><text:span text:style-name="Police_20_par_20_défaut"><text:span text:style-name="T1"> </text:span></text:span><text:span text:style-name="Police_20_par_20_défaut"><text:span text:style-name="T1">»</text:span></text:span><text:span text:style-name="Police_20_par_20_défaut"><text:span text:style-name="T1">, et vous trouverez que la faute en est </text:span></text:span><text:span text:style-name="Police_20_par_20_défaut"><text:span text:style-name="T1">à</text:span></text:span><text:span text:style-name="Police_20_par_20_défaut"><text:span text:style-name="T1"> l'influenc</text:span></text:span><text:span text:style-name="Police_20_par_20_défaut"><text:span text:style-name="T1">é</text:span></text:span><text:span text:style-name="Police_20_par_20_défaut"><text:span text:style-name="T1"> des salons et des femmes. Ils ont voulu plaire</text:span></text:span><text:span text:style-name="Police_20_par_20_défaut"><text:span text:style-name="T1"> ;</text:span></text:span><text:span text:style-name="Police_20_par_20_défaut"><text:span text:style-name="T1"> et, pour plaire, ils se sont </text:span></text:span><text:span text:style-name="Police_20_par_20_défaut"><text:span text:style-name="T1">efforc</text:span></text:span><text:span text:style-name="Police_20_par_20_défaut"><text:span text:style-name="T1">é</text:span></text:span><text:span text:style-name="Police_20_par_20_défaut"><text:span text:style-name="T1">s de s'accom</text:span></text:span><text:span text:style-name="Police_20_par_20_défaut"><text:span text:style-name="T1">moder</text:span></text:span><text:span text:style-name="Police_20_par_20_défaut"><text:span text:style-name="T1"> </text:span></text:span><text:span text:style-name="Police_20_par_20_défaut"><text:span text:style-name="T1">au monde. Ils ont accord</text:span></text:span><text:span text:style-name="Police_20_par_20_défaut"><text:span text:style-name="T1">é</text:span></text:span><text:span text:style-name="Police_20_par_20_défaut"><text:span text:style-name="T1">, ils ont conc</text:span></text:span><text:span text:style-name="Police_20_par_20_défaut"><text:span text:style-name="T1">é</text:span></text:span><text:span text:style-name="Police_20_par_20_défaut"><text:span text:style-name="T1">d</text:span></text:span><text:span text:style-name="Police_20_par_20_défaut"><text:span text:style-name="T1">é</text:span></text:span><text:span text:style-name="Police_20_par_20_défaut"><text:span text:style-name="T1"> quelque chose </text:span></text:span><text:span text:style-name="Police_20_par_20_défaut"><text:span text:style-name="T1">à</text:span></text:span><text:span text:style-name="Police_20_par_20_défaut"><text:span text:style-name="T1"> la mode, Moli</text:span></text:span><text:span text:style-name="Police_20_par_20_défaut"><text:span text:style-name="T1">è</text:span></text:span><text:span text:style-name="Police_20_par_20_défaut"><text:span text:style-name="T1">re la c</text:span></text:span><text:span text:style-name="Police_20_par_20_défaut"><text:span text:style-name="T1">é</text:span></text:span><text:span text:style-name="Police_20_par_20_défaut"><text:span text:style-name="T1">r</text:span></text:span><text:span text:style-name="Police_20_par_20_défaut"><text:span text:style-name="T1">é</text:span></text:span><text:span text:style-name="Police_20_par_20_défaut"><text:span text:style-name="T1">monie du </text:span></text:span><text:span text:style-name="Police_20_par_20_défaut"><text:span text:style-name="T4">Bourgeois Gentilhomme,</text:span></text:span><text:span text:style-name="Police_20_par_20_défaut"><text:span text:style-name="T1"> Racine ses Pyrrhus, ses Xiphar</text:span></text:span><text:span text:style-name="Police_20_par_20_défaut"><text:span text:style-name="T1">è</text:span></text:span><text:span text:style-name="Police_20_par_20_défaut"><text:span text:style-name="T1">s et ses Achille. Sur</text:span></text:span><text:span text:style-name="Police_20_par_20_défaut"><text:span text:style-name="T1">tout, ils n'ont pas pris eux-m</text:span></text:span><text:span text:style-name="Police_20_par_20_défaut"><text:span text:style-name="T1">ê</text:span></text:span><text:span text:style-name="Police_20_par_20_défaut"><text:span text:style-name="T1">mes, ou paru prendre, ni trait</text:span></text:span><text:span text:style-name="Police_20_par_20_défaut"><text:span text:style-name="T1">é</text:span></text:span><text:span text:style-name="Police_20_par_20_défaut"><text:span text:style-name="T1"> la vie plus s</text:span></text:span><text:span text:style-name="Police_20_par_20_défaut"><text:span text:style-name="T1">é</text:span></text:span><text:span text:style-name="Police_20_par_20_défaut"><text:span text:style-name="T1">rieusement qu'on ne faisait autour d'eux</text:span></text:span><text:span text:style-name="Police_20_par_20_défaut"><text:span text:style-name="T1"> ;</text:span></text:span><text:span text:style-name="Police_20_par_20_défaut"><text:span text:style-name="T1"> ou du moins, quand ils l'ont fait, c'est que leur g</text:span></text:span><text:span text:style-name="Police_20_par_20_défaut"><text:span text:style-name="T1">é</text:span></text:span><text:span text:style-name="Police_20_par_20_défaut"><text:span text:style-name="T1">nie </text:span></text:span><text:span text:style-name="Police_20_par_20_défaut"><text:span text:style-name="T1">é</text:span></text:span><text:span text:style-name="Police_20_par_20_défaut"><text:span text:style-name="T1">tait plus fort en </text:span></text:span><text:span text:style-name="Police_20_par_20_défaut"><text:span text:style-name="T1">e</text:span></text:span><text:span text:style-name="Police_20_par_20_défaut"><text:span text:style-name="T1">ux que le d</text:span></text:span><text:span text:style-name="Police_20_par_20_défaut"><text:span text:style-name="T1">é</text:span></text:span><text:span text:style-name="Police_20_par_20_défaut"><text:span text:style-name="T1">sir de plaire</text:span></text:span><text:span text:style-name="Police_20_par_20_défaut"><text:span text:style-name="T1"> </text:span></text:span><text:span text:style-name="Police_20_par_20_défaut"><text:span text:style-name="T1">;</text:span></text:span><text:span text:style-name="Police_20_par_20_défaut"><text:span text:style-name="T1"> et voil</text:span></text:span><text:span text:style-name="Police_20_par_20_défaut"><text:span text:style-name="T1">à</text:span></text:span><text:span text:style-name="Police_20_par_20_défaut"><text:span text:style-name="T1"> pourquoi nous regrettons qu'en provoquant les mondains </text:span></text:span><text:span text:style-name="Police_20_par_20_défaut"><text:span text:style-name="T1">à</text:span></text:span><text:span text:style-name="Police_20_par_20_défaut"><text:span text:style-name="T1"> s'</text:span></text:span><text:span text:style-name="Police_20_par_20_défaut"><text:span text:style-name="T1">é</text:span></text:span><text:span text:style-name="Police_20_par_20_défaut"><text:span text:style-name="T1">riger en juges de l'art, Perrault et les Modernes, faisant ainsi du plaisir ou de la</text:span></text:span><text:span text:style-name="Police_20_par_20_défaut"><text:span text:style-name="T2">1</text:span></text:span><text:span text:style-name="Police_20_par_20_défaut"><text:span text:style-name="T1"> volupt</text:span></text:span><text:span text:style-name="Police_20_par_20_défaut"><text:span text:style-name="T1">é</text:span></text:span><text:span text:style-name="Police_20_par_20_défaut"><text:span text:style-name="T1"> de l'esprit l'objet de la litt</text:span></text:span><text:span text:style-name="Police_20_par_20_défaut"><text:span text:style-name="T1">é</text:span></text:span><text:span text:style-name="Police_20_par_20_défaut"><text:span text:style-name="T1">rature, l'aient comme n</text:span></text:span><text:span text:style-name="Police_20_par_20_défaut"><text:span text:style-name="T1">é</text:span></text:span><text:span text:style-name="Police_20_par_20_défaut"><text:span text:style-name="T1">cessairement orient</text:span></text:span><text:span text:style-name="Police_20_par_20_défaut"><text:span text:style-name="T1">é</text:span></text:span><text:span text:style-name="Police_20_par_20_défaut"><text:span text:style-name="T1">e du c</text:span></text:span><text:span text:style-name="Police_20_par_20_défaut"><text:span text:style-name="T1">ô</text:span></text:span><text:span text:style-name="Police_20_par_20_défaut"><text:span text:style-name="T1">t</text:span></text:span><text:span text:style-name="Police_20_par_20_défaut"><text:span text:style-name="T1">é</text:span></text:span><text:span text:style-name="Police_20_par_20_défaut"><text:span text:style-name="T1"> de la mode ou de la frivolit</text:span></text:span><text:span text:style-name="Police_20_par_20_défaut"><text:span text:style-name="T1">é</text:span></text:span><text:span text:style-name="Police_20_par_20_défaut"><text:span text:style-name="T1">.</text:span></text:span></text:p>
      <text:p text:style-name="P1">Pour l'inconvénient qu'il y avait enfin à substituer, dans le jugement des œuvres de l'esprit, l'autorité du « sens individuel » à celle du « sens commun », je ne veux pas y insister longuement. Mais un point sur lequel j'attire votre attention, c'est comme l'antiquité de Boileau reprend ici tous ses avantages sur la modernité de Perrault et de ses partisans. Nous l'avons assez dit l'autre jour, pour qu'il suffise de le rappeler : entre le « sens commun » et le « sens individuel » c'est précisément la tradition qui décide ; et, tout ayant changé de Virgile à Racine, ce qu'il y a, malgré tout, d'identique ou d'analogue entre eux, voilà ce qui fait le fond de l'humaine nature, ce qui doit nous servir à reconnaître nous-mêmes ce que nos sentiments ont d'universel ou de singulier ; voilà l'autorité qui nous arguë de caprice ou de bizarrerie, toutes les fois que nos goûts, sous le prétexte d'être nôtres, sont en opposition ou en contradiction avec elle. Envier à la critique, et lui disputer le droit de se réclamer de la tradition, c'est donc proprement lui refuser le droit à l'existence ; mais renoncer à la critique , c'est livrer l'art et la littérature, je ne veux pas dire aux bêtes, quoique j'aie grand tort de ne pas le dire ; — et cela, sans doute est cruel d'abord, mais cela n'est pas ensuite moins dangereux que cruel, si, comme on l'a si bien dit, « une société sans littérature serait une société sans sociabilité, sans morale, et même sans religion ».</text:p>
      <text:p text:style-name="Normal"><text:span text:style-name="Police_20_par_20_défaut"><text:span text:style-name="T1">Reste au compte des Modernes, et </text:span></text:span><text:span text:style-name="Police_20_par_20_défaut"><text:span text:style-name="T1">à</text:span></text:span><text:span text:style-name="Police_20_par_20_défaut"><text:span text:style-name="T1"> l'actif de l'auteur du</text:span></text:span><text:span text:style-name="Police_20_par_20_défaut"><text:span text:style-name="T4"> Parall</text:span></text:span><text:span text:style-name="Police_20_par_20_défaut"><text:span text:style-name="T4">è</text:span></text:span><text:span text:style-name="Police_20_par_20_défaut"><text:span text:style-name="T4">le</text:span></text:span><text:span text:style-name="Police_20_par_20_défaut"><text:span text:style-name="T1">, l'introduction de l'id</text:span></text:span><text:span text:style-name="Police_20_par_20_défaut"><text:span text:style-name="T1">é</text:span></text:span><text:span text:style-name="Police_20_par_20_défaut"><text:span text:style-name="T1">e de progr</text:span></text:span><text:span text:style-name="Police_20_par_20_défaut"><text:span text:style-name="T1">è</text:span></text:span><text:span text:style-name="Police_20_par_20_défaut"><text:span text:style-name="T1">s dans la critique litt</text:span></text:span><text:span text:style-name="Police_20_par_20_défaut"><text:span text:style-name="T1">é</text:span></text:span><text:span text:style-name="Police_20_par_20_défaut"><text:span text:style-name="T1">raire. Nous la retrouverons prochainement et </text:span></text:span><text:soft-page-break/><text:span text:style-name="Police_20_par_20_défaut"><text:span text:style-name="T1">nous aurons </text:span></text:span><text:span text:style-name="Police_20_par_20_défaut"><text:span text:style-name="T1">à</text:span></text:span><text:span text:style-name="Police_20_par_20_défaut"><text:span text:style-name="T1"> la d</text:span></text:span><text:span text:style-name="Police_20_par_20_défaut"><text:span text:style-name="T1">é</text:span></text:span><text:span text:style-name="Police_20_par_20_défaut"><text:span text:style-name="T1">finir et </text:span></text:span><text:span text:style-name="Police_20_par_20_défaut"><text:span text:style-name="T1">à</text:span></text:span><text:span text:style-name="Police_20_par_20_défaut"><text:span text:style-name="T1"> l'expliquer. J'essayerai de vous montrer alors en quoi l'id</text:span></text:span><text:span text:style-name="Police_20_par_20_défaut"><text:span text:style-name="T1">é</text:span></text:span><text:span text:style-name="Police_20_par_20_défaut"><text:span text:style-name="T1">e de progr</text:span></text:span><text:span text:style-name="Police_20_par_20_défaut"><text:span text:style-name="T1">è</text:span></text:span><text:span text:style-name="Police_20_par_20_défaut"><text:span text:style-name="T1">s diff</text:span></text:span><text:span text:style-name="Police_20_par_20_défaut"><text:span text:style-name="T1">è</text:span></text:span><text:span text:style-name="Police_20_par_20_défaut"><text:span text:style-name="T1">re de celle d</text:span></text:span><text:span text:style-name="Police_20_par_20_défaut"><text:span text:style-name="T1">é</text:span></text:span><text:span text:style-name="Police_20_par_20_défaut"><text:span text:style-name="T1">volution. S'il est certain d'ailleurs qu'elle est au fond des </text:span></text:span><text:span text:style-name="Police_20_par_20_défaut"><text:span text:style-name="T4">Dialogues</text:span></text:span><text:span text:style-name="Police_20_par_20_défaut"><text:span text:style-name="T1">, Perrault, comme je vous le disais, est encore assez </text:span></text:span><text:span text:style-name="Police_20_par_20_défaut"><text:span text:style-name="T1">é</text:span></text:span><text:span text:style-name="Police_20_par_20_défaut"><text:span text:style-name="T1">loign</text:span></text:span><text:span text:style-name="Police_20_par_20_défaut"><text:span text:style-name="T1">é</text:span></text:span><text:span text:style-name="Police_20_par_20_défaut"><text:span text:style-name="T1"> d'en avoir vu toutes les con</text:span></text:span><text:span text:style-name="Police_20_par_20_défaut"><text:span text:style-name="T1">s</text:span></text:span><text:span text:style-name="Police_20_par_20_défaut"><text:span text:style-name="T1">é</text:span></text:span><text:span text:style-name="Police_20_par_20_défaut"><text:span text:style-name="T1">quences ou seulement toute la port</text:span></text:span><text:span text:style-name="Police_20_par_20_défaut"><text:span text:style-name="T1">é</text:span></text:span><text:span text:style-name="Police_20_par_20_défaut"><text:span text:style-name="T1">e. Nous lui ferions donc tort de la discuter aujourd'hui</text:span></text:span><text:span text:style-name="Police_20_par_20_défaut"><text:span text:style-name="T1"> :</text:span></text:span><text:span text:style-name="Police_20_par_20_défaut"><text:span text:style-name="T1"> ce n'est pas encore le temps. Mais elle est bien dans </text:span></text:span><text:span text:style-name="Police_20_par_20_défaut"><text:span text:style-name="T1">les </text:span></text:span><text:span text:style-name="Police_20_par_20_défaut"><text:span text:style-name="T4">Dialogues</text:span></text:span><text:span text:style-name="Police_20_par_20_défaut"><text:span text:style-name="T1"> </text:span></text:span><text:span text:style-name="Police_20_par_20_défaut"><text:span text:style-name="T1">;</text:span></text:span><text:span text:style-name="Police_20_par_20_défaut"><text:span text:style-name="T1"> elle en est l'</text:span></text:span><text:span text:style-name="Police_20_par_20_défaut"><text:span text:style-name="T1">â</text:span></text:span><text:span text:style-name="Police_20_par_20_défaut"><text:span text:style-name="T1">me latente et diffuse</text:span></text:span><text:span text:style-name="Police_20_par_20_défaut"><text:span text:style-name="T1"> ;</text:span></text:span><text:span text:style-name="Police_20_par_20_défaut"><text:span text:style-name="T1"> elle en fait apr</text:span></text:span><text:span text:style-name="Police_20_par_20_défaut"><text:span text:style-name="T1">è</text:span></text:span><text:span text:style-name="Police_20_par_20_défaut"><text:span text:style-name="T1">s tout l'originalit</text:span></text:span><text:span text:style-name="Police_20_par_20_défaut"><text:span text:style-name="T1">é</text:span></text:span><text:span text:style-name="Police_20_par_20_défaut"><text:span text:style-name="T1"> r</text:span></text:span><text:span text:style-name="Police_20_par_20_défaut"><text:span text:style-name="T1">é</text:span></text:span><text:span text:style-name="Police_20_par_20_défaut"><text:span text:style-name="T1">elle. Et comme c'est elle qui assure</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Perrault une place encore assez consid</text:span></text:span><text:span text:style-name="Police_20_par_20_défaut"><text:span text:style-name="T1">é</text:span></text:span><text:span text:style-name="Police_20_par_20_défaut"><text:span text:style-name="T1">rable dans l'histoire de la critique, c'est aussi la seule de ses id</text:span></text:span><text:span text:style-name="Police_20_par_20_défaut"><text:span text:style-name="T1">é</text:span></text:span><text:span text:style-name="Police_20_par_20_défaut"><text:span text:style-name="T1">es avec laquelle Boileau lui-m</text:span></text:span><text:span text:style-name="Police_20_par_20_défaut"><text:span text:style-name="T1">ê</text:span></text:span><text:span text:style-name="Police_20_par_20_défaut"><text:span text:style-name="T1">me fut oblig</text:span></text:span><text:span text:style-name="Police_20_par_20_défaut"><text:span text:style-name="T1">é</text:span></text:span><text:span text:style-name="Police_20_par_20_défaut"><text:span text:style-name="T1"> de compter.</text:span></text:span></text:p>
      <text:p text:style-name="Normal"><text:span text:style-name="Police_20_par_20_défaut"><text:span text:style-name="T1">Il r</text:span></text:span><text:span text:style-name="Police_20_par_20_défaut"><text:span text:style-name="T1">é</text:span></text:span><text:span text:style-name="Police_20_par_20_défaut"><text:span text:style-name="T1">pondit, vous le savez, au </text:span></text:span><text:span text:style-name="Police_20_par_20_défaut"><text:span text:style-name="T4">Parall</text:span></text:span><text:span text:style-name="Police_20_par_20_défaut"><text:span text:style-name="T4">è</text:span></text:span><text:span text:style-name="Police_20_par_20_défaut"><text:span text:style-name="T4">le des Anciens et des Modernes</text:span></text:span><text:span text:style-name="Police_20_par_20_défaut"><text:span text:style-name="T1">, par ses </text:span></text:span><text:span text:style-name="Police_20_par_20_défaut"><text:span text:style-name="T4">R</text:span></text:span><text:span text:style-name="Police_20_par_20_défaut"><text:span text:style-name="T4">é</text:span></text:span><text:span text:style-name="Police_20_par_20_défaut"><text:span text:style-name="T4">flexions critiques sur quelques passages du rh</text:span></text:span><text:span text:style-name="Police_20_par_20_défaut"><text:span text:style-name="T4">é</text:span></text:span><text:span text:style-name="Police_20_par_20_défaut"><text:span text:style-name="T4">teur Longin</text:span></text:span><text:span text:style-name="Police_20_par_20_défaut"><text:span text:style-name="T1">,</text:span></text:span><text:span text:style-name="Police_20_par_20_défaut"><text:span text:style-name="T1"> [1694] dont ce n'est pas le moindre d</text:span></text:span><text:span text:style-name="Police_20_par_20_défaut"><text:span text:style-name="T1">é</text:span></text:span><text:span text:style-name="Police_20_par_20_défaut"><text:span text:style-name="T1">faut que de prendre de biais, et, pour ainsi parler, d'une mani</text:span></text:span><text:span text:style-name="Police_20_par_20_défaut"><text:span text:style-name="T1">è</text:span></text:span><text:span text:style-name="Police_20_par_20_défaut"><text:span text:style-name="T1">re tout occasionnelle, une question qui valait bien la peine qu'on l'abord</text:span></text:span><text:span text:style-name="Police_20_par_20_défaut"><text:span text:style-name="T1">â</text:span></text:span><text:span text:style-name="Police_20_par_20_défaut"><text:span text:style-name="T1">t plus franchement. Il faut croire qu'il </text:span></text:span><text:span text:style-name="Police_20_par_20_défaut"><text:span text:style-name="T1">é</text:span></text:span><text:span text:style-name="Police_20_par_20_défaut"><text:span text:style-name="T1">tait de l'</text:span></text:span><text:span text:style-name="Police_20_par_20_défaut"><text:span text:style-name="T1">é</text:span></text:span><text:span text:style-name="Police_20_par_20_défaut"><text:span text:style-name="T1">cole de Tur</text:span></text:span><text:span text:style-name="Police_20_par_20_défaut"><text:span text:style-name="T1">enn</text:span></text:span><text:span text:style-name="Police_20_par_20_défaut"><text:span text:style-name="T1">e, qui ne voulait pas que l'on attaqu</text:span></text:span><text:span text:style-name="Police_20_par_20_défaut"><text:span text:style-name="T1">â</text:span></text:span><text:span text:style-name="Police_20_par_20_défaut"><text:span text:style-name="T1">t de front </text:span></text:span><text:span text:style-name="Police_20_par_20_défaut"><text:span text:style-name="T1">les positions que l'on pouvait tourner. Mais les lois de la guerre ne sont pas celles de la pol</text:span></text:span><text:span text:style-name="Police_20_par_20_défaut"><text:span text:style-name="T1">é</text:span></text:span><text:span text:style-name="Police_20_par_20_défaut"><text:span text:style-name="T1">mique, ni surtout celles de la critique. Aussi les </text:span></text:span><text:span text:style-name="Police_20_par_20_défaut"><text:span text:style-name="T4">R</text:span></text:span><text:span text:style-name="Police_20_par_20_défaut"><text:span text:style-name="T4">é</text:span></text:span><text:span text:style-name="Police_20_par_20_défaut"><text:span text:style-name="T4">flexions</text:span></text:span><text:span text:style-name="Police_20_par_20_défaut"><text:span text:style-name="T1"> sont-elles aujourd'hui, quoique plus solides peut-</text:span></text:span><text:span text:style-name="Police_20_par_20_défaut"><text:span text:style-name="T1">ê</text:span></text:span><text:span text:style-name="Police_20_par_20_défaut"><text:span text:style-name="T1">tre, beaucoup moins int</text:span></text:span><text:span text:style-name="Police_20_par_20_défaut"><text:span text:style-name="T1">é</text:span></text:span><text:span text:style-name="Police_20_par_20_défaut"><text:span text:style-name="T1">ressantes </text:span></text:span><text:span text:style-name="Police_20_par_20_défaut"><text:span text:style-name="T1">à</text:span></text:span><text:span text:style-name="Police_20_par_20_défaut"><text:span text:style-name="T1"> lire que les </text:span></text:span><text:span text:style-name="Police_20_par_20_défaut"><text:span text:style-name="T4">Dialogues</text:span></text:span><text:span text:style-name="Police_20_par_20_défaut"><text:span text:style-name="T1">, sans compter que, dans</text:span></text:span><text:span text:style-name="Police_20_par_20_défaut"><text:span text:style-name="T1"> </text:span></text:span><text:span text:style-name="Police_20_par_20_défaut"><text:span text:style-name="T1">les </text:span></text:span><text:span text:style-name="Police_20_par_20_défaut"><text:span text:style-name="T4">Dialogues</text:span></text:span><text:span text:style-name="Police_20_par_20_défaut"><text:span text:style-name="T1">, tandis que Perrault garde constamment l'air et le ton d'un homme du monde, Boileau, lui, dans ses </text:span></text:span><text:span text:style-name="Police_20_par_20_défaut"><text:span text:style-name="T4">R</text:span></text:span><text:span text:style-name="Police_20_par_20_défaut"><text:span text:style-name="T4">é</text:span></text:span><text:span text:style-name="Police_20_par_20_défaut"><text:span text:style-name="T4">flexions</text:span></text:span><text:span text:style-name="Police_20_par_20_défaut"><text:span text:style-name="T1">, perd souvent la mesure, a toujours le ton rogue, et s'emporte jusqu'aux gros mots.</text:span></text:span></text:p>
      <text:p text:style-name="Normal"><text:span text:style-name="Police_20_par_20_défaut"><text:span text:style-name="T1">Je ne me rappelle plus si je n'ai pas essay</text:span></text:span><text:span text:style-name="Police_20_par_20_défaut"><text:span text:style-name="T1">é</text:span></text:span><text:span text:style-name="Police_20_par_20_défaut"><text:span text:style-name="T1"> quelque part, sinon de l'en justifier, au moins de l'en excuser sur son </text:span></text:span><text:span text:style-name="Police_20_par_20_défaut"><text:span text:style-name="T1">â</text:span></text:span><text:span text:style-name="Police_20_par_20_défaut"><text:span text:style-name="T1">ge</text:span></text:span><text:span text:style-name="Police_20_par_20_défaut"><text:span text:style-name="T1"> ;</text:span></text:span><text:span text:style-name="Police_20_par_20_défaut"><text:span text:style-name="T1"> et il est vrai, qu'</text:span></text:span><text:span text:style-name="Police_20_par_20_défaut"><text:span text:style-name="T1">é</text:span></text:span><text:span text:style-name="Police_20_par_20_défaut"><text:span text:style-name="T1">tant d'ailleurs de sant</text:span></text:span><text:span text:style-name="Police_20_par_20_défaut"><text:span text:style-name="T1">é</text:span></text:span><text:span text:style-name="Police_20_par_20_défaut"><text:span text:style-name="T1"> d</text:span></text:span><text:span text:style-name="Police_20_par_20_défaut"><text:span text:style-name="T1">é</text:span></text:span><text:span text:style-name="Police_20_par_20_défaut"><text:span text:style-name="T1">licate, il approchait de la soixantaine. Mais je n'ai pas en ce cas r</text:span></text:span><text:span text:style-name="Police_20_par_20_défaut"><text:span text:style-name="T1">é</text:span></text:span><text:span text:style-name="Police_20_par_20_défaut"><text:span text:style-name="T1">fl</text:span></text:span><text:span text:style-name="Police_20_par_20_défaut"><text:span text:style-name="T1">é</text:span></text:span><text:span text:style-name="Police_20_par_20_défaut"><text:span text:style-name="T1">chi que les </text:span></text:span><text:span text:style-name="Police_20_par_20_défaut"><text:span text:style-name="T4">R</text:span></text:span><text:span text:style-name="Police_20_par_20_défaut"><text:span text:style-name="T4">é</text:span></text:span><text:span text:style-name="Police_20_par_20_défaut"><text:span text:style-name="T4">flexions</text:span></text:span><text:span text:style-name="Police_20_par_20_défaut"><text:span text:style-name="T1"> critiques sont de la m</text:span></text:span><text:span text:style-name="Police_20_par_20_défaut"><text:span text:style-name="T1">ê</text:span></text:span><text:span text:style-name="Police_20_par_20_défaut"><text:span text:style-name="T1">me ann</text:span></text:span><text:span text:style-name="Police_20_par_20_défaut"><text:span text:style-name="T1">é</text:span></text:span><text:span text:style-name="Police_20_par_20_défaut"><text:span text:style-name="T1">e, ou </text:span></text:span><text:span text:style-name="Police_20_par_20_défaut"><text:span text:style-name="T1">à</text:span></text:span><text:span text:style-name="Police_20_par_20_défaut"><text:span text:style-name="T1"> peu pr</text:span></text:span><text:span text:style-name="Police_20_par_20_défaut"><text:span text:style-name="T1">è</text:span></text:span><text:span text:style-name="Police_20_par_20_défaut"><text:span text:style-name="T1">s, que la </text:span></text:span><text:span text:style-name="Police_20_par_20_défaut"><text:span text:style-name="T4">Satire des femmes</text:span></text:span><text:span text:style-name="Police_20_par_20_défaut"><text:span text:style-name="T1">, l'une des meilleures qu'il ait </text:span></text:span><text:span text:style-name="Police_20_par_20_défaut"><text:span text:style-name="T1">é</text:span></text:span><text:span text:style-name="Police_20_par_20_défaut"><text:span text:style-name="T1">crites</text:span></text:span><text:span text:style-name="Police_20_par_20_défaut"><text:span text:style-name="T1"> ;</text:span></text:span><text:span text:style-name="Police_20_par_20_défaut"><text:span text:style-name="T1"> et puis, que s'il avait cinquante-six ou sept ans, son adversaire en avait dix de plus.</text:span></text:span></text:p>
      <text:p text:style-name="Normal"><text:span text:style-name="Police_20_par_20_défaut"><text:span text:style-name="T1"><text:s/>Avec cela, s'il y a de bonnes choses dans les </text:span></text:span><text:span text:style-name="Police_20_par_20_défaut"><text:span text:style-name="T4">R</text:span></text:span><text:span text:style-name="Police_20_par_20_défaut"><text:span text:style-name="T4">é</text:span></text:span><text:span text:style-name="Police_20_par_20_défaut"><text:span text:style-name="T4">flexions</text:span></text:span><text:span text:style-name="Police_20_par_20_défaut"><text:span text:style-name="T1">, il n'y en a pas d'excellentes</text:span></text:span><text:span text:style-name="Police_20_par_20_défaut"><text:span text:style-name="T1"> </text:span></text:span><text:span text:style-name="Police_20_par_20_défaut"><text:span text:style-name="T1">;</text:span></text:span><text:span text:style-name="Police_20_par_20_défaut"><text:span text:style-name="T1"> et non seulement Boileau ne d</text:span></text:span><text:span text:style-name="Police_20_par_20_défaut"><text:span text:style-name="T1">é</text:span></text:span><text:span text:style-name="Police_20_par_20_défaut"><text:span text:style-name="T1">fend pas toujours les anciens et ses doctrines par les meilleures raisons, mais il n'a pas toujours une vue tr</text:span></text:span><text:span text:style-name="Police_20_par_20_défaut"><text:span text:style-name="T1">è</text:span></text:span><text:span text:style-name="Police_20_par_20_défaut"><text:span text:style-name="T1">s nette et tr</text:span></text:span><text:span text:style-name="Police_20_par_20_défaut"><text:span text:style-name="T1">è</text:span></text:span><text:span text:style-name="Police_20_par_20_défaut"><text:span text:style-name="T1">s s</text:span></text:span><text:span text:style-name="Police_20_par_20_défaut"><text:span text:style-name="T1">û</text:span></text:span><text:span text:style-name="Police_20_par_20_défaut"><text:span text:style-name="T1">re du fond de la question. Il commente bien faiblement Pindare</text:span></text:span><text:span text:style-name="Police_20_par_20_défaut"><text:span text:style-name="T1"> </text:span></text:span><text:span text:style-name="Police_20_par_20_défaut"><text:span text:style-name="T1">;</text:span></text:span><text:span text:style-name="Police_20_par_20_défaut"><text:span text:style-name="T1"> et j</text:span></text:span><text:span text:style-name="Police_20_par_20_défaut"><text:span text:style-name="T1">e crois qu'il admire sinc</text:span></text:span><text:span text:style-name="Police_20_par_20_défaut"><text:span text:style-name="T1">è</text:span></text:span><text:span text:style-name="Police_20_par_20_défaut"><text:span text:style-name="T1">rement Hom</text:span></text:span><text:span text:style-name="Police_20_par_20_défaut"><text:span text:style-name="T1">è</text:span></text:span><text:span text:style-name="Police_20_par_20_défaut"><text:span text:style-name="T1">re, mais si je le crois, c'est parce qu'il le dit, et non pas du tout sur les preuves qu'il en donne. Tranchons le mot</text:span></text:span><text:span text:style-name="Police_20_par_20_défaut"><text:span text:style-name="T1"> :</text:span></text:span><text:span text:style-name="Police_20_par_20_défaut"><text:span text:style-name="T1"> il y a quelque </text:span></text:span><text:soft-page-break/><text:span text:style-name="Police_20_par_20_défaut"><text:span text:style-name="T1">superstition dans ce grand amour du grec</text:span></text:span><text:span text:style-name="Police_20_par_20_défaut"><text:span text:style-name="T1"> ;</text:span></text:span><text:span text:style-name="Police_20_par_20_défaut"><text:span text:style-name="T1"> et, si vous le voulez, ce sera l'explication de ce qu'il y a dans les </text:span></text:span><text:span text:style-name="Police_20_par_20_défaut"><text:span text:style-name="T4">R</text:span></text:span><text:span text:style-name="Police_20_par_20_défaut"><text:span text:style-name="T4">é</text:span></text:span><text:span text:style-name="Police_20_par_20_défaut"><text:span text:style-name="T4">flexions critiques</text:span></text:span><text:span text:style-name="Police_20_par_20_défaut"><text:span text:style-name="T1"> d'assez superficiel et de tr</text:span></text:span><text:span text:style-name="Police_20_par_20_défaut"><text:span text:style-name="T1">è</text:span></text:span><text:span text:style-name="Police_20_par_20_défaut"><text:span text:style-name="T1">s insuffisant.</text:span></text:span></text:p>
      <text:p text:style-name="P1">Deux ou trois passages, néanmoins, ne laissent pas d'en être curieux et significatifs :</text:p>
      <text:p>Mais à propos de hauteur pédantesque, peut-être ne sera-t-il pas mauvais d'expliquer ici ce que j'ai voulu dire par là, et ce que c'est proprement qu'un pédant…. Un pédant est un homme plein de lui-même, qui, avec un médiocre savoir, décide hardiment de toutes choses ; qui se vante sans cesse d'avoir l'ait de nouvelles découvertes ; qui traite de haut en bas Aristote, Épicure, Hippocrate, Pline ; qui blâme tous .les auteurs anciens ; qui publie que Jason et Barthole étaient deux ignorants ; qui trouve à la vérité quelques endroits passables dans Virgile, mais qui y trouve aussi beaucoup d'endroits dignes d'être siffles ; qui croit à peine Terence digne du nom de joli ; qui, au milieu de tout cela, se pique surtout de politesse ; qui tient que la plupart des anciens n'ont ni ordre ni économie dans leurs discours ; en un mot, qui compte pour rien de heurter sur cela le sentiment de tous les hommes.</text:p>
      <text:p text:style-name="P1">C'est le portrait de Perrault en personne, et en pied, que Boileau traçait là ; c'était celui de Fontenelle, que Rousseau, dans l'épigramme célèbre, appelait aussi</text:p>
      <text:p>... Le pédant le plus joli du monde ;</text:p>
      <text:p text:style-name="P1">c'est à l'avance enfin, si vous y regardez, le portrait de La Motte ou celui de Marivaux.</text:p>
      <text:p text:style-name="Normal"><text:span text:style-name="Police_20_par_20_défaut"><text:span text:style-name="T1">Ce qu'il en faut retenir, c'est que le </text:span></text:span><text:span text:style-name="Police_20_par_20_défaut"><text:span text:style-name="T4">p</text:span></text:span><text:span text:style-name="Police_20_par_20_défaut"><text:span text:style-name="T4">é</text:span></text:span><text:span text:style-name="Police_20_par_20_défaut"><text:span text:style-name="T4">dantisme</text:span></text:span><text:span text:style-name="Police_20_par_20_défaut"><text:span text:style-name="T1"> ou la </text:span></text:span><text:span text:style-name="Police_20_par_20_défaut"><text:span text:style-name="T4">p</text:span></text:span><text:span text:style-name="Police_20_par_20_défaut"><text:span text:style-name="T4">é</text:span></text:span><text:span text:style-name="Police_20_par_20_défaut"><text:span text:style-name="T4">danterie</text:span></text:span><text:span text:style-name="Police_20_par_20_défaut"><text:span text:style-name="T1">, pour </text:span></text:span><text:span text:style-name="Police_20_par_20_défaut"><text:span text:style-name="T1">ê</text:span></text:span><text:span text:style-name="Police_20_par_20_défaut"><text:span text:style-name="T1">tre plus communs</text:span></text:span><text:span text:style-name="Police_20_par_20_défaut"><text:span text:style-name="T1"> </text:span></text:span><text:span text:style-name="Police_20_par_20_défaut"><text:span text:style-name="T1">dans l'</text:span></text:span><text:span text:style-name="Police_20_par_20_défaut"><text:span text:style-name="T1">é</text:span></text:span><text:span text:style-name="Police_20_par_20_défaut"><text:span text:style-name="T1">cole, n'en sont pourtant pas le privil</text:span></text:span><text:span text:style-name="Police_20_par_20_défaut"><text:span text:style-name="T1">è</text:span></text:span><text:span text:style-name="Police_20_par_20_défaut"><text:span text:style-name="T1">ge, et qu'il y a des p</text:span></text:span><text:span text:style-name="Police_20_par_20_défaut"><text:span text:style-name="T1">é</text:span></text:span><text:span text:style-name="Police_20_par_20_défaut"><text:span text:style-name="T1">dants de toute robe, comme il y en a de tout poil et de toute origine. Je vous en nommerais plus d'un, encore aujourd'hui m</text:span></text:span><text:span text:style-name="Police_20_par_20_défaut"><text:span text:style-name="T1">ê</text:span></text:span><text:span text:style-name="Police_20_par_20_défaut"><text:span text:style-name="T1">me, si j'en avais le temps, parmi nos modernes, </text:span></text:span><text:span text:style-name="Police_20_par_20_défaut"><text:span text:style-name="T1">à</text:span></text:span><text:span text:style-name="Police_20_par_20_défaut"><text:span text:style-name="T1"> nous, et de </text:span></text:span><text:span text:style-name="Police_20_par_20_défaut"><text:span text:style-name="T4">p</text:span></text:span><text:span text:style-name="Police_20_par_20_défaut"><text:span text:style-name="T4">é</text:span></text:span><text:span text:style-name="Police_20_par_20_défaut"><text:span text:style-name="T4">danti</text:span></text:span><text:span text:style-name="Police_20_par_20_défaut"><text:span text:style-name="T4">smes</text:span></text:span><text:span text:style-name="Police_20_par_20_défaut"><text:span text:style-name="T1">,</text:span></text:span><text:span text:style-name="Police_20_par_20_défaut"><text:span text:style-name="T1"> </text:span></text:span><text:span text:style-name="Police_20_par_20_défaut"><text:span text:style-name="T1">dont la morgue est faite de l'</text:span></text:span><text:span text:style-name="Police_20_par_20_défaut"><text:span text:style-name="T1">é</text:span></text:span><text:span text:style-name="Police_20_par_20_défaut"><text:span text:style-name="T1">normit</text:span></text:span><text:span text:style-name="Police_20_par_20_défaut"><text:span text:style-name="T1">é</text:span></text:span><text:span text:style-name="Police_20_par_20_défaut"><text:span text:style-name="T1"> de leur ignorance</text:span></text:span><text:span text:style-name="Police_20_par_20_défaut"><text:span text:style-name="T1"> ;</text:span></text:span><text:span text:style-name="Police_20_par_20_défaut"><text:span text:style-name="T1"> qui n'ont pas, comme nous, pour les rappeler </text:span></text:span><text:span text:style-name="Police_20_par_20_défaut"><text:span text:style-name="T1">à</text:span></text:span><text:span text:style-name="Police_20_par_20_défaut"><text:span text:style-name="T1"> </text:span></text:span><text:span text:style-name="Police_20_par_20_défaut"><text:span text:style-name="T1">la</text:span></text:span><text:span text:style-name="Police_20_par_20_défaut"><text:span text:style-name="T1"> modestie, la connaissance, le respect, l'admiration des ma</text:span></text:span><text:span text:style-name="Police_20_par_20_défaut"><text:span text:style-name="T1">î</text:span></text:span><text:span text:style-name="Police_20_par_20_défaut"><text:span text:style-name="T1">tres</text:span></text:span><text:span text:style-name="Police_20_par_20_défaut"><text:span text:style-name="T1"> ;</text:span></text:span><text:span text:style-name="Police_20_par_20_défaut"><text:span text:style-name="T1"> et qui ne savent pas enfin que, plut ils sont contents d'eux-m</text:span></text:span><text:span text:style-name="Police_20_par_20_défaut"><text:span text:style-name="T1">ê</text:span></text:span><text:span text:style-name="Police_20_par_20_défaut"><text:span text:style-name="T1">mes, plus ils ont de titres </text:span></text:span><text:span text:style-name="Police_20_par_20_défaut"><text:span text:style-name="T1">à</text:span></text:span><text:span text:style-name="Police_20_par_20_défaut"><text:span text:style-name="T1"> ce nom de p</text:span></text:span><text:span text:style-name="Police_20_par_20_défaut"><text:span text:style-name="T1">é</text:span></text:span><text:span text:style-name="Police_20_par_20_défaut"><text:span text:style-name="T1">dants</text:span></text:span><text:span text:style-name="Police_20_par_20_défaut"><text:span text:style-name="T1">...</text:span></text:span><text:span text:style-name="Police_20_par_20_défaut"><text:span text:style-name="T1"> </text:span></text:span><text:span text:style-name="Police_20_par_20_défaut"><text:span text:style-name="T1">Vous</text:span></text:span><text:span text:style-name="Police_20_par_20_défaut"><text:span text:style-name="T1"> le leur apprendrez quand vous les rencontrerez sur votre route.</text:span></text:span></text:p>
      <text:p text:style-name="P1">Mais ceci vaut encore mieux, et va plus loin, si je ne me trompe :</text:p>
      <text:p>Quelque éclat qu'un écrivain ait fait durant sa vie, quelques éloges qu'il ait reçus, on ne peut pas pour cela infailliblement conclure que ses ouvrages soient excellents. <text:span text:style-name="Police_20_par_20_défaut"><text:span text:style-name="T15">De faux brillants, la nouveaut</text:span></text:span><text:span text:style-name="Police_20_par_20_défaut"><text:span text:style-name="T15">é</text:span></text:span><text:span text:style-name="Police_20_par_20_défaut"><text:span text:style-name="T15"> du style, un tour d'esprit qui </text:span></text:span><text:span text:style-name="Police_20_par_20_défaut"><text:span text:style-name="T15">é</text:span></text:span><text:span text:style-name="Police_20_par_20_défaut"><text:span text:style-name="T15">tait </text:span></text:span><text:span text:style-name="Police_20_par_20_défaut"><text:span text:style-name="T15">à</text:span></text:span><text:span text:style-name="Police_20_par_20_défaut"><text:span text:style-name="T15"> la mode, peuvent les avoir fait valoir</text:span></text:span> ; et il arrivera peut-être que dans le siècle suivant on ouvrira les yeux, et que l'on méprisera ce que l'on a admiré. Nous en avons un bel exemple dans Ronsard et dans ses imitateurs, comme Du Bellay, Du Bartas, Desportes, qui, dans le siècle précédent, ont été l'admiration de tout le monde, et qui aujourd'hui ne trouvent pas même de lecteurs. La même chose était arrivée chez les Romains, à Nfevius, à Livius, et à Ennius...</text:p>
      <text:p><text:soft-page-break/>Et il ne faut point .s'imaginer que la chute de ces auteurs, tant les Français que les Latins, soit venue de ce que les langues de leur pays ont changé. <text:span text:style-name="Police_20_par_20_défaut"><text:span text:style-name="T15">Elle n'est venue que de ce</text:span></text:span><text:span text:style-name="Police_20_par_20_défaut"><text:span text:style-name="T15"> </text:span></text:span><text:span text:style-name="Police_20_par_20_défaut"><text:span text:style-name="T15">qu'ils n'avaient point attrap</text:span></text:span><text:span text:style-name="Police_20_par_20_défaut"><text:span text:style-name="T15">é</text:span></text:span><text:span text:style-name="Police_20_par_20_défaut"><text:span text:style-name="T15"> dans ces langues le point de solidit</text:span></text:span><text:span text:style-name="Police_20_par_20_défaut"><text:span text:style-name="T15">é</text:span></text:span><text:span text:style-name="Police_20_par_20_défaut"><text:span text:style-name="T15"> et de perfection qui est n</text:span></text:span><text:span text:style-name="Police_20_par_20_défaut"><text:span text:style-name="T15">é</text:span></text:span><text:span text:style-name="Police_20_par_20_défaut"><text:span text:style-name="T15">cessaire pour faire durer et priser </text:span></text:span><text:span text:style-name="Police_20_par_20_défaut"><text:span text:style-name="T15">à</text:span></text:span><text:span text:style-name="Police_20_par_20_défaut"><text:span text:style-name="T15"> jamais des ouvrages. </text:span></text:span>En effet, la langue latine, par exemple, qu'ont écrite Cicéron et Virgile, était déjà fort changée du temps de Quintilien et encore plus du temps d'Aulu-Gelle. Cependant Cicéron et Virgile y étaient encore plus estimés que de leur temps même, parce qu'ils avaient comme fixé la langue par leurs écrits, ayant atteint le point de perfection que j'ai dit.</text:p>
      <text:p>Ce n'est donc pas la vieillesse des mots et des expressions dans Ronsard, qui a décrié Ronsard, c'est qu'on s'est aperçu tout d'un coup que les beautés qu'on y croyait voir n'étaient point des beautés, ce que Bertaut, Malherbe, de Lingendes et Hacan qui vinrent après lui, contribuerait beaucoup à faire connaître, <text:span text:style-name="Police_20_par_20_défaut"><text:span text:style-name="T15">ayant attrap</text:span></text:span><text:span text:style-name="Police_20_par_20_défaut"><text:span text:style-name="T15">é</text:span></text:span><text:span text:style-name="Police_20_par_20_défaut"><text:span text:style-name="T15"> dans le genre s</text:span></text:span><text:span text:style-name="Police_20_par_20_défaut"><text:span text:style-name="T15">é</text:span></text:span><text:span text:style-name="Police_20_par_20_défaut"><text:span text:style-name="T15">rieux le vrai g</text:span></text:span><text:span text:style-name="Police_20_par_20_défaut"><text:span text:style-name="T15">é</text:span></text:span><text:span text:style-name="Police_20_par_20_défaut"><text:span text:style-name="T15">nie de la langue fran</text:span></text:span><text:span text:style-name="Police_20_par_20_défaut"><text:span text:style-name="T15">ç</text:span></text:span><text:span text:style-name="Police_20_par_20_défaut"><text:span text:style-name="T15">aise</text:span></text:span>, qui bien loin d'être en son point de maturité du temps de Ronsard, comme Pasquier se l'était persuadé faussement, n'était pas même encore sortie de sa première enfance...</text:p>
      <text:p>Au contraire, le vrai tour de l'épigramme, du rondeau et des épitres naïves ayant été trouvé même avant Ronsard, par Marot, par Saint-Gelais, et par d'autres, non seulement leurs ouvrages en ce genre ne sont point tombés dans le mépris, mais ils sont encore aujourd'hui généralement estimés, jusque-là même que pour trouver l'air naïf en français, on a encore «quelquefois recours à leur style, et c'est ce qui a si bien réussi au célèbre M. de la Fontaine.</text:p>
      <text:p text:style-name="Normal"/>
      <text:p text:style-name="Normal"><text:span text:style-name="Police_20_par_20_défaut"><text:span text:style-name="T1">Peu connu ou rarement cit</text:span></text:span><text:span text:style-name="Police_20_par_20_défaut"><text:span text:style-name="T1">é</text:span></text:span><text:span text:style-name="Police_20_par_20_défaut"><text:span text:style-name="T1"> — car qui lit aujourd'hui les </text:span></text:span><text:span text:style-name="Police_20_par_20_défaut"><text:span text:style-name="T4">R</text:span></text:span><text:span text:style-name="Police_20_par_20_défaut"><text:span text:style-name="T4">é</text:span></text:span><text:span text:style-name="Police_20_par_20_défaut"><text:span text:style-name="T4">flexions critiques</text:span></text:span><text:span text:style-name="Police_20_par_20_défaut"><text:span text:style-name="T4"> </text:span></text:span><text:span text:style-name="Police_20_par_20_défaut"><text:span text:style-name="T1">?</text:span></text:span><text:span text:style-name="Police_20_par_20_défaut"><text:span text:style-name="T1"> pas m</text:span></text:span><text:span text:style-name="Police_20_par_20_défaut"><text:span text:style-name="T1">ê</text:span></text:span><text:span text:style-name="Police_20_par_20_défaut"><text:span text:style-name="T1">me nous, qui devrions les </text:span></text:span><text:span text:style-name="Police_20_par_20_défaut"><text:span text:style-name="T1">c</text:span></text:span><text:span text:style-name="Police_20_par_20_défaut"><text:span text:style-name="T1">onna</text:span></text:span><text:span text:style-name="Police_20_par_20_défaut"><text:span text:style-name="T1">î</text:span></text:span><text:span text:style-name="Police_20_par_20_défaut"><text:span text:style-name="T1">tre par c</text:span></text:span><text:span text:style-name="Police_20_par_20_défaut"><text:span text:style-name="T1">œ</text:span></text:span><text:span text:style-name="Police_20_par_20_défaut"><text:span text:style-name="T1">ur, — ce passage est bien caract</text:span></text:span><text:span text:style-name="Police_20_par_20_défaut"><text:span text:style-name="T1">é</text:span></text:span><text:span text:style-name="Police_20_par_20_défaut"><text:span text:style-name="T1">ristique. Comment, en effet, d</text:span></text:span><text:span text:style-name="Police_20_par_20_défaut"><text:span text:style-name="T1">é</text:span></text:span><text:span text:style-name="Police_20_par_20_défaut"><text:span text:style-name="T1">finirait-on mieux ce que nous appelons aujourd'hui </text:span></text:span><text:span text:style-name="Police_20_par_20_défaut"><text:span text:style-name="T1">l’</text:span></text:span><text:span text:style-name="Police_20_par_20_défaut"><text:span text:style-name="T1">é</text:span></text:span><text:span text:style-name="Police_20_par_20_défaut"><text:span text:style-name="T1">volution des</text:span></text:span><text:span text:style-name="Police_20_par_20_défaut"><text:span text:style-name="T1"> genres</text:span></text:span><text:span text:style-name="Police_20_par_20_défaut"><text:span text:style-name="T1"> ?</text:span></text:span><text:span text:style-name="Police_20_par_20_défaut"><text:span text:style-name="T1"> comment, </text:span></text:span><text:span text:style-name="Police_20_par_20_défaut"><text:span text:style-name="T1">l’</text:span></text:span><text:span text:style-name="Police_20_par_20_défaut"><text:span text:style-name="T1">é</text:span></text:span><text:span text:style-name="Police_20_par_20_défaut"><text:span text:style-name="T1">volution m</text:span></text:span><text:span text:style-name="Police_20_par_20_défaut"><text:span text:style-name="T1">ê</text:span></text:span><text:span text:style-name="Police_20_par_20_défaut"><text:span text:style-name="T1">me des genres</text:span></text:span><text:span text:style-name="Police_20_par_20_défaut"><text:span text:style-name="T1"> ?</text:span></text:span><text:span text:style-name="Police_20_par_20_défaut"><text:span text:style-name="T1"> et comment, par quels exemples </text:span></text:span><text:span text:style-name="Police_20_par_20_défaut"><text:span text:style-name="T1">é</text:span></text:span><text:span text:style-name="Police_20_par_20_défaut"><text:span text:style-name="T1">tablirait-on plus solidement que les moments de l'une et de l'autre ne co</text:span></text:span><text:span text:style-name="Police_20_par_20_défaut"><text:span text:style-name="T1">ï</text:span></text:span><text:span text:style-name="Police_20_par_20_défaut"><text:span text:style-name="T1">ncident point</text:span></text:span><text:span text:style-name="Police_20_par_20_défaut"><text:span text:style-name="T1"> ?</text:span></text:span><text:span text:style-name="Police_20_par_20_défaut"><text:span text:style-name="T1"> Ici, Boileau, piqu</text:span></text:span><text:span text:style-name="Police_20_par_20_défaut"><text:span text:style-name="T1">é</text:span></text:span><text:span text:style-name="Police_20_par_20_défaut"><text:span text:style-name="T1"> d'</text:span></text:span><text:span text:style-name="Police_20_par_20_défaut"><text:span text:style-name="T1">é</text:span></text:span><text:span text:style-name="Police_20_par_20_défaut"><text:span text:style-name="T1">mulation, passe Perrault</text:span></text:span><text:span text:style-name="Police_20_par_20_défaut"><text:span text:style-name="T1"> ;</text:span></text:span><text:span text:style-name="Police_20_par_20_défaut"><text:span text:style-name="T1"> et les </text:span></text:span><text:span text:style-name="Police_20_par_20_défaut"><text:span text:style-name="T4">R</text:span></text:span><text:span text:style-name="Police_20_par_20_défaut"><text:span text:style-name="T4">é</text:span></text:span><text:span text:style-name="Police_20_par_20_défaut"><text:span text:style-name="T4">flexions</text:span></text:span><text:span text:style-name="Police_20_par_20_défaut"><text:span text:style-name="T1"> nous font faire un pas sur les </text:span></text:span><text:span text:style-name="Police_20_par_20_défaut"><text:span text:style-name="T4">Dialogues</text:span></text:span><text:span text:style-name="Police_20_par_20_défaut"><text:span text:style-name="T1">. Tandis que chaque si</text:span></text:span><text:span text:style-name="Police_20_par_20_défaut"><text:span text:style-name="T1">è</text:span></text:span><text:span text:style-name="Police_20_par_20_défaut"><text:span text:style-name="T1">cle ou chaque </text:span></text:span><text:span text:style-name="Police_20_par_20_défaut"><text:span text:style-name="T1">â</text:span></text:span><text:span text:style-name="Police_20_par_20_défaut"><text:span text:style-name="T1">g</text:span></text:span><text:span text:style-name="Police_20_par_20_défaut"><text:span text:style-name="T1">e, pour Perrault et pour ses partisans, est en avance ou en progr</text:span></text:span><text:span text:style-name="Police_20_par_20_défaut"><text:span text:style-name="T1">è</text:span></text:span><text:span text:style-name="Police_20_par_20_défaut"><text:span text:style-name="T1">s sur celui qui l'a pr</text:span></text:span><text:span text:style-name="Police_20_par_20_défaut"><text:span text:style-name="T1">é</text:span></text:span><text:span text:style-name="Police_20_par_20_défaut"><text:span text:style-name="T1">c</text:span></text:span><text:span text:style-name="Police_20_par_20_défaut"><text:span text:style-name="T1">é</text:span></text:span><text:span text:style-name="Police_20_par_20_défaut"><text:span text:style-name="T1">d</text:span></text:span><text:span text:style-name="Police_20_par_20_défaut"><text:span text:style-name="T1">é</text:span></text:span><text:span text:style-name="Police_20_par_20_défaut"><text:span text:style-name="T1">, ce qui reviendrait </text:span></text:span><text:span text:style-name="Police_20_par_20_défaut"><text:span text:style-name="T1">à</text:span></text:span><text:span text:style-name="Police_20_par_20_défaut"><text:span text:style-name="T1"> dire que la corruption du fruit est en progr</text:span></text:span><text:span text:style-name="Police_20_par_20_défaut"><text:span text:style-name="T1">è</text:span></text:span><text:span text:style-name="Police_20_par_20_défaut"><text:span text:style-name="T1">s sur sa maturit</text:span></text:span><text:span text:style-name="Police_20_par_20_défaut"><text:span text:style-name="T1">é</text:span></text:span><text:span text:style-name="Police_20_par_20_défaut"><text:span text:style-name="T1">, puisqu'elle lui est ult</text:span></text:span><text:span text:style-name="Police_20_par_20_défaut"><text:span text:style-name="T1">é</text:span></text:span><text:span text:style-name="Police_20_par_20_défaut"><text:span text:style-name="T1">rieure, Boileau n'a pas ni</text:span></text:span><text:span text:style-name="Police_20_par_20_défaut"><text:span text:style-name="T1">é</text:span></text:span><text:span text:style-name="Police_20_par_20_défaut"><text:span text:style-name="T1"> le mouvement, mais il a parfaitement vu que mouvement et progr</text:span></text:span><text:span text:style-name="Police_20_par_20_défaut"><text:span text:style-name="T1">è</text:span></text:span><text:span text:style-name="Police_20_par_20_défaut"><text:span text:style-name="T1">s ne sont point synonymes</text:span></text:span><text:span text:style-name="Police_20_par_20_défaut"><text:span text:style-name="T1"> ;</text:span></text:span><text:span text:style-name="Police_20_par_20_défaut"><text:span text:style-name="T1"> et, certes, s'il e</text:span></text:span><text:span text:style-name="Police_20_par_20_défaut"><text:span text:style-name="T1">û</text:span></text:span><text:span text:style-name="Police_20_par_20_défaut"><text:span text:style-name="T1">t suivi cette </text:span></text:span><text:span text:style-name="Police_20_par_20_défaut"><text:span text:style-name="T1">indication jusqu'au bout nous n'aurions point fait, nous, de ses </text:span></text:span><text:span text:style-name="Police_20_par_20_défaut"><text:span text:style-name="T4">R</text:span></text:span><text:span text:style-name="Police_20_par_20_défaut"><text:span text:style-name="T4">é</text:span></text:span><text:span text:style-name="Police_20_par_20_défaut"><text:span text:style-name="T4">flexions</text:span></text:span><text:span text:style-name="Police_20_par_20_défaut"><text:span text:style-name="T1">, les critiques que nous en avens faites.</text:span></text:span></text:p>
      <text:p text:style-name="Normal"><text:span text:style-name="Police_20_par_20_défaut"><text:span text:style-name="T1">J'ai pris le premier de ces deux passages dans la cinqui</text:span></text:span><text:span text:style-name="Police_20_par_20_défaut"><text:span text:style-name="T1">è</text:span></text:span><text:span text:style-name="Police_20_par_20_défaut"><text:span text:style-name="T1">me des </text:span></text:span><text:span text:style-name="Police_20_par_20_défaut"><text:span text:style-name="T4">R</text:span></text:span><text:span text:style-name="Police_20_par_20_défaut"><text:span text:style-name="T4">é</text:span></text:span><text:span text:style-name="Police_20_par_20_défaut"><text:span text:style-name="T4">flexions critiques</text:span></text:span><text:span text:style-name="Police_20_par_20_défaut"><text:span text:style-name="T1">, et le second dans la septi</text:span></text:span><text:span text:style-name="Police_20_par_20_défaut"><text:span text:style-name="T1">è</text:span></text:span><text:span text:style-name="Police_20_par_20_défaut"><text:span text:style-name="T1">me. J'en tire enfin un troisi</text:span></text:span><text:span text:style-name="Police_20_par_20_défaut"><text:span text:style-name="T1">è</text:span></text:span><text:span text:style-name="Police_20_par_20_défaut"><text:span text:style-name="T1">me et dernier de la </text:span></text:span><text:span text:style-name="Police_20_par_20_défaut"><text:span text:style-name="T4">Lettre </text:span></text:span><text:span text:style-name="Police_20_par_20_défaut"><text:span text:style-name="T4">à</text:span></text:span><text:span text:style-name="Police_20_par_20_défaut"><text:span text:style-name="T4"> </text:span></text:span><text:span text:style-name="Police_20_par_20_défaut"><text:span text:style-name="T4">M. </text:span></text:span><text:span text:style-name="Police_20_par_20_défaut"><text:span text:style-name="T4">Perrault, </text:span></text:span><text:span text:style-name="Police_20_par_20_défaut"><text:span text:style-name="T1">qui mit fin, comme vous le savez, </text:span></text:span><text:span text:style-name="Police_20_par_20_défaut"><text:span text:style-name="T1">à</text:span></text:span><text:span text:style-name="Police_20_par_20_défaut"><text:span text:style-name="T1"> la premi</text:span></text:span><text:span text:style-name="Police_20_par_20_défaut"><text:span text:style-name="T1">è</text:span></text:span><text:span text:style-name="Police_20_par_20_défaut"><text:span text:style-name="T1">re phase de la </text:span></text:span><text:soft-page-break/><text:span text:style-name="Police_20_par_20_défaut"><text:span text:style-name="T1">querelle, et qui exprime, par cons</text:span></text:span><text:span text:style-name="Police_20_par_20_défaut"><text:span text:style-name="T1">é</text:span></text:span><text:span text:style-name="Police_20_par_20_défaut"><text:span text:style-name="T1">quent, sur la question, le dernier </text:span></text:span><text:span text:style-name="Police_20_par_20_défaut"><text:span text:style-name="T1">é</text:span></text:span><text:span text:style-name="Police_20_par_20_défaut"><text:span text:style-name="T1">tat de la pens</text:span></text:span><text:span text:style-name="Police_20_par_20_défaut"><text:span text:style-name="T1">é</text:span></text:span><text:span text:style-name="Police_20_par_20_défaut"><text:span text:style-name="T1">e de Boileau.</text:span></text:span></text:p>
      <text:p>Votre dessein, dit-il à sort adversaire, était de montrer que pour la connaissance surtout des beaux-arts, et pour le mérite des belles-lettres, notre siècle, ou, pour mieux parler, le siècle de Louis le Grand, est non seulement comparable, mais supérieur à tous les plus fameux siècles de l'antiquité et même au siècle d'Auguste. Vous allez donc être bien étonné quand je vous dirai que je suis sur cela entièrement de votre avis, et que même... je m'offrirais volontiers de prouver cette proposition, comme vous, la plume à la main.</text:p>
      <text:p>Je commencerais par avouer sincèrement que nous n'avons point de poètes héroïques ni d'orateurs que nous puissions comparer aux Virgile et aux Cicéron ; je conviendrais que nos plus habiles historiens sont petits devant les Tite-Live et les Salluste ; je passerais condamnation sur la satire et sur l'élégie, quoiqu'il y ait des satires de Regnier admirables et des élégies de Voiture, de Sarazin, de la comtesse de la Suze, d'un agrément infini. Mais en même temps je ferais voir que pour la tragédie nous sommes beaucoup supérieurs aux Latins... Je ferais voir que, bien loin qu'ils aient eu dans le siècle d'Auguste des poètes comiques meilleurs que les nôtres, ils n'en ont pas eu un seul dont le nom ait mérité qu'on s'en souvint, les Plaute, les Cécilius, les Térence étant morts dans le siècle précédent. Je montrerais que, si pour l'ode nous n'avons point d'auteurs si parfaits qu'Horace, qui est leur seul poète lyrique, nous en avons néanmoins un assez grand nombre qui ne lui sont guère inférieurs en délicatesse de langue et en justesse d'expression... Je montrerais qu'il y a des genres de poésie, où non seulement les Latins ne nous ont point surpassés, mais qu'ils n'ont pas même connus, comme par exemple ces poèmes en prose que nous appelons <text:span text:style-name="Police_20_par_20_défaut"><text:span text:style-name="T15">Romans</text:span></text:span><text:span text:style-name="Police_20_par_20_défaut"><text:span text:style-name="T15">.</text:span></text:span>.. Par tout ce que je viens de dire, vous voyez, Monsieur, qu'à proprement parler nous ne sommes point d'avis différent sur l'estime qu'on doit faire de notre siècle ; mais que nous sommes différemment de même avis... Il ne reste donc plus... que de nous guérir l'un et l'autre : vous, d'un penchant un peu trop fort à rabaisser les bons écrivains de l'antiquité ; et moi, d'une inclination un peu trop violente à blâmer les méchants et même les médiocres auteurs de notre siècle...</text:p>
      <text:p text:style-name="P1">On n'est pas à ce coup plus courtois, et Perrault pouvait se déclarer satisfait.</text:p>
      <text:p text:style-name="Normal"><text:span text:style-name="Police_20_par_20_défaut"><text:span text:style-name="T1">Si c'</text:span></text:span><text:span text:style-name="Police_20_par_20_défaut"><text:span text:style-name="T1">é</text:span></text:span><text:span text:style-name="Police_20_par_20_défaut"><text:span text:style-name="T1">tait maintenant de Boileau lui-m</text:span></text:span><text:span text:style-name="Police_20_par_20_défaut"><text:span text:style-name="T1">ê</text:span></text:span><text:span text:style-name="Police_20_par_20_défaut"><text:span text:style-name="T1">me qu'il f</text:span></text:span><text:span text:style-name="Police_20_par_20_défaut"><text:span text:style-name="T1">û</text:span></text:span><text:span text:style-name="Police_20_par_20_défaut"><text:span text:style-name="T1">t question, de son m</text:span></text:span><text:span text:style-name="Police_20_par_20_défaut"><text:span text:style-name="T1">é</text:span></text:span><text:span text:style-name="Police_20_par_20_défaut"><text:span text:style-name="T1">rite personnel et de son originalit</text:span></text:span><text:span text:style-name="Police_20_par_20_défaut"><text:span text:style-name="T1">é</text:span></text:span><text:span text:style-name="Police_20_par_20_défaut"><text:span text:style-name="T1"> de juge des </text:span></text:span><text:span text:style-name="Police_20_par_20_défaut"><text:span text:style-name="T1">œ</text:span></text:span><text:span text:style-name="Police_20_par_20_défaut"><text:span text:style-name="T1">uvres de son temps, j'insisterais sur l'extraordinaire lucidit</text:span></text:span><text:span text:style-name="Police_20_par_20_défaut"><text:span text:style-name="T1">é</text:span></text:span><text:span text:style-name="Police_20_par_20_défaut"><text:span text:style-name="T1"> de coup d'</text:span></text:span><text:span text:style-name="Police_20_par_20_défaut"><text:span text:style-name="T1">œ</text:span></text:span><text:span text:style-name="Police_20_par_20_défaut"><text:span text:style-name="T1">il et sur l'</text:span></text:span><text:span text:style-name="Police_20_par_20_défaut"><text:span text:style-name="T1">é</text:span></text:span><text:span text:style-name="Police_20_par_20_défaut"><text:span text:style-name="T1">tonnante fermet</text:span></text:span><text:span text:style-name="Police_20_par_20_défaut"><text:span text:style-name="T1">é</text:span></text:span><text:span text:style-name="Police_20_par_20_défaut"><text:span text:style-name="T1"> de bon sens dont ce passage est, je pense, une preuve assez </text:span></text:span><text:span text:style-name="Police_20_par_20_défaut"><text:span text:style-name="T1">é</text:span></text:span><text:span text:style-name="Police_20_par_20_défaut"><text:span text:style-name="T1">loquente. Jamais aucun contemporain n'a mieux discern</text:span></text:span><text:span text:style-name="Police_20_par_20_défaut"><text:span text:style-name="T1">é</text:span></text:span><text:span text:style-name="Police_20_par_20_défaut"><text:span text:style-name="T1">, dans la litt</text:span></text:span><text:span text:style-name="Police_20_par_20_défaut"><text:span text:style-name="T1">é</text:span></text:span><text:span text:style-name="Police_20_par_20_défaut"><text:span text:style-name="T1">rature de son temps, ce qu'il y avait de durable, et ce qu'il pouvait y avoir de ruineux ou de caduc. Mais ce qui nous importe davantage, c'est de voir comment dans la lutte, les id</text:span></text:span><text:span text:style-name="Police_20_par_20_défaut"><text:span text:style-name="T1">é</text:span></text:span><text:span text:style-name="Police_20_par_20_défaut"><text:span text:style-name="T1">es de Boileau — celles que j'essayais de vous r</text:span></text:span><text:span text:style-name="Police_20_par_20_défaut"><text:span text:style-name="T1">é</text:span></text:span><text:span text:style-name="Police_20_par_20_défaut"><text:span text:style-name="T1">sumer l'autre jour — se sont </text:span></text:span><text:span text:style-name="Police_20_par_20_défaut"><text:span text:style-name="T1">à</text:span></text:span><text:span text:style-name="Police_20_par_20_défaut"><text:span text:style-name="T1">, la fois affermies, ma</text:span></text:span><text:span text:style-name="Police_20_par_20_défaut"><text:span text:style-name="T1">i</text:span></text:span><text:span text:style-name="Police_20_par_20_défaut"><text:span text:style-name="T1">s surtout </text:span></text:span><text:span text:style-name="Police_20_par_20_défaut"><text:span text:style-name="T1">é</text:span></text:span><text:span text:style-name="Police_20_par_20_défaut"><text:span text:style-name="T1">largies</text:span></text:span><text:span text:style-name="Police_20_par_20_défaut"><text:span text:style-name="T1"> </text:span></text:span><text:span text:style-name="Police_20_par_20_défaut"><text:span text:style-name="T1">;</text:span></text:span><text:span text:style-name="Police_20_par_20_défaut"><text:span text:style-name="T1"> comment et sur quel point ont fl</text:span></text:span><text:span text:style-name="Police_20_par_20_défaut"><text:span text:style-name="T1">é</text:span></text:span><text:span text:style-name="Police_20_par_20_défaut"><text:span text:style-name="T1">chi les dogmes encore trop absolus de son </text:span></text:span><text:span text:style-name="Police_20_par_20_défaut"><text:span text:style-name="T4">Art po</text:span></text:span><text:span text:style-name="Police_20_par_20_défaut"><text:span text:style-name="T4">é</text:span></text:span><text:span text:style-name="Police_20_par_20_défaut"><text:span text:style-name="T4">tique</text:span></text:span><text:span text:style-name="Police_20_par_20_défaut"><text:span text:style-name="T1"> </text:span></text:span><text:span text:style-name="Police_20_par_20_défaut"><text:span text:style-name="T1">;</text:span></text:span><text:span text:style-name="Police_20_par_20_défaut"><text:span text:style-name="T1"> et comment enfin, dans cette querelle de l</text:span></text:span><text:span text:style-name="Police_20_par_20_défaut"><text:span text:style-name="T1">a</text:span></text:span><text:span text:style-name="Police_20_par_20_défaut"><text:span text:style-name="T1"> pr</text:span></text:span><text:span text:style-name="Police_20_par_20_défaut"><text:span text:style-name="T1">éé</text:span></text:span><text:span text:style-name="Police_20_par_20_défaut"><text:span text:style-name="T1">minen</text:span></text:span><text:span text:style-name="Police_20_par_20_défaut"><text:span text:style-name="T1">ce des Anciens ou </text:span></text:span><text:soft-page-break/><text:span text:style-name="Police_20_par_20_défaut"><text:span text:style-name="T1">des Modernes, </text:span></text:span><text:span text:style-name="Police_20_par_20_défaut"><text:span text:style-name="T1">s'il n'a pas eu le dernier mot, puisque vous venez de voir ce qu'il conc</text:span></text:span><text:span text:style-name="Police_20_par_20_défaut"><text:span text:style-name="T1">è</text:span></text:span><text:span text:style-name="Police_20_par_20_défaut"><text:span text:style-name="T1">de </text:span></text:span><text:span text:style-name="Police_20_par_20_défaut"><text:span text:style-name="T1">à</text:span></text:span><text:span text:style-name="Police_20_par_20_défaut"><text:span text:style-name="T1"> ses adversaires, c'est lui pourtant qui l'a prononc</text:span></text:span><text:span text:style-name="Police_20_par_20_défaut"><text:span text:style-name="T1">é</text:span></text:span><text:span text:style-name="Police_20_par_20_défaut"><text:span text:style-name="T1">.</text:span></text:span></text:p>
      <text:p text:style-name="P1">A un autre point de vue, plus général — et pour conclure à notre tour, — dégageant maintenant la question des considérations particulières qui ne servent qu'à l'obscurcir, et résumant la nature du progrès ou du mouvement accompli, nous dirons que deux idées nouvelles ont pénétré dans la critique, pour en diversifier la méthode et pour en corriger les principes absolus.</text:p>
      <text:p text:style-name="Normal"><text:span text:style-name="Police_20_par_20_défaut"><text:span text:style-name="T1">On ne croit plus maintenant que les r</text:span></text:span><text:span text:style-name="Police_20_par_20_défaut"><text:span text:style-name="T1">è</text:span></text:span><text:span text:style-name="Police_20_par_20_défaut"><text:span text:style-name="T1">gles soient immuables</text:span></text:span><text:span text:style-name="Police_20_par_20_défaut"><text:span text:style-name="T1"> ;</text:span></text:span><text:span text:style-name="Police_20_par_20_défaut"><text:span text:style-name="T1"> on se rend compte qu'elles sont en mouvement. Et, </text:span></text:span><text:span text:style-name="Police_20_par_20_défaut"><text:span text:style-name="T1">à</text:span></text:span><text:span text:style-name="Police_20_par_20_défaut"><text:span text:style-name="T1"> la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Moli</text:span></text:span><text:span text:style-name="Police_20_par_20_défaut"><text:span text:style-name="T1">è</text:span></text:span><text:span text:style-name="Police_20_par_20_défaut"><text:span text:style-name="T1">re l'avait bien dit dans sa </text:span></text:span><text:span text:style-name="Police_20_par_20_défaut"><text:span text:style-name="T4">Critique de </text:span></text:span><text:span text:style-name="Police_20_par_20_défaut"><text:span text:style-name="T4">l’</text:span></text:span><text:span text:style-name="Police_20_par_20_défaut"><text:span text:style-name="T4">É</text:span></text:span><text:span text:style-name="Police_20_par_20_défaut"><text:span text:style-name="T4">cole des Femmes</text:span></text:span><text:span text:style-name="Police_20_par_20_défaut"><text:span text:style-name="T1">, Racine dans ses </text:span></text:span><text:span text:style-name="Police_20_par_20_défaut"><text:span text:style-name="T4">Pr</text:span></text:span><text:span text:style-name="Police_20_par_20_défaut"><text:span text:style-name="T4">é</text:span></text:span><text:span text:style-name="Police_20_par_20_défaut"><text:span text:style-name="T4">faces, </text:span></text:span><text:span text:style-name="Police_20_par_20_défaut"><text:span text:style-name="T1">Boileau lui-m</text:span></text:span><text:span text:style-name="Police_20_par_20_défaut"><text:span text:style-name="T1">ê</text:span></text:span><text:span text:style-name="Police_20_par_20_défaut"><text:span text:style-name="T1">me dans son </text:span></text:span><text:span text:style-name="Police_20_par_20_défaut"><text:span text:style-name="T4">Art po</text:span></text:span><text:span text:style-name="Police_20_par_20_défaut"><text:span text:style-name="T4">é</text:span></text:span><text:span text:style-name="Police_20_par_20_défaut"><text:span text:style-name="T4">tique</text:span></text:span><text:span text:style-name="Police_20_par_20_défaut"><text:span text:style-name="T1">. Mais quand ils</text:span></text:span><text:span text:style-name="Police_20_par_20_défaut"><text:span text:style-name="T1"> </text:span></text:span><text:span text:style-name="Police_20_par_20_défaut"><text:span text:style-name="T1">le disaient, je crains qu'ils n'en fussent eux</text:span></text:span><text:span text:style-name="Police_20_par_20_défaut"><text:span text:style-name="T1">-</text:span></text:span><text:span text:style-name="Police_20_par_20_défaut"><text:span text:style-name="T1">m</text:span></text:span><text:span text:style-name="Police_20_par_20_défaut"><text:span text:style-name="T1">ê</text:span></text:span><text:span text:style-name="Police_20_par_20_défaut"><text:span text:style-name="T1">mes qu'</text:span></text:span><text:span text:style-name="Police_20_par_20_défaut"><text:span text:style-name="T1">à</text:span></text:span><text:span text:style-name="Police_20_par_20_défaut"><text:span text:style-name="T1"> moiti</text:span></text:span><text:span text:style-name="Police_20_par_20_défaut"><text:span text:style-name="T1">é</text:span></text:span><text:span text:style-name="Police_20_par_20_défaut"><text:span text:style-name="T1"> convaincus. Ils le sont maintenant tout </text:span></text:span><text:span text:style-name="Police_20_par_20_défaut"><text:span text:style-name="T1">à</text:span></text:span><text:span text:style-name="Police_20_par_20_défaut"><text:span text:style-name="T1"> fait</text:span></text:span><text:span text:style-name="Police_20_par_20_défaut"><text:span text:style-name="T1"> ;</text:span></text:span><text:span text:style-name="Police_20_par_20_défaut"><text:span text:style-name="T1"> ou du moins Boileau, — puisqu'il la date o</text:span></text:span><text:span text:style-name="Police_20_par_20_défaut"><text:span text:style-name="T1">ù</text:span></text:span><text:span text:style-name="Police_20_par_20_défaut"><text:span text:style-name="T1"> nous sommes, les deux autres sont morts</text:span></text:span><text:span text:style-name="Police_20_par_20_défaut"><text:span text:style-name="T1"> ;</text:span></text:span><text:span text:style-name="Police_20_par_20_défaut"><text:span text:style-name="T1"> — et ce n'est pas sa faute, si ses successeurs, plus classiques que lui-m</text:span></text:span><text:span text:style-name="Police_20_par_20_défaut"><text:span text:style-name="T1">ê</text:span></text:span><text:span text:style-name="Police_20_par_20_défaut"><text:span text:style-name="T1">me, para</text:span></text:span><text:span text:style-name="Police_20_par_20_défaut"><text:span text:style-name="T1">î</text:span></text:span><text:span text:style-name="Police_20_par_20_défaut"><text:span text:style-name="T1">tront avoir oubli</text:span></text:span><text:span text:style-name="Police_20_par_20_défaut"><text:span text:style-name="T1">é</text:span></text:span><text:span text:style-name="Police_20_par_20_défaut"><text:span text:style-name="T1"> sa Lettre </text:span></text:span><text:span text:style-name="Police_20_par_20_défaut"><text:span text:style-name="T1">à</text:span></text:span><text:span text:style-name="Police_20_par_20_défaut"><text:span text:style-name="T1"> </text:span></text:span><text:span text:style-name="Police_20_par_20_défaut"><text:span text:style-name="T1">M. </text:span></text:span><text:span text:style-name="Police_20_par_20_défaut"><text:span text:style-name="T1">Perrault et ses R</text:span></text:span><text:span text:style-name="Police_20_par_20_défaut"><text:span text:style-name="T1">é</text:span></text:span><text:span text:style-name="Police_20_par_20_défaut"><text:span text:style-name="T1">flexions critiques sur Longin, pour n</text:span></text:span><text:span text:style-name="Police_20_par_20_défaut"><text:span text:style-name="T1">e</text:span></text:span><text:span text:style-name="Police_20_par_20_défaut"><text:span text:style-name="T1"> se souvenir que de ce qu'il y a de plus </text:span></text:span><text:span text:style-name="Police_20_par_20_défaut"><text:span text:style-name="T1">é</text:span></text:span><text:span text:style-name="Police_20_par_20_défaut"><text:span text:style-name="T1">troit dans son Art po</text:span></text:span><text:span text:style-name="Police_20_par_20_défaut"><text:span text:style-name="T1">é</text:span></text:span><text:span text:style-name="Police_20_par_20_défaut"><text:span text:style-name="T1">tique.</text:span></text:span></text:p>
      <text:p text:style-name="Normal"><text:span text:style-name="Police_20_par_20_défaut"><text:span text:style-name="T1">Ce qui semble </text:span></text:span><text:span text:style-name="Police_20_par_20_défaut"><text:span text:style-name="T1">é</text:span></text:span><text:span text:style-name="Police_20_par_20_défaut"><text:span text:style-name="T1">galement admis, c'est qu'il y a d'autres m</text:span></text:span><text:span text:style-name="Police_20_par_20_défaut"><text:span text:style-name="T1">od</text:span></text:span><text:span text:style-name="Police_20_par_20_défaut"><text:span text:style-name="T1">è</text:span></text:span><text:span text:style-name="Police_20_par_20_défaut"><text:span text:style-name="T1">les que ceux de l'antiquit</text:span></text:span><text:span text:style-name="Police_20_par_20_défaut"><text:span text:style-name="T1">é</text:span></text:span><text:span text:style-name="Police_20_par_20_défaut"><text:span text:style-name="T1"> ;</text:span></text:span><text:span text:style-name="Police_20_par_20_défaut"><text:span text:style-name="T1"> que nos auteurs peuvent valoir les siens, et les d</text:span></text:span><text:span text:style-name="Police_20_par_20_défaut"><text:span text:style-name="T1">é</text:span></text:span><text:span text:style-name="Police_20_par_20_défaut"><text:span text:style-name="T1">passer m</text:span></text:span><text:span text:style-name="Police_20_par_20_défaut"><text:span text:style-name="T1">ê</text:span></text:span><text:span text:style-name="Police_20_par_20_défaut"><text:span text:style-name="T1">me au besoin. Si de certaines raisons ont fait que nous n'avons pas de </text:span></text:span><text:span text:style-name="Police_20_par_20_défaut"><text:span text:style-name="T1">C</text:span></text:span><text:span text:style-name="Police_20_par_20_défaut"><text:span text:style-name="T1">ic</text:span></text:span><text:span text:style-name="Police_20_par_20_défaut"><text:span text:style-name="T1">é</text:span></text:span><text:span text:style-name="Police_20_par_20_défaut"><text:span text:style-name="T1">ron ni de</text:span></text:span><text:span text:style-name="Police_20_par_20_défaut"><text:span text:style-name="T1"> Virgile</text:span></text:span><text:span text:style-name="Police_20_par_20_défaut"><text:span text:style-name="T1">, d'autres raisons peuvent faire que nous en ayons de plus grands quelque jour. Si nous avons surpass</text:span></text:span><text:span text:style-name="Police_20_par_20_défaut"><text:span text:style-name="T1">é</text:span></text:span><text:span text:style-name="Police_20_par_20_défaut"><text:span text:style-name="T1"> les Latins dans</text:span></text:span><text:span text:style-name="Police_20_par_20_défaut"><text:span text:style-name="T1"> </text:span></text:span><text:span text:style-name="Police_20_par_20_défaut"><text:span text:style-name="T1">la trag</text:span></text:span><text:span text:style-name="Police_20_par_20_défaut"><text:span text:style-name="T1">é</text:span></text:span><text:span text:style-name="Police_20_par_20_défaut"><text:span text:style-name="T1">die ou dans le roman, nous pouvons </text:span></text:span><text:span text:style-name="Police_20_par_20_défaut"><text:span text:style-name="T1">é</text:span></text:span><text:span text:style-name="Police_20_par_20_défaut"><text:span text:style-name="T1">galement esp</text:span></text:span><text:span text:style-name="Police_20_par_20_défaut"><text:span text:style-name="T1">é</text:span></text:span><text:span text:style-name="Police_20_par_20_défaut"><text:span text:style-name="T1">rer de les surpasser dans l'ode ou dans la com</text:span></text:span><text:span text:style-name="Police_20_par_20_défaut"><text:span text:style-name="T1">é</text:span></text:span><text:span text:style-name="Police_20_par_20_défaut"><text:span text:style-name="T1">die. Puisque nous avons des </text:span></text:span><text:span text:style-name="Police_20_par_20_défaut"><text:span text:style-name="T1">«</text:span></text:span><text:span text:style-name="Police_20_par_20_défaut"><text:span text:style-name="T1"> </text:span></text:span><text:span text:style-name="Police_20_par_20_défaut"><text:span text:style-name="T1">genres</text:span></text:span><text:span text:style-name="Police_20_par_20_défaut"><text:span text:style-name="T1"> </text:span></text:span><text:span text:style-name="Police_20_par_20_défaut"><text:span text:style-name="T1">»</text:span></text:span><text:span text:style-name="Police_20_par_20_défaut"><text:span text:style-name="T1"> qu'ils n'ont point connus, d'autres sans doute en cr</text:span></text:span><text:span text:style-name="Police_20_par_20_défaut"><text:span text:style-name="T1">é</text:span></text:span><text:span text:style-name="Police_20_par_20_défaut"><text:span text:style-name="T1">eront d'autres un jour que nous ne connaissons point nous</text:span></text:span><text:span text:style-name="Police_20_par_20_défaut"><text:span text:style-name="T1">-</text:span></text:span><text:span text:style-name="Police_20_par_20_défaut"><text:span text:style-name="T1">m</text:span></text:span><text:span text:style-name="Police_20_par_20_défaut"><text:span text:style-name="T1">ê</text:span></text:span><text:span text:style-name="Police_20_par_20_défaut"><text:span text:style-name="T1">mes. Et, servons-nous pour finir du seul mot qui convienne</text:span></text:span><text:span text:style-name="Police_20_par_20_défaut"><text:span text:style-name="T1"> :</text:span></text:span><text:span text:style-name="Police_20_par_20_défaut"><text:span text:style-name="T1"> par le moyen ou sous le couvert de la querelle des anciens et des modernes, c'est l'id</text:span></text:span><text:span text:style-name="Police_20_par_20_défaut"><text:span text:style-name="T1">é</text:span></text:span><text:span text:style-name="Police_20_par_20_défaut"><text:span text:style-name="T1">e d'une certaine relativit</text:span></text:span><text:span text:style-name="Police_20_par_20_défaut"><text:span text:style-name="T1">é</text:span></text:span><text:span text:style-name="Police_20_par_20_défaut"><text:span text:style-name="T1"> des choses litt</text:span></text:span><text:span text:style-name="Police_20_par_20_défaut"><text:span text:style-name="T1">é</text:span></text:span><text:span text:style-name="Police_20_par_20_défaut"><text:span text:style-name="T1">raires qui t</text:span></text:span><text:span text:style-name="Police_20_par_20_défaut"><text:span text:style-name="T1">â</text:span></text:span><text:span text:style-name="Police_20_par_20_défaut"><text:span text:style-name="T1">che </text:span></text:span><text:span text:style-name="Police_20_par_20_défaut"><text:span text:style-name="T1">à</text:span></text:span><text:span text:style-name="Police_20_par_20_défaut"><text:span text:style-name="T1"> s'insinuer, qui s'introduit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dans la critique. Nous verrons, dans une prochaine le</text:span></text:span><text:span text:style-name="Police_20_par_20_défaut"><text:span text:style-name="T1">ç</text:span></text:span><text:span text:style-name="Police_20_par_20_défaut"><text:span text:style-name="T1">on, comment et pourquoi les hommes du </text:span></text:span><text:span text:style-name="Police_20_par_20_défaut"><text:span text:style-name="T1">XV</text:span></text:span><text:span text:style-name="Police_20_par_20_défaut"><text:span text:style-name="T1">I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ne s'en sont pas d'abord aper</text:span></text:span><text:span text:style-name="Police_20_par_20_défaut"><text:span text:style-name="T1">ç</text:span></text:span><text:span text:style-name="Police_20_par_20_défaut"><text:span text:style-name="T1">us.</text:span></text:span></text:p>
      <text:p text:style-name="P1"/>
      <text:p text:style-name="P1">23 novembre 1889</text:p>
      <text:h text:style-name="P36" text:outline-level="1">Cinquième leçon - La critique littéraire au XVIII<text:span text:style-name="Police_20_par_20_défaut"><text:span text:style-name="T18">e</text:span></text:span> siècle (1720-1800).</text:h>
      <text:p text:style-name="P1"/>
      <text:p text:style-name="Normal"><text:span text:style-name="Police_20_par_20_défaut"><text:span text:style-name="T1">Diffusion de l'esprit critique. — Les Journaux au</text:span></text:span><text:span text:style-name="Police_20_par_20_défaut"><text:span text:style-name="T11"> </text:span></text:span><text:span text:style-name="Police_20_par_20_défaut"><text:span text:style-name="T11">XVI</text:span></text:span><text:span text:style-name="Police_20_par_20_défaut"><text:span text:style-name="T11">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text:span></text:span></text:p>
      <text:p text:style-name="P25"><text:span text:style-name="Police_20_par_20_défaut"><text:span text:style-name="T1">—</text:span></text:span><text:span text:style-name="Police_20_par_20_défaut"><text:span text:style-name="T1"><text:tab/>Bayle, son r</text:span></text:span><text:span text:style-name="Police_20_par_20_défaut"><text:span text:style-name="T1">ô</text:span></text:span><text:span text:style-name="Police_20_par_20_défaut"><text:span text:style-name="T1">le et son influence. — Consid</text:span></text:span><text:span text:style-name="Police_20_par_20_défaut"><text:span text:style-name="T1">é</text:span></text:span><text:span text:style-name="Police_20_par_20_défaut"><text:span text:style-name="T1">rable dans l'histoire de la critiqu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 sa place est nulle dans l'histoire de la critique litt</text:span></text:span><text:span text:style-name="Police_20_par_20_défaut"><text:span text:style-name="T1">é</text:span></text:span><text:span text:style-name="Police_20_par_20_défaut"><text:span text:style-name="T1">raire. — L'abb</text:span></text:span><text:span text:style-name="Police_20_par_20_défaut"><text:span text:style-name="T1">é</text:span></text:span><text:span text:style-name="Police_20_par_20_défaut"><text:span text:style-name="T1"> Dubos et la th</text:span></text:span><text:span text:style-name="Police_20_par_20_défaut"><text:span text:style-name="T1">é</text:span></text:span><text:span text:style-name="Police_20_par_20_défaut"><text:span text:style-name="T1">orie des milieux. — D</text:span></text:span><text:span text:style-name="Police_20_par_20_défaut"><text:span text:style-name="T1">é</text:span></text:span><text:span text:style-name="Police_20_par_20_défaut"><text:span text:style-name="T1">buts de </text:span></text:span><text:span text:style-name="Police_20_par_20_défaut"><text:span text:style-name="T1">Voltaire</text:span></text:span><text:span text:style-name="Police_20_par_20_défaut"><text:span text:style-name="T1"> :</text:span></text:span><text:span text:style-name="Police_20_par_20_défaut"><text:span text:style-name="T1"> l</text:span></text:span><text:span text:style-name="Police_20_par_20_défaut"><text:span text:style-name="T4">'Essai sur la Po</text:span></text:span><text:span text:style-name="Police_20_par_20_défaut"><text:span text:style-name="T4">é</text:span></text:span><text:span text:style-name="Police_20_par_20_défaut"><text:span text:style-name="T4">sie </text:span></text:span><text:span text:style-name="Police_20_par_20_défaut"><text:span text:style-name="T4">é</text:span></text:span><text:span text:style-name="Police_20_par_20_défaut"><text:span text:style-name="T4">pique</text:span></text:span><text:span text:style-name="Police_20_par_20_défaut"><text:span text:style-name="T1"> et les </text:span></text:span><text:span text:style-name="Police_20_par_20_défaut"><text:span text:style-name="T4">Lettres anglaises</text:span></text:span><text:span text:style-name="Police_20_par_20_défaut"><text:span text:style-name="T1">. —</text:span></text:span><text:span text:style-name="Police_20_par_20_défaut"><text:span text:style-name="T1"> V</text:span></text:span><text:span text:style-name="Police_20_par_20_défaut"><text:span text:style-name="T1">ariations de </text:span></text:span><text:span text:style-name="Police_20_par_20_défaut"><text:span text:style-name="T1">Voltaire ;</text:span></text:span><text:span text:style-name="Police_20_par_20_défaut"><text:span text:style-name="T1"> et comment il finit par </text:span></text:span><text:span text:style-name="Police_20_par_20_défaut"><text:span text:style-name="T1">ê</text:span></text:span><text:span text:style-name="Police_20_par_20_défaut"><text:span text:style-name="T1">tre plus </text:span></text:span><text:span text:style-name="Police_20_par_20_défaut"><text:span text:style-name="T1">«</text:span></text:span><text:span text:style-name="Police_20_par_20_défaut"><text:span text:style-name="T1"> </text:span></text:span><text:span text:style-name="Police_20_par_20_défaut"><text:span text:style-name="T1">classique</text:span></text:span><text:span text:style-name="Police_20_par_20_défaut"><text:span text:style-name="T1"> </text:span></text:span><text:span text:style-name="Police_20_par_20_défaut"><text:span text:style-name="T1">»</text:span></text:span><text:span text:style-name="Police_20_par_20_défaut"><text:span text:style-name="T1"> que Boileau. — Diderot et la critique-nouvelle. —Digression sur le naturel.</text:span></text:span><text:span text:style-name="Police_20_par_20_défaut"><text:span text:style-name="T1"> </text:span></text:span><text:span text:style-name="Police_20_par_20_défaut"><text:span text:style-name="T1">—</text:span></text:span><text:span text:style-name="Police_20_par_20_défaut"><text:span text:style-name="T1"><text:tab/>De quelques causes qui ont emp</text:span></text:span><text:span text:style-name="Police_20_par_20_défaut"><text:span text:style-name="T1">ê</text:span></text:span><text:span text:style-name="Police_20_par_20_défaut"><text:span text:style-name="T1">ch</text:span></text:span><text:span text:style-name="Police_20_par_20_défaut"><text:span text:style-name="T1">é</text:span></text:span><text:span text:style-name="Police_20_par_20_défaut"><text:span text:style-name="T1"> le succ</text:span></text:span><text:span text:style-name="Police_20_par_20_défaut"><text:span text:style-name="T1">è</text:span></text:span><text:span text:style-name="Police_20_par_20_défaut"><text:span text:style-name="T1">s des doctrines de Diderot. — La renaissance du classicisme dans les derni</text:span></text:span><text:span text:style-name="Police_20_par_20_défaut"><text:span text:style-name="T1">è</text:span></text:span><text:span text:style-name="Police_20_par_20_défaut"><text:span text:style-name="T1">res ann</text:span></text:span><text:span text:style-name="Police_20_par_20_défaut"><text:span text:style-name="T1">é</text:span></text:span><text:span text:style-name="Police_20_par_20_défaut"><text:span text:style-name="T1">es du XV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text:span></text:span><text:span text:style-name="Police_20_par_20_défaut"><text:span text:style-name="T1"> :</text:span></text:span><text:span text:style-name="Police_20_par_20_défaut"><text:span text:style-name="T1"> Andr</text:span></text:span><text:span text:style-name="Police_20_par_20_défaut"><text:span text:style-name="T1">é</text:span></text:span><text:span text:style-name="Police_20_par_20_défaut"><text:span text:style-name="T1"> Ch</text:span></text:span><text:span text:style-name="Police_20_par_20_défaut"><text:span text:style-name="T1">é</text:span></text:span><text:span text:style-name="Police_20_par_20_défaut"><text:span text:style-name="T1">nier et David.</text:span></text:span><text:span text:style-name="Police_20_par_20_défaut"><text:span text:style-name="T1"> </text:span></text:span><text:span text:style-name="Police_20_par_20_défaut"><text:span text:style-name="T1"><text:s/>— Laharpe et son cours de litt</text:span></text:span><text:span text:style-name="Police_20_par_20_défaut"><text:span text:style-name="T1">é</text:span></text:span><text:span text:style-name="Police_20_par_20_défaut"><text:span text:style-name="T1">rature. — La fin de la critique classique.</text:span></text:span></text:p>
      <text:p text:style-name="P1"/>
      <text:p text:style-name="P1">Messieurs,</text:p>
      <text:p text:style-name="Normal"><text:span text:style-name="Police_20_par_20_défaut"><text:span text:style-name="T1">Le retentissement consid</text:span></text:span><text:span text:style-name="Police_20_par_20_défaut"><text:span text:style-name="T1">é</text:span></text:span><text:span text:style-name="Police_20_par_20_défaut"><text:span text:style-name="T1">rable de la querelle des anciens et des modernes dans l'Europe enti</text:span></text:span><text:span text:style-name="Police_20_par_20_défaut"><text:span text:style-name="T1">è</text:span></text:span><text:span text:style-name="Police_20_par_20_défaut"><text:span text:style-name="T1">re, avait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pour la critique l'origine ou le signal d'une faveur et d'une popularit</text:span></text:span><text:span text:style-name="Police_20_par_20_défaut"><text:span text:style-name="T1">é</text:span></text:span><text:span text:style-name="Police_20_par_20_défaut"><text:span text:style-name="T1"> toutes nouvelles. Restreinte, comme nous l'avons vu, pendant plus de cent ans, aux </text:span></text:span><text:span text:style-name="Police_20_par_20_défaut"><text:span text:style-name="T1">é</text:span></text:span><text:span text:style-name="Police_20_par_20_défaut"><text:span text:style-name="T1">rudits et aux p</text:span></text:span><text:span text:style-name="Police_20_par_20_défaut"><text:span text:style-name="T1">é</text:span></text:span><text:span text:style-name="Police_20_par_20_défaut"><text:span text:style-name="T1">dants</text:span></text:span><text:span text:style-name="Police_20_par_20_défaut"><text:span text:style-name="T1"> ;</text:span></text:span><text:span text:style-name="Police_20_par_20_défaut"><text:span text:style-name="T1"> mise par l'auteur des </text:span></text:span><text:span text:style-name="Police_20_par_20_défaut"><text:span text:style-name="T4">Satires</text:span></text:span><text:span text:style-name="Police_20_par_20_défaut"><text:span text:style-name="T1"> et de </text:span></text:span><text:span text:style-name="Police_20_par_20_défaut"><text:span text:style-name="T4">L’</text:span></text:span><text:span text:style-name="Police_20_par_20_défaut"><text:span text:style-name="T4">Art po</text:span></text:span><text:span text:style-name="Police_20_par_20_défaut"><text:span text:style-name="T4">é</text:span></text:span><text:span text:style-name="Police_20_par_20_défaut"><text:span text:style-name="T4">tique</text:span></text:span><text:span text:style-name="Police_20_par_20_défaut"><text:span text:style-name="T1"> </text:span></text:span><text:span text:style-name="Police_20_par_20_défaut"><text:span text:style-name="T1">à</text:span></text:span><text:span text:style-name="Police_20_par_20_défaut"><text:span text:style-name="T1"> la port</text:span></text:span><text:span text:style-name="Police_20_par_20_défaut"><text:span text:style-name="T1">é</text:span></text:span><text:span text:style-name="Police_20_par_20_défaut"><text:span text:style-name="T1">e des plus </text:span></text:span><text:span text:style-name="Police_20_par_20_défaut"><text:span text:style-name="T1">«</text:span></text:span><text:span text:style-name="Police_20_par_20_défaut"><text:span text:style-name="T1"> </text:span></text:span><text:span text:style-name="Police_20_par_20_défaut"><text:span text:style-name="T1">honn</text:span></text:span><text:span text:style-name="Police_20_par_20_défaut"><text:span text:style-name="T1">ê</text:span></text:span><text:span text:style-name="Police_20_par_20_défaut"><text:span text:style-name="T1">tes gens</text:span></text:span><text:span text:style-name="Police_20_par_20_défaut"><text:span text:style-name="T1"> </text:span></text:span><text:span text:style-name="Police_20_par_20_défaut"><text:span text:style-name="T1">»</text:span></text:span><text:span text:style-name="Police_20_par_20_défaut"><text:span text:style-name="T1">, c'est avec la querelle des anciens que la critique fait v</text:span></text:span><text:span text:style-name="Police_20_par_20_défaut"><text:span text:style-name="T1">é</text:span></text:span><text:span text:style-name="Police_20_par_20_défaut"><text:span text:style-name="T1">ritablement son entr</text:span></text:span><text:span text:style-name="Police_20_par_20_défaut"><text:span text:style-name="T1">é</text:span></text:span><text:span text:style-name="Police_20_par_20_défaut"><text:span text:style-name="T1">e dans le monde,</text:span></text:span><text:span text:style-name="Police_20_par_20_défaut"><text:span text:style-name="T1"> </text:span></text:span><text:span text:style-name="Police_20_par_20_défaut"><text:span text:style-name="T1">et que la question des m</text:span></text:span><text:span text:style-name="Police_20_par_20_défaut"><text:span text:style-name="T1">é</text:span></text:span><text:span text:style-name="Police_20_par_20_défaut"><text:span text:style-name="T1">rites respectifs d'Hom</text:span></text:span><text:span text:style-name="Police_20_par_20_défaut"><text:span text:style-name="T1">è</text:span></text:span><text:span text:style-name="Police_20_par_20_défaut"><text:span text:style-name="T1">re et de</text:span></text:span><text:span text:style-name="Police_20_par_20_défaut"><text:span text:style-name="T1"> Virgile</text:span></text:span><text:span text:style-name="Police_20_par_20_défaut"><text:span text:style-name="T1">, ou de l'auteur du </text:span></text:span><text:span text:style-name="Police_20_par_20_défaut"><text:span text:style-name="T4">Cid </text:span></text:span><text:span text:style-name="Police_20_par_20_défaut"><text:span text:style-name="T1">et de celui </text:span></text:span><text:span text:style-name="Police_20_par_20_défaut"><text:span text:style-name="T1">d’</text:span></text:span><text:span text:style-name="Police_20_par_20_défaut"><text:span text:style-name="T4">Andro</text:span></text:span><text:span text:style-name="Police_20_par_20_défaut"><text:span text:style-name="T4">m</text:span></text:span><text:span text:style-name="Police_20_par_20_défaut"><text:span text:style-name="T4">aque</text:span></text:span><text:span text:style-name="Police_20_par_20_défaut"><text:span text:style-name="T1">, devient — avec la galanterie d'abord, et la m</text:span></text:span><text:span text:style-name="Police_20_par_20_défaut"><text:span text:style-name="T1">é</text:span></text:span><text:span text:style-name="Police_20_par_20_défaut"><text:span text:style-name="T1">disance ensuite — l'une des mati</text:span></text:span><text:span text:style-name="Police_20_par_20_défaut"><text:span text:style-name="T1">è</text:span></text:span><text:span text:style-name="Police_20_par_20_défaut"><text:span text:style-name="T1">res habituelles de la conversation des salons.</text:span></text:span></text:p>
      <text:p text:style-name="Normal"><text:span text:style-name="Police_20_par_20_défaut"><text:span text:style-name="T1">Il n'est donc pas </text:span></text:span><text:span text:style-name="Police_20_par_20_défaut"><text:span text:style-name="T1">é</text:span></text:span><text:span text:style-name="Police_20_par_20_défaut"><text:span text:style-name="T1">tonnant d'en retrouver la trace ou l'</text:span></text:span><text:span text:style-name="Police_20_par_20_défaut"><text:span text:style-name="T1">é</text:span></text:span><text:span text:style-name="Police_20_par_20_défaut"><text:span text:style-name="T1">cho dans les </text:span></text:span><text:span text:style-name="Police_20_par_20_défaut"><text:span text:style-name="T1">é</text:span></text:span><text:span text:style-name="Police_20_par_20_défaut"><text:span text:style-name="T1">crits de La Motte Houdard et de l'abb</text:span></text:span><text:span text:style-name="Police_20_par_20_défaut"><text:span text:style-name="T1">é</text:span></text:span><text:span text:style-name="Police_20_par_20_défaut"><text:span text:style-name="T1"> Terrasson</text:span></text:span><text:span text:style-name="Police_20_par_20_défaut"><text:span text:style-name="T1"> :</text:span></text:span><text:span text:style-name="Police_20_par_20_défaut"><text:span text:style-name="T1"> ils font profession de continuer la guerre abandonn</text:span></text:span><text:span text:style-name="Police_20_par_20_défaut"><text:span text:style-name="T1">é</text:span></text:span><text:span text:style-name="Police_20_par_20_défaut"><text:span text:style-name="T1">e par Perrault. Mme Dacier soutient contre eux la bonne cause avec beaucoup de bon sens, moins d'esprit, et peu de politesse. Hom</text:span></text:span><text:span text:style-name="Police_20_par_20_défaut"><text:span text:style-name="T1">è</text:span></text:span><text:span text:style-name="Police_20_par_20_défaut"><text:span text:style-name="T1">re ne lui a point appris </text:span></text:span><text:span text:style-name="Police_20_par_20_défaut"><text:span text:style-name="T1">à</text:span></text:span><text:span text:style-name="Police_20_par_20_défaut"><text:span text:style-name="T1"> dire finement ni gracieusement les choses. Mais la preuve la plus significative de l'universel 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 que ces questions excitent, c'est de les voir, avec le </text:span></text:span><text:span text:style-name="Police_20_par_20_défaut"><text:span text:style-name="T1">XVI</text:span></text:span><text:span text:style-name="Police_20_par_20_défaut"><text:span text:style-name="T1">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commen</text:span></text:span><text:span text:style-name="Police_20_par_20_défaut"><text:span text:style-name="T1">ç</text:span></text:span><text:span text:style-name="Police_20_par_20_défaut"><text:span text:style-name="T1">ant, p</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trer un peu partout, se m</text:span></text:span><text:span text:style-name="Police_20_par_20_défaut"><text:span text:style-name="T1">ê</text:span></text:span><text:span text:style-name="Police_20_par_20_défaut"><text:span text:style-name="T1">ler </text:span></text:span><text:span text:style-name="Police_20_par_20_défaut"><text:span text:style-name="T1">à</text:span></text:span><text:span text:style-name="Police_20_par_20_défaut"><text:span text:style-name="T1"> toutes les autres, et se glisser, par exemple, jusque dans les romans de Lesage, dans son Diable </text:span></text:span><text:soft-page-break/><text:span text:style-name="Police_20_par_20_défaut"><text:span text:style-name="T1">boiteux, dans son</text:span></text:span><text:span text:style-name="Police_20_par_20_défaut"><text:span text:style-name="T1"> </text:span></text:span><text:span text:style-name="Police_20_par_20_défaut"><text:span text:style-name="T4">Gil</text:span></text:span><text:span text:style-name="Police_20_par_20_défaut"><text:span text:style-name="T4"> </text:span></text:span><text:span text:style-name="Police_20_par_20_défaut"><text:span text:style-name="T4">Blas</text:span></text:span><text:span text:style-name="Police_20_par_20_défaut"><text:span text:style-name="T1"> </text:span></text:span><text:span text:style-name="Police_20_par_20_défaut"><text:span text:style-name="T1">;</text:span></text:span><text:span text:style-name="Police_20_par_20_défaut"><text:span text:style-name="T1"> dans les premiers </text:span></text:span><text:span text:style-name="Police_20_par_20_défaut"><text:span text:style-name="T1">é</text:span></text:span><text:span text:style-name="Police_20_par_20_défaut"><text:span text:style-name="T1">crits de Marivaux, — qui d</text:span></text:span><text:span text:style-name="Police_20_par_20_défaut"><text:span text:style-name="T1">é</text:span></text:span><text:span text:style-name="Police_20_par_20_défaut"><text:span text:style-name="T1">bute, comme </text:span></text:span><text:span text:style-name="Police_20_par_20_défaut"><text:span text:style-name="T1">Perrault, et </text:span></text:span><text:span text:style-name="Police_20_par_20_défaut"><text:span text:style-name="T1">à</text:span></text:span><text:span text:style-name="Police_20_par_20_défaut"><text:span text:style-name="T1">, l'exemple aussi de Scarron, par d'insupportables parodies du T</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maque ou d'Hom</text:span></text:span><text:span text:style-name="Police_20_par_20_défaut"><text:span text:style-name="T1">è</text:span></text:span><text:span text:style-name="Police_20_par_20_défaut"><text:span text:style-name="T1">re</text:span></text:span><text:span text:style-name="Police_20_par_20_défaut"><text:span text:style-name="T1"> ;</text:span></text:span><text:span text:style-name="Police_20_par_20_défaut"><text:span text:style-name="T1"> — et jusque sur les tr</text:span></text:span><text:span text:style-name="Police_20_par_20_défaut"><text:span text:style-name="T1">é</text:span></text:span><text:span text:style-name="Police_20_par_20_défaut"><text:span text:style-name="T1">teaux enfin du Th</text:span></text:span><text:span text:style-name="Police_20_par_20_défaut"><text:span text:style-name="T1">éâ</text:span></text:span><text:span text:style-name="Police_20_par_20_défaut"><text:span text:style-name="T1">tre de la Poire.</text:span></text:span></text:p>
      <text:p text:style-name="Normal"><text:span text:style-name="Police_20_par_20_défaut"><text:span text:style-name="T1">D'un autre c</text:span></text:span><text:span text:style-name="Police_20_par_20_défaut"><text:span text:style-name="T1">ô</text:span></text:span><text:span text:style-name="Police_20_par_20_défaut"><text:span text:style-name="T1">t</text:span></text:span><text:span text:style-name="Police_20_par_20_défaut"><text:span text:style-name="T1">é</text:span></text:span><text:span text:style-name="Police_20_par_20_défaut"><text:span text:style-name="T1">, </text:span></text:span><text:span text:style-name="Police_20_par_20_défaut"><text:span text:style-name="T1">à</text:span></text:span><text:span text:style-name="Police_20_par_20_défaut"><text:span text:style-name="T1">, l'imitation du </text:span></text:span><text:span text:style-name="Police_20_par_20_défaut"><text:span text:style-name="T4">Journal des Sav</text:span></text:span><text:span text:style-name="Police_20_par_20_défaut"><text:span text:style-name="T4">ants</text:span></text:span><text:span text:style-name="Police_20_par_20_défaut"><text:span text:style-name="T1"> et des </text:span></text:span><text:span text:style-name="Police_20_par_20_défaut"><text:span text:style-name="T4">Nouvelles de la R</text:span></text:span><text:span text:style-name="Police_20_par_20_défaut"><text:span text:style-name="T4">é</text:span></text:span><text:span text:style-name="Police_20_par_20_défaut"><text:span text:style-name="T4">publique des Lettres,</text:span></text:span><text:span text:style-name="Police_20_par_20_défaut"><text:span text:style-name="T1"> les journaux se multiplient, parmi lesquels il convient de signaler plus particuli</text:span></text:span><text:span text:style-name="Police_20_par_20_défaut"><text:span text:style-name="T1">è</text:span></text:span><text:span text:style-name="Police_20_par_20_défaut"><text:span text:style-name="T1">rement les </text:span></text:span><text:span text:style-name="Police_20_par_20_défaut"><text:span text:style-name="T4">M</text:span></text:span><text:span text:style-name="Police_20_par_20_défaut"><text:span text:style-name="T4">é</text:span></text:span><text:span text:style-name="Police_20_par_20_défaut"><text:span text:style-name="T4">moires de Tr</text:span></text:span><text:span text:style-name="Police_20_par_20_défaut"><text:span text:style-name="T4">é</text:span></text:span><text:span text:style-name="Police_20_par_20_défaut"><text:span text:style-name="T4">voux</text:span></text:span><text:span text:style-name="Police_20_par_20_défaut"><text:span text:style-name="T1">, r</text:span></text:span><text:span text:style-name="Police_20_par_20_défaut"><text:span text:style-name="T1">é</text:span></text:span><text:span text:style-name="Police_20_par_20_défaut"><text:span text:style-name="T1">dig</text:span></text:span><text:span text:style-name="Police_20_par_20_défaut"><text:span text:style-name="T1">é</text:span></text:span><text:span text:style-name="Police_20_par_20_défaut"><text:span text:style-name="T1">s par les</text:span></text:span><text:span text:style-name="Police_20_par_20_défaut"><text:span text:style-name="T1"> </text:span></text:span><text:span text:style-name="Police_20_par_20_défaut"><text:span text:style-name="T1">j</text:span></text:span><text:span text:style-name="Police_20_par_20_défaut"><text:span text:style-name="T1">é</text:span></text:span><text:span text:style-name="Police_20_par_20_défaut"><text:span text:style-name="T1">suites</text:span></text:span><text:span text:style-name="Police_20_par_20_défaut"><text:span text:style-name="T1"> </text:span></text:span><text:span text:style-name="Police_20_par_20_défaut"><text:span text:style-name="T1">et la </text:span></text:span><text:span text:style-name="Police_20_par_20_défaut"><text:span text:style-name="T4">Biblioth</text:span></text:span><text:span text:style-name="Police_20_par_20_défaut"><text:span text:style-name="T4">è</text:span></text:span><text:span text:style-name="Police_20_par_20_défaut"><text:span text:style-name="T4">que choisie</text:span></text:span><text:span text:style-name="Police_20_par_20_défaut"><text:span text:style-name="T1"> de Leclerc, le continuateur, commentateur et contradicteur de Bayle, dont il balan</text:span></text:span><text:span text:style-name="Police_20_par_20_défaut"><text:span text:style-name="T1">ç</text:span></text:span><text:span text:style-name="Police_20_par_20_défaut"><text:span text:style-name="T1">a m</text:span></text:span><text:span text:style-name="Police_20_par_20_défaut"><text:span text:style-name="T1">ê</text:span></text:span><text:span text:style-name="Police_20_par_20_défaut"><text:span text:style-name="T1">me un instant la r</text:span></text:span><text:span text:style-name="Police_20_par_20_défaut"><text:span text:style-name="T1">é</text:span></text:span><text:span text:style-name="Police_20_par_20_défaut"><text:span text:style-name="T1">putation alors europ</text:span></text:span><text:span text:style-name="Police_20_par_20_défaut"><text:span text:style-name="T1">é</text:span></text:span><text:span text:style-name="Police_20_par_20_défaut"><text:span text:style-name="T1">enne. C'est aussi bien un des caract</text:span></text:span><text:span text:style-name="Police_20_par_20_défaut"><text:span text:style-name="T1">è</text:span></text:span><text:span text:style-name="Police_20_par_20_défaut"><text:span text:style-name="T1">res du</text:span></text:span><text:span text:style-name="Police_20_par_20_défaut"><text:span text:style-name="T11"> </text:span></text:span><text:span text:style-name="Police_20_par_20_défaut"><text:span text:style-name="T11">XVI</text:span></text:span><text:span text:style-name="Police_20_par_20_défaut"><text:span text:style-name="T11">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que l'abondance des </text:span></text:span><text:span text:style-name="Police_20_par_20_défaut"><text:span text:style-name="T4">Journaux</text:span></text:span><text:span text:style-name="Police_20_par_20_défaut"><text:span text:style-name="T1"> </text:span></text:span><text:span text:style-name="Police_20_par_20_défaut"><text:span text:style-name="T1">;</text:span></text:span><text:span text:style-name="Police_20_par_20_défaut"><text:span text:style-name="T1"> et, comme vous savez d'ailleurs, ainsi que le</text:span></text:span><text:span text:style-name="Police_20_par_20_défaut"><text:span text:style-name="T1"> </text:span></text:span><text:span text:style-name="Police_20_par_20_défaut"><text:span text:style-name="T1">dira Figaro, qu'ils ne peuvent parler ni de religion, ni de politique, </text:span></text:span><text:span text:style-name="Police_20_par_20_défaut"><text:span text:style-name="T1">«</text:span></text:span><text:span text:style-name="Police_20_par_20_défaut"><text:span text:style-name="T1"> </text:span></text:span><text:span text:style-name="Police_20_par_20_défaut"><text:span text:style-name="T1">ni des corps en cr</text:span></text:span><text:span text:style-name="Police_20_par_20_défaut"><text:span text:style-name="T1">é</text:span></text:span><text:span text:style-name="Police_20_par_20_défaut"><text:span text:style-name="T1">dit, ni de l'op</text:span></text:span><text:span text:style-name="Police_20_par_20_défaut"><text:span text:style-name="T1">é</text:span></text:span><text:span text:style-name="Police_20_par_20_défaut"><text:span text:style-name="T1">ra, ni des autres spectacles, ni de quoi que ce soit enfin qui tienne</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quelque chose</text:span></text:span><text:span text:style-name="Police_20_par_20_défaut"><text:span text:style-name="T1"> </text:span></text:span><text:span text:style-name="Police_20_par_20_défaut"><text:span text:style-name="T1">»</text:span></text:span><text:span text:style-name="Police_20_par_20_défaut"><text:span text:style-name="T1">, ils parlent de litt</text:span></text:span><text:span text:style-name="Police_20_par_20_défaut"><text:span text:style-name="T1">é</text:span></text:span><text:span text:style-name="Police_20_par_20_défaut"><text:span text:style-name="T1">rature</text:span></text:span><text:span text:style-name="Police_20_par_20_défaut"><text:span text:style-name="T1"> ;</text:span></text:span><text:span text:style-name="Police_20_par_20_défaut"><text:span text:style-name="T1"> et ainsi la critique se met en possession de les d</text:span></text:span><text:span text:style-name="Police_20_par_20_défaut"><text:span text:style-name="T1">é</text:span></text:span><text:span text:style-name="Police_20_par_20_défaut"><text:span text:style-name="T1">frayer </text:span></text:span><text:span text:style-name="Police_20_par_20_défaut"><text:span text:style-name="T1">à</text:span></text:span><text:span text:style-name="Police_20_par_20_défaut"><text:span text:style-name="T1"> peu pr</text:span></text:span><text:span text:style-name="Police_20_par_20_défaut"><text:span text:style-name="T1">è</text:span></text:span><text:span text:style-name="Police_20_par_20_défaut"><text:span text:style-name="T1">s</text:span></text:span><text:span text:style-name="Police_20_par_20_défaut"><text:span text:style-name="T1"> </text:span></text:span><text:span text:style-name="Police_20_par_20_défaut"><text:span text:style-name="T1">uniquement. Si vous </text:span></text:span><text:span text:style-name="Police_20_par_20_défaut"><text:span text:style-name="T1">ê</text:span></text:span><text:span text:style-name="Police_20_par_20_défaut"><text:span text:style-name="T1">tes curieux d'en conna</text:span></text:span><text:span text:style-name="Police_20_par_20_défaut"><text:span text:style-name="T1">î</text:span></text:span><text:span text:style-name="Police_20_par_20_défaut"><text:span text:style-name="T1">tre les plus importants, vous en trouverez la liste dans l'ouvrage d'Eug</text:span></text:span><text:span text:style-name="Police_20_par_20_défaut"><text:span text:style-name="T1">è</text:span></text:span><text:span text:style-name="Police_20_par_20_défaut"><text:span text:style-name="T1">ne Hatin</text:span></text:span><text:span text:style-name="Police_20_par_20_défaut"><text:span text:style-name="T1"> :</text:span></text:span><text:span text:style-name="Police_20_par_20_défaut"><text:span text:style-name="T1"> </text:span></text:span><text:span text:style-name="Police_20_par_20_défaut"><text:span text:style-name="T4">Histoire de la Presse en France</text:span></text:span><text:span text:style-name="Police_20_par_20_défaut"><text:span text:style-name="T1">.</text:span></text:span></text:p>
      <text:p text:style-name="Normal"><text:span text:style-name="Police_20_par_20_défaut"><text:span text:style-name="T1">I</text:span></text:span><text:span text:style-name="Police_20_par_20_défaut"><text:span text:style-name="T1">l vous semblera peut-</text:span></text:span><text:span text:style-name="Police_20_par_20_défaut"><text:span text:style-name="T1">ê</text:span></text:span><text:span text:style-name="Police_20_par_20_défaut"><text:span text:style-name="T1">tre </text:span></text:span><text:span text:style-name="Police_20_par_20_défaut"><text:span text:style-name="T1">à</text:span></text:span><text:span text:style-name="Police_20_par_20_défaut"><text:span text:style-name="T1"> ce propos que je devrais ici vous parler de Bayle — puisque aussi bien je viens de rappeler ses N</text:span></text:span><text:span text:style-name="Police_20_par_20_défaut"><text:span text:style-name="T4">ouvelles de la R</text:span></text:span><text:span text:style-name="Police_20_par_20_défaut"><text:span text:style-name="T4">é</text:span></text:span><text:span text:style-name="Police_20_par_20_défaut"><text:span text:style-name="T4">publique des lettres</text:span></text:span><text:span text:style-name="Police_20_par_20_défaut"><text:span text:style-name="T1">, — et, en effet, dans une histoir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 et d</text:span></text:span><text:span text:style-name="Police_20_par_20_défaut"><text:span text:style-name="T1">é</text:span></text:span><text:span text:style-name="Police_20_par_20_défaut"><text:span text:style-name="T1">taill</text:span></text:span><text:span text:style-name="Police_20_par_20_défaut"><text:span text:style-name="T1">é</text:span></text:span><text:span text:style-name="Police_20_par_20_défaut"><text:span text:style-name="T1">e de la critiqu</text:span></text:span><text:span text:style-name="Police_20_par_20_défaut"><text:span text:style-name="T1">é</text:span></text:span><text:span text:style-name="Police_20_par_20_défaut"><text:span text:style-name="T1"> moderne, je crois que je lui ferais sa place. Mais c'est que je donnerais alors </text:span></text:span><text:span text:style-name="Police_20_par_20_défaut"><text:span text:style-name="T1">à</text:span></text:span><text:span text:style-name="Police_20_par_20_défaut"><text:span text:style-name="T1"> ce mot de critique une extension tout autre, bien autrement consid</text:span></text:span><text:span text:style-name="Police_20_par_20_défaut"><text:span text:style-name="T1">é</text:span></text:span><text:span text:style-name="Police_20_par_20_défaut"><text:span text:style-name="T1">rable, et, </text:span></text:span><text:span text:style-name="Police_20_par_20_défaut"><text:span text:style-name="T1">à</text:span></text:span><text:span text:style-name="Police_20_par_20_défaut"><text:span text:style-name="T1"> mon avis, quelque peu abusive, ou du moins trop pr</text:span></text:span><text:span text:style-name="Police_20_par_20_défaut"><text:span text:style-name="T1">é</text:span></text:span><text:span text:style-name="Police_20_par_20_défaut"><text:span text:style-name="T1">matur</text:span></text:span><text:span text:style-name="Police_20_par_20_défaut"><text:span text:style-name="T1">é</text:span></text:span><text:span text:style-name="Police_20_par_20_défaut"><text:span text:style-name="T1">e.</text:span></text:span></text:p>
      <text:p text:style-name="Normal"><text:span text:style-name="Police_20_par_20_défaut"><text:span text:style-name="T1">Non pas assur</text:span></text:span><text:span text:style-name="Police_20_par_20_défaut"><text:span text:style-name="T1">é</text:span></text:span><text:span text:style-name="Police_20_par_20_défaut"><text:span text:style-name="T1">ment que je m</text:span></text:span><text:span text:style-name="Police_20_par_20_défaut"><text:span text:style-name="T1">é</text:span></text:span><text:span text:style-name="Police_20_par_20_défaut"><text:span text:style-name="T1">connaisse la valeur de Bayle</text:span></text:span><text:span text:style-name="Police_20_par_20_défaut"><text:span text:style-name="T1"> ! </text:span></text:span><text:span text:style-name="Police_20_par_20_défaut"><text:span text:style-name="T1">Je dirai m</text:span></text:span><text:span text:style-name="Police_20_par_20_défaut"><text:span text:style-name="T1">ê</text:span></text:span><text:span text:style-name="Police_20_par_20_défaut"><text:span text:style-name="T1">me en passant qu'on ne la conna</text:span></text:span><text:span text:style-name="Police_20_par_20_défaut"><text:span text:style-name="T1">î</text:span></text:span><text:span text:style-name="Police_20_par_20_défaut"><text:span text:style-name="T1">t pas, qu'on ne la loue pas surtout assez. Bayle, que nos historiens de la litt</text:span></text:span><text:span text:style-name="Police_20_par_20_défaut"><text:span text:style-name="T1">é</text:span></text:span><text:span text:style-name="Police_20_par_20_défaut"><text:span text:style-name="T1">rature ignorent en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est le premier des </text:span></text:span><text:span text:style-name="Police_20_par_20_défaut"><text:span text:style-name="T1">«</text:span></text:span><text:span text:style-name="Police_20_par_20_défaut"><text:span text:style-name="T1"> </text:span></text:span><text:span text:style-name="Police_20_par_20_défaut"><text:span text:style-name="T1">philosophes</text:span></text:span><text:span text:style-name="Police_20_par_20_défaut"><text:span text:style-name="T1"> </text:span></text:span><text:span text:style-name="Police_20_par_20_défaut"><text:span text:style-name="T1">»</text:span></text:span><text:span text:style-name="Police_20_par_20_défaut"><text:span text:style-name="T1"> du </text:span></text:span><text:span text:style-name="Police_20_par_20_défaut"><text:span text:style-name="T1">XVIII</text:span></text:span><text:span text:style-name="Police_20_par_20_défaut"><text:span text:style-name="T2">e</text:span></text:span><text:span text:style-name="Police_20_par_20_défaut"><text:span text:style-name="T1"> siècle</text:span></text:span><text:span text:style-name="Police_20_par_20_défaut"><text:span text:style-name="T1"> ;</text:span></text:span><text:span text:style-name="Police_20_par_20_défaut"><text:span text:style-name="T1"> et beaucoup d'id</text:span></text:span><text:span text:style-name="Police_20_par_20_défaut"><text:span text:style-name="T1">é</text:span></text:span><text:span text:style-name="Police_20_par_20_défaut"><text:span text:style-name="T1">es que l'on s'imagine que </text:span></text:span><text:span text:style-name="Police_20_par_20_défaut"><text:span text:style-name="T1">Voltaire</text:span></text:span><text:span text:style-name="Police_20_par_20_défaut"><text:span text:style-name="T1">, par exemple, a rapport</text:span></text:span><text:span text:style-name="Police_20_par_20_défaut"><text:span text:style-name="T1">é</text:span></text:span><text:span text:style-name="Police_20_par_20_défaut"><text:span text:style-name="T1">es d'Angleterre, c'est </text:span></text:span><text:span text:style-name="Police_20_par_20_défaut"><text:span text:style-name="T1">à</text:span></text:span><text:span text:style-name="Police_20_par_20_défaut"><text:span text:style-name="T1"> Bayle, c'est aux</text:span></text:span><text:span text:style-name="Police_20_par_20_défaut"><text:span text:style-name="T4"> Pens</text:span></text:span><text:span text:style-name="Police_20_par_20_défaut"><text:span text:style-name="T4">é</text:span></text:span><text:span text:style-name="Police_20_par_20_défaut"><text:span text:style-name="T4">es sur la Com</text:span></text:span><text:span text:style-name="Police_20_par_20_défaut"><text:span text:style-name="T4">è</text:span></text:span><text:span text:style-name="Police_20_par_20_défaut"><text:span text:style-name="T4">te</text:span></text:span><text:span text:style-name="Police_20_par_20_défaut"><text:span text:style-name="T1"> qu'il les doit, c'est dans le </text:span></text:span><text:span text:style-name="Police_20_par_20_défaut"><text:span text:style-name="T4">Dictionnaire</text:span></text:span><text:span text:style-name="Police_20_par_20_défaut"><text:span text:style-name="T1"> de Ba</text:span></text:span><text:span text:style-name="Police_20_par_20_défaut"><text:span text:style-name="T1">y</text:span></text:span><text:span text:style-name="Police_20_par_20_défaut"><text:span text:style-name="T1">le qu'il les a puis</text:span></text:span><text:span text:style-name="Police_20_par_20_défaut"><text:span text:style-name="T1">é</text:span></text:span><text:span text:style-name="Police_20_par_20_défaut"><text:span text:style-name="T1">es. Les libres penseurs anglais du commencement du </text:span></text:span><text:span text:style-name="Police_20_par_20_défaut"><text:span text:style-name="T1">XVIII</text:span></text:span><text:span text:style-name="Police_20_par_20_défaut"><text:span text:style-name="T2">e</text:span></text:span><text:span text:style-name="Police_20_par_20_défaut"><text:span text:style-name="T1"> siècle</text:span></text:span><text:span text:style-name="Police_20_par_20_défaut"><text:span text:style-name="T1">, Collius ou Toland, sont-ils les ma</text:span></text:span><text:span text:style-name="Police_20_par_20_défaut"><text:span text:style-name="T1">î</text:span></text:span><text:span text:style-name="Police_20_par_20_défaut"><text:span text:style-name="T1">tres de </text:span></text:span><text:span text:style-name="Police_20_par_20_défaut"><text:span text:style-name="T1">Voltaire ?</text:span></text:span><text:span text:style-name="Police_20_par_20_défaut"><text:span text:style-name="T1"> On peut discuter</text:span></text:span><text:span text:style-name="Police_20_par_20_défaut"><text:span text:style-name="T1"> ;</text:span></text:span><text:span text:style-name="Police_20_par_20_défaut"><text:span text:style-name="T1"> et si je ne voudrais pas le nier, je crois du moins qu'il en faut rabattre, qu'il en faut beaucoup rabattre. Mais ce qui n'est pas</text:span></text:span><text:span text:style-name="Police_20_par_20_défaut"><text:span text:style-name="T1"> </text:span></text:span><text:span text:style-name="Police_20_par_20_défaut"><text:span text:style-name="T1">douteux, c'est que Bayle est le ma</text:span></text:span><text:span text:style-name="Police_20_par_20_défaut"><text:span text:style-name="T1">î</text:span></text:span><text:span text:style-name="Police_20_par_20_défaut"><text:span text:style-name="T1">tre des libres penseurs anglais. L'impossibilit</text:span></text:span><text:span text:style-name="Police_20_par_20_défaut"><text:span text:style-name="T1">é</text:span></text:span><text:span text:style-name="Police_20_par_20_défaut"><text:span text:style-name="T1"> de concilier la raison et la foi, ce qui avait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la noble illusion du </text:span></text:span><text:span text:style-name="Police_20_par_20_défaut"><text:span text:style-name="T1">XVII</text:span></text:span><text:span text:style-name="Police_20_par_20_défaut"><text:span text:style-name="T2">e</text:span></text:span><text:span text:style-name="Police_20_par_20_défaut"><text:span text:style-name="T1"> siècle</text:span></text:span><text:span text:style-name="Police_20_par_20_défaut"><text:span text:style-name="T1">, c'est Bayle qui l'a d</text:span></text:span><text:span text:style-name="Police_20_par_20_défaut"><text:span text:style-name="T1">é</text:span></text:span><text:span text:style-name="Police_20_par_20_défaut"><text:span text:style-name="T1">nonc</text:span></text:span><text:span text:style-name="Police_20_par_20_défaut"><text:span text:style-name="T1">é</text:span></text:span><text:span text:style-name="Police_20_par_20_défaut"><text:span text:style-name="T1">e le premier</text:span></text:span><text:span text:style-name="Police_20_par_20_défaut"><text:span text:style-name="T1"> ;</text:span></text:span><text:span text:style-name="Police_20_par_20_défaut"><text:span text:style-name="T1"> la tol</text:span></text:span><text:span text:style-name="Police_20_par_20_défaut"><text:span text:style-name="T1">é</text:span></text:span><text:span text:style-name="Police_20_par_20_défaut"><text:span text:style-name="T1">rance, ou le droit pour tout homme, selon le mot de la Palatine, </text:span></text:span><text:soft-page-break/><text:span text:style-name="Police_20_par_20_défaut"><text:span text:style-name="T1">«</text:span></text:span><text:span text:style-name="Police_20_par_20_défaut"><text:span text:style-name="T1"> </text:span></text:span><text:span text:style-name="Police_20_par_20_défaut"><text:span text:style-name="T1">de se faire son petit religion </text:span></text:span><text:span text:style-name="Police_20_par_20_défaut"><text:span text:style-name="T1">à</text:span></text:span><text:span text:style-name="Police_20_par_20_défaut"><text:span text:style-name="T1"> part soi</text:span></text:span><text:span text:style-name="Police_20_par_20_défaut"><text:span text:style-name="T1"> </text:span></text:span><text:span text:style-name="Police_20_par_20_défaut"><text:span text:style-name="T1">»</text:span></text:span><text:span text:style-name="Police_20_par_20_défaut"><text:span text:style-name="T1">, c'est Bayle qui l'a enseign</text:span></text:span><text:span text:style-name="Police_20_par_20_défaut"><text:span text:style-name="T1">é</text:span></text:span><text:span text:style-name="Police_20_par_20_défaut"><text:span text:style-name="T1">e le premier</text:span></text:span><text:span text:style-name="Police_20_par_20_défaut"><text:span text:style-name="T1"> ;</text:span></text:span><text:span text:style-name="Police_20_par_20_défaut"><text:span text:style-name="T1"> et le </text:span></text:span><text:span text:style-name="Police_20_par_20_défaut"><text:span text:style-name="T1">pouvoir enfin que la raison poss</text:span></text:span><text:span text:style-name="Police_20_par_20_défaut"><text:span text:style-name="T1">è</text:span></text:span><text:span text:style-name="Police_20_par_20_défaut"><text:span text:style-name="T1">de contre elle-m</text:span></text:span><text:span text:style-name="Police_20_par_20_défaut"><text:span text:style-name="T1">ê</text:span></text:span><text:span text:style-name="Police_20_par_20_défaut"><text:span text:style-name="T1">me, ce qu'elle a de ressources, en quelque sorte, pour se d</text:span></text:span><text:span text:style-name="Police_20_par_20_défaut"><text:span text:style-name="T1">é</text:span></text:span><text:span text:style-name="Police_20_par_20_défaut"><text:span text:style-name="T1">truire, c'est encore lui, dans l'histoire de la pens</text:span></text:span><text:span text:style-name="Police_20_par_20_défaut"><text:span text:style-name="T1">é</text:span></text:span><text:span text:style-name="Police_20_par_20_défaut"><text:span text:style-name="T1">e moderne, qui s'en est avis</text:span></text:span><text:span text:style-name="Police_20_par_20_défaut"><text:span text:style-name="T1">é</text:span></text:span><text:span text:style-name="Police_20_par_20_défaut"><text:span text:style-name="T1"> le premier.</text:span></text:span></text:p>
      <text:p text:style-name="P1">Vous voyez, que bien loin de vouloir diminuer la gloire de son nom, je l'augmenterais, si je le pouvais. Est-ce un grand homme ? je n'en sais rien. Est-ce un grand écrivain ? On peut, je crois, dire que non. Mais c'est une grande influence, la plus grande peut-être de toutes celles qui, de 1700 jusqu'aux environs de 1750, ont contrepesé celle d'Arnauld, de Pascal, de Bossuet et de Leibniz. Les Encyclopédistes et Rousseau l'ont seuls dépossédé d'un prestige ou d'une autorité qui, d'ailleurs, pour commencer, n'a pas moins agi sur eux-mêmes, que sur les libres penseurs anglais, que sur Leasing ou sur Frédéric en Allemagne, et généralement sur tout ce qu'il y a eu, pendant un demi-siècle, dans l'Europe entière, d'esprits curieux, indépendants et aventureux.</text:p>
      <text:p text:style-name="Normal"><text:span text:style-name="Police_20_par_20_défaut"><text:span text:style-name="T1">Seulement, et dans le sens o</text:span></text:span><text:span text:style-name="Police_20_par_20_défaut"><text:span text:style-name="T1">ù</text:span></text:span><text:span text:style-name="Police_20_par_20_défaut"><text:span text:style-name="T1"> jusqu'ici nous avons pris le mot de critique, c'est dans l'</text:span></text:span><text:span text:style-name="Police_20_par_20_défaut"><text:span text:style-name="T1">é</text:span></text:span><text:span text:style-name="Police_20_par_20_défaut"><text:span text:style-name="T1">volution do la critique litt</text:span></text:span><text:span text:style-name="Police_20_par_20_défaut"><text:span text:style-name="T1">é</text:span></text:span><text:span text:style-name="Police_20_par_20_défaut"><text:span text:style-name="T1">raire que j'ai beau les chercher, je ne vois pas la place ni le r</text:span></text:span><text:span text:style-name="Police_20_par_20_défaut"><text:span text:style-name="T1">ô</text:span></text:span><text:span text:style-name="Police_20_par_20_défaut"><text:span text:style-name="T1">le de Bayle, Parcourez ses </text:span></text:span><text:span text:style-name="Police_20_par_20_défaut"><text:span text:style-name="T4">Nouvelles de la R</text:span></text:span><text:span text:style-name="Police_20_par_20_défaut"><text:span text:style-name="T4">é</text:span></text:span><text:span text:style-name="Police_20_par_20_défaut"><text:span text:style-name="T4">publique des lettres</text:span></text:span><text:span text:style-name="Police_20_par_20_défaut"><text:span text:style-name="T1"> ;</text:span></text:span><text:span text:style-name="Police_20_par_20_défaut"><text:span text:style-name="T1"> ouvrez au hasard son Dictionnaire</text:span></text:span><text:span text:style-name="Police_20_par_20_défaut"><text:span text:style-name="T1"> </text:span></text:span><text:span text:style-name="Police_20_par_20_défaut"><text:span text:style-name="T1">;</text:span></text:span><text:span text:style-name="Police_20_par_20_défaut"><text:span text:style-name="T1"> feuilletez surtout sa </text:span></text:span><text:span text:style-name="Police_20_par_20_défaut"><text:span text:style-name="T4">Correspondance</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on n'est pas plus indiff</text:span></text:span><text:span text:style-name="Police_20_par_20_défaut"><text:span text:style-name="T1">é</text:span></text:span><text:span text:style-name="Police_20_par_20_défaut"><text:span text:style-name="T1">rent, on ne peut pas l'</text:span></text:span><text:span text:style-name="Police_20_par_20_défaut"><text:span text:style-name="T1">ê</text:span></text:span><text:span text:style-name="Police_20_par_20_défaut"><text:span text:style-name="T1">tre davantage </text:span></text:span><text:span text:style-name="Police_20_par_20_défaut"><text:span text:style-name="T1">à</text:span></text:span><text:span text:style-name="Police_20_par_20_défaut"><text:span text:style-name="T1"> tout ce qui fait le prix litt</text:span></text:span><text:span text:style-name="Police_20_par_20_défaut"><text:span text:style-name="T1">é</text:span></text:span><text:span text:style-name="Police_20_par_20_défaut"><text:span text:style-name="T1">raire ou esth</text:span></text:span><text:span text:style-name="Police_20_par_20_défaut"><text:span text:style-name="T1">é</text:span></text:span><text:span text:style-name="Police_20_par_20_défaut"><text:span text:style-name="T1">tique des </text:span></text:span><text:span text:style-name="Police_20_par_20_défaut"><text:span text:style-name="T1">œ</text:span></text:span><text:span text:style-name="Police_20_par_20_défaut"><text:span text:style-name="T1">uvres.</text:span></text:span></text:p>
      <text:p text:style-name="Normal"><text:span text:style-name="Police_20_par_20_défaut"><text:span text:style-name="T1">A cet </text:span></text:span><text:span text:style-name="Police_20_par_20_défaut"><text:span text:style-name="T1">é</text:span></text:span><text:span text:style-name="Police_20_par_20_défaut"><text:span text:style-name="T1">gard — et ce n'est pas ce qui fait sa moindre originalit</text:span></text:span><text:span text:style-name="Police_20_par_20_défaut"><text:span text:style-name="T1">é</text:span></text:span><text:span text:style-name="Police_20_par_20_défaut"><text:span text:style-name="T1">, — si Bayle, comme philosophe, appartient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au </text:span></text:span><text:span text:style-name="Police_20_par_20_défaut"><text:span text:style-name="T1">XVIII</text:span></text:span><text:span text:style-name="Police_20_par_20_défaut"><text:span text:style-name="T2">e</text:span></text:span><text:span text:style-name="Police_20_par_20_défaut"><text:span text:style-name="T1"> siècle</text:span></text:span><text:span text:style-name="Police_20_par_20_défaut"><text:span text:style-name="T1">, je dis que, comme critique, il est </text:span></text:span><text:span text:style-name="Police_20_par_20_défaut"><text:span text:style-name="T1">à</text:span></text:span><text:span text:style-name="Police_20_par_20_défaut"><text:span text:style-name="T1"> peine du </text:span></text:span><text:span text:style-name="Police_20_par_20_défaut"><text:span text:style-name="T1">XVII</text:span></text:span><text:span text:style-name="Police_20_par_20_défaut"><text:span text:style-name="T2">e</text:span></text:span><text:span text:style-name="Police_20_par_20_défaut"><text:span text:style-name="T1">. Il ne s'int</text:span></text:span><text:span text:style-name="Police_20_par_20_défaut"><text:span text:style-name="T1">é</text:span></text:span><text:span text:style-name="Police_20_par_20_défaut"><text:span text:style-name="T1">resse dans les </text:span></text:span><text:span text:style-name="Police_20_par_20_défaut"><text:span text:style-name="T1">œ</text:span></text:span><text:span text:style-name="Police_20_par_20_défaut"><text:span text:style-name="T1">uvres qu'</text:span></text:span><text:span text:style-name="Police_20_par_20_défaut"><text:span text:style-name="T1">à</text:span></text:span><text:span text:style-name="Police_20_par_20_défaut"><text:span text:style-name="T1"> ce qu'elles lui apprennent</text:span></text:span><text:span text:style-name="Police_20_par_20_défaut"><text:span text:style-name="T1"> </text:span></text:span><text:span text:style-name="Police_20_par_20_défaut"><text:span text:style-name="T1">;</text:span></text:span><text:span text:style-name="Police_20_par_20_défaut"><text:span text:style-name="T1"> et les Scioppius ou les Cardan, par exemple, sont d'un bien autre 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 pour lui que les Racine ou les Corneille. Aussi n'ai-je</text:span></text:span><text:span text:style-name="Police_20_par_20_défaut"><text:span text:style-name="T1"> </text:span></text:span><text:span text:style-name="Police_20_par_20_défaut"><text:span text:style-name="T1">jamais compris que Sainte-Beuve — tout au d</text:span></text:span><text:span text:style-name="Police_20_par_20_défaut"><text:span text:style-name="T1">é</text:span></text:span><text:span text:style-name="Police_20_par_20_défaut"><text:span text:style-name="T1">but de sa carri</text:span></text:span><text:span text:style-name="Police_20_par_20_défaut"><text:span text:style-name="T1">è</text:span></text:span><text:span text:style-name="Police_20_par_20_défaut"><text:span text:style-name="T1">re, il est vrai, dans un article d'ailleurs extr</text:span></text:span><text:span text:style-name="Police_20_par_20_défaut"><text:span text:style-name="T1">ê</text:span></text:span><text:span text:style-name="Police_20_par_20_défaut"><text:span text:style-name="T1">mement curieux— ait fait de Bayle le mod</text:span></text:span><text:span text:style-name="Police_20_par_20_défaut"><text:span text:style-name="T1">è</text:span></text:span><text:span text:style-name="Police_20_par_20_défaut"><text:span text:style-name="T1">le ou le parangon du </text:span></text:span><text:span text:style-name="Police_20_par_20_défaut"><text:span text:style-name="T1">«</text:span></text:span><text:span text:style-name="Police_20_par_20_défaut"><text:span text:style-name="T1"> </text:span></text:span><text:span text:style-name="Police_20_par_20_défaut"><text:span text:style-name="T1">g</text:span></text:span><text:span text:style-name="Police_20_par_20_défaut"><text:span text:style-name="T1">é</text:span></text:span><text:span text:style-name="Police_20_par_20_défaut"><text:span text:style-name="T1">nie critique</text:span></text:span><text:span text:style-name="Police_20_par_20_défaut"><text:span text:style-name="T1"> </text:span></text:span><text:span text:style-name="Police_20_par_20_défaut"><text:span text:style-name="T1">»</text:span></text:span><text:span text:style-name="Police_20_par_20_défaut"><text:span text:style-name="T1">. G</text:span></text:span><text:span text:style-name="Police_20_par_20_défaut"><text:span text:style-name="T1">é</text:span></text:span><text:span text:style-name="Police_20_par_20_défaut"><text:span text:style-name="T1">nie critique</text:span></text:span><text:span text:style-name="Police_20_par_20_défaut"><text:span text:style-name="T1"> ?</text:span></text:span><text:span text:style-name="Police_20_par_20_défaut"><text:span text:style-name="T1"> Oui, certes, en tant que la critique est l'outil universel, une m</text:span></text:span><text:span text:style-name="Police_20_par_20_défaut"><text:span text:style-name="T1">é</text:span></text:span><text:span text:style-name="Police_20_par_20_défaut"><text:span text:style-name="T1">thode que l'on applique plut</text:span></text:span><text:span text:style-name="Police_20_par_20_défaut"><text:span text:style-name="T1">ô</text:span></text:span><text:span text:style-name="Police_20_par_20_défaut"><text:span text:style-name="T1">t </text:span></text:span><text:span text:style-name="Police_20_par_20_défaut"><text:span text:style-name="T1">à</text:span></text:span><text:span text:style-name="Police_20_par_20_défaut"><text:span text:style-name="T1"> la recherche de la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des faits, </text:span></text:span><text:span text:style-name="Police_20_par_20_défaut"><text:span text:style-name="T1">à</text:span></text:span><text:span text:style-name="Police_20_par_20_défaut"><text:span text:style-name="T1"> l'examen de la tradition et de l'histoire, qu'</text:span></text:span><text:span text:style-name="Police_20_par_20_défaut"><text:span text:style-name="T1">à</text:span></text:span><text:span text:style-name="Police_20_par_20_défaut"><text:span text:style-name="T1"> l'appr</text:span></text:span><text:span text:style-name="Police_20_par_20_défaut"><text:span text:style-name="T1">é</text:span></text:span><text:span text:style-name="Police_20_par_20_défaut"><text:span text:style-name="T1">ciation ou </text:span></text:span><text:span text:style-name="Police_20_par_20_défaut"><text:span text:style-name="T1">à</text:span></text:span><text:span text:style-name="Police_20_par_20_défaut"><text:span text:style-name="T1"> la classification des </text:span></text:span><text:span text:style-name="Police_20_par_20_défaut"><text:span text:style-name="T1">œ</text:span></text:span><text:span text:style-name="Police_20_par_20_défaut"><text:span text:style-name="T1">uvres litt</text:span></text:span><text:span text:style-name="Police_20_par_20_défaut"><text:span text:style-name="T1">é</text:span></text:span><text:span text:style-name="Police_20_par_20_défaut"><text:span text:style-name="T1">raires. Mais si l'on ne joue pas sur les mots</text:span></text:span><text:span text:style-name="Police_20_par_20_défaut"><text:span text:style-name="T1"> ;</text:span></text:span><text:span text:style-name="Police_20_par_20_défaut"><text:span text:style-name="T1"> et, quelque id</text:span></text:span><text:span text:style-name="Police_20_par_20_défaut"><text:span text:style-name="T1">é</text:span></text:span><text:span text:style-name="Police_20_par_20_défaut"><text:span text:style-name="T1">e que l'on se fasse de son objet final, si la critique doit </text:span></text:span><text:span text:style-name="Police_20_par_20_défaut"><text:span text:style-name="T1">ê</text:span></text:span><text:span text:style-name="Police_20_par_20_défaut"><text:span text:style-name="T1">tre surtout vers</text:span></text:span><text:span text:style-name="Police_20_par_20_défaut"><text:span text:style-name="T1">é</text:span></text:span><text:span text:style-name="Police_20_par_20_défaut"><text:span text:style-name="T1">e dans l'</text:span></text:span><text:span text:style-name="Police_20_par_20_défaut"><text:span text:style-name="T1">é</text:span></text:span><text:span text:style-name="Police_20_par_20_défaut"><text:span text:style-name="T1">tude de la litt</text:span></text:span><text:span text:style-name="Police_20_par_20_défaut"><text:span text:style-name="T1">é</text:span></text:span><text:span text:style-name="Police_20_par_20_défaut"><text:span text:style-name="T1">rature et de l'art, non, Bayle n'est pas un critique, et c'est pourquoi nous n'avons pas ici </text:span></text:span><text:span text:style-name="Police_20_par_20_défaut"><text:span text:style-name="T1">à</text:span></text:span><text:span text:style-name="Police_20_par_20_défaut"><text:span text:style-name="T1"> en parler davantage.</text:span></text:span></text:p>
      <text:p text:style-name="Normal"><text:soft-page-break/><text:span text:style-name="Police_20_par_20_défaut"><text:span text:style-name="T1">Je ne vous parierai pas non plus de F</text:span></text:span><text:span text:style-name="Police_20_par_20_défaut"><text:span text:style-name="T1">é</text:span></text:span><text:span text:style-name="Police_20_par_20_défaut"><text:span text:style-name="T1">nelon, de sa</text:span></text:span><text:span text:style-name="Police_20_par_20_défaut"><text:span text:style-name="T4"> Lettre sur les occupations de l'Acad</text:span></text:span><text:span text:style-name="Police_20_par_20_défaut"><text:span text:style-name="T4">é</text:span></text:span><text:span text:style-name="Police_20_par_20_défaut"><text:span text:style-name="T4">mie fran</text:span></text:span><text:span text:style-name="Police_20_par_20_défaut"><text:span text:style-name="T4">ç</text:span></text:span><text:span text:style-name="Police_20_par_20_défaut"><text:span text:style-name="T4">aise ou de ses Dialogues sur </text:span></text:span><text:span text:style-name="Police_20_par_20_défaut"><text:span text:style-name="T4">l’</text:span></text:span><text:span text:style-name="Police_20_par_20_défaut"><text:span text:style-name="T4">É</text:span></text:span><text:span text:style-name="Police_20_par_20_défaut"><text:span text:style-name="T4">loquence</text:span></text:span><text:span text:style-name="Police_20_par_20_défaut"><text:span text:style-name="T1"> [1718</text:span></text:span><text:span text:style-name="Police_20_par_20_défaut"><text:span text:style-name="T1">]</text:span></text:span><text:span text:style-name="Police_20_par_20_défaut"><text:span text:style-name="T1">. Ce sont les d</text:span></text:span><text:span text:style-name="Police_20_par_20_défaut"><text:span text:style-name="T1">é</text:span></text:span><text:span text:style-name="Police_20_par_20_défaut"><text:span text:style-name="T1">lassements d'un homme d'infiniment d'esprit, mais de moins de go</text:span></text:span><text:span text:style-name="Police_20_par_20_défaut"><text:span text:style-name="T1">û</text:span></text:span><text:span text:style-name="Police_20_par_20_défaut"><text:span text:style-name="T1">t peut-</text:span></text:span><text:span text:style-name="Police_20_par_20_défaut"><text:span text:style-name="T1">ê</text:span></text:span><text:span text:style-name="Police_20_par_20_défaut"><text:span text:style-name="T1">tre</text:span></text:span><text:span text:style-name="Police_20_par_20_défaut"><text:span text:style-name="T1"> ;</text:span></text:span><text:span text:style-name="Police_20_par_20_défaut"><text:span text:style-name="T1"> j'entends d'un go</text:span></text:span><text:span text:style-name="Police_20_par_20_défaut"><text:span text:style-name="T1">û</text:span></text:span><text:span text:style-name="Police_20_par_20_défaut"><text:span text:style-name="T1">t peu s</text:span></text:span><text:span text:style-name="Police_20_par_20_défaut"><text:span text:style-name="T1">û</text:span></text:span><text:span text:style-name="Police_20_par_20_défaut"><text:span text:style-name="T1">r</text:span></text:span><text:span text:style-name="Police_20_par_20_défaut"><text:span text:style-name="T1"> ;</text:span></text:span><text:span text:style-name="Police_20_par_20_défaut"><text:span text:style-name="T1"> et qui ne m'a pas l'air d'attacher lui-m</text:span></text:span><text:span text:style-name="Police_20_par_20_défaut"><text:span text:style-name="T1">ê</text:span></text:span><text:span text:style-name="Police_20_par_20_défaut"><text:span text:style-name="T1">me une grande importance aux jolies choses qu'il nous dit, D'ailleurs il ne me para</text:span></text:span><text:span text:style-name="Police_20_par_20_défaut"><text:span text:style-name="T1">î</text:span></text:span><text:span text:style-name="Police_20_par_20_défaut"><text:span text:style-name="T1">t pas qu'on l'ait beaucoup lu, </text:span></text:span><text:span text:style-name="Police_20_par_20_défaut"><text:span text:style-name="T1">ni que ses id</text:span></text:span><text:span text:style-name="Police_20_par_20_défaut"><text:span text:style-name="T1">é</text:span></text:span><text:span text:style-name="Police_20_par_20_défaut"><text:span text:style-name="T1">es aient beaucoup agi. Son </text:span></text:span><text:span text:style-name="Police_20_par_20_défaut"><text:span text:style-name="T4">Projet de Rh</text:span></text:span><text:span text:style-name="Police_20_par_20_défaut"><text:span text:style-name="T4">é</text:span></text:span><text:span text:style-name="Police_20_par_20_défaut"><text:span text:style-name="T4">torique</text:span></text:span><text:span text:style-name="Police_20_par_20_défaut"><text:span text:style-name="T1">, son </text:span></text:span><text:span text:style-name="Police_20_par_20_défaut"><text:span text:style-name="T4">Projet de Po</text:span></text:span><text:span text:style-name="Police_20_par_20_défaut"><text:span text:style-name="T4">é</text:span></text:span><text:span text:style-name="Police_20_par_20_défaut"><text:span text:style-name="T4">tique</text:span></text:span><text:span text:style-name="Police_20_par_20_défaut"><text:span text:style-name="T1">, son </text:span></text:span><text:span text:style-name="Police_20_par_20_défaut"><text:span text:style-name="T4">Projet d'un trait</text:span></text:span><text:span text:style-name="Police_20_par_20_défaut"><text:span text:style-name="T4">é</text:span></text:span><text:span text:style-name="Police_20_par_20_défaut"><text:span text:style-name="T4"> sur </text:span></text:span><text:span text:style-name="Police_20_par_20_défaut"><text:span text:style-name="T4">l’</text:span></text:span><text:span text:style-name="Police_20_par_20_défaut"><text:span text:style-name="T4">Histoire</text:span></text:span><text:span text:style-name="Police_20_par_20_défaut"><text:span text:style-name="T1">, </text:span></text:span><text:span text:style-name="Police_20_par_20_défaut"><text:span text:style-name="T1">à</text:span></text:span><text:span text:style-name="Police_20_par_20_défaut"><text:span text:style-name="T1"> vrai dire, tout cela retarde d'une cinquantaine d'ann</text:span></text:span><text:span text:style-name="Police_20_par_20_défaut"><text:span text:style-name="T1">é</text:span></text:span><text:span text:style-name="Police_20_par_20_défaut"><text:span text:style-name="T1">es sur l'</text:span></text:span><text:span text:style-name="Police_20_par_20_défaut"><text:span text:style-name="T1">é</text:span></text:span><text:span text:style-name="Police_20_par_20_défaut"><text:span text:style-name="T1">poque o</text:span></text:span><text:span text:style-name="Police_20_par_20_défaut"><text:span text:style-name="T1">ù</text:span></text:span><text:span text:style-name="Police_20_par_20_défaut"><text:span text:style-name="T1"> il le propose. Qu'y a-t-il encore de plus superficiel, et de plus extraordinaire, que ce qu'il a dit sur la rime</text:span></text:span><text:span text:style-name="Police_20_par_20_défaut"><text:span text:style-name="T1"> ?</text:span></text:span><text:span text:style-name="Police_20_par_20_défaut"><text:span text:style-name="T1"> Mais il </text:span></text:span><text:span text:style-name="Police_20_par_20_défaut"><text:span text:style-name="T1">é</text:span></text:span><text:span text:style-name="Police_20_par_20_défaut"><text:span text:style-name="T1">tait sans doute </text:span></text:span><text:span text:style-name="Police_20_par_20_défaut"><text:span text:style-name="T1">é</text:span></text:span><text:span text:style-name="Police_20_par_20_défaut"><text:span text:style-name="T1">crit que la post</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ne voudrait pas voir plus clair dans les id</text:span></text:span><text:span text:style-name="Police_20_par_20_défaut"><text:span text:style-name="T1">é</text:span></text:span><text:span text:style-name="Police_20_par_20_défaut"><text:span text:style-name="T1">es que dans le jeu de cet habile homme</text:span></text:span><text:span text:style-name="Police_20_par_20_défaut"><text:span text:style-name="T1"> ;</text:span></text:span><text:span text:style-name="Police_20_par_20_défaut"><text:span text:style-name="T1"> et, pour dire que je ne dirai rien de la </text:span></text:span><text:span text:style-name="Police_20_par_20_défaut"><text:span text:style-name="T4">Lettre sur les occupations de </text:span></text:span><text:span text:style-name="Police_20_par_20_défaut"><text:span text:style-name="T4">l’</text:span></text:span><text:span text:style-name="Police_20_par_20_défaut"><text:span text:style-name="T4">Acad</text:span></text:span><text:span text:style-name="Police_20_par_20_défaut"><text:span text:style-name="T4">é</text:span></text:span><text:span text:style-name="Police_20_par_20_défaut"><text:span text:style-name="T4">mie fran</text:span></text:span><text:span text:style-name="Police_20_par_20_défaut"><text:span text:style-name="T4">ç</text:span></text:span><text:span text:style-name="Police_20_par_20_défaut"><text:span text:style-name="T4">aise</text:span></text:span><text:span text:style-name="Police_20_par_20_défaut"><text:span text:style-name="T1">, vous voyez ce que je suis oblig</text:span></text:span><text:span text:style-name="Police_20_par_20_défaut"><text:span text:style-name="T1">é</text:span></text:span><text:span text:style-name="Police_20_par_20_défaut"><text:span text:style-name="T1"> d'en dire.</text:span></text:span></text:p>
      <text:p text:style-name="Normal"><text:span text:style-name="Police_20_par_20_défaut"><text:span text:style-name="T1">Je fais en revanche un tout autre cas — non pour la forme, qui en est lourde, mais pour le fond —</text:span></text:span><text:span text:style-name="Police_20_par_20_défaut"><text:span text:style-name="T1"> </text:span></text:span><text:span text:style-name="Police_20_par_20_défaut"><text:span text:style-name="T1">des </text:span></text:span><text:span text:style-name="Police_20_par_20_défaut"><text:span text:style-name="T4">R</text:span></text:span><text:span text:style-name="Police_20_par_20_défaut"><text:span text:style-name="T4">é</text:span></text:span><text:span text:style-name="Police_20_par_20_défaut"><text:span text:style-name="T4">flexions critiques sur la po</text:span></text:span><text:span text:style-name="Police_20_par_20_défaut"><text:span text:style-name="T4">é</text:span></text:span><text:span text:style-name="Police_20_par_20_défaut"><text:span text:style-name="T4">sie et </text:span></text:span><text:span text:style-name="Police_20_par_20_défaut"><text:span text:style-name="T4">l</text:span></text:span><text:span text:style-name="Police_20_par_20_défaut"><text:span text:style-name="T4">a peinture</text:span></text:span><text:span text:style-name="Police_20_par_20_défaut"><text:span text:style-name="T1">, de l'abb</text:span></text:span><text:span text:style-name="Police_20_par_20_défaut"><text:span text:style-name="T1">é</text:span></text:span><text:span text:style-name="Police_20_par_20_défaut"><text:span text:style-name="T1"> Dubos, qui parurent en </text:span></text:span><text:span text:style-name="Police_20_par_20_défaut"><text:span text:style-name="T1">1</text:span></text:span><text:span text:style-name="Police_20_par_20_défaut"><text:span text:style-name="T1">719. </text:span></text:span><text:span text:style-name="Police_20_par_20_défaut"><text:span text:style-name="T1">«</text:span></text:span><text:span text:style-name="Police_20_par_20_défaut"><text:span text:style-name="T1"> </text:span></text:span><text:span text:style-name="Police_20_par_20_défaut"><text:span text:style-name="T1">Tous les artistes lisent avec fruit les </text:span></text:span><text:span text:style-name="Police_20_par_20_défaut"><text:span text:style-name="T4">R</text:span></text:span><text:span text:style-name="Police_20_par_20_défaut"><text:span text:style-name="T4">é</text:span></text:span><text:span text:style-name="Police_20_par_20_défaut"><text:span text:style-name="T4">flexions</text:span></text:span><text:span text:style-name="Police_20_par_20_défaut"><text:span text:style-name="T1"> de l'abb</text:span></text:span><text:span text:style-name="Police_20_par_20_défaut"><text:span text:style-name="T1">é</text:span></text:span><text:span text:style-name="Police_20_par_20_défaut"><text:span text:style-name="T1"> Dubos </text:span></text:span><text:span text:style-name="Police_20_par_20_défaut"><text:span text:style-name="T4">sur la po</text:span></text:span><text:span text:style-name="Police_20_par_20_défaut"><text:span text:style-name="T4">é</text:span></text:span><text:span text:style-name="Police_20_par_20_défaut"><text:span text:style-name="T4">sie et la peinture</text:span></text:span><text:span text:style-name="Police_20_par_20_défaut"><text:span text:style-name="T1">. C'est le livre le plus utile qu'on ait jamais </text:span></text:span><text:span text:style-name="Police_20_par_20_défaut"><text:span text:style-name="T1">é</text:span></text:span><text:span text:style-name="Police_20_par_20_défaut"><text:span text:style-name="T1">crit sur ces mati</text:span></text:span><text:span text:style-name="Police_20_par_20_défaut"><text:span text:style-name="T1">è</text:span></text:span><text:span text:style-name="Police_20_par_20_défaut"><text:span text:style-name="T1">res chez aucun peuple de l'Europe. Ce qui fait la bont</text:span></text:span><text:span text:style-name="Police_20_par_20_défaut"><text:span text:style-name="T1">é</text:span></text:span><text:span text:style-name="Police_20_par_20_défaut"><text:span text:style-name="T1"> de cet ouvrage, c'est qu'il n'y a que peu d'erreurs, et beaucoup de r</text:span></text:span><text:span text:style-name="Police_20_par_20_défaut"><text:span text:style-name="T1">é</text:span></text:span><text:span text:style-name="Police_20_par_20_défaut"><text:span text:style-name="T1">flexions vraies, nouvelles et profondes.</text:span></text:span><text:span text:style-name="Police_20_par_20_défaut"><text:span text:style-name="T1"> </text:span></text:span><text:span text:style-name="Police_20_par_20_défaut"><text:span text:style-name="T1">»</text:span></text:span><text:span text:style-name="Police_20_par_20_défaut"><text:span text:style-name="T1"> Ainsi s'exprime </text:span></text:span><text:span text:style-name="Police_20_par_20_défaut"><text:span text:style-name="T1">Voltaire</text:span></text:span><text:span text:style-name="Police_20_par_20_défaut"><text:span text:style-name="T1">, dans son </text:span></text:span><text:span text:style-name="Police_20_par_20_défaut"><text:span text:style-name="T4">Catalogue des </text:span></text:span><text:span text:style-name="Police_20_par_20_défaut"><text:span text:style-name="T4">é</text:span></text:span><text:span text:style-name="Police_20_par_20_défaut"><text:span text:style-name="T4">crivains du si</text:span></text:span><text:span text:style-name="Police_20_par_20_défaut"><text:span text:style-name="T4">è</text:span></text:span><text:span text:style-name="Police_20_par_20_défaut"><text:span text:style-name="T4">cle de L</text:span></text:span><text:span text:style-name="Police_20_par_20_défaut"><text:span text:style-name="T4">ouis XI</text:span></text:span><text:span text:style-name="Police_20_par_20_défaut"><text:span text:style-name="T4">V</text:span></text:span><text:span text:style-name="Police_20_par_20_défaut"><text:span text:style-name="T1"> ; </text:span></text:span><text:span text:style-name="Police_20_par_20_défaut"><text:span text:style-name="T1">et, pour le dire en passant, quand </text:span></text:span><text:span text:style-name="Police_20_par_20_défaut"><text:span text:style-name="T1">Voltaire</text:span></text:span><text:span text:style-name="Police_20_par_20_défaut"><text:span text:style-name="T1"> s'exprime ainsi, vous pouvez </text:span></text:span><text:span text:style-name="Police_20_par_20_défaut"><text:span text:style-name="T1">ê</text:span></text:span><text:span text:style-name="Police_20_par_20_défaut"><text:span text:style-name="T1">tre assur</text:span></text:span><text:span text:style-name="Police_20_par_20_défaut"><text:span text:style-name="T1">é</text:span></text:span><text:span text:style-name="Police_20_par_20_défaut"><text:span text:style-name="T1">s qu'il doit beaucoup lui-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l'ouvrage qu'il loue avec tant de chaleur. C'est sa mani</text:span></text:span><text:span text:style-name="Police_20_par_20_défaut"><text:span text:style-name="T1">è</text:span></text:span><text:span text:style-name="Police_20_par_20_défaut"><text:span text:style-name="T1">re d'acquitter sa dette</text:span></text:span><text:span text:style-name="Police_20_par_20_défaut"><text:span text:style-name="T1"> ;</text:span></text:span><text:span text:style-name="Police_20_par_20_défaut"><text:span text:style-name="T1"> et, apr</text:span></text:span><text:span text:style-name="Police_20_par_20_défaut"><text:span text:style-name="T1">è</text:span></text:span><text:span text:style-name="Police_20_par_20_défaut"><text:span text:style-name="T1">s tout, elle en vaut bien une autre. Montesquieu, qui doit beaucoup, aussi lui, </text:span></text:span><text:span text:style-name="Police_20_par_20_défaut"><text:span text:style-name="T1">à</text:span></text:span><text:span text:style-name="Police_20_par_20_défaut"><text:span text:style-name="T1"> l'abb</text:span></text:span><text:span text:style-name="Police_20_par_20_défaut"><text:span text:style-name="T1">é</text:span></text:span><text:span text:style-name="Police_20_par_20_défaut"><text:span text:style-name="T1"> Dubos, a oubli</text:span></text:span><text:span text:style-name="Police_20_par_20_défaut"><text:span text:style-name="T1">é</text:span></text:span><text:span text:style-name="Police_20_par_20_défaut"><text:span text:style-name="T1"> de s'en souvenir</text:span></text:span><text:span text:style-name="Police_20_par_20_défaut"><text:span text:style-name="T1"> ;</text:span></text:span><text:span text:style-name="Police_20_par_20_défaut"><text:span text:style-name="T1"> — et il s'est content</text:span></text:span><text:span text:style-name="Police_20_par_20_défaut"><text:span text:style-name="T1">é</text:span></text:span><text:span text:style-name="Police_20_par_20_défaut"><text:span text:style-name="T1"> de le r</text:span></text:span><text:span text:style-name="Police_20_par_20_défaut"><text:span text:style-name="T1">é</text:span></text:span><text:span text:style-name="Police_20_par_20_défaut"><text:span text:style-name="T1">futer.</text:span></text:span></text:p>
      <text:p text:style-name="P1">Pour cette raison, parce que la substance en a passé dans la critique de Voltaire, nous pourrions nous borner à signaler le livré de l'abbé Dubos. Je vous en recommande cependant le premier volume, où vous trouverez, sur l'art dramatique en particulier, des observations ingénieuses, et, pour mieux dire encore, des observations plus « modernes » que vous ne le croiriez d'après la date du livre et le nom de l’auteur.</text:p>
      <text:p text:style-name="Normal"><text:span text:style-name="Police_20_par_20_défaut"><text:span text:style-name="T1">J'ajoute, puisque j'ai prononc</text:span></text:span><text:span text:style-name="Police_20_par_20_défaut"><text:span text:style-name="T1">é</text:span></text:span><text:span text:style-name="Police_20_par_20_défaut"><text:span text:style-name="T1"> le nom de Montesquieu, j'ajoute que vous trouverez, dans le second volume, une th</text:span></text:span><text:span text:style-name="Police_20_par_20_défaut"><text:span text:style-name="T1">é</text:span></text:span><text:span text:style-name="Police_20_par_20_défaut"><text:span text:style-name="T1">orie compl</text:span></text:span><text:span text:style-name="Police_20_par_20_défaut"><text:span text:style-name="T1">è</text:span></text:span><text:span text:style-name="Police_20_par_20_défaut"><text:span text:style-name="T1">te sur la part des </text:span></text:span><text:span text:style-name="Police_20_par_20_défaut"><text:span text:style-name="T1">«</text:span></text:span><text:span text:style-name="Police_20_par_20_défaut"><text:span text:style-name="T1"> </text:span></text:span><text:span text:style-name="Police_20_par_20_défaut"><text:span text:style-name="T1">causes physiques dans le progr</text:span></text:span><text:span text:style-name="Police_20_par_20_défaut"><text:span text:style-name="T1">è</text:span></text:span><text:span text:style-name="Police_20_par_20_défaut"><text:span text:style-name="T1">s des arts et des lettres</text:span></text:span><text:span text:style-name="Police_20_par_20_défaut"><text:span text:style-name="T1"> </text:span></text:span><text:span text:style-name="Police_20_par_20_défaut"><text:span text:style-name="T1">»</text:span></text:span><text:span text:style-name="Police_20_par_20_défaut"><text:span text:style-name="T1">, et cinq ou six chapitres sur l'influence du </text:span></text:span><text:soft-page-break/><text:span text:style-name="Police_20_par_20_défaut"><text:span text:style-name="T1">climat, ant</text:span></text:span><text:span text:style-name="Police_20_par_20_défaut"><text:span text:style-name="T1">é</text:span></text:span><text:span text:style-name="Police_20_par_20_défaut"><text:span text:style-name="T1">rieurs de trente ans </text:span></text:span><text:span text:style-name="Police_20_par_20_défaut"><text:span text:style-name="T1">à</text:span></text:span><text:span text:style-name="Police_20_par_20_défaut"><text:span text:style-name="T1"> ceux de Montesquieu dans son </text:span></text:span><text:span text:style-name="Police_20_par_20_défaut"><text:span text:style-name="T4">Esprit des lois</text:span></text:span><text:span text:style-name="Police_20_par_20_défaut"><text:span text:style-name="T1">. Le pouvoir du </text:span></text:span><text:span text:style-name="Police_20_par_20_défaut"><text:span text:style-name="T4">milieu physique</text:span></text:span><text:span text:style-name="Police_20_par_20_défaut"><text:span text:style-name="T1"> et celui du moment, voil</text:span></text:span><text:span text:style-name="Police_20_par_20_défaut"><text:span text:style-name="T1">à</text:span></text:span><text:span text:style-name="Police_20_par_20_défaut"><text:span text:style-name="T1"> deux </text:span></text:span><text:span text:style-name="Police_20_par_20_défaut"><text:span text:style-name="T1">«</text:span></text:span><text:span text:style-name="Police_20_par_20_défaut"><text:span text:style-name="T1"> </text:span></text:span><text:span text:style-name="Police_20_par_20_défaut"><text:span text:style-name="T1">modificateurs des genres</text:span></text:span><text:span text:style-name="Police_20_par_20_défaut"><text:span text:style-name="T1"> </text:span></text:span><text:span text:style-name="Police_20_par_20_défaut"><text:span text:style-name="T1">»</text:span></text:span><text:span text:style-name="Police_20_par_20_défaut"><text:span text:style-name="T1"> dont l'abb</text:span></text:span><text:span text:style-name="Police_20_par_20_défaut"><text:span text:style-name="T1">é</text:span></text:span><text:span text:style-name="Police_20_par_20_défaut"><text:span text:style-name="T1"> Dubos a essay</text:span></text:span><text:span text:style-name="Police_20_par_20_défaut"><text:span text:style-name="T1">é</text:span></text:span><text:span text:style-name="Police_20_par_20_défaut"><text:span text:style-name="T1"> l'un des premiers de d</text:span></text:span><text:span text:style-name="Police_20_par_20_défaut"><text:span text:style-name="T1">é</text:span></text:span><text:span text:style-name="Police_20_par_20_défaut"><text:span text:style-name="T1">terminer la nature et de mesurer l'action. Lisez donc ses chapitres sur le </text:span></text:span><text:span text:style-name="Police_20_par_20_défaut"><text:span text:style-name="T4">Pouvoir de l'air sur le corps humain prouv</text:span></text:span><text:span text:style-name="Police_20_par_20_défaut"><text:span text:style-name="T4">é</text:span></text:span><text:span text:style-name="Police_20_par_20_défaut"><text:span text:style-name="T4"> par le caract</text:span></text:span><text:span text:style-name="Police_20_par_20_défaut"><text:span text:style-name="T4">è</text:span></text:span><text:span text:style-name="Police_20_par_20_défaut"><text:span text:style-name="T4">re des nations</text:span></text:span><text:span text:style-name="Police_20_par_20_défaut"><text:span text:style-name="T1">, ou encore, sur l'</text:span></text:span><text:span text:style-name="Police_20_par_20_défaut"><text:span text:style-name="T4">É</text:span></text:span><text:span text:style-name="Police_20_par_20_défaut"><text:span text:style-name="T4">tendue des climats plus propres aux sciences et aux arts que les autres. </text:span></text:span><text:span text:style-name="Police_20_par_20_défaut"><text:span text:style-name="T1">Vous</text:span></text:span><text:span text:style-name="Police_20_par_20_défaut"><text:span text:style-name="T1"> ferez sans doute plaisir </text:span></text:span><text:span text:style-name="Police_20_par_20_défaut"><text:span text:style-name="T1">à</text:span></text:span><text:span text:style-name="Police_20_par_20_défaut"><text:span text:style-name="T1"> son ombre</text:span></text:span><text:span text:style-name="Police_20_par_20_défaut"><text:span text:style-name="T1"> </text:span></text:span><text:span text:style-name="Police_20_par_20_défaut"><text:span text:style-name="T1">;</text:span></text:span><text:span text:style-name="Police_20_par_20_défaut"><text:span text:style-name="T1"> vous y apprendrez beaucoup de choses</text:span></text:span><text:span text:style-name="Police_20_par_20_défaut"><text:span text:style-name="T1"> ;</text:span></text:span><text:span text:style-name="Police_20_par_20_défaut"><text:span text:style-name="T1"> et vous conna</text:span></text:span><text:span text:style-name="Police_20_par_20_défaut"><text:span text:style-name="T1">î</text:span></text:span><text:span text:style-name="Police_20_par_20_défaut"><text:span text:style-name="T1">trez enfin les commencements d'une question que nous aurons </text:span></text:span><text:span text:style-name="Police_20_par_20_défaut"><text:span text:style-name="T1">à</text:span></text:span><text:span text:style-name="Police_20_par_20_défaut"><text:span text:style-name="T1"> traiter prochainement nous-m</text:span></text:span><text:span text:style-name="Police_20_par_20_défaut"><text:span text:style-name="T1">ê</text:span></text:span><text:span text:style-name="Police_20_par_20_défaut"><text:span text:style-name="T1">mes.</text:span></text:span></text:p>
      <text:p text:style-name="Normal"><text:span text:style-name="Police_20_par_20_défaut"><text:span text:style-name="T1">Je ne dis rien de son troisi</text:span></text:span><text:span text:style-name="Police_20_par_20_défaut"><text:span text:style-name="T1">è</text:span></text:span><text:span text:style-name="Police_20_par_20_défaut"><text:span text:style-name="T1">me et dernier volume</text:span></text:span><text:span text:style-name="Police_20_par_20_défaut"><text:span text:style-name="T1"> :</text:span></text:span><text:span text:style-name="Police_20_par_20_défaut"><text:span text:style-name="T1"> il est uniquement rempli d'une </text:span></text:span><text:span text:style-name="Police_20_par_20_défaut"><text:span text:style-name="T4">Dissertation sur les repr</text:span></text:span><text:span text:style-name="Police_20_par_20_défaut"><text:span text:style-name="T4">é</text:span></text:span><text:span text:style-name="Police_20_par_20_défaut"><text:span text:style-name="T4">sentations th</text:span></text:span><text:span text:style-name="Police_20_par_20_défaut"><text:span text:style-name="T4">éâ</text:span></text:span><text:span text:style-name="Police_20_par_20_défaut"><text:span text:style-name="T4">trales des anciens</text:span></text:span><text:span text:style-name="Police_20_par_20_défaut"><text:span text:style-name="T1">, sujet curieux, sujet savant, mais dont je n'ai pas </text:span></text:span><text:span text:style-name="Police_20_par_20_défaut"><text:span text:style-name="T1">à</text:span></text:span><text:span text:style-name="Police_20_par_20_défaut"><text:span text:style-name="T1"> m'occuper, et aussi bien dont je ne suis pas juge.</text:span></text:span></text:p>
      <text:p text:style-name="P26"><text:span text:style-name="Police_20_par_20_défaut"><text:span text:style-name="T1">Arrivons donc </text:span></text:span><text:span text:style-name="Police_20_par_20_défaut"><text:span text:style-name="T1">à</text:span></text:span><text:span text:style-name="Police_20_par_20_défaut"><text:span text:style-name="T1"> </text:span></text:span><text:span text:style-name="Police_20_par_20_défaut"><text:span text:style-name="T1">Voltaire</text:span></text:span><text:span text:style-name="Police_20_par_20_défaut"><text:span text:style-name="T1">. Deux de ses premiers </text:span></text:span><text:span text:style-name="Police_20_par_20_défaut"><text:span text:style-name="T1">é</text:span></text:span><text:span text:style-name="Police_20_par_20_défaut"><text:span text:style-name="T1">crits sont ici pour nous d'une importance consid</text:span></text:span><text:span text:style-name="Police_20_par_20_défaut"><text:span text:style-name="T1">é</text:span></text:span><text:span text:style-name="Police_20_par_20_défaut"><text:span text:style-name="T1">rable, et d'abord, l'un de ceux qu'il semble que l'on ait le moins lus</text:span></text:span><text:span text:style-name="Police_20_par_20_défaut"><text:span text:style-name="T1"> :</text:span></text:span><text:span text:style-name="Police_20_par_20_défaut"><text:span text:style-name="T1"> c'est son</text:span></text:span><text:span text:style-name="Police_20_par_20_défaut"><text:span text:style-name="T4"> Essai sur la po</text:span></text:span><text:span text:style-name="Police_20_par_20_défaut"><text:span text:style-name="T4">é</text:span></text:span><text:span text:style-name="Police_20_par_20_défaut"><text:span text:style-name="T4">sie </text:span></text:span><text:span text:style-name="Police_20_par_20_défaut"><text:span text:style-name="T4">é</text:span></text:span><text:span text:style-name="Police_20_par_20_défaut"><text:span text:style-name="T4">pique</text:span></text:span><text:span text:style-name="Police_20_par_20_défaut"><text:span text:style-name="T1"> — pour servir de pr</text:span></text:span><text:span text:style-name="Police_20_par_20_défaut"><text:span text:style-name="T1">é</text:span></text:span><text:span text:style-name="Police_20_par_20_défaut"><text:span text:style-name="T1">face </text:span></text:span><text:span text:style-name="Police_20_par_20_défaut"><text:span text:style-name="T1">à</text:span></text:span><text:span text:style-name="Police_20_par_20_défaut"><text:span text:style-name="T1">, sa Henriade, — qui parut </text:span></text:span><text:span text:style-name="Police_20_par_20_défaut"><text:span text:style-name="T1">à</text:span></text:span><text:span text:style-name="Police_20_par_20_défaut"><text:span text:style-name="T1"> Londres, en anglais, en 1727, et l'ann</text:span></text:span><text:span text:style-name="Police_20_par_20_défaut"><text:span text:style-name="T1">é</text:span></text:span><text:span text:style-name="Police_20_par_20_défaut"><text:span text:style-name="T1">e suivante </text:span></text:span><text:span text:style-name="Police_20_par_20_défaut"><text:span text:style-name="T1">à</text:span></text:span><text:span text:style-name="Police_20_par_20_défaut"><text:span text:style-name="T1"> Paris, traduit en fran</text:span></text:span><text:span text:style-name="Police_20_par_20_défaut"><text:span text:style-name="T1">ç</text:span></text:span><text:span text:style-name="Police_20_par_20_défaut"><text:span text:style-name="T1">ais. L'entr</text:span></text:span><text:span text:style-name="Police_20_par_20_défaut"><text:span text:style-name="T1">é</text:span></text:span><text:span text:style-name="Police_20_par_20_défaut"><text:span text:style-name="T1">e en mati</text:span></text:span><text:span text:style-name="Police_20_par_20_défaut"><text:span text:style-name="T1">è</text:span></text:span><text:span text:style-name="Police_20_par_20_défaut"><text:span text:style-name="T1">re en est tout </text:span></text:span><text:span text:style-name="Police_20_par_20_défaut"><text:span text:style-name="T1">à</text:span></text:span><text:span text:style-name="Police_20_par_20_défaut"><text:span text:style-name="T1"> fait agressive</text:span></text:span><text:span text:style-name="Police_20_par_20_défaut"><text:span text:style-name="T1"> :</text:span></text:span></text:p>
      <text:p>On a accablé presque tous les arts d'un nombre prodigieux de règles, dont la plupart sont inutiles ou fausses. Nous trouvons partout des leçons, mais bien peu d'exemples... Mais c'est surtout en fait de poésie que les commentateurs et les critiques ont prodigué leurs leçons. Ils ont laborieusement écrit des volumes, sur quelques lignes que l'imagination des poètes a créées en se jouant. Ce sont des tyrans, qui ont voulu asservir à leurs lois une nation libre, dont ils ne connaissent point le caractère... Tant de prétendues règles, tant de Tiens ne peuvent servir qu'à embarrasser les grands, hommes dans leur marche, et sont d'un faible secours à ceux à qui le talent manque. Il faut courir dans la carrière, et non s'y traîner avec des béquilles.</text:p>
      <text:p text:style-name="P1">Assez enclin qu'il était de lui-même à s'émanciper des maîtres, il semble que l'exil ait achevé de délier sa langue, et, à Londres, dans la fréquentation des libres penseurs anglais, vous croiriez qu'il a jugé, ou, si vous l'aimez mieux, qu'il a toisé Boileau. Écoutez-le encore sur les anciens :</text:p>
      <text:p>Nous devons admirer ce qui est universellement beau chez les anciens... Mais ce serait s'égarer étrangement que de les vouloir suivre en tout à la piste. Nous ne parlons point la même langue. La religion, qui est en tout le fondement de la poésie épique, est parmi nous l'opposé de leur mythologie. Nos coutumes sont plus différentes de celles des héros du siège de Troie, que de celles des Américains. Nos<text:span text:style-name="Police_20_par_20_défaut"><text:span text:style-name="T19"> </text:span></text:span>combats, nos sièges, nos flottes n'ont pas la moindre ressemblance... L'invention de la poudre, la boussole, l'imprimerie, tant d'autres arts qui ont été apportés récemment dans le monde <text:soft-page-break/>ont en quelque façon changé la face de l'univers. Il faut peindre avec des couleurs vraies comme les anciens, mais il ne faut pas peindre les mêmes choses.</text:p>
      <text:p text:style-name="P1">C'est le vers fameux d'André Chénier :</text:p>
      <text:p>Sur des pensers nouveaux faisons des vers antiques.</text:p>
      <text:p text:style-name="P1">Et, si vous aimez les rapprochements, voici quelques lignes qu'on ne s'étonnerait pas de rencontrer sous la plume de Mme de Staël :</text:p>
      <text:p>Je sais qu'il y a plusieurs personnes qui disent que la raison et les passions sont partout les mêmes ; cela est vrai ; mais elles s'expriment diversement. Les hommes ont en tout pays deux yeux, un nez et une bouche : cependant l'assemblage des traits qui fait une beauté en France ne réussira pas en Turquie, ni une beauté turque à la Chine ; et ce qu'il y a de plus aimable en Asie et en Europe serait regardé comme un monstre dans le pays de la Guinée. Puisque la nature est si différente d'elle-même, comment veut-on asservir à des lois générales, des arts sur lesquels la coutume, c'est-à-dire l'inconstance, a tant d'empire ? Si donc nous voulons avoir une connaissance un peu étendue de ces arts, il faut nous informer de quelle manière on les cultive chez toutes les nations. Il ne suffit pas pour connaître l'épopée d'avoir lu Virgile et Homère, comme ce n'est point assez, en fait de tragédie, d'avoir lu Sophocle et Euripide.</text:p>
      <text:p text:style-name="Normal"><text:span text:style-name="Police_20_par_20_défaut"><text:span text:style-name="T1">Il semble au moins que ce discours soit assez </text:span></text:span><text:span text:style-name="Police_20_par_20_défaut"><text:span text:style-name="T1">é</text:span></text:span><text:span text:style-name="Police_20_par_20_défaut"><text:span text:style-name="T1">loquent</text:span></text:span><text:span text:style-name="Police_20_par_20_défaut"><text:span text:style-name="T1"> ;</text:span></text:span><text:span text:style-name="Police_20_par_20_défaut"><text:span text:style-name="T1"> et, en effet, si nous voulions l'en croire, nous regarderions </text:span></text:span><text:span text:style-name="Police_20_par_20_défaut"><text:span text:style-name="T1">Voltaire</text:span></text:span><text:span text:style-name="Police_20_par_20_défaut"><text:span text:style-name="T1"> comme beaucoup plus ind</text:span></text:span><text:span text:style-name="Police_20_par_20_défaut"><text:span text:style-name="T1">é</text:span></text:span><text:span text:style-name="Police_20_par_20_défaut"><text:span text:style-name="T1">pendant de la tradition et du pass</text:span></text:span><text:span text:style-name="Police_20_par_20_défaut"><text:span text:style-name="T1">é</text:span></text:span><text:span text:style-name="Police_20_par_20_défaut"><text:span text:style-name="T1"> qu'il ne l'est r</text:span></text:span><text:span text:style-name="Police_20_par_20_défaut"><text:span text:style-name="T1">é</text:span></text:span><text:span text:style-name="Police_20_par_20_défaut"><text:span text:style-name="T1">ellement. Mais ce ne sont l</text:span></text:span><text:span text:style-name="Police_20_par_20_défaut"><text:span text:style-name="T1">à</text:span></text:span><text:span text:style-name="Police_20_par_20_défaut"><text:span text:style-name="T1"> que de simples boutades. En </text:span></text:span><text:span text:style-name="Police_20_par_20_défaut"><text:span text:style-name="T1">r</text:span></text:span><text:span text:style-name="Police_20_par_20_défaut"><text:span text:style-name="T1">é</text:span></text:span><text:span text:style-name="Police_20_par_20_défaut"><text:span text:style-name="T1">alit</text:span></text:span><text:span text:style-name="Police_20_par_20_défaut"><text:span text:style-name="T1">é</text:span></text:span><text:span text:style-name="Police_20_par_20_défaut"><text:span text:style-name="T1">, </text:span></text:span><text:span text:style-name="Police_20_par_20_défaut"><text:span text:style-name="T1">Voltaire</text:span></text:span><text:span text:style-name="Police_20_par_20_défaut"><text:span text:style-name="T1"> a beau regimber, il est Fran</text:span></text:span><text:span text:style-name="Police_20_par_20_défaut"><text:span text:style-name="T1">ç</text:span></text:span><text:span text:style-name="Police_20_par_20_défaut"><text:span text:style-name="T1">ais, il est m</text:span></text:span><text:span text:style-name="Police_20_par_20_défaut"><text:span text:style-name="T1">ê</text:span></text:span><text:span text:style-name="Police_20_par_20_défaut"><text:span text:style-name="T1">me Parisien</text:span></text:span><text:span text:style-name="Police_20_par_20_défaut"><text:span text:style-name="T1"> </text:span></text:span><text:span text:style-name="Police_20_par_20_défaut"><text:span text:style-name="T1">;</text:span></text:span><text:span text:style-name="Police_20_par_20_défaut"><text:span text:style-name="T1"> et si je ne craignais d'abuser des citations, vous verriez que, dans cet</text:span></text:span><text:span text:style-name="Police_20_par_20_défaut"><text:span text:style-name="T4"> Essai</text:span></text:span><text:span text:style-name="Police_20_par_20_défaut"><text:span text:style-name="T1"> m</text:span></text:span><text:span text:style-name="Police_20_par_20_défaut"><text:span text:style-name="T1">ê</text:span></text:span><text:span text:style-name="Police_20_par_20_défaut"><text:span text:style-name="T1">me, sans se soucier de se contredire, apr</text:span></text:span><text:span text:style-name="Police_20_par_20_défaut"><text:span text:style-name="T1">è</text:span></text:span><text:span text:style-name="Police_20_par_20_défaut"><text:span text:style-name="T1">s ces grands </text:span></text:span><text:span text:style-name="Police_20_par_20_défaut"><text:span text:style-name="T1">é</text:span></text:span><text:span text:style-name="Police_20_par_20_défaut"><text:span text:style-name="T1">clats, il se r</text:span></text:span><text:span text:style-name="Police_20_par_20_défaut"><text:span text:style-name="T1">é</text:span></text:span><text:span text:style-name="Police_20_par_20_défaut"><text:span text:style-name="T1">signe, ou plut</text:span></text:span><text:span text:style-name="Police_20_par_20_défaut"><text:span text:style-name="T1">ô</text:span></text:span><text:span text:style-name="Police_20_par_20_défaut"><text:span text:style-name="T1">t, non, il ne se r</text:span></text:span><text:span text:style-name="Police_20_par_20_défaut"><text:span text:style-name="T1">é</text:span></text:span><text:span text:style-name="Police_20_par_20_défaut"><text:span text:style-name="T1">signe pas, mais il faut dire qu'il ne s'est jamais vraiment r</text:span></text:span><text:span text:style-name="Police_20_par_20_défaut"><text:span text:style-name="T1">é</text:span></text:span><text:span text:style-name="Police_20_par_20_défaut"><text:span text:style-name="T1">volt</text:span></text:span><text:span text:style-name="Police_20_par_20_défaut"><text:span text:style-name="T1">é</text:span></text:span><text:span text:style-name="Police_20_par_20_défaut"><text:span text:style-name="T1">. Pour d</text:span></text:span><text:span text:style-name="Police_20_par_20_défaut"><text:span text:style-name="T1">é</text:span></text:span><text:span text:style-name="Police_20_par_20_défaut"><text:span text:style-name="T1">sireux, pour avide m</text:span></text:span><text:span text:style-name="Police_20_par_20_défaut"><text:span text:style-name="T1">ê</text:span></text:span><text:span text:style-name="Police_20_par_20_défaut"><text:span text:style-name="T1">me qu'il soit de faire du tapage —</text:span></text:span><text:span text:style-name="Police_20_par_20_défaut"><text:span text:style-name="T1"> </text:span></text:span><text:span text:style-name="Police_20_par_20_défaut"><text:span text:style-name="T1">et un peu de scandale au besoin,</text:span></text:span><text:span text:style-name="Police_20_par_20_défaut"><text:span text:style-name="T1"> </text:span></text:span><text:span text:style-name="Police_20_par_20_défaut"><text:span text:style-name="T1">— son bon sens, la timidit</text:span></text:span><text:span text:style-name="Police_20_par_20_défaut"><text:span text:style-name="T1">é</text:span></text:span><text:span text:style-name="Police_20_par_20_défaut"><text:span text:style-name="T1"> de son go</text:span></text:span><text:span text:style-name="Police_20_par_20_défaut"><text:span text:style-name="T1">û</text:span></text:span><text:span text:style-name="Police_20_par_20_défaut"><text:span text:style-name="T1">t, son respect de l'autorit</text:span></text:span><text:span text:style-name="Police_20_par_20_défaut"><text:span text:style-name="T1">é</text:span></text:span><text:span text:style-name="Police_20_par_20_défaut"><text:span text:style-name="T1"> le retiennent</text:span></text:span><text:span text:style-name="Police_20_par_20_défaut"><text:span text:style-name="T1"> ;</text:span></text:span><text:span text:style-name="Police_20_par_20_défaut"><text:span text:style-name="T1"> et, comme en mati</text:span></text:span><text:span text:style-name="Police_20_par_20_défaut"><text:span text:style-name="T1">è</text:span></text:span><text:span text:style-name="Police_20_par_20_défaut"><text:span text:style-name="T1">re de th</text:span></text:span><text:span text:style-name="Police_20_par_20_défaut"><text:span text:style-name="T1">éâ</text:span></text:span><text:span text:style-name="Police_20_par_20_défaut"><text:span text:style-name="T1">tre ses plus grandes audaces, litt</text:span></text:span><text:span text:style-name="Police_20_par_20_défaut"><text:span text:style-name="T1">é</text:span></text:span><text:span text:style-name="Police_20_par_20_défaut"><text:span text:style-name="T1">rairement du moins, n'iront jamais plus loin qu'</text:span></text:span><text:span text:style-name="Police_20_par_20_défaut"><text:span text:style-name="T1">à</text:span></text:span><text:span text:style-name="Police_20_par_20_défaut"><text:span text:style-name="T1"> s'inspirer discr</text:span></text:span><text:span text:style-name="Police_20_par_20_défaut"><text:span text:style-name="T1">è</text:span></text:span><text:span text:style-name="Police_20_par_20_défaut"><text:span text:style-name="T1">tement </text:span></text:span><text:span text:style-name="Police_20_par_20_défaut"><text:span text:style-name="T1">à</text:span></text:span><text:span text:style-name="Police_20_par_20_défaut"><text:span text:style-name="T1"> </text:span></text:span><text:span text:style-name="Police_20_par_20_défaut"><text:span text:style-name="T4">Othello </text:span></text:span><text:span text:style-name="Police_20_par_20_défaut"><text:span text:style-name="T1">dans sa </text:span></text:span><text:span text:style-name="Police_20_par_20_défaut"><text:span text:style-name="T4">Za</text:span></text:span><text:span text:style-name="Police_20_par_20_défaut"><text:span text:style-name="T4">ï</text:span></text:span><text:span text:style-name="Police_20_par_20_défaut"><text:span text:style-name="T4">re</text:span></text:span><text:span text:style-name="Police_20_par_20_défaut"><text:span text:style-name="T1">, ou qu'</text:span></text:span><text:span text:style-name="Police_20_par_20_défaut"><text:span text:style-name="T1">à</text:span></text:span><text:span text:style-name="Police_20_par_20_défaut"><text:span text:style-name="T1"> d</text:span></text:span><text:span text:style-name="Police_20_par_20_défaut"><text:span text:style-name="T1">é</text:span></text:span><text:span text:style-name="Police_20_par_20_défaut"><text:span text:style-name="T1">marquer </text:span></text:span><text:span text:style-name="Police_20_par_20_défaut"><text:span text:style-name="T4">Hamlet</text:span></text:span><text:span text:style-name="Police_20_par_20_défaut"><text:span text:style-name="T1"> dans sa </text:span></text:span><text:span text:style-name="Police_20_par_20_défaut"><text:span text:style-name="T4">S</text:span></text:span><text:span text:style-name="Police_20_par_20_défaut"><text:span text:style-name="T4">é</text:span></text:span><text:span text:style-name="Police_20_par_20_défaut"><text:span text:style-name="T4">miramis</text:span></text:span><text:span text:style-name="Police_20_par_20_défaut"><text:span text:style-name="T1"> ;</text:span></text:span><text:span text:style-name="Police_20_par_20_défaut"><text:span text:style-name="T1"> de m</text:span></text:span><text:span text:style-name="Police_20_par_20_défaut"><text:span text:style-name="T1">ê</text:span></text:span><text:span text:style-name="Police_20_par_20_défaut"><text:span text:style-name="T1">me ici, tout ce grand bruit se termine </text:span></text:span><text:span text:style-name="Police_20_par_20_défaut"><text:span text:style-name="T1">à</text:span></text:span><text:span text:style-name="Police_20_par_20_défaut"><text:span text:style-name="T1">, demander qu'au lieu de se contenter </text:span></text:span><text:span text:style-name="Police_20_par_20_défaut"><text:span text:style-name="T1">é</text:span></text:span><text:span text:style-name="Police_20_par_20_défaut"><text:span text:style-name="T1">ternellement d'Hom</text:span></text:span><text:span text:style-name="Police_20_par_20_défaut"><text:span text:style-name="T1">è</text:span></text:span><text:span text:style-name="Police_20_par_20_défaut"><text:span text:style-name="T1">re et de</text:span></text:span><text:span text:style-name="Police_20_par_20_défaut"><text:span text:style-name="T1"> Virgile</text:span></text:span><text:span text:style-name="Police_20_par_20_défaut"><text:span text:style-name="T1">, les th</text:span></text:span><text:span text:style-name="Police_20_par_20_défaut"><text:span text:style-name="T1">é</text:span></text:span><text:span text:style-name="Police_20_par_20_défaut"><text:span text:style-name="T1">oriciens du po</text:span></text:span><text:span text:style-name="Police_20_par_20_défaut"><text:span text:style-name="T1">è</text:span></text:span><text:span text:style-name="Police_20_par_20_défaut"><text:span text:style-name="T1">me </text:span></text:span><text:span text:style-name="Police_20_par_20_défaut"><text:span text:style-name="T1">é</text:span></text:span><text:span text:style-name="Police_20_par_20_défaut"><text:span text:style-name="T1">pique veuillent bien se souvenir que la </text:span></text:span><text:span text:style-name="Police_20_par_20_défaut"><text:span text:style-name="T4">J</text:span></text:span><text:span text:style-name="Police_20_par_20_défaut"><text:span text:style-name="T4">é</text:span></text:span><text:span text:style-name="Police_20_par_20_défaut"><text:span text:style-name="T4">rusalem</text:span></text:span><text:span text:style-name="Police_20_par_20_défaut"><text:span text:style-name="T1"> et le </text:span></text:span><text:span text:style-name="Police_20_par_20_défaut"><text:span text:style-name="T4">Paradis perdu</text:span></text:span><text:span text:style-name="Police_20_par_20_défaut"><text:span text:style-name="T1"> en sont deux.</text:span></text:span></text:p>
      <text:p text:style-name="Normal"><text:span text:style-name="Police_20_par_20_défaut"><text:span text:style-name="T1">La proposition </text:span></text:span><text:span text:style-name="Police_20_par_20_défaut"><text:span text:style-name="T1">é</text:span></text:span><text:span text:style-name="Police_20_par_20_défaut"><text:span text:style-name="T1">tait d'ailleurs heureuse et opportune. Si nous n'avions plus grand profit </text:span></text:span><text:span text:style-name="Police_20_par_20_défaut"><text:span text:style-name="T1">à</text:span></text:span><text:span text:style-name="Police_20_par_20_défaut"><text:span text:style-name="T1"> tirer du commerce des Italiens — dont vous avez vu que le </text:span></text:span><text:span text:style-name="Police_20_par_20_défaut"><text:span text:style-name="T1">XVI</text:span></text:span><text:span text:style-name="Police_20_par_20_défaut"><text:span text:style-name="T1">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avait assez abus</text:span></text:span><text:span text:style-name="Police_20_par_20_défaut"><text:span text:style-name="T1">é</text:span></text:span><text:span text:style-name="Police_20_par_20_défaut"><text:span text:style-name="T1">, — il en pouvait </text:span></text:span><text:span text:style-name="Police_20_par_20_défaut"><text:span text:style-name="T1">ê</text:span></text:span><text:span text:style-name="Police_20_par_20_défaut"><text:span text:style-name="T1">tre autrement de l'imitation ou de la connaissance de la litt</text:span></text:span><text:span text:style-name="Police_20_par_20_défaut"><text:span text:style-name="T1">é</text:span></text:span><text:span text:style-name="Police_20_par_20_défaut"><text:span text:style-name="T1">rature anglaise. Tout y semblait inviter, </text:span></text:span><text:span text:style-name="Police_20_par_20_défaut"><text:span text:style-name="T1">à</text:span></text:span><text:span text:style-name="Police_20_par_20_défaut"><text:span text:style-name="T1"> ce moment du </text:span></text:span><text:span text:style-name="Police_20_par_20_défaut"><text:span text:style-name="T1">XVI</text:span></text:span><text:span text:style-name="Police_20_par_20_défaut"><text:span text:style-name="T1">I</text:span></text:span><text:span text:style-name="Police_20_par_20_défaut"><text:span text:style-name="T2">e</text:span></text:span><text:span text:style-name="Police_20_par_20_défaut"><text:span text:style-name="T1"> siècle</text:span></text:span><text:span text:style-name="Police_20_par_20_défaut"><text:span text:style-name="T1">, et tout y </text:span></text:span><text:soft-page-break/><text:span text:style-name="Police_20_par_20_défaut"><text:span text:style-name="T1">semblait tendre. </text:span></text:span><text:span text:style-name="Police_20_par_20_défaut"><text:span text:style-name="T1">Voltaire</text:span></text:span><text:span text:style-name="Police_20_par_20_défaut"><text:span text:style-name="T1">, en vantant les Anglais, n'apprenait rien </text:span></text:span><text:span text:style-name="Police_20_par_20_défaut"><text:span text:style-name="T1">à</text:span></text:span><text:span text:style-name="Police_20_par_20_défaut"><text:span text:style-name="T1"> ses compatriotes. Il ne se publiait pas </text:span></text:span><text:span text:style-name="Police_20_par_20_défaut"><text:span text:style-name="T1">à</text:span></text:span><text:span text:style-name="Police_20_par_20_défaut"><text:span text:style-name="T1"> Londres une seule nouveaut</text:span></text:span><text:span text:style-name="Police_20_par_20_défaut"><text:span text:style-name="T1">é</text:span></text:span><text:span text:style-name="Police_20_par_20_défaut"><text:span text:style-name="T1"> de quelque importance ou de quelque 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 qui ne f</text:span></text:span><text:span text:style-name="Police_20_par_20_défaut"><text:span text:style-name="T1">û</text:span></text:span><text:span text:style-name="Police_20_par_20_défaut"><text:span text:style-name="T1">t traduite aussit</text:span></text:span><text:span text:style-name="Police_20_par_20_défaut"><text:span text:style-name="T1">ô</text:span></text:span><text:span text:style-name="Police_20_par_20_défaut"><text:span text:style-name="T1">t de ce c</text:span></text:span><text:span text:style-name="Police_20_par_20_défaut"><text:span text:style-name="T1">ô</text:span></text:span><text:span text:style-name="Police_20_par_20_défaut"><text:span text:style-name="T1">t</text:span></text:span><text:span text:style-name="Police_20_par_20_défaut"><text:span text:style-name="T1">é</text:span></text:span><text:span text:style-name="Police_20_par_20_défaut"><text:span text:style-name="T1">-ci de la Manche par quelque Desfontaines. M</text:span></text:span><text:span text:style-name="Police_20_par_20_défaut"><text:span text:style-name="T1">ê</text:span></text:span><text:span text:style-name="Police_20_par_20_défaut"><text:span text:style-name="T1">me les</text:span></text:span><text:span text:style-name="Police_20_par_20_défaut"><text:span text:style-name="T1"> </text:span></text:span><text:span text:style-name="Police_20_par_20_défaut"><text:span text:style-name="T1">journaux dont nous parlions tout </text:span></text:span><text:span text:style-name="Police_20_par_20_défaut"><text:span text:style-name="T1">à</text:span></text:span><text:span text:style-name="Police_20_par_20_défaut"><text:span text:style-name="T1"> l'heure — et Leclerc, en particulier, dans sa </text:span></text:span><text:span text:style-name="Police_20_par_20_défaut"><text:span text:style-name="T4">Biblioth</text:span></text:span><text:span text:style-name="Police_20_par_20_défaut"><text:span text:style-name="T4">è</text:span></text:span><text:span text:style-name="Police_20_par_20_défaut"><text:span text:style-name="T4">que choisie</text:span></text:span><text:span text:style-name="Police_20_par_20_défaut"><text:span text:style-name="T1"> —</text:span></text:span><text:span text:style-name="Police_20_par_20_défaut"><text:span text:style-name="T1"> </text:span></text:span><text:span text:style-name="Police_20_par_20_défaut"><text:span text:style-name="T1">s'</text:span></text:span><text:span text:style-name="Police_20_par_20_défaut"><text:span text:style-name="T1">é</text:span></text:span><text:span text:style-name="Police_20_par_20_défaut"><text:span text:style-name="T1">taient</text:span></text:span><text:span text:style-name="Police_20_par_20_défaut"><text:span text:style-name="T1"> </text:span></text:span><text:span text:style-name="Police_20_par_20_défaut"><text:span text:style-name="T1">donn</text:span></text:span><text:span text:style-name="Police_20_par_20_défaut"><text:span text:style-name="T1">é</text:span></text:span><text:span text:style-name="Police_20_par_20_défaut"><text:span text:style-name="T1"> pour t</text:span></text:span><text:span text:style-name="Police_20_par_20_défaut"><text:span text:style-name="T1">â</text:span></text:span><text:span text:style-name="Police_20_par_20_défaut"><text:span text:style-name="T1">che d'</text:span></text:span><text:span text:style-name="Police_20_par_20_défaut"><text:span text:style-name="T1">é</text:span></text:span><text:span text:style-name="Police_20_par_20_défaut"><text:span text:style-name="T1">tendre et de multiplier les communications de l'une </text:span></text:span><text:span text:style-name="Police_20_par_20_défaut"><text:span text:style-name="T1">à</text:span></text:span><text:span text:style-name="Police_20_par_20_défaut"><text:span text:style-name="T1"> l'autre langue. Avec le m</text:span></text:span><text:span text:style-name="Police_20_par_20_défaut"><text:span text:style-name="T1">ê</text:span></text:span><text:span text:style-name="Police_20_par_20_défaut"><text:span text:style-name="T1">me succ</text:span></text:span><text:span text:style-name="Police_20_par_20_défaut"><text:span text:style-name="T1">è</text:span></text:span><text:span text:style-name="Police_20_par_20_défaut"><text:span text:style-name="T1">s, sur les traces de Leclerc et de l'abb</text:span></text:span><text:span text:style-name="Police_20_par_20_défaut"><text:span text:style-name="T1">é</text:span></text:span><text:span text:style-name="Police_20_par_20_défaut"><text:span text:style-name="T1"> Desfontaines, c'est ce que Pr</text:span></text:span><text:span text:style-name="Police_20_par_20_défaut"><text:span text:style-name="T1">é</text:span></text:span><text:span text:style-name="Police_20_par_20_défaut"><text:span text:style-name="T1">vost </text:span></text:span><text:span text:style-name="Police_20_par_20_défaut"><text:span text:style-name="T1">à</text:span></text:span><text:span text:style-name="Police_20_par_20_défaut"><text:span text:style-name="T1"> son tour, le futur auteur de </text:span></text:span><text:span text:style-name="Police_20_par_20_défaut"><text:span text:style-name="T4">Manon Lescaut</text:span></text:span><text:span text:style-name="Police_20_par_20_défaut"><text:span text:style-name="T1">, allait faire dans son </text:span></text:span><text:span text:style-name="Police_20_par_20_défaut"><text:span text:style-name="T4">Pour et Contre</text:span></text:span><text:span text:style-name="Police_20_par_20_défaut"><text:span text:style-name="T1">. Et s'il </text:span></text:span><text:span text:style-name="Police_20_par_20_défaut"><text:span text:style-name="T1">é</text:span></text:span><text:span text:style-name="Police_20_par_20_défaut"><text:span text:style-name="T1">tait enfin besoin d'un coup d'</text:span></text:span><text:span text:style-name="Police_20_par_20_défaut"><text:span text:style-name="T1">é</text:span></text:span><text:span text:style-name="Police_20_par_20_défaut"><text:span text:style-name="T1">clat pour convertir jusqu'aux indiff</text:span></text:span><text:span text:style-name="Police_20_par_20_défaut"><text:span text:style-name="T1">é</text:span></text:span><text:span text:style-name="Police_20_par_20_défaut"><text:span text:style-name="T1">rents, il semble que Za</text:span></text:span><text:span text:style-name="Police_20_par_20_défaut"><text:span text:style-name="T1">ï</text:span></text:span><text:span text:style-name="Police_20_par_20_défaut"><text:span text:style-name="T1">re, en 1732, le d</text:span></text:span><text:span text:style-name="Police_20_par_20_défaut"><text:span text:style-name="T1">û</text:span></text:span><text:span text:style-name="Police_20_par_20_défaut"><text:span text:style-name="T1">t </text:span></text:span><text:span text:style-name="Police_20_par_20_défaut"><text:span text:style-name="T1">ê</text:span></text:span><text:span text:style-name="Police_20_par_20_défaut"><text:span text:style-name="T1">tre, — Za</text:span></text:span><text:span text:style-name="Police_20_par_20_défaut"><text:span text:style-name="T1">ï</text:span></text:span><text:span text:style-name="Police_20_par_20_défaut"><text:span text:style-name="T1">re, et deux ans plus tard, en 1734, la publication tapageuse des </text:span></text:span><text:span text:style-name="Police_20_par_20_défaut"><text:span text:style-name="T4">Lettres philosophiques</text:span></text:span><text:span text:style-name="Police_20_par_20_défaut"><text:span text:style-name="T1">.</text:span></text:span></text:p>
      <text:p text:style-name="P1">Si nous n'avons pas à rechercher ici ce que notre littérature pouvait gagner à ce contact de la littérature anglaise, la critique du moins, mise en présence de « beautés nouvelles », de « beautés modernes » — je veux dire nullement « classiques », — allait sans doute en tirer de nouveaux motifs d'indépendance ; achever de secouer le joug des anciens ; mettre elle-même en question l'universalité, l'autorité, l'immutabilité de ses règles ; et finalement affecter quelque ambition plus haute que d'enfermer l'art et la littérature dans le cercle de ses prescriptions... Vous savez qu'il n’en fut rien, et il est curieux d'en examiner les raisons.</text:p>
      <text:p text:style-name="Normal"><text:span text:style-name="Police_20_par_20_défaut"><text:span text:style-name="T1">Il y en a d'anglaises, si je puis ainsi dire</text:span></text:span><text:span text:style-name="Police_20_par_20_défaut"><text:span text:style-name="T1"> </text:span></text:span><text:span text:style-name="Police_20_par_20_défaut"><text:span text:style-name="T1">;</text:span></text:span><text:span text:style-name="Police_20_par_20_défaut"><text:span text:style-name="T1"> et nous pouvons bien regretter que nos p</text:span></text:span><text:span text:style-name="Police_20_par_20_défaut"><text:span text:style-name="T1">è</text:span></text:span><text:span text:style-name="Police_20_par_20_défaut"><text:span text:style-name="T1">res n'aient pas eu l'esprit plus large et plus hospitalier, nous ne pouvons gu</text:span></text:span><text:span text:style-name="Police_20_par_20_défaut"><text:span text:style-name="T1">è</text:span></text:span><text:span text:style-name="Police_20_par_20_défaut"><text:span text:style-name="T1">re nous </text:span></text:span><text:span text:style-name="Police_20_par_20_défaut"><text:span text:style-name="T1">é</text:span></text:span><text:span text:style-name="Police_20_par_20_défaut"><text:span text:style-name="T1">tonner qu'ils n'aient pas fait de Milton ou de Shakespeare plus d'estime que</text:span></text:span><text:span text:style-name="Police_20_par_20_défaut"><text:span text:style-name="T1"> </text:span></text:span><text:span text:style-name="Police_20_par_20_défaut"><text:span text:style-name="T1">n'en faisaient les Anglais eux-m</text:span></text:span><text:span text:style-name="Police_20_par_20_défaut"><text:span text:style-name="T1">ê</text:span></text:span><text:span text:style-name="Police_20_par_20_défaut"><text:span text:style-name="T1">mes au commencement du </text:span></text:span><text:span text:style-name="Police_20_par_20_défaut"><text:span text:style-name="T1">XVI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Repr</text:span></text:span><text:span text:style-name="Police_20_par_20_défaut"><text:span text:style-name="T1">é</text:span></text:span><text:span text:style-name="Police_20_par_20_défaut"><text:span text:style-name="T1">sentez-vous, de nos jours, quel serait l'embarras, l'embarras des Anglais ou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ment des </text:span></text:span><text:span text:style-name="Police_20_par_20_défaut"><text:span text:style-name="T1">é</text:span></text:span><text:span text:style-name="Police_20_par_20_défaut"><text:span text:style-name="T1">trangers, si, dans nos histoires de </text:span></text:span><text:span text:style-name="Police_20_par_20_défaut"><text:span text:style-name="T1">l</text:span></text:span><text:span text:style-name="Police_20_par_20_défaut"><text:span text:style-name="T1">a</text:span></text:span><text:span text:style-name="Police_20_par_20_défaut"><text:span text:style-name="T1"> </text:span></text:span><text:span text:style-name="Police_20_par_20_défaut"><text:span text:style-name="T1">litt</text:span></text:span><text:span text:style-name="Police_20_par_20_défaut"><text:span text:style-name="T1">é</text:span></text:span><text:span text:style-name="Police_20_par_20_défaut"><text:span text:style-name="T1">rature, nous mettions constamment l'auteur du Glorieux ou celui du </text:span></text:span><text:span text:style-name="Police_20_par_20_défaut"><text:span text:style-name="T4">L</text:span></text:span><text:span text:style-name="Police_20_par_20_défaut"><text:span text:style-name="T4">é</text:span></text:span><text:span text:style-name="Police_20_par_20_défaut"><text:span text:style-name="T4">gataire</text:span></text:span><text:span text:style-name="Police_20_par_20_défaut"><text:span text:style-name="T1"> au-dessus de l'auteur de </text:span></text:span><text:span text:style-name="Police_20_par_20_défaut"><text:span text:style-name="T4">Tartufe</text:span></text:span><text:span text:style-name="Police_20_par_20_défaut"><text:span text:style-name="T1"> !</text:span></text:span><text:span text:style-name="Police_20_par_20_défaut"><text:span text:style-name="T1"> Les Anglais en </text:span></text:span><text:span text:style-name="Police_20_par_20_défaut"><text:span text:style-name="T1">é</text:span></text:span><text:span text:style-name="Police_20_par_20_défaut"><text:span text:style-name="T1">taient l</text:span></text:span><text:span text:style-name="Police_20_par_20_défaut"><text:span text:style-name="T1">à</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Le savant Rymer</text:span></text:span><text:span text:style-name="Police_20_par_20_défaut"><text:span text:style-name="T1"> </text:span></text:span><text:span text:style-name="Police_20_par_20_défaut"><text:span text:style-name="T1">— nous dit </text:span></text:span><text:span text:style-name="Police_20_par_20_défaut"><text:span text:style-name="T1">Voltaire</text:span></text:span><text:span text:style-name="Police_20_par_20_défaut"><text:span text:style-name="T1"> lui-m</text:span></text:span><text:span text:style-name="Police_20_par_20_défaut"><text:span text:style-name="T1">ê</text:span></text:span><text:span text:style-name="Police_20_par_20_défaut"><text:span text:style-name="T1">me </text:span></text:span><text:span text:style-name="Police_20_par_20_défaut"><text:span text:style-name="T1">à</text:span></text:span><text:span text:style-name="Police_20_par_20_défaut"><text:span text:style-name="T1"> ce propos,—</text:span></text:span><text:span text:style-name="Police_20_par_20_défaut"><text:span text:style-name="T1"> </text:span></text:span><text:span text:style-name="Police_20_par_20_défaut"><text:span text:style-name="T1">Rymer, dans un livre d</text:span></text:span><text:span text:style-name="Police_20_par_20_défaut"><text:span text:style-name="T1">é</text:span></text:span><text:span text:style-name="Police_20_par_20_défaut"><text:span text:style-name="T1">di</text:span></text:span><text:span text:style-name="Police_20_par_20_défaut"><text:span text:style-name="T1">é</text:span></text:span><text:span text:style-name="Police_20_par_20_défaut"><text:span text:style-name="T1"> au fameux comte Dorset, en 1693, sur l'excellence et la corruption de la trag</text:span></text:span><text:span text:style-name="Police_20_par_20_défaut"><text:span text:style-name="T1">é</text:span></text:span><text:span text:style-name="Police_20_par_20_défaut"><text:span text:style-name="T1">die, poussait encore la s</text:span></text:span><text:span text:style-name="Police_20_par_20_défaut"><text:span text:style-name="T1">é</text:span></text:span><text:span text:style-name="Police_20_par_20_défaut"><text:span text:style-name="T1">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de sa critique jusqu'</text:span></text:span><text:span text:style-name="Police_20_par_20_défaut"><text:span text:style-name="T1">à</text:span></text:span><text:span text:style-name="Police_20_par_20_défaut"><text:span text:style-name="T1"> dire qu'il n'y a point de singe en Afrique, point de babouin qui n'ait plus de go</text:span></text:span><text:span text:style-name="Police_20_par_20_défaut"><text:span text:style-name="T1">û</text:span></text:span><text:span text:style-name="Police_20_par_20_défaut"><text:span text:style-name="T1">t que Shakespeare.</text:span></text:span><text:span text:style-name="Police_20_par_20_défaut"><text:span text:style-name="T1"> </text:span></text:span><text:span text:style-name="Police_20_par_20_défaut"><text:span text:style-name="T1">»</text:span></text:span><text:span text:style-name="Police_20_par_20_défaut"><text:span text:style-name="T1"> Et, par cons</text:span></text:span><text:span text:style-name="Police_20_par_20_défaut"><text:span text:style-name="T1">é</text:span></text:span><text:span text:style-name="Police_20_par_20_défaut"><text:span text:style-name="T1">quent, dans ses </text:span></text:span><text:span text:style-name="Police_20_par_20_défaut"><text:span text:style-name="T4">Lettres philosophiques, </text:span></text:span><text:span text:style-name="Police_20_par_20_défaut"><text:span text:style-name="T1">quand </text:span></text:span><text:span text:style-name="Police_20_par_20_défaut"><text:span text:style-name="T1">Voltaire</text:span></text:span><text:span text:style-name="Police_20_par_20_défaut"><text:span text:style-name="T1"> mettait le </text:span></text:span><text:span text:style-name="Police_20_par_20_défaut"><text:span text:style-name="T4">Caton </text:span></text:span><text:span text:style-name="Police_20_par_20_défaut"><text:span text:style-name="T1">du sage Addison fort au-dessus de </text:span></text:span><text:span text:style-name="Police_20_par_20_défaut"><text:span text:style-name="T1">l’</text:span></text:span><text:span text:style-name="Police_20_par_20_défaut"><text:span text:style-name="T4">Hamlet</text:span></text:span><text:span text:style-name="Police_20_par_20_défaut"><text:span text:style-name="T1"> ou du </text:span></text:span><text:soft-page-break/><text:span text:style-name="Police_20_par_20_défaut"><text:span text:style-name="T1">Jules C</text:span></text:span><text:span text:style-name="Police_20_par_20_défaut"><text:span text:style-name="T1">é</text:span></text:span><text:span text:style-name="Police_20_par_20_défaut"><text:span text:style-name="T1">sar de Shakespeare, il ne faisait que r</text:span></text:span><text:span text:style-name="Police_20_par_20_défaut"><text:span text:style-name="T1">é</text:span></text:span><text:span text:style-name="Police_20_par_20_défaut"><text:span text:style-name="T1">p</text:span></text:span><text:span text:style-name="Police_20_par_20_défaut"><text:span text:style-name="T1">é</text:span></text:span><text:span text:style-name="Police_20_par_20_défaut"><text:span text:style-name="T1">ter ce qu'il avait entendu dire </text:span></text:span><text:span text:style-name="Police_20_par_20_défaut"><text:span text:style-name="T1">à</text:span></text:span><text:span text:style-name="Police_20_par_20_défaut"><text:span text:style-name="T1"> </text:span></text:span><text:span text:style-name="Police_20_par_20_défaut"><text:span text:style-name="T1">Londres, ou </text:span></text:span><text:span text:style-name="Police_20_par_20_défaut"><text:span text:style-name="T1">à</text:span></text:span><text:span text:style-name="Police_20_par_20_défaut"><text:span text:style-name="T1"> Wandsworth, chez son ami Falkener. Encore aujourd'hui, n'est-ce pas le temps de la reine Anne et du premier des Georges, le temps d'Addi</text:span></text:span><text:span text:style-name="Police_20_par_20_défaut"><text:span text:style-name="T1">son et de Steele, de Pope et de</text:span></text:span><text:span text:style-name="Police_20_par_20_défaut"><text:span text:style-name="T1"> Swift, que les historiens de la litt</text:span></text:span><text:span text:style-name="Police_20_par_20_défaut"><text:span text:style-name="T1">é</text:span></text:span><text:span text:style-name="Police_20_par_20_défaut"><text:span text:style-name="T1">rature anglaise appellent leur </text:span></text:span><text:span text:style-name="Police_20_par_20_défaut"><text:span text:style-name="T1">«</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d'Auguste</text:span></text:span><text:span text:style-name="Police_20_par_20_défaut"><text:span text:style-name="T1"> </text:span></text:span><text:span text:style-name="Police_20_par_20_défaut"><text:span text:style-name="T1">»</text:span></text:span><text:span text:style-name="Police_20_par_20_défaut"><text:span text:style-name="T1">, l'</text:span></text:span><text:span text:style-name="Police_20_par_20_défaut"><text:span text:style-name="T1">â</text:span></text:span><text:span text:style-name="Police_20_par_20_défaut"><text:span text:style-name="T1">ge d'or de leur litt</text:span></text:span><text:span text:style-name="Police_20_par_20_défaut"><text:span text:style-name="T1">é</text:span></text:span><text:span text:style-name="Police_20_par_20_défaut"><text:span text:style-name="T1">rature, et leur</text:span></text:span><text:span text:style-name="Police_20_par_20_défaut"><text:span text:style-name="T1"> siècle</text:span></text:span><text:span text:style-name="Police_20_par_20_défaut"><text:span text:style-name="T1"> classique entre tous</text:span></text:span><text:span text:style-name="Police_20_par_20_défaut"><text:span text:style-name="T1"> ?</text:span></text:span></text:p>
      <text:p text:style-name="Normal"><text:span text:style-name="Police_20_par_20_défaut"><text:span text:style-name="T1">D'autres raisons sont plus personnelles </text:span></text:span><text:span text:style-name="Police_20_par_20_défaut"><text:span text:style-name="T1">à</text:span></text:span><text:span text:style-name="Police_20_par_20_défaut"><text:span text:style-name="T1"> </text:span></text:span><text:span text:style-name="Police_20_par_20_défaut"><text:span text:style-name="T1">Voltaire</text:span></text:span><text:span text:style-name="Police_20_par_20_défaut"><text:span text:style-name="T1">. Ainsi, nous ne faisons pas grand cas de son th</text:span></text:span><text:span text:style-name="Police_20_par_20_défaut"><text:span text:style-name="T1">éâ</text:span></text:span><text:span text:style-name="Police_20_par_20_défaut"><text:span text:style-name="T1">tre, et, l</text:span></text:span><text:span text:style-name="Police_20_par_20_défaut"><text:span text:style-name="T1">à</text:span></text:span><text:span text:style-name="Police_20_par_20_défaut"><text:span text:style-name="T1">-dessus, ce serait une question que de savoir si nos d</text:span></text:span><text:span text:style-name="Police_20_par_20_défaut"><text:span text:style-name="T1">é</text:span></text:span><text:span text:style-name="Police_20_par_20_défaut"><text:span text:style-name="T1">dains ne passent pas la mesure</text:span></text:span><text:span text:style-name="Police_20_par_20_défaut"><text:span text:style-name="T1"> </text:span></text:span><text:span text:style-name="Police_20_par_20_défaut"><text:span text:style-name="T1">;</text:span></text:span><text:span text:style-name="Police_20_par_20_défaut"><text:span text:style-name="T1"> mais, en son temps, de 1730 </text:span></text:span><text:span text:style-name="Police_20_par_20_défaut"><text:span text:style-name="T1">à</text:span></text:span><text:span text:style-name="Police_20_par_20_défaut"><text:span text:style-name="T1"> 1780, nous en dirions trop peu si nous disions que, de toutes les parties de son </text:span></text:span><text:span text:style-name="Police_20_par_20_défaut"><text:span text:style-name="T1">œ</text:span></text:span><text:span text:style-name="Police_20_par_20_défaut"><text:span text:style-name="T1">uvre on n'en a mis aucun</text:span></text:span><text:span text:style-name="Police_20_par_20_défaut"><text:span text:style-name="T1">e</text:span></text:span><text:span text:style-name="Police_20_par_20_défaut"><text:span text:style-name="T1"> </text:span></text:span><text:span text:style-name="Police_20_par_20_défaut"><text:span text:style-name="T1">à</text:span></text:span><text:span text:style-name="Police_20_par_20_défaut"><text:span text:style-name="T1"> plus haut prix</text:span></text:span><text:span text:style-name="Police_20_par_20_défaut"><text:span text:style-name="T1"> </text:span></text:span><text:span text:style-name="Police_20_par_20_défaut"><text:span text:style-name="T1">;</text:span></text:span><text:span text:style-name="Police_20_par_20_défaut"><text:span text:style-name="T1"> il faut dire que c'</text:span></text:span><text:span text:style-name="Police_20_par_20_défaut"><text:span text:style-name="T1">é</text:span></text:span><text:span text:style-name="Police_20_par_20_défaut"><text:span text:style-name="T1">tait la seule que l'on ne contest</text:span></text:span><text:span text:style-name="Police_20_par_20_défaut"><text:span text:style-name="T1">â</text:span></text:span><text:span text:style-name="Police_20_par_20_défaut"><text:span text:style-name="T1">t point. M</text:span></text:span><text:span text:style-name="Police_20_par_20_défaut"><text:span text:style-name="T1">ê</text:span></text:span><text:span text:style-name="Police_20_par_20_défaut"><text:span text:style-name="T1">me aux yeux de Fr</text:span></text:span><text:span text:style-name="Police_20_par_20_défaut"><text:span text:style-name="T1">é</text:span></text:span><text:span text:style-name="Police_20_par_20_défaut"><text:span text:style-name="T1">ron, m</text:span></text:span><text:span text:style-name="Police_20_par_20_défaut"><text:span text:style-name="T1">ê</text:span></text:span><text:span text:style-name="Police_20_par_20_défaut"><text:span text:style-name="T1">me aux yeux de Rousseau</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voyez l</text:span></text:span><text:span text:style-name="Police_20_par_20_défaut"><text:span text:style-name="T1">a</text:span></text:span><text:span text:style-name="Police_20_par_20_défaut"><text:span text:style-name="T4"> Lettre sur les spectacles</text:span></text:span><text:span text:style-name="Police_20_par_20_défaut"><text:span text:style-name="T1">, — l'auteur de </text:span></text:span><text:span text:style-name="Police_20_par_20_défaut"><text:span text:style-name="T4">Za</text:span></text:span><text:span text:style-name="Police_20_par_20_défaut"><text:span text:style-name="T4">ï</text:span></text:span><text:span text:style-name="Police_20_par_20_défaut"><text:span text:style-name="T4">re</text:span></text:span><text:span text:style-name="Police_20_par_20_défaut"><text:span text:style-name="T1">, de </text:span></text:span><text:span text:style-name="Police_20_par_20_défaut"><text:span text:style-name="T4">M</text:span></text:span><text:span text:style-name="Police_20_par_20_défaut"><text:span text:style-name="T4">é</text:span></text:span><text:span text:style-name="Police_20_par_20_défaut"><text:span text:style-name="T4">rope</text:span></text:span><text:span text:style-name="Police_20_par_20_défaut"><text:span text:style-name="T1">, de </text:span></text:span><text:span text:style-name="Police_20_par_20_défaut"><text:span text:style-name="T4">Tancr</text:span></text:span><text:span text:style-name="Police_20_par_20_défaut"><text:span text:style-name="T4">è</text:span></text:span><text:span text:style-name="Police_20_par_20_défaut"><text:span text:style-name="T4">de</text:span></text:span><text:span text:style-name="Police_20_par_20_défaut"><text:span text:style-name="T1"> a pass</text:span></text:span><text:span text:style-name="Police_20_par_20_défaut"><text:span text:style-name="T1">é</text:span></text:span><text:span text:style-name="Police_20_par_20_défaut"><text:span text:style-name="T1"> sans difficult</text:span></text:span><text:span text:style-name="Police_20_par_20_défaut"><text:span text:style-name="T1">é</text:span></text:span><text:span text:style-name="Police_20_par_20_défaut"><text:span text:style-name="T1"> pour l'</text:span></text:span><text:span text:style-name="Police_20_par_20_défaut"><text:span text:style-name="T1">é</text:span></text:span><text:span text:style-name="Police_20_par_20_défaut"><text:span text:style-name="T1">mule et le riv</text:span></text:span><text:span text:style-name="Police_20_par_20_défaut"><text:span text:style-name="T1">al heureux de Racine et de Corneille</text:span></text:span><text:span text:style-name="Police_20_par_20_défaut"><text:span text:style-name="T1">. On ne pouvait donc pas d</text:span></text:span><text:span text:style-name="Police_20_par_20_défaut"><text:span text:style-name="T1">é</text:span></text:span><text:span text:style-name="Police_20_par_20_défaut"><text:span text:style-name="T1">cemment, quand, apr</text:span></text:span><text:span text:style-name="Police_20_par_20_défaut"><text:span text:style-name="T1">è</text:span></text:span><text:span text:style-name="Police_20_par_20_défaut"><text:span text:style-name="T1">s avoir rendu justice </text:span></text:span><text:span text:style-name="Police_20_par_20_défaut"><text:span text:style-name="T1">à</text:span></text:span><text:span text:style-name="Police_20_par_20_défaut"><text:span text:style-name="T1"> Shakespeare, il lui reprochait, dans ses </text:span></text:span><text:span text:style-name="Police_20_par_20_défaut"><text:span text:style-name="T4">Lettres anglaises</text:span></text:span><text:span text:style-name="Police_20_par_20_défaut"><text:span text:style-name="T1">, la barbarie de ses </text:span></text:span><text:span text:style-name="Police_20_par_20_défaut"><text:span text:style-name="T1">«</text:span></text:span><text:span text:style-name="Police_20_par_20_défaut"><text:span text:style-name="T1"> </text:span></text:span><text:span text:style-name="Police_20_par_20_défaut"><text:span text:style-name="T1">farces monstrueuses</text:span></text:span><text:span text:style-name="Police_20_par_20_défaut"><text:span text:style-name="T1"> </text:span></text:span><text:span text:style-name="Police_20_par_20_défaut"><text:span text:style-name="T1">»</text:span></text:span><text:span text:style-name="Police_20_par_20_défaut"><text:span text:style-name="T1">, on ne pouvait pas d</text:span></text:span><text:span text:style-name="Police_20_par_20_défaut"><text:span text:style-name="T1">é</text:span></text:span><text:span text:style-name="Police_20_par_20_défaut"><text:span text:style-name="T1">cemment accuser d'incomp</text:span></text:span><text:span text:style-name="Police_20_par_20_défaut"><text:span text:style-name="T1">é</text:span></text:span><text:span text:style-name="Police_20_par_20_défaut"><text:span text:style-name="T1">tence l'auteur applaudi d'</text:span></text:span><text:span text:style-name="Police_20_par_20_défaut"><text:span text:style-name="T4">Œ</text:span></text:span><text:span text:style-name="Police_20_par_20_défaut"><text:span text:style-name="T4">dipe</text:span></text:span><text:span text:style-name="Police_20_par_20_défaut"><text:span text:style-name="T1"> ou de</text:span></text:span><text:span text:style-name="Police_20_par_20_défaut"><text:span text:style-name="T4"> </text:span></text:span><text:span text:style-name="Police_20_par_20_défaut"><text:span text:style-name="T4">Za</text:span></text:span><text:span text:style-name="Police_20_par_20_défaut"><text:span text:style-name="T4">ï</text:span></text:span><text:span text:style-name="Police_20_par_20_défaut"><text:span text:style-name="T4">re</text:span></text:span><text:span text:style-name="Police_20_par_20_défaut"><text:span text:style-name="T1">. Mais, d'autre part, pour oser dire que l'envie le faisait parler, il e</text:span></text:span><text:span text:style-name="Police_20_par_20_défaut"><text:span text:style-name="T1">û</text:span></text:span><text:span text:style-name="Police_20_par_20_défaut"><text:span text:style-name="T1">t fallu que l'irr</text:span></text:span><text:span text:style-name="Police_20_par_20_défaut"><text:span text:style-name="T1">é</text:span></text:span><text:span text:style-name="Police_20_par_20_défaut"><text:span text:style-name="T1">gularit</text:span></text:span><text:span text:style-name="Police_20_par_20_défaut"><text:span text:style-name="T1">é</text:span></text:span><text:span text:style-name="Police_20_par_20_défaut"><text:span text:style-name="T1"> de Shakespeare choqu</text:span></text:span><text:span text:style-name="Police_20_par_20_défaut"><text:span text:style-name="T1">â</text:span></text:span><text:span text:style-name="Police_20_par_20_défaut"><text:span text:style-name="T1">t ou bless</text:span></text:span><text:span text:style-name="Police_20_par_20_défaut"><text:span text:style-name="T1">â</text:span></text:span><text:span text:style-name="Police_20_par_20_défaut"><text:span text:style-name="T1">t moins profond</text:span></text:span><text:span text:style-name="Police_20_par_20_défaut"><text:span text:style-name="T1">é</text:span></text:span><text:span text:style-name="Police_20_par_20_défaut"><text:span text:style-name="T1">ment le go</text:span></text:span><text:span text:style-name="Police_20_par_20_défaut"><text:span text:style-name="T1">û</text:span></text:span><text:span text:style-name="Police_20_par_20_défaut"><text:span text:style-name="T1">t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du</text:span></text:span><text:span text:style-name="Police_20_par_20_défaut"><text:span text:style-name="T11"> </text:span></text:span><text:span text:style-name="Police_20_par_20_défaut"><text:span text:style-name="T11">XV</text:span></text:span><text:span text:style-name="Police_20_par_20_défaut"><text:span text:style-name="T11">I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Rien ne fut donc plus facile </text:span></text:span><text:span text:style-name="Police_20_par_20_défaut"><text:span text:style-name="T1">à</text:span></text:span><text:span text:style-name="Police_20_par_20_défaut"><text:span text:style-name="T1"> </text:span></text:span><text:span text:style-name="Police_20_par_20_défaut"><text:span text:style-name="T1">Voltaire</text:span></text:span><text:span text:style-name="Police_20_par_20_défaut"><text:span text:style-name="T1">, apr</text:span></text:span><text:span text:style-name="Police_20_par_20_défaut"><text:span text:style-name="T1">è</text:span></text:span><text:span text:style-name="Police_20_par_20_défaut"><text:span text:style-name="T1">s avoir d</text:span></text:span><text:span text:style-name="Police_20_par_20_défaut"><text:span text:style-name="T1">é</text:span></text:span><text:span text:style-name="Police_20_par_20_défaut"><text:span text:style-name="T1">couvert ou r</text:span></text:span><text:span text:style-name="Police_20_par_20_défaut"><text:span text:style-name="T1">é</text:span></text:span><text:span text:style-name="Police_20_par_20_défaut"><text:span text:style-name="T1">v</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 Shakespeare </text:span></text:span><text:span text:style-name="Police_20_par_20_défaut"><text:span text:style-name="T1">à</text:span></text:span><text:span text:style-name="Police_20_par_20_défaut"><text:span text:style-name="T1"> la France, que de se r</text:span></text:span><text:span text:style-name="Police_20_par_20_défaut"><text:span text:style-name="T1">é</text:span></text:span><text:span text:style-name="Police_20_par_20_défaut"><text:span text:style-name="T1">server </text:span></text:span><text:span text:style-name="Police_20_par_20_défaut"><text:span text:style-name="T1">à</text:span></text:span><text:span text:style-name="Police_20_par_20_défaut"><text:span text:style-name="T1"> lui tout seul le privil</text:span></text:span><text:span text:style-name="Police_20_par_20_défaut"><text:span text:style-name="T1">è</text:span></text:span><text:span text:style-name="Police_20_par_20_défaut"><text:span text:style-name="T1">ge ou le monopole de l'imiter. Et, comme les morts eux-m</text:span></text:span><text:span text:style-name="Police_20_par_20_défaut"><text:span text:style-name="T1">ê</text:span></text:span><text:span text:style-name="Police_20_par_20_défaut"><text:span text:style-name="T1">mes ne laissaient pas de porter ombrage </text:span></text:span><text:span text:style-name="Police_20_par_20_défaut"><text:span text:style-name="T1">à</text:span></text:span><text:span text:style-name="Police_20_par_20_défaut"><text:span text:style-name="T1"> son amour-propre, c'est ainsi que </text:span></text:span><text:span text:style-name="Police_20_par_20_défaut"><text:span text:style-name="T1">Voltaire</text:span></text:span><text:span text:style-name="Police_20_par_20_défaut"><text:span text:style-name="T1"> prenant peur de la gloire de Shakespeare, on l'en crut sur sa parole</text:span></text:span><text:span text:style-name="Police_20_par_20_défaut"><text:span text:style-name="T1"> ;</text:span></text:span><text:span text:style-name="Police_20_par_20_défaut"><text:span text:style-name="T1"> et, perdu pour l'art dramatique, le profit qu'on e</text:span></text:span><text:span text:style-name="Police_20_par_20_défaut"><text:span text:style-name="T1">û</text:span></text:span><text:span text:style-name="Police_20_par_20_défaut"><text:span text:style-name="T1">t pu tirer de la connaissance du th</text:span></text:span><text:span text:style-name="Police_20_par_20_défaut"><text:span text:style-name="T1">éâ</text:span></text:span><text:span text:style-name="Police_20_par_20_défaut"><text:span text:style-name="T1">tre anglais le fut </text:span></text:span><text:span text:style-name="Police_20_par_20_défaut"><text:span text:style-name="T1">é</text:span></text:span><text:span text:style-name="Police_20_par_20_défaut"><text:span text:style-name="T1">galement pour la critique fran</text:span></text:span><text:span text:style-name="Police_20_par_20_défaut"><text:span text:style-name="T1">ç</text:span></text:span><text:span text:style-name="Police_20_par_20_défaut"><text:span text:style-name="T1">aise.</text:span></text:span></text:p>
      <text:p text:style-name="Normal"><text:span text:style-name="Police_20_par_20_défaut"><text:span text:style-name="T1">Enfin, il convient d'ajouter qu'au moment m</text:span></text:span><text:span text:style-name="Police_20_par_20_défaut"><text:span text:style-name="T1">ê</text:span></text:span><text:span text:style-name="Police_20_par_20_défaut"><text:span text:style-name="T1">me o</text:span></text:span><text:span text:style-name="Police_20_par_20_défaut"><text:span text:style-name="T1">ù</text:span></text:span><text:span text:style-name="Police_20_par_20_défaut"><text:span text:style-name="T1"> paraissaient les </text:span></text:span><text:span text:style-name="Police_20_par_20_défaut"><text:span text:style-name="T4">Lettres anglaises,</text:span></text:span><text:span text:style-name="Police_20_par_20_défaut"><text:span text:style-name="T1"> en 1734, l'esprit du </text:span></text:span><text:span text:style-name="Police_20_par_20_défaut"><text:span text:style-name="T11">XVI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envelopp</text:span></text:span><text:span text:style-name="Police_20_par_20_défaut"><text:span text:style-name="T1">é</text:span></text:span><text:span text:style-name="Police_20_par_20_défaut"><text:span text:style-name="T1"> jusqu'alors dans ses origines, commen</text:span></text:span><text:span text:style-name="Police_20_par_20_défaut"><text:span text:style-name="T1">ç</text:span></text:span><text:span text:style-name="Police_20_par_20_défaut"><text:span text:style-name="T1">ait</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s'en d</text:span></text:span><text:span text:style-name="Police_20_par_20_défaut"><text:span text:style-name="T1">é</text:span></text:span><text:span text:style-name="Police_20_par_20_défaut"><text:span text:style-name="T1">gager, et </text:span></text:span><text:span text:style-name="Police_20_par_20_défaut"><text:span text:style-name="T1">à</text:span></text:span><text:span text:style-name="Police_20_par_20_défaut"><text:span text:style-name="T1"> prendre conscience de lui-m</text:span></text:span><text:span text:style-name="Police_20_par_20_défaut"><text:span text:style-name="T1">ê</text:span></text:span><text:span text:style-name="Police_20_par_20_défaut"><text:span text:style-name="T1">me. Il avait pr</text:span></text:span><text:span text:style-name="Police_20_par_20_défaut"><text:span text:style-name="T1">é</text:span></text:span><text:span text:style-name="Police_20_par_20_défaut"><text:span text:style-name="T1">lud</text:span></text:span><text:span text:style-name="Police_20_par_20_défaut"><text:span text:style-name="T1">é</text:span></text:span><text:span text:style-name="Police_20_par_20_défaut"><text:span text:style-name="T1"> dans le </text:span></text:span><text:span text:style-name="Police_20_par_20_défaut"><text:span text:style-name="T4">Dictionnaire </text:span></text:span><text:span text:style-name="Police_20_par_20_défaut"><text:span text:style-name="T1">de Bayle</text:span></text:span><text:span text:style-name="Police_20_par_20_défaut"><text:span text:style-name="T1"> ;</text:span></text:span><text:span text:style-name="Police_20_par_20_défaut"><text:span text:style-name="T1"> il se jouait dans les </text:span></text:span><text:span text:style-name="Police_20_par_20_défaut"><text:span text:style-name="T4">Lettres persanes</text:span></text:span><text:span text:style-name="Police_20_par_20_défaut"><text:span text:style-name="T1"> :</text:span></text:span><text:span text:style-name="Police_20_par_20_défaut"><text:span text:style-name="T1"> on peut dire qu'il n'apprend </text:span></text:span><text:span text:style-name="Police_20_par_20_défaut"><text:span text:style-name="T1">à</text:span></text:span><text:span text:style-name="Police_20_par_20_défaut"><text:span text:style-name="T1"> se conna</text:span></text:span><text:span text:style-name="Police_20_par_20_défaut"><text:span text:style-name="T1">î</text:span></text:span><text:span text:style-name="Police_20_par_20_défaut"><text:span text:style-name="T1">tre, et </text:span></text:span><text:span text:style-name="Police_20_par_20_défaut"><text:span text:style-name="T1">à</text:span></text:span><text:span text:style-name="Police_20_par_20_défaut"><text:span text:style-name="T1"> soup</text:span></text:span><text:span text:style-name="Police_20_par_20_défaut"><text:span text:style-name="T1">ç</text:span></text:span><text:span text:style-name="Police_20_par_20_défaut"><text:span text:style-name="T1">onner sa force et sa fortune prochaine que dans les</text:span></text:span><text:span text:style-name="Police_20_par_20_défaut"><text:span text:style-name="T4"> </text:span></text:span><text:span text:style-name="Police_20_par_20_défaut"><text:span text:style-name="T4">Lettres anglaises</text:span></text:span><text:span text:style-name="Police_20_par_20_défaut"><text:span text:style-name="T1">, Or, ce qui le caract</text:span></text:span><text:span text:style-name="Police_20_par_20_défaut"><text:span text:style-name="T1">é</text:span></text:span><text:span text:style-name="Police_20_par_20_défaut"><text:span text:style-name="T1">rise </text:span></text:span><text:span text:style-name="Police_20_par_20_défaut"><text:span text:style-name="T1">é</text:span></text:span><text:span text:style-name="Police_20_par_20_défaut"><text:span text:style-name="T1">minemment, vous le savez, c'est d'</text:span></text:span><text:span text:style-name="Police_20_par_20_défaut"><text:span text:style-name="T1">ê</text:span></text:span><text:span text:style-name="Police_20_par_20_défaut"><text:span text:style-name="T1">tre avant tout pr</text:span></text:span><text:span text:style-name="Police_20_par_20_défaut"><text:span text:style-name="T1">é</text:span></text:span><text:span text:style-name="Police_20_par_20_défaut"><text:span text:style-name="T1">occup</text:span></text:span><text:span text:style-name="Police_20_par_20_défaut"><text:span text:style-name="T1">é</text:span></text:span><text:span text:style-name="Police_20_par_20_défaut"><text:span text:style-name="T1"> de questions religieuses, politiques, sociales, mais en revanche assez peu soucieux de litt</text:span></text:span><text:span text:style-name="Police_20_par_20_défaut"><text:span text:style-name="T1">é</text:span></text:span><text:span text:style-name="Police_20_par_20_défaut"><text:span text:style-name="T1">rature, et surtout d'art. </text:span></text:span><text:span text:style-name="Police_20_par_20_défaut"><text:span text:style-name="T4">Silent leges inter </text:span></text:span><text:soft-page-break/><text:span text:style-name="Police_20_par_20_défaut"><text:span text:style-name="T4">arma</text:span></text:span><text:span text:style-name="Police_20_par_20_défaut"><text:span text:style-name="T1">. Quand il n'est question</text:span></text:span><text:span text:style-name="Police_20_par_20_défaut"><text:span text:style-name="T1"> </text:span></text:span><text:span text:style-name="Police_20_par_20_défaut"><text:span text:style-name="T1">de rien de moins que de renverser, pour le reconstruire de la base au sommet, l'</text:span></text:span><text:span text:style-name="Police_20_par_20_défaut"><text:span text:style-name="T1">é</text:span></text:span><text:span text:style-name="Police_20_par_20_défaut"><text:span text:style-name="T1">difice social, on est moins curieux des justes proportions que </text:span></text:span><text:span text:style-name="Police_20_par_20_défaut"><text:span text:style-name="T1">doivent avoir dans la trag</text:span></text:span><text:span text:style-name="Police_20_par_20_défaut"><text:span text:style-name="T1">é</text:span></text:span><text:span text:style-name="Police_20_par_20_défaut"><text:span text:style-name="T1">die le prologue, l'</text:span></text:span><text:span text:style-name="Police_20_par_20_défaut"><text:span text:style-name="T1">é</text:span></text:span><text:span text:style-name="Police_20_par_20_défaut"><text:span text:style-name="T1">pisode et l'exode. </text:span></text:span><text:span text:style-name="Police_20_par_20_défaut"><text:span text:style-name="T1">I</text:span></text:span><text:span text:style-name="Police_20_par_20_défaut"><text:span text:style-name="T1">l suit de l</text:span></text:span><text:span text:style-name="Police_20_par_20_défaut"><text:span text:style-name="T1">à</text:span></text:span><text:span text:style-name="Police_20_par_20_défaut"><text:span text:style-name="T1"> que les hommes du </text:span></text:span><text:span text:style-name="Police_20_par_20_défaut"><text:span text:style-name="T1">XVIII</text:span></text:span><text:span text:style-name="Police_20_par_20_défaut"><text:span text:style-name="T2">e</text:span></text:span><text:span text:style-name="Police_20_par_20_défaut"><text:span text:style-name="T1"> siècle</text:span></text:span><text:span text:style-name="Police_20_par_20_défaut"><text:span text:style-name="T1">, en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s'en tiennent volontiers sur ces mati</text:span></text:span><text:span text:style-name="Police_20_par_20_défaut"><text:span text:style-name="T1">è</text:span></text:span><text:span text:style-name="Police_20_par_20_défaut"><text:span text:style-name="T1">res aux principes que leur ont l</text:span></text:span><text:span text:style-name="Police_20_par_20_défaut"><text:span text:style-name="T1">é</text:span></text:span><text:span text:style-name="Police_20_par_20_défaut"><text:span text:style-name="T1">gu</text:span></text:span><text:span text:style-name="Police_20_par_20_défaut"><text:span text:style-name="T1">é</text:span></text:span><text:span text:style-name="Police_20_par_20_défaut"><text:span text:style-name="T1">s le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tions pr</text:span></text:span><text:span text:style-name="Police_20_par_20_défaut"><text:span text:style-name="T1">é</text:span></text:span><text:span text:style-name="Police_20_par_20_défaut"><text:span text:style-name="T1">c</text:span></text:span><text:span text:style-name="Police_20_par_20_défaut"><text:span text:style-name="T1">é</text:span></text:span><text:span text:style-name="Police_20_par_20_défaut"><text:span text:style-name="T1">dentes. Leur activit</text:span></text:span><text:span text:style-name="Police_20_par_20_défaut"><text:span text:style-name="T1">é</text:span></text:span><text:span text:style-name="Police_20_par_20_défaut"><text:span text:style-name="T1"> se d</text:span></text:span><text:span text:style-name="Police_20_par_20_défaut"><text:span text:style-name="T1">é</text:span></text:span><text:span text:style-name="Police_20_par_20_défaut"><text:span text:style-name="T1">pense </text:span></text:span><text:span text:style-name="Police_20_par_20_défaut"><text:span text:style-name="T1">à</text:span></text:span><text:span text:style-name="Police_20_par_20_défaut"><text:span text:style-name="T1"> d'autres emplois</text:span></text:span><text:span text:style-name="Police_20_par_20_défaut"><text:span text:style-name="T1"> ;</text:span></text:span><text:span text:style-name="Police_20_par_20_défaut"><text:span text:style-name="T1"> et, de s'enfermer dans les questions purement litt</text:span></text:span><text:span text:style-name="Police_20_par_20_défaut"><text:span text:style-name="T1">é</text:span></text:span><text:span text:style-name="Police_20_par_20_défaut"><text:span text:style-name="T1">raires, cela </text:span></text:span><text:span text:style-name="Police_20_par_20_défaut"><text:span text:style-name="T1">é</text:span></text:span><text:span text:style-name="Police_20_par_20_défaut"><text:span text:style-name="T1">quivaut pour eux </text:span></text:span><text:span text:style-name="Police_20_par_20_défaut"><text:span text:style-name="T1">à</text:span></text:span><text:span text:style-name="Police_20_par_20_défaut"><text:span text:style-name="T1"> un brevet d'</text:span></text:span><text:span text:style-name="Police_20_par_20_défaut"><text:span text:style-name="T1">é</text:span></text:span><text:span text:style-name="Police_20_par_20_défaut"><text:span text:style-name="T1">troitesse ou de pauvret</text:span></text:span><text:span text:style-name="Police_20_par_20_défaut"><text:span text:style-name="T1">é</text:span></text:span><text:span text:style-name="Police_20_par_20_défaut"><text:span text:style-name="T1"> d'esprit.</text:span></text:span></text:p>
      <text:p text:style-name="Normal"><text:span text:style-name="Police_20_par_20_défaut"><text:span text:style-name="T1">Voltaire</text:span></text:span><text:span text:style-name="Police_20_par_20_défaut"><text:span text:style-name="T1"> en est un remarquable exemple. A la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dans ses trag</text:span></text:span><text:span text:style-name="Police_20_par_20_défaut"><text:span text:style-name="T1">é</text:span></text:span><text:span text:style-name="Police_20_par_20_défaut"><text:span text:style-name="T1">dies, il essaye bien de faire passer quelques innovations</text:span></text:span><text:span text:style-name="Police_20_par_20_défaut"><text:span text:style-name="T1"> ;</text:span></text:span><text:span text:style-name="Police_20_par_20_défaut"><text:span text:style-name="T1"> il en propose de plus hardies et de plus radicales dans les</text:span></text:span><text:span text:style-name="Police_20_par_20_défaut"><text:span text:style-name="T4"> Pr</text:span></text:span><text:span text:style-name="Police_20_par_20_défaut"><text:span text:style-name="T4">é</text:span></text:span><text:span text:style-name="Police_20_par_20_défaut"><text:span text:style-name="T4">faces</text:span></text:span><text:span text:style-name="Police_20_par_20_défaut"><text:span text:style-name="T1"> de ses trag</text:span></text:span><text:span text:style-name="Police_20_par_20_défaut"><text:span text:style-name="T1">é</text:span></text:span><text:span text:style-name="Police_20_par_20_défaut"><text:span text:style-name="T1">dies, o</text:span></text:span><text:span text:style-name="Police_20_par_20_défaut"><text:span text:style-name="T1">ù</text:span></text:span><text:span text:style-name="Police_20_par_20_défaut"><text:span text:style-name="T1"> les Diderot, les Beaumarchais, les Mercier n'auront plus tard qu'</text:span></text:span><text:span text:style-name="Police_20_par_20_défaut"><text:span text:style-name="T1">à</text:span></text:span><text:span text:style-name="Police_20_par_20_défaut"><text:span text:style-name="T1"> les reprendre, pour </text:span></text:span><text:span text:style-name="Police_20_par_20_défaut"><text:span text:style-name="T1">é</text:span></text:span><text:span text:style-name="Police_20_par_20_défaut"><text:span text:style-name="T1">crire les </text:span></text:span><text:span text:style-name="Police_20_par_20_défaut"><text:span text:style-name="T4">Essais</text:span></text:span><text:span text:style-name="Police_20_par_20_défaut"><text:span text:style-name="T1"> qu'on trouvera si r</text:span></text:span><text:span text:style-name="Police_20_par_20_défaut"><text:span text:style-name="T1">é</text:span></text:span><text:span text:style-name="Police_20_par_20_défaut"><text:span text:style-name="T1">volutionnaires. Mais, si vous lisez attentivement son </text:span></text:span><text:span text:style-name="Police_20_par_20_défaut"><text:span text:style-name="T4">Commentaire </text:span></text:span><text:span text:style-name="Police_20_par_20_défaut"><text:span text:style-name="T1">sur Corneille, qui est de 1764, vous serez frapp</text:span></text:span><text:span text:style-name="Police_20_par_20_défaut"><text:span text:style-name="T1">é</text:span></text:span><text:span text:style-name="Police_20_par_20_défaut"><text:span text:style-name="T1">s d'y voir l'auteur de </text:span></text:span><text:span text:style-name="Police_20_par_20_défaut"><text:span text:style-name="T1">l’</text:span></text:span><text:span text:style-name="Police_20_par_20_défaut"><text:span text:style-name="T4">Essai sur la po</text:span></text:span><text:span text:style-name="Police_20_par_20_défaut"><text:span text:style-name="T4">é</text:span></text:span><text:span text:style-name="Police_20_par_20_défaut"><text:span text:style-name="T4">sie </text:span></text:span><text:span text:style-name="Police_20_par_20_défaut"><text:span text:style-name="T4">é</text:span></text:span><text:span text:style-name="Police_20_par_20_défaut"><text:span text:style-name="T4">pique</text:span></text:span><text:span text:style-name="Police_20_par_20_défaut"><text:span text:style-name="T1"> se ranger, dans ses vieux jours, </text:span></text:span><text:span text:style-name="Police_20_par_20_défaut"><text:span text:style-name="T1">à</text:span></text:span><text:span text:style-name="Police_20_par_20_défaut"><text:span text:style-name="T1"> une critique, je ne veux pas dire plus </text:span></text:span><text:span text:style-name="Police_20_par_20_défaut"><text:span text:style-name="T1">é</text:span></text:span><text:span text:style-name="Police_20_par_20_défaut"><text:span text:style-name="T1">troite que celle de Boileau, mais </text:span></text:span><text:span text:style-name="Police_20_par_20_défaut"><text:span text:style-name="T1">à</text:span></text:span><text:span text:style-name="Police_20_par_20_défaut"><text:span text:style-name="T1"> coup s</text:span></text:span><text:span text:style-name="Police_20_par_20_défaut"><text:span text:style-name="T1">û</text:span></text:span><text:span text:style-name="Police_20_par_20_défaut"><text:span text:style-name="T1">r pas plus large. Toutes ses vell</text:span></text:span><text:span text:style-name="Police_20_par_20_défaut"><text:span text:style-name="T1">é</text:span></text:span><text:span text:style-name="Police_20_par_20_défaut"><text:span text:style-name="T1">it</text:span></text:span><text:span text:style-name="Police_20_par_20_défaut"><text:span text:style-name="T1">é</text:span></text:span><text:span text:style-name="Police_20_par_20_défaut"><text:span text:style-name="T1">s de r</text:span></text:span><text:span text:style-name="Police_20_par_20_défaut"><text:span text:style-name="T1">é</text:span></text:span><text:span text:style-name="Police_20_par_20_défaut"><text:span text:style-name="T1">volte sont tomb</text:span></text:span><text:span text:style-name="Police_20_par_20_défaut"><text:span text:style-name="T1">é</text:span></text:span><text:span text:style-name="Police_20_par_20_défaut"><text:span text:style-name="T1">es. </text:span></text:span><text:span text:style-name="Police_20_par_20_défaut"><text:span text:style-name="T1">«</text:span></text:span><text:span text:style-name="Police_20_par_20_défaut"><text:span text:style-name="T1"> </text:span></text:span><text:span text:style-name="Police_20_par_20_défaut"><text:span text:style-name="T1">Conservateur en tout, sauf en religion</text:span></text:span><text:span text:style-name="Police_20_par_20_défaut"><text:span text:style-name="T1"> </text:span></text:span><text:span text:style-name="Police_20_par_20_défaut"><text:span text:style-name="T1">»</text:span></text:span><text:span text:style-name="Police_20_par_20_défaut"><text:span text:style-name="T1">, comme on l'a si bien dit, voil</text:span></text:span><text:span text:style-name="Police_20_par_20_défaut"><text:span text:style-name="T1">à</text:span></text:span><text:span text:style-name="Police_20_par_20_défaut"><text:span text:style-name="T1"> sa devise et sa d</text:span></text:span><text:span text:style-name="Police_20_par_20_défaut"><text:span text:style-name="T1">é</text:span></text:span><text:span text:style-name="Police_20_par_20_défaut"><text:span text:style-name="T1">finition. Bien loin de profiter de son influence pour promouvoir la critique, il accepte, </text:span></text:span><text:span text:style-name="Police_20_par_20_défaut"><text:span text:style-name="T1">à</text:span></text:span><text:span text:style-name="Police_20_par_20_défaut"><text:span text:style-name="T1"> soixante-dix ans, et il pr</text:span></text:span><text:span text:style-name="Police_20_par_20_défaut"><text:span text:style-name="T1">é</text:span></text:span><text:span text:style-name="Police_20_par_20_défaut"><text:span text:style-name="T1">tend imposer aux autres toutes les </text:span></text:span><text:span text:style-name="Police_20_par_20_défaut"><text:span text:style-name="T1">«</text:span></text:span><text:span text:style-name="Police_20_par_20_défaut"><text:span text:style-name="T1"> </text:span></text:span><text:span text:style-name="Police_20_par_20_défaut"><text:span text:style-name="T1">servitudes</text:span></text:span><text:span text:style-name="Police_20_par_20_défaut"><text:span text:style-name="T1"> </text:span></text:span><text:span text:style-name="Police_20_par_20_défaut"><text:span text:style-name="T1">»</text:span></text:span><text:span text:style-name="Police_20_par_20_défaut"><text:span text:style-name="T1"> et toutes les </text:span></text:span><text:span text:style-name="Police_20_par_20_défaut"><text:span text:style-name="T1">«</text:span></text:span><text:span text:style-name="Police_20_par_20_défaut"><text:span text:style-name="T1"> </text:span></text:span><text:span text:style-name="Police_20_par_20_défaut"><text:span text:style-name="T1">tyrannies</text:span></text:span><text:span text:style-name="Police_20_par_20_défaut"><text:span text:style-name="T1"> </text:span></text:span><text:span text:style-name="Police_20_par_20_défaut"><text:span text:style-name="T1">»</text:span></text:span><text:span text:style-name="Police_20_par_20_défaut"><text:span text:style-name="T1"> litt</text:span></text:span><text:span text:style-name="Police_20_par_20_défaut"><text:span text:style-name="T1">é</text:span></text:span><text:span text:style-name="Police_20_par_20_défaut"><text:span text:style-name="T1">raires qui l'indignaient entre trente et quarante. A mesure qu'il avance en </text:span></text:span><text:span text:style-name="Police_20_par_20_défaut"><text:span text:style-name="T1">â</text:span></text:span><text:span text:style-name="Police_20_par_20_défaut"><text:span text:style-name="T1">ge et qu'il grandit en popularit</text:span></text:span><text:span text:style-name="Police_20_par_20_défaut"><text:span text:style-name="T1">é</text:span></text:span><text:span text:style-name="Police_20_par_20_défaut"><text:span text:style-name="T1">, si son</text:span></text:span><text:span text:style-name="Police_20_par_20_défaut"><text:span text:style-name="T1"> esprit devient plus hardi, son </text:span></text:span><text:span text:style-name="Police_20_par_20_défaut"><text:span text:style-name="T1">go</text:span></text:span><text:span text:style-name="Police_20_par_20_défaut"><text:span text:style-name="T1">û</text:span></text:span><text:span text:style-name="Police_20_par_20_défaut"><text:span text:style-name="T1">t, tout au rebours, devient plus timide ou m</text:span></text:span><text:span text:style-name="Police_20_par_20_défaut"><text:span text:style-name="T1">ê</text:span></text:span><text:span text:style-name="Police_20_par_20_défaut"><text:span text:style-name="T1">me plus timor</text:span></text:span><text:span text:style-name="Police_20_par_20_défaut"><text:span text:style-name="T1">é</text:span></text:span><text:span text:style-name="Police_20_par_20_défaut"><text:span text:style-name="T1">. C'est pourquoi, bienfaisante en plus d'un point, si f</text:span></text:span><text:span text:style-name="Police_20_par_20_défaut"><text:span text:style-name="T1">â</text:span></text:span><text:span text:style-name="Police_20_par_20_défaut"><text:span text:style-name="T1">cheuse et si regrettable en tant d'autr</text:span></text:span><text:span text:style-name="Police_20_par_20_défaut"><text:span text:style-name="T1">e</text:span></text:span><text:span text:style-name="Police_20_par_20_défaut"><text:span text:style-name="T1">s, l'influence de </text:span></text:span><text:span text:style-name="Police_20_par_20_défaut"><text:span text:style-name="T1">Voltaire</text:span></text:span><text:span text:style-name="Police_20_par_20_défaut"><text:span text:style-name="T1">, malgr</text:span></text:span><text:span text:style-name="Police_20_par_20_défaut"><text:span text:style-name="T1">é</text:span></text:span><text:span text:style-name="Police_20_par_20_défaut"><text:span text:style-name="T1"> les apparences, a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presque nulle en critique</text:span></text:span><text:span text:style-name="Police_20_par_20_défaut"><text:span text:style-name="T1"> ;</text:span></text:span><text:span text:style-name="Police_20_par_20_défaut"><text:span text:style-name="T1"> ou, pour mieux dire encore, ses id</text:span></text:span><text:span text:style-name="Police_20_par_20_défaut"><text:span text:style-name="T1">é</text:span></text:span><text:span text:style-name="Police_20_par_20_défaut"><text:span text:style-name="T1">es, en se compensant, se sont annul</text:span></text:span><text:span text:style-name="Police_20_par_20_défaut"><text:span text:style-name="T1">é</text:span></text:span><text:span text:style-name="Police_20_par_20_défaut"><text:span text:style-name="T1">es elles-m</text:span></text:span><text:span text:style-name="Police_20_par_20_défaut"><text:span text:style-name="T1">ê</text:span></text:span><text:span text:style-name="Police_20_par_20_défaut"><text:span text:style-name="T1">mes</text:span></text:span><text:span text:style-name="Police_20_par_20_défaut"><text:span text:style-name="T1"> ;</text:span></text:span><text:span text:style-name="Police_20_par_20_défaut"><text:span text:style-name="T1"> et pendant soixante ans, tout ce qu'il a fait, </text:span></text:span><text:span text:style-name="Police_20_par_20_défaut"><text:span text:style-name="T1">ç</text:span></text:span><text:span text:style-name="Police_20_par_20_défaut"><text:span text:style-name="T1">'a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au total, de maintenir la critique au point o</text:span></text:span><text:span text:style-name="Police_20_par_20_défaut"><text:span text:style-name="T1">ù</text:span></text:span><text:span text:style-name="Police_20_par_20_défaut"><text:span text:style-name="T1"> il l'avait trouv</text:span></text:span><text:span text:style-name="Police_20_par_20_défaut"><text:span text:style-name="T1">é</text:span></text:span><text:span text:style-name="Police_20_par_20_défaut"><text:span text:style-name="T1">e.</text:span></text:span></text:p>
      <text:p text:style-name="P1">Dirons-nous que Diderot ait fait ou tenté davantage ? Je n'aime guère Diderot — et vous l'allez bien voir ;— mais l'une des raisons que j'ai de ne pas l'aimer, c'est qu'après l'avoir plus d'une fois relu, je suis encore et toujours en doute de ce qu'il fut. Non pas assurément qu'il soit énigmatique ; et jamais homme, à vrai dire, ne s'est plus complaisamment étalé dans son œuvre. Ni Rousseau, que je ne veux pas lui comparer un instant, ni Restif de la Bretonne, le « Rousseau du ruisseau » ne sont plus beaux de naïve impudeur. Mais, dissertateur intrépide, et interminable surtout ; <text:soft-page-break/>déclamateur redoutable ; esprit puissant et confus — plus confus que puissant, dont on a pris trop souvent la confusion même pour de la profondeur ; — comme il écrit sur toutes choses indifféremment, avec le même aplomb, sans règle et sans choix, sans ordre ni mesure, à bride abattue, on trouve de tout dans son œuvre : du raisonnable et de l'extravagant, du clair et de l'obscur, de l'exquis et de l'ordurier de l'éloquent et du bouffon, des traits de génie noyés au courant de sa verbosité ; et, sous l'air d'une indépendance qui va parfois jusqu'au cynisme, tous les préjugés d'un bourgeois ou d'un « philistin ».</text:p>
      <text:p text:style-name="Normal"><text:span text:style-name="Police_20_par_20_défaut"><text:span text:style-name="T1">C'est ce qui le rend aussi difficile </text:span></text:span><text:span text:style-name="Police_20_par_20_défaut"><text:span text:style-name="T1">à</text:span></text:span><text:span text:style-name="Police_20_par_20_défaut"><text:span text:style-name="T1"> juger, ou m</text:span></text:span><text:span text:style-name="Police_20_par_20_défaut"><text:span text:style-name="T1">ê</text:span></text:span><text:span text:style-name="Police_20_par_20_défaut"><text:span text:style-name="T1">me </text:span></text:span><text:span text:style-name="Police_20_par_20_défaut"><text:span text:style-name="T1">à</text:span></text:span><text:span text:style-name="Police_20_par_20_défaut"><text:span text:style-name="T1"> d</text:span></text:span><text:span text:style-name="Police_20_par_20_défaut"><text:span text:style-name="T1">é</text:span></text:span><text:span text:style-name="Police_20_par_20_défaut"><text:span text:style-name="T1">finir, qu'il est </text:span></text:span><text:span text:style-name="Police_20_par_20_défaut"><text:span text:style-name="T1">à</text:span></text:span><text:span text:style-name="Police_20_par_20_défaut"><text:span text:style-name="T1"> la fois attrayant et insupportable </text:span></text:span><text:span text:style-name="Police_20_par_20_défaut"><text:span text:style-name="T1">à</text:span></text:span><text:span text:style-name="Police_20_par_20_défaut"><text:span text:style-name="T1"> lire. Nous avons de lui des pages — pas beaucoup, </text:span></text:span><text:span text:style-name="Police_20_par_20_défaut"><text:span text:style-name="T1">mais nous en avons — que nos plus</text:span></text:span><text:span text:style-name="Police_20_par_20_défaut"><text:span text:style-name="T1"> grands </text:span></text:span><text:span text:style-name="Police_20_par_20_défaut"><text:span text:style-name="T1">é</text:span></text:span><text:span text:style-name="Police_20_par_20_défaut"><text:span text:style-name="T1">crivains pourraient </text:span></text:span><text:span text:style-name="Police_20_par_20_défaut"><text:span text:style-name="T1">ê</text:span></text:span><text:span text:style-name="Police_20_par_20_défaut"><text:span text:style-name="T1">tre fiers d'avoir </text:span></text:span><text:span text:style-name="Police_20_par_20_défaut"><text:span text:style-name="T1">é</text:span></text:span><text:span text:style-name="Police_20_par_20_défaut"><text:span text:style-name="T1">crites</text:span></text:span><text:span text:style-name="Police_20_par_20_défaut"><text:span text:style-name="T7"> ;</text:span></text:span><text:span text:style-name="Police_20_par_20_défaut"><text:span text:style-name="T1"> et nous en avons qui devraient suffire </text:span></text:span><text:span text:style-name="Police_20_par_20_défaut"><text:span text:style-name="T1">à</text:span></text:span><text:span text:style-name="Police_20_par_20_défaut"><text:span text:style-name="T1"> d</text:span></text:span><text:span text:style-name="Police_20_par_20_défaut"><text:span text:style-name="T1">é</text:span></text:span><text:span text:style-name="Police_20_par_20_défaut"><text:span text:style-name="T1">shonorer la m</text:span></text:span><text:span text:style-name="Police_20_par_20_défaut"><text:span text:style-name="T1">é</text:span></text:span><text:span text:style-name="Police_20_par_20_défaut"><text:span text:style-name="T1">moire d'un homme dans l'histoire d'une litt</text:span></text:span><text:span text:style-name="Police_20_par_20_défaut"><text:span text:style-name="T1">é</text:span></text:span><text:span text:style-name="Police_20_par_20_défaut"><text:span text:style-name="T1">rature. Mais, ce qui est plus difficile encore que tout le reste, c'est de savoir ce qu'il a pens</text:span></text:span><text:span text:style-name="Police_20_par_20_défaut"><text:span text:style-name="T1">é</text:span></text:span><text:span text:style-name="Police_20_par_20_défaut"><text:span text:style-name="T1">, et la raison vous en para</text:span></text:span><text:span text:style-name="Police_20_par_20_défaut"><text:span text:style-name="T1">î</text:span></text:span><text:span text:style-name="Police_20_par_20_défaut"><text:span text:style-name="T1">tra plausible</text:span></text:span><text:span text:style-name="Police_20_par_20_défaut"><text:span text:style-name="T1"> </text:span></text:span><text:span text:style-name="Police_20_par_20_défaut"><text:span text:style-name="T1">si je dis, comme je le crois, qu'il ne l'a lui-m</text:span></text:span><text:span text:style-name="Police_20_par_20_défaut"><text:span text:style-name="T1">ê</text:span></text:span><text:span text:style-name="Police_20_par_20_défaut"><text:span text:style-name="T1">me jamais su.</text:span></text:span></text:p>
      <text:p text:style-name="P1">De ce désordre et cette confusion, si cependant on essaye de tirer quelque chose de précis, il semble que, d'une part, il ait voulu s'affranchir des règles au nom d'une imitation plus fidèle de la nature ; et, de l'autre, qu'au nom de l'utilité morale ou sociale, il se soit efforcé de rétablir dans l'art des règles presque plus étroites que celles qu'il rejetait.</text:p>
      <text:p text:style-name="Normal"><text:span text:style-name="Police_20_par_20_défaut"><text:span text:style-name="T1">Pour discuter le second de ces principes, nous attendrons qu'il s'en pr</text:span></text:span><text:span text:style-name="Police_20_par_20_défaut"><text:span text:style-name="T1">é</text:span></text:span><text:span text:style-name="Police_20_par_20_défaut"><text:span text:style-name="T1">sente une occasion plus favorable et plus ample. Quant au premier, nous avons vu, vous vous le rappelez, en parlant de Boileau, qu'il </text:span></text:span><text:span text:style-name="Police_20_par_20_défaut"><text:span text:style-name="T1">é</text:span></text:span><text:span text:style-name="Police_20_par_20_défaut"><text:span text:style-name="T1">tait le fondement de l'art. Nous dirons de plus, aujourd'hui, qu'en d</text:span></text:span><text:span text:style-name="Police_20_par_20_défaut"><text:span text:style-name="T1">é</text:span></text:span><text:span text:style-name="Police_20_par_20_défaut"><text:span text:style-name="T1">pit de l'effort qu'il avait fait pour fonder les r</text:span></text:span><text:span text:style-name="Police_20_par_20_défaut"><text:span text:style-name="T1">è</text:span></text:span><text:span text:style-name="Police_20_par_20_défaut"><text:span text:style-name="T1">gles en nature, Boileau ne laissait pas d'avoir envelopp</text:span></text:span><text:span text:style-name="Police_20_par_20_défaut"><text:span text:style-name="T1">é</text:span></text:span><text:span text:style-name="Police_20_par_20_défaut"><text:span text:style-name="T1">, dans les formules de son </text:span></text:span><text:span text:style-name="Police_20_par_20_défaut"><text:span text:style-name="T4">Art po</text:span></text:span><text:span text:style-name="Police_20_par_20_défaut"><text:span text:style-name="T4">é</text:span></text:span><text:span text:style-name="Police_20_par_20_défaut"><text:span text:style-name="T4">tique</text:span></text:span><text:span text:style-name="Police_20_par_20_défaut"><text:span text:style-name="T1">, beaucoup de conventions mondaines, dont il </text:span></text:span><text:span text:style-name="Police_20_par_20_défaut"><text:span text:style-name="T1">é</text:span></text:span><text:span text:style-name="Police_20_par_20_défaut"><text:span text:style-name="T1">tait utile de purger la critique. Mais nous ajouterons que, s'il y eut jamais un principe dont la valeur d</text:span></text:span><text:span text:style-name="Police_20_par_20_défaut"><text:span text:style-name="T1">é</text:span></text:span><text:span text:style-name="Police_20_par_20_défaut"><text:span text:style-name="T1">pend</text:span></text:span><text:span text:style-name="Police_20_par_20_défaut"><text:span text:style-name="T1">î</text:span></text:span><text:span text:style-name="Police_20_par_20_défaut"><text:span text:style-name="T1">t tout enti</text:span></text:span><text:span text:style-name="Police_20_par_20_défaut"><text:span text:style-name="T1">è</text:span></text:span><text:span text:style-name="Police_20_par_20_défaut"><text:span text:style-name="T1">re de l'homme qui l'applique, c'est celui-l</text:span></text:span><text:span text:style-name="Police_20_par_20_défaut"><text:span text:style-name="T1">à</text:span></text:span><text:span text:style-name="Police_20_par_20_défaut"><text:span text:style-name="T1">, ou encore, si vous l'aimez mieux, que toute la question est du sens que l'on</text:span></text:span><text:span text:style-name="Police_20_par_20_défaut"><text:span text:style-name="T1"> </text:span></text:span><text:span text:style-name="Police_20_par_20_défaut"><text:span text:style-name="T1">donne </text:span></text:span><text:span text:style-name="Police_20_par_20_défaut"><text:span text:style-name="T1">à</text:span></text:span><text:span text:style-name="Police_20_par_20_défaut"><text:span text:style-name="T1"> ce mot de </text:span></text:span><text:span text:style-name="Police_20_par_20_défaut"><text:span text:style-name="T4">nature</text:span></text:span><text:span text:style-name="Police_20_par_20_défaut"><text:span text:style-name="T1">, si mal d</text:span></text:span><text:span text:style-name="Police_20_par_20_défaut"><text:span text:style-name="T1">é</text:span></text:span><text:span text:style-name="Police_20_par_20_défaut"><text:span text:style-name="T1">fini, si vague, et si large.</text:span></text:span></text:p>
      <text:p text:style-name="Normal"><text:span text:style-name="Police_20_par_20_défaut"><text:span text:style-name="T1">Or, et malheureusement, pour Diderot, la nature, c'est la sienne</text:span></text:span><text:span text:style-name="Police_20_par_20_défaut"><text:span text:style-name="T1"> ;</text:span></text:span><text:span text:style-name="Police_20_par_20_défaut"><text:span text:style-name="T1"> et le conseil qu'il nous donne, que nous n'avons que trop de pente </text:span></text:span><text:span text:style-name="Police_20_par_20_défaut"><text:span text:style-name="T1">à</text:span></text:span><text:span text:style-name="Police_20_par_20_défaut"><text:span text:style-name="T1"> suivre, c'est celui qu'il met en pratique lui-m</text:span></text:span><text:span text:style-name="Police_20_par_20_défaut"><text:span text:style-name="T1">ê</text:span></text:span><text:span text:style-name="Police_20_par_20_défaut"><text:span text:style-name="T1">me, et qui lui a si bien r</text:span></text:span><text:span text:style-name="Police_20_par_20_défaut"><text:span text:style-name="T1">é</text:span></text:span><text:span text:style-name="Police_20_par_20_défaut"><text:span text:style-name="T1">ussi. Parce qu'il est le plus </text:span></text:span><text:span text:style-name="Police_20_par_20_défaut"><text:span text:style-name="T4">naturel</text:span></text:span><text:span text:style-name="Police_20_par_20_défaut"><text:span text:style-name="T1"> des </text:span></text:span><text:soft-page-break/><text:span text:style-name="Police_20_par_20_défaut"><text:span text:style-name="T1">é</text:span></text:span><text:span text:style-name="Police_20_par_20_défaut"><text:span text:style-name="T1">crivains de son temps, Diderot en est un des plus rares, mais, s'il en est aussi l'un des plus vulgaires, c'est </text:span></text:span><text:span text:style-name="Police_20_par_20_défaut"><text:span text:style-name="T1">é</text:span></text:span><text:span text:style-name="Police_20_par_20_défaut"><text:span text:style-name="T1">galement parce qu'il en est le plus</text:span></text:span><text:span text:style-name="Police_20_par_20_défaut"><text:span text:style-name="T4"> naturel</text:span></text:span><text:span text:style-name="Police_20_par_20_défaut"><text:span text:style-name="T1">. Si l'art doit imiter </text:span></text:span><text:span text:style-name="Police_20_par_20_défaut"><text:span text:style-name="T1">la nature, nous avons vu, en parlant encore de Boileau, qu'il ne peut pas, pour des raisons tir</text:span></text:span><text:span text:style-name="Police_20_par_20_défaut"><text:span text:style-name="T1">é</text:span></text:span><text:span text:style-name="Police_20_par_20_défaut"><text:span text:style-name="T1">es de l'objet m</text:span></text:span><text:span text:style-name="Police_20_par_20_défaut"><text:span text:style-name="T1">ê</text:span></text:span><text:span text:style-name="Police_20_par_20_défaut"><text:span text:style-name="T1">me de l'art, l'imiter tout enti</text:span></text:span><text:span text:style-name="Police_20_par_20_défaut"><text:span text:style-name="T1">è</text:span></text:span><text:span text:style-name="Police_20_par_20_défaut"><text:span text:style-name="T1">re. Nous avons le droit de faire un pas de plus maintenant</text:span></text:span><text:span text:style-name="Police_20_par_20_défaut"><text:span text:style-name="T1"> ;</text:span></text:span><text:span text:style-name="Police_20_par_20_défaut"><text:span text:style-name="T1"> et Diderot nous prouve par son exemple, que, si l'art ne peut pas imiter la nature tout enti</text:span></text:span><text:span text:style-name="Police_20_par_20_défaut"><text:span text:style-name="T1">è</text:span></text:span><text:span text:style-name="Police_20_par_20_défaut"><text:span text:style-name="T1">re, c'est pour des raisons tir</text:span></text:span><text:span text:style-name="Police_20_par_20_défaut"><text:span text:style-name="T1">é</text:span></text:span><text:span text:style-name="Police_20_par_20_défaut"><text:span text:style-name="T1">es de la nature m</text:span></text:span><text:span text:style-name="Police_20_par_20_défaut"><text:span text:style-name="T1">ê</text:span></text:span><text:span text:style-name="Police_20_par_20_défaut"><text:span text:style-name="T1">me.</text:span></text:span></text:p>
      <text:p text:style-name="Normal"><text:span text:style-name="Police_20_par_20_défaut"><text:span text:style-name="T1">Quelle assurance avons-nous, en effet, que notre nature </text:span></text:span><text:span text:style-name="Police_20_par_20_défaut"><text:span text:style-name="T1">à</text:span></text:span><text:span text:style-name="Police_20_par_20_défaut"><text:span text:style-name="T1"> chacun soit la bonne, soit la vraie, la plus conforme et la seule conforme </text:span></text:span><text:span text:style-name="Police_20_par_20_défaut"><text:span text:style-name="T1">à</text:span></text:span><text:span text:style-name="Police_20_par_20_défaut"><text:span text:style-name="T1"> ce qu'elle doit </text:span></text:span><text:span text:style-name="Police_20_par_20_défaut"><text:span text:style-name="T1">ê</text:span></text:span><text:span text:style-name="Police_20_par_20_défaut"><text:span text:style-name="T1">tre</text:span></text:span><text:span text:style-name="Police_20_par_20_défaut"><text:span text:style-name="T1"> ?</text:span></text:span><text:span text:style-name="Police_20_par_20_défaut"><text:span text:style-name="T1"> et si Montesquieu, si </text:span></text:span><text:span text:style-name="Police_20_par_20_défaut"><text:span text:style-name="T1">Voltaire</text:span></text:span><text:span text:style-name="Police_20_par_20_défaut"><text:span text:style-name="T1">, si Rousseau, voient la nature autrement que lui, d'o</text:span></text:span><text:span text:style-name="Police_20_par_20_défaut"><text:span text:style-name="T1">ù</text:span></text:span><text:span text:style-name="Police_20_par_20_défaut"><text:span text:style-name="T1"> Diderot tirera-t-il la certitude que c'est lui qui voit bien, et Rousseau, </text:span></text:span><text:span text:style-name="Police_20_par_20_défaut"><text:span text:style-name="T1">Voltaire</text:span></text:span><text:span text:style-name="Police_20_par_20_défaut"><text:span text:style-name="T1">, </text:span></text:span><text:span text:style-name="Police_20_par_20_défaut"><text:span text:style-name="T1">Montesquieu, qui voient mal</text:span></text:span><text:span text:style-name="Police_20_par_20_défaut"><text:span text:style-name="T1"> ?</text:span></text:span><text:span text:style-name="Police_20_par_20_défaut"><text:span text:style-name="T1"> Le </text:span></text:span><text:span text:style-name="Police_20_par_20_défaut"><text:span text:style-name="T4">P</text:span></text:span><text:span text:style-name="Police_20_par_20_défaut"><text:span text:style-name="T4">è</text:span></text:span><text:span text:style-name="Police_20_par_20_défaut"><text:span text:style-name="T4">re de famille </text:span></text:span><text:span text:style-name="Police_20_par_20_défaut"><text:span text:style-name="T1">est-il plus </text:span></text:span><text:span text:style-name="Police_20_par_20_défaut"><text:span text:style-name="T4">naturel</text:span></text:span><text:span text:style-name="Police_20_par_20_défaut"><text:span text:style-name="T1">, apr</text:span></text:span><text:span text:style-name="Police_20_par_20_défaut"><text:span text:style-name="T1">è</text:span></text:span><text:span text:style-name="Police_20_par_20_défaut"><text:span text:style-name="T1">s tout, que </text:span></text:span><text:span text:style-name="Police_20_par_20_défaut"><text:span text:style-name="T4">Tancr</text:span></text:span><text:span text:style-name="Police_20_par_20_défaut"><text:span text:style-name="T4">è</text:span></text:span><text:span text:style-name="Police_20_par_20_défaut"><text:span text:style-name="T4">de</text:span></text:span><text:span text:style-name="Police_20_par_20_défaut"><text:span text:style-name="T1"> ?</text:span></text:span><text:span text:style-name="Police_20_par_20_défaut"><text:span text:style-name="T1"> ou </text:span></text:span><text:span text:style-name="Police_20_par_20_défaut"><text:span text:style-name="T4">Candide</text:span></text:span><text:span text:style-name="Police_20_par_20_défaut"><text:span text:style-name="T1"> l'est-il moins que le </text:span></text:span><text:span text:style-name="Police_20_par_20_défaut"><text:span text:style-name="T4">Neveu de </text:span></text:span><text:span text:style-name="Police_20_par_20_défaut"><text:span text:style-name="T4">R</text:span></text:span><text:span text:style-name="Police_20_par_20_défaut"><text:span text:style-name="T4">ameau</text:span></text:span><text:span text:style-name="Police_20_par_20_défaut"><text:span text:style-name="T4"> </text:span></text:span><text:span text:style-name="Police_20_par_20_défaut"><text:span text:style-name="T1">?</text:span></text:span><text:span text:style-name="Police_20_par_20_défaut"><text:span text:style-name="T1"> D'ailleurs, si la nature et le naturel enveloppent ce qu'il y a de meilleur au monde, n'enveloppent-ils pas aussi ce qu'il y a de pire</text:span></text:span><text:span text:style-name="Police_20_par_20_défaut"><text:span text:style-name="T1"> ?</text:span></text:span><text:span text:style-name="Police_20_par_20_défaut"><text:span text:style-name="T1"> la laideur et la m</text:span></text:span><text:span text:style-name="Police_20_par_20_défaut"><text:span text:style-name="T1">é</text:span></text:span><text:span text:style-name="Police_20_par_20_défaut"><text:span text:style-name="T1">diocrit</text:span></text:span><text:span text:style-name="Police_20_par_20_défaut"><text:span text:style-name="T1">é</text:span></text:span><text:span text:style-name="Police_20_par_20_défaut"><text:span text:style-name="T1"> n'en font-ils point partie</text:span></text:span><text:span text:style-name="Police_20_par_20_défaut"><text:span text:style-name="T1"> ?</text:span></text:span><text:span text:style-name="Police_20_par_20_défaut"><text:span text:style-name="T1"> le crime et la vertu</text:span></text:span><text:span text:style-name="Police_20_par_20_défaut"><text:span text:style-name="T1"> ?</text:span></text:span><text:span text:style-name="Police_20_par_20_défaut"><text:span text:style-name="T1"> </text:span></text:span><text:span text:style-name="Police_20_par_20_défaut"><text:span text:style-name="T1">la sottise comme l'esprit, la grossi</text:span></text:span><text:span text:style-name="Police_20_par_20_défaut"><text:span text:style-name="T1">è</text:span></text:span><text:span text:style-name="Police_20_par_20_défaut"><text:span text:style-name="T1">ret</text:span></text:span><text:span text:style-name="Police_20_par_20_défaut"><text:span text:style-name="T1">é</text:span></text:span><text:span text:style-name="Police_20_par_20_défaut"><text:span text:style-name="T1"> comme la d</text:span></text:span><text:span text:style-name="Police_20_par_20_défaut"><text:span text:style-name="T1">é</text:span></text:span><text:span text:style-name="Police_20_par_20_défaut"><text:span text:style-name="T1">licatesse</text:span></text:span><text:span text:style-name="Police_20_par_20_défaut"><text:span text:style-name="T1"> ?</text:span></text:span><text:span text:style-name="Police_20_par_20_défaut"><text:span text:style-name="T1"> Et enfin, puisqu</text:span></text:span><text:span text:style-name="Police_20_par_20_défaut"><text:span text:style-name="T1">'il y a dans la vie des actions </text:span></text:span><text:span text:style-name="Police_20_par_20_défaut"><text:span text:style-name="T1">naturelles que nous cachons, pourquoi le naturel ne serait-il pas aussi bien de les cacher que de les </text:span></text:span><text:span text:style-name="Police_20_par_20_défaut"><text:span text:style-name="T1">é</text:span></text:span><text:span text:style-name="Police_20_par_20_défaut"><text:span text:style-name="T1">taler</text:span></text:span><text:span text:style-name="Police_20_par_20_défaut"><text:span text:style-name="T1"> ?</text:span></text:span><text:span text:style-name="Police_20_par_20_défaut"><text:span text:style-name="T1"> Lisez </text:span></text:span><text:span text:style-name="Police_20_par_20_défaut"><text:span text:style-name="T1">à</text:span></text:span><text:span text:style-name="Police_20_par_20_défaut"><text:span text:style-name="T1"> ce propos le</text:span></text:span><text:span text:style-name="Police_20_par_20_défaut"><text:span text:style-name="T4"> R</text:span></text:span><text:span text:style-name="Police_20_par_20_défaut"><text:span text:style-name="T4">ê</text:span></text:span><text:span text:style-name="Police_20_par_20_défaut"><text:span text:style-name="T4">ve de d'Alembert </text:span></text:span><text:span text:style-name="Police_20_par_20_défaut"><text:span text:style-name="T1">ou le</text:span></text:span><text:span text:style-name="Police_20_par_20_défaut"><text:span text:style-name="T4"> Suppl</text:span></text:span><text:span text:style-name="Police_20_par_20_défaut"><text:span text:style-name="T4">é</text:span></text:span><text:span text:style-name="Police_20_par_20_défaut"><text:span text:style-name="T4">ment au </text:span></text:span><text:span text:style-name="Police_20_par_20_défaut"><text:span text:style-name="T4">Vo</text:span></text:span><text:span text:style-name="Police_20_par_20_défaut"><text:span text:style-name="T4">yage de Bougainville.</text:span></text:span></text:p>
      <text:p text:style-name="P1">Tout ce qui est naturel n'est donc pas de soi bon ou louable, comme on semble le croire ; et, conseiller à l'art, en termes généraux, d'imiter la nature, il se peut que ce soit le pousser dans une voie déplorable. C'est ce que n'a pas su Diderot. Et comme la nature était vulgaire, était grossière, était cynique en lui, son naturel, comme je le disais, s'il est le principe de son talent, en est aussi la tare. Nous montrerions de la même manière que c'est aussi ce qui fait l'immoralité de sa morale. Avant de suivre et avant d'imiter la nature, il faut nous assurer de ce que vaut la nôtre ; — et je dirais volontiers que le premier soin à prendre pour cela c'est de nous en défier.</text:p>
      <text:p text:style-name="Normal"><text:span text:style-name="Police_20_par_20_défaut"><text:span text:style-name="T1">Les th</text:span></text:span><text:span text:style-name="Police_20_par_20_défaut"><text:span text:style-name="T1">é</text:span></text:span><text:span text:style-name="Police_20_par_20_défaut"><text:span text:style-name="T1">ories de Diderot ne firent pas fortune. Est</text:span></text:span><text:span text:style-name="Police_20_par_20_défaut"><text:span text:style-name="T1">-</text:span></text:span><text:span text:style-name="Police_20_par_20_défaut"><text:span text:style-name="T1">ce que peut-</text:span></text:span><text:span text:style-name="Police_20_par_20_défaut"><text:span text:style-name="T1">ê</text:span></text:span><text:span text:style-name="Police_20_par_20_défaut"><text:span text:style-name="T1">tre ses contemporains, occup</text:span></text:span><text:span text:style-name="Police_20_par_20_défaut"><text:span text:style-name="T1">é</text:span></text:span><text:span text:style-name="Police_20_par_20_défaut"><text:span text:style-name="T1">s qu'ils </text:span></text:span><text:span text:style-name="Police_20_par_20_défaut"><text:span text:style-name="T1">é</text:span></text:span><text:span text:style-name="Police_20_par_20_défaut"><text:span text:style-name="T1">taient, comme nous l'avons dit, de soins qu'ils croyaient plus urgents, ne prirent ni le temps ni la peine d'en d</text:span></text:span><text:span text:style-name="Police_20_par_20_défaut"><text:span text:style-name="T1">é</text:span></text:span><text:span text:style-name="Police_20_par_20_défaut"><text:span text:style-name="T1">brouiller le vrai sens, parmi le fatras de ses contradictions</text:span></text:span><text:span text:style-name="Police_20_par_20_défaut"><text:span text:style-name="T1"> ?</text:span></text:span><text:span text:style-name="Police_20_par_20_défaut"><text:span text:style-name="T1"> Nous pouvons le croire, si nous le voulons</text:span></text:span><text:span text:style-name="Police_20_par_20_défaut"><text:span text:style-name="T1"> </text:span></text:span><text:span text:style-name="Police_20_par_20_défaut"><text:span text:style-name="T1">;</text:span></text:span><text:span text:style-name="Police_20_par_20_défaut"><text:span text:style-name="T1"> et Diderot, obscur encore aujourd'hui pour nous, n'a pas sans doute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plus clair pour ses contemporains. Souvenons-nous aussi que, s'ils ont bien pu lire </text:span></text:span><text:span text:style-name="Police_20_par_20_défaut"><text:span text:style-name="T1">l’</text:span></text:span><text:span text:style-name="Police_20_par_20_défaut"><text:span text:style-name="T4">Encyclop</text:span></text:span><text:span text:style-name="Police_20_par_20_défaut"><text:span text:style-name="T4">é</text:span></text:span><text:span text:style-name="Police_20_par_20_défaut"><text:span text:style-name="T4">die </text:span></text:span><text:soft-page-break/><text:span text:style-name="Police_20_par_20_défaut"><text:span text:style-name="T1">cependant ils n'ont pas connu la moiti</text:span></text:span><text:span text:style-name="Police_20_par_20_défaut"><text:span text:style-name="T1">é</text:span></text:span><text:span text:style-name="Police_20_par_20_défaut"><text:span text:style-name="T1"> de l'</text:span></text:span><text:span text:style-name="Police_20_par_20_défaut"><text:span text:style-name="T1">œ</text:span></text:span><text:span text:style-name="Police_20_par_20_défaut"><text:span text:style-name="T1">uvr</text:span></text:span><text:span text:style-name="Police_20_par_20_défaut"><text:span text:style-name="T1">é</text:span></text:span><text:span text:style-name="Police_20_par_20_défaut"><text:span text:style-name="T1"> du philosophe</text:span></text:span><text:span text:style-name="Police_20_par_20_défaut"><text:span text:style-name="T1"> </text:span></text:span><text:span text:style-name="Police_20_par_20_défaut"><text:span text:style-name="T1">;</text:span></text:span><text:span text:style-name="Police_20_par_20_défaut"><text:span text:style-name="T1"> et qu'en particulier ses Salons, qui contiennent peut-</text:span></text:span><text:span text:style-name="Police_20_par_20_défaut"><text:span text:style-name="T1">ê</text:span></text:span><text:span text:style-name="Police_20_par_20_défaut"><text:span text:style-name="T1">tre la substance de sa critique, n'ont vu le jour que de notre temps.</text:span></text:span></text:p>
      <text:p text:style-name="Normal"><text:span text:style-name="Police_20_par_20_défaut"><text:span text:style-name="T1">Mais ce qui contribua davantage encore et surtout </text:span></text:span><text:span text:style-name="Police_20_par_20_défaut"><text:span text:style-name="T1">à</text:span></text:span><text:span text:style-name="Police_20_par_20_défaut"><text:span text:style-name="T1"> discr</text:span></text:span><text:span text:style-name="Police_20_par_20_défaut"><text:span text:style-name="T1">é</text:span></text:span><text:span text:style-name="Police_20_par_20_défaut"><text:span text:style-name="T1">diter ce que l'on comprit de ses id</text:span></text:span><text:span text:style-name="Police_20_par_20_défaut"><text:span text:style-name="T1">é</text:span></text:span><text:span text:style-name="Police_20_par_20_défaut"><text:span text:style-name="T1">es, il me </text:span></text:span><text:span text:style-name="Police_20_par_20_défaut"><text:span text:style-name="T1">semble que ce dut </text:span></text:span><text:span text:style-name="Police_20_par_20_défaut"><text:span text:style-name="T1">ê</text:span></text:span><text:span text:style-name="Police_20_par_20_défaut"><text:span text:style-name="T1">tre le retentissant insucc</text:span></text:span><text:span text:style-name="Police_20_par_20_défaut"><text:span text:style-name="T1">è</text:span></text:span><text:span text:style-name="Police_20_par_20_défaut"><text:span text:style-name="T1">s des applications qu'il en fit. Quand les Entretiens avec. Dormi et quand ce fameux</text:span></text:span><text:span text:style-name="Police_20_par_20_défaut"><text:span text:style-name="T4"> Essai sur la po</text:span></text:span><text:span text:style-name="Police_20_par_20_défaut"><text:span text:style-name="T4">é</text:span></text:span><text:span text:style-name="Police_20_par_20_défaut"><text:span text:style-name="T4">sie dramatique</text:span></text:span><text:span text:style-name="Police_20_par_20_défaut"><text:span text:style-name="T1"> — o</text:span></text:span><text:span text:style-name="Police_20_par_20_défaut"><text:span text:style-name="T1">ù</text:span></text:span><text:span text:style-name="Police_20_par_20_défaut"><text:span text:style-name="T1">, passant la plume sur la m</text:span></text:span><text:span text:style-name="Police_20_par_20_défaut"><text:span text:style-name="T1">é</text:span></text:span><text:span text:style-name="Police_20_par_20_défaut"><text:span text:style-name="T1">moire de Moli</text:span></text:span><text:span text:style-name="Police_20_par_20_défaut"><text:span text:style-name="T1">è</text:span></text:span><text:span text:style-name="Police_20_par_20_défaut"><text:span text:style-name="T1">re, il pr</text:span></text:span><text:span text:style-name="Police_20_par_20_défaut"><text:span text:style-name="T1">é</text:span></text:span><text:span text:style-name="Police_20_par_20_défaut"><text:span text:style-name="T1">tendait qu'apr</text:span></text:span><text:span text:style-name="Police_20_par_20_défaut"><text:span text:style-name="T1">è</text:span></text:span><text:span text:style-name="Police_20_par_20_défaut"><text:span text:style-name="T1">s l'</text:span></text:span><text:span text:style-name="Police_20_par_20_défaut"><text:span text:style-name="T4">Ecole des femmes </text:span></text:span><text:span text:style-name="Police_20_par_20_défaut"><text:span text:style-name="T1">et </text:span></text:span><text:span text:style-name="Police_20_par_20_défaut"><text:span text:style-name="T4">Tartufe</text:span></text:span><text:span text:style-name="Police_20_par_20_défaut"><text:span text:style-name="T1">, la v</text:span></text:span><text:span text:style-name="Police_20_par_20_défaut"><text:span text:style-name="T1">é</text:span></text:span><text:span text:style-name="Police_20_par_20_défaut"><text:span text:style-name="T1">ritable com</text:span></text:span><text:span text:style-name="Police_20_par_20_défaut"><text:span text:style-name="T1">é</text:span></text:span><text:span text:style-name="Police_20_par_20_défaut"><text:span text:style-name="T1">die </text:span></text:span><text:span text:style-name="Police_20_par_20_défaut"><text:span text:style-name="T1">é</text:span></text:span><text:span text:style-name="Police_20_par_20_défaut"><text:span text:style-name="T1">tait toujours </text:span></text:span><text:span text:style-name="Police_20_par_20_défaut"><text:span text:style-name="T1">à</text:span></text:span><text:span text:style-name="Police_20_par_20_défaut"><text:span text:style-name="T1"> cr</text:span></text:span><text:span text:style-name="Police_20_par_20_défaut"><text:span text:style-name="T1">é</text:span></text:span><text:span text:style-name="Police_20_par_20_défaut"><text:span text:style-name="T1">er, — quand ils contiendraient plus d'id</text:span></text:span><text:span text:style-name="Police_20_par_20_défaut"><text:span text:style-name="T1">é</text:span></text:span><text:span text:style-name="Police_20_par_20_défaut"><text:span text:style-name="T1">es justes et de vues ing</text:span></text:span><text:span text:style-name="Police_20_par_20_défaut"><text:span text:style-name="T1">é</text:span></text:span><text:span text:style-name="Police_20_par_20_défaut"><text:span text:style-name="T1">nieuses ou f</text:span></text:span><text:span text:style-name="Police_20_par_20_défaut"><text:span text:style-name="T1">é</text:span></text:span><text:span text:style-name="Police_20_par_20_défaut"><text:span text:style-name="T1">condes que je n'y en saurais reconna</text:span></text:span><text:span text:style-name="Police_20_par_20_défaut"><text:span text:style-name="T1">î</text:span></text:span><text:span text:style-name="Police_20_par_20_défaut"><text:span text:style-name="T1">tre, ils auraient toujours, et ils ont eu surtout pour les contemporains, ce grand tort de servir de pr</text:span></text:span><text:span text:style-name="Police_20_par_20_défaut"><text:span text:style-name="T1">é</text:span></text:span><text:span text:style-name="Police_20_par_20_défaut"><text:span text:style-name="T1">face, ou de commentaire apolog</text:span></text:span><text:span text:style-name="Police_20_par_20_défaut"><text:span text:style-name="T1">é</text:span></text:span><text:span text:style-name="Police_20_par_20_défaut"><text:span text:style-name="T1">tique, au</text:span></text:span><text:span text:style-name="Police_20_par_20_défaut"><text:span text:style-name="T4"> Fils naturel </text:span></text:span><text:span text:style-name="Police_20_par_20_défaut"><text:span text:style-name="T1">ou au </text:span></text:span><text:span text:style-name="Police_20_par_20_défaut"><text:span text:style-name="T4">P</text:span></text:span><text:span text:style-name="Police_20_par_20_défaut"><text:span text:style-name="T4">è</text:span></text:span><text:span text:style-name="Police_20_par_20_défaut"><text:span text:style-name="T4">re de famille</text:span></text:span><text:span text:style-name="Police_20_par_20_défaut"><text:span text:style-name="T1">. Il n'y a pas de th</text:span></text:span><text:span text:style-name="Police_20_par_20_défaut"><text:span text:style-name="T1">é</text:span></text:span><text:span text:style-name="Police_20_par_20_défaut"><text:span text:style-name="T1">orie qui tienne contre de semblables condamnations d'elle</text:span></text:span><text:span text:style-name="Police_20_par_20_défaut"><text:span text:style-name="T1">-</text:span></text:span><text:span text:style-name="Police_20_par_20_défaut"><text:span text:style-name="T1">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 et il </text:span></text:span><text:span text:style-name="Police_20_par_20_défaut"><text:span text:style-name="T1">e</text:span></text:span><text:span text:style-name="Police_20_par_20_défaut"><text:span text:style-name="T1">n advint des id</text:span></text:span><text:span text:style-name="Police_20_par_20_défaut"><text:span text:style-name="T1">é</text:span></text:span><text:span text:style-name="Police_20_par_20_défaut"><text:span text:style-name="T1">es de Diderot comme de celles des Fontenelle et des Perrault au commencement du si</text:span></text:span><text:span text:style-name="Police_20_par_20_défaut"><text:span text:style-name="T1">è</text:span></text:span><text:span text:style-name="Police_20_par_20_défaut"><text:span text:style-name="T1">cle. Son </text:span></text:span><text:span text:style-name="Police_20_par_20_défaut"><text:span text:style-name="T4">Fils naturel </text:span></text:span><text:span text:style-name="Police_20_par_20_défaut"><text:span text:style-name="T1">fut son</text:span></text:span><text:span text:style-name="Police_20_par_20_défaut"><text:span text:style-name="T4"> Aspar</text:span></text:span><text:span text:style-name="Police_20_par_20_défaut"><text:span text:style-name="T1"> ;</text:span></text:span><text:span text:style-name="Police_20_par_20_défaut"><text:span text:style-name="T1"> son </text:span></text:span><text:span text:style-name="Police_20_par_20_défaut"><text:span text:style-name="T4">P</text:span></text:span><text:span text:style-name="Police_20_par_20_défaut"><text:span text:style-name="T4">è</text:span></text:span><text:span text:style-name="Police_20_par_20_défaut"><text:span text:style-name="T4">re de famille</text:span></text:span><text:span text:style-name="Police_20_par_20_défaut"><text:span text:style-name="T1"> est son </text:span></text:span><text:span text:style-name="Police_20_par_20_défaut"><text:span text:style-name="T4">Saint Paulin</text:span></text:span><text:span text:style-name="Police_20_par_20_défaut"><text:span text:style-name="T1"> </text:span></text:span><text:span text:style-name="Police_20_par_20_défaut"><text:span text:style-name="T1">;</text:span></text:span><text:span text:style-name="Police_20_par_20_défaut"><text:span text:style-name="T1"> et la m</text:span></text:span><text:span text:style-name="Police_20_par_20_défaut"><text:span text:style-name="T1">é</text:span></text:span><text:span text:style-name="Police_20_par_20_défaut"><text:span text:style-name="T1">diocrit</text:span></text:span><text:span text:style-name="Police_20_par_20_défaut"><text:span text:style-name="T1">é</text:span></text:span><text:span text:style-name="Police_20_par_20_défaut"><text:span text:style-name="T1"> des </text:span></text:span><text:span text:style-name="Police_20_par_20_défaut"><text:span text:style-name="T1">œ</text:span></text:span><text:span text:style-name="Police_20_par_20_défaut"><text:span text:style-name="T1">uvres entra</text:span></text:span><text:span text:style-name="Police_20_par_20_défaut"><text:span text:style-name="T1">î</text:span></text:span><text:span text:style-name="Police_20_par_20_défaut"><text:span text:style-name="T1">na la doctrine dans leur chute.</text:span></text:span></text:p>
      <text:p text:style-name="Normal"><text:span text:style-name="Police_20_par_20_défaut"><text:span text:style-name="T1">Il </text:span></text:span><text:span text:style-name="Police_20_par_20_défaut"><text:span text:style-name="T1">n'en doit pas moins occuper dans l'histoire de la critique une place consid</text:span></text:span><text:span text:style-name="Police_20_par_20_défaut"><text:span text:style-name="T1">é</text:span></text:span><text:span text:style-name="Police_20_par_20_défaut"><text:span text:style-name="T1">rable, sinon pr</text:span></text:span><text:span text:style-name="Police_20_par_20_défaut"><text:span text:style-name="T1">é</text:span></text:span><text:span text:style-name="Police_20_par_20_défaut"><text:span text:style-name="T1">cis</text:span></text:span><text:span text:style-name="Police_20_par_20_défaut"><text:span text:style-name="T1">é</text:span></text:span><text:span text:style-name="Police_20_par_20_défaut"><text:span text:style-name="T1">ment pour avoir invent</text:span></text:span><text:span text:style-name="Police_20_par_20_défaut"><text:span text:style-name="T1">é</text:span></text:span><text:span text:style-name="Police_20_par_20_défaut"><text:span text:style-name="T1"> ce que nous avons depuis lors appel</text:span></text:span><text:span text:style-name="Police_20_par_20_défaut"><text:span text:style-name="T1">é</text:span></text:span><text:span text:style-name="Police_20_par_20_défaut"><text:span text:style-name="T1"> du nom de </text:span></text:span><text:span text:style-name="Police_20_par_20_défaut"><text:span text:style-name="T4">naturalisme</text:span></text:span><text:span text:style-name="Police_20_par_20_défaut"><text:span text:style-name="T1">, mais du moins pour avoir confus</text:span></text:span><text:span text:style-name="Police_20_par_20_défaut"><text:span text:style-name="T1">é</text:span></text:span><text:span text:style-name="Police_20_par_20_défaut"><text:span text:style-name="T1">ment </text:span></text:span><text:span text:style-name="Police_20_par_20_défaut"><text:span text:style-name="T1">é</text:span></text:span><text:span text:style-name="Police_20_par_20_défaut"><text:span text:style-name="T1">largi la notion ou la d</text:span></text:span><text:span text:style-name="Police_20_par_20_défaut"><text:span text:style-name="T1">é</text:span></text:span><text:span text:style-name="Police_20_par_20_défaut"><text:span text:style-name="T1">finition de la </text:span></text:span><text:span text:style-name="Police_20_par_20_défaut"><text:span text:style-name="T4">nature </text:span></text:span><text:span text:style-name="Police_20_par_20_défaut"><text:span text:style-name="T1">et du </text:span></text:span><text:span text:style-name="Police_20_par_20_défaut"><text:span text:style-name="T4">naturel</text:span></text:span><text:span text:style-name="Police_20_par_20_défaut"><text:span text:style-name="T1"> dans l'art. C'est souvent </text:span></text:span><text:span text:style-name="Police_20_par_20_défaut"><text:span text:style-name="T1">à</text:span></text:span><text:span text:style-name="Police_20_par_20_défaut"><text:span text:style-name="T1"> Rousseau que Ton en fait honneur</text:span></text:span><text:span text:style-name="Police_20_par_20_défaut"><text:span text:style-name="T1"> ;</text:span></text:span><text:span text:style-name="Police_20_par_20_défaut"><text:span text:style-name="T1"> et on a raison, si pourtant on s'explique, et qu'on s</text:span></text:span><text:span text:style-name="Police_20_par_20_défaut"><text:span text:style-name="T1">é</text:span></text:span><text:span text:style-name="Police_20_par_20_défaut"><text:span text:style-name="T1">pare, et qu'on distingue. Mais, en tant que la religion ou la superstition de la nature est bien l'id</text:span></text:span><text:span text:style-name="Police_20_par_20_défaut"><text:span text:style-name="T1">é</text:span></text:span><text:span text:style-name="Police_20_par_20_défaut"><text:span text:style-name="T1">e du</text:span></text:span><text:span text:style-name="Police_20_par_20_défaut"><text:span text:style-name="T11"> </text:span></text:span><text:span text:style-name="Police_20_par_20_défaut"><text:span text:style-name="T11">XVI</text:span></text:span><text:span text:style-name="Police_20_par_20_défaut"><text:span text:style-name="T11">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c'est plut</text:span></text:span><text:span text:style-name="Police_20_par_20_défaut"><text:span text:style-name="T1">ô</text:span></text:span><text:span text:style-name="Police_20_par_20_défaut"><text:span text:style-name="T1">t Diderot, puisque c'est </text:span></text:span><text:span text:style-name="Police_20_par_20_défaut"><text:span text:style-name="T4">L’</text:span></text:span><text:span text:style-name="Police_20_par_20_défaut"><text:span text:style-name="T4">Encyclop</text:span></text:span><text:span text:style-name="Police_20_par_20_défaut"><text:span text:style-name="T4">é</text:span></text:span><text:span text:style-name="Police_20_par_20_défaut"><text:span text:style-name="T4">die</text:span></text:span><text:span text:style-name="Police_20_par_20_défaut"><text:span text:style-name="T1">, qui l'a fait p</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trer dans les esprits, qui l</text:span></text:span><text:span text:style-name="Police_20_par_20_défaut"><text:span text:style-name="T1">e</text:span></text:span><text:span text:style-name="Police_20_par_20_défaut"><text:span text:style-name="T1">s a re</text:span></text:span><text:span text:style-name="Police_20_par_20_défaut"><text:span text:style-name="T1">nd</text:span></text:span><text:span text:style-name="Police_20_par_20_défaut"><text:span text:style-name="T1">us propres </text:span></text:span><text:span text:style-name="Police_20_par_20_défaut"><text:span text:style-name="T1">à</text:span></text:span><text:span text:style-name="Police_20_par_20_défaut"><text:span text:style-name="T1"> la recevoir, qui les en a finalement et pour ainsi dire imbus. L</text:span></text:span><text:span text:style-name="Police_20_par_20_défaut"><text:span text:style-name="T1">à</text:span></text:span><text:span text:style-name="Police_20_par_20_défaut"><text:span text:style-name="T1"> est son </text:span></text:span><text:span text:style-name="Police_20_par_20_défaut"><text:span text:style-name="T1">œ</text:span></text:span><text:span text:style-name="Police_20_par_20_défaut"><text:span text:style-name="T1">uvre, et l</text:span></text:span><text:span text:style-name="Police_20_par_20_défaut"><text:span text:style-name="T1">à</text:span></text:span><text:span text:style-name="Police_20_par_20_défaut"><text:span text:style-name="T1"> sa gloire</text:span></text:span><text:span text:style-name="Police_20_par_20_défaut"><text:span text:style-name="T1"> :</text:span></text:span><text:span text:style-name="Police_20_par_20_défaut"><text:span text:style-name="T1"> </text:span></text:span><text:span text:style-name="Police_20_par_20_défaut"><text:span text:style-name="T1">l</text:span></text:span><text:span text:style-name="Police_20_par_20_défaut"><text:span text:style-name="T1">à</text:span></text:span><text:span text:style-name="Police_20_par_20_défaut"><text:span text:style-name="T1"> aussi le principe de son influence. Et Je vais plus loin</text:span></text:span><text:span text:style-name="Police_20_par_20_défaut"><text:span text:style-name="T1"> :</text:span></text:span><text:span text:style-name="Police_20_par_20_défaut"><text:span text:style-name="T1"> s'il l'avait exprim</text:span></text:span><text:span text:style-name="Police_20_par_20_défaut"><text:span text:style-name="T1">é</text:span></text:span><text:span text:style-name="Police_20_par_20_défaut"><text:span text:style-name="T1">e plus clairement lui-m</text:span></text:span><text:span text:style-name="Police_20_par_20_défaut"><text:span text:style-name="T1">ê</text:span></text:span><text:span text:style-name="Police_20_par_20_défaut"><text:span text:style-name="T1">me, au lieu de la laisser </text:span></text:span><text:span text:style-name="Police_20_par_20_défaut"><text:span text:style-name="T1">é</text:span></text:span><text:span text:style-name="Police_20_par_20_défaut"><text:span text:style-name="T1">parse un peu partout dans son </text:span></text:span><text:span text:style-name="Police_20_par_20_défaut"><text:span text:style-name="T1">œ</text:span></text:span><text:span text:style-name="Police_20_par_20_défaut"><text:span text:style-name="T1">uvre, </text:span></text:span><text:span text:style-name="Police_20_par_20_défaut"><text:span text:style-name="T1">à</text:span></text:span><text:span text:style-name="Police_20_par_20_défaut"><text:span text:style-name="T1"> l'</text:span></text:span><text:span text:style-name="Police_20_par_20_défaut"><text:span text:style-name="T1">é</text:span></text:span><text:span text:style-name="Police_20_par_20_défaut"><text:span text:style-name="T1">tat diffus et latent, il serait sans doute un autre homme, et, je crois, un plus grand </text:span></text:span><text:span text:style-name="Police_20_par_20_défaut"><text:span text:style-name="T1">é</text:span></text:span><text:span text:style-name="Police_20_par_20_défaut"><text:span text:style-name="T1">crivain, mais peut-</text:span></text:span><text:span text:style-name="Police_20_par_20_défaut"><text:span text:style-name="T1">ê</text:span></text:span><text:span text:style-name="Police_20_par_20_défaut"><text:span text:style-name="T1">tre qu'il e</text:span></text:span><text:span text:style-name="Police_20_par_20_défaut"><text:span text:style-name="T1">û</text:span></text:span><text:span text:style-name="Police_20_par_20_défaut"><text:span text:style-name="T1">t moins agi.</text:span></text:span></text:p>
      <text:p text:style-name="Normal"><text:span text:style-name="Police_20_par_20_défaut"><text:span text:style-name="T1">Vous</text:span></text:span><text:span text:style-name="Police_20_par_20_défaut"><text:span text:style-name="T1"> penserez l</text:span></text:span><text:span text:style-name="Police_20_par_20_défaut"><text:span text:style-name="T1">à</text:span></text:span><text:span text:style-name="Police_20_par_20_défaut"><text:span text:style-name="T1">-dessus que je me contredis </text:span></text:span><text:span text:style-name="Police_20_par_20_défaut"><text:span text:style-name="T1">à</text:span></text:span><text:span text:style-name="Police_20_par_20_défaut"><text:span text:style-name="T1"> mon tour</text:span></text:span><text:span text:style-name="Police_20_par_20_défaut"><text:span text:style-name="T1"> ?</text:span></text:span><text:span text:style-name="Police_20_par_20_défaut"><text:span text:style-name="T1"> et qu'ayant dit tout </text:span></text:span><text:span text:style-name="Police_20_par_20_défaut"><text:span text:style-name="T1">à</text:span></text:span><text:span text:style-name="Police_20_par_20_défaut"><text:span text:style-name="T1"> l'heure que ses th</text:span></text:span><text:span text:style-name="Police_20_par_20_défaut"><text:span text:style-name="T1">é</text:span></text:span><text:span text:style-name="Police_20_par_20_défaut"><text:span text:style-name="T1">ories n'avaient point fait fortune en son temps, je me trompais, ou que je me trompe en parlant maintenant de l'</text:span></text:span><text:span text:style-name="Police_20_par_20_défaut"><text:span text:style-name="T1">é</text:span></text:span><text:span text:style-name="Police_20_par_20_défaut"><text:span text:style-name="T1">tendue de son influence</text:span></text:span><text:span text:style-name="Police_20_par_20_défaut"><text:span text:style-name="T1"> ?</text:span></text:span><text:span text:style-name="Police_20_par_20_défaut"><text:span text:style-name="T1"> Mais la contradiction n'est qu'apparente, et pour la concilier, il suffit d'une distinction. Non, </text:span></text:span><text:soft-page-break/><text:span text:style-name="Police_20_par_20_défaut"><text:span text:style-name="T1">les th</text:span></text:span><text:span text:style-name="Police_20_par_20_défaut"><text:span text:style-name="T1">é</text:span></text:span><text:span text:style-name="Police_20_par_20_défaut"><text:span text:style-name="T1">ories de Diderot n'ont point fait fortune</text:span></text:span><text:span text:style-name="Police_20_par_20_défaut"><text:span text:style-name="T1"> </text:span></text:span><text:span text:style-name="Police_20_par_20_défaut"><text:span text:style-name="T1">;</text:span></text:span><text:span text:style-name="Police_20_par_20_défaut"><text:span text:style-name="T1"> on n'a point imit</text:span></text:span><text:span text:style-name="Police_20_par_20_défaut"><text:span text:style-name="T1">é</text:span></text:span><text:span text:style-name="Police_20_par_20_défaut"><text:span text:style-name="T1"> son </text:span></text:span><text:span text:style-name="Police_20_par_20_défaut"><text:span text:style-name="T4">Fils naturel </text:span></text:span><text:span text:style-name="Police_20_par_20_défaut"><text:span text:style-name="T1">et son </text:span></text:span><text:span text:style-name="Police_20_par_20_défaut"><text:span text:style-name="T4">P</text:span></text:span><text:span text:style-name="Police_20_par_20_défaut"><text:span text:style-name="T4">è</text:span></text:span><text:span text:style-name="Police_20_par_20_défaut"><text:span text:style-name="T4">re de famille, </text:span></text:span><text:span text:style-name="Police_20_par_20_défaut"><text:span text:style-name="T1">comme on a fait les trag</text:span></text:span><text:span text:style-name="Police_20_par_20_défaut"><text:span text:style-name="T1">é</text:span></text:span><text:span text:style-name="Police_20_par_20_défaut"><text:span text:style-name="T1">dies de </text:span></text:span><text:span text:style-name="Police_20_par_20_défaut"><text:span text:style-name="T1">Voltaire</text:span></text:span><text:span text:style-name="Police_20_par_20_défaut"><text:span text:style-name="T1"> ou les romans de Rousseau. Mais ses id</text:span></text:span><text:span text:style-name="Police_20_par_20_défaut"><text:span text:style-name="T1">é</text:span></text:span><text:span text:style-name="Police_20_par_20_défaut"><text:span text:style-name="T1">es, devenues en quelque sorte anonymes, d</text:span></text:span><text:span text:style-name="Police_20_par_20_défaut"><text:span text:style-name="T1">é</text:span></text:span><text:span text:style-name="Police_20_par_20_défaut"><text:span text:style-name="T1">tach</text:span></text:span><text:span text:style-name="Police_20_par_20_défaut"><text:span text:style-name="T1">é</text:span></text:span><text:span text:style-name="Police_20_par_20_défaut"><text:span text:style-name="T1">es pour </text:span></text:span><text:span text:style-name="Police_20_par_20_défaut"><text:span text:style-name="T1">ainsi dire de l'expression qu'il en avait donn</text:span></text:span><text:span text:style-name="Police_20_par_20_défaut"><text:span text:style-name="T1">é</text:span></text:span><text:span text:style-name="Police_20_par_20_défaut"><text:span text:style-name="T1">e, vivant enfin par elles-m</text:span></text:span><text:span text:style-name="Police_20_par_20_défaut"><text:span text:style-name="T1">ê</text:span></text:span><text:span text:style-name="Police_20_par_20_défaut"><text:span text:style-name="T1">mes, ont constitu</text:span></text:span><text:span text:style-name="Police_20_par_20_défaut"><text:span text:style-name="T1">é</text:span></text:span><text:span text:style-name="Police_20_par_20_défaut"><text:span text:style-name="T1"> une atmosph</text:span></text:span><text:span text:style-name="Police_20_par_20_défaut"><text:span text:style-name="T1">è</text:span></text:span><text:span text:style-name="Police_20_par_20_défaut"><text:span text:style-name="T1">re nouvelle des esprits. Et les contemporains en ont subi l'action comme nous subissons aujourd'hui celle d'un </text:span></text:span><text:span text:style-name="Police_20_par_20_défaut"><text:span text:style-name="T4">milieu </text:span></text:span><text:span text:style-name="Police_20_par_20_défaut"><text:span text:style-name="T1">dont on ne d</text:span></text:span><text:span text:style-name="Police_20_par_20_défaut"><text:span text:style-name="T1">é</text:span></text:span><text:span text:style-name="Police_20_par_20_défaut"><text:span text:style-name="T1">m</text:span></text:span><text:span text:style-name="Police_20_par_20_défaut"><text:span text:style-name="T1">ê</text:span></text:span><text:span text:style-name="Police_20_par_20_défaut"><text:span text:style-name="T1">lera que dans un si</text:span></text:span><text:span text:style-name="Police_20_par_20_défaut"><text:span text:style-name="T1">è</text:span></text:span><text:span text:style-name="Police_20_par_20_défaut"><text:span text:style-name="T1">cle ou deux les </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ments constitutifs, ou encore, si vous l'aimez mieux, comme nous subissons </text:span></text:span><text:span text:style-name="Police_20_par_20_défaut"><text:span text:style-name="T1">é</text:span></text:span><text:span text:style-name="Police_20_par_20_défaut"><text:span text:style-name="T1">ternellement celle de ces grandes forces de la nature, </text:span></text:span><text:span text:style-name="Police_20_par_20_défaut"><text:span text:style-name="T4">corpora c</text:span></text:span><text:span text:style-name="Police_20_par_20_défaut"><text:span text:style-name="T4">æ</text:span></text:span><text:span text:style-name="Police_20_par_20_défaut"><text:span text:style-name="T4">c</text:span></text:span><text:span text:style-name="Police_20_par_20_défaut"><text:span text:style-name="T4">a</text:span></text:span><text:span text:style-name="Police_20_par_20_défaut"><text:span text:style-name="T1">, comme les appelait Lucr</text:span></text:span><text:span text:style-name="Police_20_par_20_défaut"><text:span text:style-name="T1">è</text:span></text:span><text:span text:style-name="Police_20_par_20_défaut"><text:span text:style-name="T1">ce, dont nous ne savons ni l'esp</text:span></text:span><text:span text:style-name="Police_20_par_20_défaut"><text:span text:style-name="T1">è</text:span></text:span><text:span text:style-name="Police_20_par_20_défaut"><text:span text:style-name="T1">ce, ni le nom.</text:span></text:span></text:p>
      <text:p text:style-name="Normal"><text:span text:style-name="Police_20_par_20_défaut"><text:span text:style-name="T1">J'ajouterai que, dans les derni</text:span></text:span><text:span text:style-name="Police_20_par_20_défaut"><text:span text:style-name="T1">è</text:span></text:span><text:span text:style-name="Police_20_par_20_défaut"><text:span text:style-name="T1">res ann</text:span></text:span><text:span text:style-name="Police_20_par_20_défaut"><text:span text:style-name="T1">é</text:span></text:span><text:span text:style-name="Police_20_par_20_défaut"><text:span text:style-name="T1">es du </text:span></text:span><text:span text:style-name="Police_20_par_20_défaut"><text:span text:style-name="T1">XVI</text:span></text:span><text:span text:style-name="Police_20_par_20_défaut"><text:span text:style-name="T1">II</text:span></text:span><text:span text:style-name="Police_20_par_20_défaut"><text:span text:style-name="T2">e</text:span></text:span><text:span text:style-name="Police_20_par_20_défaut"><text:span text:style-name="T2"> </text:span></text:span><text:span text:style-name="Police_20_par_20_défaut"><text:span text:style-name="T1">si</text:span></text:span><text:span text:style-name="Police_20_par_20_défaut"><text:span text:style-name="T1">è</text:span></text:span><text:span text:style-name="Police_20_par_20_défaut"><text:span text:style-name="T1">cle, une raison puissante, secr</text:span></text:span><text:span text:style-name="Police_20_par_20_défaut"><text:span text:style-name="T1">è</text:span></text:span><text:span text:style-name="Police_20_par_20_défaut"><text:span text:style-name="T1">te, et int</text:span></text:span><text:span text:style-name="Police_20_par_20_défaut"><text:span text:style-name="T1">é</text:span></text:span><text:span text:style-name="Police_20_par_20_défaut"><text:span text:style-name="T1">rieure, </text:span></text:span><text:span text:style-name="Police_20_par_20_défaut"><text:span text:style-name="T1">é</text:span></text:span><text:span text:style-name="Police_20_par_20_défaut"><text:span text:style-name="T1">quilibra l'influence de ce </text:span></text:span><text:span text:style-name="Police_20_par_20_défaut"><text:span text:style-name="T4">naturalisme,</text:span></text:span><text:span text:style-name="Police_20_par_20_défaut"><text:span text:style-name="T1"> surtout au point de vue litt</text:span></text:span><text:span text:style-name="Police_20_par_20_défaut"><text:span text:style-name="T1">é</text:span></text:span><text:span text:style-name="Police_20_par_20_défaut"><text:span text:style-name="T1">raire, et vint en entraver le d</text:span></text:span><text:span text:style-name="Police_20_par_20_défaut"><text:span text:style-name="T1">é</text:span></text:span><text:span text:style-name="Police_20_par_20_défaut"><text:span text:style-name="T1">veloppement. </text:span></text:span><text:span text:style-name="Police_20_par_20_défaut"><text:span text:style-name="T1">«</text:span></text:span><text:span text:style-name="Police_20_par_20_défaut"><text:span text:style-name="T1"> </text:span></text:span><text:span text:style-name="Police_20_par_20_défaut"><text:span text:style-name="T1">Ce n'est peut-</text:span></text:span><text:span text:style-name="Police_20_par_20_défaut"><text:span text:style-name="T1">ê</text:span></text:span><text:span text:style-name="Police_20_par_20_défaut"><text:span text:style-name="T1">tre sans une raison profonde, </text:span></text:span><text:span text:style-name="Police_20_par_20_défaut"><text:span text:style-name="T1">a dit quelqu'un, qu'au moment o</text:span></text:span><text:span text:style-name="Police_20_par_20_défaut"><text:span text:style-name="T1">ù</text:span></text:span><text:span text:style-name="Police_20_par_20_défaut"><text:span text:style-name="T1"> le catholicisme a re</text:span></text:span><text:span text:style-name="Police_20_par_20_défaut"><text:span text:style-name="T1">ç</text:span></text:span><text:span text:style-name="Police_20_par_20_défaut"><text:span text:style-name="T1">u son premier grand </text:span></text:span><text:span text:style-name="Police_20_par_20_défaut"><text:span text:style-name="T1">é</text:span></text:span><text:span text:style-name="Police_20_par_20_défaut"><text:span text:style-name="T1">branlement, au </text:span></text:span><text:span text:style-name="Police_20_par_20_défaut"><text:span text:style-name="T1">XVI</text:span></text:span><text:span text:style-name="Police_20_par_20_défaut"><text:span text:style-name="T2">e</text:span></text:span><text:span text:style-name="Police_20_par_20_défaut"><text:span text:style-name="T1"> siècle</text:span></text:span><text:span text:style-name="Police_20_par_20_défaut"><text:span text:style-name="T1">, </text:span></text:span><text:span text:style-name="Police_20_par_20_défaut"><text:span text:style-name="T1">l</text:span></text:span><text:span text:style-name="Police_20_par_20_défaut"><text:span text:style-name="T1">’</text:span></text:span><text:span text:style-name="Police_20_par_20_défaut"><text:span text:style-name="T4">humanisme </text:span></text:span><text:span text:style-name="Police_20_par_20_défaut"><text:span text:style-name="T1">a pris naissance, comme par une sorte de contrepoids. Et je ne m'</text:span></text:span><text:span text:style-name="Police_20_par_20_défaut"><text:span text:style-name="T1">é</text:span></text:span><text:span text:style-name="Police_20_par_20_défaut"><text:span text:style-name="T1">tonne pas non plus de voir au</text:span></text:span><text:span text:style-name="Police_20_par_20_défaut"><text:span text:style-name="T1"> XVIII</text:span></text:span><text:span text:style-name="Police_20_par_20_défaut"><text:span text:style-name="T2">e</text:span></text:span><text:span text:style-name="Police_20_par_20_défaut"><text:span text:style-name="T1"> siècle</text:span></text:span><text:span text:style-name="Police_20_par_20_défaut"><text:span text:style-name="T1">, au second grand assaut du dogme, chez les encyclop</text:span></text:span><text:span text:style-name="Police_20_par_20_défaut"><text:span text:style-name="T1">é</text:span></text:span><text:span text:style-name="Police_20_par_20_défaut"><text:span text:style-name="T1">distes et les autres, le respect singulier des traditions litt</text:span></text:span><text:span text:style-name="Police_20_par_20_défaut"><text:span text:style-name="T1">é</text:span></text:span><text:span text:style-name="Police_20_par_20_défaut"><text:span text:style-name="T1">raires et des types consacr</text:span></text:span><text:span text:style-name="Police_20_par_20_défaut"><text:span text:style-name="T1">é</text:span></text:span><text:span text:style-name="Police_20_par_20_défaut"><text:span text:style-name="T1">s de l'art, l'admiration presque superstitieuse de</text:span></text:span><text:span text:style-name="Police_20_par_20_défaut"><text:span text:style-name="T1"> Virgile</text:span></text:span><text:span text:style-name="Police_20_par_20_défaut"><text:span text:style-name="T1"> et de Racine s'accro</text:span></text:span><text:span text:style-name="Police_20_par_20_défaut"><text:span text:style-name="T1">î</text:span></text:span><text:span text:style-name="Police_20_par_20_défaut"><text:span text:style-name="T1">tre au fur et</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mesure du progr</text:span></text:span><text:span text:style-name="Police_20_par_20_défaut"><text:span text:style-name="T1">è</text:span></text:span><text:span text:style-name="Police_20_par_20_défaut"><text:span text:style-name="T1">s de leur irr</text:span></text:span><text:span text:style-name="Police_20_par_20_défaut"><text:span text:style-name="T1">é</text:span></text:span><text:span text:style-name="Police_20_par_20_défaut"><text:span text:style-name="T1">ligion.</text:span></text:span><text:span text:style-name="Police_20_par_20_défaut"><text:span text:style-name="T1"> </text:span></text:span><text:span text:style-name="Police_20_par_20_défaut"><text:span text:style-name="T1">»</text:span></text:span><text:span text:style-name="Police_20_par_20_défaut"><text:span text:style-name="T1"> En effet, rien n'est plus curieux, mais </text:span></text:span><text:span text:style-name="Police_20_par_20_défaut"><text:span text:style-name="T1">à</text:span></text:span><text:span text:style-name="Police_20_par_20_défaut"><text:span text:style-name="T1"> mesure" que la </text:span></text:span><text:span text:style-name="Police_20_par_20_défaut"><text:span text:style-name="T1">«</text:span></text:span><text:span text:style-name="Police_20_par_20_défaut"><text:span text:style-name="T1"> </text:span></text:span><text:span text:style-name="Police_20_par_20_défaut"><text:span text:style-name="T1">philosophie</text:span></text:span><text:span text:style-name="Police_20_par_20_défaut"><text:span text:style-name="T1"> </text:span></text:span><text:span text:style-name="Police_20_par_20_défaut"><text:span text:style-name="T1">»</text:span></text:span><text:span text:style-name="Police_20_par_20_défaut"><text:span text:style-name="T1"> dirige contre le tr</text:span></text:span><text:span text:style-name="Police_20_par_20_défaut"><text:span text:style-name="T1">ô</text:span></text:span><text:span text:style-name="Police_20_par_20_défaut"><text:span text:style-name="T1">ne et l'autel des attaques plus violentes, et dont le succ</text:span></text:span><text:span text:style-name="Police_20_par_20_défaut"><text:span text:style-name="T1">è</text:span></text:span><text:span text:style-name="Police_20_par_20_défaut"><text:span text:style-name="T1">s para</text:span></text:span><text:span text:style-name="Police_20_par_20_défaut"><text:span text:style-name="T1">î</text:span></text:span><text:span text:style-name="Police_20_par_20_défaut"><text:span text:style-name="T1">t d</text:span></text:span><text:span text:style-name="Police_20_par_20_défaut"><text:span text:style-name="T1">é</text:span></text:span><text:span text:style-name="Police_20_par_20_défaut"><text:span text:style-name="T1">sormais plus prochain, il est certain aussi que nous voyons qu'on s'attache davantage </text:span></text:span><text:span text:style-name="Police_20_par_20_défaut"><text:span text:style-name="T1">à</text:span></text:span><text:span text:style-name="Police_20_par_20_défaut"><text:span text:style-name="T1"> des traditions, dont on commence </text:span></text:span><text:span text:style-name="Police_20_par_20_défaut"><text:span text:style-name="T1">à</text:span></text:span><text:span text:style-name="Police_20_par_20_défaut"><text:span text:style-name="T1"> craindre que le naufrage emporte avec lui la litt</text:span></text:span><text:span text:style-name="Police_20_par_20_défaut"><text:span text:style-name="T1">é</text:span></text:span><text:span text:style-name="Police_20_par_20_défaut"><text:span text:style-name="T1">rature et la civilisation m</text:span></text:span><text:span text:style-name="Police_20_par_20_défaut"><text:span text:style-name="T1">ê</text:span></text:span><text:span text:style-name="Police_20_par_20_défaut"><text:span text:style-name="T1">mes. Rappelez-vous le mot si curieux que nous a conserv</text:span></text:span><text:span text:style-name="Police_20_par_20_défaut"><text:span text:style-name="T1">é</text:span></text:span><text:span text:style-name="Police_20_par_20_défaut"><text:span text:style-name="T1"> Chamfort</text:span></text:span><text:span text:style-name="Police_20_par_20_défaut"><text:span text:style-name="T1"> :</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M. </text:span></text:span><text:span text:style-name="Police_20_par_20_défaut"><text:span text:style-name="T1">de..., qui voyait la source de la d</text:span></text:span><text:span text:style-name="Police_20_par_20_défaut"><text:span text:style-name="T1">é</text:span></text:span><text:span text:style-name="Police_20_par_20_défaut"><text:span text:style-name="T1">gradation de l'esp</text:span></text:span><text:span text:style-name="Police_20_par_20_défaut"><text:span text:style-name="T1">è</text:span></text:span><text:span text:style-name="Police_20_par_20_défaut"><text:span text:style-name="T1">ce humaine dans l'</text:span></text:span><text:span text:style-name="Police_20_par_20_défaut"><text:span text:style-name="T1">é</text:span></text:span><text:span text:style-name="Police_20_par_20_défaut"><text:span text:style-name="T1">tablissement de la secte nazar</text:span></text:span><text:span text:style-name="Police_20_par_20_défaut"><text:span text:style-name="T1">é</text:span></text:span><text:span text:style-name="Police_20_par_20_défaut"><text:span text:style-name="T1">enne et dans la f</text:span></text:span><text:span text:style-name="Police_20_par_20_défaut"><text:span text:style-name="T1">é</text:span></text:span><text:span text:style-name="Police_20_par_20_défaut"><text:span text:style-name="T1">odalit</text:span></text:span><text:span text:style-name="Police_20_par_20_défaut"><text:span text:style-name="T1">é</text:span></text:span><text:span text:style-name="Police_20_par_20_défaut"><text:span text:style-name="T1">, disait que pour valoir quelque chose, </text:span></text:span><text:span text:style-name="Police_20_par_20_défaut"><text:span text:style-name="T4">il fallait se d</text:span></text:span><text:span text:style-name="Police_20_par_20_défaut"><text:span text:style-name="T4">é</text:span></text:span><text:span text:style-name="Police_20_par_20_défaut"><text:span text:style-name="T4">franciser et se d</text:span></text:span><text:span text:style-name="Police_20_par_20_défaut"><text:span text:style-name="T4">é</text:span></text:span><text:span text:style-name="Police_20_par_20_défaut"><text:span text:style-name="T4">baptiser et redevenir Grec et Romain par </text:span></text:span><text:span text:style-name="Police_20_par_20_défaut"><text:span text:style-name="T4">l’</text:span></text:span><text:span text:style-name="Police_20_par_20_défaut"><text:span text:style-name="T4">â</text:span></text:span><text:span text:style-name="Police_20_par_20_défaut"><text:span text:style-name="T4">me</text:span></text:span><text:span text:style-name="Police_20_par_20_défaut"><text:span text:style-name="T4"> </text:span></text:span><text:span text:style-name="Police_20_par_20_défaut"><text:span text:style-name="T1">»</text:span></text:span><text:span text:style-name="Police_20_par_20_défaut"><text:span text:style-name="T1">. Rappelez-vous encore l'esprit du Commentaire sur </text:span></text:span><text:span text:style-name="Police_20_par_20_défaut"><text:span text:style-name="T4">Corneille,</text:span></text:span><text:span text:style-name="Police_20_par_20_défaut"><text:span text:style-name="T1"> de </text:span></text:span><text:span text:style-name="Police_20_par_20_défaut"><text:span text:style-name="T1">Voltaire</text:span></text:span><text:span text:style-name="Police_20_par_20_défaut"><text:span text:style-name="T1">, et ses supr</text:span></text:span><text:span text:style-name="Police_20_par_20_défaut"><text:span text:style-name="T1">ê</text:span></text:span><text:span text:style-name="Police_20_par_20_défaut"><text:span text:style-name="T1">mes injures </text:span></text:span><text:span text:style-name="Police_20_par_20_défaut"><text:span text:style-name="T1">à</text:span></text:span><text:span text:style-name="Police_20_par_20_défaut"><text:span text:style-name="T1"> Shakespeare</text:span></text:span><text:span text:style-name="Police_20_par_20_défaut"><text:span text:style-name="T1"> :</text:span></text:span></text:p>
      <text:p text:style-name="Quotations">J'avoue qu'on ne doit pas condamner un artiste qui .a saisi le goût de sa nation ; mais on peut le plaindre de n'avoir contenté qu'elle. Apelle et Phidias forcèrent tous les différents États de la Grèce et tout l'empire romain à les admirer. Nous voyons aujourd'hui le Transylvain, le Hongrois, le Courlandais se réunir avec l'Espagnol, le Français, l'Allemand, l'Italien pour sentir également les beautés de Virgile et d'Horace, quoique chacun de ces peuples prononce différemment la <text:soft-page-break/>langue d'Horace et de Virgile... Sans doute Pantolabus et Crispinus écrivirent contre Horace de son vivant, et Virgile essuya les critiques de Bavius ; mais, après leur mort, ces grands hommes ont réuni les voix de toutes les nations. D'où vient ce concert éternel<text:span text:style-name="Police_20_par_20_défaut"><text:span text:style-name="T17">1</text:span></text:span> ? Il y a donc un bon et un mauvais goût.</text:p>
      <text:p text:style-name="Normal"><text:span text:style-name="Police_20_par_20_défaut"><text:span text:style-name="T1">La Bruy</text:span></text:span><text:span text:style-name="Police_20_par_20_défaut"><text:span text:style-name="T1">è</text:span></text:span><text:span text:style-name="Police_20_par_20_défaut"><text:span text:style-name="T1">re et Boileau n'avaient pas dit autre chose. Mais rappelez-vous surtout, dans ces m</text:span></text:span><text:span text:style-name="Police_20_par_20_défaut"><text:span text:style-name="T1">ê</text:span></text:span><text:span text:style-name="Police_20_par_20_défaut"><text:span text:style-name="T1">mes ann</text:span></text:span><text:span text:style-name="Police_20_par_20_défaut"><text:span text:style-name="T1">é</text:span></text:span><text:span text:style-name="Police_20_par_20_défaut"><text:span text:style-name="T1">es, et jusqu'</text:span></text:span><text:span text:style-name="Police_20_par_20_défaut"><text:span text:style-name="T1">à</text:span></text:span><text:span text:style-name="Police_20_par_20_défaut"><text:span text:style-name="T1"> la veille de la r</text:span></text:span><text:span text:style-name="Police_20_par_20_défaut"><text:span text:style-name="T1">é</text:span></text:span><text:span text:style-name="Police_20_par_20_défaut"><text:span text:style-name="T1">volution, ce retour de la litt</text:span></text:span><text:span text:style-name="Police_20_par_20_défaut"><text:span text:style-name="T1">é</text:span></text:span><text:span text:style-name="Police_20_par_20_défaut"><text:span text:style-name="T1">rature vers les sources antiques, ce regain de faveur ou de popularit</text:span></text:span><text:span text:style-name="Police_20_par_20_défaut"><text:span text:style-name="T1">é</text:span></text:span><text:span text:style-name="Police_20_par_20_défaut"><text:span text:style-name="T1"> des anciens, dont les </text:span></text:span><text:span text:style-name="Police_20_par_20_défaut"><text:span text:style-name="T4">É</text:span></text:span><text:span text:style-name="Police_20_par_20_défaut"><text:span text:style-name="T4">loges</text:span></text:span><text:span text:style-name="Police_20_par_20_défaut"><text:span text:style-name="T1"> de Thomas, les traductions de l'abb</text:span></text:span><text:span text:style-name="Police_20_par_20_défaut"><text:span text:style-name="T1">é</text:span></text:span><text:span text:style-name="Police_20_par_20_défaut"><text:span text:style-name="T1"> Delille, le </text:span></text:span><text:span text:style-name="Police_20_par_20_défaut"><text:span text:style-name="T4">V</text:span></text:span><text:span text:style-name="Police_20_par_20_défaut"><text:span text:style-name="T4">oyage du jeune Anac</text:span></text:span><text:span text:style-name="Police_20_par_20_défaut"><text:span text:style-name="T4">h</text:span></text:span><text:span text:style-name="Police_20_par_20_défaut"><text:span text:style-name="T4">arsis</text:span></text:span><text:span text:style-name="Police_20_par_20_défaut"><text:span text:style-name="T1">, et les po</text:span></text:span><text:span text:style-name="Police_20_par_20_défaut"><text:span text:style-name="T1">é</text:span></text:span><text:span text:style-name="Police_20_par_20_défaut"><text:span text:style-name="T1">sies enfin d'Andr</text:span></text:span><text:span text:style-name="Police_20_par_20_défaut"><text:span text:style-name="T1">é</text:span></text:span><text:span text:style-name="Police_20_par_20_défaut"><text:span text:style-name="T1"> Ch</text:span></text:span><text:span text:style-name="Police_20_par_20_défaut"><text:span text:style-name="T1">é</text:span></text:span><text:span text:style-name="Police_20_par_20_défaut"><text:span text:style-name="T1">nier sont des preuves assez </text:span></text:span><text:span text:style-name="Police_20_par_20_défaut"><text:span text:style-name="T1">é</text:span></text:span><text:span text:style-name="Police_20_par_20_défaut"><text:span text:style-name="T1">loquentes</text:span></text:span><text:span text:style-name="Police_20_par_20_défaut"><text:span text:style-name="T1"> :</text:span></text:span></text:p>
      <text:p text:style-name="Quotations">Des antiques vergers les rameaux empruntés </text:p>
      <text:p text:style-name="Quotations">Croissent sur mon terrain, mollement transplantés ; </text:p>
      <text:p text:style-name="Quotations">Aux troncs de mon verger ma main avec adresse </text:p>
      <text:p text:style-name="Quotations">Les attache, — et bientôt même écorce les presse. </text:p>
      <text:p text:style-name="Quotations">De ce mélange heureux l'insensible douceur </text:p>
      <text:p text:style-name="Quotations">Donne à mes fruits nouveaux une antique saveur. </text:p>
      <text:p text:style-name="Quotations">Dévot adorateur de ces maîtres antiques, </text:p>
      <text:p text:style-name="Quotations">Je veux m'envelopper de leurs saintes reliques. </text:p>
      <text:p text:style-name="Quotations">Dans leur triomphe admis, je veux le partager, </text:p>
      <text:p text:style-name="Quotations">Ou bien de ma défense eux-mêmes les charger. </text:p>
      <text:p text:style-name="Quotations">Le critique imprudent qui se croit bien habile, </text:p>
      <text:p text:style-name="Quotations">Donnera sur ma joue un soufflet à Virgile. </text:p>
      <text:p text:style-name="Quotations">Et ceci — tu peux voir si j'observe ma loi, — </text:p>
      <text:p text:style-name="Quotations">Montaigne, il t'en souvient, l'avait dit avant moi.</text:p>
      <text:p text:style-name="Normal"><text:span text:style-name="Police_20_par_20_défaut"><text:span text:style-name="T1">Je ne crois pas que l'auteur de</text:span></text:span><text:span text:style-name="Police_20_par_20_défaut"><text:span text:style-name="T4"> </text:span></text:span><text:span text:style-name="Police_20_par_20_défaut"><text:span text:style-name="T4">L’</text:span></text:span><text:span text:style-name="Police_20_par_20_défaut"><text:span text:style-name="T4">Art po</text:span></text:span><text:span text:style-name="Police_20_par_20_défaut"><text:span text:style-name="T4">é</text:span></text:span><text:span text:style-name="Police_20_par_20_défaut"><text:span text:style-name="T4">tique</text:span></text:span><text:span text:style-name="Police_20_par_20_défaut"><text:span text:style-name="T1">, je ne crois pas que Ronsard eussent d</text:span></text:span><text:span text:style-name="Police_20_par_20_défaut"><text:span text:style-name="T1">é</text:span></text:span><text:span text:style-name="Police_20_par_20_défaut"><text:span text:style-name="T1">savou</text:span></text:span><text:span text:style-name="Police_20_par_20_défaut"><text:span text:style-name="T1">é</text:span></text:span><text:span text:style-name="Police_20_par_20_défaut"><text:span text:style-name="T1"> ces vers</text:span></text:span><text:span text:style-name="Police_20_par_20_défaut"><text:span text:style-name="T1"> </text:span></text:span><text:span text:style-name="Police_20_par_20_défaut"><text:span text:style-name="T1">;</text:span></text:span><text:span text:style-name="Police_20_par_20_défaut"><text:span text:style-name="T1"> ou plut</text:span></text:span><text:span text:style-name="Police_20_par_20_défaut"><text:span text:style-name="T1">ô</text:span></text:span><text:span text:style-name="Police_20_par_20_défaut"><text:span text:style-name="T1">t, ils en eussent lou</text:span></text:span><text:span text:style-name="Police_20_par_20_défaut"><text:span text:style-name="T1">é</text:span></text:span><text:span text:style-name="Police_20_par_20_défaut"><text:span text:style-name="T1"> l'heureuse </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gance</text:span></text:span><text:span text:style-name="Police_20_par_20_défaut"><text:span text:style-name="T1"> ;</text:span></text:span><text:span text:style-name="Police_20_par_20_défaut"><text:span text:style-name="T1"> ils y eussent reconnu leurs id</text:span></text:span><text:span text:style-name="Police_20_par_20_défaut"><text:span text:style-name="T1">é</text:span></text:span><text:span text:style-name="Police_20_par_20_défaut"><text:span text:style-name="T1">es</text:span></text:span><text:span text:style-name="Police_20_par_20_défaut"><text:span text:style-name="T1"> </text:span></text:span><text:span text:style-name="Police_20_par_20_défaut"><text:span text:style-name="T1">;</text:span></text:span><text:span text:style-name="Police_20_par_20_défaut"><text:span text:style-name="T1"> ils se fussent applaudis de revivre, ou de vivre toujours apr</text:span></text:span><text:span text:style-name="Police_20_par_20_défaut"><text:span text:style-name="T1">è</text:span></text:span><text:span text:style-name="Police_20_par_20_défaut"><text:span text:style-name="T1">s tant d'ann</text:span></text:span><text:span text:style-name="Police_20_par_20_défaut"><text:span text:style-name="T1">é</text:span></text:span><text:span text:style-name="Police_20_par_20_défaut"><text:span text:style-name="T1">es </text:span></text:span><text:span text:style-name="Police_20_par_20_défaut"><text:span text:style-name="T1">é</text:span></text:span><text:span text:style-name="Police_20_par_20_défaut"><text:span text:style-name="T1">coul</text:span></text:span><text:span text:style-name="Police_20_par_20_défaut"><text:span text:style-name="T1">é</text:span></text:span><text:span text:style-name="Police_20_par_20_défaut"><text:span text:style-name="T1">es.</text:span></text:span></text:p>
      <text:p text:style-name="Normal"><text:span text:style-name="Police_20_par_20_défaut"><text:span text:style-name="T1">Et les peintres de leur c</text:span></text:span><text:span text:style-name="Police_20_par_20_défaut"><text:span text:style-name="T1">ô</text:span></text:span><text:span text:style-name="Police_20_par_20_défaut"><text:span text:style-name="T1">t</text:span></text:span><text:span text:style-name="Police_20_par_20_défaut"><text:span text:style-name="T1">é</text:span></text:span><text:span text:style-name="Police_20_par_20_défaut"><text:span text:style-name="T1">, Lebrun, Charles Lebrun ou Nicolas Poussin, </text:span></text:span><text:span text:style-name="Police_20_par_20_défaut"><text:span text:style-name="T1">à</text:span></text:span><text:span text:style-name="Police_20_par_20_défaut"><text:span text:style-name="T1"> leur tour, qu'auraie</text:span></text:span><text:span text:style-name="Police_20_par_20_défaut"><text:span text:style-name="T1">n</text:span></text:span><text:span text:style-name="Police_20_par_20_défaut"><text:span text:style-name="T1">t-ils dit en voyant l'</text:span></text:span><text:span text:style-name="Police_20_par_20_défaut"><text:span text:style-name="T1">é</text:span></text:span><text:span text:style-name="Police_20_par_20_défaut"><text:span text:style-name="T1">cole</text:span></text:span><text:span text:style-name="Police_20_par_20_défaut"><text:span text:style-name="T1"> </text:span></text:span><text:span text:style-name="Police_20_par_20_défaut"><text:span text:style-name="T1">de David succ</text:span></text:span><text:span text:style-name="Police_20_par_20_défaut"><text:span text:style-name="T1">é</text:span></text:span><text:span text:style-name="Police_20_par_20_défaut"><text:span text:style-name="T1">der </text:span></text:span><text:span text:style-name="Police_20_par_20_défaut"><text:span text:style-name="T1">à</text:span></text:span><text:span text:style-name="Police_20_par_20_défaut"><text:span text:style-name="T1"> celle de Boucher, de Fragonard ou de Greuze</text:span></text:span><text:span text:style-name="Police_20_par_20_défaut"><text:span text:style-name="T1"> ;</text:span></text:span><text:span text:style-name="Police_20_par_20_défaut"><text:span text:style-name="T1"> Part s'inspirer de nouveau des </text:span></text:span><text:span text:style-name="Police_20_par_20_défaut"><text:span text:style-name="T4">Adieux d'Andromaque </text:span></text:span><text:span text:style-name="Police_20_par_20_défaut"><text:span text:style-name="T1">ou du </text:span></text:span><text:span text:style-name="Police_20_par_20_défaut"><text:span text:style-name="T4">Serment des Horaces </text:span></text:span><text:span text:style-name="Police_20_par_20_défaut"><text:span text:style-name="T1">et non plus de</text:span></text:span><text:span text:style-name="Police_20_par_20_défaut"><text:span text:style-name="T4"> </text:span></text:span><text:span text:style-name="Police_20_par_20_défaut"><text:span text:style-name="T4">l</text:span></text:span><text:span text:style-name="Police_20_par_20_défaut"><text:span text:style-name="T4">'Escarpolette</text:span></text:span><text:span text:style-name="Police_20_par_20_défaut"><text:span text:style-name="T1"> ou d</text:span></text:span><text:span text:style-name="Police_20_par_20_défaut"><text:span text:style-name="T1">e</text:span></text:span><text:span text:style-name="Police_20_par_20_défaut"><text:span text:style-name="T1"> </text:span></text:span><text:span text:style-name="Police_20_par_20_défaut"><text:span text:style-name="T4">la Cruche cass</text:span></text:span><text:span text:style-name="Police_20_par_20_défaut"><text:span text:style-name="T4">é</text:span></text:span><text:span text:style-name="Police_20_par_20_défaut"><text:span text:style-name="T4">e</text:span></text:span><text:span text:style-name="Police_20_par_20_défaut"><text:span text:style-name="T1"> ;</text:span></text:span><text:span text:style-name="Police_20_par_20_défaut"><text:span text:style-name="T1"> et, le grand go</text:span></text:span><text:span text:style-name="Police_20_par_20_défaut"><text:span text:style-name="T1">û</text:span></text:span><text:span text:style-name="Police_20_par_20_défaut"><text:span text:style-name="T1">t, comme ils l'appelaient, celui de l'antiquit</text:span></text:span><text:span text:style-name="Police_20_par_20_défaut"><text:span text:style-name="T1">é</text:span></text:span><text:span text:style-name="Police_20_par_20_défaut"><text:span text:style-name="T1">, rena</text:span></text:span><text:span text:style-name="Police_20_par_20_défaut"><text:span text:style-name="T1">î</text:span></text:span><text:span text:style-name="Police_20_par_20_défaut"><text:span text:style-name="T1">tre enfin de son long oubli</text:span></text:span><text:span text:style-name="Police_20_par_20_défaut"><text:span text:style-name="T1"> ?</text:span></text:span><text:span text:style-name="Police_20_par_20_défaut"><text:span text:style-name="T1"> Ne semble-t-il pas que le si</text:span></text:span><text:span text:style-name="Police_20_par_20_défaut"><text:span text:style-name="T1">è</text:span></text:span><text:span text:style-name="Police_20_par_20_défaut"><text:span text:style-name="T1">cle finissant remonte en quelque sorte au del</text:span></text:span><text:span text:style-name="Police_20_par_20_défaut"><text:span text:style-name="T1">à</text:span></text:span><text:span text:style-name="Police_20_par_20_défaut"><text:span text:style-name="T1"> de ses propres origines, et qu'en d</text:span></text:span><text:span text:style-name="Police_20_par_20_défaut"><text:span text:style-name="T1">é</text:span></text:span><text:span text:style-name="Police_20_par_20_défaut"><text:span text:style-name="T1">pit de quelques r</text:span></text:span><text:span text:style-name="Police_20_par_20_défaut"><text:span text:style-name="T1">é</text:span></text:span><text:span text:style-name="Police_20_par_20_défaut"><text:span text:style-name="T1">sistances, le classicisme, avant de mourir, soit </text:span></text:span><text:span text:style-name="Police_20_par_20_défaut"><text:span text:style-name="T1">à</text:span></text:span><text:span text:style-name="Police_20_par_20_défaut"><text:span text:style-name="T1"> la veille encore de triompher de nouveau</text:span></text:span><text:span text:style-name="Police_20_par_20_défaut"><text:span text:style-name="T1"> ?</text:span></text:span></text:p>
      <text:p text:style-name="Normal"><text:soft-page-break/><text:span text:style-name="Police_20_par_20_défaut"><text:span text:style-name="T1">Un homme repr</text:span></text:span><text:span text:style-name="Police_20_par_20_défaut"><text:span text:style-name="T1">é</text:span></text:span><text:span text:style-name="Police_20_par_20_défaut"><text:span text:style-name="T1">sent</text:span></text:span><text:span text:style-name="Police_20_par_20_défaut"><text:span text:style-name="T1">é</text:span></text:span><text:span text:style-name="Police_20_par_20_défaut"><text:span text:style-name="T1"> et incarne cette </text:span></text:span><text:span text:style-name="Police_20_par_20_défaut"><text:span text:style-name="T1">é</text:span></text:span><text:span text:style-name="Police_20_par_20_défaut"><text:span text:style-name="T1">volution de la critique classique, un homme et une </text:span></text:span><text:span text:style-name="Police_20_par_20_défaut"><text:span text:style-name="T1">œ</text:span></text:span><text:span text:style-name="Police_20_par_20_défaut"><text:span text:style-name="T1">uvre</text:span></text:span><text:span text:style-name="Police_20_par_20_défaut"><text:span text:style-name="T1"> :</text:span></text:span><text:span text:style-name="Police_20_par_20_défaut"><text:span text:style-name="T1"> une </text:span></text:span><text:span text:style-name="Police_20_par_20_défaut"><text:span text:style-name="T1">œ</text:span></text:span><text:span text:style-name="Police_20_par_20_défaut"><text:span text:style-name="T1">uvre qu'on ne lit pas assez, et un homme que je ne souhaite que d'</text:span></text:span><text:span text:style-name="Police_20_par_20_défaut"><text:span text:style-name="T1">é</text:span></text:span><text:span text:style-name="Police_20_par_20_défaut"><text:span text:style-name="T1">galer </text:span></text:span><text:span text:style-name="Police_20_par_20_défaut"><text:span text:style-name="T1">à</text:span></text:span><text:span text:style-name="Police_20_par_20_défaut"><text:span text:style-name="T1"> la plupart de ceux qui croient</text:span></text:span><text:span text:style-name="Police_20_par_20_défaut"><text:span text:style-name="T1"> taire preuve, en le raillant, </text:span></text:span><text:span text:style-name="Police_20_par_20_défaut"><text:span text:style-name="T1">d'ind</text:span></text:span><text:span text:style-name="Police_20_par_20_défaut"><text:span text:style-name="T1">é</text:span></text:span><text:span text:style-name="Police_20_par_20_défaut"><text:span text:style-name="T1">pendance et de largeur d'esprit. C'est Laharpe que je veux dire, et l'</text:span></text:span><text:span text:style-name="Police_20_par_20_défaut"><text:span text:style-name="T1">œ</text:span></text:span><text:span text:style-name="Police_20_par_20_défaut"><text:span text:style-name="T1">uvre, c'est son </text:span></text:span><text:span text:style-name="Police_20_par_20_défaut"><text:span text:style-name="T4">Cours de litt</text:span></text:span><text:span text:style-name="Police_20_par_20_défaut"><text:span text:style-name="T4">é</text:span></text:span><text:span text:style-name="Police_20_par_20_défaut"><text:span text:style-name="T4">rature.</text:span></text:span></text:p>
      <text:p text:style-name="Normal"><text:span text:style-name="Police_20_par_20_défaut"><text:span text:style-name="T1">Je sais les d</text:span></text:span><text:span text:style-name="Police_20_par_20_défaut"><text:span text:style-name="T1">é</text:span></text:span><text:span text:style-name="Police_20_par_20_défaut"><text:span text:style-name="T1">fauts de Laharpe</text:span></text:span><text:span text:style-name="Police_20_par_20_défaut"><text:span text:style-name="T1"> ;</text:span></text:span><text:span text:style-name="Police_20_par_20_défaut"><text:span text:style-name="T1"> je sais ce que l'on a dit — et je pourrais au besoin le redire, tout comme un autre — de sa critique p</text:span></text:span><text:span text:style-name="Police_20_par_20_défaut"><text:span text:style-name="T1">é</text:span></text:span><text:span text:style-name="Police_20_par_20_défaut"><text:span text:style-name="T1">dantesque et volontiers d</text:span></text:span><text:span text:style-name="Police_20_par_20_défaut"><text:span text:style-name="T1">é</text:span></text:span><text:span text:style-name="Police_20_par_20_défaut"><text:span text:style-name="T1">nigrante</text:span></text:span><text:span text:style-name="Police_20_par_20_défaut"><text:span text:style-name="T1"> ;</text:span></text:span><text:span text:style-name="Police_20_par_20_défaut"><text:span text:style-name="T1"> et de son </text:span></text:span><text:span text:style-name="Police_20_par_20_défaut"><text:span text:style-name="T1">é</text:span></text:span><text:span text:style-name="Police_20_par_20_défaut"><text:span text:style-name="T1">troitesse d'esprit</text:span></text:span><text:span text:style-name="Police_20_par_20_défaut"><text:span text:style-name="T1"> ;</text:span></text:span><text:span text:style-name="Police_20_par_20_défaut"><text:span text:style-name="T1"> et de son ignorance</text:span></text:span><text:span text:style-name="Police_20_par_20_défaut"><text:span text:style-name="T1"> !</text:span></text:span><text:span text:style-name="Police_20_par_20_défaut"><text:span text:style-name="T1"> Oui, sans doute, il maltraite outrageusement ses ennemis personnels</text:span></text:span><text:span text:style-name="Police_20_par_20_défaut"><text:span text:style-name="T1"> ;</text:span></text:span><text:span text:style-name="Police_20_par_20_défaut"><text:span text:style-name="T1"> il parle des Latins et des Grecs sans assez les conna</text:span></text:span><text:span text:style-name="Police_20_par_20_défaut"><text:span text:style-name="T1">î</text:span></text:span><text:span text:style-name="Police_20_par_20_défaut"><text:span text:style-name="T1">tre</text:span></text:span><text:span text:style-name="Police_20_par_20_défaut"><text:span text:style-name="T1"> ;</text:span></text:span><text:span text:style-name="Police_20_par_20_défaut"><text:span text:style-name="T1"> et sa critique, en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 qui ne manque pas au moins de vivacit</text:span></text:span><text:span text:style-name="Police_20_par_20_défaut"><text:span text:style-name="T1">é</text:span></text:span><text:span text:style-name="Police_20_par_20_défaut"><text:span text:style-name="T1"> ni d'</text:span></text:span><text:span text:style-name="Police_20_par_20_défaut"><text:span text:style-name="T1">é</text:span></text:span><text:span text:style-name="Police_20_par_20_défaut"><text:span text:style-name="T1">motion. — manque d'esprit, manque de largeur, manque de port</text:span></text:span><text:span text:style-name="Police_20_par_20_défaut"><text:span text:style-name="T1">é</text:span></text:span><text:span text:style-name="Police_20_par_20_défaut"><text:span text:style-name="T1">e. C'est que</text:span></text:span><text:span text:style-name="Police_20_par_20_défaut"><text:span text:style-name="T1"> les grands hommes sont rares. </text:span></text:span><text:span text:style-name="Police_20_par_20_défaut"><text:span text:style-name="T1">Mais, apr</text:span></text:span><text:span text:style-name="Police_20_par_20_défaut"><text:span text:style-name="T1">è</text:span></text:span><text:span text:style-name="Police_20_par_20_défaut"><text:span text:style-name="T1">s cela, ce serait </text:span></text:span><text:span text:style-name="Police_20_par_20_défaut"><text:span text:style-name="T1">ê</text:span></text:span><text:span text:style-name="Police_20_par_20_défaut"><text:span text:style-name="T1">tre soi-m</text:span></text:span><text:span text:style-name="Police_20_par_20_défaut"><text:span text:style-name="T1">ê</text:span></text:span><text:span text:style-name="Police_20_par_20_défaut"><text:span text:style-name="T1">me bien injuste, ou ce serait l'avoir bien mal lu, que de ne pas reconna</text:span></text:span><text:span text:style-name="Police_20_par_20_défaut"><text:span text:style-name="T1">î</text:span></text:span><text:span text:style-name="Police_20_par_20_défaut"><text:span text:style-name="T1">tre ce que son </text:span></text:span><text:span text:style-name="Police_20_par_20_défaut"><text:span text:style-name="T4">Cours de litt</text:span></text:span><text:span text:style-name="Police_20_par_20_défaut"><text:span text:style-name="T4">é</text:span></text:span><text:span text:style-name="Police_20_par_20_défaut"><text:span text:style-name="T4">rature</text:span></text:span><text:span text:style-name="Police_20_par_20_défaut"><text:span text:style-name="T1"> contient, sur le </text:span></text:span><text:span text:style-name="Police_20_par_20_défaut"><text:span text:style-name="T1">XV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et sur le</text:span></text:span><text:span text:style-name="Police_20_par_20_défaut"><text:span text:style-name="T1"> XVI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de renseignements utiles, d'indications pr</text:span></text:span><text:span text:style-name="Police_20_par_20_défaut"><text:span text:style-name="T1">é</text:span></text:span><text:span text:style-name="Police_20_par_20_défaut"><text:span text:style-name="T1">cieuses, de jugements qui ne sont point tous aussi d</text:span></text:span><text:span text:style-name="Police_20_par_20_défaut"><text:span text:style-name="T1">é</text:span></text:span><text:span text:style-name="Police_20_par_20_défaut"><text:span text:style-name="T1">mod</text:span></text:span><text:span text:style-name="Police_20_par_20_défaut"><text:span text:style-name="T1">é</text:span></text:span><text:span text:style-name="Police_20_par_20_défaut"><text:span text:style-name="T1">s qu'on le veut bien dire</text:span></text:span><text:span text:style-name="Police_20_par_20_défaut"><text:span text:style-name="T1"> ;</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et que d'ailleurs c'en est l</text:span></text:span><text:span text:style-name="Police_20_par_20_défaut"><text:span text:style-name="T1">à</text:span></text:span><text:span text:style-name="Police_20_par_20_défaut"><text:span text:style-name="T1"> le moindre m</text:span></text:span><text:span text:style-name="Police_20_par_20_défaut"><text:span text:style-name="T1">é</text:span></text:span><text:span text:style-name="Police_20_par_20_défaut"><text:span text:style-name="T1">rite.</text:span></text:span></text:p>
      <text:p text:style-name="Normal"><text:span text:style-name="Police_20_par_20_défaut"><text:span text:style-name="T1">En effet, bien plus fid</text:span></text:span><text:span text:style-name="Police_20_par_20_défaut"><text:span text:style-name="T1">è</text:span></text:span><text:span text:style-name="Police_20_par_20_défaut"><text:span text:style-name="T1">lement que la </text:span></text:span><text:span text:style-name="Police_20_par_20_défaut"><text:span text:style-name="T4">Po</text:span></text:span><text:span text:style-name="Police_20_par_20_défaut"><text:span text:style-name="T4">é</text:span></text:span><text:span text:style-name="Police_20_par_20_défaut"><text:span text:style-name="T4">tique</text:span></text:span><text:span text:style-name="Police_20_par_20_défaut"><text:span text:style-name="T1"> de Marmontel — un autre critique, dont le plus grand tort est d'</text:span></text:span><text:span text:style-name="Police_20_par_20_défaut"><text:span text:style-name="T1">ê</text:span></text:span><text:span text:style-name="Police_20_par_20_défaut"><text:span text:style-name="T1">tre l'auteur de ses trag</text:span></text:span><text:span text:style-name="Police_20_par_20_défaut"><text:span text:style-name="T1">é</text:span></text:span><text:span text:style-name="Police_20_par_20_défaut"><text:span text:style-name="T1">dies et de ses romans, de son </text:span></text:span><text:span text:style-name="Police_20_par_20_défaut"><text:span text:style-name="T4">Aristom</text:span></text:span><text:span text:style-name="Police_20_par_20_défaut"><text:span text:style-name="T4">è</text:span></text:span><text:span text:style-name="Police_20_par_20_défaut"><text:span text:style-name="T4">ne</text:span></text:span><text:span text:style-name="Police_20_par_20_défaut"><text:span text:style-name="T1"> et de son </text:span></text:span><text:span text:style-name="Police_20_par_20_défaut"><text:span text:style-name="T4">B</text:span></text:span><text:span text:style-name="Police_20_par_20_défaut"><text:span text:style-name="T4">é</text:span></text:span><text:span text:style-name="Police_20_par_20_défaut"><text:span text:style-name="T4">lisaire</text:span></text:span><text:span text:style-name="Police_20_par_20_défaut"><text:span text:style-name="T1">, — le </text:span></text:span><text:span text:style-name="Police_20_par_20_défaut"><text:span text:style-name="T4">Lyc</text:span></text:span><text:span text:style-name="Police_20_par_20_défaut"><text:span text:style-name="T4">é</text:span></text:span><text:span text:style-name="Police_20_par_20_défaut"><text:span text:style-name="T4">e</text:span></text:span><text:span text:style-name="Police_20_par_20_défaut"><text:span text:style-name="T1"> de Laharpe exprime ou traduit pour nous dans l'histoire le dernier </text:span></text:span><text:span text:style-name="Police_20_par_20_défaut"><text:span text:style-name="T1">é</text:span></text:span><text:span text:style-name="Police_20_par_20_défaut"><text:span text:style-name="T1">tat de la doctrine classique. Du milieu du </text:span></text:span><text:span text:style-name="Police_20_par_20_défaut"><text:span text:style-name="T1">XVI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text:span></text:span><text:span text:style-name="Police_20_par_20_défaut"><text:span text:style-name="T1">à</text:span></text:span><text:span text:style-name="Police_20_par_20_défaut"><text:span text:style-name="T1"> la fin du </text:span></text:span><text:span text:style-name="Police_20_par_20_défaut"><text:span text:style-name="T1">XVII</text:span></text:span><text:span text:style-name="Police_20_par_20_défaut"><text:span text:style-name="T2">e</text:span></text:span><text:span text:style-name="Police_20_par_20_défaut"><text:span text:style-name="T1">, si vous voulez mesurer le progr</text:span></text:span><text:span text:style-name="Police_20_par_20_défaut"><text:span text:style-name="T1">è</text:span></text:span><text:span text:style-name="Police_20_par_20_défaut"><text:span text:style-name="T1">s accompli, c'est le Lyc</text:span></text:span><text:span text:style-name="Police_20_par_20_défaut"><text:span text:style-name="T1">é</text:span></text:span><text:span text:style-name="Police_20_par_20_défaut"><text:span text:style-name="T1">e qu'il faut .ire et c'est Laharpe qu'il faut interroger. Pareillement, c'est encore </text:span></text:span><text:span text:style-name="Police_20_par_20_défaut"><text:span text:style-name="T1">à</text:span></text:span><text:span text:style-name="Police_20_par_20_défaut"><text:span text:style-name="T1"> lui qu'il faut vous adresser si vous voulez savoir ce qu'est devenue la critique m</text:span></text:span><text:span text:style-name="Police_20_par_20_défaut"><text:span text:style-name="T1">ê</text:span></text:span><text:span text:style-name="Police_20_par_20_défaut"><text:span text:style-name="T1">me, et quel en est l'objet principal pour les </text:span></text:span><text:span text:style-name="Police_20_par_20_défaut"><text:span text:style-name="T1">é</text:span></text:span><text:span text:style-name="Police_20_par_20_défaut"><text:span text:style-name="T1">crivains du</text:span></text:span><text:span text:style-name="Police_20_par_20_défaut"><text:span text:style-name="T11"> </text:span></text:span><text:span text:style-name="Police_20_par_20_défaut"><text:span text:style-name="T1">XVI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Marmontel, esprit assez libre, et</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je vais vous </text:span></text:span><text:span text:style-name="Police_20_par_20_défaut"><text:span text:style-name="T1">é</text:span></text:span><text:span text:style-name="Police_20_par_20_défaut"><text:span text:style-name="T1">tonner peut-</text:span></text:span><text:span text:style-name="Police_20_par_20_défaut"><text:span text:style-name="T1">ê</text:span></text:span><text:span text:style-name="Police_20_par_20_défaut"><text:span text:style-name="T1">tre</text:span></text:span><text:span text:style-name="Police_20_par_20_défaut"><text:span text:style-name="T1"> </text:span></text:span><text:span text:style-name="Police_20_par_20_défaut"><text:span text:style-name="T1">— volontiers paradoxal, vous en apprendrait moins sur ce point</text:span></text:span><text:span text:style-name="Police_20_par_20_défaut"><text:span text:style-name="T1"> ;</text:span></text:span><text:span text:style-name="Police_20_par_20_défaut"><text:span text:style-name="T1"> Marmontel est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romantique.</text:span></text:span></text:p>
      <text:p text:style-name="P1">Enfin — et à cet égard, tous ceux qui l'ont suivi sont ingrats, s'ils ne reconnaissent pas ce qu'ils doivent à Laharpe, — c'est lui qui s'est avisé le premier de réduire en un corps toute l'histoire de la littérature, et de faire marcher du même pas l'histoire et l'appréciation des œuvres.</text:p>
      <text:p text:style-name="Quotations">Nous avons — dit-il lui-même dans sa <text:span text:style-name="Police_20_par_20_défaut"><text:span text:style-name="T15">Pr</text:span></text:span><text:span text:style-name="Police_20_par_20_défaut"><text:span text:style-name="T15">é</text:span></text:span><text:span text:style-name="Police_20_par_20_défaut"><text:span text:style-name="T15">face</text:span></text:span><text:span text:style-name="Police_20_par_20_défaut"><text:span text:style-name="T15">,</text:span></text:span> — nous avons une multitude de livres didactiques et de recueils biographiques dont je contesterai d'autant moins le mérite, que plusieurs ne m'ont <text:soft-page-break/>pas été inutiles, mais tous traitent d'objets particuliers, ou ne sont, dans les choses générales, que des nomenclatures et des dictionnaires. <text:span text:style-name="Police_20_par_20_défaut"><text:span text:style-name="T15">Mais c'est ici, je crois, la premi</text:span></text:span><text:span text:style-name="Police_20_par_20_défaut"><text:span text:style-name="T15">è</text:span></text:span><text:span text:style-name="Police_20_par_20_défaut"><text:span text:style-name="T15">re fois, soit en France, soit m</text:span></text:span><text:span text:style-name="Police_20_par_20_défaut"><text:span text:style-name="T15">ê</text:span></text:span><text:span text:style-name="Police_20_par_20_défaut"><text:span text:style-name="T15">me en Europe</text:span></text:span> — vous voyez au moins qu'il ne se fait pas illusion sur son propre mérite, — c'est la première fois qu'on offre au public une histoire raisonnée de tous les arts de l'esprit et de l'imagination depuis Homère jusqu'à nos jours, qui n'exclut que les sciences exactes et les sciences physiques,</text:p>
      <text:p text:style-name="Normal"><text:span text:style-name="Police_20_par_20_défaut"><text:span text:style-name="T1">Il a raison</text:span></text:span><text:span text:style-name="Police_20_par_20_défaut"><text:span text:style-name="T1"> :</text:span></text:span><text:span text:style-name="Police_20_par_20_défaut"><text:span text:style-name="T1"> c'est bien l</text:span></text:span><text:span text:style-name="Police_20_par_20_défaut"><text:span text:style-name="T1">à</text:span></text:span><text:span text:style-name="Police_20_par_20_défaut"><text:span text:style-name="T1"> sa part, et sa place, et sa r</text:span></text:span><text:span text:style-name="Police_20_par_20_défaut"><text:span text:style-name="T1">é</text:span></text:span><text:span text:style-name="Police_20_par_20_défaut"><text:span text:style-name="T1">elle originalit</text:span></text:span><text:span text:style-name="Police_20_par_20_défaut"><text:span text:style-name="T1">é</text:span></text:span><text:span text:style-name="Police_20_par_20_défaut"><text:span text:style-name="T1"> dans l'histoire de la critique. Son plan est d</text:span></text:span><text:span text:style-name="Police_20_par_20_défaut"><text:span text:style-name="T1">é</text:span></text:span><text:span text:style-name="Police_20_par_20_défaut"><text:span text:style-name="T1">fectueux sans doute</text:span></text:span><text:span text:style-name="Police_20_par_20_défaut"><text:span text:style-name="T1"> :</text:span></text:span><text:span text:style-name="Police_20_par_20_défaut"><text:span text:style-name="T1"> il l'est surtout en ce qu'il est trop vaste, et d'ailleurs assez mal proportionn</text:span></text:span><text:span text:style-name="Police_20_par_20_défaut"><text:span text:style-name="T1">é</text:span></text:span><text:span text:style-name="Police_20_par_20_défaut"><text:span text:style-name="T1"> dans ses parties successives. Beaucoup de choses y manquent encore. La disposition n'en est pas tr</text:span></text:span><text:span text:style-name="Police_20_par_20_défaut"><text:span text:style-name="T1">è</text:span></text:span><text:span text:style-name="Police_20_par_20_défaut"><text:span text:style-name="T1">s heureuse</text:span></text:span><text:span text:style-name="Police_20_par_20_défaut"><text:span text:style-name="T1"> ;</text:span></text:span><text:span text:style-name="Police_20_par_20_défaut"><text:span text:style-name="T1"> et ses classifications par genres, en brouillant syst</text:span></text:span><text:span text:style-name="Police_20_par_20_défaut"><text:span text:style-name="T1">é</text:span></text:span><text:span text:style-name="Police_20_par_20_défaut"><text:span text:style-name="T1">matiquement l'ordre chronologique, rompent </text:span></text:span><text:span text:style-name="Police_20_par_20_défaut"><text:span text:style-name="T1">à</text:span></text:span><text:span text:style-name="Police_20_par_20_défaut"><text:span text:style-name="T1"> tout coup cette continuit</text:span></text:span><text:span text:style-name="Police_20_par_20_défaut"><text:span text:style-name="T1">é</text:span></text:span><text:span text:style-name="Police_20_par_20_défaut"><text:span text:style-name="T1"> qui doit </text:span></text:span><text:span text:style-name="Police_20_par_20_défaut"><text:span text:style-name="T1">ê</text:span></text:span><text:span text:style-name="Police_20_par_20_défaut"><text:span text:style-name="T1">tre le propre d'une v</text:span></text:span><text:span text:style-name="Police_20_par_20_défaut"><text:span text:style-name="T1">é</text:span></text:span><text:span text:style-name="Police_20_par_20_défaut"><text:span text:style-name="T1">ritable histoire. Toute histoire est dans le temps</text:span></text:span><text:span text:style-name="Police_20_par_20_défaut"><text:span text:style-name="T1"> ;</text:span></text:span><text:span text:style-name="Police_20_par_20_défaut"><text:span text:style-name="T1"> et la chronologie, dont on a tort de se moquer, n'en est pas l'</text:span></text:span><text:span text:style-name="Police_20_par_20_défaut"><text:span text:style-name="T1">â</text:span></text:span><text:span text:style-name="Police_20_par_20_défaut"><text:span text:style-name="T1">me sans doute, mais elle en est le support n</text:span></text:span><text:span text:style-name="Police_20_par_20_défaut"><text:span text:style-name="T1">é</text:span></text:span><text:span text:style-name="Police_20_par_20_défaut"><text:span text:style-name="T1">cessaire. C'est ce que Laharpe aurait pu apprendre de l'auteur de</text:span></text:span><text:span text:style-name="Police_20_par_20_défaut"><text:span text:style-name="T4"> </text:span></text:span><text:span text:style-name="Police_20_par_20_défaut"><text:span text:style-name="T4">l</text:span></text:span><text:span text:style-name="Police_20_par_20_défaut"><text:span text:style-name="T4">’</text:span></text:span><text:span text:style-name="Police_20_par_20_défaut"><text:span text:style-name="T4">Essa</text:span></text:span><text:span text:style-name="Police_20_par_20_défaut"><text:span text:style-name="T4">i</text:span></text:span><text:span text:style-name="Police_20_par_20_défaut"><text:span text:style-name="T4"> sur les m</text:span></text:span><text:span text:style-name="Police_20_par_20_défaut"><text:span text:style-name="T4">œ</text:span></text:span><text:span text:style-name="Police_20_par_20_défaut"><text:span text:style-name="T4">urs </text:span></text:span><text:span text:style-name="Police_20_par_20_défaut"><text:span text:style-name="T1">ou de celui du </text:span></text:span><text:span text:style-name="Police_20_par_20_défaut"><text:span text:style-name="T4">Discours sur </text:span></text:span><text:span text:style-name="Police_20_par_20_défaut"><text:span text:style-name="T4">l’</text:span></text:span><text:span text:style-name="Police_20_par_20_défaut"><text:span text:style-name="T4">Histoire universelle</text:span></text:span><text:span text:style-name="Police_20_par_20_défaut"><text:span text:style-name="T1">. Mais il n'en doit pas moins garder l'honneur d'avoir, le premier, consid</text:span></text:span><text:span text:style-name="Police_20_par_20_défaut"><text:span text:style-name="T1">é</text:span></text:span><text:span text:style-name="Police_20_par_20_défaut"><text:span text:style-name="T1">r</text:span></text:span><text:span text:style-name="Police_20_par_20_défaut"><text:span text:style-name="T1">é</text:span></text:span><text:span text:style-name="Police_20_par_20_défaut"><text:span text:style-name="T1"> l'histoire de la litt</text:span></text:span><text:span text:style-name="Police_20_par_20_défaut"><text:span text:style-name="T1">é</text:span></text:span><text:span text:style-name="Police_20_par_20_défaut"><text:span text:style-name="T1">rature dans la totalit</text:span></text:span><text:span text:style-name="Police_20_par_20_défaut"><text:span text:style-name="T1">é</text:span></text:span><text:span text:style-name="Police_20_par_20_défaut"><text:span text:style-name="T1"> de sa suite</text:span></text:span><text:span text:style-name="Police_20_par_20_défaut"><text:span text:style-name="T1"> ;</text:span></text:span><text:span text:style-name="Police_20_par_20_défaut"><text:span text:style-name="T1"> de l'avoir ainsi trait</text:span></text:span><text:span text:style-name="Police_20_par_20_défaut"><text:span text:style-name="T1">é</text:span></text:span><text:span text:style-name="Police_20_par_20_défaut"><text:span text:style-name="T1">e pour elle-m</text:span></text:span><text:span text:style-name="Police_20_par_20_défaut"><text:span text:style-name="T1">ê</text:span></text:span><text:span text:style-name="Police_20_par_20_défaut"><text:span text:style-name="T1">me, en elle-m</text:span></text:span><text:span text:style-name="Police_20_par_20_défaut"><text:span text:style-name="T1">ê</text:span></text:span><text:span text:style-name="Police_20_par_20_défaut"><text:span text:style-name="T1">me, comme capable de se suffire</text:span></text:span><text:span text:style-name="Police_20_par_20_défaut"><text:span text:style-name="T1"> ;</text:span></text:span><text:span text:style-name="Police_20_par_20_défaut"><text:span text:style-name="T1"> et d'avoir enfin, par l</text:span></text:span><text:span text:style-name="Police_20_par_20_défaut"><text:span text:style-name="T1">à</text:span></text:span><text:span text:style-name="Police_20_par_20_défaut"><text:span text:style-name="T1">, fray</text:span></text:span><text:span text:style-name="Police_20_par_20_défaut"><text:span text:style-name="T1">é</text:span></text:span><text:span text:style-name="Police_20_par_20_défaut"><text:span text:style-name="T1"> les voies </text:span></text:span><text:span text:style-name="Police_20_par_20_défaut"><text:span text:style-name="T1">à</text:span></text:span><text:span text:style-name="Police_20_par_20_défaut"><text:span text:style-name="T1"> une critique plus large, et autre que la sienne</text:span></text:span><text:span text:style-name="Police_20_par_20_défaut"><text:span text:style-name="T1">...</text:span></text:span></text:p>
      <text:p text:style-name="Normal"><text:span text:style-name="Police_20_par_20_défaut"><text:span text:style-name="T1">Arr</text:span></text:span><text:span text:style-name="Police_20_par_20_défaut"><text:span text:style-name="T1">ê</text:span></text:span><text:span text:style-name="Police_20_par_20_défaut"><text:span text:style-name="T1">tons-nous ici. Nous sommes arriv</text:span></text:span><text:span text:style-name="Police_20_par_20_défaut"><text:span text:style-name="T1">é</text:span></text:span><text:span text:style-name="Police_20_par_20_défaut"><text:span text:style-name="T1">s au terme du </text:span></text:span><text:span text:style-name="Police_20_par_20_défaut"><text:span text:style-name="T1">XVI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et de la critique classique. N</text:span></text:span><text:span text:style-name="Police_20_par_20_défaut"><text:span text:style-name="T1">é</text:span></text:span><text:span text:style-name="Police_20_par_20_défaut"><text:span text:style-name="T1">e, pour ainsi dire, dans les biblioth</text:span></text:span><text:span text:style-name="Police_20_par_20_défaut"><text:span text:style-name="T1">è</text:span></text:span><text:span text:style-name="Police_20_par_20_défaut"><text:span text:style-name="T1">ques des </text:span></text:span><text:span text:style-name="Police_20_par_20_défaut"><text:span text:style-name="T1">é</text:span></text:span><text:span text:style-name="Police_20_par_20_défaut"><text:span text:style-name="T1">rudits de la</text:span></text:span><text:span text:style-name="Police_20_par_20_défaut"><text:span text:style-name="T1"> </text:span></text:span><text:span text:style-name="Police_20_par_20_défaut"><text:span text:style-name="T1">Renaissance, nous l'avons vue grandir pendant deux cent cinquante ans, et prendre insensiblement conscience de son objet. Philologique d'abord, puis ex</text:span></text:span><text:span text:style-name="Police_20_par_20_défaut"><text:span text:style-name="T1">é</text:span></text:span><text:span text:style-name="Police_20_par_20_défaut"><text:span text:style-name="T1">g</text:span></text:span><text:span text:style-name="Police_20_par_20_défaut"><text:span text:style-name="T1">é</text:span></text:span><text:span text:style-name="Police_20_par_20_défaut"><text:span text:style-name="T1">tique et apolog</text:span></text:span><text:span text:style-name="Police_20_par_20_défaut"><text:span text:style-name="T1">é</text:span></text:span><text:span text:style-name="Police_20_par_20_défaut"><text:span text:style-name="T1">tique, pour ainsi dire, nous l'avons vue devenir dogmatique avec Boileau, mondaine avec Perrault, esth</text:span></text:span><text:span text:style-name="Police_20_par_20_défaut"><text:span text:style-name="T1">é</text:span></text:span><text:span text:style-name="Police_20_par_20_défaut"><text:span text:style-name="T1">tique avec </text:span></text:span><text:span text:style-name="Police_20_par_20_défaut"><text:span text:style-name="T1">Voltaire</text:span></text:span><text:span text:style-name="Police_20_par_20_défaut"><text:span text:style-name="T1"> ou Diderot, historique enfin avec Laharpe. C'est dans cette direction qu'il nous faut maintenant la suivre</text:span></text:span><text:span text:style-name="Police_20_par_20_défaut"><text:span text:style-name="T1"> ;</text:span></text:span><text:span text:style-name="Police_20_par_20_défaut"><text:span text:style-name="T1"> et, depuis La Harpe jusqu'</text:span></text:span><text:span text:style-name="Police_20_par_20_défaut"><text:span text:style-name="T1">à</text:span></text:span><text:span text:style-name="Police_20_par_20_défaut"><text:span text:style-name="T1"> nos jours, examiner par quelles acquisitions et quelles extensions successives elle s'est transform</text:span></text:span><text:span text:style-name="Police_20_par_20_défaut"><text:span text:style-name="T1">é</text:span></text:span><text:span text:style-name="Police_20_par_20_défaut"><text:span text:style-name="T1">e pour dev</text:span></text:span><text:span text:style-name="Police_20_par_20_défaut"><text:span text:style-name="T1">enir ce qu'elle est aujourd'hui.</text:span></text:span></text:p>
      <text:p text:style-name="P1">26 novembre 1889.</text:p>
      <text:h text:style-name="P36" text:outline-level="1">Sixième leçon - Madame de Staël et Chateaubriand (1800-1820).</text:h>
      <text:p text:style-name="P1"/>
      <text:p text:style-name="Normal"><text:span text:style-name="Police_20_par_20_défaut"><text:span text:style-name="T1">Influence indirecte et consid</text:span></text:span><text:span text:style-name="Police_20_par_20_défaut"><text:span text:style-name="T1">é</text:span></text:span><text:span text:style-name="Police_20_par_20_défaut"><text:span text:style-name="T1">rable de Rousseau sur r</text:span></text:span><text:span text:style-name="Police_20_par_20_défaut"><text:span text:style-name="T1">é</text:span></text:span><text:span text:style-name="Police_20_par_20_défaut"><text:span text:style-name="T1">volution de la critique. —</text:span></text:span><text:span text:style-name="Police_20_par_20_défaut"><text:span text:style-name="T1"> </text:span></text:span><text:span text:style-name="Police_20_par_20_défaut"><text:span text:style-name="T1">Deux mots sur la litt</text:span></text:span><text:span text:style-name="Police_20_par_20_défaut"><text:span text:style-name="T1">é</text:span></text:span><text:span text:style-name="Police_20_par_20_défaut"><text:span text:style-name="T1">rature du temps de la R</text:span></text:span><text:span text:style-name="Police_20_par_20_défaut"><text:span text:style-name="T1">é</text:span></text:span><text:span text:style-name="Police_20_par_20_défaut"><text:span text:style-name="T1">volution. —</text:span></text:span><text:span text:style-name="Police_20_par_20_défaut"><text:span text:style-name="T1"> </text:span></text:span><text:span text:style-name="Police_20_par_20_défaut"><text:span text:style-name="T1">Mme Sta</text:span></text:span><text:span text:style-name="Police_20_par_20_défaut"><text:span text:style-name="T1">ë</text:span></text:span><text:span text:style-name="Police_20_par_20_défaut"><text:span text:style-name="T1">l et Chateaubriand. —</text:span></text:span><text:span text:style-name="Police_20_par_20_défaut"><text:span text:style-name="T1"> </text:span></text:span><text:span text:style-name="Police_20_par_20_défaut"><text:span text:style-name="T1">Le livre de </text:span></text:span><text:span text:style-name="Police_20_par_20_défaut"><text:span text:style-name="T4">la Litt</text:span></text:span><text:span text:style-name="Police_20_par_20_défaut"><text:span text:style-name="T4">é</text:span></text:span><text:span text:style-name="Police_20_par_20_défaut"><text:span text:style-name="T4">rature.</text:span></text:span><text:span text:style-name="Police_20_par_20_défaut"><text:span text:style-name="T1"> —</text:span></text:span><text:span text:style-name="Police_20_par_20_défaut"><text:span text:style-name="T1"> </text:span></text:span><text:span text:style-name="Police_20_par_20_défaut"><text:span text:style-name="T1">L'id</text:span></text:span><text:span text:style-name="Police_20_par_20_défaut"><text:span text:style-name="T1">é</text:span></text:span><text:span text:style-name="Police_20_par_20_défaut"><text:span text:style-name="T1">e du progr</text:span></text:span><text:span text:style-name="Police_20_par_20_défaut"><text:span text:style-name="T1">è</text:span></text:span><text:span text:style-name="Police_20_par_20_défaut"><text:span text:style-name="T1">s. —</text:span></text:span><text:span text:style-name="Police_20_par_20_défaut"><text:span text:style-name="T1"> </text:span></text:span><text:span text:style-name="Police_20_par_20_défaut"><text:span text:style-name="T1">L'</text:span></text:span><text:span text:style-name="Police_20_par_20_défaut"><text:span text:style-name="T1">é</text:span></text:span><text:span text:style-name="Police_20_par_20_défaut"><text:span text:style-name="T1">tude compar</text:span></text:span><text:span text:style-name="Police_20_par_20_défaut"><text:span text:style-name="T1">é</text:span></text:span><text:span text:style-name="Police_20_par_20_défaut"><text:span text:style-name="T1">e des litt</text:span></text:span><text:span text:style-name="Police_20_par_20_défaut"><text:span text:style-name="T1">é</text:span></text:span><text:span text:style-name="Police_20_par_20_défaut"><text:span text:style-name="T1">ratures. —</text:span></text:span><text:span text:style-name="Police_20_par_20_défaut"><text:span text:style-name="T1"> </text:span></text:span><text:span text:style-name="Police_20_par_20_défaut"><text:span text:style-name="T1">Le principe de la critique nouvelle. —</text:span></text:span><text:span text:style-name="Police_20_par_20_défaut"><text:span text:style-name="T4"> </text:span></text:span><text:span text:style-name="Police_20_par_20_défaut"><text:span text:style-name="T4">Le G</text:span></text:span><text:span text:style-name="Police_20_par_20_défaut"><text:span text:style-name="T4">é</text:span></text:span><text:span text:style-name="Police_20_par_20_défaut"><text:span text:style-name="T4">nie du christianisme</text:span></text:span><text:span text:style-name="Police_20_par_20_défaut"><text:span text:style-name="T1">. — D</text:span></text:span><text:span text:style-name="Police_20_par_20_défaut"><text:span text:style-name="T1">é</text:span></text:span><text:span text:style-name="Police_20_par_20_défaut"><text:span text:style-name="T1">fauts et qualit</text:span></text:span><text:span text:style-name="Police_20_par_20_défaut"><text:span text:style-name="T1">é</text:span></text:span><text:span text:style-name="Police_20_par_20_défaut"><text:span text:style-name="T1">s du livre. —</text:span></text:span><text:span text:style-name="Police_20_par_20_défaut"><text:span text:style-name="T1"> </text:span></text:span><text:span text:style-name="Police_20_par_20_défaut"><text:span text:style-name="T1">La r</text:span></text:span><text:span text:style-name="Police_20_par_20_défaut"><text:span text:style-name="T1">é</text:span></text:span><text:span text:style-name="Police_20_par_20_défaut"><text:span text:style-name="T1">apparition de l'id</text:span></text:span><text:span text:style-name="Police_20_par_20_défaut"><text:span text:style-name="T1">é</text:span></text:span><text:span text:style-name="Police_20_par_20_défaut"><text:span text:style-name="T1">al chr</text:span></text:span><text:span text:style-name="Police_20_par_20_défaut"><text:span text:style-name="T1">é</text:span></text:span><text:span text:style-name="Police_20_par_20_défaut"><text:span text:style-name="T1">tien dans l'art. —</text:span></text:span><text:span text:style-name="Police_20_par_20_défaut"><text:span text:style-name="T1"> </text:span></text:span><text:span text:style-name="Police_20_par_20_défaut"><text:span text:style-name="T1">La curiosit</text:span></text:span><text:span text:style-name="Police_20_par_20_défaut"><text:span text:style-name="T1">é</text:span></text:span><text:span text:style-name="Police_20_par_20_défaut"><text:span text:style-name="T1"> du moyen </text:span></text:span><text:span text:style-name="Police_20_par_20_défaut"><text:span text:style-name="T1">â</text:span></text:span><text:span text:style-name="Police_20_par_20_défaut"><text:span text:style-name="T1">ge.—</text:span></text:span><text:span text:style-name="Police_20_par_20_défaut"><text:span text:style-name="T1"> </text:span></text:span><text:span text:style-name="Police_20_par_20_défaut"><text:span text:style-name="T1">Le sentiment et la </text:span></text:span><text:span text:style-name="Police_20_par_20_défaut"><text:span text:style-name="T1">description</text:span></text:span><text:span text:style-name="Police_20_par_20_défaut"><text:span text:style-name="T1"> de la nature. —</text:span></text:span> <text:span text:style-name="Police_20_par_20_défaut"><text:span text:style-name="T1">Substitution de la critique des beaut</text:span></text:span><text:span text:style-name="Police_20_par_20_défaut"><text:span text:style-name="T1">é</text:span></text:span><text:span text:style-name="Police_20_par_20_défaut"><text:span text:style-name="T1">s </text:span></text:span><text:span text:style-name="Police_20_par_20_défaut"><text:span text:style-name="T1">à</text:span></text:span><text:span text:style-name="Police_20_par_20_défaut"><text:span text:style-name="T1"> la critique des d</text:span></text:span><text:span text:style-name="Police_20_par_20_défaut"><text:span text:style-name="T1">é</text:span></text:span><text:span text:style-name="Police_20_par_20_défaut"><text:span text:style-name="T1">fauts et discussion de cette formule. —</text:span></text:span><text:span text:style-name="Police_20_par_20_défaut"><text:span text:style-name="T1"> </text:span></text:span><text:span text:style-name="Police_20_par_20_défaut"><text:span text:style-name="T1">Le livre de</text:span></text:span><text:span text:style-name="Police_20_par_20_défaut"><text:span text:style-name="T4"> l'Allemagne.</text:span></text:span><text:span text:style-name="Police_20_par_20_défaut"><text:span text:style-name="T1"> —</text:span></text:span><text:span text:style-name="Police_20_par_20_défaut"><text:span text:style-name="T1"> </text:span></text:span><text:span text:style-name="Police_20_par_20_défaut"><text:span text:style-name="T1">Ce</text:span></text:span><text:span text:style-name="Police_20_par_20_défaut"><text:span text:style-name="T1"> </text:span></text:span><text:span text:style-name="Police_20_par_20_défaut"><text:span text:style-name="T1">que Mme de Sta</text:span></text:span><text:span text:style-name="Police_20_par_20_défaut"><text:span text:style-name="T1">ë</text:span></text:span><text:span text:style-name="Police_20_par_20_défaut"><text:span text:style-name="T1">l y ajoute et y corrige au livre de </text:span></text:span><text:span text:style-name="Police_20_par_20_défaut"><text:span text:style-name="T4">la Litt</text:span></text:span><text:span text:style-name="Police_20_par_20_défaut"><text:span text:style-name="T4">é</text:span></text:span><text:span text:style-name="Police_20_par_20_défaut"><text:span text:style-name="T4">rature</text:span></text:span><text:span text:style-name="Police_20_par_20_défaut"><text:span text:style-name="T1">. —</text:span></text:span><text:span text:style-name="Police_20_par_20_défaut"><text:span text:style-name="T1"> </text:span></text:span><text:span text:style-name="Police_20_par_20_défaut"><text:span text:style-name="T1">Fixation de la critique nouvelle.</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Quelques mots sur le </text:span></text:span><text:span text:style-name="Police_20_par_20_défaut"><text:span text:style-name="T4">Globe</text:span></text:span><text:span text:style-name="Police_20_par_20_défaut"><text:span text:style-name="T1">. —</text:span></text:span><text:span text:style-name="Police_20_par_20_défaut"><text:span text:style-name="T1"> </text:span></text:span><text:span text:style-name="Police_20_par_20_défaut"><text:span text:style-name="T1">Pourquoi nous pouvons n</text:span></text:span><text:span text:style-name="Police_20_par_20_défaut"><text:span text:style-name="T1">é</text:span></text:span><text:span text:style-name="Police_20_par_20_défaut"><text:span text:style-name="T1">gliger la pr</text:span></text:span><text:span text:style-name="Police_20_par_20_défaut"><text:span text:style-name="T1">é</text:span></text:span><text:span text:style-name="Police_20_par_20_défaut"><text:span text:style-name="T1">face de </text:span></text:span><text:span text:style-name="Police_20_par_20_défaut"><text:span text:style-name="T4">Cromwell</text:span></text:span><text:span text:style-name="Police_20_par_20_défaut"><text:span text:style-name="T1">.</text:span></text:span></text:p>
      <text:p text:style-name="P1"/>
      <text:p text:style-name="P1">Messieurs,</text:p>
      <text:p text:style-name="Normal"><text:span text:style-name="Police_20_par_20_défaut"><text:span text:style-name="T1">On pourrait dire qu'en essayant de donner </text:span></text:span><text:span text:style-name="Police_20_par_20_défaut"><text:span text:style-name="T1">à</text:span></text:span><text:span text:style-name="Police_20_par_20_défaut"><text:span text:style-name="T1"> la critique classique son expression d</text:span></text:span><text:span text:style-name="Police_20_par_20_défaut"><text:span text:style-name="T1">é</text:span></text:span><text:span text:style-name="Police_20_par_20_défaut"><text:span text:style-name="T1">finitive, c'en est le testament que </text:span></text:span><text:span text:style-name="Police_20_par_20_défaut"><text:span text:style-name="T1">Voltaire</text:span></text:span><text:span text:style-name="Police_20_par_20_défaut"><text:span text:style-name="T1">, que Marmontel, que Laharpe avaient r</text:span></text:span><text:span text:style-name="Police_20_par_20_défaut"><text:span text:style-name="T1">é</text:span></text:span><text:span text:style-name="Police_20_par_20_défaut"><text:span text:style-name="T1">dig</text:span></text:span><text:span text:style-name="Police_20_par_20_défaut"><text:span text:style-name="T1">é</text:span></text:span><text:span text:style-name="Police_20_par_20_défaut"><text:span text:style-name="T1">. En effet, au moment m</text:span></text:span><text:span text:style-name="Police_20_par_20_défaut"><text:span text:style-name="T1">ê</text:span></text:span><text:span text:style-name="Police_20_par_20_défaut"><text:span text:style-name="T1">me o</text:span></text:span><text:span text:style-name="Police_20_par_20_défaut"><text:span text:style-name="T1">ù</text:span></text:span><text:span text:style-name="Police_20_par_20_défaut"><text:span text:style-name="T1"> ils </text:span></text:span><text:span text:style-name="Police_20_par_20_défaut"><text:span text:style-name="T1">é</text:span></text:span><text:span text:style-name="Police_20_par_20_défaut"><text:span text:style-name="T1">crivaient, le premier, son</text:span></text:span><text:span text:style-name="Police_20_par_20_défaut"><text:span text:style-name="T4"> Commentaire sur Corneille,</text:span></text:span><text:span text:style-name="Police_20_par_20_défaut"><text:span text:style-name="T1"> le second sa </text:span></text:span><text:span text:style-name="Police_20_par_20_défaut"><text:span text:style-name="T4">Po</text:span></text:span><text:span text:style-name="Police_20_par_20_défaut"><text:span text:style-name="T4">é</text:span></text:span><text:span text:style-name="Police_20_par_20_défaut"><text:span text:style-name="T4">tique</text:span></text:span><text:span text:style-name="Police_20_par_20_défaut"><text:span text:style-name="T1">, le troisi</text:span></text:span><text:span text:style-name="Police_20_par_20_défaut"><text:span text:style-name="T1">è</text:span></text:span><text:span text:style-name="Police_20_par_20_défaut"><text:span text:style-name="T1">me enfin son</text:span></text:span><text:span text:style-name="Police_20_par_20_défaut"><text:span text:style-name="T1"> </text:span></text:span><text:span text:style-name="Police_20_par_20_défaut"><text:span text:style-name="T4">Cours de litt</text:span></text:span><text:span text:style-name="Police_20_par_20_défaut"><text:span text:style-name="T4">é</text:span></text:span><text:span text:style-name="Police_20_par_20_défaut"><text:span text:style-name="T4">rature,</text:span></text:span><text:span text:style-name="Police_20_par_20_défaut"><text:span text:style-name="T1"> u</text:span></text:span><text:span text:style-name="Police_20_par_20_défaut"><text:span text:style-name="T1">n</text:span></text:span><text:span text:style-name="Police_20_par_20_défaut"><text:span text:style-name="T1"> homme avait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paru, dont </text:span></text:span><text:span text:style-name="Police_20_par_20_défaut"><text:span text:style-name="T1">les exemples autant que les principes, en d</text:span></text:span><text:span text:style-name="Police_20_par_20_défaut"><text:span text:style-name="T1">é</text:span></text:span><text:span text:style-name="Police_20_par_20_défaut"><text:span text:style-name="T1">pla</text:span></text:span><text:span text:style-name="Police_20_par_20_défaut"><text:span text:style-name="T1">ç</text:span></text:span><text:span text:style-name="Police_20_par_20_défaut"><text:span text:style-name="T1">ant l'objet de la litt</text:span></text:span><text:span text:style-name="Police_20_par_20_défaut"><text:span text:style-name="T1">é</text:span></text:span><text:span text:style-name="Police_20_par_20_défaut"><text:span text:style-name="T1">rature, ne pouvaient gu</text:span></text:span><text:span text:style-name="Police_20_par_20_défaut"><text:span text:style-name="T1">è</text:span></text:span><text:span text:style-name="Police_20_par_20_défaut"><text:span text:style-name="T1">re manquer de d</text:span></text:span><text:span text:style-name="Police_20_par_20_défaut"><text:span text:style-name="T1">é</text:span></text:span><text:span text:style-name="Police_20_par_20_défaut"><text:span text:style-name="T1">placer aussi les r</text:span></text:span><text:span text:style-name="Police_20_par_20_défaut"><text:span text:style-name="T1">è</text:span></text:span><text:span text:style-name="Police_20_par_20_défaut"><text:span text:style-name="T1">gles qui la jugent. Je veux parler de Jean-Jacques Rousseau.</text:span></text:span></text:p>
      <text:p text:style-name="Normal"><text:span text:style-name="Police_20_par_20_défaut"><text:span text:style-name="T1">A la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quoiqu'il soit l'auteur de la</text:span></text:span><text:span text:style-name="Police_20_par_20_défaut"><text:span text:style-name="T4"> Lettre sur les spectacles</text:span></text:span><text:span text:style-name="Police_20_par_20_défaut"><text:span text:style-name="T1">, et que d'ailleurs les opinions ou les jugements litt</text:span></text:span><text:span text:style-name="Police_20_par_20_défaut"><text:span text:style-name="T1">é</text:span></text:span><text:span text:style-name="Police_20_par_20_défaut"><text:span text:style-name="T1">raires abondent, comme vous le savez, dans ses autres ouvrages — dans sa </text:span></text:span><text:span text:style-name="Police_20_par_20_défaut"><text:span text:style-name="T4">Nouvelle H</text:span></text:span><text:span text:style-name="Police_20_par_20_défaut"><text:span text:style-name="T4">é</text:span></text:span><text:span text:style-name="Police_20_par_20_défaut"><text:span text:style-name="T4">lo</text:span></text:span><text:span text:style-name="Police_20_par_20_défaut"><text:span text:style-name="T4">ï</text:span></text:span><text:span text:style-name="Police_20_par_20_défaut"><text:span text:style-name="T4">se</text:span></text:span><text:span text:style-name="Police_20_par_20_défaut"><text:span text:style-name="T1">, par exemple, ou dans son </text:span></text:span><text:span text:style-name="Police_20_par_20_défaut"><text:span text:style-name="T4">É</text:span></text:span><text:span text:style-name="Police_20_par_20_défaut"><text:span text:style-name="T4">mile, —</text:span></text:span><text:span text:style-name="Police_20_par_20_défaut"><text:span text:style-name="T1"> on ne peut pas dire que Rousseau ait fait </text:span></text:span><text:span text:style-name="Police_20_par_20_défaut"><text:span text:style-name="T1">œ</text:span></text:span><text:span text:style-name="Police_20_par_20_défaut"><text:span text:style-name="T1">uvre ni surtout m</text:span></text:span><text:span text:style-name="Police_20_par_20_défaut"><text:span text:style-name="T1">é</text:span></text:span><text:span text:style-name="Police_20_par_20_défaut"><text:span text:style-name="T1">tier de critique</text:span></text:span><text:span text:style-name="Police_20_par_20_défaut"><text:span text:style-name="T1"> ;</text:span></text:span><text:span text:style-name="Police_20_par_20_défaut"><text:span text:style-name="T1"> ou du moins, avant d'</text:span></text:span><text:span text:style-name="Police_20_par_20_défaut"><text:span text:style-name="T1">ê</text:span></text:span><text:span text:style-name="Police_20_par_20_défaut"><text:span text:style-name="T1">tre critique, il est romancier, il est orateur, il est po</text:span></text:span><text:span text:style-name="Police_20_par_20_défaut"><text:span text:style-name="T1">è</text:span></text:span><text:span text:style-name="Police_20_par_20_défaut"><text:span text:style-name="T1">te. Et, cependant, consid</text:span></text:span><text:span text:style-name="Police_20_par_20_défaut"><text:span text:style-name="T1">é</text:span></text:span><text:span text:style-name="Police_20_par_20_défaut"><text:span text:style-name="T1">rable en tout, son influence ne l'est gu</text:span></text:span><text:span text:style-name="Police_20_par_20_défaut"><text:span text:style-name="T1">è</text:span></text:span><text:span text:style-name="Police_20_par_20_défaut"><text:span text:style-name="T1">re moins qu'ailleurs dans l'histoire de la critique, si vous faites attention qu'il a r</text:span></text:span><text:span text:style-name="Police_20_par_20_défaut"><text:span text:style-name="T1">é</text:span></text:span><text:span text:style-name="Police_20_par_20_défaut"><text:span text:style-name="T1">ussi non seulement en d</text:span></text:span><text:span text:style-name="Police_20_par_20_défaut"><text:span text:style-name="T1">é</text:span></text:span><text:span text:style-name="Police_20_par_20_défaut"><text:span text:style-name="T1">pit des r</text:span></text:span><text:span text:style-name="Police_20_par_20_défaut"><text:span text:style-name="T1">è</text:span></text:span><text:span text:style-name="Police_20_par_20_défaut"><text:span text:style-name="T1">gles, mais contre elles</text:span></text:span><text:span text:style-name="Police_20_par_20_défaut"><text:span text:style-name="T1"> ;</text:span></text:span><text:span text:style-name="Police_20_par_20_défaut"><text:span text:style-name="T1"> que son succ</text:span></text:span><text:span text:style-name="Police_20_par_20_défaut"><text:span text:style-name="T1">è</text:span></text:span><text:span text:style-name="Police_20_par_20_défaut"><text:span text:style-name="T1">s en a donc ainsi, d'abord </text:span></text:span><text:span text:style-name="Police_20_par_20_défaut"><text:span text:style-name="T1">é</text:span></text:span><text:span text:style-name="Police_20_par_20_défaut"><text:span text:style-name="T1">branl</text:span></text:span><text:span text:style-name="Police_20_par_20_défaut"><text:span text:style-name="T1">é</text:span></text:span><text:span text:style-name="Police_20_par_20_défaut"><text:span text:style-name="T1">, puis ruin</text:span></text:span><text:span text:style-name="Police_20_par_20_défaut"><text:span text:style-name="T1">é</text:span></text:span><text:span text:style-name="Police_20_par_20_défaut"><text:span text:style-name="T1"> la notion dans l'esprit de son temps</text:span></text:span><text:span text:style-name="Police_20_par_20_défaut"><text:span text:style-name="T1"> ;</text:span></text:span><text:span text:style-name="Police_20_par_20_défaut"><text:span text:style-name="T1"> et cons</text:span></text:span><text:span text:style-name="Police_20_par_20_défaut"><text:span text:style-name="T1">é</text:span></text:span><text:span text:style-name="Police_20_par_20_défaut"><text:span text:style-name="T1">quemment et enfin, qu'il a oblig</text:span></text:span><text:span text:style-name="Police_20_par_20_défaut"><text:span text:style-name="T1">é</text:span></text:span><text:span text:style-name="Police_20_par_20_défaut"><text:span text:style-name="T1"> </text:span></text:span><text:soft-page-break/><text:span text:style-name="Police_20_par_20_défaut"><text:span text:style-name="T1">la critique, en se jugeant </text:span></text:span><text:span text:style-name="Police_20_par_20_défaut"><text:span text:style-name="T1">elle-même</text:span></text:span><text:span text:style-name="Police_20_par_20_défaut"><text:span text:style-name="T1">, </text:span></text:span><text:span text:style-name="Police_20_par_20_défaut"><text:span text:style-name="T1">à</text:span></text:span><text:span text:style-name="Police_20_par_20_défaut"><text:span text:style-name="T1"> douter pour la premi</text:span></text:span><text:span text:style-name="Police_20_par_20_défaut"><text:span text:style-name="T1">è</text:span></text:span><text:span text:style-name="Police_20_par_20_défaut"><text:span text:style-name="T1">re fois de son infaillibilit</text:span></text:span><text:span text:style-name="Police_20_par_20_défaut"><text:span text:style-name="T1">é</text:span></text:span><text:span text:style-name="Police_20_par_20_défaut"><text:span text:style-name="T1">, Car, au </text:span></text:span><text:span text:style-name="Police_20_par_20_défaut"><text:span text:style-name="T1">XVII</text:span></text:span><text:span text:style-name="Police_20_par_20_défaut"><text:span text:style-name="T2">e</text:span></text:span><text:span text:style-name="Police_20_par_20_défaut"><text:span text:style-name="T1"> et au </text:span></text:span><text:span text:style-name="Police_20_par_20_défaut"><text:span text:style-name="T1">XVI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vous l'avez vu, on discutait bien sur l'application des </text:span></text:span><text:span text:style-name="Police_20_par_20_défaut"><text:span text:style-name="T1">r</text:span></text:span><text:span text:style-name="Police_20_par_20_défaut"><text:span text:style-name="T1">è</text:span></text:span><text:span text:style-name="Police_20_par_20_défaut"><text:span text:style-name="T1">gles, ou sur la formule qu'il convenait d'en donner, mais on ne doutait pas qu'il y e</text:span></text:span><text:span text:style-name="Police_20_par_20_défaut"><text:span text:style-name="T1">û</text:span></text:span><text:span text:style-name="Police_20_par_20_défaut"><text:span text:style-name="T1">t des r</text:span></text:span><text:span text:style-name="Police_20_par_20_défaut"><text:span text:style-name="T1">è</text:span></text:span><text:span text:style-name="Police_20_par_20_défaut"><text:span text:style-name="T1">gles, et, puisqu'il y en avait, on ne doutait pas non plus que l'autorit</text:span></text:span><text:span text:style-name="Police_20_par_20_défaut"><text:span text:style-name="T1">é</text:span></text:span><text:span text:style-name="Police_20_par_20_défaut"><text:span text:style-name="T1"> en dut </text:span></text:span><text:span text:style-name="Police_20_par_20_défaut"><text:span text:style-name="T1">ê</text:span></text:span><text:span text:style-name="Police_20_par_20_défaut"><text:span text:style-name="T1">tre absolue. Rousseau, le premier, je crois, a fait triompher en critique cette notion du relatif que Perrault avait bien soup</text:span></text:span><text:span text:style-name="Police_20_par_20_défaut"><text:span text:style-name="T1">ç</text:span></text:span><text:span text:style-name="Police_20_par_20_défaut"><text:span text:style-name="T1">onn</text:span></text:span><text:span text:style-name="Police_20_par_20_défaut"><text:span text:style-name="T1">é</text:span></text:span><text:span text:style-name="Police_20_par_20_défaut"><text:span text:style-name="T1">e, mais que </text:span></text:span><text:span text:style-name="Police_20_par_20_défaut"><text:span text:style-name="T1">Voltaire</text:span></text:span><text:span text:style-name="Police_20_par_20_défaut"><text:span text:style-name="T1"> avait emp</text:span></text:span><text:span text:style-name="Police_20_par_20_défaut"><text:span text:style-name="T1">ê</text:span></text:span><text:span text:style-name="Police_20_par_20_défaut"><text:span text:style-name="T1">ch</text:span></text:span><text:span text:style-name="Police_20_par_20_défaut"><text:span text:style-name="T1">é</text:span></text:span><text:span text:style-name="Police_20_par_20_défaut"><text:span text:style-name="T1">e de se d</text:span></text:span><text:span text:style-name="Police_20_par_20_défaut"><text:span text:style-name="T1">é</text:span></text:span><text:span text:style-name="Police_20_par_20_défaut"><text:span text:style-name="T1">velopper</text:span></text:span><text:span text:style-name="Police_20_par_20_défaut"><text:span text:style-name="T1"> ;</text:span></text:span><text:span text:style-name="Police_20_par_20_défaut"><text:span text:style-name="T1"> et nous allons voir aujourd'hui ce que cette nouveaut</text:span></text:span><text:span text:style-name="Police_20_par_20_défaut"><text:span text:style-name="T1">é</text:span></text:span><text:span text:style-name="Police_20_par_20_défaut"><text:span text:style-name="T1"> toute seule enveloppait de cons</text:span></text:span><text:span text:style-name="Police_20_par_20_défaut"><text:span text:style-name="T1">é</text:span></text:span><text:span text:style-name="Police_20_par_20_défaut"><text:span text:style-name="T1">quences.</text:span></text:span></text:p>
      <text:p text:style-name="Normal">Tandis qu'en effet la littérature n'avait guère été <text:span text:style-name="Police_20_par_20_défaut"><text:span text:style-name="T1">jusqu'alors, et depuis deux cents ans, m</text:span></text:span><text:span text:style-name="Police_20_par_20_défaut"><text:span text:style-name="T1">ê</text:span></text:span><text:span text:style-name="Police_20_par_20_défaut"><text:span text:style-name="T1">me pour un </text:span></text:span><text:span text:style-name="Police_20_par_20_défaut"><text:span text:style-name="T1">Voltaire</text:span></text:span><text:span text:style-name="Police_20_par_20_défaut"><text:span text:style-name="T1">, le plus personnel assur</text:span></text:span><text:span text:style-name="Police_20_par_20_défaut"><text:span text:style-name="T1">é</text:span></text:span><text:span text:style-name="Police_20_par_20_défaut"><text:span text:style-name="T1">ment des hommes, que l'expression des id</text:span></text:span><text:span text:style-name="Police_20_par_20_défaut"><text:span text:style-name="T1">é</text:span></text:span><text:span text:style-name="Police_20_par_20_défaut"><text:span text:style-name="T1">es communes —</text:span></text:span><text:span text:style-name="Police_20_par_20_défaut"><text:span text:style-name="T1"> </text:span></text:span><text:span text:style-name="Police_20_par_20_défaut"><text:span text:style-name="T1">je veux dire des id</text:span></text:span><text:span text:style-name="Police_20_par_20_défaut"><text:span text:style-name="T1">é</text:span></text:span><text:span text:style-name="Police_20_par_20_défaut"><text:span text:style-name="T1">es de tout le monde, —</text:span></text:span><text:span text:style-name="Police_20_par_20_défaut"><text:span text:style-name="T1"> </text:span></text:span><text:span text:style-name="Police_20_par_20_défaut"><text:span text:style-name="T1">elle devient, avec Rousseau, l'expression des id</text:span></text:span><text:span text:style-name="Police_20_par_20_défaut"><text:span text:style-name="T1">é</text:span></text:span><text:span text:style-name="Police_20_par_20_défaut"><text:span text:style-name="T1">es particuli</text:span></text:span><text:span text:style-name="Police_20_par_20_défaut"><text:span text:style-name="T1">è</text:span></text:span><text:span text:style-name="Police_20_par_20_défaut"><text:span text:style-name="T1">res et priv</text:span></text:span><text:span text:style-name="Police_20_par_20_défaut"><text:span text:style-name="T1">é</text:span></text:span><text:span text:style-name="Police_20_par_20_défaut"><text:span text:style-name="T1">es, pour ainsi parler, ou si vous l'aimez mieux, la confession du </text:span></text:span><text:span text:style-name="Police_20_par_20_défaut"><text:span text:style-name="T4">Moi </text:span></text:span><text:span text:style-name="Police_20_par_20_défaut"><text:span text:style-name="T1">de l'</text:span></text:span><text:span text:style-name="Police_20_par_20_défaut"><text:span text:style-name="T1">é</text:span></text:span><text:span text:style-name="Police_20_par_20_défaut"><text:span text:style-name="T1">crivain. Bien diff</text:span></text:span><text:span text:style-name="Police_20_par_20_défaut"><text:span text:style-name="T1">é</text:span></text:span><text:span text:style-name="Police_20_par_20_défaut"><text:span text:style-name="T1">rent en cela de Montaigne —</text:span></text:span><text:span text:style-name="Police_20_par_20_défaut"><text:span text:style-name="T1"> </text:span></text:span><text:span text:style-name="Police_20_par_20_défaut"><text:span text:style-name="T1">aux </text:span></text:span><text:span text:style-name="Police_20_par_20_défaut"><text:span text:style-name="T4">Essais</text:span></text:span><text:span text:style-name="Police_20_par_20_défaut"><text:span text:style-name="T1"> duquel vous voyez que tous les jours encore on compare les </text:span></text:span><text:span text:style-name="Police_20_par_20_défaut"><text:span text:style-name="T4">Confessions</text:span></text:span><text:span text:style-name="Police_20_par_20_défaut"><text:span text:style-name="T1"> du citoyen de Gen</text:span></text:span><text:span text:style-name="Police_20_par_20_défaut"><text:span text:style-name="T1">è</text:span></text:span><text:span text:style-name="Police_20_par_20_défaut"><text:span text:style-name="T1">ve, — celui-ci ne se cherche point, comme l'autre, et surtout il ne cherche point l'homme en lui</text:span></text:span><text:span text:style-name="Police_20_par_20_défaut"><text:span text:style-name="T1"> ;</text:span></text:span><text:span text:style-name="Police_20_par_20_défaut"><text:span text:style-name="T1"> mais, au contraire, il s'est trouv</text:span></text:span><text:span text:style-name="Police_20_par_20_défaut"><text:span text:style-name="T1">é</text:span></text:span><text:span text:style-name="Police_20_par_20_défaut"><text:span text:style-name="T1"> ;</text:span></text:span><text:span text:style-name="Police_20_par_20_défaut"><text:span text:style-name="T1"> et, ce qu'il se pla</text:span></text:span><text:span text:style-name="Police_20_par_20_défaut"><text:span text:style-name="T1">î</text:span></text:span><text:span text:style-name="Police_20_par_20_défaut"><text:span text:style-name="T1">t </text:span></text:span><text:span text:style-name="Police_20_par_20_défaut"><text:span text:style-name="T1">à</text:span></text:span><text:span text:style-name="Police_20_par_20_défaut"><text:span text:style-name="T1"> montrer de lui-m</text:span></text:span><text:span text:style-name="Police_20_par_20_défaut"><text:span text:style-name="T1">ê</text:span></text:span><text:span text:style-name="Police_20_par_20_défaut"><text:span text:style-name="T1">me, c'est ce qu'il croit qu'il y a en lui non pas du tout d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i, mais d'individuel ou d'</text:span></text:span><text:span text:style-name="Police_20_par_20_défaut"><text:span text:style-name="T4">unique</text:span></text:span><text:span text:style-name="Police_20_par_20_défaut"><text:span text:style-name="T1">.</text:span></text:span></text:p>
      <text:p text:style-name="Normal"><text:span text:style-name="Police_20_par_20_défaut"><text:span text:style-name="T1">«</text:span></text:span><text:span text:style-name="Police_20_par_20_défaut"><text:span text:style-name="T1"> </text:span></text:span><text:span text:style-name="Police_20_par_20_défaut"><text:span text:style-name="T1">Je ne suis fait comme aucun de ceux que j'ai vus</text:span></text:span><text:span text:style-name="Police_20_par_20_défaut"><text:span text:style-name="T1"> ;</text:span></text:span><text:span text:style-name="Police_20_par_20_défaut"><text:span text:style-name="T1"> j'ose croire n'</text:span></text:span><text:span text:style-name="Police_20_par_20_défaut"><text:span text:style-name="T1">ê</text:span></text:span><text:span text:style-name="Police_20_par_20_défaut"><text:span text:style-name="T1">tre fait comme aucun de ceu</text:span></text:span><text:span text:style-name="Police_20_par_20_défaut"><text:span text:style-name="T1">x</text:span></text:span><text:span text:style-name="Police_20_par_20_défaut"><text:span text:style-name="T1"> qui existent</text:span></text:span><text:span text:style-name="Police_20_par_20_défaut"><text:span text:style-name="T1"> </text:span></text:span><text:span text:style-name="Police_20_par_20_défaut"><text:span text:style-name="T1">»</text:span></text:span><text:span text:style-name="Police_20_par_20_défaut"><text:span text:style-name="T1">, ainsi d</text:span></text:span><text:span text:style-name="Police_20_par_20_défaut"><text:span text:style-name="T1">é</text:span></text:span><text:span text:style-name="Police_20_par_20_défaut"><text:span text:style-name="T1">butent les </text:span></text:span><text:span text:style-name="Police_20_par_20_défaut"><text:span text:style-name="T4">Confessions</text:span></text:span><text:span text:style-name="Police_20_par_20_défaut"><text:span text:style-name="T1"> </text:span></text:span><text:span text:style-name="Police_20_par_20_défaut"><text:span text:style-name="T1">;</text:span></text:span><text:span text:style-name="Police_20_par_20_défaut"><text:span text:style-name="T1"> et voil</text:span></text:span><text:span text:style-name="Police_20_par_20_défaut"><text:span text:style-name="T1">à</text:span></text:span><text:span text:style-name="Police_20_par_20_défaut"><text:span text:style-name="T1"> son dessein assez franchement d</text:span></text:span><text:span text:style-name="Police_20_par_20_défaut"><text:span text:style-name="T1">é</text:span></text:span><text:span text:style-name="Police_20_par_20_défaut"><text:span text:style-name="T1">clar</text:span></text:span><text:span text:style-name="Police_20_par_20_défaut"><text:span text:style-name="T1">é</text:span></text:span><text:span text:style-name="Police_20_par_20_défaut"><text:span text:style-name="T1"> par lui</text:span></text:span><text:span text:style-name="Police_20_par_20_défaut"><text:span text:style-name="T1">-</text:span></text:span><text:span text:style-name="Police_20_par_20_défaut"><text:span text:style-name="T1">m</text:span></text:span><text:span text:style-name="Police_20_par_20_défaut"><text:span text:style-name="T1">ê</text:span></text:span><text:span text:style-name="Police_20_par_20_défaut"><text:span text:style-name="T1">me. C'est </text:span></text:span><text:span text:style-name="Police_20_par_20_défaut"><text:span text:style-name="T1">à</text:span></text:span><text:span text:style-name="Police_20_par_20_défaut"><text:span text:style-name="T1"> la diff</text:span></text:span><text:span text:style-name="Police_20_par_20_défaut"><text:span text:style-name="T1">é</text:span></text:span><text:span text:style-name="Police_20_par_20_défaut"><text:span text:style-name="T1">rence qu'il s'attache</text:span></text:span><text:span text:style-name="Police_20_par_20_défaut"><text:span text:style-name="T1"> ;</text:span></text:span><text:span text:style-name="Police_20_par_20_défaut"><text:span text:style-name="T1"> et,</text:span></text:span><text:span text:style-name="Police_20_par_20_défaut"><text:span text:style-name="T1"> </text:span></text:span><text:span text:style-name="Police_20_par_20_défaut"><text:span text:style-name="T1">ce qu'il peut y avoir dans son histoire ou dans ses sentiments d</text:span></text:span><text:span text:style-name="Police_20_par_20_défaut"><text:span text:style-name="T1">e</text:span></text:span><text:span text:style-name="Police_20_par_20_défaut"><text:span text:style-name="T1"> semblable ou d'analogue </text:span></text:span><text:span text:style-name="Police_20_par_20_défaut"><text:span text:style-name="T1">à</text:span></text:span><text:span text:style-name="Police_20_par_20_défaut"><text:span text:style-name="T1"> ceux de tout le monde, c'est justement, en nous les racontant, ce qu'il en </text:span></text:span><text:span text:style-name="Police_20_par_20_défaut"><text:span text:style-name="T1">é</text:span></text:span><text:span text:style-name="Police_20_par_20_défaut"><text:span text:style-name="T1">limine. </text:span></text:span><text:span text:style-name="Police_20_par_20_défaut"><text:span text:style-name="T1">«</text:span></text:span><text:span text:style-name="Police_20_par_20_défaut"><text:span text:style-name="T1"> </text:span></text:span><text:span text:style-name="Police_20_par_20_défaut"><text:span text:style-name="T1">Renversement du pour au contre</text:span></text:span><text:span text:style-name="Police_20_par_20_défaut"><text:span text:style-name="T1"> </text:span></text:span><text:span text:style-name="Police_20_par_20_défaut"><text:span text:style-name="T1">»</text:span></text:span><text:span text:style-name="Police_20_par_20_défaut"><text:span text:style-name="T1">, aurait pu dire ici Pascal. En</text:span></text:span><text:span text:style-name="Police_20_par_20_défaut"><text:span text:style-name="T1"> se regardant vivre et en s'ana</text:span></text:span><text:span text:style-name="Police_20_par_20_défaut"><text:span text:style-name="T1">Iysant, Rousseau, comme tous les </text:span></text:span><text:span text:style-name="Police_20_par_20_défaut"><text:span text:style-name="T1">é</text:span></text:span><text:span text:style-name="Police_20_par_20_défaut"><text:span text:style-name="T1">crivains, fait deux parts de soi-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 celle de la nature en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et de sa nature </text:span></text:span><text:span text:style-name="Police_20_par_20_défaut"><text:span text:style-name="T1">à</text:span></text:span><text:span text:style-name="Police_20_par_20_défaut"><text:span text:style-name="T1"> lui, Rousseau. Seulement, et tandis qu'avant lui, l'</text:span></text:span><text:span text:style-name="Police_20_par_20_défaut"><text:span text:style-name="T1">é</text:span></text:span><text:span text:style-name="Police_20_par_20_défaut"><text:span text:style-name="T1">crivain s'effor</text:span></text:span><text:span text:style-name="Police_20_par_20_défaut"><text:span text:style-name="T1">ç</text:span></text:span><text:span text:style-name="Police_20_par_20_défaut"><text:span text:style-name="T1">ait de r</text:span></text:span><text:span text:style-name="Police_20_par_20_défaut"><text:span text:style-name="T1">é</text:span></text:span><text:span text:style-name="Police_20_par_20_défaut"><text:span text:style-name="T1">duire sa nature </text:span></text:span><text:span text:style-name="Police_20_par_20_défaut"><text:span text:style-name="T1">à</text:span></text:span><text:span text:style-name="Police_20_par_20_défaut"><text:span text:style-name="T1"> l'universel — c'est l'expression du temps, — et de se rendre aussi semblable aux autres qu'il le pouvait, pour leu</text:span></text:span><text:span text:style-name="Police_20_par_20_défaut"><text:span text:style-name="T1">r</text:span></text:span><text:span text:style-name="Police_20_par_20_défaut"><text:span text:style-name="T1"> devenir intelligible, Rousseau tait l'effort</text:span></text:span><text:span text:style-name="Police_20_par_20_défaut"><text:span text:style-name="T1"> </text:span></text:span><text:span text:style-name="Police_20_par_20_défaut"><text:span text:style-name="T1">pr</text:span></text:span><text:span text:style-name="Police_20_par_20_défaut"><text:span text:style-name="T1">é</text:span></text:span><text:span text:style-name="Police_20_par_20_défaut"><text:span text:style-name="T1">cis</text:span></text:span><text:span text:style-name="Police_20_par_20_défaut"><text:span text:style-name="T1">é</text:span></text:span><text:span text:style-name="Police_20_par_20_défaut"><text:span text:style-name="T1">ment inverse. Ce qu'on n</text:span></text:span><text:span text:style-name="Police_20_par_20_défaut"><text:span text:style-name="T1">é</text:span></text:span><text:span text:style-name="Police_20_par_20_défaut"><text:span text:style-name="T1">gligeait, c'est ce qu'il exprime</text:span></text:span><text:span text:style-name="Police_20_par_20_défaut"><text:span text:style-name="T1"> ;</text:span></text:span><text:span text:style-name="Police_20_par_20_défaut"><text:span text:style-name="T1"> ce qu'on cachait, il le montre</text:span></text:span><text:span text:style-name="Police_20_par_20_défaut"><text:span text:style-name="T1"> ;</text:span></text:span><text:span text:style-name="Police_20_par_20_défaut"><text:span text:style-name="T1"> et ce qu'on d</text:span></text:span><text:span text:style-name="Police_20_par_20_défaut"><text:span text:style-name="T1">é</text:span></text:span><text:span text:style-name="Police_20_par_20_défaut"><text:span text:style-name="T1">guisait, il l'</text:span></text:span><text:span text:style-name="Police_20_par_20_défaut"><text:span text:style-name="T1">é</text:span></text:span><text:span text:style-name="Police_20_par_20_défaut"><text:span text:style-name="T1">tal</text:span></text:span><text:span text:style-name="Police_20_par_20_défaut"><text:span text:style-name="T1">é</text:span></text:span><text:span text:style-name="Police_20_par_20_défaut"><text:span text:style-name="T1">. Que savons-nous des sentiments de </text:span></text:span><text:span text:style-name="Police_20_par_20_défaut"><text:span text:style-name="T1">Voltaire</text:span></text:span><text:span text:style-name="Police_20_par_20_défaut"><text:span text:style-name="T1"> pour Mme du Ch</text:span></text:span><text:span text:style-name="Police_20_par_20_défaut"><text:span text:style-name="T1">â</text:span></text:span><text:span text:style-name="Police_20_par_20_défaut"><text:span text:style-name="T1">telet</text:span></text:span><text:span text:style-name="Police_20_par_20_défaut"><text:span text:style-name="T1"> ?</text:span></text:span><text:span text:style-name="Police_20_par_20_défaut"><text:span text:style-name="T1"> Peu de chose, et beaucoup moins </text:span></text:span><text:span text:style-name="Police_20_par_20_défaut"><text:span text:style-name="T7">(</text:span></text:span><text:span text:style-name="Police_20_par_20_défaut"><text:span text:style-name="T1">sans doute que les contemporains n'en ont su. Mais les contemporains de Rousseau, eux, n'ont rien su de Mme de </text:span></text:span><text:soft-page-break/><text:span text:style-name="Police_20_par_20_défaut"><text:span text:style-name="T1">Warens</text:span></text:span><text:span text:style-name="Police_20_par_20_défaut"><text:span text:style-name="T1"> ;</text:span></text:span><text:span text:style-name="Police_20_par_20_défaut"><text:span text:style-name="T1"> et, sans les </text:span></text:span><text:span text:style-name="Police_20_par_20_défaut"><text:span text:style-name="T4">Confessions</text:span></text:span><text:span text:style-name="Police_20_par_20_défaut"><text:span text:style-name="T1">, nous ignorerions peut-</text:span></text:span><text:span text:style-name="Police_20_par_20_défaut"><text:span text:style-name="T1">ê</text:span></text:span><text:span text:style-name="Police_20_par_20_défaut"><text:span text:style-name="T1">tre jusques </text:span></text:span><text:span text:style-name="Police_20_par_20_défaut"><text:span text:style-name="T1">à</text:span></text:span><text:span text:style-name="Police_20_par_20_défaut"><text:span text:style-name="T1"> son nom m</text:span></text:span><text:span text:style-name="Police_20_par_20_défaut"><text:span text:style-name="T1">ê</text:span></text:span><text:span text:style-name="Police_20_par_20_défaut"><text:span text:style-name="T1">me.</text:span></text:span></text:p>
      <text:p text:style-name="Normal"><text:span text:style-name="Police_20_par_20_défaut"><text:span text:style-name="T1">Je n'ai point </text:span></text:span><text:span text:style-name="Police_20_par_20_défaut"><text:span text:style-name="T1">à</text:span></text:span><text:span text:style-name="Police_20_par_20_défaut"><text:span text:style-name="T1"> vous montrer ici les liaisons de cet </text:span></text:span><text:span text:style-name="Police_20_par_20_défaut"><text:span text:style-name="T4">é</text:span></text:span><text:span text:style-name="Police_20_par_20_défaut"><text:span text:style-name="T4">go</text:span></text:span><text:span text:style-name="Police_20_par_20_défaut"><text:span text:style-name="T4">ï</text:span></text:span><text:span text:style-name="Police_20_par_20_défaut"><text:span text:style-name="T4">sme</text:span></text:span><text:span text:style-name="Police_20_par_20_défaut"><text:span text:style-name="T1"> ou, comme on dit, de cet </text:span></text:span><text:span text:style-name="Police_20_par_20_défaut"><text:span text:style-name="T4">é</text:span></text:span><text:span text:style-name="Police_20_par_20_défaut"><text:span text:style-name="T4">gotisme</text:span></text:span><text:span text:style-name="Police_20_par_20_défaut"><text:span text:style-name="T1"> avec les autres parties du caract</text:span></text:span><text:span text:style-name="Police_20_par_20_défaut"><text:span text:style-name="T1">è</text:span></text:span><text:span text:style-name="Police_20_par_20_défaut"><text:span text:style-name="T1">re et du g</text:span></text:span><text:span text:style-name="Police_20_par_20_défaut"><text:span text:style-name="T1">é</text:span></text:span><text:span text:style-name="Police_20_par_20_défaut"><text:span text:style-name="T1">nie de Rousseau. Je me borne </text:span></text:span><text:span text:style-name="Police_20_par_20_défaut"><text:span text:style-name="T1">à</text:span></text:span><text:span text:style-name="Police_20_par_20_défaut"><text:span text:style-name="T1"> vous dire en passant que tout le romantisme nous est venu de l</text:span></text:span><text:span text:style-name="Police_20_par_20_défaut"><text:span text:style-name="T1">à</text:span></text:span><text:span text:style-name="Police_20_par_20_défaut"><text:span text:style-name="T1">,</text:span></text:span><text:span text:style-name="Police_20_par_20_défaut"><text:span text:style-name="T1"> s'il est vrai que le principe en soit l'exaltation du sentiment personnel bu l'hypertrophie du </text:span></text:span><text:span text:style-name="Police_20_par_20_défaut"><text:span text:style-name="T4">Moi</text:span></text:span><text:span text:style-name="Police_20_par_20_défaut"><text:span text:style-name="T1">. Mais ce qui nous importe, c'est de bien voir comment et pourquoi cette conception toute nouvelle de l'objet et de la fin de l'art ne pouvait pas manquer de r</text:span></text:span><text:span text:style-name="Police_20_par_20_défaut"><text:span text:style-name="T1">é</text:span></text:span><text:span text:style-name="Police_20_par_20_défaut"><text:span text:style-name="T1">agir sur la critique, et, t</text:span></text:span><text:span text:style-name="Police_20_par_20_défaut"><text:span text:style-name="T1">ô</text:span></text:span><text:span text:style-name="Police_20_par_20_défaut"><text:span text:style-name="T1">t ou tard, de la renouveler.</text:span></text:span></text:p>
      <text:p text:style-name="Normal"><text:span text:style-name="Police_20_par_20_défaut"><text:span text:style-name="T1">«</text:span></text:span><text:span text:style-name="Police_20_par_20_défaut"><text:span text:style-name="T1"> </text:span></text:span><text:span text:style-name="Police_20_par_20_défaut"><text:span text:style-name="T1">Il n'y a plus rien d'absolu, si ce n'est cette maxime, qu'il n'y a rien d'absolu</text:span></text:span><text:span text:style-name="Police_20_par_20_défaut"><text:span text:style-name="T1"> </text:span></text:span><text:span text:style-name="Police_20_par_20_défaut"><text:span text:style-name="T1">»</text:span></text:span><text:span text:style-name="Police_20_par_20_défaut"><text:span text:style-name="T1">, si telle est bien la le</text:span></text:span><text:span text:style-name="Police_20_par_20_défaut"><text:span text:style-name="T1">ç</text:span></text:span><text:span text:style-name="Police_20_par_20_défaut"><text:span text:style-name="T1">on qui se d</text:span></text:span><text:span text:style-name="Police_20_par_20_défaut"><text:span text:style-name="T1">é</text:span></text:span><text:span text:style-name="Police_20_par_20_défaut"><text:span text:style-name="T1">gage des exemples et des le</text:span></text:span><text:span text:style-name="Police_20_par_20_défaut"><text:span text:style-name="T1">ç</text:span></text:span><text:span text:style-name="Police_20_par_20_défaut"><text:span text:style-name="T1">ons de Rousseau, il n'y a plus de mod</text:span></text:span><text:span text:style-name="Police_20_par_20_défaut"><text:span text:style-name="T1">è</text:span></text:span><text:span text:style-name="Police_20_par_20_défaut"><text:span text:style-name="T1">le id</text:span></text:span><text:span text:style-name="Police_20_par_20_défaut"><text:span text:style-name="T1">é</text:span></text:span><text:span text:style-name="Police_20_par_20_défaut"><text:span text:style-name="T1">al ou de </text:span></text:span><text:span text:style-name="Police_20_par_20_défaut"><text:span text:style-name="T4">type</text:span></text:span><text:span text:style-name="Police_20_par_20_défaut"><text:span text:style-name="T1"> des genres</text:span></text:span><text:span text:style-name="Police_20_par_20_défaut"><text:span text:style-name="T1"> </text:span></text:span><text:span text:style-name="Police_20_par_20_défaut"><text:span text:style-name="T1">;</text:span></text:span><text:span text:style-name="Police_20_par_20_défaut"><text:span text:style-name="T1"> il n'y a donc plus de </text:span></text:span><text:span text:style-name="Police_20_par_20_défaut"><text:span text:style-name="T4">recettes</text:span></text:span><text:span text:style-name="Police_20_par_20_défaut"><text:span text:style-name="T1"> ou de </text:span></text:span><text:span text:style-name="Police_20_par_20_défaut"><text:span text:style-name="T4">proc</text:span></text:span><text:span text:style-name="Police_20_par_20_défaut"><text:span text:style-name="T4">é</text:span></text:span><text:span text:style-name="Police_20_par_20_défaut"><text:span text:style-name="T4">d</text:span></text:span><text:span text:style-name="Police_20_par_20_défaut"><text:span text:style-name="T4">é</text:span></text:span><text:span text:style-name="Police_20_par_20_défaut"><text:span text:style-name="T4">s</text:span></text:span><text:span text:style-name="Police_20_par_20_défaut"><text:span text:style-name="T1"> pour le r</text:span></text:span><text:span text:style-name="Police_20_par_20_défaut"><text:span text:style-name="T1">é</text:span></text:span><text:span text:style-name="Police_20_par_20_défaut"><text:span text:style-name="T1">aliser</text:span></text:span><text:span text:style-name="Police_20_par_20_défaut"><text:span text:style-name="T1"> ;</text:span></text:span><text:span text:style-name="Police_20_par_20_défaut"><text:span text:style-name="T1"> il n'y a plus de </text:span></text:span><text:span text:style-name="Police_20_par_20_défaut"><text:span text:style-name="T4">r</text:span></text:span><text:span text:style-name="Police_20_par_20_défaut"><text:span text:style-name="T4">è</text:span></text:span><text:span text:style-name="Police_20_par_20_défaut"><text:span text:style-name="T4">gles</text:span></text:span><text:span text:style-name="Police_20_par_20_défaut"><text:span text:style-name="T1">. Chacun de nous est ce qu'il est, et ce qu'on aime en nous, c'est nous</text:span></text:span><text:span text:style-name="Police_20_par_20_défaut"><text:span text:style-name="T1">-</text:span></text:span><text:span text:style-name="Police_20_par_20_défaut"><text:span text:style-name="T1">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 il n'y a donc plus lieu de s'efforcer d'</text:span></text:span><text:span text:style-name="Police_20_par_20_défaut"><text:span text:style-name="T1">ê</text:span></text:span><text:span text:style-name="Police_20_par_20_défaut"><text:span text:style-name="T1">tre mi autre, mais, au contraire, il faut </text:span></text:span><text:span text:style-name="Police_20_par_20_défaut"><text:span text:style-name="T1">ê</text:span></text:span><text:span text:style-name="Police_20_par_20_défaut"><text:span text:style-name="T1">tre soi. Je sens d'une mani</text:span></text:span><text:span text:style-name="Police_20_par_20_défaut"><text:span text:style-name="T1">è</text:span></text:span><text:span text:style-name="Police_20_par_20_défaut"><text:span text:style-name="T1">re, et vous sentez d'une autre</text:span></text:span><text:span text:style-name="Police_20_par_20_défaut"><text:span text:style-name="T1"> ;</text:span></text:span><text:span text:style-name="Police_20_par_20_défaut"><text:span text:style-name="T1"> nos fa</text:span></text:span><text:span text:style-name="Police_20_par_20_défaut"><text:span text:style-name="T1">ç</text:span></text:span><text:span text:style-name="Police_20_par_20_défaut"><text:span text:style-name="T1">ons de sentir sont </text:span></text:span><text:span text:style-name="Police_20_par_20_défaut"><text:span text:style-name="T1">é</text:span></text:span><text:span text:style-name="Police_20_par_20_défaut"><text:span text:style-name="T1">galement l</text:span></text:span><text:span text:style-name="Police_20_par_20_défaut"><text:span text:style-name="T1">é</text:span></text:span><text:span text:style-name="Police_20_par_20_défaut"><text:span text:style-name="T1">gitimes, puisqu'elles sont naturelles. Ou plut</text:span></text:span><text:span text:style-name="Police_20_par_20_défaut"><text:span text:style-name="T1">ô</text:span></text:span><text:span text:style-name="Police_20_par_20_défaut"><text:span text:style-name="T1">t en</text:span></text:span><text:span text:style-name="Police_20_par_20_défaut"><text:span text:style-name="T1">core, ce qui est naturel, c'est </text:span></text:span><text:span text:style-name="Police_20_par_20_défaut"><text:span text:style-name="T1">de se montrer tel que l'on est</text:span></text:span><text:span text:style-name="Police_20_par_20_défaut"><text:span text:style-name="T1"> ;</text:span></text:span><text:span text:style-name="Police_20_par_20_défaut"><text:span text:style-name="T1"> et ce qui ne l'est pas, c'est de se travailler pour se rendre semblable </text:span></text:span><text:span text:style-name="Police_20_par_20_défaut"><text:span text:style-name="T1">à</text:span></text:span><text:span text:style-name="Police_20_par_20_défaut"><text:span text:style-name="T1"> ceux qui, n'ayant ni la m</text:span></text:span><text:span text:style-name="Police_20_par_20_défaut"><text:span text:style-name="T1">ê</text:span></text:span><text:span text:style-name="Police_20_par_20_défaut"><text:span text:style-name="T1">me origine, ni la m</text:span></text:span><text:span text:style-name="Police_20_par_20_défaut"><text:span text:style-name="T1">ê</text:span></text:span><text:span text:style-name="Police_20_par_20_défaut"><text:span text:style-name="T1">me </text:span></text:span><text:span text:style-name="Police_20_par_20_défaut"><text:span text:style-name="T1">é</text:span></text:span><text:span text:style-name="Police_20_par_20_défaut"><text:span text:style-name="T1">ducation, ni les m</text:span></text:span><text:span text:style-name="Police_20_par_20_défaut"><text:span text:style-name="T1">ê</text:span></text:span><text:span text:style-name="Police_20_par_20_défaut"><text:span text:style-name="T1">mes raisons enfin de sentir comme nous, n'ont pas le droit non plus d'exiger que nous sentions comme eux. </text:span></text:span><text:span text:style-name="Police_20_par_20_défaut"><text:span text:style-name="T1">«</text:span></text:span><text:span text:style-name="Police_20_par_20_défaut"><text:span text:style-name="T1"> </text:span></text:span><text:span text:style-name="Police_20_par_20_défaut"><text:span text:style-name="T1">C'est en vain qu'on pr</text:span></text:span><text:span text:style-name="Police_20_par_20_défaut"><text:span text:style-name="T1">é</text:span></text:span><text:span text:style-name="Police_20_par_20_défaut"><text:span text:style-name="T1">tendrait refondre les divers esprits sur un mod</text:span></text:span><text:span text:style-name="Police_20_par_20_défaut"><text:span text:style-name="T1">è</text:span></text:span><text:span text:style-name="Police_20_par_20_défaut"><text:span text:style-name="T1">le commun</text:span></text:span><text:span text:style-name="Police_20_par_20_défaut"><text:span text:style-name="T1">...</text:span></text:span><text:span text:style-name="Police_20_par_20_défaut"><text:span text:style-name="T1"> Pour changer un esprit, il faudrait changer un caract</text:span></text:span><text:span text:style-name="Police_20_par_20_défaut"><text:span text:style-name="T1">è</text:span></text:span><text:span text:style-name="Police_20_par_20_défaut"><text:span text:style-name="T1">re</text:span></text:span><text:span text:style-name="Police_20_par_20_défaut"><text:span text:style-name="T1"> </text:span></text:span><text:span text:style-name="Police_20_par_20_défaut"><text:span text:style-name="T1">;</text:span></text:span><text:span text:style-name="Police_20_par_20_défaut"><text:span text:style-name="T1"> pour changer un caract</text:span></text:span><text:span text:style-name="Police_20_par_20_défaut"><text:span text:style-name="T1">è</text:span></text:span><text:span text:style-name="Police_20_par_20_défaut"><text:span text:style-name="T1">re, il faudrait changer le temp</text:span></text:span><text:span text:style-name="Police_20_par_20_défaut"><text:span text:style-name="T1">é</text:span></text:span><text:span text:style-name="Police_20_par_20_défaut"><text:span text:style-name="T1">rament dont il d</text:span></text:span><text:span text:style-name="Police_20_par_20_défaut"><text:span text:style-name="T1">é</text:span></text:span><text:span text:style-name="Police_20_par_20_défaut"><text:span text:style-name="T1">pend</text:span></text:span><text:span text:style-name="Police_20_par_20_défaut"><text:span text:style-name="T1">...</text:span></text:span><text:span text:style-name="Police_20_par_20_défaut"><text:span text:style-name="T1"> Il ne s'agit donc point de changer le caract</text:span></text:span><text:span text:style-name="Police_20_par_20_défaut"><text:span text:style-name="T1">è</text:span></text:span><text:span text:style-name="Police_20_par_20_défaut"><text:span text:style-name="T1">re et de plier le naturel, mais au contraire de le pousser aussi loin qu'il peut aller</text:span></text:span><text:span text:style-name="Police_20_par_20_défaut"><text:span text:style-name="T1">, </text:span></text:span><text:span text:style-name="Police_20_par_20_défaut"><text:span text:style-name="T1">car c'est ainsi qu'un homme devient </text:span></text:span><text:span text:style-name="Police_20_par_20_défaut"><text:span text:style-name="T1">to</text:span></text:span><text:span text:style-name="Police_20_par_20_défaut"><text:span text:style-name="T1">ut ce qu'il peut </text:span></text:span><text:span text:style-name="Police_20_par_20_défaut"><text:span text:style-name="T1">ê</text:span></text:span><text:span text:style-name="Police_20_par_20_défaut"><text:span text:style-name="T1">tre, et que l'ouvrage de la nature s'ach</text:span></text:span><text:span text:style-name="Police_20_par_20_défaut"><text:span text:style-name="T1">è</text:span></text:span><text:span text:style-name="Police_20_par_20_défaut"><text:span text:style-name="T1">ve en lui par l'</text:span></text:span><text:span text:style-name="Police_20_par_20_défaut"><text:span text:style-name="T1">é</text:span></text:span><text:span text:style-name="Police_20_par_20_défaut"><text:span text:style-name="T1">ducation.</text:span></text:span><text:span text:style-name="Police_20_par_20_défaut"><text:span text:style-name="T1"> </text:span></text:span><text:span text:style-name="Police_20_par_20_défaut"><text:span text:style-name="T1">»</text:span></text:span></text:p>
      <text:p text:style-name="Normal"><text:span text:style-name="Police_20_par_20_défaut"><text:span text:style-name="T1">Ces citations, caract</text:span></text:span><text:span text:style-name="Police_20_par_20_défaut"><text:span text:style-name="T1">é</text:span></text:span><text:span text:style-name="Police_20_par_20_défaut"><text:span text:style-name="T1">ristiques de la philosophie de Rousseau, le sont aussi de sa critique ou de son esth</text:span></text:span><text:span text:style-name="Police_20_par_20_défaut"><text:span text:style-name="T1">é</text:span></text:span><text:span text:style-name="Police_20_par_20_défaut"><text:span text:style-name="T1">tique. </text:span></text:span><text:span text:style-name="Police_20_par_20_défaut"><text:span text:style-name="T1">«</text:span></text:span><text:span text:style-name="Police_20_par_20_défaut"><text:span text:style-name="T1"> </text:span></text:span><text:span text:style-name="Police_20_par_20_défaut"><text:span text:style-name="T1">La seule raison, dit-il encore ailleurs, n'est point active... et jamais elle n'a rien fait de grand</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text:span></text:span><text:span text:style-name="Police_20_par_20_défaut"><text:span text:style-name="T1"> et, dans la </text:span></text:span><text:span text:style-name="Police_20_par_20_défaut"><text:span text:style-name="T4">Nouvelle H</text:span></text:span><text:span text:style-name="Police_20_par_20_défaut"><text:span text:style-name="T4">é</text:span></text:span><text:span text:style-name="Police_20_par_20_défaut"><text:span text:style-name="T4">lo</text:span></text:span><text:span text:style-name="Police_20_par_20_défaut"><text:span text:style-name="T4">ï</text:span></text:span><text:span text:style-name="Police_20_par_20_défaut"><text:span text:style-name="T4">se</text:span></text:span><text:span text:style-name="Police_20_par_20_défaut"><text:span text:style-name="T1"> :</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La froide raison n'a jamais rien fait d'illustre</text:span></text:span><text:span text:style-name="Police_20_par_20_défaut"><text:span text:style-name="T1"> </text:span></text:span><text:span text:style-name="Police_20_par_20_défaut"><text:span text:style-name="T1">»</text:span></text:span><text:span text:style-name="Police_20_par_20_défaut"><text:span text:style-name="T1">. C'est exactement le contraire de ce qu'avait dit autrefois Boileau. C'est </text:span></text:span><text:span text:style-name="Police_20_par_20_défaut"><text:span text:style-name="T1">à</text:span></text:span><text:span text:style-name="Police_20_par_20_défaut"><text:span text:style-name="T1"> peu pr</text:span></text:span><text:span text:style-name="Police_20_par_20_défaut"><text:span text:style-name="T1">è</text:span></text:span><text:span text:style-name="Police_20_par_20_défaut"><text:span text:style-name="T1">s le contraire aussi de ce que pensait </text:span></text:span><text:span text:style-name="Police_20_par_20_défaut"><text:span text:style-name="T1">Voltaire</text:span></text:span><text:span text:style-name="Police_20_par_20_défaut"><text:span text:style-name="T1">. Mais en m</text:span></text:span><text:span text:style-name="Police_20_par_20_défaut"><text:span text:style-name="T1">ê</text:span></text:span><text:span text:style-name="Police_20_par_20_défaut"><text:span text:style-name="T1">me temps aussi, vous le voyez, et comme nous le disions, c'est la substitution du sens propre au sens commun en mati</text:span></text:span><text:span text:style-name="Police_20_par_20_défaut"><text:span text:style-name="T1">è</text:span></text:span><text:span text:style-name="Police_20_par_20_défaut"><text:span text:style-name="T1">re de jugement</text:span></text:span><text:span text:style-name="Police_20_par_20_défaut"><text:span text:style-name="T1"> ;</text:span></text:span><text:span text:style-name="Police_20_par_20_défaut"><text:span text:style-name="T1"> c'est donc </text:span></text:span><text:soft-page-break/><text:span text:style-name="Police_20_par_20_défaut"><text:span text:style-name="T1">l'individu </text:span></text:span><text:span text:style-name="Police_20_par_20_défaut"><text:span text:style-name="T1">é</text:span></text:span><text:span text:style-name="Police_20_par_20_défaut"><text:span text:style-name="T1">rig</text:span></text:span><text:span text:style-name="Police_20_par_20_défaut"><text:span text:style-name="T1">é</text:span></text:span><text:span text:style-name="Police_20_par_20_défaut"><text:span text:style-name="T1"> en mesure de toutes choses</text:span></text:span><text:span text:style-name="Police_20_par_20_défaut"><text:span text:style-name="T1"> ;</text:span></text:span><text:span text:style-name="Police_20_par_20_défaut"><text:span text:style-name="T1"> et c'est enfin, en tout, la notion de l'absolu remplac</text:span></text:span><text:span text:style-name="Police_20_par_20_défaut"><text:span text:style-name="T1">é</text:span></text:span><text:span text:style-name="Police_20_par_20_défaut"><text:span text:style-name="T1">e par celle du relatif.</text:span></text:span></text:p>
      <text:p text:style-name="Normal"><text:span text:style-name="Police_20_par_20_défaut"><text:span text:style-name="T1">On ne s'en aper</text:span></text:span><text:span text:style-name="Police_20_par_20_défaut"><text:span text:style-name="T1">ç</text:span></text:span><text:span text:style-name="Police_20_par_20_défaut"><text:span text:style-name="T1">ut pas tout d'abord, et les cons</text:span></text:span><text:span text:style-name="Police_20_par_20_défaut"><text:span text:style-name="T1">é</text:span></text:span><text:span text:style-name="Police_20_par_20_défaut"><text:span text:style-name="T1">quences n'en sortirent pas imm</text:span></text:span><text:span text:style-name="Police_20_par_20_défaut"><text:span text:style-name="T1">é</text:span></text:span><text:span text:style-name="Police_20_par_20_défaut"><text:span text:style-name="T1">diatement. La R</text:span></text:span><text:span text:style-name="Police_20_par_20_défaut"><text:span text:style-name="T1">é</text:span></text:span><text:span text:style-name="Police_20_par_20_défaut"><text:span text:style-name="T1">volution survint, qui, bien loin d'op</text:span></text:span><text:span text:style-name="Police_20_par_20_défaut"><text:span text:style-name="T1">é</text:span></text:span><text:span text:style-name="Police_20_par_20_défaut"><text:span text:style-name="T1">rer dans ce sens,</text:span></text:span><text:span text:style-name="Police_20_par_20_défaut"><text:span text:style-name="T1"> </text:span></text:span><text:span text:style-name="Police_20_par_20_défaut"><text:span text:style-name="T1">agit au contraire dans le sens pr</text:span></text:span><text:span text:style-name="Police_20_par_20_défaut"><text:span text:style-name="T1">é</text:span></text:span><text:span text:style-name="Police_20_par_20_défaut"><text:span text:style-name="T1">cis</text:span></text:span><text:span text:style-name="Police_20_par_20_défaut"><text:span text:style-name="T1">é</text:span></text:span><text:span text:style-name="Police_20_par_20_défaut"><text:span text:style-name="T1">ment oppos</text:span></text:span><text:span text:style-name="Police_20_par_20_défaut"><text:span text:style-name="T1">é</text:span></text:span><text:span text:style-name="Police_20_par_20_défaut"><text:span text:style-name="T1">. S'il y a une litt</text:span></text:span><text:span text:style-name="Police_20_par_20_défaut"><text:span text:style-name="T1">é</text:span></text:span><text:span text:style-name="Police_20_par_20_défaut"><text:span text:style-name="T1">rature de la R</text:span></text:span><text:span text:style-name="Police_20_par_20_défaut"><text:span text:style-name="T1">é</text:span></text:span><text:span text:style-name="Police_20_par_20_défaut"><text:span text:style-name="T1">volution, son vice, nul ne l'ignore, est d'</text:span></text:span><text:span text:style-name="Police_20_par_20_défaut"><text:span text:style-name="T1">ê</text:span></text:span><text:span text:style-name="Police_20_par_20_défaut"><text:span text:style-name="T1">tre en effet outrageusement classique. Les Grecs et les Romains reparaissent en foule sur la sc</text:span></text:span><text:span text:style-name="Police_20_par_20_défaut"><text:span text:style-name="T1">è</text:span></text:span><text:span text:style-name="Police_20_par_20_défaut"><text:span text:style-name="T1">ne, avec les Ch</text:span></text:span><text:span text:style-name="Police_20_par_20_défaut"><text:span text:style-name="T1">é</text:span></text:span><text:span text:style-name="Police_20_par_20_défaut"><text:span text:style-name="T1">nier, les Arnault, les Legouv</text:span></text:span><text:span text:style-name="Police_20_par_20_défaut"><text:span text:style-name="T1">é</text:span></text:span><text:span text:style-name="Police_20_par_20_défaut"><text:span text:style-name="T1">, les Luce de Lancival</text:span></text:span><text:span text:style-name="Police_20_par_20_défaut"><text:span text:style-name="T1"> :</text:span></text:span><text:span text:style-name="Police_20_par_20_défaut"><text:span text:style-name="T1"> </text:span></text:span><text:span text:style-name="Police_20_par_20_défaut"><text:span text:style-name="T4">Ca</text:span></text:span><text:span text:style-name="Police_20_par_20_défaut"><text:span text:style-name="T4">ï</text:span></text:span><text:span text:style-name="Police_20_par_20_défaut"><text:span text:style-name="T4">us Gracchus, Horatius</text:span></text:span><text:span text:style-name="Police_20_par_20_défaut"><text:span text:style-name="T4"> Co</text:span></text:span><text:span text:style-name="Police_20_par_20_défaut"><text:span text:style-name="T4">clè</text:span></text:span><text:span text:style-name="Police_20_par_20_défaut"><text:span text:style-name="T4">s, </text:span></text:span><text:span text:style-name="Police_20_par_20_défaut"><text:span text:style-name="T4">E</text:span></text:span><text:span text:style-name="Police_20_par_20_défaut"><text:span text:style-name="T4">picharis et N</text:span></text:span><text:span text:style-name="Police_20_par_20_défaut"><text:span text:style-name="T4">é</text:span></text:span><text:span text:style-name="Police_20_par_20_défaut"><text:span text:style-name="T4">ron, Mucius S</text:span></text:span><text:span text:style-name="Police_20_par_20_défaut"><text:span text:style-name="T4">ca</text:span></text:span><text:span text:style-name="Police_20_par_20_défaut"><text:span text:style-name="T4">evola.</text:span></text:span><text:span text:style-name="Police_20_par_20_défaut"><text:span text:style-name="T1"> La tribune de la Convention ne retentit que d'appels au civisme dont on emprunte le th</text:span></text:span><text:span text:style-name="Police_20_par_20_défaut"><text:span text:style-name="T1">è</text:span></text:span><text:span text:style-name="Police_20_par_20_défaut"><text:span text:style-name="T1">me </text:span></text:span><text:span text:style-name="Police_20_par_20_défaut"><text:span text:style-name="T1">à</text:span></text:span><text:span text:style-name="Police_20_par_20_défaut"><text:span text:style-name="T1"> Plutarque ou </text:span></text:span><text:span text:style-name="Police_20_par_20_défaut"><text:span text:style-name="T1">à</text:span></text:span><text:span text:style-name="Police_20_par_20_défaut"><text:span text:style-name="T1"> Tite</text:span></text:span><text:span text:style-name="Police_20_par_20_défaut"><text:span text:style-name="T1">-</text:span></text:span><text:span text:style-name="Police_20_par_20_défaut"><text:span text:style-name="T1">Live. La meilleure page du </text:span></text:span><text:span text:style-name="Police_20_par_20_défaut"><text:span text:style-name="T4">V</text:span></text:span><text:span text:style-name="Police_20_par_20_défaut"><text:span text:style-name="T4">ieux Cordelier </text:span></text:span><text:span text:style-name="Police_20_par_20_défaut"><text:span text:style-name="T1">de Camille D</text:span></text:span><text:span text:style-name="Police_20_par_20_défaut"><text:span text:style-name="T1">e</text:span></text:span><text:span text:style-name="Police_20_par_20_défaut"><text:span text:style-name="T1">smo</text:span></text:span><text:span text:style-name="Police_20_par_20_défaut"><text:span text:style-name="T1">ulin</text:span></text:span><text:span text:style-name="Police_20_par_20_défaut"><text:span text:style-name="T1">s, ou, pour mieux dire, la seule qui survive, la seule que l'on lise, n'est qu'un commentaire ou une paraphrase des </text:span></text:span><text:span text:style-name="Police_20_par_20_défaut"><text:span text:style-name="T4">Annales</text:span></text:span><text:span text:style-name="Police_20_par_20_défaut"><text:span text:style-name="T1"> de Tacite. Et non seulement la peinture, avec </text:span></text:span><text:span text:style-name="Police_20_par_20_défaut"><text:span text:style-name="T1">V</text:span></text:span><text:span text:style-name="Police_20_par_20_défaut"><text:span text:style-name="T1">ien, avec David, avec vingt autres, ne s'inspire plus que du </text:span></text:span><text:span text:style-name="Police_20_par_20_défaut"><text:span text:style-name="T4">Serment des Hor</text:span></text:span><text:span text:style-name="Police_20_par_20_défaut"><text:span text:style-name="T4">ac</text:span></text:span><text:span text:style-name="Police_20_par_20_défaut"><text:span text:style-name="T4">es</text:span></text:span><text:span text:style-name="Police_20_par_20_défaut"><text:span text:style-name="T1"> ou des </text:span></text:span><text:span text:style-name="Police_20_par_20_défaut"><text:span text:style-name="T4">F</text:span></text:span><text:span text:style-name="Police_20_par_20_défaut"><text:span text:style-name="T4">ils de Bru</text:span></text:span><text:span text:style-name="Police_20_par_20_défaut"><text:span text:style-name="T4">t</text:span></text:span><text:span text:style-name="Police_20_par_20_défaut"><text:span text:style-name="T4">us</text:span></text:span><text:span text:style-name="Police_20_par_20_défaut"><text:span text:style-name="T1">, mais la mode m</text:span></text:span><text:span text:style-name="Police_20_par_20_défaut"><text:span text:style-name="T1">ê</text:span></text:span><text:span text:style-name="Police_20_par_20_défaut"><text:span text:style-name="T1">me se fait antique</text:span></text:span><text:span text:style-name="Police_20_par_20_défaut"><text:span text:style-name="T1"> ;</text:span></text:span><text:span text:style-name="Police_20_par_20_défaut"><text:span text:style-name="T1"> — et les femmes du Directoire se d</text:span></text:span><text:span text:style-name="Police_20_par_20_défaut"><text:span text:style-name="T1">é</text:span></text:span><text:span text:style-name="Police_20_par_20_défaut"><text:span text:style-name="T1">shabillent ii la grecque ou </text:span></text:span><text:span text:style-name="Police_20_par_20_défaut"><text:span text:style-name="T1">à</text:span></text:span><text:span text:style-name="Police_20_par_20_défaut"><text:span text:style-name="T1"> la romaine.</text:span></text:span></text:p>
      <text:p text:style-name="Normal"><text:span text:style-name="Police_20_par_20_défaut"><text:span text:style-name="T1">La critique suit le mouvement. Marie-Joseph Ch</text:span></text:span><text:span text:style-name="Police_20_par_20_défaut"><text:span text:style-name="T1">é</text:span></text:span><text:span text:style-name="Police_20_par_20_défaut"><text:span text:style-name="T1">nier, dans son </text:span></text:span><text:span text:style-name="Police_20_par_20_défaut"><text:span text:style-name="T4">Tableau de la litt</text:span></text:span><text:span text:style-name="Police_20_par_20_défaut"><text:span text:style-name="T4">é</text:span></text:span><text:span text:style-name="Police_20_par_20_défaut"><text:span text:style-name="T4">rature fran</text:span></text:span><text:span text:style-name="Police_20_par_20_défaut"><text:span text:style-name="T4">ç</text:span></text:span><text:span text:style-name="Police_20_par_20_défaut"><text:span text:style-name="T4">aise au </text:span></text:span><text:span text:style-name="Police_20_par_20_défaut"><text:span text:style-name="T4">XVIII</text:span></text:span><text:span text:style-name="Police_20_par_20_défaut"><text:span text:style-name="T3">e</text:span></text:span><text:span text:style-name="Police_20_par_20_défaut"><text:span text:style-name="T4"> </text:span></text:span><text:span text:style-name="Police_20_par_20_défaut"><text:span text:style-name="T4">si</text:span></text:span><text:span text:style-name="Police_20_par_20_défaut"><text:span text:style-name="T4">è</text:span></text:span><text:span text:style-name="Police_20_par_20_défaut"><text:span text:style-name="T4">cle</text:span></text:span><text:span text:style-name="Police_20_par_20_défaut"><text:span text:style-name="T1">, n'est qu'un continuateur de </text:span></text:span><text:span text:style-name="Police_20_par_20_défaut"><text:span text:style-name="T1">Voltaire</text:span></text:span><text:span text:style-name="Police_20_par_20_défaut"><text:span text:style-name="T1"> et de Laharpe</text:span></text:span><text:span text:style-name="Police_20_par_20_défaut"><text:span text:style-name="T1"> </text:span></text:span><text:span text:style-name="Police_20_par_20_défaut"><text:span text:style-name="T1">;</text:span></text:span><text:span text:style-name="Police_20_par_20_défaut"><text:span text:style-name="T1"> et si l'on </text:span></text:span><text:span text:style-name="Police_20_par_20_défaut"><text:span text:style-name="T1">é</text:span></text:span><text:span text:style-name="Police_20_par_20_défaut"><text:span text:style-name="T1">tait tent</text:span></text:span><text:span text:style-name="Police_20_par_20_défaut"><text:span text:style-name="T1">é</text:span></text:span><text:span text:style-name="Police_20_par_20_défaut"><text:span text:style-name="T1"> de s'</text:span></text:span><text:span text:style-name="Police_20_par_20_défaut"><text:span text:style-name="T1">é</text:span></text:span><text:span text:style-name="Police_20_par_20_défaut"><text:span text:style-name="T1">tonner peut-</text:span></text:span><text:span text:style-name="Police_20_par_20_défaut"><text:span text:style-name="T1">ê</text:span></text:span><text:span text:style-name="Police_20_par_20_défaut"><text:span text:style-name="T1">tre qu'ayant sous les yeux les po</text:span></text:span><text:span text:style-name="Police_20_par_20_défaut"><text:span text:style-name="T1">é</text:span></text:span><text:span text:style-name="Police_20_par_20_défaut"><text:span text:style-name="T1">sies de son fr</text:span></text:span><text:span text:style-name="Police_20_par_20_défaut"><text:span text:style-name="T1">è</text:span></text:span><text:span text:style-name="Police_20_par_20_défaut"><text:span text:style-name="T1">re, il n'y voie pas plus clair, c'est le cas de se souvenir, comme nous le disions l'autre jour, ou de se confirmer dans l'id</text:span></text:span><text:span text:style-name="Police_20_par_20_défaut"><text:span text:style-name="T1">é</text:span></text:span><text:span text:style-name="Police_20_par_20_défaut"><text:span text:style-name="T1">e que l'auteur du </text:span></text:span><text:span text:style-name="Police_20_par_20_défaut"><text:span text:style-name="T4">Mendiant</text:span></text:span><text:span text:style-name="Police_20_par_20_défaut"><text:span text:style-name="T1"> et de </text:span></text:span><text:span text:style-name="Police_20_par_20_défaut"><text:span text:style-name="T4">L’</text:span></text:span><text:span text:style-name="Police_20_par_20_défaut"><text:span text:style-name="T4">Oaristys</text:span></text:span><text:span text:style-name="Police_20_par_20_défaut"><text:span text:style-name="T1"> n'est pas du tout le premier des romantiques, mais le dernier des classiques, le l</text:span></text:span><text:span text:style-name="Police_20_par_20_défaut"><text:span text:style-name="T1">é</text:span></text:span><text:span text:style-name="Police_20_par_20_défaut"><text:span text:style-name="T1">gitime h</text:span></text:span><text:span text:style-name="Police_20_par_20_défaut"><text:span text:style-name="T1">é</text:span></text:span><text:span text:style-name="Police_20_par_20_défaut"><text:span text:style-name="T1">ritier de Boileau, de Malherbe, qu'il a tant </text:span></text:span><text:span text:style-name="Police_20_par_20_défaut"><text:span text:style-name="T1">é</text:span></text:span><text:span text:style-name="Police_20_par_20_défaut"><text:span text:style-name="T1">tudi</text:span></text:span><text:span text:style-name="Police_20_par_20_défaut"><text:span text:style-name="T1">é</text:span></text:span><text:span text:style-name="Police_20_par_20_défaut"><text:span text:style-name="T1">s, et de Ronsard, dont on peut dire qu'il a v</text:span></text:span><text:span text:style-name="Police_20_par_20_défaut"><text:span text:style-name="T1">é</text:span></text:span><text:span text:style-name="Police_20_par_20_défaut"><text:span text:style-name="T1">ritablement r</text:span></text:span><text:span text:style-name="Police_20_par_20_défaut"><text:span text:style-name="T1">é</text:span></text:span><text:span text:style-name="Police_20_par_20_défaut"><text:span text:style-name="T1">alis</text:span></text:span><text:span text:style-name="Police_20_par_20_défaut"><text:span text:style-name="T1">é</text:span></text:span><text:span text:style-name="Police_20_par_20_défaut"><text:span text:style-name="T1"> l'id</text:span></text:span><text:span text:style-name="Police_20_par_20_défaut"><text:span text:style-name="T1">é</text:span></text:span><text:span text:style-name="Police_20_par_20_défaut"><text:span text:style-name="T1">al. De m</text:span></text:span><text:span text:style-name="Police_20_par_20_défaut"><text:span text:style-name="T1">ê</text:span></text:span><text:span text:style-name="Police_20_par_20_défaut"><text:span text:style-name="T1">me encore, sous l'Empire, les Geoffroy, les Hoffmann, les Felelz ont</text:span></text:span><text:span text:style-name="Police_20_par_20_défaut"><text:span text:style-name="T1"> </text:span></text:span><text:span text:style-name="Police_20_par_20_défaut"><text:span text:style-name="T1">beau r</text:span></text:span><text:span text:style-name="Police_20_par_20_défaut"><text:span text:style-name="T1">é</text:span></text:span><text:span text:style-name="Police_20_par_20_défaut"><text:span text:style-name="T1">pudier l'h</text:span></text:span><text:span text:style-name="Police_20_par_20_défaut"><text:span text:style-name="T1">é</text:span></text:span><text:span text:style-name="Police_20_par_20_défaut"><text:span text:style-name="T1">ritage</text:span></text:span><text:span text:style-name="Police_20_par_20_défaut"><text:span text:style-name="T1"> :</text:span></text:span><text:span text:style-name="Police_20_par_20_défaut"><text:span text:style-name="T1"> ils sont toujours du </text:span></text:span><text:span text:style-name="Police_20_par_20_défaut"><text:span text:style-name="T11">XVI</text:span></text:span><text:span text:style-name="Police_20_par_20_défaut"><text:span text:style-name="T11">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et quand Geoffroy, par exemple, essaye de r</text:span></text:span><text:span text:style-name="Police_20_par_20_défaut"><text:span text:style-name="T1">é</text:span></text:span><text:span text:style-name="Police_20_par_20_défaut"><text:span text:style-name="T1">agir contre l'enthousiasme que provoquent encore les </text:span></text:span><text:span text:style-name="Police_20_par_20_défaut"><text:span text:style-name="T1">Œ</text:span></text:span><text:span text:style-name="Police_20_par_20_défaut"><text:span text:style-name="T1">dipe, les </text:span></text:span><text:span text:style-name="Police_20_par_20_défaut"><text:span text:style-name="T4">S</text:span></text:span><text:span text:style-name="Police_20_par_20_défaut"><text:span text:style-name="T4">é</text:span></text:span><text:span text:style-name="Police_20_par_20_défaut"><text:span text:style-name="T4">miramis</text:span></text:span><text:span text:style-name="Police_20_par_20_défaut"><text:span text:style-name="T1">, les </text:span></text:span><text:span text:style-name="Police_20_par_20_défaut"><text:span text:style-name="T4">M</text:span></text:span><text:span text:style-name="Police_20_par_20_défaut"><text:span text:style-name="T4">é</text:span></text:span><text:span text:style-name="Police_20_par_20_défaut"><text:span text:style-name="T4">rope</text:span></text:span><text:span text:style-name="Police_20_par_20_défaut"><text:span text:style-name="T1"> de </text:span></text:span><text:span text:style-name="Police_20_par_20_défaut"><text:span text:style-name="T1">Voltaire</text:span></text:span><text:span text:style-name="Police_20_par_20_défaut"><text:span text:style-name="T1">, c'est au nom des principes de </text:span></text:span><text:span text:style-name="Police_20_par_20_défaut"><text:span text:style-name="T1">Voltaire</text:span></text:span><text:span text:style-name="Police_20_par_20_défaut"><text:span text:style-name="T1"> lui</text:span></text:span><text:span text:style-name="Police_20_par_20_défaut"><text:span text:style-name="T1">-</text:span></text:span><text:span text:style-name="Police_20_par_20_défaut"><text:span text:style-name="T1">m</text:span></text:span><text:span text:style-name="Police_20_par_20_défaut"><text:span text:style-name="T1">ê</text:span></text:span><text:span text:style-name="Police_20_par_20_défaut"><text:span text:style-name="T1">me. J'en dis autant de Lemercier, N</text:span></text:span><text:span text:style-name="Police_20_par_20_défaut"><text:span text:style-name="T1">é</text:span></text:span><text:span text:style-name="Police_20_par_20_défaut"><text:span text:style-name="T1">pomuc</text:span></text:span><text:span text:style-name="Police_20_par_20_défaut"><text:span text:style-name="T1">è</text:span></text:span><text:span text:style-name="Police_20_par_20_défaut"><text:span text:style-name="T1">n</text:span></text:span><text:span text:style-name="Police_20_par_20_défaut"><text:span text:style-name="T1">e</text:span></text:span><text:span text:style-name="Police_20_par_20_défaut"><text:span text:style-name="T1"> Lemercier, dans son</text:span></text:span><text:span text:style-name="Police_20_par_20_défaut"><text:span text:style-name="T4"> Cours analytique de litt</text:span></text:span><text:span text:style-name="Police_20_par_20_défaut"><text:span text:style-name="T4">é</text:span></text:span><text:span text:style-name="Police_20_par_20_défaut"><text:span text:style-name="T4">rature g</text:span></text:span><text:span text:style-name="Police_20_par_20_défaut"><text:span text:style-name="T4">é</text:span></text:span><text:span text:style-name="Police_20_par_20_défaut"><text:span text:style-name="T4">n</text:span></text:span><text:span text:style-name="Police_20_par_20_défaut"><text:span text:style-name="T4">é</text:span></text:span><text:span text:style-name="Police_20_par_20_défaut"><text:span text:style-name="T4">rale</text:span></text:span><text:span text:style-name="Police_20_par_20_défaut"><text:span text:style-name="T1">. C'est en effet ce livre qu'il faut surtout consulter si vous voulez vous donner le spectacle de la superstition des r</text:span></text:span><text:span text:style-name="Police_20_par_20_défaut"><text:span text:style-name="T1">è</text:span></text:span><text:span text:style-name="Police_20_par_20_défaut"><text:span text:style-name="T1">gles. Unique en son genre, je n'en sache pas qui soit sous ce rapport plus curieux ni plus instructif</text:span></text:span><text:span text:style-name="Police_20_par_20_défaut"><text:span text:style-name="T1"> ;</text:span></text:span><text:span text:style-name="Police_20_par_20_défaut"><text:span text:style-name="T1"> et, comme d'ailleurs, parmi tous ses d</text:span></text:span><text:span text:style-name="Police_20_par_20_défaut"><text:span text:style-name="T1">é</text:span></text:span><text:span text:style-name="Police_20_par_20_défaut"><text:span text:style-name="T1">fauts, il est plein d'observations justes et ing</text:span></text:span><text:span text:style-name="Police_20_par_20_défaut"><text:span text:style-name="T1">é</text:span></text:span><text:span text:style-name="Police_20_par_20_défaut"><text:span text:style-name="T1">nieuses, je </text:span></text:span><text:soft-page-break/><text:span text:style-name="Police_20_par_20_défaut"><text:span text:style-name="T1">vous en recommande en passant la lecture. Ajoutez-y, si vous le voulez et que vous en ayez le loisir, les articles des Dussault, des Garat, des Suard et des Daunou.</text:span></text:span></text:p>
      <text:p text:style-name="Normal"><text:span text:style-name="Police_20_par_20_défaut"><text:span text:style-name="T1">Mais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en d</text:span></text:span><text:span text:style-name="Police_20_par_20_défaut"><text:span text:style-name="T1">é</text:span></text:span><text:span text:style-name="Police_20_par_20_défaut"><text:span text:style-name="T1">pit d'eux, on doit le dire, l'influence de Rousseau commen</text:span></text:span><text:span text:style-name="Police_20_par_20_défaut"><text:span text:style-name="T1">ç</text:span></text:span><text:span text:style-name="Police_20_par_20_défaut"><text:span text:style-name="T1">ait </text:span></text:span><text:span text:style-name="Police_20_par_20_défaut"><text:span text:style-name="T1">à</text:span></text:span><text:span text:style-name="Police_20_par_20_défaut"><text:span text:style-name="T1"> se faire sentir, Les livres de la </text:span></text:span><text:span text:style-name="Police_20_par_20_défaut"><text:span text:style-name="T4">Litt</text:span></text:span><text:span text:style-name="Police_20_par_20_défaut"><text:span text:style-name="T4">é</text:span></text:span><text:span text:style-name="Police_20_par_20_défaut"><text:span text:style-name="T4">rature, du G</text:span></text:span><text:span text:style-name="Police_20_par_20_défaut"><text:span text:style-name="T4">é</text:span></text:span><text:span text:style-name="Police_20_par_20_défaut"><text:span text:style-name="T4">nie du christianisme</text:span></text:span><text:span text:style-name="Police_20_par_20_défaut"><text:span text:style-name="T1">, de </text:span></text:span><text:span text:style-name="Police_20_par_20_défaut"><text:span text:style-name="T1">l’</text:span></text:span><text:span text:style-name="Police_20_par_20_défaut"><text:span text:style-name="T1">Allemagne avaient paru.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une critique nouvelle, </text:span></text:span><text:span text:style-name="Police_20_par_20_défaut"><text:span text:style-name="T1">à</text:span></text:span><text:span text:style-name="Police_20_par_20_défaut"><text:span text:style-name="T1"> mesure qu'elle se d</text:span></text:span><text:span text:style-name="Police_20_par_20_défaut"><text:span text:style-name="T1">é</text:span></text:span><text:span text:style-name="Police_20_par_20_défaut"><text:span text:style-name="T1">veloppait, s'</text:span></text:span><text:span text:style-name="Police_20_par_20_défaut"><text:span text:style-name="T1">é</text:span></text:span><text:span text:style-name="Police_20_par_20_défaut"><text:span text:style-name="T1">loignait davantage des voies de la critique conservatrice et classique. Et comme vous allez vous en apercevoir, c'</text:span></text:span><text:span text:style-name="Police_20_par_20_défaut"><text:span text:style-name="T1">é</text:span></text:span><text:span text:style-name="Police_20_par_20_défaut"><text:span text:style-name="T1">tait encore la querelle des anciens et des modernes</text:span></text:span><text:span text:style-name="Police_20_par_20_défaut"><text:span text:style-name="T1"> ;</text:span></text:span><text:span text:style-name="Police_20_par_20_défaut"><text:span text:style-name="T1"> mais, cette fois —</text:span></text:span><text:span text:style-name="Police_20_par_20_défaut"><text:span text:style-name="T1"> </text:span></text:span><text:span text:style-name="Police_20_par_20_défaut"><text:span text:style-name="T1">malheureusement pour les anciens,</text:span></text:span><text:span text:style-name="Police_20_par_20_défaut"><text:span text:style-name="T1"> </text:span></text:span><text:span text:style-name="Police_20_par_20_défaut"><text:span text:style-name="T1">— le talent avait pass</text:span></text:span><text:span text:style-name="Police_20_par_20_défaut"><text:span text:style-name="T1">é</text:span></text:span><text:span text:style-name="Police_20_par_20_défaut"><text:span text:style-name="T1"> tout entier du c</text:span></text:span><text:span text:style-name="Police_20_par_20_défaut"><text:span text:style-name="T1">ô</text:span></text:span><text:span text:style-name="Police_20_par_20_défaut"><text:span text:style-name="T1">t</text:span></text:span><text:span text:style-name="Police_20_par_20_défaut"><text:span text:style-name="T1">é</text:span></text:span><text:span text:style-name="Police_20_par_20_défaut"><text:span text:style-name="T1"> des modernes, dans la personne de la baronne de Sta</text:span></text:span><text:span text:style-name="Police_20_par_20_défaut"><text:span text:style-name="T1">ë</text:span></text:span><text:span text:style-name="Police_20_par_20_défaut"><text:span text:style-name="T1">l et du vicomte de Chateaubriand</text:span></text:span><text:span text:style-name="Police_20_par_20_défaut"><text:span text:style-name="T1">...</text:span></text:span><text:span text:style-name="Police_20_par_20_défaut"><text:span text:style-name="T1"> </text:span></text:span><text:span text:style-name="Police_20_par_20_défaut"><text:span text:style-name="T1">Vous</text:span></text:span><text:span text:style-name="Police_20_par_20_défaut"><text:span text:style-name="T1"> vous doutez bien que si je les d</text:span></text:span><text:span text:style-name="Police_20_par_20_défaut"><text:span text:style-name="T1">é</text:span></text:span><text:span text:style-name="Police_20_par_20_défaut"><text:span text:style-name="T1">core ainsi de leur titre, j'en ai une raison</text:span></text:span><text:span text:style-name="Police_20_par_20_défaut"><text:span text:style-name="T1"> ;</text:span></text:span><text:span text:style-name="Police_20_par_20_défaut"><text:span text:style-name="T1"> et cette raison, c'est qu'il n'est pas du tout indiff</text:span></text:span><text:span text:style-name="Police_20_par_20_défaut"><text:span text:style-name="T1">é</text:span></text:span><text:span text:style-name="Police_20_par_20_défaut"><text:span text:style-name="T1">rent au caract</text:span></text:span><text:span text:style-name="Police_20_par_20_défaut"><text:span text:style-name="T1">è</text:span></text:span><text:span text:style-name="Police_20_par_20_défaut"><text:span text:style-name="T1">re de cette </text:span></text:span><text:span text:style-name="Police_20_par_20_défaut"><text:span text:style-name="T1">é</text:span></text:span><text:span text:style-name="Police_20_par_20_défaut"><text:span text:style-name="T1">volution, de la critique,</text:span></text:span><text:span text:style-name="Police_20_par_20_défaut"><text:span text:style-name="T1"> </text:span></text:span><text:span text:style-name="Police_20_par_20_défaut"><text:span text:style-name="T1">d'avoir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pr</text:span></text:span><text:span text:style-name="Police_20_par_20_défaut"><text:span text:style-name="T1">é</text:span></text:span><text:span text:style-name="Police_20_par_20_défaut"><text:span text:style-name="T1">par</text:span></text:span><text:span text:style-name="Police_20_par_20_défaut"><text:span text:style-name="T1">é</text:span></text:span><text:span text:style-name="Police_20_par_20_défaut"><text:span text:style-name="T1">e et en partie op</text:span></text:span><text:span text:style-name="Police_20_par_20_défaut"><text:span text:style-name="T1">é</text:span></text:span><text:span text:style-name="Police_20_par_20_défaut"><text:span text:style-name="T1">r</text:span></text:span><text:span text:style-name="Police_20_par_20_défaut"><text:span text:style-name="T1">é</text:span></text:span><text:span text:style-name="Police_20_par_20_défaut"><text:span text:style-name="T1">e par deux aristocrates.</text:span></text:span></text:p>
      <text:p text:style-name="Normal"><text:span text:style-name="Police_20_par_20_défaut"><text:span text:style-name="T1">Quand en effet les aristocrates sont intelligents, ils ne le sont pas plus que nous, mais ils le sont d'une autre mani</text:span></text:span><text:span text:style-name="Police_20_par_20_défaut"><text:span text:style-name="T1">è</text:span></text:span><text:span text:style-name="Police_20_par_20_défaut"><text:span text:style-name="T1">re, plus libre, en quelque sorte, plus ind</text:span></text:span><text:span text:style-name="Police_20_par_20_défaut"><text:span text:style-name="T1">é</text:span></text:span><text:span text:style-name="Police_20_par_20_défaut"><text:span text:style-name="T1">pendante, et plus d</text:span></text:span><text:span text:style-name="Police_20_par_20_défaut"><text:span text:style-name="T1">é</text:span></text:span><text:span text:style-name="Police_20_par_20_défaut"><text:span text:style-name="T1">gag</text:span></text:span><text:span text:style-name="Police_20_par_20_défaut"><text:span text:style-name="T1">é</text:span></text:span><text:span text:style-name="Police_20_par_20_défaut"><text:span text:style-name="T1">e surtout de la tradition. Car, d'abord, ils sont plus ignorants, moins gr</text:span></text:span><text:span text:style-name="Police_20_par_20_défaut"><text:span text:style-name="T1">é</text:span></text:span><text:span text:style-name="Police_20_par_20_défaut"><text:span text:style-name="T1">cani</text:span></text:span><text:span text:style-name="Police_20_par_20_défaut"><text:span text:style-name="T1">seurs et moins la</text:span></text:span><text:span text:style-name="Police_20_par_20_défaut"><text:span text:style-name="T1">t</text:span></text:span><text:span text:style-name="Police_20_par_20_défaut"><text:span text:style-name="T1">iniseurs, moins respectueux d'</text:span></text:span><text:span text:style-name="Police_20_par_20_défaut"><text:span text:style-name="T1">Aris</text:span></text:span><text:span text:style-name="Police_20_par_20_défaut"><text:span text:style-name="T1">tote et d'Horace, qu'ils consid</text:span></text:span><text:span text:style-name="Police_20_par_20_défaut"><text:span text:style-name="T1">è</text:span></text:span><text:span text:style-name="Police_20_par_20_défaut"><text:span text:style-name="T1">rent toujours un peu comme des bourgeois de Rome et d'Ath</text:span></text:span><text:span text:style-name="Police_20_par_20_défaut"><text:span text:style-name="T1">è</text:span></text:span><text:span text:style-name="Police_20_par_20_défaut"><text:span text:style-name="T1">nes</text:span></text:span><text:span text:style-name="Police_20_par_20_défaut"><text:span text:style-name="T1"> ;</text:span></text:span><text:span text:style-name="Police_20_par_20_défaut"><text:span text:style-name="T1"> encore moins respectueux de </text:span></text:span><text:span text:style-name="Police_20_par_20_défaut"><text:span text:style-name="T1">Voltaire</text:span></text:span><text:span text:style-name="Police_20_par_20_défaut"><text:span text:style-name="T1">, de Marmontel ou de Laharpe, qu'ils ont connus, dont ils ont raill</text:span></text:span><text:span text:style-name="Police_20_par_20_défaut"><text:span text:style-name="T1">é</text:span></text:span><text:span text:style-name="Police_20_par_20_défaut"><text:span text:style-name="T1"> les ridicules, dont ils estiment peu la personne. Ils ont d'ailleurs tout naturellement plus de confiance en eux-m</text:span></text:span><text:span text:style-name="Police_20_par_20_défaut"><text:span text:style-name="T1">ê</text:span></text:span><text:span text:style-name="Police_20_par_20_défaut"><text:span text:style-name="T1">mes</text:span></text:span><text:span text:style-name="Police_20_par_20_défaut"><text:span text:style-name="T1">...</text:span></text:span><text:span text:style-name="Police_20_par_20_défaut"><text:span text:style-name="T1"> Ils en avaient du moins alors, ayant rencontr</text:span></text:span><text:span text:style-name="Police_20_par_20_défaut"><text:span text:style-name="T1">é</text:span></text:span><text:span text:style-name="Police_20_par_20_défaut"><text:span text:style-name="T1"> moins de r</text:span></text:span><text:span text:style-name="Police_20_par_20_défaut"><text:span text:style-name="T1">é</text:span></text:span><text:span text:style-name="Police_20_par_20_défaut"><text:span text:style-name="T1">sistances autour d'eux, plus de d</text:span></text:span><text:span text:style-name="Police_20_par_20_défaut"><text:span text:style-name="T1">é</text:span></text:span><text:span text:style-name="Police_20_par_20_défaut"><text:span text:style-name="T1">f</text:span></text:span><text:span text:style-name="Police_20_par_20_défaut"><text:span text:style-name="T1">é</text:span></text:span><text:span text:style-name="Police_20_par_20_défaut"><text:span text:style-name="T1">rence et plus de soumission. Et si vous me disiez que la pers</text:span></text:span><text:span text:style-name="Police_20_par_20_défaut"><text:span text:style-name="T1">é</text:span></text:span><text:span text:style-name="Police_20_par_20_défaut"><text:span text:style-name="T1">cution r</text:span></text:span><text:span text:style-name="Police_20_par_20_défaut"><text:span text:style-name="T1">é</text:span></text:span><text:span text:style-name="Police_20_par_20_défaut"><text:span text:style-name="T1">volutionnaire les en avait d</text:span></text:span><text:span text:style-name="Police_20_par_20_défaut"><text:span text:style-name="T1">é</text:span></text:span><text:span text:style-name="Police_20_par_20_défaut"><text:span text:style-name="T1">shabitu</text:span></text:span><text:span text:style-name="Police_20_par_20_défaut"><text:span text:style-name="T1">é</text:span></text:span><text:span text:style-name="Police_20_par_20_défaut"><text:span text:style-name="T1">s, je vous r</text:span></text:span><text:span text:style-name="Police_20_par_20_défaut"><text:span text:style-name="T1">é</text:span></text:span><text:span text:style-name="Police_20_par_20_défaut"><text:span text:style-name="T1">pondrais qu'au contraire son acharnement et sa violence n'avaient pu que les confirmer dans l'id</text:span></text:span><text:span text:style-name="Police_20_par_20_défaut"><text:span text:style-name="T1">é</text:span></text:span><text:span text:style-name="Police_20_par_20_défaut"><text:span text:style-name="T1">e de leur sup</text:span></text:span><text:span text:style-name="Police_20_par_20_défaut"><text:span text:style-name="T1">é</text:span></text:span><text:span text:style-name="Police_20_par_20_défaut"><text:span text:style-name="T1">riorit</text:span></text:span><text:span text:style-name="Police_20_par_20_défaut"><text:span text:style-name="T1">é</text:span></text:span><text:span text:style-name="Police_20_par_20_défaut"><text:span text:style-name="T1"> native, lis </text:span></text:span><text:span text:style-name="Police_20_par_20_défaut"><text:span text:style-name="T1">é</text:span></text:span><text:span text:style-name="Police_20_par_20_défaut"><text:span text:style-name="T1">taient donc d'une autre race que ces bourgeois r</text:span></text:span><text:span text:style-name="Police_20_par_20_défaut"><text:span text:style-name="T1">é</text:span></text:span><text:span text:style-name="Police_20_par_20_défaut"><text:span text:style-name="T1">volt</text:span></text:span><text:span text:style-name="Police_20_par_20_défaut"><text:span text:style-name="T1">é</text:span></text:span><text:span text:style-name="Police_20_par_20_défaut"><text:span text:style-name="T1">s</text:span></text:span><text:span text:style-name="Police_20_par_20_défaut"><text:span text:style-name="T1"> ;</text:span></text:span><text:span text:style-name="Police_20_par_20_défaut"><text:span text:style-name="T1"> ils </text:span></text:span><text:span text:style-name="Police_20_par_20_défaut"><text:span text:style-name="T1">é</text:span></text:span><text:span text:style-name="Police_20_par_20_défaut"><text:span text:style-name="T1">taient donc d'un autre sang, puisque, d'en tarir la source, et de les rejeter hors de la patrie, il semblait que ce f</text:span></text:span><text:span text:style-name="Police_20_par_20_défaut"><text:span text:style-name="T1">û</text:span></text:span><text:span text:style-name="Police_20_par_20_défaut"><text:span text:style-name="T1">t la condition m</text:span></text:span><text:span text:style-name="Police_20_par_20_défaut"><text:span text:style-name="T1">ê</text:span></text:span><text:span text:style-name="Police_20_par_20_défaut"><text:span text:style-name="T1">me du succ</text:span></text:span><text:span text:style-name="Police_20_par_20_défaut"><text:span text:style-name="T1">è</text:span></text:span><text:span text:style-name="Police_20_par_20_défaut"><text:span text:style-name="T1">s de la R</text:span></text:span><text:span text:style-name="Police_20_par_20_défaut"><text:span text:style-name="T1">é</text:span></text:span><text:span text:style-name="Police_20_par_20_défaut"><text:span text:style-name="T1">volution</text:span></text:span><text:span text:style-name="Police_20_par_20_défaut"><text:span text:style-name="T1"> !</text:span></text:span><text:span text:style-name="Police_20_par_20_défaut"><text:span text:style-name="T1"> Encore, et en tout temps, ils se sont piqu</text:span></text:span><text:span text:style-name="Police_20_par_20_défaut"><text:span text:style-name="T1">é</text:span></text:span><text:span text:style-name="Police_20_par_20_défaut"><text:span text:style-name="T1">s, ils se piquent de juger par eux</text:span></text:span><text:span text:style-name="Police_20_par_20_défaut"><text:span text:style-name="T1">-</text:span></text:span><text:span text:style-name="Police_20_par_20_défaut"><text:span text:style-name="T1">m</text:span></text:span><text:span text:style-name="Police_20_par_20_défaut"><text:span text:style-name="T1">ê</text:span></text:span><text:span text:style-name="Police_20_par_20_défaut"><text:span text:style-name="T1">mes, de ne pas ais</text:span></text:span><text:span text:style-name="Police_20_par_20_défaut"><text:span text:style-name="T1">é</text:span></text:span><text:span text:style-name="Police_20_par_20_défaut"><text:span text:style-name="T1">ment soumettre leur fa</text:span></text:span><text:span text:style-name="Police_20_par_20_défaut"><text:span text:style-name="T1">ç</text:span></text:span><text:span text:style-name="Police_20_par_20_défaut"><text:span text:style-name="T1">on de penser </text:span></text:span><text:span text:style-name="Police_20_par_20_défaut"><text:span text:style-name="T1">à</text:span></text:span><text:span text:style-name="Police_20_par_20_défaut"><text:span text:style-name="T1"> l'opinion publique</text:span></text:span><text:span text:style-name="Police_20_par_20_défaut"><text:span text:style-name="T1"> </text:span></text:span><text:span text:style-name="Police_20_par_20_défaut"><text:span text:style-name="T1">;</text:span></text:span><text:span text:style-name="Police_20_par_20_défaut"><text:span text:style-name="T1"> et m</text:span></text:span><text:span text:style-name="Police_20_par_20_défaut"><text:span text:style-name="T1">ê</text:span></text:span><text:span text:style-name="Police_20_par_20_défaut"><text:span text:style-name="T1">me, assez souvent, nous voyons que, pour s'en distinguer, comme par exemple un Joseph de Maistre, ils exag</text:span></text:span><text:span text:style-name="Police_20_par_20_défaut"><text:span text:style-name="T1">è</text:span></text:span><text:span text:style-name="Police_20_par_20_défaut"><text:span text:style-name="T1">rent leur originalit</text:span></text:span><text:span text:style-name="Police_20_par_20_défaut"><text:span text:style-name="T1">é</text:span></text:span><text:span text:style-name="Police_20_par_20_défaut"><text:span text:style-name="T1"> jusqu'au paradoxe, et le paradoxe jusqu'</text:span></text:span><text:span text:style-name="Police_20_par_20_défaut"><text:span text:style-name="T1">à</text:span></text:span><text:span text:style-name="Police_20_par_20_défaut"><text:span text:style-name="T1"> </text:span></text:span><text:span text:style-name="Police_20_par_20_défaut"><text:span text:style-name="T1">l'impertinence. A quoi si vous ajoutez, pour Mme de Sta</text:span></text:span><text:span text:style-name="Police_20_par_20_défaut"><text:span text:style-name="T1">ë</text:span></text:span><text:span text:style-name="Police_20_par_20_défaut"><text:span text:style-name="T1">l et pour Chateaubriand, puisque c'est d'eux que nous </text:span></text:span><text:soft-page-break/><text:span text:style-name="Police_20_par_20_défaut"><text:span text:style-name="T1">parlons, qu'ils avaient, l'une dans sa fortune, dans les adulations dont on avait entour</text:span></text:span><text:span text:style-name="Police_20_par_20_défaut"><text:span text:style-name="T1">é</text:span></text:span><text:span text:style-name="Police_20_par_20_défaut"><text:span text:style-name="T1"> sa jeunesse, et l'autre, Chateaubriand, dans sa pauvret</text:span></text:span><text:span text:style-name="Police_20_par_20_défaut"><text:span text:style-name="T1">é</text:span></text:span><text:span text:style-name="Police_20_par_20_défaut"><text:span text:style-name="T1"> m</text:span></text:span><text:span text:style-name="Police_20_par_20_défaut"><text:span text:style-name="T1">ô</text:span></text:span><text:span text:style-name="Police_20_par_20_défaut"><text:span text:style-name="T1">me, une raison </text:span></text:span><text:span text:style-name="Police_20_par_20_défaut"><text:span text:style-name="T1">analogue et contraire de n'</text:span></text:span><text:span text:style-name="Police_20_par_20_défaut"><text:span text:style-name="T1">é</text:span></text:span><text:span text:style-name="Police_20_par_20_défaut"><text:span text:style-name="T1">couter et de n'en croire qu'eux-m</text:span></text:span><text:span text:style-name="Police_20_par_20_défaut"><text:span text:style-name="T1">ê</text:span></text:span><text:span text:style-name="Police_20_par_20_défaut"><text:span text:style-name="T1">mes, vous conviendrez qu'un Suard ou qu'un Dussault, l'eussent-ils pu d'ailleurs, n'eussent pas exerc</text:span></text:span><text:span text:style-name="Police_20_par_20_défaut"><text:span text:style-name="T1">é</text:span></text:span><text:span text:style-name="Police_20_par_20_défaut"><text:span text:style-name="T1"> la m</text:span></text:span><text:span text:style-name="Police_20_par_20_défaut"><text:span text:style-name="T1">ê</text:span></text:span><text:span text:style-name="Police_20_par_20_défaut"><text:span text:style-name="T1">me ni surtout la m</text:span></text:span><text:span text:style-name="Police_20_par_20_défaut"><text:span text:style-name="T1">ê</text:span></text:span><text:span text:style-name="Police_20_par_20_défaut"><text:span text:style-name="T1">me nature d'influence. La condition de Mme de Sta</text:span></text:span><text:span text:style-name="Police_20_par_20_défaut"><text:span text:style-name="T1">ë</text:span></text:span><text:span text:style-name="Police_20_par_20_défaut"><text:span text:style-name="T1">l lui a permis, par exemple, de se d</text:span></text:span><text:span text:style-name="Police_20_par_20_défaut"><text:span text:style-name="T1">é</text:span></text:span><text:span text:style-name="Police_20_par_20_défaut"><text:span text:style-name="T1">clarer </text:span></text:span><text:span text:style-name="Police_20_par_20_défaut"><text:span text:style-name="T1">é</text:span></text:span><text:span text:style-name="Police_20_par_20_défaut"><text:span text:style-name="T1">l</text:span></text:span><text:span text:style-name="Police_20_par_20_défaut"><text:span text:style-name="T1">è</text:span></text:span><text:span text:style-name="Police_20_par_20_défaut"><text:span text:style-name="T1">ve et admiratrice passionn</text:span></text:span><text:span text:style-name="Police_20_par_20_défaut"><text:span text:style-name="T1">é</text:span></text:span><text:span text:style-name="Police_20_par_20_défaut"><text:span text:style-name="T1">e de Rousseau, sans qu'on la soup</text:span></text:span><text:span text:style-name="Police_20_par_20_défaut"><text:span text:style-name="T1">ç</text:span></text:span><text:span text:style-name="Police_20_par_20_défaut"><text:span text:style-name="T1">onn</text:span></text:span><text:span text:style-name="Police_20_par_20_défaut"><text:span text:style-name="T1">â</text:span></text:span><text:span text:style-name="Police_20_par_20_défaut"><text:span text:style-name="T1">t pour cela de </text:span></text:span><text:span text:style-name="Police_20_par_20_défaut"><text:span text:style-name="T4">jacobinisme</text:span></text:span><text:span text:style-name="Police_20_par_20_défaut"><text:span text:style-name="T1"> </text:span></text:span><text:span text:style-name="Police_20_par_20_défaut"><text:span text:style-name="T1">;</text:span></text:span><text:span text:style-name="Police_20_par_20_défaut"><text:span text:style-name="T1"> et si Chateaubriand avait eu nom Durand ou Dupont, qui sait si son </text:span></text:span><text:span text:style-name="Police_20_par_20_défaut"><text:span text:style-name="T4">G</text:span></text:span><text:span text:style-name="Police_20_par_20_défaut"><text:span text:style-name="T4">é</text:span></text:span><text:span text:style-name="Police_20_par_20_défaut"><text:span text:style-name="T4">nie du christianisme </text:span></text:span><text:span text:style-name="Police_20_par_20_défaut"><text:span text:style-name="T1">n'e</text:span></text:span><text:span text:style-name="Police_20_par_20_défaut"><text:span text:style-name="T1">û</text:span></text:span><text:span text:style-name="Police_20_par_20_défaut"><text:span text:style-name="T1">t point pass</text:span></text:span><text:span text:style-name="Police_20_par_20_défaut"><text:span text:style-name="T1">é</text:span></text:span><text:span text:style-name="Police_20_par_20_défaut"><text:span text:style-name="T1"> pour une capucinade</text:span></text:span><text:span text:style-name="Police_20_par_20_défaut"><text:span text:style-name="T1"> ?</text:span></text:span></text:p>
      <text:p text:style-name="P1">On pourrait pousser le parallèle ; et, puisqu'ils ont agi l'un et l'autre simultanément, on pourrait, après la ressemblance que l'origine avait mise entre eux, signaler maintenant les différences. En voici quelques-unes, parmi beaucoup d'autres.</text:p>
      <text:p text:style-name="Normal"><text:span text:style-name="Police_20_par_20_défaut"><text:span text:style-name="T1">Leur sexe </text:span></text:span><text:span text:style-name="Police_20_par_20_défaut"><text:span text:style-name="T1">à</text:span></text:span><text:span text:style-name="Police_20_par_20_défaut"><text:span text:style-name="T1"> chacun, par exemple, se retrouve dans leurs </text:span></text:span><text:span text:style-name="Police_20_par_20_défaut"><text:span text:style-name="T1">é</text:span></text:span><text:span text:style-name="Police_20_par_20_défaut"><text:span text:style-name="T1">crits, ou pour mieux dire, dans ceux de l'autre</text:span></text:span><text:span text:style-name="Police_20_par_20_défaut"><text:span text:style-name="T1"> :</text:span></text:span><text:span text:style-name="Police_20_par_20_défaut"><text:span text:style-name="T1"> la pens</text:span></text:span><text:span text:style-name="Police_20_par_20_défaut"><text:span text:style-name="T1">é</text:span></text:span><text:span text:style-name="Police_20_par_20_défaut"><text:span text:style-name="T1">e de Mme de Sta</text:span></text:span><text:span text:style-name="Police_20_par_20_défaut"><text:span text:style-name="T1">ë</text:span></text:span><text:span text:style-name="Police_20_par_20_défaut"><text:span text:style-name="T1">l </text:span></text:span><text:span text:style-name="Police_20_par_20_défaut"><text:span text:style-name="T1">é</text:span></text:span><text:span text:style-name="Police_20_par_20_défaut"><text:span text:style-name="T1">tant habituellement virile, et, au contraire, Chateaubriand, pour notre plaisir, mais pour son malheur, </text:span></text:span><text:span text:style-name="Police_20_par_20_défaut"><text:span text:style-name="T1">é</text:span></text:span><text:span text:style-name="Police_20_par_20_défaut"><text:span text:style-name="T1">tant dou</text:span></text:span><text:span text:style-name="Police_20_par_20_défaut"><text:span text:style-name="T1">é</text:span></text:span><text:span text:style-name="Police_20_par_20_défaut"><text:span text:style-name="T1">, lui, d'une sensibilit</text:span></text:span><text:span text:style-name="Police_20_par_20_défaut"><text:span text:style-name="T1">é</text:span></text:span><text:span text:style-name="Police_20_par_20_défaut"><text:span text:style-name="T1"> toute f</text:span></text:span><text:span text:style-name="Police_20_par_20_défaut"><text:span text:style-name="T1">é</text:span></text:span><text:span text:style-name="Police_20_par_20_défaut"><text:span text:style-name="T1">minine. L'un et l'autre proc</text:span></text:span><text:span text:style-name="Police_20_par_20_défaut"><text:span text:style-name="T1">è</text:span></text:span><text:span text:style-name="Police_20_par_20_défaut"><text:span text:style-name="T1">dent, comme je vous le disais, du citoyen de Gen</text:span></text:span><text:span text:style-name="Police_20_par_20_défaut"><text:span text:style-name="T1">è</text:span></text:span><text:span text:style-name="Police_20_par_20_défaut"><text:span text:style-name="T1">ve, mais Mme de Sta</text:span></text:span><text:span text:style-name="Police_20_par_20_défaut"><text:span text:style-name="T1">ë</text:span></text:span><text:span text:style-name="Police_20_par_20_défaut"><text:span text:style-name="T1">l, en sa qualit</text:span></text:span><text:span text:style-name="Police_20_par_20_défaut"><text:span text:style-name="T1">é</text:span></text:span><text:span text:style-name="Police_20_par_20_défaut"><text:span text:style-name="T1"> de compatriote et de protestante peut-</text:span></text:span><text:span text:style-name="Police_20_par_20_défaut"><text:span text:style-name="T1">ê</text:span></text:span><text:span text:style-name="Police_20_par_20_défaut"><text:span text:style-name="T1">tre, attach</text:span></text:span><text:span text:style-name="Police_20_par_20_défaut"><text:span text:style-name="T1">é</text:span></text:span><text:span text:style-name="Police_20_par_20_défaut"><text:span text:style-name="T1">e plus fermement aux doctrines du philosophe, est demeur</text:span></text:span><text:span text:style-name="Police_20_par_20_défaut"><text:span text:style-name="T1">é</text:span></text:span><text:span text:style-name="Police_20_par_20_défaut"><text:span text:style-name="T1">e comme engag</text:span></text:span><text:span text:style-name="Police_20_par_20_défaut"><text:span text:style-name="T1">é</text:span></text:span><text:span text:style-name="Police_20_par_20_défaut"><text:span text:style-name="T1">e de toute une partie d'elle-m</text:span></text:span><text:span text:style-name="Police_20_par_20_défaut"><text:span text:style-name="T1">ê</text:span></text:span><text:span text:style-name="Police_20_par_20_défaut"><text:span text:style-name="T1">me dans les id</text:span></text:span><text:span text:style-name="Police_20_par_20_défaut"><text:span text:style-name="T1">é</text:span></text:span><text:span text:style-name="Police_20_par_20_défaut"><text:span text:style-name="T1">es du</text:span></text:span><text:span text:style-name="Police_20_par_20_défaut"><text:span text:style-name="T1"> XVI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tandis que Chateaubriand, Bre</text:span></text:span><text:span text:style-name="Police_20_par_20_défaut"><text:span text:style-name="T1">t</text:span></text:span><text:span text:style-name="Police_20_par_20_défaut"><text:span text:style-name="T1">on et catholique, a cherch</text:span></text:span><text:span text:style-name="Police_20_par_20_défaut"><text:span text:style-name="T1">é</text:span></text:span><text:span text:style-name="Police_20_par_20_défaut"><text:span text:style-name="T1"> de bonne heure dans la religion le principe et le point d'appui de sa pens</text:span></text:span><text:span text:style-name="Police_20_par_20_défaut"><text:span text:style-name="T1">é</text:span></text:span><text:span text:style-name="Police_20_par_20_défaut"><text:span text:style-name="T1">e. Mme de Sta</text:span></text:span><text:span text:style-name="Police_20_par_20_défaut"><text:span text:style-name="T1">ë</text:span></text:span><text:span text:style-name="Police_20_par_20_défaut"><text:span text:style-name="T1">l a eu plus d'id</text:span></text:span><text:span text:style-name="Police_20_par_20_défaut"><text:span text:style-name="T1">é</text:span></text:span><text:span text:style-name="Police_20_par_20_défaut"><text:span text:style-name="T1">es, et Chateaubriand plus d'imagination. Est-ce pour cela que, sans </text:span></text:span><text:span text:style-name="Police_20_par_20_défaut"><text:span text:style-name="T1">é</text:span></text:span><text:span text:style-name="Police_20_par_20_défaut"><text:span text:style-name="T1">crire</text:span></text:span><text:span text:style-name="Police_20_par_20_défaut"><text:span text:style-name="T1"> m</text:span></text:span><text:span text:style-name="Police_20_par_20_défaut"><text:span text:style-name="T1">al, on ne peut cependant pas regarder Mme de Sta</text:span></text:span><text:span text:style-name="Police_20_par_20_défaut"><text:span text:style-name="T1">ë</text:span></text:span><text:span text:style-name="Police_20_par_20_défaut"><text:span text:style-name="T1">l comme un grand </text:span></text:span><text:span text:style-name="Police_20_par_20_défaut"><text:span text:style-name="T1">é</text:span></text:span><text:span text:style-name="Police_20_par_20_défaut"><text:span text:style-name="T1">crivain</text:span></text:span><text:span text:style-name="Police_20_par_20_défaut"><text:span text:style-name="T1"> ?</text:span></text:span><text:span text:style-name="Police_20_par_20_défaut"><text:span text:style-name="T1"> Son style est approximatif, trop voisin de celui de la conversation, —</text:span></text:span><text:span text:style-name="Police_20_par_20_défaut"><text:span text:style-name="T1"> </text:span></text:span><text:span text:style-name="Police_20_par_20_défaut"><text:span text:style-name="T1">o</text:span></text:span><text:span text:style-name="Police_20_par_20_défaut"><text:span text:style-name="T1">ù</text:span></text:span><text:span text:style-name="Police_20_par_20_défaut"><text:span text:style-name="T1"> nous savons qu'elle excellait, — et, comme tel, trop vague en son contour, vif d'ailleurs et spirituel, mais un peu n</text:span></text:span><text:span text:style-name="Police_20_par_20_défaut"><text:span text:style-name="T1">é</text:span></text:span><text:span text:style-name="Police_20_par_20_défaut"><text:span text:style-name="T1">glig</text:span></text:span><text:span text:style-name="Police_20_par_20_défaut"><text:span text:style-name="T1">é</text:span></text:span><text:span text:style-name="Police_20_par_20_défaut"><text:span text:style-name="T1">. Chateaubriand, lui, n'est pas seulement l'un des grands </text:span></text:span><text:span text:style-name="Police_20_par_20_défaut"><text:span text:style-name="T1">é</text:span></text:span><text:span text:style-name="Police_20_par_20_défaut"><text:span text:style-name="T1">crivains, il faut dire qu'il est l'un des grands artistes de la prose fran</text:span></text:span><text:span text:style-name="Police_20_par_20_défaut"><text:span text:style-name="T1">ç</text:span></text:span><text:span text:style-name="Police_20_par_20_défaut"><text:span text:style-name="T1">aise, artiste jusqu'</text:span></text:span><text:span text:style-name="Police_20_par_20_défaut"><text:span text:style-name="T1">à</text:span></text:span><text:span text:style-name="Police_20_par_20_défaut"><text:span text:style-name="T1"> nous donner trop souvent, par le moyen du prestige ou de la magie des mots, l'illusion d'une pens</text:span></text:span><text:span text:style-name="Police_20_par_20_défaut"><text:span text:style-name="T1">é</text:span></text:span><text:span text:style-name="Police_20_par_20_défaut"><text:span text:style-name="T1">e qu'il n'a point. La ch</text:span></text:span><text:span text:style-name="Police_20_par_20_défaut"><text:span text:style-name="T1">â</text:span></text:span><text:span text:style-name="Police_20_par_20_défaut"><text:span text:style-name="T1">telaine de Coppet a mieux connu l'Allemagne</text:span></text:span><text:span text:style-name="Police_20_par_20_défaut"><text:span text:style-name="T1"> ;</text:span></text:span><text:span text:style-name="Police_20_par_20_défaut"><text:span text:style-name="T1"> le vicomte </text:span></text:span><text:span text:style-name="Police_20_par_20_défaut"><text:span text:style-name="T1">é</text:span></text:span><text:span text:style-name="Police_20_par_20_défaut"><text:span text:style-name="T1">migr</text:span></text:span><text:span text:style-name="Police_20_par_20_défaut"><text:span text:style-name="T1">é</text:span></text:span><text:span text:style-name="Police_20_par_20_défaut"><text:span text:style-name="T1"> a mieux connu l'Angleterre</text:span></text:span><text:span text:style-name="Police_20_par_20_défaut"><text:span text:style-name="T1"> ;</text:span></text:span><text:span text:style-name="Police_20_par_20_défaut"><text:span text:style-name="T1"> il nous a aussi r</text:span></text:span><text:span text:style-name="Police_20_par_20_défaut"><text:span text:style-name="T1">é</text:span></text:span><text:span text:style-name="Police_20_par_20_défaut"><text:span text:style-name="T1">v</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 l'Am</text:span></text:span><text:span text:style-name="Police_20_par_20_défaut"><text:span text:style-name="T1">é</text:span></text:span><text:span text:style-name="Police_20_par_20_défaut"><text:span text:style-name="T1">rique, le </text:span></text:span><text:span text:style-name="Police_20_par_20_défaut"><text:span text:style-name="T1">«</text:span></text:span><text:span text:style-name="Police_20_par_20_défaut"><text:span text:style-name="T1"> </text:span></text:span><text:span text:style-name="Police_20_par_20_défaut"><text:span text:style-name="T1">Meschasceb</text:span></text:span><text:span text:style-name="Police_20_par_20_défaut"><text:span text:style-name="T1">é</text:span></text:span><text:span text:style-name="Police_20_par_20_défaut"><text:span text:style-name="T1">, roi des fleuves</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 et cette nature moins civilis</text:span></text:span><text:span text:style-name="Police_20_par_20_défaut"><text:span text:style-name="T1">é</text:span></text:span><text:span text:style-name="Police_20_par_20_défaut"><text:span text:style-name="T1">e, moins polie, dont </text:span></text:span><text:span text:style-name="Police_20_par_20_défaut"><text:span text:style-name="T1">Voltaire</text:span></text:span><text:span text:style-name="Police_20_par_20_défaut"><text:span text:style-name="T1"> dans son </text:span></text:span><text:span text:style-name="Police_20_par_20_défaut"><text:span text:style-name="T4">Candide</text:span></text:span><text:span text:style-name="Police_20_par_20_défaut"><text:span text:style-name="T1">, et m</text:span></text:span><text:span text:style-name="Police_20_par_20_défaut"><text:span text:style-name="T1">ê</text:span></text:span><text:span text:style-name="Police_20_par_20_défaut"><text:span text:style-name="T1">me dans son </text:span></text:span><text:span text:style-name="Police_20_par_20_défaut"><text:span text:style-name="T4">Alzire</text:span></text:span><text:span text:style-name="Police_20_par_20_défaut"><text:span text:style-name="T1">, ne nous avait donn</text:span></text:span><text:span text:style-name="Police_20_par_20_défaut"><text:span text:style-name="T1">é</text:span></text:span><text:span text:style-name="Police_20_par_20_défaut"><text:span text:style-name="T1"> que la caricature. </text:span></text:span><text:span text:style-name="Police_20_par_20_défaut"><text:span text:style-name="T4">L'Itin</text:span></text:span><text:span text:style-name="Police_20_par_20_défaut"><text:span text:style-name="T4">é</text:span></text:span><text:span text:style-name="Police_20_par_20_défaut"><text:span text:style-name="T4">raire de Paris </text:span></text:span><text:span text:style-name="Police_20_par_20_défaut"><text:span text:style-name="T4">à</text:span></text:span><text:span text:style-name="Police_20_par_20_défaut"><text:span text:style-name="T4"> J</text:span></text:span><text:span text:style-name="Police_20_par_20_défaut"><text:span text:style-name="T4">é</text:span></text:span><text:span text:style-name="Police_20_par_20_défaut"><text:span text:style-name="T4">rusalem</text:span></text:span><text:span text:style-name="Police_20_par_20_défaut"><text:span text:style-name="T1">, au </text:span></text:span><text:soft-page-break/><text:span text:style-name="Police_20_par_20_défaut"><text:span text:style-name="T1">commencement de ce si</text:span></text:span><text:span text:style-name="Police_20_par_20_défaut"><text:span text:style-name="T1">è</text:span></text:span><text:span text:style-name="Police_20_par_20_défaut"><text:span text:style-name="T1">cle, a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encore une autre r</text:span></text:span><text:span text:style-name="Police_20_par_20_défaut"><text:span text:style-name="T1">é</text:span></text:span><text:span text:style-name="Police_20_par_20_défaut"><text:span text:style-name="T1">v</text:span></text:span><text:span text:style-name="Police_20_par_20_défaut"><text:span text:style-name="T1">é</text:span></text:span><text:span text:style-name="Police_20_par_20_défaut"><text:span text:style-name="T1">lation pour nos p</text:span></text:span><text:span text:style-name="Police_20_par_20_défaut"><text:span text:style-name="T1">è</text:span></text:span><text:span text:style-name="Police_20_par_20_défaut"><text:span text:style-name="T1">res. Enfin Mme de Sta</text:span></text:span><text:span text:style-name="Police_20_par_20_défaut"><text:span text:style-name="T1">ë</text:span></text:span><text:span text:style-name="Police_20_par_20_défaut"><text:span text:style-name="T1">l, morte jeune, en 1817, n'a pas eu le temps de voir tous les effets de ses doctrines et d'en </text:span></text:span><text:span text:style-name="Police_20_par_20_défaut"><text:span text:style-name="T1">corriger peut-</text:span></text:span><text:span text:style-name="Police_20_par_20_défaut"><text:span text:style-name="T1">ê</text:span></text:span><text:span text:style-name="Police_20_par_20_défaut"><text:span text:style-name="T1">tre quelques endroits excessifs, mais Chateaubriand a v</text:span></text:span><text:span text:style-name="Police_20_par_20_défaut"><text:span text:style-name="T1">é</text:span></text:span><text:span text:style-name="Police_20_par_20_défaut"><text:span text:style-name="T1">cu jusqu'en 1848, assez longtemps pour voir sortir de lui toute sa descendance, en </text:span></text:span><text:span text:style-name="Police_20_par_20_défaut"><text:span text:style-name="T1">ê</text:span></text:span><text:span text:style-name="Police_20_par_20_défaut"><text:span text:style-name="T1">tre </text:span></text:span><text:span text:style-name="Police_20_par_20_défaut"><text:span text:style-name="T1">é</text:span></text:span><text:span text:style-name="Police_20_par_20_défaut"><text:span text:style-name="T1">pouvant</text:span></text:span><text:span text:style-name="Police_20_par_20_défaut"><text:span text:style-name="T1">é</text:span></text:span><text:span text:style-name="Police_20_par_20_défaut"><text:span text:style-name="T1">, et la d</text:span></text:span><text:span text:style-name="Police_20_par_20_défaut"><text:span text:style-name="T1">é</text:span></text:span><text:span text:style-name="Police_20_par_20_défaut"><text:span text:style-name="T1">savouer</text:span></text:span><text:span text:style-name="Police_20_par_20_défaut"><text:span text:style-name="T1">...</text:span></text:span><text:span text:style-name="Police_20_par_20_défaut"><text:span text:style-name="T1"> </text:span></text:span></text:p>
      <text:p text:style-name="P1">Je vous laisse le soin de continuer le parallèle, et je viens à ce que je veux vous dire de leurs doctrines et de leur influence.</text:p>
      <text:p text:style-name="Quotations">Je me suis proposé d'examiner quelle est l'influence de la religion, des mœurs et des lois sur la littérature, et quelle est l'influence de la littérature sur la religion, les mœurs et les lois. Il existe, dans la langue française, sur l'art d'écrire et sur les préceptes du goût, des traités qui ne laissent rien à désirer, mais il me semble que l'on n'a pas suffisamment analysé les causes morales et politiques qui modifient l'esprit de la littérature. Il me semble que l'on n'a pas encore considéré comment, les facultés humaines se sont graduellement développées par les ouvrages illustres en tout genre, qui ont été composés depuis Homère jusqu'à nos jours.</text:p>
      <text:p text:style-name="Normal"><text:span text:style-name="Police_20_par_20_défaut"><text:span text:style-name="T1">Ce sont les premiers mots du livre de la </text:span></text:span><text:span text:style-name="Police_20_par_20_défaut"><text:span text:style-name="T4">Litt</text:span></text:span><text:span text:style-name="Police_20_par_20_défaut"><text:span text:style-name="T4">é</text:span></text:span><text:span text:style-name="Police_20_par_20_défaut"><text:span text:style-name="T4">rature consid</text:span></text:span><text:span text:style-name="Police_20_par_20_défaut"><text:span text:style-name="T4">é</text:span></text:span><text:span text:style-name="Police_20_par_20_défaut"><text:span text:style-name="T4">r</text:span></text:span><text:span text:style-name="Police_20_par_20_défaut"><text:span text:style-name="T4">é</text:span></text:span><text:span text:style-name="Police_20_par_20_défaut"><text:span text:style-name="T4">e dans ses rapports avec les institutions sociales</text:span></text:span><text:span text:style-name="Police_20_par_20_défaut"><text:span text:style-name="T1">. On lit encore un peu plus loin</text:span></text:span><text:span text:style-name="Police_20_par_20_défaut"><text:span text:style-name="T1"> :</text:span></text:span></text:p>
      <text:p text:style-name="Quotations">J'ai essayé de rendre compte de la marche lente, mais continuelle de l'esprit humain dans la philosophie, et de ses succès rapides, mais interrompus dans les arts. Les ouvrages anciens et modernes qui traitent des sujets de morale, de politique ou de science, prouvent évidemment les progrès successifs de la pensée, depuis que son histoire nous est connue. Il n'en est pas de même des beautés poétiques, qui appartiennent uniquement à l'imagination. En observant les différences caractéristiques qui se trouvent entre les écrits des Italiens, des Anglais, des Allemands et des Français, j'ai cru pouvoir démontrer que les institutions politiques et religieuses avaient la plus grande part à ces diversités constantes.</text:p>
      <text:p text:style-name="Normal"><text:span text:style-name="Police_20_par_20_défaut"><text:span text:style-name="T1">C'</text:span></text:span><text:span text:style-name="Police_20_par_20_défaut"><text:span text:style-name="T1">é</text:span></text:span><text:span text:style-name="Police_20_par_20_défaut"><text:span text:style-name="T1">tait bien reprendre, vous le voyez, la querelle des anciens et des modernes au point pr</text:span></text:span><text:span text:style-name="Police_20_par_20_défaut"><text:span text:style-name="T1">é</text:span></text:span><text:span text:style-name="Police_20_par_20_défaut"><text:span text:style-name="T1">cis o</text:span></text:span><text:span text:style-name="Police_20_par_20_défaut"><text:span text:style-name="T1">ù</text:span></text:span><text:span text:style-name="Police_20_par_20_défaut"><text:span text:style-name="T1"> l'avaient laiss</text:span></text:span><text:span text:style-name="Police_20_par_20_défaut"><text:span text:style-name="T1">é</text:span></text:span><text:span text:style-name="Police_20_par_20_défaut"><text:span text:style-name="T1">e jadis les Perrault et les Fontenelle</text:span></text:span><text:span text:style-name="Police_20_par_20_défaut"><text:span text:style-name="T1"> ;</text:span></text:span><text:span text:style-name="Police_20_par_20_défaut"><text:span text:style-name="T1"> ou, pour</text:span></text:span><text:span text:style-name="Police_20_par_20_défaut"><text:span text:style-name="T1"> </text:span></text:span><text:span text:style-name="Police_20_par_20_défaut"><text:span text:style-name="T1">mieux dire, c'</text:span></text:span><text:span text:style-name="Police_20_par_20_défaut"><text:span text:style-name="T1">é</text:span></text:span><text:span text:style-name="Police_20_par_20_défaut"><text:span text:style-name="T1">tait la renouveler en faisant intervenir dans la discussion cette id</text:span></text:span><text:span text:style-name="Police_20_par_20_défaut"><text:span text:style-name="T1">é</text:span></text:span><text:span text:style-name="Police_20_par_20_défaut"><text:span text:style-name="T1">e de </text:span></text:span><text:span text:style-name="Police_20_par_20_défaut"><text:span text:style-name="T4">progr</text:span></text:span><text:span text:style-name="Police_20_par_20_défaut"><text:span text:style-name="T4">è</text:span></text:span><text:span text:style-name="Police_20_par_20_défaut"><text:span text:style-name="T4">s</text:span></text:span><text:span text:style-name="Police_20_par_20_défaut"><text:span text:style-name="T1"> dont je veux bien que l'on fasse honneur </text:span></text:span><text:span text:style-name="Police_20_par_20_défaut"><text:span text:style-name="T1">à</text:span></text:span><text:span text:style-name="Police_20_par_20_défaut"><text:span text:style-name="T1"> </text:span></text:span><text:span text:style-name="Police_20_par_20_défaut"><text:span text:style-name="T1">V</text:span></text:span><text:span text:style-name="Police_20_par_20_défaut"><text:span text:style-name="T1">ico d</text:span></text:span><text:span text:style-name="Police_20_par_20_défaut"><text:span text:style-name="T1">'avoir montr</text:span></text:span><text:span text:style-name="Police_20_par_20_défaut"><text:span text:style-name="T1">é</text:span></text:span><text:span text:style-name="Police_20_par_20_défaut"><text:span text:style-name="T1"> le premier toute la port</text:span></text:span><text:span text:style-name="Police_20_par_20_défaut"><text:span text:style-name="T1">é</text:span></text:span><text:span text:style-name="Police_20_par_20_défaut"><text:span text:style-name="T1">e, mais </text:span></text:span><text:span text:style-name="Police_20_par_20_défaut"><text:span text:style-name="T1">à</text:span></text:span><text:span text:style-name="Police_20_par_20_défaut"><text:span text:style-name="T1"> la condition que l'on se souvienne aussi que ce sont nos philosophes —</text:span></text:span><text:span text:style-name="Police_20_par_20_défaut"><text:span text:style-name="T1"> </text:span></text:span><text:span text:style-name="Police_20_par_20_défaut"><text:span text:style-name="T1">Turgot et surtout Condorcet, dans son </text:span></text:span><text:span text:style-name="Police_20_par_20_défaut"><text:span text:style-name="T4">Esquisse d'un tableau historique des progr</text:span></text:span><text:span text:style-name="Police_20_par_20_défaut"><text:span text:style-name="T4">è</text:span></text:span><text:span text:style-name="Police_20_par_20_défaut"><text:span text:style-name="T4">s de l'esprit humain</text:span></text:span><text:span text:style-name="Police_20_par_20_défaut"><text:span text:style-name="T1"> </text:span></text:span><text:span text:style-name="Police_20_par_20_défaut"><text:span text:style-name="T1">— qui l'avaient rendue vraiment europ</text:span></text:span><text:span text:style-name="Police_20_par_20_défaut"><text:span text:style-name="T1">é</text:span></text:span><text:span text:style-name="Police_20_par_20_défaut"><text:span text:style-name="T1">enne.</text:span></text:span></text:p>
      <text:p text:style-name="Normal"><text:span text:style-name="Police_20_par_20_défaut"><text:span text:style-name="T1">Beaucoup plus lib</text:span></text:span><text:span text:style-name="Police_20_par_20_défaut"><text:span text:style-name="T1">é</text:span></text:span><text:span text:style-name="Police_20_par_20_défaut"><text:span text:style-name="T1">rale et plus large d'esprit que ses ma</text:span></text:span><text:span text:style-name="Police_20_par_20_défaut"><text:span text:style-name="T1">î</text:span></text:span><text:span text:style-name="Police_20_par_20_défaut"><text:span text:style-name="T1">tres, moins aveugl</text:span></text:span><text:span text:style-name="Police_20_par_20_défaut"><text:span text:style-name="T1">é</text:span></text:span><text:span text:style-name="Police_20_par_20_défaut"><text:span text:style-name="T1">e surtout par les pr</text:span></text:span><text:span text:style-name="Police_20_par_20_défaut"><text:span text:style-name="T1">é</text:span></text:span><text:span text:style-name="Police_20_par_20_défaut"><text:span text:style-name="T1">jug</text:span></text:span><text:span text:style-name="Police_20_par_20_défaut"><text:span text:style-name="T1">é</text:span></text:span><text:span text:style-name="Police_20_par_20_défaut"><text:span text:style-name="T1">s antichr</text:span></text:span><text:span text:style-name="Police_20_par_20_défaut"><text:span text:style-name="T1">é</text:span></text:span><text:span text:style-name="Police_20_par_20_défaut"><text:span text:style-name="T1">tiens, Mme de Sta</text:span></text:span><text:span text:style-name="Police_20_par_20_défaut"><text:span text:style-name="T1">ë</text:span></text:span><text:span text:style-name="Police_20_par_20_défaut"><text:span text:style-name="T1">l ne craint pas d'ailleurs de retourner contre eux leur th</text:span></text:span><text:span text:style-name="Police_20_par_20_défaut"><text:span text:style-name="T1">é</text:span></text:span><text:span text:style-name="Police_20_par_20_défaut"><text:span text:style-name="T1">orie m</text:span></text:span><text:span text:style-name="Police_20_par_20_défaut"><text:span text:style-name="T1">ê</text:span></text:span><text:span text:style-name="Police_20_par_20_défaut"><text:span text:style-name="T1">me, et dans son huiti</text:span></text:span><text:span text:style-name="Police_20_par_20_défaut"><text:span text:style-name="T1">è</text:span></text:span><text:span text:style-name="Police_20_par_20_défaut"><text:span text:style-name="T1">me chapitre, sur </text:span></text:span><text:span text:style-name="Police_20_par_20_défaut"><text:span text:style-name="T4">l’</text:span></text:span><text:span text:style-name="Police_20_par_20_défaut"><text:span text:style-name="T4">Invasion des </text:span></text:span><text:soft-page-break/><text:span text:style-name="Police_20_par_20_défaut"><text:span text:style-name="T4">peuples du Nord, l'Etablissement de la religion chr</text:span></text:span><text:span text:style-name="Police_20_par_20_défaut"><text:span text:style-name="T4">é</text:span></text:span><text:span text:style-name="Police_20_par_20_défaut"><text:span text:style-name="T4">tienne</text:span></text:span><text:span text:style-name="Police_20_par_20_défaut"><text:span text:style-name="T1">,</text:span></text:span><text:span text:style-name="Police_20_par_20_défaut"><text:span text:style-name="T4"> et la Renaissa</text:span></text:span><text:span text:style-name="Police_20_par_20_défaut"><text:span text:style-name="T4">n</text:span></text:span><text:span text:style-name="Police_20_par_20_défaut"><text:span text:style-name="T4">c</text:span></text:span><text:span text:style-name="Police_20_par_20_défaut"><text:span text:style-name="T4">e des Lettres, </text:span></text:span><text:span text:style-name="Police_20_par_20_défaut"><text:span text:style-name="T1">je vous signale une </text:span></text:span><text:span text:style-name="Police_20_par_20_défaut"><text:span text:style-name="T1">é</text:span></text:span><text:span text:style-name="Police_20_par_20_défaut"><text:span text:style-name="T1">vidente intention de r</text:span></text:span><text:span text:style-name="Police_20_par_20_défaut"><text:span text:style-name="T1">é</text:span></text:span><text:span text:style-name="Police_20_par_20_défaut"><text:span text:style-name="T1">pondre </text:span></text:span><text:span text:style-name="Police_20_par_20_défaut"><text:span text:style-name="T1">s</text:span></text:span><text:span text:style-name="Police_20_par_20_défaut"><text:span text:style-name="T1">i la mani</text:span></text:span><text:span text:style-name="Police_20_par_20_défaut"><text:span text:style-name="T1">è</text:span></text:span><text:span text:style-name="Police_20_par_20_défaut"><text:span text:style-name="T1">re dont </text:span></text:span><text:span text:style-name="Police_20_par_20_défaut"><text:span text:style-name="T1">Condorcet, dans sa </text:span></text:span><text:span text:style-name="Police_20_par_20_défaut"><text:span text:style-name="T4">V</text:span></text:span><text:span text:style-name="Police_20_par_20_défaut"><text:span text:style-name="T3">e</text:span></text:span><text:span text:style-name="Police_20_par_20_défaut"><text:span text:style-name="T2"> </text:span></text:span><text:span text:style-name="Police_20_par_20_défaut"><text:span text:style-name="T1">et dans sa </text:span></text:span><text:span text:style-name="Police_20_par_20_défaut"><text:span text:style-name="T4">VI</text:span></text:span><text:span text:style-name="Police_20_par_20_défaut"><text:span text:style-name="T3">e</text:span></text:span><text:span text:style-name="Police_20_par_20_défaut"><text:span text:style-name="T1"> </text:span></text:span><text:span text:style-name="Police_20_par_20_défaut"><text:span text:style-name="T4">É</text:span></text:span><text:span text:style-name="Police_20_par_20_défaut"><text:span text:style-name="T4">poque</text:span></text:span><text:span text:style-name="Police_20_par_20_défaut"><text:span text:style-name="T1">, avait parl</text:span></text:span><text:span text:style-name="Police_20_par_20_défaut"><text:span text:style-name="T1">é</text:span></text:span><text:span text:style-name="Police_20_par_20_défaut"><text:span text:style-name="T1"> du christianisme. Pour Mme de Sta</text:span></text:span><text:span text:style-name="Police_20_par_20_défaut"><text:span text:style-name="T1">ë</text:span></text:span><text:span text:style-name="Police_20_par_20_défaut"><text:span text:style-name="T1">l, il n'y a pas d'interruption, et encore moins de r</text:span></text:span><text:span text:style-name="Police_20_par_20_défaut"><text:span text:style-name="T1">é</text:span></text:span><text:span text:style-name="Police_20_par_20_défaut"><text:span text:style-name="T1">trogradation dans le progr</text:span></text:span><text:span text:style-name="Police_20_par_20_défaut"><text:span text:style-name="T1">è</text:span></text:span><text:span text:style-name="Police_20_par_20_défaut"><text:span text:style-name="T1">s de l'humanit</text:span></text:span><text:span text:style-name="Police_20_par_20_défaut"><text:span text:style-name="T1">é</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vers la civilisation universelle</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text:span></text:span><text:span text:style-name="Police_20_par_20_défaut"><text:span text:style-name="T1"> et les faits m</text:span></text:span><text:span text:style-name="Police_20_par_20_défaut"><text:span text:style-name="T1">ê</text:span></text:span><text:span text:style-name="Police_20_par_20_défaut"><text:span text:style-name="T1">mes que l'on croit qui le d</text:span></text:span><text:span text:style-name="Police_20_par_20_défaut"><text:span text:style-name="T1">é</text:span></text:span><text:span text:style-name="Police_20_par_20_défaut"><text:span text:style-name="T1">montreraient, prouvent justement le contraire. </text:span></text:span><text:span text:style-name="Police_20_par_20_défaut"><text:span text:style-name="T1">«</text:span></text:span><text:span text:style-name="Police_20_par_20_défaut"><text:span text:style-name="T1"> </text:span></text:span><text:span text:style-name="Police_20_par_20_défaut"><text:span text:style-name="T1">L'invasion des Barbares, dit-elle </text:span></text:span><text:span text:style-name="Police_20_par_20_défaut"><text:span text:style-name="T1">à</text:span></text:span><text:span text:style-name="Police_20_par_20_défaut"><text:span text:style-name="T1"> ce propos, fut sans doute un grand malheur pour les nations contemporaines de cette r</text:span></text:span><text:span text:style-name="Police_20_par_20_défaut"><text:span text:style-name="T1">é</text:span></text:span><text:span text:style-name="Police_20_par_20_défaut"><text:span text:style-name="T1">volution, </text:span></text:span><text:span text:style-name="Police_20_par_20_défaut"><text:span text:style-name="T4">mais les lumi</text:span></text:span><text:span text:style-name="Police_20_par_20_défaut"><text:span text:style-name="T4">è</text:span></text:span><text:span text:style-name="Police_20_par_20_défaut"><text:span text:style-name="T4">res se propag</text:span></text:span><text:span text:style-name="Police_20_par_20_défaut"><text:span text:style-name="T4">è</text:span></text:span><text:span text:style-name="Police_20_par_20_défaut"><text:span text:style-name="T4">rent </text:span></text:span><text:span text:style-name="Police_20_par_20_défaut"><text:span text:style-name="T4">par cet </text:span></text:span><text:span text:style-name="Police_20_par_20_défaut"><text:span text:style-name="T4">é</text:span></text:span><text:span text:style-name="Police_20_par_20_défaut"><text:span text:style-name="T4">v</text:span></text:span><text:span text:style-name="Police_20_par_20_défaut"><text:span text:style-name="T4">é</text:span></text:span><text:span text:style-name="Police_20_par_20_défaut"><text:span text:style-name="T4">nement m</text:span></text:span><text:span text:style-name="Police_20_par_20_défaut"><text:span text:style-name="T4">ê</text:span></text:span><text:span text:style-name="Police_20_par_20_défaut"><text:span text:style-name="T4">me.</text:span></text:span><text:span text:style-name="Police_20_par_20_défaut"><text:span text:style-name="T1"> </text:span></text:span><text:span text:style-name="Police_20_par_20_défaut"><text:span text:style-name="T1">»</text:span></text:span><text:span text:style-name="Police_20_par_20_défaut"><text:span text:style-name="T1"> C</text:span></text:span><text:span text:style-name="Police_20_par_20_défaut"><text:span text:style-name="T1">’</text:span></text:span><text:span text:style-name="Police_20_par_20_défaut"><text:span text:style-name="T1">est aller un peu loin peut-</text:span></text:span><text:span text:style-name="Police_20_par_20_défaut"><text:span text:style-name="T1">ê</text:span></text:span><text:span text:style-name="Police_20_par_20_défaut"><text:span text:style-name="T1">tre, et j'avoue que, sur ce dernier point, je serais moins affirmatif.</text:span></text:span></text:p>
      <text:p text:style-name="Normal"><text:span text:style-name="Police_20_par_20_défaut"><text:span text:style-name="T1">Elle renouvelle encore la question d'une autre mani</text:span></text:span><text:span text:style-name="Police_20_par_20_défaut"><text:span text:style-name="T1">è</text:span></text:span><text:span text:style-name="Police_20_par_20_défaut"><text:span text:style-name="T1">re</text:span></text:span><text:span text:style-name="Police_20_par_20_défaut"><text:span text:style-name="T1"> :</text:span></text:span><text:span text:style-name="Police_20_par_20_défaut"><text:span text:style-name="T1"> c'est en se pla</text:span></text:span><text:span text:style-name="Police_20_par_20_défaut"><text:span text:style-name="T1">ç</text:span></text:span><text:span text:style-name="Police_20_par_20_défaut"><text:span text:style-name="T1">ant, pour la traiter, au point de vue comparatif. Et sans doute, on peut bien dire, vous l'avez vu, que </text:span></text:span><text:span text:style-name="Police_20_par_20_défaut"><text:span text:style-name="T1">Voltaire</text:span></text:span><text:span text:style-name="Police_20_par_20_défaut"><text:span text:style-name="T1">, dans son </text:span></text:span><text:span text:style-name="Police_20_par_20_défaut"><text:span text:style-name="T4">Essai sur la Po</text:span></text:span><text:span text:style-name="Police_20_par_20_défaut"><text:span text:style-name="T4">é</text:span></text:span><text:span text:style-name="Police_20_par_20_défaut"><text:span text:style-name="T4">sie </text:span></text:span><text:span text:style-name="Police_20_par_20_défaut"><text:span text:style-name="T4">É</text:span></text:span><text:span text:style-name="Police_20_par_20_défaut"><text:span text:style-name="T4">pique</text:span></text:span><text:span text:style-name="Police_20_par_20_défaut"><text:span text:style-name="T1">, avait tent</text:span></text:span><text:span text:style-name="Police_20_par_20_défaut"><text:span text:style-name="T1">é</text:span></text:span><text:span text:style-name="Police_20_par_20_défaut"><text:span text:style-name="T1"> quelque chose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de cela</text:span></text:span><text:span text:style-name="Police_20_par_20_défaut"><text:span text:style-name="T1"> ;</text:span></text:span><text:span text:style-name="Police_20_par_20_défaut"><text:span text:style-name="T1"> mais vous avez </text:span></text:span><text:span text:style-name="Police_20_par_20_défaut"><text:span text:style-name="T1">é</text:span></text:span><text:span text:style-name="Police_20_par_20_défaut"><text:span text:style-name="T1">galement vu que, bien loin de persister dans la tentative, au contraire, et </text:span></text:span><text:span text:style-name="Police_20_par_20_défaut"><text:span text:style-name="T1">à</text:span></text:span><text:span text:style-name="Police_20_par_20_défaut"><text:span text:style-name="T1"> mesure qu'il avan</text:span></text:span><text:span text:style-name="Police_20_par_20_défaut"><text:span text:style-name="T1">ç</text:span></text:span><text:span text:style-name="Police_20_par_20_défaut"><text:span text:style-name="T1">ait en </text:span></text:span><text:span text:style-name="Police_20_par_20_défaut"><text:span text:style-name="T1">â</text:span></text:span><text:span text:style-name="Police_20_par_20_défaut"><text:span text:style-name="T1">ge, il s'en </text:span></text:span><text:span text:style-name="Police_20_par_20_défaut"><text:span text:style-name="T1">é</text:span></text:span><text:span text:style-name="Police_20_par_20_défaut"><text:span text:style-name="T1">tait d</text:span></text:span><text:span text:style-name="Police_20_par_20_défaut"><text:span text:style-name="T1">é</text:span></text:span><text:span text:style-name="Police_20_par_20_défaut"><text:span text:style-name="T1">tourn</text:span></text:span><text:span text:style-name="Police_20_par_20_défaut"><text:span text:style-name="T1">é</text:span></text:span><text:span text:style-name="Police_20_par_20_défaut"><text:span text:style-name="T1">. L'esprit fran</text:span></text:span><text:span text:style-name="Police_20_par_20_défaut"><text:span text:style-name="T1">ç</text:span></text:span><text:span text:style-name="Police_20_par_20_défaut"><text:span text:style-name="T1">ais, au</text:span></text:span><text:span text:style-name="Police_20_par_20_défaut"><text:span text:style-name="T1"> XVI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n'a gu</text:span></text:span><text:span text:style-name="Police_20_par_20_défaut"><text:span text:style-name="T1">è</text:span></text:span><text:span text:style-name="Police_20_par_20_défaut"><text:span text:style-name="T1">re emprunt</text:span></text:span><text:span text:style-name="Police_20_par_20_défaut"><text:span text:style-name="T1">é</text:span></text:span><text:span text:style-name="Police_20_par_20_défaut"><text:span text:style-name="T1"> des Anglais que ce qu'il pouvait s'en assimiler, ou, si vous l'aimez mieux, que ce qui lui ressemblait </text:span></text:span><text:span text:style-name="Police_20_par_20_défaut"><text:span text:style-name="T1">à</text:span></text:span><text:span text:style-name="Police_20_par_20_défaut"><text:span text:style-name="T1"> </text:span></text:span><text:span text:style-name="Police_20_par_20_défaut"><text:span text:style-name="T1">lui-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 il n'a pas essay</text:span></text:span><text:span text:style-name="Police_20_par_20_défaut"><text:span text:style-name="T1">é</text:span></text:span><text:span text:style-name="Police_20_par_20_défaut"><text:span text:style-name="T1"> de les comprendre</text:span></text:span><text:span text:style-name="Police_20_par_20_défaut"><text:span text:style-name="T1"> ;</text:span></text:span><text:span text:style-name="Police_20_par_20_défaut"><text:span text:style-name="T1"> et, pour cela,</text:span></text:span><text:span text:style-name="Police_20_par_20_défaut"><text:span text:style-name="T1"> </text:span></text:span><text:span text:style-name="Police_20_par_20_défaut"><text:span text:style-name="T1">de commencer, comme il l'e</text:span></text:span><text:span text:style-name="Police_20_par_20_défaut"><text:span text:style-name="T1">û</text:span></text:span><text:span text:style-name="Police_20_par_20_défaut"><text:span text:style-name="T1">t fallu, par se d</text:span></text:span><text:span text:style-name="Police_20_par_20_défaut"><text:span text:style-name="T1">é</text:span></text:span><text:span text:style-name="Police_20_par_20_défaut"><text:span text:style-name="T1">prendre de ses traditions ou de ses pr</text:span></text:span><text:span text:style-name="Police_20_par_20_défaut"><text:span text:style-name="T1">é</text:span></text:span><text:span text:style-name="Police_20_par_20_défaut"><text:span text:style-name="T1">jug</text:span></text:span><text:span text:style-name="Police_20_par_20_défaut"><text:span text:style-name="T1">é</text:span></text:span><text:span text:style-name="Police_20_par_20_défaut"><text:span text:style-name="T1">s.</text:span></text:span></text:p>
      <text:p text:style-name="Normal"><text:span text:style-name="Police_20_par_20_défaut"><text:span text:style-name="T1">C'est ce que fait Mme de Sta</text:span></text:span><text:span text:style-name="Police_20_par_20_défaut"><text:span text:style-name="T1">ë</text:span></text:span><text:span text:style-name="Police_20_par_20_défaut"><text:span text:style-name="T1">l. Personne en France n'avait parl</text:span></text:span><text:span text:style-name="Police_20_par_20_défaut"><text:span text:style-name="T1">é</text:span></text:span><text:span text:style-name="Police_20_par_20_défaut"><text:span text:style-name="T1"> comme elle des trag</text:span></text:span><text:span text:style-name="Police_20_par_20_défaut"><text:span text:style-name="T1">é</text:span></text:span><text:span text:style-name="Police_20_par_20_défaut"><text:span text:style-name="T1">dies de Shakespeare, parce que personne avant elle ne les avait </text:span></text:span><text:span text:style-name="Police_20_par_20_défaut"><text:span text:style-name="T1">é</text:span></text:span><text:span text:style-name="Police_20_par_20_défaut"><text:span text:style-name="T1">tudi</text:span></text:span><text:span text:style-name="Police_20_par_20_défaut"><text:span text:style-name="T1">é</text:span></text:span><text:span text:style-name="Police_20_par_20_défaut"><text:span text:style-name="T1">es avec le m</text:span></text:span><text:span text:style-name="Police_20_par_20_défaut"><text:span text:style-name="T1">ô</text:span></text:span><text:span text:style-name="Police_20_par_20_défaut"><text:span text:style-name="T1">me d</text:span></text:span><text:span text:style-name="Police_20_par_20_défaut"><text:span text:style-name="T1">é</text:span></text:span><text:span text:style-name="Police_20_par_20_défaut"><text:span text:style-name="T1">sint</text:span></text:span><text:span text:style-name="Police_20_par_20_défaut"><text:span text:style-name="T1">é</text:span></text:span><text:span text:style-name="Police_20_par_20_défaut"><text:span text:style-name="T1">ressement, je veux dire sans la moindre intention d'en transporter les beaut</text:span></text:span><text:span text:style-name="Police_20_par_20_défaut"><text:span text:style-name="T1">é</text:span></text:span><text:span text:style-name="Police_20_par_20_défaut"><text:span text:style-name="T1">s sur la sc</text:span></text:span><text:span text:style-name="Police_20_par_20_défaut"><text:span text:style-name="T1">è</text:span></text:span><text:span text:style-name="Police_20_par_20_défaut"><text:span text:style-name="T1">ne fran</text:span></text:span><text:span text:style-name="Police_20_par_20_défaut"><text:span text:style-name="T1">ç</text:span></text:span><text:span text:style-name="Police_20_par_20_défaut"><text:span text:style-name="T1">aise, et sans m</text:span></text:span><text:span text:style-name="Police_20_par_20_défaut"><text:span text:style-name="T1">ê</text:span></text:span><text:span text:style-name="Police_20_par_20_défaut"><text:span text:style-name="T1">ler </text:span></text:span><text:span text:style-name="Police_20_par_20_défaut"><text:span text:style-name="T1">à</text:span></text:span><text:span text:style-name="Police_20_par_20_défaut"><text:span text:style-name="T1"> la question litt</text:span></text:span><text:span text:style-name="Police_20_par_20_défaut"><text:span text:style-name="T1">é</text:span></text:span><text:span text:style-name="Police_20_par_20_défaut"><text:span text:style-name="T1">raire une vaine question d'amour-propre national ou de patriotisme. Ce qu'il y a d'anglais dans Shakespeare, ce qui est de son temps et de sa nation, voil</text:span></text:span><text:span text:style-name="Police_20_par_20_défaut"><text:span text:style-name="T1">à</text:span></text:span><text:span text:style-name="Police_20_par_20_défaut"><text:span text:style-name="T1"> ce qu'elle s'est propos</text:span></text:span><text:span text:style-name="Police_20_par_20_défaut"><text:span text:style-name="T1">é</text:span></text:span><text:span text:style-name="Police_20_par_20_défaut"><text:span text:style-name="T1"> de d</text:span></text:span><text:span text:style-name="Police_20_par_20_défaut"><text:span text:style-name="T1">é</text:span></text:span><text:span text:style-name="Police_20_par_20_défaut"><text:span text:style-name="T1">m</text:span></text:span><text:span text:style-name="Police_20_par_20_défaut"><text:span text:style-name="T1">ê</text:span></text:span><text:span text:style-name="Police_20_par_20_défaut"><text:span text:style-name="T1">ler, comme encore ce qu'il y a de proprement allemand dans </text:span></text:span><text:span text:style-name="Police_20_par_20_défaut"><text:span text:style-name="T4">Werther</text:span></text:span><text:span text:style-name="Police_20_par_20_défaut"><text:span text:style-name="T1"> ou dans </text:span></text:span><text:span text:style-name="Police_20_par_20_défaut"><text:span text:style-name="T4">G</text:span></text:span><text:span text:style-name="Police_20_par_20_défaut"><text:span text:style-name="T4">œ</text:span></text:span><text:span text:style-name="Police_20_par_20_défaut"><text:span text:style-name="T4">tz de Berlichingen</text:span></text:span><text:span text:style-name="Police_20_par_20_défaut"><text:span text:style-name="T4">.</text:span></text:span><text:span text:style-name="Police_20_par_20_défaut"><text:span text:style-name="T1">..</text:span></text:span><text:span text:style-name="Police_20_par_20_défaut"><text:span text:style-name="T1"> Elle fondait ainsi en nature, puisqu'elle les fondait sur ce qu'il y a de plus intime dans le g</text:span></text:span><text:span text:style-name="Police_20_par_20_défaut"><text:span text:style-name="T1">é</text:span></text:span><text:span text:style-name="Police_20_par_20_défaut"><text:span text:style-name="T1">nie germanique ou anglo-saxon, les caract</text:span></text:span><text:span text:style-name="Police_20_par_20_défaut"><text:span text:style-name="T1">è</text:span></text:span><text:span text:style-name="Police_20_par_20_défaut"><text:span text:style-name="T1">res originaux du drame anglais ou du roman allemand.</text:span></text:span></text:p>
      <text:p text:style-name="P10">Mais, du même coup, par une suite nécessaire, elle nous enseignait à douter des règles de l'ancienne critique, fondées qu'elles étaient, elles, sur une expérience littéraire dont l'insuffisance apparaissait brusquement aux yeux de ses lecteurs. Fidèle à la pensée de Rousseau, Mme de Staël nous montre de combien de <text:soft-page-break/>relations, diverses et cachées, dépend l'autorité du jugement esthétique. L'esprit français a passé maintenant ses frontières ; il a en quelque sorte émigré, lui aussi ; et, de ses excursions à travers les littératures étrangères, il a rapporté ce que l'on rapporte aussi bien de toute espèce de voyages : un peu moins de confiance en lui-même ; une curiosité sympathique pour ce qui ne lui ressemble pas ; et la conviction plus ou moins raisonnée, mais certaine, qu'entre le goût français et le goût anglais, en tant qu'ils diffèrent, ce n'est pas un passage d'Aristote ou un vers de Boileau qui tranchera désormais le débat.</text:p>
      <text:p text:style-name="Normal"><text:span text:style-name="Police_20_par_20_défaut"><text:span text:style-name="T1">Enfin, et tandis que jusqu'alors on avait consid</text:span></text:span><text:span text:style-name="Police_20_par_20_défaut"><text:span text:style-name="T1">é</text:span></text:span><text:span text:style-name="Police_20_par_20_défaut"><text:span text:style-name="T1">r</text:span></text:span><text:span text:style-name="Police_20_par_20_défaut"><text:span text:style-name="T1">é</text:span></text:span><text:span text:style-name="Police_20_par_20_défaut"><text:span text:style-name="T1"> l'</text:span></text:span><text:span text:style-name="Police_20_par_20_défaut"><text:span text:style-name="T1">œ</text:span></text:span><text:span text:style-name="Police_20_par_20_défaut"><text:span text:style-name="T1">uvre litt</text:span></text:span><text:span text:style-name="Police_20_par_20_défaut"><text:span text:style-name="T1">é</text:span></text:span><text:span text:style-name="Police_20_par_20_défaut"><text:span text:style-name="T1">raire en elle-m</text:span></text:span><text:span text:style-name="Police_20_par_20_défaut"><text:span text:style-name="T1">ê</text:span></text:span><text:span text:style-name="Police_20_par_20_défaut"><text:span text:style-name="T1">me, comme d</text:span></text:span><text:span text:style-name="Police_20_par_20_défaut"><text:span text:style-name="T1">é</text:span></text:span><text:span text:style-name="Police_20_par_20_défaut"><text:span text:style-name="T1">tach</text:span></text:span><text:span text:style-name="Police_20_par_20_défaut"><text:span text:style-name="T1">é</text:span></text:span><text:span text:style-name="Police_20_par_20_défaut"><text:span text:style-name="T1">e de ses origines, </text:span></text:span><text:span text:style-name="Police_20_par_20_défaut"><text:span text:style-name="T1">à</text:span></text:span><text:span text:style-name="Police_20_par_20_défaut"><text:span text:style-name="T1"> la fa</text:span></text:span><text:span text:style-name="Police_20_par_20_défaut"><text:span text:style-name="T1">ç</text:span></text:span><text:span text:style-name="Police_20_par_20_défaut"><text:span text:style-name="T1">on d'un fruit que l'on go</text:span></text:span><text:span text:style-name="Police_20_par_20_défaut"><text:span text:style-name="T1">û</text:span></text:span><text:span text:style-name="Police_20_par_20_défaut"><text:span text:style-name="T1">te sans s'inqui</text:span></text:span><text:span text:style-name="Police_20_par_20_défaut"><text:span text:style-name="T1">é</text:span></text:span><text:span text:style-name="Police_20_par_20_défaut"><text:span text:style-name="T1">ter autrement de l'arbre qui l'a port</text:span></text:span><text:span text:style-name="Police_20_par_20_défaut"><text:span text:style-name="T1">é</text:span></text:span><text:span text:style-name="Police_20_par_20_défaut"><text:span text:style-name="T1">, ni comment on le cultive, ni sous quels cieux il a pouss</text:span></text:span><text:span text:style-name="Police_20_par_20_défaut"><text:span text:style-name="T1">é</text:span></text:span><text:span text:style-name="Police_20_par_20_défaut"><text:span text:style-name="T1"> </text:span></text:span><text:span text:style-name="Police_20_par_20_défaut"><text:span text:style-name="T1">;</text:span></text:span><text:span text:style-name="Police_20_par_20_défaut"><text:span text:style-name="T1"> Mme de Sta</text:span></text:span><text:span text:style-name="Police_20_par_20_défaut"><text:span text:style-name="T1">ë</text:span></text:span><text:span text:style-name="Police_20_par_20_défaut"><text:span text:style-name="T1">l ne fait pas pr</text:span></text:span><text:span text:style-name="Police_20_par_20_défaut"><text:span text:style-name="T1">é</text:span></text:span><text:span text:style-name="Police_20_par_20_défaut"><text:span text:style-name="T1">cis</text:span></text:span><text:span text:style-name="Police_20_par_20_défaut"><text:span text:style-name="T1">é</text:span></text:span><text:span text:style-name="Police_20_par_20_défaut"><text:span text:style-name="T1">ment encore de la litt</text:span></text:span><text:span text:style-name="Police_20_par_20_défaut"><text:span text:style-name="T1">é</text:span></text:span><text:span text:style-name="Police_20_par_20_défaut"><text:span text:style-name="T1">rature l'</text:span></text:span><text:span text:style-name="Police_20_par_20_défaut"><text:span text:style-name="T4">expression de la soci</text:span></text:span><text:span text:style-name="Police_20_par_20_défaut"><text:span text:style-name="T4">é</text:span></text:span><text:span text:style-name="Police_20_par_20_défaut"><text:span text:style-name="T4">t</text:span></text:span><text:span text:style-name="Police_20_par_20_défaut"><text:span text:style-name="T4">é</text:span></text:span><text:span text:style-name="Police_20_par_20_défaut"><text:span text:style-name="T1">, mais elle en entrevoit et elle essaye d'en d</text:span></text:span><text:span text:style-name="Police_20_par_20_défaut"><text:span text:style-name="T1">é</text:span></text:span><text:span text:style-name="Police_20_par_20_défaut"><text:span text:style-name="T1">terminer le rapport avec les m</text:span></text:span><text:span text:style-name="Police_20_par_20_défaut"><text:span text:style-name="T1">œ</text:span></text:span><text:span text:style-name="Police_20_par_20_défaut"><text:span text:style-name="T1">urs, avec les lois, avec la religion. Apr</text:span></text:span><text:span text:style-name="Police_20_par_20_défaut"><text:span text:style-name="T1">è</text:span></text:span><text:span text:style-name="Police_20_par_20_défaut"><text:span text:style-name="T1">s la part de </text:span></text:span><text:span text:style-name="Police_20_par_20_défaut"><text:span text:style-name="T1">Voltaire</text:span></text:span><text:span text:style-name="Police_20_par_20_défaut"><text:span text:style-name="T1"> et de Rousseau dans le livre de </text:span></text:span><text:span text:style-name="Police_20_par_20_défaut"><text:span text:style-name="T4">la Litt</text:span></text:span><text:span text:style-name="Police_20_par_20_défaut"><text:span text:style-name="T4">é</text:span></text:span><text:span text:style-name="Police_20_par_20_défaut"><text:span text:style-name="T4">rature,</text:span></text:span><text:span text:style-name="Police_20_par_20_défaut"><text:span text:style-name="T1"> il se pourrait que ce f</text:span></text:span><text:span text:style-name="Police_20_par_20_défaut"><text:span text:style-name="T1">û</text:span></text:span><text:span text:style-name="Police_20_par_20_défaut"><text:span text:style-name="T1">t ici celle de Montesquieu. M</text:span></text:span><text:span text:style-name="Police_20_par_20_défaut"><text:span text:style-name="T1">œ</text:span></text:span><text:span text:style-name="Police_20_par_20_défaut"><text:span text:style-name="T1">urs et lois, litt</text:span></text:span><text:span text:style-name="Police_20_par_20_défaut"><text:span text:style-name="T1">é</text:span></text:span><text:span text:style-name="Police_20_par_20_défaut"><text:span text:style-name="T1">rature et religion, toutes ces parties de la civilisation soutiennent entre elles des rapports, ne peuvent pas </text:span></text:span><text:span text:style-name="Police_20_par_20_défaut"><text:span text:style-name="T1">ê</text:span></text:span><text:span text:style-name="Police_20_par_20_défaut"><text:span text:style-name="T1">tre s</text:span></text:span><text:span text:style-name="Police_20_par_20_défaut"><text:span text:style-name="T1">é</text:span></text:span><text:span text:style-name="Police_20_par_20_défaut"><text:span text:style-name="T1">par</text:span></text:span><text:span text:style-name="Police_20_par_20_défaut"><text:span text:style-name="T1">é</text:span></text:span><text:span text:style-name="Police_20_par_20_défaut"><text:span text:style-name="T1">es l'une de l'autre, sont li</text:span></text:span><text:span text:style-name="Police_20_par_20_défaut"><text:span text:style-name="T1">é</text:span></text:span><text:span text:style-name="Police_20_par_20_défaut"><text:span text:style-name="T1">es par des d</text:span></text:span><text:span text:style-name="Police_20_par_20_défaut"><text:span text:style-name="T1">é</text:span></text:span><text:span text:style-name="Police_20_par_20_défaut"><text:span text:style-name="T1">pendances qui les rendent en quelque sorte, pour parler la langue de l'alg</text:span></text:span><text:span text:style-name="Police_20_par_20_défaut"><text:span text:style-name="T1">è</text:span></text:span><text:span text:style-name="Police_20_par_20_défaut"><text:span text:style-name="T1">bre, </text:span></text:span><text:span text:style-name="Police_20_par_20_défaut"><text:span text:style-name="T4">fonctions</text:span></text:span><text:span text:style-name="Police_20_par_20_défaut"><text:span text:style-name="T1"> l'une de l'autre.</text:span></text:span></text:p>
      <text:p text:style-name="P1">Notez que je n'examine point ici la doctrine, je l'expose. Je ne regarde même pas si cette idée, qui est bien l'idée génératrice du livre, se retrouve dans toutes les parties de l'ouvrage. Il me suffit qu'elle y soit, qu'elle ne pût pas manquer de frapper les esprits, et qu'elle fût d'ailleurs féconde en applications ultérieures.</text:p>
      <text:p text:style-name="Normal"><text:span text:style-name="Police_20_par_20_défaut"><text:span text:style-name="T1">Mais ce que je vous fais observer, c'est qu'aux consid</text:span></text:span><text:span text:style-name="Police_20_par_20_défaut"><text:span text:style-name="T1">é</text:span></text:span><text:span text:style-name="Police_20_par_20_défaut"><text:span text:style-name="T1">rations tir</text:span></text:span><text:span text:style-name="Police_20_par_20_défaut"><text:span text:style-name="T1">é</text:span></text:span><text:span text:style-name="Police_20_par_20_défaut"><text:span text:style-name="T1">es de la race ou du temp</text:span></text:span><text:span text:style-name="Police_20_par_20_défaut"><text:span text:style-name="T1">é</text:span></text:span><text:span text:style-name="Police_20_par_20_défaut"><text:span text:style-name="T1">rament national, il s'en ajoute par l</text:span></text:span><text:span text:style-name="Police_20_par_20_défaut"><text:span text:style-name="T1">à</text:span></text:span><text:span text:style-name="Police_20_par_20_défaut"><text:span text:style-name="T1"> de nouvelles encore, tir</text:span></text:span><text:span text:style-name="Police_20_par_20_défaut"><text:span text:style-name="T1">é</text:span></text:span><text:span text:style-name="Police_20_par_20_défaut"><text:span text:style-name="T1">es des lois ou de la religion, qu'il faudra que la critique p</text:span></text:span><text:span text:style-name="Police_20_par_20_défaut"><text:span text:style-name="T1">è</text:span></text:span><text:span text:style-name="Police_20_par_20_défaut"><text:span text:style-name="T1">se, avant de conclure ou seulement d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iser. La part de </text:span></text:span><text:span text:style-name="Police_20_par_20_défaut"><text:span text:style-name="T4">l’</text:span></text:span><text:span text:style-name="Police_20_par_20_défaut"><text:span text:style-name="T4">absolu</text:span></text:span><text:span text:style-name="Police_20_par_20_défaut"><text:span text:style-name="T1"> diminue, celle du </text:span></text:span><text:span text:style-name="Police_20_par_20_défaut"><text:span text:style-name="T4">relatif</text:span></text:span><text:span text:style-name="Police_20_par_20_défaut"><text:span text:style-name="T1"> augmente</text:span></text:span><text:span text:style-name="Police_20_par_20_défaut"><text:span text:style-name="T1"> ;</text:span></text:span><text:span text:style-name="Police_20_par_20_défaut"><text:span text:style-name="T1"> et, avec elle, </text:span></text:span><text:span text:style-name="Police_20_par_20_défaut"><text:span text:style-name="T1">cons</text:span></text:span><text:span text:style-name="Police_20_par_20_défaut"><text:span text:style-name="T1">é</text:span></text:span><text:span text:style-name="Police_20_par_20_défaut"><text:span text:style-name="T1">quemment</text:span></text:span><text:span text:style-name="Police_20_par_20_défaut"><text:span text:style-name="T1">, la difficult</text:span></text:span><text:span text:style-name="Police_20_par_20_défaut"><text:span text:style-name="T1">é</text:span></text:span><text:span text:style-name="Police_20_par_20_défaut"><text:span text:style-name="T1"> de formuler en critique. Ce qui revient </text:span></text:span><text:span text:style-name="Police_20_par_20_défaut"><text:span text:style-name="T1">à</text:span></text:span><text:span text:style-name="Police_20_par_20_défaut"><text:span text:style-name="T1"> dire que le point de vue est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tout chang</text:span></text:span><text:span text:style-name="Police_20_par_20_défaut"><text:span text:style-name="T1">é</text:span></text:span><text:span text:style-name="Police_20_par_20_défaut"><text:span text:style-name="T1">, que l'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 du jugement n'est plus dans le dispositif ou dans le jugement 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 qu'il est dans les consid</text:span></text:span><text:span text:style-name="Police_20_par_20_défaut"><text:span text:style-name="T1">é</text:span></text:span><text:span text:style-name="Police_20_par_20_défaut"><text:span text:style-name="T1">ra</text:span></text:span><text:span text:style-name="Police_20_par_20_défaut"><text:span text:style-name="T1">nts</text:span></text:span><text:span text:style-name="Police_20_par_20_défaut"><text:span text:style-name="T1"> ;</text:span></text:span><text:span text:style-name="Police_20_par_20_défaut"><text:span text:style-name="T1"> et que les consid</text:span></text:span><text:span text:style-name="Police_20_par_20_défaut"><text:span text:style-name="T1">é</text:span></text:span><text:span text:style-name="Police_20_par_20_défaut"><text:span text:style-name="T1">rants, qui n'</text:span></text:span><text:span text:style-name="Police_20_par_20_défaut"><text:span text:style-name="T1">é</text:span></text:span><text:span text:style-name="Police_20_par_20_défaut"><text:span text:style-name="T1">taient tir</text:span></text:span><text:span text:style-name="Police_20_par_20_défaut"><text:span text:style-name="T1">é</text:span></text:span><text:span text:style-name="Police_20_par_20_défaut"><text:span text:style-name="T1">s que de la rh</text:span></text:span><text:span text:style-name="Police_20_par_20_défaut"><text:span text:style-name="T1">é</text:span></text:span><text:span text:style-name="Police_20_par_20_défaut"><text:span text:style-name="T1">torique ou de la logique, le seront maintenant d'ailleurs et de plus loin.</text:span></text:span></text:p>
      <text:p text:style-name="Normal"><text:soft-page-break/><text:span text:style-name="Police_20_par_20_défaut"><text:span text:style-name="T1">Nous repar</text:span></text:span><text:span text:style-name="Police_20_par_20_défaut"><text:span text:style-name="T1">l</text:span></text:span><text:span text:style-name="Police_20_par_20_défaut"><text:span text:style-name="T1">eron</text:span></text:span><text:span text:style-name="Police_20_par_20_défaut"><text:span text:style-name="T1">s</text:span></text:span><text:span text:style-name="Police_20_par_20_défaut"><text:span text:style-name="T1"> dans un </text:span></text:span><text:span text:style-name="Police_20_par_20_défaut"><text:span text:style-name="T1">instant du livre de </text:span></text:span><text:span text:style-name="Police_20_par_20_défaut"><text:span text:style-name="T4">l'Allemagne</text:span></text:span><text:span text:style-name="Police_20_par_20_défaut"><text:span text:style-name="T1">, et nous ach</text:span></text:span><text:span text:style-name="Police_20_par_20_défaut"><text:span text:style-name="T1">è</text:span></text:span><text:span text:style-name="Police_20_par_20_défaut"><text:span text:style-name="T1">verons de pr</text:span></text:span><text:span text:style-name="Police_20_par_20_défaut"><text:span text:style-name="T1">é</text:span></text:span><text:span text:style-name="Police_20_par_20_défaut"><text:span text:style-name="T1">ciser la part de Mme de Sta</text:span></text:span><text:span text:style-name="Police_20_par_20_défaut"><text:span text:style-name="T1">ë</text:span></text:span><text:span text:style-name="Police_20_par_20_défaut"><text:span text:style-name="T1">l dans le renouvellement de la critique. Mais si nous voulons suivre exactement l'ordre des faits, nous sommes bien oblig</text:span></text:span><text:span text:style-name="Police_20_par_20_défaut"><text:span text:style-name="T1">é</text:span></text:span><text:span text:style-name="Police_20_par_20_défaut"><text:span text:style-name="T1">s de la diviser. </text:span></text:span><text:span text:style-name="Police_20_par_20_défaut"><text:span text:style-name="T1">Rien de plus naturel ni de plus n</text:span></text:span><text:span text:style-name="Police_20_par_20_défaut"><text:span text:style-name="T1">é</text:span></text:span><text:span text:style-name="Police_20_par_20_défaut"><text:span text:style-name="T1">cessaire. J'insiste sur ce point, parce que la plupart des historiens de la litt</text:span></text:span><text:span text:style-name="Police_20_par_20_défaut"><text:span text:style-name="T1">é</text:span></text:span><text:span text:style-name="Police_20_par_20_défaut"><text:span text:style-name="T1">rature — pour se donner </text:span></text:span><text:span text:style-name="Police_20_par_20_défaut"><text:span text:style-name="T1">à</text:span></text:span><text:span text:style-name="Police_20_par_20_défaut"><text:span text:style-name="T1"> eux-m</text:span></text:span><text:span text:style-name="Police_20_par_20_défaut"><text:span text:style-name="T1">ê</text:span></text:span><text:span text:style-name="Police_20_par_20_défaut"><text:span text:style-name="T1">mes des facilit</text:span></text:span><text:span text:style-name="Police_20_par_20_défaut"><text:span text:style-name="T1">é</text:span></text:span><text:span text:style-name="Police_20_par_20_défaut"><text:span text:style-name="T1">s de composition plus grandes, — non seulement, quand ils rencontrent un grand </text:span></text:span><text:span text:style-name="Police_20_par_20_défaut"><text:span text:style-name="T1">é</text:span></text:span><text:span text:style-name="Police_20_par_20_défaut"><text:span text:style-name="T1">crivain sur leur route, et e</text:span></text:span><text:span text:style-name="Police_20_par_20_défaut"><text:span text:style-name="T1">û</text:span></text:span><text:span text:style-name="Police_20_par_20_défaut"><text:span text:style-name="T1">t-il, comme </text:span></text:span><text:span text:style-name="Police_20_par_20_défaut"><text:span text:style-name="T1">Voltaire</text:span></text:span><text:span text:style-name="Police_20_par_20_défaut"><text:span text:style-name="T1">, </text:span></text:span><text:span text:style-name="Police_20_par_20_défaut"><text:span text:style-name="T1">é</text:span></text:span><text:span text:style-name="Police_20_par_20_défaut"><text:span text:style-name="T1">crit soixante ans, ils l'exp</text:span></text:span><text:span text:style-name="Police_20_par_20_défaut"><text:span text:style-name="T1">é</text:span></text:span><text:span text:style-name="Police_20_par_20_défaut"><text:span text:style-name="T1">dient</text:span></text:span><text:span text:style-name="Police_20_par_20_défaut"><text:span text:style-name="T1"> ;</text:span></text:span><text:span text:style-name="Police_20_par_20_défaut"><text:span text:style-name="T1"> mais encore ils nous reprochent de le diviser, comme si son </text:span></text:span><text:span text:style-name="Police_20_par_20_défaut"><text:span text:style-name="T1">œ</text:span></text:span><text:span text:style-name="Police_20_par_20_défaut"><text:span text:style-name="T1">uvre, m</text:span></text:span><text:span text:style-name="Police_20_par_20_défaut"><text:span text:style-name="T1">ê</text:span></text:span><text:span text:style-name="Police_20_par_20_défaut"><text:span text:style-name="T1">l</text:span></text:span><text:span text:style-name="Police_20_par_20_défaut"><text:span text:style-name="T1">é</text:span></text:span><text:span text:style-name="Police_20_par_20_défaut"><text:span text:style-name="T1">e </text:span></text:span><text:span text:style-name="Police_20_par_20_défaut"><text:span text:style-name="T1">à</text:span></text:span><text:span text:style-name="Police_20_par_20_défaut"><text:span text:style-name="T1"> la vie et </text:span></text:span><text:span text:style-name="Police_20_par_20_défaut"><text:span text:style-name="T1">à</text:span></text:span><text:span text:style-name="Police_20_par_20_défaut"><text:span text:style-name="T1"> l'</text:span></text:span><text:span text:style-name="Police_20_par_20_défaut"><text:span text:style-name="T1">œ</text:span></text:span><text:span text:style-name="Police_20_par_20_défaut"><text:span text:style-name="T1">uvre de ses contemporains, n'en avait pas re</text:span></text:span><text:span text:style-name="Police_20_par_20_défaut"><text:span text:style-name="T1">ç</text:span></text:span><text:span text:style-name="Police_20_par_20_défaut"><text:span text:style-name="T1">u </text:span></text:span><text:span text:style-name="Police_20_par_20_défaut"><text:span text:style-name="T1">autant qu'elle leur a donn</text:span></text:span><text:span text:style-name="Police_20_par_20_défaut"><text:span text:style-name="T1">é</text:span></text:span><text:span text:style-name="Police_20_par_20_défaut"><text:span text:style-name="T1">. Puis-je vous parler de l’</text:span></text:span><text:span text:style-name="Police_20_par_20_défaut"><text:span text:style-name="T4">E</text:span></text:span><text:span text:style-name="Police_20_par_20_défaut"><text:span text:style-name="T4">ssai sur les m</text:span></text:span><text:span text:style-name="Police_20_par_20_défaut"><text:span text:style-name="T4">œ</text:span></text:span><text:span text:style-name="Police_20_par_20_défaut"><text:span text:style-name="T4">urs</text:span></text:span><text:span text:style-name="Police_20_par_20_défaut"><text:span text:style-name="T1"> avant de vous parler de </text:span></text:span><text:span text:style-name="Police_20_par_20_défaut"><text:span text:style-name="T4">L’</text:span></text:span><text:span text:style-name="Police_20_par_20_défaut"><text:span text:style-name="T4">Esprit des lois</text:span></text:span><text:span text:style-name="Police_20_par_20_défaut"><text:span text:style-name="T1"> </text:span></text:span><text:span text:style-name="Police_20_par_20_défaut"><text:span text:style-name="T1">?</text:span></text:span><text:span text:style-name="Police_20_par_20_défaut"><text:span text:style-name="T1"> puis-je vous parler de </text:span></text:span><text:span text:style-name="Police_20_par_20_défaut"><text:span text:style-name="T4">Candide </text:span></text:span><text:span text:style-name="Police_20_par_20_défaut"><text:span text:style-name="T1">avant de vous parler de la </text:span></text:span><text:span text:style-name="Police_20_par_20_défaut"><text:span text:style-name="T4">Lettre sur la Providence</text:span></text:span><text:span text:style-name="Police_20_par_20_défaut"><text:span text:style-name="T1"> ?</text:span></text:span><text:span text:style-name="Police_20_par_20_défaut"><text:span text:style-name="T1"> et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ment, ce qu'il y a de successif dans l'</text:span></text:span><text:span text:style-name="Police_20_par_20_défaut"><text:span text:style-name="T1">œ</text:span></text:span><text:span text:style-name="Police_20_par_20_défaut"><text:span text:style-name="T1">uvre de </text:span></text:span><text:span text:style-name="Police_20_par_20_défaut"><text:span text:style-name="T1">Voltaire</text:span></text:span><text:span text:style-name="Police_20_par_20_défaut"><text:span text:style-name="T1">, puis-je vous en parler comme si </text:span></text:span><text:span text:style-name="Police_20_par_20_défaut"><text:span text:style-name="T1">Voltaire</text:span></text:span><text:span text:style-name="Police_20_par_20_défaut"><text:span text:style-name="T1"> avait </text:span></text:span><text:span text:style-name="Police_20_par_20_défaut"><text:span text:style-name="T1">é</text:span></text:span><text:span text:style-name="Police_20_par_20_défaut"><text:span text:style-name="T1">crit en dehors, pour ainsi dire, et au-dessus de la chronologie</text:span></text:span><text:span text:style-name="Police_20_par_20_défaut"><text:span text:style-name="T1"> ?</text:span></text:span><text:span text:style-name="Police_20_par_20_défaut"><text:span text:style-name="T1"> Tout de m</text:span></text:span><text:span text:style-name="Police_20_par_20_défaut"><text:span text:style-name="T1">ê</text:span></text:span><text:span text:style-name="Police_20_par_20_défaut"><text:span text:style-name="T1">me ici, quelque 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 qu'il y e</text:span></text:span><text:span text:style-name="Police_20_par_20_défaut"><text:span text:style-name="T1">û</text:span></text:span><text:span text:style-name="Police_20_par_20_défaut"><text:span text:style-name="T1">t </text:span></text:span><text:span text:style-name="Police_20_par_20_défaut"><text:span text:style-name="T1">à</text:span></text:span><text:span text:style-name="Police_20_par_20_défaut"><text:span text:style-name="T1"> </text:span></text:span><text:span text:style-name="Police_20_par_20_défaut"><text:span text:style-name="T1">é</text:span></text:span><text:span text:style-name="Police_20_par_20_défaut"><text:span text:style-name="T1">puiser ce que nous avons </text:span></text:span><text:span text:style-name="Police_20_par_20_défaut"><text:span text:style-name="T1">à</text:span></text:span><text:span text:style-name="Police_20_par_20_défaut"><text:span text:style-name="T1"> dire de Mme de Sta</text:span></text:span><text:span text:style-name="Police_20_par_20_défaut"><text:span text:style-name="T1">ë</text:span></text:span><text:span text:style-name="Police_20_par_20_défaut"><text:span text:style-name="T1">l, si cependant le livre de la</text:span></text:span><text:span text:style-name="Police_20_par_20_défaut"><text:span text:style-name="T4"> Litt</text:span></text:span><text:span text:style-name="Police_20_par_20_défaut"><text:span text:style-name="T4">é</text:span></text:span><text:span text:style-name="Police_20_par_20_défaut"><text:span text:style-name="T4">rature </text:span></text:span><text:span text:style-name="Police_20_par_20_défaut"><text:span text:style-name="T1">a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comme absorb</text:span></text:span><text:span text:style-name="Police_20_par_20_défaut"><text:span text:style-name="T1">é</text:span></text:span><text:span text:style-name="Police_20_par_20_défaut"><text:span text:style-name="T1"> dans le rayonnement du </text:span></text:span><text:span text:style-name="Police_20_par_20_défaut"><text:span text:style-name="T4">G</text:span></text:span><text:span text:style-name="Police_20_par_20_défaut"><text:span text:style-name="T4">é</text:span></text:span><text:span text:style-name="Police_20_par_20_défaut"><text:span text:style-name="T4">nie du christianisme</text:span></text:span><text:span text:style-name="Police_20_par_20_défaut"><text:span text:style-name="T1">, et si le </text:span></text:span><text:span text:style-name="Police_20_par_20_défaut"><text:span text:style-name="T4">G</text:span></text:span><text:span text:style-name="Police_20_par_20_défaut"><text:span text:style-name="T4">é</text:span></text:span><text:span text:style-name="Police_20_par_20_défaut"><text:span text:style-name="T4">nie du christianisme </text:span></text:span><text:span text:style-name="Police_20_par_20_défaut"><text:span text:style-name="T1">a certainement exerc</text:span></text:span><text:span text:style-name="Police_20_par_20_défaut"><text:span text:style-name="T1">é</text:span></text:span><text:span text:style-name="Police_20_par_20_défaut"><text:span text:style-name="T1"> quelque influence sur le livre de </text:span></text:span><text:span text:style-name="Police_20_par_20_défaut"><text:span text:style-name="T1">l’</text:span></text:span><text:span text:style-name="Police_20_par_20_défaut"><text:span text:style-name="T1">Allemagne, je ne puis vous parler du troisi</text:span></text:span><text:span text:style-name="Police_20_par_20_défaut"><text:span text:style-name="T1">è</text:span></text:span><text:span text:style-name="Police_20_par_20_défaut"><text:span text:style-name="T1">me avant de vous parler du second</text:span></text:span><text:span text:style-name="Police_20_par_20_défaut"><text:span text:style-name="T1"> ;</text:span></text:span><text:span text:style-name="Police_20_par_20_défaut"><text:span text:style-name="T1"> et pour reparler de Mme de Sta</text:span></text:span><text:span text:style-name="Police_20_par_20_défaut"><text:span text:style-name="T1">ë</text:span></text:span><text:span text:style-name="Police_20_par_20_défaut"><text:span text:style-name="T1">l il faut que nous ayons auparavant parl</text:span></text:span><text:span text:style-name="Police_20_par_20_défaut"><text:span text:style-name="T1">é</text:span></text:span><text:span text:style-name="Police_20_par_20_défaut"><text:span text:style-name="T1"> de Chateaubriand.</text:span></text:span></text:p>
      <text:p text:style-name="Normal"><text:span text:style-name="Police_20_par_20_défaut"><text:span text:style-name="T1">Vous</text:span></text:span><text:span text:style-name="Police_20_par_20_défaut"><text:span text:style-name="T1"> avez tous lu, je le suppose, le </text:span></text:span><text:span text:style-name="Police_20_par_20_défaut"><text:span text:style-name="T4">G</text:span></text:span><text:span text:style-name="Police_20_par_20_défaut"><text:span text:style-name="T4">é</text:span></text:span><text:span text:style-name="Police_20_par_20_défaut"><text:span text:style-name="T4">nie du christianisme</text:span></text:span><text:span text:style-name="Police_20_par_20_défaut"><text:span text:style-name="T1">, et si vous ne l'avez pas lu, je vous invite </text:span></text:span><text:span text:style-name="Police_20_par_20_défaut"><text:span text:style-name="T1">à</text:span></text:span><text:span text:style-name="Police_20_par_20_défaut"><text:span text:style-name="T1"> vous empresser de le lire. C'est ce que l'on e</text:span></text:span><text:span text:style-name="Police_20_par_20_défaut"><text:span text:style-name="T1">û</text:span></text:span><text:span text:style-name="Police_20_par_20_défaut"><text:span text:style-name="T1">t appel</text:span></text:span><text:span text:style-name="Police_20_par_20_défaut"><text:span text:style-name="T1">é</text:span></text:span><text:span text:style-name="Police_20_par_20_défaut"><text:span text:style-name="T1"> jadis un livre </text:span></text:span><text:span text:style-name="Police_20_par_20_défaut"><text:span text:style-name="T4">essentiel</text:span></text:span><text:span text:style-name="Police_20_par_20_défaut"><text:span text:style-name="T1"> ;</text:span></text:span><text:span text:style-name="Police_20_par_20_défaut"><text:span text:style-name="T1"> et, nous pouvons le dire au bout de quatre-vingt-dix ans —</text:span></text:span><text:span text:style-name="Police_20_par_20_défaut"><text:span text:style-name="T1"> </text:span></text:span><text:span text:style-name="Police_20_par_20_défaut"><text:span text:style-name="T1">quatre-vingt-huit, pour </text:span></text:span><text:span text:style-name="Police_20_par_20_défaut"><text:span text:style-name="T1">ê</text:span></text:span><text:span text:style-name="Police_20_par_20_défaut"><text:span text:style-name="T1">tre tout </text:span></text:span><text:span text:style-name="Police_20_par_20_défaut"><text:span text:style-name="T1">à</text:span></text:span><text:span text:style-name="Police_20_par_20_défaut"><text:span text:style-name="T1"> fait exact, — nous pouvons le dire avec s</text:span></text:span><text:span text:style-name="Police_20_par_20_défaut"><text:span text:style-name="T1">é</text:span></text:span><text:span text:style-name="Police_20_par_20_défaut"><text:span text:style-name="T1">curit</text:span></text:span><text:span text:style-name="Police_20_par_20_défaut"><text:span text:style-name="T1">é</text:span></text:span><text:span text:style-name="Police_20_par_20_défaut"><text:span text:style-name="T1">, c'est un beau livre, c'est un grand livre. Il est plein de d</text:span></text:span><text:span text:style-name="Police_20_par_20_défaut"><text:span text:style-name="T1">é</text:span></text:span><text:span text:style-name="Police_20_par_20_défaut"><text:span text:style-name="T1">fauts, de vrais d</text:span></text:span><text:span text:style-name="Police_20_par_20_défaut"><text:span text:style-name="T1">é</text:span></text:span><text:span text:style-name="Police_20_par_20_défaut"><text:span text:style-name="T1">fauts ou, mieux encore, de v</text:span></text:span><text:span text:style-name="Police_20_par_20_défaut"><text:span text:style-name="T1">é</text:span></text:span><text:span text:style-name="Police_20_par_20_défaut"><text:span text:style-name="T1">ritables trous, mais c'est un grand livre</text:span></text:span><text:span text:style-name="Police_20_par_20_défaut"><text:span text:style-name="T1"> ;</text:span></text:span><text:span text:style-name="Police_20_par_20_défaut"><text:span text:style-name="T1"> et Sainte-Beuve — que son </text:span></text:span><text:span text:style-name="Police_20_par_20_défaut"><text:span text:style-name="T4">Port-Royal </text:span></text:span><text:span text:style-name="Police_20_par_20_défaut"><text:span text:style-name="T1">e</text:span></text:span><text:span text:style-name="Police_20_par_20_défaut"><text:span text:style-name="T1">û</text:span></text:span><text:span text:style-name="Police_20_par_20_défaut"><text:span text:style-name="T1">t pourtant d</text:span></text:span><text:span text:style-name="Police_20_par_20_défaut"><text:span text:style-name="T1">û</text:span></text:span><text:span text:style-name="Police_20_par_20_défaut"><text:span text:style-name="T1"> pr</text:span></text:span><text:span text:style-name="Police_20_par_20_défaut"><text:span text:style-name="T1">é</text:span></text:span><text:span text:style-name="Police_20_par_20_défaut"><text:span text:style-name="T1">server de toute jalousie — y a us</text:span></text:span><text:span text:style-name="Police_20_par_20_défaut"><text:span text:style-name="T1">é</text:span></text:span><text:span text:style-name="Police_20_par_20_défaut"><text:span text:style-name="T1"> ses dents. </text:span></text:span><text:span text:style-name="Police_20_par_20_défaut"><text:span text:style-name="T4">Le G</text:span></text:span><text:span text:style-name="Police_20_par_20_défaut"><text:span text:style-name="T4">é</text:span></text:span><text:span text:style-name="Police_20_par_20_défaut"><text:span text:style-name="T4">nie du christianisme</text:span></text:span><text:span text:style-name="Police_20_par_20_défaut"><text:span text:style-name="T1"> ouvrira toujours l'histoire litt</text:span></text:span><text:span text:style-name="Police_20_par_20_défaut"><text:span text:style-name="T1">é</text:span></text:span><text:span text:style-name="Police_20_par_20_défaut"><text:span text:style-name="T1">raire du </text:span></text:span><text:span text:style-name="Police_20_par_20_défaut"><text:span text:style-name="T1">XIX</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text:span></text:span><text:span text:style-name="Police_20_par_20_défaut"><text:span text:style-name="T1"> ;</text:span></text:span><text:span text:style-name="Police_20_par_20_défaut"><text:span text:style-name="T1"> il sera toujours l'</text:span></text:span><text:span text:style-name="Police_20_par_20_défaut"><text:span text:style-name="T1">œ</text:span></text:span><text:span text:style-name="Police_20_par_20_défaut"><text:span text:style-name="T1">uvre de l'un des plus grands </text:span></text:span><text:span text:style-name="Police_20_par_20_défaut"><text:span text:style-name="T1">é</text:span></text:span><text:span text:style-name="Police_20_par_20_défaut"><text:span text:style-name="T1">crivains de la langue fran</text:span></text:span><text:span text:style-name="Police_20_par_20_défaut"><text:span text:style-name="T1">ç</text:span></text:span><text:span text:style-name="Police_20_par_20_défaut"><text:span text:style-name="T1">aise</text:span></text:span><text:span text:style-name="Police_20_par_20_défaut"><text:span text:style-name="T1"> </text:span></text:span><text:span text:style-name="Police_20_par_20_défaut"><text:span text:style-name="T1">;</text:span></text:span><text:span text:style-name="Police_20_par_20_défaut"><text:span text:style-name="T1"> il comptera toujours parmi les monuments de </text:span></text:span><text:span text:style-name="Police_20_par_20_défaut"><text:span text:style-name="T1">l’</text:span></text:span><text:span text:style-name="Police_20_par_20_défaut"><text:span text:style-name="T1">apo</text:span></text:span><text:span text:style-name="Police_20_par_20_défaut"><text:span text:style-name="T1">log</text:span></text:span><text:span text:style-name="Police_20_par_20_défaut"><text:span text:style-name="T1">é</text:span></text:span><text:span text:style-name="Police_20_par_20_défaut"><text:span text:style-name="T1">tique chr</text:span></text:span><text:span text:style-name="Police_20_par_20_défaut"><text:span text:style-name="T1">é</text:span></text:span><text:span text:style-name="Police_20_par_20_défaut"><text:span text:style-name="T1">tienne</text:span></text:span><text:span text:style-name="Police_20_par_20_défaut"><text:span text:style-name="T1"> ;</text:span></text:span><text:span text:style-name="Police_20_par_20_défaut"><text:span text:style-name="T1"> mais surtout — et ceci nous regarde plus particuli</text:span></text:span><text:span text:style-name="Police_20_par_20_défaut"><text:span text:style-name="T1">è</text:span></text:span><text:span text:style-name="Police_20_par_20_défaut"><text:span text:style-name="T1">rement, — quand il serait encore plus mal compos</text:span></text:span><text:span text:style-name="Police_20_par_20_défaut"><text:span text:style-name="T1">é</text:span></text:span><text:span text:style-name="Police_20_par_20_défaut"><text:span text:style-name="T1"> qu'il ne l'est, ou plus faible de raisonnement, ou plus d</text:span></text:span><text:span text:style-name="Police_20_par_20_défaut"><text:span text:style-name="T1">é</text:span></text:span><text:span text:style-name="Police_20_par_20_défaut"><text:span text:style-name="T1">clamatoire par endroits, il y en a deux parties — la seconde et la troisi</text:span></text:span><text:span text:style-name="Police_20_par_20_défaut"><text:span text:style-name="T1">è</text:span></text:span><text:span text:style-name="Police_20_par_20_défaut"><text:span text:style-name="T1">me, la </text:span></text:span><text:span text:style-name="Police_20_par_20_défaut"><text:span text:style-name="T4">Po</text:span></text:span><text:span text:style-name="Police_20_par_20_défaut"><text:span text:style-name="T4">é</text:span></text:span><text:span text:style-name="Police_20_par_20_défaut"><text:span text:style-name="T4">tique du </text:span></text:span><text:soft-page-break/><text:span text:style-name="Police_20_par_20_défaut"><text:span text:style-name="T4">christianisme</text:span></text:span><text:span text:style-name="Police_20_par_20_défaut"><text:span text:style-name="T1">,</text:span></text:span><text:span text:style-name="Police_20_par_20_défaut"><text:span text:style-name="T1"> et la partie vaguement intitul</text:span></text:span><text:span text:style-name="Police_20_par_20_défaut"><text:span text:style-name="T1">é</text:span></text:span><text:span text:style-name="Police_20_par_20_défaut"><text:span text:style-name="T1">e </text:span></text:span><text:span text:style-name="Police_20_par_20_défaut"><text:span text:style-name="T4">Beaux-Arts et Litt</text:span></text:span><text:span text:style-name="Police_20_par_20_défaut"><text:span text:style-name="T4">é</text:span></text:span><text:span text:style-name="Police_20_par_20_défaut"><text:span text:style-name="T4">rature</text:span></text:span><text:span text:style-name="Police_20_par_20_défaut"><text:span text:style-name="T4"> </text:span></text:span><text:span text:style-name="Police_20_par_20_défaut"><text:span text:style-name="T1">— qui seront toujours ce qu'on appelle des dates dans l'histoire </text:span></text:span><text:span text:style-name="Police_20_par_20_défaut"><text:span text:style-name="T1">—</text:span></text:span><text:span text:style-name="Police_20_par_20_défaut"><text:span text:style-name="T1">, la critique en France.</text:span></text:span></text:p>
      <text:p text:style-name="Normal"><text:span text:style-name="Police_20_par_20_défaut"><text:span text:style-name="T1">Et tout d'abord, ce que Mme de Sta</text:span></text:span><text:span text:style-name="Police_20_par_20_défaut"><text:span text:style-name="T1">ë</text:span></text:span><text:span text:style-name="Police_20_par_20_défaut"><text:span text:style-name="T1">l, un peu g</text:span></text:span><text:span text:style-name="Police_20_par_20_défaut"><text:span text:style-name="T1">ê</text:span></text:span><text:span text:style-name="Police_20_par_20_défaut"><text:span text:style-name="T1">n</text:span></text:span><text:span text:style-name="Police_20_par_20_défaut"><text:span text:style-name="T1">é</text:span></text:span><text:span text:style-name="Police_20_par_20_défaut"><text:span text:style-name="T1">e peut-</text:span></text:span><text:span text:style-name="Police_20_par_20_défaut"><text:span text:style-name="T1">ê</text:span></text:span><text:span text:style-name="Police_20_par_20_défaut"><text:span text:style-name="T1">tre par son protestantisme, avait </text:span></text:span><text:span text:style-name="Police_20_par_20_défaut"><text:span text:style-name="T1">à</text:span></text:span><text:span text:style-name="Police_20_par_20_défaut"><text:span text:style-name="T1"> peine os</text:span></text:span><text:span text:style-name="Police_20_par_20_défaut"><text:span text:style-name="T1">é</text:span></text:span><text:span text:style-name="Police_20_par_20_défaut"><text:span text:style-name="T1"> entreprendre, la r</text:span></text:span><text:span text:style-name="Police_20_par_20_défaut"><text:span text:style-name="T1">é</text:span></text:span><text:span text:style-name="Police_20_par_20_défaut"><text:span text:style-name="T1">int</text:span></text:span><text:span text:style-name="Police_20_par_20_défaut"><text:span text:style-name="T1">é</text:span></text:span><text:span text:style-name="Police_20_par_20_défaut"><text:span text:style-name="T1">gration de l'id</text:span></text:span><text:span text:style-name="Police_20_par_20_défaut"><text:span text:style-name="T1">é</text:span></text:span><text:span text:style-name="Police_20_par_20_défaut"><text:span text:style-name="T1">al chr</text:span></text:span><text:span text:style-name="Police_20_par_20_défaut"><text:span text:style-name="T1">é</text:span></text:span><text:span text:style-name="Police_20_par_20_défaut"><text:span text:style-name="T1">tien </text:span></text:span><text:span text:style-name="Police_20_par_20_défaut"><text:span text:style-name="T1">dans ses droits sur le sentiment et sur l'imagination, c'est au </text:span></text:span><text:span text:style-name="Police_20_par_20_défaut"><text:span text:style-name="T4">G</text:span></text:span><text:span text:style-name="Police_20_par_20_défaut"><text:span text:style-name="T4">é</text:span></text:span><text:span text:style-name="Police_20_par_20_défaut"><text:span text:style-name="T4">nie du christianisme</text:span></text:span><text:span text:style-name="Police_20_par_20_défaut"><text:span text:style-name="T1">, et c'est </text:span></text:span><text:span text:style-name="Police_20_par_20_défaut"><text:span text:style-name="T1">à</text:span></text:span><text:span text:style-name="Police_20_par_20_défaut"><text:span text:style-name="T1"> Chateaubriand qu'on le doit.</text:span></text:span></text:p>
      <text:p>De la foi des chrétiens les mystères terribles</text:p>
      <text:p>D'ornements égayés ne sont pas susceptibles :</text:p>
      <text:p text:style-name="Normal"><text:span text:style-name="Police_20_par_20_défaut"><text:span text:style-name="T1">par le </text:span></text:span><text:span text:style-name="Police_20_par_20_défaut"><text:span text:style-name="T4">G</text:span></text:span><text:span text:style-name="Police_20_par_20_défaut"><text:span text:style-name="T4">é</text:span></text:span><text:span text:style-name="Police_20_par_20_défaut"><text:span text:style-name="T4">nie du christianisme</text:span></text:span><text:span text:style-name="Police_20_par_20_défaut"><text:span text:style-name="T1">, la le</text:span></text:span><text:span text:style-name="Police_20_par_20_défaut"><text:span text:style-name="T1">ç</text:span></text:span><text:span text:style-name="Police_20_par_20_défaut"><text:span text:style-name="T1">on de Boileau —</text:span></text:span><text:span text:style-name="Police_20_par_20_défaut"><text:span text:style-name="T1"> </text:span></text:span><text:span text:style-name="Police_20_par_20_défaut"><text:span text:style-name="T1">qui connaissait pourtant la </text:span></text:span><text:span text:style-name="Police_20_par_20_défaut"><text:span text:style-name="T4">J</text:span></text:span><text:span text:style-name="Police_20_par_20_défaut"><text:span text:style-name="T4">é</text:span></text:span><text:span text:style-name="Police_20_par_20_défaut"><text:span text:style-name="T4">rusalem d</text:span></text:span><text:span text:style-name="Police_20_par_20_défaut"><text:span text:style-name="T4">é</text:span></text:span><text:span text:style-name="Police_20_par_20_défaut"><text:span text:style-name="T4">livr</text:span></text:span><text:span text:style-name="Police_20_par_20_défaut"><text:span text:style-name="T4">é</text:span></text:span><text:span text:style-name="Police_20_par_20_défaut"><text:span text:style-name="T4">e</text:span></text:span><text:span text:style-name="Police_20_par_20_défaut"><text:span text:style-name="T1">, s'il ne connaissait ni la </text:span></text:span><text:span text:style-name="Police_20_par_20_défaut"><text:span text:style-name="T4">Divine Com</text:span></text:span><text:span text:style-name="Police_20_par_20_défaut"><text:span text:style-name="T4">é</text:span></text:span><text:span text:style-name="Police_20_par_20_défaut"><text:span text:style-name="T4">die</text:span></text:span><text:span text:style-name="Police_20_par_20_défaut"><text:span text:style-name="T1"> ni le </text:span></text:span><text:span text:style-name="Police_20_par_20_défaut"><text:span text:style-name="T4">Paradis perdu</text:span></text:span><text:span text:style-name="Police_20_par_20_défaut"><text:span text:style-name="T1"> </text:span></text:span><text:span text:style-name="Police_20_par_20_défaut"><text:span text:style-name="T1">— est d</text:span></text:span><text:span text:style-name="Police_20_par_20_défaut"><text:span text:style-name="T1">é</text:span></text:span><text:span text:style-name="Police_20_par_20_défaut"><text:span text:style-name="T1">sormais convaincue d'erreur</text:span></text:span><text:span text:style-name="Police_20_par_20_défaut"><text:span text:style-name="T1"> ;</text:span></text:span><text:span text:style-name="Police_20_par_20_défaut"><text:span text:style-name="T1"> son id</text:span></text:span><text:span text:style-name="Police_20_par_20_défaut"><text:span text:style-name="T1">é</text:span></text:span><text:span text:style-name="Police_20_par_20_défaut"><text:span text:style-name="T1">al purement pa</text:span></text:span><text:span text:style-name="Police_20_par_20_défaut"><text:span text:style-name="T1">ï</text:span></text:span><text:span text:style-name="Police_20_par_20_défaut"><text:span text:style-name="T1">en est convaincu d'</text:span></text:span><text:span text:style-name="Police_20_par_20_défaut"><text:span text:style-name="T1">é</text:span></text:span><text:span text:style-name="Police_20_par_20_défaut"><text:span text:style-name="T1">troitesse, d'insuffisance, et surtout de froideur. Remarquez-le bien</text:span></text:span><text:span text:style-name="Police_20_par_20_défaut"><text:span text:style-name="T1"> :</text:span></text:span><text:span text:style-name="Police_20_par_20_défaut"><text:span text:style-name="T1"> Chateaubriand lui-m</text:span></text:span><text:span text:style-name="Police_20_par_20_défaut"><text:span text:style-name="T1">ê</text:span></text:span><text:span text:style-name="Police_20_par_20_défaut"><text:span text:style-name="T1">me, pour achever sa pens</text:span></text:span><text:span text:style-name="Police_20_par_20_défaut"><text:span text:style-name="T1">é</text:span></text:span><text:span text:style-name="Police_20_par_20_défaut"><text:span text:style-name="T1">e, quelques pages plus loin, a beau s'efforcer de montrer que les vertus chr</text:span></text:span><text:span text:style-name="Police_20_par_20_défaut"><text:span text:style-name="T1">é</text:span></text:span><text:span text:style-name="Police_20_par_20_défaut"><text:span text:style-name="T1">tiennes sont entr</text:span></text:span><text:span text:style-name="Police_20_par_20_défaut"><text:span text:style-name="T1">é</text:span></text:span><text:span text:style-name="Police_20_par_20_défaut"><text:span text:style-name="T1">es, comme </text:span></text:span><text:span text:style-name="Police_20_par_20_défaut"><text:span text:style-name="T1">à</text:span></text:span><text:span text:style-name="Police_20_par_20_défaut"><text:span text:style-name="T1"> l'insu de </text:span></text:span><text:span text:style-name="Police_20_par_20_défaut"><text:span text:style-name="T1">Voltaire</text:span></text:span><text:span text:style-name="Police_20_par_20_défaut"><text:span text:style-name="T1"> ou de Racine, dans la composition des caract</text:span></text:span><text:span text:style-name="Police_20_par_20_défaut"><text:span text:style-name="T1">è</text:span></text:span><text:span text:style-name="Police_20_par_20_défaut"><text:span text:style-name="T1">res qu'ils croyaient cr</text:span></text:span><text:span text:style-name="Police_20_par_20_défaut"><text:span text:style-name="T1">é</text:span></text:span><text:span text:style-name="Police_20_par_20_défaut"><text:span text:style-name="T1">er de toutes pi</text:span></text:span><text:span text:style-name="Police_20_par_20_défaut"><text:span text:style-name="T1">è</text:span></text:span><text:span text:style-name="Police_20_par_20_défaut"><text:span text:style-name="T1">ces, comme celui de </text:span></text:span><text:span text:style-name="Police_20_par_20_défaut"><text:span text:style-name="T4">Za</text:span></text:span><text:span text:style-name="Police_20_par_20_défaut"><text:span text:style-name="T4">ï</text:span></text:span><text:span text:style-name="Police_20_par_20_défaut"><text:span text:style-name="T4">re,</text:span></text:span><text:span text:style-name="Police_20_par_20_défaut"><text:span text:style-name="T1"> ou emprunter </text:span></text:span><text:span text:style-name="Police_20_par_20_défaut"><text:span text:style-name="T1">e</text:span></text:span><text:span text:style-name="Police_20_par_20_défaut"><text:span text:style-name="T1">t Euripide, comme celui d'</text:span></text:span><text:span text:style-name="Police_20_par_20_défaut"><text:span text:style-name="T4">Iphig</text:span></text:span><text:span text:style-name="Police_20_par_20_défaut"><text:span text:style-name="T4">é</text:span></text:span><text:span text:style-name="Police_20_par_20_défaut"><text:span text:style-name="T4">nie</text:span></text:span><text:span text:style-name="Police_20_par_20_défaut"><text:span text:style-name="T1"> ;</text:span></text:span><text:span text:style-name="Police_20_par_20_défaut"><text:span text:style-name="T1"> l'art classique, nous l'avons vu, est pa</text:span></text:span><text:span text:style-name="Police_20_par_20_défaut"><text:span text:style-name="T1">ï</text:span></text:span><text:span text:style-name="Police_20_par_20_défaut"><text:span text:style-name="T1">en dans son fonds. C'est que l'objet et l'id</text:span></text:span><text:span text:style-name="Police_20_par_20_défaut"><text:span text:style-name="T1">é</text:span></text:span><text:span text:style-name="Police_20_par_20_défaut"><text:span text:style-name="T1">al </text:span></text:span><text:span text:style-name="Police_20_par_20_défaut"><text:span text:style-name="T1">ont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fix</text:span></text:span><text:span text:style-name="Police_20_par_20_défaut"><text:span text:style-name="T1">é</text:span></text:span><text:span text:style-name="Police_20_par_20_défaut"><text:span text:style-name="T1">s par les pa</text:span></text:span><text:span text:style-name="Police_20_par_20_défaut"><text:span text:style-name="T1">ï</text:span></text:span><text:span text:style-name="Police_20_par_20_défaut"><text:span text:style-name="T1">ens de la Renaissance</text:span></text:span><text:span text:style-name="Police_20_par_20_défaut"><text:span text:style-name="T1"> ;</text:span></text:span><text:span text:style-name="Police_20_par_20_défaut"><text:span text:style-name="T1"> et c'est que les mod</text:span></text:span><text:span text:style-name="Police_20_par_20_défaut"><text:span text:style-name="T1">è</text:span></text:span><text:span text:style-name="Police_20_par_20_défaut"><text:span text:style-name="T1">les en sont demeur</text:span></text:span><text:span text:style-name="Police_20_par_20_défaut"><text:span text:style-name="T1">é</text:span></text:span><text:span text:style-name="Police_20_par_20_défaut"><text:span text:style-name="T1">s, pendant plus de deux si</text:span></text:span><text:span text:style-name="Police_20_par_20_défaut"><text:span text:style-name="T1">è</text:span></text:span><text:span text:style-name="Police_20_par_20_défaut"><text:span text:style-name="T1">cles, uniquement pa</text:span></text:span><text:span text:style-name="Police_20_par_20_défaut"><text:span text:style-name="T1">ï</text:span></text:span><text:span text:style-name="Police_20_par_20_défaut"><text:span text:style-name="T1">ens. De telle sorte que ce n'</text:span></text:span><text:span text:style-name="Police_20_par_20_défaut"><text:span text:style-name="T1">é</text:span></text:span><text:span text:style-name="Police_20_par_20_défaut"><text:span text:style-name="T1">tait pas seulement, ici Boileau qui se trouvait </text:span></text:span><text:span text:style-name="Police_20_par_20_défaut"><text:span text:style-name="T1">ê</text:span></text:span><text:span text:style-name="Police_20_par_20_défaut"><text:span text:style-name="T1">tre en cause, mais c'</text:span></text:span><text:span text:style-name="Police_20_par_20_défaut"><text:span text:style-name="T1">é</text:span></text:span><text:span text:style-name="Police_20_par_20_défaut"><text:span text:style-name="T1">tait, pour ainsi dire, la Renaissance elle-m</text:span></text:span><text:span text:style-name="Police_20_par_20_défaut"><text:span text:style-name="T1">ê</text:span></text:span><text:span text:style-name="Police_20_par_20_défaut"><text:span text:style-name="T1">me.</text:span></text:span></text:p>
      <text:p text:style-name="Normal"><text:span text:style-name="Police_20_par_20_défaut"><text:span text:style-name="T1">Encore la querelle des anciens et des modernes, purement litt</text:span></text:span><text:span text:style-name="Police_20_par_20_défaut"><text:span text:style-name="T1">é</text:span></text:span><text:span text:style-name="Police_20_par_20_défaut"><text:span text:style-name="T1">raire avec Perrault jadis</text:span></text:span><text:span text:style-name="Police_20_par_20_défaut"><text:span text:style-name="T1"> ;</text:span></text:span><text:span text:style-name="Police_20_par_20_défaut"><text:span text:style-name="T1">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philosophique, nous l'avons vu tout </text:span></text:span><text:span text:style-name="Police_20_par_20_défaut"><text:span text:style-name="T1">à</text:span></text:span><text:span text:style-name="Police_20_par_20_défaut"><text:span text:style-name="T1"> l'heure, avec Mme de Sta</text:span></text:span><text:span text:style-name="Police_20_par_20_défaut"><text:span text:style-name="T1">ë</text:span></text:span><text:span text:style-name="Police_20_par_20_défaut"><text:span text:style-name="T1">l</text:span></text:span><text:span text:style-name="Police_20_par_20_défaut"><text:span text:style-name="T1"> </text:span></text:span><text:span text:style-name="Police_20_par_20_défaut"><text:span text:style-name="T1">;</text:span></text:span><text:span text:style-name="Police_20_par_20_défaut"><text:span text:style-name="T1"> religieus</text:span></text:span><text:span text:style-name="Police_20_par_20_défaut"><text:span text:style-name="T1">e maintenant avec Chateaubriand ! </text:span></text:span><text:span text:style-name="Police_20_par_20_défaut"><text:span text:style-name="T1">II s'agit de savoir si notre po</text:span></text:span><text:span text:style-name="Police_20_par_20_défaut"><text:span text:style-name="T1">é</text:span></text:span><text:span text:style-name="Police_20_par_20_défaut"><text:span text:style-name="T1">sie continuera de s'inspirer d'Hom</text:span></text:span><text:span text:style-name="Police_20_par_20_défaut"><text:span text:style-name="T1">è</text:span></text:span><text:span text:style-name="Police_20_par_20_défaut"><text:span text:style-name="T1">re et de</text:span></text:span><text:span text:style-name="Police_20_par_20_défaut"><text:span text:style-name="T1"> Virgile ;</text:span></text:span><text:span text:style-name="Police_20_par_20_défaut"><text:span text:style-name="T1"> de leur emprunter ses </text:span></text:span><text:span text:style-name="Police_20_par_20_défaut"><text:span text:style-name="T4">machines</text:span></text:span><text:span text:style-name="Police_20_par_20_défaut"><text:span text:style-name="T4"> </text:span></text:span><text:span text:style-name="Police_20_par_20_défaut"><text:span text:style-name="T1">;</text:span></text:span><text:span text:style-name="Police_20_par_20_défaut"><text:span text:style-name="T1"> de se nourrir de fictions auxquelles ni le po</text:span></text:span><text:span text:style-name="Police_20_par_20_défaut"><text:span text:style-name="T1">è</text:span></text:span><text:span text:style-name="Police_20_par_20_défaut"><text:span text:style-name="T1">te ni son public ne peuvent croire</text:span></text:span><text:span text:style-name="Police_20_par_20_défaut"><text:span text:style-name="T1"> ;</text:span></text:span><text:span text:style-name="Police_20_par_20_défaut"><text:span text:style-name="T1"> et, chr</text:span></text:span><text:span text:style-name="Police_20_par_20_défaut"><text:span text:style-name="T1">é</text:span></text:span><text:span text:style-name="Police_20_par_20_défaut"><text:span text:style-name="T1">tiens dans le sang, il s'agit de savoir si notre art, toujours pa</text:span></text:span><text:span text:style-name="Police_20_par_20_défaut"><text:span text:style-name="T1">ï</text:span></text:span><text:span text:style-name="Police_20_par_20_défaut"><text:span text:style-name="T1">en, continuera d'</text:span></text:span><text:span text:style-name="Police_20_par_20_défaut"><text:span text:style-name="T1">ê</text:span></text:span><text:span text:style-name="Police_20_par_20_défaut"><text:span text:style-name="T1">tre une esp</text:span></text:span><text:span text:style-name="Police_20_par_20_défaut"><text:span text:style-name="T1">è</text:span></text:span><text:span text:style-name="Police_20_par_20_défaut"><text:span text:style-name="T1">ce d'insulte </text:span></text:span><text:span text:style-name="Police_20_par_20_défaut"><text:span text:style-name="T1">à</text:span></text:span><text:span text:style-name="Police_20_par_20_défaut"><text:span text:style-name="T1"> tout ce que nous croyons. </text:span></text:span><text:span text:style-name="Police_20_par_20_défaut"><text:span text:style-name="T1">Voil</text:span></text:span><text:span text:style-name="Police_20_par_20_défaut"><text:span text:style-name="T1">à</text:span></text:span><text:span text:style-name="Police_20_par_20_défaut"><text:span text:style-name="T1"> la question</text:span></text:span><text:span text:style-name="Police_20_par_20_défaut"><text:span text:style-name="T1"> ;</text:span></text:span><text:span text:style-name="Police_20_par_20_défaut"><text:span text:style-name="T1"> vous connaissez la r</text:span></text:span><text:span text:style-name="Police_20_par_20_défaut"><text:span text:style-name="T1">é</text:span></text:span><text:span text:style-name="Police_20_par_20_défaut"><text:span text:style-name="T1">ponse. Il faut savoir gr</text:span></text:span><text:span text:style-name="Police_20_par_20_défaut"><text:span text:style-name="T1">é</text:span></text:span><text:span text:style-name="Police_20_par_20_défaut"><text:span text:style-name="T1"> </text:span></text:span><text:span text:style-name="Police_20_par_20_défaut"><text:span text:style-name="T1">à</text:span></text:span><text:span text:style-name="Police_20_par_20_défaut"><text:span text:style-name="T1"> Chateaubriand de la mod</text:span></text:span><text:span text:style-name="Police_20_par_20_défaut"><text:span text:style-name="T1">é</text:span></text:span><text:span text:style-name="Police_20_par_20_défaut"><text:span text:style-name="T1">ration qu'il y a mise</text:span></text:span><text:span text:style-name="Police_20_par_20_défaut"><text:span text:style-name="T1"> :</text:span></text:span><text:span text:style-name="Police_20_par_20_défaut"><text:span text:style-name="T1"> je veux dire qu'aimant et go</text:span></text:span><text:span text:style-name="Police_20_par_20_défaut"><text:span text:style-name="T1">û</text:span></text:span><text:span text:style-name="Police_20_par_20_défaut"><text:span text:style-name="T1">tant lui-m</text:span></text:span><text:span text:style-name="Police_20_par_20_défaut"><text:span text:style-name="T1">ê</text:span></text:span><text:span text:style-name="Police_20_par_20_défaut"><text:span text:style-name="T1">me les anciens comme il faisait, il faut lui savoir gr</text:span></text:span><text:span text:style-name="Police_20_par_20_défaut"><text:span text:style-name="T1">é</text:span></text:span><text:span text:style-name="Police_20_par_20_défaut"><text:span text:style-name="T1"> de n'avoir pas voulu </text:span></text:span><text:span text:style-name="Police_20_par_20_défaut"><text:span text:style-name="T4">substituer </text:span></text:span><text:span text:style-name="Police_20_par_20_défaut"><text:span text:style-name="T1">l'id</text:span></text:span><text:span text:style-name="Police_20_par_20_défaut"><text:span text:style-name="T1">é</text:span></text:span><text:span text:style-name="Police_20_par_20_défaut"><text:span text:style-name="T1">al chr</text:span></text:span><text:span text:style-name="Police_20_par_20_défaut"><text:span text:style-name="T1">é</text:span></text:span><text:span text:style-name="Police_20_par_20_défaut"><text:span text:style-name="T1">tien </text:span></text:span><text:span text:style-name="Police_20_par_20_défaut"><text:span text:style-name="T1">à</text:span></text:span><text:span text:style-name="Police_20_par_20_défaut"><text:span text:style-name="T1"> l'id</text:span></text:span><text:span text:style-name="Police_20_par_20_défaut"><text:span text:style-name="T1">é</text:span></text:span><text:span text:style-name="Police_20_par_20_défaut"><text:span text:style-name="T1">al antique. </text:span></text:span><text:span text:style-name="Police_20_par_20_défaut"><text:span text:style-name="T1">Il </text:span></text:span><text:span text:style-name="Police_20_par_20_défaut"><text:span text:style-name="T1">s'est content</text:span></text:span><text:span text:style-name="Police_20_par_20_défaut"><text:span text:style-name="T1">é</text:span></text:span><text:span text:style-name="Police_20_par_20_défaut"><text:span text:style-name="T1"> de r</text:span></text:span><text:span text:style-name="Police_20_par_20_défaut"><text:span text:style-name="T1">é</text:span></text:span><text:span text:style-name="Police_20_par_20_défaut"><text:span text:style-name="T1">tablir le premier dans ses titres </text:span></text:span><text:span text:style-name="Police_20_par_20_défaut"><text:span text:style-name="T1">à</text:span></text:span><text:span text:style-name="Police_20_par_20_défaut"><text:span text:style-name="T1"> c</text:span></text:span><text:span text:style-name="Police_20_par_20_défaut"><text:span text:style-name="T1">ô</text:span></text:span><text:span text:style-name="Police_20_par_20_défaut"><text:span text:style-name="T1">t</text:span></text:span><text:span text:style-name="Police_20_par_20_défaut"><text:span text:style-name="T1">é</text:span></text:span><text:span text:style-name="Police_20_par_20_défaut"><text:span text:style-name="T1"> du second</text:span></text:span><text:span text:style-name="Police_20_par_20_défaut"><text:span text:style-name="T1"> ;</text:span></text:span><text:span text:style-name="Police_20_par_20_défaut"><text:span text:style-name="T1"> et ainsi, d'autant </text:span></text:span><text:soft-page-break/><text:span text:style-name="Police_20_par_20_défaut"><text:span text:style-name="T1">qu'il enrichissait le domaine de la po</text:span></text:span><text:span text:style-name="Police_20_par_20_défaut"><text:span text:style-name="T1">é</text:span></text:span><text:span text:style-name="Police_20_par_20_défaut"><text:span text:style-name="T1">sie, de reculer et d'</text:span></text:span><text:span text:style-name="Police_20_par_20_défaut"><text:span text:style-name="T1">é</text:span></text:span><text:span text:style-name="Police_20_par_20_défaut"><text:span text:style-name="T1">largir les fronti</text:span></text:span><text:span text:style-name="Police_20_par_20_défaut"><text:span text:style-name="T1">è</text:span></text:span><text:span text:style-name="Police_20_par_20_défaut"><text:span text:style-name="T1">res de la critique.</text:span></text:span></text:p>
      <text:p text:style-name="P1">C'est également ce qu'il a fait, « en restaurant la cathédrale gothique », selon l'expression d'un poète ; et en révéler à ses contemporains, après la poésie du christianisme, celle du moyen âge ou, pour mieux dire encore, celle du passé national.</text:p>
      <text:p>On aura beau bâtir des temples bien élégants, bien éclairés, pour rassembler le <text:span text:style-name="Police_20_par_20_défaut"><text:span text:style-name="T15">bon peuple</text:span></text:span> de saint Louis et lui faire adorer un Dieu <text:span text:style-name="Police_20_par_20_défaut"><text:span text:style-name="T15">m</text:span></text:span><text:span text:style-name="Police_20_par_20_défaut"><text:span text:style-name="T15">é</text:span></text:span><text:span text:style-name="Police_20_par_20_défaut"><text:span text:style-name="T15">taphysique</text:span></text:span>, il regrettera toujours ces Notre-Dame de Reims et de Paris, toutes ces basiliques moussues, toutes remplies des générations des décédés et des âmes de ses pères...</text:p>
      <text:p>On ne pouvait entrer dans une église gothique sans de prouver une sorte de frissonnement, et un sentiment vague de la divinité. On se trouvait tout d'un coup reporté à ces temps où des cénobites, après avoir médité dans les bois de leurs monastères, se venaient prosterner à l'autel, et chanter les louanges du Seigneur dans le calme et le silence de la nuit. L'ancienne France semblait revivre, on croyait voir ces costumes singuliers, ce peuple si différent de ce qu'il est aujourd'hui ; on se rappelait, et les révolutions de ce peuple, et ses travaux, et ses arts...</text:p>
      <text:p text:style-name="Normal"><text:span text:style-name="Police_20_par_20_défaut"><text:span text:style-name="T1">Gr</text:span></text:span><text:span text:style-name="Police_20_par_20_défaut"><text:span text:style-name="T1">â</text:span></text:span><text:span text:style-name="Police_20_par_20_défaut"><text:span text:style-name="T1">ce </text:span></text:span><text:span text:style-name="Police_20_par_20_défaut"><text:span text:style-name="T1">à</text:span></text:span><text:span text:style-name="Police_20_par_20_défaut"><text:span text:style-name="T1"> lui, ce moyen </text:span></text:span><text:span text:style-name="Police_20_par_20_défaut"><text:span text:style-name="T1">â</text:span></text:span><text:span text:style-name="Police_20_par_20_défaut"><text:span text:style-name="T1">ge qui n'avait jusqu'alors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non seulement pour les </text:span></text:span><text:span text:style-name="Police_20_par_20_défaut"><text:span text:style-name="T1">«</text:span></text:span><text:span text:style-name="Police_20_par_20_défaut"><text:span text:style-name="T1"> </text:span></text:span><text:span text:style-name="Police_20_par_20_défaut"><text:span text:style-name="T1">philosophes</text:span></text:span><text:span text:style-name="Police_20_par_20_défaut"><text:span text:style-name="T1"> </text:span></text:span><text:span text:style-name="Police_20_par_20_défaut"><text:span text:style-name="T1">»</text:span></text:span><text:span text:style-name="Police_20_par_20_défaut"><text:span text:style-name="T1"> du </text:span></text:span><text:span text:style-name="Police_20_par_20_défaut"><text:span text:style-name="T1">XVI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mais aussi pour les </text:span></text:span><text:span text:style-name="Police_20_par_20_défaut"><text:span text:style-name="T1">é</text:span></text:span><text:span text:style-name="Police_20_par_20_défaut"><text:span text:style-name="T1">crivains du </text:span></text:span><text:span text:style-name="Police_20_par_20_défaut"><text:span text:style-name="T1">XVI</text:span></text:span><text:span text:style-name="Police_20_par_20_défaut"><text:span text:style-name="T1">I</text:span></text:span><text:span text:style-name="Police_20_par_20_défaut"><text:span text:style-name="T2">e</text:span></text:span><text:span text:style-name="Police_20_par_20_défaut"><text:span text:style-name="T1"> et du </text:span></text:span><text:span text:style-name="Police_20_par_20_défaut"><text:span text:style-name="T1">XVI</text:span></text:span><text:span text:style-name="Police_20_par_20_défaut"><text:span text:style-name="T2">e</text:span></text:span><text:span text:style-name="Police_20_par_20_défaut"><text:span text:style-name="T1">, qu'une r</text:span></text:span><text:span text:style-name="Police_20_par_20_défaut"><text:span text:style-name="T1">é</text:span></text:span><text:span text:style-name="Police_20_par_20_défaut"><text:span text:style-name="T1">gion confuse et qu'un temps indistinct d'erreur et d'ignorance, redevenait une partie de l'histoire nationale, et vous savez, pour le dire en passant, si le romantisme en allait abuser.</text:span></text:span></text:p>
      <text:p text:style-name="Normal"><text:span text:style-name="Police_20_par_20_défaut"><text:span text:style-name="T1">Et c'est encore Chateaubriand, sur les traces de Bernardin de Saint-Pierre et de Rousseau, dont le style prestigieux a fait de la description de la nature ext</text:span></text:span><text:span text:style-name="Police_20_par_20_défaut"><text:span text:style-name="T1">é</text:span></text:span><text:span text:style-name="Police_20_par_20_défaut"><text:span text:style-name="T1">rieure, mouvante et color</text:span></text:span><text:span text:style-name="Police_20_par_20_défaut"><text:span text:style-name="T1">é</text:span></text:span><text:span text:style-name="Police_20_par_20_défaut"><text:span text:style-name="T1">e, l'</text:span></text:span><text:span text:style-name="Police_20_par_20_défaut"><text:span text:style-name="T1">â</text:span></text:span><text:span text:style-name="Police_20_par_20_défaut"><text:span text:style-name="T1">me d'une po</text:span></text:span><text:span text:style-name="Police_20_par_20_défaut"><text:span text:style-name="T1">é</text:span></text:span><text:span text:style-name="Police_20_par_20_défaut"><text:span text:style-name="T1">sie nou</text:span></text:span><text:span text:style-name="Police_20_par_20_défaut"><text:span text:style-name="T1">velle. Apr</text:span></text:span><text:span text:style-name="Police_20_par_20_défaut"><text:span text:style-name="T1">è</text:span></text:span><text:span text:style-name="Police_20_par_20_défaut"><text:span text:style-name="T1">s la distinction des </text:span></text:span><text:span text:style-name="Police_20_par_20_défaut"><text:span text:style-name="T1">é</text:span></text:span><text:span text:style-name="Police_20_par_20_défaut"><text:span text:style-name="T1">poques et l'art de la traduire, c'est lui qu</text:span></text:span><text:span text:style-name="Police_20_par_20_défaut"><text:span text:style-name="T1">i </text:span></text:span><text:span text:style-name="Police_20_par_20_défaut"><text:span text:style-name="T1">nous a enseign</text:span></text:span><text:span text:style-name="Police_20_par_20_défaut"><text:span text:style-name="T1">é</text:span></text:span><text:span text:style-name="Police_20_par_20_défaut"><text:span text:style-name="T1"> la diff</text:span></text:span><text:span text:style-name="Police_20_par_20_défaut"><text:span text:style-name="T1">é</text:span></text:span><text:span text:style-name="Police_20_par_20_défaut"><text:span text:style-name="T1">rence des lieux, en m</text:span></text:span><text:span text:style-name="Police_20_par_20_défaut"><text:span text:style-name="T1">ê</text:span></text:span><text:span text:style-name="Police_20_par_20_défaut"><text:span text:style-name="T1">me temps qu'il nous apprenait les moyens de la rendre</text:span></text:span><text:span text:style-name="Police_20_par_20_défaut"><text:span text:style-name="T1"> ;</text:span></text:span><text:span text:style-name="Police_20_par_20_défaut"><text:span text:style-name="T1"> Que peut-</text:span></text:span><text:span text:style-name="Police_20_par_20_défaut"><text:span text:style-name="T1">ê</text:span></text:span><text:span text:style-name="Police_20_par_20_défaut"><text:span text:style-name="T1">tre un exc</text:span></text:span><text:span text:style-name="Police_20_par_20_défaut"><text:span text:style-name="T1">è</text:span></text:span><text:span text:style-name="Police_20_par_20_défaut"><text:span text:style-name="T1">s de couleur et d'</text:span></text:span><text:span text:style-name="Police_20_par_20_défaut"><text:span text:style-name="T4">exotisme </text:span></text:span><text:span text:style-name="Police_20_par_20_défaut"><text:span text:style-name="T1">s'y m</text:span></text:span><text:span text:style-name="Police_20_par_20_défaut"><text:span text:style-name="T1">ê</text:span></text:span><text:span text:style-name="Police_20_par_20_défaut"><text:span text:style-name="T1">le</text:span></text:span><text:span text:style-name="Police_20_par_20_défaut"><text:span text:style-name="T1"> ;</text:span></text:span><text:span text:style-name="Police_20_par_20_défaut"><text:span text:style-name="T1"> qu'il y ait trop de </text:span></text:span><text:span text:style-name="Police_20_par_20_défaut"><text:span text:style-name="T1">«</text:span></text:span><text:span text:style-name="Police_20_par_20_défaut"><text:span text:style-name="T1"> </text:span></text:span><text:span text:style-name="Police_20_par_20_défaut"><text:span text:style-name="T1">mico</text:span></text:span><text:span text:style-name="Police_20_par_20_défaut"><text:span text:style-name="T1">couliers</text:span></text:span><text:span text:style-name="Police_20_par_20_défaut"><text:span text:style-name="T1"> </text:span></text:span><text:span text:style-name="Police_20_par_20_défaut"><text:span text:style-name="T1">»</text:span></text:span><text:span text:style-name="Police_20_par_20_défaut"><text:span text:style-name="T1"> dans son </text:span></text:span><text:span text:style-name="Police_20_par_20_défaut"><text:span text:style-name="T1">œ</text:span></text:span><text:span text:style-name="Police_20_par_20_défaut"><text:span text:style-name="T1">uvre, et aussi trop de </text:span></text:span><text:span text:style-name="Police_20_par_20_défaut"><text:span text:style-name="T1">«</text:span></text:span><text:span text:style-name="Police_20_par_20_défaut"><text:span text:style-name="T1"> </text:span></text:span><text:span text:style-name="Police_20_par_20_défaut"><text:span text:style-name="T1">rose</text:span></text:span><text:span text:style-name="Police_20_par_20_défaut"><text:span text:style-name="T1"> </text:span></text:span><text:span text:style-name="Police_20_par_20_défaut"><text:span text:style-name="T1">»</text:span></text:span><text:span text:style-name="Police_20_par_20_défaut"><text:span text:style-name="T1">, trop de </text:span></text:span><text:span text:style-name="Police_20_par_20_défaut"><text:span text:style-name="T1">«</text:span></text:span><text:span text:style-name="Police_20_par_20_défaut"><text:span text:style-name="T1"> </text:span></text:span><text:span text:style-name="Police_20_par_20_défaut"><text:span text:style-name="T1">bleu</text:span></text:span><text:span text:style-name="Police_20_par_20_défaut"><text:span text:style-name="T1"> </text:span></text:span><text:span text:style-name="Police_20_par_20_défaut"><text:span text:style-name="T1">»</text:span></text:span><text:span text:style-name="Police_20_par_20_défaut"><text:span text:style-name="T1">, trop de </text:span></text:span><text:span text:style-name="Police_20_par_20_défaut"><text:span text:style-name="T1">«</text:span></text:span><text:span text:style-name="Police_20_par_20_défaut"><text:span text:style-name="T1"> </text:span></text:span><text:span text:style-name="Police_20_par_20_défaut"><text:span text:style-name="T1">vert</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 que, comme tous</text:span></text:span><text:span text:style-name="Police_20_par_20_défaut"><text:span text:style-name="T1"> </text:span></text:span><text:span text:style-name="Police_20_par_20_défaut"><text:span text:style-name="T1">les virtuoses, il se soit complu </text:span></text:span><text:span text:style-name="Police_20_par_20_défaut"><text:span text:style-name="T1">à</text:span></text:span><text:span text:style-name="Police_20_par_20_défaut"><text:span text:style-name="T1"> faire </text:span></text:span><text:span text:style-name="Police_20_par_20_défaut"><text:span text:style-name="T1">é</text:span></text:span><text:span text:style-name="Police_20_par_20_défaut"><text:span text:style-name="T1">talage et parade de </text:span></text:span><text:span text:style-name="Police_20_par_20_défaut"><text:span text:style-name="T1">son </text:span></text:span><text:span text:style-name="Police_20_par_20_défaut"><text:span text:style-name="T1">talent, ce n'est pas aujourd'hui le point. Mais ce que je constate, c'est que par l</text:span></text:span><text:span text:style-name="Police_20_par_20_défaut"><text:span text:style-name="T1">à</text:span></text:span><text:span text:style-name="Police_20_par_20_défaut"><text:span text:style-name="T1"> encore, il n'enrichissait pas seulement l'art et la po</text:span></text:span><text:span text:style-name="Police_20_par_20_défaut"><text:span text:style-name="T1">é</text:span></text:span><text:span text:style-name="Police_20_par_20_défaut"><text:span text:style-name="T1">sie, mais il obligeait la critique </text:span></text:span><text:span text:style-name="Police_20_par_20_défaut"><text:span text:style-name="T1">à</text:span></text:span><text:span text:style-name="Police_20_par_20_défaut"><text:span text:style-name="T1"> les suivre, </text:span></text:span><text:span text:style-name="Police_20_par_20_défaut"><text:span text:style-name="T1">à</text:span></text:span><text:span text:style-name="Police_20_par_20_défaut"><text:span text:style-name="T1"> compter dans les </text:span></text:span><text:span text:style-name="Police_20_par_20_défaut"><text:span text:style-name="T1">œ</text:span></text:span><text:span text:style-name="Police_20_par_20_défaut"><text:span text:style-name="T1">uvres avec des m</text:span></text:span><text:span text:style-name="Police_20_par_20_défaut"><text:span text:style-name="T1">é</text:span></text:span><text:span text:style-name="Police_20_par_20_défaut"><text:span text:style-name="T1">rites pour lesquels elle n'avait encore ni poids, comme on dit, ni mesure, ni vocabulaire. Ou si vous l'aimez mieux, en lui faisant conna</text:span></text:span><text:span text:style-name="Police_20_par_20_défaut"><text:span text:style-name="T1">î</text:span></text:span><text:span text:style-name="Police_20_par_20_défaut"><text:span text:style-name="T1">tre ainsi des beaut</text:span></text:span><text:span text:style-name="Police_20_par_20_défaut"><text:span text:style-name="T1">é</text:span></text:span><text:span text:style-name="Police_20_par_20_défaut"><text:span text:style-name="T1">s dont assur</text:span></text:span><text:span text:style-name="Police_20_par_20_défaut"><text:span text:style-name="T1">é</text:span></text:span><text:span text:style-name="Police_20_par_20_défaut"><text:span text:style-name="T1">ment ni les Suard ni les Dussault n'avaient le moindre soup</text:span></text:span><text:span text:style-name="Police_20_par_20_défaut"><text:span text:style-name="T1">ç</text:span></text:span><text:span text:style-name="Police_20_par_20_défaut"><text:span text:style-name="T1">on, il allait obliger leurs successeurs </text:span></text:span><text:span text:style-name="Police_20_par_20_défaut"><text:span text:style-name="T1">à</text:span></text:span><text:span text:style-name="Police_20_par_20_défaut"><text:span text:style-name="T1"> faire la th</text:span></text:span><text:span text:style-name="Police_20_par_20_défaut"><text:span text:style-name="T1">é</text:span></text:span><text:span text:style-name="Police_20_par_20_défaut"><text:span text:style-name="T1">orie de ces beaut</text:span></text:span><text:span text:style-name="Police_20_par_20_défaut"><text:span text:style-name="T1">é</text:span></text:span><text:span text:style-name="Police_20_par_20_défaut"><text:span text:style-name="T1">s m</text:span></text:span><text:span text:style-name="Police_20_par_20_défaut"><text:span text:style-name="T1">ê</text:span></text:span><text:span text:style-name="Police_20_par_20_défaut"><text:span text:style-name="T1">mes, </text:span></text:span><text:soft-page-break/><text:span text:style-name="Police_20_par_20_défaut"><text:span text:style-name="T1">et </text:span></text:span><text:span text:style-name="Police_20_par_20_défaut"><text:span text:style-name="T1">à</text:span></text:span><text:span text:style-name="Police_20_par_20_défaut"><text:span text:style-name="T1"> reviser, pour les abandonner, ceux de leurs principes qui en </text:span></text:span><text:span text:style-name="Police_20_par_20_défaut"><text:span text:style-name="T1">é</text:span></text:span><text:span text:style-name="Police_20_par_20_défaut"><text:span text:style-name="T1">taient la trop </text:span></text:span><text:span text:style-name="Police_20_par_20_défaut"><text:span text:style-name="T1">é</text:span></text:span><text:span text:style-name="Police_20_par_20_défaut"><text:span text:style-name="T1">vidente n</text:span></text:span><text:span text:style-name="Police_20_par_20_défaut"><text:span text:style-name="T1">é</text:span></text:span><text:span text:style-name="Police_20_par_20_défaut"><text:span text:style-name="T1">gation. </text:span></text:span><text:span text:style-name="Police_20_par_20_défaut"><text:span text:style-name="T1">Vous</text:span></text:span><text:span text:style-name="Police_20_par_20_défaut"><text:span text:style-name="T1"> connaissez le mot de ce d</text:span></text:span><text:span text:style-name="Police_20_par_20_défaut"><text:span text:style-name="T1">é</text:span></text:span><text:span text:style-name="Police_20_par_20_défaut"><text:span text:style-name="T1">mocrate</text:span></text:span><text:span text:style-name="Police_20_par_20_défaut"><text:span text:style-name="T1"> :</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Il faut bien que je les suive, disait-il en pariant des siens, puisque je suis leur chef</text:span></text:span><text:span text:style-name="Police_20_par_20_défaut"><text:span text:style-name="T1"> </text:span></text:span><text:span text:style-name="Police_20_par_20_défaut"><text:span text:style-name="T1">»</text:span></text:span><text:span text:style-name="Police_20_par_20_défaut"><text:span text:style-name="T1">. C'est dans cette situation que Mme de Sta</text:span></text:span><text:span text:style-name="Police_20_par_20_défaut"><text:span text:style-name="T1">ë</text:span></text:span><text:span text:style-name="Police_20_par_20_défaut"><text:span text:style-name="T1">l et Chateaubriand ont mis la critique de leur temps, et, pour qu'elle les .suiv</text:span></text:span><text:span text:style-name="Police_20_par_20_défaut"><text:span text:style-name="T1">î</text:span></text:span><text:span text:style-name="Police_20_par_20_défaut"><text:span text:style-name="T1">t, ils en ont pris la t</text:span></text:span><text:span text:style-name="Police_20_par_20_défaut"><text:span text:style-name="T1">ê</text:span></text:span><text:span text:style-name="Police_20_par_20_défaut"><text:span text:style-name="T1">te.</text:span></text:span></text:p>
      <text:p text:style-name="Normal"><text:span text:style-name="Police_20_par_20_défaut"><text:span text:style-name="T1">Chateaubriand d'ailleurs a lui-m</text:span></text:span><text:span text:style-name="Police_20_par_20_défaut"><text:span text:style-name="T1">ê</text:span></text:span><text:span text:style-name="Police_20_par_20_défaut"><text:span text:style-name="T1">me heureusement r</text:span></text:span><text:span text:style-name="Police_20_par_20_défaut"><text:span text:style-name="T1">é</text:span></text:span><text:span text:style-name="Police_20_par_20_défaut"><text:span text:style-name="T1">sum</text:span></text:span><text:span text:style-name="Police_20_par_20_défaut"><text:span text:style-name="T1">é</text:span></text:span><text:span text:style-name="Police_20_par_20_défaut"><text:span text:style-name="T1"> son intention, dans une maxime devenue c</text:span></text:span><text:span text:style-name="Police_20_par_20_défaut"><text:span text:style-name="T1">é</text:span></text:span><text:span text:style-name="Police_20_par_20_défaut"><text:span text:style-name="T1">l</text:span></text:span><text:span text:style-name="Police_20_par_20_défaut"><text:span text:style-name="T1">è</text:span></text:span><text:span text:style-name="Police_20_par_20_défaut"><text:span text:style-name="T1">bre, quand il a dit </text:span></text:span><text:span text:style-name="Police_20_par_20_défaut"><text:span text:style-name="T1">«</text:span></text:span><text:span text:style-name="Police_20_par_20_défaut"><text:span text:style-name="T1"> </text:span></text:span><text:span text:style-name="Police_20_par_20_défaut"><text:span text:style-name="T1">qu'</text:span></text:span><text:span text:style-name="Police_20_par_20_défaut"><text:span text:style-name="T1">à</text:span></text:span><text:span text:style-name="Police_20_par_20_défaut"><text:span text:style-name="T1"> la critique st</text:span></text:span><text:span text:style-name="Police_20_par_20_défaut"><text:span text:style-name="T1">é</text:span></text:span><text:span text:style-name="Police_20_par_20_défaut"><text:span text:style-name="T1">rile des d</text:span></text:span><text:span text:style-name="Police_20_par_20_défaut"><text:span text:style-name="T1">é</text:span></text:span><text:span text:style-name="Police_20_par_20_défaut"><text:span text:style-name="T1">fauts il </text:span></text:span><text:span text:style-name="Police_20_par_20_défaut"><text:span text:style-name="T1">é</text:span></text:span><text:span text:style-name="Police_20_par_20_défaut"><text:span text:style-name="T1">tait venu substituer la critique f</text:span></text:span><text:span text:style-name="Police_20_par_20_défaut"><text:span text:style-name="T1">é</text:span></text:span><text:span text:style-name="Police_20_par_20_défaut"><text:span text:style-name="T1">conde des beaut</text:span></text:span><text:span text:style-name="Police_20_par_20_défaut"><text:span text:style-name="T1">é</text:span></text:span><text:span text:style-name="Police_20_par_20_défaut"><text:span text:style-name="T1">s</text:span></text:span><text:span text:style-name="Police_20_par_20_défaut"><text:span text:style-name="T1"> </text:span></text:span><text:span text:style-name="Police_20_par_20_défaut"><text:span text:style-name="T1">»</text:span></text:span><text:span text:style-name="Police_20_par_20_défaut"><text:span text:style-name="T1">. Rien de plus juste ou rien de plus faux que ce principe, selon qu'on veut l'entendre. Car la </text:span></text:span><text:span text:style-name="Police_20_par_20_défaut"><text:span text:style-name="T1">«</text:span></text:span><text:span text:style-name="Police_20_par_20_défaut"><text:span text:style-name="T1"> </text:span></text:span><text:span text:style-name="Police_20_par_20_défaut"><text:span text:style-name="T1">critique des d</text:span></text:span><text:span text:style-name="Police_20_par_20_défaut"><text:span text:style-name="T1">é</text:span></text:span><text:span text:style-name="Police_20_par_20_défaut"><text:span text:style-name="T1">fauts</text:span></text:span><text:span text:style-name="Police_20_par_20_défaut"><text:span text:style-name="T1"> </text:span></text:span><text:span text:style-name="Police_20_par_20_défaut"><text:span text:style-name="T1">»</text:span></text:span><text:span text:style-name="Police_20_par_20_défaut"><text:span text:style-name="T1"> a au moins cet avantage qu'elle nous met </text:span></text:span><text:span text:style-name="Police_20_par_20_défaut"><text:span text:style-name="T1">à</text:span></text:span><text:span text:style-name="Police_20_par_20_défaut"><text:span text:style-name="T1"> m</text:span></text:span><text:span text:style-name="Police_20_par_20_défaut"><text:span text:style-name="T1">ê</text:span></text:span><text:span text:style-name="Police_20_par_20_défaut"><text:span text:style-name="T1">me de l</text:span></text:span><text:span text:style-name="Police_20_par_20_défaut"><text:span text:style-name="T1">e</text:span></text:span><text:span text:style-name="Police_20_par_20_défaut"><text:span text:style-name="T1">s </text:span></text:span><text:span text:style-name="Police_20_par_20_défaut"><text:span text:style-name="T1">é</text:span></text:span><text:span text:style-name="Police_20_par_20_défaut"><text:span text:style-name="T1">viter</text:span></text:span><text:span text:style-name="Police_20_par_20_défaut"><text:span text:style-name="T1"> ;</text:span></text:span><text:span text:style-name="Police_20_par_20_défaut"><text:span text:style-name="T1"> mais la </text:span></text:span><text:span text:style-name="Police_20_par_20_défaut"><text:span text:style-name="T1">«</text:span></text:span><text:span text:style-name="Police_20_par_20_défaut"><text:span text:style-name="T1"> </text:span></text:span><text:span text:style-name="Police_20_par_20_défaut"><text:span text:style-name="T1">critique des beaut</text:span></text:span><text:span text:style-name="Police_20_par_20_défaut"><text:span text:style-name="T1">é</text:span></text:span><text:span text:style-name="Police_20_par_20_défaut"><text:span text:style-name="T1">s</text:span></text:span><text:span text:style-name="Police_20_par_20_défaut"><text:span text:style-name="T1"> </text:span></text:span><text:span text:style-name="Police_20_par_20_défaut"><text:span text:style-name="T1">»</text:span></text:span><text:span text:style-name="Police_20_par_20_défaut"><text:span text:style-name="T1"> a cet inconv</text:span></text:span><text:span text:style-name="Police_20_par_20_défaut"><text:span text:style-name="T1">é</text:span></text:span><text:span text:style-name="Police_20_par_20_défaut"><text:span text:style-name="T1">nient qu'elle nous invite </text:span></text:span><text:span text:style-name="Police_20_par_20_défaut"><text:span text:style-name="T1">à</text:span></text:span><text:span text:style-name="Police_20_par_20_défaut"><text:span text:style-name="T1"> les imiter, ce qui n'en produit d'habitude qu'une assez m</text:span></text:span><text:span text:style-name="Police_20_par_20_défaut"><text:span text:style-name="T1">é</text:span></text:span><text:span text:style-name="Police_20_par_20_défaut"><text:span text:style-name="T1">chante parodie. Pl</text:span></text:span><text:span text:style-name="Police_20_par_20_défaut"><text:span text:style-name="T1">û</text:span></text:span><text:span text:style-name="Police_20_par_20_défaut"><text:span text:style-name="T1">t aux Dieux que Chapelain e</text:span></text:span><text:span text:style-name="Police_20_par_20_défaut"><text:span text:style-name="T1">û</text:span></text:span><text:span text:style-name="Police_20_par_20_défaut"><text:span text:style-name="T1">t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text:span></text:span><text:span text:style-name="Police_20_par_20_défaut"><text:span text:style-name="T1">m</text:span></text:span><text:span text:style-name="Police_20_par_20_défaut"><text:span text:style-name="T1">oins habile </text:span></text:span><text:span text:style-name="Police_20_par_20_défaut"><text:span text:style-name="T1">à</text:span></text:span><text:span text:style-name="Police_20_par_20_défaut"><text:span text:style-name="T1"> la </text:span></text:span><text:span text:style-name="Police_20_par_20_défaut"><text:span text:style-name="T1">«</text:span></text:span><text:span text:style-name="Police_20_par_20_défaut"><text:span text:style-name="T1"> </text:span></text:span><text:span text:style-name="Police_20_par_20_défaut"><text:span text:style-name="T1">critique des beaut</text:span></text:span><text:span text:style-name="Police_20_par_20_défaut"><text:span text:style-name="T1">é</text:span></text:span><text:span text:style-name="Police_20_par_20_défaut"><text:span text:style-name="T1">s</text:span></text:span><text:span text:style-name="Police_20_par_20_défaut"><text:span text:style-name="T1"> </text:span></text:span><text:span text:style-name="Police_20_par_20_défaut"><text:span text:style-name="T1">»</text:span></text:span><text:span text:style-name="Police_20_par_20_défaut"><text:span text:style-name="T1"> de</text:span></text:span><text:span text:style-name="Police_20_par_20_défaut"><text:span text:style-name="T1"> Virgile</text:span></text:span><text:span text:style-name="Police_20_par_20_défaut"><text:span text:style-name="T1"> ou du Tasse</text:span></text:span><text:span text:style-name="Police_20_par_20_défaut"><text:span text:style-name="T1"> ! </text:span></text:span><text:span text:style-name="Police_20_par_20_défaut"><text:span text:style-name="T1">il n'e</text:span></text:span><text:span text:style-name="Police_20_par_20_défaut"><text:span text:style-name="T1">û</text:span></text:span><text:span text:style-name="Police_20_par_20_défaut"><text:span text:style-name="T1">t pas com</text:span></text:span><text:span text:style-name="Police_20_par_20_défaut"><text:span text:style-name="T1">pos</text:span></text:span><text:span text:style-name="Police_20_par_20_défaut"><text:span text:style-name="T1">é</text:span></text:span><text:span text:style-name="Police_20_par_20_défaut"><text:span text:style-name="T1"> sa </text:span></text:span><text:span text:style-name="Police_20_par_20_défaut"><text:span text:style-name="T4">Pucelle</text:span></text:span><text:span text:style-name="Police_20_par_20_défaut"><text:span text:style-name="T1">,</text:span></text:span><text:span text:style-name="Police_20_par_20_défaut"><text:span text:style-name="T1"> </text:span></text:span><text:span text:style-name="Police_20_par_20_défaut"><text:span text:style-name="T1">qu'il n'a faite que pour les imiter</text:span></text:span><text:span text:style-name="Police_20_par_20_défaut"><text:span text:style-name="T1"> !</text:span></text:span><text:span text:style-name="Police_20_par_20_défaut"><text:span text:style-name="T1"> Mais quand, en revanche, Boileau, dans </text:span></text:span><text:span text:style-name="Police_20_par_20_défaut"><text:span text:style-name="T4">L’Andro</text:span></text:span><text:span text:style-name="Police_20_par_20_défaut"><text:span text:style-name="T4">maque</text:span></text:span><text:span text:style-name="Police_20_par_20_défaut"><text:span text:style-name="T1"> de son ami Racine, critiquait les </text:span></text:span><text:span text:style-name="Police_20_par_20_défaut"><text:span text:style-name="T1">«</text:span></text:span><text:span text:style-name="Police_20_par_20_défaut"><text:span text:style-name="T1"> </text:span></text:span><text:span text:style-name="Police_20_par_20_défaut"><text:span text:style-name="T1">d</text:span></text:span><text:span text:style-name="Police_20_par_20_défaut"><text:span text:style-name="T1">é</text:span></text:span><text:span text:style-name="Police_20_par_20_défaut"><text:span text:style-name="T1">fauts</text:span></text:span><text:span text:style-name="Police_20_par_20_défaut"><text:span text:style-name="T1"> </text:span></text:span><text:span text:style-name="Police_20_par_20_défaut"><text:span text:style-name="T1">»</text:span></text:span><text:span text:style-name="Police_20_par_20_défaut"><text:span text:style-name="T1"> du caract</text:span></text:span><text:span text:style-name="Police_20_par_20_défaut"><text:span text:style-name="T1">è</text:span></text:span><text:span text:style-name="Police_20_par_20_défaut"><text:span text:style-name="T1">re de Pyrrhus — qu'il trouvait trop semblable encore </text:span></text:span><text:span text:style-name="Police_20_par_20_défaut"><text:span text:style-name="T1">à</text:span></text:span><text:span text:style-name="Police_20_par_20_défaut"><text:span text:style-name="T1"> un h</text:span></text:span><text:span text:style-name="Police_20_par_20_défaut"><text:span text:style-name="T1">é</text:span></text:span><text:span text:style-name="Police_20_par_20_défaut"><text:span text:style-name="T1">ros de Mlle de Scud</text:span></text:span><text:span text:style-name="Police_20_par_20_défaut"><text:span text:style-name="T1">é</text:span></text:span><text:span text:style-name="Police_20_par_20_défaut"><text:span text:style-name="T1">ri</text:span></text:span><text:span text:style-name="Police_20_par_20_défaut"><text:span text:style-name="T1">, </text:span></text:span><text:span text:style-name="Police_20_par_20_défaut"><text:span text:style-name="T1">— cela servait </text:span></text:span><text:span text:style-name="Police_20_par_20_défaut"><text:span text:style-name="T1">à</text:span></text:span><text:span text:style-name="Police_20_par_20_défaut"><text:span text:style-name="T1"> Racine pour mieux peindre, sous des traits plus naturels et plus vrais, l'Achille de son Iphig</text:span></text:span><text:span text:style-name="Police_20_par_20_défaut"><text:span text:style-name="T1">é</text:span></text:span><text:span text:style-name="Police_20_par_20_défaut"><text:span text:style-name="T1">nie. En d'autres termes encore, s'il y a des beaut</text:span></text:span><text:span text:style-name="Police_20_par_20_défaut"><text:span text:style-name="T1">é</text:span></text:span><text:span text:style-name="Police_20_par_20_défaut"><text:span text:style-name="T1">s dont le propre est d'</text:span></text:span><text:span text:style-name="Police_20_par_20_défaut"><text:span text:style-name="T1">ê</text:span></text:span><text:span text:style-name="Police_20_par_20_défaut"><text:span text:style-name="T1">tre inimitables, la critique n'en est pas </text:span></text:span><text:span text:style-name="Police_20_par_20_défaut"><text:span text:style-name="T1">«</text:span></text:span><text:span text:style-name="Police_20_par_20_défaut"><text:span text:style-name="T1"> </text:span></text:span><text:span text:style-name="Police_20_par_20_défaut"><text:span text:style-name="T1">f</text:span></text:span><text:span text:style-name="Police_20_par_20_défaut"><text:span text:style-name="T1">é</text:span></text:span><text:span text:style-name="Police_20_par_20_défaut"><text:span text:style-name="T1">conde</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text:span></text:span><text:span text:style-name="Police_20_par_20_défaut"><text:span text:style-name="T1"> elle en peut m</text:span></text:span><text:span text:style-name="Police_20_par_20_défaut"><text:span text:style-name="T1">ê</text:span></text:span><text:span text:style-name="Police_20_par_20_défaut"><text:span text:style-name="T1">me devenir ais</text:span></text:span><text:span text:style-name="Police_20_par_20_défaut"><text:span text:style-name="T1">é</text:span></text:span><text:span text:style-name="Police_20_par_20_défaut"><text:span text:style-name="T1">ment dangereuse. C'est ce que prouverait au besoin l'exemple du classicisme lui-m</text:span></text:span><text:span text:style-name="Police_20_par_20_défaut"><text:span text:style-name="T1">ê</text:span></text:span><text:span text:style-name="Police_20_par_20_défaut"><text:span text:style-name="T1">me, qui ne s'est, apr</text:span></text:span><text:span text:style-name="Police_20_par_20_défaut"><text:span text:style-name="T1">è</text:span></text:span><text:span text:style-name="Police_20_par_20_défaut"><text:span text:style-name="T1">s tout, immobilis</text:span></text:span><text:span text:style-name="Police_20_par_20_défaut"><text:span text:style-name="T1">é</text:span></text:span><text:span text:style-name="Police_20_par_20_défaut"><text:span text:style-name="T1"> dans ses r</text:span></text:span><text:span text:style-name="Police_20_par_20_défaut"><text:span text:style-name="T1">è</text:span></text:span><text:span text:style-name="Police_20_par_20_défaut"><text:span text:style-name="T1">gles que pour avoir trop admir</text:span></text:span><text:span text:style-name="Police_20_par_20_défaut"><text:span text:style-name="T1">é</text:span></text:span><text:span text:style-name="Police_20_par_20_défaut"><text:span text:style-name="T1">, d'une admiration trop exclusive et trop superstitieuse, les chefs-d'</text:span></text:span><text:span text:style-name="Police_20_par_20_défaut"><text:span text:style-name="T1">œ</text:span></text:span><text:span text:style-name="Police_20_par_20_défaut"><text:span text:style-name="T1">uvre dont nous avons vu qu'il les avait tir</text:span></text:span><text:span text:style-name="Police_20_par_20_défaut"><text:span text:style-name="T1">é</text:span></text:span><text:span text:style-name="Police_20_par_20_défaut"><text:span text:style-name="T1">es. Mais s'il y a des d</text:span></text:span><text:span text:style-name="Police_20_par_20_défaut"><text:span text:style-name="T1">é</text:span></text:span><text:span text:style-name="Police_20_par_20_défaut"><text:span text:style-name="T1">fauts, et il y en a, qui ne sont pas n</text:span></text:span><text:span text:style-name="Police_20_par_20_défaut"><text:span text:style-name="T1">é</text:span></text:span><text:span text:style-name="Police_20_par_20_défaut"><text:span text:style-name="T1">cessairement le revers ou la ran</text:span></text:span><text:span text:style-name="Police_20_par_20_défaut"><text:span text:style-name="T1">ç</text:span></text:span><text:span text:style-name="Police_20_par_20_défaut"><text:span text:style-name="T1">on de certaines qualit</text:span></text:span><text:span text:style-name="Police_20_par_20_défaut"><text:span text:style-name="T1">é</text:span></text:span><text:span text:style-name="Police_20_par_20_défaut"><text:span text:style-name="T1">s, on peut donc s'en d</text:span></text:span><text:span text:style-name="Police_20_par_20_défaut"><text:span text:style-name="T1">é</text:span></text:span><text:span text:style-name="Police_20_par_20_défaut"><text:span text:style-name="T1">fendre, et la critique, n'en est pas </text:span></text:span><text:span text:style-name="Police_20_par_20_défaut"><text:span text:style-name="T1">«</text:span></text:span><text:span text:style-name="Police_20_par_20_défaut"><text:span text:style-name="T1"> </text:span></text:span><text:span text:style-name="Police_20_par_20_défaut"><text:span text:style-name="T1">st</text:span></text:span><text:span text:style-name="Police_20_par_20_défaut"><text:span text:style-name="T1">é</text:span></text:span><text:span text:style-name="Police_20_par_20_défaut"><text:span text:style-name="T1">rile</text:span></text:span><text:span text:style-name="Police_20_par_20_défaut"><text:span text:style-name="T1"> </text:span></text:span><text:span text:style-name="Police_20_par_20_défaut"><text:span text:style-name="T1">»</text:span></text:span><text:span text:style-name="Police_20_par_20_défaut"><text:span text:style-name="T1">. Il n'en a pas mal pris </text:span></text:span><text:span text:style-name="Police_20_par_20_défaut"><text:span text:style-name="T1">à</text:span></text:span><text:span text:style-name="Police_20_par_20_défaut"><text:span text:style-name="T1"> l'auteur du</text:span></text:span><text:span text:style-name="Police_20_par_20_défaut"><text:span text:style-name="T4"> G</text:span></text:span><text:span text:style-name="Police_20_par_20_défaut"><text:span text:style-name="T4">é</text:span></text:span><text:span text:style-name="Police_20_par_20_défaut"><text:span text:style-name="T4">nie du christianisme </text:span></text:span><text:span text:style-name="Police_20_par_20_défaut"><text:span text:style-name="T1">d'avoir quelquefois </text:span></text:span><text:span text:style-name="Police_20_par_20_défaut"><text:span text:style-name="T1">é</text:span></text:span><text:span text:style-name="Police_20_par_20_défaut"><text:span text:style-name="T1">cout</text:span></text:span><text:span text:style-name="Police_20_par_20_défaut"><text:span text:style-name="T1">é</text:span></text:span><text:span text:style-name="Police_20_par_20_défaut"><text:span text:style-name="T1"> les conseils de Fontanes, et si les romantiques en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eussent </text:span></text:span><text:span text:style-name="Police_20_par_20_défaut"><text:span text:style-name="T1">à</text:span></text:span><text:span text:style-name="Police_20_par_20_défaut"><text:span text:style-name="T1">, leur tour </text:span></text:span><text:span text:style-name="Police_20_par_20_défaut"><text:span text:style-name="T1">é</text:span></text:span><text:span text:style-name="Police_20_par_20_défaut"><text:span text:style-name="T1">cout</text:span></text:span><text:span text:style-name="Police_20_par_20_défaut"><text:span text:style-name="T1">é</text:span></text:span><text:span text:style-name="Police_20_par_20_défaut"><text:span text:style-name="T1"> les avis de Sainte-Beuve, j'ai quelque peine </text:span></text:span><text:span text:style-name="Police_20_par_20_défaut"><text:span text:style-name="T1">à</text:span></text:span><text:span text:style-name="Police_20_par_20_défaut"><text:span text:style-name="T1"> croire qu'ils ne s'en fussent pas bien trouv</text:span></text:span><text:span text:style-name="Police_20_par_20_défaut"><text:span text:style-name="T1">é</text:span></text:span><text:span text:style-name="Police_20_par_20_défaut"><text:span text:style-name="T1">s.</text:span></text:span></text:p>
      <text:p text:style-name="P1">Maintenant si l'on veut dire que la critique unique des défauts serait un témoignage à la fois d'étroitesse et d'insensibilité, on a évidemment raison. Elle implique encore une confiance dans l'autorité des règles tout à fait étrangère à l'esprit de la véritable critique. Et enfin, et surtout, comme elle suppose, ou comme elle en arrive toujours immanquablement à poser qu'on ne saurait jamais négliger ou violer les règles qu'au <text:soft-page-break/>détriment de l'art, étant un obstacle au progrès ou à l'évolution des formes de l'art, elle en est un elle-même à son propre mouvement. C'est là ce que Chateaubriand veut dire. Son expression n'a pas tout à fait trahi sa pensée ; mais, poète autant que critique, il n'a pas pu, dans sa formule, s'empêcher de réserver les droits de son amour-propre. Même à Laharpe en effet, il n'eût pas pu décemment reprocher d'avoir borné sa critique à celle des « défauts » ; car qui a rendu aux « beautés » des tragédies de Voltaire une justice plus partiale, et jusqu'à leur sacrifier quelquefois les « beautés » même de la tragédie de Racine ?</text:p>
      <text:p text:style-name="Normal"><text:span text:style-name="Police_20_par_20_défaut"><text:span text:style-name="T1">Il </text:span></text:span><text:span text:style-name="Police_20_par_20_défaut"><text:span text:style-name="T1">nous reste </text:span></text:span><text:span text:style-name="Police_20_par_20_défaut"><text:span text:style-name="T1">à</text:span></text:span><text:span text:style-name="Police_20_par_20_défaut"><text:span text:style-name="T1"> dire quelques mots du livre de </text:span></text:span><text:span text:style-name="Police_20_par_20_défaut"><text:span text:style-name="T4">l’</text:span></text:span><text:span text:style-name="Police_20_par_20_défaut"><text:span text:style-name="T4">Allemagne</text:span></text:span><text:span text:style-name="Police_20_par_20_défaut"><text:span text:style-name="T1">, rendu c</text:span></text:span><text:span text:style-name="Police_20_par_20_défaut"><text:span text:style-name="T1">é</text:span></text:span><text:span text:style-name="Police_20_par_20_défaut"><text:span text:style-name="T1">l</text:span></text:span><text:span text:style-name="Police_20_par_20_défaut"><text:span text:style-name="T1">è</text:span></text:span><text:span text:style-name="Police_20_par_20_défaut"><text:span text:style-name="T1">bre, avant qu'il e</text:span></text:span><text:span text:style-name="Police_20_par_20_défaut"><text:span text:style-name="T1">û</text:span></text:span><text:span text:style-name="Police_20_par_20_défaut"><text:span text:style-name="T1">t paru, par les tracasseries de la police imp</text:span></text:span><text:span text:style-name="Police_20_par_20_défaut"><text:span text:style-name="T1">é</text:span></text:span><text:span text:style-name="Police_20_par_20_défaut"><text:span text:style-name="T1">riale, et demeur</text:span></text:span><text:span text:style-name="Police_20_par_20_défaut"><text:span text:style-name="T1">é</text:span></text:span><text:span text:style-name="Police_20_par_20_défaut"><text:span text:style-name="T1"> peut-</text:span></text:span><text:span text:style-name="Police_20_par_20_défaut"><text:span text:style-name="T1">ê</text:span></text:span><text:span text:style-name="Police_20_par_20_défaut"><text:span text:style-name="T1">tre le chef-d'</text:span></text:span><text:span text:style-name="Police_20_par_20_défaut"><text:span text:style-name="T1">œ</text:span></text:span><text:span text:style-name="Police_20_par_20_défaut"><text:span text:style-name="T1">uvre de Mme de Sta</text:span></text:span><text:span text:style-name="Police_20_par_20_défaut"><text:span text:style-name="T1">ë</text:span></text:span><text:span text:style-name="Police_20_par_20_défaut"><text:span text:style-name="T1">l.</text:span></text:span></text:p>
      <text:p text:style-name="Normal"><text:span text:style-name="Police_20_par_20_défaut"><text:span text:style-name="T1">Qu'il ait vieilli, aussi lui, comme le </text:span></text:span><text:span text:style-name="Police_20_par_20_défaut"><text:span text:style-name="T4">G</text:span></text:span><text:span text:style-name="Police_20_par_20_défaut"><text:span text:style-name="T4">é</text:span></text:span><text:span text:style-name="Police_20_par_20_défaut"><text:span text:style-name="T4">nie du christianisme</text:span></text:span><text:span text:style-name="Police_20_par_20_défaut"><text:span text:style-name="T1">, je n'en disconviens pas. Je me demandais seulement, en le relisant, s'il est beaucoup plus vieux, s'il a pris plus de rides que </text:span></text:span><text:span text:style-name="Police_20_par_20_défaut"><text:span text:style-name="T4">l’</text:span></text:span><text:span text:style-name="Police_20_par_20_défaut"><text:span text:style-name="T4">Allemagne</text:span></text:span><text:span text:style-name="Police_20_par_20_défaut"><text:span text:style-name="T1"> que Henri Heine, vingt-cinq ou trente ans plus tard, </text:span></text:span><text:span text:style-name="Police_20_par_20_défaut"><text:span text:style-name="T1">é</text:span></text:span><text:span text:style-name="Police_20_par_20_défaut"><text:span text:style-name="T1">crivait pour le r</text:span></text:span><text:span text:style-name="Police_20_par_20_défaut"><text:span text:style-name="T1">é</text:span></text:span><text:span text:style-name="Police_20_par_20_défaut"><text:span text:style-name="T1">futer ou pour le </text:span></text:span><text:span text:style-name="Police_20_par_20_défaut"><text:span text:style-name="T1">«</text:span></text:span><text:span text:style-name="Police_20_par_20_défaut"><text:span text:style-name="T1"> </text:span></text:span><text:span text:style-name="Police_20_par_20_défaut"><text:span text:style-name="T1">redresser</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text:span></text:span><text:span text:style-name="Police_20_par_20_défaut"><text:span text:style-name="T1"> et se poser la question, c'est avoir fait la r</text:span></text:span><text:span text:style-name="Police_20_par_20_défaut"><text:span text:style-name="T1">é</text:span></text:span><text:span text:style-name="Police_20_par_20_défaut"><text:span text:style-name="T1">ponse. Comme vous pouvez </text:span></text:span><text:span text:style-name="Police_20_par_20_défaut"><text:span text:style-name="T1">é</text:span></text:span><text:span text:style-name="Police_20_par_20_défaut"><text:span text:style-name="T1">tudier l'</text:span></text:span><text:span text:style-name="Police_20_par_20_défaut"><text:span text:style-name="T1">Allemagne </text:span></text:span><text:span text:style-name="Police_20_par_20_défaut"><text:span text:style-name="T1">d'aujourd'hui dans les </text:span></text:span><text:span text:style-name="Police_20_par_20_défaut"><text:span text:style-name="T1">é</text:span></text:span><text:span text:style-name="Police_20_par_20_défaut"><text:span text:style-name="T1">crits de Schopenhauer, dans les discours de </text:span></text:span><text:span text:style-name="Police_20_par_20_défaut"><text:span text:style-name="T1">M. </text:span></text:span><text:span text:style-name="Police_20_par_20_défaut"><text:span text:style-name="T1">de Bismarck et dans les partitions de Wagner, </text:span></text:span><text:span text:style-name="Police_20_par_20_défaut"><text:span text:style-name="T1">é</text:span></text:span><text:span text:style-name="Police_20_par_20_défaut"><text:span text:style-name="T1">tudiez donc celle de </text:span></text:span><text:span text:style-name="Police_20_par_20_défaut"><text:span text:style-name="T1">1</text:span></text:span><text:span text:style-name="Police_20_par_20_défaut"><text:span text:style-name="T1">840 dans le livre de Henri Heine, mais </text:span></text:span><text:span text:style-name="Police_20_par_20_défaut"><text:span text:style-name="T1">é</text:span></text:span><text:span text:style-name="Police_20_par_20_défaut"><text:span text:style-name="T1">tudiez celle de 1810 dans le livre de Mme de Sta</text:span></text:span><text:span text:style-name="Police_20_par_20_défaut"><text:span text:style-name="T1">ë</text:span></text:span><text:span text:style-name="Police_20_par_20_défaut"><text:span text:style-name="T1">l</text:span></text:span><text:span text:style-name="Police_20_par_20_défaut"><text:span text:style-name="T1"> ;</text:span></text:span><text:span text:style-name="Police_20_par_20_défaut"><text:span text:style-name="T1"> et si ces trois Allemagnes ne sont pas aussi diff</text:span></text:span><text:span text:style-name="Police_20_par_20_défaut"><text:span text:style-name="T1">é</text:span></text:span><text:span text:style-name="Police_20_par_20_défaut"><text:span text:style-name="T1">rentes qu'on l'a dit l'une de l'autre, vous conviendrez qu'ind</text:span></text:span><text:span text:style-name="Police_20_par_20_défaut"><text:span text:style-name="T1">é</text:span></text:span><text:span text:style-name="Police_20_par_20_défaut"><text:span text:style-name="T1">pendamment de l'effet qu'elle a produit dans le</text:span></text:span><text:span text:style-name="Police_20_par_20_défaut"><text:span text:style-name="T1"> </text:span></text:span><text:span text:style-name="Police_20_par_20_défaut"><text:span text:style-name="T1">temps de son apparition, </text:span></text:span><text:span text:style-name="Police_20_par_20_défaut"><text:span text:style-name="T4">l’</text:span></text:span><text:span text:style-name="Police_20_par_20_défaut"><text:span text:style-name="T4">Allemagne</text:span></text:span><text:span text:style-name="Police_20_par_20_défaut"><text:span text:style-name="T1"> de Mme de Sta</text:span></text:span><text:span text:style-name="Police_20_par_20_défaut"><text:span text:style-name="T1">ë</text:span></text:span><text:span text:style-name="Police_20_par_20_défaut"><text:span text:style-name="T1">l peut avoir encore aujourd'hui son 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 et son </text:span></text:span><text:span text:style-name="Police_20_par_20_défaut"><text:span text:style-name="T4">actualit</text:span></text:span><text:span text:style-name="Police_20_par_20_défaut"><text:span text:style-name="T4">é</text:span></text:span><text:span text:style-name="Police_20_par_20_défaut"><text:span text:style-name="T1">.</text:span></text:span></text:p>
      <text:p text:style-name="Normal"><text:span text:style-name="Police_20_par_20_défaut"><text:span text:style-name="T1">On peut dire, je crois, sans exag</text:span></text:span><text:span text:style-name="Police_20_par_20_défaut"><text:span text:style-name="T1">é</text:span></text:span><text:span text:style-name="Police_20_par_20_défaut"><text:span text:style-name="T1">ration, que si l'on retrouve le livre de </text:span></text:span><text:span text:style-name="Police_20_par_20_défaut"><text:span text:style-name="T4">la Litt</text:span></text:span><text:span text:style-name="Police_20_par_20_défaut"><text:span text:style-name="T4">é</text:span></text:span><text:span text:style-name="Police_20_par_20_défaut"><text:span text:style-name="T4">rature dans </text:span></text:span><text:span text:style-name="Police_20_par_20_défaut"><text:span text:style-name="T4">l’</text:span></text:span><text:span text:style-name="Police_20_par_20_défaut"><text:span text:style-name="T4">Allemagne</text:span></text:span><text:span text:style-name="Police_20_par_20_défaut"><text:span text:style-name="T1"> de Mme de Sta</text:span></text:span><text:span text:style-name="Police_20_par_20_défaut"><text:span text:style-name="T1">ë</text:span></text:span><text:span text:style-name="Police_20_par_20_défaut"><text:span text:style-name="T1">l, cependant, au point de vue de l'histoire ou de l'</text:span></text:span><text:span text:style-name="Police_20_par_20_défaut"><text:span text:style-name="T1">é</text:span></text:span><text:span text:style-name="Police_20_par_20_défaut"><text:span text:style-name="T1">volution de la critique, </text:span></text:span><text:span text:style-name="Police_20_par_20_défaut"><text:span text:style-name="T4">l’</text:span></text:span><text:span text:style-name="Police_20_par_20_défaut"><text:span text:style-name="T4">Allemagne</text:span></text:span><text:span text:style-name="Police_20_par_20_défaut"><text:span text:style-name="T1"> est d'un pas ou deux en avant sur le </text:span></text:span><text:span text:style-name="Police_20_par_20_défaut"><text:span text:style-name="T4">G</text:span></text:span><text:span text:style-name="Police_20_par_20_défaut"><text:span text:style-name="T4">é</text:span></text:span><text:span text:style-name="Police_20_par_20_défaut"><text:span text:style-name="T4">nie du christianisme</text:span></text:span><text:span text:style-name="Police_20_par_20_défaut"><text:span text:style-name="T1">.</text:span></text:span></text:p>
      <text:p>Il est impossible — disait Mme de Staël, dès le début du livre — que les écrivains allemands, ces hommes les plus méditatifs de l'Europe, ne méritent pas qu'on accorde un moment d'attention à leur littérature et à leur philosophie. On oppose à l'une qu'elle n'est pas de bon goût, et à l'autre qu'elle est pleine de folies. <text:span text:style-name="Police_20_par_20_défaut"><text:span text:style-name="T15">Il se pourrait qu'une litt</text:span></text:span><text:span text:style-name="Police_20_par_20_défaut"><text:span text:style-name="T15">é</text:span></text:span><text:span text:style-name="Police_20_par_20_défaut"><text:span text:style-name="T15">rature ne f</text:span></text:span><text:span text:style-name="Police_20_par_20_défaut"><text:span text:style-name="T15">û</text:span></text:span><text:span text:style-name="Police_20_par_20_défaut"><text:span text:style-name="T15">t pas-conforme </text:span></text:span><text:span text:style-name="Police_20_par_20_défaut"><text:span text:style-name="T15">à</text:span></text:span><text:span text:style-name="Police_20_par_20_défaut"><text:span text:style-name="T15"> notre l</text:span></text:span><text:span text:style-name="Police_20_par_20_défaut"><text:span text:style-name="T15">é</text:span></text:span><text:span text:style-name="Police_20_par_20_défaut"><text:span text:style-name="T15">gislation et qu'elle contint des id</text:span></text:span><text:span text:style-name="Police_20_par_20_défaut"><text:span text:style-name="T15">é</text:span></text:span><text:span text:style-name="Police_20_par_20_défaut"><text:span text:style-name="T15">es nouvelles dont nous puissions nous enrichir</text:span></text:span><text:span text:style-name="Police_20_par_20_défaut"><text:span text:style-name="T15">...</text:span></text:span> La stérilité dont notre littérature est menacée ferait croire que l'esprit français lui-même a besoin maintenant d'être renouvelé par une sève plus vigoureuse, et comme l'élégance de la société nous préservera toujours de certaines fautes, il nous importe surtout de retrouver la source des grandes beautés.</text:p>
      <text:p text:style-name="Normal"><text:soft-page-break/><text:span text:style-name="Police_20_par_20_défaut"><text:span text:style-name="T1">Outre</text:span></text:span><text:span text:style-name="Police_20_par_20_défaut"><text:span text:style-name="T1"> </text:span></text:span><text:span text:style-name="Police_20_par_20_défaut"><text:span text:style-name="T1">que c'</text:span></text:span><text:span text:style-name="Police_20_par_20_défaut"><text:span text:style-name="T1">é</text:span></text:span><text:span text:style-name="Police_20_par_20_défaut"><text:span text:style-name="T1">tait indiquer</text:span></text:span><text:span text:style-name="Police_20_par_20_défaut"><text:span text:style-name="T1">»</text:span></text:span><text:span text:style-name="Police_20_par_20_défaut"><text:span text:style-name="T1"> comme vous le voyez, </text:span></text:span><text:span text:style-name="Police_20_par_20_défaut"><text:span text:style-name="T1">à</text:span></text:span><text:span text:style-name="Police_20_par_20_défaut"><text:span text:style-name="T1"> l'esprit fran</text:span></text:span><text:span text:style-name="Police_20_par_20_défaut"><text:span text:style-name="T1">ç</text:span></text:span><text:span text:style-name="Police_20_par_20_défaut"><text:span text:style-name="T1">ais, une </text:span></text:span><text:span text:style-name="Police_20_par_20_défaut"><text:span text:style-name="T1">«</text:span></text:span><text:span text:style-name="Police_20_par_20_défaut"><text:span text:style-name="T1"> </text:span></text:span><text:span text:style-name="Police_20_par_20_défaut"><text:span text:style-name="T1">source</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à</text:span></text:span><text:span text:style-name="Police_20_par_20_défaut"><text:span text:style-name="T1"> laquelle Chateaubriand ne l'avait pas adress</text:span></text:span><text:span text:style-name="Police_20_par_20_défaut"><text:span text:style-name="T1">é</text:span></text:span><text:span text:style-name="Police_20_par_20_défaut"><text:span text:style-name="T1">, c'</text:span></text:span><text:span text:style-name="Police_20_par_20_défaut"><text:span text:style-name="T1">é</text:span></text:span><text:span text:style-name="Police_20_par_20_défaut"><text:span text:style-name="T1">tait ouvertement d</text:span></text:span><text:span text:style-name="Police_20_par_20_défaut"><text:span text:style-name="T1">é</text:span></text:span><text:span text:style-name="Police_20_par_20_défaut"><text:span text:style-name="T1">clarer </text:span></text:span><text:span text:style-name="Police_20_par_20_défaut"><text:span text:style-name="T1">à</text:span></text:span><text:span text:style-name="Police_20_par_20_défaut"><text:span text:style-name="T1"> la superstition du </text:span></text:span><text:span text:style-name="Police_20_par_20_défaut"><text:span text:style-name="T1">«</text:span></text:span><text:span text:style-name="Police_20_par_20_défaut"><text:span text:style-name="T1"> </text:span></text:span><text:span text:style-name="Police_20_par_20_défaut"><text:span text:style-name="T1">bon go</text:span></text:span><text:span text:style-name="Police_20_par_20_défaut"><text:span text:style-name="T1">û</text:span></text:span><text:span text:style-name="Police_20_par_20_défaut"><text:span text:style-name="T1">t</text:span></text:span><text:span text:style-name="Police_20_par_20_défaut"><text:span text:style-name="T1"> </text:span></text:span><text:span text:style-name="Police_20_par_20_défaut"><text:span text:style-name="T1">»</text:span></text:span><text:span text:style-name="Police_20_par_20_défaut"><text:span text:style-name="T1"> la guerre que Chateaubriand lui avait faite sans le dire. Plus encore, peut-</text:span></text:span><text:span text:style-name="Police_20_par_20_défaut"><text:span text:style-name="T1">ê</text:span></text:span><text:span text:style-name="Police_20_par_20_défaut"><text:span text:style-name="T1">tre</text:span></text:span><text:span text:style-name="Police_20_par_20_défaut"><text:span text:style-name="T1"> !</text:span></text:span><text:span text:style-name="Police_20_par_20_défaut"><text:span text:style-name="T1"> Chateaubriand avait dit</text:span></text:span><text:span text:style-name="Police_20_par_20_défaut"><text:span text:style-name="T1"> :</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Ce sont deux beaux po</text:span></text:span><text:span text:style-name="Police_20_par_20_défaut"><text:span text:style-name="T1">è</text:span></text:span><text:span text:style-name="Police_20_par_20_défaut"><text:span text:style-name="T1">mes que la </text:span></text:span><text:span text:style-name="Police_20_par_20_défaut"><text:span text:style-name="T4">J</text:span></text:span><text:span text:style-name="Police_20_par_20_défaut"><text:span text:style-name="T4">é</text:span></text:span><text:span text:style-name="Police_20_par_20_défaut"><text:span text:style-name="T4">rusalem</text:span></text:span><text:span text:style-name="Police_20_par_20_défaut"><text:span text:style-name="T1"> et le </text:span></text:span><text:span text:style-name="Police_20_par_20_défaut"><text:span text:style-name="T4">Paradis perdu</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 et, pour le prouver, il avait montr</text:span></text:span><text:span text:style-name="Police_20_par_20_défaut"><text:span text:style-name="T1">é</text:span></text:span><text:span text:style-name="Police_20_par_20_défaut"><text:span text:style-name="T1"> qu'il s'y </text:span></text:span><text:span text:style-name="Police_20_par_20_défaut"><text:span text:style-name="T1">Rencontrait des </text:span></text:span><text:span text:style-name="Police_20_par_20_défaut"><text:span text:style-name="T1">«</text:span></text:span><text:span text:style-name="Police_20_par_20_défaut"><text:span text:style-name="T1"> </text:span></text:span><text:span text:style-name="Police_20_par_20_défaut"><text:span text:style-name="T1">beaut</text:span></text:span><text:span text:style-name="Police_20_par_20_défaut"><text:span text:style-name="T1">é</text:span></text:span><text:span text:style-name="Police_20_par_20_défaut"><text:span text:style-name="T1">s</text:span></text:span><text:span text:style-name="Police_20_par_20_défaut"><text:span text:style-name="T1"> </text:span></text:span><text:span text:style-name="Police_20_par_20_défaut"><text:span text:style-name="T1">»</text:span></text:span><text:span text:style-name="Police_20_par_20_défaut"><text:span text:style-name="T1"> analogues </text:span></text:span><text:span text:style-name="Police_20_par_20_défaut"><text:span text:style-name="T1">à</text:span></text:span><text:span text:style-name="Police_20_par_20_défaut"><text:span text:style-name="T1"> celles que</text:span></text:span><text:span text:style-name="Police_20_par_20_défaut"><text:span text:style-name="T1"> </text:span></text:span><text:span text:style-name="Police_20_par_20_défaut"><text:span text:style-name="T1">l'on admire dans </text:span></text:span><text:span text:style-name="Police_20_par_20_défaut"><text:span text:style-name="T1">l’</text:span></text:span><text:span text:style-name="Police_20_par_20_défaut"><text:span text:style-name="T4">É</text:span></text:span><text:span text:style-name="Police_20_par_20_défaut"><text:span text:style-name="T4">n</text:span></text:span><text:span text:style-name="Police_20_par_20_défaut"><text:span text:style-name="T4">é</text:span></text:span><text:span text:style-name="Police_20_par_20_défaut"><text:span text:style-name="T4">ide </text:span></text:span><text:span text:style-name="Police_20_par_20_défaut"><text:span text:style-name="T1">ou dans l</text:span></text:span><text:span text:style-name="Police_20_par_20_défaut"><text:span text:style-name="T4">'Iliade</text:span></text:span><text:span text:style-name="Police_20_par_20_défaut"><text:span text:style-name="T1">, c'est-</text:span></text:span><text:span text:style-name="Police_20_par_20_défaut"><text:span text:style-name="T1">à</text:span></text:span><text:span text:style-name="Police_20_par_20_défaut"><text:span text:style-name="T1">-</text:span></text:span><text:span text:style-name="Police_20_par_20_défaut"><text:span text:style-name="T1">dire, apr</text:span></text:span><text:span text:style-name="Police_20_par_20_défaut"><text:span text:style-name="T1">è</text:span></text:span><text:span text:style-name="Police_20_par_20_défaut"><text:span text:style-name="T1">s tout, des beaut</text:span></text:span><text:span text:style-name="Police_20_par_20_défaut"><text:span text:style-name="T1">é</text:span></text:span><text:span text:style-name="Police_20_par_20_défaut"><text:span text:style-name="T1">s conformes </text:span></text:span><text:span text:style-name="Police_20_par_20_défaut"><text:span text:style-name="T1">à</text:span></text:span><text:span text:style-name="Police_20_par_20_défaut"><text:span text:style-name="T1"> l'</text:span></text:span><text:span text:style-name="Police_20_par_20_défaut"><text:span text:style-name="T1">é</text:span></text:span><text:span text:style-name="Police_20_par_20_défaut"><text:span text:style-name="T1">ternel bon go</text:span></text:span><text:span text:style-name="Police_20_par_20_défaut"><text:span text:style-name="T1">û</text:span></text:span><text:span text:style-name="Police_20_par_20_défaut"><text:span text:style-name="T1">t. Mais Mme de Sta</text:span></text:span><text:span text:style-name="Police_20_par_20_défaut"><text:span text:style-name="T1">ë</text:span></text:span><text:span text:style-name="Police_20_par_20_défaut"><text:span text:style-name="T1">l insinue qu'il pourrait y avoir dans une litt</text:span></text:span><text:span text:style-name="Police_20_par_20_défaut"><text:span text:style-name="T1">é</text:span></text:span><text:span text:style-name="Police_20_par_20_défaut"><text:span text:style-name="T1">rature </text:span></text:span><text:span text:style-name="Police_20_par_20_défaut"><text:span text:style-name="T1">é</text:span></text:span><text:span text:style-name="Police_20_par_20_défaut"><text:span text:style-name="T1">trang</text:span></text:span><text:span text:style-name="Police_20_par_20_défaut"><text:span text:style-name="T1">è</text:span></text:span><text:span text:style-name="Police_20_par_20_défaut"><text:span text:style-name="T1">re des </text:span></text:span><text:span text:style-name="Police_20_par_20_défaut"><text:span text:style-name="T1">«</text:span></text:span><text:span text:style-name="Police_20_par_20_défaut"><text:span text:style-name="T1"> </text:span></text:span><text:span text:style-name="Police_20_par_20_défaut"><text:span text:style-name="T1">beaut</text:span></text:span><text:span text:style-name="Police_20_par_20_défaut"><text:span text:style-name="T1">é</text:span></text:span><text:span text:style-name="Police_20_par_20_défaut"><text:span text:style-name="T1">s</text:span></text:span><text:span text:style-name="Police_20_par_20_défaut"><text:span text:style-name="T1"> </text:span></text:span><text:span text:style-name="Police_20_par_20_défaut"><text:span text:style-name="T1">»</text:span></text:span><text:span text:style-name="Police_20_par_20_défaut"><text:span text:style-name="T1"> que nous fussions incapables d'abord de sentir</text:span></text:span><text:span text:style-name="Police_20_par_20_défaut"><text:span text:style-name="T1"> ;</text:span></text:span><text:span text:style-name="Police_20_par_20_défaut"><text:span text:style-name="T1"> qui n'en seraient pas moins des </text:span></text:span><text:span text:style-name="Police_20_par_20_défaut"><text:span text:style-name="T1">«</text:span></text:span><text:span text:style-name="Police_20_par_20_défaut"><text:span text:style-name="T1"> </text:span></text:span><text:span text:style-name="Police_20_par_20_défaut"><text:span text:style-name="T1">beaut</text:span></text:span><text:span text:style-name="Police_20_par_20_défaut"><text:span text:style-name="T1">é</text:span></text:span><text:span text:style-name="Police_20_par_20_défaut"><text:span text:style-name="T1">s</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text:span></text:span><text:span text:style-name="Police_20_par_20_défaut"><text:span text:style-name="T1"> et qu'il nous faut donc nous apprendre </text:span></text:span><text:span text:style-name="Police_20_par_20_défaut"><text:span text:style-name="T1">à</text:span></text:span><text:span text:style-name="Police_20_par_20_défaut"><text:span text:style-name="T1"> comprendre. </text:span></text:span><text:span text:style-name="Police_20_par_20_défaut"><text:span text:style-name="T1">Vous</text:span></text:span><text:span text:style-name="Police_20_par_20_défaut"><text:span text:style-name="T1"> voyez la diff</text:span></text:span><text:span text:style-name="Police_20_par_20_défaut"><text:span text:style-name="T1">é</text:span></text:span><text:span text:style-name="Police_20_par_20_défaut"><text:span text:style-name="T1">rence, et vous voyez le progr</text:span></text:span><text:span text:style-name="Police_20_par_20_défaut"><text:span text:style-name="T1">è</text:span></text:span><text:span text:style-name="Police_20_par_20_défaut"><text:span text:style-name="T1">s. Dans le </text:span></text:span><text:span text:style-name="Police_20_par_20_défaut"><text:span text:style-name="T4">G</text:span></text:span><text:span text:style-name="Police_20_par_20_défaut"><text:span text:style-name="T4">é</text:span></text:span><text:span text:style-name="Police_20_par_20_défaut"><text:span text:style-name="T4">nie du</text:span></text:span><text:span text:style-name="Police_20_par_20_défaut"><text:span text:style-name="T4"> christianisme</text:span></text:span><text:span text:style-name="Police_20_par_20_défaut"><text:span text:style-name="T1">, c'est encore le bon go</text:span></text:span><text:span text:style-name="Police_20_par_20_défaut"><text:span text:style-name="T1">û</text:span></text:span><text:span text:style-name="Police_20_par_20_défaut"><text:span text:style-name="T1">t, le grand go</text:span></text:span><text:span text:style-name="Police_20_par_20_défaut"><text:span text:style-name="T1">û</text:span></text:span><text:span text:style-name="Police_20_par_20_défaut"><text:span text:style-name="T1">t, le go</text:span></text:span><text:span text:style-name="Police_20_par_20_défaut"><text:span text:style-name="T1">û</text:span></text:span><text:span text:style-name="Police_20_par_20_défaut"><text:span text:style-name="T1">t form</text:span></text:span><text:span text:style-name="Police_20_par_20_défaut"><text:span text:style-name="T1">é</text:span></text:span><text:span text:style-name="Police_20_par_20_défaut"><text:span text:style-name="T1"> </text:span></text:span><text:span text:style-name="Police_20_par_20_défaut"><text:span text:style-name="T1">à</text:span></text:span><text:span text:style-name="Police_20_par_20_défaut"><text:span text:style-name="T1"> l'aide des anciens — et des plus anciens, si l'on peut ainsi dire, parmi les modernes, — qui demeure juge de l'art. Dans </text:span></text:span><text:span text:style-name="Police_20_par_20_défaut"><text:span text:style-name="T4">l'Allemagne</text:span></text:span><text:span text:style-name="Police_20_par_20_défaut"><text:span text:style-name="T1"> de Mme de Sta</text:span></text:span><text:span text:style-name="Police_20_par_20_défaut"><text:span text:style-name="T1">ë</text:span></text:span><text:span text:style-name="Police_20_par_20_défaut"><text:span text:style-name="T1">l, ce grand go</text:span></text:span><text:span text:style-name="Police_20_par_20_défaut"><text:span text:style-name="T1">û</text:span></text:span><text:span text:style-name="Police_20_par_20_défaut"><text:span text:style-name="T1">t n'est plus que le go</text:span></text:span><text:span text:style-name="Police_20_par_20_défaut"><text:span text:style-name="T1">û</text:span></text:span><text:span text:style-name="Police_20_par_20_défaut"><text:span text:style-name="T1">t fran</text:span></text:span><text:span text:style-name="Police_20_par_20_défaut"><text:span text:style-name="T1">ç</text:span></text:span><text:span text:style-name="Police_20_par_20_défaut"><text:span text:style-name="T1">ais, ou le go</text:span></text:span><text:span text:style-name="Police_20_par_20_défaut"><text:span text:style-name="T1">û</text:span></text:span><text:span text:style-name="Police_20_par_20_défaut"><text:span text:style-name="T1">t latin, qu'elle oppose au go</text:span></text:span><text:span text:style-name="Police_20_par_20_défaut"><text:span text:style-name="T1">û</text:span></text:span><text:span text:style-name="Police_20_par_20_défaut"><text:span text:style-name="T1">t teutonique. Et c'est ici que, reprenant, corrigeant, et fortifiant la distinction qu'elle avait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fait ressortir, dans </text:span></text:span><text:span text:style-name="Police_20_par_20_défaut"><text:span text:style-name="T4">la Litt</text:span></text:span><text:span text:style-name="Police_20_par_20_défaut"><text:span text:style-name="T4">é</text:span></text:span><text:span text:style-name="Police_20_par_20_défaut"><text:span text:style-name="T4">rature</text:span></text:span><text:span text:style-name="Police_20_par_20_défaut"><text:span text:style-name="T1">, entre les litt</text:span></text:span><text:span text:style-name="Police_20_par_20_défaut"><text:span text:style-name="T1">é</text:span></text:span><text:span text:style-name="Police_20_par_20_défaut"><text:span text:style-name="T1">ratures du Nord et celles du Midi, elle s'exprime de la mani</text:span></text:span><text:span text:style-name="Police_20_par_20_défaut"><text:span text:style-name="T1">è</text:span></text:span><text:span text:style-name="Police_20_par_20_défaut"><text:span text:style-name="T1">re suivante</text:span></text:span><text:span text:style-name="Police_20_par_20_défaut"><text:span text:style-name="T1"> :</text:span></text:span></text:p>
      <text:p>Le nom de <text:span text:style-name="Police_20_par_20_défaut"><text:span text:style-name="T15">romantique</text:span></text:span> a été nouvellement introduit en Allemagne pour désigner la poésie dont les chants des troubadours ont été l'origine, celle qui est née de la chevalerie et du christianisme. Si l'on n'admet pas que le paganisme et le christianisme, le Nord et le Midi, la chevalerie et les institutions grecques et romaines se sont partagé l'empire de la littérature, l'on ne parviendra jamais à juger sous un point de vue philosophique le goût antique et le goût moderne.</text:p>
      <text:p text:style-name="P1">Admirez en passant comment, avec quelle ingénieuse et rapide industrie, fondant ensemble ses idées et celles de Chateaubriand, elle leur donne tout de suite une portée très supérieure à celle qu'elles avaient dans le livre de son illustre rival. Elle continue :</text:p>
      <text:p>On prend quelquefois le mot classique comme synonyme de perfection. Je m'en sers ici dans une autre acception, en considérant la poésie classique comme celle des anciens, et la poésie romantique comme celle qui tient eu quelque manière aux traditions chevaleresques. Cette division se rapporte également aux deux époques du monde, celle qui a précédé l'établissement du christianisme et celle qui l'a suivi.</text:p>
      <text:p text:style-name="P1">J'ai peut-être trop mal parlé tout à, l'heure du style de Mme de Staël ; ou plutôt, non, je crois que je vous en ai parlé comme il fallait, et ce n'est pas ici la grande manière de l'autre. Mais comme il est spirituel pourtant ! comme il est surtout agile ! et quel <text:soft-page-break/>plaisir de voir ainsi les idées naître l'une de l'autre sous la plume de cette femme qui pense en écrivant comme elle devait faire en causant :</text:p>
      <text:p>La nation française, la plus cultivée des nations latines, penche vers la poésie classique, imitée des Grecs et des Romains. La nation anglaise, la plus illustre des nations germaniques, aime la poésie romantique et se glorifie des chefs-d'œuvre qu'elle possède en ce genre. Je n'examinerai point ici lequel de ces deux genres de poésie mérite la préférence : il suffit de montrer que la diversité des goûts à cet égard dérive non seulement de causes accidentelles, mais aussi des sources primitives de l’imagination et de la pensée.</text:p>
      <text:p text:style-name="P1">Voilà le grand mot prononcé : la critique change d'objet. Il ne va plus s'agir désormais de considérer les œuvres en elles-mêmes, pour elles-mêmes, mais par rapport aux états de civilisation dont elles sont le produit naturel. Et si j'ajoute en terminant que Mme de Staël avait une autre supériorité sur Chateaubriand, qui était de ne pouvoir être soupçonnée comme lui d'un excès de complaisance pour des doctrines dont les générations formées à l'école de Voltaire avec Rousseau se défiaient toujours, vous ne vous étonnerez pas que j'aie cru devoir lui faire une si large place dans l'histoire de la critique. Oui, c'est bien elle qui a fait enfin triompher les modernes, et il était assez naturel que cela fût ainsi. En dépit de Mme Dacier, les femmes sont toujours du côté des modernes ; et parmi vingt raisons qu'on en pourrait donner, celle-ci en est une : que les femmes n'ont que peu de place dans les littératures de l'antiquité.</text:p>
      <text:p text:style-name="Normal"><text:span text:style-name="Police_20_par_20_défaut"><text:span text:style-name="T1">L'</text:span></text:span><text:span text:style-name="Police_20_par_20_défaut"><text:span text:style-name="T1">é</text:span></text:span><text:span text:style-name="Police_20_par_20_défaut"><text:span text:style-name="T1">volution </text:span></text:span><text:span text:style-name="Police_20_par_20_défaut"><text:span text:style-name="T1">é</text:span></text:span><text:span text:style-name="Police_20_par_20_défaut"><text:span text:style-name="T1">tait accomplie</text:span></text:span><text:span text:style-name="Police_20_par_20_défaut"><text:span text:style-name="T1"> ;</text:span></text:span><text:span text:style-name="Police_20_par_20_défaut"><text:span text:style-name="T1"> et c'est pourquoi je ne vous parlerai pas de la critique du Globe. La critique du </text:span></text:span><text:span text:style-name="Police_20_par_20_défaut"><text:span text:style-name="T4">Globe</text:span></text:span><text:span text:style-name="Police_20_par_20_défaut"><text:span text:style-name="T1"> n'a gu</text:span></text:span><text:span text:style-name="Police_20_par_20_défaut"><text:span text:style-name="T1">è</text:span></text:span><text:span text:style-name="Police_20_par_20_défaut"><text:span text:style-name="T1">re fait que d</text:span></text:span><text:span text:style-name="Police_20_par_20_défaut"><text:span text:style-name="T1">é</text:span></text:span><text:span text:style-name="Police_20_par_20_défaut"><text:span text:style-name="T1">velopper les id</text:span></text:span><text:span text:style-name="Police_20_par_20_défaut"><text:span text:style-name="T1">é</text:span></text:span><text:span text:style-name="Police_20_par_20_défaut"><text:span text:style-name="T1">es de Mme de Sta</text:span></text:span><text:span text:style-name="Police_20_par_20_défaut"><text:span text:style-name="T1">ë</text:span></text:span><text:span text:style-name="Police_20_par_20_défaut"><text:span text:style-name="T1">l</text:span></text:span><text:span text:style-name="Police_20_par_20_défaut"><text:span text:style-name="T1"> ;</text:span></text:span><text:span text:style-name="Police_20_par_20_défaut"><text:span text:style-name="T1"> —et encore est-ce beaucoup dire</text:span></text:span><text:span text:style-name="Police_20_par_20_défaut"><text:span text:style-name="T1"> !</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Qu'on se rappelle le</text:span></text:span><text:span text:style-name="Police_20_par_20_défaut"><text:span text:style-name="T4"> Globe</text:span></text:span><text:span text:style-name="Police_20_par_20_défaut"><text:span text:style-name="T1"> </text:span></text:span><text:span text:style-name="Police_20_par_20_défaut"><text:span text:style-name="T1">é</text:span></text:span><text:span text:style-name="Police_20_par_20_défaut"><text:span text:style-name="T1">crivait Sainte-Beuve en 1850, c'est-</text:span></text:span><text:span text:style-name="Police_20_par_20_défaut"><text:span text:style-name="T1">à</text:span></text:span><text:span text:style-name="Police_20_par_20_défaut"><text:span text:style-name="T1">-dire quand il en </text:span></text:span><text:span text:style-name="Police_20_par_20_défaut"><text:span text:style-name="T1">é</text:span></text:span><text:span text:style-name="Police_20_par_20_défaut"><text:span text:style-name="T1">tait beaucoup plus pr</text:span></text:span><text:span text:style-name="Police_20_par_20_défaut"><text:span text:style-name="T1">è</text:span></text:span><text:span text:style-name="Police_20_par_20_défaut"><text:span text:style-name="T1">s lui-m</text:span></text:span><text:span text:style-name="Police_20_par_20_défaut"><text:span text:style-name="T1">ê</text:span></text:span><text:span text:style-name="Police_20_par_20_défaut"><text:span text:style-name="T1">me que nous ne le sommes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des </text:span></text:span><text:span text:style-name="Police_20_par_20_défaut"><text:span text:style-name="T4">Causeries du Lundi</text:span></text:span><text:span text:style-name="Police_20_par_20_défaut"><text:span text:style-name="T1">, — ce journal si s</text:span></text:span><text:span text:style-name="Police_20_par_20_défaut"><text:span text:style-name="T1">é</text:span></text:span><text:span text:style-name="Police_20_par_20_défaut"><text:span text:style-name="T1">rieux, si distingu</text:span></text:span><text:span text:style-name="Police_20_par_20_défaut"><text:span text:style-name="T1">é</text:span></text:span><text:span text:style-name="Police_20_par_20_défaut"><text:span text:style-name="T1">, qui croyait ressembler si peu </text:span></text:span><text:span text:style-name="Police_20_par_20_défaut"><text:span text:style-name="T1">à</text:span></text:span><text:span text:style-name="Police_20_par_20_défaut"><text:span text:style-name="T1"> un autre et qui a eu de l'influence sur la jeunesse lettr</text:span></text:span><text:span text:style-name="Police_20_par_20_défaut"><text:span text:style-name="T1">é</text:span></text:span><text:span text:style-name="Police_20_par_20_défaut"><text:span text:style-name="T1">e, dans les derni</text:span></text:span><text:span text:style-name="Police_20_par_20_défaut"><text:span text:style-name="T1">è</text:span></text:span><text:span text:style-name="Police_20_par_20_défaut"><text:span text:style-name="T1">res ann</text:span></text:span><text:span text:style-name="Police_20_par_20_défaut"><text:span text:style-name="T1">é</text:span></text:span><text:span text:style-name="Police_20_par_20_défaut"><text:span text:style-name="T1">es de la Restauration. Reprenez-le aujourd'hui</text:span></text:span><text:span text:style-name="Police_20_par_20_défaut"><text:span text:style-name="T1"> :</text:span></text:span><text:span text:style-name="Police_20_par_20_défaut"><text:span text:style-name="T1"> les articles semblent tout petits, tout incomplets</text:span></text:span><text:span text:style-name="Police_20_par_20_défaut"><text:span text:style-name="T1"> ;</text:span></text:span><text:span text:style-name="Police_20_par_20_défaut"><text:span text:style-name="T1"> ils nous font l'effet d'habits devenus trop courts pour notre taille. Je ne sais si nous avons grandi, nous avons grossi du moins.</text:span></text:span><text:span text:style-name="Police_20_par_20_défaut"><text:span text:style-name="T1"> </text:span></text:span><text:span text:style-name="Police_20_par_20_défaut"><text:span text:style-name="T1">»</text:span></text:span><text:span text:style-name="Police_20_par_20_défaut"><text:span text:style-name="T1"> Et pour penser comme lui, vous n'aurez en effet qu'</text:span></text:span><text:span text:style-name="Police_20_par_20_défaut"><text:span text:style-name="T1">à</text:span></text:span><text:span text:style-name="Police_20_par_20_défaut"><text:span text:style-name="T1"> parcourir, puisqu'on les a rassembl</text:span></text:span><text:span text:style-name="Police_20_par_20_défaut"><text:span text:style-name="T1">é</text:span></text:span><text:span text:style-name="Police_20_par_20_défaut"><text:span text:style-name="T1">s dans ses </text:span></text:span><text:span text:style-name="Police_20_par_20_défaut"><text:span text:style-name="T4">Premiers Lundis</text:span></text:span><text:span text:style-name="Police_20_par_20_défaut"><text:span text:style-name="T1">, les articles qu'en ce temps-l</text:span></text:span><text:span text:style-name="Police_20_par_20_défaut"><text:span text:style-name="T1">à</text:span></text:span><text:span text:style-name="Police_20_par_20_défaut"><text:span text:style-name="T1">, vers 1827, il donnait lui-m</text:span></text:span><text:span text:style-name="Police_20_par_20_défaut"><text:span text:style-name="T1">ê</text:span></text:span><text:span text:style-name="Police_20_par_20_défaut"><text:span text:style-name="T1">me au</text:span></text:span><text:span text:style-name="Police_20_par_20_défaut"><text:span text:style-name="T4"> Globe</text:span></text:span><text:span text:style-name="Police_20_par_20_défaut"><text:span text:style-name="T1">. Les r</text:span></text:span><text:span text:style-name="Police_20_par_20_défaut"><text:span text:style-name="T1">é</text:span></text:span><text:span text:style-name="Police_20_par_20_défaut"><text:span text:style-name="T1">dacteurs du </text:span></text:span><text:span text:style-name="Police_20_par_20_défaut"><text:span text:style-name="T4">Globe</text:span></text:span><text:span text:style-name="Police_20_par_20_défaut"><text:span text:style-name="T1"> n'ont pas jou</text:span></text:span><text:span text:style-name="Police_20_par_20_défaut"><text:span text:style-name="T1">é</text:span></text:span><text:span text:style-name="Police_20_par_20_défaut"><text:span text:style-name="T1"> de r</text:span></text:span><text:span text:style-name="Police_20_par_20_défaut"><text:span text:style-name="T1">ô</text:span></text:span><text:span text:style-name="Police_20_par_20_défaut"><text:span text:style-name="T1">le original dans l'histoire de la critique moderne</text:span></text:span><text:span text:style-name="Police_20_par_20_défaut"><text:span text:style-name="T1"> :</text:span></text:span><text:span text:style-name="Police_20_par_20_défaut"><text:span text:style-name="T1"> </text:span></text:span><text:span text:style-name="Police_20_par_20_défaut"><text:span text:style-name="T1">il nous suffira donc de les avoir salu</text:span></text:span><text:span text:style-name="Police_20_par_20_défaut"><text:span text:style-name="T1">é</text:span></text:span><text:span text:style-name="Police_20_par_20_défaut"><text:span text:style-name="T1">s, et nous pouvons passer.</text:span></text:span></text:p>
      <text:p text:style-name="Normal"><text:soft-page-break/><text:span text:style-name="Police_20_par_20_défaut"><text:span text:style-name="T1">Je ne vous parle pas non plus de la fameuse </text:span></text:span><text:span text:style-name="Police_20_par_20_défaut"><text:span text:style-name="T4">Pr</text:span></text:span><text:span text:style-name="Police_20_par_20_défaut"><text:span text:style-name="T4">é</text:span></text:span><text:span text:style-name="Police_20_par_20_défaut"><text:span text:style-name="T4">face de Cromwell</text:span></text:span><text:span text:style-name="Police_20_par_20_défaut"><text:span text:style-name="T1">, et c'est un peu pour la m</text:span></text:span><text:span text:style-name="Police_20_par_20_défaut"><text:span text:style-name="T1">ê</text:span></text:span><text:span text:style-name="Police_20_par_20_défaut"><text:span text:style-name="T1">me raison. Mais il y en a une autre, il y en a m</text:span></text:span><text:span text:style-name="Police_20_par_20_défaut"><text:span text:style-name="T1">ê</text:span></text:span><text:span text:style-name="Police_20_par_20_défaut"><text:span text:style-name="T1">me deux, et les voici.</text:span></text:span></text:p>
      <text:p text:style-name="Normal"><text:span text:style-name="Police_20_par_20_défaut"><text:span text:style-name="T1">La premi</text:span></text:span><text:span text:style-name="Police_20_par_20_défaut"><text:span text:style-name="T1">è</text:span></text:span><text:span text:style-name="Police_20_par_20_défaut"><text:span text:style-name="T1">re, c'est que, sur aucune question,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 ou particuli</text:span></text:span><text:span text:style-name="Police_20_par_20_défaut"><text:span text:style-name="T1">è</text:span></text:span><text:span text:style-name="Police_20_par_20_défaut"><text:span text:style-name="T1">re, ni sur la question de la libert</text:span></text:span><text:span text:style-name="Police_20_par_20_défaut"><text:span text:style-name="T1">é</text:span></text:span><text:span text:style-name="Police_20_par_20_défaut"><text:span text:style-name="T1"> dans l'art et du </text:span></text:span><text:span text:style-name="Police_20_par_20_défaut"><text:span text:style-name="T1">«</text:span></text:span><text:span text:style-name="Police_20_par_20_défaut"><text:span text:style-name="T1"> </text:span></text:span><text:span text:style-name="Police_20_par_20_défaut"><text:span text:style-name="T1">faux bon go</text:span></text:span><text:span text:style-name="Police_20_par_20_défaut"><text:span text:style-name="T1">û</text:span></text:span><text:span text:style-name="Police_20_par_20_défaut"><text:span text:style-name="T1">t</text:span></text:span><text:span text:style-name="Police_20_par_20_défaut"><text:span text:style-name="T1"> </text:span></text:span><text:span text:style-name="Police_20_par_20_défaut"><text:span text:style-name="T1">»</text:span></text:span><text:span text:style-name="Police_20_par_20_défaut"><text:span text:style-name="T1">, ni sur la question de l'emploi de l'histoire dans le drame, </text:span></text:span><text:span text:style-name="Police_20_par_20_défaut"><text:span text:style-name="T1">à</text:span></text:span><text:span text:style-name="Police_20_par_20_défaut"><text:span text:style-name="T1"> l'imitation de G</text:span></text:span><text:span text:style-name="Police_20_par_20_défaut"><text:span text:style-name="T1">œ</text:span></text:span><text:span text:style-name="Police_20_par_20_défaut"><text:span text:style-name="T1">the et de Shakespeare —</text:span></text:span><text:span text:style-name="Police_20_par_20_défaut"><text:span text:style-name="T1"> </text:span></text:span><text:span text:style-name="Police_20_par_20_défaut"><text:span text:style-name="T1">et de </text:span></text:span><text:span text:style-name="Police_20_par_20_défaut"><text:span text:style-name="T1">Voltaire</text:span></text:span><text:span text:style-name="Police_20_par_20_défaut"><text:span text:style-name="T1"> aussi, ne l'oublions pas,</text:span></text:span><text:span text:style-name="Police_20_par_20_défaut"><text:span text:style-name="T1"> </text:span></text:span><text:span text:style-name="Police_20_par_20_défaut"><text:span text:style-name="T1">— ni sur la question enfin du m</text:span></text:span><text:span text:style-name="Police_20_par_20_défaut"><text:span text:style-name="T1">é</text:span></text:span><text:span text:style-name="Police_20_par_20_défaut"><text:span text:style-name="T1">lange des genres ou </text:span></text:span><text:span text:style-name="Police_20_par_20_défaut"><text:span text:style-name="T1">des trois unit</text:span></text:span><text:span text:style-name="Police_20_par_20_défaut"><text:span text:style-name="T1">é</text:span></text:span><text:span text:style-name="Police_20_par_20_défaut"><text:span text:style-name="T1">s, la </text:span></text:span><text:span text:style-name="Police_20_par_20_défaut"><text:span text:style-name="T4">Pr</text:span></text:span><text:span text:style-name="Police_20_par_20_défaut"><text:span text:style-name="T4">é</text:span></text:span><text:span text:style-name="Police_20_par_20_défaut"><text:span text:style-name="T4">face de Cromwell</text:span></text:span><text:span text:style-name="Police_20_par_20_défaut"><text:span text:style-name="T1"> ne contient rien, absolument rien, qui ne soit ailleurs, et notamment dans l'Allemagne de Mme de Sta</text:span></text:span><text:span text:style-name="Police_20_par_20_défaut"><text:span text:style-name="T1">ë</text:span></text:span><text:span text:style-name="Police_20_par_20_défaut"><text:span text:style-name="T1">l. Lisez, pour bien vous en assurer, les chapitres</text:span></text:span><text:span text:style-name="Police_20_par_20_défaut"><text:span text:style-name="T1"> XIV</text:span></text:span><text:span text:style-name="Police_20_par_20_défaut"><text:span text:style-name="T1"> et </text:span></text:span><text:span text:style-name="Police_20_par_20_défaut"><text:span text:style-name="T1">XV</text:span></text:span><text:span text:style-name="Police_20_par_20_défaut"><text:span text:style-name="T1"> de la seconde partie</text:span></text:span><text:span text:style-name="Police_20_par_20_défaut"><text:span text:style-name="T1"> :</text:span></text:span><text:span text:style-name="Police_20_par_20_défaut"><text:span text:style-name="T1"> sur le </text:span></text:span><text:span text:style-name="Police_20_par_20_défaut"><text:span text:style-name="T4">Go</text:span></text:span><text:span text:style-name="Police_20_par_20_défaut"><text:span text:style-name="T4">û</text:span></text:span><text:span text:style-name="Police_20_par_20_défaut"><text:span text:style-name="T4">t </text:span></text:span><text:span text:style-name="Police_20_par_20_défaut"><text:span text:style-name="T1">et sur</text:span></text:span><text:span text:style-name="Police_20_par_20_défaut"><text:span text:style-name="T4"> l'Art dramatique</text:span></text:span><text:span text:style-name="Police_20_par_20_défaut"><text:span text:style-name="T1">. De m</text:span></text:span><text:span text:style-name="Police_20_par_20_défaut"><text:span text:style-name="T1">ê</text:span></text:span><text:span text:style-name="Police_20_par_20_défaut"><text:span text:style-name="T1">me que Henri III et sa cour a pr</text:span></text:span><text:span text:style-name="Police_20_par_20_défaut"><text:span text:style-name="T1">é</text:span></text:span><text:span text:style-name="Police_20_par_20_défaut"><text:span text:style-name="T1">c</text:span></text:span><text:span text:style-name="Police_20_par_20_défaut"><text:span text:style-name="T1">é</text:span></text:span><text:span text:style-name="Police_20_par_20_défaut"><text:span text:style-name="T1">d</text:span></text:span><text:span text:style-name="Police_20_par_20_défaut"><text:span text:style-name="T1">é</text:span></text:span><text:span text:style-name="Police_20_par_20_défaut"><text:span text:style-name="T1"> de six mois Hernani sur la sc</text:span></text:span><text:span text:style-name="Police_20_par_20_défaut"><text:span text:style-name="T1">è</text:span></text:span><text:span text:style-name="Police_20_par_20_défaut"><text:span text:style-name="T1">ne du Th</text:span></text:span><text:span text:style-name="Police_20_par_20_défaut"><text:span text:style-name="T1">éâ</text:span></text:span><text:span text:style-name="Police_20_par_20_défaut"><text:span text:style-name="T1">tre-Fran</text:span></text:span><text:span text:style-name="Police_20_par_20_défaut"><text:span text:style-name="T1">ç</text:span></text:span><text:span text:style-name="Police_20_par_20_défaut"><text:span text:style-name="T1">ais, de m</text:span></text:span><text:span text:style-name="Police_20_par_20_défaut"><text:span text:style-name="T1">ê</text:span></text:span><text:span text:style-name="Police_20_par_20_défaut"><text:span text:style-name="T1">me </text:span></text:span><text:span text:style-name="Police_20_par_20_défaut"><text:span text:style-name="T1">l’</text:span></text:span><text:span text:style-name="Police_20_par_20_défaut"><text:span text:style-name="T1">Allemagne a pr</text:span></text:span><text:span text:style-name="Police_20_par_20_défaut"><text:span text:style-name="T1">é</text:span></text:span><text:span text:style-name="Police_20_par_20_défaut"><text:span text:style-name="T1">c</text:span></text:span><text:span text:style-name="Police_20_par_20_défaut"><text:span text:style-name="T1">é</text:span></text:span><text:span text:style-name="Police_20_par_20_défaut"><text:span text:style-name="T1">d</text:span></text:span><text:span text:style-name="Police_20_par_20_défaut"><text:span text:style-name="T1">é</text:span></text:span><text:span text:style-name="Police_20_par_20_défaut"><text:span text:style-name="T1"> la </text:span></text:span><text:span text:style-name="Police_20_par_20_défaut"><text:span text:style-name="T4">Pr</text:span></text:span><text:span text:style-name="Police_20_par_20_défaut"><text:span text:style-name="T4">é</text:span></text:span><text:span text:style-name="Police_20_par_20_défaut"><text:span text:style-name="T4">face de Cromwell</text:span></text:span><text:span text:style-name="Police_20_par_20_défaut"><text:span text:style-name="T1"> </text:span></text:span><text:span text:style-name="Police_20_par_20_défaut"><text:span text:style-name="T1">;</text:span></text:span><text:span text:style-name="Police_20_par_20_défaut"><text:span text:style-name="T1"> mais, elle l'a pr</text:span></text:span><text:span text:style-name="Police_20_par_20_défaut"><text:span text:style-name="T1">é</text:span></text:span><text:span text:style-name="Police_20_par_20_défaut"><text:span text:style-name="T1">c</text:span></text:span><text:span text:style-name="Police_20_par_20_défaut"><text:span text:style-name="T1">é</text:span></text:span><text:span text:style-name="Police_20_par_20_défaut"><text:span text:style-name="T1">d</text:span></text:span><text:span text:style-name="Police_20_par_20_défaut"><text:span text:style-name="T1">é</text:span></text:span><text:span text:style-name="Police_20_par_20_défaut"><text:span text:style-name="T1">e de seize ou dix-sept ans, et c'est sans doute pour cela qu'on l'oublie. Aussi, de mieux inform</text:span></text:span><text:span text:style-name="Police_20_par_20_défaut"><text:span text:style-name="T1">é</text:span></text:span><text:span text:style-name="Police_20_par_20_défaut"><text:span text:style-name="T1">s l'ont-ils pu dire avec raison</text:span></text:span><text:span text:style-name="Police_20_par_20_défaut"><text:span text:style-name="T1"> :</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Ce qu'il y a de propre </text:span></text:span><text:span text:style-name="Police_20_par_20_défaut"><text:span text:style-name="T1">à</text:span></text:span><text:span text:style-name="Police_20_par_20_défaut"><text:span text:style-name="T1"> Hugo dans cette c</text:span></text:span><text:span text:style-name="Police_20_par_20_défaut"><text:span text:style-name="T1">é</text:span></text:span><text:span text:style-name="Police_20_par_20_défaut"><text:span text:style-name="T1">l</text:span></text:span><text:span text:style-name="Police_20_par_20_défaut"><text:span text:style-name="T1">è</text:span></text:span><text:span text:style-name="Police_20_par_20_défaut"><text:span text:style-name="T1">bre </text:span></text:span><text:span text:style-name="Police_20_par_20_défaut"><text:span text:style-name="T4">Pr</text:span></text:span><text:span text:style-name="Police_20_par_20_défaut"><text:span text:style-name="T4">é</text:span></text:span><text:span text:style-name="Police_20_par_20_défaut"><text:span text:style-name="T4">face</text:span></text:span><text:span text:style-name="Police_20_par_20_défaut"><text:span text:style-name="T1"> est faux</text:span></text:span><text:span text:style-name="Police_20_par_20_défaut"><text:span text:style-name="T1"> ;</text:span></text:span><text:span text:style-name="Police_20_par_20_défaut"><text:span text:style-name="T1"> et ce qu'elle contient de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tout le monde l'avait dit avant lui</text:span></text:span><text:span text:style-name="Police_20_par_20_défaut"><text:span text:style-name="T1"> </text:span></text:span><text:span text:style-name="Police_20_par_20_défaut"><text:span text:style-name="T1">»</text:span></text:span><text:span text:style-name="Police_20_par_20_défaut"><text:span text:style-name="T1">.</text:span></text:span></text:p>
      <text:p text:style-name="Normal"><text:span text:style-name="Police_20_par_20_défaut"><text:span text:style-name="T1">Mais je vais plus loin, et j'ajoute qu'Hugo — l'esprit le moins critique assur</text:span></text:span><text:span text:style-name="Police_20_par_20_défaut"><text:span text:style-name="T1">é</text:span></text:span><text:span text:style-name="Police_20_par_20_défaut"><text:span text:style-name="T1">ment qu'il y ait eu — n'a pas toujours compris Mme de Sta</text:span></text:span><text:span text:style-name="Police_20_par_20_défaut"><text:span text:style-name="T1">ë</text:span></text:span><text:span text:style-name="Police_20_par_20_défaut"><text:span text:style-name="T1">l, et je n'en veux pour preuve que ce qu'il disait en 1824, dans la seconde pr</text:span></text:span><text:span text:style-name="Police_20_par_20_défaut"><text:span text:style-name="T1">é</text:span></text:span><text:span text:style-name="Police_20_par_20_défaut"><text:span text:style-name="T1">face de ses </text:span></text:span><text:span text:style-name="Police_20_par_20_défaut"><text:span text:style-name="T4">Odes et Ballades</text:span></text:span><text:span text:style-name="Police_20_par_20_défaut"><text:span text:style-name="T1">.</text:span></text:span></text:p>
      <text:p text:style-name="Normal"><text:span text:style-name="Police_20_par_20_défaut"><text:span text:style-name="T1">L'auteur de ces </text:span></text:span><text:span text:style-name="Police_20_par_20_défaut"><text:span text:style-name="T4">Odes</text:span></text:span><text:span text:style-name="Police_20_par_20_défaut"><text:span text:style-name="T1"> ignore profond</text:span></text:span><text:span text:style-name="Police_20_par_20_défaut"><text:span text:style-name="T1">é</text:span></text:span><text:span text:style-name="Police_20_par_20_défaut"><text:span text:style-name="T1">ment ce que c'est que le genre classique et le genre</text:span></text:span><text:span text:style-name="Police_20_par_20_défaut"><text:span text:style-name="T4"> romantique</text:span></text:span><text:span text:style-name="Police_20_par_20_défaut"><text:span text:style-name="T1">. Selon une femme de g</text:span></text:span><text:span text:style-name="Police_20_par_20_défaut"><text:span text:style-name="T1">é</text:span></text:span><text:span text:style-name="Police_20_par_20_défaut"><text:span text:style-name="T1">nie qui, la premi</text:span></text:span><text:span text:style-name="Police_20_par_20_défaut"><text:span text:style-name="T1">è</text:span></text:span><text:span text:style-name="Police_20_par_20_défaut"><text:span text:style-name="T1">re, a prononc</text:span></text:span><text:span text:style-name="Police_20_par_20_défaut"><text:span text:style-name="T1">é</text:span></text:span><text:span text:style-name="Police_20_par_20_défaut"><text:span text:style-name="T1"> le mot de litt</text:span></text:span><text:span text:style-name="Police_20_par_20_défaut"><text:span text:style-name="T1">é</text:span></text:span><text:span text:style-name="Police_20_par_20_défaut"><text:span text:style-name="T1">rature romantique en France, </text:span></text:span><text:span text:style-name="Police_20_par_20_défaut"><text:span text:style-name="T4">cette division se rapporte aux deux grandes </text:span></text:span><text:span text:style-name="Police_20_par_20_défaut"><text:span text:style-name="T4">è</text:span></text:span><text:span text:style-name="Police_20_par_20_défaut"><text:span text:style-name="T4">res du monde, celle qui a pr</text:span></text:span><text:span text:style-name="Police_20_par_20_défaut"><text:span text:style-name="T4">é</text:span></text:span><text:span text:style-name="Police_20_par_20_défaut"><text:span text:style-name="T4">c</text:span></text:span><text:span text:style-name="Police_20_par_20_défaut"><text:span text:style-name="T4">é</text:span></text:span><text:span text:style-name="Police_20_par_20_défaut"><text:span text:style-name="T4">d</text:span></text:span><text:span text:style-name="Police_20_par_20_défaut"><text:span text:style-name="T4">é</text:span></text:span><text:span text:style-name="Police_20_par_20_défaut"><text:span text:style-name="T4"> l'</text:span></text:span><text:span text:style-name="Police_20_par_20_défaut"><text:span text:style-name="T4">é</text:span></text:span><text:span text:style-name="Police_20_par_20_défaut"><text:span text:style-name="T4">tablissement du christianisme et celle qui </text:span></text:span><text:span text:style-name="Police_20_par_20_défaut"><text:span text:style-name="T4">l’</text:span></text:span><text:span text:style-name="Police_20_par_20_défaut"><text:span text:style-name="T4">a suivi</text:span></text:span><text:span text:style-name="Police_20_par_20_défaut"><text:span text:style-name="T1">. D'apr</text:span></text:span><text:span text:style-name="Police_20_par_20_défaut"><text:span text:style-name="T1">è</text:span></text:span><text:span text:style-name="Police_20_par_20_défaut"><text:span text:style-name="T1">s le sens litt</text:span></text:span><text:span text:style-name="Police_20_par_20_défaut"><text:span text:style-name="T1">é</text:span></text:span><text:span text:style-name="Police_20_par_20_défaut"><text:span text:style-name="T1">ral de cette explication, il semble que le </text:span></text:span><text:span text:style-name="Police_20_par_20_défaut"><text:span text:style-name="T4">Paradis perdu</text:span></text:span><text:span text:style-name="Police_20_par_20_défaut"><text:span text:style-name="T1"> serait un po</text:span></text:span><text:span text:style-name="Police_20_par_20_défaut"><text:span text:style-name="T1">è</text:span></text:span><text:span text:style-name="Police_20_par_20_défaut"><text:span text:style-name="T1">me </text:span></text:span><text:span text:style-name="Police_20_par_20_défaut"><text:span text:style-name="T4">classique,</text:span></text:span><text:span text:style-name="Police_20_par_20_défaut"><text:span text:style-name="T1"> et la </text:span></text:span><text:span text:style-name="Police_20_par_20_défaut"><text:span text:style-name="T4">Henriade</text:span></text:span><text:span text:style-name="Police_20_par_20_défaut"><text:span text:style-name="T1"> une </text:span></text:span><text:span text:style-name="Police_20_par_20_défaut"><text:span text:style-name="T1">œ</text:span></text:span><text:span text:style-name="Police_20_par_20_défaut"><text:span text:style-name="T1">uvre </text:span></text:span><text:span text:style-name="Police_20_par_20_défaut"><text:span text:style-name="T4">romantique</text:span></text:span><text:span text:style-name="Police_20_par_20_défaut"><text:span text:style-name="T1">. Il ne para</text:span></text:span><text:span text:style-name="Police_20_par_20_défaut"><text:span text:style-name="T1">î</text:span></text:span><text:span text:style-name="Police_20_par_20_défaut"><text:span text:style-name="T1">t pas d</text:span></text:span><text:span text:style-name="Police_20_par_20_défaut"><text:span text:style-name="T1">é</text:span></text:span><text:span text:style-name="Police_20_par_20_défaut"><text:span text:style-name="T1">montr</text:span></text:span><text:span text:style-name="Police_20_par_20_défaut"><text:span text:style-name="T1">é</text:span></text:span><text:span text:style-name="Police_20_par_20_défaut"><text:span text:style-name="T1"> que les deux mots import</text:span></text:span><text:span text:style-name="Police_20_par_20_défaut"><text:span text:style-name="T1">é</text:span></text:span><text:span text:style-name="Police_20_par_20_défaut"><text:span text:style-name="T1">s par Mme de Sta</text:span></text:span><text:span text:style-name="Police_20_par_20_défaut"><text:span text:style-name="T1">ë</text:span></text:span><text:span text:style-name="Police_20_par_20_défaut"><text:span text:style-name="T1">l soient aujourd'hui compris de cette fa</text:span></text:span><text:span text:style-name="Police_20_par_20_défaut"><text:span text:style-name="T1">ç</text:span></text:span><text:span text:style-name="Police_20_par_20_défaut"><text:span text:style-name="T1">on.</text:span></text:span></text:p>
      <text:p text:style-name="P1">Oh ! le pitoyable raisonnement ! Hugo est-il sincère ? ou bien, puisque j'ai tout à l'heure eu soin de mettre sous vos yeux le passage de Mme de Staël, se moque-t-il ici du monde ? Mais, je crois plutôt qu'il ne comprend pas, et ce qui suit vous le fera croire aussi :</text:p>
      <text:p>En littérature comme en toute chose, il n'y a que Je bon et le mauvais, le beau et le difforme, le vrai et le faux. Or, sans établir ici de comparaisons qui exigeraient des développements et des restrictions, le<text:span text:style-name="Police_20_par_20_défaut"><text:span text:style-name="T15"> bea</text:span></text:span><text:span text:style-name="Police_20_par_20_défaut"><text:span text:style-name="T15">u</text:span></text:span><text:span text:style-name="Police_20_par_20_défaut"><text:span text:style-name="T15"> </text:span></text:span>dans Shakespeare est tout aussi <text:span text:style-name="Police_20_par_20_défaut"><text:span text:style-name="T15">classique </text:span></text:span>(si <text:span text:style-name="Police_20_par_20_défaut"><text:span text:style-name="T15">classique</text:span></text:span> signifie digne d'être étudié) que le <text:span text:style-name="Police_20_par_20_défaut"><text:span text:style-name="T15">beau</text:span></text:span> <text:soft-page-break/>dans Racine, et le faux dans Voltaire est tout aussi <text:span text:style-name="Police_20_par_20_défaut"><text:span text:style-name="T15">romantique</text:span></text:span> (si <text:span text:style-name="Police_20_par_20_défaut"><text:span text:style-name="T15">romantique</text:span></text:span> veut dire mauvais) que le <text:span text:style-name="Police_20_par_20_défaut"><text:span text:style-name="T15">faux</text:span></text:span> dans Calderon.</text:p>
      <text:p text:style-name="P1">Pour le coup, c'était faire rétrograder la question par delà Mme de Staël ; et la distinction lumineuse et profonde qu'elle avait essayé d'établir entre deux sortes d'esprits, dont elle s'était efforcée de trouver l'origine et l'explication dans la différence des milieux ou dans la diversité des races, Hugo la niait au nom d'un idéal aussi universel, et conséquemment aussi arbitraire en son genre, que celui du classicisme lui-même. Il y a dans Calderon des beautés qui n'en sont point d'abord pour des lecteurs français, formés à l'école de Corneille, de Racine, de Voltaire ; qui sont cependant des beautés certaines, des beautés réelles, comme étant expressives de ce que le génie espagnol a de plus particulier ou de plus adéquat à lui-même ; qu'il nous faut donc en conséquence nous efforcer de sentir, par une étude plus approfondie de ce qui n'est pas nous ; — voilà ce que Mme de Staël avait voulu dire, voilà ce qu'elle avait dit. Et Hugo lui répondait par cet argument de collège, que le beau est toujours et partout le beau, toujours et partout identique à lui-même, ce que dément pourtant assez l'expérience de l'histoire ; — et ce qui est d'un autre côté la négation de toute critique.</text:p>
      <text:p text:style-name="P27"><text:span text:style-name="Police_20_par_20_défaut"><text:span text:style-name="T1">Qu'est-ce en effet que cela veut dire, si nous allons au fond de sa pens</text:span></text:span><text:span text:style-name="Police_20_par_20_défaut"><text:span text:style-name="T1">é</text:span></text:span><text:span text:style-name="Police_20_par_20_défaut"><text:span text:style-name="T1">e</text:span></text:span><text:span text:style-name="Police_20_par_20_défaut"><text:span text:style-name="T1"> ?</text:span></text:span><text:span text:style-name="Police_20_par_20_défaut"><text:span text:style-name="T1"> Cela veut dire</text:span></text:span><text:span text:style-name="Police_20_par_20_défaut"><text:span text:style-name="T1"> :</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Le </text:span></text:span><text:span text:style-name="Police_20_par_20_défaut"><text:span text:style-name="T4">beau </text:span></text:span><text:span text:style-name="Police_20_par_20_défaut"><text:span text:style-name="T1">c'est ce que nous trouvons </text:span></text:span><text:span text:style-name="Police_20_par_20_défaut"><text:span text:style-name="T4">beau</text:span></text:span><text:span text:style-name="Police_20_par_20_défaut"><text:span text:style-name="T1"> ;</text:span></text:span><text:span text:style-name="Police_20_par_20_défaut"><text:span text:style-name="T1"> et ce que nous trouvons beau, personne au monde ne nous d</text:span></text:span><text:span text:style-name="Police_20_par_20_défaut"><text:span text:style-name="T1">é</text:span></text:span><text:span text:style-name="Police_20_par_20_défaut"><text:span text:style-name="T1">montrera qu'il puisse ne pas l'</text:span></text:span><text:span text:style-name="Police_20_par_20_défaut"><text:span text:style-name="T1">ê</text:span></text:span><text:span text:style-name="Police_20_par_20_défaut"><text:span text:style-name="T1">tre</text:span></text:span><text:span text:style-name="Police_20_par_20_défaut"><text:span text:style-name="T1"> </text:span></text:span><text:span text:style-name="Police_20_par_20_défaut"><text:span text:style-name="T1">»</text:span></text:span><text:span text:style-name="Police_20_par_20_défaut"><text:span text:style-name="T1">. Mme de Sta</text:span></text:span><text:span text:style-name="Police_20_par_20_défaut"><text:span text:style-name="T1">ë</text:span></text:span><text:span text:style-name="Police_20_par_20_défaut"><text:span text:style-name="T1">l et Chateaubriand l'entendaient autrement. Tout en acceptant l'h</text:span></text:span><text:span text:style-name="Police_20_par_20_défaut"><text:span text:style-name="T1">é</text:span></text:span><text:span text:style-name="Police_20_par_20_défaut"><text:span text:style-name="T1">ritage de Rousseau, c'est-</text:span></text:span><text:span text:style-name="Police_20_par_20_défaut"><text:span text:style-name="T1">à</text:span></text:span><text:span text:style-name="Police_20_par_20_défaut"><text:span text:style-name="T1">-dire tout en admettant qu'il n'y e</text:span></text:span><text:span text:style-name="Police_20_par_20_défaut"><text:span text:style-name="T1">û</text:span></text:span><text:span text:style-name="Police_20_par_20_défaut"><text:span text:style-name="T1">t rien d</text:span></text:span><text:span text:style-name="Police_20_par_20_défaut"><text:span text:style-name="T1">’</text:span></text:span><text:span text:style-name="Police_20_par_20_défaut"><text:span text:style-name="T4">absolu</text:span></text:span><text:span text:style-name="Police_20_par_20_défaut"><text:span text:style-name="T1"> en critique, ils n'avaient pas cru que tout y f</text:span></text:span><text:span text:style-name="Police_20_par_20_défaut"><text:span text:style-name="T1">û</text:span></text:span><text:span text:style-name="Police_20_par_20_défaut"><text:span text:style-name="T1">t </text:span></text:span><text:span text:style-name="Police_20_par_20_défaut"><text:span text:style-name="T4">relatif</text:span></text:span><text:span text:style-name="Police_20_par_20_défaut"><text:span text:style-name="T1"> </text:span></text:span><text:span text:style-name="Police_20_par_20_défaut"><text:span text:style-name="T1">;</text:span></text:span><text:span text:style-name="Police_20_par_20_défaut"><text:span text:style-name="T1"> ou du moins, ils avaient interpr</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ce mot de </text:span></text:span><text:span text:style-name="Police_20_par_20_défaut"><text:span text:style-name="T4">relatif</text:span></text:span><text:span text:style-name="Police_20_par_20_défaut"><text:span text:style-name="T1"> </text:span></text:span><text:span text:style-name="Police_20_par_20_défaut"><text:span text:style-name="T1">;</text:span></text:span><text:span text:style-name="Police_20_par_20_défaut"><text:span text:style-name="T1"> et, lui donnant toute l'</text:span></text:span><text:span text:style-name="Police_20_par_20_défaut"><text:span text:style-name="T1">é</text:span></text:span><text:span text:style-name="Police_20_par_20_défaut"><text:span text:style-name="T1">tendue de son sens, ils avaient essay</text:span></text:span><text:span text:style-name="Police_20_par_20_défaut"><text:span text:style-name="T1">é</text:span></text:span><text:span text:style-name="Police_20_par_20_défaut"><text:span text:style-name="T1"> de d</text:span></text:span><text:span text:style-name="Police_20_par_20_défaut"><text:span text:style-name="T1">é</text:span></text:span><text:span text:style-name="Police_20_par_20_défaut"><text:span text:style-name="T1">terminer quelques</text:span></text:span><text:span text:style-name="Police_20_par_20_défaut"><text:span text:style-name="T1">-</text:span></text:span><text:span text:style-name="Police_20_par_20_défaut"><text:span text:style-name="T1">unes des </text:span></text:span><text:span text:style-name="Police_20_par_20_défaut"><text:span text:style-name="T4">relations</text:span></text:span><text:span text:style-name="Police_20_par_20_défaut"><text:span text:style-name="T1"> d'o</text:span></text:span><text:span text:style-name="Police_20_par_20_défaut"><text:span text:style-name="T1">ù</text:span></text:span><text:span text:style-name="Police_20_par_20_défaut"><text:span text:style-name="T1"> le jugement doit d</text:span></text:span><text:span text:style-name="Police_20_par_20_défaut"><text:span text:style-name="T1">é</text:span></text:span><text:span text:style-name="Police_20_par_20_défaut"><text:span text:style-name="T1">pendre. La beaut</text:span></text:span><text:span text:style-name="Police_20_par_20_défaut"><text:span text:style-name="T1">é</text:span></text:span><text:span text:style-name="Police_20_par_20_défaut"><text:span text:style-name="T1"> des </text:span></text:span><text:span text:style-name="Police_20_par_20_défaut"><text:span text:style-name="T1">œ</text:span></text:span><text:span text:style-name="Police_20_par_20_défaut"><text:span text:style-name="T1">uvres est relative, pour Mme de Sta</text:span></text:span><text:span text:style-name="Police_20_par_20_défaut"><text:span text:style-name="T1">ë</text:span></text:span><text:span text:style-name="Police_20_par_20_défaut"><text:span text:style-name="T1">l, du temps, des circonstances, de la race, de la religion, des lois, des m</text:span></text:span><text:span text:style-name="Police_20_par_20_défaut"><text:span text:style-name="T1">œ</text:span></text:span><text:span text:style-name="Police_20_par_20_défaut"><text:span text:style-name="T1">ur</text:span></text:span><text:span text:style-name="Police_20_par_20_défaut"><text:span text:style-name="T1">s</text:span></text:span><text:span text:style-name="Police_20_par_20_défaut"><text:span text:style-name="T1">, de la structure de la soc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text:span></text:span><text:span text:style-name="Police_20_par_20_défaut"><text:span text:style-name="T1"> elle ne l'est plus pour Hugo que du caprice ou de la fantaisie du juge. Ce qui revient </text:span></text:span><text:span text:style-name="Police_20_par_20_défaut"><text:span text:style-name="T1">à</text:span></text:span><text:span text:style-name="Police_20_par_20_défaut"><text:span text:style-name="T1"> dire qu'</text:span></text:span><text:span text:style-name="Police_20_par_20_défaut"><text:span text:style-name="T1">ent</text:span></text:span><text:span text:style-name="Police_20_par_20_défaut"><text:span text:style-name="T1">re les ann</text:span></text:span><text:span text:style-name="Police_20_par_20_défaut"><text:span text:style-name="T1">é</text:span></text:span><text:span text:style-name="Police_20_par_20_défaut"><text:span text:style-name="T1">es 1820 et 1830, le mouvement romantique, tr</text:span></text:span><text:span text:style-name="Police_20_par_20_défaut"><text:span text:style-name="T1">è</text:span></text:span><text:span text:style-name="Police_20_par_20_défaut"><text:span text:style-name="T1">s loin d'aider l'</text:span></text:span><text:span text:style-name="Police_20_par_20_défaut"><text:span text:style-name="T1">é</text:span></text:span><text:span text:style-name="Police_20_par_20_défaut"><text:span text:style-name="T1">volution de la critique, l'aurait troubl</text:span></text:span><text:span text:style-name="Police_20_par_20_défaut"><text:span text:style-name="T1">é</text:span></text:span><text:span text:style-name="Police_20_par_20_défaut"><text:span text:style-name="T1">e plut</text:span></text:span><text:span text:style-name="Police_20_par_20_défaut"><text:span text:style-name="T1">ô</text:span></text:span><text:span text:style-name="Police_20_par_20_défaut"><text:span text:style-name="T1">t. Et je ne m'en </text:span></text:span><text:span text:style-name="Police_20_par_20_défaut"><text:span text:style-name="T1">é</text:span></text:span><text:span text:style-name="Police_20_par_20_défaut"><text:span text:style-name="T1">tonne point si —</text:span></text:span><text:span text:style-name="Police_20_par_20_défaut"><text:span text:style-name="T1"> </text:span></text:span><text:span text:style-name="Police_20_par_20_défaut"><text:span text:style-name="T1">comme j'ai plusieurs fois essay</text:span></text:span><text:span text:style-name="Police_20_par_20_défaut"><text:span text:style-name="T1">é</text:span></text:span><text:span text:style-name="Police_20_par_20_défaut"><text:span text:style-name="T1"> de le montrer</text:span></text:span><text:span text:style-name="Police_20_par_20_défaut"><text:span text:style-name="T1"> </text:span></text:span><text:span text:style-name="Police_20_par_20_défaut"><text:span text:style-name="T1">— le romantisme en France, c'est le </text:span></text:span><text:span text:style-name="Police_20_par_20_défaut"><text:span text:style-name="T4">lyrisme</text:span></text:span><text:span text:style-name="Police_20_par_20_défaut"><text:span text:style-name="T1">, c'est le triomphe en tout, puisque aussi bien je rime en </text:span></text:span><text:span text:style-name="Police_20_par_20_défaut"><text:span text:style-name="T4">isme</text:span></text:span><text:span text:style-name="Police_20_par_20_défaut"><text:span text:style-name="T1">, du </text:span></text:span><text:span text:style-name="Police_20_par_20_défaut"><text:span text:style-name="T4">dilettantisme</text:span></text:span><text:span text:style-name="Police_20_par_20_défaut"><text:span text:style-name="T1">, de </text:span></text:span><text:span text:style-name="Police_20_par_20_défaut"><text:span text:style-name="T1">L’</text:span></text:span><text:span text:style-name="Police_20_par_20_défaut"><text:span text:style-name="T4">individualisme</text:span></text:span><text:span text:style-name="Police_20_par_20_défaut"><text:span text:style-name="T1"> et du </text:span></text:span><text:span text:style-name="Police_20_par_20_défaut"><text:span text:style-name="T4">subjectivisme</text:span></text:span><text:span text:style-name="Police_20_par_20_défaut"><text:span text:style-name="T1">.</text:span></text:span></text:p>
      <text:p text:style-name="Normal"><text:soft-page-break/><text:span text:style-name="Police_20_par_20_défaut"><text:span text:style-name="T1">De l</text:span></text:span><text:span text:style-name="Police_20_par_20_défaut"><text:span text:style-name="T1">à</text:span></text:span><text:span text:style-name="Police_20_par_20_défaut"><text:span text:style-name="T1">, l'opposition que la critique allait lui faire. Ou plut</text:span></text:span><text:span text:style-name="Police_20_par_20_défaut"><text:span text:style-name="T1">ô</text:span></text:span><text:span text:style-name="Police_20_par_20_défaut"><text:span text:style-name="T1">t, et en dehors de lui, parall</text:span></text:span><text:span text:style-name="Police_20_par_20_défaut"><text:span text:style-name="T1">è</text:span></text:span><text:span text:style-name="Police_20_par_20_défaut"><text:span text:style-name="T1">lement </text:span></text:span><text:span text:style-name="Police_20_par_20_défaut"><text:span text:style-name="T1">à</text:span></text:span><text:span text:style-name="Police_20_par_20_défaut"><text:span text:style-name="T1"> lui, si vous l'aimez mieux, la critique, poursuivant sa carri</text:span></text:span><text:span text:style-name="Police_20_par_20_défaut"><text:span text:style-name="T1">è</text:span></text:span><text:span text:style-name="Police_20_par_20_défaut"><text:span text:style-name="T1">re, allait essayer de r</text:span></text:span><text:span text:style-name="Police_20_par_20_défaut"><text:span text:style-name="T1">é</text:span></text:span><text:span text:style-name="Police_20_par_20_défaut"><text:span text:style-name="T1">duire la part de cette </text:span></text:span><text:span text:style-name="Police_20_par_20_défaut"><text:span text:style-name="T4">relativit</text:span></text:span><text:span text:style-name="Police_20_par_20_défaut"><text:span text:style-name="T4">é</text:span></text:span><text:span text:style-name="Police_20_par_20_défaut"><text:span text:style-name="T1"> qu'elle reconnaissait dans les choses</text:span></text:span><text:span text:style-name="Police_20_par_20_défaut"><text:span text:style-name="T1"> ;</text:span></text:span><text:span text:style-name="Police_20_par_20_défaut"><text:span text:style-name="T1"> et, puisqu'il faut qu'elle conclue, sous peine d</text:span></text:span><text:span text:style-name="Police_20_par_20_défaut"><text:span text:style-name="T1">e</text:span></text:span><text:span text:style-name="Police_20_par_20_défaut"><text:span text:style-name="T1"> perdre son nom et son sens, elle allait essayer de trouver, ailleurs que dans la notion </text:span></text:span><text:span text:style-name="Police_20_par_20_défaut"><text:span text:style-name="T1">de</text:span></text:span><text:span text:style-name="Police_20_par_20_défaut"><text:span text:style-name="T1">s r</text:span></text:span><text:span text:style-name="Police_20_par_20_défaut"><text:span text:style-name="T1">è</text:span></text:span><text:span text:style-name="Police_20_par_20_défaut"><text:span text:style-name="T1">gles et du beau id</text:span></text:span><text:span text:style-name="Police_20_par_20_défaut"><text:span text:style-name="T1">é</text:span></text:span><text:span text:style-name="Police_20_par_20_défaut"><text:span text:style-name="T1">al, son point fixe et r</text:span></text:span><text:span text:style-name="Police_20_par_20_défaut"><text:span text:style-name="T1">é</text:span></text:span><text:span text:style-name="Police_20_par_20_défaut"><text:span text:style-name="T1">gulateur, — ou, comme on dit encore, le </text:span></text:span><text:span text:style-name="Police_20_par_20_défaut"><text:span text:style-name="T4">crit</text:span></text:span><text:span text:style-name="Police_20_par_20_défaut"><text:span text:style-name="T4">e</text:span></text:span><text:span text:style-name="Police_20_par_20_défaut"><text:span text:style-name="T4">rium</text:span></text:span><text:span text:style-name="Police_20_par_20_défaut"><text:span text:style-name="T1"> de ses jugements.</text:span></text:span></text:p>
      <text:p text:style-name="P1"/>
      <text:p text:style-name="P1">30 novembre 1889.</text:p>
      <text:h text:style-name="P36" text:outline-level="1">Septième leçon - La critique de Villemain (1820-1835).</text:h>
      <text:p text:style-name="Normal"/>
      <text:p text:style-name="Normal"><text:span text:style-name="Police_20_par_20_défaut"><text:span text:style-name="T1">Quelques mots sur le dilettantisme et sur l'individualisme en .critique. — Cousin, Guizot e</text:span></text:span><text:span text:style-name="Police_20_par_20_défaut"><text:span text:style-name="T1">t</text:span></text:span><text:span text:style-name="Police_20_par_20_défaut"><text:span text:style-name="T1"> </text:span></text:span><text:span text:style-name="Police_20_par_20_défaut"><text:span text:style-name="T1">Villemain</text:span></text:span><text:span text:style-name="Police_20_par_20_défaut"><text:span text:style-name="T1">. — Du r</text:span></text:span><text:span text:style-name="Police_20_par_20_défaut"><text:span text:style-name="T1">ô</text:span></text:span><text:span text:style-name="Police_20_par_20_défaut"><text:span text:style-name="T1">le dos id</text:span></text:span><text:span text:style-name="Police_20_par_20_défaut"><text:span text:style-name="T1">é</text:span></text:span><text:span text:style-name="Police_20_par_20_défaut"><text:span text:style-name="T1">e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s en critique. — </text:span></text:span><text:span text:style-name="Police_20_par_20_défaut"><text:span text:style-name="T1">l’</text:span></text:span><text:span text:style-name="Police_20_par_20_défaut"><text:span text:style-name="T4">Introduction </text:span></text:span><text:span text:style-name="Police_20_par_20_défaut"><text:span text:style-name="T4">à</text:span></text:span><text:span text:style-name="Police_20_par_20_défaut"><text:span text:style-name="T4"> l'histoire de la philosophie </text:span></text:span><text:span text:style-name="Police_20_par_20_défaut"><text:span text:style-name="T1">et </text:span></text:span><text:span text:style-name="Police_20_par_20_défaut"><text:span text:style-name="T1">l’</text:span></text:span><text:span text:style-name="Police_20_par_20_défaut"><text:span text:style-name="T4">Histoire de la civilisation en F</text:span></text:span><text:span text:style-name="Police_20_par_20_défaut"><text:span text:style-name="T4">r</text:span></text:span><text:span text:style-name="Police_20_par_20_défaut"><text:span text:style-name="T4">ance</text:span></text:span><text:span text:style-name="Police_20_par_20_défaut"><text:span text:style-name="T1">. — Le cours de </text:span></text:span><text:span text:style-name="Police_20_par_20_défaut"><text:span text:style-name="T1">Villemain</text:span></text:span><text:span text:style-name="Police_20_par_20_défaut"><text:span text:style-name="T1"> sur le </text:span></text:span><text:span text:style-name="Police_20_par_20_défaut"><text:span text:style-name="T1">XVI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 L'histoire du </text:span></text:span><text:span text:style-name="Police_20_par_20_défaut"><text:span text:style-name="T1">XVI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trop favorable </text:span></text:span><text:span text:style-name="Police_20_par_20_défaut"><text:span text:style-name="T1">à</text:span></text:span><text:span text:style-name="Police_20_par_20_défaut"><text:span text:style-name="T1"> la th</text:span></text:span><text:span text:style-name="Police_20_par_20_défaut"><text:span text:style-name="T1">è</text:span></text:span><text:span text:style-name="Police_20_par_20_défaut"><text:span text:style-name="T1">se de </text:span></text:span><text:span text:style-name="Police_20_par_20_défaut"><text:span text:style-name="T1">Villemain</text:span></text:span><text:span text:style-name="Police_20_par_20_défaut"><text:span text:style-name="T1">, en prouvant trop, ne prouve pas assez. — Autres d</text:span></text:span><text:span text:style-name="Police_20_par_20_défaut"><text:span text:style-name="T1">é</text:span></text:span><text:span text:style-name="Police_20_par_20_défaut"><text:span text:style-name="T1">fauts du livre de </text:span></text:span><text:span text:style-name="Police_20_par_20_défaut"><text:span text:style-name="T1">Villemain</text:span></text:span><text:span text:style-name="Police_20_par_20_défaut"><text:span text:style-name="T1">. — Ses qualit</text:span></text:span><text:span text:style-name="Police_20_par_20_défaut"><text:span text:style-name="T1">é</text:span></text:span><text:span text:style-name="Police_20_par_20_défaut"><text:span text:style-name="T1">s. — La litt</text:span></text:span><text:span text:style-name="Police_20_par_20_défaut"><text:span text:style-name="T1">é</text:span></text:span><text:span text:style-name="Police_20_par_20_défaut"><text:span text:style-name="T1">rature consid</text:span></text:span><text:span text:style-name="Police_20_par_20_défaut"><text:span text:style-name="T1">é</text:span></text:span><text:span text:style-name="Police_20_par_20_défaut"><text:span text:style-name="T1">r</text:span></text:span><text:span text:style-name="Police_20_par_20_défaut"><text:span text:style-name="T1">é</text:span></text:span><text:span text:style-name="Police_20_par_20_défaut"><text:span text:style-name="T1">e comme expression de la soc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 La critique biographique.</text:span></text:span><text:span text:style-name="Police_20_par_20_défaut"><text:span text:style-name="T1"> — </text:span></text:span><text:span text:style-name="Police_20_par_20_défaut"><text:span text:style-name="T1">La litt</text:span></text:span><text:span text:style-name="Police_20_par_20_défaut"><text:span text:style-name="T1">é</text:span></text:span><text:span text:style-name="Police_20_par_20_défaut"><text:span text:style-name="T1">rature compar</text:span></text:span><text:span text:style-name="Police_20_par_20_défaut"><text:span text:style-name="T1">é</text:span></text:span><text:span text:style-name="Police_20_par_20_défaut"><text:span text:style-name="T1">e. — Si le plan de </text:span></text:span><text:span text:style-name="Police_20_par_20_défaut"><text:span text:style-name="T1">Villemain</text:span></text:span><text:span text:style-name="Police_20_par_20_défaut"><text:span text:style-name="T1"> est conforme </text:span></text:span><text:span text:style-name="Police_20_par_20_défaut"><text:span text:style-name="T1">à</text:span></text:span><text:span text:style-name="Police_20_par_20_défaut"><text:span text:style-name="T1"> l'encha</text:span></text:span><text:span text:style-name="Police_20_par_20_défaut"><text:span text:style-name="T1">î</text:span></text:span><text:span text:style-name="Police_20_par_20_défaut"><text:span text:style-name="T1">nement r</text:span></text:span><text:span text:style-name="Police_20_par_20_défaut"><text:span text:style-name="T1">é</text:span></text:span><text:span text:style-name="Police_20_par_20_défaut"><text:span text:style-name="T1">el de l'histoire du </text:span></text:span><text:span text:style-name="Police_20_par_20_défaut"><text:span text:style-name="T1">XVI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text:span></text:span><text:span text:style-name="Police_20_par_20_défaut"><text:span text:style-name="T1"> ?</text:span></text:span><text:span text:style-name="Police_20_par_20_défaut"><text:span text:style-name="T1"> </text:span></text:span><text:span text:style-name="Police_20_par_20_défaut"><text:span text:style-name="T1">Saint-Marc Girardin et D</text:span></text:span><text:span text:style-name="Police_20_par_20_défaut"><text:span text:style-name="T1">é</text:span></text:span><text:span text:style-name="Police_20_par_20_défaut"><text:span text:style-name="T1">sir</text:span></text:span><text:span text:style-name="Police_20_par_20_défaut"><text:span text:style-name="T1">é</text:span></text:span><text:span text:style-name="Police_20_par_20_défaut"><text:span text:style-name="T1"> Nisard. — La part propre de </text:span></text:span><text:span text:style-name="Police_20_par_20_défaut"><text:span text:style-name="T1">Villemain</text:span></text:span><text:span text:style-name="Police_20_par_20_défaut"><text:span text:style-name="T1"> dans l'histoire de la critique.</text:span></text:span></text:p>
      <text:p text:style-name="P1"/>
      <text:p text:style-name="P1">Messieurs,</text:p>
      <text:p text:style-name="Normal"><text:span text:style-name="Police_20_par_20_défaut"><text:span text:style-name="T1">E</text:span></text:span><text:span text:style-name="Police_20_par_20_défaut"><text:span text:style-name="T1">n</text:span></text:span><text:span text:style-name="Police_20_par_20_défaut"><text:span text:style-name="T1"> essayant l'autre jour de la d</text:span></text:span><text:span text:style-name="Police_20_par_20_défaut"><text:span text:style-name="T1">é</text:span></text:span><text:span text:style-name="Police_20_par_20_défaut"><text:span text:style-name="T1">finir, nous avons largement lou</text:span></text:span><text:span text:style-name="Police_20_par_20_défaut"><text:span text:style-name="T1">é</text:span></text:span><text:span text:style-name="Police_20_par_20_défaut"><text:span text:style-name="T1"> la fa</text:span></text:span><text:span text:style-name="Police_20_par_20_défaut"><text:span text:style-name="T1">ç</text:span></text:span><text:span text:style-name="Police_20_par_20_défaut"><text:span text:style-name="T1">on lib</text:span></text:span><text:span text:style-name="Police_20_par_20_défaut"><text:span text:style-name="T1">é</text:span></text:span><text:span text:style-name="Police_20_par_20_défaut"><text:span text:style-name="T1">rale, intelligente, et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euse dont Mme de Sta</text:span></text:span><text:span text:style-name="Police_20_par_20_défaut"><text:span text:style-name="T1">ë</text:span></text:span><text:span text:style-name="Police_20_par_20_défaut"><text:span text:style-name="T1">l et Ch</text:span></text:span><text:span text:style-name="Police_20_par_20_défaut"><text:span text:style-name="T1">â</text:span></text:span><text:span text:style-name="Police_20_par_20_défaut"><text:span text:style-name="T1">teaubriand avaient entendu et pratiqu</text:span></text:span><text:span text:style-name="Police_20_par_20_défaut"><text:span text:style-name="T1">é</text:span></text:span><text:span text:style-name="Police_20_par_20_défaut"><text:span text:style-name="T1"> eux-m</text:span></text:span><text:span text:style-name="Police_20_par_20_défaut"><text:span text:style-name="T1">ê</text:span></text:span><text:span text:style-name="Police_20_par_20_défaut"><text:span text:style-name="T1">mes la critique. Mais</text:span></text:span><text:span text:style-name="Police_20_par_20_défaut"><text:span text:style-name="T1"> </text:span></text:span><text:span text:style-name="Police_20_par_20_défaut"><text:span text:style-name="T1">nous l'avons dit aussi, de ce lib</text:span></text:span><text:span text:style-name="Police_20_par_20_défaut"><text:span text:style-name="T1">é</text:span></text:span><text:span text:style-name="Police_20_par_20_défaut"><text:span text:style-name="T1">ralisme et de cett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osit</text:span></text:span><text:span text:style-name="Police_20_par_20_défaut"><text:span text:style-name="T1">é</text:span></text:span><text:span text:style-name="Police_20_par_20_défaut"><text:span text:style-name="T1"> mal entendus, il ne laissait pas de r</text:span></text:span><text:span text:style-name="Police_20_par_20_défaut"><text:span text:style-name="T1">é</text:span></text:span><text:span text:style-name="Police_20_par_20_défaut"><text:span text:style-name="T1">sulte</text:span></text:span><text:span text:style-name="Police_20_par_20_défaut"><text:span text:style-name="T1"> !</text:span></text:span><text:span text:style-name="Police_20_par_20_défaut"><text:span text:style-name="T1"> quelques inconv</text:span></text:span><text:span text:style-name="Police_20_par_20_défaut"><text:span text:style-name="T1">é</text:span></text:span><text:span text:style-name="Police_20_par_20_défaut"><text:span text:style-name="T1">nients ou quelques dangers, qui n'allaient </text:span></text:span><text:span text:style-name="Police_20_par_20_défaut"><text:span text:style-name="T1">à</text:span></text:span><text:span text:style-name="Police_20_par_20_défaut"><text:span text:style-name="T1"> rien de moins, si l'on n'y prenait garde,</text:span></text:span><text:span text:style-name="Police_20_par_20_défaut"><text:span text:style-name="T1"> </text:span></text:span><text:span text:style-name="Police_20_par_20_défaut"><text:span text:style-name="T1">qu'</text:span></text:span><text:span text:style-name="Police_20_par_20_défaut"><text:span text:style-name="T1">à</text:span></text:span><text:span text:style-name="Police_20_par_20_défaut"><text:span text:style-name="T1"> d</text:span></text:span><text:span text:style-name="Police_20_par_20_défaut"><text:span text:style-name="T1">é</text:span></text:span><text:span text:style-name="Police_20_par_20_défaut"><text:span text:style-name="T1">poss</text:span></text:span><text:span text:style-name="Police_20_par_20_défaut"><text:span text:style-name="T1">é</text:span></text:span><text:span text:style-name="Police_20_par_20_défaut"><text:span text:style-name="T1">der la critique de son objet et de sa fonction. </text:span></text:span><text:span text:style-name="Police_20_par_20_défaut"><text:span text:style-name="T1">Il </text:span></text:span><text:span text:style-name="Police_20_par_20_défaut"><text:span text:style-name="T1">fallait craindre en effet que le plaisir de tout comprendre ne d</text:span></text:span><text:span text:style-name="Police_20_par_20_défaut"><text:span text:style-name="T1">é</text:span></text:span><text:span text:style-name="Police_20_par_20_défaut"><text:span text:style-name="T1">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text:span></text:span><text:span text:style-name="Police_20_par_20_défaut"><text:span text:style-name="T1">â</text:span></text:span><text:span text:style-name="Police_20_par_20_défaut"><text:span text:style-name="T1">t en cette esp</text:span></text:span><text:span text:style-name="Police_20_par_20_défaut"><text:span text:style-name="T1">è</text:span></text:span><text:span text:style-name="Police_20_par_20_défaut"><text:span text:style-name="T1">ce d'</text:span></text:span><text:span text:style-name="Police_20_par_20_défaut"><text:span text:style-name="T1">é</text:span></text:span><text:span text:style-name="Police_20_par_20_défaut"><text:span text:style-name="T1">picurisme intellectuel qu'on appelle du nom de </text:span></text:span><text:span text:style-name="Police_20_par_20_défaut"><text:span text:style-name="T4">dilettantisme</text:span></text:span><text:span text:style-name="Police_20_par_20_défaut"><text:span text:style-name="T1"> — ce qui est un peu le cas de Mme de Sta</text:span></text:span><text:span text:style-name="Police_20_par_20_défaut"><text:span text:style-name="T1">ë</text:span></text:span><text:span text:style-name="Police_20_par_20_défaut"><text:span text:style-name="T1">l</text:span></text:span><text:span text:style-name="Police_20_par_20_défaut"><text:span text:style-name="T1"> ;</text:span></text:span><text:span text:style-name="Police_20_par_20_défaut"><text:span text:style-name="T1"> — et il fallait craindre surtout que la critique Syst</text:span></text:span><text:span text:style-name="Police_20_par_20_défaut"><text:span text:style-name="T1">é</text:span></text:span><text:span text:style-name="Police_20_par_20_défaut"><text:span text:style-name="T1">matique des beaut</text:span></text:span><text:span text:style-name="Police_20_par_20_défaut"><text:span text:style-name="T1">é</text:span></text:span><text:span text:style-name="Police_20_par_20_défaut"><text:span text:style-name="T1">s, se r</text:span></text:span><text:span text:style-name="Police_20_par_20_défaut"><text:span text:style-name="T1">é</text:span></text:span><text:span text:style-name="Police_20_par_20_défaut"><text:span text:style-name="T1">d</text:span></text:span><text:span text:style-name="Police_20_par_20_défaut"><text:span text:style-name="T1">uisant </text:span></text:span><text:span text:style-name="Police_20_par_20_défaut"><text:span text:style-name="T1">à</text:span></text:span><text:span text:style-name="Police_20_par_20_défaut"><text:span text:style-name="T1"> l'aveu des pr</text:span></text:span><text:span text:style-name="Police_20_par_20_défaut"><text:span text:style-name="T1">é</text:span></text:span><text:span text:style-name="Police_20_par_20_défaut"><text:span text:style-name="T1">f</text:span></text:span><text:span text:style-name="Police_20_par_20_défaut"><text:span text:style-name="T1">é</text:span></text:span><text:span text:style-name="Police_20_par_20_défaut"><text:span text:style-name="T1">rences personnelles du critique, n'entra</text:span></text:span><text:span text:style-name="Police_20_par_20_défaut"><text:span text:style-name="T1">î</text:span></text:span><text:span text:style-name="Police_20_par_20_défaut"><text:span text:style-name="T1">n</text:span></text:span><text:span text:style-name="Police_20_par_20_défaut"><text:span text:style-name="T1">â</text:span></text:span><text:span text:style-name="Police_20_par_20_défaut"><text:span text:style-name="T1">t peut-</text:span></text:span><text:span text:style-name="Police_20_par_20_défaut"><text:span text:style-name="T1">ê</text:span></text:span><text:span text:style-name="Police_20_par_20_défaut"><text:span text:style-name="T1">tre la recherche des lois de l'art dans le m</text:span></text:span><text:span text:style-name="Police_20_par_20_défaut"><text:span text:style-name="T1">ê</text:span></text:span><text:span text:style-name="Police_20_par_20_défaut"><text:span text:style-name="T1">me discr</text:span></text:span><text:span text:style-name="Police_20_par_20_défaut"><text:span text:style-name="T1">é</text:span></text:span><text:span text:style-name="Police_20_par_20_défaut"><text:span text:style-name="T1">dit que les r</text:span></text:span><text:span text:style-name="Police_20_par_20_défaut"><text:span text:style-name="T1">è</text:span></text:span><text:span text:style-name="Police_20_par_20_défaut"><text:span text:style-name="T1">gles. C'</text:span></text:span><text:span text:style-name="Police_20_par_20_défaut"><text:span text:style-name="T1">é</text:span></text:span><text:span text:style-name="Police_20_par_20_défaut"><text:span text:style-name="T1">tait le cas de Chateaubriand, c'</text:span></text:span><text:span text:style-name="Police_20_par_20_défaut"><text:span text:style-name="T1">é</text:span></text:span><text:span text:style-name="Police_20_par_20_défaut"><text:span text:style-name="T1">tait celui de l'auteur de la </text:span></text:span><text:span text:style-name="Police_20_par_20_défaut"><text:span text:style-name="T4">Pr</text:span></text:span><text:span text:style-name="Police_20_par_20_défaut"><text:span text:style-name="T4">é</text:span></text:span><text:span text:style-name="Police_20_par_20_défaut"><text:span text:style-name="T4">face de Cromwell</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 et c'est ce qu'on peut appeler l'exc</text:span></text:span><text:span text:style-name="Police_20_par_20_défaut"><text:span text:style-name="T1">è</text:span></text:span><text:span text:style-name="Police_20_par_20_défaut"><text:span text:style-name="T1">s de </text:span></text:span><text:span text:style-name="Police_20_par_20_défaut"><text:span text:style-name="T4">l</text:span></text:span><text:span text:style-name="Police_20_par_20_défaut"><text:span text:style-name="T4">’</text:span></text:span><text:span text:style-name="Police_20_par_20_défaut"><text:span text:style-name="T4">individualisme</text:span></text:span><text:span text:style-name="Police_20_par_20_défaut"><text:span text:style-name="T1"> en critique.</text:span></text:span></text:p>
      <text:p text:style-name="Normal"><text:span text:style-name="Police_20_par_20_défaut"><text:span text:style-name="T1">Je n'examine point</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cette occasion, si les uns, les </text:span></text:span><text:span text:style-name="Police_20_par_20_défaut"><text:span text:style-name="T4">individualistes</text:span></text:span><text:span text:style-name="Police_20_par_20_défaut"><text:span text:style-name="T1">, ceux qui font de la critique personnelle, sont toujours tr</text:span></text:span><text:span text:style-name="Police_20_par_20_défaut"><text:span text:style-name="T1">è</text:span></text:span><text:span text:style-name="Police_20_par_20_défaut"><text:span text:style-name="T1">s cons</text:span></text:span><text:span text:style-name="Police_20_par_20_défaut"><text:span text:style-name="T1">é</text:span></text:span><text:span text:style-name="Police_20_par_20_défaut"><text:span text:style-name="T1">quents avec eux-m</text:span></text:span><text:span text:style-name="Police_20_par_20_défaut"><text:span text:style-name="T1">ê</text:span></text:span><text:span text:style-name="Police_20_par_20_défaut"><text:span text:style-name="T1">mes</text:span></text:span><text:span text:style-name="Police_20_par_20_défaut"><text:span text:style-name="T1"> ;</text:span></text:span><text:span text:style-name="Police_20_par_20_défaut"><text:span text:style-name="T1"> et, par exemple, quand ils nous exposent leurs pr</text:span></text:span><text:span text:style-name="Police_20_par_20_défaut"><text:span text:style-name="T1">é</text:span></text:span><text:span text:style-name="Police_20_par_20_défaut"><text:span text:style-name="T1">f</text:span></text:span><text:span text:style-name="Police_20_par_20_défaut"><text:span text:style-name="T1">é</text:span></text:span><text:span text:style-name="Police_20_par_20_défaut"><text:span text:style-name="T1">rences, si ces pr</text:span></text:span><text:span text:style-name="Police_20_par_20_défaut"><text:span text:style-name="T1">é</text:span></text:span><text:span text:style-name="Police_20_par_20_défaut"><text:span text:style-name="T1">f</text:span></text:span><text:span text:style-name="Police_20_par_20_défaut"><text:span text:style-name="T1">é</text:span></text:span><text:span text:style-name="Police_20_par_20_défaut"><text:span text:style-name="T1">rences ne sont point assez souvent des jugements qu'ils essayent de nous imposer. On a </text:span></text:span><text:span text:style-name="Police_20_par_20_défaut"><text:span text:style-name="T1">t</text:span></text:span><text:span text:style-name="Police_20_par_20_défaut"><text:span text:style-name="T1">oujours quelque raison de pr</text:span></text:span><text:span text:style-name="Police_20_par_20_défaut"><text:span text:style-name="T1">é</text:span></text:span><text:span text:style-name="Police_20_par_20_défaut"><text:span text:style-name="T1">f</text:span></text:span><text:span text:style-name="Police_20_par_20_défaut"><text:span text:style-name="T1">é</text:span></text:span><text:span text:style-name="Police_20_par_20_défaut"><text:span text:style-name="T1">rer une chose </text:span></text:span><text:span text:style-name="Police_20_par_20_défaut"><text:span text:style-name="T1">à</text:span></text:span><text:span text:style-name="Police_20_par_20_défaut"><text:span text:style-name="T1"> une autre, et cette raison, qui se tire </text:span></text:span><text:soft-page-break/><text:span text:style-name="Police_20_par_20_défaut"><text:span text:style-name="T1">quelquefois de notre temp</text:span></text:span><text:span text:style-name="Police_20_par_20_défaut"><text:span text:style-name="T1">é</text:span></text:span><text:span text:style-name="Police_20_par_20_défaut"><text:span text:style-name="T1">rament, se tire bien quelquefois aussi de la nature de la chose</text:span></text:span><text:span text:style-name="Police_20_par_20_défaut"><text:span text:style-name="T1">...</text:span></text:span></text:p>
      <text:p text:style-name="Normal"><text:span text:style-name="Police_20_par_20_défaut"><text:span text:style-name="T1">Je ne recherche pas non plus, si les autres, les </text:span></text:span><text:span text:style-name="Police_20_par_20_défaut"><text:span text:style-name="T4">dile</text:span></text:span><text:span text:style-name="Police_20_par_20_défaut"><text:span text:style-name="T4">t</text:span></text:span><text:span text:style-name="Police_20_par_20_défaut"><text:span text:style-name="T4">tanti</text:span></text:span><text:span text:style-name="Police_20_par_20_défaut"><text:span text:style-name="T1">, sont tout </text:span></text:span><text:span text:style-name="Police_20_par_20_défaut"><text:span text:style-name="T1">à</text:span></text:span><text:span text:style-name="Police_20_par_20_défaut"><text:span text:style-name="T1"> fait sinc</text:span></text:span><text:span text:style-name="Police_20_par_20_défaut"><text:span text:style-name="T1">è</text:span></text:span><text:span text:style-name="Police_20_par_20_défaut"><text:span text:style-name="T1">res quand ils croient go</text:span></text:span><text:span text:style-name="Police_20_par_20_défaut"><text:span text:style-name="T1">û</text:span></text:span><text:span text:style-name="Police_20_par_20_défaut"><text:span text:style-name="T1">ter </text:span></text:span><text:span text:style-name="Police_20_par_20_défaut"><text:span text:style-name="T1">é</text:span></text:span><text:span text:style-name="Police_20_par_20_défaut"><text:span text:style-name="T1">galement la beaut</text:span></text:span><text:span text:style-name="Police_20_par_20_défaut"><text:span text:style-name="T1">é</text:span></text:span><text:span text:style-name="Police_20_par_20_défaut"><text:span text:style-name="T1"> simple, claire et logique, de l'architecture grecque, et la beaut</text:span></text:span><text:span text:style-name="Police_20_par_20_défaut"><text:span text:style-name="T1">é</text:span></text:span><text:span text:style-name="Police_20_par_20_défaut"><text:span text:style-name="T1"> paradoxale de l'architecture gothique, celle dont on a pu dire, qu'</text:span></text:span><text:span text:style-name="Police_20_par_20_défaut"><text:span text:style-name="T1">é</text:span></text:span><text:span text:style-name="Police_20_par_20_défaut"><text:span text:style-name="T1">tant comme un d</text:span></text:span><text:span text:style-name="Police_20_par_20_défaut"><text:span text:style-name="T1">é</text:span></text:span><text:span text:style-name="Police_20_par_20_défaut"><text:span text:style-name="T1">f</text:span></text:span><text:span text:style-name="Police_20_par_20_défaut"><text:span text:style-name="T1">i</text:span></text:span><text:span text:style-name="Police_20_par_20_défaut"><text:span text:style-name="T1"> port</text:span></text:span><text:span text:style-name="Police_20_par_20_défaut"><text:span text:style-name="T1">é</text:span></text:span><text:span text:style-name="Police_20_par_20_défaut"><text:span text:style-name="T1"> aux lois de la pesanteur, elle sort des conditions humaines, et m</text:span></text:span><text:span text:style-name="Police_20_par_20_défaut"><text:span text:style-name="T1">ê</text:span></text:span><text:span text:style-name="Police_20_par_20_défaut"><text:span text:style-name="T1">me naturelles. On peut </text:span></text:span><text:span text:style-name="Police_20_par_20_défaut"><text:span text:style-name="T1">é</text:span></text:span><text:span text:style-name="Police_20_par_20_défaut"><text:span text:style-name="T1">galement les comprendre</text:span></text:span><text:span text:style-name="Police_20_par_20_défaut"><text:span text:style-name="T1"> ;</text:span></text:span><text:span text:style-name="Police_20_par_20_défaut"><text:span text:style-name="T1"> il faut s'exercer </text:span></text:span><text:span text:style-name="Police_20_par_20_défaut"><text:span text:style-name="T1">à</text:span></text:span><text:span text:style-name="Police_20_par_20_défaut"><text:span text:style-name="T1"> les comprendre, </text:span></text:span><text:span text:style-name="Police_20_par_20_défaut"><text:span text:style-name="T1">à</text:span></text:span><text:span text:style-name="Police_20_par_20_défaut"><text:span text:style-name="T1"> nous donner le sens de</text:span></text:span><text:span text:style-name="Police_20_par_20_défaut"><text:span text:style-name="T1"> </text:span></text:span><text:span text:style-name="Police_20_par_20_défaut"><text:span text:style-name="T1">celle des deux que nous n'aimons pas. On ne peut pas </text:span></text:span><text:span text:style-name="Police_20_par_20_défaut"><text:span text:style-name="T1">é</text:span></text:span><text:span text:style-name="Police_20_par_20_défaut"><text:span text:style-name="T1">galement les aimer, </text:span></text:span><text:span text:style-name="Police_20_par_20_défaut"><text:span text:style-name="T1">é</text:span></text:span><text:span text:style-name="Police_20_par_20_défaut"><text:span text:style-name="T1">galement les sentir, </text:span></text:span><text:span text:style-name="Police_20_par_20_défaut"><text:span text:style-name="T1">é</text:span></text:span><text:span text:style-name="Police_20_par_20_défaut"><text:span text:style-name="T1">galement en jouir</text:span></text:span><text:span text:style-name="Police_20_par_20_défaut"><text:span text:style-name="T1"> ;</text:span></text:span><text:span text:style-name="Police_20_par_20_défaut"><text:span text:style-name="T1"> et quiconque pr</text:span></text:span><text:span text:style-name="Police_20_par_20_défaut"><text:span text:style-name="T1">é</text:span></text:span><text:span text:style-name="Police_20_par_20_défaut"><text:span text:style-name="T1">tend le contraire, il se trompe. Il est bien difficile encore d'aimer </text:span></text:span><text:span text:style-name="Police_20_par_20_défaut"><text:span text:style-name="T1">é</text:span></text:span><text:span text:style-name="Police_20_par_20_défaut"><text:span text:style-name="T1">galement Rapha</text:span></text:span><text:span text:style-name="Police_20_par_20_défaut"><text:span text:style-name="T1">ë</text:span></text:span><text:span text:style-name="Police_20_par_20_défaut"><text:span text:style-name="T1">l et Rembrandt</text:span></text:span><text:span text:style-name="Police_20_par_20_défaut"><text:span text:style-name="T1"> ;</text:span></text:span><text:span text:style-name="Police_20_par_20_défaut"><text:span text:style-name="T1"> </text:span></text:span><text:span text:style-name="Police_20_par_20_défaut"><text:span text:style-name="T4">Andromaque</text:span></text:span><text:span text:style-name="Police_20_par_20_défaut"><text:span text:style-name="T1"> et </text:span></text:span><text:span text:style-name="Police_20_par_20_défaut"><text:span text:style-name="T4">Hamlet</text:span></text:span><text:span text:style-name="Police_20_par_20_défaut"><text:span text:style-name="T1"> </text:span></text:span><text:span text:style-name="Police_20_par_20_défaut"><text:span text:style-name="T1">;</text:span></text:span><text:span text:style-name="Police_20_par_20_défaut"><text:span text:style-name="T1"> les romans de Balzac et ceux de George San</text:span></text:span><text:span text:style-name="Police_20_par_20_défaut"><text:span text:style-name="T1">d</text:span></text:span><text:span text:style-name="Police_20_par_20_défaut"><text:span text:style-name="T1">…</text:span></text:span><text:span text:style-name="Police_20_par_20_défaut"><text:span text:style-name="T1"> Je dis seulement que, quand on le pourrait, comme aussi quand en exprimant des pr</text:span></text:span><text:span text:style-name="Police_20_par_20_défaut"><text:span text:style-name="T1">é</text:span></text:span><text:span text:style-name="Police_20_par_20_défaut"><text:span text:style-name="T1">f</text:span></text:span><text:span text:style-name="Police_20_par_20_défaut"><text:span text:style-name="T1">é</text:span></text:span><text:span text:style-name="Police_20_par_20_défaut"><text:span text:style-name="T1">rences il serait possible de ne pas s'efforcer de les faire partager aux autres, l'objet de la critique n'en demeurerait pas moins toujours de </text:span></text:span><text:span text:style-name="Police_20_par_20_défaut"><text:span text:style-name="T4">juger</text:span></text:span><text:span text:style-name="Police_20_par_20_défaut"><text:span text:style-name="T1"> et de </text:span></text:span><text:span text:style-name="Police_20_par_20_défaut"><text:span text:style-name="T4">classer</text:span></text:span><text:span text:style-name="Police_20_par_20_défaut"><text:span text:style-name="T1">.</text:span></text:span></text:p>
      <text:p text:style-name="Normal"><text:span text:style-name="Police_20_par_20_défaut"><text:span text:style-name="T1">Il faut que la critique </text:span></text:span><text:span text:style-name="Police_20_par_20_défaut"><text:span text:style-name="T4">juge</text:span></text:span><text:span text:style-name="Police_20_par_20_défaut"><text:span text:style-name="T1">, puisqu'elle n'a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pr</text:span></text:span><text:span text:style-name="Police_20_par_20_défaut"><text:span text:style-name="T1">é</text:span></text:span><text:span text:style-name="Police_20_par_20_défaut"><text:span text:style-name="T1">cis</text:span></text:span><text:span text:style-name="Police_20_par_20_défaut"><text:span text:style-name="T1">é</text:span></text:span><text:span text:style-name="Police_20_par_20_défaut"><text:span text:style-name="T1">ment invent</text:span></text:span><text:span text:style-name="Police_20_par_20_défaut"><text:span text:style-name="T1">é</text:span></text:span><text:span text:style-name="Police_20_par_20_défaut"><text:span text:style-name="T1">e que pour cela, pour trouver </text:span></text:span><text:span text:style-name="Police_20_par_20_défaut"><text:span text:style-name="T1">à</text:span></text:span><text:span text:style-name="Police_20_par_20_défaut"><text:span text:style-name="T1"> nos impressions des motifs plu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ux qu'elles-m</text:span></text:span><text:span text:style-name="Police_20_par_20_défaut"><text:span text:style-name="T1">ê</text:span></text:span><text:span text:style-name="Police_20_par_20_défaut"><text:span text:style-name="T1">mes, des justifications qui les d</text:span></text:span><text:span text:style-name="Police_20_par_20_défaut"><text:span text:style-name="T1">é</text:span></text:span><text:span text:style-name="Police_20_par_20_défaut"><text:span text:style-name="T1">passent, des causes enfin qui leur soient ant</text:span></text:span><text:span text:style-name="Police_20_par_20_défaut"><text:span text:style-name="T1">é</text:span></text:span><text:span text:style-name="Police_20_par_20_défaut"><text:span text:style-name="T1">rieures, ext</text:span></text:span><text:span text:style-name="Police_20_par_20_défaut"><text:span text:style-name="T1">é</text:span></text:span><text:span text:style-name="Police_20_par_20_défaut"><text:span text:style-name="T1">rieures, sup</text:span></text:span><text:span text:style-name="Police_20_par_20_défaut"><text:span text:style-name="T1">é</text:span></text:span><text:span text:style-name="Police_20_par_20_défaut"><text:span text:style-name="T1">rieures. </text:span></text:span><text:span text:style-name="Police_20_par_20_défaut"><text:span text:style-name="T1">Voil</text:span></text:span><text:span text:style-name="Police_20_par_20_défaut"><text:span text:style-name="T1">à</text:span></text:span><text:span text:style-name="Police_20_par_20_défaut"><text:span text:style-name="T1"> pour les </text:span></text:span><text:span text:style-name="Police_20_par_20_défaut"><text:span text:style-name="T4">dilet</text:span></text:span><text:span text:style-name="Police_20_par_20_défaut"><text:span text:style-name="T4">t</text:span></text:span><text:span text:style-name="Police_20_par_20_défaut"><text:span text:style-name="T4">anti</text:span></text:span><text:span text:style-name="Police_20_par_20_défaut"><text:span text:style-name="T1">. Et il faut que la critique classe si nos impressions, comme nous le savons bien, diff</text:span></text:span><text:span text:style-name="Police_20_par_20_défaut"><text:span text:style-name="T1">é</text:span></text:span><text:span text:style-name="Police_20_par_20_défaut"><text:span text:style-name="T1">rentes en quantit</text:span></text:span><text:span text:style-name="Police_20_par_20_défaut"><text:span text:style-name="T1">é</text:span></text:span><text:span text:style-name="Police_20_par_20_défaut"><text:span text:style-name="T1">, ne le sont pas moins en qualit</text:span></text:span><text:span text:style-name="Police_20_par_20_défaut"><text:span text:style-name="T1">é</text:span></text:span><text:span text:style-name="Police_20_par_20_défaut"><text:span text:style-name="T1">. </text:span></text:span><text:span text:style-name="Police_20_par_20_défaut"><text:span text:style-name="T1">Voil</text:span></text:span><text:span text:style-name="Police_20_par_20_défaut"><text:span text:style-name="T1">à</text:span></text:span><text:span text:style-name="Police_20_par_20_défaut"><text:span text:style-name="T1"> pour les </text:span></text:span><text:span text:style-name="Police_20_par_20_défaut"><text:span text:style-name="T4">individualistes</text:span></text:span><text:span text:style-name="Police_20_par_20_défaut"><text:span text:style-name="T1">. Il y a une hi</text:span></text:span><text:span text:style-name="Police_20_par_20_défaut"><text:span text:style-name="T1">é</text:span></text:span><text:span text:style-name="Police_20_par_20_défaut"><text:span text:style-name="T1">rarchie des esprits, il y a une hi</text:span></text:span><text:span text:style-name="Police_20_par_20_défaut"><text:span text:style-name="T1">é</text:span></text:span><text:span text:style-name="Police_20_par_20_défaut"><text:span text:style-name="T1">rarchie des choses, il y en a une aussi de la valeur des impressions que les choses font sur les esprits.</text:span></text:span></text:p>
      <text:p text:style-name="P1">Aux environs de 1825, pour ignorer ou pour méconnaître ces vérités presque élémentaires, on était trop voisin encore de la critique purement classique. Ce que la critique de Mme de Staël et de Chateaubriand avait de dangereux, comme trop aristocratique, on le comprit donc, et qu'il était urgent, si je puis ainsi dire, de la lester d'un peu de bon sens bourgeois.</text:p>
      <text:p text:style-name="Normal"><text:span text:style-name="Police_20_par_20_défaut"><text:span text:style-name="T1">On sentit que, pour qu'elle ne p</text:span></text:span><text:span text:style-name="Police_20_par_20_défaut"><text:span text:style-name="T1">é</text:span></text:span><text:span text:style-name="Police_20_par_20_défaut"><text:span text:style-name="T1">r</text:span></text:span><text:span text:style-name="Police_20_par_20_défaut"><text:span text:style-name="T1">î</text:span></text:span><text:span text:style-name="Police_20_par_20_défaut"><text:span text:style-name="T1">t point de l'exc</text:span></text:span><text:span text:style-name="Police_20_par_20_défaut"><text:span text:style-name="T1">è</text:span></text:span><text:span text:style-name="Police_20_par_20_défaut"><text:span text:style-name="T1">s m</text:span></text:span><text:span text:style-name="Police_20_par_20_défaut"><text:span text:style-name="T1">ê</text:span></text:span><text:span text:style-name="Police_20_par_20_défaut"><text:span text:style-name="T1">me de son lib</text:span></text:span><text:span text:style-name="Police_20_par_20_défaut"><text:span text:style-name="T1">é</text:span></text:span><text:span text:style-name="Police_20_par_20_défaut"><text:span text:style-name="T1">ralisme, il s'agissait de substituer</text:span></text:span><text:span text:style-name="Police_20_par_20_défaut"><text:span text:style-name="T1"> </text:span></text:span><text:span text:style-name="Police_20_par_20_défaut"><text:span text:style-name="T1">un nouveau principe de ses jugements </text:span></text:span><text:span text:style-name="Police_20_par_20_défaut"><text:span text:style-name="T1">à</text:span></text:span><text:span text:style-name="Police_20_par_20_défaut"><text:span text:style-name="T1"> celui que ne constituaient plus pour elle, ni pour l'opinion, des r</text:span></text:span><text:span text:style-name="Police_20_par_20_défaut"><text:span text:style-name="T1">è</text:span></text:span><text:span text:style-name="Police_20_par_20_défaut"><text:span text:style-name="T1">gles d</text:span></text:span><text:span text:style-name="Police_20_par_20_défaut"><text:span text:style-name="T1">é</text:span></text:span><text:span text:style-name="Police_20_par_20_défaut"><text:span text:style-name="T1">sormais </text:span></text:span><text:span text:style-name="Police_20_par_20_défaut"><text:span text:style-name="T1">é</text:span></text:span><text:span text:style-name="Police_20_par_20_défaut"><text:span text:style-name="T1">coul</text:span></text:span><text:span text:style-name="Police_20_par_20_défaut"><text:span text:style-name="T1">é</text:span></text:span><text:span text:style-name="Police_20_par_20_défaut"><text:span text:style-name="T1">es et d</text:span></text:span><text:span text:style-name="Police_20_par_20_défaut"><text:span text:style-name="T1">é</text:span></text:span><text:span text:style-name="Police_20_par_20_défaut"><text:span text:style-name="T1">truites. On le chercha dans les voies que le </text:span></text:span><text:span text:style-name="Police_20_par_20_défaut"><text:span text:style-name="T4">G</text:span></text:span><text:span text:style-name="Police_20_par_20_défaut"><text:span text:style-name="T4">é</text:span></text:span><text:span text:style-name="Police_20_par_20_défaut"><text:span text:style-name="T4">nie du christianisme</text:span></text:span><text:span text:style-name="Police_20_par_20_défaut"><text:span text:style-name="T1"> et </text:span></text:span><text:span text:style-name="Police_20_par_20_défaut"><text:span text:style-name="T4">l’</text:span></text:span><text:span text:style-name="Police_20_par_20_défaut"><text:span text:style-name="T4">Allemagne </text:span></text:span><text:span text:style-name="Police_20_par_20_défaut"><text:span text:style-name="T1">avaient fray</text:span></text:span><text:span text:style-name="Police_20_par_20_défaut"><text:span text:style-name="T1">é</text:span></text:span><text:span text:style-name="Police_20_par_20_défaut"><text:span text:style-name="T1">es. Et ce fut l'</text:span></text:span><text:span text:style-name="Police_20_par_20_défaut"><text:span text:style-name="T1">œ</text:span></text:span><text:span text:style-name="Police_20_par_20_défaut"><text:span text:style-name="T1">uvre de Cousin, de Guizot, de </text:span></text:span><text:span text:style-name="Police_20_par_20_défaut"><text:span text:style-name="T1">Villemain</text:span></text:span><text:span text:style-name="Police_20_par_20_défaut"><text:span text:style-name="T1">, dans ces cours </text:span></text:span><text:soft-page-break/><text:span text:style-name="Police_20_par_20_défaut"><text:span text:style-name="T1">m</text:span></text:span><text:span text:style-name="Police_20_par_20_défaut"><text:span text:style-name="T1">é</text:span></text:span><text:span text:style-name="Police_20_par_20_défaut"><text:span text:style-name="T1">morables qui, si nous en voulions croire quelques juges trop d</text:span></text:span><text:span text:style-name="Police_20_par_20_défaut"><text:span text:style-name="T1">é</text:span></text:span><text:span text:style-name="Police_20_par_20_défaut"><text:span text:style-name="T1">daigneux, auraient </text:span></text:span><text:span text:style-name="Police_20_par_20_défaut"><text:span text:style-name="T1">é</text:span></text:span><text:span text:style-name="Police_20_par_20_défaut"><text:span text:style-name="T1">gar</text:span></text:span><text:span text:style-name="Police_20_par_20_défaut"><text:span text:style-name="T1">é</text:span></text:span><text:span text:style-name="Police_20_par_20_défaut"><text:span text:style-name="T1"> pour quarante ou cinquante ans notre enseignement sup</text:span></text:span><text:span text:style-name="Police_20_par_20_défaut"><text:span text:style-name="T1">é</text:span></text:span><text:span text:style-name="Police_20_par_20_défaut"><text:span text:style-name="T1">rieur dans le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it</text:span></text:span><text:span text:style-name="Police_20_par_20_défaut"><text:span text:style-name="T1">é</text:span></text:span><text:span text:style-name="Police_20_par_20_défaut"><text:span text:style-name="T1">s oratoires les plus brillantes, mais aussi les plus vides, et les plus corruptrices de la science et de la saine </text:span></text:span><text:span text:style-name="Police_20_par_20_défaut"><text:span text:style-name="T1">é</text:span></text:span><text:span text:style-name="Police_20_par_20_défaut"><text:span text:style-name="T1">rudition.</text:span></text:span></text:p>
      <text:p text:style-name="Normal"><text:span text:style-name="Police_20_par_20_défaut"><text:span text:style-name="T1">Je suis d'un avis pr</text:span></text:span><text:span text:style-name="Police_20_par_20_défaut"><text:span text:style-name="T1">é</text:span></text:span><text:span text:style-name="Police_20_par_20_défaut"><text:span text:style-name="T1">cis</text:span></text:span><text:span text:style-name="Police_20_par_20_défaut"><text:span text:style-name="T1">é</text:span></text:span><text:span text:style-name="Police_20_par_20_défaut"><text:span text:style-name="T1">ment contraire</text:span></text:span><text:span text:style-name="Police_20_par_20_défaut"><text:span text:style-name="T1"> ;</text:span></text:span><text:span text:style-name="Police_20_par_20_défaut"><text:span text:style-name="T1"> et, l'assertion vous en para</text:span></text:span><text:span text:style-name="Police_20_par_20_défaut"><text:span text:style-name="T1">î</text:span></text:span><text:span text:style-name="Police_20_par_20_défaut"><text:span text:style-name="T1">tra peut-</text:span></text:span><text:span text:style-name="Police_20_par_20_défaut"><text:span text:style-name="T1">ê</text:span></text:span><text:span text:style-name="Police_20_par_20_défaut"><text:span text:style-name="T1">tre audacieuse, mais je ne consid</text:span></text:span><text:span text:style-name="Police_20_par_20_défaut"><text:span text:style-name="T1">è</text:span></text:span><text:span text:style-name="Police_20_par_20_défaut"><text:span text:style-name="T1">re pas que l'incapacit</text:span></text:span><text:span text:style-name="Police_20_par_20_défaut"><text:span text:style-name="T1">é</text:span></text:span><text:span text:style-name="Police_20_par_20_défaut"><text:span text:style-name="T1"> de former des id</text:span></text:span><text:span text:style-name="Police_20_par_20_défaut"><text:span text:style-name="T1">é</text:span></text:span><text:span text:style-name="Police_20_par_20_défaut"><text:span text:style-name="T1">e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s soit un titre suffisant pour nier leur 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 et leur efficacit</text:span></text:span><text:span text:style-name="Police_20_par_20_défaut"><text:span text:style-name="T1">é</text:span></text:span><text:span text:style-name="Police_20_par_20_défaut"><text:span text:style-name="T1">. Expliquons-nous, en passant, sur ce point, qui est capital, </text:span></text:span><text:span text:style-name="Police_20_par_20_défaut"><text:span text:style-name="T1">«</text:span></text:span><text:span text:style-name="Police_20_par_20_défaut"><text:span text:style-name="T1"> </text:span></text:span><text:span text:style-name="Police_20_par_20_défaut"><text:span text:style-name="T1">Les monographies, a dit G</text:span></text:span><text:span text:style-name="Police_20_par_20_défaut"><text:span text:style-name="T1">œ</text:span></text:span><text:span text:style-name="Police_20_par_20_défaut"><text:span text:style-name="T1">the, n'ont d'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 que par le rapport qu'elles ont avec l'ensemble des choses</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text:span></text:span><text:span text:style-name="Police_20_par_20_défaut"><text:span text:style-name="T1"> ou, comme aimait encore </text:span></text:span><text:span text:style-name="Police_20_par_20_défaut"><text:span text:style-name="T1">à</text:span></text:span><text:span text:style-name="Police_20_par_20_défaut"><text:span text:style-name="T1"> le r</text:span></text:span><text:span text:style-name="Police_20_par_20_défaut"><text:span text:style-name="T1">é</text:span></text:span><text:span text:style-name="Police_20_par_20_défaut"><text:span text:style-name="T1">p</text:span></text:span><text:span text:style-name="Police_20_par_20_défaut"><text:span text:style-name="T1">é</text:span></text:span><text:span text:style-name="Police_20_par_20_défaut"><text:span text:style-name="T1">ter, non pas un po</text:span></text:span><text:span text:style-name="Police_20_par_20_défaut"><text:span text:style-name="T1">è</text:span></text:span><text:span text:style-name="Police_20_par_20_défaut"><text:span text:style-name="T1">te, celui-l</text:span></text:span><text:span text:style-name="Police_20_par_20_défaut"><text:span text:style-name="T1">à</text:span></text:span><text:span text:style-name="Police_20_par_20_défaut"><text:span text:style-name="T1">, ni un critique, mais un savant, il faut qu'un m</text:span></text:span><text:span text:style-name="Police_20_par_20_défaut"><text:span text:style-name="T1">é</text:span></text:span><text:span text:style-name="Police_20_par_20_défaut"><text:span text:style-name="T1">moire sur les </text:span></text:span><text:span text:style-name="Police_20_par_20_défaut"><text:span text:style-name="T4">Arachnides</text:span></text:span><text:span text:style-name="Police_20_par_20_défaut"><text:span text:style-name="T1"> ou sur les </text:span></text:span><text:span text:style-name="Police_20_par_20_défaut"><text:span text:style-name="T4">Gast</text:span></text:span><text:span text:style-name="Police_20_par_20_défaut"><text:span text:style-name="T4">é</text:span></text:span><text:span text:style-name="Police_20_par_20_défaut"><text:span text:style-name="T4">ropodes</text:span></text:span><text:span text:style-name="Police_20_par_20_défaut"><text:span text:style-name="T1"> ait assez d'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 pour en avoir encore, m</text:span></text:span><text:span text:style-name="Police_20_par_20_défaut"><text:span text:style-name="T1">ê</text:span></text:span><text:span text:style-name="Police_20_par_20_défaut"><text:span text:style-name="T1">me s'il n'existait pas d'araign</text:span></text:span><text:span text:style-name="Police_20_par_20_défaut"><text:span text:style-name="T1">é</text:span></text:span><text:span text:style-name="Police_20_par_20_défaut"><text:span text:style-name="T1">es ni de colima</text:span></text:span><text:span text:style-name="Police_20_par_20_défaut"><text:span text:style-name="T1">ç</text:span></text:span><text:span text:style-name="Police_20_par_20_défaut"><text:span text:style-name="T1">ons. Et, en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je vous le demande, que nous importeraient les </text:span></text:span><text:span text:style-name="Police_20_par_20_défaut"><text:span text:style-name="T1">é</text:span></text:span><text:span text:style-name="Police_20_par_20_défaut"><text:span text:style-name="T1">crivains dont nous avons parl</text:span></text:span><text:span text:style-name="Police_20_par_20_défaut"><text:span text:style-name="T1">é</text:span></text:span><text:span text:style-name="Police_20_par_20_défaut"><text:span text:style-name="T1">, tous ceux dont nous parlerons encore, Mme de Sta</text:span></text:span><text:span text:style-name="Police_20_par_20_défaut"><text:span text:style-name="T1">ë</text:span></text:span><text:span text:style-name="Police_20_par_20_défaut"><text:span text:style-name="T1">l ou Chateaubriand,</text:span></text:span><text:span text:style-name="Police_20_par_20_défaut"><text:span text:style-name="T1"> </text:span></text:span><text:span text:style-name="Police_20_par_20_défaut"><text:span text:style-name="T1">s'ils n'avaient pas leur place dans l'histoire des id</text:span></text:span><text:span text:style-name="Police_20_par_20_défaut"><text:span text:style-name="T1">é</text:span></text:span><text:span text:style-name="Police_20_par_20_défaut"><text:span text:style-name="T1">es, et s'ils ne l'y avaient pas pour avoir eux-m</text:span></text:span><text:span text:style-name="Police_20_par_20_défaut"><text:span text:style-name="T1">ê</text:span></text:span><text:span text:style-name="Police_20_par_20_défaut"><text:span text:style-name="T1">mes repr</text:span></text:span><text:span text:style-name="Police_20_par_20_défaut"><text:span text:style-name="T1">é</text:span></text:span><text:span text:style-name="Police_20_par_20_défaut"><text:span text:style-name="T1">sent</text:span></text:span><text:span text:style-name="Police_20_par_20_défaut"><text:span text:style-name="T1">é</text:span></text:span><text:span text:style-name="Police_20_par_20_défaut"><text:span text:style-name="T1"> ou d</text:span></text:span><text:span text:style-name="Police_20_par_20_défaut"><text:span text:style-name="T1">é</text:span></text:span><text:span text:style-name="Police_20_par_20_défaut"><text:span text:style-name="T1">velopp</text:span></text:span><text:span text:style-name="Police_20_par_20_défaut"><text:span text:style-name="T1">é</text:span></text:span><text:span text:style-name="Police_20_par_20_défaut"><text:span text:style-name="T1"> des id</text:span></text:span><text:span text:style-name="Police_20_par_20_défaut"><text:span text:style-name="T1">é</text:span></text:span><text:span text:style-name="Police_20_par_20_défaut"><text:span text:style-name="T1">es</text:span></text:span><text:span text:style-name="Police_20_par_20_défaut"><text:span text:style-name="T1"> ?</text:span></text:span><text:span text:style-name="Police_20_par_20_défaut"><text:span text:style-name="T1"> </text:span></text:span><text:span text:style-name="Police_20_par_20_défaut"><text:span text:style-name="T1">Faites-y bien attention</text:span></text:span><text:span text:style-name="Police_20_par_20_défaut"><text:span text:style-name="T1"> :</text:span></text:span><text:span text:style-name="Police_20_par_20_défaut"><text:span text:style-name="T1"> ce que nous voulons, savoir d'eux, c'est deux chose</text:span></text:span><text:span text:style-name="Police_20_par_20_défaut"><text:span text:style-name="T1">s</text:span></text:span><text:span text:style-name="Police_20_par_20_défaut"><text:span text:style-name="T1">, et deux choses seule</text:span></text:span><text:span text:style-name="Police_20_par_20_défaut"><text:span text:style-name="T1">ment. Quels ou qui furent-ils</text:span></text:span><text:span text:style-name="Police_20_par_20_défaut"><text:span text:style-name="T1"> ?</text:span></text:span><text:span text:style-name="Police_20_par_20_défaut"><text:span text:style-name="T1"> quelle femme</text:span></text:span><text:span text:style-name="Police_20_par_20_défaut"><text:span text:style-name="T1"> ?</text:span></text:span><text:span text:style-name="Police_20_par_20_défaut"><text:span text:style-name="T1"> ou quel homme</text:span></text:span><text:span text:style-name="Police_20_par_20_défaut"><text:span text:style-name="T1"> ?</text:span></text:span><text:span text:style-name="Police_20_par_20_défaut"><text:span text:style-name="T1"> et que leur devons-nous</text:span></text:span><text:span text:style-name="Police_20_par_20_défaut"><text:span text:style-name="T1"> ?</text:span></text:span><text:span text:style-name="Police_20_par_20_défaut"><text:span text:style-name="T1"> Quels furent-ils, c'est-</text:span></text:span><text:span text:style-name="Police_20_par_20_défaut"><text:span text:style-name="T1">à</text:span></text:span><text:span text:style-name="Police_20_par_20_défaut"><text:span text:style-name="T1">-dire, qu'y eut-il en eux de diff</text:span></text:span><text:span text:style-name="Police_20_par_20_défaut"><text:span text:style-name="T1">é</text:span></text:span><text:span text:style-name="Police_20_par_20_défaut"><text:span text:style-name="T1">rent de Ieur</text:span></text:span><text:span text:style-name="Police_20_par_20_défaut"><text:span text:style-name="T1">s</text:span></text:span><text:span text:style-name="Police_20_par_20_défaut"><text:span text:style-name="T1"> contemporains, d'original, d'unique</text:span></text:span><text:span text:style-name="Police_20_par_20_défaut"><text:span text:style-name="T1"> ?</text:span></text:span><text:span text:style-name="Police_20_par_20_défaut"><text:span text:style-name="T1"> quelle famille d'esprits sont-ils peut-</text:span></text:span><text:span text:style-name="Police_20_par_20_défaut"><text:span text:style-name="T1">ê</text:span></text:span><text:span text:style-name="Police_20_par_20_défaut"><text:span text:style-name="T1">tre </text:span></text:span><text:span text:style-name="Police_20_par_20_défaut"><text:span text:style-name="T1">à</text:span></text:span><text:span text:style-name="Police_20_par_20_défaut"><text:span text:style-name="T1"> eux tous seuls</text:span></text:span><text:span text:style-name="Police_20_par_20_défaut"><text:span text:style-name="T1"> ?</text:span></text:span><text:span text:style-name="Police_20_par_20_défaut"><text:span text:style-name="T1"> de quelle combinaison nouvelle d'</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ments toujours identiques ont-ils</text:span></text:span><text:span text:style-name="Police_20_par_20_défaut"><text:span text:style-name="T1"> e</text:span></text:span><text:span text:style-name="Police_20_par_20_défaut"><text:span text:style-name="T1">nrichi notre id</text:span></text:span><text:span text:style-name="Police_20_par_20_défaut"><text:span text:style-name="T1">é</text:span></text:span><text:span text:style-name="Police_20_par_20_défaut"><text:span text:style-name="T1">e de la nature humaine</text:span></text:span><text:span text:style-name="Police_20_par_20_défaut"><text:span text:style-name="T1"> ?</text:span></text:span><text:span text:style-name="Police_20_par_20_défaut"><text:span text:style-name="T1"> Mais que leur devons-nous</text:span></text:span><text:span text:style-name="Police_20_par_20_défaut"><text:span text:style-name="T1"> ?</text:span></text:span><text:span text:style-name="Police_20_par_20_défaut"><text:span text:style-name="T1"> c'est-</text:span></text:span><text:span text:style-name="Police_20_par_20_défaut"><text:span text:style-name="T1">à</text:span></text:span><text:span text:style-name="Police_20_par_20_défaut"><text:span text:style-name="T1">-dire de quelles acquisitions durables ont-ils eux-m</text:span></text:span><text:span text:style-name="Police_20_par_20_défaut"><text:span text:style-name="T1">ê</text:span></text:span><text:span text:style-name="Police_20_par_20_défaut"><text:span text:style-name="T1">mes enrichi l'art et la pens</text:span></text:span><text:span text:style-name="Police_20_par_20_défaut"><text:span text:style-name="T1">é</text:span></text:span><text:span text:style-name="Police_20_par_20_défaut"><text:span text:style-name="T1">e</text:span></text:span><text:span text:style-name="Police_20_par_20_défaut"><text:span text:style-name="T1"> ?</text:span></text:span><text:span text:style-name="Police_20_par_20_défaut"><text:span text:style-name="T1"> quelles id</text:span></text:span><text:span text:style-name="Police_20_par_20_défaut"><text:span text:style-name="T1">é</text:span></text:span><text:span text:style-name="Police_20_par_20_défaut"><text:span text:style-name="T1">es nouvelles ont-ils introduites parmi nous</text:span></text:span><text:span text:style-name="Police_20_par_20_défaut"><text:span text:style-name="T1"> ?</text:span></text:span><text:span text:style-name="Police_20_par_20_défaut"><text:span text:style-name="T1"> qu'on ne connaissait point avant eux, dont on ne s'</text:span></text:span><text:span text:style-name="Police_20_par_20_défaut"><text:span text:style-name="T1">é</text:span></text:span><text:span text:style-name="Police_20_par_20_défaut"><text:span text:style-name="T1">tait point avis</text:span></text:span><text:span text:style-name="Police_20_par_20_défaut"><text:span text:style-name="T1">é</text:span></text:span><text:span text:style-name="Police_20_par_20_défaut"><text:span text:style-name="T1">, qu'ils ont d</text:span></text:span><text:span text:style-name="Police_20_par_20_défaut"><text:span text:style-name="T1">é</text:span></text:span><text:span text:style-name="Police_20_par_20_défaut"><text:span text:style-name="T1">couvertes, s'ils n'en sont point les </text:span></text:span><text:span text:style-name="Police_20_par_20_défaut"><text:span text:style-name="T4">inventeurs</text:span></text:span><text:span text:style-name="Police_20_par_20_défaut"><text:span text:style-name="T1"> ?</text:span></text:span><text:span text:style-name="Police_20_par_20_défaut"><text:span text:style-name="T1"> Et tout le reste n'a pour objet que de pr</text:span></text:span><text:span text:style-name="Police_20_par_20_défaut"><text:span text:style-name="T1">é</text:span></text:span><text:span text:style-name="Police_20_par_20_défaut"><text:span text:style-name="T1">parer de plus loin </text:span></text:span><text:span text:style-name="Police_20_par_20_défaut"><text:span text:style-name="T1">à</text:span></text:span><text:span text:style-name="Police_20_par_20_défaut"><text:span text:style-name="T1"> ces deux questions une r</text:span></text:span><text:span text:style-name="Police_20_par_20_défaut"><text:span text:style-name="T1">é</text:span></text:span><text:span text:style-name="Police_20_par_20_défaut"><text:span text:style-name="T1">ponse </text:span></text:span><text:span text:style-name="Police_20_par_20_défaut"><text:span text:style-name="T1">à</text:span></text:span><text:span text:style-name="Police_20_par_20_défaut"><text:span text:style-name="T1"> la fois plus pr</text:span></text:span><text:span text:style-name="Police_20_par_20_défaut"><text:span text:style-name="T1">é</text:span></text:span><text:span text:style-name="Police_20_par_20_défaut"><text:span text:style-name="T1">cise, plus ample et plus d</text:span></text:span><text:span text:style-name="Police_20_par_20_défaut"><text:span text:style-name="T1">é</text:span></text:span><text:span text:style-name="Police_20_par_20_défaut"><text:span text:style-name="T1">cisive.</text:span></text:span></text:p>
      <text:p text:style-name="Normal"><text:span text:style-name="Police_20_par_20_défaut"><text:span text:style-name="T1">Si nous nous assurons de l'exacte chronologie de leurs </text:span></text:span><text:span text:style-name="Police_20_par_20_défaut"><text:span text:style-name="T1">œ</text:span></text:span><text:span text:style-name="Police_20_par_20_défaut"><text:span text:style-name="T1">uvres, des circonstances de leur composition</text:span></text:span><text:span text:style-name="Police_20_par_20_défaut"><text:span text:style-name="T1"> ;</text:span></text:span><text:span text:style-name="Police_20_par_20_défaut"><text:span text:style-name="T1"> si nous cherchons dans leurs origines, dans l'histoire de leur vie, jusque dans celle de leur hygi</text:span></text:span><text:span text:style-name="Police_20_par_20_défaut"><text:span text:style-name="T1">è</text:span></text:span><text:span text:style-name="Police_20_par_20_défaut"><text:span text:style-name="T1">ne, le secret de leur vraie pens</text:span></text:span><text:span text:style-name="Police_20_par_20_défaut"><text:span text:style-name="T1">é</text:span></text:span><text:span text:style-name="Police_20_par_20_défaut"><text:span text:style-name="T1">e, si nous ne nous lassons pas d'interroger sur eux les </text:span></text:span><text:span text:style-name="Police_20_par_20_défaut"><text:span text:style-name="T4">M</text:span></text:span><text:span text:style-name="Police_20_par_20_défaut"><text:span text:style-name="T4">é</text:span></text:span><text:span text:style-name="Police_20_par_20_défaut"><text:span text:style-name="T4">moires</text:span></text:span><text:span text:style-name="Police_20_par_20_défaut"><text:span text:style-name="T1">, les </text:span></text:span><text:span text:style-name="Police_20_par_20_défaut"><text:span text:style-name="T4">Lettres</text:span></text:span><text:span text:style-name="Police_20_par_20_défaut"><text:span text:style-name="T1">, les souvenirs de leurs contemporains, c'est pour cela, uniquement pour cela. Toute cette "</text:span></text:span><text:span text:style-name="Police_20_par_20_défaut"><text:span text:style-name="T1">é</text:span></text:span><text:span text:style-name="Police_20_par_20_défaut"><text:span text:style-name="T1">rudition que nous rassemblons laborieusement n'est toujours qu'un moyen, jamais une </text:span></text:span><text:span text:style-name="Police_20_par_20_défaut"><text:span text:style-name="T4">fin</text:span></text:span><text:span text:style-name="Police_20_par_20_défaut"><text:span text:style-name="T1"> :</text:span></text:span><text:span text:style-name="Police_20_par_20_défaut"><text:span text:style-name="T1"> il </text:span></text:span><text:soft-page-break/><text:span text:style-name="Police_20_par_20_défaut"><text:span text:style-name="T1">s'agit de savoir dans quelle mesure et dans quel sens ils ont </text:span></text:span><text:span text:style-name="Police_20_par_20_défaut"><text:span text:style-name="T1">modifi</text:span></text:span><text:span text:style-name="Police_20_par_20_défaut"><text:span text:style-name="T1">é</text:span></text:span><text:span text:style-name="Police_20_par_20_défaut"><text:span text:style-name="T1"> ce que l'on pensait avant eux sur les 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s les plu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ux de l'humanit</text:span></text:span><text:span text:style-name="Police_20_par_20_défaut"><text:span text:style-name="T1">é</text:span></text:span><text:span text:style-name="Police_20_par_20_défaut"><text:span text:style-name="T1">. Et eux-m</text:span></text:span><text:span text:style-name="Police_20_par_20_défaut"><text:span text:style-name="T1">ê</text:span></text:span><text:span text:style-name="Police_20_par_20_défaut"><text:span text:style-name="T1">mes n'ont de place et de rang dans l'histoire de la litt</text:span></text:span><text:span text:style-name="Police_20_par_20_défaut"><text:span text:style-name="T1">é</text:span></text:span><text:span text:style-name="Police_20_par_20_défaut"><text:span text:style-name="T1">rature qu'</text:span></text:span><text:span text:style-name="Police_20_par_20_défaut"><text:span text:style-name="T1">à</text:span></text:span><text:span text:style-name="Police_20_par_20_défaut"><text:span text:style-name="T1"> cette condition. </text:span></text:span><text:span text:style-name="Police_20_par_20_défaut"><text:span text:style-name="T1">V</text:span></text:span><text:span text:style-name="Police_20_par_20_défaut"><text:span text:style-name="T1">ous int</text:span></text:span><text:span text:style-name="Police_20_par_20_défaut"><text:span text:style-name="T1">é</text:span></text:span><text:span text:style-name="Police_20_par_20_défaut"><text:span text:style-name="T1">ressez vous aux trag</text:span></text:span><text:span text:style-name="Police_20_par_20_défaut"><text:span text:style-name="T1">é</text:span></text:span><text:span text:style-name="Police_20_par_20_défaut"><text:span text:style-name="T1">dies de Thomas Corneille ou aux romans de Mme </text:span></text:span><text:span text:style-name="Police_20_par_20_défaut"><text:span text:style-name="T1">C</text:span></text:span><text:span text:style-name="Police_20_par_20_défaut"><text:span text:style-name="T1">ottin</text:span></text:span><text:span text:style-name="Police_20_par_20_défaut"><text:span text:style-name="T1"> ?</text:span></text:span></text:p>
      <text:p text:style-name="P1"/>
      <text:p text:style-name="Normal"><text:span text:style-name="Police_20_par_20_défaut"><text:span text:style-name="T1">Quand au surplus je songe </text:span></text:span><text:span text:style-name="Police_20_par_20_défaut"><text:span text:style-name="T1">à</text:span></text:span><text:span text:style-name="Police_20_par_20_défaut"><text:span text:style-name="T1"> ceux de nos contemporains qui ont le plus vivement attaqu</text:span></text:span><text:span text:style-name="Police_20_par_20_défaut"><text:span text:style-name="T1">é</text:span></text:span><text:span text:style-name="Police_20_par_20_défaut"><text:span text:style-name="T1"> ces </text:span></text:span><text:span text:style-name="Police_20_par_20_défaut"><text:span text:style-name="T1">«</text:span></text:span><text:span text:style-name="Police_20_par_20_défaut"><text:span text:style-name="T1"> </text:span></text:span><text:span text:style-name="Police_20_par_20_défaut"><text:span text:style-name="T1">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isations oratoires</text:span></text:span><text:span text:style-name="Police_20_par_20_défaut"><text:span text:style-name="T1"> </text:span></text:span><text:span text:style-name="Police_20_par_20_défaut"><text:span text:style-name="T1">»</text:span></text:span><text:span text:style-name="Police_20_par_20_défaut"><text:span text:style-name="T1"> de la Sorbonne d'autrefois, c'est alors que je ne puis m'emp</text:span></text:span><text:span text:style-name="Police_20_par_20_défaut"><text:span text:style-name="T1">ê</text:span></text:span><text:span text:style-name="Police_20_par_20_défaut"><text:span text:style-name="T1">c</text:span></text:span><text:span text:style-name="Police_20_par_20_défaut"><text:span text:style-name="T1">her de trouver qu'ils sont eux-m</text:span></text:span><text:span text:style-name="Police_20_par_20_défaut"><text:span text:style-name="T1">ê</text:span></text:span><text:span text:style-name="Police_20_par_20_défaut"><text:span text:style-name="T1">mes la plus </text:span></text:span><text:span text:style-name="Police_20_par_20_défaut"><text:span text:style-name="T1">é</text:span></text:span><text:span text:style-name="Police_20_par_20_défaut"><text:span text:style-name="T1">loquente r</text:span></text:span><text:span text:style-name="Police_20_par_20_défaut"><text:span text:style-name="T1">é</text:span></text:span><text:span text:style-name="Police_20_par_20_défaut"><text:span text:style-name="T1">ponse qu'il y ait </text:span></text:span><text:span text:style-name="Police_20_par_20_défaut"><text:span text:style-name="T1">à</text:span></text:span><text:span text:style-name="Police_20_par_20_défaut"><text:span text:style-name="T1"> leurs critiques. Et qui donc, depuis plus de trente ans, a jet</text:span></text:span><text:span text:style-name="Police_20_par_20_défaut"><text:span text:style-name="T1">é</text:span></text:span><text:span text:style-name="Police_20_par_20_défaut"><text:span text:style-name="T1"> dans la circulation plus d'id</text:span></text:span><text:span text:style-name="Police_20_par_20_défaut"><text:span text:style-name="T1">é</text:span></text:span><text:span text:style-name="Police_20_par_20_défaut"><text:span text:style-name="T1">e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s que l'auteur de l'</text:span></text:span><text:span text:style-name="Police_20_par_20_défaut"><text:span text:style-name="T4">Histoire de la litt</text:span></text:span><text:span text:style-name="Police_20_par_20_défaut"><text:span text:style-name="T4">é</text:span></text:span><text:span text:style-name="Police_20_par_20_défaut"><text:span text:style-name="T4">rature anglaise</text:span></text:span><text:span text:style-name="Police_20_par_20_défaut"><text:span text:style-name="T1">, de la </text:span></text:span><text:span text:style-name="Police_20_par_20_défaut"><text:span text:style-name="T4">Philosophie de l'art</text:span></text:span><text:span text:style-name="Police_20_par_20_défaut"><text:span text:style-name="T1">, des </text:span></text:span><text:span text:style-name="Police_20_par_20_défaut"><text:span text:style-name="T4">Origines de la France contemporaine</text:span></text:span><text:span text:style-name="Police_20_par_20_défaut"><text:span text:style-name="T1"> ? </text:span></text:span><text:span text:style-name="Police_20_par_20_défaut"><text:span text:style-name="T1">et se peut-il qu'il ignore que c'est l</text:span></text:span><text:span text:style-name="Police_20_par_20_défaut"><text:span text:style-name="T1">à</text:span></text:span><text:span text:style-name="Police_20_par_20_défaut"><text:span text:style-name="T1"> son titre de gloire</text:span></text:span><text:span text:style-name="Police_20_par_20_défaut"><text:span text:style-name="T1"> ?</text:span></text:span><text:span text:style-name="Police_20_par_20_défaut"><text:span text:style-name="T1"> Mais l'auteur des </text:span></text:span><text:span text:style-name="Police_20_par_20_défaut"><text:span text:style-name="T4">Origines du christianisme</text:span></text:span><text:span text:style-name="Police_20_par_20_défaut"><text:span text:style-name="T1">,</text:span></text:span><text:span text:style-name="Police_20_par_20_défaut"><text:span text:style-name="T1"> de </text:span></text:span><text:span text:style-name="Police_20_par_20_défaut"><text:span text:style-name="T1">l’</text:span></text:span><text:span text:style-name="Police_20_par_20_défaut"><text:span text:style-name="T4">Histoire du peuple d'Isra</text:span></text:span><text:span text:style-name="Police_20_par_20_défaut"><text:span text:style-name="T4">ë</text:span></text:span><text:span text:style-name="Police_20_par_20_défaut"><text:span text:style-name="T4">l</text:span></text:span><text:span text:style-name="Police_20_par_20_défaut"><text:span text:style-name="T1">, des </text:span></text:span><text:span text:style-name="Police_20_par_20_défaut"><text:span text:style-name="T4">É</text:span></text:span><text:span text:style-name="Police_20_par_20_défaut"><text:span text:style-name="T4">tudes d'histoire religieuse</text:span></text:span><text:span text:style-name="Police_20_par_20_défaut"><text:span text:style-name="T7">,</text:span></text:span><text:span text:style-name="Police_20_par_20_défaut"><text:span text:style-name="T7"> </text:span></text:span><text:span text:style-name="Police_20_par_20_défaut"><text:span text:style-name="T1">est-ce qu'il s'imagine qu'il doit la c</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brit</text:span></text:span><text:span text:style-name="Police_20_par_20_défaut"><text:span text:style-name="T1">é</text:span></text:span><text:span text:style-name="Police_20_par_20_défaut"><text:span text:style-name="T1"> de son nom </text:span></text:span><text:span text:style-name="Police_20_par_20_défaut"><text:span text:style-name="T1">à</text:span></text:span><text:span text:style-name="Police_20_par_20_défaut"><text:span text:style-name="T1"> tel m</text:span></text:span><text:span text:style-name="Police_20_par_20_défaut"><text:span text:style-name="T1">é</text:span></text:span><text:span text:style-name="Police_20_par_20_défaut"><text:span text:style-name="T1">moire, dont je doute que vous connaissiez l'existence, sur la </text:span></text:span><text:span text:style-name="Police_20_par_20_défaut"><text:span text:style-name="T4">Dynastie des Lysanias d'Abyl</text:span></text:span><text:span text:style-name="Police_20_par_20_défaut"><text:span text:style-name="T4">è</text:span></text:span><text:span text:style-name="Police_20_par_20_défaut"><text:span text:style-name="T4">ne</text:span></text:span><text:span text:style-name="Police_20_par_20_défaut"><text:span text:style-name="T1"> ou sur </text:span></text:span><text:span text:style-name="Police_20_par_20_défaut"><text:span text:style-name="T1">L’</text:span></text:span><text:span text:style-name="Police_20_par_20_défaut"><text:span text:style-name="T4">Agriculture nabat</text:span></text:span><text:span text:style-name="Police_20_par_20_défaut"><text:span text:style-name="T4">é</text:span></text:span><text:span text:style-name="Police_20_par_20_défaut"><text:span text:style-name="T4">enne</text:span></text:span><text:span text:style-name="Police_20_par_20_défaut"><text:span text:style-name="T4"> </text:span></text:span><text:span text:style-name="Police_20_par_20_défaut"><text:span text:style-name="T1">?</text:span></text:span><text:span text:style-name="Police_20_par_20_défaut"><text:span text:style-name="T1"> Je serais heureux de le d</text:span></text:span><text:span text:style-name="Police_20_par_20_défaut"><text:span text:style-name="T1">é</text:span></text:span><text:span text:style-name="Police_20_par_20_défaut"><text:span text:style-name="T1">tromper, en ce cas, et de lui dire que, si nous respectons en lui le s</text:span></text:span><text:span text:style-name="Police_20_par_20_défaut"><text:span text:style-name="T1">é</text:span></text:span><text:span text:style-name="Police_20_par_20_défaut"><text:span text:style-name="T1">mitisant, c'est de loin</text:span></text:span><text:span text:style-name="Police_20_par_20_défaut"><text:span text:style-name="T1"> ;</text:span></text:span><text:span text:style-name="Police_20_par_20_défaut"><text:span text:style-name="T1"> et que nous pr</text:span></text:span><text:span text:style-name="Police_20_par_20_défaut"><text:span text:style-name="T1">é</text:span></text:span><text:span text:style-name="Police_20_par_20_défaut"><text:span text:style-name="T1">f</text:span></text:span><text:span text:style-name="Police_20_par_20_défaut"><text:span text:style-name="T1">é</text:span></text:span><text:span text:style-name="Police_20_par_20_défaut"><text:span text:style-name="T1">rons le penseur, l'excitateur, le remueur d'id</text:span></text:span><text:span text:style-name="Police_20_par_20_défaut"><text:span text:style-name="T1">é</text:span></text:span><text:span text:style-name="Police_20_par_20_défaut"><text:span text:style-name="T1">es.</text:span></text:span></text:p>
      <text:p text:style-name="Normal"><text:span text:style-name="Police_20_par_20_défaut"><text:span text:style-name="T1">Ne nous d</text:span></text:span><text:span text:style-name="Police_20_par_20_défaut"><text:span text:style-name="T1">é</text:span></text:span><text:span text:style-name="Police_20_par_20_défaut"><text:span text:style-name="T1">fions donc pas des id</text:span></text:span><text:span text:style-name="Police_20_par_20_défaut"><text:span text:style-name="T1">é</text:span></text:span><text:span text:style-name="Police_20_par_20_défaut"><text:span text:style-name="T1">e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s</text:span></text:span><text:span text:style-name="Police_20_par_20_défaut"><text:span text:style-name="T1"> :</text:span></text:span><text:span text:style-name="Police_20_par_20_défaut"><text:span text:style-name="T1"> ce sont elles qui font avancer la pens</text:span></text:span><text:span text:style-name="Police_20_par_20_défaut"><text:span text:style-name="T1">é</text:span></text:span><text:span text:style-name="Police_20_par_20_défaut"><text:span text:style-name="T1">e, si je puis ainsi dire, comme ce sont les grandes hypoth</text:span></text:span><text:span text:style-name="Police_20_par_20_défaut"><text:span text:style-name="T1">è</text:span></text:span><text:span text:style-name="Police_20_par_20_défaut"><text:span text:style-name="T1">ses qui font progresser la science. Je ne </text:span></text:span><text:span text:style-name="Police_20_par_20_défaut"><text:span text:style-name="T1">m</text:span></text:span><text:span text:style-name="Police_20_par_20_défaut"><text:span text:style-name="T1">'int</text:span></text:span><text:span text:style-name="Police_20_par_20_défaut"><text:span text:style-name="T1">é</text:span></text:span><text:span text:style-name="Police_20_par_20_défaut"><text:span text:style-name="T1">resse gu</text:span></text:span><text:span text:style-name="Police_20_par_20_défaut"><text:span text:style-name="T1">è</text:span></text:span><text:span text:style-name="Police_20_par_20_défaut"><text:span text:style-name="T1">re aux</text:span></text:span><text:span text:style-name="Police_20_par_20_défaut"><text:span text:style-name="T4"> r</text:span></text:span><text:span text:style-name="Police_20_par_20_défaut"><text:span text:style-name="T4">é</text:span></text:span><text:span text:style-name="Police_20_par_20_défaut"><text:span text:style-name="T4">cifs</text:span></text:span><text:span text:style-name="Police_20_par_20_défaut"><text:span text:style-name="T1"> </text:span></text:span><text:span text:style-name="Police_20_par_20_défaut"><text:span text:style-name="T4">de corail</text:span></text:span><text:span text:style-name="Police_20_par_20_défaut"><text:span text:style-name="T1">, et peu de choses en soi me seraient plus indiff</text:span></text:span><text:span text:style-name="Police_20_par_20_défaut"><text:span text:style-name="T1">é</text:span></text:span><text:span text:style-name="Police_20_par_20_défaut"><text:span text:style-name="T1">rentes que les </text:span></text:span><text:span text:style-name="Police_20_par_20_défaut"><text:span text:style-name="T1">é</text:span></text:span><text:span text:style-name="Police_20_par_20_défaut"><text:span text:style-name="T1">ponges calcaires. Mais je sais que la </text:span></text:span><text:span text:style-name="Police_20_par_20_défaut"><text:span text:style-name="T4">Monographie des </text:span></text:span><text:span text:style-name="Police_20_par_20_défaut"><text:span text:style-name="T4">é</text:span></text:span><text:span text:style-name="Police_20_par_20_défaut"><text:span text:style-name="T4">pong</text:span></text:span><text:span text:style-name="Police_20_par_20_défaut"><text:span text:style-name="T4">e</text:span></text:span><text:span text:style-name="Police_20_par_20_défaut"><text:span text:style-name="T4">s calcaires</text:span></text:span><text:span text:style-name="Police_20_par_20_défaut"><text:span text:style-name="T1"> est de H</text:span></text:span><text:span text:style-name="Police_20_par_20_défaut"><text:span text:style-name="T1">æ</text:span></text:span><text:span text:style-name="Police_20_par_20_défaut"><text:span text:style-name="T1">ckel,et je me rappelle que Darwin, tout en observant les r</text:span></text:span><text:span text:style-name="Police_20_par_20_défaut"><text:span text:style-name="T1">é</text:span></text:span><text:span text:style-name="Police_20_par_20_défaut"><text:span text:style-name="T1">cifs de corail, m</text:span></text:span><text:span text:style-name="Police_20_par_20_défaut"><text:span text:style-name="T1">é</text:span></text:span><text:span text:style-name="Police_20_par_20_défaut"><text:span text:style-name="T1">ditait son </text:span></text:span><text:span text:style-name="Police_20_par_20_défaut"><text:span text:style-name="T4">Origine des esp</text:span></text:span><text:span text:style-name="Police_20_par_20_défaut"><text:span text:style-name="T4">è</text:span></text:span><text:span text:style-name="Police_20_par_20_défaut"><text:span text:style-name="T4">ces</text:span></text:span><text:span text:style-name="Police_20_par_20_défaut"><text:span text:style-name="T1">. </text:span></text:span><text:span text:style-name="Police_20_par_20_défaut"><text:span text:style-name="T1">Voil</text:span></text:span><text:span text:style-name="Police_20_par_20_défaut"><text:span text:style-name="T1">à</text:span></text:span><text:span text:style-name="Police_20_par_20_défaut"><text:span text:style-name="T1"> ce qui m'importe, et voil</text:span></text:span><text:span text:style-name="Police_20_par_20_défaut"><text:span text:style-name="T1">à</text:span></text:span><text:span text:style-name="Police_20_par_20_défaut"><text:span text:style-name="T1"> ce qui m'int</text:span></text:span><text:span text:style-name="Police_20_par_20_défaut"><text:span text:style-name="T1">é</text:span></text:span><text:span text:style-name="Police_20_par_20_défaut"><text:span text:style-name="T1">resse. Mais voil</text:span></text:span><text:span text:style-name="Police_20_par_20_défaut"><text:span text:style-name="T1">à</text:span></text:span><text:span text:style-name="Police_20_par_20_défaut"><text:span text:style-name="T1"> pour quelle raison aussi je ne puis m'associer </text:span></text:span><text:span text:style-name="Police_20_par_20_défaut"><text:span text:style-name="T1">à</text:span></text:span><text:span text:style-name="Police_20_par_20_défaut"><text:span text:style-name="T1"> ce d</text:span></text:span><text:span text:style-name="Police_20_par_20_défaut"><text:span text:style-name="T1">é</text:span></text:span><text:span text:style-name="Police_20_par_20_défaut"><text:span text:style-name="T1">dain, qu'on affecte encore quelquefois aujourd'hui,</text:span></text:span><text:span text:style-name="Police_20_par_20_défaut"><text:span text:style-name="T1"> </text:span></text:span><text:span text:style-name="Police_20_par_20_défaut"><text:span text:style-name="T1">pour les id</text:span></text:span><text:span text:style-name="Police_20_par_20_défaut"><text:span text:style-name="T1">é</text:span></text:span><text:span text:style-name="Police_20_par_20_défaut"><text:span text:style-name="T1">e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s, m</text:span></text:span><text:span text:style-name="Police_20_par_20_défaut"><text:span text:style-name="T1">ê</text:span></text:span><text:span text:style-name="Police_20_par_20_défaut"><text:span text:style-name="T1">me pr</text:span></text:span><text:span text:style-name="Police_20_par_20_défaut"><text:span text:style-name="T1">é</text:span></text:span><text:span text:style-name="Police_20_par_20_défaut"><text:span text:style-name="T1">matur</text:span></text:span><text:span text:style-name="Police_20_par_20_défaut"><text:span text:style-name="T1">é</text:span></text:span><text:span text:style-name="Police_20_par_20_défaut"><text:span text:style-name="T1">es, m</text:span></text:span><text:span text:style-name="Police_20_par_20_défaut"><text:span text:style-name="T1">ê</text:span></text:span><text:span text:style-name="Police_20_par_20_défaut"><text:span text:style-name="T1">me arbitraires, m</text:span></text:span><text:span text:style-name="Police_20_par_20_défaut"><text:span text:style-name="T1">ê</text:span></text:span><text:span text:style-name="Police_20_par_20_défaut"><text:span text:style-name="T1">me fausses. L'</text:span></text:span><text:span text:style-name="Police_20_par_20_défaut"><text:span text:style-name="T1">é</text:span></text:span><text:span text:style-name="Police_20_par_20_défaut"><text:span text:style-name="T1">tonnement qu'elles provoquent, l'opposition qu'elles soul</text:span></text:span><text:span text:style-name="Police_20_par_20_défaut"><text:span text:style-name="T1">è</text:span></text:span><text:span text:style-name="Police_20_par_20_défaut"><text:span text:style-name="T1">vent, les contradictions qu'elles sugg</text:span></text:span><text:span text:style-name="Police_20_par_20_défaut"><text:span text:style-name="T1">è</text:span></text:span><text:span text:style-name="Police_20_par_20_défaut"><text:span text:style-name="T1">rent, les recherches enfin dont elles deviennent ainsi l'occasion ou le point de d</text:span></text:span><text:span text:style-name="Police_20_par_20_défaut"><text:span text:style-name="T1">é</text:span></text:span><text:span text:style-name="Police_20_par_20_défaut"><text:span text:style-name="T1">part, c'est ce qui entretient autour des grands probl</text:span></text:span><text:span text:style-name="Police_20_par_20_défaut"><text:span text:style-name="T1">è</text:span></text:span><text:span text:style-name="Police_20_par_20_défaut"><text:span text:style-name="T1">mes cette agitation des esprits qui est, pour ainsi dire, la premi</text:span></text:span><text:span text:style-name="Police_20_par_20_défaut"><text:span text:style-name="T1">è</text:span></text:span><text:span text:style-name="Police_20_par_20_défaut"><text:span text:style-name="T1">re condition de la d</text:span></text:span><text:span text:style-name="Police_20_par_20_défaut"><text:span text:style-name="T1">é</text:span></text:span><text:span text:style-name="Police_20_par_20_défaut"><text:span text:style-name="T1">couverte et du progr</text:span></text:span><text:span text:style-name="Police_20_par_20_défaut"><text:span text:style-name="T1">è</text:span></text:span><text:span text:style-name="Police_20_par_20_défaut"><text:span text:style-name="T1">s. Les exclure de la science, c'est en </text:span></text:span><text:span text:style-name="Police_20_par_20_défaut"><text:span text:style-name="T1">ô</text:span></text:span><text:span text:style-name="Police_20_par_20_défaut"><text:span text:style-name="T1">ter le levain m</text:span></text:span><text:span text:style-name="Police_20_par_20_défaut"><text:span text:style-name="T1">ê</text:span></text:span><text:span text:style-name="Police_20_par_20_défaut"><text:span text:style-name="T1">me. Mais les exclure de l'enseignement, c'est le nier dans sa raison d'</text:span></text:span><text:span text:style-name="Police_20_par_20_défaut"><text:span text:style-name="T1">ê</text:span></text:span><text:span text:style-name="Police_20_par_20_défaut"><text:span text:style-name="T1">tre, qui est de transmettre </text:span></text:span><text:span text:style-name="Police_20_par_20_défaut"><text:span text:style-name="T1">à</text:span></text:span><text:span text:style-name="Police_20_par_20_défaut"><text:span text:style-name="T1"> la </text:span></text:span><text:soft-page-break/><text:span text:style-name="Police_20_par_20_défaut"><text:span text:style-name="T1">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tion future, avec la science acquise, les moyens les plus propres </text:span></text:span><text:span text:style-name="Police_20_par_20_défaut"><text:span text:style-name="T1">à</text:span></text:span><text:span text:style-name="Police_20_par_20_défaut"><text:span text:style-name="T1"> la pousser plus avant.</text:span></text:span></text:p>
      <text:p text:style-name="P1">Il se pourrait, depuis une cinquantaine d'années, que l'on eût un peu perdu de vue ces considérations. Vraies de la science et de l'histoire, je ne crains pas de dire qu'elles le sont encore plus, si c'est possible, de la critique et de l'histoire de la littérature. « La froide érudition, pour emprunter à Rousseau ce qu'il nous disait de la raison l'autre jour, n'y a rien fait d'illustre », et presque rien d'intéressant. Elle n'y fera jamais rien que de tailler des pierres ou de dégrossir des matériaux. Et vous, si vous voulez y faire quelque chose, n'ayez pas peur d'être Cousin, d'être Guizot, d'être Villemain, si vous le pouvez ; mais si vous ne le pouvez pas, au moins ne commettez jamais cette erreur de croire que c'est la preuve de votre supériorité ; et puisqu'ils le furent, pardonnez-leur de l'avoir été.</text:p>
      <text:p text:style-name="Normal"><text:span text:style-name="Police_20_par_20_défaut"><text:span text:style-name="T1">Je reviens </text:span></text:span><text:span text:style-name="Police_20_par_20_défaut"><text:span text:style-name="T1">à</text:span></text:span><text:span text:style-name="Police_20_par_20_défaut"><text:span text:style-name="T1"> mon sujet, ou plut</text:span></text:span><text:span text:style-name="Police_20_par_20_défaut"><text:span text:style-name="T1">ô</text:span></text:span><text:span text:style-name="Police_20_par_20_défaut"><text:span text:style-name="T1">t j'en suis </text:span></text:span><text:span text:style-name="Police_20_par_20_défaut"><text:span text:style-name="T1">à</text:span></text:span><text:span text:style-name="Police_20_par_20_défaut"><text:span text:style-name="T1"> </text:span></text:span><text:span text:style-name="Police_20_par_20_défaut"><text:span text:style-name="T1">peine sorti, si l'une des erreurs graves de l'ancienne critique, faute d'id</text:span></text:span><text:span text:style-name="Police_20_par_20_défaut"><text:span text:style-name="T1">é</text:span></text:span><text:span text:style-name="Police_20_par_20_défaut"><text:span text:style-name="T1">es assez,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s, </text:span></text:span><text:span text:style-name="Police_20_par_20_défaut"><text:span text:style-name="T1">ç</text:span></text:span><text:span text:style-name="Police_20_par_20_défaut"><text:span text:style-name="T1">'avait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tout</text:span></text:span><text:span text:style-name="Police_20_par_20_défaut"><text:span text:style-name="T1"> </text:span></text:span><text:span text:style-name="Police_20_par_20_défaut"><text:span text:style-name="T1">justement, d'isoler l'</text:span></text:span><text:span text:style-name="Police_20_par_20_défaut"><text:span text:style-name="T1">œ</text:span></text:span><text:span text:style-name="Police_20_par_20_défaut"><text:span text:style-name="T1">uvre litt</text:span></text:span><text:span text:style-name="Police_20_par_20_défaut"><text:span text:style-name="T1">é</text:span></text:span><text:span text:style-name="Police_20_par_20_défaut"><text:span text:style-name="T1">raire et de la s</text:span></text:span><text:span text:style-name="Police_20_par_20_défaut"><text:span text:style-name="T1">é</text:span></text:span><text:span text:style-name="Police_20_par_20_défaut"><text:span text:style-name="T1">parer non seulement des autres parties de la civilisation, mais des circonstances environnantes, et m</text:span></text:span><text:span text:style-name="Police_20_par_20_défaut"><text:span text:style-name="T1">ê</text:span></text:span><text:span text:style-name="Police_20_par_20_défaut"><text:span text:style-name="T1">me de</text:span></text:span><text:span text:style-name="Police_20_par_20_défaut"><text:span text:style-name="T1"> </text:span></text:span><text:span text:style-name="Police_20_par_20_défaut"><text:span text:style-name="T1">ses propres ant</text:span></text:span><text:span text:style-name="Police_20_par_20_défaut"><text:span text:style-name="T1">é</text:span></text:span><text:span text:style-name="Police_20_par_20_défaut"><text:span text:style-name="T1">c</text:span></text:span><text:span text:style-name="Police_20_par_20_défaut"><text:span text:style-name="T1">é</text:span></text:span><text:span text:style-name="Police_20_par_20_défaut"><text:span text:style-name="T1">dents. Laharpe, je vous l'ai dit, et </text:span></text:span><text:span text:style-name="Police_20_par_20_défaut"><text:span text:style-name="T1">Voltaire</text:span></text:span><text:span text:style-name="Police_20_par_20_défaut"><text:span text:style-name="T1"> avaient seuls essay</text:span></text:span><text:span text:style-name="Police_20_par_20_défaut"><text:span text:style-name="T1">é</text:span></text:span><text:span text:style-name="Police_20_par_20_défaut"><text:span text:style-name="T1"> de r</text:span></text:span><text:span text:style-name="Police_20_par_20_défaut"><text:span text:style-name="T1">é</text:span></text:span><text:span text:style-name="Police_20_par_20_défaut"><text:span text:style-name="T1">agir contre cette tendance. Encore ne l'avaient-ils fait qu'avec une timidit</text:span></text:span><text:span text:style-name="Police_20_par_20_défaut"><text:span text:style-name="T1">é</text:span></text:span><text:span text:style-name="Police_20_par_20_défaut"><text:span text:style-name="T1"> singuli</text:span></text:span><text:span text:style-name="Police_20_par_20_défaut"><text:span text:style-name="T1">è</text:span></text:span><text:span text:style-name="Police_20_par_20_défaut"><text:span text:style-name="T1">re, dont vous trouvez la preuve dans la disposition m</text:span></text:span><text:span text:style-name="Police_20_par_20_défaut"><text:span text:style-name="T1">ê</text:span></text:span><text:span text:style-name="Police_20_par_20_défaut"><text:span text:style-name="T1">me de ce </text:span></text:span><text:span text:style-name="Police_20_par_20_défaut"><text:span text:style-name="T4">Si</text:span></text:span><text:span text:style-name="Police_20_par_20_défaut"><text:span text:style-name="T4">è</text:span></text:span><text:span text:style-name="Police_20_par_20_défaut"><text:span text:style-name="T4">cle de Louis XI</text:span></text:span><text:span text:style-name="Police_20_par_20_défaut"><text:span text:style-name="T4">V</text:span></text:span><text:span text:style-name="Police_20_par_20_défaut"><text:span text:style-name="T1">, o</text:span></text:span><text:span text:style-name="Police_20_par_20_défaut"><text:span text:style-name="T1">ù</text:span></text:span><text:span text:style-name="Police_20_par_20_défaut"><text:span text:style-name="T1"> </text:span></text:span><text:span text:style-name="Police_20_par_20_défaut"><text:span text:style-name="T1">Voltaire</text:span></text:span><text:span text:style-name="Police_20_par_20_défaut"><text:span text:style-name="T1"> vous vous le rappelez, rejette </text:span></text:span><text:span text:style-name="Police_20_par_20_défaut"><text:span text:style-name="T1">à</text:span></text:span><text:span text:style-name="Police_20_par_20_défaut"><text:span text:style-name="T1"> la fin de son livre, pour le traiter </text:span></text:span><text:span text:style-name="Police_20_par_20_défaut"><text:span text:style-name="T1">à</text:span></text:span><text:span text:style-name="Police_20_par_20_défaut"><text:span text:style-name="T1"> part, ce qu'il y veut dire des </text:span></text:span><text:span text:style-name="Police_20_par_20_défaut"><text:span text:style-name="T4">Beaux-Arts</text:span></text:span><text:span text:style-name="Police_20_par_20_défaut"><text:span text:style-name="T1"> et des </text:span></text:span><text:span text:style-name="Police_20_par_20_défaut"><text:span text:style-name="T4">Sciences</text:span></text:span><text:span text:style-name="Police_20_par_20_défaut"><text:span text:style-name="T1">. L'observation en est d'autant plus significative que, si vous lisez attentivement les premiers chapitres du livre, vous verrez que, ce qu'il voulait dire des </text:span></text:span><text:span text:style-name="Police_20_par_20_défaut"><text:span text:style-name="T4">Sciences</text:span></text:span><text:span text:style-name="Police_20_par_20_défaut"><text:span text:style-name="T1"> et des </text:span></text:span><text:span text:style-name="Police_20_par_20_défaut"><text:span text:style-name="T4">Beaux</text:span></text:span><text:span text:style-name="Police_20_par_20_défaut"><text:span text:style-name="T4">-</text:span></text:span><text:span text:style-name="Police_20_par_20_défaut"><text:span text:style-name="T4">Arts,</text:span></text:span><text:span text:style-name="Police_20_par_20_défaut"><text:span text:style-name="T1"> c'est justement ce qui a guid</text:span></text:span><text:span text:style-name="Police_20_par_20_défaut"><text:span text:style-name="T1">é</text:span></text:span><text:span text:style-name="Police_20_par_20_défaut"><text:span text:style-name="T1"> </text:span></text:span><text:span text:style-name="Police_20_par_20_défaut"><text:span text:style-name="T1">Voltaire</text:span></text:span><text:span text:style-name="Police_20_par_20_défaut"><text:span text:style-name="T1"> dans le choix de son sujet. Sous l'influence de Mme de Sta</text:span></text:span><text:span text:style-name="Police_20_par_20_défaut"><text:span text:style-name="T1">ë</text:span></text:span><text:span text:style-name="Police_20_par_20_défaut"><text:span text:style-name="T1">l et de Chateaubriand, si l'on n'admet pas encore que l'</text:span></text:span><text:span text:style-name="Police_20_par_20_défaut"><text:span text:style-name="T1">œ</text:span></text:span><text:span text:style-name="Police_20_par_20_défaut"><text:span text:style-name="T1">uvre d'art soit une simple </text:span></text:span><text:span text:style-name="Police_20_par_20_défaut"><text:span text:style-name="T4">r</text:span></text:span><text:span text:style-name="Police_20_par_20_défaut"><text:span text:style-name="T4">é</text:span></text:span><text:span text:style-name="Police_20_par_20_défaut"><text:span text:style-name="T4">sultante</text:span></text:span><text:span text:style-name="Police_20_par_20_défaut"><text:span text:style-name="T1">, on s'accoutume du moins </text:span></text:span><text:span text:style-name="Police_20_par_20_défaut"><text:span text:style-name="T1">à</text:span></text:span><text:span text:style-name="Police_20_par_20_défaut"><text:span text:style-name="T1"> l'id</text:span></text:span><text:span text:style-name="Police_20_par_20_défaut"><text:span text:style-name="T1">é</text:span></text:span><text:span text:style-name="Police_20_par_20_défaut"><text:span text:style-name="T1">e qu'elle est un </text:span></text:span><text:span text:style-name="Police_20_par_20_défaut"><text:span text:style-name="T4">exemplaire</text:span></text:span><text:span text:style-name="Police_20_par_20_défaut"><text:span text:style-name="T1"> de l'</text:span></text:span><text:span text:style-name="Police_20_par_20_défaut"><text:span text:style-name="T1">é</text:span></text:span><text:span text:style-name="Police_20_par_20_défaut"><text:span text:style-name="T1">tat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des esprits.</text:span></text:span></text:p>
      <text:p text:style-name="Normal"><text:span text:style-name="Police_20_par_20_défaut"><text:span text:style-name="T1">Cette id</text:span></text:span><text:span text:style-name="Police_20_par_20_défaut"><text:span text:style-name="T1">é</text:span></text:span><text:span text:style-name="Police_20_par_20_défaut"><text:span text:style-name="T1">e, vous la trouverez exprim</text:span></text:span><text:span text:style-name="Police_20_par_20_défaut"><text:span text:style-name="T1">é</text:span></text:span><text:span text:style-name="Police_20_par_20_défaut"><text:span text:style-name="T1">e dans ces le</text:span></text:span><text:span text:style-name="Police_20_par_20_défaut"><text:span text:style-name="T1">ç</text:span></text:span><text:span text:style-name="Police_20_par_20_défaut"><text:span text:style-name="T1">ons de </text:span></text:span><text:span text:style-name="Police_20_par_20_défaut"><text:span text:style-name="T1">Victor</text:span></text:span><text:span text:style-name="Police_20_par_20_défaut"><text:span text:style-name="T1"> Cousin o</text:span></text:span><text:span text:style-name="Police_20_par_20_défaut"><text:span text:style-name="T1">ù</text:span></text:span><text:span text:style-name="Police_20_par_20_défaut"><text:span text:style-name="T1">, sous le titre </text:span></text:span><text:span text:style-name="Police_20_par_20_défaut"><text:span text:style-name="T1">à</text:span></text:span><text:span text:style-name="Police_20_par_20_défaut"><text:span text:style-name="T1"> l’</text:span></text:span><text:span text:style-name="Police_20_par_20_défaut"><text:span text:style-name="T4">I</text:span></text:span><text:span text:style-name="Police_20_par_20_défaut"><text:span text:style-name="T4">ntroduction </text:span></text:span><text:span text:style-name="Police_20_par_20_défaut"><text:span text:style-name="T4">à</text:span></text:span><text:span text:style-name="Police_20_par_20_défaut"><text:span text:style-name="T4"> </text:span></text:span><text:span text:style-name="Police_20_par_20_défaut"><text:span text:style-name="T4">l’</text:span></text:span><text:span text:style-name="Police_20_par_20_défaut"><text:span text:style-name="T4">histoire de la philosophie,</text:span></text:span><text:span text:style-name="Police_20_par_20_défaut"><text:span text:style-name="T1"> m</text:span></text:span><text:span text:style-name="Police_20_par_20_défaut"><text:span text:style-name="T1">ê</text:span></text:span><text:span text:style-name="Police_20_par_20_défaut"><text:span text:style-name="T1">lant d'ailleurs aux vues de Mme de Sta</text:span></text:span><text:span text:style-name="Police_20_par_20_défaut"><text:span text:style-name="T1">ë</text:span></text:span><text:span text:style-name="Police_20_par_20_défaut"><text:span text:style-name="T1">l celles de Herder et aussi de Schelling, il a dit en France, presque le premier, bien des choses que nous sommes habitu</text:span></text:span><text:span text:style-name="Police_20_par_20_défaut"><text:span text:style-name="T1">é</text:span></text:span><text:span text:style-name="Police_20_par_20_défaut"><text:span text:style-name="T1">s </text:span></text:span><text:span text:style-name="Police_20_par_20_défaut"><text:span text:style-name="T1">à</text:span></text:span><text:span text:style-name="Police_20_par_20_défaut"><text:span text:style-name="T1">, consid</text:span></text:span><text:span text:style-name="Police_20_par_20_défaut"><text:span text:style-name="T1">é</text:span></text:span><text:span text:style-name="Police_20_par_20_défaut"><text:span text:style-name="T1">rer de nos jours comme toutes contemporaines. </text:span></text:span><text:span text:style-name="Police_20_par_20_défaut"><text:span text:style-name="T1">«</text:span></text:span><text:span text:style-name="Police_20_par_20_défaut"><text:span text:style-name="T1"> </text:span></text:span><text:span text:style-name="Police_20_par_20_défaut"><text:span text:style-name="T1">Oui, messieurs, s'</text:span></text:span><text:span text:style-name="Police_20_par_20_défaut"><text:span text:style-name="T1">é</text:span></text:span><text:span text:style-name="Police_20_par_20_défaut"><text:span text:style-name="T1">criait-il, donnez-moi la carte d'un pays, sa configuration, son climat, ses eaux, ses vents, et toute</text:span></text:span><text:span text:style-name="Police_20_par_20_défaut"><text:span text:style-name="T1"> </text:span></text:span><text:span text:style-name="Police_20_par_20_défaut"><text:span text:style-name="T1">sa g</text:span></text:span><text:span text:style-name="Police_20_par_20_défaut"><text:span text:style-name="T1">é</text:span></text:span><text:span text:style-name="Police_20_par_20_défaut"><text:span text:style-name="T1">ographie </text:span></text:span><text:soft-page-break/><text:span text:style-name="Police_20_par_20_défaut"><text:span text:style-name="T1">physique</text:span></text:span><text:span text:style-name="Police_20_par_20_défaut"><text:span text:style-name="T1"> ;</text:span></text:span><text:span text:style-name="Police_20_par_20_défaut"><text:span text:style-name="T1"> </text:span></text:span><text:span text:style-name="Police_20_par_20_défaut"><text:span text:style-name="T1">donnez-moi ses productions naturelles, sa flore, sa zoologie, et je me charge de vous dire </text:span></text:span><text:span text:style-name="Police_20_par_20_défaut"><text:span text:style-name="T4">a priori</text:span></text:span><text:span text:style-name="Police_20_par_20_défaut"><text:span text:style-name="T1"> quel sera l'homme de</text:span></text:span><text:span text:style-name="Police_20_par_20_défaut"><text:span text:style-name="T1"> </text:span></text:span><text:span text:style-name="Police_20_par_20_défaut"><text:span text:style-name="T1">ce pays, et quel r</text:span></text:span><text:span text:style-name="Police_20_par_20_défaut"><text:span text:style-name="T1">ô</text:span></text:span><text:span text:style-name="Police_20_par_20_défaut"><text:span text:style-name="T1">le le pays jouera dans l'histoire, non pas accidentellement, mais n</text:span></text:span><text:span text:style-name="Police_20_par_20_défaut"><text:span text:style-name="T1">é</text:span></text:span><text:span text:style-name="Police_20_par_20_défaut"><text:span text:style-name="T1">cessairement</text:span></text:span><text:span text:style-name="Police_20_par_20_défaut"><text:span text:style-name="T1"> ;</text:span></text:span><text:span text:style-name="Police_20_par_20_défaut"><text:span text:style-name="T1"> non pas </text:span></text:span><text:span text:style-name="Police_20_par_20_défaut"><text:span text:style-name="T1">à</text:span></text:span><text:span text:style-name="Police_20_par_20_défaut"><text:span text:style-name="T1"> telle </text:span></text:span><text:span text:style-name="Police_20_par_20_défaut"><text:span text:style-name="T1">é</text:span></text:span><text:span text:style-name="Police_20_par_20_défaut"><text:span text:style-name="T1">poque, mais dans toutes</text:span></text:span><text:span text:style-name="Police_20_par_20_défaut"><text:span text:style-name="T1"> ;</text:span></text:span><text:span text:style-name="Police_20_par_20_défaut"><text:span text:style-name="T1"> enfin l'id</text:span></text:span><text:span text:style-name="Police_20_par_20_défaut"><text:span text:style-name="T1">é</text:span></text:span><text:span text:style-name="Police_20_par_20_défaut"><text:span text:style-name="T1">e qu'il est appel</text:span></text:span><text:span text:style-name="Police_20_par_20_défaut"><text:span text:style-name="T1">é</text:span></text:span><text:span text:style-name="Police_20_par_20_défaut"><text:span text:style-name="T1"> </text:span></text:span><text:span text:style-name="Police_20_par_20_défaut"><text:span text:style-name="T1">à</text:span></text:span><text:span text:style-name="Police_20_par_20_défaut"><text:span text:style-name="T1"> repr</text:span></text:span><text:span text:style-name="Police_20_par_20_défaut"><text:span text:style-name="T1">é</text:span></text:span><text:span text:style-name="Police_20_par_20_défaut"><text:span text:style-name="T1">senter.</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M. </text:span></text:span><text:span text:style-name="Police_20_par_20_défaut"><text:span text:style-name="T1">Taine lui-m</text:span></text:span><text:span text:style-name="Police_20_par_20_défaut"><text:span text:style-name="T1">ê</text:span></text:span><text:span text:style-name="Police_20_par_20_défaut"><text:span text:style-name="T1">me, nous le verrons bient</text:span></text:span><text:span text:style-name="Police_20_par_20_défaut"><text:span text:style-name="T1">ô</text:span></text:span><text:span text:style-name="Police_20_par_20_défaut"><text:span text:style-name="T1">t, n'a pas pouss</text:span></text:span><text:span text:style-name="Police_20_par_20_défaut"><text:span text:style-name="T1">é</text:span></text:span><text:span text:style-name="Police_20_par_20_défaut"><text:span text:style-name="T1"> plus loin la confiance dans l'autorit</text:span></text:span><text:span text:style-name="Police_20_par_20_défaut"><text:span text:style-name="T1">é</text:span></text:span><text:span text:style-name="Police_20_par_20_défaut"><text:span text:style-name="T1"> des lois</text:span></text:span><text:span text:style-name="Police_20_par_20_défaut"><text:span text:style-name="T1"> ;</text:span></text:span><text:span text:style-name="Police_20_par_20_défaut"><text:span text:style-name="T1"> et si l'histoire, selon son expression, n'est qu'un probl</text:span></text:span><text:span text:style-name="Police_20_par_20_défaut"><text:span text:style-name="T1">è</text:span></text:span><text:span text:style-name="Police_20_par_20_défaut"><text:span text:style-name="T1">me de m</text:span></text:span><text:span text:style-name="Police_20_par_20_défaut"><text:span text:style-name="T1">é</text:span></text:span><text:span text:style-name="Police_20_par_20_défaut"><text:span text:style-name="T1">canique physiologique, qu'</text:span></text:span><text:span text:style-name="Police_20_par_20_défaut"><text:span text:style-name="T1">e</text:span></text:span><text:span text:style-name="Police_20_par_20_défaut"><text:span text:style-name="T1">st-elle de plus pour Cousin</text:span></text:span><text:span text:style-name="Police_20_par_20_défaut"><text:span text:style-name="T1"> ?</text:span></text:span></text:p>
      <text:p text:style-name="Normal"><text:span text:style-name="Police_20_par_20_défaut"><text:span text:style-name="T1">Ce que Cousin essayait de faire pour l'histoire de la philosophie, de la lier </text:span></text:span><text:span text:style-name="Police_20_par_20_défaut"><text:span text:style-name="T1">à</text:span></text:span><text:span text:style-name="Police_20_par_20_défaut"><text:span text:style-name="T1"> toutes les autres parties de l'histoire, mais en ayant peut-</text:span></text:span><text:span text:style-name="Police_20_par_20_défaut"><text:span text:style-name="T1">ê</text:span></text:span><text:span text:style-name="Police_20_par_20_défaut"><text:span text:style-name="T1">tre le tort de vouloir toutes les placer non seulement dans la d</text:span></text:span><text:span text:style-name="Police_20_par_20_défaut"><text:span text:style-name="T1">é</text:span></text:span><text:span text:style-name="Police_20_par_20_défaut"><text:span text:style-name="T1">pendance, mais sous l</text:span></text:span><text:span text:style-name="Police_20_par_20_défaut"><text:span text:style-name="T1">a</text:span></text:span><text:span text:style-name="Police_20_par_20_défaut"><text:span text:style-name="T1"> subordination de la philosophie, Guizot, </text:span></text:span><text:span text:style-name="Police_20_par_20_défaut"><text:span text:style-name="T1">à</text:span></text:span><text:span text:style-name="Police_20_par_20_défaut"><text:span text:style-name="T1"> c</text:span></text:span><text:span text:style-name="Police_20_par_20_défaut"><text:span text:style-name="T1">ô</text:span></text:span><text:span text:style-name="Police_20_par_20_défaut"><text:span text:style-name="T1">t</text:span></text:span><text:span text:style-name="Police_20_par_20_défaut"><text:span text:style-name="T1">é</text:span></text:span><text:span text:style-name="Police_20_par_20_défaut"><text:span text:style-name="T1"> de lui, dans le m</text:span></text:span><text:span text:style-name="Police_20_par_20_défaut"><text:span text:style-name="T1">ê</text:span></text:span><text:span text:style-name="Police_20_par_20_défaut"><text:span text:style-name="T1">me temps et dans la m</text:span></text:span><text:span text:style-name="Police_20_par_20_défaut"><text:span text:style-name="T1">ê</text:span></text:span><text:span text:style-name="Police_20_par_20_défaut"><text:span text:style-name="T1">me Sorbonne, le faisait pour l'histoire politique et sociale dans ses le</text:span></text:span><text:span text:style-name="Police_20_par_20_défaut"><text:span text:style-name="T1">ç</text:span></text:span><text:span text:style-name="Police_20_par_20_défaut"><text:span text:style-name="T1">ons sur </text:span></text:span><text:span text:style-name="Police_20_par_20_défaut"><text:span text:style-name="T1">l</text:span></text:span><text:span text:style-name="Police_20_par_20_défaut"><text:span text:style-name="T4">’</text:span></text:span><text:span text:style-name="Police_20_par_20_défaut"><text:span text:style-name="T4">Histoire de la civilisation en France</text:span></text:span><text:span text:style-name="Police_20_par_20_défaut"><text:span text:style-name="T1">. Je veux remettre sous vos yeux ce passage tout entier</text:span></text:span><text:span text:style-name="Police_20_par_20_défaut"><text:span text:style-name="T1"> :</text:span></text:span></text:p>
      <text:p>Jusqu'à nos jours les études historiques, philosophiques aussi bien qu'érudites ont été spéciales, bornées ; on a écrit des histoires politiques législatives, religieuses, littéraires ; de savantes recherches ont été faites, de brillantes considérations ont été présentées sur la destinée et le développement des lois, des mœurs, des lettres, des sciences, des arts, de toutes les œuvres de l'activité humaine ; on ne les a point considérées ensemble, d'une seule vue, dans leur union intime et féconde. Et quand même on a tenté de saisir les résultats généraux, quand même on a voulu se former une idée complète du développement de l'humanité, c'est sur une base toute spéciale qu'on<text:span text:style-name="Police_20_par_20_défaut"><text:span text:style-name="T19"> </text:span></text:span>a élevé l'édifice.<text:span text:style-name="Police_20_par_20_défaut"><text:span text:style-name="T15"> Le Discours sur </text:span></text:span><text:span text:style-name="Police_20_par_20_défaut"><text:span text:style-name="T15">l’</text:span></text:span><text:span text:style-name="Police_20_par_20_défaut"><text:span text:style-name="T15">histoire universelle</text:span></text:span> et l’<text:span text:style-name="Police_20_par_20_défaut"><text:span text:style-name="T15">Esprit des lois </text:span></text:span>sont de glorieux essais d'histoire de la civilisation, mais qui ne voit que Bossuet l'a presque exclusivement cherchée dans l'histoire des croyances religieuses, Montesquieu dans celle des institutions politiques ? Ces deux grands génies ont ainsi borné leur horizon. Que dire des esprits d'un ordre inférieur ? Évidemment, érudite ou philosophique, l'histoire jusqu'ici n'a jamais été générale, elle n'a jamais suivi simultanément l'homme dans toutes les carrières où son activité s'est, déployée.</text:p>
      <text:p text:style-name="P1">Et, conformément à, ces principes, vous savez quelle place, dans ces leçons, occupe l'histoire littéraire ; vous savez surtout quel instrument d'investigation pénétrant et sûr Guizot en a su faire.</text:p>
      <text:p text:style-name="Normal"><text:span text:style-name="Police_20_par_20_défaut"><text:span text:style-name="T1">Tr</text:span></text:span><text:span text:style-name="Police_20_par_20_défaut"><text:span text:style-name="T1">è</text:span></text:span><text:span text:style-name="Police_20_par_20_défaut"><text:span text:style-name="T1">s inf</text:span></text:span><text:span text:style-name="Police_20_par_20_défaut"><text:span text:style-name="T1">é</text:span></text:span><text:span text:style-name="Police_20_par_20_défaut"><text:span text:style-name="T1">rieur </text:span></text:span><text:span text:style-name="Police_20_par_20_défaut"><text:span text:style-name="T1">à</text:span></text:span><text:span text:style-name="Police_20_par_20_défaut"><text:span text:style-name="T1"> Guizot de toutes les mani</text:span></text:span><text:span text:style-name="Police_20_par_20_défaut"><text:span text:style-name="T1">è</text:span></text:span><text:span text:style-name="Police_20_par_20_défaut"><text:span text:style-name="T1">res —</text:span></text:span><text:span text:style-name="Police_20_par_20_défaut"><text:span text:style-name="T1"> </text:span></text:span><text:span text:style-name="Police_20_par_20_défaut"><text:span text:style-name="T1">qui sera quelque jour l'un des trois ou quatre grands esprits du </text:span></text:span><text:span text:style-name="Police_20_par_20_défaut"><text:span text:style-name="T1">XIX</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qui le serait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si, en se m</text:span></text:span><text:span text:style-name="Police_20_par_20_défaut"><text:span text:style-name="T1">ê</text:span></text:span><text:span text:style-name="Police_20_par_20_défaut"><text:span text:style-name="T1">lant de politique, il n'e</text:span></text:span><text:span text:style-name="Police_20_par_20_défaut"><text:span text:style-name="T1">û</text:span></text:span><text:span text:style-name="Police_20_par_20_défaut"><text:span text:style-name="T1">t mis sa gloire au hasard -des contestations de partis,</text:span></text:span><text:span text:style-name="Police_20_par_20_défaut"><text:span text:style-name="T1"> </text:span></text:span><text:span text:style-name="Police_20_par_20_défaut"><text:span text:style-name="T1">— c'est aussi, c'est enfin ce que </text:span></text:span><text:span text:style-name="Police_20_par_20_défaut"><text:span text:style-name="T1">Villemain</text:span></text:span><text:span text:style-name="Police_20_par_20_défaut"><text:span text:style-name="T1"> a voulu faire, et c'est ce qu'il nous faut voir maintenant. Il nous suffira pour cela de le prendre dans son </text:span></text:span><text:span text:style-name="Police_20_par_20_défaut"><text:span text:style-name="T1">œ</text:span></text:span><text:span text:style-name="Police_20_par_20_défaut"><text:span text:style-name="T1">uvre ma</text:span></text:span><text:span text:style-name="Police_20_par_20_défaut"><text:span text:style-name="T1">î</text:span></text:span><text:span text:style-name="Police_20_par_20_défaut"><text:span text:style-name="T1">tresse, le </text:span></text:span><text:span text:style-name="Police_20_par_20_défaut"><text:span text:style-name="T4">Tableau de la litt</text:span></text:span><text:span text:style-name="Police_20_par_20_défaut"><text:span text:style-name="T4">é</text:span></text:span><text:span text:style-name="Police_20_par_20_défaut"><text:span text:style-name="T4">rature fran</text:span></text:span><text:span text:style-name="Police_20_par_20_défaut"><text:span text:style-name="T4">ç</text:span></text:span><text:span text:style-name="Police_20_par_20_défaut"><text:span text:style-name="T4">aise au </text:span></text:span><text:span text:style-name="Police_20_par_20_défaut"><text:span text:style-name="T4">XVI</text:span></text:span><text:span text:style-name="Police_20_par_20_défaut"><text:span text:style-name="T4">II</text:span></text:span><text:span text:style-name="Police_20_par_20_défaut"><text:span text:style-name="T3">e</text:span></text:span><text:span text:style-name="Police_20_par_20_défaut"><text:span text:style-name="T4"> </text:span></text:span><text:span text:style-name="Police_20_par_20_défaut"><text:span text:style-name="T4">si</text:span></text:span><text:span text:style-name="Police_20_par_20_défaut"><text:span text:style-name="T4">è</text:span></text:span><text:span text:style-name="Police_20_par_20_défaut"><text:span text:style-name="T4">cle</text:span></text:span><text:span text:style-name="Police_20_par_20_défaut"><text:span text:style-name="T1">.</text:span></text:span></text:p>
      <text:p text:style-name="Normal"><text:soft-page-break/><text:span text:style-name="Police_20_par_20_défaut"><text:span text:style-name="T1">On peut lui faire un premier reproche, et ce reproche est assez grave. Pour </text:span></text:span><text:span text:style-name="Police_20_par_20_défaut"><text:span text:style-name="T1">é</text:span></text:span><text:span text:style-name="Police_20_par_20_défaut"><text:span text:style-name="T1">tablir, par un exemple convaincant, l'influence r</text:span></text:span><text:span text:style-name="Police_20_par_20_défaut"><text:span text:style-name="T1">é</text:span></text:span><text:span text:style-name="Police_20_par_20_défaut"><text:span text:style-name="T1">ciproque des id</text:span></text:span><text:span text:style-name="Police_20_par_20_défaut"><text:span text:style-name="T1">é</text:span></text:span><text:span text:style-name="Police_20_par_20_défaut"><text:span text:style-name="T1">es, des </text:span></text:span><text:span text:style-name="Police_20_par_20_défaut"><text:span text:style-name="T1">m</text:span></text:span><text:span text:style-name="Police_20_par_20_défaut"><text:span text:style-name="T1">œ</text:span></text:span><text:span text:style-name="Police_20_par_20_défaut"><text:span text:style-name="T1">urs</text:span></text:span><text:span text:style-name="Police_20_par_20_défaut"><text:span text:style-name="T1"> et des lettres</text:span></text:span><text:span text:style-name="Police_20_par_20_défaut"><text:span text:style-name="T1"> ;</text:span></text:span><text:span text:style-name="Police_20_par_20_défaut"><text:span text:style-name="T1"> de l'</text:span></text:span><text:span text:style-name="Police_20_par_20_défaut"><text:span text:style-name="T1">é</text:span></text:span><text:span text:style-name="Police_20_par_20_défaut"><text:span text:style-name="T1">tat social, de l'</text:span></text:span><text:span text:style-name="Police_20_par_20_défaut"><text:span text:style-name="T1">é</text:span></text:span><text:span text:style-name="Police_20_par_20_défaut"><text:span text:style-name="T1">tat moral et de la litt</text:span></text:span><text:span text:style-name="Police_20_par_20_défaut"><text:span text:style-name="T1">é</text:span></text:span><text:span text:style-name="Police_20_par_20_défaut"><text:span text:style-name="T1">rature, les uns sur les autres</text:span></text:span><text:span text:style-name="Police_20_par_20_défaut"><text:span text:style-name="T1"> ;</text:span></text:span><text:span text:style-name="Police_20_par_20_défaut"><text:span text:style-name="T1"> l'exemple que </text:span></text:span><text:span text:style-name="Police_20_par_20_défaut"><text:span text:style-name="T1">Villemain</text:span></text:span><text:span text:style-name="Police_20_par_20_défaut"><text:span text:style-name="T1"> a choisi dans la litt</text:span></text:span><text:span text:style-name="Police_20_par_20_défaut"><text:span text:style-name="T1">é</text:span></text:span><text:span text:style-name="Police_20_par_20_défaut"><text:span text:style-name="T1">rature du </text:span></text:span><text:span text:style-name="Police_20_par_20_défaut"><text:span text:style-name="T1">XVI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est trop probant, si je puis ainsi dire, pour </text:span></text:span><text:span text:style-name="Police_20_par_20_défaut"><text:span text:style-name="T1">ê</text:span></text:span><text:span text:style-name="Police_20_par_20_défaut"><text:span text:style-name="T1">tre d</text:span></text:span><text:span text:style-name="Police_20_par_20_défaut"><text:span text:style-name="T1">é</text:span></text:span><text:span text:style-name="Police_20_par_20_défaut"><text:span text:style-name="T1">monstratif.</text:span></text:span></text:p>
      <text:p text:style-name="Normal"><text:span text:style-name="Police_20_par_20_défaut"><text:span text:style-name="T1">Oui, l'exemple est si bon qu'il en devient douteux. Il est presque trop vrai que la litt</text:span></text:span><text:span text:style-name="Police_20_par_20_défaut"><text:span text:style-name="T1">é</text:span></text:span><text:span text:style-name="Police_20_par_20_défaut"><text:span text:style-name="T1">rature du </text:span></text:span><text:span text:style-name="Police_20_par_20_défaut"><text:span text:style-name="T1">XVI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est l'expression des id</text:span></text:span><text:span text:style-name="Police_20_par_20_défaut"><text:span text:style-name="T1">é</text:span></text:span><text:span text:style-name="Police_20_par_20_défaut"><text:span text:style-name="T1">es du </text:span></text:span><text:span text:style-name="Police_20_par_20_défaut"><text:span text:style-name="T1">XVI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text:span></text:span><text:span text:style-name="Police_20_par_20_défaut"><text:span text:style-name="T1"> ;</text:span></text:span><text:span text:style-name="Police_20_par_20_défaut"><text:span text:style-name="T1"> seulement,</text:span></text:span><text:span text:style-name="Police_20_par_20_défaut"><text:span text:style-name="T1"> </text:span></text:span><text:span text:style-name="Police_20_par_20_défaut"><text:span text:style-name="T1">n'est-ce pas pour cela qu'elle est souvent </text:span></text:span><text:span text:style-name="Police_20_par_20_défaut"><text:span text:style-name="T1">à</text:span></text:span><text:span text:style-name="Police_20_par_20_défaut"><text:span text:style-name="T1"> peine de la litt</text:span></text:span><text:span text:style-name="Police_20_par_20_défaut"><text:span text:style-name="T1">é</text:span></text:span><text:span text:style-name="Police_20_par_20_défaut"><text:span text:style-name="T1">rature</text:span></text:span><text:span text:style-name="Police_20_par_20_défaut"><text:span text:style-name="T1"> ?</text:span></text:span><text:span text:style-name="Police_20_par_20_défaut"><text:span text:style-name="T1"> Quand il </text:span></text:span><text:span text:style-name="Police_20_par_20_défaut"><text:span text:style-name="T1">é</text:span></text:span><text:span text:style-name="Police_20_par_20_défaut"><text:span text:style-name="T1">crit son </text:span></text:span><text:span text:style-name="Police_20_par_20_défaut"><text:span text:style-name="T4">Mahomet</text:span></text:span><text:span text:style-name="Police_20_par_20_défaut"><text:span text:style-name="T1">, son </text:span></text:span><text:span text:style-name="Police_20_par_20_défaut"><text:span text:style-name="T4">Alzire</text:span></text:span><text:span text:style-name="Police_20_par_20_défaut"><text:span text:style-name="T1"> m</text:span></text:span><text:span text:style-name="Police_20_par_20_défaut"><text:span text:style-name="T1">ê</text:span></text:span><text:span text:style-name="Police_20_par_20_défaut"><text:span text:style-name="T1">me — pour la pr</text:span></text:span><text:span text:style-name="Police_20_par_20_défaut"><text:span text:style-name="T1">é</text:span></text:span><text:span text:style-name="Police_20_par_20_défaut"><text:span text:style-name="T1">face</text:span></text:span><text:span text:style-name="Police_20_par_20_défaut"><text:span text:style-name="T1"> </text:span></text:span><text:span text:style-name="Police_20_par_20_défaut"><text:span text:style-name="T1">;</text:span></text:span><text:span text:style-name="Police_20_par_20_défaut"><text:span text:style-name="T1"> — ou son </text:span></text:span><text:span text:style-name="Police_20_par_20_défaut"><text:span text:style-name="T4">Olympie</text:span></text:span><text:span text:style-name="Police_20_par_20_défaut"><text:span text:style-name="T1"> — pour les notes, — est-ce que </text:span></text:span><text:span text:style-name="Police_20_par_20_défaut"><text:span text:style-name="T1">Voltaire</text:span></text:span><text:span text:style-name="Police_20_par_20_défaut"><text:span text:style-name="T1"> fait de la litt</text:span></text:span><text:span text:style-name="Police_20_par_20_défaut"><text:span text:style-name="T1">é</text:span></text:span><text:span text:style-name="Police_20_par_20_défaut"><text:span text:style-name="T1">rature, est-ce qu'il fait de l'art</text:span></text:span><text:span text:style-name="Police_20_par_20_défaut"><text:span text:style-name="T1"> ?</text:span></text:span><text:span text:style-name="Police_20_par_20_défaut"><text:span text:style-name="T1"> est-ce qu'on ne peut pas dire qu'il d</text:span></text:span><text:span text:style-name="Police_20_par_20_défaut"><text:span text:style-name="T1">é</text:span></text:span><text:span text:style-name="Police_20_par_20_défaut"><text:span text:style-name="T1">grade les exemples que lui ont l</text:span></text:span><text:span text:style-name="Police_20_par_20_défaut"><text:span text:style-name="T1">é</text:span></text:span><text:span text:style-name="Police_20_par_20_défaut"><text:span text:style-name="T1">gu</text:span></text:span><text:span text:style-name="Police_20_par_20_défaut"><text:span text:style-name="T1">é</text:span></text:span><text:span text:style-name="Police_20_par_20_défaut"><text:span text:style-name="T1">s l'auteur </text:span></text:span><text:span text:style-name="Police_20_par_20_défaut"><text:span text:style-name="T1">d'</text:span></text:span><text:span text:style-name="Police_20_par_20_défaut"><text:span text:style-name="T4">Andromaque</text:span></text:span><text:span text:style-name="Police_20_par_20_défaut"><text:span text:style-name="T1"> et celui du Cid, en faisant servir la forme et le prestige de leurs chefs-d'</text:span></text:span><text:span text:style-name="Police_20_par_20_défaut"><text:span text:style-name="T1">œ</text:span></text:span><text:span text:style-name="Police_20_par_20_défaut"><text:span text:style-name="T1">uvre </text:span></text:span><text:span text:style-name="Police_20_par_20_défaut"><text:span text:style-name="T1">à</text:span></text:span><text:span text:style-name="Police_20_par_20_défaut"><text:span text:style-name="T1"> la propagation de ses id</text:span></text:span><text:span text:style-name="Police_20_par_20_défaut"><text:span text:style-name="T1">é</text:span></text:span><text:span text:style-name="Police_20_par_20_défaut"><text:span text:style-name="T1">es de tol</text:span></text:span><text:span text:style-name="Police_20_par_20_défaut"><text:span text:style-name="T1">é</text:span></text:span><text:span text:style-name="Police_20_par_20_défaut"><text:span text:style-name="T1">rance et d'indiff</text:span></text:span><text:span text:style-name="Police_20_par_20_défaut"><text:span text:style-name="T1">é</text:span></text:span><text:span text:style-name="Police_20_par_20_défaut"><text:span text:style-name="T1">rentisme philosophique</text:span></text:span><text:span text:style-name="Police_20_par_20_défaut"><text:span text:style-name="T1"> ?</text:span></text:span><text:span text:style-name="Police_20_par_20_défaut"><text:span text:style-name="T1"> Et les encyclop</text:span></text:span><text:span text:style-name="Police_20_par_20_défaut"><text:span text:style-name="T1">é</text:span></text:span><text:span text:style-name="Police_20_par_20_défaut"><text:span text:style-name="T1">distes, Diderot ou d'Alembert, est-ce qu'ils se soucient d'art, quand ils dressent leur machine de guerre contre l'ancien r</text:span></text:span><text:span text:style-name="Police_20_par_20_défaut"><text:span text:style-name="T1">é</text:span></text:span><text:span text:style-name="Police_20_par_20_défaut"><text:span text:style-name="T1">gime</text:span></text:span><text:span text:style-name="Police_20_par_20_défaut"><text:span text:style-name="T1"> ?</text:span></text:span><text:span text:style-name="Police_20_par_20_défaut"><text:span text:style-name="T1"> est-ce que, pourvu qu'on les comprenne, ils ne croient pas assez bien </text:span></text:span><text:span text:style-name="Police_20_par_20_défaut"><text:span text:style-name="T1">é</text:span></text:span><text:span text:style-name="Police_20_par_20_défaut"><text:span text:style-name="T1">crire</text:span></text:span><text:span text:style-name="Police_20_par_20_défaut"><text:span text:style-name="T1"> ?</text:span></text:span><text:span text:style-name="Police_20_par_20_défaut"><text:span text:style-name="T1"> ou encore, et pour </text:span></text:span><text:span text:style-name="Police_20_par_20_défaut"><text:span text:style-name="T4">vulgariser</text:span></text:span><text:span text:style-name="Police_20_par_20_défaut"><text:span text:style-name="T1"> les id</text:span></text:span><text:span text:style-name="Police_20_par_20_défaut"><text:span text:style-name="T1">é</text:span></text:span><text:span text:style-name="Police_20_par_20_défaut"><text:span text:style-name="T1">es qu'ils croient justes, est-ce qu'un art trop subtil, trop savant, trop serr</text:span></text:span><text:span text:style-name="Police_20_par_20_défaut"><text:span text:style-name="T1">é</text:span></text:span><text:span text:style-name="Police_20_par_20_défaut"><text:span text:style-name="T1"> n'y serait pas un emp</text:span></text:span><text:span text:style-name="Police_20_par_20_défaut"><text:span text:style-name="T1">ê</text:span></text:span><text:span text:style-name="Police_20_par_20_défaut"><text:span text:style-name="T1">chement </text:span></text:span><text:span text:style-name="Police_20_par_20_défaut"><text:span text:style-name="T1">à</text:span></text:span><text:span text:style-name="Police_20_par_20_défaut"><text:span text:style-name="T1"> leurs yeux</text:span></text:span><text:span text:style-name="Police_20_par_20_défaut"><text:span text:style-name="T1"> ?</text:span></text:span><text:span text:style-name="Police_20_par_20_défaut"><text:span text:style-name="T1"> De m</text:span></text:span><text:span text:style-name="Police_20_par_20_défaut"><text:span text:style-name="T1">ê</text:span></text:span><text:span text:style-name="Police_20_par_20_défaut"><text:span text:style-name="T1">me Rousseau, quand il </text:span></text:span><text:span text:style-name="Police_20_par_20_défaut"><text:span text:style-name="T1">é</text:span></text:span><text:span text:style-name="Police_20_par_20_défaut"><text:span text:style-name="T1">crit son </text:span></text:span><text:span text:style-name="Police_20_par_20_défaut"><text:span text:style-name="T4">É</text:span></text:span><text:span text:style-name="Police_20_par_20_défaut"><text:span text:style-name="T4">mile</text:span></text:span><text:span text:style-name="Police_20_par_20_défaut"><text:span text:style-name="T1"> ou sa</text:span></text:span><text:span text:style-name="Police_20_par_20_défaut"><text:span text:style-name="T4"> Nouvelle H</text:span></text:span><text:span text:style-name="Police_20_par_20_défaut"><text:span text:style-name="T4">é</text:span></text:span><text:span text:style-name="Police_20_par_20_défaut"><text:span text:style-name="T4">lo</text:span></text:span><text:span text:style-name="Police_20_par_20_défaut"><text:span text:style-name="T4">ï</text:span></text:span><text:span text:style-name="Police_20_par_20_défaut"><text:span text:style-name="T4">se</text:span></text:span><text:span text:style-name="Police_20_par_20_défaut"><text:span text:style-name="T1">, qui sont des actes, avant d'</text:span></text:span><text:span text:style-name="Police_20_par_20_défaut"><text:span text:style-name="T1">ê</text:span></text:span><text:span text:style-name="Police_20_par_20_défaut"><text:span text:style-name="T1">tre des </text:span></text:span><text:span text:style-name="Police_20_par_20_défaut"><text:span text:style-name="T1">œ</text:span></text:span><text:span text:style-name="Police_20_par_20_défaut"><text:span text:style-name="T1">uvres</text:span></text:span><text:span text:style-name="Police_20_par_20_défaut"><text:span text:style-name="T1"> ;</text:span></text:span><text:span text:style-name="Police_20_par_20_défaut"><text:span text:style-name="T1"> qui sont des romans, mais aussi des pamphlets</text:span></text:span><text:span text:style-name="Police_20_par_20_défaut"><text:span text:style-name="T1"> ;</text:span></text:span><text:span text:style-name="Police_20_par_20_défaut"><text:span text:style-name="T1"> qui n'ont rien de commun avec la mani</text:span></text:span><text:span text:style-name="Police_20_par_20_défaut"><text:span text:style-name="T1">è</text:span></text:span><text:span text:style-name="Police_20_par_20_défaut"><text:span text:style-name="T1">re d</text:span></text:span><text:span text:style-name="Police_20_par_20_défaut"><text:span text:style-name="T1">é</text:span></text:span><text:span text:style-name="Police_20_par_20_défaut"><text:span text:style-name="T1">sint</text:span></text:span><text:span text:style-name="Police_20_par_20_défaut"><text:span text:style-name="T1">é</text:span></text:span><text:span text:style-name="Police_20_par_20_défaut"><text:span text:style-name="T1">ress</text:span></text:span><text:span text:style-name="Police_20_par_20_défaut"><text:span text:style-name="T1">é</text:span></text:span><text:span text:style-name="Police_20_par_20_défaut"><text:span text:style-name="T1">e de l'auteur</text:span></text:span><text:span text:style-name="Police_20_par_20_défaut"><text:span text:style-name="T1"> de </text:span></text:span><text:span text:style-name="Police_20_par_20_défaut"><text:span text:style-name="T4">Manon Lescaut</text:span></text:span><text:span text:style-name="Police_20_par_20_défaut"><text:span text:style-name="T1">, ou de </text:span></text:span><text:span text:style-name="Police_20_par_20_défaut"><text:span text:style-name="T4">Gil Bla</text:span></text:span><text:span text:style-name="Police_20_par_20_défaut"><text:span text:style-name="T4">s</text:span></text:span><text:span text:style-name="Police_20_par_20_défaut"><text:span text:style-name="T1">, ou de la </text:span></text:span><text:span text:style-name="Police_20_par_20_défaut"><text:span text:style-name="T4">Princesse de Cl</text:span></text:span><text:span text:style-name="Police_20_par_20_défaut"><text:span text:style-name="T4">è</text:span></text:span><text:span text:style-name="Police_20_par_20_défaut"><text:span text:style-name="T4">ves</text:span></text:span><text:span text:style-name="Police_20_par_20_défaut"><text:span text:style-name="T1">. Mais, dans ces conditions, est-il </text:span></text:span><text:span text:style-name="Police_20_par_20_défaut"><text:span text:style-name="T1">é</text:span></text:span><text:span text:style-name="Police_20_par_20_défaut"><text:span text:style-name="T1">tonnant que la litt</text:span></text:span><text:span text:style-name="Police_20_par_20_défaut"><text:span text:style-name="T1">é</text:span></text:span><text:span text:style-name="Police_20_par_20_défaut"><text:span text:style-name="T1">rature se pr</text:span></text:span><text:span text:style-name="Police_20_par_20_défaut"><text:span text:style-name="T1">é</text:span></text:span><text:span text:style-name="Police_20_par_20_défaut"><text:span text:style-name="T1">sente </text:span></text:span><text:span text:style-name="Police_20_par_20_défaut"><text:span text:style-name="T1">à</text:span></text:span><text:span text:style-name="Police_20_par_20_défaut"><text:span text:style-name="T1">, nous comme l'expression de la soc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text:span></text:span><text:span text:style-name="Police_20_par_20_défaut"><text:span text:style-name="T1"> et puisque cette soc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travaille </text:span></text:span><text:span text:style-name="Police_20_par_20_défaut"><text:span text:style-name="T1">à</text:span></text:span><text:span text:style-name="Police_20_par_20_défaut"><text:span text:style-name="T1"> changer de structure et de forme, quoi de plus naturel que de retrouver dans l'histoire de sa litt</text:span></text:span><text:span text:style-name="Police_20_par_20_défaut"><text:span text:style-name="T1">é</text:span></text:span><text:span text:style-name="Police_20_par_20_défaut"><text:span text:style-name="T1">rature l'image de ses id</text:span></text:span><text:span text:style-name="Police_20_par_20_défaut"><text:span text:style-name="T1">é</text:span></text:span><text:span text:style-name="Police_20_par_20_défaut"><text:span text:style-name="T1">es religieuses, politiques, sociales</text:span></text:span><text:span text:style-name="Police_20_par_20_défaut"><text:span text:style-name="T1"> ?</text:span></text:span></text:p>
      <text:p text:style-name="Normal"><text:span text:style-name="Police_20_par_20_défaut"><text:span text:style-name="T1">Qui veut trop prouver ne prouve rien, dit avec raison le proverbe. </text:span></text:span><text:span text:style-name="Police_20_par_20_défaut"><text:span text:style-name="T1">Villemain</text:span></text:span><text:span text:style-name="Police_20_par_20_défaut"><text:span text:style-name="T1"> s'est donn</text:span></text:span><text:span text:style-name="Police_20_par_20_défaut"><text:span text:style-name="T1">é</text:span></text:span><text:span text:style-name="Police_20_par_20_défaut"><text:span text:style-name="T1"> la partie trop belle, et, comme nous le verrons prochainement, s'il voulait montrer cette liaison des </text:span></text:span><text:span text:style-name="Police_20_par_20_défaut"><text:span text:style-name="T1">œ</text:span></text:span><text:span text:style-name="Police_20_par_20_défaut"><text:span text:style-name="T1">uvres avec les autres parties de l</text:span></text:span><text:span text:style-name="Police_20_par_20_défaut"><text:span text:style-name="T1">a civilisation d'un temp</text:span></text:span><text:span text:style-name="Police_20_par_20_défaut"><text:span text:style-name="T1">s,</text:span></text:span><text:span text:style-name="Police_20_par_20_défaut"><text:span text:style-name="T1"> </text:span></text:span><text:span text:style-name="Police_20_par_20_défaut"><text:span text:style-name="T1">le si</text:span></text:span><text:span text:style-name="Police_20_par_20_défaut"><text:span text:style-name="T1">è</text:span></text:span><text:span text:style-name="Police_20_par_20_défaut"><text:span text:style-name="T1">cle qu'il e</text:span></text:span><text:span text:style-name="Police_20_par_20_défaut"><text:span text:style-name="T1">û</text:span></text:span><text:span text:style-name="Police_20_par_20_défaut"><text:span text:style-name="T1">t d</text:span></text:span><text:span text:style-name="Police_20_par_20_défaut"><text:span text:style-name="T1">û</text:span></text:span><text:span text:style-name="Police_20_par_20_défaut"><text:span text:style-name="T1"> choisir, c'est celui de La Fontaine et de Racine, de Moli</text:span></text:span><text:span text:style-name="Police_20_par_20_défaut"><text:span text:style-name="T1">è</text:span></text:span><text:span text:style-name="Police_20_par_20_défaut"><text:span text:style-name="T1">re et Corneille, de Qui</text:span></text:span><text:span text:style-name="Police_20_par_20_défaut"><text:span text:style-name="T1">nault et de Boileau. Il est vrai qu'il e</text:span></text:span><text:span text:style-name="Police_20_par_20_défaut"><text:span text:style-name="T1">û</text:span></text:span><text:span text:style-name="Police_20_par_20_défaut"><text:span text:style-name="T1">t alors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plus embarrass</text:span></text:span><text:span text:style-name="Police_20_par_20_défaut"><text:span text:style-name="T1">é</text:span></text:span><text:span text:style-name="Police_20_par_20_défaut"><text:span text:style-name="T1"> peut-</text:span></text:span><text:span text:style-name="Police_20_par_20_défaut"><text:span text:style-name="T1">ê</text:span></text:span><text:span text:style-name="Police_20_par_20_défaut"><text:span text:style-name="T1">tre, et qu'entre les </text:span></text:span><text:span text:style-name="Police_20_par_20_défaut"><text:span text:style-name="T4">Contes </text:span></text:span><text:span text:style-name="Police_20_par_20_défaut"><text:span text:style-name="T1">de La Fontaine et les </text:span></text:span><text:span text:style-name="Police_20_par_20_défaut"><text:span text:style-name="T4">Pens</text:span></text:span><text:span text:style-name="Police_20_par_20_défaut"><text:span text:style-name="T4">é</text:span></text:span><text:span text:style-name="Police_20_par_20_défaut"><text:span text:style-name="T4">es</text:span></text:span><text:span text:style-name="Police_20_par_20_défaut"><text:span text:style-name="T1"> de Pascal —</text:span></text:span><text:span text:style-name="Police_20_par_20_défaut"><text:span text:style-name="T1"> </text:span></text:span><text:span text:style-name="Police_20_par_20_défaut"><text:span text:style-name="T1">les </text:span></text:span><text:soft-page-break/><text:span text:style-name="Police_20_par_20_défaut"><text:span text:style-name="T1">Contes sont de 1669, les</text:span></text:span><text:span text:style-name="Police_20_par_20_défaut"><text:span text:style-name="T4"> Pens</text:span></text:span><text:span text:style-name="Police_20_par_20_défaut"><text:span text:style-name="T4">é</text:span></text:span><text:span text:style-name="Police_20_par_20_défaut"><text:span text:style-name="T4">es </text:span></text:span><text:span text:style-name="Police_20_par_20_défaut"><text:span text:style-name="T1">de 1670,</text:span></text:span><text:span text:style-name="Police_20_par_20_défaut"><text:span text:style-name="T1"> </text:span></text:span><text:span text:style-name="Police_20_par_20_défaut"><text:span text:style-name="T1">— il e</text:span></text:span><text:span text:style-name="Police_20_par_20_défaut"><text:span text:style-name="T1">û</text:span></text:span><text:span text:style-name="Police_20_par_20_défaut"><text:span text:style-name="T1">t eu de la peine</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d</text:span></text:span><text:span text:style-name="Police_20_par_20_défaut"><text:span text:style-name="T1">é</text:span></text:span><text:span text:style-name="Police_20_par_20_défaut"><text:span text:style-name="T1">cider lesquels sont l'expression de la soc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du temps et de l'id</text:span></text:span><text:span text:style-name="Police_20_par_20_défaut"><text:span text:style-name="T1">é</text:span></text:span><text:span text:style-name="Police_20_par_20_défaut"><text:span text:style-name="T1">e du si</text:span></text:span><text:span text:style-name="Police_20_par_20_défaut"><text:span text:style-name="T1">è</text:span></text:span><text:span text:style-name="Police_20_par_20_défaut"><text:span text:style-name="T1">cle.</text:span></text:span></text:p>
      <text:p text:style-name="Normal"><text:span text:style-name="Police_20_par_20_défaut"><text:span text:style-name="T1">Quant aux autres d</text:span></text:span><text:span text:style-name="Police_20_par_20_défaut"><text:span text:style-name="T1">é</text:span></text:span><text:span text:style-name="Police_20_par_20_défaut"><text:span text:style-name="T1">fauts qu'on peut </text:span></text:span><text:span text:style-name="Police_20_par_20_défaut"><text:span text:style-name="T1">é</text:span></text:span><text:span text:style-name="Police_20_par_20_défaut"><text:span text:style-name="T1">galement reprocher </text:span></text:span><text:span text:style-name="Police_20_par_20_défaut"><text:span text:style-name="T1">à</text:span></text:span><text:span text:style-name="Police_20_par_20_défaut"><text:span text:style-name="T1"> </text:span></text:span><text:span text:style-name="Police_20_par_20_défaut"><text:span text:style-name="T1">Villemain</text:span></text:span><text:span text:style-name="Police_20_par_20_défaut"><text:span text:style-name="T1">, je me borne </text:span></text:span><text:span text:style-name="Police_20_par_20_défaut"><text:span text:style-name="T1">à</text:span></text:span><text:span text:style-name="Police_20_par_20_défaut"><text:span text:style-name="T1"> les indiquer d'un mot, comme n'int</text:span></text:span><text:span text:style-name="Police_20_par_20_défaut"><text:span text:style-name="T1">é</text:span></text:span><text:span text:style-name="Police_20_par_20_défaut"><text:span text:style-name="T1">ressant pas le fond m</text:span></text:span><text:span text:style-name="Police_20_par_20_défaut"><text:span text:style-name="T1">ê</text:span></text:span><text:span text:style-name="Police_20_par_20_défaut"><text:span text:style-name="T1">me du sujet. Si donc son </text:span></text:span><text:span text:style-name="Police_20_par_20_défaut"><text:span text:style-name="T1">é</text:span></text:span><text:span text:style-name="Police_20_par_20_défaut"><text:span text:style-name="T1">rudition n'est pas toujours assez pr</text:span></text:span><text:span text:style-name="Police_20_par_20_défaut"><text:span text:style-name="T1">é</text:span></text:span><text:span text:style-name="Police_20_par_20_défaut"><text:span text:style-name="T1">cise, assez d</text:span></text:span><text:span text:style-name="Police_20_par_20_défaut"><text:span text:style-name="T1">é</text:span></text:span><text:span text:style-name="Police_20_par_20_défaut"><text:span text:style-name="T1">taill</text:span></text:span><text:span text:style-name="Police_20_par_20_défaut"><text:span text:style-name="T1">é</text:span></text:span><text:span text:style-name="Police_20_par_20_défaut"><text:span text:style-name="T1">e pour notre go</text:span></text:span><text:span text:style-name="Police_20_par_20_défaut"><text:span text:style-name="T1">û</text:span></text:span><text:span text:style-name="Police_20_par_20_défaut"><text:span text:style-name="T1">t contemporain, si ses jugements nous paraissent assez souvent empreints d'exag</text:span></text:span><text:span text:style-name="Police_20_par_20_défaut"><text:span text:style-name="T1">é</text:span></text:span><text:span text:style-name="Police_20_par_20_défaut"><text:span text:style-name="T1">ration et de partialit</text:span></text:span><text:span text:style-name="Police_20_par_20_défaut"><text:span text:style-name="T1">é</text:span></text:span><text:span text:style-name="Police_20_par_20_défaut"><text:span text:style-name="T1">, c'est qu'il est trop voisin du si</text:span></text:span><text:span text:style-name="Police_20_par_20_défaut"><text:span text:style-name="T1">è</text:span></text:span><text:span text:style-name="Police_20_par_20_défaut"><text:span text:style-name="T1">cle et des hommes dont il parle. Il en a pu lui-m</text:span></text:span><text:span text:style-name="Police_20_par_20_défaut"><text:span text:style-name="T1">ê</text:span></text:span><text:span text:style-name="Police_20_par_20_défaut"><text:span text:style-name="T1">me conna</text:span></text:span><text:span text:style-name="Police_20_par_20_défaut"><text:span text:style-name="T1">î</text:span></text:span><text:span text:style-name="Police_20_par_20_défaut"><text:span text:style-name="T1">tre encore quelques-uns</text:span></text:span><text:span text:style-name="Police_20_par_20_défaut"><text:span text:style-name="T1"> ;</text:span></text:span><text:span text:style-name="Police_20_par_20_défaut"><text:span text:style-name="T1"> et, sur la plupart des autres, il a les souvenirs de ceux qui les ont connus. Mauvaise condition, quoi que l'on en dise, pour juger </text:span></text:span><text:span text:style-name="Police_20_par_20_défaut"><text:span text:style-name="T1">é</text:span></text:span><text:span text:style-name="Police_20_par_20_défaut"><text:span text:style-name="T1">quitablement les </text:span></text:span><text:span text:style-name="Police_20_par_20_défaut"><text:span text:style-name="T1">œ</text:span></text:span><text:span text:style-name="Police_20_par_20_défaut"><text:span text:style-name="T1">uvres et les hommes</text:span></text:span><text:span text:style-name="Police_20_par_20_défaut"><text:span text:style-name="T1"> :</text:span></text:span><text:span text:style-name="Police_20_par_20_défaut"><text:span text:style-name="T1"> il y faut plus de recul et de perspective. </text:span></text:span><text:span text:style-name="Police_20_par_20_défaut"><text:span text:style-name="T1">É</text:span></text:span><text:span text:style-name="Police_20_par_20_défaut"><text:span text:style-name="T1">l</text:span></text:span><text:span text:style-name="Police_20_par_20_défaut"><text:span text:style-name="T1">è</text:span></text:span><text:span text:style-name="Police_20_par_20_défaut"><text:span text:style-name="T1">ve de Fontanes et de Luce de Lancival, on peut regretter encore qu'il y ait trop de rh</text:span></text:span><text:span text:style-name="Police_20_par_20_défaut"><text:span text:style-name="T1">é</text:span></text:span><text:span text:style-name="Police_20_par_20_défaut"><text:span text:style-name="T1">torique dans son </text:span></text:span><text:span text:style-name="Police_20_par_20_défaut"><text:span text:style-name="T1">é</text:span></text:span><text:span text:style-name="Police_20_par_20_défaut"><text:span text:style-name="T1">loquence, une volont</text:span></text:span><text:span text:style-name="Police_20_par_20_défaut"><text:span text:style-name="T1">é</text:span></text:span><text:span text:style-name="Police_20_par_20_défaut"><text:span text:style-name="T1"> trop </text:span></text:span><text:span text:style-name="Police_20_par_20_défaut"><text:span text:style-name="T1">é</text:span></text:span><text:span text:style-name="Police_20_par_20_défaut"><text:span text:style-name="T1">tudi</text:span></text:span><text:span text:style-name="Police_20_par_20_défaut"><text:span text:style-name="T1">é</text:span></text:span><text:span text:style-name="Police_20_par_20_défaut"><text:span text:style-name="T1">e de plaire, trop de fleurs aujourd'hui fan</text:span></text:span><text:span text:style-name="Police_20_par_20_défaut"><text:span text:style-name="T1">é</text:span></text:span><text:span text:style-name="Police_20_par_20_défaut"><text:span text:style-name="T1">es, qui n'</text:span></text:span><text:span text:style-name="Police_20_par_20_défaut"><text:span text:style-name="T1">é</text:span></text:span><text:span text:style-name="Police_20_par_20_défaut"><text:span text:style-name="T1">taient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pas fra</text:span></text:span><text:span text:style-name="Police_20_par_20_défaut"><text:span text:style-name="T1">î</text:span></text:span><text:span text:style-name="Police_20_par_20_défaut"><text:span text:style-name="T1">ches, en 1828. Enfin, ce qu'il y a de plus</text:span></text:span><text:span text:style-name="Police_20_par_20_défaut"><text:span text:style-name="T1"> </text:span></text:span><text:span text:style-name="Police_20_par_20_défaut"><text:span text:style-name="T1">f</text:span></text:span><text:span text:style-name="Police_20_par_20_défaut"><text:span text:style-name="T1">â</text:span></text:span><text:span text:style-name="Police_20_par_20_défaut"><text:span text:style-name="T1">cheux et de plus irritant que tout le reste, c'est l'abus de l'allusion politique, o</text:span></text:span><text:span text:style-name="Police_20_par_20_défaut"><text:span text:style-name="T1">ù</text:span></text:span><text:span text:style-name="Police_20_par_20_défaut"><text:span text:style-name="T1"> se trahissent les intentions et,</text:span></text:span><text:span text:style-name="Police_20_par_20_défaut"><text:span text:style-name="T1"> </text:span></text:span><text:span text:style-name="Police_20_par_20_défaut"><text:span text:style-name="T1">le</text:span></text:span><text:span text:style-name="Police_20_par_20_défaut"><text:span text:style-name="T1">s</text:span></text:span><text:span text:style-name="Police_20_par_20_défaut"><text:span text:style-name="T1"> ambitions du jeune professeur qui se croit appel</text:span></text:span><text:span text:style-name="Police_20_par_20_défaut"><text:span text:style-name="T1">é</text:span></text:span><text:span text:style-name="Police_20_par_20_défaut"><text:span text:style-name="T1"> </text:span></text:span><text:span text:style-name="Police_20_par_20_défaut"><text:span text:style-name="T1">à</text:span></text:span><text:span text:style-name="Police_20_par_20_défaut"><text:span text:style-name="T1"> quelque destin</text:span></text:span><text:span text:style-name="Police_20_par_20_défaut"><text:span text:style-name="T1">é</text:span></text:span><text:span text:style-name="Police_20_par_20_défaut"><text:span text:style-name="T1">e plus haute que d'interpr</text:span></text:span><text:span text:style-name="Police_20_par_20_défaut"><text:span text:style-name="T1">é</text:span></text:span><text:span text:style-name="Police_20_par_20_défaut"><text:span text:style-name="T1">ter en Sorbonne les textes des autres. </text:span></text:span><text:span text:style-name="Police_20_par_20_défaut"><text:span text:style-name="T1">Villemain</text:span></text:span><text:span text:style-name="Police_20_par_20_défaut"><text:span text:style-name="T1">, aussi lui, s'est cru un homme politique, une fa</text:span></text:span><text:span text:style-name="Police_20_par_20_défaut"><text:span text:style-name="T1">ç</text:span></text:span><text:span text:style-name="Police_20_par_20_défaut"><text:span text:style-name="T1">on de Burke</text:span></text:span><text:span text:style-name="Police_20_par_20_défaut"><text:span text:style-name="T1"> </text:span></text:span><text:span text:style-name="Police_20_par_20_défaut"><text:span text:style-name="T1">ou de Pitt</text:span></text:span><text:span text:style-name="Police_20_par_20_défaut"><text:span text:style-name="T1"> ;</text:span></text:span><text:span text:style-name="Police_20_par_20_défaut"><text:span text:style-name="T1"> et c'est l'explication — mais ce n'est pas l'excuse — de la place que tiennent dans son </text:span></text:span><text:span text:style-name="Police_20_par_20_défaut"><text:span text:style-name="T4">Tableau de la litt</text:span></text:span><text:span text:style-name="Police_20_par_20_défaut"><text:span text:style-name="T4">é</text:span></text:span><text:span text:style-name="Police_20_par_20_défaut"><text:span text:style-name="T4">rature fran</text:span></text:span><text:span text:style-name="Police_20_par_20_défaut"><text:span text:style-name="T4">ç</text:span></text:span><text:span text:style-name="Police_20_par_20_défaut"><text:span text:style-name="T4">aise au </text:span></text:span><text:span text:style-name="Police_20_par_20_défaut"><text:span text:style-name="T4">XVIII</text:span></text:span><text:span text:style-name="Police_20_par_20_défaut"><text:span text:style-name="T3">e</text:span></text:span><text:span text:style-name="Police_20_par_20_défaut"><text:span text:style-name="T4"> si</text:span></text:span><text:span text:style-name="Police_20_par_20_défaut"><text:span text:style-name="T4">è</text:span></text:span><text:span text:style-name="Police_20_par_20_défaut"><text:span text:style-name="T4">cle</text:span></text:span><text:span text:style-name="Police_20_par_20_défaut"><text:span text:style-name="T1">, les exploits oratoires</text:span></text:span><text:span text:style-name="Police_20_par_20_défaut"><text:span text:style-name="T1"> d'un lord Chatham ou d'un She</text:span></text:span><text:span text:style-name="Police_20_par_20_défaut"><text:span text:style-name="T1">ridan.</text:span></text:span></text:p>
      <text:p text:style-name="P1">Mais, heureusement que, comme je vous le disais, rien de tout cela n'affecte le fond du sujet ; on l'en pourrait enlever presque sans qu'il y parût ; et quand le livre aurait plus de défauts encore, il n'en demeurerait pas moins toujours agréable à lire, et toujours un livre considérable ou marquant dans l'histoire de la critique.</text:p>
      <text:p text:style-name="Normal"><text:span text:style-name="Police_20_par_20_défaut"><text:span text:style-name="T1">Il l'est tout d'abord pour la curiosit</text:span></text:span><text:span text:style-name="Police_20_par_20_défaut"><text:span text:style-name="T1">é</text:span></text:span><text:span text:style-name="Police_20_par_20_défaut"><text:span text:style-name="T1"> spirituelle et intelligente, pour la s</text:span></text:span><text:span text:style-name="Police_20_par_20_défaut"><text:span text:style-name="T1">û</text:span></text:span><text:span text:style-name="Police_20_par_20_défaut"><text:span text:style-name="T1">ret</text:span></text:span><text:span text:style-name="Police_20_par_20_défaut"><text:span text:style-name="T1">é</text:span></text:span><text:span text:style-name="Police_20_par_20_défaut"><text:span text:style-name="T1">, pour la finesse avec laquelle y sont d</text:span></text:span><text:span text:style-name="Police_20_par_20_défaut"><text:span text:style-name="T1">é</text:span></text:span><text:span text:style-name="Police_20_par_20_défaut"><text:span text:style-name="T1">m</text:span></text:span><text:span text:style-name="Police_20_par_20_défaut"><text:span text:style-name="T1">ê</text:span></text:span><text:span text:style-name="Police_20_par_20_défaut"><text:span text:style-name="T1">l</text:span></text:span><text:span text:style-name="Police_20_par_20_défaut"><text:span text:style-name="T1">é</text:span></text:span><text:span text:style-name="Police_20_par_20_défaut"><text:span text:style-name="T1">es les influences du dehors sur la litt</text:span></text:span><text:span text:style-name="Police_20_par_20_défaut"><text:span text:style-name="T1">é</text:span></text:span><text:span text:style-name="Police_20_par_20_défaut"><text:span text:style-name="T1">rature nationale, l'influence anglaise en particulier, celle d'Addison, celle de Pope, celle de Swift, </text:span></text:span><text:span text:style-name="Police_20_par_20_défaut"><text:span text:style-name="T1">à</text:span></text:span><text:span text:style-name="Police_20_par_20_défaut"><text:span text:style-name="T1">. qui </text:span></text:span><text:span text:style-name="Police_20_par_20_défaut"><text:span text:style-name="T1">Villemain</text:span></text:span><text:span text:style-name="Police_20_par_20_défaut"><text:span text:style-name="T1"> consacre des chapitres entiers. Je sais bien qu'il n'y parle pas tant des </text:span></text:span><text:span text:style-name="Police_20_par_20_défaut"><text:span text:style-name="T4">Voyages de Gul</text:span></text:span><text:span text:style-name="Police_20_par_20_défaut"><text:span text:style-name="T4">liver </text:span></text:span><text:span text:style-name="Police_20_par_20_défaut"><text:span text:style-name="T1">ou du </text:span></text:span><text:span text:style-name="Police_20_par_20_défaut"><text:span text:style-name="T4">Conte du Tonneau</text:span></text:span><text:span text:style-name="Police_20_par_20_défaut"><text:span text:style-name="T1"> que des pamphlets politiques de Swift</text:span></text:span><text:span text:style-name="Police_20_par_20_défaut"><text:span text:style-name="T1"> ;</text:span></text:span><text:span text:style-name="Police_20_par_20_défaut"><text:span text:style-name="T1"> et, pour conna</text:span></text:span><text:span text:style-name="Police_20_par_20_défaut"><text:span text:style-name="T1">î</text:span></text:span><text:span text:style-name="Police_20_par_20_défaut"><text:span text:style-name="T1">tre Swift lui-m</text:span></text:span><text:span text:style-name="Police_20_par_20_défaut"><text:span text:style-name="T1">ê</text:span></text:span><text:span text:style-name="Police_20_par_20_défaut"><text:span text:style-name="T1">me, pour apprendre </text:span></text:span><text:span text:style-name="Police_20_par_20_défaut"><text:span text:style-name="T1">à</text:span></text:span><text:span text:style-name="Police_20_par_20_défaut"><text:span text:style-name="T1"> en go</text:span></text:span><text:span text:style-name="Police_20_par_20_défaut"><text:span text:style-name="T1">û</text:span></text:span><text:span text:style-name="Police_20_par_20_défaut"><text:span text:style-name="T1">ter le pessimisme cynique et la misanthropie hautaine, c'est </text:span></text:span><text:span text:style-name="Police_20_par_20_défaut"><text:span text:style-name="T1">à</text:span></text:span><text:span text:style-name="Police_20_par_20_défaut"><text:span text:style-name="T1"> d'autres qu'</text:span></text:span><text:span text:style-name="Police_20_par_20_défaut"><text:span text:style-name="T1">à</text:span></text:span><text:span text:style-name="Police_20_par_20_défaut"><text:span text:style-name="T1"> </text:span></text:span><text:span text:style-name="Police_20_par_20_défaut"><text:span text:style-name="T1">Villemain</text:span></text:span><text:span text:style-name="Police_20_par_20_défaut"><text:span text:style-name="T1"> qu'il faut aujourd'hui s'adresser. Que voulez</text:span></text:span><text:span text:style-name="Police_20_par_20_défaut"><text:span text:style-name="T1">-</text:span></text:span><text:span text:style-name="Police_20_par_20_défaut"><text:span text:style-name="T1">vous </text:span></text:span><text:span text:style-name="Police_20_par_20_défaut"><text:span text:style-name="T1"> !</text:span></text:span><text:span text:style-name="Police_20_par_20_défaut"><text:span text:style-name="T1"> En ce temps-l</text:span></text:span><text:span text:style-name="Police_20_par_20_défaut"><text:span text:style-name="T1">à</text:span></text:span><text:span text:style-name="Police_20_par_20_défaut"><text:span text:style-name="T1">, dans les ann</text:span></text:span><text:span text:style-name="Police_20_par_20_défaut"><text:span text:style-name="T1">é</text:span></text:span><text:span text:style-name="Police_20_par_20_défaut"><text:span text:style-name="T1">es de la Restauration, comme le ma</text:span></text:span><text:span text:style-name="Police_20_par_20_défaut"><text:span text:style-name="T1">î</text:span></text:span><text:span text:style-name="Police_20_par_20_défaut"><text:span text:style-name="T1">tre d'</text:span></text:span><text:span text:style-name="Police_20_par_20_défaut"><text:span text:style-name="T1">é</text:span></text:span><text:span text:style-name="Police_20_par_20_défaut"><text:span text:style-name="T1">cole a pass</text:span></text:span><text:span text:style-name="Police_20_par_20_défaut"><text:span text:style-name="T1">é</text:span></text:span><text:span text:style-name="Police_20_par_20_défaut"><text:span text:style-name="T1"> depuis lors pouf le vainqueur de </text:span></text:span><text:soft-page-break/><text:span text:style-name="Police_20_par_20_défaut"><text:span text:style-name="T1">Sadowa, c'</text:span></text:span><text:span text:style-name="Police_20_par_20_défaut"><text:span text:style-name="T1">é</text:span></text:span><text:span text:style-name="Police_20_par_20_défaut"><text:span text:style-name="T1">tait le gouvernement parlementaire qui passait pour avoir vaincu </text:span></text:span><text:span text:style-name="Police_20_par_20_défaut"><text:span text:style-name="T1">à</text:span></text:span><text:span text:style-name="Police_20_par_20_défaut"><text:span text:style-name="T1"> Waterloo</text:span></text:span><text:span text:style-name="Police_20_par_20_défaut"><text:span text:style-name="T1"> !</text:span></text:span><text:span text:style-name="Police_20_par_20_défaut"><text:span text:style-name="T1"> On lui faisait beaucoup d'honneur. Mais enfin la direction </text:span></text:span><text:span text:style-name="Police_20_par_20_défaut"><text:span text:style-name="T1">é</text:span></text:span><text:span text:style-name="Police_20_par_20_défaut"><text:span text:style-name="T1">tait donn</text:span></text:span><text:span text:style-name="Police_20_par_20_défaut"><text:span text:style-name="T1">é</text:span></text:span><text:span text:style-name="Police_20_par_20_défaut"><text:span text:style-name="T1">e. La </text:span></text:span><text:span text:style-name="Police_20_par_20_défaut"><text:span text:style-name="T1">litt</text:span></text:span><text:span text:style-name="Police_20_par_20_défaut"><text:span text:style-name="T1">é</text:span></text:span><text:span text:style-name="Police_20_par_20_défaut"><text:span text:style-name="T1">rature, dans les le</text:span></text:span><text:span text:style-name="Police_20_par_20_défaut"><text:span text:style-name="T1">ç</text:span></text:span><text:span text:style-name="Police_20_par_20_défaut"><text:span text:style-name="T1">ons de </text:span></text:span><text:span text:style-name="Police_20_par_20_défaut"><text:span text:style-name="T1">Villemain</text:span></text:span><text:span text:style-name="Police_20_par_20_défaut"><text:span text:style-name="T1">, </text:span></text:span><text:span text:style-name="Police_20_par_20_défaut"><text:span text:style-name="T1">é</text:span></text:span><text:span text:style-name="Police_20_par_20_défaut"><text:span text:style-name="T1">tait con</text:span></text:span><text:span text:style-name="Police_20_par_20_défaut"><text:span text:style-name="T1">ç</text:span></text:span><text:span text:style-name="Police_20_par_20_défaut"><text:span text:style-name="T1">ue, si je puis ainsi dire, elle </text:span></text:span><text:span text:style-name="Police_20_par_20_défaut"><text:span text:style-name="T1">é</text:span></text:span><text:span text:style-name="Police_20_par_20_défaut"><text:span text:style-name="T1">tait pr</text:span></text:span><text:span text:style-name="Police_20_par_20_défaut"><text:span text:style-name="T1">é</text:span></text:span><text:span text:style-name="Police_20_par_20_défaut"><text:span text:style-name="T1">sent</text:span></text:span><text:span text:style-name="Police_20_par_20_défaut"><text:span text:style-name="T1">é</text:span></text:span><text:span text:style-name="Police_20_par_20_défaut"><text:span text:style-name="T1">e comme europ</text:span></text:span><text:span text:style-name="Police_20_par_20_défaut"><text:span text:style-name="T1">é</text:span></text:span><text:span text:style-name="Police_20_par_20_défaut"><text:span text:style-name="T1">enne. Son histoire</text:span></text:span><text:span text:style-name="Police_20_par_20_défaut"><text:span text:style-name="T1"> </text:span></text:span><text:span text:style-name="Police_20_par_20_défaut"><text:span text:style-name="T1">y </text:span></text:span><text:span text:style-name="Police_20_par_20_défaut"><text:span text:style-name="T1">é</text:span></text:span><text:span text:style-name="Police_20_par_20_défaut"><text:span text:style-name="T1">tait surtout celle des courants et des contre</text:span></text:span><text:span text:style-name="Police_20_par_20_défaut"><text:span text:style-name="T1">-</text:span></text:span><text:span text:style-name="Police_20_par_20_défaut"><text:span text:style-name="T1">courants qui l'avaient partag</text:span></text:span><text:span text:style-name="Police_20_par_20_défaut"><text:span text:style-name="T1">é</text:span></text:span><text:span text:style-name="Police_20_par_20_défaut"><text:span text:style-name="T1">e. C'est pour cela que l'influence de la litt</text:span></text:span><text:span text:style-name="Police_20_par_20_défaut"><text:span text:style-name="T1">é</text:span></text:span><text:span text:style-name="Police_20_par_20_défaut"><text:span text:style-name="T1">rature nationale sur les litt</text:span></text:span><text:span text:style-name="Police_20_par_20_défaut"><text:span text:style-name="T1">é</text:span></text:span><text:span text:style-name="Police_20_par_20_défaut"><text:span text:style-name="T1">ratures </text:span></text:span><text:span text:style-name="Police_20_par_20_défaut"><text:span text:style-name="T1">é</text:span></text:span><text:span text:style-name="Police_20_par_20_défaut"><text:span text:style-name="T1">trang</text:span></text:span><text:span text:style-name="Police_20_par_20_défaut"><text:span text:style-name="T1">è</text:span></text:span><text:span text:style-name="Police_20_par_20_défaut"><text:span text:style-name="T1">res n'y tenait pas moins de place. On la suivait elle-m</text:span></text:span><text:span text:style-name="Police_20_par_20_défaut"><text:span text:style-name="T1">ê</text:span></text:span><text:span text:style-name="Police_20_par_20_défaut"><text:span text:style-name="T1">me au del</text:span></text:span><text:span text:style-name="Police_20_par_20_défaut"><text:span text:style-name="T1">à</text:span></text:span><text:span text:style-name="Police_20_par_20_défaut"><text:span text:style-name="T1"> de ses fronti</text:span></text:span><text:span text:style-name="Police_20_par_20_défaut"><text:span text:style-name="T1">è</text:span></text:span><text:span text:style-name="Police_20_par_20_défaut"><text:span text:style-name="T1">res</text:span></text:span><text:span text:style-name="Police_20_par_20_défaut"><text:span text:style-name="T1"> ;</text:span></text:span><text:span text:style-name="Police_20_par_20_défaut"><text:span text:style-name="T1"> et les Italiens, Beccaria, par exemple, ou Filangieri, n'</text:span></text:span><text:span text:style-name="Police_20_par_20_défaut"><text:span text:style-name="T1">é</text:span></text:span><text:span text:style-name="Police_20_par_20_défaut"><text:span text:style-name="T1">taient pas plus oubli</text:span></text:span><text:span text:style-name="Police_20_par_20_défaut"><text:span text:style-name="T1">é</text:span></text:span><text:span text:style-name="Police_20_par_20_défaut"><text:span text:style-name="T1">s qu'Addison ou que Hume. De telle sorte que, si l'Allemagne n'</text:span></text:span><text:span text:style-name="Police_20_par_20_défaut"><text:span text:style-name="T1">é</text:span></text:span><text:span text:style-name="Police_20_par_20_défaut"><text:span text:style-name="T1">tait pas trop n</text:span></text:span><text:span text:style-name="Police_20_par_20_défaut"><text:span text:style-name="T1">é</text:span></text:span><text:span text:style-name="Police_20_par_20_défaut"><text:span text:style-name="T1">gligemment touch</text:span></text:span><text:span text:style-name="Police_20_par_20_défaut"><text:span text:style-name="T1">é</text:span></text:span><text:span text:style-name="Police_20_par_20_défaut"><text:span text:style-name="T1">e dans ces quatre volumes, autant que le </text:span></text:span><text:span text:style-name="Police_20_par_20_défaut"><text:span text:style-name="T4">Tableau de la litt</text:span></text:span><text:span text:style-name="Police_20_par_20_défaut"><text:span text:style-name="T4">é</text:span></text:span><text:span text:style-name="Police_20_par_20_défaut"><text:span text:style-name="T4">rature fran</text:span></text:span><text:span text:style-name="Police_20_par_20_défaut"><text:span text:style-name="T4">ç</text:span></text:span><text:span text:style-name="Police_20_par_20_défaut"><text:span text:style-name="T4">aise</text:span></text:span><text:span text:style-name="Police_20_par_20_défaut"><text:span text:style-name="T1">, ils formeraient un </text:span></text:span><text:span text:style-name="Police_20_par_20_défaut"><text:span text:style-name="T4">Tableau de la litt</text:span></text:span><text:span text:style-name="Police_20_par_20_défaut"><text:span text:style-name="T4">é</text:span></text:span><text:span text:style-name="Police_20_par_20_défaut"><text:span text:style-name="T4">rature europ</text:span></text:span><text:span text:style-name="Police_20_par_20_défaut"><text:span text:style-name="T4">é</text:span></text:span><text:span text:style-name="Police_20_par_20_défaut"><text:span text:style-name="T4">enne au </text:span></text:span><text:span text:style-name="Police_20_par_20_défaut"><text:span text:style-name="T4">XVIII</text:span></text:span><text:span text:style-name="Police_20_par_20_défaut"><text:span text:style-name="T3">e</text:span></text:span><text:span text:style-name="Police_20_par_20_défaut"><text:span text:style-name="T4"> si</text:span></text:span><text:span text:style-name="Police_20_par_20_défaut"><text:span text:style-name="T4">è</text:span></text:span><text:span text:style-name="Police_20_par_20_défaut"><text:span text:style-name="T4">cle</text:span></text:span><text:span text:style-name="Police_20_par_20_défaut"><text:span text:style-name="T1">. </text:span></text:span><text:span text:style-name="Police_20_par_20_défaut"><text:span text:style-name="T1">Vous</text:span></text:span><text:span text:style-name="Police_20_par_20_défaut"><text:span text:style-name="T1"> n'aurez d'ailleurs, pour combler cette lacune, qu'</text:span></text:span><text:span text:style-name="Police_20_par_20_défaut"><text:span text:style-name="T1">à</text:span></text:span><text:span text:style-name="Police_20_par_20_défaut"><text:span text:style-name="T1"> joindre au livre de </text:span></text:span><text:span text:style-name="Police_20_par_20_défaut"><text:span text:style-name="T1">Villemain</text:span></text:span><text:span text:style-name="Police_20_par_20_défaut"><text:span text:style-name="T1"> celui d'Hermann </text:span></text:span><text:span text:style-name="Police_20_par_20_défaut"><text:span text:style-name="T1">Het</text:span></text:span><text:span text:style-name="Police_20_par_20_défaut"><text:span text:style-name="T1">tner sur le m</text:span></text:span><text:span text:style-name="Police_20_par_20_défaut"><text:span text:style-name="T1">ê</text:span></text:span><text:span text:style-name="Police_20_par_20_défaut"><text:span text:style-name="T1">me sujet.</text:span></text:span></text:p>
      <text:p text:style-name="P1">Autre innovation, presque plus considérable : pour la première fois l'histoire, générale et particulière, et la biographie des hommes se mêlaient, pour l'éclairer, pour l'animer, pour la vivifier, à l'analyse et à l'explication des œuvres. C'était, avons-nous dit, ce qui taisait encore défaut au Cours de littérature de Laharpe ; et, de la suite entière de l'histoire littéraire, s'il avait eu le premier l'idée d'en faire un seul corps, c'était, pour ainsi parler, un corps mort, dans les veines duquel il n'avait pas découvert le moyen de faire circuler l'intérêt. Grâce à l'anecdote et au renseignement biographique, c'est ce moyen que Villemain a trouvé. Sans doute, il est fort éloigné d'en avoir tiré tout le parti que nous verrons Sainte-Beuve en tirer après lui. L'œuvre et l'homme, dans ses leçons, ne sont pas encore assez mêlés l'un à l'autre, et le choix des particularités n'y semble pas tant procéder du besoin de connaître que du désir de plaire. Il s'amuse de la biographie plutôt qu'il ne s'en sert, et il nous en amuse plutôt qu'il ne la tait servir à l'intelligence des œuvres. Mais il faut pourtant être juste, et la méthode qu'un autre allait pousser plus avant, c'est bien lui qui ne s'est plus contenté de l'indiquer, comme avaient fait Mme de Staël et Chateaubriand, mais il l'a lui-même vraiment appliquée et réalisée. « On crayonne avant que de peindre, et on dessine avant que de bâtir. »</text:p>
      <text:p text:style-name="P28"><text:span text:style-name="Police_20_par_20_défaut"><text:span text:style-name="T1">Enfin il convient de signaler la disposition, l'encha</text:span></text:span><text:span text:style-name="Police_20_par_20_défaut"><text:span text:style-name="T1">î</text:span></text:span><text:span text:style-name="Police_20_par_20_défaut"><text:span text:style-name="T1">nement, logique et la liaison des parties. En ceci encore </text:span></text:span><text:span text:style-name="Police_20_par_20_défaut"><text:span text:style-name="T1">V</text:span></text:span><text:span text:style-name="Police_20_par_20_défaut"><text:span text:style-name="T1">i</text:span></text:span><text:span text:style-name="Police_20_par_20_défaut"><text:span text:style-name="T1">l</text:span></text:span><text:span text:style-name="Police_20_par_20_défaut"><text:span text:style-name="T1">lemain continue, mais il compl</text:span></text:span><text:span text:style-name="Police_20_par_20_défaut"><text:span text:style-name="T1">è</text:span></text:span><text:span text:style-name="Police_20_par_20_défaut"><text:span text:style-name="T1">te surtout, il ach</text:span></text:span><text:span text:style-name="Police_20_par_20_défaut"><text:span text:style-name="T1">è</text:span></text:span><text:span text:style-name="Police_20_par_20_défaut"><text:span text:style-name="T1">ve et d</text:span></text:span><text:span text:style-name="Police_20_par_20_défaut"><text:span text:style-name="T1">é</text:span></text:span><text:span text:style-name="Police_20_par_20_défaut"><text:span text:style-name="T1">passe Laharpe. </text:span></text:span><text:span text:style-name="Police_20_par_20_défaut"><text:span text:style-name="T1">«</text:span></text:span><text:span text:style-name="Police_20_par_20_défaut"><text:span text:style-name="T1"> </text:span></text:span><text:span text:style-name="Police_20_par_20_défaut"><text:span text:style-name="T1">On m'a quelquefois reproch</text:span></text:span><text:span text:style-name="Police_20_par_20_défaut"><text:span text:style-name="T1">é</text:span></text:span><text:span text:style-name="Police_20_par_20_défaut"><text:span text:style-name="T1">, disait-il </text:span></text:span><text:span text:style-name="Police_20_par_20_défaut"><text:span text:style-name="T1">à</text:span></text:span><text:span text:style-name="Police_20_par_20_défaut"><text:span text:style-name="T1"> ce propos, de faire une histoire plut</text:span></text:span><text:span text:style-name="Police_20_par_20_défaut"><text:span text:style-name="T1">ô</text:span></text:span><text:span text:style-name="Police_20_par_20_défaut"><text:span text:style-name="T1">t qu'un cours, de raconter au lieu d'instruire. Je n'esp</text:span></text:span><text:span text:style-name="Police_20_par_20_défaut"><text:span text:style-name="T1">è</text:span></text:span><text:span text:style-name="Police_20_par_20_défaut"><text:span text:style-name="T1">re pas me </text:span></text:span><text:soft-page-break/><text:span text:style-name="Police_20_par_20_défaut"><text:span text:style-name="T1">corriger tout </text:span></text:span><text:span text:style-name="Police_20_par_20_défaut"><text:span text:style-name="T1">à</text:span></text:span><text:span text:style-name="Police_20_par_20_défaut"><text:span text:style-name="T1"> fait de ce d</text:span></text:span><text:span text:style-name="Police_20_par_20_défaut"><text:span text:style-name="T1">é</text:span></text:span><text:span text:style-name="Police_20_par_20_défaut"><text:span text:style-name="T1">faut.</text:span></text:span><text:span text:style-name="Police_20_par_20_défaut"><text:span text:style-name="T1"> </text:span></text:span><text:span text:style-name="Police_20_par_20_défaut"><text:span text:style-name="T1">»</text:span></text:span><text:span text:style-name="Police_20_par_20_défaut"><text:span text:style-name="T1"> C'est qu'il sentait bien lui-m</text:span></text:span><text:span text:style-name="Police_20_par_20_défaut"><text:span text:style-name="T1">ê</text:span></text:span><text:span text:style-name="Police_20_par_20_défaut"><text:span text:style-name="T1">me — et nous, aujourd'hui, nous le voyons encore mieux — que l</text:span></text:span><text:span text:style-name="Police_20_par_20_défaut"><text:span text:style-name="T1">à</text:span></text:span><text:span text:style-name="Police_20_par_20_défaut"><text:span text:style-name="T1">, dans cet emploi qu'il faisait de l'histoire, n'</text:span></text:span><text:span text:style-name="Police_20_par_20_défaut"><text:span text:style-name="T1">é</text:span></text:span><text:span text:style-name="Police_20_par_20_défaut"><text:span text:style-name="T1">tait pas la moindre raison du succ</text:span></text:span><text:span text:style-name="Police_20_par_20_défaut"><text:span text:style-name="T1">è</text:span></text:span><text:span text:style-name="Police_20_par_20_défaut"><text:span text:style-name="T1">s de son enseignement, ni surtout la moindre </text:span></text:span><text:span text:style-name="Police_20_par_20_défaut"><text:span text:style-name="T1">nouveaut</text:span></text:span><text:span text:style-name="Police_20_par_20_défaut"><text:span text:style-name="T1">é</text:span></text:span><text:span text:style-name="Police_20_par_20_défaut"><text:span text:style-name="T1"> de sa m</text:span></text:span><text:span text:style-name="Police_20_par_20_défaut"><text:span text:style-name="T1">é</text:span></text:span><text:span text:style-name="Police_20_par_20_défaut"><text:span text:style-name="T1">thode. Entre ses mains habiles et agiles, de purement litt</text:span></text:span><text:span text:style-name="Police_20_par_20_défaut"><text:span text:style-name="T1">é</text:span></text:span><text:span text:style-name="Police_20_par_20_défaut"><text:span text:style-name="T1">raire, la critique devenait v</text:span></text:span><text:span text:style-name="Police_20_par_20_défaut"><text:span text:style-name="T1">é</text:span></text:span><text:span text:style-name="Police_20_par_20_défaut"><text:span text:style-name="T1">ritablement historique. Elle vivait</text:span></text:span><text:span text:style-name="Police_20_par_20_défaut"><text:span text:style-name="T1"> ;</text:span></text:span><text:span text:style-name="Police_20_par_20_défaut"><text:span text:style-name="T1"> elle marchait. Les </text:span></text:span><text:span text:style-name="Police_20_par_20_défaut"><text:span text:style-name="T1">œ</text:span></text:span><text:span text:style-name="Police_20_par_20_défaut"><text:span text:style-name="T1">uvres n'y </text:span></text:span><text:span text:style-name="Police_20_par_20_défaut"><text:span text:style-name="T1">é</text:span></text:span><text:span text:style-name="Police_20_par_20_défaut"><text:span text:style-name="T1">taient plus class</text:span></text:span><text:span text:style-name="Police_20_par_20_défaut"><text:span text:style-name="T1">é</text:span></text:span><text:span text:style-name="Police_20_par_20_défaut"><text:span text:style-name="T1">es ou catalogu</text:span></text:span><text:span text:style-name="Police_20_par_20_défaut"><text:span text:style-name="T1">é</text:span></text:span><text:span text:style-name="Police_20_par_20_défaut"><text:span text:style-name="T1">es seulement, comme des fleurs dans un herbier, comme des tableaux dans un mus</text:span></text:span><text:span text:style-name="Police_20_par_20_défaut"><text:span text:style-name="T1">é</text:span></text:span><text:span text:style-name="Police_20_par_20_défaut"><text:span text:style-name="T1">e, comme des cercueils dans un hypog</text:span></text:span><text:span text:style-name="Police_20_par_20_défaut"><text:span text:style-name="T1">é</text:span></text:span><text:span text:style-name="Police_20_par_20_défaut"><text:span text:style-name="T1">e. Mais on les voyait agir les unes sur les autres, se continuer, s'opposer ou se contrarier, s'unir enfin sans se confondre, et s'ajouter ou s'associer dans la continuit</text:span></text:span><text:span text:style-name="Police_20_par_20_défaut"><text:span text:style-name="T1">é</text:span></text:span><text:span text:style-name="Police_20_par_20_défaut"><text:span text:style-name="T1"> d'un m</text:span></text:span><text:span text:style-name="Police_20_par_20_défaut"><text:span text:style-name="T1">ê</text:span></text:span><text:span text:style-name="Police_20_par_20_défaut"><text:span text:style-name="T1">me mouvement, qui ne se d</text:span></text:span><text:span text:style-name="Police_20_par_20_défaut"><text:span text:style-name="T1">é</text:span></text:span><text:span text:style-name="Police_20_par_20_défaut"><text:span text:style-name="T1">tachait pas lui-m</text:span></text:span><text:span text:style-name="Police_20_par_20_défaut"><text:span text:style-name="T1">ê</text:span></text:span><text:span text:style-name="Police_20_par_20_défaut"><text:span text:style-name="T1">me du mouvement des id</text:span></text:span><text:span text:style-name="Police_20_par_20_défaut"><text:span text:style-name="T1">é</text:span></text:span><text:span text:style-name="Police_20_par_20_défaut"><text:span text:style-name="T1">es et des m</text:span></text:span><text:span text:style-name="Police_20_par_20_défaut"><text:span text:style-name="T1">œ</text:span></text:span><text:span text:style-name="Police_20_par_20_défaut"><text:span text:style-name="T1">urs, ou pour mieux</text:span></text:span><text:span text:style-name="Police_20_par_20_défaut"><text:span text:style-name="T1"> </text:span></text:span><text:span text:style-name="Police_20_par_20_défaut"><text:span text:style-name="T1">dire encore, de l'histoir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 du si</text:span></text:span><text:span text:style-name="Police_20_par_20_défaut"><text:span text:style-name="T1">è</text:span></text:span><text:span text:style-name="Police_20_par_20_défaut"><text:span text:style-name="T1">cle. Ce n'est pas seulement l'histoire de la litt</text:span></text:span><text:span text:style-name="Police_20_par_20_défaut"><text:span text:style-name="T1">é</text:span></text:span><text:span text:style-name="Police_20_par_20_défaut"><text:span text:style-name="T1">rature du </text:span></text:span><text:span text:style-name="Police_20_par_20_défaut"><text:span text:style-name="T1">XVIII</text:span></text:span><text:span text:style-name="Police_20_par_20_défaut"><text:span text:style-name="T2">e</text:span></text:span><text:span text:style-name="Police_20_par_20_défaut"><text:span text:style-name="T1"> que l'on apprend dans </text:span></text:span><text:span text:style-name="Police_20_par_20_défaut"><text:span text:style-name="T1">Villemain</text:span></text:span><text:span text:style-name="Police_20_par_20_défaut"><text:span text:style-name="T1">, c'est aussi, c'est surtout </text:span></text:span><text:span text:style-name="Police_20_par_20_défaut"><text:span text:style-name="T1">à</text:span></text:span><text:span text:style-name="Police_20_par_20_défaut"><text:span text:style-name="T1"> en conna</text:span></text:span><text:span text:style-name="Police_20_par_20_défaut"><text:span text:style-name="T1">î</text:span></text:span><text:span text:style-name="Police_20_par_20_défaut"><text:span text:style-name="T1">tre l'esprit.</text:span></text:span></text:p>
      <text:p text:style-name="Normal"><text:span text:style-name="Police_20_par_20_défaut"><text:span text:style-name="T1">Ce n'est pas, </text:span></text:span><text:span text:style-name="Police_20_par_20_défaut"><text:span text:style-name="T1">à</text:span></text:span><text:span text:style-name="Police_20_par_20_défaut"><text:span text:style-name="T1"> la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puisque je touche en passant ce point, que je con</text:span></text:span><text:span text:style-name="Police_20_par_20_défaut"><text:span text:style-name="T1">ç</text:span></text:span><text:span text:style-name="Police_20_par_20_défaut"><text:span text:style-name="T1">oive comme lui la suite et l'encha</text:span></text:span><text:span text:style-name="Police_20_par_20_défaut"><text:span text:style-name="T1">î</text:span></text:span><text:span text:style-name="Police_20_par_20_défaut"><text:span text:style-name="T1">nement d'une histoire de la litt</text:span></text:span><text:span text:style-name="Police_20_par_20_défaut"><text:span text:style-name="T1">é</text:span></text:span><text:span text:style-name="Police_20_par_20_défaut"><text:span text:style-name="T1">rature fran</text:span></text:span><text:span text:style-name="Police_20_par_20_défaut"><text:span text:style-name="T1">ç</text:span></text:span><text:span text:style-name="Police_20_par_20_défaut"><text:span text:style-name="T1">aise au</text:span></text:span><text:span text:style-name="Police_20_par_20_défaut"><text:span text:style-name="T11"> </text:span></text:span><text:span text:style-name="Police_20_par_20_défaut"><text:span text:style-name="T1">XVI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text:span></text:span><text:span text:style-name="Police_20_par_20_défaut"><text:span text:style-name="T1">«</text:span></text:span><text:span text:style-name="Police_20_par_20_défaut"><text:span text:style-name="T1"> </text:span></text:span><text:span text:style-name="Police_20_par_20_défaut"><text:span text:style-name="T1">Que reste-t-il des orateurs anglais</text:span></text:span><text:span text:style-name="Police_20_par_20_défaut"><text:span text:style-name="T1"> ?</text:span></text:span><text:span text:style-name="Police_20_par_20_défaut"><text:span text:style-name="T1"> </text:span></text:span><text:span text:style-name="Police_20_par_20_défaut"><text:span text:style-name="T1">»</text:span></text:span><text:span text:style-name="Police_20_par_20_défaut"><text:span text:style-name="T1"> lui demandait un jour quelqu'un, et il r</text:span></text:span><text:span text:style-name="Police_20_par_20_défaut"><text:span text:style-name="T1">é</text:span></text:span><text:span text:style-name="Police_20_par_20_défaut"><text:span text:style-name="T1">pondait</text:span></text:span><text:span text:style-name="Police_20_par_20_défaut"><text:span text:style-name="T1"> :</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Il reste l'Am</text:span></text:span><text:span text:style-name="Police_20_par_20_défaut"><text:span text:style-name="T1">é</text:span></text:span><text:span text:style-name="Police_20_par_20_défaut"><text:span text:style-name="T1">rique</text:span></text:span><text:span text:style-name="Police_20_par_20_défaut"><text:span text:style-name="T1"> </text:span></text:span><text:span text:style-name="Police_20_par_20_défaut"><text:span text:style-name="T1">»</text:span></text:span><text:span text:style-name="Police_20_par_20_défaut"><text:span text:style-name="T1">. Mais l'Am</text:span></text:span><text:span text:style-name="Police_20_par_20_défaut"><text:span text:style-name="T1">é</text:span></text:span><text:span text:style-name="Police_20_par_20_défaut"><text:span text:style-name="T1">rique n'est pas de la litt</text:span></text:span><text:span text:style-name="Police_20_par_20_défaut"><text:span text:style-name="T1">é</text:span></text:span><text:span text:style-name="Police_20_par_20_défaut"><text:span text:style-name="T1">rature</text:span></text:span><text:span text:style-name="Police_20_par_20_défaut"><text:span text:style-name="T1"> ;</text:span></text:span><text:span text:style-name="Police_20_par_20_défaut"><text:span text:style-name="T1"> et quand elle en serait, je trouverais encore que l'Angleterre tient vraiment trop de place dans le livre de </text:span></text:span><text:span text:style-name="Police_20_par_20_défaut"><text:span text:style-name="T1">Villemain</text:span></text:span><text:span text:style-name="Police_20_par_20_défaut"><text:span text:style-name="T1">. S'il avait mieux connu le </text:span></text:span><text:span text:style-name="Police_20_par_20_défaut"><text:span text:style-name="T1">XV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s'il avait lu plus attentivement La Bruy</text:span></text:span><text:span text:style-name="Police_20_par_20_défaut"><text:span text:style-name="T1">è</text:span></text:span><text:span text:style-name="Police_20_par_20_défaut"><text:span text:style-name="T1">re — Bayle surtout dans son </text:span></text:span><text:span text:style-name="Police_20_par_20_défaut"><text:span text:style-name="T4">Dictionnaire</text:span></text:span><text:span text:style-name="Police_20_par_20_défaut"><text:span text:style-name="T1">, — et m</text:span></text:span><text:span text:style-name="Police_20_par_20_défaut"><text:span text:style-name="T1">ê</text:span></text:span><text:span text:style-name="Police_20_par_20_défaut"><text:span text:style-name="T1">me Fontenelle, il aurait vu que, pour expliquer les caract</text:span></text:span><text:span text:style-name="Police_20_par_20_défaut"><text:span text:style-name="T1">è</text:span></text:span><text:span text:style-name="Police_20_par_20_défaut"><text:span text:style-name="T1">res de la litt</text:span></text:span><text:span text:style-name="Police_20_par_20_défaut"><text:span text:style-name="T1">é</text:span></text:span><text:span text:style-name="Police_20_par_20_défaut"><text:span text:style-name="T1">rature nouvelle sous la R</text:span></text:span><text:span text:style-name="Police_20_par_20_défaut"><text:span text:style-name="T1">é</text:span></text:span><text:span text:style-name="Police_20_par_20_défaut"><text:span text:style-name="T1">gence et dans les premi</text:span></text:span><text:span text:style-name="Police_20_par_20_défaut"><text:span text:style-name="T1">è</text:span></text:span><text:span text:style-name="Police_20_par_20_défaut"><text:span text:style-name="T1">res ann</text:span></text:span><text:span text:style-name="Police_20_par_20_défaut"><text:span text:style-name="T1">é</text:span></text:span><text:span text:style-name="Police_20_par_20_défaut"><text:span text:style-name="T1">es du r</text:span></text:span><text:span text:style-name="Police_20_par_20_défaut"><text:span text:style-name="T1">è</text:span></text:span><text:span text:style-name="Police_20_par_20_défaut"><text:span text:style-name="T1">gne de Louis</text:span></text:span><text:span text:style-name="Police_20_par_20_défaut"><text:span text:style-name="T1"> </text:span></text:span><text:span text:style-name="Police_20_par_20_défaut"><text:span text:style-name="T1">XV</text:span></text:span><text:span text:style-name="Police_20_par_20_défaut"><text:span text:style-name="T1">, nous n'avions pas tant besoin d'Addison, de Swift, ni de Bolingbroke. Ou bien encore, moins engag</text:span></text:span><text:span text:style-name="Police_20_par_20_défaut"><text:span text:style-name="T1">é</text:span></text:span><text:span text:style-name="Police_20_par_20_défaut"><text:span text:style-name="T1"> lui-m</text:span></text:span><text:span text:style-name="Police_20_par_20_défaut"><text:span text:style-name="T1">ê</text:span></text:span><text:span text:style-name="Police_20_par_20_défaut"><text:span text:style-name="T1">me dans les id</text:span></text:span><text:span text:style-name="Police_20_par_20_défaut"><text:span text:style-name="T1">é</text:span></text:span><text:span text:style-name="Police_20_par_20_défaut"><text:span text:style-name="T1">es du </text:span></text:span><text:span text:style-name="Police_20_par_20_défaut"><text:span text:style-name="T11">XVI</text:span></text:span><text:span text:style-name="Police_20_par_20_défaut"><text:span text:style-name="T11">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plus </text:span></text:span><text:span text:style-name="Police_20_par_20_défaut"><text:span text:style-name="T1">é</text:span></text:span><text:span text:style-name="Police_20_par_20_défaut"><text:span text:style-name="T1">loign</text:span></text:span><text:span text:style-name="Police_20_par_20_défaut"><text:span text:style-name="T1">é</text:span></text:span><text:span text:style-name="Police_20_par_20_défaut"><text:span text:style-name="T1"> de ses premiers ma</text:span></text:span><text:span text:style-name="Police_20_par_20_défaut"><text:span text:style-name="T1">î</text:span></text:span><text:span text:style-name="Police_20_par_20_défaut"><text:span text:style-name="T1">tres, il e</text:span></text:span><text:span text:style-name="Police_20_par_20_défaut"><text:span text:style-name="T1">û</text:span></text:span><text:span text:style-name="Police_20_par_20_défaut"><text:span text:style-name="T1">t vu que cette entreprise de</text:span></text:span><text:span text:style-name="Police_20_par_20_défaut"><text:span text:style-name="T1"> </text:span></text:span><text:span text:style-name="Police_20_par_20_défaut"><text:span text:style-name="T1">l’</text:span></text:span><text:span text:style-name="Police_20_par_20_défaut"><text:span text:style-name="T4">Encyclop</text:span></text:span><text:span text:style-name="Police_20_par_20_défaut"><text:span text:style-name="T4">é</text:span></text:span><text:span text:style-name="Police_20_par_20_défaut"><text:span text:style-name="T4">die</text:span></text:span><text:span text:style-name="Police_20_par_20_défaut"><text:span text:style-name="T1">, dont </text:span></text:span><text:span text:style-name="Police_20_par_20_défaut"><text:span text:style-name="T1">à</text:span></text:span><text:span text:style-name="Police_20_par_20_défaut"><text:span text:style-name="T1"> peine a-t-il dit quelques, mots, est la grande affaire du temps le but o</text:span></text:span><text:span text:style-name="Police_20_par_20_défaut"><text:span text:style-name="T1">ù</text:span></text:span><text:span text:style-name="Police_20_par_20_défaut"><text:span text:style-name="T1"> tendait tout ce qui l'a pr</text:span></text:span><text:span text:style-name="Police_20_par_20_défaut"><text:span text:style-name="T1">é</text:span></text:span><text:span text:style-name="Police_20_par_20_défaut"><text:span text:style-name="T1">c</text:span></text:span><text:span text:style-name="Police_20_par_20_défaut"><text:span text:style-name="T1">é</text:span></text:span><text:span text:style-name="Police_20_par_20_défaut"><text:span text:style-name="T1">d</text:span></text:span><text:span text:style-name="Police_20_par_20_défaut"><text:span text:style-name="T1">é</text:span></text:span><text:span text:style-name="Police_20_par_20_défaut"><text:span text:style-name="T1">e, l'origine de tout ce qui l'a suivie, et cons</text:span></text:span><text:span text:style-name="Police_20_par_20_défaut"><text:span text:style-name="T1">é</text:span></text:span><text:span text:style-name="Police_20_par_20_défaut"><text:span text:style-name="T1">quemment, le vrai centre d'une histoire des id</text:span></text:span><text:span text:style-name="Police_20_par_20_défaut"><text:span text:style-name="T1">é</text:span></text:span><text:span text:style-name="Police_20_par_20_défaut"><text:span text:style-name="T1">es au </text:span></text:span><text:span text:style-name="Police_20_par_20_défaut"><text:span text:style-name="T11">XVI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Et je crois enfin que, trop soucieux de retrouver, pour ainsi parler, dans le pr</text:span></text:span><text:span text:style-name="Police_20_par_20_défaut"><text:span text:style-name="T1">é</text:span></text:span><text:span text:style-name="Police_20_par_20_défaut"><text:span text:style-name="T1">sent tout le pass</text:span></text:span><text:span text:style-name="Police_20_par_20_défaut"><text:span text:style-name="T1">é</text:span></text:span><text:span text:style-name="Police_20_par_20_défaut"><text:span text:style-name="T1">, il n'a pas assez clairement vu, du moins il n'a pas assez dit qu'une litt</text:span></text:span><text:span text:style-name="Police_20_par_20_défaut"><text:span text:style-name="T1">é</text:span></text:span><text:span text:style-name="Police_20_par_20_défaut"><text:span text:style-name="T1">rature nouvelle commence avec Rousseau, dont la nouveaut</text:span></text:span><text:span text:style-name="Police_20_par_20_défaut"><text:span text:style-name="T1">é</text:span></text:span><text:span text:style-name="Police_20_par_20_défaut"><text:span text:style-name="T1"> m</text:span></text:span><text:span text:style-name="Police_20_par_20_défaut"><text:span text:style-name="T1">ê</text:span></text:span><text:span text:style-name="Police_20_par_20_défaut"><text:span text:style-name="T1">me accuse de d</text:span></text:span><text:span text:style-name="Police_20_par_20_défaut"><text:span text:style-name="T1">é</text:span></text:span><text:span text:style-name="Police_20_par_20_défaut"><text:span text:style-name="T1">cr</text:span></text:span><text:span text:style-name="Police_20_par_20_défaut"><text:span text:style-name="T1">é</text:span></text:span><text:span text:style-name="Police_20_par_20_défaut"><text:span text:style-name="T1">pitude et</text:span></text:span><text:span text:style-name="Police_20_par_20_défaut"><text:span text:style-name="T1"> </text:span></text:span><text:span text:style-name="Police_20_par_20_défaut"><text:span text:style-name="T1">d'irr</text:span></text:span><text:span text:style-name="Police_20_par_20_défaut"><text:span text:style-name="T1">é</text:span></text:span><text:span text:style-name="Police_20_par_20_défaut"><text:span text:style-name="T1">m</text:span></text:span><text:span text:style-name="Police_20_par_20_défaut"><text:span text:style-name="T1">é</text:span></text:span><text:span text:style-name="Police_20_par_20_défaut"><text:span text:style-name="T1">diable d</text:span></text:span><text:span text:style-name="Police_20_par_20_défaut"><text:span text:style-name="T1">é</text:span></text:span><text:span text:style-name="Police_20_par_20_défaut"><text:span text:style-name="T1">cadence tout, ce qui n'en proc</text:span></text:span><text:span text:style-name="Police_20_par_20_défaut"><text:span text:style-name="T1">è</text:span></text:span><text:span text:style-name="Police_20_par_20_défaut"><text:span text:style-name="T1">de pas autour d'elle. Mais quoi qu'il en soit de cette </text:span></text:span><text:soft-page-break/><text:span text:style-name="Police_20_par_20_défaut"><text:span text:style-name="T1">objection et de quelques autres, le signal n'en </text:span></text:span><text:span text:style-name="Police_20_par_20_défaut"><text:span text:style-name="T1">é</text:span></text:span><text:span text:style-name="Police_20_par_20_défaut"><text:span text:style-name="T1">tait pas moins donne, l'</text:span></text:span><text:span text:style-name="Police_20_par_20_défaut"><text:span text:style-name="T1">œ</text:span></text:span><text:span text:style-name="Police_20_par_20_défaut"><text:span text:style-name="T1">uvre m</text:span></text:span><text:span text:style-name="Police_20_par_20_défaut"><text:span text:style-name="T1">ê</text:span></text:span><text:span text:style-name="Police_20_par_20_défaut"><text:span text:style-name="T1">me dress</text:span></text:span><text:span text:style-name="Police_20_par_20_défaut"><text:span text:style-name="T1">é</text:span></text:span><text:span text:style-name="Police_20_par_20_défaut"><text:span text:style-name="T1">e debout en quelque sorte</text:span></text:span><text:span text:style-name="Police_20_par_20_défaut"><text:span text:style-name="T1"> ;</text:span></text:span><text:span text:style-name="Police_20_par_20_défaut"><text:span text:style-name="T1"> — et c'est pour cela qu'il convenait d'y insister.</text:span></text:span></text:p>
      <text:p text:style-name="Normal"><text:span text:style-name="Police_20_par_20_défaut"><text:span text:style-name="T1">Faut-il maintenant ajouter deux autres noms au sien, et vous parlerai-je aujourd'hui de Saint-Marc</text:span></text:span><text:span text:style-name="Police_20_par_20_défaut"><text:span text:style-name="T1">-</text:span></text:span><text:span text:style-name="Police_20_par_20_défaut"><text:span text:style-name="T1">Girardin et de D</text:span></text:span><text:span text:style-name="Police_20_par_20_défaut"><text:span text:style-name="T1">é</text:span></text:span><text:span text:style-name="Police_20_par_20_défaut"><text:span text:style-name="T1">sir</text:span></text:span><text:span text:style-name="Police_20_par_20_défaut"><text:span text:style-name="T1">é</text:span></text:span><text:span text:style-name="Police_20_par_20_défaut"><text:span text:style-name="T1"> Nisard</text:span></text:span><text:span text:style-name="Police_20_par_20_défaut"><text:span text:style-name="T1"> ?</text:span></text:span><text:span text:style-name="Police_20_par_20_défaut"><text:span text:style-name="T1"> Il le faudrait assur</text:span></text:span><text:span text:style-name="Police_20_par_20_défaut"><text:span text:style-name="T1">é</text:span></text:span><text:span text:style-name="Police_20_par_20_défaut"><text:span text:style-name="T1">ment dans une </text:span></text:span><text:span text:style-name="Police_20_par_20_défaut"><text:span text:style-name="T1">«</text:span></text:span><text:span text:style-name="Police_20_par_20_défaut"><text:span text:style-name="T1"> </text:span></text:span><text:span text:style-name="Police_20_par_20_défaut"><text:span text:style-name="T1">histoire de la critique</text:span></text:span><text:span text:style-name="Police_20_par_20_défaut"><text:span text:style-name="T1"> </text:span></text:span><text:span text:style-name="Police_20_par_20_défaut"><text:span text:style-name="T1">»</text:span></text:span><text:span text:style-name="Police_20_par_20_défaut"><text:span text:style-name="T1">, et nous n'y pourrions omettre ni le </text:span></text:span><text:span text:style-name="Police_20_par_20_défaut"><text:span text:style-name="T4">Cours de Litt</text:span></text:span><text:span text:style-name="Police_20_par_20_défaut"><text:span text:style-name="T4">é</text:span></text:span><text:span text:style-name="Police_20_par_20_défaut"><text:span text:style-name="T4">rature dramatique</text:span></text:span><text:span text:style-name="Police_20_par_20_défaut"><text:span text:style-name="T1"> du premier, ni surtout </text:span></text:span><text:span text:style-name="Police_20_par_20_défaut"><text:span text:style-name="T1">l’</text:span></text:span><text:span text:style-name="Police_20_par_20_défaut"><text:span text:style-name="T4">Histoire de la Litt</text:span></text:span><text:span text:style-name="Police_20_par_20_défaut"><text:span text:style-name="T4">é</text:span></text:span><text:span text:style-name="Police_20_par_20_défaut"><text:span text:style-name="T4">rature fran</text:span></text:span><text:span text:style-name="Police_20_par_20_défaut"><text:span text:style-name="T4">ç</text:span></text:span><text:span text:style-name="Police_20_par_20_défaut"><text:span text:style-name="T4">aise</text:span></text:span><text:span text:style-name="Police_20_par_20_défaut"><text:span text:style-name="T1"> du second. Mais au point de vue dont j'essaye de ne pas me d</text:span></text:span><text:span text:style-name="Police_20_par_20_défaut"><text:span text:style-name="T1">é</text:span></text:span><text:span text:style-name="Police_20_par_20_défaut"><text:span text:style-name="T1">partir dans cette </text:span></text:span><text:span text:style-name="Police_20_par_20_défaut"><text:span text:style-name="T4">Introduction</text:span></text:span><text:span text:style-name="Police_20_par_20_défaut"><text:span text:style-name="T1">, je suis bien forc</text:span></text:span><text:span text:style-name="Police_20_par_20_défaut"><text:span text:style-name="T1">é</text:span></text:span><text:span text:style-name="Police_20_par_20_défaut"><text:span text:style-name="T1"> de dire que je ne vois pas o</text:span></text:span><text:span text:style-name="Police_20_par_20_défaut"><text:span text:style-name="T1">ù</text:span></text:span><text:span text:style-name="Police_20_par_20_défaut"><text:span text:style-name="T1"> peut </text:span></text:span><text:span text:style-name="Police_20_par_20_défaut"><text:span text:style-name="T1">ê</text:span></text:span><text:span text:style-name="Police_20_par_20_défaut"><text:span text:style-name="T1">tre l'originalit</text:span></text:span><text:span text:style-name="Police_20_par_20_défaut"><text:span text:style-name="T1">é</text:span></text:span><text:span text:style-name="Police_20_par_20_défaut"><text:span text:style-name="T1"> de Saint-Marc</text:span></text:span><text:span text:style-name="Police_20_par_20_défaut"><text:span text:style-name="T1">-</text:span></text:span><text:span text:style-name="Police_20_par_20_défaut"><text:span text:style-name="T1">Girardin</text:span></text:span><text:span text:style-name="Police_20_par_20_défaut"><text:span text:style-name="T1"> ;</text:span></text:span><text:span text:style-name="Police_20_par_20_défaut"><text:span text:style-name="T1"> ce que nous lui devons</text:span></text:span><text:span text:style-name="Police_20_par_20_défaut"><text:span text:style-name="T1"> ;</text:span></text:span><text:span text:style-name="Police_20_par_20_défaut"><text:span text:style-name="T1"> ni ce qui nous manquerait si ce moraliste ing</text:span></text:span><text:span text:style-name="Police_20_par_20_défaut"><text:span text:style-name="T1">é</text:span></text:span><text:span text:style-name="Police_20_par_20_défaut"><text:span text:style-name="T1">nieux, quoique un peu bourgeois, et souvent mordant, mais toujours appr</text:span></text:span><text:span text:style-name="Police_20_par_20_défaut"><text:span text:style-name="T1">ê</text:span></text:span><text:span text:style-name="Police_20_par_20_défaut"><text:span text:style-name="T1">t</text:span></text:span><text:span text:style-name="Police_20_par_20_défaut"><text:span text:style-name="T1">é</text:span></text:span><text:span text:style-name="Police_20_par_20_défaut"><text:span text:style-name="T1"> — toujours aussi trop content de lui-m</text:span></text:span><text:span text:style-name="Police_20_par_20_défaut"><text:span text:style-name="T1">ê</text:span></text:span><text:span text:style-name="Police_20_par_20_défaut"><text:span text:style-name="T1">me, — n'avait ni </text:span></text:span><text:span text:style-name="Police_20_par_20_défaut"><text:span text:style-name="T1">é</text:span></text:span><text:span text:style-name="Police_20_par_20_défaut"><text:span text:style-name="T1">crit ni parl</text:span></text:span><text:span text:style-name="Police_20_par_20_défaut"><text:span text:style-name="T1">é</text:span></text:span><text:span text:style-name="Police_20_par_20_défaut"><text:span text:style-name="T1">. Il a continu</text:span></text:span><text:span text:style-name="Police_20_par_20_défaut"><text:span text:style-name="T1">é</text:span></text:span><text:span text:style-name="Police_20_par_20_défaut"><text:span text:style-name="T1"> l'</text:span></text:span><text:span text:style-name="Police_20_par_20_défaut"><text:span text:style-name="T1">œ</text:span></text:span><text:span text:style-name="Police_20_par_20_défaut"><text:span text:style-name="T1">uvre de </text:span></text:span><text:span text:style-name="Police_20_par_20_défaut"><text:span text:style-name="T1">Villemain</text:span></text:span><text:span text:style-name="Police_20_par_20_défaut"><text:span text:style-name="T1">, sans y rien ajouter d'essentiel</text:span></text:span><text:span text:style-name="Police_20_par_20_défaut"><text:span text:style-name="T1"> ;</text:span></text:span><text:span text:style-name="Police_20_par_20_défaut"><text:span text:style-name="T1"> et plus pr</text:span></text:span><text:span text:style-name="Police_20_par_20_défaut"><text:span text:style-name="T1">é</text:span></text:span><text:span text:style-name="Police_20_par_20_défaut"><text:span text:style-name="T1">occup</text:span></text:span><text:span text:style-name="Police_20_par_20_défaut"><text:span text:style-name="T1">é</text:span></text:span><text:span text:style-name="Police_20_par_20_défaut"><text:span text:style-name="T1"> de morale que son ma</text:span></text:span><text:span text:style-name="Police_20_par_20_défaut"><text:span text:style-name="T1">î</text:span></text:span><text:span text:style-name="Police_20_par_20_défaut"><text:span text:style-name="T1">tre, je craindrais, si j'avais </text:span></text:span><text:span text:style-name="Police_20_par_20_défaut"><text:span text:style-name="T1">à</text:span></text:span><text:span text:style-name="Police_20_par_20_défaut"><text:span text:style-name="T1"> le juger, qu'il ne l'e</text:span></text:span><text:span text:style-name="Police_20_par_20_défaut"><text:span text:style-name="T1">û</text:span></text:span><text:span text:style-name="Police_20_par_20_défaut"><text:span text:style-name="T1">t plut</text:span></text:span><text:span text:style-name="Police_20_par_20_défaut"><text:span text:style-name="T1">ô</text:span></text:span><text:span text:style-name="Police_20_par_20_défaut"><text:span text:style-name="T1">t r</text:span></text:span><text:span text:style-name="Police_20_par_20_défaut"><text:span text:style-name="T1">é</text:span></text:span><text:span text:style-name="Police_20_par_20_défaut"><text:span text:style-name="T1">tr</text:span></text:span><text:span text:style-name="Police_20_par_20_défaut"><text:span text:style-name="T1">é</text:span></text:span><text:span text:style-name="Police_20_par_20_défaut"><text:span text:style-name="T1">cie qu'</text:span></text:span><text:span text:style-name="Police_20_par_20_défaut"><text:span text:style-name="T1">é</text:span></text:span><text:span text:style-name="Police_20_par_20_défaut"><text:span text:style-name="T1">largie. Dans une </text:span></text:span><text:span text:style-name="Police_20_par_20_défaut"><text:span text:style-name="T1">«</text:span></text:span><text:span text:style-name="Police_20_par_20_défaut"><text:span text:style-name="T1"> </text:span></text:span><text:span text:style-name="Police_20_par_20_défaut"><text:span text:style-name="T1">histoire de la critique</text:span></text:span><text:span text:style-name="Police_20_par_20_défaut"><text:span text:style-name="T1"> </text:span></text:span><text:span text:style-name="Police_20_par_20_défaut"><text:span text:style-name="T1">»</text:span></text:span><text:span text:style-name="Police_20_par_20_défaut"><text:span text:style-name="T1"> Saint-Marc</text:span></text:span><text:span text:style-name="Police_20_par_20_défaut"><text:span text:style-name="T1">-</text:span></text:span><text:span text:style-name="Police_20_par_20_défaut"><text:span text:style-name="T1">Girardin a sans doute sa place</text:span></text:span><text:span text:style-name="Police_20_par_20_défaut"><text:span text:style-name="T1"> ;</text:span></text:span><text:span text:style-name="Police_20_par_20_défaut"><text:span text:style-name="T1"> il ne l'a pas, non plus qu'autrefois Grimm ou Meister, si vous le voulez, dans </text:span></text:span><text:span text:style-name="Police_20_par_20_défaut"><text:span text:style-name="T1">l’</text:span></text:span><text:span text:style-name="Police_20_par_20_défaut"><text:span text:style-name="T1">«</text:span></text:span><text:span text:style-name="Police_20_par_20_défaut"><text:span text:style-name="T1"> </text:span></text:span><text:span text:style-name="Police_20_par_20_défaut"><text:span text:style-name="T1">é</text:span></text:span><text:span text:style-name="Police_20_par_20_défaut"><text:span text:style-name="T1">volution du genre</text:span></text:span><text:span text:style-name="Police_20_par_20_défaut"><text:span text:style-name="T1"> </text:span></text:span><text:span text:style-name="Police_20_par_20_défaut"><text:span text:style-name="T1">»</text:span></text:span><text:span text:style-name="Police_20_par_20_défaut"><text:span text:style-name="T1">.</text:span></text:span></text:p>
      <text:p text:style-name="Normal"><text:span text:style-name="Police_20_par_20_défaut"><text:span text:style-name="T1">Nisard, lui, est un tout autre homme, un </text:span></text:span><text:span text:style-name="Police_20_par_20_défaut"><text:span text:style-name="T1">é</text:span></text:span><text:span text:style-name="Police_20_par_20_défaut"><text:span text:style-name="T1">crivain de race</text:span></text:span><text:span text:style-name="Police_20_par_20_défaut"><text:span text:style-name="T1"> ;</text:span></text:span><text:span text:style-name="Police_20_par_20_défaut"><text:span text:style-name="T1"> et non pas seulement de verve, comme Saint</text:span></text:span><text:span text:style-name="Police_20_par_20_défaut"><text:span text:style-name="T1">-</text:span></text:span><text:span text:style-name="Police_20_par_20_défaut"><text:span text:style-name="T1">Marc, lequel a beau s'</text:span></text:span><text:span text:style-name="Police_20_par_20_défaut"><text:span text:style-name="T1">é</text:span></text:span><text:span text:style-name="Police_20_par_20_défaut"><text:span text:style-name="T1">vertuer et se travailler, son style sent toujours la facilit</text:span></text:span><text:span text:style-name="Police_20_par_20_défaut"><text:span text:style-name="T1">é</text:span></text:span><text:span text:style-name="Police_20_par_20_défaut"><text:span text:style-name="T1"> de l'improvisation. Saint-</text:span></text:span><text:span text:style-name="Police_20_par_20_défaut"><text:span text:style-name="T1">Marc effleure tout</text:span></text:span><text:span text:style-name="Police_20_par_20_défaut"><text:span text:style-name="T1"> ;</text:span></text:span><text:span text:style-name="Police_20_par_20_défaut"><text:span text:style-name="T1"> il appuie quelquefois tr</text:span></text:span><text:span text:style-name="Police_20_par_20_défaut"><text:span text:style-name="T1">è</text:span></text:span><text:span text:style-name="Police_20_par_20_défaut"><text:span text:style-name="T1">s fort</text:span></text:span><text:span text:style-name="Police_20_par_20_défaut"><text:span text:style-name="T1"> ;</text:span></text:span><text:span text:style-name="Police_20_par_20_défaut"><text:span text:style-name="T1"> il n'enfonce jamais dans rien. Je ne saurais d'ailleurs trop louer quelques parties de l'</text:span></text:span><text:span text:style-name="Police_20_par_20_défaut"><text:span text:style-name="T4">Histoire de la Litt</text:span></text:span><text:span text:style-name="Police_20_par_20_défaut"><text:span text:style-name="T4">é</text:span></text:span><text:span text:style-name="Police_20_par_20_défaut"><text:span text:style-name="T4">rature fran</text:span></text:span><text:span text:style-name="Police_20_par_20_défaut"><text:span text:style-name="T4">ç</text:span></text:span><text:span text:style-name="Police_20_par_20_défaut"><text:span text:style-name="T4">aise</text:span></text:span><text:span text:style-name="Police_20_par_20_défaut"><text:span text:style-name="T1">. Le plan, sans doute, en est d</text:span></text:span><text:span text:style-name="Police_20_par_20_défaut"><text:span text:style-name="T1">é</text:span></text:span><text:span text:style-name="Police_20_par_20_défaut"><text:span text:style-name="T1">fectueux. Nisard commence, vous le savez, par poser la d</text:span></text:span><text:span text:style-name="Police_20_par_20_défaut"><text:span text:style-name="T1">é</text:span></text:span><text:span text:style-name="Police_20_par_20_défaut"><text:span text:style-name="T1">finition de l'esprit fran</text:span></text:span><text:span text:style-name="Police_20_par_20_défaut"><text:span text:style-name="T1">ç</text:span></text:span><text:span text:style-name="Police_20_par_20_défaut"><text:span text:style-name="T1">ais, et, de toute notre </text:span></text:span><text:span text:style-name="Police_20_par_20_défaut"><text:span text:style-name="T1">«</text:span></text:span><text:span text:style-name="Police_20_par_20_défaut"><text:span text:style-name="T1"> </text:span></text:span><text:span text:style-name="Police_20_par_20_défaut"><text:span text:style-name="T1">histoire </text:span></text:span><text:span text:style-name="Police_20_par_20_défaut"><text:span text:style-name="T1">litt</text:span></text:span><text:span text:style-name="Police_20_par_20_défaut"><text:span text:style-name="T1">é</text:span></text:span><text:span text:style-name="Police_20_par_20_défaut"><text:span text:style-name="T1">raire</text:span></text:span><text:span text:style-name="Police_20_par_20_défaut"><text:span text:style-name="T1"> </text:span></text:span><text:span text:style-name="Police_20_par_20_défaut"><text:span text:style-name="T1">»</text:span></text:span><text:span text:style-name="Police_20_par_20_défaut"><text:span text:style-name="T1">, il ne retient, pour en former </text:span></text:span><text:span text:style-name="Police_20_par_20_défaut"><text:span text:style-name="T1">l’</text:span></text:span><text:span text:style-name="Police_20_par_20_défaut"><text:span text:style-name="T1">«</text:span></text:span><text:span text:style-name="Police_20_par_20_défaut"><text:span text:style-name="T1"> </text:span></text:span><text:span text:style-name="Police_20_par_20_défaut"><text:span text:style-name="T1">histoire de la litt</text:span></text:span><text:span text:style-name="Police_20_par_20_défaut"><text:span text:style-name="T1">é</text:span></text:span><text:span text:style-name="Police_20_par_20_défaut"><text:span text:style-name="T1">rature</text:span></text:span><text:span text:style-name="Police_20_par_20_défaut"><text:span text:style-name="T1"> </text:span></text:span><text:span text:style-name="Police_20_par_20_défaut"><text:span text:style-name="T1">»</text:span></text:span><text:span text:style-name="Police_20_par_20_défaut"><text:span text:style-name="T1">, que les </text:span></text:span><text:span text:style-name="Police_20_par_20_défaut"><text:span text:style-name="T1">œ</text:span></text:span><text:span text:style-name="Police_20_par_20_défaut"><text:span text:style-name="T1">uvres et les hommes qu'il trouve effectivement conformes ou analogues </text:span></text:span><text:span text:style-name="Police_20_par_20_défaut"><text:span text:style-name="T1">à</text:span></text:span><text:span text:style-name="Police_20_par_20_défaut"><text:span text:style-name="T1"> sa d</text:span></text:span><text:span text:style-name="Police_20_par_20_défaut"><text:span text:style-name="T1">é</text:span></text:span><text:span text:style-name="Police_20_par_20_défaut"><text:span text:style-name="T1">finition. Je ne m'</text:span></text:span><text:span text:style-name="Police_20_par_20_défaut"><text:span text:style-name="T1">é</text:span></text:span><text:span text:style-name="Police_20_par_20_défaut"><text:span text:style-name="T1">tonne pas alors qu'il y retrouve l'esprit fran</text:span></text:span><text:span text:style-name="Police_20_par_20_défaut"><text:span text:style-name="T1">ç</text:span></text:span><text:span text:style-name="Police_20_par_20_défaut"><text:span text:style-name="T1">ais, puisque, comme vous le voyez, la d</text:span></text:span><text:span text:style-name="Police_20_par_20_défaut"><text:span text:style-name="T1">é</text:span></text:span><text:span text:style-name="Police_20_par_20_défaut"><text:span text:style-name="T1">finition en est faite pour lui du caract</text:span></text:span><text:span text:style-name="Police_20_par_20_défaut"><text:span text:style-name="T1">è</text:span></text:span><text:span text:style-name="Police_20_par_20_défaut"><text:span text:style-name="T1">re de ces </text:span></text:span><text:span text:style-name="Police_20_par_20_défaut"><text:span text:style-name="T1">œ</text:span></text:span><text:span text:style-name="Police_20_par_20_défaut"><text:span text:style-name="T1">uvres et de ces hommes m</text:span></text:span><text:span text:style-name="Police_20_par_20_défaut"><text:span text:style-name="T1">ê</text:span></text:span><text:span text:style-name="Police_20_par_20_défaut"><text:span text:style-name="T1">mes. Admirablement d</text:span></text:span><text:span text:style-name="Police_20_par_20_défaut"><text:span text:style-name="T1">é</text:span></text:span><text:span text:style-name="Police_20_par_20_défaut"><text:span text:style-name="T1">velopp</text:span></text:span><text:span text:style-name="Police_20_par_20_défaut"><text:span text:style-name="T1">é</text:span></text:span><text:span text:style-name="Police_20_par_20_défaut"><text:span text:style-name="T1"> dans quelques-unes de ses parties, son syllogisme ne laisse pas, dans son ensemble, d'avoir de l'air d'un cercle vicieux, ou si vous l'aimez mieux, d'une p</text:span></text:span><text:span text:style-name="Police_20_par_20_défaut"><text:span text:style-name="T1">é</text:span></text:span><text:span text:style-name="Police_20_par_20_défaut"><text:span text:style-name="T1">tition de principe.</text:span></text:span></text:p>
      <text:p text:style-name="P1">Je suis encore gêné ou désappointé, dans une Histoire de la Littérature française, de trouver si peu d'histoire, j'entends si peu de dates, si peu de faits, si peu de biographie. C'est qu'aussi bien, sous des apparences dogmatiques, je ne sache pas <text:soft-page-break/>de critique plus « personnelle » que celle de Nisard, une critique toute en jugements, sans considérants ni motifs, et dont on peut bien imiter les allures, pour le dire en passant, mais non pas la justesse, qui n'est que l'expression ou le reflet de la justesse unique de l'esprit de Nisard.</text:p>
      <text:p text:style-name="Normal"><text:span text:style-name="Police_20_par_20_défaut"><text:span text:style-name="T1">Avec tous ces d</text:span></text:span><text:span text:style-name="Police_20_par_20_défaut"><text:span text:style-name="T1">é</text:span></text:span><text:span text:style-name="Police_20_par_20_défaut"><text:span text:style-name="T1">fauts, et peut-</text:span></text:span><text:span text:style-name="Police_20_par_20_défaut"><text:span text:style-name="T1">ê</text:span></text:span><text:span text:style-name="Police_20_par_20_défaut"><text:span text:style-name="T1">tre en partie </text:span></text:span><text:span text:style-name="Police_20_par_20_défaut"><text:span text:style-name="T1">à</text:span></text:span><text:span text:style-name="Police_20_par_20_défaut"><text:span text:style-name="T1"> cause d'eux, Nisard, dans l'histoire de la critique moderne, repr</text:span></text:span><text:span text:style-name="Police_20_par_20_défaut"><text:span text:style-name="T1">é</text:span></text:span><text:span text:style-name="Police_20_par_20_défaut"><text:span text:style-name="T1">sente donc quelque chose. Seulement, ce quelque chose, il se trouve que nous n'e</text:span></text:span><text:span text:style-name="Police_20_par_20_défaut"><text:span text:style-name="T1">n avons pas </text:span></text:span><text:span text:style-name="Police_20_par_20_défaut"><text:span text:style-name="T1">besoin. Ce quelque chose, en effet, c'est la stabilit</text:span></text:span><text:span text:style-name="Police_20_par_20_défaut"><text:span text:style-name="T1">é</text:span></text:span><text:span text:style-name="Police_20_par_20_défaut"><text:span text:style-name="T1"> dans une tradition que </text:span></text:span><text:span text:style-name="Police_20_par_20_défaut"><text:span text:style-name="T1">Villemain</text:span></text:span><text:span text:style-name="Police_20_par_20_défaut"><text:span text:style-name="T1"> lui-m</text:span></text:span><text:span text:style-name="Police_20_par_20_défaut"><text:span text:style-name="T1">ê</text:span></text:span><text:span text:style-name="Police_20_par_20_défaut"><text:span text:style-name="T1">me avait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d</text:span></text:span><text:span text:style-name="Police_20_par_20_défaut"><text:span text:style-name="T1">é</text:span></text:span><text:span text:style-name="Police_20_par_20_défaut"><text:span text:style-name="T1">pass</text:span></text:span><text:span text:style-name="Police_20_par_20_défaut"><text:span text:style-name="T1">é</text:span></text:span><text:span text:style-name="Police_20_par_20_défaut"><text:span text:style-name="T1">e, comme nous venons de le voir, et dans une tradition que tout le talent de Nisard — qui fut grand et quelquefois exquis — n'a pas eu le pouvoir de relever de sa ruine. En somme, il a voulu ramener </text:span></text:span><text:span text:style-name="Police_20_par_20_défaut"><text:span text:style-name="T1">l</text:span></text:span><text:span text:style-name="Police_20_par_20_défaut"><text:span text:style-name="T1">a critique en arri</text:span></text:span><text:span text:style-name="Police_20_par_20_défaut"><text:span text:style-name="T1">è</text:span></text:span><text:span text:style-name="Police_20_par_20_défaut"><text:span text:style-name="T1">re, et il n'y a pas r</text:span></text:span><text:span text:style-name="Police_20_par_20_défaut"><text:span text:style-name="T1">é</text:span></text:span><text:span text:style-name="Police_20_par_20_défaut"><text:span text:style-name="T1">ussi. Tandis qu'autour de lui, c'</text:span></text:span><text:span text:style-name="Police_20_par_20_défaut"><text:span text:style-name="T1">é</text:span></text:span><text:span text:style-name="Police_20_par_20_défaut"><text:span text:style-name="T1">tait </text:span></text:span><text:span text:style-name="Police_20_par_20_défaut"><text:span text:style-name="T1">à</text:span></text:span><text:span text:style-name="Police_20_par_20_défaut"><text:span text:style-name="T1"> qui s'efforcerait d'</text:span></text:span><text:span text:style-name="Police_20_par_20_défaut"><text:span text:style-name="T1">é</text:span></text:span><text:span text:style-name="Police_20_par_20_défaut"><text:span text:style-name="T1">tablir une </text:span></text:span><text:span text:style-name="Police_20_par_20_défaut"><text:span text:style-name="T4">relation</text:span></text:span><text:span text:style-name="Police_20_par_20_défaut"><text:span text:style-name="T1"> nouvelle entre les </text:span></text:span><text:span text:style-name="Police_20_par_20_défaut"><text:span text:style-name="T1">œ</text:span></text:span><text:span text:style-name="Police_20_par_20_défaut"><text:span text:style-name="T1">uvres et les circonstances de leur apparition, il a fait profession de les consid</text:span></text:span><text:span text:style-name="Police_20_par_20_défaut"><text:span text:style-name="T1">é</text:span></text:span><text:span text:style-name="Police_20_par_20_défaut"><text:span text:style-name="T1">rer uniquement en elles-m</text:span></text:span><text:span text:style-name="Police_20_par_20_défaut"><text:span text:style-name="T1">ê</text:span></text:span><text:span text:style-name="Police_20_par_20_défaut"><text:span text:style-name="T1">mes, sans avoir d'</text:span></text:span><text:span text:style-name="Police_20_par_20_défaut"><text:span text:style-name="T1">é</text:span></text:span><text:span text:style-name="Police_20_par_20_défaut"><text:span text:style-name="T1">gard qu'</text:span></text:span><text:span text:style-name="Police_20_par_20_défaut"><text:span text:style-name="T1">à</text:span></text:span><text:span text:style-name="Police_20_par_20_défaut"><text:span text:style-name="T1"> leurs ant</text:span></text:span><text:span text:style-name="Police_20_par_20_défaut"><text:span text:style-name="T1">é</text:span></text:span><text:span text:style-name="Police_20_par_20_défaut"><text:span text:style-name="T1">c</text:span></text:span><text:span text:style-name="Police_20_par_20_défaut"><text:span text:style-name="T1">é</text:span></text:span><text:span text:style-name="Police_20_par_20_défaut"><text:span text:style-name="T1">dents. Et je ne dis pas qu'il ait eu tort, j'essayerai m</text:span></text:span><text:span text:style-name="Police_20_par_20_défaut"><text:span text:style-name="T1">ê</text:span></text:span><text:span text:style-name="Police_20_par_20_défaut"><text:span text:style-name="T1">me de vous dire dans quelle mesure il a eu raison</text:span></text:span><text:span text:style-name="Police_20_par_20_défaut"><text:span text:style-name="T1"> ;</text:span></text:span><text:span text:style-name="Police_20_par_20_défaut"><text:span text:style-name="T1"> mais le fait est qu'on ne l'a pas suivi, qu'il n'a pas fait </text:span></text:span><text:span text:style-name="Police_20_par_20_défaut"><text:span text:style-name="T1">é</text:span></text:span><text:span text:style-name="Police_20_par_20_défaut"><text:span text:style-name="T1">cole, que sa critique e</text:span></text:span><text:span text:style-name="Police_20_par_20_défaut"><text:span text:style-name="T1">n</text:span></text:span><text:span text:style-name="Police_20_par_20_défaut"><text:span text:style-name="T1">fin est et demeure en dehors, ou en marge, comme vous voudrez, de l'</text:span></text:span><text:span text:style-name="Police_20_par_20_défaut"><text:span text:style-name="T1">é</text:span></text:span><text:span text:style-name="Police_20_par_20_défaut"><text:span text:style-name="T1">volution de la critique contemporaine. Est-il venu trop tard</text:span></text:span><text:span text:style-name="Police_20_par_20_défaut"><text:span text:style-name="T1"> ?</text:span></text:span><text:span text:style-name="Police_20_par_20_défaut"><text:span text:style-name="T1"> est-il venu trop t</text:span></text:span><text:span text:style-name="Police_20_par_20_défaut"><text:span text:style-name="T1">ô</text:span></text:span><text:span text:style-name="Police_20_par_20_défaut"><text:span text:style-name="T1">t</text:span></text:span><text:span text:style-name="Police_20_par_20_défaut"><text:span text:style-name="T1"> ?</text:span></text:span><text:span text:style-name="Police_20_par_20_défaut"><text:span text:style-name="T1"> C'est une question qu'on pourra traiter dans quelque cinquante ou cent ans d'ici. Mais, en attendant, il n'est pas un anneau n</text:span></text:span><text:span text:style-name="Police_20_par_20_défaut"><text:span text:style-name="T1">é</text:span></text:span><text:span text:style-name="Police_20_par_20_défaut"><text:span text:style-name="T1">cessaire de la cha</text:span></text:span><text:span text:style-name="Police_20_par_20_défaut"><text:span text:style-name="T1">î</text:span></text:span><text:span text:style-name="Police_20_par_20_défaut"><text:span text:style-name="T1">ne que nous essayons de nouer, et si je vous ai parl</text:span></text:span><text:span text:style-name="Police_20_par_20_défaut"><text:span text:style-name="T1">é</text:span></text:span><text:span text:style-name="Police_20_par_20_défaut"><text:span text:style-name="T1"> de lui, vous remarquerez, s'il vous pla</text:span></text:span><text:span text:style-name="Police_20_par_20_défaut"><text:span text:style-name="T1">î</text:span></text:span><text:span text:style-name="Police_20_par_20_défaut"><text:span text:style-name="T1">t, que je ne l'ai fait que par pr</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rition.</text:span></text:span></text:p>
      <text:p text:style-name="P1">L'introduction de l'histoire dans la critique, voilà en effet l'œuvre propre de Villemain, aidé, je le répète encore, de Guizot et de Cousin :</text:p>
      <text:p>Et d'abord, Messieurs disait-il au début d'une de ses leçons, je ne conçois guère l'étude des lettres autrement que par une suite d'épreuves, d'expériences sur toutes les créations de sa pensée... Je ne crois pas que les formes du génie puissent être prévues, calculées, enfermées dans un certain nombre de règles et de préceptes... De même que, suivant la haute remarque de Buffon, pour bien connaître la nature, il ne suffit pas d'apprendre les classifications des sciences, et qu'il faut la contempler en elle-même, dans son incalculable richesse et sa perpétuelle activité,... ainsi pour concevoir le génie de l'éloquence, il faut éprouver, au moins par l'imagination, la force de tous les sentiments humains, comparer les siècles divers et leurs inspirations successives, étudier tous les efforts et tous les hasards .du talent...</text:p>
      <text:p text:style-name="P1"><text:soft-page-break/>Et c'est en effet le premier de tous les profits que la critique allait retirer des leçons et de l'exemple de Villemain. Il est désormais entendu que l'œuvre littéraire soutient d'étroites relations, qui peuvent aller jusqu'à l'entière dépendance, avec l'état social, avec l'état politique, avec les actions ou les, influences du dehors, et de tout enfin ce qu'on va bientôt appeler les « grandes pressions environnantes ». Il faut seulement ajouter que, comme Villemain n'aime pas en général à conclure, on ne voit pas encore assez nettement dans son œuvre quelle est la nature de cette relation, si elle est stricte ou lâche, accidentelle ou nécessaire, si l'histoire et la biographie sont vraiment pour lui des explications des œuvres ; ou si peut-être elles ne sont que des ornements de rhétorique, un moyen de captiver l'attention de son auditoire, et une manière de parler ou d'écrire plutôt que de penser.</text:p>
      <text:p text:style-name="Normal"><text:span text:style-name="Police_20_par_20_défaut"><text:span text:style-name="T1">Il semble toutefois </text:span></text:span><text:span text:style-name="Police_20_par_20_défaut"><text:span text:style-name="T1">é</text:span></text:span><text:span text:style-name="Police_20_par_20_défaut"><text:span text:style-name="T1">galement entendu et prouv</text:span></text:span><text:span text:style-name="Police_20_par_20_défaut"><text:span text:style-name="T1">é</text:span></text:span><text:span text:style-name="Police_20_par_20_défaut"><text:span text:style-name="T1"> d</text:span></text:span><text:span text:style-name="Police_20_par_20_défaut"><text:span text:style-name="T1">é</text:span></text:span><text:span text:style-name="Police_20_par_20_défaut"><text:span text:style-name="T1">sormais que l'</text:span></text:span><text:span text:style-name="Police_20_par_20_défaut"><text:span text:style-name="T1">œ</text:span></text:span><text:span text:style-name="Police_20_par_20_défaut"><text:span text:style-name="T1">uvre litt</text:span></text:span><text:span text:style-name="Police_20_par_20_défaut"><text:span text:style-name="T1">é</text:span></text:span><text:span text:style-name="Police_20_par_20_défaut"><text:span text:style-name="T1">raire est expressive ou significative de quelque chose de plus qu'elle-m</text:span></text:span><text:span text:style-name="Police_20_par_20_défaut"><text:span text:style-name="T1">ê</text:span></text:span><text:span text:style-name="Police_20_par_20_défaut"><text:span text:style-name="T1">me et que son auteur</text:span></text:span><text:span text:style-name="Police_20_par_20_défaut"><text:span text:style-name="T1">. P</text:span></text:span><text:span text:style-name="Police_20_par_20_défaut"><text:span text:style-name="T1">ar exemple, le </text:span></text:span><text:span text:style-name="Police_20_par_20_défaut"><text:span text:style-name="T4">Barbier de S</text:span></text:span><text:span text:style-name="Police_20_par_20_défaut"><text:span text:style-name="T4">é</text:span></text:span><text:span text:style-name="Police_20_par_20_défaut"><text:span text:style-name="T4">v</text:span></text:span><text:span text:style-name="Police_20_par_20_défaut"><text:span text:style-name="T4">ill</text:span></text:span><text:span text:style-name="Police_20_par_20_défaut"><text:span text:style-name="T4">e</text:span></text:span><text:span text:style-name="Police_20_par_20_défaut"><text:span text:style-name="T1"> ou </text:span></text:span><text:span text:style-name="Police_20_par_20_défaut"><text:span text:style-name="T4">Paul et </text:span></text:span><text:span text:style-name="Police_20_par_20_défaut"><text:span text:style-name="T4">Vi</text:span></text:span><text:span text:style-name="Police_20_par_20_défaut"><text:span text:style-name="T4">rginie,</text:span></text:span><text:span text:style-name="Police_20_par_20_défaut"><text:span text:style-name="T1"> significatifs de Beaumarchais </text:span></text:span><text:span text:style-name="Police_20_par_20_défaut"><text:span text:style-name="T1">e</text:span></text:span><text:span text:style-name="Police_20_par_20_défaut"><text:span text:style-name="T1">t de Bernardin de Saint-Pi</text:span></text:span><text:span text:style-name="Police_20_par_20_défaut"><text:span text:style-name="T1">e</text:span></text:span><text:span text:style-name="Police_20_par_20_défaut"><text:span text:style-name="T1">rre, le sont en m</text:span></text:span><text:span text:style-name="Police_20_par_20_défaut"><text:span text:style-name="T1">ê</text:span></text:span><text:span text:style-name="Police_20_par_20_défaut"><text:span text:style-name="T1">me temps,</text:span></text:span><text:span text:style-name="Police_20_par_20_défaut"><text:span text:style-name="T1"> </text:span></text:span><text:span text:style-name="Police_20_par_20_défaut"><text:span text:style-name="T1">et en plus, d'une certaine esp</text:span></text:span><text:span text:style-name="Police_20_par_20_défaut"><text:span text:style-name="T1">è</text:span></text:span><text:span text:style-name="Police_20_par_20_défaut"><text:span text:style-name="T1">ce d'hommes ou de toute une famille d'esprits. Ou, en d'autres termes, avec la personne de Bernardin de Saint-Pierre et de Beaumarchais, si nous savons nous y prendre, nous devons pouvoir y retrouver la personne de tous ceux qui les ont applaudis. Ce n'est pas tout encore, et significative ou caract</text:span></text:span><text:span text:style-name="Police_20_par_20_défaut"><text:span text:style-name="T1">é</text:span></text:span><text:span text:style-name="Police_20_par_20_défaut"><text:span text:style-name="T1">ristique de toute une famille d'esprits, l'</text:span></text:span><text:span text:style-name="Police_20_par_20_défaut"><text:span text:style-name="T1">œ</text:span></text:span><text:span text:style-name="Police_20_par_20_défaut"><text:span text:style-name="T1">uvre litt</text:span></text:span><text:span text:style-name="Police_20_par_20_défaut"><text:span text:style-name="T1">é</text:span></text:span><text:span text:style-name="Police_20_par_20_défaut"><text:span text:style-name="T1">raire est, ou peut </text:span></text:span><text:span text:style-name="Police_20_par_20_défaut"><text:span text:style-name="T1">ê</text:span></text:span><text:span text:style-name="Police_20_par_20_défaut"><text:span text:style-name="T1">tre expressive de toute une </text:span></text:span><text:span text:style-name="Police_20_par_20_défaut"><text:span text:style-name="T1">é</text:span></text:span><text:span text:style-name="Police_20_par_20_défaut"><text:span text:style-name="T1">poque. Ainsi, toute une province de la soc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du</text:span></text:span><text:span text:style-name="Police_20_par_20_défaut"><text:span text:style-name="T1"> XVI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revit ou plut</text:span></text:span><text:span text:style-name="Police_20_par_20_défaut"><text:span text:style-name="T1">ô</text:span></text:span><text:span text:style-name="Police_20_par_20_défaut"><text:span text:style-name="T1">t continue de respirer encore dans la com</text:span></text:span><text:span text:style-name="Police_20_par_20_défaut"><text:span text:style-name="T1">é</text:span></text:span><text:span text:style-name="Police_20_par_20_défaut"><text:span text:style-name="T1">die de Marivaux, et une autre,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plus corrompue, dans les romans de Duclos et du jeune </text:span></text:span><text:span text:style-name="Police_20_par_20_défaut"><text:span text:style-name="T1">C</text:span></text:span><text:span text:style-name="Police_20_par_20_défaut"><text:span text:style-name="T1">r</text:span></text:span><text:span text:style-name="Police_20_par_20_défaut"><text:span text:style-name="T1">é</text:span></text:span><text:span text:style-name="Police_20_par_20_défaut"><text:span text:style-name="T1">billon. Et enfin, expressive de toute une </text:span></text:span><text:span text:style-name="Police_20_par_20_défaut"><text:span text:style-name="T1">é</text:span></text:span><text:span text:style-name="Police_20_par_20_défaut"><text:span text:style-name="T1">poque, l'</text:span></text:span><text:span text:style-name="Police_20_par_20_défaut"><text:span text:style-name="T1">œ</text:span></text:span><text:span text:style-name="Police_20_par_20_défaut"><text:span text:style-name="T1">uvre peut </text:span></text:span><text:span text:style-name="Police_20_par_20_défaut"><text:span text:style-name="T1">ê</text:span></text:span><text:span text:style-name="Police_20_par_20_défaut"><text:span text:style-name="T1">tre repr</text:span></text:span><text:span text:style-name="Police_20_par_20_défaut"><text:span text:style-name="T1">é</text:span></text:span><text:span text:style-name="Police_20_par_20_défaut"><text:span text:style-name="T1">sentative de tout un long moment de l'histoire de l'art ou de celle des id</text:span></text:span><text:span text:style-name="Police_20_par_20_défaut"><text:span text:style-name="T1">é</text:span></text:span><text:span text:style-name="Police_20_par_20_défaut"><text:span text:style-name="T1">es, comme par exemple </text:span></text:span><text:span text:style-name="Police_20_par_20_défaut"><text:span text:style-name="T1">l</text:span></text:span><text:span text:style-name="Police_20_par_20_défaut"><text:span text:style-name="T1">’</text:span></text:span><text:span text:style-name="Police_20_par_20_défaut"><text:span text:style-name="T4">Essai sur les M</text:span></text:span><text:span text:style-name="Police_20_par_20_défaut"><text:span text:style-name="T4">œ</text:span></text:span><text:span text:style-name="Police_20_par_20_défaut"><text:span text:style-name="T4">urs</text:span></text:span><text:span text:style-name="Police_20_par_20_défaut"><text:span text:style-name="T1"> ou comme </text:span></text:span><text:span text:style-name="Police_20_par_20_défaut"><text:span text:style-name="T1">l</text:span></text:span><text:span text:style-name="Police_20_par_20_défaut"><text:span text:style-name="T1">’</text:span></text:span><text:span text:style-name="Police_20_par_20_défaut"><text:span text:style-name="T4">Histoire naturelle</text:span></text:span><text:span text:style-name="Police_20_par_20_défaut"><text:span text:style-name="T1"> de Buf</text:span></text:span><text:span text:style-name="Police_20_par_20_défaut"><text:span text:style-name="T1">f</text:span></text:span><text:span text:style-name="Police_20_par_20_défaut"><text:span text:style-name="T1">on. Si tout cela est sans doute un peu confus, un peu brouill</text:span></text:span><text:span text:style-name="Police_20_par_20_défaut"><text:span text:style-name="T1">é</text:span></text:span><text:span text:style-name="Police_20_par_20_défaut"><text:span text:style-name="T1"> chez </text:span></text:span><text:span text:style-name="Police_20_par_20_défaut"><text:span text:style-name="T1">Villemain</text:span></text:span><text:span text:style-name="Police_20_par_20_défaut"><text:span text:style-name="T1">, tout cela y est pourtant, et c'est bien lui qui, compl</text:span></text:span><text:span text:style-name="Police_20_par_20_défaut"><text:span text:style-name="T1">é</text:span></text:span><text:span text:style-name="Police_20_par_20_défaut"><text:span text:style-name="T1">tant en ce point l'</text:span></text:span><text:span text:style-name="Police_20_par_20_défaut"><text:span text:style-name="T1">œ</text:span></text:span><text:span text:style-name="Police_20_par_20_défaut"><text:span text:style-name="T1">uvre de ses pr</text:span></text:span><text:span text:style-name="Police_20_par_20_défaut"><text:span text:style-name="T1">é</text:span></text:span><text:span text:style-name="Police_20_par_20_défaut"><text:span text:style-name="T1">d</text:span></text:span><text:span text:style-name="Police_20_par_20_défaut"><text:span text:style-name="T1">é</text:span></text:span><text:span text:style-name="Police_20_par_20_défaut"><text:span text:style-name="T1">cesseurs, a </text:span></text:span><text:span text:style-name="Police_20_par_20_défaut"><text:span text:style-name="T1">é</text:span></text:span><text:span text:style-name="Police_20_par_20_défaut"><text:span text:style-name="T1">veill</text:span></text:span><text:span text:style-name="Police_20_par_20_défaut"><text:span text:style-name="T1">é</text:span></text:span><text:span text:style-name="Police_20_par_20_défaut"><text:span text:style-name="T1"> l'attention sur cette nature de questions.</text:span></text:span></text:p>
      <text:p text:style-name="P1">Or ; vous remarquerez que la critique ainsi retrouve son aplomb ; avec son aplomb, son autorité naturelle ; et avec son autorité, les moyens de remplir son office. Il arrive encore fréquemment à Villemain de juger à la façon d'un critique de l'ancienne école ; son éducation première est la plus forte ; et en plus d'une occasion nous <text:soft-page-break/>sommes tentés de ne pas le trouver si différent de Laharpe. Mais prenons-y garde au moins Car, il est évident d'autre part que les règles n'ont plus d'importance pour lui, et qu'au fond de sa pensée le droit de l'histoire s'est substitué à celui qu'aussi bien les règles ne tenaient que d'une fausse interprétation des modèles. Il juge donc, mais sur d'autres principes. Et si nous nous demandons quels sont ces principes nouveaux, nous avons fait la réponse en l'étudiant lui-même. On jugera désormais, et l'on mesurera la valeur des œuvres à la quantité, à la complexité, à la délicatesse des rapports qu'elles expriment, ou si vous l'aimez mieux, à la richesse de leur signification. De le faire bien voir, ç'allait être la tâche et l'honneur de Sainte-Beuve.</text:p>
      <text:p text:style-name="P1">3 décembre 1889.</text:p>
      <text:h text:style-name="P36" text:outline-level="1">Huitième leçon - L'œuvre de Sainte-Beuve (<text:span text:style-name="Police_20_par_20_défaut"><text:span text:style-name="T10">1830-1865</text:span></text:span><text:span text:style-name="Police_20_par_20_défaut"><text:span text:style-name="T10">)</text:span></text:span><text:span text:style-name="Police_20_par_20_défaut"><text:span text:style-name="T10">.</text:span></text:span></text:h>
      <text:p text:style-name="P1"/>
      <text:p text:style-name="Normal"><text:span text:style-name="Police_20_par_20_défaut"><text:span text:style-name="T1">L</text:span></text:span><text:span text:style-name="Police_20_par_20_défaut"><text:span text:style-name="T1">’</text:span></text:span><text:span text:style-name="Police_20_par_20_défaut"><text:span text:style-name="T1">é</text:span></text:span><text:span text:style-name="Police_20_par_20_défaut"><text:span text:style-name="T1">tendue et la diversit</text:span></text:span><text:span text:style-name="Police_20_par_20_défaut"><text:span text:style-name="T1">é</text:span></text:span><text:span text:style-name="Police_20_par_20_défaut"><text:span text:style-name="T1"> de l'</text:span></text:span><text:span text:style-name="Police_20_par_20_défaut"><text:span text:style-name="T1">œ</text:span></text:span><text:span text:style-name="Police_20_par_20_défaut"><text:span text:style-name="T1">uvre. — Quelques pr</text:span></text:span><text:span text:style-name="Police_20_par_20_défaut"><text:span text:style-name="T1">é</text:span></text:span><text:span text:style-name="Police_20_par_20_défaut"><text:span text:style-name="T1">d</text:span></text:span><text:span text:style-name="Police_20_par_20_défaut"><text:span text:style-name="T1">é</text:span></text:span><text:span text:style-name="Police_20_par_20_défaut"><text:span text:style-name="T1">cesseurs de Sainte-Beuve. — Augustin Thierry et Michelet. — La notion de race et la g</text:span></text:span><text:span text:style-name="Police_20_par_20_défaut"><text:span text:style-name="T1">é</text:span></text:span><text:span text:style-name="Police_20_par_20_défaut"><text:span text:style-name="T1">ographie physiologique. — Le jugement d</text:span></text:span><text:span text:style-name="Police_20_par_20_défaut"><text:span text:style-name="T1">é</text:span></text:span><text:span text:style-name="Police_20_par_20_défaut"><text:span text:style-name="T1"> Sainte-Beuve sur lui-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 ce qu'il contient de faux et de vrai. — L'impartialit</text:span></text:span><text:span text:style-name="Police_20_par_20_défaut"><text:span text:style-name="T1">é</text:span></text:span><text:span text:style-name="Police_20_par_20_défaut"><text:span text:style-name="T1"> critique. — D</text:span></text:span><text:span text:style-name="Police_20_par_20_défaut"><text:span text:style-name="T1">é</text:span></text:span><text:span text:style-name="Police_20_par_20_défaut"><text:span text:style-name="T1">veloppement de la critique biographique</text:span></text:span><text:span text:style-name="Police_20_par_20_défaut"><text:span text:style-name="T1"> :</text:span></text:span><text:span text:style-name="Police_20_par_20_défaut"><text:span text:style-name="T1"> les </text:span></text:span><text:span text:style-name="Police_20_par_20_défaut"><text:span text:style-name="T4">Premiers Lundis</text:span></text:span><text:span text:style-name="Police_20_par_20_défaut"><text:span text:style-name="T1">, les </text:span></text:span><text:span text:style-name="Police_20_par_20_défaut"><text:span text:style-name="T4">Portraits litt</text:span></text:span><text:span text:style-name="Police_20_par_20_défaut"><text:span text:style-name="T4">é</text:span></text:span><text:span text:style-name="Police_20_par_20_défaut"><text:span text:style-name="T4">raires</text:span></text:span><text:span text:style-name="Police_20_par_20_défaut"><text:span text:style-name="T1"> et les </text:span></text:span><text:span text:style-name="Police_20_par_20_défaut"><text:span text:style-name="T4">Portrai</text:span></text:span><text:span text:style-name="Police_20_par_20_défaut"><text:span text:style-name="T4">ts contemporains</text:span></text:span><text:span text:style-name="Police_20_par_20_défaut"><text:span text:style-name="T1">. — Anatomie, </text:span></text:span><text:span text:style-name="Police_20_par_20_défaut"><text:span text:style-name="T1">physiologie et psychologie. — </text:span></text:span><text:span text:style-name="Police_20_par_20_défaut"><text:span text:style-name="T4">Port-Royal</text:span></text:span><text:span text:style-name="Police_20_par_20_défaut"><text:span text:style-name="T1">. — L'histoire naturelle des esprits</text:span></text:span><text:span text:style-name="Police_20_par_20_défaut"><text:span text:style-name="T1"> :</text:span></text:span><text:span text:style-name="Police_20_par_20_défaut"><text:span text:style-name="T1"> les </text:span></text:span><text:span text:style-name="Police_20_par_20_défaut"><text:span text:style-name="T4">Caus</text:span></text:span><text:span text:style-name="Police_20_par_20_défaut"><text:span text:style-name="T4">eries du Lundi</text:span></text:span><text:span text:style-name="Police_20_par_20_défaut"><text:span text:style-name="T1">. — Les </text:span></text:span><text:span text:style-name="Police_20_par_20_défaut"><text:span text:style-name="T4">Nouveaux</text:span></text:span><text:span text:style-name="Police_20_par_20_défaut"><text:span text:style-name="T4"> Lundis.</text:span></text:span><text:span text:style-name="Police_20_par_20_défaut"><text:span text:style-name="T4"> </text:span></text:span><text:span text:style-name="Police_20_par_20_défaut"><text:span text:style-name="T1">— D</text:span></text:span><text:span text:style-name="Police_20_par_20_défaut"><text:span text:style-name="T1">é</text:span></text:span><text:span text:style-name="Police_20_par_20_défaut"><text:span text:style-name="T1">finition de la m</text:span></text:span><text:span text:style-name="Police_20_par_20_défaut"><text:span text:style-name="T1">é</text:span></text:span><text:span text:style-name="Police_20_par_20_défaut"><text:span text:style-name="T1">thode. — Limites de la critique</text:span></text:span><text:span text:style-name="Police_20_par_20_défaut"><text:span text:style-name="T1"> de Sainte-Beuve. — Quelques mots sur Edmond Scherer et sur </text:span></text:span><text:span text:style-name="Police_20_par_20_défaut"><text:span text:style-name="T1">M. </text:span></text:span><text:span text:style-name="Police_20_par_20_défaut"><text:span text:style-name="T1">Ernest Renan.</text:span></text:span></text:p>
      <text:p text:style-name="P1"/>
      <text:p text:style-name="P1"/>
      <text:p text:style-name="P1">Messieurs,</text:p>
      <text:p text:style-name="Normal"><text:span text:style-name="Police_20_par_20_défaut"><text:span text:style-name="T1">On a dit </text:span></text:span><text:span text:style-name="Police_20_par_20_défaut"><text:span text:style-name="T1">p</text:span></text:span><text:span text:style-name="Police_20_par_20_défaut"><text:span text:style-name="T1">lus d'une fois q</text:span></text:span><text:span text:style-name="Police_20_par_20_défaut"><text:span text:style-name="T1">ue</text:span></text:span><text:span text:style-name="Police_20_par_20_défaut"><text:span text:style-name="T1"> le si</text:span></text:span><text:span text:style-name="Police_20_par_20_défaut"><text:span text:style-name="T1">è</text:span></text:span><text:span text:style-name="Police_20_par_20_défaut"><text:span text:style-name="T1">cle o</text:span></text:span><text:span text:style-name="Police_20_par_20_défaut"><text:span text:style-name="T1">ù</text:span></text:span><text:span text:style-name="Police_20_par_20_défaut"><text:span text:style-name="T1"> nous vivons serait par</text:span></text:span><text:span text:style-name="Police_20_par_20_défaut"><text:span text:style-name="T2"> </text:span></text:span><text:span text:style-name="Police_20_par_20_défaut"><text:span text:style-name="T1">excellence le si</text:span></text:span><text:span text:style-name="Police_20_par_20_défaut"><text:span text:style-name="T1">è</text:span></text:span><text:span text:style-name="Police_20_par_20_défaut"><text:span text:style-name="T1">cle de la critique et de l'histoire</text:span></text:span><text:span text:style-name="Police_20_par_20_défaut"><text:span text:style-name="T1"> ;</text:span></text:span><text:span text:style-name="Police_20_par_20_défaut"><text:span text:style-name="T1"> et, sans doute, on pourrait dire avec tout autant de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qu'il est celui du roman, par exemple, ou de la po</text:span></text:span><text:span text:style-name="Police_20_par_20_défaut"><text:span text:style-name="T1">é</text:span></text:span><text:span text:style-name="Police_20_par_20_défaut"><text:span text:style-name="T1">sie lyrique</text:span></text:span><text:span text:style-name="Police_20_par_20_défaut"><text:span text:style-name="T1"> ;</text:span></text:span><text:span text:style-name="Police_20_par_20_défaut"><text:span text:style-name="T1"> mais, si l'on entend par l</text:span></text:span><text:span text:style-name="Police_20_par_20_défaut"><text:span text:style-name="T1">à</text:span></text:span><text:span text:style-name="Police_20_par_20_défaut"><text:span text:style-name="T1"> que la critique et l'histoire, depuis quatre-vingts ans, ont pris un r</text:span></text:span><text:span text:style-name="Police_20_par_20_défaut"><text:span text:style-name="T1">ô</text:span></text:span><text:span text:style-name="Police_20_par_20_défaut"><text:span text:style-name="T1">le, une importance et une dignit</text:span></text:span><text:span text:style-name="Police_20_par_20_défaut"><text:span text:style-name="T1">é</text:span></text:span><text:span text:style-name="Police_20_par_20_défaut"><text:span text:style-name="T1"> qu'elles n'avaient jamais connus, on</text:span></text:span><text:span text:style-name="Police_20_par_20_défaut"><text:span text:style-name="T1"> </text:span></text:span><text:span text:style-name="Police_20_par_20_défaut"><text:span text:style-name="T1">peut le dire. Laharpe lui-m</text:span></text:span><text:span text:style-name="Police_20_par_20_défaut"><text:span text:style-name="T1">ê</text:span></text:span><text:span text:style-name="Police_20_par_20_défaut"><text:span text:style-name="T1">me — et le premier peut-</text:span></text:span><text:span text:style-name="Police_20_par_20_défaut"><text:span text:style-name="T1">ê</text:span></text:span><text:span text:style-name="Police_20_par_20_défaut"><text:span text:style-name="T1">tre, — Mme de Sta</text:span></text:span><text:span text:style-name="Police_20_par_20_défaut"><text:span text:style-name="T1">ë</text:span></text:span><text:span text:style-name="Police_20_par_20_défaut"><text:span text:style-name="T1">l, Chateaubriand y ont aid</text:span></text:span><text:span text:style-name="Police_20_par_20_défaut"><text:span text:style-name="T1">é</text:span></text:span><text:span text:style-name="Police_20_par_20_défaut"><text:span text:style-name="T1">, comme vous l'avez vu</text:span></text:span><text:span text:style-name="Police_20_par_20_défaut"><text:span text:style-name="T1"> ;</text:span></text:span><text:span text:style-name="Police_20_par_20_défaut"><text:span text:style-name="T1"> et apr</text:span></text:span><text:span text:style-name="Police_20_par_20_défaut"><text:span text:style-name="T1">è</text:span></text:span><text:span text:style-name="Police_20_par_20_défaut"><text:span text:style-name="T1">s eux .Cousin, Guizot, </text:span></text:span><text:span text:style-name="Police_20_par_20_défaut"><text:span text:style-name="T1">Villemain</text:span></text:span><text:span text:style-name="Police_20_par_20_défaut"><text:span text:style-name="T1">, d'autres encore</text:span></text:span><text:span text:style-name="Police_20_par_20_défaut"><text:span text:style-name="T1"> </text:span></text:span><text:span text:style-name="Police_20_par_20_défaut"><text:span text:style-name="T1">;</text:span></text:span><text:span text:style-name="Police_20_par_20_défaut"><text:span text:style-name="T1"> mais l'homme dont on doit dire qu'apr</text:span></text:span><text:span text:style-name="Police_20_par_20_défaut"><text:span text:style-name="T1">è</text:span></text:span><text:span text:style-name="Police_20_par_20_défaut"><text:span text:style-name="T1">s l'avoir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de son vivant, il demeurera dans l'avenir l'expression la plus originale, sinon la plus compl</text:span></text:span><text:span text:style-name="Police_20_par_20_défaut"><text:span text:style-name="T1">è</text:span></text:span><text:span text:style-name="Police_20_par_20_défaut"><text:span text:style-name="T1">te, de ce renouvellement de la critique, c'est l'historien de </text:span></text:span><text:span text:style-name="Police_20_par_20_défaut"><text:span text:style-name="T4">Port-Royal </text:span></text:span><text:span text:style-name="Police_20_par_20_défaut"><text:span text:style-name="T1">et l'auteur</text:span></text:span><text:span text:style-name="Police_20_par_20_défaut"><text:span text:style-name="T1"> </text:span></text:span><text:span text:style-name="Police_20_par_20_défaut"><text:span text:style-name="T1">des </text:span></text:span><text:span text:style-name="Police_20_par_20_défaut"><text:span text:style-name="T4">Causeries du Lundi</text:span></text:span><text:span text:style-name="Police_20_par_20_défaut"><text:span text:style-name="T1">.</text:span></text:span></text:p>
      <text:p text:style-name="Normal"><text:span text:style-name="Police_20_par_20_défaut"><text:span text:style-name="T1">Vous</text:span></text:span><text:span text:style-name="Police_20_par_20_défaut"><text:span text:style-name="T1"> connaissez l'</text:span></text:span><text:span text:style-name="Police_20_par_20_défaut"><text:span text:style-name="T1">é</text:span></text:span><text:span text:style-name="Police_20_par_20_défaut"><text:span text:style-name="T1">tendue, les dimensions ou, pour mieux dire encore, l'</text:span></text:span><text:span text:style-name="Police_20_par_20_défaut"><text:span text:style-name="T1">é</text:span></text:span><text:span text:style-name="Police_20_par_20_défaut"><text:span text:style-name="T1">normit</text:span></text:span><text:span text:style-name="Police_20_par_20_défaut"><text:span text:style-name="T1">é</text:span></text:span><text:span text:style-name="Police_20_par_20_défaut"><text:span text:style-name="T1"> de son </text:span></text:span><text:span text:style-name="Police_20_par_20_défaut"><text:span text:style-name="T1">œ</text:span></text:span><text:span text:style-name="Police_20_par_20_défaut"><text:span text:style-name="T1">uvre, soixante ou soixante-dix volumes —</text:span></text:span><text:span text:style-name="Police_20_par_20_défaut"><text:span text:style-name="T1"> </text:span></text:span><text:span text:style-name="Police_20_par_20_défaut"><text:span text:style-name="T1">autant ou un peu plus que n'en a laiss</text:span></text:span><text:span text:style-name="Police_20_par_20_défaut"><text:span text:style-name="T1">é</text:span></text:span><text:span text:style-name="Police_20_par_20_défaut"><text:span text:style-name="T1"> </text:span></text:span><text:span text:style-name="Police_20_par_20_défaut"><text:span text:style-name="T1">Voltaire</text:span></text:span><text:span text:style-name="Police_20_par_20_défaut"><text:span text:style-name="T1">, —</text:span></text:span><text:span text:style-name="Police_20_par_20_défaut"><text:span text:style-name="T1"> </text:span></text:span><text:span text:style-name="Police_20_par_20_défaut"><text:span text:style-name="T1">et dans lesquels il n'y a pas trace de ce </text:span></text:span><text:span text:style-name="Police_20_par_20_défaut"><text:span text:style-name="T1">«</text:span></text:span><text:span text:style-name="Police_20_par_20_défaut"><text:span text:style-name="T1"> </text:span></text:span><text:span text:style-name="Police_20_par_20_défaut"><text:span text:style-name="T1">rab</text:span></text:span><text:span text:style-name="Police_20_par_20_défaut"><text:span text:style-name="T1">â</text:span></text:span><text:span text:style-name="Police_20_par_20_défaut"><text:span text:style-name="T1">chage</text:span></text:span><text:span text:style-name="Police_20_par_20_défaut"><text:span text:style-name="T1"> </text:span></text:span><text:span text:style-name="Police_20_par_20_défaut"><text:span text:style-name="T1">»</text:span></text:span><text:span text:style-name="Police_20_par_20_défaut"><text:span text:style-name="T1"> s</text:span></text:span><text:span text:style-name="Police_20_par_20_défaut"><text:span text:style-name="T1">é</text:span></text:span><text:span text:style-name="Police_20_par_20_défaut"><text:span text:style-name="T1">nile que Grimm, dans sa </text:span></text:span><text:span text:style-name="Police_20_par_20_défaut"><text:span text:style-name="T4">Correspondance</text:span></text:span><text:span text:style-name="Police_20_par_20_défaut"><text:span text:style-name="T1">, a pu reprocher avec raison au </text:span></text:span><text:span text:style-name="Police_20_par_20_défaut"><text:span text:style-name="T1">«</text:span></text:span><text:span text:style-name="Police_20_par_20_défaut"><text:span text:style-name="T1"> </text:span></text:span><text:span text:style-name="Police_20_par_20_défaut"><text:span text:style-name="T1">patriarche de Ferney</text:span></text:span><text:span text:style-name="Police_20_par_20_défaut"><text:span text:style-name="T1"> </text:span></text:span><text:span text:style-name="Police_20_par_20_défaut"><text:span text:style-name="T1">»</text:span></text:span><text:span text:style-name="Police_20_par_20_défaut"><text:span text:style-name="T1">. Sainte-Beuve, mort </text:span></text:span><text:span text:style-name="Police_20_par_20_défaut"><text:span text:style-name="T1">à</text:span></text:span><text:span text:style-name="Police_20_par_20_défaut"><text:span text:style-name="T1"> soixante-cinq ans, n'a pas eu le temps de se r</text:span></text:span><text:span text:style-name="Police_20_par_20_défaut"><text:span text:style-name="T1">é</text:span></text:span><text:span text:style-name="Police_20_par_20_défaut"><text:span text:style-name="T1">p</text:span></text:span><text:span text:style-name="Police_20_par_20_défaut"><text:span text:style-name="T1">é</text:span></text:span><text:span text:style-name="Police_20_par_20_défaut"><text:span text:style-name="T1">ter, mais seulement celui de se contredire, et, en se contredisant, de se renouveler. </text:span></text:span><text:span text:style-name="Police_20_par_20_défaut"><text:span text:style-name="T1">Vous</text:span></text:span><text:span text:style-name="Police_20_par_20_défaut"><text:span text:style-name="T1"> savez </text:span></text:span><text:span text:style-name="Police_20_par_20_défaut"><text:span text:style-name="T1">é</text:span></text:span><text:span text:style-name="Police_20_par_20_défaut"><text:span text:style-name="T1">galement la diversit</text:span></text:span><text:span text:style-name="Police_20_par_20_défaut"><text:span text:style-name="T1">é</text:span></text:span><text:span text:style-name="Police_20_par_20_défaut"><text:span text:style-name="T1"> de cette </text:span></text:span><text:span text:style-name="Police_20_par_20_défaut"><text:span text:style-name="T1">œ</text:span></text:span><text:span text:style-name="Police_20_par_20_défaut"><text:span text:style-name="T1">uvre prodigieuse</text:span></text:span><text:span text:style-name="Police_20_par_20_défaut"><text:span text:style-name="T1"> </text:span></text:span><text:span text:style-name="Police_20_par_20_défaut"><text:span text:style-name="T1">;</text:span></text:span><text:span text:style-name="Police_20_par_20_défaut"><text:span text:style-name="T1"> et, litt</text:span></text:span><text:span text:style-name="Police_20_par_20_défaut"><text:span text:style-name="T1">é</text:span></text:span><text:span text:style-name="Police_20_par_20_défaut"><text:span text:style-name="T1">rature, politique, philosophie, religion, histoire, art ou science m</text:span></text:span><text:span text:style-name="Police_20_par_20_défaut"><text:span text:style-name="T1">ê</text:span></text:span><text:span text:style-name="Police_20_par_20_défaut"><text:span text:style-name="T1">me, vous savez qu'il n'est </text:span></text:span><text:soft-page-break/><text:span text:style-name="Police_20_par_20_défaut"><text:span text:style-name="T1">pas de province de l'esprit que l'intelligente et un peu sceptique curiosit</text:span></text:span><text:span text:style-name="Police_20_par_20_défaut"><text:span text:style-name="T1">é</text:span></text:span><text:span text:style-name="Police_20_par_20_défaut"><text:span text:style-name="T1"> de Sainte-Beuve </text:span></text:span><text:span text:style-name="Police_20_par_20_défaut"><text:span text:style-name="T1">n'ait au moins explor</text:span></text:span><text:span text:style-name="Police_20_par_20_défaut"><text:span text:style-name="T1">é</text:span></text:span><text:span text:style-name="Police_20_par_20_défaut"><text:span text:style-name="T1">e. J'ouvre au hasard un volume de ses </text:span></text:span><text:span text:style-name="Police_20_par_20_défaut"><text:span text:style-name="T4">Nouveaux Lundis</text:span></text:span><text:span text:style-name="Police_20_par_20_défaut"><text:span text:style-name="T1">, et </text:span></text:span><text:span text:style-name="Police_20_par_20_défaut"><text:span text:style-name="T1">à</text:span></text:span><text:span text:style-name="Police_20_par_20_défaut"><text:span text:style-name="T1"> c</text:span></text:span><text:span text:style-name="Police_20_par_20_défaut"><text:span text:style-name="T1">ô</text:span></text:span><text:span text:style-name="Police_20_par_20_défaut"><text:span text:style-name="T1">t</text:span></text:span><text:span text:style-name="Police_20_par_20_défaut"><text:span text:style-name="T1">é</text:span></text:span><text:span text:style-name="Police_20_par_20_défaut"><text:span text:style-name="T1"> d'un articl</text:span></text:span><text:span text:style-name="Police_20_par_20_défaut"><text:span text:style-name="T1">e sur </text:span></text:span><text:span text:style-name="Police_20_par_20_défaut"><text:span text:style-name="T4">l</text:span></text:span><text:span text:style-name="Police_20_par_20_défaut"><text:span text:style-name="T4">es Jeudis de Mme Charbon</text:span></text:span><text:span text:style-name="Police_20_par_20_défaut"><text:span text:style-name="T4">neau</text:span></text:span><text:span text:style-name="Police_20_par_20_défaut"><text:span text:style-name="T1">, j'en trouve un sur les </text:span></text:span><text:span text:style-name="Police_20_par_20_défaut"><text:span text:style-name="T4">Lettres de Racine</text:span></text:span><text:span text:style-name="Police_20_par_20_défaut"><text:span text:style-name="T1">, sur le </text:span></text:span><text:span text:style-name="Police_20_par_20_défaut"><text:span text:style-name="T4">Waterloo</text:span></text:span><text:span text:style-name="Police_20_par_20_défaut"><text:span text:style-name="T1"> de </text:span></text:span><text:span text:style-name="Police_20_par_20_défaut"><text:span text:style-name="T1">M. </text:span></text:span><text:span text:style-name="Police_20_par_20_défaut"><text:span text:style-name="T1">Thie</text:span></text:span><text:span text:style-name="Police_20_par_20_défaut"><text:span text:style-name="T1">rs, sur le </text:span></text:span><text:span text:style-name="Police_20_par_20_défaut"><text:span text:style-name="T4">Charles-Quint</text:span></text:span><text:span text:style-name="Police_20_par_20_défaut"><text:span text:style-name="T1"> de Mi</text:span></text:span><text:span text:style-name="Police_20_par_20_défaut"><text:span text:style-name="T1">gnet, sur les </text:span></text:span><text:span text:style-name="Police_20_par_20_défaut"><text:span text:style-name="T4">É</text:span></text:span><text:span text:style-name="Police_20_par_20_défaut"><text:span text:style-name="T4">vangiles</text:span></text:span><text:span text:style-name="Police_20_par_20_défaut"><text:span text:style-name="T1">, sur les </text:span></text:span><text:span text:style-name="Police_20_par_20_défaut"><text:span text:style-name="T4">Entretiens de Goethe et d</text:span></text:span><text:span text:style-name="Police_20_par_20_défaut"><text:span text:style-name="T4">’</text:span></text:span><text:span text:style-name="Police_20_par_20_défaut"><text:span text:style-name="T4">Eckermann,</text:span></text:span><text:span text:style-name="Police_20_par_20_défaut"><text:span text:style-name="T1"> sur le </text:span></text:span><text:span text:style-name="Police_20_par_20_défaut"><text:span text:style-name="T4">Myst</text:span></text:span><text:span text:style-name="Police_20_par_20_défaut"><text:span text:style-name="T4">è</text:span></text:span><text:span text:style-name="Police_20_par_20_défaut"><text:span text:style-name="T4">re du </text:span></text:span><text:span text:style-name="Police_20_par_20_défaut"><text:span text:style-name="T4">si</text:span></text:span><text:span text:style-name="Police_20_par_20_défaut"><text:span text:style-name="T4">è</text:span></text:span><text:span text:style-name="Police_20_par_20_défaut"><text:span text:style-name="T4">ge d'Orl</text:span></text:span><text:span text:style-name="Police_20_par_20_défaut"><text:span text:style-name="T4">é</text:span></text:span><text:span text:style-name="Police_20_par_20_défaut"><text:span text:style-name="T4">ans</text:span></text:span><text:span text:style-name="Police_20_par_20_défaut"><text:span text:style-name="T4">...</text:span></text:span><text:span text:style-name="Police_20_par_20_défaut"><text:span text:style-name="T4"> </text:span></text:span><text:span text:style-name="Police_20_par_20_défaut"><text:span text:style-name="T1">Enfin, vous connaissez l'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 le charme et la s</text:span></text:span><text:span text:style-name="Police_20_par_20_défaut"><text:span text:style-name="T1">é</text:span></text:span><text:span text:style-name="Police_20_par_20_défaut"><text:span text:style-name="T1">duction de cette critique</text:span></text:span><text:span text:style-name="Police_20_par_20_défaut"><text:span text:style-name="T1">...</text:span></text:span><text:span text:style-name="Police_20_par_20_défaut"><text:span text:style-name="T1"> Peut-</text:span></text:span><text:span text:style-name="Police_20_par_20_défaut"><text:span text:style-name="T1">ê</text:span></text:span><text:span text:style-name="Police_20_par_20_défaut"><text:span text:style-name="T1">tre tiennent-ils sur</text:span></text:span><text:span text:style-name="Police_20_par_20_défaut"><text:span text:style-name="T1">tout </text:span></text:span><text:span text:style-name="Police_20_par_20_défaut"><text:span text:style-name="T1">à</text:span></text:span><text:span text:style-name="Police_20_par_20_défaut"><text:span text:style-name="T1"> ce que Sainte-Beuve a aim</text:span></text:span><text:span text:style-name="Police_20_par_20_défaut"><text:span text:style-name="T1">é</text:span></text:span><text:span text:style-name="Police_20_par_20_défaut"><text:span text:style-name="T1"> passionn</text:span></text:span><text:span text:style-name="Police_20_par_20_défaut"><text:span text:style-name="T1">é</text:span></text:span><text:span text:style-name="Police_20_par_20_défaut"><text:span text:style-name="T1">ment son art, et qu'au lieu de se faire de la litt</text:span></text:span><text:span text:style-name="Police_20_par_20_défaut"><text:span text:style-name="T1">é</text:span></text:span><text:span text:style-name="Police_20_par_20_défaut"><text:span text:style-name="T1">rature, comme tant d'autres, comme Cousin ou comme </text:span></text:span><text:span text:style-name="Police_20_par_20_défaut"><text:span text:style-name="T1">Villemain</text:span></text:span><text:span text:style-name="Police_20_par_20_défaut"><text:span text:style-name="T1">, un moyen de fortune, un titre aux minist</text:span></text:span><text:span text:style-name="Police_20_par_20_défaut"><text:span text:style-name="T1">è</text:span></text:span><text:span text:style-name="Police_20_par_20_défaut"><text:span text:style-name="T1">res, il l'a, jusqu'</text:span></text:span><text:span text:style-name="Police_20_par_20_défaut"><text:span text:style-name="T1">à</text:span></text:span><text:span text:style-name="Police_20_par_20_défaut"><text:span text:style-name="T1"> son dernier jour, cultiv</text:span></text:span><text:span text:style-name="Police_20_par_20_défaut"><text:span text:style-name="T1">é</text:span></text:span><text:span text:style-name="Police_20_par_20_défaut"><text:span text:style-name="T1">e pour elle</text:span></text:span><text:span text:style-name="Police_20_par_20_défaut"><text:span text:style-name="T1">-</text:span></text:span><text:span text:style-name="Police_20_par_20_défaut"><text:span text:style-name="T1">m</text:span></text:span><text:span text:style-name="Police_20_par_20_défaut"><text:span text:style-name="T1">ê</text:span></text:span><text:span text:style-name="Police_20_par_20_défaut"><text:span text:style-name="T1">me, comme le plus noble emploi de l'intelligence</text:span></text:span><text:span text:style-name="Police_20_par_20_défaut"><text:span text:style-name="T1"> </text:span></text:span><text:span text:style-name="Police_20_par_20_défaut"><text:span text:style-name="T1">et de l'activit</text:span></text:span><text:span text:style-name="Police_20_par_20_défaut"><text:span text:style-name="T1">é</text:span></text:span><text:span text:style-name="Police_20_par_20_défaut"><text:span text:style-name="T1">...</text:span></text:span></text:p>
      <text:p text:style-name="P1">Mais avant d'essayer de définir et de caractériser cette critique par des traits plus précis — ce qui sera aujourd'hui le principal objet de cette leçon, — je voudrais dire quelques mots de deux hommes qui n'ont pas fait profession de critiques, mais qui n'en ont pas moins, à mon avis, exercé quelque influence — et sur la direction générale de la critique contemporaine, et sur celle des idées de Sainte-Beuve lui-même, — en complétant ou en resserrant cette union intime de l'histoire et de la critique dont nous avons vu les commencements en parlant l'autre jour de Villemain.</text:p>
      <text:p text:style-name="Normal"><text:span text:style-name="Police_20_par_20_défaut"><text:span text:style-name="T1">Je ne vous rappelle que pour m</text:span></text:span><text:span text:style-name="Police_20_par_20_défaut"><text:span text:style-name="T1">é</text:span></text:span><text:span text:style-name="Police_20_par_20_défaut"><text:span text:style-name="T1">moire ces </text:span></text:span><text:span text:style-name="Police_20_par_20_défaut"><text:span text:style-name="T4">Lettres sur </text:span></text:span><text:span text:style-name="Police_20_par_20_défaut"><text:span text:style-name="T4">l’</text:span></text:span><text:span text:style-name="Police_20_par_20_défaut"><text:span text:style-name="T4">Histoire de France</text:span></text:span><text:span text:style-name="Police_20_par_20_défaut"><text:span text:style-name="T1">, o</text:span></text:span><text:span text:style-name="Police_20_par_20_défaut"><text:span text:style-name="T1">ù</text:span></text:span><text:span text:style-name="Police_20_par_20_défaut"><text:span text:style-name="T1">, d</text:span></text:span><text:span text:style-name="Police_20_par_20_défaut"><text:span text:style-name="T1">è</text:span></text:span><text:span text:style-name="Police_20_par_20_défaut"><text:span text:style-name="T1">s 1820, en essayant de distinguer et de caract</text:span></text:span><text:span text:style-name="Police_20_par_20_défaut"><text:span text:style-name="T1">é</text:span></text:span><text:span text:style-name="Police_20_par_20_défaut"><text:span text:style-name="T1">riser les </text:span></text:span><text:span text:style-name="Police_20_par_20_défaut"><text:span text:style-name="T1">é</text:span></text:span><text:span text:style-name="Police_20_par_20_défaut"><text:span text:style-name="T1">poques de l'histoire nationale, de leur rendre </text:span></text:span><text:span text:style-name="Police_20_par_20_défaut"><text:span text:style-name="T1">à</text:span></text:span><text:span text:style-name="Police_20_par_20_défaut"><text:span text:style-name="T1"> chacune sa physionomie, sa couleur, son accent individuel, Augustin Thierry, sur les traces de Chateaubriand, avait fait rentrer, pour ainsi dire, la vie avec le sang, dans cette chose morte qui </text:span></text:span><text:span text:style-name="Police_20_par_20_défaut"><text:span text:style-name="T1">é</text:span></text:span><text:span text:style-name="Police_20_par_20_défaut"><text:span text:style-name="T1">tait l'histoire de France d'Anquetil ou de </text:span></text:span><text:span text:style-name="Police_20_par_20_défaut"><text:span text:style-name="T1">V</text:span></text:span><text:span text:style-name="Police_20_par_20_défaut"><text:span text:style-name="T1">elly. Mais, en outre, et depuis, en 1826, dans son </text:span></text:span><text:span text:style-name="Police_20_par_20_défaut"><text:span text:style-name="T4">Histoire de la Conqu</text:span></text:span><text:span text:style-name="Police_20_par_20_défaut"><text:span text:style-name="T4">ê</text:span></text:span><text:span text:style-name="Police_20_par_20_défaut"><text:span text:style-name="T4">te de l'Angleterre</text:span></text:span><text:span text:style-name="Police_20_par_20_défaut"><text:span text:style-name="T1"> par les Norm</text:span></text:span><text:span text:style-name="Police_20_par_20_défaut"><text:span text:style-name="T1">ans, allant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plus loin et poussant plus avant que Cousin, que Guizot, que </text:span></text:span><text:span text:style-name="Police_20_par_20_défaut"><text:span text:style-name="T1">Villemain</text:span></text:span><text:span text:style-name="Police_20_par_20_défaut"><text:span text:style-name="T1"> qui s'</text:span></text:span><text:span text:style-name="Police_20_par_20_défaut"><text:span text:style-name="T1">é</text:span></text:span><text:span text:style-name="Police_20_par_20_défaut"><text:span text:style-name="T1">taient born</text:span></text:span><text:span text:style-name="Police_20_par_20_défaut"><text:span text:style-name="T1">é</text:span></text:span><text:span text:style-name="Police_20_par_20_défaut"><text:span text:style-name="T1">s, qui devaient se borner, pour mieux dire, </text:span></text:span><text:span text:style-name="Police_20_par_20_défaut"><text:span text:style-name="T1">à</text:span></text:span><text:span text:style-name="Police_20_par_20_défaut"><text:span text:style-name="T1"> </text:span></text:span><text:span text:style-name="Police_20_par_20_défaut"><text:span text:style-name="T1">mettre la litt</text:span></text:span><text:span text:style-name="Police_20_par_20_défaut"><text:span text:style-name="T1">é</text:span></text:span><text:span text:style-name="Police_20_par_20_défaut"><text:span text:style-name="T1">rature en rapport avec les institutions sociales et l'esprit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des temps, il s'</text:span></text:span><text:span text:style-name="Police_20_par_20_défaut"><text:span text:style-name="T1">é</text:span></text:span><text:span text:style-name="Police_20_par_20_défaut"><text:span text:style-name="T1">tait efforc</text:span></text:span><text:span text:style-name="Police_20_par_20_défaut"><text:span text:style-name="T1">é</text:span></text:span><text:span text:style-name="Police_20_par_20_défaut"><text:span text:style-name="T1"> de fonder l'explication derni</text:span></text:span><text:span text:style-name="Police_20_par_20_défaut"><text:span text:style-name="T1">è</text:span></text:span><text:span text:style-name="Police_20_par_20_défaut"><text:span text:style-name="T1">re de l'histoire sur les consid</text:span></text:span><text:span text:style-name="Police_20_par_20_défaut"><text:span text:style-name="T1">é</text:span></text:span><text:span text:style-name="Police_20_par_20_défaut"><text:span text:style-name="T1">rations ethnographiques, et de faire ainsi de la persistance de la race </text:span></text:span><text:span text:style-name="Police_20_par_20_défaut"><text:span text:style-name="T1">à</text:span></text:span><text:span text:style-name="Police_20_par_20_défaut"><text:span text:style-name="T1"> travers les </text:span></text:span><text:span text:style-name="Police_20_par_20_défaut"><text:span text:style-name="T1">â</text:span></text:span><text:span text:style-name="Police_20_par_20_défaut"><text:span text:style-name="T1">ges l'</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ment fondamental, et, com</text:span></text:span><text:span text:style-name="Police_20_par_20_défaut"><text:span text:style-name="T1">m</text:span></text:span><text:span text:style-name="Police_20_par_20_défaut"><text:span text:style-name="T1">e vous le voudrez, la pierre angulaire ou la cl</text:span></text:span><text:span text:style-name="Police_20_par_20_défaut"><text:span text:style-name="T1">é</text:span></text:span><text:span text:style-name="Police_20_par_20_défaut"><text:span text:style-name="T1"> de vo</text:span></text:span><text:span text:style-name="Police_20_par_20_défaut"><text:span text:style-name="T1">û</text:span></text:span><text:span text:style-name="Police_20_par_20_défaut"><text:span text:style-name="T1">te de son syst</text:span></text:span><text:span text:style-name="Police_20_par_20_défaut"><text:span text:style-name="T1">è</text:span></text:span><text:span text:style-name="Police_20_par_20_défaut"><text:span text:style-name="T1">me historique.</text:span></text:span></text:p>
      <text:p text:style-name="P1">Je n'ai d'ailleurs à examiner ici ni comment, par quelles voies — médiocrement scientifiques peut-être, — il en était arrivé à ces théories ; ni non plus ce qu'elles <text:soft-page-break/>valent, et dans quelle mesure les historiens récents de l'Angleterre les admettent encore ou les repoussent aujourd'hui. J'estime seulement, pour ma part, que l'on a trop donné, beaucoup trop, à l'influence du sang ou de la race, et je tâcherai de vous le montrer. Pour le moment, il suffit que vous sachiez, dans la critique et dans l'histoire, l'importance de cette notion ; et il suffit, si sans doute Augustin Thierry ne l'a pas débrouillée, ni surtout aperçue le premier il suffit que le premier du moins il en ait fait l'application en grand, pour ainsi dire, à l'un des grands événements de l'histoire moderne ; qu'il l'ait poursuivie, cette application, jusque dans le dernier détail, pendant quatre volumes ; et qu'enfin, par son exemple, il en ait montré la fécondité.</text:p>
      <text:p text:style-name="Normal"><text:span text:style-name="Police_20_par_20_défaut"><text:span text:style-name="T1">Quant </text:span></text:span><text:span text:style-name="Police_20_par_20_défaut"><text:span text:style-name="T1">à</text:span></text:span><text:span text:style-name="Police_20_par_20_défaut"><text:span text:style-name="T1"> Michelet, c'est la g</text:span></text:span><text:span text:style-name="Police_20_par_20_défaut"><text:span text:style-name="T1">é</text:span></text:span><text:span text:style-name="Police_20_par_20_défaut"><text:span text:style-name="T1">ographie qu'il a fait, lui, entrer ou rentrer dans l'histoire, la g</text:span></text:span><text:span text:style-name="Police_20_par_20_défaut"><text:span text:style-name="T1">é</text:span></text:span><text:span text:style-name="Police_20_par_20_défaut"><text:span text:style-name="T1">ographie, la g</text:span></text:span><text:span text:style-name="Police_20_par_20_défaut"><text:span text:style-name="T1">é</text:span></text:span><text:span text:style-name="Police_20_par_20_défaut"><text:span text:style-name="T1">ologie, la physique, dans cet admirable second volume de son </text:span></text:span><text:span text:style-name="Police_20_par_20_défaut"><text:span text:style-name="T4">Histoire de France</text:span></text:span><text:span text:style-name="Police_20_par_20_défaut"><text:span text:style-name="T1">, o</text:span></text:span><text:span text:style-name="Police_20_par_20_défaut"><text:span text:style-name="T1">ù</text:span></text:span><text:span text:style-name="Police_20_par_20_défaut"><text:span text:style-name="T1"> se trouvent exprim</text:span></text:span><text:span text:style-name="Police_20_par_20_défaut"><text:span text:style-name="T1">é</text:span></text:span><text:span text:style-name="Police_20_par_20_défaut"><text:span text:style-name="T1">es pour la premi</text:span></text:span><text:span text:style-name="Police_20_par_20_défaut"><text:span text:style-name="T1">è</text:span></text:span><text:span text:style-name="Police_20_par_20_défaut"><text:span text:style-name="T1">re fois ces liaisons myst</text:span></text:span><text:span text:style-name="Police_20_par_20_défaut"><text:span text:style-name="T1">é</text:span></text:span><text:span text:style-name="Police_20_par_20_défaut"><text:span text:style-name="T1">rieuses qui font d'un grand politique ou d'un grand</text:span></text:span><text:span text:style-name="Police_20_par_20_défaut"><text:span text:style-name="T1"> </text:span></text:span><text:span text:style-name="Police_20_par_20_défaut"><text:span text:style-name="T1">é</text:span></text:span><text:span text:style-name="Police_20_par_20_défaut"><text:span text:style-name="T1">crivain, d'un Descartes ou d'un Richelieu, l'abr</text:span></text:span><text:span text:style-name="Police_20_par_20_défaut"><text:span text:style-name="T1">é</text:span></text:span><text:span text:style-name="Police_20_par_20_défaut"><text:span text:style-name="T1">g</text:span></text:span><text:span text:style-name="Police_20_par_20_défaut"><text:span text:style-name="T1">é</text:span></text:span><text:span text:style-name="Police_20_par_20_défaut"><text:span text:style-name="T1">, si l'on peut ainsi dire, non seulement de leurs compatriotes, mais de la figure m</text:span></text:span><text:span text:style-name="Police_20_par_20_défaut"><text:span text:style-name="T1">ê</text:span></text:span><text:span text:style-name="Police_20_par_20_défaut"><text:span text:style-name="T1">me de leur sol natal. Et, il est bien vrai que </text:span></text:span><text:span text:style-name="Police_20_par_20_défaut"><text:span text:style-name="T4">L’</text:span></text:span><text:span text:style-name="Police_20_par_20_défaut"><text:span text:style-name="T4">Histoire de France</text:span></text:span><text:span text:style-name="Police_20_par_20_défaut"><text:span text:style-name="T1"> de Michelet n'a commenc</text:span></text:span><text:span text:style-name="Police_20_par_20_défaut"><text:span text:style-name="T1">é</text:span></text:span><text:span text:style-name="Police_20_par_20_défaut"><text:span text:style-name="T1"> de para</text:span></text:span><text:span text:style-name="Police_20_par_20_défaut"><text:span text:style-name="T1">î</text:span></text:span><text:span text:style-name="Police_20_par_20_défaut"><text:span text:style-name="T1">tre qu'en 1833</text:span></text:span><text:span text:style-name="Police_20_par_20_défaut"><text:span text:style-name="T1"> ;</text:span></text:span><text:span text:style-name="Police_20_par_20_défaut"><text:span text:style-name="T1"> mais comme nous l'</text:span></text:span><text:span text:style-name="Police_20_par_20_défaut"><text:span text:style-name="T1">allions</text:span></text:span><text:span text:style-name="Police_20_par_20_défaut"><text:span text:style-name="T1"> voir, Sainte-Beuve </text:span></text:span><text:span text:style-name="Police_20_par_20_défaut"><text:span text:style-name="T1">é</text:span></text:span><text:span text:style-name="Police_20_par_20_défaut"><text:span text:style-name="T1">tait alors encore assez jeune, et sa m</text:span></text:span><text:span text:style-name="Police_20_par_20_défaut"><text:span text:style-name="T1">é</text:span></text:span><text:span text:style-name="Police_20_par_20_défaut"><text:span text:style-name="T1">thode encore assez flottante, pressentie plut</text:span></text:span><text:span text:style-name="Police_20_par_20_défaut"><text:span text:style-name="T1">ô</text:span></text:span><text:span text:style-name="Police_20_par_20_défaut"><text:span text:style-name="T1">t que d</text:span></text:span><text:span text:style-name="Police_20_par_20_défaut"><text:span text:style-name="T1">é</text:span></text:span><text:span text:style-name="Police_20_par_20_défaut"><text:span text:style-name="T1">finie, pour qu'il ne nous soit pas permis de douter de l'influence que le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isations de Michelet ont exerc</text:span></text:span><text:span text:style-name="Police_20_par_20_défaut"><text:span text:style-name="T1">é</text:span></text:span><text:span text:style-name="Police_20_par_20_défaut"><text:span text:style-name="T1">e sur lui.</text:span></text:span></text:p>
      <text:p text:style-name="Normal"><text:span text:style-name="Police_20_par_20_défaut"><text:span text:style-name="T1">Si maintenant vous ajoutez l'influence de Fauriel, et de sa curiosit</text:span></text:span><text:span text:style-name="Police_20_par_20_défaut"><text:span text:style-name="T1">é</text:span></text:span><text:span text:style-name="Police_20_par_20_défaut"><text:span text:style-name="T1"> des questions d'origines</text:span></text:span><text:span text:style-name="Police_20_par_20_défaut"><text:span text:style-name="T1"> </text:span></text:span><text:span text:style-name="Police_20_par_20_défaut"><text:span text:style-name="T1">;</text:span></text:span><text:span text:style-name="Police_20_par_20_défaut"><text:span text:style-name="T1"> si vous ajoutez l'influence du </text:span></text:span><text:span text:style-name="Police_20_par_20_défaut"><text:span text:style-name="T4">criticisme</text:span></text:span><text:span text:style-name="Police_20_par_20_défaut"><text:span text:style-name="T1"> allemand, qui flottait alors un peu partout dans l'air, sous la forme de l'une de ses doctrines essentielles, celle de la </text:span></text:span><text:span text:style-name="Police_20_par_20_défaut"><text:span text:style-name="T4">relativit</text:span></text:span><text:span text:style-name="Police_20_par_20_défaut"><text:span text:style-name="T4">é</text:span></text:span><text:span text:style-name="Police_20_par_20_défaut"><text:span text:style-name="T4"> de la connaissance</text:span></text:span><text:span text:style-name="Police_20_par_20_défaut"><text:span text:style-name="T1"> </text:span></text:span><text:span text:style-name="Police_20_par_20_défaut"><text:span text:style-name="T1">;</text:span></text:span><text:span text:style-name="Police_20_par_20_défaut"><text:span text:style-name="T1"> enfin si vous y joignez l'influence et l'exemple du renouvellement de la physiologie sous l'impulsion des Cabanis et des Bichat, vous aurez, je crois, les origines imm</text:span></text:span><text:span text:style-name="Police_20_par_20_défaut"><text:span text:style-name="T1">é</text:span></text:span><text:span text:style-name="Police_20_par_20_défaut"><text:span text:style-name="T1">diates de la critique de Sainte-Beuve. Il s'agit de rechercher ce qu'il y allait joindre de son fonds.</text:span></text:span></text:p>
      <text:p text:style-name="Normal"><text:span text:style-name="Police_20_par_20_défaut"><text:span text:style-name="T1">Il a pris les devants</text:span></text:span><text:span text:style-name="Police_20_par_20_défaut"><text:span text:style-name="T1"> ;</text:span></text:span><text:span text:style-name="Police_20_par_20_défaut"><text:span text:style-name="T1"> et, de peur que l'on ne s'y m</text:span></text:span><text:span text:style-name="Police_20_par_20_défaut"><text:span text:style-name="T1">é</text:span></text:span><text:span text:style-name="Police_20_par_20_défaut"><text:span text:style-name="T1">pr</text:span></text:span><text:span text:style-name="Police_20_par_20_défaut"><text:span text:style-name="T1">î</text:span></text:span><text:span text:style-name="Police_20_par_20_défaut"><text:span text:style-name="T1">t, il s'est plus d'une fois repr</text:span></text:span><text:span text:style-name="Police_20_par_20_défaut"><text:span text:style-name="T1">é</text:span></text:span><text:span text:style-name="Police_20_par_20_défaut"><text:span text:style-name="T1">sent</text:span></text:span><text:span text:style-name="Police_20_par_20_défaut"><text:span text:style-name="T1">é</text:span></text:span><text:span text:style-name="Police_20_par_20_défaut"><text:span text:style-name="T1"> lui-m</text:span></text:span><text:span text:style-name="Police_20_par_20_défaut"><text:span text:style-name="T1">ê</text:span></text:span><text:span text:style-name="Police_20_par_20_défaut"><text:span text:style-name="T1">me dans l'attitude et sous les traits dont il voulait qu'on le peign</text:span></text:span><text:span text:style-name="Police_20_par_20_défaut"><text:span text:style-name="T1">î</text:span></text:span><text:span text:style-name="Police_20_par_20_défaut"><text:span text:style-name="T1">t. Parmi ces fragments autobiographiques, il y en a un qu'on a souvent cit</text:span></text:span><text:span text:style-name="Police_20_par_20_défaut"><text:span text:style-name="T1">é</text:span></text:span><text:span text:style-name="Police_20_par_20_défaut"><text:span text:style-name="T1">, comme le plus caract</text:span></text:span><text:span text:style-name="Police_20_par_20_défaut"><text:span text:style-name="T1">é</text:span></text:span><text:span text:style-name="Police_20_par_20_défaut"><text:span text:style-name="T1">ristique, et que pour cette raison il faut bien citer encore. </text:span></text:span><text:span text:style-name="Police_20_par_20_défaut"><text:span text:style-name="T1">Vous</text:span></text:span><text:span text:style-name="Police_20_par_20_défaut"><text:span text:style-name="T1"> le retrouverez tout </text:span></text:span><text:span text:style-name="Police_20_par_20_défaut"><text:span text:style-name="T1">à</text:span></text:span><text:span text:style-name="Police_20_par_20_défaut"><text:span text:style-name="T1"> la fin du troisi</text:span></text:span><text:span text:style-name="Police_20_par_20_défaut"><text:span text:style-name="T1">è</text:span></text:span><text:span text:style-name="Police_20_par_20_défaut"><text:span text:style-name="T1">me volume des</text:span></text:span><text:span text:style-name="Police_20_par_20_défaut"><text:span text:style-name="T4"> Portraits litt</text:span></text:span><text:span text:style-name="Police_20_par_20_défaut"><text:span text:style-name="T4">é</text:span></text:span><text:span text:style-name="Police_20_par_20_défaut"><text:span text:style-name="T4">raires</text:span></text:span><text:span text:style-name="Police_20_par_20_défaut"><text:span text:style-name="T4"> </text:span></text:span><text:span text:style-name="Police_20_par_20_défaut"><text:span text:style-name="T1">:</text:span></text:span></text:p>
      <text:p><text:soft-page-break/>Je suis l'esprit le plus brisé et le plus rompu aux métamorphoses. J'ai commencé franchement et crûment-par le <text:span text:style-name="Police_20_par_20_défaut"><text:span text:style-name="T10">XVI</text:span></text:span><text:span text:style-name="Police_20_par_20_défaut"><text:span text:style-name="T10">II</text:span></text:span><text:span text:style-name="Police_20_par_20_défaut"><text:span text:style-name="T17">e</text:span></text:span> siècle le plus avancé, par Tracy, Daunou, Lamarck et la physiologie : là est mon fond véritable. De là, je suis passé par l'école doctrinaire et psychologique du Globe, niais en faisant mes réserves, et sans y adhérer. De là j'ai passé au romantisme poétique, et par le monde de Victor Hugo, et j'ai eu l'air de m'y fondre. J'ai traversé ensuite, ou plutôt côtoyé le saint-simonisme, et presque aussitôt le monde de Lamennais, encore très catholique. En 1837, à Lausanne, j'ai côtoyé le calvinisme et le méthodisme, et j'ai dû m'efforcer à l'intéresser. Dans toutes ces traversées, je n'ai jamais aliéné ma volonté et mon jugement (hormis un moment dans le monde de Hugo et par l'effet d'un charme), je n'ai jamais engagé ma croyance, mais je comprenais si bien les choses et les gens que je donnais <text:span text:style-name="Police_20_par_20_défaut"><text:span text:style-name="T15">les plus grandes esp</text:span></text:span><text:span text:style-name="Police_20_par_20_défaut"><text:span text:style-name="T15">é</text:span></text:span><text:span text:style-name="Police_20_par_20_défaut"><text:span text:style-name="T15">rances</text:span></text:span> aux sincères qui voulaient me convertir, et qui me croyaient, déjà à eux. Ma curiosité, mon désir de tout voir, de tout regarder de près, mon extrême plaisir à trouver le vrai relatif de chaque chose et de chaque organisation, m'entraînaient à cette série d'expériences, qui n'ont été pour moi qu'un long cours de physiologie morale.</text:p>
      <text:p text:style-name="P1">Il y a du vrai dans cette confession : il y a aussi quelques erreurs, involontaires ou délibérées. Le vrai, c'est ce que Sainte-Beuve y dit des milieux qu'il a successivement traversés, de sa facilité de métamorphose, de la complexité de son être ondoyant, de ce que nous appellerons le caractère errant ou vagabond de son insatiable, de son universelle curiosité. Jamais homme ne fut pétri d'une argile plus plastique, plus apte à prendre toutes les formes ; jamais homme plus intelligent, je veux dire plus prompt à se déprendre de ses idées pour entrer dans celles des autres ; jamais homme enfin plus glissant, plus subtil, plus souple à échapper aux mains amicales de ceux .qui croyaient le mieux le tenir.</text:p>
      <text:p text:style-name="Normal"><text:span text:style-name="Police_20_par_20_défaut"><text:span text:style-name="T1">Mais, et sans le chicaner sur ces noms de Tracy, de</text:span></text:span><text:span text:style-name="Police_20_par_20_défaut"><text:span text:style-name="T1"> </text:span></text:span><text:span text:style-name="Police_20_par_20_défaut"><text:span text:style-name="T1">Daunou, de Lamarck, lesquels, en passant, sont fort loin de repr</text:span></text:span><text:span text:style-name="Police_20_par_20_défaut"><text:span text:style-name="T1">é</text:span></text:span><text:span text:style-name="Police_20_par_20_défaut"><text:span text:style-name="T1">senter </text:span></text:span><text:span text:style-name="Police_20_par_20_défaut"><text:span text:style-name="T1">«</text:span></text:span><text:span text:style-name="Police_20_par_20_défaut"><text:span text:style-name="T1"> </text:span></text:span><text:span text:style-name="Police_20_par_20_défaut"><text:span text:style-name="T1">le </text:span></text:span><text:span text:style-name="Police_20_par_20_défaut"><text:span text:style-name="T1">XVI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text:span></text:span><text:span text:style-name="Police_20_par_20_défaut"><text:span text:style-name="T1">le le plus avanc</text:span></text:span><text:span text:style-name="Police_20_par_20_défaut"><text:span text:style-name="T1">é</text:span></text:span><text:span text:style-name="Police_20_par_20_défaut"><text:span text:style-name="T1"> </text:span></text:span><text:span text:style-name="Police_20_par_20_défaut"><text:span text:style-name="T1">»</text:span></text:span><text:span text:style-name="Police_20_par_20_défaut"><text:span text:style-name="T1">, ce qui est moins vrai, c'est qu'il ait commenc</text:span></text:span><text:span text:style-name="Police_20_par_20_défaut"><text:span text:style-name="T1">é</text:span></text:span><text:span text:style-name="Police_20_par_20_défaut"><text:span text:style-name="T1"> par eux</text:span></text:span><text:span text:style-name="Police_20_par_20_défaut"><text:span text:style-name="T1"> </text:span></text:span><text:span text:style-name="Police_20_par_20_défaut"><text:span text:style-name="T1">;</text:span></text:span><text:span text:style-name="Police_20_par_20_défaut"><text:span text:style-name="T1"> et, au contraire, ses </text:span></text:span><text:span text:style-name="Police_20_par_20_défaut"><text:span text:style-name="T4">Lettres </text:span></text:span><text:span text:style-name="Police_20_par_20_défaut"><text:span text:style-name="T4">à</text:span></text:span><text:span text:style-name="Police_20_par_20_défaut"><text:span text:style-name="T4"> </text:span></text:span><text:span text:style-name="Police_20_par_20_défaut"><text:span text:style-name="T4">l’</text:span></text:span><text:span text:style-name="Police_20_par_20_défaut"><text:span text:style-name="T4">abb</text:span></text:span><text:span text:style-name="Police_20_par_20_défaut"><text:span text:style-name="T4">é</text:span></text:span><text:span text:style-name="Police_20_par_20_défaut"><text:span text:style-name="T4"> Barbe</text:span></text:span><text:span text:style-name="Police_20_par_20_défaut"><text:span text:style-name="T1">, publi</text:span></text:span><text:span text:style-name="Police_20_par_20_défaut"><text:span text:style-name="T1">é</text:span></text:span><text:span text:style-name="Police_20_par_20_défaut"><text:span text:style-name="T1">es depuis sa mort, nous le montrent plut</text:span></text:span><text:span text:style-name="Police_20_par_20_défaut"><text:span text:style-name="T1">ô</text:span></text:span><text:span text:style-name="Police_20_par_20_défaut"><text:span text:style-name="T1">t d</text:span></text:span><text:span text:style-name="Police_20_par_20_défaut"><text:span text:style-name="T1">é</text:span></text:span><text:span text:style-name="Police_20_par_20_défaut"><text:span text:style-name="T1">butant par cette vague religiosit</text:span></text:span><text:span text:style-name="Police_20_par_20_défaut"><text:span text:style-name="T1">é</text:span></text:span><text:span text:style-name="Police_20_par_20_défaut"><text:span text:style-name="T1"> dont les </text:span></text:span><text:span text:style-name="Police_20_par_20_défaut"><text:span text:style-name="T4">M</text:span></text:span><text:span text:style-name="Police_20_par_20_défaut"><text:span text:style-name="T4">é</text:span></text:span><text:span text:style-name="Police_20_par_20_défaut"><text:span text:style-name="T4">ditations</text:span></text:span><text:span text:style-name="Police_20_par_20_défaut"><text:span text:style-name="T1">, dat</text:span></text:span><text:span text:style-name="Police_20_par_20_défaut"><text:span text:style-name="T1">é</text:span></text:span><text:span text:style-name="Police_20_par_20_défaut"><text:span text:style-name="T1">es de 1819, et les </text:span></text:span><text:span text:style-name="Police_20_par_20_défaut"><text:span text:style-name="T4">Odes et Ballades</text:span></text:span><text:span text:style-name="Police_20_par_20_défaut"><text:span text:style-name="T1">, qui sont de 1822, demeurent encore aujourd'hui l'expression po</text:span></text:span><text:span text:style-name="Police_20_par_20_défaut"><text:span text:style-name="T1">é</text:span></text:span><text:span text:style-name="Police_20_par_20_défaut"><text:span text:style-name="T1">tique. La distinction alors, dans les belles ann</text:span></text:span><text:span text:style-name="Police_20_par_20_défaut"><text:span text:style-name="T1">é</text:span></text:span><text:span text:style-name="Police_20_par_20_défaut"><text:span text:style-name="T1">es de la Restauration, </text:span></text:span><text:span text:style-name="Police_20_par_20_défaut"><text:span text:style-name="T1">é</text:span></text:span><text:span text:style-name="Police_20_par_20_défaut"><text:span text:style-name="T1">tait d'</text:span></text:span><text:span text:style-name="Police_20_par_20_défaut"><text:span text:style-name="T1">ê</text:span></text:span><text:span text:style-name="Police_20_par_20_défaut"><text:span text:style-name="T1">tre chr</text:span></text:span><text:span text:style-name="Police_20_par_20_défaut"><text:span text:style-name="T1">é</text:span></text:span><text:span text:style-name="Police_20_par_20_défaut"><text:span text:style-name="T1">tien </text:span></text:span><text:span text:style-name="Police_20_par_20_défaut"><text:span text:style-name="T1">à</text:span></text:span><text:span text:style-name="Police_20_par_20_défaut"><text:span text:style-name="T1"> la fa</text:span></text:span><text:span text:style-name="Police_20_par_20_défaut"><text:span text:style-name="T1">ç</text:span></text:span><text:span text:style-name="Police_20_par_20_défaut"><text:span text:style-name="T1">on de Chateaubriand, ou bien </text:span></text:span><text:span text:style-name="Police_20_par_20_défaut"><text:span text:style-name="T1">à</text:span></text:span><text:span text:style-name="Police_20_par_20_défaut"><text:span text:style-name="T1"> celle encore de l'auteur de </text:span></text:span><text:span text:style-name="Police_20_par_20_défaut"><text:span text:style-name="T1">l</text:span></text:span><text:span text:style-name="Police_20_par_20_défaut"><text:span text:style-name="T1">’</text:span></text:span><text:span text:style-name="Police_20_par_20_défaut"><text:span text:style-name="T4">Essai sur </text:span></text:span><text:span text:style-name="Police_20_par_20_défaut"><text:span text:style-name="T4">l’</text:span></text:span><text:span text:style-name="Police_20_par_20_défaut"><text:span text:style-name="T4">Indiff</text:span></text:span><text:span text:style-name="Police_20_par_20_défaut"><text:span text:style-name="T4">é</text:span></text:span><text:span text:style-name="Police_20_par_20_défaut"><text:span text:style-name="T4">rence</text:span></text:span><text:span text:style-name="Police_20_par_20_défaut"><text:span text:style-name="T1">. Ce qui est </text:span></text:span><text:span text:style-name="Police_20_par_20_défaut"><text:span text:style-name="T1">é</text:span></text:span><text:span text:style-name="Police_20_par_20_défaut"><text:span text:style-name="T1">galement faux — et heureusement faux, pour l'honneur de Sainte-Beuve, — c'est </text:span></text:span><text:span text:style-name="Police_20_par_20_défaut"><text:span text:style-name="T1">«</text:span></text:span><text:span text:style-name="Police_20_par_20_défaut"><text:span text:style-name="T1"> </text:span></text:span><text:span text:style-name="Police_20_par_20_défaut"><text:span text:style-name="T1">qu'il n'ait jamais engag</text:span></text:span><text:span text:style-name="Police_20_par_20_défaut"><text:span text:style-name="T1">é</text:span></text:span><text:span text:style-name="Police_20_par_20_défaut"><text:span text:style-name="T1"> sa croyance</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text:span></text:span><text:span text:style-name="Police_20_par_20_défaut"><text:span text:style-name="T1"> et il a, au contraire,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to</text:span></text:span><text:span text:style-name="Police_20_par_20_défaut"><text:span text:style-name="T1">u</text:span></text:span><text:span text:style-name="Police_20_par_20_défaut"><text:span text:style-name="T1">r </text:span></text:span><text:span text:style-name="Police_20_par_20_défaut"><text:span text:style-name="T1">à</text:span></text:span><text:span text:style-name="Police_20_par_20_défaut"><text:span text:style-name="T1"> tour plus sinc</text:span></text:span><text:span text:style-name="Police_20_par_20_défaut"><text:span text:style-name="T1">è</text:span></text:span><text:span text:style-name="Police_20_par_20_défaut"><text:span text:style-name="T1">rement, plus r</text:span></text:span><text:span text:style-name="Police_20_par_20_défaut"><text:span text:style-name="T1">é</text:span></text:span><text:span text:style-name="Police_20_par_20_défaut"><text:span text:style-name="T1">solument catholique ou saint</text:span></text:span><text:span text:style-name="Police_20_par_20_défaut"><text:span text:style-name="T1">-</text:span></text:span><text:span text:style-name="Police_20_par_20_défaut"><text:span text:style-name="T1">sim</text:span></text:span><text:span text:style-name="Police_20_par_20_défaut"><text:span text:style-name="T1">ô</text:span></text:span><text:span text:style-name="Police_20_par_20_défaut"><text:span text:style-name="T1">nien qu'il ne le veut bien dire. Enfin, ce qui n'est pas plus exact, c'est qu'il f</text:span></text:span><text:span text:style-name="Police_20_par_20_défaut"><text:span text:style-name="T1">û</text:span></text:span><text:span text:style-name="Police_20_par_20_défaut"><text:span text:style-name="T1">t, d</text:span></text:span><text:span text:style-name="Police_20_par_20_défaut"><text:span text:style-name="T1">è</text:span></text:span><text:span text:style-name="Police_20_par_20_défaut"><text:span text:style-name="T1">s 1825, en possession de la m</text:span></text:span><text:span text:style-name="Police_20_par_20_défaut"><text:span text:style-name="T1">é</text:span></text:span><text:span text:style-name="Police_20_par_20_défaut"><text:span text:style-name="T1">thode et de l'objet de sa critique. Il ne faisait point d'exp</text:span></text:span><text:span text:style-name="Police_20_par_20_défaut"><text:span text:style-name="T1">é</text:span></text:span><text:span text:style-name="Police_20_par_20_défaut"><text:span text:style-name="T1">riences, ni de cours de </text:span></text:span><text:soft-page-break/><text:span text:style-name="Police_20_par_20_défaut"><text:span text:style-name="T1">«</text:span></text:span><text:span text:style-name="Police_20_par_20_défaut"><text:span text:style-name="T1"> </text:span></text:span><text:span text:style-name="Police_20_par_20_défaut"><text:span text:style-name="T1">physiologie morale</text:span></text:span><text:span text:style-name="Police_20_par_20_défaut"><text:span text:style-name="T1"> </text:span></text:span><text:span text:style-name="Police_20_par_20_défaut"><text:span text:style-name="T1">»</text:span></text:span><text:span text:style-name="Police_20_par_20_défaut"><text:span text:style-name="T1"> quand il allait, comme dit l'autre — c'est Henri Heine, — sonnant de la trompette au</text:span></text:span><text:span text:style-name="Police_20_par_20_défaut"><text:span text:style-name="T1">-</text:span></text:span><text:span text:style-name="Police_20_par_20_défaut"><text:span text:style-name="T1">devant de </text:span></text:span><text:span text:style-name="Police_20_par_20_défaut"><text:span text:style-name="T1">Victor</text:span></text:span><text:span text:style-name="Police_20_par_20_défaut"><text:span text:style-name="T1"> Hugo</text:span></text:span><text:span text:style-name="Police_20_par_20_défaut"><text:span text:style-name="T1"> ;</text:span></text:span><text:span text:style-name="Police_20_par_20_défaut"><text:span text:style-name="T1"> et, pour </text:span></text:span><text:span text:style-name="Police_20_par_20_défaut"><text:span text:style-name="T1">«</text:span></text:span><text:span text:style-name="Police_20_par_20_défaut"><text:span text:style-name="T1"> </text:span></text:span><text:span text:style-name="Police_20_par_20_défaut"><text:span text:style-name="T1">l'extr</text:span></text:span><text:span text:style-name="Police_20_par_20_défaut"><text:span text:style-name="T1">ê</text:span></text:span><text:span text:style-name="Police_20_par_20_défaut"><text:span text:style-name="T1">me plaisir de </text:span></text:span><text:span text:style-name="Police_20_par_20_défaut"><text:span text:style-name="T1">trouver le vrai relatif de chaque chose</text:span></text:span><text:span text:style-name="Police_20_par_20_défaut"><text:span text:style-name="T1"> </text:span></text:span><text:span text:style-name="Police_20_par_20_défaut"><text:span text:style-name="T1">»</text:span></text:span><text:span text:style-name="Police_20_par_20_défaut"><text:span text:style-name="T1">, il se vante l</text:span></text:span><text:span text:style-name="Police_20_par_20_défaut"><text:span text:style-name="T1">à</text:span></text:span><text:span text:style-name="Police_20_par_20_défaut"><text:span text:style-name="T1"> d'une qualit</text:span></text:span><text:span text:style-name="Police_20_par_20_défaut"><text:span text:style-name="T1">é</text:span></text:span><text:span text:style-name="Police_20_par_20_défaut"><text:span text:style-name="T1"> dont il a bien senti tout le prix, mais qu'en somme il n'a jamais eu le courage ou la vertu d'acqu</text:span></text:span><text:span text:style-name="Police_20_par_20_défaut"><text:span text:style-name="T1">é</text:span></text:span><text:span text:style-name="Police_20_par_20_défaut"><text:span text:style-name="T1">rir.</text:span></text:span></text:p>
      <text:p text:style-name="Normal"><text:span text:style-name="Police_20_par_20_défaut"><text:span text:style-name="T1">Cette qualit</text:span></text:span><text:span text:style-name="Police_20_par_20_défaut"><text:span text:style-name="T1">é</text:span></text:span><text:span text:style-name="Police_20_par_20_défaut"><text:span text:style-name="T1">, c'est </text:span></text:span><text:span text:style-name="Police_20_par_20_défaut"><text:span text:style-name="T4">l</text:span></text:span><text:span text:style-name="Police_20_par_20_défaut"><text:span text:style-name="T4">’</text:span></text:span><text:span text:style-name="Police_20_par_20_défaut"><text:span text:style-name="T4">indiff</text:span></text:span><text:span text:style-name="Police_20_par_20_défaut"><text:span text:style-name="T4">é</text:span></text:span><text:span text:style-name="Police_20_par_20_défaut"><text:span text:style-name="T4">rence</text:span></text:span><text:span text:style-name="Police_20_par_20_défaut"><text:span text:style-name="T1"> ou </text:span></text:span><text:span text:style-name="Police_20_par_20_défaut"><text:span text:style-name="T4">l</text:span></text:span><text:span text:style-name="Police_20_par_20_défaut"><text:span text:style-name="T4">’</text:span></text:span><text:span text:style-name="Police_20_par_20_défaut"><text:span text:style-name="T4">impartialit</text:span></text:span><text:span text:style-name="Police_20_par_20_défaut"><text:span text:style-name="T4">é</text:span></text:span><text:span text:style-name="Police_20_par_20_défaut"><text:span text:style-name="T4"> critique</text:span></text:span><text:span text:style-name="Police_20_par_20_défaut"><text:span text:style-name="T1">, et personne ne l'a mieux d</text:span></text:span><text:span text:style-name="Police_20_par_20_défaut"><text:span text:style-name="T1">é</text:span></text:span><text:span text:style-name="Police_20_par_20_défaut"><text:span text:style-name="T1">finie que lui, dans un article de ses </text:span></text:span><text:span text:style-name="Police_20_par_20_défaut"><text:span text:style-name="T4">Portraits litt</text:span></text:span><text:span text:style-name="Police_20_par_20_défaut"><text:span text:style-name="T4">é</text:span></text:span><text:span text:style-name="Police_20_par_20_défaut"><text:span text:style-name="T4">raires,</text:span></text:span><text:span text:style-name="Police_20_par_20_défaut"><text:span text:style-name="T1"> que je vous ai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signal</text:span></text:span><text:span text:style-name="Police_20_par_20_défaut"><text:span text:style-name="T1">é</text:span></text:span><text:span text:style-name="Police_20_par_20_défaut"><text:span text:style-name="T1">, sur</text:span></text:span><text:span text:style-name="Police_20_par_20_défaut"><text:span text:style-name="T4"> Bayle et le g</text:span></text:span><text:span text:style-name="Police_20_par_20_défaut"><text:span text:style-name="T4">é</text:span></text:span><text:span text:style-name="Police_20_par_20_défaut"><text:span text:style-name="T4">nie critique,</text:span></text:span><text:span text:style-name="Police_20_par_20_défaut"><text:span text:style-name="T1"> dat</text:span></text:span><text:span text:style-name="Police_20_par_20_défaut"><text:span text:style-name="T1">é</text:span></text:span><text:span text:style-name="Police_20_par_20_défaut"><text:span text:style-name="T1"> de 1835, ou dans un article encore de ses</text:span></text:span><text:span text:style-name="Police_20_par_20_défaut"><text:span text:style-name="T1"> </text:span></text:span><text:span text:style-name="Police_20_par_20_défaut"><text:span text:style-name="T4">Portraits contemporains</text:span></text:span><text:span text:style-name="Police_20_par_20_défaut"><text:span text:style-name="T1">, sur </text:span></text:span><text:span text:style-name="Police_20_par_20_défaut"><text:span text:style-name="T4">Charles Magnin</text:span></text:span><text:span text:style-name="Police_20_par_20_défaut"><text:span text:style-name="T1">, dat</text:span></text:span><text:span text:style-name="Police_20_par_20_défaut"><text:span text:style-name="T1">é</text:span></text:span><text:span text:style-name="Police_20_par_20_défaut"><text:span text:style-name="T1"> de 1843.</text:span></text:span></text:p>
      <text:p text:style-name="P1">Voici le premier passage :</text:p>
      <text:p>Une des conditions du génie critique dans la plénitude où Bayle nous le représente, c'est de n'avoir pas d’<text:span text:style-name="Police_20_par_20_défaut"><text:span text:style-name="T15">art</text:span></text:span> à soi, de <text:span text:style-name="Police_20_par_20_défaut"><text:span text:style-name="T15">style</text:span></text:span>. Hâtons-nous d'expliquer notre pensée. Quand on a un style à soi, comme Montaigne, par exemple, qui certes est un grand esprit critique, on est plus soucieux de la pensée qu'on exprime, et de la manière aiguisée dont on l'exprime, que de la pensée de l'auteur qu'on explique, qu'on développe, qu'on critique... De plus, quand on a un art à soi, une poésie, par exemple, comme Voltaire, qui certes est aussi un grand esprit critique,... on a un goût décidé, qui, quelque souple qu'il soit, atteint vile ses restrictions ; on a son œuvre propre derrière soi à l'horizon ; on ne perd jamais de vue ce clocher-là...</text:p>
      <text:p text:style-name="P1">Et, huit ans plus tard, il disait encore, presque dans les mêmes termes :</text:p>
      <text:p>En général, M. Magnin a une qualité à lui, quand il traite d'un sujet et d'un livre, une qualité que possèdent bien peu de critiques, et qui est bien nécessaire pourtant à l'impartialité : c'est l'indifférence<text:span text:style-name="Citation_20_Car">. Je vais me h</text:span><text:span text:style-name="Citation_20_Car">â</text:span><text:span text:style-name="Citation_20_Car">ter de d</text:span><text:span text:style-name="Citation_20_Car">é</text:span><text:span text:style-name="Citation_20_Car">finir cette esp</text:span><text:span text:style-name="Citation_20_Car">è</text:span><text:span text:style-name="Citation_20_Car">ce d'indiff</text:span><text:span text:style-name="Citation_20_Car">é</text:span><text:span text:style-name="Citation_20_Car">rence</text:span><text:span text:style-name="Citation_20_Car">...</text:span><text:span text:style-name="Citation_20_Car"> </text:span><text:span text:style-name="Citation_20_Car">Voltaire</text:span><text:span text:style-name="Citation_20_Car"> Ta tr</text:span><text:span text:style-name="Citation_20_Car">è</text:span><text:span text:style-name="Citation_20_Car">s bien remarqu</text:span><text:span text:style-name="Citation_20_Car">é</text:span><text:span text:style-name="Citation_20_Car"> :</text:span><text:span text:style-name="Citation_20_Car"> </text:span><text:span text:style-name="Citation_20_Car">«</text:span><text:span text:style-name="Citation_20_Car"> </text:span><text:span text:style-name="Citation_20_Car">Un excellent critique serait un artiste qui aurait beaucoup de science et de go</text:span><text:span text:style-name="Citation_20_Car">û</text:span><text:span text:style-name="Citation_20_Car">t, sans pr</text:span><text:span text:style-name="Citation_20_Car">é</text:span><text:span text:style-name="Citation_20_Car">jug</text:span><text:span text:style-name="Citation_20_Car">é</text:span><text:span text:style-name="Citation_20_Car">s et sans envie</text:span><text:span text:style-name="Citation_20_Car"> :</text:span><text:span text:style-name="Citation_20_Car"> cela est difficile </text:span><text:span text:style-name="Citation_20_Car">à</text:span><text:span text:style-name="Citation_20_Car"> trouver</text:span><text:span text:style-name="Citation_20_Car"> </text:span><text:span text:style-name="Citation_20_Car">»</text:span><text:span text:style-name="Citation_20_Car">. Il</text:span><text:span text:style-name="Citation_20_Car"> ajoute encore</text:span><text:span text:style-name="Citation_20_Car"> :</text:span><text:span text:style-name="Citation_20_Car"> </text:span><text:span text:style-name="Citation_20_Car">«</text:span><text:span text:style-name="Citation_20_Car"> </text:span><text:span text:style-name="Citation_20_Car">Les artistes sont les juges comp</text:span><text:span text:style-name="Citation_20_Car">é</text:span><text:span text:style-name="Citation_20_Car">tents de l'art, i</text:span><text:span text:style-name="Citation_20_Car">l</text:span><text:span text:style-name="Citation_20_Car"> est vrai</text:span><text:span text:style-name="Citation_20_Car"> ;</text:span><text:span text:style-name="Citation_20_Car"> mais ces juges sont tous co</text:span>rrompus... ». Sans doute, un artiste, sur l'objet qui l'occupé et qui le possède, aura des vues perçantes, des remarques précises et décisives, et avec une autorité égale à son talent, mais cette envie, qui est un bien vilain mot à prononcer, et que chacun repousse du geste loin de soi comme le plus bas des vices, il l'évitera difficilement, s'il juge ses rivaux... Je l'ai toujours pensé, pour être un grand critique ou un historien littéraire complet, le plus sûr serait de n'avoir concouru en aucune branche, sur aucune partie de l'art, ou autrement...</text:p>
      <text:p text:style-name="Normal"><text:span text:style-name="Police_20_par_20_défaut"><text:span text:style-name="T1">Ces fragments ont le prix d'un involontaire et d'autant plus significatif aveu. Tout au rebours en e</text:span></text:span><text:span text:style-name="Police_20_par_20_défaut"><text:span text:style-name="T1">ff</text:span></text:span><text:span text:style-name="Police_20_par_20_défaut"><text:span text:style-name="T1">et d'un Magnin ou d'un Bayle, Sainte-B</text:span></text:span><text:span text:style-name="Police_20_par_20_défaut"><text:span text:style-name="T1">euve, lui, selon son expression</text:span></text:span><text:span text:style-name="Police_20_par_20_défaut"><text:span text:style-name="T1">, avait commenc</text:span></text:span><text:span text:style-name="Police_20_par_20_défaut"><text:span text:style-name="T1">é</text:span></text:span><text:span text:style-name="Police_20_par_20_défaut"><text:span text:style-name="T1"> par concourir dans presque toutes les parties de l'art, historien autant que critique dans son</text:span></text:span><text:span text:style-name="Police_20_par_20_défaut"><text:span text:style-name="T4"> Tableau de la po</text:span></text:span><text:span text:style-name="Police_20_par_20_défaut"><text:span text:style-name="T4">é</text:span></text:span><text:span text:style-name="Police_20_par_20_défaut"><text:span text:style-name="T4">sie fran</text:span></text:span><text:span text:style-name="Police_20_par_20_défaut"><text:span text:style-name="T4">ç</text:span></text:span><text:span text:style-name="Police_20_par_20_défaut"><text:span text:style-name="T4">aise au </text:span></text:span><text:span text:style-name="Police_20_par_20_défaut"><text:span text:style-name="T4">XVI</text:span></text:span><text:span text:style-name="Police_20_par_20_défaut"><text:span text:style-name="T3">e</text:span></text:span><text:span text:style-name="Police_20_par_20_défaut"><text:span text:style-name="T4"> si</text:span></text:span><text:span text:style-name="Police_20_par_20_défaut"><text:span text:style-name="T4">è</text:span></text:span><text:span text:style-name="Police_20_par_20_défaut"><text:span text:style-name="T4">cle, </text:span></text:span><text:span text:style-name="Police_20_par_20_défaut"><text:span text:style-name="T1">po</text:span></text:span><text:span text:style-name="Police_20_par_20_défaut"><text:span text:style-name="T1">è</text:span></text:span><text:span text:style-name="Police_20_par_20_défaut"><text:span text:style-name="T1">te avec Joseph De</text:span></text:span><text:span text:style-name="Police_20_par_20_défaut"><text:span text:style-name="T1">lorme</text:span></text:span><text:span text:style-name="Police_20_par_20_défaut"><text:span text:style-name="T1">,</text:span></text:span><text:span text:style-name="Police_20_par_20_défaut"><text:span text:style-name="T1"> romancier dans</text:span></text:span><text:span text:style-name="Police_20_par_20_défaut"><text:span text:style-name="T1"> </text:span></text:span><text:span text:style-name="Police_20_par_20_défaut"><text:span text:style-name="T4">V</text:span></text:span><text:span text:style-name="Police_20_par_20_défaut"><text:span text:style-name="T4">olupt</text:span></text:span><text:span text:style-name="Police_20_par_20_défaut"><text:span text:style-name="T4">é</text:span></text:span><text:span text:style-name="Police_20_par_20_défaut"><text:span text:style-name="T1"> </text:span></text:span><text:span text:style-name="Police_20_par_20_défaut"><text:span text:style-name="T1">;</text:span></text:span><text:span text:style-name="Police_20_par_20_défaut"><text:span text:style-name="T1"> — et, il faut bien le dire, ni comme romancier ni comme po</text:span></text:span><text:span text:style-name="Police_20_par_20_défaut"><text:span text:style-name="T1">è</text:span></text:span><text:span text:style-name="Police_20_par_20_défaut"><text:span text:style-name="T1">te, le succ</text:span></text:span><text:span text:style-name="Police_20_par_20_défaut"><text:span text:style-name="T1">è</text:span></text:span><text:span text:style-name="Police_20_par_20_défaut"><text:span text:style-name="T1">s n'avait r</text:span></text:span><text:span text:style-name="Police_20_par_20_défaut"><text:span text:style-name="T1">é</text:span></text:span><text:span text:style-name="Police_20_par_20_défaut"><text:span text:style-name="T1">pondu </text:span></text:span><text:span text:style-name="Police_20_par_20_défaut"><text:span text:style-name="T1">à</text:span></text:span><text:span text:style-name="Police_20_par_20_défaut"><text:span text:style-name="T1"> ses ambitions.</text:span></text:span></text:p>
      <text:p text:style-name="Normal"><text:soft-page-break/><text:span text:style-name="Police_20_par_20_défaut"><text:span text:style-name="T1">N'appuyons pas sur ce point, mais indiquons-le cependant, si, comme je le crois, rien n'a plus contribu</text:span></text:span><text:span text:style-name="Police_20_par_20_défaut"><text:span text:style-name="T1">é</text:span></text:span><text:span text:style-name="Police_20_par_20_défaut"><text:span text:style-name="T1">, jusque dans ses derniers </text:span></text:span><text:span text:style-name="Police_20_par_20_défaut"><text:span text:style-name="T1">é</text:span></text:span><text:span text:style-name="Police_20_par_20_défaut"><text:span text:style-name="T1">crits, </text:span></text:span><text:span text:style-name="Police_20_par_20_défaut"><text:span text:style-name="T1">à</text:span></text:span><text:span text:style-name="Police_20_par_20_défaut"><text:span text:style-name="T1"> troubler son impartialit</text:span></text:span><text:span text:style-name="Police_20_par_20_défaut"><text:span text:style-name="T1">é</text:span></text:span><text:span text:style-name="Police_20_par_20_défaut"><text:span text:style-name="T1"> de juge et sa s</text:span></text:span><text:span text:style-name="Police_20_par_20_défaut"><text:span text:style-name="T1">é</text:span></text:span><text:span text:style-name="Police_20_par_20_défaut"><text:span text:style-name="T1">r</text:span></text:span><text:span text:style-name="Police_20_par_20_défaut"><text:span text:style-name="T1">é</text:span></text:span><text:span text:style-name="Police_20_par_20_défaut"><text:span text:style-name="T1">nit</text:span></text:span><text:span text:style-name="Police_20_par_20_défaut"><text:span text:style-name="T1">é</text:span></text:span><text:span text:style-name="Police_20_par_20_défaut"><text:span text:style-name="T1"> de critique. Po</text:span></text:span><text:span text:style-name="Police_20_par_20_défaut"><text:span text:style-name="T1">è</text:span></text:span><text:span text:style-name="Police_20_par_20_défaut"><text:span text:style-name="T1">te et romancier, parce qu'il avait un art, un style, une </text:span></text:span><text:span text:style-name="Police_20_par_20_défaut"><text:span text:style-name="T1">mani</text:span></text:span><text:span text:style-name="Police_20_par_20_défaut"><text:span text:style-name="T1">è</text:span></text:span><text:span text:style-name="Police_20_par_20_défaut"><text:span text:style-name="T1">re </text:span></text:span><text:span text:style-name="Police_20_par_20_défaut"><text:span text:style-name="T1">à</text:span></text:span><text:span text:style-name="Police_20_par_20_défaut"><text:span text:style-name="T1"> lui, il n'a pu prendre sur lui d'</text:span></text:span><text:span text:style-name="Police_20_par_20_défaut"><text:span text:style-name="T1">ê</text:span></text:span><text:span text:style-name="Police_20_par_20_défaut"><text:span text:style-name="T1">tre </text:span></text:span><text:span text:style-name="Police_20_par_20_défaut"><text:span text:style-name="T1">é</text:span></text:span><text:span text:style-name="Police_20_par_20_défaut"><text:span text:style-name="T1">quitable aux po</text:span></text:span><text:span text:style-name="Police_20_par_20_défaut"><text:span text:style-name="T1">è</text:span></text:span><text:span text:style-name="Police_20_par_20_défaut"><text:span text:style-name="T1">tes ou aux romanciers ses contemporains, Il n'a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ment juste ni pour Hugo, ni pour Lamartine, ni pour </text:span></text:span><text:span text:style-name="Police_20_par_20_défaut"><text:span text:style-name="T1">Vigny</text:span></text:span><text:span text:style-name="Police_20_par_20_défaut"><text:span text:style-name="T1">, ni pour Musset, ni pour Balzac</text:span></text:span><text:span text:style-name="Police_20_par_20_défaut"><text:span text:style-name="T1"> ;</text:span></text:span><text:span text:style-name="Police_20_par_20_défaut"><text:span text:style-name="T1"> et m</text:span></text:span><text:span text:style-name="Police_20_par_20_défaut"><text:span text:style-name="T1">ê</text:span></text:span><text:span text:style-name="Police_20_par_20_défaut"><text:span text:style-name="T1">me, quand il en a fait, comme souvent, de justes critiques, la justesse en est corrompue par une esp</text:span></text:span><text:span text:style-name="Police_20_par_20_défaut"><text:span text:style-name="T1">è</text:span></text:span><text:span text:style-name="Police_20_par_20_défaut"><text:span text:style-name="T1">ce d'aigreur qui s'y m</text:span></text:span><text:span text:style-name="Police_20_par_20_défaut"><text:span text:style-name="T1">ê</text:span></text:span><text:span text:style-name="Police_20_par_20_défaut"><text:span text:style-name="T1">le, </text:span></text:span><text:span text:style-name="Police_20_par_20_défaut"><text:span text:style-name="T1">Vous</text:span></text:span><text:span text:style-name="Police_20_par_20_défaut"><text:span text:style-name="T1"> en trouverez d'innombrables exemples. L</text:span></text:span><text:span text:style-name="Police_20_par_20_défaut"><text:span text:style-name="T1">à</text:span></text:span><text:span text:style-name="Police_20_par_20_défaut"><text:span text:style-name="T1"> est aussi l'empli dation des </text:span></text:span><text:span text:style-name="Police_20_par_20_défaut"><text:span text:style-name="T1">é</text:span></text:span><text:span text:style-name="Police_20_par_20_défaut"><text:span text:style-name="T1">loges dont on a remarqu</text:span></text:span><text:span text:style-name="Police_20_par_20_défaut"><text:span text:style-name="T1">é</text:span></text:span><text:span text:style-name="Police_20_par_20_défaut"><text:span text:style-name="T1"> qu'il aimait </text:span></text:span><text:span text:style-name="Police_20_par_20_défaut"><text:span text:style-name="T1">à</text:span></text:span><text:span text:style-name="Police_20_par_20_défaut"><text:span text:style-name="T1"> combler ceux du second rang</text:span></text:span><text:span text:style-name="Police_20_par_20_défaut"><text:span text:style-name="T1"> :</text:span></text:span><text:span text:style-name="Police_20_par_20_défaut"><text:span text:style-name="T1"> une Desbordes-</text:span></text:span><text:span text:style-name="Police_20_par_20_défaut"><text:span text:style-name="T1">V</text:span></text:span><text:span text:style-name="Police_20_par_20_défaut"><text:span text:style-name="T1">al</text:span></text:span><text:span text:style-name="Police_20_par_20_défaut"><text:span text:style-name="T1">more, qu'il a presque mieux lou</text:span></text:span><text:span text:style-name="Police_20_par_20_défaut"><text:span text:style-name="T1">é</text:span></text:span><text:span text:style-name="Police_20_par_20_défaut"><text:span text:style-name="T1">e qu'il n'a jamais fait Musset</text:span></text:span><text:span text:style-name="Police_20_par_20_défaut"><text:span text:style-name="T1"> </text:span></text:span><text:span text:style-name="Police_20_par_20_défaut"><text:span text:style-name="T1">ou </text:span></text:span><text:span text:style-name="Police_20_par_20_défaut"><text:span text:style-name="T1">Vigny</text:span></text:span><text:span text:style-name="Police_20_par_20_défaut"><text:span text:style-name="T1"> </text:span></text:span><text:span text:style-name="Police_20_par_20_défaut"><text:span text:style-name="T1">;</text:span></text:span><text:span text:style-name="Police_20_par_20_défaut"><text:span text:style-name="T1"> un Feyde</text:span></text:span><text:span text:style-name="Police_20_par_20_défaut"><text:span text:style-name="T1">a</text:span></text:span><text:span text:style-name="Police_20_par_20_défaut"><text:span text:style-name="T1">u, l'auteur de </text:span></text:span><text:span text:style-name="Police_20_par_20_défaut"><text:span text:style-name="T4">Fanny, </text:span></text:span><text:span text:style-name="Police_20_par_20_défaut"><text:span text:style-name="T1">pour lequel il a eu plus de complaisance que pour Balzac</text:span></text:span><text:span text:style-name="Police_20_par_20_défaut"><text:span text:style-name="T1"> ;</text:span></text:span><text:span text:style-name="Police_20_par_20_défaut"><text:span text:style-name="T1"> combien d'autres encore</text:span></text:span><text:span text:style-name="Police_20_par_20_défaut"><text:span text:style-name="T1"> !</text:span></text:span></text:p>
      <text:p text:style-name="Normal"><text:span text:style-name="Police_20_par_20_défaut"><text:span text:style-name="T1">Une grande partie de ses jugements est donc ainsi sujette </text:span></text:span><text:span text:style-name="Police_20_par_20_défaut"><text:span text:style-name="T1">à</text:span></text:span><text:span text:style-name="Police_20_par_20_défaut"><text:span text:style-name="T1"> caution et </text:span></text:span><text:span text:style-name="Police_20_par_20_défaut"><text:span text:style-name="T1">à</text:span></text:span><text:span text:style-name="Police_20_par_20_défaut"><text:span text:style-name="T1"> </text:span></text:span><text:span text:style-name="Police_20_par_20_défaut"><text:span text:style-name="T1">r</text:span></text:span><text:span text:style-name="Police_20_par_20_défaut"><text:span text:style-name="T1">é</text:span></text:span><text:span text:style-name="Police_20_par_20_défaut"><text:span text:style-name="T1">vision</text:span></text:span><text:span text:style-name="Police_20_par_20_défaut"><text:span text:style-name="T1">. J'ajouterai, qu'ind</text:span></text:span><text:span text:style-name="Police_20_par_20_défaut"><text:span text:style-name="T1">é</text:span></text:span><text:span text:style-name="Police_20_par_20_défaut"><text:span text:style-name="T1">pendamment de certaines pr</text:span></text:span><text:span text:style-name="Police_20_par_20_défaut"><text:span text:style-name="T1">é</text:span></text:span><text:span text:style-name="Police_20_par_20_défaut"><text:span text:style-name="T1">ventions ou de certains pr</text:span></text:span><text:span text:style-name="Police_20_par_20_défaut"><text:span text:style-name="T1">é</text:span></text:span><text:span text:style-name="Police_20_par_20_défaut"><text:span text:style-name="T1">jug</text:span></text:span><text:span text:style-name="Police_20_par_20_défaut"><text:span text:style-name="T1">é</text:span></text:span><text:span text:style-name="Police_20_par_20_défaut"><text:span text:style-name="T1">s d'art, il a port</text:span></text:span><text:span text:style-name="Police_20_par_20_défaut"><text:span text:style-name="T1">é</text:span></text:span><text:span text:style-name="Police_20_par_20_défaut"><text:span text:style-name="T1">, dans la critique des contemporains, des pr</text:span></text:span><text:span text:style-name="Police_20_par_20_défaut"><text:span text:style-name="T1">é</text:span></text:span><text:span text:style-name="Police_20_par_20_défaut"><text:span text:style-name="T1">ventions toutes personnelles, un vif chagrin du succ</text:span></text:span><text:span text:style-name="Police_20_par_20_défaut"><text:span text:style-name="T1">è</text:span></text:span><text:span text:style-name="Police_20_par_20_défaut"><text:span text:style-name="T1">s et de la croissante popularit</text:span></text:span><text:span text:style-name="Police_20_par_20_défaut"><text:span text:style-name="T1">é</text:span></text:span><text:span text:style-name="Police_20_par_20_défaut"><text:span text:style-name="T1"> de ceux dont il avait pu se croire un moment l'</text:span></text:span><text:span text:style-name="Police_20_par_20_défaut"><text:span text:style-name="T1">é</text:span></text:span><text:span text:style-name="Police_20_par_20_défaut"><text:span text:style-name="T1">mule ou l'</text:span></text:span><text:span text:style-name="Police_20_par_20_défaut"><text:span text:style-name="T1">é</text:span></text:span><text:span text:style-name="Police_20_par_20_défaut"><text:span text:style-name="T1">gal. </text:span></text:span><text:span text:style-name="Police_20_par_20_défaut"><text:span text:style-name="T1">Il </text:span></text:span><text:span text:style-name="Police_20_par_20_défaut"><text:span text:style-name="T1">y a port</text:span></text:span><text:span text:style-name="Police_20_par_20_défaut"><text:span text:style-name="T1">é</text:span></text:span><text:span text:style-name="Police_20_par_20_défaut"><text:span text:style-name="T1"> aussi des pr</text:span></text:span><text:span text:style-name="Police_20_par_20_défaut"><text:span text:style-name="T1">é</text:span></text:span><text:span text:style-name="Police_20_par_20_défaut"><text:span text:style-name="T1">ventions politiques</text:span></text:span><text:span text:style-name="Police_20_par_20_défaut"><text:span text:style-name="T1"> ;</text:span></text:span><text:span text:style-name="Police_20_par_20_défaut"><text:span text:style-name="T1"> et il n'a jamais pardonn</text:span></text:span><text:span text:style-name="Police_20_par_20_défaut"><text:span text:style-name="T1">é</text:span></text:span><text:span text:style-name="Police_20_par_20_défaut"><text:span text:style-name="T1"> tout </text:span></text:span><text:span text:style-name="Police_20_par_20_défaut"><text:span text:style-name="T1">à</text:span></text:span><text:span text:style-name="Police_20_par_20_défaut"><text:span text:style-name="T1"> fait </text:span></text:span><text:span text:style-name="Police_20_par_20_défaut"><text:span text:style-name="T1">à</text:span></text:span><text:span text:style-name="Police_20_par_20_défaut"><text:span text:style-name="T1"> ses anciens collaborateurs du </text:span></text:span><text:span text:style-name="Police_20_par_20_défaut"><text:span text:style-name="T4">Globe</text:span></text:span><text:span text:style-name="Police_20_par_20_défaut"><text:span text:style-name="T1"> d'</text:span></text:span><text:span text:style-name="Police_20_par_20_défaut"><text:span text:style-name="T1">ê</text:span></text:span><text:span text:style-name="Police_20_par_20_défaut"><text:span text:style-name="T1">tre, devenus ministres ou ambassadeurs, tandis qu'il continuait de peiner avec honneur dans son logis d'</text:span></text:span><text:span text:style-name="Police_20_par_20_défaut"><text:span text:style-name="T1">é</text:span></text:span><text:span text:style-name="Police_20_par_20_défaut"><text:span text:style-name="T1">tudiant. Je con</text:span></text:span><text:span text:style-name="Police_20_par_20_défaut"><text:span text:style-name="T1">ç</text:span></text:span><text:span text:style-name="Police_20_par_20_défaut"><text:span text:style-name="T1">ois son sentiment, mais je ne voudrais pas qu'il l'e</text:span></text:span><text:span text:style-name="Police_20_par_20_défaut"><text:span text:style-name="T1">û</text:span></text:span><text:span text:style-name="Police_20_par_20_défaut"><text:span text:style-name="T1">t publiquement exprim</text:span></text:span><text:span text:style-name="Police_20_par_20_défaut"><text:span text:style-name="T1">é</text:span></text:span><text:span text:style-name="Police_20_par_20_défaut"><text:span text:style-name="T1">. Enfin, plus tard encore, quand il se fut rang</text:span></text:span><text:span text:style-name="Police_20_par_20_défaut"><text:span text:style-name="T1">é</text:span></text:span><text:span text:style-name="Police_20_par_20_défaut"><text:span text:style-name="T1"> du c</text:span></text:span><text:span text:style-name="Police_20_par_20_défaut"><text:span text:style-name="T1">ô</text:span></text:span><text:span text:style-name="Police_20_par_20_défaut"><text:span text:style-name="T1">t</text:span></text:span><text:span text:style-name="Police_20_par_20_défaut"><text:span text:style-name="T1">é</text:span></text:span><text:span text:style-name="Police_20_par_20_défaut"><text:span text:style-name="T1"> de l'Empire, il a eu des complaisances qu'on ne saurait sans doute avoir le rigorisme de lui reprocher, mais qu'il faut bien qu'on dise qu'il a eues. Empressons-nous seulement d'observer que, de l'ensemble de son </text:span></text:span><text:span text:style-name="Police_20_par_20_défaut"><text:span text:style-name="T1">œ</text:span></text:span><text:span text:style-name="Police_20_par_20_défaut"><text:span text:style-name="T1">uvre, quand on a fait les retranchements n</text:span></text:span><text:span text:style-name="Police_20_par_20_défaut"><text:span text:style-name="T1">é</text:span></text:span><text:span text:style-name="Police_20_par_20_défaut"><text:span text:style-name="T1">cessaires, il en reste encore assez pour justifier ce que nous disions tout</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l'heure</text:span></text:span><text:span text:style-name="Police_20_par_20_défaut"><text:span text:style-name="T1"> :</text:span></text:span><text:span text:style-name="Police_20_par_20_défaut"><text:span text:style-name="T1"> qu'il n'y en a pas de plus consid</text:span></text:span><text:span text:style-name="Police_20_par_20_défaut"><text:span text:style-name="T1">é</text:span></text:span><text:span text:style-name="Police_20_par_20_défaut"><text:span text:style-name="T1">rable dans l'histoire de la critique, ni de plus originale peut-</text:span></text:span><text:span text:style-name="Police_20_par_20_défaut"><text:span text:style-name="T1">ê</text:span></text:span><text:span text:style-name="Police_20_par_20_défaut"><text:span text:style-name="T1">tre.</text:span></text:span></text:p>
      <text:p text:style-name="Normal"><text:span text:style-name="Police_20_par_20_défaut"><text:span text:style-name="T1">Dans la production successive et dans le d</text:span></text:span><text:span text:style-name="Police_20_par_20_défaut"><text:span text:style-name="T1">é</text:span></text:span><text:span text:style-name="Police_20_par_20_défaut"><text:span text:style-name="T1">veloppement naturel de cette </text:span></text:span><text:span text:style-name="Police_20_par_20_défaut"><text:span text:style-name="T1">œ</text:span></text:span><text:span text:style-name="Police_20_par_20_défaut"><text:span text:style-name="T1">uvre, il me semble qu'on peut distinguer cinq </text:span></text:span><text:span text:style-name="Police_20_par_20_défaut"><text:span text:style-name="T1">é</text:span></text:span><text:span text:style-name="Police_20_par_20_défaut"><text:span text:style-name="T1">poques, sur la premi</text:span></text:span><text:span text:style-name="Police_20_par_20_défaut"><text:span text:style-name="T1">è</text:span></text:span><text:span text:style-name="Police_20_par_20_défaut"><text:span text:style-name="T1">re desquelles nous pouvons aujourd'hui passer assez rapidement. Comprise entre les ann</text:span></text:span><text:span text:style-name="Police_20_par_20_défaut"><text:span text:style-name="T1">é</text:span></text:span><text:span text:style-name="Police_20_par_20_défaut"><text:span text:style-name="T1">es </text:span></text:span><text:span text:style-name="Police_20_par_20_défaut"><text:span text:style-name="T1">1824</text:span></text:span><text:span text:style-name="Police_20_par_20_défaut"><text:span text:style-name="T1"> et 1830, c'est le temps de la collaboration de Sainte-Beuve au</text:span></text:span><text:span text:style-name="Police_20_par_20_défaut"><text:span text:style-name="T4"> Globe,</text:span></text:span><text:span text:style-name="Police_20_par_20_défaut"><text:span text:style-name="T1"> et c'est le temps aussi de sa premi</text:span></text:span><text:span text:style-name="Police_20_par_20_défaut"><text:span text:style-name="T1">è</text:span></text:span><text:span text:style-name="Police_20_par_20_défaut"><text:span text:style-name="T1">re ferveur romantique. Je </text:span></text:span><text:span text:style-name="Police_20_par_20_défaut"><text:span text:style-name="T1">dirais volontiers qu'elle appar</text:span></text:span><text:span text:style-name="Police_20_par_20_défaut"><text:span text:style-name="T1">tient plut</text:span></text:span><text:span text:style-name="Police_20_par_20_défaut"><text:span text:style-name="T1">ô</text:span></text:span><text:span text:style-name="Police_20_par_20_défaut"><text:span text:style-name="T1">t </text:span></text:span><text:span text:style-name="Police_20_par_20_défaut"><text:span text:style-name="T1">à</text:span></text:span><text:span text:style-name="Police_20_par_20_défaut"><text:span text:style-name="T1"> l'histoire du romantisme qu'</text:span></text:span><text:span text:style-name="Police_20_par_20_défaut"><text:span text:style-name="T1">à</text:span></text:span><text:span text:style-name="Police_20_par_20_défaut"><text:span text:style-name="T1"> celle de la critique, et vous pourrez d'ailleurs vous en </text:span></text:span><text:soft-page-break/><text:span text:style-name="Police_20_par_20_défaut"><text:span text:style-name="T1">convaincre, en lisant les </text:span></text:span><text:span text:style-name="Police_20_par_20_défaut"><text:span text:style-name="T4">Premiers Lundis</text:span></text:span><text:span text:style-name="Police_20_par_20_défaut"><text:span text:style-name="T1">, le premier volume des </text:span></text:span><text:span text:style-name="Police_20_par_20_défaut"><text:span text:style-name="T4">Portraits contemporains, </text:span></text:span><text:span text:style-name="Police_20_par_20_défaut"><text:span text:style-name="T1">ou le premier volume des </text:span></text:span><text:span text:style-name="Police_20_par_20_défaut"><text:span text:style-name="T4">Portraits litt</text:span></text:span><text:span text:style-name="Police_20_par_20_défaut"><text:span text:style-name="T4">é</text:span></text:span><text:span text:style-name="Police_20_par_20_défaut"><text:span text:style-name="T4">raires.</text:span></text:span></text:p>
      <text:p text:style-name="Normal"><text:span text:style-name="Police_20_par_20_défaut"><text:span text:style-name="T1">Mais, si vous y joignez le </text:span></text:span><text:span text:style-name="Police_20_par_20_défaut"><text:span text:style-name="T4">Tableau de la po</text:span></text:span><text:span text:style-name="Police_20_par_20_défaut"><text:span text:style-name="T4">é</text:span></text:span><text:span text:style-name="Police_20_par_20_défaut"><text:span text:style-name="T4">sie fran</text:span></text:span><text:span text:style-name="Police_20_par_20_défaut"><text:span text:style-name="T4">ç</text:span></text:span><text:span text:style-name="Police_20_par_20_défaut"><text:span text:style-name="T4">aise au </text:span></text:span><text:span text:style-name="Police_20_par_20_défaut"><text:span text:style-name="T4">XVI</text:span></text:span><text:span text:style-name="Police_20_par_20_défaut"><text:span text:style-name="T3">e</text:span></text:span><text:span text:style-name="Police_20_par_20_défaut"><text:span text:style-name="T4"> si</text:span></text:span><text:span text:style-name="Police_20_par_20_défaut"><text:span text:style-name="T4">è</text:span></text:span><text:span text:style-name="Police_20_par_20_défaut"><text:span text:style-name="T4">cle</text:span></text:span><text:span text:style-name="Police_20_par_20_défaut"><text:span text:style-name="T1">, qui est de 1828, vous verrez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poindre l'aptitude historique dans la mani</text:span></text:span><text:span text:style-name="Police_20_par_20_défaut"><text:span text:style-name="T1">è</text:span></text:span><text:span text:style-name="Police_20_par_20_défaut"><text:span text:style-name="T1">re m</text:span></text:span><text:span text:style-name="Police_20_par_20_défaut"><text:span text:style-name="T1">ê</text:span></text:span><text:span text:style-name="Police_20_par_20_défaut"><text:span text:style-name="T1">me dont Sainte-Beuve a men</text:span></text:span><text:span text:style-name="Police_20_par_20_défaut"><text:span text:style-name="T1">é</text:span></text:span><text:span text:style-name="Police_20_par_20_défaut"><text:span text:style-name="T1"> sa campagne romantique. Tandis en effet qu'il ne se lasse pas d'attaquer les</text:span></text:span><text:span text:style-name="Police_20_par_20_défaut"><text:span text:style-name="T1"> Rousseau, les Lebrun, les Delil</text:span></text:span><text:span text:style-name="Police_20_par_20_défaut"><text:span text:style-name="T1">le, et de s'en prendre m</text:span></text:span><text:span text:style-name="Police_20_par_20_défaut"><text:span text:style-name="T1">ê</text:span></text:span><text:span text:style-name="Police_20_par_20_défaut"><text:span text:style-name="T1">me </text:span></text:span><text:span text:style-name="Police_20_par_20_défaut"><text:span text:style-name="T1">à</text:span></text:span><text:span text:style-name="Police_20_par_20_défaut"><text:span text:style-name="T1"> ce </text:span></text:span><text:span text:style-name="Police_20_par_20_défaut"><text:span text:style-name="T1">«</text:span></text:span><text:span text:style-name="Police_20_par_20_défaut"><text:span text:style-name="T1"> </text:span></text:span><text:span text:style-name="Police_20_par_20_défaut"><text:span text:style-name="T1">l</text:span></text:span><text:span text:style-name="Police_20_par_20_défaut"><text:span text:style-name="T1">é</text:span></text:span><text:span text:style-name="Police_20_par_20_défaut"><text:span text:style-name="T1">gislateur du Parnasse</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 </text:span></text:span><text:span text:style-name="Police_20_par_20_défaut"><text:span text:style-name="T1">auquel d'ailleurs il fera bient</text:span></text:span><text:span text:style-name="Police_20_par_20_défaut"><text:span text:style-name="T1">ô</text:span></text:span><text:span text:style-name="Police_20_par_20_défaut"><text:span text:style-name="T1">t r</text:span></text:span><text:span text:style-name="Police_20_par_20_défaut"><text:span text:style-name="T1">é</text:span></text:span><text:span text:style-name="Police_20_par_20_défaut"><text:span text:style-name="T1">paration</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 d'un autre c</text:span></text:span><text:span text:style-name="Police_20_par_20_défaut"><text:span text:style-name="T1">ô</text:span></text:span><text:span text:style-name="Police_20_par_20_défaut"><text:span text:style-name="T1">t</text:span></text:span><text:span text:style-name="Police_20_par_20_défaut"><text:span text:style-name="T1">é</text:span></text:span><text:span text:style-name="Police_20_par_20_défaut"><text:span text:style-name="T1">, c'est dans l'histoire qu'il va chercher la justification du romantisme, et pour lui donner des titres, il lui d</text:span></text:span><text:span text:style-name="Police_20_par_20_défaut"><text:span text:style-name="T1">é</text:span></text:span><text:span text:style-name="Police_20_par_20_défaut"><text:span text:style-name="T1">couvre des a</text:span></text:span><text:span text:style-name="Police_20_par_20_défaut"><text:span text:style-name="T1">ï</text:span></text:span><text:span text:style-name="Police_20_par_20_défaut"><text:span text:style-name="T1">eux. Les romantiques sont les h</text:span></text:span><text:span text:style-name="Police_20_par_20_défaut"><text:span text:style-name="T1">é</text:span></text:span><text:span text:style-name="Police_20_par_20_défaut"><text:span text:style-name="T1">ritiers d'une tradition longtemps interrompue, et cette tradition, il s'agit de la r</text:span></text:span><text:span text:style-name="Police_20_par_20_défaut"><text:span text:style-name="T1">é</text:span></text:span><text:span text:style-name="Police_20_par_20_défaut"><text:span text:style-name="T1">tablir dans ses droits</text:span></text:span><text:span text:style-name="Police_20_par_20_défaut"><text:span text:style-name="T1">...</text:span></text:span><text:span text:style-name="Police_20_par_20_défaut"><text:span text:style-name="T1"> Mais, je le r</text:span></text:span><text:span text:style-name="Police_20_par_20_défaut"><text:span text:style-name="T1">é</text:span></text:span><text:span text:style-name="Police_20_par_20_défaut"><text:span text:style-name="T1">p</text:span></text:span><text:span text:style-name="Police_20_par_20_défaut"><text:span text:style-name="T1">è</text:span></text:span><text:span text:style-name="Police_20_par_20_défaut"><text:span text:style-name="T1">te, Sainte-Beuve est </text:span></text:span><text:span text:style-name="Police_20_par_20_défaut"><text:span text:style-name="T1">à</text:span></text:span><text:span text:style-name="Police_20_par_20_défaut"><text:span text:style-name="T1"> peine encore lui-m</text:span></text:span><text:span text:style-name="Police_20_par_20_défaut"><text:span text:style-name="T1">ê</text:span></text:span><text:span text:style-name="Police_20_par_20_défaut"><text:span text:style-name="T1">me, et sa critique,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savante, n'a rien pourtant de tr</text:span></text:span><text:span text:style-name="Police_20_par_20_défaut"><text:span text:style-name="T1">è</text:span></text:span><text:span text:style-name="Police_20_par_20_défaut"><text:span text:style-name="T1">s original.</text:span></text:span></text:p>
      <text:p text:style-name="Normal"><text:span text:style-name="Police_20_par_20_défaut"><text:span text:style-name="T1">Ce sont les cours de </text:span></text:span><text:span text:style-name="Police_20_par_20_défaut"><text:span text:style-name="T1">Villemain</text:span></text:span><text:span text:style-name="Police_20_par_20_défaut"><text:span text:style-name="T1"> qui paraissent lui avoir indiqu</text:span></text:span><text:span text:style-name="Police_20_par_20_défaut"><text:span text:style-name="T1">é</text:span></text:span><text:span text:style-name="Police_20_par_20_défaut"><text:span text:style-name="T1"> sa v</text:span></text:span><text:span text:style-name="Police_20_par_20_défaut"><text:span text:style-name="T1">é</text:span></text:span><text:span text:style-name="Police_20_par_20_défaut"><text:span text:style-name="T1">ritable voie, en lui procurant en m</text:span></text:span><text:span text:style-name="Police_20_par_20_défaut"><text:span text:style-name="T1">ê</text:span></text:span><text:span text:style-name="Police_20_par_20_défaut"><text:span text:style-name="T1">me temps les moyens d'y pousser plus avant que </text:span></text:span><text:span text:style-name="Police_20_par_20_défaut"><text:span text:style-name="T1">Villemain</text:span></text:span><text:span text:style-name="Police_20_par_20_défaut"><text:span text:style-name="T1"> lui-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 et les lin</text:span></text:span><text:span text:style-name="Police_20_par_20_défaut"><text:span text:style-name="T1">é</text:span></text:span><text:span text:style-name="Police_20_par_20_défaut"><text:span text:style-name="T1">aments de la critique biographique, encore un peu brouill</text:span></text:span><text:span text:style-name="Police_20_par_20_défaut"><text:span text:style-name="T1">é</text:span></text:span><text:span text:style-name="Police_20_par_20_défaut"><text:span text:style-name="T1">s, comme je vous l'ai dit, dans l'</text:span></text:span><text:span text:style-name="Police_20_par_20_défaut"><text:span text:style-name="T1">œ</text:span></text:span><text:span text:style-name="Police_20_par_20_défaut"><text:span text:style-name="T1">uvre de </text:span></text:span><text:span text:style-name="Police_20_par_20_défaut"><text:span text:style-name="T1">Villemain</text:span></text:span><text:span text:style-name="Police_20_par_20_défaut"><text:span text:style-name="T1">, se dessinent avec nettet</text:span></text:span><text:span text:style-name="Police_20_par_20_défaut"><text:span text:style-name="T1">é</text:span></text:span><text:span text:style-name="Police_20_par_20_défaut"><text:span text:style-name="T1"> dans un article sur</text:span></text:span><text:span text:style-name="Police_20_par_20_défaut"><text:span text:style-name="T4"> Pierre Corneille</text:span></text:span><text:span text:style-name="Police_20_par_20_défaut"><text:span text:style-name="T1">, dat</text:span></text:span><text:span text:style-name="Police_20_par_20_défaut"><text:span text:style-name="T1">é</text:span></text:span><text:span text:style-name="Police_20_par_20_défaut"><text:span text:style-name="T1"> de 1828</text:span></text:span><text:span text:style-name="Police_20_par_20_défaut"><text:span text:style-name="T1"> :</text:span></text:span></text:p>
      <text:p>En fait de critique et d'histoire littéraire, il n'est point, ce me semble, de lecture plus récréante, plus délectable, et à la fois plus féconde en enseignements de toute espèce que les <text:span text:style-name="Police_20_par_20_défaut"><text:span text:style-name="T15">biographies bien faites des grands hommes</text:span></text:span><text:span text:style-name="Police_20_par_20_défaut"><text:span text:style-name="T15"> :</text:span></text:span><text:span text:style-name="Police_20_par_20_défaut"><text:span text:style-name="T15"> non pas les biographies minces et s</text:span></text:span><text:span text:style-name="Police_20_par_20_défaut"><text:span text:style-name="T15">è</text:span></text:span><text:span text:style-name="Police_20_par_20_défaut"><text:span text:style-name="T15">ches, les notices exigu</text:span></text:span><text:span text:style-name="Police_20_par_20_défaut"><text:span text:style-name="T15">ë</text:span></text:span><text:span text:style-name="Police_20_par_20_défaut"><text:span text:style-name="T15">s et</text:span></text:span><text:span text:style-name="Police_20_par_20_défaut"><text:span text:style-name="T15"> </text:span></text:span><text:span text:style-name="Police_20_par_20_défaut"><text:span text:style-name="T15">pr</text:span></text:span><text:span text:style-name="Police_20_par_20_défaut"><text:span text:style-name="T15">é</text:span></text:span><text:span text:style-name="Police_20_par_20_défaut"><text:span text:style-name="T15">cieu</text:span></text:span><text:span text:style-name="Police_20_par_20_défaut"><text:span text:style-name="T15">ses, o</text:span></text:span><text:span text:style-name="Police_20_par_20_défaut"><text:span text:style-name="T15">ù</text:span></text:span><text:span text:style-name="Police_20_par_20_défaut"><text:span text:style-name="T15"> l'</text:span></text:span><text:span text:style-name="Police_20_par_20_défaut"><text:span text:style-name="T15">é</text:span></text:span><text:span text:style-name="Police_20_par_20_défaut"><text:span text:style-name="T15">crivain a la pens</text:span></text:span><text:span text:style-name="Police_20_par_20_défaut"><text:span text:style-name="T15">é</text:span></text:span><text:span text:style-name="Police_20_par_20_défaut"><text:span text:style-name="T15">e de briller, et dont chaque paragraphe est aiguis</text:span></text:span><text:span text:style-name="Police_20_par_20_défaut"><text:span text:style-name="T15">é</text:span></text:span><text:span text:style-name="Police_20_par_20_défaut"><text:span text:style-name="T15"> en </text:span></text:span><text:span text:style-name="Police_20_par_20_défaut"><text:span text:style-name="T15">é</text:span></text:span><text:span text:style-name="Police_20_par_20_défaut"><text:span text:style-name="T15">pigramme </text:span></text:span>— il songe peut-être à Villemain lui-même, et certainement à Suard, à d'Alembert, à Fontenelle, — mais de larges, copieuses, diffuses histoires de l'homme et de ses œuvres : entrer en son auteur, s'y installer, le produire sous ses aspects divers ; le faire vivre/se mouvoir et parler, comme il a dû faire ; le suivre en son intérieur et dans ses mœurs domestiques aussi avant que l'on peut ; le rattacher par tous côtés à cette terre, à cette existence réelle, à ces habitudes de chaque jour dont les grands hommes ne dépendent pas moins que nous autres.</text:p>
      <text:p text:style-name="Normal"><text:span text:style-name="Police_20_par_20_défaut"><text:span text:style-name="T1">La m</text:span></text:span><text:span text:style-name="Police_20_par_20_défaut"><text:span text:style-name="T1">é</text:span></text:span><text:span text:style-name="Police_20_par_20_défaut"><text:span text:style-name="T1">thode se pr</text:span></text:span><text:span text:style-name="Police_20_par_20_défaut"><text:span text:style-name="T1">é</text:span></text:span><text:span text:style-name="Police_20_par_20_défaut"><text:span text:style-name="T1">cise encore dans un article sur </text:span></text:span><text:span text:style-name="Police_20_par_20_défaut"><text:span text:style-name="T4">Diderot</text:span></text:span><text:span text:style-name="Police_20_par_20_défaut"><text:span text:style-name="T1">, dat</text:span></text:span><text:span text:style-name="Police_20_par_20_défaut"><text:span text:style-name="T1">é</text:span></text:span><text:span text:style-name="Police_20_par_20_défaut"><text:span text:style-name="T1"> de 1831, dont voici le d</text:span></text:span><text:span text:style-name="Police_20_par_20_défaut"><text:span text:style-name="T1">é</text:span></text:span><text:span text:style-name="Police_20_par_20_défaut"><text:span text:style-name="T1">but</text:span></text:span><text:span text:style-name="Police_20_par_20_défaut"><text:span text:style-name="T1"> :</text:span></text:span></text:p>
      <text:p>J'ai toujours aimé les correspondances, les conversations, les pensées, tous les détails du caractère, des mœurs, de la biographie, en un mot, des grands écrivains... On s'enferme pendant une quinzaine de jours avec les écrits d'un mort célèbre, poète ou philosophe ; on l'étudié, on lé retourne, on l'interroge à loisir, on le fait poser devant soi... Chaque trait s'ajoute à son tour, et prend place de lui-même dans cette physionomie qu'on essaye de reproduire... Au type vague, abstrait, général qu'une première vue avait embrassé, se mêle et s'incorpore par degrés une réalité individuelle, précise, de plus en plus accentuée... On sent naître, on voit venir la ressemblance ; et le jour, le moment où l'on a <text:soft-page-break/>saisi le tic familier, le sourire révélateur, la gerçure indéfinissable, la ride intime et douloureuse qui se cache en vain sous les cheveux déjà clairsemés, à ce moment l'analyse disparaît dans la création, le portrait parle et vit, on a trouvé l'homme.</text:p>
      <text:p text:style-name="Normal"><text:span text:style-name="Police_20_par_20_défaut"><text:span text:style-name="T1">Les derniers mots sont caract</text:span></text:span><text:span text:style-name="Police_20_par_20_défaut"><text:span text:style-name="T1">é</text:span></text:span><text:span text:style-name="Police_20_par_20_défaut"><text:span text:style-name="T1">ristiques</text:span></text:span><text:span text:style-name="Police_20_par_20_défaut"><text:span text:style-name="T1"> :</text:span></text:span><text:span text:style-name="Police_20_par_20_défaut"><text:span text:style-name="T1"> ce n'est plus seulement de la biographie</text:span></text:span><text:span text:style-name="Police_20_par_20_défaut"><text:span text:style-name="T1"> ;</text:span></text:span><text:span text:style-name="Police_20_par_20_défaut"><text:span text:style-name="T1"> c'est ici l'introduc</text:span></text:span><text:span text:style-name="Police_20_par_20_défaut"><text:span text:style-name="T1">tion du </text:span></text:span><text:span text:style-name="Police_20_par_20_défaut"><text:span text:style-name="T4">portrait</text:span></text:span><text:span text:style-name="Police_20_par_20_défaut"><text:span text:style-name="T1"> dans la critique. Essayons, sur l'indication de Sainte-Beuve, de reconna</text:span></text:span><text:span text:style-name="Police_20_par_20_défaut"><text:span text:style-name="T1">î</text:span></text:span><text:span text:style-name="Police_20_par_20_défaut"><text:span text:style-name="T1">tre ce que ce seul mot enveloppe, et, avec l'anatomie, la physiologie, la psychologie de l'</text:span></text:span><text:span text:style-name="Police_20_par_20_défaut"><text:span text:style-name="T1">é</text:span></text:span><text:span text:style-name="Police_20_par_20_défaut"><text:span text:style-name="T1">crivain, t</text:span></text:span><text:span text:style-name="Police_20_par_20_défaut"><text:span text:style-name="T1">â</text:span></text:span><text:span text:style-name="Police_20_par_20_défaut"><text:span text:style-name="T1">chons de discerner les </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ments nouveaux </text:span></text:span><text:span text:style-name="Police_20_par_20_défaut"><text:span text:style-name="T1">«</text:span></text:span><text:span text:style-name="Police_20_par_20_défaut"><text:span text:style-name="T1"> </text:span></text:span><text:span text:style-name="Police_20_par_20_défaut"><text:span text:style-name="T1">qui se m</text:span></text:span><text:span text:style-name="Police_20_par_20_défaut"><text:span text:style-name="T1">ê</text:span></text:span><text:span text:style-name="Police_20_par_20_défaut"><text:span text:style-name="T1">lent et qui s'incorporent</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à</text:span></text:span><text:span text:style-name="Police_20_par_20_défaut"><text:span text:style-name="T1"> la d</text:span></text:span><text:span text:style-name="Police_20_par_20_défaut"><text:span text:style-name="T1">é</text:span></text:span><text:span text:style-name="Police_20_par_20_défaut"><text:span text:style-name="T1">finition de la critique, pour la vivifier d'abord, l'</text:span></text:span><text:span text:style-name="Police_20_par_20_défaut"><text:span text:style-name="T1">é</text:span></text:span><text:span text:style-name="Police_20_par_20_défaut"><text:span text:style-name="T1">largir ensuite, et finalement la transformer.</text:span></text:span></text:p>
      <text:p text:style-name="Normal"><text:span text:style-name="Police_20_par_20_défaut"><text:span text:style-name="T1">L'anatomie de l'</text:span></text:span><text:span text:style-name="Police_20_par_20_défaut"><text:span text:style-name="T1">é</text:span></text:span><text:span text:style-name="Police_20_par_20_défaut"><text:span text:style-name="T1">crivain, c'est la consid</text:span></text:span><text:span text:style-name="Police_20_par_20_défaut"><text:span text:style-name="T1">é</text:span></text:span><text:span text:style-name="Police_20_par_20_défaut"><text:span text:style-name="T1">ration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 et sommaire de son individu physique. Est-il grand, haut en couleur, est-il bien </text:span></text:span><text:span text:style-name="Police_20_par_20_défaut"><text:span text:style-name="T1">é</text:span></text:span><text:span text:style-name="Police_20_par_20_défaut"><text:span text:style-name="T1">quilibr</text:span></text:span><text:span text:style-name="Police_20_par_20_défaut"><text:span text:style-name="T1">é</text:span></text:span><text:span text:style-name="Police_20_par_20_défaut"><text:span text:style-name="T1">, comme Buffon, ou, au contraire, comme Pope, est-il malingre, ch</text:span></text:span><text:span text:style-name="Police_20_par_20_défaut"><text:span text:style-name="T1">é</text:span></text:span><text:span text:style-name="Police_20_par_20_défaut"><text:span text:style-name="T1">tif et contrefait</text:span></text:span><text:span text:style-name="Police_20_par_20_défaut"><text:span text:style-name="T1"> ?</text:span></text:span><text:span text:style-name="Police_20_par_20_défaut"><text:span text:style-name="T1"> et ces caract</text:span></text:span><text:span text:style-name="Police_20_par_20_défaut"><text:span text:style-name="T1">è</text:span></text:span><text:span text:style-name="Police_20_par_20_défaut"><text:span text:style-name="T1">res physiques ont</text:span></text:span><text:span text:style-name="Police_20_par_20_défaut"><text:span text:style-name="T1">-</text:span></text:span><text:span text:style-name="Police_20_par_20_défaut"><text:span text:style-name="T1">ils dans son </text:span></text:span><text:span text:style-name="Police_20_par_20_défaut"><text:span text:style-name="T1">œ</text:span></text:span><text:span text:style-name="Police_20_par_20_défaut"><text:span text:style-name="T1">uvre une traduction qui leur soit en quelque sorte ad</text:span></text:span><text:span text:style-name="Police_20_par_20_défaut"><text:span text:style-name="T1">é</text:span></text:span><text:span text:style-name="Police_20_par_20_défaut"><text:span text:style-name="T1">quate</text:span></text:span><text:span text:style-name="Police_20_par_20_défaut"><text:span text:style-name="T1"> ?</text:span></text:span><text:span text:style-name="Police_20_par_20_défaut"><text:span text:style-name="T1"> Si deux </text:span></text:span><text:span text:style-name="Police_20_par_20_défaut"><text:span text:style-name="T1">é</text:span></text:span><text:span text:style-name="Police_20_par_20_défaut"><text:span text:style-name="T1">crivains ont v</text:span></text:span><text:span text:style-name="Police_20_par_20_défaut"><text:span text:style-name="T1">é</text:span></text:span><text:span text:style-name="Police_20_par_20_défaut"><text:span text:style-name="T1">cu dans le m</text:span></text:span><text:span text:style-name="Police_20_par_20_défaut"><text:span text:style-name="T1">ê</text:span></text:span><text:span text:style-name="Police_20_par_20_défaut"><text:span text:style-name="T1">me temps, s'ils ont re</text:span></text:span><text:span text:style-name="Police_20_par_20_défaut"><text:span text:style-name="T1">ç</text:span></text:span><text:span text:style-name="Police_20_par_20_défaut"><text:span text:style-name="T1">u la m</text:span></text:span><text:span text:style-name="Police_20_par_20_défaut"><text:span text:style-name="T1">ê</text:span></text:span><text:span text:style-name="Police_20_par_20_défaut"><text:span text:style-name="T1">me </text:span></text:span><text:span text:style-name="Police_20_par_20_défaut"><text:span text:style-name="T1">é</text:span></text:span><text:span text:style-name="Police_20_par_20_défaut"><text:span text:style-name="T1">ducation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 s'ils ont touch</text:span></text:span><text:span text:style-name="Police_20_par_20_défaut"><text:span text:style-name="T1">é</text:span></text:span><text:span text:style-name="Police_20_par_20_défaut"><text:span text:style-name="T1"> les m</text:span></text:span><text:span text:style-name="Police_20_par_20_défaut"><text:span text:style-name="T1">ê</text:span></text:span><text:span text:style-name="Police_20_par_20_défaut"><text:span text:style-name="T1">mes sujets, ou des sujets analogues, s'ils ont l'un et l'autre la r</text:span></text:span><text:span text:style-name="Police_20_par_20_défaut"><text:span text:style-name="T1">é</text:span></text:span><text:span text:style-name="Police_20_par_20_défaut"><text:span text:style-name="T1">putation d'y avoir excell</text:span></text:span><text:span text:style-name="Police_20_par_20_défaut"><text:span text:style-name="T1">é</text:span></text:span><text:span text:style-name="Police_20_par_20_défaut"><text:span text:style-name="T1">, comme Bossuet et comme Pascal, retrouverons-nous dans les </text:span></text:span><text:span text:style-name="Police_20_par_20_défaut"><text:span text:style-name="T4">Sermons</text:span></text:span><text:span text:style-name="Police_20_par_20_défaut"><text:span text:style-name="T1"> de l'un son admirable </text:span></text:span><text:span text:style-name="Police_20_par_20_défaut"><text:span text:style-name="T1">é</text:span></text:span><text:span text:style-name="Police_20_par_20_défaut"><text:span text:style-name="T1">quilibre d'esprit, ou, dans les </text:span></text:span><text:span text:style-name="Police_20_par_20_défaut"><text:span text:style-name="T4">Pens</text:span></text:span><text:span text:style-name="Police_20_par_20_défaut"><text:span text:style-name="T4">é</text:span></text:span><text:span text:style-name="Police_20_par_20_défaut"><text:span text:style-name="T4">es</text:span></text:span><text:span text:style-name="Police_20_par_20_défaut"><text:span text:style-name="T1"> de l'autre, les stigmates, pour ainsi parler, de ses longues souffrances</text:span></text:span><text:span text:style-name="Police_20_par_20_défaut"><text:span text:style-name="T1"> ?</text:span></text:span><text:span text:style-name="Police_20_par_20_défaut"><text:span text:style-name="T1"> Ou bien encore, celui-ci, comme Boileau, a peu aim</text:span></text:span><text:span text:style-name="Police_20_par_20_défaut"><text:span text:style-name="T1">é</text:span></text:span><text:span text:style-name="Police_20_par_20_défaut"><text:span text:style-name="T1"> les femmes, et celui-l</text:span></text:span><text:span text:style-name="Police_20_par_20_défaut"><text:span text:style-name="T1">à</text:span></text:span><text:span text:style-name="Police_20_par_20_défaut"><text:span text:style-name="T1">, comme Rousseau, longtemps ou toujours malade, a fini par mourir fou</text:span></text:span><text:span text:style-name="Police_20_par_20_défaut"><text:span text:style-name="T1"> ?</text:span></text:span><text:span text:style-name="Police_20_par_20_défaut"><text:span text:style-name="T1"> La s</text:span></text:span><text:span text:style-name="Police_20_par_20_défaut"><text:span text:style-name="T1">é</text:span></text:span><text:span text:style-name="Police_20_par_20_défaut"><text:span text:style-name="T1">cheresse du premier, sa continence et sa frugalit</text:span></text:span><text:span text:style-name="Police_20_par_20_défaut"><text:span text:style-name="T1">é</text:span></text:span><text:span text:style-name="Police_20_par_20_défaut"><text:span text:style-name="T1"> ne se retrouvent-elles pas dans ses vers, dans le caract</text:span></text:span><text:span text:style-name="Police_20_par_20_défaut"><text:span text:style-name="T1">è</text:span></text:span><text:span text:style-name="Police_20_par_20_défaut"><text:span text:style-name="T1">re de son style, dans cette absence de gr</text:span></text:span><text:span text:style-name="Police_20_par_20_défaut"><text:span text:style-name="T1">â</text:span></text:span><text:span text:style-name="Police_20_par_20_défaut"><text:span text:style-name="T1">ces, dans cette s</text:span></text:span><text:span text:style-name="Police_20_par_20_défaut"><text:span text:style-name="T1">é</text:span></text:span><text:span text:style-name="Police_20_par_20_défaut"><text:span text:style-name="T1">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d'ajustements qui sentent le vieux c</text:span></text:span><text:span text:style-name="Police_20_par_20_défaut"><text:span text:style-name="T1">é</text:span></text:span><text:span text:style-name="Police_20_par_20_défaut"><text:span text:style-name="T1">libataire</text:span></text:span><text:span text:style-name="Police_20_par_20_défaut"><text:span text:style-name="T1"> ?</text:span></text:span><text:span text:style-name="Police_20_par_20_défaut"><text:span text:style-name="T1"> et, au contraire, le frisson de la maladie de l'autre n'a-t-i</text:span></text:span><text:span text:style-name="Police_20_par_20_défaut"><text:span text:style-name="T1">l</text:span></text:span><text:span text:style-name="Police_20_par_20_défaut"><text:span text:style-name="T1"> point pass</text:span></text:span><text:span text:style-name="Police_20_par_20_défaut"><text:span text:style-name="T1">é</text:span></text:span><text:span text:style-name="Police_20_par_20_défaut"><text:span text:style-name="T1"> dans sa prose</text:span></text:span><text:span text:style-name="Police_20_par_20_défaut"><text:span text:style-name="T1"> ?</text:span></text:span></text:p>
      <text:p text:style-name="P1"/>
      <text:p text:style-name="P1">Voilà tout un ordre de questions dont à peine encore s'était-on avisé. Elles s'introduisent dans la critique avec Sainte-Beuve ; et il ne paraît pas qu'elles soient près de cesser d'en faire l'un des plus vifs attraits. La science y trouve son compte ; l'humaine malignité s'y délecte ; et les faiblesses des grands hommes réjouissent notre vanité.</text:p>
      <text:p text:style-name="P1">La physiologie, déjà plus indiscrète, va plus loin, pénètre plus avant encore, ne se contente pas de ce peu d'indications. Avec le tempérament de l'écrivain quelle a été son hygiène ? et, son tempérament lui-même, d'où le tient-il ? Montaigne est Gascon <text:soft-page-break/>et Corneille est Normand. Si nous voulons les connaître à fond, faire dans leur œuvre sa part au sol natal, à l'atmosphère qu'ils ont respirée, il faut donc étudier leur province et leur ville. Mais il faut connaître aussi leur famille, leurs ascendants ou leurs descendants, le père et la mère de Molière, Jean Poquelin, bourgeois de Paris, et Marie Cressé, sa femme ; ou les fils de Racine, si peut-être leur père, ayant gardé tout le génie pour lui, ne leur a légué de lui-même que les moins précieuses parcelles.</text:p>
      <text:p>Mme de Sévigné, je l'ai dit plus d'une, fois, semble s'être dédoublée dans ses deux enfants ; le chevalier, léger, étourdi, ayant la grâce, et Mme de Grignan, intelligente, mais un peu froide, ayant pris pour elle la raison. Leur mère avait tout ; on ne lui conteste pas la grâce, mais à ceux qui voudraient lui refuser le sérieux et la raison, il n'est pas mal d'avoir à montrer la raison dans Mme de Grignan, la raison toute seule, sur le grand pied et dans toute sa pompé. Avec ce qu'on trouve dans les écrits, cela aide et cela guide.</text:p>
      <text:p text:style-name="Normal"><text:span text:style-name="Police_20_par_20_défaut"><text:span text:style-name="T1">Et la fa</text:span></text:span><text:span text:style-name="Police_20_par_20_défaut"><text:span text:style-name="T1">ç</text:span></text:span><text:span text:style-name="Police_20_par_20_défaut"><text:span text:style-name="T1">on dont ils ont v</text:span></text:span><text:span text:style-name="Police_20_par_20_défaut"><text:span text:style-name="T1">é</text:span></text:span><text:span text:style-name="Police_20_par_20_défaut"><text:span text:style-name="T1">cu, n'y regarderons-nous pas aussi</text:span></text:span><text:span text:style-name="Police_20_par_20_défaut"><text:span text:style-name="T1"> ?</text:span></text:span><text:span text:style-name="Police_20_par_20_défaut"><text:span text:style-name="T1"> Celui-ci, La Rochefoucauld, l'auteur des </text:span></text:span><text:span text:style-name="Police_20_par_20_défaut"><text:span text:style-name="T4">Maximes</text:span></text:span><text:span text:style-name="Police_20_par_20_défaut"><text:span text:style-name="T1">, est un grand seigneur, </text:span></text:span><text:span text:style-name="Police_20_par_20_défaut"><text:span text:style-name="T1">à</text:span></text:span><text:span text:style-name="Police_20_par_20_défaut"><text:span text:style-name="T1"> qui rien ne semble avoir manqu</text:span></text:span><text:span text:style-name="Police_20_par_20_défaut"><text:span text:style-name="T1">é</text:span></text:span><text:span text:style-name="Police_20_par_20_défaut"><text:span text:style-name="T1"> de ce qui compose le bonheur des hommes</text:span></text:span><text:span text:style-name="Police_20_par_20_défaut"><text:span text:style-name="T1"> ;</text:span></text:span><text:span text:style-name="Police_20_par_20_défaut"><text:span text:style-name="T1"> cet autre. Pascal, est n</text:span></text:span><text:span text:style-name="Police_20_par_20_défaut"><text:span text:style-name="T1">é</text:span></text:span><text:span text:style-name="Police_20_par_20_défaut"><text:span text:style-name="T1"> dans une bourgeoisie qui confinait presque </text:span></text:span><text:span text:style-name="Police_20_par_20_défaut"><text:span text:style-name="T1">à</text:span></text:span><text:span text:style-name="Police_20_par_20_défaut"><text:span text:style-name="T1"> la noblesse, il est n</text:span></text:span><text:span text:style-name="Police_20_par_20_défaut"><text:span text:style-name="T1">é</text:span></text:span><text:span text:style-name="Police_20_par_20_défaut"><text:span text:style-name="T1"> dans l'aisance, et il y a v</text:span></text:span><text:span text:style-name="Police_20_par_20_défaut"><text:span text:style-name="T1">é</text:span></text:span><text:span text:style-name="Police_20_par_20_défaut"><text:span text:style-name="T1">cu, et il a </text:span></text:span><text:span text:style-name="Police_20_par_20_défaut"><text:span text:style-name="T1">é</text:span></text:span><text:span text:style-name="Police_20_par_20_défaut"><text:span text:style-name="T1">crit les </text:span></text:span><text:span text:style-name="Police_20_par_20_défaut"><text:span text:style-name="T4">Pens</text:span></text:span><text:span text:style-name="Police_20_par_20_défaut"><text:span text:style-name="T4">é</text:span></text:span><text:span text:style-name="Police_20_par_20_défaut"><text:span text:style-name="T4">es</text:span></text:span><text:span text:style-name="Police_20_par_20_défaut"><text:span text:style-name="T1"> ;</text:span></text:span><text:span text:style-name="Police_20_par_20_défaut"><text:span text:style-name="T1"> un troisi</text:span></text:span><text:span text:style-name="Police_20_par_20_défaut"><text:span text:style-name="T1">è</text:span></text:span><text:span text:style-name="Police_20_par_20_défaut"><text:span text:style-name="T1">me enfin, La Bruy</text:span></text:span><text:span text:style-name="Police_20_par_20_défaut"><text:span text:style-name="T1">è</text:span></text:span><text:span text:style-name="Police_20_par_20_défaut"><text:span text:style-name="T1">re, l'auteur des </text:span></text:span><text:span text:style-name="Police_20_par_20_défaut"><text:span text:style-name="T4">Caract</text:span></text:span><text:span text:style-name="Police_20_par_20_défaut"><text:span text:style-name="T4">è</text:span></text:span><text:span text:style-name="Police_20_par_20_défaut"><text:span text:style-name="T4">res</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n</text:span></text:span><text:span text:style-name="Police_20_par_20_défaut"><text:span text:style-name="T1">é</text:span></text:span><text:span text:style-name="Police_20_par_20_défaut"><text:span text:style-name="T1"> chr</text:span></text:span><text:span text:style-name="Police_20_par_20_défaut"><text:span text:style-name="T1">é</text:span></text:span><text:span text:style-name="Police_20_par_20_défaut"><text:span text:style-name="T1">tien et Fran</text:span></text:span><text:span text:style-name="Police_20_par_20_défaut"><text:span text:style-name="T1">ç</text:span></text:span><text:span text:style-name="Police_20_par_20_défaut"><text:span text:style-name="T1">ais</text:span></text:span><text:span text:style-name="Police_20_par_20_défaut"><text:span text:style-name="T1"> </text:span></text:span><text:span text:style-name="Police_20_par_20_défaut"><text:span text:style-name="T1">»</text:span></text:span><text:span text:style-name="Police_20_par_20_défaut"><text:span text:style-name="T1">, a v</text:span></text:span><text:span text:style-name="Police_20_par_20_défaut"><text:span text:style-name="T1">é</text:span></text:span><text:span text:style-name="Police_20_par_20_défaut"><text:span text:style-name="T1">cu dans une condition subalterne, humili</text:span></text:span><text:span text:style-name="Police_20_par_20_défaut"><text:span text:style-name="T1">é</text:span></text:span><text:span text:style-name="Police_20_par_20_défaut"><text:span text:style-name="T1"> sous une n</text:span></text:span><text:span text:style-name="Police_20_par_20_défaut"><text:span text:style-name="T1">é</text:span></text:span><text:span text:style-name="Police_20_par_20_défaut"><text:span text:style-name="T1">cessit</text:span></text:span><text:span text:style-name="Police_20_par_20_défaut"><text:span text:style-name="T1">é</text:span></text:span><text:span text:style-name="Police_20_par_20_défaut"><text:span text:style-name="T1"> contre laquelle il ne pouvait rien</text:span></text:span><text:span text:style-name="Police_20_par_20_défaut"><text:span text:style-name="T1">...</text:span></text:span><text:span text:style-name="Police_20_par_20_défaut"><text:span text:style-name="T1"> Mais ici, ce n'est plus de physiologie, c'est de psychologie qu'il s'agit, si tant est que l'on puisse marquer exactement la limite.</text:span></text:span></text:p>
      <text:p text:style-name="Normal"><text:span text:style-name="Police_20_par_20_défaut"><text:span text:style-name="T1">Comment donc l'</text:span></text:span><text:span text:style-name="Police_20_par_20_défaut"><text:span text:style-name="T1">é</text:span></text:span><text:span text:style-name="Police_20_par_20_défaut"><text:span text:style-name="T1">crivain a-t-il pens</text:span></text:span><text:span text:style-name="Police_20_par_20_défaut"><text:span text:style-name="T1">é</text:span></text:span><text:span text:style-name="Police_20_par_20_défaut"><text:span text:style-name="T1">, comment s'est-il comport</text:span></text:span><text:span text:style-name="Police_20_par_20_défaut"><text:span text:style-name="T1">é</text:span></text:span><text:span text:style-name="Police_20_par_20_défaut"><text:span text:style-name="T1"> sur l'article de l'amour, sur l'article de la religion, sur l'article de la mort</text:span></text:span><text:span text:style-name="Police_20_par_20_défaut"><text:span text:style-name="T1"> ?</text:span></text:span><text:span text:style-name="Police_20_par_20_défaut"><text:span text:style-name="T1"> Comment a-t-il con</text:span></text:span><text:span text:style-name="Police_20_par_20_défaut"><text:span text:style-name="T1">ç</text:span></text:span><text:span text:style-name="Police_20_par_20_défaut"><text:span text:style-name="T1">u son art</text:span></text:span><text:span text:style-name="Police_20_par_20_défaut"><text:span text:style-name="T1"> ?</text:span></text:span><text:span text:style-name="Police_20_par_20_défaut"><text:span text:style-name="T1"> Comment a-t-il trait</text:span></text:span><text:span text:style-name="Police_20_par_20_défaut"><text:span text:style-name="T1">é</text:span></text:span><text:span text:style-name="Police_20_par_20_défaut"><text:span text:style-name="T1"> les plaisirs ordinaires des hommes</text:span></text:span><text:span text:style-name="Police_20_par_20_défaut"><text:span text:style-name="T1"> ?</text:span></text:span><text:span text:style-name="Police_20_par_20_défaut"><text:span text:style-name="T1"> la table, le jeu, les voyages</text:span></text:span><text:span text:style-name="Police_20_par_20_défaut"><text:span text:style-name="T1"> ?</text:span></text:span><text:span text:style-name="Police_20_par_20_défaut"><text:span text:style-name="T1"> Aucune de ces questions n'est d</text:span></text:span><text:span text:style-name="Police_20_par_20_défaut"><text:span text:style-name="T1">é</text:span></text:span><text:span text:style-name="Police_20_par_20_défaut"><text:span text:style-name="T1">sormais indiff</text:span></text:span><text:span text:style-name="Police_20_par_20_défaut"><text:span text:style-name="T1">é</text:span></text:span><text:span text:style-name="Police_20_par_20_défaut"><text:span text:style-name="T1">rente. Aurions-nous les </text:span></text:span><text:span text:style-name="Police_20_par_20_défaut"><text:span text:style-name="T4">Pens</text:span></text:span><text:span text:style-name="Police_20_par_20_défaut"><text:span text:style-name="T4">é</text:span></text:span><text:span text:style-name="Police_20_par_20_défaut"><text:span text:style-name="T4">es</text:span></text:span><text:span text:style-name="Police_20_par_20_défaut"><text:span text:style-name="T1">, si la vie n'avait pas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pour Pascal la m</text:span></text:span><text:span text:style-name="Police_20_par_20_défaut"><text:span text:style-name="T1">é</text:span></text:span><text:span text:style-name="Police_20_par_20_défaut"><text:span text:style-name="T1">ditation de la mort, et la mort </text:span></text:span><text:span text:style-name="Police_20_par_20_défaut"><text:span text:style-name="T1">«</text:span></text:span><text:span text:style-name="Police_20_par_20_défaut"><text:span text:style-name="T1"> </text:span></text:span><text:span text:style-name="Police_20_par_20_défaut"><text:span text:style-name="T1">le roi des </text:span></text:span><text:span text:style-name="Police_20_par_20_défaut"><text:span text:style-name="T1">é</text:span></text:span><text:span text:style-name="Police_20_par_20_défaut"><text:span text:style-name="T1">pouvantements</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 Indispensable </text:span></text:span><text:span text:style-name="Police_20_par_20_défaut"><text:span text:style-name="T1">à</text:span></text:span><text:span text:style-name="Police_20_par_20_défaut"><text:span text:style-name="T1"> l</text:span></text:span><text:span text:style-name="Police_20_par_20_défaut"><text:span text:style-name="T1">a</text:span></text:span><text:span text:style-name="Police_20_par_20_défaut"><text:span text:style-name="T1"> connaissance de Pascal lui-m</text:span></text:span><text:span text:style-name="Police_20_par_20_défaut"><text:span text:style-name="T1">ê</text:span></text:span><text:span text:style-name="Police_20_par_20_défaut"><text:span text:style-name="T1">me, la question ne l'est pas moins </text:span></text:span><text:span text:style-name="Police_20_par_20_défaut"><text:span text:style-name="T1">à</text:span></text:span><text:span text:style-name="Police_20_par_20_défaut"><text:span text:style-name="T1"> l'intelligence des </text:span></text:span><text:span text:style-name="Police_20_par_20_défaut"><text:span text:style-name="T4">Pens</text:span></text:span><text:span text:style-name="Police_20_par_20_défaut"><text:span text:style-name="T4">é</text:span></text:span><text:span text:style-name="Police_20_par_20_défaut"><text:span text:style-name="T4">es</text:span></text:span><text:span text:style-name="Police_20_par_20_défaut"><text:span text:style-name="T1">. Si Racine n'avait pas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l'</text:span></text:span><text:span text:style-name="Police_20_par_20_défaut"><text:span text:style-name="T1">é</text:span></text:span><text:span text:style-name="Police_20_par_20_défaut"><text:span text:style-name="T1">l</text:span></text:span><text:span text:style-name="Police_20_par_20_défaut"><text:span text:style-name="T1">è</text:span></text:span><text:span text:style-name="Police_20_par_20_défaut"><text:span text:style-name="T1">ve de Port-Royal, un chef-d'</text:span></text:span><text:span text:style-name="Police_20_par_20_défaut"><text:span text:style-name="T1">œ</text:span></text:span><text:span text:style-name="Police_20_par_20_défaut"><text:span text:style-name="T1">uvre de plus n'aurait-il pas fait rentrer dans l'ombre la cabale de Pradon</text:span></text:span><text:span text:style-name="Police_20_par_20_défaut"><text:span text:style-name="T1"> ?</text:span></text:span><text:span text:style-name="Police_20_par_20_défaut"><text:span text:style-name="T1"> et l'auteur</text:span></text:span><text:span text:style-name="Police_20_par_20_défaut"><text:span text:style-name="T1"> d’</text:span></text:span><text:span text:style-name="Police_20_par_20_défaut"><text:span text:style-name="T4">Andro</text:span></text:span><text:span text:style-name="Police_20_par_20_défaut"><text:span text:style-name="T4">maque</text:span></text:span><text:span text:style-name="Police_20_par_20_défaut"><text:span text:style-name="T1"> et de </text:span></text:span><text:span text:style-name="Police_20_par_20_défaut"><text:span text:style-name="T4">Ph</text:span></text:span><text:span text:style-name="Police_20_par_20_défaut"><text:span text:style-name="T4">è</text:span></text:span><text:span text:style-name="Police_20_par_20_défaut"><text:span text:style-name="T4">dre</text:span></text:span><text:span text:style-name="Police_20_par_20_défaut"><text:span text:style-name="T1"> ne s'est-il pas un jour, selon le mot de Nicole, consid</text:span></text:span><text:span text:style-name="Police_20_par_20_défaut"><text:span text:style-name="T1">é</text:span></text:span><text:span text:style-name="Police_20_par_20_défaut"><text:span text:style-name="T1">r</text:span></text:span><text:span text:style-name="Police_20_par_20_défaut"><text:span text:style-name="T1">é</text:span></text:span><text:span text:style-name="Police_20_par_20_défaut"><text:span text:style-name="T1"> lui-m</text:span></text:span><text:span text:style-name="Police_20_par_20_défaut"><text:span text:style-name="T1">ê</text:span></text:span><text:span text:style-name="Police_20_par_20_défaut"><text:span text:style-name="T1">me comme un </text:span></text:span><text:span text:style-name="Police_20_par_20_défaut"><text:span text:style-name="T1">«</text:span></text:span><text:span text:style-name="Police_20_par_20_défaut"><text:span text:style-name="T1"> </text:span></text:span><text:span text:style-name="Police_20_par_20_défaut"><text:span text:style-name="T1">empoisonneur public</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 Ou aurions-nous enfin le </text:span></text:span><text:span text:style-name="Police_20_par_20_défaut"><text:span text:style-name="T4">Lac</text:span></text:span><text:span text:style-name="Police_20_par_20_défaut"><text:span text:style-name="T1">, aurions-nous la </text:span></text:span><text:span text:style-name="Police_20_par_20_défaut"><text:span text:style-name="T4">Tristesse d'Olympi</text:span></text:span><text:span text:style-name="Police_20_par_20_défaut"><text:span text:style-name="T4">o</text:span></text:span><text:span text:style-name="Police_20_par_20_défaut"><text:span text:style-name="T1">, aurions-nous </text:span></text:span><text:span text:style-name="Police_20_par_20_défaut"><text:span text:style-name="T4">les</text:span></text:span><text:span text:style-name="Police_20_par_20_défaut"><text:span text:style-name="T1"> </text:span></text:span><text:span text:style-name="Police_20_par_20_défaut"><text:span text:style-name="T4">Nuits</text:span></text:span><text:span text:style-name="Police_20_par_20_défaut"><text:span text:style-name="T1"> si Lamartine, si Hugo, si Musset n'avaient aim</text:span></text:span><text:span text:style-name="Police_20_par_20_défaut"><text:span text:style-name="T1">é</text:span></text:span><text:span text:style-name="Police_20_par_20_défaut"><text:span text:style-name="T1"> ?</text:span></text:span></text:p>
      <text:p text:style-name="P1"><text:soft-page-break/>Vous voyez, sans que j'aie besoin d'insister davantage, dans quelle série d'autres questions ces questions nous jettent à leur tour. D'étudier l'œuvre d'un grand écrivain, cela devient l'affaire sinon de toute une vie, au moins de longues années ; mais, en revanche, et puisque rien n'échappe désormais aux prises de la critique, ni ce qui touche à la vie privée dans ce qu'elle a de plus intime, ni ce qui relève de la vie supérieure de l'esprit, quel agrandissement de l'objet, quel élargissement du point de vue, quelle extension de l'horizon ! et, par exemple, avoir fait le tour d'un Pascal ou d'un Voltaire, n'est-ce pas avoir fait le tour du monde ?</text:p>
      <text:p>Humani generis mores tibi nosse volenti, </text:p>
      <text:p>Sufficit una domus...</text:p>
      <text:p text:style-name="P1">C'est dans ce genre de critique — anatomique, physiologique ; et morale — que Sainte-Beuve s'est comme cantonné pendant une douzaine d'années, de 1828 à 1840 environ, poussant dans tous les sens, curieux de toutes choses, apprenant, réfléchissant,, vagabondant, peut-on dire, et, selon son mot, semblable à ce tyran de l'antiquité « qui avait trente chambres, et qui ne savait jamais dans laquelle il coucherait le soir ».</text:p>
      <text:p text:style-name="P1">Mais ce dilettantisme supérieur avait un grave inconvénient, que Sainte-Beuve n'a pas seulement reconnu, qu'il a voulu signaler lui-même. « Cette critique ne concluait pas» ; puisque au milieu de cette diversité d'expériences, si le critique, bien loin d'en rien perdre, avait au contraire affiné son tact littéraire et aiguisé sa perspicacité psychologique, il ne discernait plus le point fixe, le point de départ sans lequel on peut bien analyser les œuvres, les développer, les commenter, les expliquer, les admirer aussi, mais non pas les juger. Ce point fixe, l'étude de Port-Royal allait le lui donner.</text:p>
      <text:p text:style-name="Normal"><text:span text:style-name="Police_20_par_20_défaut"><text:span text:style-name="T1">J'aimerais ici, si je ne craignais que ce f</text:span></text:span><text:span text:style-name="Police_20_par_20_défaut"><text:span text:style-name="T1">û</text:span></text:span><text:span text:style-name="Police_20_par_20_défaut"><text:span text:style-name="T1">t trop s'</text:span></text:span><text:span text:style-name="Police_20_par_20_défaut"><text:span text:style-name="T1">é</text:span></text:span><text:span text:style-name="Police_20_par_20_défaut"><text:span text:style-name="T1">carter de notre sujet, vous parler longuement de ce livre, qui pourrait bien </text:span></text:span><text:span text:style-name="Police_20_par_20_défaut"><text:span text:style-name="T1">ê</text:span></text:span><text:span text:style-name="Police_20_par_20_défaut"><text:span text:style-name="T1">tre le chef-d'</text:span></text:span><text:span text:style-name="Police_20_par_20_défaut"><text:span text:style-name="T1">œ</text:span></text:span><text:span text:style-name="Police_20_par_20_défaut"><text:span text:style-name="T1">uvre de Sainte-Beuve, et qui est assur</text:span></text:span><text:span text:style-name="Police_20_par_20_défaut"><text:span text:style-name="T1">é</text:span></text:span><text:span text:style-name="Police_20_par_20_défaut"><text:span text:style-name="T1">ment l'un des beaux livres du </text:span></text:span><text:span text:style-name="Police_20_par_20_défaut"><text:span text:style-name="T1">XIX</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Pour en sentir tout le m</text:span></text:span><text:span text:style-name="Police_20_par_20_défaut"><text:span text:style-name="T1">é</text:span></text:span><text:span text:style-name="Police_20_par_20_défaut"><text:span text:style-name="T1">rite, c'est avec le </text:span></text:span><text:span text:style-name="Police_20_par_20_défaut"><text:span text:style-name="T4">Port-Royal </text:span></text:span><text:span text:style-name="Police_20_par_20_défaut"><text:span text:style-name="T1">du v</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ble Cl</text:span></text:span><text:span text:style-name="Police_20_par_20_défaut"><text:span text:style-name="T1">é</text:span></text:span><text:span text:style-name="Police_20_par_20_défaut"><text:span text:style-name="T1">men</text:span></text:span><text:span text:style-name="Police_20_par_20_défaut"><text:span text:style-name="T1">ce</text:span></text:span><text:span text:style-name="Police_20_par_20_défaut"><text:span text:style-name="T1">t</text:span></text:span><text:span text:style-name="Police_20_par_20_défaut"><text:span text:style-name="T1"> sous les yeux qu'il faudrait le relire</text:span></text:span><text:span text:style-name="Police_20_par_20_défaut"><text:span text:style-name="T1"> ;</text:span></text:span><text:span text:style-name="Police_20_par_20_défaut"><text:span text:style-name="T1"> et, des annales du b</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dictin, quand Sainte-Beuve en transporte sans scrupule dans son livre des pages enti</text:span></text:span><text:span text:style-name="Police_20_par_20_défaut"><text:span text:style-name="T1">è</text:span></text:span><text:span text:style-name="Police_20_par_20_défaut"><text:span text:style-name="T1">res, admirer l'air de nouveaut</text:span></text:span><text:span text:style-name="Police_20_par_20_défaut"><text:span text:style-name="T1">é</text:span></text:span><text:span text:style-name="Police_20_par_20_défaut"><text:span text:style-name="T1"> qu'elles y prennent. Tandis qu'en effet, dans les pages monotones de l'historiographe du jans</text:span></text:span><text:span text:style-name="Police_20_par_20_défaut"><text:span text:style-name="T1">é</text:span></text:span><text:span text:style-name="Police_20_par_20_défaut"><text:span text:style-name="T1">nisme, tout s'enveloppe et se fond dans une teinte grise et uniforme</text:span></text:span><text:span text:style-name="Police_20_par_20_défaut"><text:span text:style-name="T1"> ;</text:span></text:span><text:span text:style-name="Police_20_par_20_défaut"><text:span text:style-name="T1"> que </text:span></text:span><text:span text:style-name="Police_20_par_20_défaut"><text:span text:style-name="T1">M. </text:span></text:span><text:span text:style-name="Police_20_par_20_défaut"><text:span text:style-name="T1">Singlin n'y diff</text:span></text:span><text:span text:style-name="Police_20_par_20_défaut"><text:span text:style-name="T1">è</text:span></text:span><text:span text:style-name="Police_20_par_20_défaut"><text:span text:style-name="T1">re qu'</text:span></text:span><text:span text:style-name="Police_20_par_20_défaut"><text:span text:style-name="T1">à</text:span></text:span><text:span text:style-name="Police_20_par_20_défaut"><text:span text:style-name="T1"> peine de </text:span></text:span><text:span text:style-name="Police_20_par_20_défaut"><text:span text:style-name="T1">M. </text:span></text:span><text:span text:style-name="Police_20_par_20_défaut"><text:span text:style-name="T1">Lema</text:span></text:span><text:span text:style-name="Police_20_par_20_défaut"><text:span text:style-name="T1">î</text:span></text:span><text:span text:style-name="Police_20_par_20_défaut"><text:span text:style-name="T1">tre, et Arnauld ou Nicole pas du tout de </text:span></text:span><text:soft-page-break/><text:span text:style-name="Police_20_par_20_défaut"><text:span text:style-name="T1">Pascal</text:span></text:span><text:span text:style-name="Police_20_par_20_défaut"><text:span text:style-name="T1"> ;</text:span></text:span><text:span text:style-name="Police_20_par_20_défaut"><text:span text:style-name="T1"> que l'on dirait d'eux tous des noms d</text:span></text:span><text:span text:style-name="Police_20_par_20_défaut"><text:span text:style-name="T1">é</text:span></text:span><text:span text:style-name="Police_20_par_20_défaut"><text:span text:style-name="T1">pouill</text:span></text:span><text:span text:style-name="Police_20_par_20_défaut"><text:span text:style-name="T1">é</text:span></text:span><text:span text:style-name="Police_20_par_20_défaut"><text:span text:style-name="T1">s de substance et des fant</text:span></text:span><text:span text:style-name="Police_20_par_20_défaut"><text:span text:style-name="T1">ô</text:span></text:span><text:span text:style-name="Police_20_par_20_défaut"><text:span text:style-name="T1">mes errants parmi les </text:span></text:span><text:span text:style-name="Police_20_par_20_défaut"><text:span text:style-name="T1">ruines </text:span></text:span><text:span text:style-name="Police_20_par_20_défaut"><text:span text:style-name="T1">é</text:span></text:span><text:span text:style-name="Police_20_par_20_défaut"><text:span text:style-name="T1">parses d'un clo</text:span></text:span><text:span text:style-name="Police_20_par_20_défaut"><text:span text:style-name="T1">î</text:span></text:span><text:span text:style-name="Police_20_par_20_défaut"><text:span text:style-name="T1">tre</text:span></text:span><text:span text:style-name="Police_20_par_20_défaut"><text:span text:style-name="T1">-</text:span></text:span><text:span text:style-name="Police_20_par_20_défaut"><text:span text:style-name="T1">abandonn</text:span></text:span><text:span text:style-name="Police_20_par_20_défaut"><text:span text:style-name="T1">é</text:span></text:span><text:span text:style-name="Police_20_par_20_défaut"><text:span text:style-name="T1"> </text:span></text:span><text:span text:style-name="Police_20_par_20_défaut"><text:span text:style-name="T1">;</text:span></text:span><text:span text:style-name="Police_20_par_20_défaut"><text:span text:style-name="T1"> tandis qu'</text:span></text:span><text:span text:style-name="Police_20_par_20_défaut"><text:span text:style-name="T1">à</text:span></text:span><text:span text:style-name="Police_20_par_20_défaut"><text:span text:style-name="T1"> force d'</text:span></text:span><text:span text:style-name="Police_20_par_20_défaut"><text:span text:style-name="T1">ê</text:span></text:span><text:span text:style-name="Police_20_par_20_défaut"><text:span text:style-name="T1">tre semblables entre eux dans l'insignifiance, ils nous d</text:span></text:span><text:span text:style-name="Police_20_par_20_défaut"><text:span text:style-name="T1">é</text:span></text:span><text:span text:style-name="Police_20_par_20_défaut"><text:span text:style-name="T1">sint</text:span></text:span><text:span text:style-name="Police_20_par_20_défaut"><text:span text:style-name="T1">é</text:span></text:span><text:span text:style-name="Police_20_par_20_défaut"><text:span text:style-name="T1">ressent, pour ne pas dire qu'ils nous d</text:span></text:span><text:span text:style-name="Police_20_par_20_défaut"><text:span text:style-name="T1">é</text:span></text:span><text:span text:style-name="Police_20_par_20_défaut"><text:span text:style-name="T1">go</text:span></text:span><text:span text:style-name="Police_20_par_20_défaut"><text:span text:style-name="T1">û</text:span></text:span><text:span text:style-name="Police_20_par_20_défaut"><text:span text:style-name="T1">tent de leur propre histoire, ainsi r</text:span></text:span><text:span text:style-name="Police_20_par_20_défaut"><text:span text:style-name="T1">é</text:span></text:span><text:span text:style-name="Police_20_par_20_défaut"><text:span text:style-name="T1">duite </text:span></text:span><text:span text:style-name="Police_20_par_20_défaut"><text:span text:style-name="T1">à</text:span></text:span><text:span text:style-name="Police_20_par_20_défaut"><text:span text:style-name="T1"> celle d'une querelle de moines r</text:span></text:span><text:span text:style-name="Police_20_par_20_défaut"><text:span text:style-name="T1">é</text:span></text:span><text:span text:style-name="Police_20_par_20_défaut"><text:span text:style-name="T1">calcitrants</text:span></text:span><text:span text:style-name="Police_20_par_20_défaut"><text:span text:style-name="T1"> ;</text:span></text:span><text:span text:style-name="Police_20_par_20_défaut"><text:span text:style-name="T1"> et tandis qu'enfin, </text:span></text:span><text:span text:style-name="Police_20_par_20_défaut"><text:span text:style-name="T1">é</text:span></text:span><text:span text:style-name="Police_20_par_20_défaut"><text:span text:style-name="T1">trangers </text:span></text:span><text:span text:style-name="Police_20_par_20_défaut"><text:span text:style-name="T1">à</text:span></text:span><text:span text:style-name="Police_20_par_20_défaut"><text:span text:style-name="T1"> leur temps comme </text:span></text:span><text:span text:style-name="Police_20_par_20_défaut"><text:span text:style-name="T1">à</text:span></text:span><text:span text:style-name="Police_20_par_20_défaut"><text:span text:style-name="T1"> l'humanit</text:span></text:span><text:span text:style-name="Police_20_par_20_défaut"><text:span text:style-name="T1">é</text:span></text:span><text:span text:style-name="Police_20_par_20_défaut"><text:span text:style-name="T1">, ce ne sont pas m</text:span></text:span><text:span text:style-name="Police_20_par_20_défaut"><text:span text:style-name="T1">ê</text:span></text:span><text:span text:style-name="Police_20_par_20_défaut"><text:span text:style-name="T1">me des fant</text:span></text:span><text:span text:style-name="Police_20_par_20_défaut"><text:span text:style-name="T1">ô</text:span></text:span><text:span text:style-name="Police_20_par_20_défaut"><text:span text:style-name="T1">mes, dont ils n'ont ni la mince consistance, ni l'apparente visibilit</text:span></text:span><text:span text:style-name="Police_20_par_20_défaut"><text:span text:style-name="T1">é</text:span></text:span><text:span text:style-name="Police_20_par_20_défaut"><text:span text:style-name="T1"> ;</text:span></text:span><text:span text:style-name="Police_20_par_20_défaut"><text:span text:style-name="T1"> dans le </text:span></text:span><text:span text:style-name="Police_20_par_20_défaut"><text:span text:style-name="T4">Port-Royal </text:span></text:span><text:span text:style-name="Police_20_par_20_défaut"><text:span text:style-name="T1">de Sain</text:span></text:span><text:span text:style-name="Police_20_par_20_défaut"><text:span text:style-name="T1">te-</text:span></text:span><text:span text:style-name="Police_20_par_20_défaut"><text:span text:style-name="T1">B</text:span></text:span><text:span text:style-name="Police_20_par_20_défaut"><text:span text:style-name="T1">e</text:span></text:span><text:span text:style-name="Police_20_par_20_défaut"><text:span text:style-name="T1">uve au contraire, ils vivent, ils sont faits de chair et de sang</text:span></text:span><text:span text:style-name="Police_20_par_20_défaut"><text:span text:style-name="T1"> ;</text:span></text:span><text:span text:style-name="Police_20_par_20_défaut"><text:span text:style-name="T1"> la religion, en domptant leurs instincts, ne les a pas d</text:span></text:span><text:span text:style-name="Police_20_par_20_défaut"><text:span text:style-name="T1">é</text:span></text:span><text:span text:style-name="Police_20_par_20_défaut"><text:span text:style-name="T1">truits, et nous retrouvons en eux des hommes de leur si</text:span></text:span><text:span text:style-name="Police_20_par_20_défaut"><text:span text:style-name="T1">è</text:span></text:span><text:span text:style-name="Police_20_par_20_défaut"><text:span text:style-name="T1">cle, un mousquetaire, comme Tr</text:span></text:span><text:span text:style-name="Police_20_par_20_défaut"><text:span text:style-name="T1">é</text:span></text:span><text:span text:style-name="Police_20_par_20_défaut"><text:span text:style-name="T1">ville, un corsaire, comme Pontis, un docteur de Sorbonne, comme </text:span></text:span><text:span text:style-name="Police_20_par_20_défaut"><text:span text:style-name="T1">A</text:span></text:span><text:span text:style-name="Police_20_par_20_défaut"><text:span text:style-name="T1">rnauld, des avocats et des diplomates</text:span></text:span><text:span text:style-name="Police_20_par_20_défaut"><text:span text:style-name="T1"> ;</text:span></text:span><text:span text:style-name="Police_20_par_20_défaut"><text:span text:style-name="T1"> nous y reconnaissons nos vertus et nos vices, l'orgueil du rang, la vanit</text:span></text:span><text:span text:style-name="Police_20_par_20_défaut"><text:span text:style-name="T1">é</text:span></text:span><text:span text:style-name="Police_20_par_20_défaut"><text:span text:style-name="T1"> litt</text:span></text:span><text:span text:style-name="Police_20_par_20_défaut"><text:span text:style-name="T1">é</text:span></text:span><text:span text:style-name="Police_20_par_20_défaut"><text:span text:style-name="T1">raire, la sourde ambition qui survivent au serment qu'on a fait de les abjurer, ou, inversement, le d</text:span></text:span><text:span text:style-name="Police_20_par_20_défaut"><text:span text:style-name="T1">é</text:span></text:span><text:span text:style-name="Police_20_par_20_défaut"><text:span text:style-name="T1">tachement du monde, l'esprit d'abn</text:span></text:span><text:span text:style-name="Police_20_par_20_défaut"><text:span text:style-name="T1">é</text:span></text:span><text:span text:style-name="Police_20_par_20_défaut"><text:span text:style-name="T1">gation et de charit</text:span></text:span><text:span text:style-name="Police_20_par_20_défaut"><text:span text:style-name="T1">é</text:span></text:span><text:span text:style-name="Police_20_par_20_défaut"><text:span text:style-name="T1">, l'h</text:span></text:span><text:span text:style-name="Police_20_par_20_défaut"><text:span text:style-name="T1">é</text:span></text:span><text:span text:style-name="Police_20_par_20_défaut"><text:span text:style-name="T1">ro</text:span></text:span><text:span text:style-name="Police_20_par_20_défaut"><text:span text:style-name="T1">ï</text:span></text:span><text:span text:style-name="Police_20_par_20_défaut"><text:span text:style-name="T1">sme opini</text:span></text:span><text:span text:style-name="Police_20_par_20_défaut"><text:span text:style-name="T1">â</text:span></text:span><text:span text:style-name="Police_20_par_20_défaut"><text:span text:style-name="T1">tre qui fit autrefois les martyrs</text:span></text:span><text:span text:style-name="Police_20_par_20_défaut"><text:span text:style-name="T1"> </text:span></text:span><text:span text:style-name="Police_20_par_20_défaut"><text:span text:style-name="T1">;</text:span></text:span><text:span text:style-name="Police_20_par_20_défaut"><text:span text:style-name="T1"> et, pour tout dire en deux mots, nous y reconnaissons dans des personnes particuli</text:span></text:span><text:span text:style-name="Police_20_par_20_défaut"><text:span text:style-name="T1">è</text:span></text:span><text:span text:style-name="Police_20_par_20_défaut"><text:span text:style-name="T1">res, d</text:span></text:span><text:span text:style-name="Police_20_par_20_défaut"><text:span text:style-name="T1">é</text:span></text:span><text:span text:style-name="Police_20_par_20_défaut"><text:span text:style-name="T1">termin</text:span></text:span><text:span text:style-name="Police_20_par_20_défaut"><text:span text:style-name="T1">é</text:span></text:span><text:span text:style-name="Police_20_par_20_défaut"><text:span text:style-name="T1">es et agissantes, des exemplaires </text:span></text:span><text:span text:style-name="Police_20_par_20_défaut"><text:span text:style-name="T1">é</text:span></text:span><text:span text:style-name="Police_20_par_20_défaut"><text:span text:style-name="T1">ternels de l'humanit</text:span></text:span><text:span text:style-name="Police_20_par_20_défaut"><text:span text:style-name="T1">é</text:span></text:span><text:span text:style-name="Police_20_par_20_défaut"><text:span text:style-name="T1">. </text:span></text:span><text:span text:style-name="Police_20_par_20_défaut"><text:span text:style-name="T1">Voil</text:span></text:span><text:span text:style-name="Police_20_par_20_défaut"><text:span text:style-name="T1">à</text:span></text:span><text:span text:style-name="Police_20_par_20_défaut"><text:span text:style-name="T1">, si nous en avions le temps, ce que j'aimerais </text:span></text:span><text:span text:style-name="Police_20_par_20_défaut"><text:span text:style-name="T1">à</text:span></text:span><text:span text:style-name="Police_20_par_20_défaut"><text:span text:style-name="T1"> vous montrer. Et, sans doute, pour faire entrer et mouvoir tout cela dans son cadre, si je pouvais montrer aussi l'aisance et la souplesse de la composition que Sainte</text:span></text:span><text:span text:style-name="Police_20_par_20_défaut"><text:span text:style-name="T1">-</text:span></text:span><text:span text:style-name="Police_20_par_20_défaut"><text:span text:style-name="T1">Beuve a imagin</text:span></text:span><text:span text:style-name="Police_20_par_20_défaut"><text:span text:style-name="T1">é</text:span></text:span><text:span text:style-name="Police_20_par_20_défaut"><text:span text:style-name="T1">e, vous partageriez mon avis. </text:span></text:span><text:span text:style-name="Police_20_par_20_défaut"><text:span text:style-name="T1">Vous</text:span></text:span><text:span text:style-name="Police_20_par_20_défaut"><text:span text:style-name="T1"> conviendriez avec moi que nous sommes en pr</text:span></text:span><text:span text:style-name="Police_20_par_20_défaut"><text:span text:style-name="T1">é</text:span></text:span><text:span text:style-name="Police_20_par_20_défaut"><text:span text:style-name="T1">sence de l'un des tableaux les plus complets , les plus vivants qu'il y ait dans aucune litt</text:span></text:span><text:span text:style-name="Police_20_par_20_défaut"><text:span text:style-name="T1">é</text:span></text:span><text:span text:style-name="Police_20_par_20_défaut"><text:span text:style-name="T1">rature, et d'une cr</text:span></text:span><text:span text:style-name="Police_20_par_20_défaut"><text:span text:style-name="T1">é</text:span></text:span><text:span text:style-name="Police_20_par_20_défaut"><text:span text:style-name="T1">ation ou d'une invention d'art au-dessus de laquelle on ne pourrait mettre aucune histoire de Michelet, aucun roman de Balzac, et aucun drame de Hugo. Sainte-Beuve le savait bien, quand il revenait sans cesse </text:span></text:span><text:span text:style-name="Police_20_par_20_défaut"><text:span text:style-name="T1">à</text:span></text:span><text:span text:style-name="Police_20_par_20_défaut"><text:span text:style-name="T1"> son </text:span></text:span><text:span text:style-name="Police_20_par_20_défaut"><text:span text:style-name="T4">Port-Royal </text:span></text:span><text:span text:style-name="Police_20_par_20_défaut"><text:span text:style-name="T1">et que, d'</text:span></text:span><text:span text:style-name="Police_20_par_20_défaut"><text:span text:style-name="T1">é</text:span></text:span><text:span text:style-name="Police_20_par_20_défaut"><text:span text:style-name="T1">dition en </text:span></text:span><text:span text:style-name="Police_20_par_20_défaut"><text:span text:style-name="T1">é</text:span></text:span><text:span text:style-name="Police_20_par_20_défaut"><text:span text:style-name="T1">dition, pendant vingt ans, il le perfectionnait, saris en avoir jamais voulu donner ce que nous appellerions aujourd'hui </text:span></text:span><text:span text:style-name="Police_20_par_20_défaut"><text:span text:style-name="T1">l’</text:span></text:span><text:span text:style-name="Police_20_par_20_défaut"><text:span text:style-name="T4">é</text:span></text:span><text:span text:style-name="Police_20_par_20_défaut"><text:span text:style-name="T4">dition d</text:span></text:span><text:span text:style-name="Police_20_par_20_défaut"><text:span text:style-name="T4">é</text:span></text:span><text:span text:style-name="Police_20_par_20_défaut"><text:span text:style-name="T4">finitive</text:span></text:span><text:span text:style-name="Police_20_par_20_défaut"><text:span text:style-name="T1">. </text:span></text:span></text:p>
      <text:p text:style-name="Normal"><text:span text:style-name="Police_20_par_20_défaut"><text:span text:style-name="T1">Mais du fond de son couvent, si je puis ainsi dire,</text:span></text:span><text:span text:style-name="Police_20_par_20_défaut"><text:span text:style-name="T1"> </text:span></text:span><text:span text:style-name="Police_20_par_20_défaut"><text:span text:style-name="T1">ce qu'il rapportait en m</text:span></text:span><text:span text:style-name="Police_20_par_20_défaut"><text:span text:style-name="T1">ê</text:span></text:span><text:span text:style-name="Police_20_par_20_défaut"><text:span text:style-name="T1">me temps que ce beau livre, c'</text:span></text:span><text:span text:style-name="Police_20_par_20_défaut"><text:span text:style-name="T1">é</text:span></text:span><text:span text:style-name="Police_20_par_20_défaut"><text:span text:style-name="T1">tait cette conviction qu'il y a des familles d'esprits et une hi</text:span></text:span><text:span text:style-name="Police_20_par_20_défaut"><text:span text:style-name="T1">é</text:span></text:span><text:span text:style-name="Police_20_par_20_défaut"><text:span text:style-name="T1">rarchie de ces familles entre elles. On ne r</text:span></text:span><text:span text:style-name="Police_20_par_20_défaut"><text:span text:style-name="T1">é</text:span></text:span><text:span text:style-name="Police_20_par_20_défaut"><text:span text:style-name="T1">siste pas </text:span></text:span><text:span text:style-name="Police_20_par_20_défaut"><text:span text:style-name="T1">à</text:span></text:span><text:span text:style-name="Police_20_par_20_défaut"><text:span text:style-name="T1"> l'</text:span></text:span><text:span text:style-name="Police_20_par_20_défaut"><text:span text:style-name="T1">é</text:span></text:span><text:span text:style-name="Police_20_par_20_défaut"><text:span text:style-name="T1">vidence. Qui conna</text:span></text:span><text:span text:style-name="Police_20_par_20_défaut"><text:span text:style-name="T1">î</text:span></text:span><text:span text:style-name="Police_20_par_20_défaut"><text:span text:style-name="T1">t Arnauld et Pascal ne saurait les confondre, ni surtout m</text:span></text:span><text:span text:style-name="Police_20_par_20_défaut"><text:span text:style-name="T1">é</text:span></text:span><text:span text:style-name="Police_20_par_20_défaut"><text:span text:style-name="T1">conna</text:span></text:span><text:span text:style-name="Police_20_par_20_défaut"><text:span text:style-name="T1">î</text:span></text:span><text:span text:style-name="Police_20_par_20_défaut"><text:span text:style-name="T1">tre la sup</text:span></text:span><text:span text:style-name="Police_20_par_20_défaut"><text:span text:style-name="T1">é</text:span></text:span><text:span text:style-name="Police_20_par_20_défaut"><text:span text:style-name="T1">riorit</text:span></text:span><text:span text:style-name="Police_20_par_20_défaut"><text:span text:style-name="T1">é</text:span></text:span><text:span text:style-name="Police_20_par_20_défaut"><text:span text:style-name="T1"> du second. C'est ici, si vous le voulez, que commence la quatri</text:span></text:span><text:span text:style-name="Police_20_par_20_défaut"><text:span text:style-name="T1">è</text:span></text:span><text:span text:style-name="Police_20_par_20_défaut"><text:span text:style-name="T1">me </text:span></text:span><text:span text:style-name="Police_20_par_20_défaut"><text:span text:style-name="T1">é</text:span></text:span><text:span text:style-name="Police_20_par_20_défaut"><text:span text:style-name="T1">poque du talent de Sainte-Beuve, et qu'avec ses</text:span></text:span><text:span text:style-name="Police_20_par_20_défaut"><text:span text:style-name="T4"> Cau</text:span></text:span><text:span text:style-name="Police_20_par_20_défaut"><text:span text:style-name="T4">serie</text:span></text:span><text:span text:style-name="Police_20_par_20_défaut"><text:span text:style-name="T4">s du Lundi</text:span></text:span><text:span text:style-name="Police_20_par_20_défaut"><text:span text:style-name="T1">, ma</text:span></text:span><text:span text:style-name="Police_20_par_20_défaut"><text:span text:style-name="T1">î</text:span></text:span><text:span text:style-name="Police_20_par_20_défaut"><text:span text:style-name="T1">tre de son talent et de sa </text:span></text:span><text:soft-page-break/><text:span text:style-name="Police_20_par_20_défaut"><text:span text:style-name="T1">m</text:span></text:span><text:span text:style-name="Police_20_par_20_défaut"><text:span text:style-name="T1">é</text:span></text:span><text:span text:style-name="Police_20_par_20_défaut"><text:span text:style-name="T1">thode, il aborde enfin ce qu'il a lui-m</text:span></text:span><text:span text:style-name="Police_20_par_20_défaut"><text:span text:style-name="T1">ê</text:span></text:span><text:span text:style-name="Police_20_par_20_défaut"><text:span text:style-name="T1">me plusieurs fois appel</text:span></text:span><text:span text:style-name="Police_20_par_20_défaut"><text:span text:style-name="T1">é</text:span></text:span><text:span text:style-name="Police_20_par_20_défaut"><text:span text:style-name="T1"> </text:span></text:span><text:span text:style-name="Police_20_par_20_défaut"><text:span text:style-name="T1">l’</text:span></text:span><text:span text:style-name="Police_20_par_20_défaut"><text:span text:style-name="T4">histoire naturelle des esprits</text:span></text:span><text:span text:style-name="Police_20_par_20_défaut"><text:span text:style-name="T1">.</text:span></text:span></text:p>
      <text:p text:style-name="Normal"><text:span text:style-name="Police_20_par_20_défaut"><text:span text:style-name="T1">Il part de ce principe, o</text:span></text:span><text:span text:style-name="Police_20_par_20_défaut"><text:span text:style-name="T1">ù</text:span></text:span><text:span text:style-name="Police_20_par_20_défaut"><text:span text:style-name="T1"> sont fondues ensemble son ancienne mani</text:span></text:span><text:span text:style-name="Police_20_par_20_défaut"><text:span text:style-name="T1">è</text:span></text:span><text:span text:style-name="Police_20_par_20_défaut"><text:span text:style-name="T1">re et la nouvelle, que les m</text:span></text:span><text:span text:style-name="Police_20_par_20_défaut"><text:span text:style-name="T1">ê</text:span></text:span><text:span text:style-name="Police_20_par_20_défaut"><text:span text:style-name="T1">mes trait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ux se combinent </text:span></text:span><text:span text:style-name="Police_20_par_20_défaut"><text:span text:style-name="T1">à</text:span></text:span><text:span text:style-name="Police_20_par_20_défaut"><text:span text:style-name="T1"> l'infini</text:span></text:span><text:span text:style-name="Police_20_par_20_défaut"><text:span text:style-name="T1"> ;</text:span></text:span><text:span text:style-name="Police_20_par_20_défaut"><text:span text:style-name="T1"> qu'entre les esprits comme entre les visages il doit y avoir, il y a des analogies et des diff</text:span></text:span><text:span text:style-name="Police_20_par_20_défaut"><text:span text:style-name="T1">é</text:span></text:span><text:span text:style-name="Police_20_par_20_défaut"><text:span text:style-name="T1">rences</text:span></text:span><text:span text:style-name="Police_20_par_20_défaut"><text:span text:style-name="T1"> ;</text:span></text:span><text:span text:style-name="Police_20_par_20_défaut"><text:span text:style-name="T1"> que le principal objet del</text:span></text:span><text:span text:style-name="Police_20_par_20_défaut"><text:span text:style-name="T1">à</text:span></text:span><text:span text:style-name="Police_20_par_20_défaut"><text:span text:style-name="T1"> critique doit </text:span></text:span><text:span text:style-name="Police_20_par_20_défaut"><text:span text:style-name="T1">ê</text:span></text:span><text:span text:style-name="Police_20_par_20_défaut"><text:span text:style-name="T1">tre d</text:span></text:span><text:span text:style-name="Police_20_par_20_défaut"><text:span text:style-name="T1">é</text:span></text:span><text:span text:style-name="Police_20_par_20_défaut"><text:span text:style-name="T1">sormais de les rechercher, de les pr</text:span></text:span><text:span text:style-name="Police_20_par_20_défaut"><text:span text:style-name="T1">é</text:span></text:span><text:span text:style-name="Police_20_par_20_défaut"><text:span text:style-name="T1">ciser, de les distinguer</text:span></text:span><text:span text:style-name="Police_20_par_20_défaut"><text:span text:style-name="T1"> ;</text:span></text:span><text:span text:style-name="Police_20_par_20_défaut"><text:span text:style-name="T1"> et qu'il n'y a pas d'autre moyen pour cela, dans l'</text:span></text:span><text:span text:style-name="Police_20_par_20_défaut"><text:span text:style-name="T1">é</text:span></text:span><text:span text:style-name="Police_20_par_20_défaut"><text:span text:style-name="T1">tat actuel de la science, que de proc</text:span></text:span><text:span text:style-name="Police_20_par_20_défaut"><text:span text:style-name="T1">é</text:span></text:span><text:span text:style-name="Police_20_par_20_défaut"><text:span text:style-name="T1">der </text:span></text:span><text:span text:style-name="Police_20_par_20_défaut"><text:span text:style-name="T1">à</text:span></text:span><text:span text:style-name="Police_20_par_20_défaut"><text:span text:style-name="T1"> la fa</text:span></text:span><text:span text:style-name="Police_20_par_20_défaut"><text:span text:style-name="T1">ç</text:span></text:span><text:span text:style-name="Police_20_par_20_défaut"><text:span text:style-name="T1">on des naturalistes, c'est-</text:span></text:span><text:span text:style-name="Police_20_par_20_défaut"><text:span text:style-name="T1">à</text:span></text:span><text:span text:style-name="Police_20_par_20_défaut"><text:span text:style-name="T1">-dire par monographies. Une collection de </text:span></text:span><text:span text:style-name="Police_20_par_20_défaut"><text:span text:style-name="T4">monographies</text:span></text:span><text:span text:style-name="Police_20_par_20_défaut"><text:span text:style-name="T1">, telle est la d</text:span></text:span><text:span text:style-name="Police_20_par_20_défaut"><text:span text:style-name="T1">é</text:span></text:span><text:span text:style-name="Police_20_par_20_défaut"><text:span text:style-name="T1">finition qu'on pourrait donner en deux mots des </text:span></text:span><text:span text:style-name="Police_20_par_20_défaut"><text:span text:style-name="T4">Causeries du Lundi</text:span></text:span><text:span text:style-name="Police_20_par_20_défaut"><text:span text:style-name="T4"> </text:span></text:span><text:span text:style-name="Police_20_par_20_défaut"><text:span text:style-name="T1">;</text:span></text:span><text:span text:style-name="Police_20_par_20_défaut"><text:span text:style-name="T1"> et, pendant pr</text:span></text:span><text:span text:style-name="Police_20_par_20_défaut"><text:span text:style-name="T1">è</text:span></text:span><text:span text:style-name="Police_20_par_20_défaut"><text:span text:style-name="T1">s de vingt ans, telle est l'</text:span></text:span><text:span text:style-name="Police_20_par_20_défaut"><text:span text:style-name="T1">œ</text:span></text:span><text:span text:style-name="Police_20_par_20_défaut"><text:span text:style-name="T1">uvre </text:span></text:span><text:span text:style-name="Police_20_par_20_défaut"><text:span text:style-name="T1">à</text:span></text:span><text:span text:style-name="Police_20_par_20_défaut"><text:span text:style-name="T1"> laquelle Sainte-Beuve s'est consacr</text:span></text:span><text:span text:style-name="Police_20_par_20_défaut"><text:span text:style-name="T1">é</text:span></text:span><text:span text:style-name="Police_20_par_20_défaut"><text:span text:style-name="T1"> tout entier.</text:span></text:span></text:p>
      <text:p>L'observation morale des caractères en est encore au détail, aux éléments, à la description des individus et tout au plus de quelques espèces... Un jour viendra, que je crois avoir entrevu dans le cours de mes observations, un jour où la science sera constituée, où les grandes familles d'esprits seront déterminées et connues. Alors, le principal caractère d'un esprit étant donné, on pourra en déduire plusieurs autres. Pour l'homme sans doute, on ne pourra jamais faire exactement comme pour les animaux ou pour les plantes ; l'homme moral est plus complexe ; il a ce qu'on nomme liberté et qui, dans tous les cas, suppose une grande mobilité de combinaisons possibles. Quoi qu'il en soit, on arrivera avec le temps, j'imagine, à constituer plus largement la science du moraliste. Elle en est aujourd'hui au point où la botanique en était avant Jussieu, et l'anatomie comparée avant Cuvier, à l'état pour ainsi dire anecdotique. Nous faisons pour notre compte de simples monographies, nous amassons des observations de détail, mais j'entrevois des liens, des rapports,... et on pourra découvrir quelque jour les grandes divisions naturelles qui répondent aux familles d'esprits.</text:p>
      <text:p text:style-name="Normal"><text:span text:style-name="Police_20_par_20_défaut"><text:span text:style-name="T1">On peut,</text:span></text:span><text:span text:style-name="Police_20_par_20_défaut"><text:span text:style-name="T1"> </text:span></text:span><text:span text:style-name="Police_20_par_20_défaut"><text:span text:style-name="T1">d'ailleurs,</text:span></text:span><text:span text:style-name="Police_20_par_20_défaut"><text:span text:style-name="T1"> </text:span></text:span><text:span text:style-name="Police_20_par_20_défaut"><text:span text:style-name="T1">discuter si Sainte-Beuve a rempli fid</text:span></text:span><text:span text:style-name="Police_20_par_20_défaut"><text:span text:style-name="T1">è</text:span></text:span><text:span text:style-name="Police_20_par_20_défaut"><text:span text:style-name="T1">lement son programme</text:span></text:span><text:span text:style-name="Police_20_par_20_défaut"><text:span text:style-name="T1"> ;</text:span></text:span><text:span text:style-name="Police_20_par_20_défaut"><text:span text:style-name="T1"> s'il ne s'est pas plus souvent souci</text:span></text:span><text:span text:style-name="Police_20_par_20_défaut"><text:span text:style-name="T1">é</text:span></text:span><text:span text:style-name="Police_20_par_20_défaut"><text:span text:style-name="T1">, comme l'on dit, de suivre sa pointe et de satisfaire son go</text:span></text:span><text:span text:style-name="Police_20_par_20_défaut"><text:span text:style-name="T1">û</text:span></text:span><text:span text:style-name="Police_20_par_20_défaut"><text:span text:style-name="T1">t pour l'indiscr</text:span></text:span><text:span text:style-name="Police_20_par_20_défaut"><text:span text:style-name="T1">é</text:span></text:span><text:span text:style-name="Police_20_par_20_défaut"><text:span text:style-name="T1">tion que de travailler </text:span></text:span><text:span text:style-name="Police_20_par_20_défaut"><text:span text:style-name="T1">à</text:span></text:span><text:span text:style-name="Police_20_par_20_défaut"><text:span text:style-name="T1"> l'histoire naturelle des esprits. Mais enfin, dans l'ensemble, il a heureusement caract</text:span></text:span><text:span text:style-name="Police_20_par_20_défaut"><text:span text:style-name="T1">é</text:span></text:span><text:span text:style-name="Police_20_par_20_défaut"><text:span text:style-name="T1">ris</text:span></text:span><text:span text:style-name="Police_20_par_20_défaut"><text:span text:style-name="T1">é</text:span></text:span><text:span text:style-name="Police_20_par_20_défaut"><text:span text:style-name="T1"> une </text:span></text:span><text:span text:style-name="Police_20_par_20_défaut"><text:span text:style-name="T1">œ</text:span></text:span><text:span text:style-name="Police_20_par_20_défaut"><text:span text:style-name="T1">uvre dont les d</text:span></text:span><text:span text:style-name="Police_20_par_20_défaut"><text:span text:style-name="T1">é</text:span></text:span><text:span text:style-name="Police_20_par_20_défaut"><text:span text:style-name="T1">faillances d'ex</text:span></text:span><text:span text:style-name="Police_20_par_20_défaut"><text:span text:style-name="T1">é</text:span></text:span><text:span text:style-name="Police_20_par_20_défaut"><text:span text:style-name="T1">cution ne sauraient nous emp</text:span></text:span><text:span text:style-name="Police_20_par_20_défaut"><text:span text:style-name="T1">ê</text:span></text:span><text:span text:style-name="Police_20_par_20_défaut"><text:span text:style-name="T1">cher de reconna</text:span></text:span><text:span text:style-name="Police_20_par_20_défaut"><text:span text:style-name="T1">î</text:span></text:span><text:span text:style-name="Police_20_par_20_défaut"><text:span text:style-name="T1">tre la grandeur et la nouveaut</text:span></text:span><text:span text:style-name="Police_20_par_20_défaut"><text:span text:style-name="T1">é</text:span></text:span><text:span text:style-name="Police_20_par_20_défaut"><text:span text:style-name="T1">. Unique dans notre langue, la collection des</text:span></text:span><text:span text:style-name="Police_20_par_20_défaut"><text:span text:style-name="T4"> Causeries du Lundi</text:span></text:span><text:span text:style-name="Police_20_par_20_défaut"><text:span text:style-name="T1"> l'est </text:span></text:span><text:span text:style-name="Police_20_par_20_défaut"><text:span text:style-name="T1">é</text:span></text:span><text:span text:style-name="Police_20_par_20_défaut"><text:span text:style-name="T1">galement dans l'histoire de la critique. Avec un seul mot, Sainte-Beuve a d</text:span></text:span><text:span text:style-name="Police_20_par_20_défaut"><text:span text:style-name="T1">é</text:span></text:span><text:span text:style-name="Police_20_par_20_défaut"><text:span text:style-name="T1">plac</text:span></text:span><text:span text:style-name="Police_20_par_20_défaut"><text:span text:style-name="T1">é</text:span></text:span><text:span text:style-name="Police_20_par_20_défaut"><text:span text:style-name="T1"> les bases de la critique</text:span></text:span><text:span text:style-name="Police_20_par_20_défaut"><text:span text:style-name="T1"> :</text:span></text:span><text:span text:style-name="Police_20_par_20_défaut"><text:span text:style-name="T1"> il en a renouvel</text:span></text:span><text:span text:style-name="Police_20_par_20_défaut"><text:span text:style-name="T1">é</text:span></text:span><text:span text:style-name="Police_20_par_20_défaut"><text:span text:style-name="T1"> les m</text:span></text:span><text:span text:style-name="Police_20_par_20_défaut"><text:span text:style-name="T1">é</text:span></text:span><text:span text:style-name="Police_20_par_20_défaut"><text:span text:style-name="T1">thodes en leur donnant l'exemple de s'inspirer d</text:span></text:span><text:span text:style-name="Police_20_par_20_défaut"><text:span text:style-name="T1">é</text:span></text:span><text:span text:style-name="Police_20_par_20_défaut"><text:span text:style-name="T1">sormais de celles de l'histoire naturelle</text:span></text:span><text:span text:style-name="Police_20_par_20_défaut"><text:span text:style-name="T1"> ;</text:span></text:span><text:span text:style-name="Police_20_par_20_défaut"><text:span text:style-name="T1"> — et j'ajoute qu'en en renouvelant les m</text:span></text:span><text:span text:style-name="Police_20_par_20_défaut"><text:span text:style-name="T1">é</text:span></text:span><text:span text:style-name="Police_20_par_20_défaut"><text:span text:style-name="T1">thodes et en en d</text:span></text:span><text:span text:style-name="Police_20_par_20_défaut"><text:span text:style-name="T1">é</text:span></text:span><text:span text:style-name="Police_20_par_20_défaut"><text:span text:style-name="T1">pla</text:span></text:span><text:span text:style-name="Police_20_par_20_défaut"><text:span text:style-name="T1">ç</text:span></text:span><text:span text:style-name="Police_20_par_20_défaut"><text:span text:style-name="T1">ant la base, cependant il en a maintenu l'objet.</text:span></text:span></text:p>
      <text:p text:style-name="Normal"><text:soft-page-break/><text:span text:style-name="Police_20_par_20_défaut"><text:span text:style-name="T1">C'est, en effet, par l</text:span></text:span><text:span text:style-name="Police_20_par_20_défaut"><text:span text:style-name="T1">à</text:span></text:span><text:span text:style-name="Police_20_par_20_défaut"><text:span text:style-name="T1"> que je veux terminer, en marquant d'un trait bien pr</text:span></text:span><text:span text:style-name="Police_20_par_20_défaut"><text:span text:style-name="T1">é</text:span></text:span><text:span text:style-name="Police_20_par_20_défaut"><text:span text:style-name="T1">cis ce qui distingue</text:span></text:span><text:span text:style-name="Police_20_par_20_défaut"><text:span text:style-name="T1"> ;</text:span></text:span><text:span text:style-name="Police_20_par_20_défaut"><text:span text:style-name="T1"> c</text:span></text:span><text:span text:style-name="Police_20_par_20_défaut"><text:span text:style-name="T1">e</text:span></text:span><text:span text:style-name="Police_20_par_20_défaut"><text:span text:style-name="T1"> qui s</text:span></text:span><text:span text:style-name="Police_20_par_20_défaut"><text:span text:style-name="T1">é</text:span></text:span><text:span text:style-name="Police_20_par_20_défaut"><text:span text:style-name="T1">pare les </text:span></text:span><text:span text:style-name="Police_20_par_20_défaut"><text:span text:style-name="T4">Nouveaux Lundis</text:span></text:span><text:span text:style-name="Police_20_par_20_défaut"><text:span text:style-name="T1"> des </text:span></text:span><text:span text:style-name="Police_20_par_20_défaut"><text:span text:style-name="T4">Causeries du Lundi</text:span></text:span><text:span text:style-name="Police_20_par_20_défaut"><text:span text:style-name="T1">, et en tra</text:span></text:span><text:span text:style-name="Police_20_par_20_défaut"><text:span text:style-name="T1">ç</text:span></text:span><text:span text:style-name="Police_20_par_20_défaut"><text:span text:style-name="T1">ant </text:span></text:span><text:span text:style-name="Police_20_par_20_défaut"><text:span text:style-name="T1">la limite o</text:span></text:span><text:span text:style-name="Police_20_par_20_défaut"><text:span text:style-name="T1">ù</text:span></text:span><text:span text:style-name="Police_20_par_20_défaut"><text:span text:style-name="T1"> Sainte-Beuve a</text:span></text:span><text:span text:style-name="Police_20_par_20_défaut"><text:span text:style-name="T1"> </text:span></text:span><text:span text:style-name="Police_20_par_20_défaut"><text:span text:style-name="T1">voulu s'arr</text:span></text:span><text:span text:style-name="Police_20_par_20_défaut"><text:span text:style-name="T1">ê</text:span></text:span><text:span text:style-name="Police_20_par_20_défaut"><text:span text:style-name="T1">ter, car il y a deux ou trois points sur lesquels il n'a jamais c</text:span></text:span><text:span text:style-name="Police_20_par_20_défaut"><text:span text:style-name="T1">é</text:span></text:span><text:span text:style-name="Police_20_par_20_défaut"><text:span text:style-name="T1">d</text:span></text:span><text:span text:style-name="Police_20_par_20_défaut"><text:span text:style-name="T1">é</text:span></text:span><text:span text:style-name="Police_20_par_20_défaut"><text:span text:style-name="T1"> ;</text:span></text:span><text:span text:style-name="Police_20_par_20_défaut"><text:span text:style-name="T1"> et, comme vous l'allez voir, l'importance en est capitale.</text:span></text:span></text:p>
      <text:p text:style-name="Normal"><text:span text:style-name="Police_20_par_20_défaut"><text:span text:style-name="T1">En premier lieu, ce que Sainte-Beuve n'a jamais admis, ou plut</text:span></text:span><text:span text:style-name="Police_20_par_20_défaut"><text:span text:style-name="T1">ô</text:span></text:span><text:span text:style-name="Police_20_par_20_défaut"><text:span text:style-name="T1">t, s'il l'avait admis pendant un temps, ce que l'auteur des </text:span></text:span><text:span text:style-name="Police_20_par_20_défaut"><text:span text:style-name="T4">Nouveaux Lundis</text:span></text:span><text:span text:style-name="Police_20_par_20_défaut"><text:span text:style-name="T1"> n'a plus voulu conc</text:span></text:span><text:span text:style-name="Police_20_par_20_défaut"><text:span text:style-name="T1">é</text:span></text:span><text:span text:style-name="Police_20_par_20_défaut"><text:span text:style-name="T1">der, c'est que la critique se r</text:span></text:span><text:span text:style-name="Police_20_par_20_défaut"><text:span text:style-name="T1">é</text:span></text:span><text:span text:style-name="Police_20_par_20_défaut"><text:span text:style-name="T1">duis</text:span></text:span><text:span text:style-name="Police_20_par_20_défaut"><text:span text:style-name="T1">î</text:span></text:span><text:span text:style-name="Police_20_par_20_défaut"><text:span text:style-name="T1">t </text:span></text:span><text:span text:style-name="Police_20_par_20_défaut"><text:span text:style-name="T1">à</text:span></text:span><text:span text:style-name="Police_20_par_20_défaut"><text:span text:style-name="T1"> n'</text:span></text:span><text:span text:style-name="Police_20_par_20_défaut"><text:span text:style-name="T1">ê</text:span></text:span><text:span text:style-name="Police_20_par_20_défaut"><text:span text:style-name="T1">tre que l'expression des jugements ou des go</text:span></text:span><text:span text:style-name="Police_20_par_20_défaut"><text:span text:style-name="T1">û</text:span></text:span><text:span text:style-name="Police_20_par_20_défaut"><text:span text:style-name="T1">ts personnels du critique.</text:span></text:span></text:p>
      <text:p text:style-name="P1">Nous avons déjà touché ce point, et l'occasion se représentera pour nous d'y toucher plus d'une fois encore. Je me borne donc à vous faire observer aujourd'hui que si Sainte-Beuve avait persisté dans son ancien dilettantisme, et surtout dans son individualisme, il n'aurait pas pu proposer à la critique l'objet que nous venons de dire. Eh oui sans doute, nos opinions sont déterminées par nos goûts, qui le sont par notre nature, qui l'est elle-même par des conditions dont nous ne sommes pas les maîtres ! Seulement, l'objet de la critique, c'est de nous apprendre à nous élever au-dessus de nos goûts ; comme celui de la morale est de nous apprendre à nous élever au-dessus de nos instincts ou de nos intérêts ; et comme celui de la science est de nous apprendre en quelque manière à sortir de notre humanité pour la considérer et pour l'étudier du dehors. Mais peu de gens, dit-on, y parviennent ! Peu de gens aussi parviennent à la vertu ; et, comme il y a beaucoup de fort honnêtes gens qui ne sont point proprement vertueux, il y aura donc beaucoup d'amateurs et peu de critiques ; ce qui me semble d'ailleurs assez clairement résulter de la revue que nous venons de passer. </text:p>
      <text:p text:style-name="Normal"><text:span text:style-name="Police_20_par_20_défaut"><text:span text:style-name="T1">Mais en second lieu, ce que Sainte-Beuve n'a jamais admis non plus, c'est que, dans la critique des</text:span></text:span><text:span text:style-name="Police_20_par_20_défaut"><text:span text:style-name="T1"> </text:span></text:span><text:span text:style-name="Police_20_par_20_défaut"><text:span text:style-name="T1">œ</text:span></text:span><text:span text:style-name="Police_20_par_20_défaut"><text:span text:style-name="T1">uvres litt</text:span></text:span><text:span text:style-name="Police_20_par_20_défaut"><text:span text:style-name="T1">é</text:span></text:span><text:span text:style-name="Police_20_par_20_défaut"><text:span text:style-name="T1">raires, on f</text:span></text:span><text:span text:style-name="Police_20_par_20_défaut"><text:span text:style-name="T1">î</text:span></text:span><text:span text:style-name="Police_20_par_20_défaut"><text:span text:style-name="T1">t abstraction du point de vue litt</text:span></text:span><text:span text:style-name="Police_20_par_20_défaut"><text:span text:style-name="T1">é</text:span></text:span><text:span text:style-name="Police_20_par_20_défaut"><text:span text:style-name="T1">raire, et que, traitant, je suppose, les trag</text:span></text:span><text:span text:style-name="Police_20_par_20_défaut"><text:span text:style-name="T1">é</text:span></text:span><text:span text:style-name="Police_20_par_20_défaut"><text:span text:style-name="T1">dies de Racine ou les com</text:span></text:span><text:span text:style-name="Police_20_par_20_défaut"><text:span text:style-name="T1">é</text:span></text:span><text:span text:style-name="Police_20_par_20_défaut"><text:span text:style-name="T1">dies de Moli</text:span></text:span><text:span text:style-name="Police_20_par_20_défaut"><text:span text:style-name="T1">è</text:span></text:span><text:span text:style-name="Police_20_par_20_défaut"><text:span text:style-name="T1">re comme de purs documents sur les m</text:span></text:span><text:span text:style-name="Police_20_par_20_défaut"><text:span text:style-name="T1">œ</text:span></text:span><text:span text:style-name="Police_20_par_20_défaut"><text:span text:style-name="T1">urs, l'esprit et la soc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du </text:span></text:span><text:span text:style-name="Police_20_par_20_défaut"><text:span text:style-name="T1">XV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on fit abstraction, en pariant de </text:span></text:span><text:span text:style-name="Police_20_par_20_défaut"><text:span text:style-name="T1">l’</text:span></text:span><text:span text:style-name="Police_20_par_20_défaut"><text:span text:style-name="T4">É</text:span></text:span><text:span text:style-name="Police_20_par_20_défaut"><text:span text:style-name="T4">cole des femmes</text:span></text:span><text:span text:style-name="Police_20_par_20_défaut"><text:span text:style-name="T1"> et d'</text:span></text:span><text:span text:style-name="Police_20_par_20_défaut"><text:span text:style-name="T4">Andromaque</text:span></text:span><text:span text:style-name="Police_20_par_20_défaut"><text:span text:style-name="T1">, de l'esp</text:span></text:span><text:span text:style-name="Police_20_par_20_défaut"><text:span text:style-name="T1">è</text:span></text:span><text:span text:style-name="Police_20_par_20_défaut"><text:span text:style-name="T1">ce de plaisir qu'elles sont faites pour nous procurer</text:span></text:span><text:span text:style-name="Police_20_par_20_défaut"><text:span text:style-name="T1"> ;</text:span></text:span><text:span text:style-name="Police_20_par_20_défaut"><text:span text:style-name="T1"> — et encore bien moins de la personne ou de l'individualit</text:span></text:span><text:span text:style-name="Police_20_par_20_défaut"><text:span text:style-name="T1">é</text:span></text:span><text:span text:style-name="Police_20_par_20_défaut"><text:span text:style-name="T1"> de Moli</text:span></text:span><text:span text:style-name="Police_20_par_20_défaut"><text:span text:style-name="T1">è</text:span></text:span><text:span text:style-name="Police_20_par_20_défaut"><text:span text:style-name="T1">re et de Racine.</text:span></text:span></text:p>
      <text:p text:style-name="Normal"><text:span text:style-name="Police_20_par_20_défaut"><text:span text:style-name="T1">Et, en effet, remarquons-le bien, s'il s'</text:span></text:span><text:span text:style-name="Police_20_par_20_défaut"><text:span text:style-name="T1">é</text:span></text:span><text:span text:style-name="Police_20_par_20_défaut"><text:span text:style-name="T1">tait laiss</text:span></text:span><text:span text:style-name="Police_20_par_20_défaut"><text:span text:style-name="T1">é</text:span></text:span><text:span text:style-name="Police_20_par_20_défaut"><text:span text:style-name="T1"> faire sur ce point</text:span></text:span><text:span text:style-name="Police_20_par_20_défaut"><text:span text:style-name="T1"> ;</text:span></text:span><text:span text:style-name="Police_20_par_20_défaut"><text:span text:style-name="T1"> s'il avait consenti qu'en </text:span></text:span><text:span text:style-name="Police_20_par_20_défaut"><text:span text:style-name="T1">é</text:span></text:span><text:span text:style-name="Police_20_par_20_défaut"><text:span text:style-name="T1">tudiant Moli</text:span></text:span><text:span text:style-name="Police_20_par_20_défaut"><text:span text:style-name="T1">è</text:span></text:span><text:span text:style-name="Police_20_par_20_défaut"><text:span text:style-name="T1">re ou Racine on oubli</text:span></text:span><text:span text:style-name="Police_20_par_20_défaut"><text:span text:style-name="T1">â</text:span></text:span><text:span text:style-name="Police_20_par_20_défaut"><text:span text:style-name="T1">t ce qui fait qu'ils sont Racine et non Pradon, Moli</text:span></text:span><text:span text:style-name="Police_20_par_20_défaut"><text:span text:style-name="T1">è</text:span></text:span><text:span text:style-name="Police_20_par_20_défaut"><text:span text:style-name="T1">re et non pas Poisson ou Montfleury</text:span></text:span><text:span text:style-name="Police_20_par_20_défaut"><text:span text:style-name="T1"> ;</text:span></text:span><text:span text:style-name="Police_20_par_20_défaut"><text:span text:style-name="T1"> s'il avait souffert qu'en les </text:span></text:span><text:soft-page-break/><text:span text:style-name="Police_20_par_20_défaut"><text:span text:style-name="T1">expliquant on les rapport</text:span></text:span><text:span text:style-name="Police_20_par_20_défaut"><text:span text:style-name="T1">â</text:span></text:span><text:span text:style-name="Police_20_par_20_défaut"><text:span text:style-name="T1">t tout entiers </text:span></text:span><text:span text:style-name="Police_20_par_20_défaut"><text:span text:style-name="T1">à</text:span></text:span><text:span text:style-name="Police_20_par_20_défaut"><text:span text:style-name="T1"> d'autres causes qu'eux</text:span></text:span><text:span text:style-name="Police_20_par_20_défaut"><text:span text:style-name="T1">-</text:span></text:span><text:span text:style-name="Police_20_par_20_défaut"><text:span text:style-name="T1">m</text:span></text:span><text:span text:style-name="Police_20_par_20_défaut"><text:span text:style-name="T1">ê</text:span></text:span><text:span text:style-name="Police_20_par_20_défaut"><text:span text:style-name="T1">mes, il aurait trop </text:span></text:span><text:span text:style-name="Police_20_par_20_défaut"><text:span text:style-name="T1">é</text:span></text:span><text:span text:style-name="Police_20_par_20_défaut"><text:span text:style-name="T1">videmment et trop scandaleusement reni</text:span></text:span><text:span text:style-name="Police_20_par_20_défaut"><text:span text:style-name="T1">é</text:span></text:span><text:span text:style-name="Police_20_par_20_défaut"><text:span text:style-name="T1"> ce qui me semble avoir fait, sous les </text:span></text:span><text:span text:style-name="Police_20_par_20_défaut"><text:span text:style-name="T1">variations de ses jugements, l'unit</text:span></text:span><text:span text:style-name="Police_20_par_20_défaut"><text:span text:style-name="T1">é</text:span></text:span><text:span text:style-name="Police_20_par_20_défaut"><text:span text:style-name="T1"> et la continuit</text:span></text:span><text:span text:style-name="Police_20_par_20_défaut"><text:span text:style-name="T1">é</text:span></text:span><text:span text:style-name="Police_20_par_20_défaut"><text:span text:style-name="T1"> de sa m</text:span></text:span><text:span text:style-name="Police_20_par_20_défaut"><text:span text:style-name="T1">é</text:span></text:span><text:span text:style-name="Police_20_par_20_défaut"><text:span text:style-name="T1">thode</text:span></text:span><text:span text:style-name="Police_20_par_20_défaut"><text:span text:style-name="T1"> :</text:span></text:span><text:span text:style-name="Police_20_par_20_défaut"><text:span text:style-name="T1"> je veux dire la recherche de ce qu'il y a dans tout artiste ou tout </text:span></text:span><text:span text:style-name="Police_20_par_20_défaut"><text:span text:style-name="T1">é</text:span></text:span><text:span text:style-name="Police_20_par_20_défaut"><text:span text:style-name="T1">crivain digne de ce nom de </text:span></text:span><text:span text:style-name="Police_20_par_20_défaut"><text:span text:style-name="T4">diff</text:span></text:span><text:span text:style-name="Police_20_par_20_défaut"><text:span text:style-name="T4">é</text:span></text:span><text:span text:style-name="Police_20_par_20_défaut"><text:span text:style-name="T4">rent</text:span></text:span><text:span text:style-name="Police_20_par_20_défaut"><text:span text:style-name="T1"> de tous les autres, et d'unique en son genre. La contradiction e</text:span></text:span><text:span text:style-name="Police_20_par_20_défaut"><text:span text:style-name="T1">û</text:span></text:span><text:span text:style-name="Police_20_par_20_défaut"><text:span text:style-name="T1">t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trop flagrante. Aussi, je le r</text:span></text:span><text:span text:style-name="Police_20_par_20_défaut"><text:span text:style-name="T1">é</text:span></text:span><text:span text:style-name="Police_20_par_20_défaut"><text:span text:style-name="T1">p</text:span></text:span><text:span text:style-name="Police_20_par_20_défaut"><text:span text:style-name="T1">è</text:span></text:span><text:span text:style-name="Police_20_par_20_défaut"><text:span text:style-name="T1">te, n'a-t-il eu garde d'y tomber. Et, quant </text:span></text:span><text:span text:style-name="Police_20_par_20_défaut"><text:span text:style-name="T1">à</text:span></text:span><text:span text:style-name="Police_20_par_20_défaut"><text:span text:style-name="T1"> permettre, d'un autre c</text:span></text:span><text:span text:style-name="Police_20_par_20_défaut"><text:span text:style-name="T1">ô</text:span></text:span><text:span text:style-name="Police_20_par_20_défaut"><text:span text:style-name="T1">t</text:span></text:span><text:span text:style-name="Police_20_par_20_défaut"><text:span text:style-name="T1">é</text:span></text:span><text:span text:style-name="Police_20_par_20_défaut"><text:span text:style-name="T1">, que, dans une </text:span></text:span><text:span text:style-name="Police_20_par_20_défaut"><text:span text:style-name="T1">œ</text:span></text:span><text:span text:style-name="Police_20_par_20_défaut"><text:span text:style-name="T1">uvre d'art, on n'oubli</text:span></text:span><text:span text:style-name="Police_20_par_20_défaut"><text:span text:style-name="T1">â</text:span></text:span><text:span text:style-name="Police_20_par_20_défaut"><text:span text:style-name="T1">t ou on ne n</text:span></text:span><text:span text:style-name="Police_20_par_20_défaut"><text:span text:style-name="T1">é</text:span></text:span><text:span text:style-name="Police_20_par_20_défaut"><text:span text:style-name="T1">glige</text:span></text:span><text:span text:style-name="Police_20_par_20_défaut"><text:span text:style-name="T1">â</text:span></text:span><text:span text:style-name="Police_20_par_20_défaut"><text:span text:style-name="T1">t de consid</text:span></text:span><text:span text:style-name="Police_20_par_20_défaut"><text:span text:style-name="T1">é</text:span></text:span><text:span text:style-name="Police_20_par_20_défaut"><text:span text:style-name="T1">rer que l'art m</text:span></text:span><text:span text:style-name="Police_20_par_20_défaut"><text:span text:style-name="T1">ê</text:span></text:span><text:span text:style-name="Police_20_par_20_défaut"><text:span text:style-name="T1">me, il </text:span></text:span><text:span text:style-name="Police_20_par_20_défaut"><text:span text:style-name="T1">é</text:span></text:span><text:span text:style-name="Police_20_par_20_défaut"><text:span text:style-name="T1">tait pour cela trop artiste</text:span></text:span><text:span text:style-name="Police_20_par_20_défaut"><text:span text:style-name="T1"> </text:span></text:span><text:span text:style-name="Police_20_par_20_défaut"><text:span text:style-name="T1">;</text:span></text:span><text:span text:style-name="Police_20_par_20_défaut"><text:span text:style-name="T1"> il se souvenait trop d'avoir </text:span></text:span><text:span text:style-name="Police_20_par_20_défaut"><text:span text:style-name="T1">à</text:span></text:span><text:span text:style-name="Police_20_par_20_défaut"><text:span text:style-name="T1"> son heure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text:span></text:span><text:span text:style-name="Police_20_par_20_défaut"><text:span text:style-name="T4">Joseph Delorme</text:span></text:span><text:span text:style-name="Police_20_par_20_défaut"><text:span text:style-name="T1"> et</text:span></text:span><text:span text:style-name="Police_20_par_20_défaut"><text:span text:style-name="T1"> </text:span></text:span><text:span text:style-name="Police_20_par_20_défaut"><text:span text:style-name="T1">Savoir </text:span></text:span><text:span text:style-name="Police_20_par_20_défaut"><text:span text:style-name="T1">é</text:span></text:span><text:span text:style-name="Police_20_par_20_défaut"><text:span text:style-name="T1">crit </text:span></text:span><text:span text:style-name="Police_20_par_20_défaut"><text:span text:style-name="T4">V</text:span></text:span><text:span text:style-name="Police_20_par_20_défaut"><text:span text:style-name="T4">olupt</text:span></text:span><text:span text:style-name="Police_20_par_20_défaut"><text:span text:style-name="T4">é</text:span></text:span><text:span text:style-name="Police_20_par_20_défaut"><text:span text:style-name="T1">.</text:span></text:span></text:p>
      <text:p text:style-name="Normal"><text:span text:style-name="Police_20_par_20_défaut"><text:span text:style-name="T1">Vo</text:span></text:span><text:span text:style-name="Police_20_par_20_défaut"><text:span text:style-name="T1">ici d'ailleurs, sur l'</text:span></text:span><text:span text:style-name="Police_20_par_20_défaut"><text:span text:style-name="T1">un</text:span></text:span><text:span text:style-name="Police_20_par_20_défaut"><text:span text:style-name="T1"> et l'autre point, comme il s'est expliqu</text:span></text:span><text:span text:style-name="Police_20_par_20_défaut"><text:span text:style-name="T1">é</text:span></text:span><text:span text:style-name="Police_20_par_20_défaut"><text:span text:style-name="T1"> dans les </text:span></text:span><text:span text:style-name="Police_20_par_20_défaut"><text:span text:style-name="T4">Nouveaux Lundi</text:span></text:span><text:span text:style-name="Police_20_par_20_défaut"><text:span text:style-name="T1">s, </text:span></text:span><text:span text:style-name="Police_20_par_20_défaut"><text:span text:style-name="T1">à</text:span></text:span><text:span text:style-name="Police_20_par_20_défaut"><text:span text:style-name="T1"> l'occasion</text:span></text:span><text:span text:style-name="Police_20_par_20_défaut"><text:span text:style-name="T1"> </text:span></text:span><text:span text:style-name="Police_20_par_20_défaut"><text:span text:style-name="T1">de </text:span></text:span><text:span text:style-name="Police_20_par_20_défaut"><text:span text:style-name="T1">l’</text:span></text:span><text:span text:style-name="Police_20_par_20_défaut"><text:span text:style-name="T4">Histoire de la Litt</text:span></text:span><text:span text:style-name="Police_20_par_20_défaut"><text:span text:style-name="T4">é</text:span></text:span><text:span text:style-name="Police_20_par_20_défaut"><text:span text:style-name="T4">rature anglaise</text:span></text:span><text:span text:style-name="Police_20_par_20_défaut"><text:span text:style-name="T1">, de </text:span></text:span><text:span text:style-name="Police_20_par_20_défaut"><text:span text:style-name="T1">M. </text:span></text:span><text:span text:style-name="Police_20_par_20_défaut"><text:span text:style-name="T1">Taine, qui venait de para</text:span></text:span><text:span text:style-name="Police_20_par_20_défaut"><text:span text:style-name="T1">î</text:span></text:span><text:span text:style-name="Police_20_par_20_défaut"><text:span text:style-name="T1">tre</text:span></text:span><text:span text:style-name="Police_20_par_20_défaut"><text:span text:style-name="T1"> :</text:span></text:span></text:p>
      <text:p>A propos de Boileau, puis-je donc accepter ce jugement étrange d'un homme d'esprit, celte opinion méprisante que M. Taine, en la citant, .prend à son compte, et ne craint pas d'endosser en passant : « Il y a deux sortes de vers dans Boileau : les plus nombreux qui semblent d'un bon élève de troisième, les moins nombreux qui semblent d'un bon élève dé rhétorique » ? L'homme d’esprit qui parle ainsi ne sent pas Boileau poète, et, j'irai plus loin, il ne doit sentir aucun poète en tant que poète. Je conçois qu'on ne mette pas toute la poésie dans le métier ; mais je ne conçois pas du tout que, quand il s'agit d'un art, on ne tienne nul compte de l'art lui-même, et qu'on déprécie à ce point les parfaits ouvriers qui y excellent. Supprimez d'un seul coup toute la poésie en vers, ce sera plus expéditif ; sinon parlez avec estime de ceux qui en ont possédé les secrets.</text:p>
      <text:p text:style-name="Normal"><text:span text:style-name="Police_20_par_20_défaut"><text:span text:style-name="T1">Vous</text:span></text:span><text:span text:style-name="Police_20_par_20_défaut"><text:span text:style-name="T1"> rapprocherez ce qu'il dit ici de Boileau de ce qu'il en avait dit dans son </text:span></text:span><text:span text:style-name="Police_20_par_20_défaut"><text:span text:style-name="T4">Port-Royal</text:span></text:span><text:span text:style-name="Police_20_par_20_défaut"><text:span text:style-name="T1">, o</text:span></text:span><text:span text:style-name="Police_20_par_20_défaut"><text:span text:style-name="T1">ù</text:span></text:span><text:span text:style-name="Police_20_par_20_défaut"><text:span text:style-name="T1"> il a mis sa v</text:span></text:span><text:span text:style-name="Police_20_par_20_défaut"><text:span text:style-name="T1">é</text:span></text:span><text:span text:style-name="Police_20_par_20_défaut"><text:span text:style-name="T1">ritable opinion sur l'auteur des </text:span></text:span><text:span text:style-name="Police_20_par_20_défaut"><text:span text:style-name="T4">Satires</text:span></text:span><text:span text:style-name="Police_20_par_20_défaut"><text:span text:style-name="T1">. Et il disait encore, dans le m</text:span></text:span><text:span text:style-name="Police_20_par_20_défaut"><text:span text:style-name="T1">ê</text:span></text:span><text:span text:style-name="Police_20_par_20_défaut"><text:span text:style-name="T1">me article</text:span></text:span><text:span text:style-name="Police_20_par_20_défaut"><text:span text:style-name="T1"> :</text:span></text:span></text:p>
      <text:p>Lorsqu'on dit et qu'on répète que la littérature est l'expression de la société, il convient de ne l'entendre qu'avec bien des précautions et des réserves.</text:p>
      <text:p>L'esprit humain, dites-vous, coule avec les événements comme un fleuve ? Je répondrai <text:span text:style-name="Police_20_par_20_défaut"><text:span text:style-name="T15">oui</text:span></text:span> et <text:span text:style-name="Police_20_par_20_défaut"><text:span text:style-name="T15">non</text:span></text:span>. Mais je dirai hardiment non en ce sens qu'à la différence d'un fleuve, l'esprit humain n'est point composé d'une quantité de gouttes semblables. Il y a distinction de qualité dans bien des gouttes. En un mot, il n'y avait qu'une âme au XVII<text:span text:style-name="Police_20_par_20_défaut"><text:span text:style-name="T17">e</text:span></text:span> siècle pour faire<text:span text:style-name="Police_20_par_20_défaut"><text:span text:style-name="T15"> la</text:span></text:span><text:span text:style-name="Police_20_par_20_défaut"><text:span text:style-name="T15"> Princesse de C</text:span></text:span><text:span text:style-name="Police_20_par_20_défaut"><text:span text:style-name="T15">l</text:span></text:span><text:span text:style-name="Police_20_par_20_défaut"><text:span text:style-name="T15">è</text:span></text:span><text:span text:style-name="Police_20_par_20_défaut"><text:span text:style-name="T15">ves</text:span></text:span> : autrement il en serait sorti des quantités.</text:p>
      <text:p>Et, en général, il n'est qu'une âme, une forme particulière d'esprit pour faire tel ou tel chef-d'œuvre. Quand il s'agit de témoins historiques, je conçois des équivalents ; je n'en connais pas en matière de goût. Supposez un grand talent de moins, supposez le monde ou mieux le miroir magique d'un seul vrai poète brisé dans son berceau à sa naissance, il ne s'en rencontrera plus jamais un autre qui soit exactement le môme ni qui en tienne lieu. Il n'y a de chaque vrai poète qu'un exemplaire.</text:p>
      <text:p><text:soft-page-break/>Je prends un autre exemple de cette spécialité unique du talent. <text:span text:style-name="Police_20_par_20_défaut"><text:span text:style-name="T15">Paul et </text:span></text:span><text:span text:style-name="Police_20_par_20_défaut"><text:span text:style-name="T15">V</text:span></text:span><text:span text:style-name="Police_20_par_20_défaut"><text:span text:style-name="T15">irginie</text:span></text:span> porte certainement des traces de son époque : mais si <text:span text:style-name="Police_20_par_20_défaut"><text:span text:style-name="T15">Paul et </text:span></text:span><text:span text:style-name="Police_20_par_20_défaut"><text:span text:style-name="T15">V</text:span></text:span><text:span text:style-name="Police_20_par_20_défaut"><text:span text:style-name="T15">irginie</text:span></text:span> n'avait pas été fait, on pourrait soutenir par toutes sortes de raisonnements spécieux et plausibles qu'il était impossible à un livre de cette qualité virginale de naître dans la corruption du XVIII<text:span text:style-name="Police_20_par_20_défaut"><text:span text:style-name="T17">e</text:span></text:span> siècle : Bernardin de Saint-Pierre seul l'a pu faire. C'est qu'il n'y a rien, je le répète, de plus imprévu que le talent, et il ne serait pas le talent, s'il n'était imprévu, s'il n'était un seul entre plusieurs, un seul entre tous.</text:p>
      <text:p text:style-name="P1">Je ne discute point l'opinion de Sainte-Beuve : je l'expose ; et, comme je vous le disais tout à l'heure, dans l'application des méthodes naturelles à la critique, vous voyez ici précisément où il a voulu s'arrêter. Mais il faut sans doute que les idées, une fois lancées, aillent au bout de leur course, et, le dernier pas, que Sainte-Beuve n'avait pas voulu faire, il était inévitable qu'un plus audacieux le fît. C'est M. Taine que je veux dire, et c'est de son œuvre que je vous parlerai dans notre prochaine conférence. Il convient toutefois, avant que d'en parler, de mentionner aujourd'hui deux hommes dont l'influence a très inégalement, mais très certainement aidé le progrès des idées de M. Taine lui-même : M. Edmond Scherer et M. Ernest Renan.</text:p>
      <text:p text:style-name="Normal"><text:span text:style-name="Police_20_par_20_défaut"><text:span text:style-name="T1">Th</text:span></text:span><text:span text:style-name="Police_20_par_20_défaut"><text:span text:style-name="T1">é</text:span></text:span><text:span text:style-name="Police_20_par_20_défaut"><text:span text:style-name="T1">ologien et th</text:span></text:span><text:span text:style-name="Police_20_par_20_défaut"><text:span text:style-name="T1">é</text:span></text:span><text:span text:style-name="Police_20_par_20_défaut"><text:span text:style-name="T1">ologien protestant, philosopher et homme politique, n'ayant d'ailleurs jamais </text:span></text:span><text:span text:style-name="Police_20_par_20_défaut"><text:span text:style-name="T1">é</text:span></text:span><text:span text:style-name="Police_20_par_20_défaut"><text:span text:style-name="T1">crit qu</text:span></text:span><text:span text:style-name="Police_20_par_20_défaut"><text:span text:style-name="T1">e </text:span></text:span><text:span text:style-name="Police_20_par_20_défaut"><text:span text:style-name="T1">des articles de </text:span></text:span><text:span text:style-name="Police_20_par_20_défaut"><text:span text:style-name="T4">Revues</text:span></text:span><text:span text:style-name="Police_20_par_20_défaut"><text:span text:style-name="T1"> et de journaux, dont le caract</text:span></text:span><text:span text:style-name="Police_20_par_20_défaut"><text:span text:style-name="T1">è</text:span></text:span><text:span text:style-name="Police_20_par_20_défaut"><text:span text:style-name="T1">re fragmentaire ne permet pas de saisir ais</text:span></text:span><text:span text:style-name="Police_20_par_20_défaut"><text:span text:style-name="T1">é</text:span></text:span><text:span text:style-name="Police_20_par_20_défaut"><text:span text:style-name="T1">ment l'unit</text:span></text:span><text:span text:style-name="Police_20_par_20_défaut"><text:span text:style-name="T1">é</text:span></text:span><text:span text:style-name="Police_20_par_20_défaut"><text:span text:style-name="T1"> de son </text:span></text:span><text:span text:style-name="Police_20_par_20_défaut"><text:span text:style-name="T1">œ</text:span></text:span><text:span text:style-name="Police_20_par_20_défaut"><text:span text:style-name="T1">uvre</text:span></text:span><text:span text:style-name="Police_20_par_20_défaut"><text:span text:style-name="T1">, je dirais volontiers qu'Edmond Scherer s'est donn</text:span></text:span><text:span text:style-name="Police_20_par_20_défaut"><text:span text:style-name="T1">é</text:span></text:span><text:span text:style-name="Police_20_par_20_défaut"><text:span text:style-name="T1"> pour t</text:span></text:span><text:span text:style-name="Police_20_par_20_défaut"><text:span text:style-name="T1">â</text:span></text:span><text:span text:style-name="Police_20_par_20_défaut"><text:span text:style-name="T1">che d'entretenir les communications de la pens</text:span></text:span><text:span text:style-name="Police_20_par_20_défaut"><text:span text:style-name="T1">é</text:span></text:span><text:span text:style-name="Police_20_par_20_défaut"><text:span text:style-name="T1">e fran</text:span></text:span><text:span text:style-name="Police_20_par_20_défaut"><text:span text:style-name="T1">ç</text:span></text:span><text:span text:style-name="Police_20_par_20_défaut"><text:span text:style-name="T1">aise avec les litt</text:span></text:span><text:span text:style-name="Police_20_par_20_défaut"><text:span text:style-name="T1">é</text:span></text:span><text:span text:style-name="Police_20_par_20_défaut"><text:span text:style-name="T1">ratures </text:span></text:span><text:span text:style-name="Police_20_par_20_défaut"><text:span text:style-name="T1">é</text:span></text:span><text:span text:style-name="Police_20_par_20_défaut"><text:span text:style-name="T1">trang</text:span></text:span><text:span text:style-name="Police_20_par_20_défaut"><text:span text:style-name="T1">è</text:span></text:span><text:span text:style-name="Police_20_par_20_défaut"><text:span text:style-name="T1">res. Nul n'a mieux connu l'Allemagne et l'Angleterre</text:span></text:span><text:span text:style-name="Police_20_par_20_défaut"><text:span text:style-name="T1"> :</text:span></text:span><text:span text:style-name="Police_20_par_20_défaut"><text:span text:style-name="T1"> l'Angleterre de Wordsworth et celle de George Eliot, l'Allemagne de Strauss et celle de Hegel. Si vous voulez l'appr</text:span></text:span><text:span text:style-name="Police_20_par_20_défaut"><text:span text:style-name="T1">é</text:span></text:span><text:span text:style-name="Police_20_par_20_défaut"><text:span text:style-name="T1">cier </text:span></text:span><text:span text:style-name="Police_20_par_20_défaut"><text:span text:style-name="T1">à</text:span></text:span><text:span text:style-name="Police_20_par_20_défaut"><text:span text:style-name="T1"> sa v</text:span></text:span><text:span text:style-name="Police_20_par_20_défaut"><text:span text:style-name="T1">é</text:span></text:span><text:span text:style-name="Police_20_par_20_défaut"><text:span text:style-name="T1">ritable valeur, je vous recommande particuli</text:span></text:span><text:span text:style-name="Police_20_par_20_défaut"><text:span text:style-name="T1">è</text:span></text:span><text:span text:style-name="Police_20_par_20_défaut"><text:span text:style-name="T1">rement, dans ses </text:span></text:span><text:span text:style-name="Police_20_par_20_défaut"><text:span text:style-name="T4">É</text:span></text:span><text:span text:style-name="Police_20_par_20_défaut"><text:span text:style-name="T4">t</text:span></text:span><text:span text:style-name="Police_20_par_20_défaut"><text:span text:style-name="T4">udes </text:span></text:span><text:span text:style-name="Police_20_par_20_défaut"><text:span text:style-name="T4">d’histoire </text:span></text:span><text:span text:style-name="Police_20_par_20_défaut"><text:span text:style-name="T4">religieuse</text:span></text:span><text:span text:style-name="Police_20_par_20_défaut"><text:span text:style-name="T1">, un essai sur </text:span></text:span><text:span text:style-name="Police_20_par_20_défaut"><text:span text:style-name="T4">Hegel et </text:span></text:span><text:span text:style-name="Police_20_par_20_défaut"><text:span text:style-name="T4">l’</text:span></text:span><text:span text:style-name="Police_20_par_20_défaut"><text:span text:style-name="T4">H</text:span></text:span><text:span text:style-name="Police_20_par_20_défaut"><text:span text:style-name="T4">é</text:span></text:span><text:span text:style-name="Police_20_par_20_défaut"><text:span text:style-name="T4">g</text:span></text:span><text:span text:style-name="Police_20_par_20_défaut"><text:span text:style-name="T4">é</text:span></text:span><text:span text:style-name="Police_20_par_20_défaut"><text:span text:style-name="T4">lianism</text:span></text:span><text:span text:style-name="Police_20_par_20_défaut"><text:span text:style-name="T4">e</text:span></text:span><text:span text:style-name="Police_20_par_20_défaut"><text:span text:style-name="T1">, qui fut, en ce temps l</text:span></text:span><text:span text:style-name="Police_20_par_20_défaut"><text:span text:style-name="T1">à</text:span></text:span><text:span text:style-name="Police_20_par_20_défaut"><text:span text:style-name="T1">, dans le silence du second Empire, ce qu'on appelait encore alors un </text:span></text:span><text:span text:style-name="Police_20_par_20_défaut"><text:span text:style-name="T1">é</text:span></text:span><text:span text:style-name="Police_20_par_20_défaut"><text:span text:style-name="T1">v</text:span></text:span><text:span text:style-name="Police_20_par_20_défaut"><text:span text:style-name="T1">é</text:span></text:span><text:span text:style-name="Police_20_par_20_défaut"><text:span text:style-name="T1">nement litt</text:span></text:span><text:span text:style-name="Police_20_par_20_défaut"><text:span text:style-name="T1">é</text:span></text:span><text:span text:style-name="Police_20_par_20_défaut"><text:span text:style-name="T1">raire. Il n'y a plus aujourd'hui d'</text:span></text:span><text:span text:style-name="Police_20_par_20_défaut"><text:span text:style-name="T1">é</text:span></text:span><text:span text:style-name="Police_20_par_20_défaut"><text:span text:style-name="T1">v</text:span></text:span><text:span text:style-name="Police_20_par_20_défaut"><text:span text:style-name="T1">é</text:span></text:span><text:span text:style-name="Police_20_par_20_défaut"><text:span text:style-name="T1">nement litt</text:span></text:span><text:span text:style-name="Police_20_par_20_défaut"><text:span text:style-name="T1">é</text:span></text:span><text:span text:style-name="Police_20_par_20_défaut"><text:span text:style-name="T1">raire. Quelle est d'ailleurs sa part pr</text:span></text:span><text:span text:style-name="Police_20_par_20_défaut"><text:span text:style-name="T1">é</text:span></text:span><text:span text:style-name="Police_20_par_20_défaut"><text:span text:style-name="T1">cise dans l'</text:span></text:span><text:span text:style-name="Police_20_par_20_défaut"><text:span text:style-name="T1">é</text:span></text:span><text:span text:style-name="Police_20_par_20_défaut"><text:span text:style-name="T1">volution de la critique, c'</text:span></text:span><text:span text:style-name="Police_20_par_20_défaut"><text:span text:style-name="T1">e</text:span></text:span><text:span text:style-name="Police_20_par_20_défaut"><text:span text:style-name="T1">st ce que je ne saurais vous dire avec exactitude</text:span></text:span><text:span text:style-name="Police_20_par_20_défaut"><text:span text:style-name="T1"> ;</text:span></text:span><text:span text:style-name="Police_20_par_20_défaut"><text:span text:style-name="T1"> je sais seulement qu'elle ne laisse pas d'avoir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r</text:span></text:span><text:span text:style-name="Police_20_par_20_défaut"><text:span text:style-name="T1">é</text:span></text:span><text:span text:style-name="Police_20_par_20_défaut"><text:span text:style-name="T1">elle, sinon consid</text:span></text:span><text:span text:style-name="Police_20_par_20_défaut"><text:span text:style-name="T1">é</text:span></text:span><text:span text:style-name="Police_20_par_20_défaut"><text:span text:style-name="T1">rable</text:span></text:span><text:span text:style-name="Police_20_par_20_défaut"><text:span text:style-name="T1"> </text:span></text:span><text:span text:style-name="Police_20_par_20_défaut"><text:span text:style-name="T1">;</text:span></text:span><text:span text:style-name="Police_20_par_20_défaut"><text:span text:style-name="T1"> et, en vous d</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guant le soin de la mieux d</text:span></text:span><text:span text:style-name="Police_20_par_20_défaut"><text:span text:style-name="T1">é</text:span></text:span><text:span text:style-name="Police_20_par_20_défaut"><text:span text:style-name="T1">finir quelque jour, je ne pouvais me dispenser de vous la signaler.</text:span></text:span></text:p>
      <text:p text:style-name="Normal"><text:span text:style-name="Police_20_par_20_défaut"><text:span text:style-name="T1">Pour </text:span></text:span><text:span text:style-name="Police_20_par_20_défaut"><text:span text:style-name="T1">M. </text:span></text:span><text:span text:style-name="Police_20_par_20_défaut"><text:span text:style-name="T1">Ernest Renan, si vous vous en rapportiez </text:span></text:span><text:span text:style-name="Police_20_par_20_défaut"><text:span text:style-name="T1">à</text:span></text:span><text:span text:style-name="Police_20_par_20_défaut"><text:span text:style-name="T1"> la fa</text:span></text:span><text:span text:style-name="Police_20_par_20_défaut"><text:span text:style-name="T1">ç</text:span></text:span><text:span text:style-name="Police_20_par_20_défaut"><text:span text:style-name="T1">on dont on parle aujourd'hui de lui, vous croiriez qu'elle n'a consist</text:span></text:span><text:span text:style-name="Police_20_par_20_défaut"><text:span text:style-name="T1">é</text:span></text:span><text:span text:style-name="Police_20_par_20_défaut"><text:span text:style-name="T1"> qu'</text:span></text:span><text:span text:style-name="Police_20_par_20_défaut"><text:span text:style-name="T1">à</text:span></text:span><text:span text:style-name="Police_20_par_20_défaut"><text:span text:style-name="T1"> exag</text:span></text:span><text:span text:style-name="Police_20_par_20_défaut"><text:span text:style-name="T1">é</text:span></text:span><text:span text:style-name="Police_20_par_20_défaut"><text:span text:style-name="T1">rer ce qu'il s'insinue toujours de n</text:span></text:span><text:span text:style-name="Police_20_par_20_défaut"><text:span text:style-name="T1">é</text:span></text:span><text:span text:style-name="Police_20_par_20_défaut"><text:span text:style-name="T1">cessairement </text:span></text:span><text:span text:style-name="Police_20_par_20_défaut"><text:span text:style-name="T4">relatif</text:span></text:span><text:span text:style-name="Police_20_par_20_défaut"><text:span text:style-name="T1"> dans nos opinions les plus d</text:span></text:span><text:span text:style-name="Police_20_par_20_défaut"><text:span text:style-name="T1">é</text:span></text:span><text:span text:style-name="Police_20_par_20_défaut"><text:span text:style-name="T1">cid</text:span></text:span><text:span text:style-name="Police_20_par_20_défaut"><text:span text:style-name="T1">é</text:span></text:span><text:span text:style-name="Police_20_par_20_défaut"><text:span text:style-name="T1">es et dans nos jugements les plus absolus. Ce serait une erreur, dont je n'ai pas le temps de </text:span></text:span><text:soft-page-break/><text:span text:style-name="Police_20_par_20_défaut"><text:span text:style-name="T1">rechercher avec vous l'origine, ni comment elle s'est r</text:span></text:span><text:span text:style-name="Police_20_par_20_défaut"><text:span text:style-name="T1">é</text:span></text:span><text:span text:style-name="Police_20_par_20_défaut"><text:span text:style-name="T1">pandue</text:span></text:span><text:span text:style-name="Police_20_par_20_défaut"><text:span text:style-name="T1"> </text:span></text:span><text:span text:style-name="Police_20_par_20_défaut"><text:span text:style-name="T1">;</text:span></text:span><text:span text:style-name="Police_20_par_20_défaut"><text:span text:style-name="T1"> mais ce serait une erreur.</text:span></text:span></text:p>
      <text:p text:style-name="P29"><text:span text:style-name="Police_20_par_20_défaut"><text:span text:style-name="T1">En r</text:span></text:span><text:span text:style-name="Police_20_par_20_défaut"><text:span text:style-name="T1">é</text:span></text:span><text:span text:style-name="Police_20_par_20_défaut"><text:span text:style-name="T1">alit</text:span></text:span><text:span text:style-name="Police_20_par_20_défaut"><text:span text:style-name="T1">é</text:span></text:span><text:span text:style-name="Police_20_par_20_défaut"><text:span text:style-name="T1">, des ouvrages comme </text:span></text:span><text:span text:style-name="Police_20_par_20_défaut"><text:span text:style-name="T1">l’</text:span></text:span><text:span text:style-name="Police_20_par_20_défaut"><text:span text:style-name="T4">Histoire compar</text:span></text:span><text:span text:style-name="Police_20_par_20_défaut"><text:span text:style-name="T4">é</text:span></text:span><text:span text:style-name="Police_20_par_20_défaut"><text:span text:style-name="T4">e des langues s</text:span></text:span><text:span text:style-name="Police_20_par_20_défaut"><text:span text:style-name="T4">é</text:span></text:span><text:span text:style-name="Police_20_par_20_défaut"><text:span text:style-name="T4">mitiques</text:span></text:span><text:span text:style-name="Police_20_par_20_défaut"><text:span text:style-name="T1">, ou des articles comme ceux qu'il a consacr</text:span></text:span><text:span text:style-name="Police_20_par_20_défaut"><text:span text:style-name="T1">é</text:span></text:span><text:span text:style-name="Police_20_par_20_défaut"><text:span text:style-name="T1">s </text:span></text:span><text:span text:style-name="Police_20_par_20_défaut"><text:span text:style-name="T1">à</text:span></text:span><text:span text:style-name="Police_20_par_20_défaut"><text:span text:style-name="T1"> </text:span></text:span><text:span text:style-name="Police_20_par_20_défaut"><text:span text:style-name="T1">l’</text:span></text:span><text:span text:style-name="Police_20_par_20_défaut"><text:span text:style-name="T1">i</text:span></text:span><text:span text:style-name="Police_20_par_20_défaut"><text:span text:style-name="T1">slam</text:span></text:span><text:span text:style-name="Police_20_par_20_défaut"><text:span text:style-name="T1">is</text:span></text:span><text:span text:style-name="Police_20_par_20_défaut"><text:span text:style-name="T1">me, </text:span></text:span><text:span text:style-name="Police_20_par_20_défaut"><text:span text:style-name="T1">a</text:span></text:span><text:span text:style-name="Police_20_par_20_défaut"><text:span text:style-name="T1">ux </text:span></text:span><text:span text:style-name="Police_20_par_20_défaut"><text:span text:style-name="T4">Religion</text:span></text:span><text:span text:style-name="Police_20_par_20_défaut"><text:span text:style-name="T4"> </text:span></text:span><text:span text:style-name="Police_20_par_20_défaut"><text:span text:style-name="T4">de </text:span></text:span><text:span text:style-name="Police_20_par_20_défaut"><text:span text:style-name="T4">l’</text:span></text:span><text:span text:style-name="Police_20_par_20_défaut"><text:span text:style-name="T4">A</text:span></text:span><text:span text:style-name="Police_20_par_20_défaut"><text:span text:style-name="T4">nti</text:span></text:span><text:span text:style-name="Police_20_par_20_défaut"><text:span text:style-name="T4">quit</text:span></text:span><text:span text:style-name="Police_20_par_20_défaut"><text:span text:style-name="T4">é</text:span></text:span><text:span text:style-name="Police_20_par_20_défaut"><text:span text:style-name="T4">, </text:span></text:span><text:span text:style-name="Police_20_par_20_défaut"><text:span text:style-name="T1">au </text:span></text:span><text:span text:style-name="Police_20_par_20_défaut"><text:span text:style-name="T4">Bouddhisme</text:span></text:span><text:span text:style-name="Police_20_par_20_défaut"><text:span text:style-name="T1">, </text:span></text:span><text:span text:style-name="Police_20_par_20_défaut"><text:span text:style-name="T1">à</text:span></text:span><text:span text:style-name="Police_20_par_20_défaut"><text:span text:style-name="T1"> la </text:span></text:span><text:span text:style-name="Police_20_par_20_défaut"><text:span text:style-name="T4">Po</text:span></text:span><text:span text:style-name="Police_20_par_20_défaut"><text:span text:style-name="T4">é</text:span></text:span><text:span text:style-name="Police_20_par_20_défaut"><text:span text:style-name="T4">sie des Races celtiques</text:span></text:span><text:span text:style-name="Police_20_par_20_défaut"><text:span text:style-name="T1">, ont contribu</text:span></text:span><text:span text:style-name="Police_20_par_20_défaut"><text:span text:style-name="T1">é</text:span></text:span><text:span text:style-name="Police_20_par_20_défaut"><text:span text:style-name="T1"> singuli</text:span></text:span><text:span text:style-name="Police_20_par_20_défaut"><text:span text:style-name="T1">è</text:span></text:span><text:span text:style-name="Police_20_par_20_défaut"><text:span text:style-name="T1">rement </text:span></text:span><text:span text:style-name="Police_20_par_20_défaut"><text:span text:style-name="T1">à</text:span></text:span><text:span text:style-name="Police_20_par_20_défaut"><text:span text:style-name="T1"> nous faire voir dans cette notion de race, dont je vous parlais au commencement de celte le</text:span></text:span><text:span text:style-name="Police_20_par_20_défaut"><text:span text:style-name="T1">ç</text:span></text:span><text:span text:style-name="Police_20_par_20_défaut"><text:span text:style-name="T1">on, l'</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ment irr</text:span></text:span><text:span text:style-name="Police_20_par_20_défaut"><text:span text:style-name="T1">é</text:span></text:span><text:span text:style-name="Police_20_par_20_défaut"><text:span text:style-name="T1">ductible entre tous, celui qui s</text:span></text:span><text:span text:style-name="Police_20_par_20_défaut"><text:span text:style-name="T1">é</text:span></text:span><text:span text:style-name="Police_20_par_20_défaut"><text:span text:style-name="T1">pare l'humanit</text:span></text:span><text:span text:style-name="Police_20_par_20_défaut"><text:span text:style-name="T1">é</text:span></text:span><text:span text:style-name="Police_20_par_20_défaut"><text:span text:style-name="T1"> en familles tranch</text:span></text:span><text:span text:style-name="Police_20_par_20_défaut"><text:span text:style-name="T1">é</text:span></text:span><text:span text:style-name="Police_20_par_20_défaut"><text:span text:style-name="T1">es, le dernier terme enfin de l'analyse litt</text:span></text:span><text:span text:style-name="Police_20_par_20_défaut"><text:span text:style-name="T1">é</text:span></text:span><text:span text:style-name="Police_20_par_20_défaut"><text:span text:style-name="T1">raire, philologique, linguistique et psychologique, au del</text:span></text:span><text:span text:style-name="Police_20_par_20_défaut"><text:span text:style-name="T1">à</text:span></text:span><text:span text:style-name="Police_20_par_20_défaut"><text:span text:style-name="T1"> duquel il n'y a plus rien qu'incertitude et myst</text:span></text:span><text:span text:style-name="Police_20_par_20_défaut"><text:span text:style-name="T1">è</text:span></text:span><text:span text:style-name="Police_20_par_20_défaut"><text:span text:style-name="T1">re. Selon son expression, et pour autant qu'il ne s'est pas absorb</text:span></text:span><text:span text:style-name="Police_20_par_20_défaut"><text:span text:style-name="T1">é</text:span></text:span><text:span text:style-name="Police_20_par_20_défaut"><text:span text:style-name="T1"> tout entier dans </text:span></text:span><text:span text:style-name="Police_20_par_20_défaut"><text:span text:style-name="T1">l’</text:span></text:span><text:span text:style-name="Police_20_par_20_défaut"><text:span text:style-name="T4">Histoire d'Isra</text:span></text:span><text:span text:style-name="Police_20_par_20_défaut"><text:span text:style-name="T4">ë</text:span></text:span><text:span text:style-name="Police_20_par_20_défaut"><text:span text:style-name="T4">l</text:span></text:span><text:span text:style-name="Police_20_par_20_défaut"><text:span text:style-name="T1"> ou dans celle des </text:span></text:span><text:span text:style-name="Police_20_par_20_défaut"><text:span text:style-name="T4">Origines du christianisme</text:span></text:span><text:span text:style-name="Police_20_par_20_défaut"><text:span text:style-name="T1">,</text:span></text:span><text:span text:style-name="Police_20_par_20_défaut"><text:span text:style-name="T1"> la critique a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pour </text:span></text:span><text:span text:style-name="Police_20_par_20_défaut"><text:span text:style-name="T1">M. </text:span></text:span><text:span text:style-name="Police_20_par_20_défaut"><text:span text:style-name="T1">Renan l'art de </text:span></text:span><text:span text:style-name="Police_20_par_20_défaut"><text:span text:style-name="T1">«</text:span></text:span><text:span text:style-name="Police_20_par_20_défaut"><text:span text:style-name="T1"> </text:span></text:span><text:span text:style-name="Police_20_par_20_défaut"><text:span text:style-name="T1">rendre une voix aux races qui ne sont plus</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text:span></text:span><text:span text:style-name="Police_20_par_20_défaut"><text:span text:style-name="T1"> et, jusque dans l'</text:span></text:span><text:span text:style-name="Police_20_par_20_défaut"><text:span text:style-name="T1">é</text:span></text:span><text:span text:style-name="Police_20_par_20_défaut"><text:span text:style-name="T1">tude particuli</text:span></text:span><text:span text:style-name="Police_20_par_20_défaut"><text:span text:style-name="T1">è</text:span></text:span><text:span text:style-name="Police_20_par_20_défaut"><text:span text:style-name="T1">re des individus, c'est </text:span></text:span><text:span text:style-name="Police_20_par_20_défaut"><text:span text:style-name="T1">à</text:span></text:span><text:span text:style-name="Police_20_par_20_défaut"><text:span text:style-name="T1"> peine eux qu'il a cherch</text:span></text:span><text:span text:style-name="Police_20_par_20_défaut"><text:span text:style-name="T1">é</text:span></text:span><text:span text:style-name="Police_20_par_20_défaut"><text:span text:style-name="T1">s, mais bien plut</text:span></text:span><text:span text:style-name="Police_20_par_20_défaut"><text:span text:style-name="T1">ô</text:span></text:span><text:span text:style-name="Police_20_par_20_défaut"><text:span text:style-name="T1">t les traits de la race dont ils furent les repr</text:span></text:span><text:span text:style-name="Police_20_par_20_défaut"><text:span text:style-name="T1">é</text:span></text:span><text:span text:style-name="Police_20_par_20_défaut"><text:span text:style-name="T1">sentants. Ce n'est pas l</text:span></text:span><text:span text:style-name="Police_20_par_20_défaut"><text:span text:style-name="T1">à</text:span></text:span><text:span text:style-name="Police_20_par_20_défaut"><text:span text:style-name="T1">, vous le voyez, du </text:span></text:span><text:span text:style-name="Police_20_par_20_défaut"><text:span text:style-name="T4">scepticisme</text:span></text:span><text:span text:style-name="Police_20_par_20_défaut"><text:span text:style-name="T1"> ou du </text:span></text:span><text:span text:style-name="Police_20_par_20_défaut"><text:span text:style-name="T4">dilettantisme</text:span></text:span><text:span text:style-name="Police_20_par_20_défaut"><text:span text:style-name="T1">, puisque, au contraire, nous le disions tout </text:span></text:span><text:span text:style-name="Police_20_par_20_défaut"><text:span text:style-name="T1">à</text:span></text:span><text:span text:style-name="Police_20_par_20_défaut"><text:span text:style-name="T1"> l'heure </text:span></text:span><text:span text:style-name="Police_20_par_20_défaut"><text:span text:style-name="T1">à</text:span></text:span><text:span text:style-name="Police_20_par_20_défaut"><text:span text:style-name="T1"> propos d'Augustin Thierry, qui fut justement l'un des guides et des ma</text:span></text:span><text:span text:style-name="Police_20_par_20_défaut"><text:span text:style-name="T1">î</text:span></text:span><text:span text:style-name="Police_20_par_20_défaut"><text:span text:style-name="T1">tres de </text:span></text:span><text:span text:style-name="Police_20_par_20_défaut"><text:span text:style-name="T1">M. </text:span></text:span><text:span text:style-name="Police_20_par_20_défaut"><text:span text:style-name="T1">Renan, c'est donner ou vouloir donner </text:span></text:span><text:span text:style-name="Police_20_par_20_défaut"><text:span text:style-name="T1">à</text:span></text:span><text:span text:style-name="Police_20_par_20_défaut"><text:span text:style-name="T1"> la critique, en en mettant le fondement dans la linguistique et dans l'anthropologie, la certitude et la solidit</text:span></text:span><text:span text:style-name="Police_20_par_20_défaut"><text:span text:style-name="T1">é</text:span></text:span><text:span text:style-name="Police_20_par_20_défaut"><text:span text:style-name="T1"> de la science.</text:span></text:span></text:p>
      <text:p text:style-name="Normal"><text:span text:style-name="Police_20_par_20_défaut"><text:span text:style-name="T1">Un autre service, presque plus consid</text:span></text:span><text:span text:style-name="Police_20_par_20_défaut"><text:span text:style-name="T1">é</text:span></text:span><text:span text:style-name="Police_20_par_20_défaut"><text:span text:style-name="T1">rable, </text:span></text:span><text:span text:style-name="Police_20_par_20_défaut"><text:span text:style-name="T1">ç</text:span></text:span><text:span text:style-name="Police_20_par_20_défaut"><text:span text:style-name="T1">'a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d'accro</text:span></text:span><text:span text:style-name="Police_20_par_20_défaut"><text:span text:style-name="T1">î</text:span></text:span><text:span text:style-name="Police_20_par_20_défaut"><text:span text:style-name="T1">tre et d'</text:span></text:span><text:span text:style-name="Police_20_par_20_défaut"><text:span text:style-name="T1">é</text:span></text:span><text:span text:style-name="Police_20_par_20_défaut"><text:span text:style-name="T1">largir l'horizon critique des donn</text:span></text:span><text:span text:style-name="Police_20_par_20_défaut"><text:span text:style-name="T1">é</text:span></text:span><text:span text:style-name="Police_20_par_20_défaut"><text:span text:style-name="T1">es de l'orientalisme. Schopenhauer, dans son grand ouvrage, a quelque part </text:span></text:span><text:span text:style-name="Police_20_par_20_défaut"><text:span text:style-name="T1">é</text:span></text:span><text:span text:style-name="Police_20_par_20_défaut"><text:span text:style-name="T1">crit que le </text:span></text:span><text:span text:style-name="Police_20_par_20_défaut"><text:span text:style-name="T1">XIX</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ne devrait gu</text:span></text:span><text:span text:style-name="Police_20_par_20_défaut"><text:span text:style-name="T1">è</text:span></text:span><text:span text:style-name="Police_20_par_20_défaut"><text:span text:style-name="T1">re moins un jour </text:span></text:span><text:span text:style-name="Police_20_par_20_défaut"><text:span text:style-name="T1">à</text:span></text:span><text:span text:style-name="Police_20_par_20_défaut"><text:span text:style-name="T1"> la connaissance du vieux monde oriental que le </text:span></text:span><text:span text:style-name="Police_20_par_20_défaut"><text:span text:style-name="T1">XV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ou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ment l'esprit de la Renaissance, </text:span></text:span><text:span text:style-name="Police_20_par_20_défaut"><text:span text:style-name="T1">à</text:span></text:span><text:span text:style-name="Police_20_par_20_défaut"><text:span text:style-name="T1"> la d</text:span></text:span><text:span text:style-name="Police_20_par_20_défaut"><text:span text:style-name="T1">é</text:span></text:span><text:span text:style-name="Police_20_par_20_défaut"><text:span text:style-name="T1">couverte ou </text:span></text:span><text:span text:style-name="Police_20_par_20_défaut"><text:span text:style-name="T1">à</text:span></text:span><text:span text:style-name="Police_20_par_20_défaut"><text:span text:style-name="T1"> I</text:span></text:span><text:span text:style-name="Police_20_par_20_défaut"><text:span text:style-name="T1">a</text:span></text:span><text:span text:style-name="Police_20_par_20_défaut"><text:span text:style-name="T1"> r</text:span></text:span><text:span text:style-name="Police_20_par_20_défaut"><text:span text:style-name="T1">é</text:span></text:span><text:span text:style-name="Police_20_par_20_défaut"><text:span text:style-name="T1">v</text:span></text:span><text:span text:style-name="Police_20_par_20_défaut"><text:span text:style-name="T1">é</text:span></text:span><text:span text:style-name="Police_20_par_20_défaut"><text:span text:style-name="T1">lation de l'antiquit</text:span></text:span><text:span text:style-name="Police_20_par_20_défaut"><text:span text:style-name="T1">é</text:span></text:span><text:span text:style-name="Police_20_par_20_défaut"><text:span text:style-name="T1"> gr</text:span></text:span><text:span text:style-name="Police_20_par_20_défaut"><text:span text:style-name="T1">é</text:span></text:span><text:span text:style-name="Police_20_par_20_défaut"><text:span text:style-name="T1">co-romaine</text:span></text:span><text:span text:style-name="Police_20_par_20_défaut"><text:span text:style-name="T1"> !</text:span></text:span><text:span text:style-name="Police_20_par_20_défaut"><text:span text:style-name="T1"> L'avenir nous dira s'il exag</text:span></text:span><text:span text:style-name="Police_20_par_20_défaut"><text:span text:style-name="T1">é</text:span></text:span><text:span text:style-name="Police_20_par_20_défaut"><text:span text:style-name="T1">rait. Mais, en attendant, si vous</text:span></text:span><text:span text:style-name="Police_20_par_20_défaut"><text:span text:style-name="T1"> </text:span></text:span><text:span text:style-name="Police_20_par_20_défaut"><text:span text:style-name="T1">consid</text:span></text:span><text:span text:style-name="Police_20_par_20_défaut"><text:span text:style-name="T1">é</text:span></text:span><text:span text:style-name="Police_20_par_20_défaut"><text:span text:style-name="T1">rez que la science des religions, par exemple, est sortie tout enti</text:span></text:span><text:span text:style-name="Police_20_par_20_défaut"><text:span text:style-name="T1">è</text:span></text:span><text:span text:style-name="Police_20_par_20_défaut"><text:span text:style-name="T1">re des travaux relatifs au bouddhisme, avant lesquels elle manquait de base, parce qu'elle manquait de terme de comparaison, vous ne m</text:span></text:span><text:span text:style-name="Police_20_par_20_défaut"><text:span text:style-name="T1">é</text:span></text:span><text:span text:style-name="Police_20_par_20_défaut"><text:span text:style-name="T1">conna</text:span></text:span><text:span text:style-name="Police_20_par_20_défaut"><text:span text:style-name="T1">î</text:span></text:span><text:span text:style-name="Police_20_par_20_défaut"><text:span text:style-name="T1">trez pas qu'il a vu juste, en somme, et qu'il ne s'est pas enti</text:span></text:span><text:span text:style-name="Police_20_par_20_défaut"><text:span text:style-name="T1">è</text:span></text:span><text:span text:style-name="Police_20_par_20_défaut"><text:span text:style-name="T1">rement tromp</text:span></text:span><text:span text:style-name="Police_20_par_20_défaut"><text:span text:style-name="T1">é</text:span></text:span><text:span text:style-name="Police_20_par_20_défaut"><text:span text:style-name="T1">. Gr</text:span></text:span><text:span text:style-name="Police_20_par_20_défaut"><text:span text:style-name="T1">â</text:span></text:span><text:span text:style-name="Police_20_par_20_défaut"><text:span text:style-name="T1">ce </text:span></text:span><text:span text:style-name="Police_20_par_20_défaut"><text:span text:style-name="T1">à</text:span></text:span><text:span text:style-name="Police_20_par_20_défaut"><text:span text:style-name="T1"> son talent d'</text:span></text:span><text:span text:style-name="Police_20_par_20_défaut"><text:span text:style-name="T1">é</text:span></text:span><text:span text:style-name="Police_20_par_20_défaut"><text:span text:style-name="T1">crivain, c'est </text:span></text:span><text:span text:style-name="Police_20_par_20_défaut"><text:span text:style-name="T1">M. </text:span></text:span><text:span text:style-name="Police_20_par_20_défaut"><text:span text:style-name="T1">Renan, c'est l'auteur des travaux que je vous rappelais </text:span></text:span><text:span text:style-name="Police_20_par_20_défaut"><text:span text:style-name="T1">à</text:span></text:span><text:span text:style-name="Police_20_par_20_défaut"><text:span text:style-name="T1"> l'instant m</text:span></text:span><text:span text:style-name="Police_20_par_20_défaut"><text:span text:style-name="T1">ê</text:span></text:span><text:span text:style-name="Police_20_par_20_défaut"><text:span text:style-name="T1">me qui a fait passer dans l'usage commun de la critiqu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 si je puis ainsi dire, les-acquisitions r</text:span></text:span><text:span text:style-name="Police_20_par_20_défaut"><text:span text:style-name="T1">é</text:span></text:span><text:span text:style-name="Police_20_par_20_défaut"><text:span text:style-name="T1">alis</text:span></text:span><text:span text:style-name="Police_20_par_20_défaut"><text:span text:style-name="T1">é</text:span></text:span><text:span text:style-name="Police_20_par_20_défaut"><text:span text:style-name="T1">es par un Eug</text:span></text:span><text:span text:style-name="Police_20_par_20_défaut"><text:span text:style-name="T1">è</text:span></text:span><text:span text:style-name="Police_20_par_20_défaut"><text:span text:style-name="T1">ne Burnouf, l'un encore de ses ma</text:span></text:span><text:span text:style-name="Police_20_par_20_défaut"><text:span text:style-name="T1">î</text:span></text:span><text:span text:style-name="Police_20_par_20_défaut"><text:span text:style-name="T1">tres, et l'un des vraiment grands esprits de ce si</text:span></text:span><text:span text:style-name="Police_20_par_20_défaut"><text:span text:style-name="T1">è</text:span></text:span><text:span text:style-name="Police_20_par_20_défaut"><text:span text:style-name="T1">cle. Par l</text:span></text:span><text:span text:style-name="Police_20_par_20_défaut"><text:span text:style-name="T1">à</text:span></text:span><text:span text:style-name="Police_20_par_20_défaut"><text:span text:style-name="T1">, c'est un monde nouveau qu'il nous a ouvert</text:span></text:span><text:span text:style-name="Police_20_par_20_défaut"><text:span text:style-name="T1"> ;</text:span></text:span><text:span text:style-name="Police_20_par_20_défaut"><text:span text:style-name="T1"> et quoique n'ayant pas fait lui-m</text:span></text:span><text:span text:style-name="Police_20_par_20_défaut"><text:span text:style-name="T1">ê</text:span></text:span><text:span text:style-name="Police_20_par_20_défaut"><text:span text:style-name="T1">me profession de critique — au sens du moins o</text:span></text:span><text:span text:style-name="Police_20_par_20_défaut"><text:span text:style-name="T1">ù</text:span></text:span><text:span text:style-name="Police_20_par_20_défaut"><text:span text:style-name="T1"> </text:span></text:span><text:soft-page-break/><text:span text:style-name="Police_20_par_20_défaut"><text:span text:style-name="T1">nous sommes convenus de restreindre le mot, — par l</text:span></text:span><text:span text:style-name="Police_20_par_20_défaut"><text:span text:style-name="T1">à</text:span></text:span><text:span text:style-name="Police_20_par_20_défaut"><text:span text:style-name="T1"> aussi vous pouvez mesurer la grandeur du service </text:span></text:span><text:span text:style-name="Police_20_par_20_défaut"><text:span text:style-name="T1">rendu</text:span></text:span><text:span text:style-name="Police_20_par_20_défaut"><text:span text:style-name="T1"> </text:span></text:span><text:span text:style-name="Police_20_par_20_défaut"><text:span text:style-name="T1">;</text:span></text:span><text:span text:style-name="Police_20_par_20_défaut"><text:span text:style-name="T1"> et par l</text:span></text:span><text:span text:style-name="Police_20_par_20_défaut"><text:span text:style-name="T1">à</text:span></text:span><text:span text:style-name="Police_20_par_20_défaut"><text:span text:style-name="T1"> enfin, quoique ses travaux sp</text:span></text:span><text:span text:style-name="Police_20_par_20_défaut"><text:span text:style-name="T1">é</text:span></text:span><text:span text:style-name="Police_20_par_20_défaut"><text:span text:style-name="T1">ciaux nous </text:span></text:span><text:span text:style-name="Police_20_par_20_défaut"><text:span text:style-name="T1">é</text:span></text:span><text:span text:style-name="Police_20_par_20_défaut"><text:span text:style-name="T1">chappent, </text:span></text:span><text:span text:style-name="Police_20_par_20_défaut"><text:span text:style-name="T1">M. </text:span></text:span><text:span text:style-name="Police_20_par_20_défaut"><text:span text:style-name="T1">Renan doit avoir sa place dans l'histoire ou plut</text:span></text:span><text:span text:style-name="Police_20_par_20_défaut"><text:span text:style-name="T1">ô</text:span></text:span><text:span text:style-name="Police_20_par_20_défaut"><text:span text:style-name="T1">t dans l'</text:span></text:span><text:span text:style-name="Police_20_par_20_défaut"><text:span text:style-name="T1">é</text:span></text:span><text:span text:style-name="Police_20_par_20_défaut"><text:span text:style-name="T1">volution contemporaine.</text:span></text:span></text:p>
      <text:p text:style-name="P1"/>
      <text:p text:style-name="P1">7 décembre 1889.</text:p>
      <text:h text:style-name="P36" text:outline-level="1">Neuvième leçon - M. Taine (<text:span text:style-name="Police_20_par_20_défaut"><text:span text:style-name="T10">1865-1880</text:span></text:span><text:span text:style-name="Police_20_par_20_défaut"><text:span text:style-name="T10">)</text:span></text:span><text:span text:style-name="Police_20_par_20_défaut"><text:span text:style-name="T10">.</text:span></text:span></text:h>
      <text:p text:style-name="P1"/>
      <text:p text:style-name="Normal"><text:span text:style-name="Police_20_par_20_défaut"><text:span text:style-name="T1">L'</text:span></text:span><text:span text:style-name="Police_20_par_20_défaut"><text:span text:style-name="T1">œ</text:span></text:span><text:span text:style-name="Police_20_par_20_défaut"><text:span text:style-name="T1">uvre</text:span></text:span><text:span text:style-name="Police_20_par_20_défaut"><text:span text:style-name="T1"> :</text:span></text:span><text:span text:style-name="Police_20_par_20_défaut"><text:span text:style-name="T1"> sa grandeur et sa v</text:span></text:span><text:span text:style-name="Police_20_par_20_défaut"><text:span text:style-name="T1">é</text:span></text:span><text:span text:style-name="Police_20_par_20_défaut"><text:span text:style-name="T1">ritable originalit</text:span></text:span><text:span text:style-name="Police_20_par_20_défaut"><text:span text:style-name="T1">é</text:span></text:span><text:span text:style-name="Police_20_par_20_défaut"><text:span text:style-name="T1">.</text:span></text:span><text:span text:style-name="Police_20_par_20_défaut"><text:span text:style-name="T1"> — </text:span></text:span><text:span text:style-name="Police_20_par_20_défaut"><text:span text:style-name="T1">Les </text:span></text:span><text:span text:style-name="Police_20_par_20_défaut"><text:span text:style-name="T4">Es</text:span></text:span><text:span text:style-name="Police_20_par_20_défaut"><text:span text:style-name="T4">sais</text:span></text:span><text:span text:style-name="Police_20_par_20_défaut"><text:span text:style-name="T1"> </text:span></text:span><text:span text:style-name="Police_20_par_20_défaut"><text:span text:style-name="T4">de critique et d'histoire</text:span></text:span><text:span text:style-name="Police_20_par_20_défaut"><text:span text:style-name="T1">.</text:span></text:span><text:span text:style-name="Police_20_par_20_défaut"><text:span text:style-name="T1"> — </text:span></text:span><text:span text:style-name="Police_20_par_20_défaut"><text:span text:style-name="T1">Le fondement de la m</text:span></text:span><text:span text:style-name="Police_20_par_20_défaut"><text:span text:style-name="T1">é</text:span></text:span><text:span text:style-name="Police_20_par_20_défaut"><text:span text:style-name="T1">thode.</text:span></text:span><text:span text:style-name="Police_20_par_20_défaut"><text:span text:style-name="T1"> — </text:span></text:span><text:span text:style-name="Police_20_par_20_défaut"><text:span text:style-name="T1">Les d</text:span></text:span><text:span text:style-name="Police_20_par_20_défaut"><text:span text:style-name="T1">é</text:span></text:span><text:span text:style-name="Police_20_par_20_défaut"><text:span text:style-name="T1">pendances mutuelles et les connexions n</text:span></text:span><text:span text:style-name="Police_20_par_20_défaut"><text:span text:style-name="T1">é</text:span></text:span><text:span text:style-name="Police_20_par_20_défaut"><text:span text:style-name="T1">cessaires.</text:span></text:span><text:span text:style-name="Police_20_par_20_défaut"><text:span text:style-name="T1"> — </text:span></text:span><text:span text:style-name="Police_20_par_20_défaut"><text:span text:style-name="T1">Objection.</text:span></text:span><text:span text:style-name="Police_20_par_20_défaut"><text:span text:style-name="T1"> — </text:span></text:span><text:span text:style-name="Police_20_par_20_défaut"><text:span text:style-name="T1">Le caract</text:span></text:span><text:span text:style-name="Police_20_par_20_défaut"><text:span text:style-name="T1">è</text:span></text:span><text:span text:style-name="Police_20_par_20_défaut"><text:span text:style-name="T1">re essentiel ou dominateur.</text:span></text:span><text:span text:style-name="Police_20_par_20_défaut"><text:span text:style-name="T1"> — </text:span></text:span><text:span text:style-name="Police_20_par_20_défaut"><text:span text:style-name="T1">Que la d</text:span></text:span><text:span text:style-name="Police_20_par_20_défaut"><text:span text:style-name="T1">é</text:span></text:span><text:span text:style-name="Police_20_par_20_défaut"><text:span text:style-name="T1">termination dont il est l'instrument, n'atteignant pas l'individualit</text:span></text:span><text:span text:style-name="Police_20_par_20_défaut"><text:span text:style-name="T1">é</text:span></text:span><text:span text:style-name="Police_20_par_20_défaut"><text:span text:style-name="T1">, n</text:span></text:span><text:span text:style-name="Police_20_par_20_défaut"><text:span text:style-name="T1">’</text:span></text:span><text:span text:style-name="Police_20_par_20_défaut"><text:span text:style-name="T1">a pas en critique la m</text:span></text:span><text:span text:style-name="Police_20_par_20_défaut"><text:span text:style-name="T1">ê</text:span></text:span><text:span text:style-name="Police_20_par_20_défaut"><text:span text:style-name="T1">me va</text:span></text:span><text:span text:style-name="Police_20_par_20_défaut"><text:span text:style-name="T1">leur qu'en histoire naturelle.</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La race, le milieu, le moment</text:span></text:span><text:span text:style-name="Police_20_par_20_défaut"><text:span text:style-name="T1"> :</text:span></text:span><text:span text:style-name="Police_20_par_20_défaut"><text:span text:style-name="T1"> d</text:span></text:span><text:span text:style-name="Police_20_par_20_défaut"><text:span text:style-name="T1">é</text:span></text:span><text:span text:style-name="Police_20_par_20_défaut"><text:span text:style-name="T1">finitions, objections et restrictions.</text:span></text:span><text:span text:style-name="Police_20_par_20_défaut"><text:span text:style-name="T1"> — </text:span></text:span><text:span text:style-name="Police_20_par_20_défaut"><text:span text:style-name="T1">La fin de la m</text:span></text:span><text:span text:style-name="Police_20_par_20_défaut"><text:span text:style-name="T1">é</text:span></text:span><text:span text:style-name="Police_20_par_20_défaut"><text:span text:style-name="T1">thode</text:span></text:span><text:span text:style-name="Police_20_par_20_défaut"><text:span text:style-name="T1"> :</text:span></text:span><text:span text:style-name="Police_20_par_20_défaut"><text:span text:style-name="T1"> </text:span></text:span><text:span text:style-name="Police_20_par_20_défaut"><text:span text:style-name="T4">La phi</text:span></text:span><text:span text:style-name="Police_20_par_20_défaut"><text:span text:style-name="T4">losophie de l'Art.</text:span></text:span><text:span text:style-name="Police_20_par_20_défaut"><text:span text:style-name="T1"> — </text:span></text:span><text:span text:style-name="Police_20_par_20_défaut"><text:span text:style-name="T1">De l'objet n</text:span></text:span><text:span text:style-name="Police_20_par_20_défaut"><text:span text:style-name="T1">é</text:span></text:span><text:span text:style-name="Police_20_par_20_défaut"><text:span text:style-name="T1">cessaire de la critique.</text:span></text:span><text:span text:style-name="Police_20_par_20_défaut"><text:span text:style-name="T1"> — </text:span></text:span><text:span text:style-name="Police_20_par_20_défaut"><text:span text:style-name="T1">Examen du </text:span></text:span><text:span text:style-name="Police_20_par_20_défaut"><text:span text:style-name="T4">crit</text:span></text:span><text:span text:style-name="Police_20_par_20_défaut"><text:span text:style-name="T4">e</text:span></text:span><text:span text:style-name="Police_20_par_20_défaut"><text:span text:style-name="T4">rium </text:span></text:span><text:span text:style-name="Police_20_par_20_défaut"><text:span text:style-name="T1">de l'esth</text:span></text:span><text:span text:style-name="Police_20_par_20_défaut"><text:span text:style-name="T1">é</text:span></text:span><text:span text:style-name="Police_20_par_20_défaut"><text:span text:style-name="T1">tique de </text:span></text:span><text:span text:style-name="Police_20_par_20_défaut"><text:span text:style-name="T1">M. </text:span></text:span><text:span text:style-name="Police_20_par_20_défaut"><text:span text:style-name="T1">Taine.</text:span></text:span><text:span text:style-name="Police_20_par_20_défaut"><text:span text:style-name="T1"> — </text:span></text:span><text:span text:style-name="Police_20_par_20_défaut"><text:span text:style-name="T1">Le degr</text:span></text:span><text:span text:style-name="Police_20_par_20_défaut"><text:span text:style-name="T1">é</text:span></text:span><text:span text:style-name="Police_20_par_20_défaut"><text:span text:style-name="T1"> d'importance du caract</text:span></text:span><text:span text:style-name="Police_20_par_20_défaut"><text:span text:style-name="T1">è</text:span></text:span><text:span text:style-name="Police_20_par_20_défaut"><text:span text:style-name="T1">re.</text:span></text:span><text:span text:style-name="Police_20_par_20_défaut"><text:span text:style-name="T1"> — </text:span></text:span><text:span text:style-name="Police_20_par_20_défaut"><text:span text:style-name="T1">Le degr</text:span></text:span><text:span text:style-name="Police_20_par_20_défaut"><text:span text:style-name="T1">é</text:span></text:span><text:span text:style-name="Police_20_par_20_défaut"><text:span text:style-name="T1"> de bienfaisance du caract</text:span></text:span><text:span text:style-name="Police_20_par_20_défaut"><text:span text:style-name="T1">è</text:span></text:span><text:span text:style-name="Police_20_par_20_défaut"><text:span text:style-name="T1">re</text:span></text:span><text:span text:style-name="Police_20_par_20_défaut"><text:span text:style-name="T1"> :</text:span></text:span><text:span text:style-name="Police_20_par_20_défaut"><text:span text:style-name="T1"> son insuffisance et son danger.</text:span></text:span><text:span text:style-name="Police_20_par_20_défaut"><text:span text:style-name="T1"> — </text:span></text:span><text:span text:style-name="Police_20_par_20_défaut"><text:span text:style-name="T1">La convergence des effets.</text:span></text:span><text:span text:style-name="Police_20_par_20_défaut"><text:span text:style-name="T1"> — </text:span></text:span><text:span text:style-name="Police_20_par_20_défaut"><text:span text:style-name="T1">Conclusion de la premi</text:span></text:span><text:span text:style-name="Police_20_par_20_défaut"><text:span text:style-name="T1">è</text:span></text:span><text:span text:style-name="Police_20_par_20_défaut"><text:span text:style-name="T1">re partie de ce cours.</text:span></text:span></text:p>
      <text:p text:style-name="P1"/>
      <text:p text:style-name="P1">Messieurs,</text:p>
      <text:p text:style-name="Normal"><text:span text:style-name="Police_20_par_20_défaut"><text:span text:style-name="T1">C'est aujourd'hui de </text:span></text:span><text:span text:style-name="Police_20_par_20_défaut"><text:span text:style-name="T1">M. </text:span></text:span><text:span text:style-name="Police_20_par_20_défaut"><text:span text:style-name="T1">Taine que nous allons nous entretenir</text:span></text:span><text:span text:style-name="Police_20_par_20_défaut"><text:span text:style-name="T1"> ;</text:span></text:span><text:span text:style-name="Police_20_par_20_défaut"><text:span text:style-name="T1"> et, comme il est encore vivant, comme nous aurons, d</text:span></text:span><text:span text:style-name="Police_20_par_20_défaut"><text:span text:style-name="T1">è</text:span></text:span><text:span text:style-name="Police_20_par_20_défaut"><text:span text:style-name="T1">s aujourd'hui m</text:span></text:span><text:span text:style-name="Police_20_par_20_défaut"><text:span text:style-name="T1">ê</text:span></text:span><text:span text:style-name="Police_20_par_20_défaut"><text:span text:style-name="T1">me, et surtout par la suite, le regret de ne pas toujours nous trouver d'accord avec lui, je me fais tout d'abord un devoir de rendre un juste hommage </text:span></text:span><text:span text:style-name="Police_20_par_20_défaut"><text:span text:style-name="T1">à</text:span></text:span><text:span text:style-name="Police_20_par_20_défaut"><text:span text:style-name="T1"> la r</text:span></text:span><text:span text:style-name="Police_20_par_20_défaut"><text:span text:style-name="T1">é</text:span></text:span><text:span text:style-name="Police_20_par_20_défaut"><text:span text:style-name="T1">elle beaut</text:span></text:span><text:span text:style-name="Police_20_par_20_défaut"><text:span text:style-name="T1">é</text:span></text:span><text:span text:style-name="Police_20_par_20_défaut"><text:span text:style-name="T1">,</text:span></text:span><text:span text:style-name="Police_20_par_20_défaut"><text:span text:style-name="T1"> beaut</text:span></text:span><text:span text:style-name="Police_20_par_20_défaut"><text:span text:style-name="T1">é</text:span></text:span><text:span text:style-name="Police_20_par_20_défaut"><text:span text:style-name="T1"> savante, beaut</text:span></text:span><text:span text:style-name="Police_20_par_20_défaut"><text:span text:style-name="T1">é</text:span></text:span><text:span text:style-name="Police_20_par_20_défaut"><text:span text:style-name="T1"> s</text:span></text:span><text:span text:style-name="Police_20_par_20_défaut"><text:span text:style-name="T1">é</text:span></text:span><text:span text:style-name="Police_20_par_20_défaut"><text:span text:style-name="T1">v</text:span></text:span><text:span text:style-name="Police_20_par_20_défaut"><text:span text:style-name="T1">è</text:span></text:span><text:span text:style-name="Police_20_par_20_défaut"><text:span text:style-name="T1">re, beaut</text:span></text:span><text:span text:style-name="Police_20_par_20_défaut"><text:span text:style-name="T1">é</text:span></text:span><text:span text:style-name="Police_20_par_20_défaut"><text:span text:style-name="T1"> laborieuse aussi, mais beaut</text:span></text:span><text:span text:style-name="Police_20_par_20_défaut"><text:span text:style-name="T1">é</text:span></text:span><text:span text:style-name="Police_20_par_20_défaut"><text:span text:style-name="T1"> solide et durable,</text:span></text:span><text:span text:style-name="Police_20_par_20_défaut"><text:span text:style-name="T1"> — </text:span></text:span><text:span text:style-name="Police_20_par_20_défaut"><text:span text:style-name="T1">à</text:span></text:span><text:span text:style-name="Police_20_par_20_défaut"><text:span text:style-name="T1"> la grandeur et </text:span></text:span><text:span text:style-name="Police_20_par_20_défaut"><text:span text:style-name="T1">à</text:span></text:span><text:span text:style-name="Police_20_par_20_défaut"><text:span text:style-name="T1"> la vigoureuse originalit</text:span></text:span><text:span text:style-name="Police_20_par_20_défaut"><text:span text:style-name="T1">é</text:span></text:span><text:span text:style-name="Police_20_par_20_défaut"><text:span text:style-name="T1"> de son </text:span></text:span><text:span text:style-name="Police_20_par_20_défaut"><text:span text:style-name="T1">œ</text:span></text:span><text:span text:style-name="Police_20_par_20_défaut"><text:span text:style-name="T1">uvre. Dans cette carri</text:span></text:span><text:span text:style-name="Police_20_par_20_défaut"><text:span text:style-name="T1">è</text:span></text:span><text:span text:style-name="Police_20_par_20_défaut"><text:span text:style-name="T1">re nouvelle ouverte </text:span></text:span><text:span text:style-name="Police_20_par_20_défaut"><text:span text:style-name="T1">à</text:span></text:span><text:span text:style-name="Police_20_par_20_défaut"><text:span text:style-name="T1"> la critique, O</text:span></text:span><text:span text:style-name="Police_20_par_20_défaut"><text:span text:style-name="T1">ù</text:span></text:span><text:span text:style-name="Police_20_par_20_défaut"><text:span text:style-name="T1"> nous l'avons vu s'engager avec Mme d</text:span></text:span><text:span text:style-name="Police_20_par_20_défaut"><text:span text:style-name="T1">e</text:span></text:span><text:span text:style-name="Police_20_par_20_défaut"><text:span text:style-name="T1"> Sta</text:span></text:span><text:span text:style-name="Police_20_par_20_défaut"><text:span text:style-name="T1">ë</text:span></text:span><text:span text:style-name="Police_20_par_20_défaut"><text:span text:style-name="T1">l et avec Chateaubriand, dire en effet que, si </text:span></text:span><text:span text:style-name="Police_20_par_20_défaut"><text:span text:style-name="T1">Villemain</text:span></text:span><text:span text:style-name="Police_20_par_20_défaut"><text:span text:style-name="T1"> a fait le premier pas et Sainte-Beuve le second, </text:span></text:span><text:span text:style-name="Police_20_par_20_défaut"><text:span text:style-name="T1">M. </text:span></text:span><text:span text:style-name="Police_20_par_20_défaut"><text:span text:style-name="T1">Taine a fait le troisi</text:span></text:span><text:span text:style-name="Police_20_par_20_défaut"><text:span text:style-name="T1">è</text:span></text:span><text:span text:style-name="Police_20_par_20_défaut"><text:span text:style-name="T1">me, ce ne serait pas assez dire. Mais il faut dire, et si nous l'avons dit, il faut le r</text:span></text:span><text:span text:style-name="Police_20_par_20_défaut"><text:span text:style-name="T1">é</text:span></text:span><text:span text:style-name="Police_20_par_20_défaut"><text:span text:style-name="T1">p</text:span></text:span><text:span text:style-name="Police_20_par_20_défaut"><text:span text:style-name="T1">é</text:span></text:span><text:span text:style-name="Police_20_par_20_défaut"><text:span text:style-name="T1">ter, que, depuis Hegel, personne peut-</text:span></text:span><text:span text:style-name="Police_20_par_20_défaut"><text:span text:style-name="T1">ê</text:span></text:span><text:span text:style-name="Police_20_par_20_défaut"><text:span text:style-name="T1">tre en Europe n'a jet</text:span></text:span><text:span text:style-name="Police_20_par_20_défaut"><text:span text:style-name="T1">é</text:span></text:span><text:span text:style-name="Police_20_par_20_défaut"><text:span text:style-name="T1"> dans la circulation, sur l'histoire de la litt</text:span></text:span><text:span text:style-name="Police_20_par_20_défaut"><text:span text:style-name="T1">é</text:span></text:span><text:span text:style-name="Police_20_par_20_défaut"><text:span text:style-name="T1">rature et de l'art, plus d'id</text:span></text:span><text:span text:style-name="Police_20_par_20_défaut"><text:span text:style-name="T1">é</text:span></text:span><text:span text:style-name="Police_20_par_20_défaut"><text:span text:style-name="T1">es nouvelles, fortes ou profondes</text:span></text:span><text:span text:style-name="Police_20_par_20_défaut"><text:span text:style-name="T1"> — </text:span></text:span><text:span text:style-name="Police_20_par_20_défaut"><text:span text:style-name="T1">et vraies ou fausses d'ailleurs, mais en tout cas </text:span></text:span><text:span text:style-name="Police_20_par_20_défaut"><text:span text:style-name="T4">suggestives</text:span></text:span><text:span text:style-name="Police_20_par_20_défaut"><text:span text:style-name="T1"> et provocatrices — que l'auteur de la </text:span></text:span><text:span text:style-name="Police_20_par_20_défaut"><text:span text:style-name="T4">Philosophie de </text:span></text:span><text:span text:style-name="Police_20_par_20_défaut"><text:span text:style-name="T4">l’</text:span></text:span><text:span text:style-name="Police_20_par_20_défaut"><text:span text:style-name="T4">art</text:span></text:span><text:span text:style-name="Police_20_par_20_défaut"><text:span text:style-name="T1">.</text:span></text:span></text:p>
      <text:p text:style-name="P1">Pour traduire ces idées, à peine ai-je besoin d'ajouter qu'il a trouvé ou qu'il s'est fait un style d'une précision, d'une densité, d'un éclat extraordinaires, dont je vous dirais bien les défauts, s'ils étaient de notre sujet, mais dont j'aime mieux louer aujourd'hui sans restriction la probité jusque dans le paradoxe et la vérité jusque dans la rhétorique.</text:p>
      <text:p text:style-name="Normal"><text:soft-page-break/><text:span text:style-name="Police_20_par_20_défaut"><text:span text:style-name="T1">Et vous savez enfin, par votre propre exp</text:span></text:span><text:span text:style-name="Police_20_par_20_défaut"><text:span text:style-name="T1">é</text:span></text:span><text:span text:style-name="Police_20_par_20_défaut"><text:span text:style-name="T1">rience, que, de tous les</text:span></text:span><text:span text:style-name="Police_20_par_20_défaut"><text:span text:style-name="T4"> penseurs </text:span></text:span><text:span text:style-name="Police_20_par_20_défaut"><text:span text:style-name="T1">contemporains, il n'y en a pas un dont l'influence ait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plus consid</text:span></text:span><text:span text:style-name="Police_20_par_20_défaut"><text:span text:style-name="T1">é</text:span></text:span><text:span text:style-name="Police_20_par_20_défaut"><text:span text:style-name="T1">rable, dont les id</text:span></text:span><text:span text:style-name="Police_20_par_20_défaut"><text:span text:style-name="T1">é</text:span></text:span><text:span text:style-name="Police_20_par_20_défaut"><text:span text:style-name="T1">es aient p</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tr</text:span></text:span><text:span text:style-name="Police_20_par_20_défaut"><text:span text:style-name="T1">é</text:span></text:span><text:span text:style-name="Police_20_par_20_défaut"><text:span text:style-name="T1"> plus avant, se soient plus fortement empar</text:span></text:span><text:span text:style-name="Police_20_par_20_défaut"><text:span text:style-name="T1">é</text:span></text:span><text:span text:style-name="Police_20_par_20_défaut"><text:span text:style-name="T1">es m</text:span></text:span><text:span text:style-name="Police_20_par_20_défaut"><text:span text:style-name="T1">ê</text:span></text:span><text:span text:style-name="Police_20_par_20_défaut"><text:span text:style-name="T1">me de ceux qui ne les approuvent point</text:span></text:span><text:span text:style-name="Police_20_par_20_défaut"><text:span text:style-name="T1"> ;</text:span></text:span><text:span text:style-name="Police_20_par_20_défaut"><text:span text:style-name="T1"> et de la m</text:span></text:span><text:span text:style-name="Police_20_par_20_défaut"><text:span text:style-name="T1">é</text:span></text:span><text:span text:style-name="Police_20_par_20_défaut"><text:span text:style-name="T1">thode enfin de qui, sans le savoir ou sans le vouloir, vous et moi, tous tant que nou</text:span></text:span><text:span text:style-name="Police_20_par_20_défaut"><text:span text:style-name="T1">s</text:span></text:span><text:span text:style-name="Police_20_par_20_défaut"><text:span text:style-name="T1"> sommes, nous soyons plus profond</text:span></text:span><text:span text:style-name="Police_20_par_20_défaut"><text:span text:style-name="T1">é</text:span></text:span><text:span text:style-name="Police_20_par_20_défaut"><text:span text:style-name="T1">ment impr</text:span></text:span><text:span text:style-name="Police_20_par_20_défaut"><text:span text:style-name="T1">é</text:span></text:span><text:span text:style-name="Police_20_par_20_défaut"><text:span text:style-name="T1">gn</text:span></text:span><text:span text:style-name="Police_20_par_20_défaut"><text:span text:style-name="T1">é</text:span></text:span><text:span text:style-name="Police_20_par_20_défaut"><text:span text:style-name="T1">s ou imbus, si je puis ainsi dire.</text:span></text:span></text:p>
      <text:p text:style-name="Normal"><text:span text:style-name="Police_20_par_20_défaut"><text:span text:style-name="T1">C'est ce qui me permettra de passer outre aux pr</text:span></text:span><text:span text:style-name="Police_20_par_20_défaut"><text:span text:style-name="T1">é</text:span></text:span><text:span text:style-name="Police_20_par_20_défaut"><text:span text:style-name="T1">liminaires, et de ne pas rechercher curieusement les origines prochaines des id</text:span></text:span><text:span text:style-name="Police_20_par_20_défaut"><text:span text:style-name="T1">é</text:span></text:span><text:span text:style-name="Police_20_par_20_défaut"><text:span text:style-name="T1">es de </text:span></text:span><text:span text:style-name="Police_20_par_20_défaut"><text:span text:style-name="T1">M. </text:span></text:span><text:span text:style-name="Police_20_par_20_défaut"><text:span text:style-name="T1">Taine. Elles</text:span></text:span><text:span text:style-name="Police_20_par_20_défaut"><text:span text:style-name="T1"> </text:span></text:span><text:span text:style-name="Police_20_par_20_défaut"><text:span text:style-name="T1">proc</text:span></text:span><text:span text:style-name="Police_20_par_20_défaut"><text:span text:style-name="T1">è</text:span></text:span><text:span text:style-name="Police_20_par_20_défaut"><text:span text:style-name="T1">dent sans doute, comme celles de Sainte-Beuve, ou comme celles de </text:span></text:span><text:span text:style-name="Police_20_par_20_défaut"><text:span text:style-name="T1">Villemain</text:span></text:span><text:span text:style-name="Police_20_par_20_défaut"><text:span text:style-name="T1">, des id</text:span></text:span><text:span text:style-name="Police_20_par_20_défaut"><text:span text:style-name="T1">é</text:span></text:span><text:span text:style-name="Police_20_par_20_défaut"><text:span text:style-name="T1">es de ses pr</text:span></text:span><text:span text:style-name="Police_20_par_20_défaut"><text:span text:style-name="T1">é</text:span></text:span><text:span text:style-name="Police_20_par_20_défaut"><text:span text:style-name="T1">d</text:span></text:span><text:span text:style-name="Police_20_par_20_défaut"><text:span text:style-name="T1">é</text:span></text:span><text:span text:style-name="Police_20_par_20_défaut"><text:span text:style-name="T1">cesseurs, si c'est en histoire et en critique surtout que chacun de nous est l'h</text:span></text:span><text:span text:style-name="Police_20_par_20_défaut"><text:span text:style-name="T1">é</text:span></text:span><text:span text:style-name="Police_20_par_20_défaut"><text:span text:style-name="T1">ritier de tous ceux qui lui ont fray</text:span></text:span><text:span text:style-name="Police_20_par_20_défaut"><text:span text:style-name="T1">é</text:span></text:span><text:span text:style-name="Police_20_par_20_défaut"><text:span text:style-name="T1"> ou aplani les voies. Mais, de quelque source particuli</text:span></text:span><text:span text:style-name="Police_20_par_20_défaut"><text:span text:style-name="T1">è</text:span></text:span><text:span text:style-name="Police_20_par_20_défaut"><text:span text:style-name="T1">re qu'elles lui puissent venir, il les a faites siennes, et si fortement marqu</text:span></text:span><text:span text:style-name="Police_20_par_20_défaut"><text:span text:style-name="T1">é</text:span></text:span><text:span text:style-name="Police_20_par_20_défaut"><text:span text:style-name="T1">es </text:span></text:span><text:span text:style-name="Police_20_par_20_défaut"><text:span text:style-name="T1">à</text:span></text:span><text:span text:style-name="Police_20_par_20_défaut"><text:span text:style-name="T1">. son empreinte qu'elles lui appartiendront dans l'histoire de la pens</text:span></text:span><text:span text:style-name="Police_20_par_20_défaut"><text:span text:style-name="T1">é</text:span></text:span><text:span text:style-name="Police_20_par_20_défaut"><text:span text:style-name="T1">e contemporaine. Je me rappelle</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ce propos que l'estimable auteur d'une assez bonne et tr</text:span></text:span><text:span text:style-name="Police_20_par_20_défaut"><text:span text:style-name="T1">è</text:span></text:span><text:span text:style-name="Police_20_par_20_défaut"><text:span text:style-name="T1">s copieuse </text:span></text:span><text:span text:style-name="Police_20_par_20_défaut"><text:span text:style-name="T4">Histoire de la peinture flamande</text:span></text:span><text:span text:style-name="Police_20_par_20_défaut"><text:span text:style-name="T1"> a cru devoir faire observer quelque part, qu'avant les </text:span></text:span><text:span text:style-name="Police_20_par_20_défaut"><text:span text:style-name="T4">Essais de critique et d'histoire</text:span></text:span><text:span text:style-name="Police_20_par_20_défaut"><text:span text:style-name="T1"> </text:span></text:span><text:span text:style-name="Police_20_par_20_défaut"><text:span text:style-name="T1">e</text:span></text:span><text:span text:style-name="Police_20_par_20_défaut"><text:span text:style-name="T1">t avant </text:span></text:span><text:span text:style-name="Police_20_par_20_défaut"><text:span text:style-name="T4">l’</text:span></text:span><text:span text:style-name="Police_20_par_20_défaut"><text:span text:style-name="T4">Histoire de la litt</text:span></text:span><text:span text:style-name="Police_20_par_20_défaut"><text:span text:style-name="T4">é</text:span></text:span><text:span text:style-name="Police_20_par_20_défaut"><text:span text:style-name="T4">rature anglaise</text:span></text:span><text:span text:style-name="Police_20_par_20_défaut"><text:span text:style-name="T1">, il s'</text:span></text:span><text:span text:style-name="Police_20_par_20_défaut"><text:span text:style-name="T1">é</text:span></text:span><text:span text:style-name="Police_20_par_20_défaut"><text:span text:style-name="T1">tait avis</text:span></text:span><text:span text:style-name="Police_20_par_20_défaut"><text:span text:style-name="T1">é</text:span></text:span><text:span text:style-name="Police_20_par_20_défaut"><text:span text:style-name="T1">, aussi lui, que la </text:span></text:span><text:span text:style-name="Police_20_par_20_défaut"><text:span text:style-name="T4">race</text:span></text:span><text:span text:style-name="Police_20_par_20_défaut"><text:span text:style-name="T1"> et le </text:span></text:span><text:span text:style-name="Police_20_par_20_défaut"><text:span text:style-name="T4">milieu</text:span></text:span><text:span text:style-name="Police_20_par_20_défaut"><text:span text:style-name="T1"> ne laissent pas d'exercer quelque influence sur la production et la nature de l'</text:span></text:span><text:span text:style-name="Police_20_par_20_défaut"><text:span text:style-name="T1">œ</text:span></text:span><text:span text:style-name="Police_20_par_20_défaut"><text:span text:style-name="T1">uvre d'art. Mais, sans compter que, comme vous l'avez vu, d'autres aussi s'en </text:span></text:span><text:span text:style-name="Police_20_par_20_défaut"><text:span text:style-name="T1">é</text:span></text:span><text:span text:style-name="Police_20_par_20_défaut"><text:span text:style-name="T1">taient avis</text:span></text:span><text:span text:style-name="Police_20_par_20_défaut"><text:span text:style-name="T1">é</text:span></text:span><text:span text:style-name="Police_20_par_20_défaut"><text:span text:style-name="T1">s avant lui</text:span></text:span><text:span text:style-name="Police_20_par_20_défaut"><text:span text:style-name="T1"> :</text:span></text:span><text:span text:style-name="Police_20_par_20_défaut"><text:span text:style-name="T1"> Boulainvilliers pour la race et l'abb</text:span></text:span><text:span text:style-name="Police_20_par_20_défaut"><text:span text:style-name="T1">é</text:span></text:span><text:span text:style-name="Police_20_par_20_défaut"><text:span text:style-name="T1"> Dubos pour le</text:span></text:span><text:span text:style-name="Police_20_par_20_défaut"><text:span text:style-name="T4"> milieu</text:span></text:span><text:span text:style-name="Police_20_par_20_défaut"><text:span text:style-name="T1">, </text:span></text:span><text:span text:style-name="Police_20_par_20_défaut"><text:span text:style-name="T1">M. </text:span></text:span><text:span text:style-name="Police_20_par_20_défaut"><text:span text:style-name="T1">Alfred Michiels a eu un grand tort</text:span></text:span><text:span text:style-name="Police_20_par_20_défaut"><text:span text:style-name="T1"> :</text:span></text:span><text:span text:style-name="Police_20_par_20_défaut"><text:span text:style-name="T1"> c'est d'</text:span></text:span><text:span text:style-name="Police_20_par_20_défaut"><text:span text:style-name="T1">ê</text:span></text:span><text:span text:style-name="Police_20_par_20_défaut"><text:span text:style-name="T1">tre l'auteur de l'</text:span></text:span><text:span text:style-name="Police_20_par_20_défaut"><text:span text:style-name="T4">Histoire de la peinture flaman</text:span></text:span><text:span text:style-name="Police_20_par_20_défaut"><text:span text:style-name="T4">de</text:span></text:span><text:span text:style-name="Police_20_par_20_défaut"><text:span text:style-name="T1"> et non pas celui de la </text:span></text:span><text:span text:style-name="Police_20_par_20_défaut"><text:span text:style-name="T4">Philo</text:span></text:span><text:span text:style-name="Police_20_par_20_défaut"><text:span text:style-name="T4">sophie de l'Art</text:span></text:span><text:span text:style-name="Police_20_par_20_défaut"><text:span text:style-name="T1"> </text:span></text:span><text:span text:style-name="Police_20_par_20_défaut"><text:span text:style-name="T4">en Italie,</text:span></text:span><text:span text:style-name="Police_20_par_20_défaut"><text:span text:style-name="T1"> par exemple, ou des le</text:span></text:span><text:span text:style-name="Police_20_par_20_défaut"><text:span text:style-name="T1">ç</text:span></text:span><text:span text:style-name="Police_20_par_20_défaut"><text:span text:style-name="T1">ons sur </text:span></text:span><text:span text:style-name="Police_20_par_20_défaut"><text:span text:style-name="T4">l'Id</text:span></text:span><text:span text:style-name="Police_20_par_20_défaut"><text:span text:style-name="T4">é</text:span></text:span><text:span text:style-name="Police_20_par_20_défaut"><text:span text:style-name="T4">al dans l'Art</text:span></text:span><text:span text:style-name="Police_20_par_20_défaut"><text:span text:style-name="T1">. Rien n'est nouveau sous le</text:span></text:span><text:span text:style-name="Police_20_par_20_défaut"><text:span text:style-name="T1"> </text:span></text:span><text:span text:style-name="Police_20_par_20_défaut"><text:span text:style-name="T1">soleil. Et quand on sait qu'il n'y a pas une com</text:span></text:span><text:span text:style-name="Police_20_par_20_défaut"><text:span text:style-name="T1">é</text:span></text:span><text:span text:style-name="Police_20_par_20_défaut"><text:span text:style-name="T1">die de Moli</text:span></text:span><text:span text:style-name="Police_20_par_20_défaut"><text:span text:style-name="T1">è</text:span></text:span><text:span text:style-name="Police_20_par_20_défaut"><text:span text:style-name="T1">re ou un drame de Shakespeare dont le sujet leur appartienne, on ne peut s'emp</text:span></text:span><text:span text:style-name="Police_20_par_20_défaut"><text:span text:style-name="T1">ê</text:span></text:span><text:span text:style-name="Police_20_par_20_défaut"><text:span text:style-name="T1">cher de trouver ces revendications de priorit</text:span></text:span><text:span text:style-name="Police_20_par_20_défaut"><text:span text:style-name="T1">é</text:span></text:span><text:span text:style-name="Police_20_par_20_défaut"><text:span text:style-name="T1"> bien pu</text:span></text:span><text:span text:style-name="Police_20_par_20_défaut"><text:span text:style-name="T1">é</text:span></text:span><text:span text:style-name="Police_20_par_20_défaut"><text:span text:style-name="T1">riles.</text:span></text:span></text:p>
      <text:p text:style-name="P1">Que M. Taine, pour bâtir, si je puis ainsi dire, l'édifice de son système, se soit donc servi de quelques pierres qu'il n'avait point lui-même taillées, ce n'était pas seulement son droit, c'était son devoir. Exige-t-on de l'architecte qu’il soit aussi le maçon de son œuvre ?</text:p>
      <text:p text:style-name="P1">Non, sans doute, mais il suffit qu'au besoin il ne soit pas incapable de l'être, et qu'il soit le juge compétent du travail de son entrepreneur. Son habileté, son talent, son Mérite n'est pas là. Le mérite et le talent de M. Taine, c'est la puissance et la fécondité de son imagination constructive, si je puis hasarder ce mot ; et de ces <text:soft-page-break/>« magnifiques palais d'idées » où se complaisait jadis à errer la pensée des grands métaphysiciens, c'est son vrai titre de gloire qu'il y en ait peu d'aussi vastes et d'aussi beaux que le sien. Seulement, ce que l'on essayait avant lui de construire dans les nuages, il a, lui, essayé de le fonder en terre, plus solidement, avec des matériaux qui fussent à l'abri de l'injure du temps ; et ces matériaux il les a demandés ou empruntés à la science. Que voudrait-on qu'il eût fait davantage ? Ce que l'on n'avait jusqu'à lui qu'entrevu ou que soupçonné, il l'a dégagé ; ce qui était épars, il l'a rassemblé, relié, ordonné ; et ce qui n'était qu'une divination ou qu'un pressentiment, chez Sainte-Beuve lui-même, il en a fait, nous l'allons voir, une méthode entière.</text:p>
      <text:p text:style-name="P1">C'est ce qui me permet également de ne pas m'attarder aux influences de milieu qu'il a subies, sans doute, comme tout le monde, et parmi lesquelles je me contenterai de vous signaler, en passant, celles de la métaphysique allemande, du positivisme français et du naturalisme anglais. C'est la dernière, vous ne l'ignorez pas, qui l'a décidément emporté chez M. Taine, depuis quinze ou vingt ans, et, à cette occasion, je ne jurerais pas qu'une admiration excessive pour l'Angleterre n'ait altéré plus d'une fois chez lui l'impartialité du critique et de l'historien. Ajoutez-y, si vous le voulez, l'influence aussi du progrès de ces études orientales, dont nous parlions l'autre jour. Enfin, mettez l'influence des progrès scientifiques récents, et en particulier de ceux de la physiologie générale ou de l'histoire naturelle.</text:p>
      <text:p>Les naturalistes ont remarqué que les divers organes d'un animal dépendent les uns des autres, que, par exemple, les dents, l'estomac, les pieds, les instincts et beaucoup d’autres données varient ensemble suivant une liaison fixe, si bien que l'une d'elles, transformée, entraîne dans le reste une transformation correspondante. <text:span text:style-name="Police_20_par_20_défaut"><text:span text:style-name="T15">De m</text:span></text:span><text:span text:style-name="Police_20_par_20_défaut"><text:span text:style-name="T15">ê</text:span></text:span><text:span text:style-name="Police_20_par_20_défaut"><text:span text:style-name="T15">me</text:span></text:span> les historiens peuvent remarquer que les diverses aptitudes et inclinations d'un individu, d'une race, d'une époque sont attachées les unes aux autres, de telle façon que l'altération d'une de ces données observée dans un individu voisin, dans un groupe rapproché, dans une époque précédente ou suivante, détermine en eux une altération proportionnée de tout le système. — Les naturalistes ont constaté que le développement exagéré d'un organe dans un animal, comme le kanguroo ou la chauve-souris, amenait l'appauvrissement ou la réduction des organes correspondants. <text:span text:style-name="Police_20_par_20_défaut"><text:span text:style-name="T15">Pareillement </text:span></text:span>les historiens peuvent constater que le développement extraordinaire d'une faculté, comme l'aptitude morale dans les races germaniques ou la faculté métaphysique et religieuse chez les Indous, amène chez les mêmes races l'affaiblissement des facultés inverses. — Les naturalistes ont prouvé que, parmi les caractères d'un groupe animal ou végétal, les uns sont subordonnés, variables, parfois affaiblis, quelquefois absents ; les autres, au contraire, comme la structure en couches concentriques dans une plante, ou l'organisation autour d'une chaîne de vertèbres, dans un animal, sont prépondérants et déterminent tout le plan de son <text:soft-page-break/>économie. <text:span text:style-name="Police_20_par_20_défaut"><text:span text:style-name="T15">De la m</text:span></text:span><text:span text:style-name="Police_20_par_20_défaut"><text:span text:style-name="T15">ê</text:span></text:span><text:span text:style-name="Police_20_par_20_défaut"><text:span text:style-name="T15">me fa</text:span></text:span><text:span text:style-name="Police_20_par_20_défaut"><text:span text:style-name="T15">ç</text:span></text:span><text:span text:style-name="Police_20_par_20_défaut"><text:span text:style-name="T15">on,</text:span></text:span> les historiens peuvent prouver que, parmi les caractères d'un groupe ou d'un individu humain, les uns sont subordonnés et accessoires, les autres, comme la présence prépondérante des images ou des idées, ou bien encore l'aptitude plus ou moins grande aux conceptions plus ou moins générales, sont dominateurs, et fixent d'avance la direction de sa vie ou de ses intentions...</text:p>
      <text:p text:style-name="Normal"><text:span text:style-name="Police_20_par_20_défaut"><text:span text:style-name="T1">Mais il est inutile de poursuivre davantage, et vous le voyez d</text:span></text:span><text:span text:style-name="Police_20_par_20_défaut"><text:span text:style-name="T1">è</text:span></text:span><text:span text:style-name="Police_20_par_20_défaut"><text:span text:style-name="T1">s </text:span></text:span><text:span text:style-name="Police_20_par_20_défaut"><text:span text:style-name="T1">à</text:span></text:span><text:span text:style-name="Police_20_par_20_défaut"><text:span text:style-name="T1"> pr</text:span></text:span><text:span text:style-name="Police_20_par_20_défaut"><text:span text:style-name="T1">é</text:span></text:span><text:span text:style-name="Police_20_par_20_défaut"><text:span text:style-name="T1">sent</text:span></text:span><text:span text:style-name="Police_20_par_20_défaut"><text:span text:style-name="T1"> :</text:span></text:span><text:span text:style-name="Police_20_par_20_défaut"><text:span text:style-name="T1"> </text:span></text:span><text:span text:style-name="Police_20_par_20_défaut"><text:span text:style-name="T1">M. </text:span></text:span><text:span text:style-name="Police_20_par_20_défaut"><text:span text:style-name="T1">Taine, prenant au pied de la lettre cette expression d'</text:span></text:span><text:span text:style-name="Police_20_par_20_défaut"><text:span text:style-name="T4">histoire naturelle des esprits</text:span></text:span><text:span text:style-name="Police_20_par_20_défaut"><text:span text:style-name="T1">, qui n'</text:span></text:span><text:span text:style-name="Police_20_par_20_défaut"><text:span text:style-name="T1">é</text:span></text:span><text:span text:style-name="Police_20_par_20_défaut"><text:span text:style-name="T1">tait pas pour Sainte-Beuve beaucoup plus qu'une m</text:span></text:span><text:span text:style-name="Police_20_par_20_défaut"><text:span text:style-name="T1">é</text:span></text:span><text:span text:style-name="Police_20_par_20_défaut"><text:span text:style-name="T1">taphore, </text:span></text:span><text:span text:style-name="Police_20_par_20_défaut"><text:span text:style-name="T1">M. </text:span></text:span><text:span text:style-name="Police_20_par_20_défaut"><text:span text:style-name="T1">Taine y voit la d</text:span></text:span><text:span text:style-name="Police_20_par_20_défaut"><text:span text:style-name="T1">é</text:span></text:span><text:span text:style-name="Police_20_par_20_défaut"><text:span text:style-name="T1">finition de l'objet m</text:span></text:span><text:span text:style-name="Police_20_par_20_défaut"><text:span text:style-name="T1">ê</text:span></text:span><text:span text:style-name="Police_20_par_20_défaut"><text:span text:style-name="T1">me de la critique, de son objet actuel</text:span></text:span><text:span text:style-name="Police_20_par_20_défaut"><text:span text:style-name="T1"> ;</text:span></text:span><text:span text:style-name="Police_20_par_20_défaut"><text:span text:style-name="T1"> il la r</text:span></text:span><text:span text:style-name="Police_20_par_20_défaut"><text:span text:style-name="T1">é</text:span></text:span><text:span text:style-name="Police_20_par_20_défaut"><text:span text:style-name="T1">alise</text:span></text:span><text:span text:style-name="Police_20_par_20_défaut"><text:span text:style-name="T1"> ;</text:span></text:span><text:span text:style-name="Police_20_par_20_défaut"><text:span text:style-name="T1"> il </text:span></text:span><text:span text:style-name="Police_20_par_20_défaut"><text:span text:style-name="T1">l</text:span></text:span><text:span text:style-name="Police_20_par_20_défaut"><text:span text:style-name="T1">’</text:span></text:span><text:span text:style-name="Police_20_par_20_défaut"><text:span text:style-name="T4">objective, </text:span></text:span><text:span text:style-name="Police_20_par_20_défaut"><text:span text:style-name="T1">si je puis ainsi dire</text:span></text:span><text:span text:style-name="Police_20_par_20_défaut"><text:span text:style-name="T1"> ;</text:span></text:span><text:span text:style-name="Police_20_par_20_défaut"><text:span text:style-name="T1"> et il se propose d'en tirer les cons</text:span></text:span><text:span text:style-name="Police_20_par_20_défaut"><text:span text:style-name="T1">é</text:span></text:span><text:span text:style-name="Police_20_par_20_défaut"><text:span text:style-name="T1">quences presque infinies qui s'y trouvent effectivement contenues</text:span></text:span><text:span text:style-name="Police_20_par_20_défaut"><text:span text:style-name="T1"> :</text:span></text:span></text:p>
      <text:p>La méthode moderne que je tâche de suivre, dit-il encore ailleurs,... consiste à considérer les œuvres humaines en particulier comme des faits et des produits dont il faut marquer les caractères et chercher les causes, rien de plus. Ainsi comprise, la science ne proscrit ni ne pardonne ; elle constate et elle explique... Elle fait comme la botanique, qui étudie avec un intérêt égal, tantôt l'oranger et tantôt le sapin, tantôt le laurier et tantôt le bouleau : elle est, elle-même, une sorte de botanique appliquée, non aux plantes, mais aux œuvres humaines.</text:p>
      <text:p text:style-name="Normal"><text:span text:style-name="Police_20_par_20_défaut"><text:span text:style-name="T1">Ce qu'il y a d'ailleurs de l</text:span></text:span><text:span text:style-name="Police_20_par_20_défaut"><text:span text:style-name="T1">é</text:span></text:span><text:span text:style-name="Police_20_par_20_défaut"><text:span text:style-name="T1">gitime ou d'excessif dans cette comparaison, et si l'on peut ainsi traiter les </text:span></text:span><text:span text:style-name="Police_20_par_20_défaut"><text:span text:style-name="T1">«</text:span></text:span><text:span text:style-name="Police_20_par_20_défaut"><text:span text:style-name="T1"> </text:span></text:span><text:span text:style-name="Police_20_par_20_défaut"><text:span text:style-name="T1">œ</text:span></text:span><text:span text:style-name="Police_20_par_20_défaut"><text:span text:style-name="T1">uvres humaines</text:span></text:span><text:span text:style-name="Police_20_par_20_défaut"><text:span text:style-name="T1"> </text:span></text:span><text:span text:style-name="Police_20_par_20_défaut"><text:span text:style-name="T1">»</text:span></text:span><text:span text:style-name="Police_20_par_20_défaut"><text:span text:style-name="T1"> comme on fait les </text:span></text:span><text:span text:style-name="Police_20_par_20_défaut"><text:span text:style-name="T1">«</text:span></text:span><text:span text:style-name="Police_20_par_20_défaut"><text:span text:style-name="T1"> </text:span></text:span><text:span text:style-name="Police_20_par_20_défaut"><text:span text:style-name="T1">plantes</text:span></text:span><text:span text:style-name="Police_20_par_20_défaut"><text:span text:style-name="T1"> </text:span></text:span><text:span text:style-name="Police_20_par_20_défaut"><text:span text:style-name="T1">»</text:span></text:span><text:span text:style-name="Police_20_par_20_défaut"><text:span text:style-name="T1"> ou les </text:span></text:span><text:span text:style-name="Police_20_par_20_défaut"><text:span text:style-name="T1">«</text:span></text:span><text:span text:style-name="Police_20_par_20_défaut"><text:span text:style-name="T1"> </text:span></text:span><text:span text:style-name="Police_20_par_20_défaut"><text:span text:style-name="T1">animaux</text:span></text:span><text:span text:style-name="Police_20_par_20_défaut"><text:span text:style-name="T1"> </text:span></text:span><text:span text:style-name="Police_20_par_20_défaut"><text:span text:style-name="T1">»</text:span></text:span><text:span text:style-name="Police_20_par_20_défaut"><text:span text:style-name="T1">, c'est ce que nous aurons plus tard </text:span></text:span><text:span text:style-name="Police_20_par_20_défaut"><text:span text:style-name="T1">à</text:span></text:span><text:span text:style-name="Police_20_par_20_défaut"><text:span text:style-name="T1"> examiner nous-m</text:span></text:span><text:span text:style-name="Police_20_par_20_défaut"><text:span text:style-name="T1">ê</text:span></text:span><text:span text:style-name="Police_20_par_20_défaut"><text:span text:style-name="T1">mes. Sainte-Beuve l</text:span></text:span><text:span text:style-name="Police_20_par_20_défaut"><text:span text:style-name="T1">à</text:span></text:span><text:span text:style-name="Police_20_par_20_défaut"><text:span text:style-name="T1">-dessus faisait au nom de la libert</text:span></text:span><text:span text:style-name="Police_20_par_20_défaut"><text:span text:style-name="T1">é</text:span></text:span><text:span text:style-name="Police_20_par_20_défaut"><text:span text:style-name="T1"> les r</text:span></text:span><text:span text:style-name="Police_20_par_20_défaut"><text:span text:style-name="T1">é</text:span></text:span><text:span text:style-name="Police_20_par_20_défaut"><text:span text:style-name="T1">serves que vous avez vues l'autre jour. Je t</text:span></text:span><text:span text:style-name="Police_20_par_20_défaut"><text:span text:style-name="T1">â</text:span></text:span><text:span text:style-name="Police_20_par_20_défaut"><text:span text:style-name="T1">cherai de vous montrer qu'ind</text:span></text:span><text:span text:style-name="Police_20_par_20_défaut"><text:span text:style-name="T1">é</text:span></text:span><text:span text:style-name="Police_20_par_20_défaut"><text:span text:style-name="T1">pendamment de toute hypoth</text:span></text:span><text:span text:style-name="Police_20_par_20_défaut"><text:span text:style-name="T1">è</text:span></text:span><text:span text:style-name="Police_20_par_20_défaut"><text:span text:style-name="T1">se sur le libre arbitre</text:span></text:span><text:span text:style-name="Police_20_par_20_défaut"><text:span text:style-name="T1"> — </text:span></text:span><text:span text:style-name="Police_20_par_20_défaut"><text:span text:style-name="T1">et au contraire jusque </text:span></text:span><text:span text:style-name="Police_20_par_20_défaut"><text:span text:style-name="T1">s</text:span></text:span><text:span text:style-name="Police_20_par_20_défaut"><text:span text:style-name="T1">ous la loi du plus rigoureux d</text:span></text:span><text:span text:style-name="Police_20_par_20_défaut"><text:span text:style-name="T1">é</text:span></text:span><text:span text:style-name="Police_20_par_20_défaut"><text:span text:style-name="T1">terminisme, — il y a, dans l'</text:span></text:span><text:span text:style-name="Police_20_par_20_défaut"><text:span text:style-name="T1">œ</text:span></text:span><text:span text:style-name="Police_20_par_20_défaut"><text:span text:style-name="T1">uvre de </text:span></text:span><text:span text:style-name="Police_20_par_20_défaut"><text:span text:style-name="T1">l'homme, au moins un </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ment que cette comparaison y n</text:span></text:span><text:span text:style-name="Police_20_par_20_défaut"><text:span text:style-name="T1">é</text:span></text:span><text:span text:style-name="Police_20_par_20_défaut"><text:span text:style-name="T1">glige. Nous verrons aussi, dans un instant, que </text:span></text:span><text:span text:style-name="Police_20_par_20_défaut"><text:span text:style-name="T1">M. </text:span></text:span><text:span text:style-name="Police_20_par_20_défaut"><text:span text:style-name="T1">Taine, d'un autre c</text:span></text:span><text:span text:style-name="Police_20_par_20_défaut"><text:span text:style-name="T1">ô</text:span></text:span><text:span text:style-name="Police_20_par_20_défaut"><text:span text:style-name="T1">t</text:span></text:span><text:span text:style-name="Police_20_par_20_défaut"><text:span text:style-name="T1">é</text:span></text:span><text:span text:style-name="Police_20_par_20_défaut"><text:span text:style-name="T1">, n'a pas pu s'en tenir </text:span></text:span><text:span text:style-name="Police_20_par_20_défaut"><text:span text:style-name="T1">à</text:span></text:span><text:span text:style-name="Police_20_par_20_défaut"><text:span text:style-name="T1"> cette indiff</text:span></text:span><text:span text:style-name="Police_20_par_20_défaut"><text:span text:style-name="T1">é</text:span></text:span><text:span text:style-name="Police_20_par_20_défaut"><text:span text:style-name="T1">rence enti</text:span></text:span><text:span text:style-name="Police_20_par_20_défaut"><text:span text:style-name="T1">è</text:span></text:span><text:span text:style-name="Police_20_par_20_défaut"><text:span text:style-name="T1">re, et que sa critique, en d</text:span></text:span><text:span text:style-name="Police_20_par_20_défaut"><text:span text:style-name="T1">é</text:span></text:span><text:span text:style-name="Police_20_par_20_défaut"><text:span text:style-name="T1">pit d'elle, a souvent </text:span></text:span><text:span text:style-name="Police_20_par_20_défaut"><text:span text:style-name="T1">«</text:span></text:span><text:span text:style-name="Police_20_par_20_défaut"><text:span text:style-name="T1"> </text:span></text:span><text:span text:style-name="Police_20_par_20_défaut"><text:span text:style-name="T1">proscrit</text:span></text:span><text:span text:style-name="Police_20_par_20_défaut"><text:span text:style-name="T1"> </text:span></text:span><text:span text:style-name="Police_20_par_20_défaut"><text:span text:style-name="T1">»</text:span></text:span><text:span text:style-name="Police_20_par_20_défaut"><text:span text:style-name="T1"> et souvent </text:span></text:span><text:span text:style-name="Police_20_par_20_défaut"><text:span text:style-name="T1">«</text:span></text:span><text:span text:style-name="Police_20_par_20_défaut"><text:span text:style-name="T1"> </text:span></text:span><text:span text:style-name="Police_20_par_20_défaut"><text:span text:style-name="T1">pardonn</text:span></text:span><text:span text:style-name="Police_20_par_20_défaut"><text:span text:style-name="T1">é</text:span></text:span><text:span text:style-name="Police_20_par_20_défaut"><text:span text:style-name="T1"> </text:span></text:span><text:span text:style-name="Police_20_par_20_défaut"><text:span text:style-name="T1">»</text:span></text:span><text:span text:style-name="Police_20_par_20_défaut"><text:span text:style-name="T1">. Mais, pour le moment, ce qui nous importe ici, c'est de bien saisir la direction que les </text:span></text:span><text:span text:style-name="Police_20_par_20_défaut"><text:span text:style-name="T4">Essais de critique et d'histoire</text:span></text:span><text:span text:style-name="Police_20_par_20_défaut"><text:span text:style-name="T1">, ou les belles le</text:span></text:span><text:span text:style-name="Police_20_par_20_défaut"><text:span text:style-name="T1">ç</text:span></text:span><text:span text:style-name="Police_20_par_20_défaut"><text:span text:style-name="T1">ons sur la </text:span></text:span><text:span text:style-name="Police_20_par_20_défaut"><text:span text:style-name="T4">Nature de </text:span></text:span><text:span text:style-name="Police_20_par_20_défaut"><text:span text:style-name="T4">l’</text:span></text:span><text:span text:style-name="Police_20_par_20_défaut"><text:span text:style-name="T4">œ</text:span></text:span><text:span text:style-name="Police_20_par_20_défaut"><text:span text:style-name="T4">uvre d'art,</text:span></text:span><text:span text:style-name="Police_20_par_20_défaut"><text:span text:style-name="T1"> indiquaient aux esprits. Apr</text:span></text:span><text:span text:style-name="Police_20_par_20_défaut"><text:span text:style-name="T1">è</text:span></text:span><text:span text:style-name="Police_20_par_20_défaut"><text:span text:style-name="T1">s l'histoire, et apr</text:span></text:span><text:span text:style-name="Police_20_par_20_défaut"><text:span text:style-name="T1">è</text:span></text:span><text:span text:style-name="Police_20_par_20_défaut"><text:span text:style-name="T1">s la psychologie/c'</text:span></text:span><text:span text:style-name="Police_20_par_20_défaut"><text:span text:style-name="T1">é</text:span></text:span><text:span text:style-name="Police_20_par_20_défaut"><text:span text:style-name="T1">tait la science, toutes les sciences ensemble, pour ainsi dire, qui s'introduisaient dans la critique</text:span></text:span><text:span text:style-name="Police_20_par_20_défaut"><text:span text:style-name="T1"> ;</text:span></text:span><text:span text:style-name="Police_20_par_20_défaut"><text:span text:style-name="T1"> et, de litt</text:span></text:span><text:span text:style-name="Police_20_par_20_défaut"><text:span text:style-name="T1">é</text:span></text:span><text:span text:style-name="Police_20_par_20_défaut"><text:span text:style-name="T1">raire qu'elle demeurait encore chez l'auteur des</text:span></text:span><text:span text:style-name="Police_20_par_20_défaut"><text:span text:style-name="T4"> Causeries du Lundi</text:span></text:span><text:span text:style-name="Police_20_par_20_défaut"><text:span text:style-name="T1">, la critique tendait devenir proprement scientifique. Dans quelle mesure y a</text:span></text:span><text:span text:style-name="Police_20_par_20_défaut"><text:span text:style-name="T1">-</text:span></text:span><text:span text:style-name="Police_20_par_20_défaut"><text:span text:style-name="T1">t-elle r</text:span></text:span><text:span text:style-name="Police_20_par_20_défaut"><text:span text:style-name="T1">é</text:span></text:span><text:span text:style-name="Police_20_par_20_défaut"><text:span text:style-name="T1">ussi</text:span></text:span><text:span text:style-name="Police_20_par_20_défaut"><text:span text:style-name="T1"> ?</text:span></text:span></text:p>
      <text:p text:style-name="P1">Posons d'abord le principe. De même donc que toutes les parties d'un organisme vivant sont entre elles dans un rapport de corrélation ou de connexion nécessaire, <text:soft-page-break/>ainsi, toutes les parties d'une œuvre, ou d'un homme, ou d'une époque, ou d'une civilisation, ou d'un peuple donné, forment ensemble un système lié, c'est-à-dire dont aucune partie ne saurait varier sans entraîner, dans sa variation même, une variation correspondante de tous les autres. C'est ce que M. Taine a lui-même appelé la loi des dépendances mutuelles, et, parmi les preuves qu'on peut donner de sa réalité, nous n'avons qu'à choisir.</text:p>
      <text:p text:style-name="Normal"><text:span text:style-name="Police_20_par_20_défaut"><text:span text:style-name="T1">Regardez donc autour de vous, ou, peut-</text:span></text:span><text:span text:style-name="Police_20_par_20_défaut"><text:span text:style-name="T1">ê</text:span></text:span><text:span text:style-name="Police_20_par_20_défaut"><text:span text:style-name="T1">tre, prenez-vous vous-m</text:span></text:span><text:span text:style-name="Police_20_par_20_défaut"><text:span text:style-name="T1">ê</text:span></text:span><text:span text:style-name="Police_20_par_20_défaut"><text:span text:style-name="T1">me pour exemple. Si vous aimez passionn</text:span></text:span><text:span text:style-name="Police_20_par_20_défaut"><text:span text:style-name="T1">é</text:span></text:span><text:span text:style-name="Police_20_par_20_défaut"><text:span text:style-name="T1">ment la musique de Wagner, le</text:span></text:span><text:span text:style-name="Police_20_par_20_défaut"><text:span text:style-name="T6"> Parsifal </text:span></text:span><text:span text:style-name="Police_20_par_20_défaut"><text:span text:style-name="T1">ou la </text:span></text:span><text:span text:style-name="Police_20_par_20_défaut"><text:span text:style-name="T4">Walkure</text:span></text:span><text:span text:style-name="Police_20_par_20_défaut"><text:span text:style-name="T1">, je n'ai pas besoin que vous m'en disiez davantage, et vous devez aimer, vous aime</text:span></text:span><text:span text:style-name="Police_20_par_20_défaut"><text:span text:style-name="T1">re</text:span></text:span><text:span text:style-name="Police_20_par_20_défaut"><text:span text:style-name="T1">z </text:span></text:span><text:span text:style-name="Police_20_par_20_défaut"><text:span text:style-name="T1">ou vous aimerez </text:span></text:span><text:span text:style-name="Police_20_par_20_défaut"><text:span text:style-name="T1">l</text:span></text:span><text:span text:style-name="Police_20_par_20_défaut"><text:span text:style-name="T1">a peinture de </text:span></text:span><text:span text:style-name="Police_20_par_20_défaut"><text:span text:style-name="T1">M. </text:span></text:span><text:span text:style-name="Police_20_par_20_défaut"><text:span text:style-name="T1">Puvis de Chavannes ou celle de </text:span></text:span><text:span text:style-name="Police_20_par_20_défaut"><text:span text:style-name="T1">M. </text:span></text:span><text:span text:style-name="Police_20_par_20_défaut"><text:span text:style-name="T1">Gustave Moreau, vous aimerez les pr</text:span></text:span><text:span text:style-name="Police_20_par_20_défaut"><text:span text:style-name="T1">é</text:span></text:span><text:span text:style-name="Police_20_par_20_défaut"><text:span text:style-name="T1">rapha</text:span></text:span><text:span text:style-name="Police_20_par_20_défaut"><text:span text:style-name="T1">é</text:span></text:span><text:span text:style-name="Police_20_par_20_défaut"><text:span text:style-name="T1">lites, et non seulement P</text:span></text:span><text:span text:style-name="Police_20_par_20_défaut"><text:span text:style-name="T1">é</text:span></text:span><text:span text:style-name="Police_20_par_20_défaut"><text:span text:style-name="T1">rugin ou Ghirlan</text:span></text:span><text:span text:style-name="Police_20_par_20_défaut"><text:span text:style-name="T1">dajo, mais les Mantegna et les Botticelli. </text:span></text:span><text:span text:style-name="Police_20_par_20_défaut"><text:span text:style-name="T1">Vous</text:span></text:span><text:span text:style-name="Police_20_par_20_défaut"><text:span text:style-name="T1"> pr</text:span></text:span><text:span text:style-name="Police_20_par_20_défaut"><text:span text:style-name="T1">é</text:span></text:span><text:span text:style-name="Police_20_par_20_défaut"><text:span text:style-name="T1">f</text:span></text:span><text:span text:style-name="Police_20_par_20_défaut"><text:span text:style-name="T1">é</text:span></text:span><text:span text:style-name="Police_20_par_20_défaut"><text:span text:style-name="T1">rerez </text:span></text:span><text:span text:style-name="Police_20_par_20_défaut"><text:span text:style-name="T1">é</text:span></text:span><text:span text:style-name="Police_20_par_20_défaut"><text:span text:style-name="T1">galement Lucas Cranach </text:span></text:span><text:span text:style-name="Police_20_par_20_défaut"><text:span text:style-name="T1">à</text:span></text:span><text:span text:style-name="Police_20_par_20_défaut"><text:span text:style-name="T1"> Albert D</text:span></text:span><text:span text:style-name="Police_20_par_20_défaut"><text:span text:style-name="T1">ü</text:span></text:span><text:span text:style-name="Police_20_par_20_défaut"><text:span text:style-name="T1">rer lui-m</text:span></text:span><text:span text:style-name="Police_20_par_20_défaut"><text:span text:style-name="T1">ê</text:span></text:span><text:span text:style-name="Police_20_par_20_défaut"><text:span text:style-name="T1">me, et M</text:span></text:span><text:span text:style-name="Police_20_par_20_défaut"><text:span text:style-name="T1">e</text:span></text:span><text:span text:style-name="Police_20_par_20_défaut"><text:span text:style-name="T1">mling ou les </text:span></text:span><text:span text:style-name="Police_20_par_20_défaut"><text:span text:style-name="T1">V</text:span></text:span><text:span text:style-name="Police_20_par_20_défaut"><text:span text:style-name="T1">an Eyck </text:span></text:span><text:span text:style-name="Police_20_par_20_défaut"><text:span text:style-name="T1">à</text:span></text:span><text:span text:style-name="Police_20_par_20_défaut"><text:span text:style-name="T1"> Rubens. Pareillement, en litt</text:span></text:span><text:span text:style-name="Police_20_par_20_défaut"><text:span text:style-name="T1">é</text:span></text:span><text:span text:style-name="Police_20_par_20_défaut"><text:span text:style-name="T1">rature, l'</text:span></text:span><text:span text:style-name="Police_20_par_20_défaut"><text:span text:style-name="T1">é</text:span></text:span><text:span text:style-name="Police_20_par_20_défaut"><text:span text:style-name="T1">ducation classique vous pourra bien retenir sur la pente, mais, au fond du c</text:span></text:span><text:span text:style-name="Police_20_par_20_défaut"><text:span text:style-name="T1">œ</text:span></text:span><text:span text:style-name="Police_20_par_20_défaut"><text:span text:style-name="T1">ur, vous inclinerez vers les </text:span></text:span><text:span text:style-name="Police_20_par_20_défaut"><text:span text:style-name="T4">symbolistes</text:span></text:span><text:span text:style-name="Police_20_par_20_défaut"><text:span text:style-name="T1">, et vous oserez </text:span></text:span><text:span text:style-name="Police_20_par_20_défaut"><text:span text:style-name="T1">à</text:span></text:span><text:span text:style-name="Police_20_par_20_défaut"><text:span text:style-name="T1"> peine le dire, mais vous saurez un jour par c</text:span></text:span><text:span text:style-name="Police_20_par_20_défaut"><text:span text:style-name="T1">œ</text:span></text:span><text:span text:style-name="Police_20_par_20_défaut"><text:span text:style-name="T1">ur les </text:span></text:span><text:span text:style-name="Police_20_par_20_défaut"><text:span text:style-name="T1">«</text:span></text:span><text:span text:style-name="Police_20_par_20_défaut"><text:span text:style-name="T1"> </text:span></text:span><text:span text:style-name="Police_20_par_20_défaut"><text:span text:style-name="T1">vers</text:span></text:span><text:span text:style-name="Police_20_par_20_défaut"><text:span text:style-name="T1"> </text:span></text:span><text:span text:style-name="Police_20_par_20_défaut"><text:span text:style-name="T1">»</text:span></text:span><text:span text:style-name="Police_20_par_20_défaut"><text:span text:style-name="T1"> in</text:span></text:span><text:span text:style-name="Police_20_par_20_défaut"><text:span text:style-name="T1">é</text:span></text:span><text:span text:style-name="Police_20_par_20_défaut"><text:span text:style-name="T1">gaux de </text:span></text:span><text:span text:style-name="Police_20_par_20_défaut"><text:span text:style-name="T1">M. </text:span></text:span><text:span text:style-name="Police_20_par_20_défaut"><text:span text:style-name="T1">Paul </text:span></text:span><text:span text:style-name="Police_20_par_20_défaut"><text:span text:style-name="T1">Verlaine</text:span></text:span><text:span text:style-name="Police_20_par_20_défaut"><text:span text:style-name="T1"> ou les </text:span></text:span><text:span text:style-name="Police_20_par_20_défaut"><text:span text:style-name="T1">«</text:span></text:span><text:span text:style-name="Police_20_par_20_défaut"><text:span text:style-name="T1"> </text:span></text:span><text:span text:style-name="Police_20_par_20_défaut"><text:span text:style-name="T1">proses</text:span></text:span><text:span text:style-name="Police_20_par_20_défaut"><text:span text:style-name="T1"> </text:span></text:span><text:span text:style-name="Police_20_par_20_défaut"><text:span text:style-name="T1">»</text:span></text:span><text:span text:style-name="Police_20_par_20_défaut"><text:span text:style-name="T1"> de </text:span></text:span><text:span text:style-name="Police_20_par_20_défaut"><text:span text:style-name="T1">M. </text:span></text:span><text:span text:style-name="Police_20_par_20_défaut"><text:span text:style-name="T1">St</text:span></text:span><text:span text:style-name="Police_20_par_20_défaut"><text:span text:style-name="T1">é</text:span></text:span><text:span text:style-name="Police_20_par_20_défaut"><text:span text:style-name="T1">phane Mallarm</text:span></text:span><text:span text:style-name="Police_20_par_20_défaut"><text:span text:style-name="T1">é</text:span></text:span><text:span text:style-name="Police_20_par_20_défaut"><text:span text:style-name="T1">. Tout cela se tient ou se commande</text:span></text:span><text:span text:style-name="Police_20_par_20_défaut"><text:span text:style-name="T1"> </text:span></text:span><text:span text:style-name="Police_20_par_20_défaut"><text:span text:style-name="T1">;</text:span></text:span><text:span text:style-name="Police_20_par_20_défaut"><text:span text:style-name="T1"> tout cela n'a pas m</text:span></text:span><text:span text:style-name="Police_20_par_20_défaut"><text:span text:style-name="T1">ê</text:span></text:span><text:span text:style-name="Police_20_par_20_défaut"><text:span text:style-name="T1">me besoin, pour </text:span></text:span><text:span text:style-name="Police_20_par_20_défaut"><text:span text:style-name="T1">ê</text:span></text:span><text:span text:style-name="Police_20_par_20_défaut"><text:span text:style-name="T1">tre solidaire, de s'engendrer l'un de l'autre. Si vous aimez une certaine litt</text:span></text:span><text:span text:style-name="Police_20_par_20_défaut"><text:span text:style-name="T1">é</text:span></text:span><text:span text:style-name="Police_20_par_20_défaut"><text:span text:style-name="T1">rature, vous pr</text:span></text:span><text:span text:style-name="Police_20_par_20_défaut"><text:span text:style-name="T1">é</text:span></text:span><text:span text:style-name="Police_20_par_20_défaut"><text:span text:style-name="T1">f</text:span></text:span><text:span text:style-name="Police_20_par_20_défaut"><text:span text:style-name="T1">é</text:span></text:span><text:span text:style-name="Police_20_par_20_défaut"><text:span text:style-name="T1">rerez une certaine musique, avant de l'avoir entendue, d'en avoir entendue m</text:span></text:span><text:span text:style-name="Police_20_par_20_défaut"><text:span text:style-name="T1">ê</text:span></text:span><text:span text:style-name="Police_20_par_20_défaut"><text:span text:style-name="T1">me aucune</text:span></text:span><text:span text:style-name="Police_20_par_20_défaut"><text:span text:style-name="T1"> ;</text:span></text:span><text:span text:style-name="Police_20_par_20_défaut"><text:span text:style-name="T1"> et voil</text:span></text:span><text:span text:style-name="Police_20_par_20_défaut"><text:span text:style-name="T1">à</text:span></text:span><text:span text:style-name="Police_20_par_20_défaut"><text:span text:style-name="T1"> un exemple du </text:span></text:span><text:span text:style-name="Police_20_par_20_défaut"><text:span text:style-name="T1">«</text:span></text:span><text:span text:style-name="Police_20_par_20_défaut"><text:span text:style-name="T1"> </text:span></text:span><text:span text:style-name="Police_20_par_20_défaut"><text:span text:style-name="T1">syst</text:span></text:span><text:span text:style-name="Police_20_par_20_défaut"><text:span text:style-name="T1">è</text:span></text:span><text:span text:style-name="Police_20_par_20_défaut"><text:span text:style-name="T1">me</text:span></text:span><text:span text:style-name="Police_20_par_20_défaut"><text:span text:style-name="T1"> </text:span></text:span><text:span text:style-name="Police_20_par_20_défaut"><text:span text:style-name="T1">»</text:span></text:span><text:span text:style-name="Police_20_par_20_défaut"><text:span text:style-name="T1"> que nos go</text:span></text:span><text:span text:style-name="Police_20_par_20_défaut"><text:span text:style-name="T1">û</text:span></text:span><text:span text:style-name="Police_20_par_20_défaut"><text:span text:style-name="T1">ts peuvent former entre eux.</text:span></text:span></text:p>
      <text:p text:style-name="Normal"><text:span text:style-name="Police_20_par_20_défaut"><text:span text:style-name="T1">En voici un des connexions qui rattachent ensemble toutes les parties d'une m</text:span></text:span><text:span text:style-name="Police_20_par_20_défaut"><text:span text:style-name="T1">ê</text:span></text:span><text:span text:style-name="Police_20_par_20_défaut"><text:span text:style-name="T1">me civilisation, </text:span></text:span><text:span text:style-name="Police_20_par_20_défaut"><text:span text:style-name="T1">à</text:span></text:span><text:span text:style-name="Police_20_par_20_défaut"><text:span text:style-name="T1"> un moment donn</text:span></text:span><text:span text:style-name="Police_20_par_20_défaut"><text:span text:style-name="T1">é</text:span></text:span><text:span text:style-name="Police_20_par_20_défaut"><text:span text:style-name="T1"> de son histoire, et que peut-</text:span></text:span><text:span text:style-name="Police_20_par_20_défaut"><text:span text:style-name="T1">ê</text:span></text:span><text:span text:style-name="Police_20_par_20_défaut"><text:span text:style-name="T1">tre vous rappellerez-vous que je vous ai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mis sous les yeux. La formation de la soc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pr</text:span></text:span><text:span text:style-name="Police_20_par_20_défaut"><text:span text:style-name="T1">é</text:span></text:span><text:span text:style-name="Police_20_par_20_défaut"><text:span text:style-name="T1">cieuse au commencement du </text:span></text:span><text:span text:style-name="Police_20_par_20_défaut"><text:span text:style-name="T1">XV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le d</text:span></text:span><text:span text:style-name="Police_20_par_20_défaut"><text:span text:style-name="T1">é</text:span></text:span><text:span text:style-name="Police_20_par_20_défaut"><text:span text:style-name="T1">veloppement du jan</text:span></text:span><text:span text:style-name="Police_20_par_20_défaut"><text:span text:style-name="T1">s</text:span></text:span><text:span text:style-name="Police_20_par_20_défaut"><text:span text:style-name="T1">é</text:span></text:span><text:span text:style-name="Police_20_par_20_défaut"><text:span text:style-name="T1">nisme et la r</text:span></text:span><text:span text:style-name="Police_20_par_20_défaut"><text:span text:style-name="T1">é</text:span></text:span><text:span text:style-name="Police_20_par_20_défaut"><text:span text:style-name="T1">forme de Port-Royal, la philosophie cart</text:span></text:span><text:span text:style-name="Police_20_par_20_défaut"><text:span text:style-name="T1">é</text:span></text:span><text:span text:style-name="Police_20_par_20_défaut"><text:span text:style-name="T1">sienne et le</text:span></text:span><text:span text:style-name="Police_20_par_20_défaut"><text:span text:style-name="T4"> Discours de la m</text:span></text:span><text:span text:style-name="Police_20_par_20_défaut"><text:span text:style-name="T4">é</text:span></text:span><text:span text:style-name="Police_20_par_20_défaut"><text:span text:style-name="T4">thode</text:span></text:span><text:span text:style-name="Police_20_par_20_défaut"><text:span text:style-name="T1">, la fondation de l'Acad</text:span></text:span><text:span text:style-name="Police_20_par_20_défaut"><text:span text:style-name="T1">é</text:span></text:span><text:span text:style-name="Police_20_par_20_défaut"><text:span text:style-name="T1">mie fran</text:span></text:span><text:span text:style-name="Police_20_par_20_défaut"><text:span text:style-name="T1">ç</text:span></text:span><text:span text:style-name="Police_20_par_20_défaut"><text:span text:style-name="T1">aise et la politique de Richelieu, les trag</text:span></text:span><text:span text:style-name="Police_20_par_20_défaut"><text:span text:style-name="T1">é</text:span></text:span><text:span text:style-name="Police_20_par_20_défaut"><text:span text:style-name="T1">dies de Racine et les </text:span></text:span><text:span text:style-name="Police_20_par_20_défaut"><text:span text:style-name="T4">Or</text:span></text:span><text:span text:style-name="Police_20_par_20_défaut"><text:span text:style-name="T4">a</text:span></text:span><text:span text:style-name="Police_20_par_20_défaut"><text:span text:style-name="T4">isons fun</text:span></text:span><text:span text:style-name="Police_20_par_20_défaut"><text:span text:style-name="T4">è</text:span></text:span><text:span text:style-name="Police_20_par_20_défaut"><text:span text:style-name="T4">bres</text:span></text:span><text:span text:style-name="Police_20_par_20_défaut"><text:span text:style-name="T1"> de Bossuet, quoi encore</text:span></text:span><text:span text:style-name="Police_20_par_20_défaut"><text:span text:style-name="T1"> ?</text:span></text:span><text:span text:style-name="Police_20_par_20_défaut"><text:span text:style-name="T1"> les jardins de Le N</text:span></text:span><text:span text:style-name="Police_20_par_20_défaut"><text:span text:style-name="T1">ô</text:span></text:span><text:span text:style-name="Police_20_par_20_défaut"><text:span text:style-name="T1">tre et une ordonnance de Colbert sur la proc</text:span></text:span><text:span text:style-name="Police_20_par_20_défaut"><text:span text:style-name="T1">é</text:span></text:span><text:span text:style-name="Police_20_par_20_défaut"><text:span text:style-name="T1">dure, autant d'actions, comme dit </text:span></text:span><text:span text:style-name="Police_20_par_20_défaut"><text:span text:style-name="T1">M. </text:span></text:span><text:span text:style-name="Police_20_par_20_défaut"><text:span text:style-name="T1">Taine, d'un </text:span></text:span><text:span text:style-name="Police_20_par_20_défaut"><text:span text:style-name="T1">«</text:span></text:span><text:span text:style-name="Police_20_par_20_défaut"><text:span text:style-name="T1"> </text:span></text:span><text:span text:style-name="Police_20_par_20_défaut"><text:span text:style-name="T1">homme id</text:span></text:span><text:span text:style-name="Police_20_par_20_défaut"><text:span text:style-name="T1">é</text:span></text:span><text:span text:style-name="Police_20_par_20_défaut"><text:span text:style-name="T1">al et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text:span></text:span><text:span text:style-name="Police_20_par_20_défaut"><text:span text:style-name="T1"> </text:span></text:span><text:span text:style-name="Police_20_par_20_défaut"><text:span text:style-name="T1">»</text:span></text:span><text:span text:style-name="Police_20_par_20_défaut"><text:span text:style-name="T1"> que nous pouvons appeler l'homme du</text:span></text:span><text:span text:style-name="Police_20_par_20_défaut"><text:span text:style-name="T1"> XVII</text:span></text:span><text:span text:style-name="Police_20_par_20_défaut"><text:span text:style-name="T2">e</text:span></text:span><text:span text:style-name="Police_20_par_20_défaut"><text:span text:style-name="T1"> </text:span></text:span><text:span text:style-name="Police_20_par_20_défaut"><text:span text:style-name="T1">si</text:span></text:span><text:span text:style-name="Police_20_par_20_défaut"><text:span text:style-name="T1">è</text:span></text:span><text:span text:style-name="Police_20_par_20_défaut"><text:span text:style-name="T1">cle, et autant d'exemplaires d'une m</text:span></text:span><text:span text:style-name="Police_20_par_20_défaut"><text:span text:style-name="T1">ê</text:span></text:span><text:span text:style-name="Police_20_par_20_défaut"><text:span text:style-name="T1">me organisation ou composition d'esprit. Et non seulement tout cela se tient, mais ne semble-t-il pas que tout cela se tienne presque n</text:span></text:span><text:span text:style-name="Police_20_par_20_défaut"><text:span text:style-name="T1">é</text:span></text:span><text:span text:style-name="Police_20_par_20_défaut"><text:span text:style-name="T1">cessairement</text:span></text:span><text:span text:style-name="Police_20_par_20_défaut"><text:span text:style-name="T1"> ?</text:span></text:span><text:span text:style-name="Police_20_par_20_défaut"><text:span text:style-name="T1"> et la preuve, c'est que de chacun de ces faits nous ne pouvons </text:span></text:span><text:soft-page-break/><text:span text:style-name="Police_20_par_20_défaut"><text:span text:style-name="T1">avoir une intelligence enti</text:span></text:span><text:span text:style-name="Police_20_par_20_défaut"><text:span text:style-name="T1">è</text:span></text:span><text:span text:style-name="Police_20_par_20_défaut"><text:span text:style-name="T1">re, qu'</text:span></text:span><text:span text:style-name="Police_20_par_20_défaut"><text:span text:style-name="T1">à</text:span></text:span><text:span text:style-name="Police_20_par_20_défaut"><text:span text:style-name="T1"> </text:span></text:span><text:span text:style-name="Police_20_par_20_défaut"><text:span text:style-name="T1">la condition de conna</text:span></text:span><text:span text:style-name="Police_20_par_20_défaut"><text:span text:style-name="T1">î</text:span></text:span><text:span text:style-name="Police_20_par_20_défaut"><text:span text:style-name="T1">tre les autres, et la nature pr</text:span></text:span><text:span text:style-name="Police_20_par_20_défaut"><text:span text:style-name="T1">é</text:span></text:span><text:span text:style-name="Police_20_par_20_défaut"><text:span text:style-name="T1">cise du rapport qu'ils soutiennent avec lui.</text:span></text:span></text:p>
      <text:p text:style-name="Normal"><text:span text:style-name="Police_20_par_20_défaut"><text:span text:style-name="T1">Et voici un exemple enfin de ces liaisons qui joignent, par del</text:span></text:span><text:span text:style-name="Police_20_par_20_défaut"><text:span text:style-name="T1">à</text:span></text:span><text:span text:style-name="Police_20_par_20_défaut"><text:span text:style-name="T1"> les fronti</text:span></text:span><text:span text:style-name="Police_20_par_20_défaut"><text:span text:style-name="T1">è</text:span></text:span><text:span text:style-name="Police_20_par_20_défaut"><text:span text:style-name="T1">res nationales et </text:span></text:span><text:span text:style-name="Police_20_par_20_défaut"><text:span text:style-name="T1">à</text:span></text:span><text:span text:style-name="Police_20_par_20_défaut"><text:span text:style-name="T1"> travers le temps, jusqu'aux </text:span></text:span><text:span text:style-name="Police_20_par_20_défaut"><text:span text:style-name="T1">é</text:span></text:span><text:span text:style-name="Police_20_par_20_défaut"><text:span text:style-name="T1">poques successives d'un m</text:span></text:span><text:span text:style-name="Police_20_par_20_défaut"><text:span text:style-name="T1">ê</text:span></text:span><text:span text:style-name="Police_20_par_20_défaut"><text:span text:style-name="T1">me </text:span></text:span><text:span text:style-name="Police_20_par_20_défaut"><text:span text:style-name="T1">â</text:span></text:span><text:span text:style-name="Police_20_par_20_défaut"><text:span text:style-name="T1">ge de l'histoire. Si </text:span></text:span><text:span text:style-name="Police_20_par_20_défaut"><text:span text:style-name="T1">l’</text:span></text:span><text:span text:style-name="Police_20_par_20_défaut"><text:span text:style-name="T1">on retrouve, en effet, tout le moyen </text:span></text:span><text:span text:style-name="Police_20_par_20_défaut"><text:span text:style-name="T1">â</text:span></text:span><text:span text:style-name="Police_20_par_20_défaut"><text:span text:style-name="T1">ge politique et po</text:span></text:span><text:span text:style-name="Police_20_par_20_défaut"><text:span text:style-name="T1">é</text:span></text:span><text:span text:style-name="Police_20_par_20_défaut"><text:span text:style-name="T1">tique dans la </text:span></text:span><text:span text:style-name="Police_20_par_20_défaut"><text:span text:style-name="T4">Divine Com</text:span></text:span><text:span text:style-name="Police_20_par_20_défaut"><text:span text:style-name="T4">é</text:span></text:span><text:span text:style-name="Police_20_par_20_défaut"><text:span text:style-name="T4">die</text:span></text:span><text:span text:style-name="Police_20_par_20_défaut"><text:span text:style-name="T1"> de Dante, si vous en retrouvez toute la religion dans une cath</text:span></text:span><text:span text:style-name="Police_20_par_20_défaut"><text:span text:style-name="T1">é</text:span></text:span><text:span text:style-name="Police_20_par_20_défaut"><text:span text:style-name="T1">drale gothique, et s'il est vrai, si l'on peut dire que la </text:span></text:span><text:span text:style-name="Police_20_par_20_défaut"><text:span text:style-name="T4">Somme </text:span></text:span><text:span text:style-name="Police_20_par_20_défaut"><text:span text:style-name="T1">de saint Thomas d'Aquin en r</text:span></text:span><text:span text:style-name="Police_20_par_20_défaut"><text:span text:style-name="T1">é</text:span></text:span><text:span text:style-name="Police_20_par_20_défaut"><text:span text:style-name="T1">sume toute la science et toute la philosophie, ne peut-on pas dire aussi qu'il n'y a rien qui ressemble plus que la </text:span></text:span><text:span text:style-name="Police_20_par_20_défaut"><text:span text:style-name="T4">Somme </text:span></text:span><text:span text:style-name="Police_20_par_20_défaut"><text:span text:style-name="T1">de saint Thomas </text:span></text:span><text:span text:style-name="Police_20_par_20_défaut"><text:span text:style-name="T1">à</text:span></text:span><text:span text:style-name="Police_20_par_20_défaut"><text:span text:style-name="T1"> une cath</text:span></text:span><text:span text:style-name="Police_20_par_20_défaut"><text:span text:style-name="T1">é</text:span></text:span><text:span text:style-name="Police_20_par_20_défaut"><text:span text:style-name="T1">drale gothique, si ce n'est .pr</text:span></text:span><text:span text:style-name="Police_20_par_20_défaut"><text:span text:style-name="T1">é</text:span></text:span><text:span text:style-name="Police_20_par_20_défaut"><text:span text:style-name="T1">cis</text:span></text:span><text:span text:style-name="Police_20_par_20_défaut"><text:span text:style-name="T1">é</text:span></text:span><text:span text:style-name="Police_20_par_20_défaut"><text:span text:style-name="T1">ment la </text:span></text:span><text:span text:style-name="Police_20_par_20_défaut"><text:span text:style-name="T4">Divine Com</text:span></text:span><text:span text:style-name="Police_20_par_20_défaut"><text:span text:style-name="T4">é</text:span></text:span><text:span text:style-name="Police_20_par_20_défaut"><text:span text:style-name="T4">die </text:span></text:span><text:span text:style-name="Police_20_par_20_défaut"><text:span text:style-name="T1">de Dante</text:span></text:span><text:span text:style-name="Police_20_par_20_défaut"><text:span text:style-name="T1"> ?</text:span></text:span><text:span text:style-name="Police_20_par_20_défaut"><text:span text:style-name="T1">Ou plut</text:span></text:span><text:span text:style-name="Police_20_par_20_défaut"><text:span text:style-name="T1">ô</text:span></text:span><text:span text:style-name="Police_20_par_20_défaut"><text:span text:style-name="T1">t, il n'importe que ces trois monuments d'une pens</text:span></text:span><text:span text:style-name="Police_20_par_20_défaut"><text:span text:style-name="T1">é</text:span></text:span><text:span text:style-name="Police_20_par_20_défaut"><text:span text:style-name="T1">e commune ne soient pas de la m</text:span></text:span><text:span text:style-name="Police_20_par_20_défaut"><text:span text:style-name="T1">ê</text:span></text:span><text:span text:style-name="Police_20_par_20_défaut"><text:span text:style-name="T1">me date, e</text:span></text:span><text:span text:style-name="Police_20_par_20_défaut"><text:span text:style-name="T1">t</text:span></text:span><text:span text:style-name="Police_20_par_20_défaut"><text:span text:style-name="T1"> ils demeurent comme le t</text:span></text:span><text:span text:style-name="Police_20_par_20_défaut"><text:span text:style-name="T1">é</text:span></text:span><text:span text:style-name="Police_20_par_20_défaut"><text:span text:style-name="T1">moignage de je ne</text:span></text:span><text:span text:style-name="Police_20_par_20_défaut"><text:span text:style-name="T1">-</text:span></text:span><text:span text:style-name="Police_20_par_20_défaut"><text:span text:style-name="T1">sais quoi de plu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qui planerait en quelque sorte au-dessus du temps. Le moyen </text:span></text:span><text:span text:style-name="Police_20_par_20_défaut"><text:span text:style-name="T1">â</text:span></text:span><text:span text:style-name="Police_20_par_20_défaut"><text:span text:style-name="T1">ge y respire encore tout entier. Si nous n'en avions h</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rien d'autre ni de plus, c'en serait assez pour nous permettre de le reconstituer. Et qui sait</text:span></text:span><text:span text:style-name="Police_20_par_20_défaut"><text:span text:style-name="T1"> ?</text:span></text:span><text:span text:style-name="Police_20_par_20_défaut"><text:span text:style-name="T1"> avec un peu d'audace et un peu de bonheur surtout, si, n'ayant conserv</text:span></text:span><text:span text:style-name="Police_20_par_20_défaut"><text:span text:style-name="T1">é</text:span></text:span><text:span text:style-name="Police_20_par_20_défaut"><text:span text:style-name="T1"> que la </text:span></text:span><text:span text:style-name="Police_20_par_20_défaut"><text:span text:style-name="T4">Somme</text:span></text:span><text:span text:style-name="Police_20_par_20_défaut"><text:span text:style-name="T1"> et la </text:span></text:span><text:span text:style-name="Police_20_par_20_défaut"><text:span text:style-name="T4">Divine Com</text:span></text:span><text:span text:style-name="Police_20_par_20_défaut"><text:span text:style-name="T4">é</text:span></text:span><text:span text:style-name="Police_20_par_20_défaut"><text:span text:style-name="T4">die</text:span></text:span><text:span text:style-name="Police_20_par_20_défaut"><text:span text:style-name="T1">, nous n'y retrouverions pas l'</text:span></text:span><text:span text:style-name="Police_20_par_20_défaut"><text:span text:style-name="T1">é</text:span></text:span><text:span text:style-name="Police_20_par_20_défaut"><text:span text:style-name="T1">pure ou l'id</text:span></text:span><text:span text:style-name="Police_20_par_20_défaut"><text:span text:style-name="T1">é</text:span></text:span><text:span text:style-name="Police_20_par_20_défaut"><text:span text:style-name="T1">e de la cath</text:span></text:span><text:span text:style-name="Police_20_par_20_défaut"><text:span text:style-name="T1">é</text:span></text:span><text:span text:style-name="Police_20_par_20_défaut"><text:span text:style-name="T1">drale</text:span></text:span><text:span text:style-name="Police_20_par_20_défaut"><text:span text:style-name="T1"> ?</text:span></text:span></text:p>
      <text:p text:style-name="Normal"><text:span text:style-name="Police_20_par_20_défaut"><text:span text:style-name="T1">Malheureusement, ce qui est plus difficile que de constater l'existence de ces connexions, et d'en </text:span></text:span><text:span text:style-name="Police_20_par_20_défaut"><text:span text:style-name="T1">é</text:span></text:span><text:span text:style-name="Police_20_par_20_défaut"><text:span text:style-name="T1">tablir la r</text:span></text:span><text:span text:style-name="Police_20_par_20_défaut"><text:span text:style-name="T1">é</text:span></text:span><text:span text:style-name="Police_20_par_20_défaut"><text:span text:style-name="T1">alit</text:span></text:span><text:span text:style-name="Police_20_par_20_défaut"><text:span text:style-name="T1">é</text:span></text:span><text:span text:style-name="Police_20_par_20_défaut"><text:span text:style-name="T1"> sur autant d'exemples que l'on voudra, c'est d'en prouver la </text:span></text:span><text:span text:style-name="Police_20_par_20_défaut"><text:span text:style-name="T4">n</text:span></text:span><text:span text:style-name="Police_20_par_20_défaut"><text:span text:style-name="T4">é</text:span></text:span><text:span text:style-name="Police_20_par_20_défaut"><text:span text:style-name="T4">cessit</text:span></text:span><text:span text:style-name="Police_20_par_20_défaut"><text:span text:style-name="T4">é</text:span></text:span><text:span text:style-name="Police_20_par_20_défaut"><text:span text:style-name="T1">, sans laquelle, pourtant, n'y ayant que rencontre ou co</text:span></text:span><text:span text:style-name="Police_20_par_20_défaut"><text:span text:style-name="T1">ï</text:span></text:span><text:span text:style-name="Police_20_par_20_défaut"><text:span text:style-name="T1">ncidence, vous entendez bien qu'il n'y a pas de </text:span></text:span><text:span text:style-name="Police_20_par_20_défaut"><text:span text:style-name="T1">«</text:span></text:span><text:span text:style-name="Police_20_par_20_défaut"><text:span text:style-name="T1"> </text:span></text:span><text:span text:style-name="Police_20_par_20_défaut"><text:span text:style-name="T1">science</text:span></text:span><text:span text:style-name="Police_20_par_20_défaut"><text:span text:style-name="T1"> </text:span></text:span><text:span text:style-name="Police_20_par_20_défaut"><text:span text:style-name="T1">»</text:span></text:span><text:span text:style-name="Police_20_par_20_défaut"><text:span text:style-name="T1"> au sens propre du mot. Quelque </text:span></text:span><text:span text:style-name="Police_20_par_20_défaut"><text:span text:style-name="T1">é</text:span></text:span><text:span text:style-name="Police_20_par_20_défaut"><text:span text:style-name="T1">troite que soit la relation de la trag</text:span></text:span><text:span text:style-name="Police_20_par_20_défaut"><text:span text:style-name="T1">é</text:span></text:span><text:span text:style-name="Police_20_par_20_défaut"><text:span text:style-name="T1">die de Racine ou de l'</text:span></text:span><text:span text:style-name="Police_20_par_20_défaut"><text:span text:style-name="T1">é</text:span></text:span><text:span text:style-name="Police_20_par_20_défaut"><text:span text:style-name="T1">loquence de Bossuet avec les autres parties de la civilisation </text:span></text:span><text:span text:style-name="Police_20_par_20_défaut"><text:span text:style-name="T1">du </text:span></text:span><text:span text:style-name="Police_20_par_20_défaut"><text:span text:style-name="T1">XVI</text:span></text:span><text:span text:style-name="Police_20_par_20_défaut"><text:span text:style-name="T1">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on ne peut pas d</text:span></text:span><text:span text:style-name="Police_20_par_20_défaut"><text:span text:style-name="T1">é</text:span></text:span><text:span text:style-name="Police_20_par_20_défaut"><text:span text:style-name="T1">montrer qu'elle soit n</text:span></text:span><text:span text:style-name="Police_20_par_20_défaut"><text:span text:style-name="T1">é</text:span></text:span><text:span text:style-name="Police_20_par_20_défaut"><text:span text:style-name="T1">cessaire, puisque aussi bien, l'une et l'autre, elles sont contemporaines de l'</text:span></text:span><text:span text:style-name="Police_20_par_20_défaut"><text:span text:style-name="T1">é</text:span></text:span><text:span text:style-name="Police_20_par_20_défaut"><text:span text:style-name="T1">loquence de Bourdaloue, par exemple, et de la trag</text:span></text:span><text:span text:style-name="Police_20_par_20_défaut"><text:span text:style-name="T1">é</text:span></text:span><text:span text:style-name="Police_20_par_20_défaut"><text:span text:style-name="T1">die de Thomas Corneille, qui ne leur ressemblent gu</text:span></text:span><text:span text:style-name="Police_20_par_20_défaut"><text:span text:style-name="T1">è</text:span></text:span><text:span text:style-name="Police_20_par_20_défaut"><text:span text:style-name="T1">re. Mais je vais plus loin, et je dis que l'on d</text:span></text:span><text:span text:style-name="Police_20_par_20_défaut"><text:span text:style-name="T1">é</text:span></text:span><text:span text:style-name="Police_20_par_20_défaut"><text:span text:style-name="T1">montrerait beaucoup plus ais</text:span></text:span><text:span text:style-name="Police_20_par_20_défaut"><text:span text:style-name="T1">é</text:span></text:span><text:span text:style-name="Police_20_par_20_défaut"><text:span text:style-name="T1">ment le contraire. En effet, si ce qu'il y a de plus caract</text:span></text:span><text:span text:style-name="Police_20_par_20_défaut"><text:span text:style-name="T1">é</text:span></text:span><text:span text:style-name="Police_20_par_20_défaut"><text:span text:style-name="T1">ristique de l'</text:span></text:span><text:span text:style-name="Police_20_par_20_défaut"><text:span text:style-name="T1">é</text:span></text:span><text:span text:style-name="Police_20_par_20_défaut"><text:span text:style-name="T1">loquence de Bossuet, c'est la </text:span></text:span><text:span text:style-name="Police_20_par_20_défaut"><text:span text:style-name="T1">pr</text:span></text:span><text:span text:style-name="Police_20_par_20_défaut"><text:span text:style-name="T1">é</text:span></text:span><text:span text:style-name="Police_20_par_20_défaut"><text:span text:style-name="T1">sence</text:span></text:span><text:span text:style-name="Police_20_par_20_défaut"><text:span text:style-name="T1"> de Bossuet lui-m</text:span></text:span><text:span text:style-name="Police_20_par_20_défaut"><text:span text:style-name="T1">ê</text:span></text:span><text:span text:style-name="Police_20_par_20_défaut"><text:span text:style-name="T1">me dans son discours</text:span></text:span><text:span text:style-name="Police_20_par_20_défaut"><text:span text:style-name="T1"> ;</text:span></text:span><text:span text:style-name="Police_20_par_20_défaut"><text:span text:style-name="T1"> et si, comme Sainte-Beuve nous le faisait observer l'autre jour, ce qu'il y a d'unique dans la trag</text:span></text:span><text:span text:style-name="Police_20_par_20_défaut"><text:span text:style-name="T1">é</text:span></text:span><text:span text:style-name="Police_20_par_20_défaut"><text:span text:style-name="T1">die de Racine, c'est ce que tout autre que Racine e</text:span></text:span><text:span text:style-name="Police_20_par_20_défaut"><text:span text:style-name="T1">û</text:span></text:span><text:span text:style-name="Police_20_par_20_défaut"><text:span text:style-name="T1">t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incapable d'y mettre, qu'est-ce </text:span></text:span><text:span text:style-name="Police_20_par_20_défaut"><text:span text:style-name="T1">à</text:span></text:span><text:span text:style-name="Police_20_par_20_défaut"><text:span text:style-name="T1"> dire, sinon que la relation dont on cherche </text:span></text:span><text:span text:style-name="Police_20_par_20_défaut"><text:span text:style-name="T1">à</text:span></text:span><text:span text:style-name="Police_20_par_20_défaut"><text:span text:style-name="T1"> d</text:span></text:span><text:span text:style-name="Police_20_par_20_défaut"><text:span text:style-name="T1">é</text:span></text:span><text:span text:style-name="Police_20_par_20_défaut"><text:span text:style-name="T1">terminer la nature</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é</text:span></text:span><text:span text:style-name="Police_20_par_20_défaut"><text:span text:style-name="T1">tant toute personnelle, est essentiellement contingente</text:span></text:span><text:span text:style-name="Police_20_par_20_défaut"><text:span text:style-name="T1"> ?</text:span></text:span></text:p>
      <text:p text:style-name="Normal"><text:soft-page-break/><text:span text:style-name="Police_20_par_20_défaut"><text:span text:style-name="T1">Il y a donc bien des </text:span></text:span><text:span text:style-name="Police_20_par_20_défaut"><text:span text:style-name="T1">«</text:span></text:span><text:span text:style-name="Police_20_par_20_défaut"><text:span text:style-name="T1"> </text:span></text:span><text:span text:style-name="Police_20_par_20_défaut"><text:span text:style-name="T1">d</text:span></text:span><text:span text:style-name="Police_20_par_20_défaut"><text:span text:style-name="T1">é</text:span></text:span><text:span text:style-name="Police_20_par_20_défaut"><text:span text:style-name="T1">pendances</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 et j'accorde que les </text:span></text:span><text:span text:style-name="Police_20_par_20_défaut"><text:span text:style-name="T1">œ</text:span></text:span><text:span text:style-name="Police_20_par_20_défaut"><text:span text:style-name="T1">uvres de la litt</text:span></text:span><text:span text:style-name="Police_20_par_20_défaut"><text:span text:style-name="T1">é</text:span></text:span><text:span text:style-name="Police_20_par_20_défaut"><text:span text:style-name="T1">rature et de l'art, soient </text:span></text:span><text:span text:style-name="Police_20_par_20_défaut"><text:span text:style-name="T1">«</text:span></text:span><text:span text:style-name="Police_20_par_20_défaut"><text:span text:style-name="T1"> </text:span></text:span><text:span text:style-name="Police_20_par_20_défaut"><text:span text:style-name="T1">conditionn</text:span></text:span><text:span text:style-name="Police_20_par_20_défaut"><text:span text:style-name="T1">é</text:span></text:span><text:span text:style-name="Police_20_par_20_défaut"><text:span text:style-name="T1">es</text:span></text:span><text:span text:style-name="Police_20_par_20_défaut"><text:span text:style-name="T1"> </text:span></text:span><text:span text:style-name="Police_20_par_20_défaut"><text:span text:style-name="T1">»</text:span></text:span><text:span text:style-name="Police_20_par_20_défaut"><text:span text:style-name="T1"> par elles</text:span></text:span><text:span text:style-name="Police_20_par_20_défaut"><text:span text:style-name="T1"> </text:span></text:span><text:span text:style-name="Police_20_par_20_défaut"><text:span text:style-name="T1">;</text:span></text:span><text:span text:style-name="Police_20_par_20_défaut"><text:span text:style-name="T1"> mais, d</text:span></text:span><text:span text:style-name="Police_20_par_20_défaut"><text:span text:style-name="T1">è</text:span></text:span><text:span text:style-name="Police_20_par_20_défaut"><text:span text:style-name="T1">s </text:span></text:span><text:span text:style-name="Police_20_par_20_défaut"><text:span text:style-name="T1">à</text:span></text:span><text:span text:style-name="Police_20_par_20_défaut"><text:span text:style-name="T1"> pr</text:span></text:span><text:span text:style-name="Police_20_par_20_défaut"><text:span text:style-name="T1">é</text:span></text:span><text:span text:style-name="Police_20_par_20_défaut"><text:span text:style-name="T1">sent, je ne puis m'emp</text:span></text:span><text:span text:style-name="Police_20_par_20_défaut"><text:span text:style-name="T1">ê</text:span></text:span><text:span text:style-name="Police_20_par_20_défaut"><text:span text:style-name="T1">cher d'observer que, bien plus que des autres parties de la civilisation, </text:span></text:span><text:span text:style-name="Police_20_par_20_défaut"><text:span text:style-name="T4">Andromaqu</text:span></text:span><text:span text:style-name="Police_20_par_20_défaut"><text:span text:style-name="T4">e</text:span></text:span><text:span text:style-name="Police_20_par_20_défaut"><text:span text:style-name="T4"> </text:span></text:span><text:span text:style-name="Police_20_par_20_défaut"><text:span text:style-name="T1">et </text:span></text:span><text:span text:style-name="Police_20_par_20_défaut"><text:span text:style-name="T4">Ip</text:span></text:span><text:span text:style-name="Police_20_par_20_défaut"><text:span text:style-name="T4">hi</text:span></text:span><text:span text:style-name="Police_20_par_20_défaut"><text:span text:style-name="T4">g</text:span></text:span><text:span text:style-name="Police_20_par_20_défaut"><text:span text:style-name="T4">é</text:span></text:span><text:span text:style-name="Police_20_par_20_défaut"><text:span text:style-name="T4">nie</text:span></text:span><text:span text:style-name="Police_20_par_20_défaut"><text:span text:style-name="T1">, ou </text:span></text:span><text:span text:style-name="Police_20_par_20_défaut"><text:span text:style-name="T1">l’</text:span></text:span><text:span text:style-name="Police_20_par_20_défaut"><text:span text:style-name="T4">Oraison fun</text:span></text:span><text:span text:style-name="Police_20_par_20_défaut"><text:span text:style-name="T4">è</text:span></text:span><text:span text:style-name="Police_20_par_20_défaut"><text:span text:style-name="T4">bre</text:span></text:span><text:span text:style-name="Police_20_par_20_défaut"><text:span text:style-name="T1"> </text:span></text:span><text:span text:style-name="Police_20_par_20_défaut"><text:span text:style-name="T4">d'Henriette d'Angleterre</text:span></text:span><text:span text:style-name="Police_20_par_20_défaut"><text:span text:style-name="T1"> d</text:span></text:span><text:span text:style-name="Police_20_par_20_défaut"><text:span text:style-name="T1">é</text:span></text:span><text:span text:style-name="Police_20_par_20_défaut"><text:span text:style-name="T1">pendent, sinon du hasard, tout au moins de l'apparition de Bossuet ou de Racine</text:span></text:span><text:span text:style-name="Police_20_par_20_défaut"><text:span text:style-name="T1"> ?</text:span></text:span><text:span text:style-name="Police_20_par_20_défaut"><text:span text:style-name="T1"> Et si l'on dit que </text:span></text:span><text:span text:style-name="Police_20_par_20_défaut"><text:span text:style-name="T1">cette apparition m</text:span></text:span><text:span text:style-name="Police_20_par_20_défaut"><text:span text:style-name="T1">ê</text:span></text:span><text:span text:style-name="Police_20_par_20_défaut"><text:span text:style-name="T1">me est conditionn</text:span></text:span><text:span text:style-name="Police_20_par_20_défaut"><text:span text:style-name="T1">é</text:span></text:span><text:span text:style-name="Police_20_par_20_défaut"><text:span text:style-name="T1">e par des </text:span></text:span><text:span text:style-name="Police_20_par_20_défaut"><text:span text:style-name="T1">«</text:span></text:span><text:span text:style-name="Police_20_par_20_défaut"><text:span text:style-name="T1"> </text:span></text:span><text:span text:style-name="Police_20_par_20_défaut"><text:span text:style-name="T1">lois</text:span></text:span><text:span text:style-name="Police_20_par_20_défaut"><text:span text:style-name="T1"> </text:span></text:span><text:span text:style-name="Police_20_par_20_défaut"><text:span text:style-name="T1">»</text:span></text:span><text:span text:style-name="Police_20_par_20_défaut"><text:span text:style-name="T1">, comme le reste, alors je r</text:span></text:span><text:span text:style-name="Police_20_par_20_défaut"><text:span text:style-name="T1">é</text:span></text:span><text:span text:style-name="Police_20_par_20_défaut"><text:span text:style-name="T1">ponds qu'on </text:span></text:span><text:span text:style-name="Police_20_par_20_défaut"><text:span text:style-name="T1">é</text:span></text:span><text:span text:style-name="Police_20_par_20_défaut"><text:span text:style-name="T1">quivoque sur le mot de </text:span></text:span><text:span text:style-name="Police_20_par_20_défaut"><text:span text:style-name="T1">«</text:span></text:span><text:span text:style-name="Police_20_par_20_défaut"><text:span text:style-name="T1"> </text:span></text:span><text:span text:style-name="Police_20_par_20_défaut"><text:span text:style-name="T1">loi</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 le propre de la loi consistant, si je ne me trompe, en ce qu'elle nous permet, ou de </text:span></text:span><text:span text:style-name="Police_20_par_20_défaut"><text:span text:style-name="T1">«</text:span></text:span><text:span text:style-name="Police_20_par_20_défaut"><text:span text:style-name="T1"> </text:span></text:span><text:span text:style-name="Police_20_par_20_défaut"><text:span text:style-name="T1">pr</text:span></text:span><text:span text:style-name="Police_20_par_20_défaut"><text:span text:style-name="T1">é</text:span></text:span><text:span text:style-name="Police_20_par_20_défaut"><text:span text:style-name="T1">voir</text:span></text:span><text:span text:style-name="Police_20_par_20_défaut"><text:span text:style-name="T1"> </text:span></text:span><text:span text:style-name="Police_20_par_20_défaut"><text:span text:style-name="T1">»</text:span></text:span><text:span text:style-name="Police_20_par_20_défaut"><text:span text:style-name="T1"> ou de </text:span></text:span><text:span text:style-name="Police_20_par_20_défaut"><text:span text:style-name="T1">«</text:span></text:span><text:span text:style-name="Police_20_par_20_défaut"><text:span text:style-name="T1"> </text:span></text:span><text:span text:style-name="Police_20_par_20_défaut"><text:span text:style-name="T1">pouvoir</text:span></text:span><text:span text:style-name="Police_20_par_20_défaut"><text:span text:style-name="T1"> </text:span></text:span><text:span text:style-name="Police_20_par_20_défaut"><text:span text:style-name="T1">»</text:span></text:span><text:span text:style-name="Police_20_par_20_défaut"><text:span text:style-name="T1">. Je ne sache pas que l'on ait trouv</text:span></text:span><text:span text:style-name="Police_20_par_20_défaut"><text:span text:style-name="T1">é</text:span></text:span><text:span text:style-name="Police_20_par_20_défaut"><text:span text:style-name="T1"> jusqu'ici le moyen de faire na</text:span></text:span><text:span text:style-name="Police_20_par_20_défaut"><text:span text:style-name="T1">î</text:span></text:span><text:span text:style-name="Police_20_par_20_défaut"><text:span text:style-name="T1">tre </text:span></text:span><text:span text:style-name="Police_20_par_20_défaut"><text:span text:style-name="T1">à</text:span></text:span><text:span text:style-name="Police_20_par_20_défaut"><text:span text:style-name="T1"> volont</text:span></text:span><text:span text:style-name="Police_20_par_20_défaut"><text:span text:style-name="T1">é</text:span></text:span><text:span text:style-name="Police_20_par_20_défaut"><text:span text:style-name="T1"> des Bossuets ou des Racines, ni qu'on puisse calculer quand il en para</text:span></text:span><text:span text:style-name="Police_20_par_20_défaut"><text:span text:style-name="T1">î</text:span></text:span><text:span text:style-name="Police_20_par_20_défaut"><text:span text:style-name="T1">tra.</text:span></text:span></text:p>
      <text:p text:style-name="Normal"><text:span text:style-name="Police_20_par_20_défaut"><text:span text:style-name="T1">Tout ce que l'on peut faire —</text:span></text:span><text:span text:style-name="Police_20_par_20_défaut"><text:span text:style-name="T1"> </text:span></text:span><text:span text:style-name="Police_20_par_20_défaut"><text:span text:style-name="T1">et c'est ce qu'a fait </text:span></text:span><text:span text:style-name="Police_20_par_20_défaut"><text:span text:style-name="T1">M. </text:span></text:span><text:span text:style-name="Police_20_par_20_défaut"><text:span text:style-name="T1">Taine,</text:span></text:span><text:span text:style-name="Police_20_par_20_défaut"><text:span text:style-name="T1"> </text:span></text:span><text:span text:style-name="Police_20_par_20_défaut"><text:span text:style-name="T1">— c'est donc uniquement, dans les parties d'une m</text:span></text:span><text:span text:style-name="Police_20_par_20_défaut"><text:span text:style-name="T1">ê</text:span></text:span><text:span text:style-name="Police_20_par_20_défaut"><text:span text:style-name="T1">me civilisation ou parmi les caract</text:span></text:span><text:span text:style-name="Police_20_par_20_défaut"><text:span text:style-name="T1">è</text:span></text:span><text:span text:style-name="Police_20_par_20_défaut"><text:span text:style-name="T1">res d'un m</text:span></text:span><text:span text:style-name="Police_20_par_20_défaut"><text:span text:style-name="T1">ê</text:span></text:span><text:span text:style-name="Police_20_par_20_défaut"><text:span text:style-name="T1">me individu, de distinguer le principal d'avec l'accessoire, l'important d'avec ce qui l'est moins, et le caract</text:span></text:span><text:span text:style-name="Police_20_par_20_défaut"><text:span text:style-name="T1">è</text:span></text:span><text:span text:style-name="Police_20_par_20_défaut"><text:span text:style-name="T1">re </text:span></text:span><text:span text:style-name="Police_20_par_20_défaut"><text:span text:style-name="T4">essentiel</text:span></text:span><text:span text:style-name="Police_20_par_20_défaut"><text:span text:style-name="T1"> ou </text:span></text:span><text:span text:style-name="Police_20_par_20_défaut"><text:span text:style-name="T4">dominateur</text:span></text:span><text:span text:style-name="Police_20_par_20_défaut"><text:span text:style-name="T1"> d'avec les caract</text:span></text:span><text:span text:style-name="Police_20_par_20_défaut"><text:span text:style-name="T1">è</text:span></text:span><text:span text:style-name="Police_20_par_20_défaut"><text:span text:style-name="T1">res secondaires.</text:span></text:span></text:p>
      <text:p text:style-name="Normal"><text:span text:style-name="Police_20_par_20_défaut"><text:span text:style-name="T1">Vous</text:span></text:span><text:span text:style-name="Police_20_par_20_défaut"><text:span text:style-name="T1"> savez ce que c'est, dans le langage de l'histoire naturelle, qu'un caract</text:span></text:span><text:span text:style-name="Police_20_par_20_défaut"><text:span text:style-name="T1">è</text:span></text:span><text:span text:style-name="Police_20_par_20_défaut"><text:span text:style-name="T1">re essentiel, et </text:span></text:span><text:span text:style-name="Police_20_par_20_défaut"><text:span text:style-name="T1">M. </text:span></text:span><text:span text:style-name="Police_20_par_20_défaut"><text:span text:style-name="T1">Taine lui-m</text:span></text:span><text:span text:style-name="Police_20_par_20_défaut"><text:span text:style-name="T1">ê</text:span></text:span><text:span text:style-name="Police_20_par_20_défaut"><text:span text:style-name="T1">me nous le rappelait il n'y a qu'un instant. C'est un caract</text:span></text:span><text:span text:style-name="Police_20_par_20_défaut"><text:span text:style-name="T1">è</text:span></text:span><text:span text:style-name="Police_20_par_20_défaut"><text:span text:style-name="T1">re dont la variation entra</text:span></text:span><text:span text:style-name="Police_20_par_20_défaut"><text:span text:style-name="T1">î</text:span></text:span><text:span text:style-name="Police_20_par_20_défaut"><text:span text:style-name="T1">ne de soi celle de tous les autres, et, cons</text:span></text:span><text:span text:style-name="Police_20_par_20_défaut"><text:span text:style-name="T1">é</text:span></text:span><text:span text:style-name="Police_20_par_20_défaut"><text:span text:style-name="T1">quemment, dont la pr</text:span></text:span><text:span text:style-name="Police_20_par_20_défaut"><text:span text:style-name="T1">é</text:span></text:span><text:span text:style-name="Police_20_par_20_défaut"><text:span text:style-name="T1">sence d</text:span></text:span><text:span text:style-name="Police_20_par_20_défaut"><text:span text:style-name="T1">é</text:span></text:span><text:span text:style-name="Police_20_par_20_défaut"><text:span text:style-name="T1">termine ou r</text:span></text:span><text:span text:style-name="Police_20_par_20_défaut"><text:span text:style-name="T1">è</text:span></text:span><text:span text:style-name="Police_20_par_20_défaut"><text:span text:style-name="T1">gle toute seule la constitution de l'animal entier. Si, par exemple, la nature du syst</text:span></text:span><text:span text:style-name="Police_20_par_20_défaut"><text:span text:style-name="T1">è</text:span></text:span><text:span text:style-name="Police_20_par_20_défaut"><text:span text:style-name="T1">me dentaire du lion le destine </text:span></text:span><text:span text:style-name="Police_20_par_20_défaut"><text:span text:style-name="T1">à</text:span></text:span><text:span text:style-name="Police_20_par_20_défaut"><text:span text:style-name="T1"> se nourrir de proie vivante et le syst</text:span></text:span><text:span text:style-name="Police_20_par_20_défaut"><text:span text:style-name="T1">è</text:span></text:span><text:span text:style-name="Police_20_par_20_défaut"><text:span text:style-name="T1">me dentaire du cheval </text:span></text:span><text:span text:style-name="Police_20_par_20_défaut"><text:span text:style-name="T1">à</text:span></text:span><text:span text:style-name="Police_20_par_20_défaut"><text:span text:style-name="T1"> se repa</text:span></text:span><text:span text:style-name="Police_20_par_20_défaut"><text:span text:style-name="T1">î</text:span></text:span><text:span text:style-name="Police_20_par_20_défaut"><text:span text:style-name="T1">tre d'herbe, la diff</text:span></text:span><text:span text:style-name="Police_20_par_20_défaut"><text:span text:style-name="T1">é</text:span></text:span><text:span text:style-name="Police_20_par_20_défaut"><text:span text:style-name="T1">rence du syst</text:span></text:span><text:span text:style-name="Police_20_par_20_défaut"><text:span text:style-name="T1">è</text:span></text:span><text:span text:style-name="Police_20_par_20_défaut"><text:span text:style-name="T1">me dentaire , entra</text:span></text:span><text:span text:style-name="Police_20_par_20_défaut"><text:span text:style-name="T1">î</text:span></text:span><text:span text:style-name="Police_20_par_20_défaut"><text:span text:style-name="T1">nant celle de la nourriture, entra</text:span></text:span><text:span text:style-name="Police_20_par_20_défaut"><text:span text:style-name="T1">î</text:span></text:span><text:span text:style-name="Police_20_par_20_défaut"><text:span text:style-name="T1">ne aussi celle de l'appareil digestif, qui entra</text:span></text:span><text:span text:style-name="Police_20_par_20_défaut"><text:span text:style-name="T1">î</text:span></text:span><text:span text:style-name="Police_20_par_20_défaut"><text:span text:style-name="T1">ne celle de l'appareil musculaire, qui entra</text:span></text:span><text:span text:style-name="Police_20_par_20_défaut"><text:span text:style-name="T1">î</text:span></text:span><text:span text:style-name="Police_20_par_20_défaut"><text:span text:style-name="T1">ne celle du syst</text:span></text:span><text:span text:style-name="Police_20_par_20_défaut"><text:span text:style-name="T1">è</text:span></text:span><text:span text:style-name="Police_20_par_20_défaut"><text:span text:style-name="T1">me respiratoire, qui entra</text:span></text:span><text:span text:style-name="Police_20_par_20_défaut"><text:span text:style-name="T1">î</text:span></text:span><text:span text:style-name="Police_20_par_20_défaut"><text:span text:style-name="T1">ne celle de l'appareil de la circulation, de telle sorte que le cheval et le lion nous apparaissent comme essentiellement diff</text:span></text:span><text:span text:style-name="Police_20_par_20_défaut"><text:span text:style-name="T1">é</text:span></text:span><text:span text:style-name="Police_20_par_20_défaut"><text:span text:style-name="T1">renci</text:span></text:span><text:span text:style-name="Police_20_par_20_défaut"><text:span text:style-name="T1">é</text:span></text:span><text:span text:style-name="Police_20_par_20_défaut"><text:span text:style-name="T1">s l'un de l'autre par la nature de leur syst</text:span></text:span><text:span text:style-name="Police_20_par_20_défaut"><text:span text:style-name="T1">è</text:span></text:span><text:span text:style-name="Police_20_par_20_défaut"><text:span text:style-name="T1">me dentaire. On</text:span></text:span><text:span text:style-name="Police_20_par_20_défaut"><text:span text:style-name="T1"> </text:span></text:span><text:span text:style-name="Police_20_par_20_défaut"><text:span text:style-name="T1">dit alors que la nature du syst</text:span></text:span><text:span text:style-name="Police_20_par_20_défaut"><text:span text:style-name="T1">è</text:span></text:span><text:span text:style-name="Police_20_par_20_défaut"><text:span text:style-name="T1">me dentaire est un caract</text:span></text:span><text:span text:style-name="Police_20_par_20_défaut"><text:span text:style-name="T1">è</text:span></text:span><text:span text:style-name="Police_20_par_20_défaut"><text:span text:style-name="T1">re </text:span></text:span><text:span text:style-name="Police_20_par_20_défaut"><text:span text:style-name="T4">essentiel</text:span></text:span><text:span text:style-name="Police_20_par_20_défaut"><text:span text:style-name="T1"> ou</text:span></text:span><text:span text:style-name="Police_20_par_20_défaut"><text:span text:style-name="T1"> </text:span></text:span><text:span text:style-name="Police_20_par_20_défaut"><text:span text:style-name="T4">dominateur</text:span></text:span><text:span text:style-name="Police_20_par_20_défaut"><text:span text:style-name="T1"> </text:span></text:span><text:span text:style-name="Police_20_par_20_défaut"><text:span text:style-name="T1">;</text:span></text:span><text:span text:style-name="Police_20_par_20_défaut"><text:span text:style-name="T1"> et c'est effectivement ce qu'exprime la classification quand elle range le lion parmi les </text:span></text:span><text:span text:style-name="Police_20_par_20_défaut"><text:span text:style-name="T4">carnassiers</text:span></text:span><text:span text:style-name="Police_20_par_20_défaut"><text:span text:style-name="T1">, et le cheval parmi les </text:span></text:span><text:span text:style-name="Police_20_par_20_défaut"><text:span text:style-name="T4">herbivores</text:span></text:span><text:span text:style-name="Police_20_par_20_défaut"><text:span text:style-name="T1">.</text:span></text:span></text:p>
      <text:p text:style-name="Normal"><text:span text:style-name="Police_20_par_20_défaut"><text:span text:style-name="T1">Je vous renvoie d'ailleurs, pour de plus amples d</text:span></text:span><text:span text:style-name="Police_20_par_20_défaut"><text:span text:style-name="T1">é</text:span></text:span><text:span text:style-name="Police_20_par_20_défaut"><text:span text:style-name="T1">tails —</text:span></text:span><text:span text:style-name="Police_20_par_20_défaut"><text:span text:style-name="T1"> </text:span></text:span><text:span text:style-name="Police_20_par_20_défaut"><text:span text:style-name="T1">dont vous ne sauriez </text:span></text:span><text:span text:style-name="Police_20_par_20_défaut"><text:span text:style-name="T1">ê</text:span></text:span><text:span text:style-name="Police_20_par_20_défaut"><text:span text:style-name="T1">tre trop curieux,</text:span></text:span><text:span text:style-name="Police_20_par_20_défaut"><text:span text:style-name="T1"> </text:span></text:span><text:span text:style-name="Police_20_par_20_défaut"><text:span text:style-name="T1">— au livre d'</text:span></text:span><text:span text:style-name="Police_20_par_20_défaut"><text:span text:style-name="T1">A</text:span></text:span><text:span text:style-name="Police_20_par_20_défaut"><text:span text:style-name="T1">gassiz sur </text:span></text:span><text:span text:style-name="Police_20_par_20_défaut"><text:span text:style-name="T1">l’</text:span></text:span><text:span text:style-name="Police_20_par_20_défaut"><text:span text:style-name="T4">Esp</text:span></text:span><text:span text:style-name="Police_20_par_20_défaut"><text:span text:style-name="T4">è</text:span></text:span><text:span text:style-name="Police_20_par_20_défaut"><text:span text:style-name="T4">ce et la Classification</text:span></text:span><text:span text:style-name="Police_20_par_20_défaut"><text:span text:style-name="T1">, ou encore et surtout </text:span></text:span><text:span text:style-name="Police_20_par_20_défaut"><text:span text:style-name="T1">à</text:span></text:span><text:span text:style-name="Police_20_par_20_défaut"><text:span text:style-name="T1"> celui que Milne-Edwards a jadis donn</text:span></text:span><text:span text:style-name="Police_20_par_20_défaut"><text:span text:style-name="T1">é</text:span></text:span><text:span text:style-name="Police_20_par_20_défaut"><text:span text:style-name="T1"> sous le titre d'</text:span></text:span><text:span text:style-name="Police_20_par_20_défaut"><text:span text:style-name="T4">Introduction </text:span></text:span><text:span text:style-name="Police_20_par_20_défaut"><text:span text:style-name="T4">à</text:span></text:span><text:span text:style-name="Police_20_par_20_défaut"><text:span text:style-name="T4"> la Zoologie g</text:span></text:span><text:span text:style-name="Police_20_par_20_défaut"><text:span text:style-name="T4">é</text:span></text:span><text:span text:style-name="Police_20_par_20_défaut"><text:span text:style-name="T4">n</text:span></text:span><text:span text:style-name="Police_20_par_20_défaut"><text:span text:style-name="T4">é</text:span></text:span><text:span text:style-name="Police_20_par_20_défaut"><text:span text:style-name="T4">rale</text:span></text:span><text:span text:style-name="Police_20_par_20_défaut"><text:span text:style-name="T1">. </text:span></text:span><text:span text:style-name="Police_20_par_20_défaut"><text:span text:style-name="T1">Vous</text:span></text:span><text:span text:style-name="Police_20_par_20_défaut"><text:span text:style-name="T1"> y apprendrez bien des choses, et celle-ci notamment, qui a </text:span></text:span><text:soft-page-break/><text:span text:style-name="Police_20_par_20_défaut"><text:span text:style-name="T1">son prix, qu'il s'en faut de beaucoup, qu'en zoologie m</text:span></text:span><text:span text:style-name="Police_20_par_20_défaut"><text:span text:style-name="T1">ê</text:span></text:span><text:span text:style-name="Police_20_par_20_défaut"><text:span text:style-name="T1">me, le caract</text:span></text:span><text:span text:style-name="Police_20_par_20_défaut"><text:span text:style-name="T1">è</text:span></text:span><text:span text:style-name="Police_20_par_20_défaut"><text:span text:style-name="T1">re essentiel ou dominateur ait l'importance absolue qu'on lui a quelquefois attribu</text:span></text:span><text:span text:style-name="Police_20_par_20_défaut"><text:span text:style-name="T1">é</text:span></text:span><text:span text:style-name="Police_20_par_20_défaut"><text:span text:style-name="T1">e.</text:span></text:span></text:p>
      <text:p text:style-name="Normal"><text:span text:style-name="Police_20_par_20_défaut"><text:span text:style-name="T1">C'est au surplus ce que je vous montrerais — sans avoir besoin d'invoquer pour cela l'autorit</text:span></text:span><text:span text:style-name="Police_20_par_20_défaut"><text:span text:style-name="T1">é</text:span></text:span><text:span text:style-name="Police_20_par_20_défaut"><text:span text:style-name="T1"> des zoologistes, — si seulement nous consid</text:span></text:span><text:span text:style-name="Police_20_par_20_défaut"><text:span text:style-name="T1">é</text:span></text:span><text:span text:style-name="Police_20_par_20_défaut"><text:span text:style-name="T1">rions la d</text:span></text:span><text:span text:style-name="Police_20_par_20_défaut"><text:span text:style-name="T1">é</text:span></text:span><text:span text:style-name="Police_20_par_20_défaut"><text:span text:style-name="T1">finition qu'on propose du caract</text:span></text:span><text:span text:style-name="Police_20_par_20_défaut"><text:span text:style-name="T1">è</text:span></text:span><text:span text:style-name="Police_20_par_20_défaut"><text:span text:style-name="T1">re</text:span></text:span><text:span text:style-name="Police_20_par_20_défaut"><text:span text:style-name="T4"> essentiel</text:span></text:span><text:span text:style-name="Police_20_par_20_défaut"><text:span text:style-name="T1">. En tant que d</text:span></text:span><text:span text:style-name="Police_20_par_20_défaut"><text:span text:style-name="T1">é</text:span></text:span><text:span text:style-name="Police_20_par_20_défaut"><text:span text:style-name="T1">finis par leurs caract</text:span></text:span><text:span text:style-name="Police_20_par_20_défaut"><text:span text:style-name="T1">è</text:span></text:span><text:span text:style-name="Police_20_par_20_défaut"><text:span text:style-name="T1">res </text:span></text:span><text:span text:style-name="Police_20_par_20_défaut"><text:span text:style-name="T4">essentiels</text:span></text:span><text:span text:style-name="Police_20_par_20_défaut"><text:span text:style-name="T1">, ne prouverait</text:span></text:span><text:span text:style-name="Police_20_par_20_défaut"><text:span text:style-name="T1">-</text:span></text:span><text:span text:style-name="Police_20_par_20_défaut"><text:span text:style-name="T1">on pas, en effet, que le tigre est un lion, ou que le cheval est un </text:span></text:span><text:span text:style-name="Police_20_par_20_défaut"><text:span text:style-name="T1">â</text:span></text:span><text:span text:style-name="Police_20_par_20_défaut"><text:span text:style-name="T1">ne</text:span></text:span><text:span text:style-name="Police_20_par_20_défaut"><text:span text:style-name="T1"> ?</text:span></text:span><text:span text:style-name="Police_20_par_20_défaut"><text:span text:style-name="T1"> Ce qui revient </text:span></text:span><text:span text:style-name="Police_20_par_20_défaut"><text:span text:style-name="T1">à</text:span></text:span><text:span text:style-name="Police_20_par_20_défaut"><text:span text:style-name="T1"> dire que ce qui les distingue l'un de l'autre, c'est justement ceux de leurs caract</text:span></text:span><text:span text:style-name="Police_20_par_20_défaut"><text:span text:style-name="T1">è</text:span></text:span><text:span text:style-name="Police_20_par_20_défaut"><text:span text:style-name="T1">res que la zoologie n'appelle pas essentiels. Le tigre et le lion sont des vert</text:span></text:span><text:span text:style-name="Police_20_par_20_défaut"><text:span text:style-name="T1">é</text:span></text:span><text:span text:style-name="Police_20_par_20_défaut"><text:span text:style-name="T1">br</text:span></text:span><text:span text:style-name="Police_20_par_20_défaut"><text:span text:style-name="T1">é</text:span></text:span><text:span text:style-name="Police_20_par_20_défaut"><text:span text:style-name="T1">s, sont des mammif</text:span></text:span><text:span text:style-name="Police_20_par_20_défaut"><text:span text:style-name="T1">è</text:span></text:span><text:span text:style-name="Police_20_par_20_défaut"><text:span text:style-name="T1">res, sont des carnassiers, sont des f</text:span></text:span><text:span text:style-name="Police_20_par_20_défaut"><text:span text:style-name="T1">é</text:span></text:span><text:span text:style-name="Police_20_par_20_défaut"><text:span text:style-name="T1">lins</text:span></text:span><text:span text:style-name="Police_20_par_20_défaut"><text:span text:style-name="T1"> ;</text:span></text:span><text:span text:style-name="Police_20_par_20_défaut"><text:span text:style-name="T1"> et pareillement l'</text:span></text:span><text:span text:style-name="Police_20_par_20_défaut"><text:span text:style-name="T1">â</text:span></text:span><text:span text:style-name="Police_20_par_20_défaut"><text:span text:style-name="T1">ne et le cheval sont des </text:span></text:span><text:span text:style-name="Police_20_par_20_défaut"><text:span text:style-name="T1">é</text:span></text:span><text:span text:style-name="Police_20_par_20_défaut"><text:span text:style-name="T1">quid</text:span></text:span><text:span text:style-name="Police_20_par_20_défaut"><text:span text:style-name="T1">é</text:span></text:span><text:span text:style-name="Police_20_par_20_défaut"><text:span text:style-name="T1">s, sont des herbivores, sont des mammif</text:span></text:span><text:span text:style-name="Police_20_par_20_défaut"><text:span text:style-name="T1">è</text:span></text:span><text:span text:style-name="Police_20_par_20_défaut"><text:span text:style-name="T1">res, sont des vert</text:span></text:span><text:span text:style-name="Police_20_par_20_défaut"><text:span text:style-name="T1">é</text:span></text:span><text:span text:style-name="Police_20_par_20_défaut"><text:span text:style-name="T1">br</text:span></text:span><text:span text:style-name="Police_20_par_20_défaut"><text:span text:style-name="T1">é</text:span></text:span><text:span text:style-name="Police_20_par_20_défaut"><text:span text:style-name="T1">s. Le caract</text:span></text:span><text:span text:style-name="Police_20_par_20_défaut"><text:span text:style-name="T1">è</text:span></text:span><text:span text:style-name="Police_20_par_20_défaut"><text:span text:style-name="T1">re dominateur, qui les diff</text:span></text:span><text:span text:style-name="Police_20_par_20_défaut"><text:span text:style-name="T1">é</text:span></text:span><text:span text:style-name="Police_20_par_20_défaut"><text:span text:style-name="T1">rencie comme repr</text:span></text:span><text:span text:style-name="Police_20_par_20_défaut"><text:span text:style-name="T1">é</text:span></text:span><text:span text:style-name="Police_20_par_20_défaut"><text:span text:style-name="T1">sentants de leur famille ou de leur classe, lie les diff</text:span></text:span><text:span text:style-name="Police_20_par_20_défaut"><text:span text:style-name="T1">é</text:span></text:span><text:span text:style-name="Police_20_par_20_défaut"><text:span text:style-name="T1">rencie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qu'</text:span></text:span><text:span text:style-name="Police_20_par_20_défaut"><text:span text:style-name="T1">à</text:span></text:span><text:span text:style-name="Police_20_par_20_défaut"><text:span text:style-name="T1"> peine comme repr</text:span></text:span><text:span text:style-name="Police_20_par_20_défaut"><text:span text:style-name="T1">é</text:span></text:span><text:span text:style-name="Police_20_par_20_défaut"><text:span text:style-name="T1">sentants de leur genre ou de leur esp</text:span></text:span><text:span text:style-name="Police_20_par_20_défaut"><text:span text:style-name="T1">è</text:span></text:span><text:span text:style-name="Police_20_par_20_défaut"><text:span text:style-name="T1">ce. A plus forte</text:span></text:span><text:span text:style-name="Police_20_par_20_défaut"><text:span text:style-name="T1"> </text:span></text:span><text:span text:style-name="Police_20_par_20_défaut"><text:span text:style-name="T1">raison, ne peut-on pas dire qu'il les individualise. Semblablement, et pour rentrer dans le plein de notre sujet, en tant qu'un drame ou qu'un roman expriment et traduisent l'esprit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 de leur temps, c'est pr</text:span></text:span><text:span text:style-name="Police_20_par_20_défaut"><text:span text:style-name="T1">é</text:span></text:span><text:span text:style-name="Police_20_par_20_défaut"><text:span text:style-name="T1">cis</text:span></text:span><text:span text:style-name="Police_20_par_20_défaut"><text:span text:style-name="T1">é</text:span></text:span><text:span text:style-name="Police_20_par_20_défaut"><text:span text:style-name="T1">ment en cela qu'ils ne sont pas seuls de leur esp</text:span></text:span><text:span text:style-name="Police_20_par_20_défaut"><text:span text:style-name="T1">è</text:span></text:span><text:span text:style-name="Police_20_par_20_défaut"><text:span text:style-name="T1">ce, uniques et inimitables, qu'ils sont le </text:span></text:span><text:span text:style-name="Police_20_par_20_défaut"><text:span text:style-name="T4">Grand Cyrus</text:span></text:span><text:span text:style-name="Police_20_par_20_défaut"><text:span text:style-name="T1"> au lieu de la </text:span></text:span><text:span text:style-name="Police_20_par_20_défaut"><text:span text:style-name="T4">Princesse de Cl</text:span></text:span><text:span text:style-name="Police_20_par_20_défaut"><text:span text:style-name="T4">è</text:span></text:span><text:span text:style-name="Police_20_par_20_défaut"><text:span text:style-name="T4">ves, Astrate</text:span></text:span><text:span text:style-name="Police_20_par_20_défaut"><text:span text:style-name="T1"> ou</text:span></text:span><text:span text:style-name="Police_20_par_20_défaut"><text:span text:style-name="T4"> Bell</text:span></text:span><text:span text:style-name="Police_20_par_20_défaut"><text:span text:style-name="T4">é</text:span></text:span><text:span text:style-name="Police_20_par_20_défaut"><text:span text:style-name="T4">rophon</text:span></text:span><text:span text:style-name="Police_20_par_20_défaut"><text:span text:style-name="T1"> au lieu de </text:span></text:span><text:span text:style-name="Police_20_par_20_défaut"><text:span text:style-name="T4">Britannicus</text:span></text:span><text:span text:style-name="Police_20_par_20_défaut"><text:span text:style-name="T1"> ou d</text:span></text:span><text:span text:style-name="Police_20_par_20_défaut"><text:span text:style-name="T1">’</text:span></text:span><text:span text:style-name="Police_20_par_20_défaut"><text:span text:style-name="T4">Athalie</text:span></text:span><text:span text:style-name="Police_20_par_20_défaut"><text:span text:style-name="T1">.</text:span></text:span><text:span text:style-name="Police_20_par_20_défaut"><text:span text:style-name="T4"> </text:span></text:span><text:span text:style-name="Police_20_par_20_défaut"><text:span text:style-name="T1">C'est </text:span></text:span><text:span text:style-name="Police_20_par_20_défaut"><text:span text:style-name="T1">é</text:span></text:span><text:span text:style-name="Police_20_par_20_défaut"><text:span text:style-name="T1">galement en cela qu'ils sont presque anonymes</text:span></text:span><text:span text:style-name="Police_20_par_20_défaut"><text:span text:style-name="T1">...</text:span></text:span><text:span text:style-name="Police_20_par_20_défaut"><text:span text:style-name="T1"> Mais comme c'est encore une question que nous retrouverons, je passe, et je viens </text:span></text:span><text:span text:style-name="Police_20_par_20_défaut"><text:span text:style-name="T1">à</text:span></text:span><text:span text:style-name="Police_20_par_20_défaut"><text:span text:style-name="T1"> la mani</text:span></text:span><text:span text:style-name="Police_20_par_20_défaut"><text:span text:style-name="T1">è</text:span></text:span><text:span text:style-name="Police_20_par_20_défaut"><text:span text:style-name="T1">re dont </text:span></text:span><text:span text:style-name="Police_20_par_20_défaut"><text:span text:style-name="T1">M. </text:span></text:span><text:span text:style-name="Police_20_par_20_défaut"><text:span text:style-name="T1">Taine a essay</text:span></text:span><text:span text:style-name="Police_20_par_20_défaut"><text:span text:style-name="T1">é</text:span></text:span><text:span text:style-name="Police_20_par_20_défaut"><text:span text:style-name="T1"> de d</text:span></text:span><text:span text:style-name="Police_20_par_20_défaut"><text:span text:style-name="T1">é</text:span></text:span><text:span text:style-name="Police_20_par_20_défaut"><text:span text:style-name="T1">terminer ce caract</text:span></text:span><text:span text:style-name="Police_20_par_20_défaut"><text:span text:style-name="T1">è</text:span></text:span><text:span text:style-name="Police_20_par_20_défaut"><text:span text:style-name="T1">re essentiel.</text:span></text:span></text:p>
      <text:p text:style-name="Normal"><text:span text:style-name="Police_20_par_20_défaut"><text:span text:style-name="T1">Il a donc reconnu les donn</text:span></text:span><text:span text:style-name="Police_20_par_20_défaut"><text:span text:style-name="T1">é</text:span></text:span><text:span text:style-name="Police_20_par_20_défaut"><text:span text:style-name="T1">es </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mentaires de </text:span></text:span><text:span text:style-name="Police_20_par_20_défaut"><text:span text:style-name="T1">l</text:span></text:span><text:span text:style-name="Police_20_par_20_défaut"><text:span text:style-name="T1">a psychologi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 et, sous l'influence de la race, du milieu et du moment, il s'est propos</text:span></text:span><text:span text:style-name="Police_20_par_20_défaut"><text:span text:style-name="T1">é</text:span></text:span><text:span text:style-name="Police_20_par_20_défaut"><text:span text:style-name="T1"> d'</text:span></text:span><text:span text:style-name="Police_20_par_20_défaut"><text:span text:style-name="T1">é</text:span></text:span><text:span text:style-name="Police_20_par_20_défaut"><text:span text:style-name="T1">tudier les variations qu'elles subissaient</text:span></text:span><text:span text:style-name="Police_20_par_20_défaut"><text:span text:style-name="T1"> ;</text:span></text:span><text:span text:style-name="Police_20_par_20_défaut"><text:span text:style-name="T1"> par suite, les positions successives qu'elles prenaient, si je puis ainsi dire, les formes nouvelles qu'elles affectaient, les combinaisons impr</text:span></text:span><text:span text:style-name="Police_20_par_20_défaut"><text:span text:style-name="T1">é</text:span></text:span><text:span text:style-name="Police_20_par_20_défaut"><text:span text:style-name="T1">vues qu'elles constituaient. Rappelez</text:span></text:span><text:span text:style-name="Police_20_par_20_défaut"><text:span text:style-name="T1">-</text:span></text:span><text:span text:style-name="Police_20_par_20_défaut"><text:span text:style-name="T1">vous l</text:span></text:span><text:span text:style-name="Police_20_par_20_défaut"><text:span text:style-name="T1">à</text:span></text:span><text:span text:style-name="Police_20_par_20_défaut"><text:span text:style-name="T1">-dessus qu'il suffit, pour d</text:span></text:span><text:span text:style-name="Police_20_par_20_défaut"><text:span text:style-name="T1">é</text:span></text:span><text:span text:style-name="Police_20_par_20_défaut"><text:span text:style-name="T1">frayer la diversit</text:span></text:span><text:span text:style-name="Police_20_par_20_défaut"><text:span text:style-name="T1">é</text:span></text:span><text:span text:style-name="Police_20_par_20_défaut"><text:span text:style-name="T1"> des combinaisons de la chimie organique, de trois ou quatre corps, pas davantage, unis ou combin</text:span></text:span><text:span text:style-name="Police_20_par_20_défaut"><text:span text:style-name="T1">é</text:span></text:span><text:span text:style-name="Police_20_par_20_défaut"><text:span text:style-name="T1">s dans des proportions diff</text:span></text:span><text:span text:style-name="Police_20_par_20_défaut"><text:span text:style-name="T1">é</text:span></text:span><text:span text:style-name="Police_20_par_20_défaut"><text:span text:style-name="T1">rentes. Rappelez-vous </text:span></text:span><text:span text:style-name="Police_20_par_20_défaut"><text:span text:style-name="T1">é</text:span></text:span><text:span text:style-name="Police_20_par_20_défaut"><text:span text:style-name="T1">galement que nous avons, tous tant que nous sommes, un front, un nez, deux yeux, une bouche, dispos</text:span></text:span><text:span text:style-name="Police_20_par_20_défaut"><text:span text:style-name="T1">é</text:span></text:span><text:span text:style-name="Police_20_par_20_défaut"><text:span text:style-name="T1">s d'une mani</text:span></text:span><text:span text:style-name="Police_20_par_20_défaut"><text:span text:style-name="T1">è</text:span></text:span><text:span text:style-name="Police_20_par_20_défaut"><text:span text:style-name="T1">re respectivement analogue, et que cela suffit pourtant </text:span></text:span><text:span text:style-name="Police_20_par_20_défaut"><text:span text:style-name="T1">à</text:span></text:span><text:span text:style-name="Police_20_par_20_défaut"><text:span text:style-name="T1"> composer l'infinie dissemblance des visages humains. </text:span></text:span><text:span text:style-name="Police_20_par_20_défaut"><text:span text:style-name="T4">Entia non multiplicanda sunt pr</text:span></text:span><text:span text:style-name="Police_20_par_20_défaut"><text:span text:style-name="T4">æ</text:span></text:span><text:span text:style-name="Police_20_par_20_défaut"><text:span text:style-name="T4">ter neces</text:span></text:span><text:span text:style-name="Police_20_par_20_défaut"><text:span text:style-name="T4">sitatem</text:span></text:span><text:span text:style-name="Police_20_par_20_défaut"><text:span text:style-name="T1">, disait la, philosophie scolastique</text:span></text:span><text:span text:style-name="Police_20_par_20_défaut"><text:span text:style-name="T1"> ;</text:span></text:span><text:span text:style-name="Police_20_par_20_défaut"><text:span text:style-name="T1"> et je traduirais volontiers l'aphorisme en disant que le nombre n'est pas la condition de la complexit</text:span></text:span><text:span text:style-name="Police_20_par_20_défaut"><text:span text:style-name="T1">é</text:span></text:span><text:span text:style-name="Police_20_par_20_défaut"><text:span text:style-name="T1">.</text:span></text:span></text:p>
      <text:p><text:soft-page-break/>Ce qu'on appelle la race — nous dit M. Taine dans son<text:span text:style-name="Police_20_par_20_défaut"><text:span text:style-name="T15"> Histoire de la litt</text:span></text:span><text:span text:style-name="Police_20_par_20_défaut"><text:span text:style-name="T15">é</text:span></text:span><text:span text:style-name="Police_20_par_20_défaut"><text:span text:style-name="T15">rature anglaise, </text:span></text:span>— ce sont ces dispositions innées et héréditaires que l'homme apporte avec lui à la lumière et qui ordinairement sont jointes à des différences marquées dans le tempérament et dans la structure du corps... Il y a naturellement des variétés d'hommes, comme des variétés de taureaux et de chevaux, les unes braves et intelligentes, les autres timides et bornées, <text:span text:style-name="Citation_20_Car">l</text:span>es unes capables de conceptions et de créations supérieures, les autres réduites aux idées et aux inventions rudimentaires, quelques-unes appropriées plus particulièrement à certaines œuvres, et approvisionnées plus richement de certains instincts, comme on voit des races de chiens douées, les unes pour la course, les autres pour le combat, les autres pour la chasse, les autres enfin pour la garde des maisons ou des troupeaux.</text:p>
      <text:p text:style-name="Normal"><text:span text:style-name="Police_20_par_20_défaut"><text:span text:style-name="T1">C'est ainsi qu'un Anglais diff</text:span></text:span><text:span text:style-name="Police_20_par_20_défaut"><text:span text:style-name="T1">è</text:span></text:span><text:span text:style-name="Police_20_par_20_défaut"><text:span text:style-name="T1">re d'un Fran</text:span></text:span><text:span text:style-name="Police_20_par_20_défaut"><text:span text:style-name="T1">ç</text:span></text:span><text:span text:style-name="Police_20_par_20_défaut"><text:span text:style-name="T1">ais, ou, pour mieux dire encore — et ne pas brouiller des choses qui doivent demeurer distinctes, — c'est ainsi qu'un Anglo-Saxon, remu</text:span></text:span><text:span text:style-name="Police_20_par_20_défaut"><text:span text:style-name="T1">é</text:span></text:span><text:span text:style-name="Police_20_par_20_défaut"><text:span text:style-name="T1"> de Normand, diff</text:span></text:span><text:span text:style-name="Police_20_par_20_défaut"><text:span text:style-name="T1">è</text:span></text:span><text:span text:style-name="Police_20_par_20_défaut"><text:span text:style-name="T1">re d'un Gallo</text:span></text:span><text:span text:style-name="Police_20_par_20_défaut"><text:span text:style-name="T1">-</text:span></text:span><text:span text:style-name="Police_20_par_20_défaut"><text:span text:style-name="T1">Romain, crois</text:span></text:span><text:span text:style-name="Police_20_par_20_défaut"><text:span text:style-name="T1">é</text:span></text:span><text:span text:style-name="Police_20_par_20_défaut"><text:span text:style-name="T1"> de Germain. Ils n'ont ni le m</text:span></text:span><text:span text:style-name="Police_20_par_20_défaut"><text:span text:style-name="T1">ê</text:span></text:span><text:span text:style-name="Police_20_par_20_défaut"><text:span text:style-name="T1">me temp</text:span></text:span><text:span text:style-name="Police_20_par_20_défaut"><text:span text:style-name="T1">é</text:span></text:span><text:span text:style-name="Police_20_par_20_défaut"><text:span text:style-name="T1">rament, ni la m</text:span></text:span><text:span text:style-name="Police_20_par_20_défaut"><text:span text:style-name="T1">ê</text:span></text:span><text:span text:style-name="Police_20_par_20_défaut"><text:span text:style-name="T1">me nature physique, ni les m</text:span></text:span><text:span text:style-name="Police_20_par_20_défaut"><text:span text:style-name="T1">ê</text:span></text:span><text:span text:style-name="Police_20_par_20_défaut"><text:span text:style-name="T1">mes aptitudes originelles d'esprit</text:span></text:span><text:span text:style-name="Police_20_par_20_défaut"><text:span text:style-name="T1"> :</text:span></text:span><text:span text:style-name="Police_20_par_20_défaut"><text:span text:style-name="T1"> </text:span></text:span><text:span text:style-name="Police_20_par_20_défaut"><text:span text:style-name="T1">Voltaire</text:span></text:span><text:span text:style-name="Police_20_par_20_défaut"><text:span text:style-name="T1"> n'e</text:span></text:span><text:span text:style-name="Police_20_par_20_défaut"><text:span text:style-name="T1">û</text:span></text:span><text:span text:style-name="Police_20_par_20_défaut"><text:span text:style-name="T1">t pas pu na</text:span></text:span><text:span text:style-name="Police_20_par_20_défaut"><text:span text:style-name="T1">î</text:span></text:span><text:span text:style-name="Police_20_par_20_défaut"><text:span text:style-name="T1">tre </text:span></text:span><text:span text:style-name="Police_20_par_20_défaut"><text:span text:style-name="T1">à</text:span></text:span><text:span text:style-name="Police_20_par_20_défaut"><text:span text:style-name="T1">. Londres, ni Shakespeare </text:span></text:span><text:span text:style-name="Police_20_par_20_défaut"><text:span text:style-name="T1">à</text:span></text:span><text:span text:style-name="Police_20_par_20_défaut"><text:span text:style-name="T1"> la Pert</text:span></text:span><text:span text:style-name="Police_20_par_20_défaut"><text:span text:style-name="T1">é</text:span></text:span><text:span text:style-name="Police_20_par_20_défaut"><text:span text:style-name="T1">-Milon. A plus forte raison, les Aryens diff</text:span></text:span><text:span text:style-name="Police_20_par_20_défaut"><text:span text:style-name="T1">è</text:span></text:span><text:span text:style-name="Police_20_par_20_défaut"><text:span text:style-name="T1">rent-ils des S</text:span></text:span><text:span text:style-name="Police_20_par_20_défaut"><text:span text:style-name="T1">é</text:span></text:span><text:span text:style-name="Police_20_par_20_défaut"><text:span text:style-name="T1">mites, les</text:span></text:span><text:span text:style-name="Police_20_par_20_défaut"><text:span text:style-name="T1"> </text:span></text:span><text:span text:style-name="Police_20_par_20_défaut"><text:span text:style-name="T4">V</text:span></text:span><text:span text:style-name="Police_20_par_20_défaut"><text:span text:style-name="T4">é</text:span></text:span><text:span text:style-name="Police_20_par_20_défaut"><text:span text:style-name="T4">das</text:span></text:span><text:span text:style-name="Police_20_par_20_défaut"><text:span text:style-name="T1"> de la Bible ou du </text:span></text:span><text:span text:style-name="Police_20_par_20_défaut"><text:span text:style-name="T4">Coran,</text:span></text:span><text:span text:style-name="Police_20_par_20_défaut"><text:span text:style-name="T1"> et </text:span></text:span><text:span text:style-name="Police_20_par_20_défaut"><text:span text:style-name="T1">Valmiki</text:span></text:span><text:span text:style-name="Police_20_par_20_défaut"><text:span text:style-name="T1">, l'auteur pr</text:span></text:span><text:span text:style-name="Police_20_par_20_défaut"><text:span text:style-name="T1">é</text:span></text:span><text:span text:style-name="Police_20_par_20_défaut"><text:span text:style-name="T1">sum</text:span></text:span><text:span text:style-name="Police_20_par_20_défaut"><text:span text:style-name="T1">é</text:span></text:span><text:span text:style-name="Police_20_par_20_défaut"><text:span text:style-name="T1"> du </text:span></text:span><text:span text:style-name="Police_20_par_20_défaut"><text:span text:style-name="T4">Ramayana,</text:span></text:span><text:span text:style-name="Police_20_par_20_défaut"><text:span text:style-name="T1"> d'Isa</text:span></text:span><text:span text:style-name="Police_20_par_20_défaut"><text:span text:style-name="T1">ï</text:span></text:span><text:span text:style-name="Police_20_par_20_défaut"><text:span text:style-name="T1">e ou de J</text:span></text:span><text:span text:style-name="Police_20_par_20_défaut"><text:span text:style-name="T1">é</text:span></text:span><text:span text:style-name="Police_20_par_20_défaut"><text:span text:style-name="T1">r</text:span></text:span><text:span text:style-name="Police_20_par_20_défaut"><text:span text:style-name="T1">é</text:span></text:span><text:span text:style-name="Police_20_par_20_défaut"><text:span text:style-name="T1">mie. La capacit</text:span></text:span><text:span text:style-name="Police_20_par_20_défaut"><text:span text:style-name="T1">é</text:span></text:span><text:span text:style-name="Police_20_par_20_défaut"><text:span text:style-name="T1"> m</text:span></text:span><text:span text:style-name="Police_20_par_20_défaut"><text:span text:style-name="T1">é</text:span></text:span><text:span text:style-name="Police_20_par_20_défaut"><text:span text:style-name="T1">taphysique, l'aptitude aux grandes synth</text:span></text:span><text:span text:style-name="Police_20_par_20_défaut"><text:span text:style-name="T1">è</text:span></text:span><text:span text:style-name="Police_20_par_20_défaut"><text:span text:style-name="T1">ses, extraordinaire chez les Aryens de l'Inde, jusqu'</text:span></text:span><text:span text:style-name="Police_20_par_20_défaut"><text:span text:style-name="T1">à</text:span></text:span><text:span text:style-name="Police_20_par_20_défaut"><text:span text:style-name="T1"> en </text:span></text:span><text:span text:style-name="Police_20_par_20_défaut"><text:span text:style-name="T1">ê</text:span></text:span><text:span text:style-name="Police_20_par_20_défaut"><text:span text:style-name="T1">tre morbide, est faible, ou pour mieux dire, elle est nulle che</text:span></text:span><text:span text:style-name="Police_20_par_20_défaut"><text:span text:style-name="T1">z</text:span></text:span><text:span text:style-name="Police_20_par_20_défaut"><text:span text:style-name="T1"> les S</text:span></text:span><text:span text:style-name="Police_20_par_20_défaut"><text:span text:style-name="T1">é</text:span></text:span><text:span text:style-name="Police_20_par_20_défaut"><text:span text:style-name="T1">mites. Et la diff</text:span></text:span><text:span text:style-name="Police_20_par_20_défaut"><text:span text:style-name="T1">é</text:span></text:span><text:span text:style-name="Police_20_par_20_défaut"><text:span text:style-name="T1">rence enfin devient aussi grande qu'il se puisse, l'</text:span></text:span><text:span text:style-name="Police_20_par_20_défaut"><text:span text:style-name="T1">opposition</text:span></text:span><text:span text:style-name="Police_20_par_20_défaut"><text:span text:style-name="T1"> aussi profonde, l'impossibilit</text:span></text:span><text:span text:style-name="Police_20_par_20_défaut"><text:span text:style-name="T1">é</text:span></text:span><text:span text:style-name="Police_20_par_20_défaut"><text:span text:style-name="T1"> de s'entendre et de communique</text:span></text:span><text:span text:style-name="Police_20_par_20_défaut"><text:span text:style-name="T1">r aussi radicale, quand on com</text:span></text:span><text:span text:style-name="Police_20_par_20_défaut"><text:span text:style-name="T1">pare l'homme jaune </text:span></text:span><text:span text:style-name="Police_20_par_20_défaut"><text:span text:style-name="T1">à</text:span></text:span><text:span text:style-name="Police_20_par_20_défaut"><text:span text:style-name="T1"> l'homme blanc, le Chinois, par exemple, au S</text:span></text:span><text:span text:style-name="Police_20_par_20_défaut"><text:span text:style-name="T1">é</text:span></text:span><text:span text:style-name="Police_20_par_20_défaut"><text:span text:style-name="T1">mite lui-m</text:span></text:span><text:span text:style-name="Police_20_par_20_défaut"><text:span text:style-name="T1">ê</text:span></text:span><text:span text:style-name="Police_20_par_20_défaut"><text:span text:style-name="T1">me ou </text:span></text:span><text:span text:style-name="Police_20_par_20_défaut"><text:span text:style-name="T1">à</text:span></text:span><text:span text:style-name="Police_20_par_20_défaut"><text:span text:style-name="T1"> l'Aryen, Confucius avec Mahomet, et Lao-Tseu avec </text:span></text:span><text:span text:style-name="Police_20_par_20_défaut"><text:span text:style-name="T1">Ç</text:span></text:span><text:span text:style-name="Police_20_par_20_défaut"><text:span text:style-name="T1">akya</text:span></text:span><text:span text:style-name="Police_20_par_20_défaut"><text:span text:style-name="T1">-</text:span></text:span><text:span text:style-name="Police_20_par_20_défaut"><text:span text:style-name="T1">Mouni.</text:span></text:span></text:p>
      <text:p text:style-name="Normal"><text:span text:style-name="Police_20_par_20_défaut"><text:span text:style-name="T1">Si l'on dit vrai, si l'on ne se m</text:span></text:span><text:span text:style-name="Police_20_par_20_défaut"><text:span text:style-name="T1">é</text:span></text:span><text:span text:style-name="Police_20_par_20_défaut"><text:span text:style-name="T1">prend pas sur la nature de ces diff</text:span></text:span><text:span text:style-name="Police_20_par_20_défaut"><text:span text:style-name="T1">é</text:span></text:span><text:span text:style-name="Police_20_par_20_défaut"><text:span text:style-name="T1">rences, c'est ce qu'il nous faudra bient</text:span></text:span><text:span text:style-name="Police_20_par_20_défaut"><text:span text:style-name="T1">ô</text:span></text:span><text:span text:style-name="Police_20_par_20_défaut"><text:span text:style-name="T1">t examiner. Je crois au moins qu'on exag</text:span></text:span><text:span text:style-name="Police_20_par_20_défaut"><text:span text:style-name="T1">è</text:span></text:span><text:span text:style-name="Police_20_par_20_défaut"><text:span text:style-name="T1">re</text:span></text:span><text:span text:style-name="Police_20_par_20_défaut"><text:span text:style-name="T1"> ;</text:span></text:span><text:span text:style-name="Police_20_par_20_défaut"><text:span text:style-name="T1"> et, d</text:span></text:span><text:span text:style-name="Police_20_par_20_défaut"><text:span text:style-name="T1">è</text:span></text:span><text:span text:style-name="Police_20_par_20_défaut"><text:span text:style-name="T1">s aujourd'hui, faites attention que l'inaptitude m</text:span></text:span><text:span text:style-name="Police_20_par_20_défaut"><text:span text:style-name="T1">é</text:span></text:span><text:span text:style-name="Police_20_par_20_défaut"><text:span text:style-name="T1">taphysique des Espagnols ou des Portugais, par exemple, </text:span></text:span><text:span text:style-name="Police_20_par_20_défaut"><text:span text:style-name="T1">é</text:span></text:span><text:span text:style-name="Police_20_par_20_défaut"><text:span text:style-name="T1">tant ou du moins paraissant aussi radicale dans l'histoire que celle des S</text:span></text:span><text:span text:style-name="Police_20_par_20_défaut"><text:span text:style-name="T1">é</text:span></text:span><text:span text:style-name="Police_20_par_20_défaut"><text:span text:style-name="T1">mites eux-m</text:span></text:span><text:span text:style-name="Police_20_par_20_défaut"><text:span text:style-name="T1">ê</text:span></text:span><text:span text:style-name="Police_20_par_20_défaut"><text:span text:style-name="T1">mes, s'il y a pourtant un m</text:span></text:span><text:span text:style-name="Police_20_par_20_défaut"><text:span text:style-name="T1">é</text:span></text:span><text:span text:style-name="Police_20_par_20_défaut"><text:span text:style-name="T1">taphysicien au </text:span></text:span><text:span text:style-name="Police_20_par_20_défaut"><text:span text:style-name="T1">monde qui soit digne de son nom</text:span></text:span><text:span text:style-name="Police_20_par_20_défaut"><text:span text:style-name="T1">, c'est ce S</text:span></text:span><text:span text:style-name="Police_20_par_20_défaut"><text:span text:style-name="T1">é</text:span></text:span><text:span text:style-name="Police_20_par_20_défaut"><text:span text:style-name="T1">mite portugais qui s'appelait Spinosa. Pareillement, si vous cherchez dans vos lectures une impression de surprise, d'</text:span></text:span><text:span text:style-name="Police_20_par_20_défaut"><text:span text:style-name="T1">é</text:span></text:span><text:span text:style-name="Police_20_par_20_défaut"><text:span text:style-name="T1">ton</text:span></text:span><text:span text:style-name="Police_20_par_20_défaut"><text:span text:style-name="T1">neme</text:span></text:span><text:span text:style-name="Police_20_par_20_défaut"><text:span text:style-name="T1">n</text:span></text:span><text:span text:style-name="Police_20_par_20_défaut"><text:span text:style-name="T1">t, d'</text:span></text:span><text:span text:style-name="Police_20_par_20_défaut"><text:span text:style-name="T1">é</text:span></text:span><text:span text:style-name="Police_20_par_20_défaut"><text:span text:style-name="T1">tranget</text:span></text:span><text:span text:style-name="Police_20_par_20_défaut"><text:span text:style-name="T1">é</text:span></text:span><text:span text:style-name="Police_20_par_20_défaut"><text:span text:style-name="T1">, lisez les</text:span></text:span><text:span text:style-name="Police_20_par_20_défaut"><text:span text:style-name="T4"> V</text:span></text:span><text:span text:style-name="Police_20_par_20_défaut"><text:span text:style-name="T4">é</text:span></text:span><text:span text:style-name="Police_20_par_20_défaut"><text:span text:style-name="T4">das </text:span></text:span><text:span text:style-name="Police_20_par_20_défaut"><text:span text:style-name="T1">ou lisez le </text:span></text:span><text:span text:style-name="Police_20_par_20_défaut"><text:span text:style-name="T4">Bhagavata-Pourana, </text:span></text:span><text:span text:style-name="Police_20_par_20_défaut"><text:span text:style-name="T1">qui sont cependant des po</text:span></text:span><text:span text:style-name="Police_20_par_20_défaut"><text:span text:style-name="T1">è</text:span></text:span><text:span text:style-name="Police_20_par_20_défaut"><text:span text:style-name="T1">mes aryens</text:span></text:span><text:span text:style-name="Police_20_par_20_défaut"><text:span text:style-name="T1"> ;</text:span></text:span><text:span text:style-name="Police_20_par_20_défaut"><text:span text:style-name="T1"> mais si vous voulez vous retrouver, au contraire, en pays de connaissance et pour ainsi dire en famille, lisez les odelettes ou les chansons de Thou-Fou et de Li-ta</text:span></text:span><text:span text:style-name="Police_20_par_20_défaut"><text:span text:style-name="T1">ï</text:span></text:span><text:span text:style-name="Police_20_par_20_défaut"><text:span text:style-name="T1">-p</text:span></text:span><text:span text:style-name="Police_20_par_20_défaut"><text:span text:style-name="T1">é</text:span></text:span><text:span text:style-name="Police_20_par_20_défaut"><text:span text:style-name="T1">, qui sont pourtant bien des Chinois </text:span></text:span><text:soft-page-break/><text:span text:style-name="Police_20_par_20_défaut"><text:span text:style-name="T1">authentiques. Et lorsque l'on nous dit </text:span></text:span><text:span text:style-name="Police_20_par_20_défaut"><text:span text:style-name="T1">enfin que Shakespeare n'e</text:span></text:span><text:span text:style-name="Police_20_par_20_défaut"><text:span text:style-name="T1">û</text:span></text:span><text:span text:style-name="Police_20_par_20_défaut"><text:span text:style-name="T1">t pas pu na</text:span></text:span><text:span text:style-name="Police_20_par_20_défaut"><text:span text:style-name="T1">î</text:span></text:span><text:span text:style-name="Police_20_par_20_défaut"><text:span text:style-name="T1">tre en France, pourquoi faut-il, qu'en ce moment m</text:span></text:span><text:span text:style-name="Police_20_par_20_défaut"><text:span text:style-name="T1">ê</text:span></text:span><text:span text:style-name="Police_20_par_20_défaut"><text:span text:style-name="T1">me, oh soit en train d'essayer de prouver en Angleterre que l'auteur du </text:span></text:span><text:span text:style-name="Police_20_par_20_défaut"><text:span text:style-name="T4">Roi Lear</text:span></text:span><text:span text:style-name="Police_20_par_20_défaut"><text:span text:style-name="T1"> et d'</text:span></text:span><text:span text:style-name="Police_20_par_20_défaut"><text:span text:style-name="T4">Hamlet</text:span></text:span><text:span text:style-name="Police_20_par_20_défaut"><text:span text:style-name="T1"> est un Celte</text:span></text:span><text:span text:style-name="Police_20_par_20_défaut"><text:span text:style-name="T1"> ?</text:span></text:span></text:p>
      <text:p text:style-name="Normal"><text:span text:style-name="Police_20_par_20_défaut"><text:span text:style-name="T1">L'influence du milieu, plus facile d'ailleurs </text:span></text:span><text:span text:style-name="Police_20_par_20_défaut"><text:span text:style-name="T1">à</text:span></text:span><text:span text:style-name="Police_20_par_20_défaut"><text:span text:style-name="T1"> saisir, me para</text:span></text:span><text:span text:style-name="Police_20_par_20_défaut"><text:span text:style-name="T1">î</text:span></text:span><text:span text:style-name="Police_20_par_20_défaut"><text:span text:style-name="T1">t plus consid</text:span></text:span><text:span text:style-name="Police_20_par_20_défaut"><text:span text:style-name="T1">é</text:span></text:span><text:span text:style-name="Police_20_par_20_défaut"><text:span text:style-name="T1">r</text:span></text:span><text:span text:style-name="Police_20_par_20_défaut"><text:span text:style-name="T1">able aussi que celle de la </text:span></text:span><text:span text:style-name="Police_20_par_20_défaut"><text:span text:style-name="T4">race</text:span></text:span><text:span text:style-name="Police_20_par_20_défaut"><text:span text:style-name="T1">.</text:span></text:span><text:span text:style-name="Police_20_par_20_défaut"><text:span text:style-name="T1"> Nous en avons dit quelques mots tout au d</text:span></text:span><text:span text:style-name="Police_20_par_20_défaut"><text:span text:style-name="T1">é</text:span></text:span><text:span text:style-name="Police_20_par_20_défaut"><text:span text:style-name="T1">but de ces le</text:span></text:span><text:span text:style-name="Police_20_par_20_défaut"><text:span text:style-name="T1">ç</text:span></text:span><text:span text:style-name="Police_20_par_20_défaut"><text:span text:style-name="T1">ons. Le </text:span></text:span><text:span text:style-name="Police_20_par_20_défaut"><text:span text:style-name="T4">milieu</text:span></text:span><text:span text:style-name="Police_20_par_20_défaut"><text:span text:style-name="T1">, comme son nom l'indique, c'est l'ensemble des circonstances environnantes, capables au besoin, et m</text:span></text:span><text:span text:style-name="Police_20_par_20_défaut"><text:span text:style-name="T1">ê</text:span></text:span><text:span text:style-name="Police_20_par_20_défaut"><text:span text:style-name="T1">me assez commun</text:span></text:span><text:span text:style-name="Police_20_par_20_défaut"><text:span text:style-name="T1">é</text:span></text:span><text:span text:style-name="Police_20_par_20_défaut"><text:span text:style-name="T1">ment, de</text:span></text:span><text:span text:style-name="Police_20_par_20_défaut"><text:span text:style-name="T1"> </text:span></text:span><text:span text:style-name="Police_20_par_20_défaut"><text:span text:style-name="T1">modifier la race m</text:span></text:span><text:span text:style-name="Police_20_par_20_défaut"><text:span text:style-name="T1">ê</text:span></text:span><text:span text:style-name="Police_20_par_20_défaut"><text:span text:style-name="T1">me. Nous subissons l'influence du </text:span></text:span><text:span text:style-name="Police_20_par_20_défaut"><text:span text:style-name="T4">milieu</text:span></text:span><text:span text:style-name="Police_20_par_20_défaut"><text:span text:style-name="T1"> politique ou historique, nous subissons l'influence du </text:span></text:span><text:span text:style-name="Police_20_par_20_défaut"><text:span text:style-name="T4">milieu</text:span></text:span><text:span text:style-name="Police_20_par_20_défaut"><text:span text:style-name="T1"> social, nous subissons aussi l'influence du</text:span></text:span><text:span text:style-name="Police_20_par_20_défaut"><text:span text:style-name="T4"> milieu </text:span></text:span><text:span text:style-name="Police_20_par_20_défaut"><text:span text:style-name="T1">physique. Mais il ne faut pas oublier que si nous la subissons, nous pouvons pourtant aussi lui r</text:span></text:span><text:span text:style-name="Police_20_par_20_défaut"><text:span text:style-name="T1">é</text:span></text:span><text:span text:style-name="Police_20_par_20_défaut"><text:span text:style-name="T1">sister</text:span></text:span><text:span text:style-name="Police_20_par_20_défaut"><text:span text:style-name="T1"> ;</text:span></text:span><text:span text:style-name="Police_20_par_20_défaut"><text:span text:style-name="T1"> et vous savez sans doute qu'il y en a de m</text:span></text:span><text:span text:style-name="Police_20_par_20_défaut"><text:span text:style-name="T1">é</text:span></text:span><text:span text:style-name="Police_20_par_20_défaut"><text:span text:style-name="T1">morables exemples. Celui de la peinture hollandaise n'est pas le moins </text:span></text:span><text:span text:style-name="Police_20_par_20_défaut"><text:span text:style-name="T1">é</text:span></text:span><text:span text:style-name="Police_20_par_20_défaut"><text:span text:style-name="T1">loquent, qui s'est d</text:span></text:span><text:span text:style-name="Police_20_par_20_défaut"><text:span text:style-name="T1">é</text:span></text:span><text:span text:style-name="Police_20_par_20_défaut"><text:span text:style-name="T1">velopp</text:span></text:span><text:span text:style-name="Police_20_par_20_défaut"><text:span text:style-name="T1">é</text:span></text:span><text:span text:style-name="Police_20_par_20_défaut"><text:span text:style-name="T1">e, avec ses sc</text:span></text:span><text:span text:style-name="Police_20_par_20_défaut"><text:span text:style-name="T1">è</text:span></text:span><text:span text:style-name="Police_20_par_20_défaut"><text:span text:style-name="T1">nes d'int</text:span></text:span><text:span text:style-name="Police_20_par_20_défaut"><text:span text:style-name="T1">é</text:span></text:span><text:span text:style-name="Police_20_par_20_défaut"><text:span text:style-name="T1">rieur, dans le temps m</text:span></text:span><text:span text:style-name="Police_20_par_20_défaut"><text:span text:style-name="T1">ê</text:span></text:span><text:span text:style-name="Police_20_par_20_défaut"><text:span text:style-name="T1">me que la Hollande ne savait pas si le soleil du lendemain se l</text:span></text:span><text:span text:style-name="Police_20_par_20_défaut"><text:span text:style-name="T1">è</text:span></text:span><text:span text:style-name="Police_20_par_20_défaut"><text:span text:style-name="T1">verait sur son ind</text:span></text:span><text:span text:style-name="Police_20_par_20_défaut"><text:span text:style-name="T1">é</text:span></text:span><text:span text:style-name="Police_20_par_20_défaut"><text:span text:style-name="T1">pendance ou sur sa servitude.</text:span></text:span></text:p>
      <text:p>Si l'on songe à ce que l'histoire du XVII<text:span text:style-name="Police_20_par_20_défaut"><text:span text:style-name="T17">e</text:span></text:span> siècle hollandais contient d'événements — dit à ce propos Eugène Fromentin, dans ses <text:span text:style-name="Police_20_par_20_défaut"><text:span text:style-name="T15">Ma</text:span></text:span><text:span text:style-name="Police_20_par_20_défaut"><text:span text:style-name="T15">î</text:span></text:span><text:span text:style-name="Police_20_par_20_défaut"><text:span text:style-name="T15">tres d'autrefois</text:span></text:span>, —-à la gravité des faits militaires, à l'énergie de ce peuple de soldats et de matelots, à ce qu'il souffrit ; si l'on imagine le spectacle que le pays pouvait offrir en ces temps terribles, on est tout surpris de voir la peinture se désintéresser à ce point da ce qui était la vie même du peuple.</text:p>
      <text:p>On se bat à l'étranger, sur terre et sur mer, sur les frontières et jusqu'au cœur du pays : à l'intérieur on se déchire, Barneveldt est décapité en 1619, les frères de Witt sont massacrés en 1672... La guerre est en permanence avec l'Espagne, avec l'Angleterre, avec Louis XIV... La guerre de la Succession d'Espagne s'ouvre avec le nouveau siècle, et l'on peut dire que tous les peintres de la grande et pacifique école dont je vous entretiens sont morts sans avoir cessé presque un seul jour d'entendre le canon.</text:p>
      <text:p>Ce qu'ils faisaient pendant ce temps-là, leurs œuvres nous l'apprennent. Leurs portraitistes peignaient leurs grands hommes de guerre, leurs princes,... eux-mêmes ou leurs amis. Les paysagistes habitaient les champs, rêvant, dessinant des animaux, copiant des cabanes,... peignant des arbres, des canaux et des ciels... Les autres ne sortaient guère de leur atelier que pour fureter autour des tavernes, rôder autour des lieux galants, en étudier les mœurs...</text:p>
      <text:p text:style-name="P1">Et c'est qu'en effet, si nous subissons l'influence du milieu, un pouvoir que nous avons aussi, c'est de ne pas nous laisser faire, ou, pour dire encore quelque chose de plus, c'est de conformer, c'est d'adapter le milieu lui-même à nos propres convenances. Tous les naturalistes aujourd'hui sont d'accord en ce point ; et, sans doute, ils ne nient point l'influence du milieu ; mais ils sont très éloignés de lui <text:soft-page-break/>donner, même en zoologie, l'importance qu'elle semble avoir dans la doctrine de M. Taine. La doctrine de l'évolution, dont on pourrait presque dire, comme vous le verrez, que les conclusions ont annulé l'influence de la race, ne nie pas sans doute, comme nous le verrons aussi, l'influence du milieu, mais il faut convenir qu’elle l'a singulièrement réduite.</text:p>
      <text:p text:style-name="Normal"><text:span text:style-name="Police_20_par_20_défaut"><text:span text:style-name="T1">En revanche, tout ce qu'elle enlevait </text:span></text:span><text:span text:style-name="Police_20_par_20_défaut"><text:span text:style-name="T1">à</text:span></text:span><text:span text:style-name="Police_20_par_20_défaut"><text:span text:style-name="T1"> l'influence du milieu, mais surtout de la race, nous pouvons dire, il faut dire qu'elle le donnait ou qu'elle le rendait </text:span></text:span><text:span text:style-name="Police_20_par_20_défaut"><text:span text:style-name="T1">à</text:span></text:span><text:span text:style-name="Police_20_par_20_défaut"><text:span text:style-name="T1"> l'influence du </text:span></text:span><text:span text:style-name="Police_20_par_20_défaut"><text:span text:style-name="T4">moment.</text:span></text:span></text:p>
      <text:p>Outre l'influence de l'impulsion permanente et du milieu donné — nous dit à ce propos M. Taine, — il y a la vitesse acquise. Quand le caractère national et les circonstances environnantes opèrent, ils n'opèrent point sur une table rase, mais sur une table où des empreintes sont déjà marquées. Selon qu'on prend la table à un moment ou à un autre, l'empreinte est différente, et cela suffit pour que le total soit différent.</text:p>
      <text:p>Considérez, par exemple, deux moments d'une littérature ou d'un art, la tragédie française sous Corneille et sous Voltaire, le théâtre grec sous Eschyle et sous Euripide, la poésie latine sous Lucrèce et sous Claudien, la peinture italienne sous Vinci et sous Le Guide... Il en est ici d'un peuple comme d'une plante, la même sève, sous la même température et sous le même sol, produit, aux degrés de son élaboration successive, des formations différentes, bourgeons, fleurs, fruits, semences, en telle façon que la suivante a toujours pour condition la précédente, et naît de sa mort.</text:p>
      <text:p text:style-name="Normal"><text:span text:style-name="Police_20_par_20_défaut"><text:span text:style-name="T1">C'est ce qu'avaient dit, avant </text:span></text:span><text:span text:style-name="Police_20_par_20_défaut"><text:span text:style-name="T1">M. </text:span></text:span><text:span text:style-name="Police_20_par_20_défaut"><text:span text:style-name="T1">Taine, </text:span></text:span><text:span text:style-name="Police_20_par_20_défaut"><text:span text:style-name="T1">Voltaire</text:span></text:span><text:span text:style-name="Police_20_par_20_défaut"><text:span text:style-name="T1">, dans son</text:span></text:span><text:span text:style-name="Police_20_par_20_défaut"><text:span text:style-name="T4"> Si</text:span></text:span><text:span text:style-name="Police_20_par_20_défaut"><text:span text:style-name="T4">è</text:span></text:span><text:span text:style-name="Police_20_par_20_défaut"><text:span text:style-name="T4">cle de Louis</text:span></text:span><text:span text:style-name="Police_20_par_20_défaut"><text:span text:style-name="T4"> </text:span></text:span><text:span text:style-name="Police_20_par_20_défaut"><text:span text:style-name="T4">XI</text:span></text:span><text:span text:style-name="Police_20_par_20_défaut"><text:span text:style-name="T4">V</text:span></text:span><text:span text:style-name="Police_20_par_20_défaut"><text:span text:style-name="T1">, et m</text:span></text:span><text:span text:style-name="Police_20_par_20_défaut"><text:span text:style-name="T1">ê</text:span></text:span><text:span text:style-name="Police_20_par_20_défaut"><text:span text:style-name="T1">me Boileau, vous l'avez vu, dans sa </text:span></text:span><text:span text:style-name="Police_20_par_20_défaut"><text:span text:style-name="T4">Lettre </text:span></text:span><text:span text:style-name="Police_20_par_20_défaut"><text:span text:style-name="T4">à</text:span></text:span><text:span text:style-name="Police_20_par_20_défaut"><text:span text:style-name="T4"> </text:span></text:span><text:span text:style-name="Police_20_par_20_défaut"><text:span text:style-name="T4">M. </text:span></text:span><text:span text:style-name="Police_20_par_20_défaut"><text:span text:style-name="T4">Perrault,</text:span></text:span><text:span text:style-name="Police_20_par_20_défaut"><text:span text:style-name="T1"> mais ils ne l'avaient pas si bien dit, et surtout ils n'en avaient pas si bien vu les cons</text:span></text:span><text:span text:style-name="Police_20_par_20_défaut"><text:span text:style-name="T1">é</text:span></text:span><text:span text:style-name="Police_20_par_20_défaut"><text:span text:style-name="T1">quences.</text:span></text:span></text:p>
      <text:p text:style-name="Normal"><text:span text:style-name="Police_20_par_20_défaut"><text:span text:style-name="T1">Avec le</text:span></text:span><text:span text:style-name="Police_20_par_20_défaut"><text:span text:style-name="T4"> moment</text:span></text:span><text:span text:style-name="Police_20_par_20_défaut"><text:span text:style-name="T1">, en effet, et rien qu'avec le </text:span></text:span><text:span text:style-name="Police_20_par_20_défaut"><text:span text:style-name="T4">moment</text:span></text:span><text:span text:style-name="Police_20_par_20_défaut"><text:span text:style-name="T1">, tout ce qu'il y a, dans l'</text:span></text:span><text:span text:style-name="Police_20_par_20_défaut"><text:span text:style-name="T1">œ</text:span></text:span><text:span text:style-name="Police_20_par_20_défaut"><text:span text:style-name="T1">uvre litt</text:span></text:span><text:span text:style-name="Police_20_par_20_défaut"><text:span text:style-name="T1">é</text:span></text:span><text:span text:style-name="Police_20_par_20_défaut"><text:span text:style-name="T1">raire, de r</text:span></text:span><text:span text:style-name="Police_20_par_20_défaut"><text:span text:style-name="T1">é</text:span></text:span><text:span text:style-name="Police_20_par_20_défaut"><text:span text:style-name="T1">ellement explicable par les cause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s, je me chargerais de l'expliquer. </text:span></text:span><text:span text:style-name="Police_20_par_20_défaut"><text:span text:style-name="T1">V</text:span></text:span><text:span text:style-name="Police_20_par_20_défaut"><text:span text:style-name="T1">oulez-vous savoir la vraie cause, si je puis ainsi dire, de la trag</text:span></text:span><text:span text:style-name="Police_20_par_20_défaut"><text:span text:style-name="T1">é</text:span></text:span><text:span text:style-name="Police_20_par_20_défaut"><text:span text:style-name="T1">die de </text:span></text:span><text:span text:style-name="Police_20_par_20_défaut"><text:span text:style-name="T1">Voltaire ?</text:span></text:span><text:span text:style-name="Police_20_par_20_défaut"><text:span text:style-name="T1"> Cherchez-la d'abord dans l'individualit</text:span></text:span><text:span text:style-name="Police_20_par_20_défaut"><text:span text:style-name="T1">é</text:span></text:span><text:span text:style-name="Police_20_par_20_défaut"><text:span text:style-name="T1"> de </text:span></text:span><text:span text:style-name="Police_20_par_20_défaut"><text:span text:style-name="T1">Voltaire</text:span></text:span><text:span text:style-name="Police_20_par_20_défaut"><text:span text:style-name="T1">, et surtout dans la n</text:span></text:span><text:span text:style-name="Police_20_par_20_défaut"><text:span text:style-name="T1">é</text:span></text:span><text:span text:style-name="Police_20_par_20_défaut"><text:span text:style-name="T1">cessit</text:span></text:span><text:span text:style-name="Police_20_par_20_défaut"><text:span text:style-name="T1">é</text:span></text:span><text:span text:style-name="Police_20_par_20_défaut"><text:span text:style-name="T1"> qui pesait sur lui, tout en suivant les traces de Racine et de Quinault, de faire pourtant autre chose qu'eux. Et quant au drame romantique, le drame de Dumas et d'Hugo, j'oserais dire que sa d</text:span></text:span><text:span text:style-name="Police_20_par_20_défaut"><text:span text:style-name="T1">é</text:span></text:span><text:span text:style-name="Police_20_par_20_défaut"><text:span text:style-name="T1">finition est contenue tout enti</text:span></text:span><text:span text:style-name="Police_20_par_20_défaut"><text:span text:style-name="T1">è</text:span></text:span><text:span text:style-name="Police_20_par_20_défaut"><text:span text:style-name="T1">re dans la d</text:span></text:span><text:span text:style-name="Police_20_par_20_défaut"><text:span text:style-name="T1">é</text:span></text:span><text:span text:style-name="Police_20_par_20_défaut"><text:span text:style-name="T1">finition de la trag</text:span></text:span><text:span text:style-name="Police_20_par_20_défaut"><text:span text:style-name="T1">é</text:span></text:span><text:span text:style-name="Police_20_par_20_défaut"><text:span text:style-name="T1">die de </text:span></text:span><text:span text:style-name="Police_20_par_20_défaut"><text:span text:style-name="T1">Voltaire</text:span></text:span><text:span text:style-name="Police_20_par_20_défaut"><text:span text:style-name="T1">, dont il n'est que la contradiction. Le romantisme au th</text:span></text:span><text:span text:style-name="Police_20_par_20_défaut"><text:span text:style-name="T1">éâ</text:span></text:span><text:span text:style-name="Police_20_par_20_défaut"><text:span text:style-name="T1">tre n'a pas voulu faire ceci ou cela</text:span></text:span><text:span text:style-name="Police_20_par_20_défaut"><text:span text:style-name="T1"> </text:span></text:span><text:span text:style-name="Police_20_par_20_défaut"><text:span text:style-name="T1">;</text:span></text:span><text:span text:style-name="Police_20_par_20_défaut"><text:span text:style-name="T1"> il a voulu faire le contraire du classicisme, — et, pour le dire en passant, c'est la principale raison de son avortement.</text:span></text:span></text:p>
      <text:p text:style-name="Normal"><text:span text:style-name="Police_20_par_20_défaut"><text:span text:style-name="T1">Bien loin donc ici que nous reprochions </text:span></text:span><text:span text:style-name="Police_20_par_20_défaut"><text:span text:style-name="T1">à</text:span></text:span><text:span text:style-name="Police_20_par_20_défaut"><text:span text:style-name="T1"> </text:span></text:span><text:span text:style-name="Police_20_par_20_défaut"><text:span text:style-name="T1">M. </text:span></text:span><text:span text:style-name="Police_20_par_20_défaut"><text:span text:style-name="T1">Taine d'avoir trop donn</text:span></text:span><text:span text:style-name="Police_20_par_20_défaut"><text:span text:style-name="T1">é</text:span></text:span><text:span text:style-name="Police_20_par_20_défaut"><text:span text:style-name="T1"> </text:span></text:span><text:span text:style-name="Police_20_par_20_défaut"><text:span text:style-name="T1">à</text:span></text:span><text:span text:style-name="Police_20_par_20_défaut"><text:span text:style-name="T1"> l'influence du </text:span></text:span><text:span text:style-name="Police_20_par_20_défaut"><text:span text:style-name="T4">moment</text:span></text:span><text:span text:style-name="Police_20_par_20_défaut"><text:span text:style-name="T1">, nous lui donnerons, vous le verrez, bien davantage encore, et nous </text:span></text:span><text:soft-page-break/><text:span text:style-name="Police_20_par_20_défaut"><text:span text:style-name="T1">essayerons d'</text:span></text:span><text:span text:style-name="Police_20_par_20_défaut"><text:span text:style-name="T1">é</text:span></text:span><text:span text:style-name="Police_20_par_20_défaut"><text:span text:style-name="T1">tablir qu'en litt</text:span></text:span><text:span text:style-name="Police_20_par_20_défaut"><text:span text:style-name="T1">é</text:span></text:span><text:span text:style-name="Police_20_par_20_défaut"><text:span text:style-name="T1">rature comme en art — apr</text:span></text:span><text:span text:style-name="Police_20_par_20_défaut"><text:span text:style-name="T1">è</text:span></text:span><text:span text:style-name="Police_20_par_20_défaut"><text:span text:style-name="T1">s l'influence de l'individu, — la grande action qui op</text:span></text:span><text:span text:style-name="Police_20_par_20_défaut"><text:span text:style-name="T1">è</text:span></text:span><text:span text:style-name="Police_20_par_20_défaut"><text:span text:style-name="T1">re, c'est celle des </text:span></text:span><text:span text:style-name="Police_20_par_20_défaut"><text:span text:style-name="T1">œ</text:span></text:span><text:span text:style-name="Police_20_par_20_défaut"><text:span text:style-name="T1">uvres sur les </text:span></text:span><text:span text:style-name="Police_20_par_20_défaut"><text:span text:style-name="T1">œ</text:span></text:span><text:span text:style-name="Police_20_par_20_défaut"><text:span text:style-name="T1">uvres.</text:span></text:span><text:span text:style-name="Police_20_par_20_défaut"><text:span text:style-name="T1"> </text:span></text:span></text:p>
      <text:p text:style-name="P1">Ou nous voulons rivaliser, dans leur genre, avec ceux qui nous ont précédés ; et voilà comment se perpétuent les procédés, comment se fondent les écoles, comment s'imposent les traditions : ou nous prétendons faire autrement qu'ils n'ont fait ; et voilà comment l'évolution s'oppose à la tradition, comment les écoles se renouvellent, et comment les procédés se transforment,</text:p>
      <text:p text:style-name="Normal"><text:span text:style-name="Police_20_par_20_défaut"><text:span text:style-name="T1">M. </text:span></text:span><text:span text:style-name="Police_20_par_20_défaut"><text:span text:style-name="T1">Taine en serait lui-m</text:span></text:span><text:span text:style-name="Police_20_par_20_défaut"><text:span text:style-name="T1">ê</text:span></text:span><text:span text:style-name="Police_20_par_20_défaut"><text:span text:style-name="T1">me un exemple, au besoin. S'il n'avait pas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pr</text:span></text:span><text:span text:style-name="Police_20_par_20_défaut"><text:span text:style-name="T1">é</text:span></text:span><text:span text:style-name="Police_20_par_20_défaut"><text:span text:style-name="T1">c</text:span></text:span><text:span text:style-name="Police_20_par_20_défaut"><text:span text:style-name="T1">é</text:span></text:span><text:span text:style-name="Police_20_par_20_défaut"><text:span text:style-name="T1">d</text:span></text:span><text:span text:style-name="Police_20_par_20_défaut"><text:span text:style-name="T1">é</text:span></text:span><text:span text:style-name="Police_20_par_20_défaut"><text:span text:style-name="T1"> de Sainte-Beuve, Sainte-</text:span></text:span><text:span text:style-name="Police_20_par_20_défaut"><text:span text:style-name="T1">Beuve de </text:span></text:span><text:span text:style-name="Police_20_par_20_défaut"><text:span text:style-name="T1">Villemain</text:span></text:span><text:span text:style-name="Police_20_par_20_défaut"><text:span text:style-name="T1"> et </text:span></text:span><text:span text:style-name="Police_20_par_20_défaut"><text:span text:style-name="T1">Villemain</text:span></text:span><text:span text:style-name="Police_20_par_20_défaut"><text:span text:style-name="T1"> de Mme de Sta</text:span></text:span><text:span text:style-name="Police_20_par_20_défaut"><text:span text:style-name="T1">ë</text:span></text:span><text:span text:style-name="Police_20_par_20_défaut"><text:span text:style-name="T1">l et de Chateaubriand, soyez-en s</text:span></text:span><text:span text:style-name="Police_20_par_20_défaut"><text:span text:style-name="T1">û</text:span></text:span><text:span text:style-name="Police_20_par_20_défaut"><text:span text:style-name="T1">r, il n'aurait </text:span></text:span><text:span text:style-name="Police_20_par_20_défaut"><text:span text:style-name="T1">é</text:span></text:span><text:span text:style-name="Police_20_par_20_défaut"><text:span text:style-name="T1">crit ni les </text:span></text:span><text:span text:style-name="Police_20_par_20_défaut"><text:span text:style-name="T4">Essais de critique et d'histoire,</text:span></text:span><text:span text:style-name="Police_20_par_20_défaut"><text:span text:style-name="T1"> ni </text:span></text:span><text:span text:style-name="Police_20_par_20_défaut"><text:span text:style-name="T1">l’</text:span></text:span><text:span text:style-name="Police_20_par_20_défaut"><text:span text:style-name="T4">Histoire de l</text:span></text:span><text:span text:style-name="Police_20_par_20_défaut"><text:span text:style-name="T4">a</text:span></text:span><text:span text:style-name="Police_20_par_20_défaut"><text:span text:style-name="T4"> litt</text:span></text:span><text:span text:style-name="Police_20_par_20_défaut"><text:span text:style-name="T4">é</text:span></text:span><text:span text:style-name="Police_20_par_20_défaut"><text:span text:style-name="T4">rature anglaise</text:span></text:span><text:span text:style-name="Police_20_par_20_défaut"><text:span text:style-name="T1">, ni la </text:span></text:span><text:span text:style-name="Police_20_par_20_défaut"><text:span text:style-name="T4">Philosophie de l'art.</text:span></text:span><text:span text:style-name="Police_20_par_20_défaut"><text:span text:style-name="T1"> Et ne me dites pas qu'ayant v</text:span></text:span><text:span text:style-name="Police_20_par_20_défaut"><text:span text:style-name="T1">é</text:span></text:span><text:span text:style-name="Police_20_par_20_défaut"><text:span text:style-name="T1">cu dans un autre temps, il a donc v</text:span></text:span><text:span text:style-name="Police_20_par_20_défaut"><text:span text:style-name="T1">é</text:span></text:span><text:span text:style-name="Police_20_par_20_défaut"><text:span text:style-name="T1">cu dans un autre milieu, mais dites-moi qu'il a v</text:span></text:span><text:span text:style-name="Police_20_par_20_défaut"><text:span text:style-name="T1">é</text:span></text:span><text:span text:style-name="Police_20_par_20_défaut"><text:span text:style-name="T1">cu dans un autre </text:span></text:span><text:span text:style-name="Police_20_par_20_défaut"><text:span text:style-name="T4">moment</text:span></text:span><text:span text:style-name="Police_20_par_20_défaut"><text:span text:style-name="T1">. F</text:span></text:span><text:span text:style-name="Police_20_par_20_défaut"><text:span text:style-name="T1">é</text:span></text:span><text:span text:style-name="Police_20_par_20_défaut"><text:span text:style-name="T1">licitez-vous-en d'ailleurs, vous qui vivrez </text:span></text:span><text:span text:style-name="Police_20_par_20_défaut"><text:span text:style-name="T1">à</text:span></text:span><text:span text:style-name="Police_20_par_20_défaut"><text:span text:style-name="T1"> votre tour dans un autre, et qui, comme il l'est lui-m</text:span></text:span><text:span text:style-name="Police_20_par_20_défaut"><text:span text:style-name="T1">ê</text:span></text:span><text:span text:style-name="Police_20_par_20_défaut"><text:span text:style-name="T1">me </text:span></text:span><text:span text:style-name="Police_20_par_20_défaut"><text:span text:style-name="T1">à</text:span></text:span><text:span text:style-name="Police_20_par_20_défaut"><text:span text:style-name="T1"> ses pr</text:span></text:span><text:span text:style-name="Police_20_par_20_défaut"><text:span text:style-name="T1">é</text:span></text:span><text:span text:style-name="Police_20_par_20_défaut"><text:span text:style-name="T1">d</text:span></text:span><text:span text:style-name="Police_20_par_20_défaut"><text:span text:style-name="T1">é</text:span></text:span><text:span text:style-name="Police_20_par_20_défaut"><text:span text:style-name="T1">cesseurs, lui serez ainsi redevables d'avoir exprim</text:span></text:span><text:span text:style-name="Police_20_par_20_défaut"><text:span text:style-name="T1">é</text:span></text:span><text:span text:style-name="Police_20_par_20_défaut"><text:span text:style-name="T1"> pour vous celles m</text:span></text:span><text:span text:style-name="Police_20_par_20_défaut"><text:span text:style-name="T1">ê</text:span></text:span><text:span text:style-name="Police_20_par_20_défaut"><text:span text:style-name="T1">mes de ses id</text:span></text:span><text:span text:style-name="Police_20_par_20_défaut"><text:span text:style-name="T1">é</text:span></text:span><text:span text:style-name="Police_20_par_20_défaut"><text:span text:style-name="T1">es que vous croirez devoir contredire et combattre.</text:span></text:span></text:p>
      <text:p text:style-name="Normal"><text:span text:style-name="Police_20_par_20_défaut"><text:span text:style-name="T1">Cependant la m</text:span></text:span><text:span text:style-name="Police_20_par_20_défaut"><text:span text:style-name="T1">é</text:span></text:span><text:span text:style-name="Police_20_par_20_défaut"><text:span text:style-name="T1">thode n'est pas achev</text:span></text:span><text:span text:style-name="Police_20_par_20_défaut"><text:span text:style-name="T1">é</text:span></text:span><text:span text:style-name="Police_20_par_20_défaut"><text:span text:style-name="T1">e, et il reste maintenant </text:span></text:span><text:span text:style-name="Police_20_par_20_défaut"><text:span text:style-name="T1">à</text:span></text:span><text:span text:style-name="Police_20_par_20_défaut"><text:span text:style-name="T1"> conclure. Effectivement, on peut bien dire, en termes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ux, apr</text:span></text:span><text:span text:style-name="Police_20_par_20_défaut"><text:span text:style-name="T1">è</text:span></text:span><text:span text:style-name="Police_20_par_20_défaut"><text:span text:style-name="T1">s et avec </text:span></text:span><text:span text:style-name="Police_20_par_20_défaut"><text:span text:style-name="T1">M. </text:span></text:span><text:span text:style-name="Police_20_par_20_défaut"><text:span text:style-name="T1">Taine, dans son</text:span></text:span><text:span text:style-name="Police_20_par_20_défaut"><text:span text:style-name="T4"> Histoire de la litt</text:span></text:span><text:span text:style-name="Police_20_par_20_défaut"><text:span text:style-name="T4">é</text:span></text:span><text:span text:style-name="Police_20_par_20_défaut"><text:span text:style-name="T4">rature anglaise, </text:span></text:span><text:span text:style-name="Police_20_par_20_défaut"><text:span text:style-name="T1">que </text:span></text:span><text:span text:style-name="Police_20_par_20_défaut"><text:span text:style-name="T1">«</text:span></text:span><text:span text:style-name="Police_20_par_20_défaut"><text:span text:style-name="T1"> </text:span></text:span><text:span text:style-name="Police_20_par_20_défaut"><text:span text:style-name="T1">comme on n'</text:span></text:span><text:span text:style-name="Police_20_par_20_défaut"><text:span text:style-name="T1">é</text:span></text:span><text:span text:style-name="Police_20_par_20_défaut"><text:span text:style-name="T1">tudie la coquille que pour conna</text:span></text:span><text:span text:style-name="Police_20_par_20_défaut"><text:span text:style-name="T1">î</text:span></text:span><text:span text:style-name="Police_20_par_20_défaut"><text:span text:style-name="T1">tre l'animal, de la m</text:span></text:span><text:span text:style-name="Police_20_par_20_défaut"><text:span text:style-name="T1">ê</text:span></text:span><text:span text:style-name="Police_20_par_20_défaut"><text:span text:style-name="T1">me fa</text:span></text:span><text:span text:style-name="Police_20_par_20_défaut"><text:span text:style-name="T1">ç</text:span></text:span><text:span text:style-name="Police_20_par_20_défaut"><text:span text:style-name="T1">on, nous n'</text:span></text:span><text:span text:style-name="Police_20_par_20_défaut"><text:span text:style-name="T1">é</text:span></text:span><text:span text:style-name="Police_20_par_20_défaut"><text:span text:style-name="T1">tudions les </text:span></text:span><text:span text:style-name="Police_20_par_20_défaut"><text:span text:style-name="T1">œ</text:span></text:span><text:span text:style-name="Police_20_par_20_défaut"><text:span text:style-name="T1">uvres que pour conna</text:span></text:span><text:span text:style-name="Police_20_par_20_défaut"><text:span text:style-name="T1">î</text:span></text:span><text:span text:style-name="Police_20_par_20_défaut"><text:span text:style-name="T1">tre les hommes</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 mais on ne peut pas longtemps en soutenir la gageure.</text:span></text:span></text:p>
      <text:p text:style-name="Normal"><text:span text:style-name="Police_20_par_20_défaut"><text:span text:style-name="T1">Car en prem</text:span></text:span><text:span text:style-name="Police_20_par_20_défaut"><text:span text:style-name="T1">ier lieu, quand nous lisons un po</text:span></text:span><text:span text:style-name="Police_20_par_20_défaut"><text:span text:style-name="T1">è</text:span></text:span><text:span text:style-name="Police_20_par_20_défaut"><text:span text:style-name="T1">me ou un roman, </text:span></text:span><text:span text:style-name="Police_20_par_20_défaut"><text:span text:style-name="T4">L’</text:span></text:span><text:span text:style-name="Police_20_par_20_défaut"><text:span text:style-name="T4">lliade</text:span></text:span><text:span text:style-name="Police_20_par_20_défaut"><text:span text:style-name="T1"> ou </text:span></text:span><text:span text:style-name="Police_20_par_20_défaut"><text:span text:style-name="T4">G</text:span></text:span><text:span text:style-name="Police_20_par_20_défaut"><text:span text:style-name="T4">i</text:span></text:span><text:span text:style-name="Police_20_par_20_défaut"><text:span text:style-name="T4">l </text:span></text:span><text:span text:style-name="Police_20_par_20_défaut"><text:span text:style-name="T4">B</text:span></text:span><text:span text:style-name="Police_20_par_20_défaut"><text:span text:style-name="T4">las</text:span></text:span><text:span text:style-name="Police_20_par_20_défaut"><text:span text:style-name="T4"> </text:span></text:span><text:span text:style-name="Police_20_par_20_défaut"><text:span text:style-name="T1">notre premi</text:span></text:span><text:span text:style-name="Police_20_par_20_défaut"><text:span text:style-name="T1">è</text:span></text:span><text:span text:style-name="Police_20_par_20_défaut"><text:span text:style-name="T1">re </text:span></text:span><text:span text:style-name="Police_20_par_20_défaut"><text:span text:style-name="T1">observation n'est pas du tout, comme le dit </text:span></text:span><text:span text:style-name="Police_20_par_20_défaut"><text:span text:style-name="T1">M. </text:span></text:span><text:span text:style-name="Police_20_par_20_défaut"><text:span text:style-name="T1">Taine, que </text:span></text:span><text:span text:style-name="Police_20_par_20_défaut"><text:span text:style-name="T1">«</text:span></text:span><text:span text:style-name="Police_20_par_20_défaut"><text:span text:style-name="T1"> </text:span></text:span><text:span text:style-name="Police_20_par_20_défaut"><text:span text:style-name="T1">ce po</text:span></text:span><text:span text:style-name="Police_20_par_20_défaut"><text:span text:style-name="T1">è</text:span></text:span><text:span text:style-name="Police_20_par_20_défaut"><text:span text:style-name="T1">me ou ce roman ne se sont pas faits tout seuls</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text:span></text:span><text:span text:style-name="Police_20_par_20_défaut"><text:span text:style-name="T1"> elle est pour nous int</text:span></text:span><text:span text:style-name="Police_20_par_20_défaut"><text:span text:style-name="T1">é</text:span></text:span><text:span text:style-name="Police_20_par_20_défaut"><text:span text:style-name="T1">resser </text:span></text:span><text:span text:style-name="Police_20_par_20_défaut"><text:span text:style-name="T1">à</text:span></text:span><text:span text:style-name="Police_20_par_20_défaut"><text:span text:style-name="T1"> ce qu'ils nous font conna</text:span></text:span><text:span text:style-name="Police_20_par_20_défaut"><text:span text:style-name="T1">î</text:span></text:span><text:span text:style-name="Police_20_par_20_défaut"><text:span text:style-name="T1">tre de nous-m</text:span></text:span><text:span text:style-name="Police_20_par_20_défaut"><text:span text:style-name="T1">ê</text:span></text:span><text:span text:style-name="Police_20_par_20_défaut"><text:span text:style-name="T1">mes, et, si vous le voulez,</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ce qu'ils nous apprennent sur les contemporains de Lesage ou d'Hom</text:span></text:span><text:span text:style-name="Police_20_par_20_défaut"><text:span text:style-name="T1">è</text:span></text:span><text:span text:style-name="Police_20_par_20_défaut"><text:span text:style-name="T1">re. Mais, la curiosit</text:span></text:span><text:span text:style-name="Police_20_par_20_défaut"><text:span text:style-name="T1">é</text:span></text:span><text:span text:style-name="Police_20_par_20_défaut"><text:span text:style-name="T1"> qui nous vienne la derni</text:span></text:span><text:span text:style-name="Police_20_par_20_défaut"><text:span text:style-name="T1">è</text:span></text:span><text:span text:style-name="Police_20_par_20_défaut"><text:span text:style-name="T1">re, c'est celle d</text:span></text:span><text:span text:style-name="Police_20_par_20_défaut"><text:span text:style-name="T1">e</text:span></text:span><text:span text:style-name="Police_20_par_20_défaut"><text:span text:style-name="T1"> savoir comment Job avait le nez fait et si </text:span></text:span><text:span text:style-name="Police_20_par_20_défaut"><text:span text:style-name="T1">Valmiki</text:span></text:span><text:span text:style-name="Police_20_par_20_défaut"><text:span text:style-name="T1"> fut heureux en m</text:span></text:span><text:span text:style-name="Police_20_par_20_défaut"><text:span text:style-name="T1">é</text:span></text:span><text:span text:style-name="Police_20_par_20_défaut"><text:span text:style-name="T1">nage. Il y a trop de </text:span></text:span><text:span text:style-name="Police_20_par_20_défaut"><text:span text:style-name="T1">«</text:span></text:span><text:span text:style-name="Police_20_par_20_défaut"><text:span text:style-name="T1"> </text:span></text:span><text:span text:style-name="Police_20_par_20_défaut"><text:span text:style-name="T1">romantisme</text:span></text:span><text:span text:style-name="Police_20_par_20_défaut"><text:span text:style-name="T1"> </text:span></text:span><text:span text:style-name="Police_20_par_20_défaut"><text:span text:style-name="T1">»</text:span></text:span><text:span text:style-name="Police_20_par_20_défaut"><text:span text:style-name="T1"> encore dans cette fa</text:span></text:span><text:span text:style-name="Police_20_par_20_défaut"><text:span text:style-name="T1">ç</text:span></text:span><text:span text:style-name="Police_20_par_20_défaut"><text:span text:style-name="T1">on d'entendre la critique.</text:span></text:span></text:p>
      <text:p text:style-name="P1">En second lieu, quand cela serait vrai, quand nous ne nous préoccuperions que du poète ou du romancier dans son œuvre, et de lui seulement, il nous faudrait encore, pour le reconnaître, commencer par le distinguer lui-même de tous les romanciers ses confrères ou de tous les poètes ses prédécesseurs. Ce n'est pas le rapport de <text:soft-page-break/>l'animal avec sa coquille qui intéresse le naturaliste, ou du moins, ce qui l'intéresse bien davantage, c'est le rapport de la coquille et de l'animal, avec un autre animal et une autre coquille ; et c'est, par conséquent, de leur assigner leur véritable place à tous deux dans la série des coquilles et des animaux.</text:p>
      <text:p text:style-name="P1">D'où il suit, en troisième lieu, puisque les œuvres sont, par hypothèse ou par définition, le témoignage des hommes, qu'il en faut donc arriver à la classification des œuvres ; et pour les classer il faut les comparer ; et pour les comparer il faut commencer par les juger. C'est ce que M. Taine lui-même n'a pas pu se défendre de faire. Il a « proscrit » et il a « pardonné », pour me servir des expressions que vous l'entendiez prononcer tout à l'heure ; et, après avoir un peu bien dédaigneusement traité ceux qui « pardonnaient » et ceux qui «proscrivaient», nul, à ma connaissance, depuis quinze ou vingt ans, n'a « proscrit » ou « pardonné » davantage.</text:p>
      <text:p text:style-name="Normal"><text:span text:style-name="Police_20_par_20_défaut"><text:span text:style-name="T1">C'est que nous avons beau faire, nous pouvons bien m</text:span></text:span><text:span text:style-name="Police_20_par_20_défaut"><text:span text:style-name="T1">é</text:span></text:span><text:span text:style-name="Police_20_par_20_défaut"><text:span text:style-name="T1">conna</text:span></text:span><text:span text:style-name="Police_20_par_20_défaut"><text:span text:style-name="T1">î</text:span></text:span><text:span text:style-name="Police_20_par_20_défaut"><text:span text:style-name="T1">tre la nature des choses, et la nier au besoin</text:span></text:span><text:span text:style-name="Police_20_par_20_défaut"><text:span text:style-name="T1">-</text:span></text:span><text:span text:style-name="Police_20_par_20_défaut"><text:span text:style-name="T1">mais nous ne pouvons pas la d</text:span></text:span><text:span text:style-name="Police_20_par_20_défaut"><text:span text:style-name="T1">é</text:span></text:span><text:span text:style-name="Police_20_par_20_défaut"><text:span text:style-name="T1">truire. L'ancienne esth</text:span></text:span><text:span text:style-name="Police_20_par_20_défaut"><text:span text:style-name="T1">é</text:span></text:span><text:span text:style-name="Police_20_par_20_défaut"><text:span text:style-name="T1">tique ou l'ancienne critique </text:span></text:span><text:span text:style-name="Police_20_par_20_défaut"><text:span text:style-name="T1">«</text:span></text:span><text:span text:style-name="Police_20_par_20_défaut"><text:span text:style-name="T1"> </text:span></text:span><text:span text:style-name="Police_20_par_20_défaut"><text:span text:style-name="T1">donnait </text:span></text:span><text:span text:style-name="Police_20_par_20_défaut"><text:span text:style-name="T4">d'abord</text:span></text:span><text:span text:style-name="Police_20_par_20_défaut"><text:span text:style-name="T1"> Ia d</text:span></text:span><text:span text:style-name="Police_20_par_20_défaut"><text:span text:style-name="T1">é</text:span></text:span><text:span text:style-name="Police_20_par_20_défaut"><text:span text:style-name="T1">finition du beau</text:span></text:span><text:span text:style-name="Police_20_par_20_défaut"><text:span text:style-name="T1"> </text:span></text:span><text:span text:style-name="Police_20_par_20_défaut"><text:span text:style-name="T1">»</text:span></text:span><text:span text:style-name="Police_20_par_20_défaut"><text:span text:style-name="T1">, nous dit quelque part </text:span></text:span><text:span text:style-name="Police_20_par_20_défaut"><text:span text:style-name="T1">M. </text:span></text:span><text:span text:style-name="Police_20_par_20_défaut"><text:span text:style-name="T1">T</text:span></text:span><text:span text:style-name="Police_20_par_20_défaut"><text:span text:style-name="T1">ai</text:span></text:span><text:span text:style-name="Police_20_par_20_défaut"><text:span text:style-name="T1">ne</text:span></text:span><text:span text:style-name="Police_20_par_20_défaut"><text:span text:style-name="T1"> ;</text:span></text:span><text:span text:style-name="Police_20_par_20_défaut"><text:span text:style-name="T1"> et, partant de l</text:span></text:span><text:span text:style-name="Police_20_par_20_défaut"><text:span text:style-name="T1">à</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elle absolvait, condamnait, admonestait et guidait</text:span></text:span><text:span text:style-name="Police_20_par_20_défaut"><text:span text:style-name="T1"> </text:span></text:span><text:span text:style-name="Police_20_par_20_défaut"><text:span text:style-name="T1">»</text:span></text:span><text:span text:style-name="Police_20_par_20_défaut"><text:span text:style-name="T1">. Mais tout le tort qu'elle avait, vous l'avez vu —</text:span></text:span><text:span text:style-name="Police_20_par_20_défaut"><text:span text:style-name="T1"> </text:span></text:span><text:span text:style-name="Police_20_par_20_défaut"><text:span text:style-name="T1">et je pense qu'il est assez consid</text:span></text:span><text:span text:style-name="Police_20_par_20_défaut"><text:span text:style-name="T1">é</text:span></text:span><text:span text:style-name="Police_20_par_20_défaut"><text:span text:style-name="T1">rable, —</text:span></text:span><text:span text:style-name="Police_20_par_20_défaut"><text:span text:style-name="T1"> </text:span></text:span><text:span text:style-name="Police_20_par_20_défaut"><text:span text:style-name="T1">c'</text:span></text:span><text:span text:style-name="Police_20_par_20_défaut"><text:span text:style-name="T1">é</text:span></text:span><text:span text:style-name="Police_20_par_20_défaut"><text:span text:style-name="T1">tait de commencer par la fin, et de poser en principe une d</text:span></text:span><text:span text:style-name="Police_20_par_20_défaut"><text:span text:style-name="T1">é</text:span></text:span><text:span text:style-name="Police_20_par_20_défaut"><text:span text:style-name="T1">finition du beau que son objet m</text:span></text:span><text:span text:style-name="Police_20_par_20_défaut"><text:span text:style-name="T1">ê</text:span></text:span><text:span text:style-name="Police_20_par_20_défaut"><text:span text:style-name="T1">me est de rechercher. Les d</text:span></text:span><text:span text:style-name="Police_20_par_20_défaut"><text:span text:style-name="T1">é</text:span></text:span><text:span text:style-name="Police_20_par_20_défaut"><text:span text:style-name="T1">finitions sont le terme de la science, elles n'en sont point le d</text:span></text:span><text:span text:style-name="Police_20_par_20_défaut"><text:span text:style-name="T1">é</text:span></text:span><text:span text:style-name="Police_20_par_20_défaut"><text:span text:style-name="T1">but.</text:span></text:span></text:p>
      <text:p text:style-name="Normal"><text:span text:style-name="Police_20_par_20_défaut"><text:span text:style-name="T1">Mais qu'elles en demeurent l'objet, c'est de quoi </text:span></text:span><text:span text:style-name="Police_20_par_20_défaut"><text:span text:style-name="T1">M. </text:span></text:span><text:span text:style-name="Police_20_par_20_défaut"><text:span text:style-name="T1">Taine a d</text:span></text:span><text:span text:style-name="Police_20_par_20_défaut"><text:span text:style-name="T1">û</text:span></text:span><text:span text:style-name="Police_20_par_20_défaut"><text:span text:style-name="T1"> s'apercevoir quand, charg</text:span></text:span><text:span text:style-name="Police_20_par_20_défaut"><text:span text:style-name="T1">é</text:span></text:span><text:span text:style-name="Police_20_par_20_défaut"><text:span text:style-name="T1"> d'enseigner l'esth</text:span></text:span><text:span text:style-name="Police_20_par_20_défaut"><text:span text:style-name="T1">é</text:span></text:span><text:span text:style-name="Police_20_par_20_défaut"><text:span text:style-name="T1">tique </text:span></text:span><text:span text:style-name="Police_20_par_20_défaut"><text:span text:style-name="T1">à</text:span></text:span><text:span text:style-name="Police_20_par_20_défaut"><text:span text:style-name="T1"> l'</text:span></text:span><text:span text:style-name="Police_20_par_20_défaut"><text:span text:style-name="T1">é</text:span></text:span><text:span text:style-name="Police_20_par_20_défaut"><text:span text:style-name="T1">cole des Beaux-Arts, il s'est aper</text:span></text:span><text:span text:style-name="Police_20_par_20_défaut"><text:span text:style-name="T1">ç</text:span></text:span><text:span text:style-name="Police_20_par_20_défaut"><text:span text:style-name="T1">u que la sculpture grecque, la peinture hollandaise et la peinture italienne avaient un autre int</text:span></text:span><text:span text:style-name="Police_20_par_20_défaut"><text:span text:style-name="T1">é</text:span></text:span><text:span text:style-name="Police_20_par_20_défaut"><text:span text:style-name="T1">r</text:span></text:span><text:span text:style-name="Police_20_par_20_défaut"><text:span text:style-name="T1">ê</text:span></text:span><text:span text:style-name="Police_20_par_20_défaut"><text:span text:style-name="T1">t, plus profond et plus </text:span></text:span><text:span text:style-name="Police_20_par_20_défaut"><text:span text:style-name="T4">actuel,</text:span></text:span><text:span text:style-name="Police_20_par_20_défaut"><text:span text:style-name="T1"> que de refl</text:span></text:span><text:span text:style-name="Police_20_par_20_défaut"><text:span text:style-name="T1">é</text:span></text:span><text:span text:style-name="Police_20_par_20_défaut"><text:span text:style-name="T1">ter pour nous l'</text:span></text:span><text:span text:style-name="Police_20_par_20_défaut"><text:span text:style-name="T1">é</text:span></text:span><text:span text:style-name="Police_20_par_20_défaut"><text:span text:style-name="T1">tat d'</text:span></text:span><text:span text:style-name="Police_20_par_20_défaut"><text:span text:style-name="T1">â</text:span></text:span><text:span text:style-name="Police_20_par_20_défaut"><text:span text:style-name="T1">me d'un contemporain de Barneveldt, de L</text:span></text:span><text:span text:style-name="Police_20_par_20_défaut"><text:span text:style-name="T1">é</text:span></text:span><text:span text:style-name="Police_20_par_20_défaut"><text:span text:style-name="T1">on</text:span></text:span><text:span text:style-name="Police_20_par_20_défaut"><text:span text:style-name="T1"> </text:span></text:span><text:span text:style-name="Police_20_par_20_défaut"><text:span text:style-name="T1">X ou de P</text:span></text:span><text:span text:style-name="Police_20_par_20_défaut"><text:span text:style-name="T1">é</text:span></text:span><text:span text:style-name="Police_20_par_20_défaut"><text:span text:style-name="T1">ricl</text:span></text:span><text:span text:style-name="Police_20_par_20_défaut"><text:span text:style-name="T1">è</text:span></text:span><text:span text:style-name="Police_20_par_20_défaut"><text:span text:style-name="T1">s. Lui aussi, il a bien fallu qu'il donn</text:span></text:span><text:span text:style-name="Police_20_par_20_défaut"><text:span text:style-name="T1">â</text:span></text:span><text:span text:style-name="Police_20_par_20_défaut"><text:span text:style-name="T1">t sa </text:span></text:span><text:span text:style-name="Police_20_par_20_défaut"><text:span text:style-name="T1">«</text:span></text:span><text:span text:style-name="Police_20_par_20_défaut"><text:span text:style-name="T1"> </text:span></text:span><text:span text:style-name="Police_20_par_20_défaut"><text:span text:style-name="T1">d</text:span></text:span><text:span text:style-name="Police_20_par_20_défaut"><text:span text:style-name="T1">é</text:span></text:span><text:span text:style-name="Police_20_par_20_défaut"><text:span text:style-name="T1">finition du beau</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text:span></text:span><text:span text:style-name="Police_20_par_20_défaut"><text:span text:style-name="T1"> il a bien fallu qu'il cherch</text:span></text:span><text:span text:style-name="Police_20_par_20_défaut"><text:span text:style-name="T1">â</text:span></text:span><text:span text:style-name="Police_20_par_20_défaut"><text:span text:style-name="T1">t un principe de distinction et de classification des </text:span></text:span><text:span text:style-name="Police_20_par_20_défaut"><text:span text:style-name="T1">œ</text:span></text:span><text:span text:style-name="Police_20_par_20_défaut"><text:span text:style-name="T1">uvres</text:span></text:span><text:span text:style-name="Police_20_par_20_défaut"><text:span text:style-name="T1"> ;</text:span></text:span><text:span text:style-name="Police_20_par_20_défaut"><text:span text:style-name="T1"> il a bien fallu qu'il sen</text:span></text:span><text:span text:style-name="Police_20_par_20_défaut"><text:span text:style-name="T1">t enfin un </text:span></text:span><text:span text:style-name="Police_20_par_20_défaut"><text:span text:style-name="T4">crit</text:span></text:span><text:span text:style-name="Police_20_par_20_défaut"><text:span text:style-name="T4">e</text:span></text:span><text:span text:style-name="Police_20_par_20_défaut"><text:span text:style-name="T4">rium </text:span></text:span><text:span text:style-name="Police_20_par_20_défaut"><text:span text:style-name="T1">—</text:span></text:span><text:span text:style-name="Police_20_par_20_défaut"><text:span text:style-name="T1"> </text:span></text:span><text:span text:style-name="Police_20_par_20_défaut"><text:span text:style-name="T1">si j'ose, en parlant de lui, me servir de cette expression, — et comme il est, d'ailleurs, le plus consciencieux des hommes, il en a pris son parti</text:span></text:span><text:span text:style-name="Police_20_par_20_défaut"><text:span text:style-name="T1"> </text:span></text:span><text:span text:style-name="Police_20_par_20_défaut"><text:span text:style-name="T1">;</text:span></text:span><text:span text:style-name="Police_20_par_20_défaut"><text:span text:style-name="T1"> et il s'en est fait un, dans ses le</text:span></text:span><text:span text:style-name="Police_20_par_20_défaut"><text:span text:style-name="T1">ç</text:span></text:span><text:span text:style-name="Police_20_par_20_défaut"><text:span text:style-name="T1">ons sur </text:span></text:span><text:span text:style-name="Police_20_par_20_défaut"><text:span text:style-name="T1">l’</text:span></text:span><text:span text:style-name="Police_20_par_20_défaut"><text:span text:style-name="T4">Id</text:span></text:span><text:span text:style-name="Police_20_par_20_défaut"><text:span text:style-name="T4">é</text:span></text:span><text:span text:style-name="Police_20_par_20_défaut"><text:span text:style-name="T4">al dans </text:span></text:span><text:span text:style-name="Police_20_par_20_défaut"><text:span text:style-name="T4">l’</text:span></text:span><text:span text:style-name="Police_20_par_20_défaut"><text:span text:style-name="T4">art</text:span></text:span><text:span text:style-name="Police_20_par_20_défaut"><text:span text:style-name="T1">.</text:span></text:span><text:span text:style-name="Police_20_par_20_défaut"><text:span text:style-name="T1"> </text:span></text:span><text:span text:style-name="Police_20_par_20_défaut"><text:span text:style-name="T1">Tous y trouverez le compl</text:span></text:span><text:span text:style-name="Police_20_par_20_défaut"><text:span text:style-name="T1">é</text:span></text:span><text:span text:style-name="Police_20_par_20_défaut"><text:span text:style-name="T1">ment de son esth</text:span></text:span><text:span text:style-name="Police_20_par_20_défaut"><text:span text:style-name="T1">é</text:span></text:span><text:span text:style-name="Police_20_par_20_défaut"><text:span text:style-name="T1">tique, et</text:span></text:span><text:span text:style-name="Police_20_par_20_défaut"><text:span text:style-name="T1"> </text:span></text:span><text:span text:style-name="Police_20_par_20_défaut"><text:span text:style-name="T1">pour </text:span></text:span><text:span text:style-name="Police_20_par_20_défaut"><text:span text:style-name="T1">ainsi parler, le couronnement de son syst</text:span></text:span><text:span text:style-name="Police_20_par_20_défaut"><text:span text:style-name="T1">è</text:span></text:span><text:span text:style-name="Police_20_par_20_défaut"><text:span text:style-name="T1">me, puisque depuis lors, vous le savez, il s'est d</text:span></text:span><text:span text:style-name="Police_20_par_20_défaut"><text:span text:style-name="T1">é</text:span></text:span><text:span text:style-name="Police_20_par_20_défaut"><text:span text:style-name="T1">tourn</text:span></text:span><text:span text:style-name="Police_20_par_20_défaut"><text:span text:style-name="T1">é</text:span></text:span><text:span text:style-name="Police_20_par_20_défaut"><text:span text:style-name="T1"> de la critique pour s'appliquer uniquement </text:span></text:span><text:span text:style-name="Police_20_par_20_défaut"><text:span text:style-name="T1">à</text:span></text:span><text:span text:style-name="Police_20_par_20_défaut"><text:span text:style-name="T1"> l'histoire.</text:span></text:span></text:p>
      <text:p text:style-name="Normal"><text:soft-page-break/><text:span text:style-name="Police_20_par_20_défaut"><text:span text:style-name="T1">Ce qu'il avait dit du caract</text:span></text:span><text:span text:style-name="Police_20_par_20_défaut"><text:span text:style-name="T1">è</text:span></text:span><text:span text:style-name="Police_20_par_20_défaut"><text:span text:style-name="T1">re </text:span></text:span><text:span text:style-name="Police_20_par_20_défaut"><text:span text:style-name="T4">essentiel </text:span></text:span><text:span text:style-name="Police_20_par_20_défaut"><text:span text:style-name="T1">ou </text:span></text:span><text:span text:style-name="Police_20_par_20_défaut"><text:span text:style-name="T4">dominateur</text:span></text:span><text:span text:style-name="Police_20_par_20_défaut"><text:span text:style-name="T1"> lui procurait un premier moyen de mesurer la valeur relative des </text:span></text:span><text:span text:style-name="Police_20_par_20_défaut"><text:span text:style-name="T1">œ</text:span></text:span><text:span text:style-name="Police_20_par_20_défaut"><text:span text:style-name="T1">uvres de la litt</text:span></text:span><text:span text:style-name="Police_20_par_20_défaut"><text:span text:style-name="T1">é</text:span></text:span><text:span text:style-name="Police_20_par_20_défaut"><text:span text:style-name="T1">rature et de l'art</text:span></text:span><text:span text:style-name="Police_20_par_20_défaut"><text:span text:style-name="T1">.</text:span></text:span></text:p>
      <text:p>A la surface de l'homme sont des mœurs, des idées, un genre d'esprit qui durent trois ou quatre ans : ce sont ceux de la mode et du moment. Un voyageur qui est allé en Amérique ou en Chine ne retrouve plus le même Paris qu'il avait quitté. Il se sent provincial et dépaysé... Les variations de la toilette mesurent les variations de ce genre d'esprit : de tous les caractères de l'homme c'est le plus superficiel et le moins stable... Au-dessous s'étend une couche de caractères un peu plus solides : elle dure vingt, trente, quarante ans, environ une demi-période historique. Nous venons d'en voir finir une, celle qui eut son centre aux alentours de 1830... Nous arrivons aux couches du troisième ordre, celles-ci très vastes et très complètes. Les caractères qui les composent durent pendant une période historique complète, comme le moyen âge, la Renaissance ou l'époque classique... Mais un peuple, dans le cours de sa longue vie, traverse plusieurs renouvellements et pourtant il reste lui-même, non seulement par la continuité des générations qui le composent, mais encore par la persistance du caractère qui le fonde. En cela consiste la couche .primitive : par-dessous les puissantes assises que les périodes historiques emportent, plonge et s'étend une assise plus puissante que les périodes historiques n'emportent pas... Si vous cherchiez plus bas, vous trouveriez des fondements plus profonds par-dessous les caractères de peuples sont les caractères de races… Enfin, au plus bas étage, se trouvent les caractères propres à toute race supérieure et capable de civilisation spontanée... A cette échelle des valeurs morales, correspond, échelon par échelon, l'échelle des valeurs littéraires.</text:p>
      <text:p text:style-name="Normal"><text:span text:style-name="Police_20_par_20_défaut"><text:span text:style-name="T1">Je le veux bien, quoique d'une part, comme je vous l'ai fait observer, le caract</text:span></text:span><text:span text:style-name="Police_20_par_20_défaut"><text:span text:style-name="T1">è</text:span></text:span><text:span text:style-name="Police_20_par_20_défaut"><text:span text:style-name="T1">re </text:span></text:span><text:span text:style-name="Police_20_par_20_défaut"><text:span text:style-name="T4">essentiel</text:span></text:span><text:span text:style-name="Police_20_par_20_défaut"><text:span text:style-name="T1"> ou </text:span></text:span><text:span text:style-name="Police_20_par_20_défaut"><text:span text:style-name="T4">dominateur</text:span></text:span><text:span text:style-name="Police_20_par_20_défaut"><text:span text:style-name="T1"> ne le soit peut-</text:span></text:span><text:span text:style-name="Police_20_par_20_défaut"><text:span text:style-name="T1">ê</text:span></text:span><text:span text:style-name="Police_20_par_20_défaut"><text:span text:style-name="T1">tre pas plus en litt</text:span></text:span><text:span text:style-name="Police_20_par_20_défaut"><text:span text:style-name="T1">é</text:span></text:span><text:span text:style-name="Police_20_par_20_défaut"><text:span text:style-name="T1">rature ou en art qu'en histoire naturelle</text:span></text:span><text:span text:style-name="Police_20_par_20_défaut"><text:span text:style-name="T1"> ;</text:span></text:span><text:span text:style-name="Police_20_par_20_défaut"><text:span text:style-name="T1"> et quoique, d'autre part, cet appareil scientifique nous ram</text:span></text:span><text:span text:style-name="Police_20_par_20_défaut"><text:span text:style-name="T1">è</text:span></text:span><text:span text:style-name="Police_20_par_20_défaut"><text:span text:style-name="T1">ne </text:span></text:span><text:span text:style-name="Police_20_par_20_défaut"><text:span text:style-name="T1">à</text:span></text:span><text:span text:style-name="Police_20_par_20_défaut"><text:span text:style-name="T1"> </text:span></text:span><text:span text:style-name="Police_20_par_20_défaut"><text:span text:style-name="T1">c</text:span></text:span><text:span text:style-name="Police_20_par_20_défaut"><text:span text:style-name="T1">e qu'il y a de plus classique, si je puis ainsi dire, dans le </text:span></text:span><text:span text:style-name="Police_20_par_20_défaut"><text:span text:style-name="T4">classicisme</text:span></text:span><text:span text:style-name="Police_20_par_20_défaut"><text:span text:style-name="T1">. La valeur d'une </text:span></text:span><text:span text:style-name="Police_20_par_20_défaut"><text:span text:style-name="T1">œ</text:span></text:span><text:span text:style-name="Police_20_par_20_défaut"><text:span text:style-name="T1">uvre litt</text:span></text:span><text:span text:style-name="Police_20_par_20_défaut"><text:span text:style-name="T1">é</text:span></text:span><text:span text:style-name="Police_20_par_20_défaut"><text:span text:style-name="T1">raire est proportionnelle au degr</text:span></text:span><text:span text:style-name="Police_20_par_20_défaut"><text:span text:style-name="T1">é</text:span></text:span><text:span text:style-name="Police_20_par_20_défaut"><text:span text:style-name="T1"> de permanence ou d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it</text:span></text:span><text:span text:style-name="Police_20_par_20_défaut"><text:span text:style-name="T1">é</text:span></text:span><text:span text:style-name="Police_20_par_20_défaut"><text:span text:style-name="T1"> des caract</text:span></text:span><text:span text:style-name="Police_20_par_20_défaut"><text:span text:style-name="T1">è</text:span></text:span><text:span text:style-name="Police_20_par_20_défaut"><text:span text:style-name="T1">res qu'elle exprime, voil</text:span></text:span><text:span text:style-name="Police_20_par_20_défaut"><text:span text:style-name="T1">à</text:span></text:span><text:span text:style-name="Police_20_par_20_défaut"><text:span text:style-name="T1"> ce que veut dire </text:span></text:span><text:span text:style-name="Police_20_par_20_défaut"><text:span text:style-name="T1">M. </text:span></text:span><text:span text:style-name="Police_20_par_20_défaut"><text:span text:style-name="T1">Taine</text:span></text:span><text:span text:style-name="Police_20_par_20_défaut"><text:span text:style-name="T1"> </text:span></text:span><text:span text:style-name="Police_20_par_20_défaut"><text:span text:style-name="T1">;</text:span></text:span><text:span text:style-name="Police_20_par_20_défaut"><text:span text:style-name="T1"> et, pour en aboutir l</text:span></text:span><text:span text:style-name="Police_20_par_20_défaut"><text:span text:style-name="T1">à</text:span></text:span><text:span text:style-name="Police_20_par_20_défaut"><text:span text:style-name="T1">, ce n'</text:span></text:span><text:span text:style-name="Police_20_par_20_défaut"><text:span text:style-name="T1">é</text:span></text:span><text:span text:style-name="Police_20_par_20_défaut"><text:span text:style-name="T1">tait peut-</text:span></text:span><text:span text:style-name="Police_20_par_20_défaut"><text:span text:style-name="T1">ê</text:span></text:span><text:span text:style-name="Police_20_par_20_défaut"><text:span text:style-name="T1">tre pas la peine de tant m</text:span></text:span><text:span text:style-name="Police_20_par_20_défaut"><text:span text:style-name="T1">é</text:span></text:span><text:span text:style-name="Police_20_par_20_défaut"><text:span text:style-name="T1">dire de l'ancienne esth</text:span></text:span><text:span text:style-name="Police_20_par_20_défaut"><text:span text:style-name="T1">é</text:span></text:span><text:span text:style-name="Police_20_par_20_défaut"><text:span text:style-name="T1">tique, si Boileau, nous l'avons vu, quand il c</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brait le pouvoir de la raison, n'entendait pas autre chose. </text:span></text:span><text:span text:style-name="Police_20_par_20_défaut"><text:span text:style-name="T1">Il </text:span></text:span><text:span text:style-name="Police_20_par_20_défaut"><text:span text:style-name="T1">est vrai que </text:span></text:span><text:span text:style-name="Police_20_par_20_défaut"><text:span text:style-name="T1">M. </text:span></text:span><text:span text:style-name="Police_20_par_20_défaut"><text:span text:style-name="T1">Taine y aboutit par des chemins tout nouveaux</text:span></text:span><text:span text:style-name="Police_20_par_20_défaut"><text:span text:style-name="T1"> ;</text:span></text:span><text:span text:style-name="Police_20_par_20_défaut"><text:span text:style-name="T1"> et que, ce qui n'</text:span></text:span><text:span text:style-name="Police_20_par_20_défaut"><text:span text:style-name="T1">é</text:span></text:span><text:span text:style-name="Police_20_par_20_défaut"><text:span text:style-name="T1">tait fond</text:span></text:span><text:span text:style-name="Police_20_par_20_défaut"><text:span text:style-name="T1">é</text:span></text:span><text:span text:style-name="Police_20_par_20_défaut"><text:span text:style-name="T1"> jusqu'alors que sur un pressentiment juste, mais arbitraire, il le fonde, comme vous le voyez, sur l'analogie scientifique, N'en demandons pas davantage, et —</text:span></text:span><text:span text:style-name="Police_20_par_20_défaut"><text:span text:style-name="T1"> </text:span></text:span><text:span text:style-name="Police_20_par_20_défaut"><text:span text:style-name="T1">sauf </text:span></text:span><text:span text:style-name="Police_20_par_20_défaut"><text:span text:style-name="T1">à</text:span></text:span><text:span text:style-name="Police_20_par_20_défaut"><text:span text:style-name="T1"> discuter au </text:span></text:span><text:span text:style-name="Police_20_par_20_défaut"><text:span text:style-name="T1">b</text:span></text:span><text:span text:style-name="Police_20_par_20_défaut"><text:span text:style-name="T1">esoin l'application du principe</text:span></text:span><text:span text:style-name="Police_20_par_20_défaut"><text:span text:style-name="T1"> </text:span></text:span><text:span text:style-name="Police_20_par_20_défaut"><text:span text:style-name="T1">— retenons-en l'</text:span></text:span><text:span text:style-name="Police_20_par_20_défaut"><text:span text:style-name="T1">é</text:span></text:span><text:span text:style-name="Police_20_par_20_défaut"><text:span text:style-name="T1">nonciation.</text:span></text:span></text:p>
      <text:p text:style-name="Normal"><text:span text:style-name="Police_20_par_20_défaut"><text:span text:style-name="T1">Pouvons-nous </text:span></text:span><text:span text:style-name="Police_20_par_20_défaut"><text:span text:style-name="T1">é</text:span></text:span><text:span text:style-name="Police_20_par_20_défaut"><text:span text:style-name="T1">galement retenir ce qu'ajoute </text:span></text:span><text:span text:style-name="Police_20_par_20_défaut"><text:span text:style-name="T1">M. </text:span></text:span><text:span text:style-name="Police_20_par_20_défaut"><text:span text:style-name="T1">Taine, que, pour d</text:span></text:span><text:span text:style-name="Police_20_par_20_défaut"><text:span text:style-name="T1">é</text:span></text:span><text:span text:style-name="Police_20_par_20_défaut"><text:span text:style-name="T1">terminer la valeur de l'art, il faut, apr</text:span></text:span><text:span text:style-name="Police_20_par_20_défaut"><text:span text:style-name="T1">è</text:span></text:span><text:span text:style-name="Police_20_par_20_défaut"><text:span text:style-name="T1">s le degr</text:span></text:span><text:span text:style-name="Police_20_par_20_défaut"><text:span text:style-name="T1">é</text:span></text:span><text:span text:style-name="Police_20_par_20_défaut"><text:span text:style-name="T1"> d'importance du caract</text:span></text:span><text:span text:style-name="Police_20_par_20_défaut"><text:span text:style-name="T1">è</text:span></text:span><text:span text:style-name="Police_20_par_20_défaut"><text:span text:style-name="T1">re, en consid</text:span></text:span><text:span text:style-name="Police_20_par_20_défaut"><text:span text:style-name="T1">é</text:span></text:span><text:span text:style-name="Police_20_par_20_défaut"><text:span text:style-name="T1">rer le degr</text:span></text:span><text:span text:style-name="Police_20_par_20_défaut"><text:span text:style-name="T1">é</text:span></text:span><text:span text:style-name="Police_20_par_20_défaut"><text:span text:style-name="T1"> de bienfaisance</text:span></text:span><text:span text:style-name="Police_20_par_20_défaut"><text:span text:style-name="T1"> ?</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Toutes choses </text:span></text:span><text:span text:style-name="Police_20_par_20_défaut"><text:span text:style-name="T1">é</text:span></text:span><text:span text:style-name="Police_20_par_20_défaut"><text:span text:style-name="T1">gales d'ailleurs, l'</text:span></text:span><text:span text:style-name="Police_20_par_20_défaut"><text:span text:style-name="T1">œ</text:span></text:span><text:span text:style-name="Police_20_par_20_défaut"><text:span text:style-name="T1">uvre qui exprime un </text:span></text:span><text:soft-page-break/><text:span text:style-name="Police_20_par_20_défaut"><text:span text:style-name="T1">caract</text:span></text:span><text:span text:style-name="Police_20_par_20_défaut"><text:span text:style-name="T1">è</text:span></text:span><text:span text:style-name="Police_20_par_20_défaut"><text:span text:style-name="T1">re bienfaisant est sup</text:span></text:span><text:span text:style-name="Police_20_par_20_défaut"><text:span text:style-name="T1">é</text:span></text:span><text:span text:style-name="Police_20_par_20_défaut"><text:span text:style-name="T1">rieure </text:span></text:span><text:span text:style-name="Police_20_par_20_défaut"><text:span text:style-name="T1">à</text:span></text:span><text:span text:style-name="Police_20_par_20_défaut"><text:span text:style-name="T1"> l'</text:span></text:span><text:span text:style-name="Police_20_par_20_défaut"><text:span text:style-name="T1">œ</text:span></text:span><text:span text:style-name="Police_20_par_20_défaut"><text:span text:style-name="T1">uvre qui exprime un caract</text:span></text:span><text:span text:style-name="Police_20_par_20_défaut"><text:span text:style-name="T1">è</text:span></text:span><text:span text:style-name="Police_20_par_20_défaut"><text:span text:style-name="T1">re malfaisant. Deux </text:span></text:span><text:span text:style-name="Police_20_par_20_défaut"><text:span text:style-name="T1">œ</text:span></text:span><text:span text:style-name="Police_20_par_20_défaut"><text:span text:style-name="T1">uvres </text:span></text:span><text:span text:style-name="Police_20_par_20_défaut"><text:span text:style-name="T1">é</text:span></text:span><text:span text:style-name="Police_20_par_20_défaut"><text:span text:style-name="T1">tant donn</text:span></text:span><text:span text:style-name="Police_20_par_20_défaut"><text:span text:style-name="T1">é</text:span></text:span><text:span text:style-name="Police_20_par_20_défaut"><text:span text:style-name="T1">es, si toutes deux mettent en sc</text:span></text:span><text:span text:style-name="Police_20_par_20_défaut"><text:span text:style-name="T1">è</text:span></text:span><text:span text:style-name="Police_20_par_20_défaut"><text:span text:style-name="T1">ne, avec le m</text:span></text:span><text:span text:style-name="Police_20_par_20_défaut"><text:span text:style-name="T1">ê</text:span></text:span><text:span text:style-name="Police_20_par_20_défaut"><text:span text:style-name="T1">me talent d'ex</text:span></text:span><text:span text:style-name="Police_20_par_20_défaut"><text:span text:style-name="T1">é</text:span></text:span><text:span text:style-name="Police_20_par_20_défaut"><text:span text:style-name="T1">cution, des forces naturelles de la m</text:span></text:span><text:span text:style-name="Police_20_par_20_défaut"><text:span text:style-name="T1">ê</text:span></text:span><text:span text:style-name="Police_20_par_20_défaut"><text:span text:style-name="T1">me grandeur, celle qui repr</text:span></text:span><text:span text:style-name="Police_20_par_20_défaut"><text:span text:style-name="T1">é</text:span></text:span><text:span text:style-name="Police_20_par_20_défaut"><text:span text:style-name="T1">sente un </text:span></text:span><text:span text:style-name="Police_20_par_20_défaut"><text:span text:style-name="T1">h</text:span></text:span><text:span text:style-name="Police_20_par_20_défaut"><text:span text:style-name="T1">é</text:span></text:span><text:span text:style-name="Police_20_par_20_défaut"><text:span text:style-name="T1">ros vaut mieux que celle qui repr</text:span></text:span><text:span text:style-name="Police_20_par_20_défaut"><text:span text:style-name="T1">é</text:span></text:span><text:span text:style-name="Police_20_par_20_défaut"><text:span text:style-name="T1">sente un pleutre</text:span></text:span><text:span text:style-name="Police_20_par_20_défaut"><text:span text:style-name="T1">. </text:span></text:span><text:span text:style-name="Police_20_par_20_défaut"><text:span text:style-name="T1">»</text:span></text:span><text:span text:style-name="Police_20_par_20_défaut"><text:span text:style-name="T1"> Je voudrais en </text:span></text:span><text:span text:style-name="Police_20_par_20_défaut"><text:span text:style-name="T1">ê</text:span></text:span><text:span text:style-name="Police_20_par_20_défaut"><text:span text:style-name="T1">tre plus s</text:span></text:span><text:span text:style-name="Police_20_par_20_défaut"><text:span text:style-name="T1">û</text:span></text:span><text:span text:style-name="Police_20_par_20_défaut"><text:span text:style-name="T1">r, et conform</text:span></text:span><text:span text:style-name="Police_20_par_20_défaut"><text:span text:style-name="T1">é</text:span></text:span><text:span text:style-name="Police_20_par_20_défaut"><text:span text:style-name="T1">ment </text:span></text:span><text:span text:style-name="Police_20_par_20_défaut"><text:span text:style-name="T1">à</text:span></text:span><text:span text:style-name="Police_20_par_20_défaut"><text:span text:style-name="T1"> ce principe, je serais</text:span></text:span><text:span text:style-name="Police_20_par_20_défaut"><text:span text:style-name="T1"> </text:span></text:span><text:span text:style-name="Police_20_par_20_défaut"><text:span text:style-name="T1">heureux, avec </text:span></text:span><text:span text:style-name="Police_20_par_20_défaut"><text:span text:style-name="T1">M. </text:span></text:span><text:span text:style-name="Police_20_par_20_défaut"><text:span text:style-name="T1">Taine, de voir rena</text:span></text:span><text:span text:style-name="Police_20_par_20_défaut"><text:span text:style-name="T1">î</text:span></text:span><text:span text:style-name="Police_20_par_20_défaut"><text:span text:style-name="T1">tre l'ancienne hi</text:span></text:span><text:span text:style-name="Police_20_par_20_défaut"><text:span text:style-name="T1">é</text:span></text:span><text:span text:style-name="Police_20_par_20_défaut"><text:span text:style-name="T1">rarchie des genres. Mais, en v</text:span></text:span><text:span text:style-name="Police_20_par_20_défaut"><text:span text:style-name="T1">é</text:span></text:span><text:span text:style-name="Police_20_par_20_défaut"><text:span text:style-name="T1">rit</text:span></text:span><text:span text:style-name="Police_20_par_20_défaut"><text:span text:style-name="T1">é</text:span></text:span><text:span text:style-name="Police_20_par_20_défaut"><text:span text:style-name="T1">, lorsque passant </text:span></text:span><text:span text:style-name="Police_20_par_20_défaut"><text:span text:style-name="T1">à</text:span></text:span><text:span text:style-name="Police_20_par_20_défaut"><text:span text:style-name="T1"> l'application, je vois les </text:span></text:span><text:span text:style-name="Police_20_par_20_défaut"><text:span text:style-name="T1">«</text:span></text:span><text:span text:style-name="Police_20_par_20_défaut"><text:span text:style-name="T1"> </text:span></text:span><text:span text:style-name="Police_20_par_20_défaut"><text:span text:style-name="T1">Esther et les Agn</text:span></text:span><text:span text:style-name="Police_20_par_20_défaut"><text:span text:style-name="T1">è</text:span></text:span><text:span text:style-name="Police_20_par_20_défaut"><text:span text:style-name="T1">s de Dickens</text:span></text:span><text:span text:style-name="Police_20_par_20_défaut"><text:span text:style-name="T1"> </text:span></text:span><text:span text:style-name="Police_20_par_20_défaut"><text:span text:style-name="T1">»</text:span></text:span><text:span text:style-name="Police_20_par_20_défaut"><text:span text:style-name="T1"> mises au-dessus de la Cl</text:span></text:span><text:span text:style-name="Police_20_par_20_défaut"><text:span text:style-name="T1">é</text:span></text:span><text:span text:style-name="Police_20_par_20_défaut"><text:span text:style-name="T1">op</text:span></text:span><text:span text:style-name="Police_20_par_20_défaut"><text:span text:style-name="T1">â</text:span></text:span><text:span text:style-name="Police_20_par_20_défaut"><text:span text:style-name="T1">tre ou de la lady Macbeth de Shakespeare</text:span></text:span><text:span text:style-name="Police_20_par_20_défaut"><text:span text:style-name="T1">»</text:span></text:span><text:span text:style-name="Police_20_par_20_défaut"><text:span text:style-name="T1"> </text:span></text:span><text:span text:style-name="Police_20_par_20_défaut"><text:span text:style-name="T4">Grandison </text:span></text:span><text:span text:style-name="Police_20_par_20_défaut"><text:span text:style-name="T1">et </text:span></text:span><text:span text:style-name="Police_20_par_20_défaut"><text:span text:style-name="T4">la Mare au Diable </text:span></text:span><text:span text:style-name="Police_20_par_20_défaut"><text:span text:style-name="T1">proclam</text:span></text:span><text:span text:style-name="Police_20_par_20_défaut"><text:span text:style-name="T1">é</text:span></text:span><text:span text:style-name="Police_20_par_20_défaut"><text:span text:style-name="T1">s sup</text:span></text:span><text:span text:style-name="Police_20_par_20_défaut"><text:span text:style-name="T1">é</text:span></text:span><text:span text:style-name="Police_20_par_20_défaut"><text:span text:style-name="T1">rieurs </text:span></text:span><text:span text:style-name="Police_20_par_20_défaut"><text:span text:style-name="T1">à</text:span></text:span><text:span text:style-name="Police_20_par_20_défaut"><text:span text:style-name="T1"> </text:span></text:span><text:span text:style-name="Police_20_par_20_défaut"><text:span text:style-name="T4">la Cousine Bette</text:span></text:span><text:span text:style-name="Police_20_par_20_défaut"><text:span text:style-name="T1"> ou </text:span></text:span><text:span text:style-name="Police_20_par_20_défaut"><text:span text:style-name="T1">à</text:span></text:span><text:span text:style-name="Police_20_par_20_défaut"><text:span text:style-name="T1"> </text:span></text:span><text:span text:style-name="Police_20_par_20_défaut"><text:span text:style-name="T4">Don Quichotte</text:span></text:span><text:span text:style-name="Police_20_par_20_défaut"><text:span text:style-name="T1"> — et pourquoi pas aussi la com</text:span></text:span><text:span text:style-name="Police_20_par_20_défaut"><text:span text:style-name="T1">é</text:span></text:span><text:span text:style-name="Police_20_par_20_défaut"><text:span text:style-name="T1">die de Moli</text:span></text:span><text:span text:style-name="Police_20_par_20_défaut"><text:span text:style-name="T1">è</text:span></text:span><text:span text:style-name="Police_20_par_20_défaut"><text:span text:style-name="T1">re mise au-dessous de celle de Marivaux</text:span></text:span><text:span text:style-name="Police_20_par_20_défaut"><text:span text:style-name="T1"> ?</text:span></text:span><text:span text:style-name="Police_20_par_20_défaut"><text:span text:style-name="T1"> — alors, je l'avoue, je commence d'entrer en d</text:span></text:span><text:span text:style-name="Police_20_par_20_défaut"><text:span text:style-name="T1">é</text:span></text:span><text:span text:style-name="Police_20_par_20_défaut"><text:span text:style-name="T1">fiance, et je crains que le </text:span></text:span><text:span text:style-name="Police_20_par_20_défaut"><text:span text:style-name="T4">crit</text:span></text:span><text:span text:style-name="Police_20_par_20_défaut"><text:span text:style-name="T4">e</text:span></text:span><text:span text:style-name="Police_20_par_20_défaut"><text:span text:style-name="T4">rium</text:span></text:span><text:span text:style-name="Police_20_par_20_défaut"><text:span text:style-name="T1"> ne soit </text:span></text:span><text:span text:style-name="Police_20_par_20_défaut"><text:span text:style-name="T1">à</text:span></text:span><text:span text:style-name="Police_20_par_20_défaut"><text:span text:style-name="T1"> la fois insuffisant et douteux</text:span></text:span><text:span text:style-name="Police_20_par_20_défaut"><text:span text:style-name="T1"> ;</text:span></text:span><text:span text:style-name="Police_20_par_20_défaut"><text:span text:style-name="T1"> je crains m</text:span></text:span><text:span text:style-name="Police_20_par_20_défaut"><text:span text:style-name="T1">ê</text:span></text:span><text:span text:style-name="Police_20_par_20_défaut"><text:span text:style-name="T1">me qu'il ne devienne ais</text:span></text:span><text:span text:style-name="Police_20_par_20_défaut"><text:span text:style-name="T1">é</text:span></text:span><text:span text:style-name="Police_20_par_20_défaut"><text:span text:style-name="T1">ment dangereux.</text:span></text:span></text:p>
      <text:p text:style-name="Normal"><text:span text:style-name="Police_20_par_20_défaut"><text:span text:style-name="T1">Dangereux, je suis oblig</text:span></text:span><text:span text:style-name="Police_20_par_20_défaut"><text:span text:style-name="T1">é</text:span></text:span><text:span text:style-name="Police_20_par_20_défaut"><text:span text:style-name="T1">, pour aujourd'hui, de me contenter de vous le dire, car si je voulais vous montrer qu'il l'est, c'est la question m</text:span></text:span><text:span text:style-name="Police_20_par_20_défaut"><text:span text:style-name="T1">ê</text:span></text:span><text:span text:style-name="Police_20_par_20_défaut"><text:span text:style-name="T1">me de la </text:span></text:span><text:span text:style-name="Police_20_par_20_défaut"><text:span text:style-name="T4">Moralit</text:span></text:span><text:span text:style-name="Police_20_par_20_défaut"><text:span text:style-name="T4">é</text:span></text:span><text:span text:style-name="Police_20_par_20_défaut"><text:span text:style-name="T4"> dans l'art</text:span></text:span><text:span text:style-name="Police_20_par_20_défaut"><text:span text:style-name="T1"> qu'il me faudrait approfondir, — et je ne puis le faire incidemment. Mais il suffit qu'il favorise la confusion de la morale et de l'art, qui ne sont point, certes, contradictoires</text:span></text:span><text:span text:style-name="Police_20_par_20_défaut"><text:span text:style-name="T1"> ;</text:span></text:span><text:span text:style-name="Police_20_par_20_défaut"><text:span text:style-name="T1"> qui, peut-</text:span></text:span><text:span text:style-name="Police_20_par_20_défaut"><text:span text:style-name="T1">ê</text:span></text:span><text:span text:style-name="Police_20_par_20_défaut"><text:span text:style-name="T1">tre, ne sauraient se passer l'un de l'autre</text:span></text:span><text:span text:style-name="Police_20_par_20_défaut"><text:span text:style-name="T1"> ;</text:span></text:span><text:span text:style-name="Police_20_par_20_défaut"><text:span text:style-name="T1"> mais qui pourtant ne sont pas la m</text:span></text:span><text:span text:style-name="Police_20_par_20_défaut"><text:span text:style-name="T1">ê</text:span></text:span><text:span text:style-name="Police_20_par_20_défaut"><text:span text:style-name="T1">me chose. En r</text:span></text:span><text:span text:style-name="Police_20_par_20_défaut"><text:span text:style-name="T1">é</text:span></text:span><text:span text:style-name="Police_20_par_20_défaut"><text:span text:style-name="T1">glant la </text:span></text:span><text:span text:style-name="Police_20_par_20_défaut"><text:span text:style-name="T1">«</text:span></text:span><text:span text:style-name="Police_20_par_20_défaut"><text:span text:style-name="T1"> </text:span></text:span><text:span text:style-name="Police_20_par_20_défaut"><text:span text:style-name="T1">classification des valeurs litt</text:span></text:span><text:span text:style-name="Police_20_par_20_défaut"><text:span text:style-name="T1">é</text:span></text:span><text:span text:style-name="Police_20_par_20_défaut"><text:span text:style-name="T1">raires</text:span></text:span><text:span text:style-name="Police_20_par_20_défaut"><text:span text:style-name="T1"> </text:span></text:span><text:span text:style-name="Police_20_par_20_défaut"><text:span text:style-name="T1">»</text:span></text:span><text:span text:style-name="Police_20_par_20_défaut"><text:span text:style-name="T1"> sur la </text:span></text:span><text:span text:style-name="Police_20_par_20_défaut"><text:span text:style-name="T1">«</text:span></text:span><text:span text:style-name="Police_20_par_20_défaut"><text:span text:style-name="T1"> </text:span></text:span><text:span text:style-name="Police_20_par_20_défaut"><text:span text:style-name="T1">classification des valeurs morales</text:span></text:span><text:span text:style-name="Police_20_par_20_défaut"><text:span text:style-name="T1"> </text:span></text:span><text:span text:style-name="Police_20_par_20_défaut"><text:span text:style-name="T1">»</text:span></text:span><text:span text:style-name="Police_20_par_20_défaut"><text:span text:style-name="T1"> on court le risque de mettre tr</text:span></text:span><text:span text:style-name="Police_20_par_20_défaut"><text:span text:style-name="T1">è</text:span></text:span><text:span text:style-name="Police_20_par_20_défaut"><text:span text:style-name="T1">s haut dans l'</text:span></text:span><text:span text:style-name="Police_20_par_20_défaut"><text:span text:style-name="T1">é</text:span></text:span><text:span text:style-name="Police_20_par_20_défaut"><text:span text:style-name="T1">chelle des valeurs, une </text:span></text:span><text:span text:style-name="Police_20_par_20_défaut"><text:span text:style-name="T1">œ</text:span></text:span><text:span text:style-name="Police_20_par_20_défaut"><text:span text:style-name="T1">uvre qui, comme </text:span></text:span><text:span text:style-name="Police_20_par_20_défaut"><text:span text:style-name="T4">Grandison,</text:span></text:span><text:span text:style-name="Police_20_par_20_défaut"><text:span text:style-name="T1"> est aussi mortellement ennuyeuse qu'elle est vertueuse. On court le risque </text:span></text:span><text:span text:style-name="Police_20_par_20_défaut"><text:span text:style-name="T1">é</text:span></text:span><text:span text:style-name="Police_20_par_20_défaut"><text:span text:style-name="T1">galement de classer trop bas des </text:span></text:span><text:span text:style-name="Police_20_par_20_défaut"><text:span text:style-name="T1">œ</text:span></text:span><text:span text:style-name="Police_20_par_20_défaut"><text:span text:style-name="T1">uvres qui, comme </text:span></text:span><text:span text:style-name="Police_20_par_20_défaut"><text:span text:style-name="T4">l’</text:span></text:span><text:span text:style-name="Police_20_par_20_défaut"><text:span text:style-name="T4">É</text:span></text:span><text:span text:style-name="Police_20_par_20_défaut"><text:span text:style-name="T4">cole des Femmes</text:span></text:span><text:span text:style-name="Police_20_par_20_défaut"><text:span text:style-name="T1"> ou </text:span></text:span><text:span text:style-name="Police_20_par_20_défaut"><text:span text:style-name="T4">Tartuffe</text:span></text:span><text:span text:style-name="Police_20_par_20_défaut"><text:span text:style-name="T1">, roulant sur la d</text:span></text:span><text:span text:style-name="Police_20_par_20_défaut"><text:span text:style-name="T1">é</text:span></text:span><text:span text:style-name="Police_20_par_20_défaut"><text:span text:style-name="T1">rision des ridicules ou des vices de l'humanit</text:span></text:span><text:span text:style-name="Police_20_par_20_défaut"><text:span text:style-name="T1">é</text:span></text:span><text:span text:style-name="Police_20_par_20_défaut"><text:span text:style-name="T1">, ne sauraient jamais avoir le degr</text:span></text:span><text:span text:style-name="Police_20_par_20_défaut"><text:span text:style-name="T1">é</text:span></text:span><text:span text:style-name="Police_20_par_20_défaut"><text:span text:style-name="T1"> de </text:span></text:span><text:span text:style-name="Police_20_par_20_défaut"><text:span text:style-name="T1">«</text:span></text:span><text:span text:style-name="Police_20_par_20_défaut"><text:span text:style-name="T1"> </text:span></text:span><text:span text:style-name="Police_20_par_20_défaut"><text:span text:style-name="T1">bienfaisance</text:span></text:span><text:span text:style-name="Police_20_par_20_défaut"><text:span text:style-name="T1"> </text:span></text:span><text:span text:style-name="Police_20_par_20_défaut"><text:span text:style-name="T1">»</text:span></text:span><text:span text:style-name="Police_20_par_20_défaut"><text:span text:style-name="T1"> d'une berquinade ou d'une bergerie</text:span></text:span><text:span text:style-name="Police_20_par_20_défaut"><text:span text:style-name="T1"> ;</text:span></text:span><text:span text:style-name="Police_20_par_20_défaut"><text:span text:style-name="T1">— et cependant vous savez si les tartuffe sont rares, </text:span></text:span><text:span text:style-name="Police_20_par_20_défaut"><text:span text:style-name="T1">Vous</text:span></text:span><text:span text:style-name="Police_20_par_20_défaut"><text:span text:style-name="T1"> voyez la difficult</text:span></text:span><text:span text:style-name="Police_20_par_20_défaut"><text:span text:style-name="T1">é</text:span></text:span><text:span text:style-name="Police_20_par_20_défaut"><text:span text:style-name="T1">. Et je ne sais d'ailleurs</text:span></text:span><text:span text:style-name="Police_20_par_20_défaut"><text:span text:style-name="T1"> </text:span></text:span><text:span text:style-name="Police_20_par_20_défaut"><text:span text:style-name="T1">si nous en trouverons nous-m</text:span></text:span><text:span text:style-name="Police_20_par_20_défaut"><text:span text:style-name="T1">ê</text:span></text:span><text:span text:style-name="Police_20_par_20_défaut"><text:span text:style-name="T1">mes une solution, mais en attendant, c'est assez que vous ayez vu que le </text:span></text:span><text:span text:style-name="Police_20_par_20_défaut"><text:span text:style-name="T4">crit</text:span></text:span><text:span text:style-name="Police_20_par_20_défaut"><text:span text:style-name="T4">e</text:span></text:span><text:span text:style-name="Police_20_par_20_défaut"><text:span text:style-name="T4">rium</text:span></text:span><text:span text:style-name="Police_20_par_20_défaut"><text:span text:style-name="T1"> tir</text:span></text:span><text:span text:style-name="Police_20_par_20_défaut"><text:span text:style-name="T1">é</text:span></text:span><text:span text:style-name="Police_20_par_20_défaut"><text:span text:style-name="T1"> du degr</text:span></text:span><text:span text:style-name="Police_20_par_20_défaut"><text:span text:style-name="T1">é</text:span></text:span><text:span text:style-name="Police_20_par_20_défaut"><text:span text:style-name="T1"> de bienfaisance du caract</text:span></text:span><text:span text:style-name="Police_20_par_20_défaut"><text:span text:style-name="T1">è</text:span></text:span><text:span text:style-name="Police_20_par_20_défaut"><text:span text:style-name="T1">re peut </text:span></text:span><text:span text:style-name="Police_20_par_20_défaut"><text:span text:style-name="T1">ê</text:span></text:span><text:span text:style-name="Police_20_par_20_défaut"><text:span text:style-name="T1">tre dangereux, et qu'en le qualifiant de ce nom, je n'ai point parl</text:span></text:span><text:span text:style-name="Police_20_par_20_défaut"><text:span text:style-name="T1">é</text:span></text:span><text:span text:style-name="Police_20_par_20_défaut"><text:span text:style-name="T1"> au hasard.</text:span></text:span></text:p>
      <text:p text:style-name="Normal"><text:span text:style-name="Police_20_par_20_défaut"><text:span text:style-name="T1">Mais ce que je crois que je puis dire avec plus d'assurance encore, c'est qu'il a contre lui d'</text:span></text:span><text:span text:style-name="Police_20_par_20_défaut"><text:span text:style-name="T1">ê</text:span></text:span><text:span text:style-name="Police_20_par_20_défaut"><text:span text:style-name="T1">tre insuffisant et douteux. Sous pr</text:span></text:span><text:span text:style-name="Police_20_par_20_défaut"><text:span text:style-name="T1">é</text:span></text:span><text:span text:style-name="Police_20_par_20_défaut"><text:span text:style-name="T1">texte, par exemple, que </text:span></text:span><text:span text:style-name="Police_20_par_20_défaut"><text:span text:style-name="T1">«</text:span></text:span><text:span text:style-name="Police_20_par_20_défaut"><text:span text:style-name="T1"> </text:span></text:span><text:span text:style-name="Police_20_par_20_défaut"><text:span text:style-name="T1">la volont</text:span></text:span><text:span text:style-name="Police_20_par_20_défaut"><text:span text:style-name="T1">é</text:span></text:span><text:span text:style-name="Police_20_par_20_défaut"><text:span text:style-name="T1"> est une puissance, et, consid</text:span></text:span><text:span text:style-name="Police_20_par_20_défaut"><text:span text:style-name="T1">é</text:span></text:span><text:span text:style-name="Police_20_par_20_défaut"><text:span text:style-name="T1">r</text:span></text:span><text:span text:style-name="Police_20_par_20_défaut"><text:span text:style-name="T1">é</text:span></text:span><text:span text:style-name="Police_20_par_20_défaut"><text:span text:style-name="T1">e en soi, qu'elle est un bien</text:span></text:span><text:span text:style-name="Police_20_par_20_défaut"><text:span text:style-name="T1"> </text:span></text:span><text:span text:style-name="Police_20_par_20_défaut"><text:span text:style-name="T1">»</text:span></text:span><text:span text:style-name="Police_20_par_20_défaut"><text:span text:style-name="T1"> mettrons-nous </text:span></text:span><text:span text:style-name="Police_20_par_20_défaut"><text:span text:style-name="T4">Rodogune</text:span></text:span><text:span text:style-name="Police_20_par_20_défaut"><text:span text:style-name="T1"> au-dessus de </text:span></text:span><text:span text:style-name="Police_20_par_20_défaut"><text:span text:style-name="T4">Ph</text:span></text:span><text:span text:style-name="Police_20_par_20_défaut"><text:span text:style-name="T4">è</text:span></text:span><text:span text:style-name="Police_20_par_20_défaut"><text:span text:style-name="T4">dre</text:span></text:span><text:span text:style-name="Police_20_par_20_défaut"><text:span text:style-name="T1"> ;</text:span></text:span><text:span text:style-name="Police_20_par_20_défaut"><text:span text:style-name="T1"> et,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ment, attribuerons-nous au th</text:span></text:span><text:span text:style-name="Police_20_par_20_défaut"><text:span text:style-name="T1">éâ</text:span></text:span><text:span text:style-name="Police_20_par_20_défaut"><text:span text:style-name="T1">tre de Corneille une valeur sup</text:span></text:span><text:span text:style-name="Police_20_par_20_défaut"><text:span text:style-name="T1">é</text:span></text:span><text:span text:style-name="Police_20_par_20_défaut"><text:span text:style-name="T1">rieure </text:span></text:span><text:span text:style-name="Police_20_par_20_défaut"><text:span text:style-name="T1">à</text:span></text:span><text:span text:style-name="Police_20_par_20_défaut"><text:span text:style-name="T1"> celui de Racine</text:span></text:span><text:span text:style-name="Police_20_par_20_défaut"><text:span text:style-name="T1"> ?</text:span></text:span><text:span text:style-name="Police_20_par_20_défaut"><text:span text:style-name="T1"> L'h</text:span></text:span><text:span text:style-name="Police_20_par_20_défaut"><text:span text:style-name="T1">é</text:span></text:span><text:span text:style-name="Police_20_par_20_défaut"><text:span text:style-name="T1">sitation est au moins </text:span></text:span><text:soft-page-break/><text:span text:style-name="Police_20_par_20_défaut"><text:span text:style-name="T1">permise. Et si le d</text:span></text:span><text:span text:style-name="Police_20_par_20_défaut"><text:span text:style-name="T1">é</text:span></text:span><text:span text:style-name="Police_20_par_20_défaut"><text:span text:style-name="T1">ploiement de la volont</text:span></text:span><text:span text:style-name="Police_20_par_20_défaut"><text:span text:style-name="T1">é</text:span></text:span><text:span text:style-name="Police_20_par_20_défaut"><text:span text:style-name="T1"> qui s'exerce est l'</text:span></text:span><text:span text:style-name="Police_20_par_20_défaut"><text:span text:style-name="T1">â</text:span></text:span><text:span text:style-name="Police_20_par_20_défaut"><text:span text:style-name="T1">me de l'action dramatique, tandis qu'au contraire le propre du roman est de nous la montrer domin</text:span></text:span><text:span text:style-name="Police_20_par_20_défaut"><text:span text:style-name="T1">é</text:span></text:span><text:span text:style-name="Police_20_par_20_défaut"><text:span text:style-name="T1">e ou vaincue par les circonstances, faudra-t-il donc en tirer cette conclusion que, d'une mani</text:span></text:span><text:span text:style-name="Police_20_par_20_défaut"><text:span text:style-name="T1">è</text:span></text:span><text:span text:style-name="Police_20_par_20_défaut"><text:span text:style-name="T1">r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 </text:span></text:span><text:span text:style-name="Police_20_par_20_défaut"><text:span text:style-name="T1">et en soi, la forme dramatique est sup</text:span></text:span><text:span text:style-name="Police_20_par_20_défaut"><text:span text:style-name="T1">é</text:span></text:span><text:span text:style-name="Police_20_par_20_défaut"><text:span text:style-name="T1">rieure </text:span></text:span><text:span text:style-name="Police_20_par_20_défaut"><text:span text:style-name="T1">à</text:span></text:span><text:span text:style-name="Police_20_par_20_défaut"><text:span text:style-name="T1"> la romanesque</text:span></text:span><text:span text:style-name="Police_20_par_20_défaut"><text:span text:style-name="T1"> ?</text:span></text:span><text:span text:style-name="Police_20_par_20_défaut"><text:span text:style-name="T1"> Je ne le pense pas, ou du moins, de quelque mani</text:span></text:span><text:span text:style-name="Police_20_par_20_défaut"><text:span text:style-name="T1">è</text:span></text:span><text:span text:style-name="Police_20_par_20_défaut"><text:span text:style-name="T1">re qu'on tranchera la question, ce sera pour d'autres raisons, tir</text:span></text:span><text:span text:style-name="Police_20_par_20_défaut"><text:span text:style-name="T1">é</text:span></text:span><text:span text:style-name="Police_20_par_20_défaut"><text:span text:style-name="T1">es d'ailleurs que de la </text:span></text:span><text:span text:style-name="Police_20_par_20_défaut"><text:span text:style-name="T1">«</text:span></text:span><text:span text:style-name="Police_20_par_20_défaut"><text:span text:style-name="T1"> </text:span></text:span><text:span text:style-name="Police_20_par_20_défaut"><text:span text:style-name="T1">bienfaisance du caract</text:span></text:span><text:span text:style-name="Police_20_par_20_défaut"><text:span text:style-name="T1">è</text:span></text:span><text:span text:style-name="Police_20_par_20_défaut"><text:span text:style-name="T1">re</text:span></text:span><text:span text:style-name="Police_20_par_20_défaut"><text:span text:style-name="T1"> </text:span></text:span><text:span text:style-name="Police_20_par_20_défaut"><text:span text:style-name="T1">»</text:span></text:span><text:span text:style-name="Police_20_par_20_défaut"><text:span text:style-name="T1"> que les </text:span></text:span><text:span text:style-name="Police_20_par_20_défaut"><text:span text:style-name="T1">œ</text:span></text:span><text:span text:style-name="Police_20_par_20_défaut"><text:span text:style-name="T1">uvres</text:span></text:span><text:span text:style-name="Police_20_par_20_défaut"><text:span text:style-name="T1"> manifestent</text:span></text:span><text:span text:style-name="Police_20_par_20_défaut"><text:span text:style-name="T1"> ?</text:span></text:span><text:span text:style-name="Police_20_par_20_défaut"><text:span text:style-name="T1"> Le principe de la distinction des</text:span></text:span><text:span text:style-name="Police_20_par_20_défaut"><text:span text:style-name="T1"> </text:span></text:span><text:span text:style-name="Police_20_par_20_défaut"><text:span text:style-name="T1">genres ou de la classification des </text:span></text:span><text:span text:style-name="Police_20_par_20_défaut"><text:span text:style-name="T1">œ</text:span></text:span><text:span text:style-name="Police_20_par_20_défaut"><text:span text:style-name="T1">uvres est situ</text:span></text:span><text:span text:style-name="Police_20_par_20_défaut"><text:span text:style-name="T1">é</text:span></text:span><text:span text:style-name="Police_20_par_20_défaut"><text:span text:style-name="T1"> plus profond</text:span></text:span><text:span text:style-name="Police_20_par_20_défaut"><text:span text:style-name="T1">é</text:span></text:span><text:span text:style-name="Police_20_par_20_défaut"><text:span text:style-name="T1">ment. Et certes, comme vous le verrez, je suis tr</text:span></text:span><text:span text:style-name="Police_20_par_20_défaut"><text:span text:style-name="T1">è</text:span></text:span><text:span text:style-name="Police_20_par_20_défaut"><text:span text:style-name="T1">s </text:span></text:span><text:span text:style-name="Police_20_par_20_défaut"><text:span text:style-name="T1">é</text:span></text:span><text:span text:style-name="Police_20_par_20_défaut"><text:span text:style-name="T1">loign</text:span></text:span><text:span text:style-name="Police_20_par_20_défaut"><text:span text:style-name="T1">é</text:span></text:span><text:span text:style-name="Police_20_par_20_défaut"><text:span text:style-name="T1"> de nier le pouvoir de la </text:span></text:span><text:span text:style-name="Police_20_par_20_défaut"><text:span text:style-name="T4">sympathie</text:span></text:span><text:span text:style-name="Police_20_par_20_défaut"><text:span text:style-name="T1"> dans l'art, mais je l'entends d'une autre mani</text:span></text:span><text:span text:style-name="Police_20_par_20_défaut"><text:span text:style-name="T1">è</text:span></text:span><text:span text:style-name="Police_20_par_20_défaut"><text:span text:style-name="T1">re, assez diff</text:span></text:span><text:span text:style-name="Police_20_par_20_défaut"><text:span text:style-name="T1">é</text:span></text:span><text:span text:style-name="Police_20_par_20_défaut"><text:span text:style-name="T1">rente, moins morale et plus esth</text:span></text:span><text:span text:style-name="Police_20_par_20_défaut"><text:span text:style-name="T1">é</text:span></text:span><text:span text:style-name="Police_20_par_20_défaut"><text:span text:style-name="T1">tique.</text:span></text:span></text:p>
      <text:p>Il est vrai qu'à ces deux principes, M. Taine en ajoute un troisième, qu'il appelle le <text:span text:style-name="Police_20_par_20_défaut"><text:span text:style-name="T15">degr</text:span></text:span><text:span text:style-name="Police_20_par_20_défaut"><text:span text:style-name="T15">é</text:span></text:span><text:span text:style-name="Police_20_par_20_défaut"><text:span text:style-name="T15"> de convergence des effets</text:span></text:span>, et qu'il définit en ces termes : </text:p>
      <text:p>Il faut encore que, dans l'œuvre d'art, les caractères dont nous avons reconnu la valeur deviennent aussi dominateurs qu'il se pourra. C'est ainsi seulement qu'ils recevront leur éclat et leur relief ; de cette façon seulement ils seront plus visibles que dans la nature. Pour cela, il faut évidemment que toutes les parties de l'œuvre d'art contribuent à les manifester. Aucun élément ne doit rester inactif ou tirer l'attention d'un autre côté : ce serait une force employée à contresens. En d'autres termes, dans un tableau, une statue, un poème, un édifice, une symphonie, tous les effets doivent être <text:span text:style-name="Police_20_par_20_défaut"><text:span text:style-name="T15">convergents</text:span></text:span>. Le degré de cette convergence marque la place de l'œuvre, et vous allez voir une troisième échelle se dresser à côté des deux premières pour mesurer la valeur des œuvres d'art.</text:p>
      <text:p text:style-name="P1">Cela veut dire, si je l'entends bien — car il me semble qu'ici M. Taine est moins clair que d'habitude, — cela veut dire que, pour qu'une œuvre atteigne la perfection de son genre, il faut que l'on y trouve, premièrement, le caractère dominateur et notable dont elle est l'expression, simplement et fortement conçu ; en second lieu, tous les moyens propres à en manifester l'importance ; troisièmement et enfin, une forme, ou un style, ou une valeur d'exécution capable de les éterniser.</text:p>
      <text:p text:style-name="Normal"><text:span text:style-name="Police_20_par_20_défaut"><text:span text:style-name="T1">Soit, par exemple, une madone de Rapha</text:span></text:span><text:span text:style-name="Police_20_par_20_défaut"><text:span text:style-name="T1">ë</text:span></text:span><text:span text:style-name="Police_20_par_20_défaut"><text:span text:style-name="T1">l ou une trag</text:span></text:span><text:span text:style-name="Police_20_par_20_défaut"><text:span text:style-name="T1">é</text:span></text:span><text:span text:style-name="Police_20_par_20_défaut"><text:span text:style-name="T1">die de Racine, la </text:span></text:span><text:span text:style-name="Police_20_par_20_défaut"><text:span text:style-name="T4">Madone de Saint-Sixte</text:span></text:span><text:span text:style-name="Police_20_par_20_défaut"><text:span text:style-name="T1"> ou la </text:span></text:span><text:span text:style-name="Police_20_par_20_défaut"><text:span text:style-name="T4">Vierge</text:span></text:span><text:span text:style-name="Police_20_par_20_défaut"><text:span text:style-name="T4"> de Foligno, Andromaque</text:span></text:span><text:span text:style-name="Police_20_par_20_défaut"><text:span text:style-name="T1"> ou </text:span></text:span><text:span text:style-name="Police_20_par_20_défaut"><text:span text:style-name="T4">Britannicus</text:span></text:span><text:span text:style-name="Police_20_par_20_défaut"><text:span text:style-name="T1">. Ce qui en fait la valeur, ce qui les met </text:span></text:span><text:span text:style-name="Police_20_par_20_défaut"><text:span text:style-name="T1">à</text:span></text:span><text:span text:style-name="Police_20_par_20_défaut"><text:span text:style-name="T1"> un degr</text:span></text:span><text:span text:style-name="Police_20_par_20_défaut"><text:span text:style-name="T1">é</text:span></text:span><text:span text:style-name="Police_20_par_20_défaut"><text:span text:style-name="T1"> </text:span></text:span><text:span text:style-name="Police_20_par_20_défaut"><text:span text:style-name="T1">é</text:span></text:span><text:span text:style-name="Police_20_par_20_défaut"><text:span text:style-name="T1">mi</text:span></text:span><text:span text:style-name="Police_20_par_20_défaut"><text:span text:style-name="T1">nent dans l'histoire de l'art, c'est le style, c'est l'arabesque heureuse de la composition dans la </text:span></text:span><text:span text:style-name="Police_20_par_20_défaut"><text:span text:style-name="T4">Madone de Saint-Sixte</text:span></text:span><text:span text:style-name="Police_20_par_20_défaut"><text:span text:style-name="T1">, et c'en est la savante ing</text:span></text:span><text:span text:style-name="Police_20_par_20_défaut"><text:span text:style-name="T1">é</text:span></text:span><text:span text:style-name="Police_20_par_20_défaut"><text:span text:style-name="T1">niosit</text:span></text:span><text:span text:style-name="Police_20_par_20_défaut"><text:span text:style-name="T1">é</text:span></text:span><text:span text:style-name="Police_20_par_20_défaut"><text:span text:style-name="T1"> </text:span></text:span><text:span text:style-name="Police_20_par_20_défaut"><text:span text:style-name="T1">dans </text:span></text:span><text:span text:style-name="Police_20_par_20_défaut"><text:span text:style-name="T4">Andromaque</text:span></text:span><text:span text:style-name="Police_20_par_20_défaut"><text:span text:style-name="T1"> </text:span></text:span><text:span text:style-name="Police_20_par_20_défaut"><text:span text:style-name="T1">;</text:span></text:span><text:span text:style-name="Police_20_par_20_défaut"><text:span text:style-name="T1"> c'est le choix des formes et des Expressions dans la toile de Rapha</text:span></text:span><text:span text:style-name="Police_20_par_20_défaut"><text:span text:style-name="T1">ë</text:span></text:span><text:span text:style-name="Police_20_par_20_défaut"><text:span text:style-name="T1">l — je voudrais pouvoir dire, c'est le choix aussi</text:span></text:span><text:span text:style-name="Police_20_par_20_défaut"><text:span text:style-name="T1"> des couleurs, — et c'est celui </text:span></text:span><text:span text:style-name="Police_20_par_20_défaut"><text:span text:style-name="T1">des mots et l'</text:span></text:span><text:span text:style-name="Police_20_par_20_défaut"><text:span text:style-name="T1">é</text:span></text:span><text:span text:style-name="Police_20_par_20_défaut"><text:span text:style-name="T1">l</text:span></text:span><text:span text:style-name="Police_20_par_20_défaut"><text:span text:style-name="T1">é</text:span></text:span><text:span text:style-name="Police_20_par_20_défaut"><text:span text:style-name="T1">gance achev</text:span></text:span><text:span text:style-name="Police_20_par_20_défaut"><text:span text:style-name="T1">é</text:span></text:span><text:span text:style-name="Police_20_par_20_défaut"><text:span text:style-name="T1">e des contours dans la trag</text:span></text:span><text:span text:style-name="Police_20_par_20_défaut"><text:span text:style-name="T1">é</text:span></text:span><text:span text:style-name="Police_20_par_20_défaut"><text:span text:style-name="T1">die de Racine</text:span></text:span><text:span text:style-name="Police_20_par_20_défaut"><text:span text:style-name="T1"> ;</text:span></text:span><text:span text:style-name="Police_20_par_20_défaut"><text:span text:style-name="T1"> c'est l'effet total de perfection dans la mesure qui se d</text:span></text:span><text:span text:style-name="Police_20_par_20_défaut"><text:span text:style-name="T1">é</text:span></text:span><text:span text:style-name="Police_20_par_20_défaut"><text:span text:style-name="T1">gage du </text:span></text:span><text:soft-page-break/><text:span text:style-name="Police_20_par_20_défaut"><text:span text:style-name="T1">tableau, et de dignit</text:span></text:span><text:span text:style-name="Police_20_par_20_défaut"><text:span text:style-name="T1">é</text:span></text:span><text:span text:style-name="Police_20_par_20_défaut"><text:span text:style-name="T1"> dans la passion qui r</text:span></text:span><text:span text:style-name="Police_20_par_20_défaut"><text:span text:style-name="T1">é</text:span></text:span><text:span text:style-name="Police_20_par_20_défaut"><text:span text:style-name="T1">sulte du drame. Mais, cet effet lui-m</text:span></text:span><text:span text:style-name="Police_20_par_20_défaut"><text:span text:style-name="T1">ê</text:span></text:span><text:span text:style-name="Police_20_par_20_défaut"><text:span text:style-name="T1">me, il a pour conditions pr</text:span></text:span><text:span text:style-name="Police_20_par_20_défaut"><text:span text:style-name="T1">é</text:span></text:span><text:span text:style-name="Police_20_par_20_défaut"><text:span text:style-name="T1">alables, et pour fondements cach</text:span></text:span><text:span text:style-name="Police_20_par_20_défaut"><text:span text:style-name="T1">é</text:span></text:span><text:span text:style-name="Police_20_par_20_défaut"><text:span text:style-name="T1">s, le choix et la m</text:span></text:span><text:span text:style-name="Police_20_par_20_défaut"><text:span text:style-name="T1">é</text:span></text:span><text:span text:style-name="Police_20_par_20_défaut"><text:span text:style-name="T1">ditation des moyens les plus propres </text:span></text:span><text:span text:style-name="Police_20_par_20_défaut"><text:span text:style-name="T1">à</text:span></text:span><text:span text:style-name="Police_20_par_20_défaut"><text:span text:style-name="T1"> le produire. </text:span></text:span><text:span text:style-name="Police_20_par_20_défaut"><text:span text:style-name="T1">Vous</text:span></text:span><text:span text:style-name="Police_20_par_20_défaut"><text:span text:style-name="T1"> en comprendrez le prix si vous comparez </text:span></text:span><text:span text:style-name="Police_20_par_20_défaut"><text:span text:style-name="T1">à</text:span></text:span><text:span text:style-name="Police_20_par_20_défaut"><text:span text:style-name="T1"> cet </text:span></text:span><text:span text:style-name="Police_20_par_20_défaut"><text:span text:style-name="T1">é</text:span></text:span><text:span text:style-name="Police_20_par_20_défaut"><text:span text:style-name="T1">gard </text:span></text:span><text:span text:style-name="Police_20_par_20_défaut"><text:span text:style-name="T4">l</text:span></text:span><text:span text:style-name="Police_20_par_20_défaut"><text:span text:style-name="T4">’</text:span></text:span><text:span text:style-name="Police_20_par_20_défaut"><text:span text:style-name="T4">Andromaque</text:span></text:span><text:span text:style-name="Police_20_par_20_défaut"><text:span text:style-name="T1"> de Racine au </text:span></text:span><text:span text:style-name="Police_20_par_20_défaut"><text:span text:style-name="T4">Pertharite</text:span></text:span><text:span text:style-name="Police_20_par_20_défaut"><text:span text:style-name="T1"> de Corneille, dont on </text:span></text:span><text:span text:style-name="Police_20_par_20_défaut"><text:span text:style-name="T1">veut que Racine, se soit inspir</text:span></text:span><text:span text:style-name="Police_20_par_20_défaut"><text:span text:style-name="T1">é</text:span></text:span><text:span text:style-name="Police_20_par_20_défaut"><text:span text:style-name="T1"> ;</text:span></text:span><text:span text:style-name="Police_20_par_20_défaut"><text:span text:style-name="T1"> ou encore si vous comparez les </text:span></text:span><text:span text:style-name="Police_20_par_20_défaut"><text:span text:style-name="T4">V</text:span></text:span><text:span text:style-name="Police_20_par_20_défaut"><text:span text:style-name="T4">ierges</text:span></text:span><text:span text:style-name="Police_20_par_20_défaut"><text:span text:style-name="T1"> de Rapha</text:span></text:span><text:span text:style-name="Police_20_par_20_défaut"><text:span text:style-name="T1">ë</text:span></text:span><text:span text:style-name="Police_20_par_20_défaut"><text:span text:style-name="T1">l </text:span></text:span><text:span text:style-name="Police_20_par_20_défaut"><text:span text:style-name="T1">à</text:span></text:span><text:span text:style-name="Police_20_par_20_défaut"><text:span text:style-name="T1"> celles de Mignard. Et comme enfin ce que la </text:span></text:span><text:span text:style-name="Police_20_par_20_défaut"><text:span text:style-name="T4">Madone</text:span></text:span><text:span text:style-name="Police_20_par_20_défaut"><text:span text:style-name="T1"> du peintre et </text:span></text:span><text:span text:style-name="Police_20_par_20_défaut"><text:span text:style-name="T4">l</text:span></text:span><text:span text:style-name="Police_20_par_20_défaut"><text:span text:style-name="T4">’</text:span></text:span><text:span text:style-name="Police_20_par_20_défaut"><text:span text:style-name="T4">Andromaque</text:span></text:span><text:span text:style-name="Police_20_par_20_défaut"><text:span text:style-name="T1"> du po</text:span></text:span><text:span text:style-name="Police_20_par_20_défaut"><text:span text:style-name="T1">è</text:span></text:span><text:span text:style-name="Police_20_par_20_défaut"><text:span text:style-name="T1">te expriment ou manifestent avec un </text:span></text:span><text:span text:style-name="Police_20_par_20_défaut"><text:span text:style-name="T1">é</text:span></text:span><text:span text:style-name="Police_20_par_20_défaut"><text:span text:style-name="T1">clat et surtout une justesse unique, c'est l'un des caract</text:span></text:span><text:span text:style-name="Police_20_par_20_défaut"><text:span text:style-name="T1">è</text:span></text:span><text:span text:style-name="Police_20_par_20_défaut"><text:span text:style-name="T1">res </text:span></text:span><text:span text:style-name="Police_20_par_20_défaut"><text:span text:style-name="T1">à</text:span></text:span><text:span text:style-name="Police_20_par_20_défaut"><text:span text:style-name="T1"> la fois les plus </text:span></text:span><text:span text:style-name="Police_20_par_20_défaut"><text:span text:style-name="T1">«</text:span></text:span><text:span text:style-name="Police_20_par_20_défaut"><text:span text:style-name="T1"> </text:span></text:span><text:span text:style-name="Police_20_par_20_défaut"><text:span text:style-name="T1">importants</text:span></text:span><text:span text:style-name="Police_20_par_20_défaut"><text:span text:style-name="T1"> </text:span></text:span><text:span text:style-name="Police_20_par_20_défaut"><text:span text:style-name="T1">»</text:span></text:span><text:span text:style-name="Police_20_par_20_défaut"><text:span text:style-name="T1"> et les </text:span></text:span><text:span text:style-name="Police_20_par_20_défaut"><text:span text:style-name="T1">«</text:span></text:span><text:span text:style-name="Police_20_par_20_défaut"><text:span text:style-name="T1"> </text:span></text:span><text:span text:style-name="Police_20_par_20_défaut"><text:span text:style-name="T1">plus bienfaisants</text:span></text:span><text:span text:style-name="Police_20_par_20_défaut"><text:span text:style-name="T1"> </text:span></text:span><text:span text:style-name="Police_20_par_20_défaut"><text:span text:style-name="T1">»</text:span></text:span><text:span text:style-name="Police_20_par_20_défaut"><text:span text:style-name="T1"> qu'il y ait —</text:span></text:span><text:span text:style-name="Police_20_par_20_défaut"><text:span text:style-name="T1"> </text:span></text:span><text:span text:style-name="Police_20_par_20_défaut"><text:span text:style-name="T1">puisque c'est l'amour maternel,</text:span></text:span><text:span text:style-name="Police_20_par_20_défaut"><text:span text:style-name="T1"> </text:span></text:span><text:span text:style-name="Police_20_par_20_défaut"><text:span text:style-name="T1">— nous pourrons dire et nous dirons avec raison qu'elles sont belles l'une et l'autre parce que la convergence des effets, toujours si rare, n'a jamais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plus compl</text:span></text:span><text:span text:style-name="Police_20_par_20_défaut"><text:span text:style-name="T1">è</text:span></text:span><text:span text:style-name="Police_20_par_20_défaut"><text:span text:style-name="T1">te.</text:span></text:span></text:p>
      <text:p text:style-name="P1">Telle est, je crois, dans son ensemble, la doctrine de M. Taine, et chemin faisant, je pense en avoir suffisamment indiqué les points douteux ou faibles pour qu'il soit inutile d'y revenir en terminant ; D'ailleurs, comme je vous l'ai dit, si je n'accepte point toutes les idées de M. Taine, c'est une partie de l'objet de ce cours que de vous en donner les raisons. Sur toutes ces questions, nous aurons bientôt à revenir, et nous les prendrons au point où M. Taine les a laissées. J'aime donc mieux insister sur quelques-unes des conclusions qui se dégagent de la critique de M. Taine lui-même, et qui mesurent, pour ainsi parler, le rapport qui subsiste toujours entre la critique ancienne et la nouvelle, puisque le sens commun et le langage courant, qui ne s'y trompent guère, continuent de les désigner toujours sous le même nom.</text:p>
      <text:p text:style-name="Normal"><text:span text:style-name="Police_20_par_20_défaut"><text:span text:style-name="T1">Il semble donc, quoi que l'on fasse —</text:span></text:span><text:span text:style-name="Police_20_par_20_défaut"><text:span text:style-name="T1"> </text:span></text:span><text:span text:style-name="Police_20_par_20_défaut"><text:span text:style-name="T1">et encore une fois l'</text:span></text:span><text:span text:style-name="Police_20_par_20_défaut"><text:span text:style-name="T1">é</text:span></text:span><text:span text:style-name="Police_20_par_20_défaut"><text:span text:style-name="T1">volution des id</text:span></text:span><text:span text:style-name="Police_20_par_20_défaut"><text:span text:style-name="T1">é</text:span></text:span><text:span text:style-name="Police_20_par_20_défaut"><text:span text:style-name="T1">es de </text:span></text:span><text:span text:style-name="Police_20_par_20_défaut"><text:span text:style-name="T1">M. </text:span></text:span><text:span text:style-name="Police_20_par_20_défaut"><text:span text:style-name="T1">Taine en est la preuve,</text:span></text:span><text:span text:style-name="Police_20_par_20_défaut"><text:span text:style-name="T1"> </text:span></text:span><text:span text:style-name="Police_20_par_20_défaut"><text:span text:style-name="T1">— il semble qu'on ne puisse pas traiter la litt</text:span></text:span><text:span text:style-name="Police_20_par_20_défaut"><text:span text:style-name="T1">é</text:span></text:span><text:span text:style-name="Police_20_par_20_défaut"><text:span text:style-name="T1">rature ou l'art comme des documents, et qu'on doive t</text:span></text:span><text:span text:style-name="Police_20_par_20_défaut"><text:span text:style-name="T1">ô</text:span></text:span><text:span text:style-name="Police_20_par_20_défaut"><text:span text:style-name="T1">t ou tard, apr</text:span></text:span><text:span text:style-name="Police_20_par_20_défaut"><text:span text:style-name="T1">è</text:span></text:span><text:span text:style-name="Police_20_par_20_défaut"><text:span text:style-name="T1">s en avoir proclam</text:span></text:span><text:span text:style-name="Police_20_par_20_défaut"><text:span text:style-name="T1">é</text:span></text:span><text:span text:style-name="Police_20_par_20_défaut"><text:span text:style-name="T1"> la </text:span></text:span><text:span text:style-name="Police_20_par_20_défaut"><text:span text:style-name="T4">relativit</text:span></text:span><text:span text:style-name="Police_20_par_20_défaut"><text:span text:style-name="T4">é</text:span></text:span><text:span text:style-name="Police_20_par_20_défaut"><text:span text:style-name="T1">, y r</text:span></text:span><text:span text:style-name="Police_20_par_20_défaut"><text:span text:style-name="T1">é</text:span></text:span><text:span text:style-name="Police_20_par_20_défaut"><text:span text:style-name="T1">introduire la notion de </text:span></text:span><text:span text:style-name="Police_20_par_20_défaut"><text:span text:style-name="T4">l'absolu</text:span></text:span><text:span text:style-name="Police_20_par_20_défaut"><text:span text:style-name="T1">, sous le nom de beaut</text:span></text:span><text:span text:style-name="Police_20_par_20_défaut"><text:span text:style-name="T1">é</text:span></text:span><text:span text:style-name="Police_20_par_20_défaut"><text:span text:style-name="T1">. S'il se peut que la litt</text:span></text:span><text:span text:style-name="Police_20_par_20_défaut"><text:span text:style-name="T1">é</text:span></text:span><text:span text:style-name="Police_20_par_20_défaut"><text:span text:style-name="T1">rature ou l'art soient l'</text:span></text:span><text:span text:style-name="Police_20_par_20_défaut"><text:span text:style-name="T4">expression de la soci</text:span></text:span><text:span text:style-name="Police_20_par_20_défaut"><text:span text:style-name="T4">é</text:span></text:span><text:span text:style-name="Police_20_par_20_défaut"><text:span text:style-name="T4">t</text:span></text:span><text:span text:style-name="Police_20_par_20_défaut"><text:span text:style-name="T4">é</text:span></text:span><text:span text:style-name="Police_20_par_20_défaut"><text:span text:style-name="T1">, ce n'est pas l</text:span></text:span><text:span text:style-name="Police_20_par_20_défaut"><text:span text:style-name="T1">à</text:span></text:span><text:span text:style-name="Police_20_par_20_défaut"><text:span text:style-name="T1"> leur objet</text:span></text:span><text:span text:style-name="Police_20_par_20_défaut"><text:span text:style-name="T1"> ;</text:span></text:span><text:span text:style-name="Police_20_par_20_défaut"><text:span text:style-name="T1"> ou du moins ils en ont un autre</text:span></text:span><text:span text:style-name="Police_20_par_20_défaut"><text:span text:style-name="T1"> </text:span></text:span><text:span text:style-name="Police_20_par_20_défaut"><text:span text:style-name="T1">;</text:span></text:span><text:span text:style-name="Police_20_par_20_défaut"><text:span text:style-name="T1"> et, comme la soci</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m</text:span></text:span><text:span text:style-name="Police_20_par_20_défaut"><text:span text:style-name="T1">ê</text:span></text:span><text:span text:style-name="Police_20_par_20_défaut"><text:span text:style-name="T1">me ou comme la religion, ils ont en eux-m</text:span></text:span><text:span text:style-name="Police_20_par_20_défaut"><text:span text:style-name="T1">ê</text:span></text:span><text:span text:style-name="Police_20_par_20_défaut"><text:span text:style-name="T1">mes leur raison d'</text:span></text:span><text:span text:style-name="Police_20_par_20_défaut"><text:span text:style-name="T1">ê</text:span></text:span><text:span text:style-name="Police_20_par_20_défaut"><text:span text:style-name="T1">tre. Phidias n'a point sculpt</text:span></text:span><text:span text:style-name="Police_20_par_20_défaut"><text:span text:style-name="T1">é</text:span></text:span><text:span text:style-name="Police_20_par_20_défaut"><text:span text:style-name="T1"> les frises du Par</text:span></text:span><text:span text:style-name="Police_20_par_20_défaut"><text:span text:style-name="T1">th</text:span></text:span><text:span text:style-name="Police_20_par_20_défaut"><text:span text:style-name="T1">é</text:span></text:span><text:span text:style-name="Police_20_par_20_défaut"><text:span text:style-name="T1">non, Michel-Ange n'a point peint les vo</text:span></text:span><text:span text:style-name="Police_20_par_20_défaut"><text:span text:style-name="T1">û</text:span></text:span><text:span text:style-name="Police_20_par_20_défaut"><text:span text:style-name="T1">tes de la Sixtine, Shakespeare n'a point </text:span></text:span><text:span text:style-name="Police_20_par_20_défaut"><text:span text:style-name="T1">é</text:span></text:span><text:span text:style-name="Police_20_par_20_défaut"><text:span text:style-name="T1">crit </text:span></text:span><text:span text:style-name="Police_20_par_20_défaut"><text:span text:style-name="T4">Macbeth </text:span></text:span><text:span text:style-name="Police_20_par_20_défaut"><text:span text:style-name="T1">ou le </text:span></text:span><text:span text:style-name="Police_20_par_20_défaut"><text:span text:style-name="T4">Roi Lear</text:span></text:span><text:span text:style-name="Police_20_par_20_défaut"><text:span text:style-name="T1">, pour qu'apr</text:span></text:span><text:span text:style-name="Police_20_par_20_défaut"><text:span text:style-name="T1">è</text:span></text:span><text:span text:style-name="Police_20_par_20_défaut"><text:span text:style-name="T1">s de longues ann</text:span></text:span><text:span text:style-name="Police_20_par_20_défaut"><text:span text:style-name="T1">é</text:span></text:span><text:span text:style-name="Police_20_par_20_défaut"><text:span text:style-name="T1">es la curiosit</text:span></text:span><text:span text:style-name="Police_20_par_20_défaut"><text:span text:style-name="T1">é</text:span></text:span><text:span text:style-name="Police_20_par_20_défaut"><text:span text:style-name="T1"> des </text:span></text:span><text:span text:style-name="Police_20_par_20_défaut"><text:span text:style-name="T1">é</text:span></text:span><text:span text:style-name="Police_20_par_20_défaut"><text:span text:style-name="T1">rudits trait</text:span></text:span><text:span text:style-name="Police_20_par_20_défaut"><text:span text:style-name="T1">â</text:span></text:span><text:span text:style-name="Police_20_par_20_défaut"><text:span text:style-name="T1">t leurs chefs-d'</text:span></text:span><text:span text:style-name="Police_20_par_20_défaut"><text:span text:style-name="T1">œ</text:span></text:span><text:span text:style-name="Police_20_par_20_défaut"><text:span text:style-name="T1">uvre comme un document d'archives, et s'enqu</text:span></text:span><text:span text:style-name="Police_20_par_20_défaut"><text:span text:style-name="T1">î</text:span></text:span><text:span text:style-name="Police_20_par_20_défaut"><text:span text:style-name="T1">t par leur interm</text:span></text:span><text:span text:style-name="Police_20_par_20_défaut"><text:span text:style-name="T1">é</text:span></text:span><text:span text:style-name="Police_20_par_20_défaut"><text:span text:style-name="T1">diaire de la psychologie de l'homme de la Renaissance ou du Grec d'il y a deux mille ans. Que si d'ailleurs nous ne pouvons dire nous-m</text:span></text:span><text:span text:style-name="Police_20_par_20_défaut"><text:span text:style-name="T1">ê</text:span></text:span><text:span text:style-name="Police_20_par_20_défaut"><text:span text:style-name="T1">me quel est l'objet de </text:span></text:span><text:soft-page-break/><text:span text:style-name="Police_20_par_20_défaut"><text:span text:style-name="T1">l'art, nous pouvons dire au moins ce qu'il n'est pas</text:span></text:span><text:span text:style-name="Police_20_par_20_défaut"><text:span text:style-name="T1"> ;</text:span></text:span><text:span text:style-name="Police_20_par_20_défaut"><text:span text:style-name="T1"> et certes, il y a longtemps que les po</text:span></text:span><text:span text:style-name="Police_20_par_20_défaut"><text:span text:style-name="T1">è</text:span></text:span><text:span text:style-name="Police_20_par_20_défaut"><text:span text:style-name="T1">tes auraient cess</text:span></text:span><text:span text:style-name="Police_20_par_20_défaut"><text:span text:style-name="T1">é</text:span></text:span><text:span text:style-name="Police_20_par_20_défaut"><text:span text:style-name="T1"> d'</text:span></text:span><text:span text:style-name="Police_20_par_20_défaut"><text:span text:style-name="T1">é</text:span></text:span><text:span text:style-name="Police_20_par_20_défaut"><text:span text:style-name="T1">crire, et les peintres de peindre, s'ils ne s'</text:span></text:span><text:span text:style-name="Police_20_par_20_défaut"><text:span text:style-name="T1">é</text:span></text:span><text:span text:style-name="Police_20_par_20_défaut"><text:span text:style-name="T1">taient propos</text:span></text:span><text:span text:style-name="Police_20_par_20_défaut"><text:span text:style-name="T1">é</text:span></text:span><text:span text:style-name="Police_20_par_20_défaut"><text:span text:style-name="T1"> rien de plus ni d'autre que de traduire l'</text:span></text:span><text:span text:style-name="Police_20_par_20_défaut"><text:span text:style-name="T1">é</text:span></text:span><text:span text:style-name="Police_20_par_20_défaut"><text:span text:style-name="T1">tat d'</text:span></text:span><text:span text:style-name="Police_20_par_20_défaut"><text:span text:style-name="T1">â</text:span></text:span><text:span text:style-name="Police_20_par_20_défaut"><text:span text:style-name="T1">me de leurs contemporains, ou s'ils s'</text:span></text:span><text:span text:style-name="Police_20_par_20_défaut"><text:span text:style-name="T1">é</text:span></text:span><text:span text:style-name="Police_20_par_20_défaut"><text:span text:style-name="T1">taient aper</text:span></text:span><text:span text:style-name="Police_20_par_20_défaut"><text:span text:style-name="T1">ç</text:span></text:span><text:span text:style-name="Police_20_par_20_défaut"><text:span text:style-name="T1">us qu'on limitait leur fonction sociale </text:span></text:span><text:span text:style-name="Police_20_par_20_défaut"><text:span text:style-name="T1">à</text:span></text:span><text:span text:style-name="Police_20_par_20_défaut"><text:span text:style-name="T1"> celle de scribe ou de greffier de </text:span></text:span><text:span text:style-name="Police_20_par_20_défaut"><text:span text:style-name="T1">l'esprit de leur temps. La r</text:span></text:span><text:span text:style-name="Police_20_par_20_défaut"><text:span text:style-name="T1">é</text:span></text:span><text:span text:style-name="Police_20_par_20_défaut"><text:span text:style-name="T1">alisation de la beaut</text:span></text:span><text:span text:style-name="Police_20_par_20_défaut"><text:span text:style-name="T1">é</text:span></text:span><text:span text:style-name="Police_20_par_20_défaut"><text:span text:style-name="T1">, voil</text:span></text:span><text:span text:style-name="Police_20_par_20_défaut"><text:span text:style-name="T1">à</text:span></text:span><text:span text:style-name="Police_20_par_20_défaut"><text:span text:style-name="T1"> o</text:span></text:span><text:span text:style-name="Police_20_par_20_défaut"><text:span text:style-name="T1">ù</text:span></text:span><text:span text:style-name="Police_20_par_20_défaut"><text:span text:style-name="T1"> ils ont tendu</text:span></text:span><text:span text:style-name="Police_20_par_20_défaut"><text:span text:style-name="T1"> ;</text:span></text:span><text:span text:style-name="Police_20_par_20_défaut"><text:span text:style-name="T1"> et quiconque pr</text:span></text:span><text:span text:style-name="Police_20_par_20_défaut"><text:span text:style-name="T1">é</text:span></text:span><text:span text:style-name="Police_20_par_20_défaut"><text:span text:style-name="T1">tend les juger sur ses tendances </text:span></text:span><text:span text:style-name="Police_20_par_20_défaut"><text:span text:style-name="T1">à</text:span></text:span><text:span text:style-name="Police_20_par_20_défaut"><text:span text:style-name="T1"> lui, plut</text:span></text:span><text:span text:style-name="Police_20_par_20_défaut"><text:span text:style-name="T1">ô</text:span></text:span><text:span text:style-name="Police_20_par_20_défaut"><text:span text:style-name="T1">t que sur</text:span></text:span><text:span text:style-name="Police_20_par_20_défaut"><text:span text:style-name="T1"> </text:span></text:span><text:span text:style-name="Police_20_par_20_défaut"><text:span text:style-name="T1">les leu</text:span></text:span><text:span text:style-name="Police_20_par_20_défaut"><text:span text:style-name="T1">r</text:span></text:span><text:span text:style-name="Police_20_par_20_défaut"><text:span text:style-name="T1">s, je ne sais pas ce qu'il fait, mais ce n'est pas de la critique.</text:span></text:span></text:p>
      <text:p text:style-name="Normal"><text:span text:style-name="Police_20_par_20_défaut"><text:span text:style-name="T1">Car — vous l'avez </text:span></text:span><text:span text:style-name="Police_20_par_20_défaut"><text:span text:style-name="T1">é</text:span></text:span><text:span text:style-name="Police_20_par_20_défaut"><text:span text:style-name="T1">galement vu par l'exemple de </text:span></text:span><text:span text:style-name="Police_20_par_20_défaut"><text:span text:style-name="T1">M. </text:span></text:span><text:span text:style-name="Police_20_par_20_défaut"><text:span text:style-name="T1">Taine — il faut </text:span></text:span><text:span text:style-name="Police_20_par_20_défaut"><text:span text:style-name="T4">juger</text:span></text:span><text:span text:style-name="Police_20_par_20_défaut"><text:span text:style-name="T1"> et il faut </text:span></text:span><text:span text:style-name="Police_20_par_20_défaut"><text:span text:style-name="T4">classer</text:span></text:span><text:span text:style-name="Police_20_par_20_défaut"><text:span text:style-name="T1">, en d</text:span></text:span><text:span text:style-name="Police_20_par_20_défaut"><text:span text:style-name="T1">é</text:span></text:span><text:span text:style-name="Police_20_par_20_défaut"><text:span text:style-name="T1">pit qu'on en ait, et il l'avoue lui-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p>
      <text:p>Dans le monde imaginaire comme dans le monde réel, <text:span text:style-name="Police_20_par_20_défaut"><text:span text:style-name="T15">il y a des rangs divers</text:span></text:span> parce qu'il y a des valeurs diverses. Le public et les connaisseurs assignent les uns et estiment les autres. <text:span text:style-name="Police_20_par_20_défaut"><text:span text:style-name="T15">Nous n'avons pas fait autre chose depuis cinq ans, en parcourant les </text:span></text:span><text:span text:style-name="Police_20_par_20_défaut"><text:span text:style-name="T15">é</text:span></text:span><text:span text:style-name="Police_20_par_20_défaut"><text:span text:style-name="T15">coles de </text:span></text:span><text:span text:style-name="Police_20_par_20_défaut"><text:span text:style-name="T15">l’</text:span></text:span><text:span text:style-name="Police_20_par_20_défaut"><text:span text:style-name="T15">Italie, des Pays-Bas et de la Gr</text:span></text:span><text:span text:style-name="Police_20_par_20_défaut"><text:span text:style-name="T15">è</text:span></text:span><text:span text:style-name="Police_20_par_20_défaut"><text:span text:style-name="T15">ce, Nous avons toujours, et </text:span></text:span><text:span text:style-name="Police_20_par_20_défaut"><text:span text:style-name="T15">à</text:span></text:span><text:span text:style-name="Police_20_par_20_défaut"><text:span text:style-name="T15"> chaque pas, port</text:span></text:span><text:span text:style-name="Police_20_par_20_défaut"><text:span text:style-name="T15">é</text:span></text:span><text:span text:style-name="Police_20_par_20_défaut"><text:span text:style-name="T15"> des jugements. </text:span></text:span>Sans le savoir nous avions en main un instrument de mesure. Les autres hommes sont comme nous, et en critique comme ailleurs il y a des vérités acquises. Chacun reconnaît aujourd'hui que certains poètes, comme Dante et Shakespeare, certains compositeurs, comme Mozart et Beethoven tiennent la première place dans leur art. <text:span text:style-name="Police_20_par_20_défaut"><text:span text:style-name="T15">On </text:span></text:span><text:span text:style-name="Police_20_par_20_défaut"><text:span text:style-name="T15">l’</text:span></text:span><text:span text:style-name="Police_20_par_20_défaut"><text:span text:style-name="T15">accorde </text:span></text:span><text:span text:style-name="Police_20_par_20_défaut"><text:span text:style-name="T15">à</text:span></text:span><text:span text:style-name="Police_20_par_20_défaut"><text:span text:style-name="T15"> Goethe, parmi les </text:span></text:span><text:span text:style-name="Police_20_par_20_défaut"><text:span text:style-name="T15">é</text:span></text:span><text:span text:style-name="Police_20_par_20_défaut"><text:span text:style-name="T15">crivains de notre si</text:span></text:span><text:span text:style-name="Police_20_par_20_défaut"><text:span text:style-name="T15">è</text:span></text:span><text:span text:style-name="Police_20_par_20_défaut"><text:span text:style-name="T15">cle</text:span></text:span> ; parmi les Hollandais, à Rembrandt ; parmi les Vénitiens, à Titien. Trois artistes de la Renaissance italienne : Léonard de Vinci ; Michel-Ange et Raphaël, montent d'un consentement unanime au-dessus de tous les autres.</text:p>
      <text:p text:style-name="P1">Il serait difficile d'être plus explicite ; et je ne saurais trop m'étonner que l'on s'autorise de l'œuvre et du nom de M. Taine quand on soutient qu'indifférente à la beauté des œuvres, la critique n'aurait plus qu'à s'occuper de leur « signification ». C'est lui faire tort de la moitié de son œuvre, et, pour l'avoir de son côté, c'est commencer par en rayer la moitié de ce qu'il a pensé.</text:p>
      <text:p text:style-name="P11">Bien loin d'ailleurs qu'en essayant de conformer <text:s text:c="2"/>ses méthodes à celles de l'histoire naturelle la critique s'écarte de son objet, en tant qu'il est de classer, de juger et de comprendre — ou, pour parler plus exactement de comprendre d'abord, de juger ensuite et de classer enfin, — je crois que l'exemple de M. Taine nous prouve plutôt qu'elle s'en rapproche.</text:p>
      <text:p text:style-name="Normal"><text:span text:style-name="Police_20_par_20_défaut"><text:span text:style-name="T1">Car, de classer, nous l'avons d</text:span></text:span><text:span text:style-name="Police_20_par_20_défaut"><text:span text:style-name="T1">é</text:span></text:span><text:span text:style-name="Police_20_par_20_défaut"><text:span text:style-name="T1">j</text:span></text:span><text:span text:style-name="Police_20_par_20_défaut"><text:span text:style-name="T1">à</text:span></text:span><text:span text:style-name="Police_20_par_20_défaut"><text:span text:style-name="T1"> dit plusieurs foi</text:span></text:span><text:span text:style-name="Police_20_par_20_défaut"><text:span text:style-name="T1"> ?</text:span></text:span><text:span text:style-name="Police_20_par_20_défaut"><text:span text:style-name="T1">, il suffit d'entendre toute la port</text:span></text:span><text:span text:style-name="Police_20_par_20_défaut"><text:span text:style-name="T1">é</text:span></text:span><text:span text:style-name="Police_20_par_20_défaut"><text:span text:style-name="T1">e du mot pour ne pas douter que la classification soit l'une des fins de l'histoire naturelle. </text:span></text:span><text:span text:style-name="Police_20_par_20_défaut"><text:span text:style-name="T1">V</text:span></text:span><text:span text:style-name="Police_20_par_20_défaut"><text:span text:style-name="T1">oyez encore l</text:span></text:span><text:span text:style-name="Police_20_par_20_défaut"><text:span text:style-name="T1">à</text:span></text:span><text:span text:style-name="Police_20_par_20_défaut"><text:span text:style-name="T1">-dessus le livre d'Agassiz que je vous indiquais tout </text:span></text:span><text:span text:style-name="Police_20_par_20_défaut"><text:span text:style-name="T1">à</text:span></text:span><text:span text:style-name="Police_20_par_20_défaut"><text:span text:style-name="T1"> l'heure, ou celui d'H</text:span></text:span><text:span text:style-name="Police_20_par_20_défaut"><text:span text:style-name="T1">æ</text:span></text:span><text:span text:style-name="Police_20_par_20_défaut"><text:span text:style-name="T1">ckel, sur</text:span></text:span><text:span text:style-name="Police_20_par_20_défaut"><text:span text:style-name="T4"> </text:span></text:span><text:span text:style-name="Police_20_par_20_défaut"><text:span text:style-name="T4">L’</text:span></text:span><text:span text:style-name="Police_20_par_20_défaut"><text:span text:style-name="T4">Histoire naturelle de la cr</text:span></text:span><text:span text:style-name="Police_20_par_20_défaut"><text:span text:style-name="T4">é</text:span></text:span><text:span text:style-name="Police_20_par_20_défaut"><text:span text:style-name="T4">ation</text:span></text:span><text:span text:style-name="Police_20_par_20_défaut"><text:span text:style-name="T1">. </text:span></text:span><text:span text:style-name="Police_20_par_20_défaut"><text:span text:style-name="T1">Mais pour ce qui est de juger, si les naturalistes font profession de s'en abstenir, et bornent, comme ils disent, leur ambition </text:span></text:span><text:span text:style-name="Police_20_par_20_défaut"><text:span text:style-name="T1">à</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constater</text:span></text:span><text:span text:style-name="Police_20_par_20_défaut"><text:span text:style-name="T1">»</text:span></text:span><text:span text:style-name="Police_20_par_20_défaut"><text:span text:style-name="T1"> on ne s'en douterait pas </text:span></text:span><text:span text:style-name="Police_20_par_20_défaut"><text:span text:style-name="T1">à</text:span></text:span><text:span text:style-name="Police_20_par_20_défaut"><text:span text:style-name="T1"> lire leurs livres, et il </text:span></text:span><text:soft-page-break/><text:span text:style-name="Police_20_par_20_défaut"><text:span text:style-name="T1">faut dire alors qu'ils ont la constatation prodigieusement admirative. La nature, pour eux, est remplie de merveilles, et sur la diversit</text:span></text:span><text:span text:style-name="Police_20_par_20_défaut"><text:span text:style-name="T1">é</text:span></text:span><text:span text:style-name="Police_20_par_20_défaut"><text:span text:style-name="T1">, sur l'ing</text:span></text:span><text:span text:style-name="Police_20_par_20_défaut"><text:span text:style-name="T1">é</text:span></text:span><text:span text:style-name="Police_20_par_20_défaut"><text:span text:style-name="T1">niosit</text:span></text:span><text:span text:style-name="Police_20_par_20_défaut"><text:span text:style-name="T1">é</text:span></text:span><text:span text:style-name="Police_20_par_20_défaut"><text:span text:style-name="T1">, sur la singularit</text:span></text:span><text:span text:style-name="Police_20_par_20_défaut"><text:span text:style-name="T1">é</text:span></text:span><text:span text:style-name="Police_20_par_20_défaut"><text:span text:style-name="T1"> des moyens dont elle use pour r</text:span></text:span><text:span text:style-name="Police_20_par_20_défaut"><text:span text:style-name="T1">é</text:span></text:span><text:span text:style-name="Police_20_par_20_défaut"><text:span text:style-name="T1">aliser ses plans ils ne tarissent pas d'exclamations et d'enthousiasme. </text:span></text:span><text:span text:style-name="Police_20_par_20_défaut"><text:span text:style-name="T1">«</text:span></text:span><text:span text:style-name="Police_20_par_20_défaut"><text:span text:style-name="T1"> </text:span></text:span><text:span text:style-name="Police_20_par_20_défaut"><text:span text:style-name="T1">Il est int</text:span></text:span><text:span text:style-name="Police_20_par_20_défaut"><text:span text:style-name="T1">é</text:span></text:span><text:span text:style-name="Police_20_par_20_défaut"><text:span text:style-name="T1">ressant de contempler un rivage luxuriant, tapiss</text:span></text:span><text:span text:style-name="Police_20_par_20_défaut"><text:span text:style-name="T1">é</text:span></text:span><text:span text:style-name="Police_20_par_20_défaut"><text:span text:style-name="T1"> de </text:span></text:span><text:span text:style-name="Police_20_par_20_défaut"><text:span text:style-name="T1">nombreuses plantes appartenant </text:span></text:span><text:span text:style-name="Police_20_par_20_défaut"><text:span text:style-name="T1">à</text:span></text:span><text:span text:style-name="Police_20_par_20_défaut"><text:span text:style-name="T1"> de nombreuses esp</text:span></text:span><text:span text:style-name="Police_20_par_20_défaut"><text:span text:style-name="T1">è</text:span></text:span><text:span text:style-name="Police_20_par_20_défaut"><text:span text:style-name="T1">ces, abritant des oiseaux qui chantent dans les buissons, des insectes ail</text:span></text:span><text:span text:style-name="Police_20_par_20_défaut"><text:span text:style-name="T1">é</text:span></text:span><text:span text:style-name="Police_20_par_20_défaut"><text:span text:style-name="T1">s qui voltigent </text:span></text:span><text:span text:style-name="Police_20_par_20_défaut"><text:span text:style-name="T1">çà</text:span></text:span><text:span text:style-name="Police_20_par_20_défaut"><text:span text:style-name="T1"> et l</text:span></text:span><text:span text:style-name="Police_20_par_20_défaut"><text:span text:style-name="T1">à</text:span></text:span><text:span text:style-name="Police_20_par_20_défaut"><text:span text:style-name="T1">, des vers qui rampent dans la terre humide, si l'on songe que ces formes si admirablement construites, si diff</text:span></text:span><text:span text:style-name="Police_20_par_20_défaut"><text:span text:style-name="T1">é</text:span></text:span><text:span text:style-name="Police_20_par_20_défaut"><text:span text:style-name="T1">remment conform</text:span></text:span><text:span text:style-name="Police_20_par_20_défaut"><text:span text:style-name="T1">é</text:span></text:span><text:span text:style-name="Police_20_par_20_défaut"><text:span text:style-name="T1">es, et d</text:span></text:span><text:span text:style-name="Police_20_par_20_défaut"><text:span text:style-name="T1">é</text:span></text:span><text:span text:style-name="Police_20_par_20_défaut"><text:span text:style-name="T1">pendantes les unes des autres d'une mani</text:span></text:span><text:span text:style-name="Police_20_par_20_défaut"><text:span text:style-name="T1">è</text:span></text:span><text:span text:style-name="Police_20_par_20_défaut"><text:span text:style-name="T1">re si complexe ont toutes </text:span></text:span><text:span text:style-name="Police_20_par_20_défaut"><text:span text:style-name="T1">é</text:span></text:span><text:span text:style-name="Police_20_par_20_défaut"><text:span text:style-name="T1">t</text:span></text:span><text:span text:style-name="Police_20_par_20_défaut"><text:span text:style-name="T1">é</text:span></text:span><text:span text:style-name="Police_20_par_20_défaut"><text:span text:style-name="T1"> produites par des lois qui agissent autour de nous.</text:span></text:span><text:span text:style-name="Police_20_par_20_défaut"><text:span text:style-name="T1"> </text:span></text:span><text:span text:style-name="Police_20_par_20_défaut"><text:span text:style-name="T1">»</text:span></text:span><text:span text:style-name="Police_20_par_20_défaut"><text:span text:style-name="T1"> De qui croyez-vous que soit cet hymne aux lois de la nature</text:span></text:span><text:span text:style-name="Police_20_par_20_défaut"><text:span text:style-name="T1"> ?</text:span></text:span><text:span text:style-name="Police_20_par_20_défaut"><text:span text:style-name="T1"> de Bernardin de Saint-Pierre</text:span></text:span><text:span text:style-name="Police_20_par_20_défaut"><text:span text:style-name="T1"> ?</text:span></text:span><text:span text:style-name="Police_20_par_20_défaut"><text:span text:style-name="T1"> ou de F</text:span></text:span><text:span text:style-name="Police_20_par_20_défaut"><text:span text:style-name="T1">é</text:span></text:span><text:span text:style-name="Police_20_par_20_défaut"><text:span text:style-name="T1">nelon, peut-</text:span></text:span><text:span text:style-name="Police_20_par_20_défaut"><text:span text:style-name="T1">ê</text:span></text:span><text:span text:style-name="Police_20_par_20_défaut"><text:span text:style-name="T1">tre</text:span></text:span><text:span text:style-name="Police_20_par_20_défaut"><text:span text:style-name="T1"> ?</text:span></text:span><text:span text:style-name="Police_20_par_20_défaut"><text:span text:style-name="T1"> Non</text:span></text:span><text:span text:style-name="Police_20_par_20_défaut"><text:span text:style-name="T1"> ;</text:span></text:span><text:span text:style-name="Police_20_par_20_défaut"><text:span text:style-name="T1"> mais bien de Darwin</text:span></text:span><text:span text:style-name="Police_20_par_20_défaut"><text:span text:style-name="T1"> ;</text:span></text:span><text:span text:style-name="Police_20_par_20_défaut"><text:span text:style-name="T1"> et il fait, s'il vous pla</text:span></text:span><text:span text:style-name="Police_20_par_20_défaut"><text:span text:style-name="T1">î</text:span></text:span><text:span text:style-name="Police_20_par_20_défaut"><text:span text:style-name="T1">t, la conclusion du livre de </text:span></text:span><text:span text:style-name="Police_20_par_20_défaut"><text:span text:style-name="T1">l</text:span></text:span><text:span text:style-name="Police_20_par_20_défaut"><text:span text:style-name="T1">’</text:span></text:span><text:span text:style-name="Police_20_par_20_défaut"><text:span text:style-name="T4">Origine des esp</text:span></text:span><text:span text:style-name="Police_20_par_20_défaut"><text:span text:style-name="T4">è</text:span></text:span><text:span text:style-name="Police_20_par_20_défaut"><text:span text:style-name="T4">ces.</text:span></text:span></text:p>
      <text:p text:style-name="P1">Quand, au surplus, le naturaliste s'abstiendrait de juger et de mêler à l'observation des faits l'expression de la surprise, ou de l'étonnement, ou de la joie qu'il y trouve, qu'en résulterait-il ? que la critique et l'histoire naturelle sont deux ? qu'il y a dans l'homme quelque chose d'autre et de plus que dans l'animal ? et que la civilisation diffère enfin de la nature ? On ne prétend point le contraire ; et, pour ma part, je ne sache guère de vérité dont je sois plus fermement convaincu. Mais, comme la civilisation, si elle est en partie l'œuvre de la volonté, est en partie aussi l'œuvre de l'instinct ; comme les productions de l'homme, pour différer de celles de la nature, ne laissent pas pourtant d'avoir quelques traits de communs avec elles ; et comme enfin, quand elles sont détachées une fois de leur auteur, les œuvres vivent, d'une vie propre et indépendante, on dit seulement que la connaissance des lois de la nature ne saurait manquer de jeter une grande clarté sur l'intelligence des lois qui gouvernent le développement des œuvres de l'homme. Vous en avez vu quelques exemples aujourd'hui même ; nous en verrons d'autres et de plus nombreux par la suite ; et si l'honneur d'avoir indiqué l'assimilation appartient à Sainte-Beuve, c'est à M. Taine que l'on saura gré, dans l'avenir, d'en avoir démontré la justesse et la fécondité.</text:p>
      <text:p text:style-name="P1">Ce que je crains seulement, c'est qu'il ne nous ait rendu la tâche étrangement difficile. Autrefois, en effet, du temps encore de Sainte-Beuve, du temps de Villemain, et à plus forte raison du temps de Mme de Staël et de Chateaubriand, pour faire de la critique, il suffisait d'avoir l'esprit juste, du goût, l'usage du monde ; et <text:soft-page-break/>au besoin quelque talent. On se laissait aller à sa pente « La critique souvent n'est pas une science, disait La Bruyère il y a deux cents ans, c'est un métier, où il faut plus de santé que d'esprit, plus de travail que de capacité, plus d'habitude que de génie. » M. Taine a changé tout cela. Pour faire aujourd'hui de la critique, il faudrait commencer par avoir fait le tour des idées ; et, passant non seulement ses frontières, mais aussi celles de son temps, il faudrait que le critique fût également informé de la littérature française et de la Scandinave ; qu'il connût l'art chinois aussi bien que l'art italien ; qu'il eût une opinion raisonnée sur les origines du christianisme et sur celles du bouddhisme. Ce n'est pas tout encore. Ni les méthodes particulières des sciences, de l'histoire naturelle ou de la physiologie, de la chimie même, ni les moyens techniques des arts ne devraient lui être étrangers : car, comment parler de peinture, par exemple, ou de musique, si l'on n'est soi-même un peu peintre ou un peu musicien ? Et il faudrait aussi que « brisés et rompus à toutes les métamorphoses », comme disait Sainte-Beuve ; et capables ainsi, non seulement de tout comprendre, mais de tout sentir, de nous faire une âme grecque pour admirer le Parthénon, et une âme romaine pour jouir du Colisée, Italiens avec Dante, Anglais avec Shakespeare, Gaulois avec Molière, il faudrait que nous eussions encore le pouvoir de nous retirer, de nous abstraire de nos propres plaisirs pour en être tour à tour, ou l'un après l'autre, le sujet passionné et le juge impartial. N'y a-t-il pas, en effet, dans toutes les grandes œuvres de la littérature ou de l'art un je ne sais quoi qui ne se-révèle ou qui ne se donne qu'à la sympathie ? Mais il faudrait surtout nous connaître nous-mêmes, savoir ce qu'il s'insinue de nous, sans que nous le sachions d'ordinaire, dans nos impressions et dans nos jugements ; en quoi et combien ils diffèrent presque inévitablement de ce qu'ils sont chez les autres ou de ce qu'ils devraient être ; quelle est, en chaque cas enfin, la quantité dont il faut que nous les corrigions pour les réduire à la justesse et à la vérité. Puisqu'il y en a parmi nous qui sont insensibles, par exemple, à de certaines couleurs, ou du moins qui les prennent constamment l'une pour l'autre, il y en a sans doute aussi qui sont insensibles à de certaines qualités d'art, qui le seront toujours, qui devront donc le savoir, et qui devront compter eux-mêmes avec leur insensibilité...</text:p>
      <text:p text:style-name="Normal"><text:span text:style-name="Police_20_par_20_défaut"><text:span text:style-name="T1">C'est beaucoup</text:span></text:span><text:span text:style-name="Police_20_par_20_défaut"><text:span text:style-name="T1"> ;</text:span></text:span><text:span text:style-name="Police_20_par_20_défaut"><text:span text:style-name="T1"> et, ainsi comprise, la critique passerait les forces d'un homme, ce qu'il faut </text:span></text:span><text:span text:style-name="Police_20_par_20_défaut"><text:span text:style-name="T1">é</text:span></text:span><text:span text:style-name="Police_20_par_20_défaut"><text:span text:style-name="T1">viter, de peur, comme l'a dit quelqu'un, que le jour qu'elle se tairait </text:span></text:span><text:span text:style-name="Police_20_par_20_défaut"><text:span text:style-name="T1">«</text:span></text:span><text:span text:style-name="Police_20_par_20_défaut"><text:span text:style-name="T1"> </text:span></text:span><text:span text:style-name="Police_20_par_20_défaut"><text:span text:style-name="T1">le monde ne f</text:span></text:span><text:span text:style-name="Police_20_par_20_défaut"><text:span text:style-name="T1">û</text:span></text:span><text:span text:style-name="Police_20_par_20_défaut"><text:span text:style-name="T1">t d</text:span></text:span><text:span text:style-name="Police_20_par_20_défaut"><text:span text:style-name="T1">é</text:span></text:span><text:span text:style-name="Police_20_par_20_défaut"><text:span text:style-name="T1">vor</text:span></text:span><text:span text:style-name="Police_20_par_20_défaut"><text:span text:style-name="T1">é</text:span></text:span><text:span text:style-name="Police_20_par_20_défaut"><text:span text:style-name="T1"> par la superstition et la cr</text:span></text:span><text:span text:style-name="Police_20_par_20_défaut"><text:span text:style-name="T1">é</text:span></text:span><text:span text:style-name="Police_20_par_20_défaut"><text:span text:style-name="T1">dulit</text:span></text:span><text:span text:style-name="Police_20_par_20_défaut"><text:span text:style-name="T1">é</text:span></text:span><text:span text:style-name="Police_20_par_20_défaut"><text:span text:style-name="T1"> en tout genre</text:span></text:span><text:span text:style-name="Police_20_par_20_défaut"><text:span text:style-name="T1"> </text:span></text:span><text:span text:style-name="Police_20_par_20_défaut"><text:span text:style-name="T1">»</text:span></text:span><text:span text:style-name="Police_20_par_20_défaut"><text:span text:style-name="T1">. Les </text:span></text:span><text:soft-page-break/><text:span text:style-name="Police_20_par_20_défaut"><text:span text:style-name="T1">charlatans alors deviendraient les ma</text:span></text:span><text:span text:style-name="Police_20_par_20_défaut"><text:span text:style-name="T1">î</text:span></text:span><text:span text:style-name="Police_20_par_20_défaut"><text:span text:style-name="T1">tres des hommes. Mais il faut t</text:span></text:span><text:span text:style-name="Police_20_par_20_défaut"><text:span text:style-name="T1">â</text:span></text:span><text:span text:style-name="Police_20_par_20_défaut"><text:span text:style-name="T1">cher pourtant de nous conformer </text:span></text:span><text:span text:style-name="Police_20_par_20_défaut"><text:span text:style-name="T1">à</text:span></text:span><text:span text:style-name="Police_20_par_20_défaut"><text:span text:style-name="T1"> un mouvement qu'il serait aussi vain que pr</text:span></text:span><text:span text:style-name="Police_20_par_20_défaut"><text:span text:style-name="T1">é</text:span></text:span><text:span text:style-name="Police_20_par_20_défaut"><text:span text:style-name="T1">somptueux de vouloir enrayer</text:span></text:span><text:span text:style-name="Police_20_par_20_défaut"><text:span text:style-name="T1"> ;</text:span></text:span><text:span text:style-name="Police_20_par_20_défaut"><text:span text:style-name="T1"> et, du mieux que nous le pourrons, c'est ce </text:span></text:span><text:span text:style-name="Police_20_par_20_défaut"><text:span text:style-name="T2">J</text:span></text:span><text:span text:style-name="Police_20_par_20_défaut"><text:span text:style-name="T1"> que nous t</text:span></text:span><text:span text:style-name="Police_20_par_20_défaut"><text:span text:style-name="T1">â</text:span></text:span><text:span text:style-name="Police_20_par_20_défaut"><text:span text:style-name="T1">cherons de faire cette ann</text:span></text:span><text:span text:style-name="Police_20_par_20_défaut"><text:span text:style-name="T1">é</text:span></text:span><text:span text:style-name="Police_20_par_20_défaut"><text:span text:style-name="T1">e.</text:span></text:span></text:p>
      <text:p text:style-name="P1">Pour cela, comme je vous l'ai dit, nous n'aurons qu'à prendre la critique au point où nous venons d'en amener l'histoire,— qui n'en est pas l'histoire, je le répète encore une fois, mais l'esquisse seulement, très rapide et très sommaire, de ce que pourrait être une telle histoire. Et dès la prochaine fois — puisque notre projet n'est autre que d'emprunter de Darwin et de Haeckel le secours que M. Taine a emprunté de Geoffroy Saint-Hilaire et de Cuvier, — j'essayerai de vous résumer, dans ses origines, dans son développement, et dans sa diffusion, la doctrine de l'évolution.</text:p>
      <text:p text:style-name="P1"/>
      <text:p text:style-name="P1">10 décembre 1889.</text:p>
      <text:h text:style-name="P36" text:outline-level="1">Table des matières</text:h>
      <text:p text:style-name="P1"/>
      <text:p text:style-name="P3">Leçon d'ouverture</text:p>
      <text:p text:style-name="P3">Idée générale, programme et division du cours</text:p>
      <text:p text:style-name="P12"/>
      <text:p text:style-name="P2">Première leçon - De Du Bellay jusqu'à Malherbe (1550-1610).</text:p>
      <text:p text:style-name="P30"><text:span text:style-name="Police_20_par_20_défaut"><text:span text:style-name="T1">Importance de la critique dans l'histoire de la litt</text:span></text:span><text:span text:style-name="Police_20_par_20_défaut"><text:span text:style-name="T1">é</text:span></text:span><text:span text:style-name="Police_20_par_20_défaut"><text:span text:style-name="T1">rature fran</text:span></text:span><text:span text:style-name="Police_20_par_20_défaut"><text:span text:style-name="T1">ç</text:span></text:span><text:span text:style-name="Police_20_par_20_défaut"><text:span text:style-name="T1">aise.</text:span></text:span><text:span text:style-name="Police_20_par_20_défaut"><text:span text:style-name="T1"> — </text:span></text:span><text:span text:style-name="Police_20_par_20_défaut"><text:span text:style-name="T1">Origines de la critique moderne</text:span></text:span><text:span text:style-name="Police_20_par_20_défaut"><text:span text:style-name="T1"> :</text:span></text:span><text:span text:style-name="Police_20_par_20_défaut"><text:span text:style-name="T1"> la critique philologique et le r</text:span></text:span><text:span text:style-name="Police_20_par_20_défaut"><text:span text:style-name="T1">é</text:span></text:span><text:span text:style-name="Police_20_par_20_défaut"><text:span text:style-name="T1">veil de l'individualisme.</text:span></text:span><text:span text:style-name="Police_20_par_20_défaut"><text:span text:style-name="T1"> — </text:span></text:span><text:span text:style-name="Police_20_par_20_défaut"><text:span text:style-name="T1">La </text:span></text:span><text:span text:style-name="Police_20_par_20_défaut"><text:span text:style-name="T4">D</text:span></text:span><text:span text:style-name="Police_20_par_20_défaut"><text:span text:style-name="T4">é</text:span></text:span><text:span text:style-name="Police_20_par_20_défaut"><text:span text:style-name="T4">fense et Illustration de la langue fran</text:span></text:span><text:span text:style-name="Police_20_par_20_défaut"><text:span text:style-name="T4">ç</text:span></text:span><text:span text:style-name="Police_20_par_20_défaut"><text:span text:style-name="T4">aise, </text:span></text:span><text:span text:style-name="Police_20_par_20_défaut"><text:span text:style-name="T1">de Joachim Du Bellay.</text:span></text:span><text:span text:style-name="Police_20_par_20_défaut"><text:span text:style-name="T1"> — </text:span></text:span><text:span text:style-name="Police_20_par_20_défaut"><text:span text:style-name="T1">D</text:span></text:span><text:span text:style-name="Police_20_par_20_défaut"><text:span text:style-name="T1">é</text:span></text:span><text:span text:style-name="Police_20_par_20_défaut"><text:span text:style-name="T1">fauts et qualit</text:span></text:span><text:span text:style-name="Police_20_par_20_défaut"><text:span text:style-name="T1">é</text:span></text:span><text:span text:style-name="Police_20_par_20_défaut"><text:span text:style-name="T1">s du livre.</text:span></text:span><text:span text:style-name="Police_20_par_20_défaut"><text:span text:style-name="T1"> — </text:span></text:span><text:span text:style-name="Police_20_par_20_défaut"><text:span text:style-name="T1">Les origines du classicisme. La</text:span></text:span><text:span text:style-name="Police_20_par_20_défaut"><text:span text:style-name="T4"> Po</text:span></text:span><text:span text:style-name="Police_20_par_20_défaut"><text:span text:style-name="T4">é</text:span></text:span><text:span text:style-name="Police_20_par_20_défaut"><text:span text:style-name="T4">tique</text:span></text:span><text:span text:style-name="Police_20_par_20_défaut"><text:span text:style-name="T1"> de Scaliger.</text:span></text:span><text:span text:style-name="Police_20_par_20_défaut"><text:span text:style-name="T1"> — </text:span></text:span><text:span text:style-name="Police_20_par_20_défaut"><text:span text:style-name="T1">Du caract</text:span></text:span><text:span text:style-name="Police_20_par_20_défaut"><text:span text:style-name="T1">è</text:span></text:span><text:span text:style-name="Police_20_par_20_défaut"><text:span text:style-name="T1">re de la critique de Scaliger.</text:span></text:span><text:span text:style-name="Police_20_par_20_défaut"><text:span text:style-name="T1"> — </text:span></text:span><text:span text:style-name="Police_20_par_20_défaut"><text:span text:style-name="T1">Substitution des mod</text:span></text:span><text:span text:style-name="Police_20_par_20_défaut"><text:span text:style-name="T1">è</text:span></text:span><text:span text:style-name="Police_20_par_20_défaut"><text:span text:style-name="T1">les latins aux mod</text:span></text:span><text:span text:style-name="Police_20_par_20_défaut"><text:span text:style-name="T1">è</text:span></text:span><text:span text:style-name="Police_20_par_20_défaut"><text:span text:style-name="T1">les grecs.</text:span></text:span><text:span text:style-name="Police_20_par_20_défaut"><text:span text:style-name="T1"> — </text:span></text:span><text:span text:style-name="Police_20_par_20_défaut"><text:span text:style-name="T1">Les opuscules </text:span></text:span><text:span text:style-name="Police_20_par_20_défaut"><text:span text:style-name="T1">-</text:span></text:span><text:span text:style-name="Police_20_par_20_défaut"><text:span text:style-name="T1">de Ronsard sur la po</text:span></text:span><text:span text:style-name="Police_20_par_20_défaut"><text:span text:style-name="T1">é</text:span></text:span><text:span text:style-name="Police_20_par_20_défaut"><text:span text:style-name="T1">tique.</text:span></text:span><text:span text:style-name="Police_20_par_20_défaut"><text:span text:style-name="T1"> — </text:span></text:span><text:span text:style-name="Police_20_par_20_défaut"><text:span text:style-name="T1">L</text:span></text:span><text:span text:style-name="Police_20_par_20_défaut"><text:span text:style-name="T1">’</text:span></text:span><text:span text:style-name="Police_20_par_20_défaut"><text:span text:style-name="T4">Art po</text:span></text:span><text:span text:style-name="Police_20_par_20_défaut"><text:span text:style-name="T4">é</text:span></text:span><text:span text:style-name="Police_20_par_20_défaut"><text:span text:style-name="T4">tique</text:span></text:span><text:span text:style-name="Police_20_par_20_défaut"><text:span text:style-name="T1"> de </text:span></text:span><text:span text:style-name="Police_20_par_20_défaut"><text:span text:style-name="T1">V</text:span></text:span><text:span text:style-name="Police_20_par_20_défaut"><text:span text:style-name="T1">auquelin de la Fresnaye.</text:span></text:span><text:span text:style-name="Police_20_par_20_défaut"><text:span text:style-name="T1"> — </text:span></text:span><text:span text:style-name="Police_20_par_20_défaut"><text:span text:style-name="T1">Tendance g</text:span></text:span><text:span text:style-name="Police_20_par_20_défaut"><text:span text:style-name="T1">é</text:span></text:span><text:span text:style-name="Police_20_par_20_défaut"><text:span text:style-name="T1">n</text:span></text:span><text:span text:style-name="Police_20_par_20_défaut"><text:span text:style-name="T1">é</text:span></text:span><text:span text:style-name="Police_20_par_20_défaut"><text:span text:style-name="T1">rale de la critique au </text:span></text:span><text:span text:style-name="Police_20_par_20_défaut"><text:span text:style-name="T1">XVI</text:span></text:span><text:span text:style-name="Police_20_par_20_défaut"><text:span text:style-name="T1">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text:span></text:span><text:span text:style-name="Police_20_par_20_défaut"><text:span text:style-name="T1"><text:tab/></text:span></text:span></text:p>
      <text:p text:style-name="P13"/>
      <text:p text:style-name="P4">Deuxième leçon - De Malherbe jusqu'à Boileau (1605-1665).</text:p>
      <text:p text:style-name="Normal"><text:span text:style-name="Police_20_par_20_défaut"><text:span text:style-name="T1">Malherbe</text:span></text:span><text:span text:style-name="Police_20_par_20_défaut"><text:span text:style-name="T1"> </text:span></text:span><text:span text:style-name="Police_20_par_20_défaut"><text:span text:style-name="T11">: </text:span></text:span><text:span text:style-name="Police_20_par_20_défaut"><text:span text:style-name="T1">versificateur, grammairien et critique.</text:span></text:span><text:span text:style-name="Police_20_par_20_défaut"><text:span text:style-name="T11"> — </text:span></text:span><text:span text:style-name="Police_20_par_20_défaut"><text:span text:style-name="T11">S</text:span></text:span><text:span text:style-name="Police_20_par_20_défaut"><text:span text:style-name="T1">a t</text:span></text:span><text:span text:style-name="Police_20_par_20_défaut"><text:span text:style-name="T1">h</text:span></text:span><text:span text:style-name="Police_20_par_20_défaut"><text:span text:style-name="T1">é</text:span></text:span><text:span text:style-name="Police_20_par_20_défaut"><text:span text:style-name="T1">orie de l'art et sa conception de la po</text:span></text:span><text:span text:style-name="Police_20_par_20_défaut"><text:span text:style-name="T1">é</text:span></text:span><text:span text:style-name="Police_20_par_20_défaut"><text:span text:style-name="T1">sie.</text:span></text:span><text:span text:style-name="Police_20_par_20_défaut"><text:span text:style-name="T1"> — </text:span></text:span><text:span text:style-name="Police_20_par_20_défaut"><text:span text:style-name="T1">Question sur le r</text:span></text:span><text:span text:style-name="Police_20_par_20_défaut"><text:span text:style-name="T1">ô</text:span></text:span><text:span text:style-name="Police_20_par_20_défaut"><text:span text:style-name="T1">le de Richelieu dans l'histoire de ta litt</text:span></text:span><text:span text:style-name="Police_20_par_20_défaut"><text:span text:style-name="T1">é</text:span></text:span><text:span text:style-name="Police_20_par_20_défaut"><text:span text:style-name="T1">rature.</text:span></text:span><text:span text:style-name="Police_20_par_20_défaut"><text:span text:style-name="T1"> — </text:span></text:span><text:span text:style-name="Police_20_par_20_défaut"><text:span text:style-name="T1">Chapelain.</text:span></text:span><text:span text:style-name="Police_20_par_20_défaut"><text:span text:style-name="T1"> — </text:span></text:span><text:span text:style-name="Police_20_par_20_défaut"><text:span text:style-name="T1">La question des trois unit</text:span></text:span><text:span text:style-name="Police_20_par_20_défaut"><text:span text:style-name="T1">é</text:span></text:span><text:span text:style-name="Police_20_par_20_défaut"><text:span text:style-name="T1">s, son histoire et son </text:span></text:span><text:span text:style-name="Police_20_par_20_défaut"><text:span text:style-name="T1">é</text:span></text:span><text:span text:style-name="Police_20_par_20_défaut"><text:span text:style-name="T1">volution.</text:span></text:span><text:span text:style-name="Police_20_par_20_défaut"><text:span text:style-name="T1"> — </text:span></text:span><text:span text:style-name="Police_20_par_20_défaut"><text:span text:style-name="T1">D'une fausse origine</text:span></text:span><text:span text:style-name="Police_20_par_20_défaut"><text:span text:style-name="T1"> </text:span></text:span><text:span text:style-name="Police_20_par_20_défaut"><text:span text:style-name="T1">qu'on attribue quelquefois </text:span></text:span><text:span text:style-name="Police_20_par_20_défaut"><text:span text:style-name="T1">à</text:span></text:span><text:span text:style-name="Police_20_par_20_défaut"><text:span text:style-name="T1"> la r</text:span></text:span><text:span text:style-name="Police_20_par_20_défaut"><text:span text:style-name="T1">è</text:span></text:span><text:span text:style-name="Police_20_par_20_défaut"><text:span text:style-name="T1">gle des trois unit</text:span></text:span><text:span text:style-name="Police_20_par_20_défaut"><text:span text:style-name="T1">é</text:span></text:span><text:span text:style-name="Police_20_par_20_défaut"><text:span text:style-name="T1">s.</text:span></text:span></text:p>
      <text:p text:style-name="P31"><text:span text:style-name="Police_20_par_20_défaut"><text:span text:style-name="T1">—</text:span></text:span><text:span text:style-name="Police_20_par_20_défaut"><text:span text:style-name="T1"> </text:span></text:span><text:span text:style-name="Police_20_par_20_défaut"><text:span text:style-name="T1">La part de Chapelain dans la fondation de l'Acad</text:span></text:span><text:span text:style-name="Police_20_par_20_défaut"><text:span text:style-name="T1">é</text:span></text:span><text:span text:style-name="Police_20_par_20_défaut"><text:span text:style-name="T1">mie fran</text:span></text:span><text:span text:style-name="Police_20_par_20_défaut"><text:span text:style-name="T1">ç</text:span></text:span><text:span text:style-name="Police_20_par_20_défaut"><text:span text:style-name="T1">aise.</text:span></text:span><text:span text:style-name="Police_20_par_20_défaut"><text:span text:style-name="T1"> — </text:span></text:span><text:span text:style-name="Police_20_par_20_défaut"><text:span text:style-name="T1">Les </text:span></text:span><text:span text:style-name="Police_20_par_20_défaut"><text:span text:style-name="T4">Sentiments de l'Acad</text:span></text:span><text:span text:style-name="Police_20_par_20_défaut"><text:span text:style-name="T4">é</text:span></text:span><text:span text:style-name="Police_20_par_20_défaut"><text:span text:style-name="T4">mie sur le Cid</text:span></text:span><text:span text:style-name="Police_20_par_20_défaut"><text:span text:style-name="T1"> et la superstition des r</text:span></text:span><text:span text:style-name="Police_20_par_20_défaut"><text:span text:style-name="T1">è</text:span></text:span><text:span text:style-name="Police_20_par_20_défaut"><text:span text:style-name="T1">gles.</text:span></text:span><text:span text:style-name="Police_20_par_20_défaut"><text:span text:style-name="T1"> — </text:span></text:span><text:span text:style-name="Police_20_par_20_défaut"><text:span text:style-name="T1">La th</text:span></text:span><text:span text:style-name="Police_20_par_20_défaut"><text:span text:style-name="T1">é</text:span></text:span><text:span text:style-name="Police_20_par_20_défaut"><text:span text:style-name="T1">orie du po</text:span></text:span><text:span text:style-name="Police_20_par_20_défaut"><text:span text:style-name="T1">è</text:span></text:span><text:span text:style-name="Police_20_par_20_défaut"><text:span text:style-name="T1">me </text:span></text:span><text:span text:style-name="Police_20_par_20_défaut"><text:span text:style-name="T1">é</text:span></text:span><text:span text:style-name="Police_20_par_20_défaut"><text:span text:style-name="T1">pique.</text:span></text:span><text:span text:style-name="Police_20_par_20_défaut"><text:span text:style-name="T1"> — </text:span></text:span><text:span text:style-name="Police_20_par_20_défaut"><text:span text:style-name="T1">La </text:span></text:span><text:span text:style-name="Police_20_par_20_défaut"><text:span text:style-name="T4">Pucelle</text:span></text:span><text:span text:style-name="Police_20_par_20_défaut"><text:span text:style-name="T1"> de Chapelain et </text:span></text:span><text:span text:style-name="Police_20_par_20_défaut"><text:span text:style-name="T1">l’</text:span></text:span><text:span text:style-name="Police_20_par_20_défaut"><text:span text:style-name="T4">Alaric</text:span></text:span><text:span text:style-name="Police_20_par_20_défaut"><text:span text:style-name="T1"> de Scud</text:span></text:span><text:span text:style-name="Police_20_par_20_défaut"><text:span text:style-name="T1">é</text:span></text:span><text:span text:style-name="Police_20_par_20_défaut"><text:span text:style-name="T1">ri.</text:span></text:span><text:span text:style-name="Police_20_par_20_défaut"><text:span text:style-name="T1"> </text:span></text:span><text:span text:style-name="Police_20_par_20_défaut"><text:span text:style-name="T1">Influence de Chapelain.</text:span></text:span><text:span text:style-name="Police_20_par_20_défaut"><text:span text:style-name="T1"> — </text:span></text:span><text:span text:style-name="Police_20_par_20_défaut"><text:span text:style-name="T1">Balzac et l'extension des </text:span></text:span><text:span text:style-name="Police_20_par_20_défaut"><text:span text:style-name="T1">«</text:span></text:span><text:span text:style-name="Police_20_par_20_défaut"><text:span text:style-name="T1">. r</text:span></text:span><text:span text:style-name="Police_20_par_20_défaut"><text:span text:style-name="T1">è</text:span></text:span><text:span text:style-name="Police_20_par_20_défaut"><text:span text:style-name="T1">gles</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1">à</text:span></text:span><text:span text:style-name="Police_20_par_20_défaut"><text:span text:style-name="T1"> </text:span></text:span><text:span text:style-name="Police_20_par_20_défaut"><text:span text:style-name="T1">la prose.</text:span></text:span><text:span text:style-name="Police_20_par_20_défaut"><text:span text:style-name="T1"> — </text:span></text:span><text:span text:style-name="Police_20_par_20_défaut"><text:span text:style-name="T1">Deux passages curieux de Balzac.</text:span></text:span><text:span text:style-name="Police_20_par_20_défaut"><text:span text:style-name="T1"> — </text:span></text:span><text:span text:style-name="Police_20_par_20_défaut"><text:span text:style-name="T1">Son influence.</text:span></text:span><text:span text:style-name="Police_20_par_20_défaut"><text:span text:style-name="T1"> — </text:span></text:span><text:span text:style-name="Police_20_par_20_défaut"><text:span text:style-name="T1">Du caract</text:span></text:span><text:span text:style-name="Police_20_par_20_défaut"><text:span text:style-name="T1">è</text:span></text:span><text:span text:style-name="Police_20_par_20_défaut"><text:span text:style-name="T1">re formel de la critique dans les premi</text:span></text:span><text:span text:style-name="Police_20_par_20_défaut"><text:span text:style-name="T1">è</text:span></text:span><text:span text:style-name="Police_20_par_20_défaut"><text:span text:style-name="T1">res ann</text:span></text:span><text:span text:style-name="Police_20_par_20_défaut"><text:span text:style-name="T1">é</text:span></text:span><text:span text:style-name="Police_20_par_20_défaut"><text:span text:style-name="T1">es du</text:span></text:span><text:span text:style-name="Police_20_par_20_défaut"><text:span text:style-name="T11"> </text:span></text:span><text:span text:style-name="Police_20_par_20_défaut"><text:span text:style-name="T11">XV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text:span></text:span><text:span text:style-name="Police_20_par_20_défaut"><text:span text:style-name="T1"><text:tab/></text:span></text:span></text:p>
      <text:p text:style-name="P1"/>
      <text:p text:style-name="P2">Troisième leçon - Boileau-Despréaux (1665-1685).</text:p>
      <text:p text:style-name="Normal"><text:span text:style-name="Police_20_par_20_défaut"><text:span text:style-name="T1">Espagnols, Italiens et Gaulois ;</text:span></text:span><text:span text:style-name="Police_20_par_20_défaut"><text:span text:style-name="T4"> Cultistes</text:span></text:span><text:span text:style-name="Police_20_par_20_défaut"><text:span text:style-name="T1">, précieux et burlesques. — Boileau. — Réaction de l'esprit bourgeois contre la littérature aristocratique. — Les </text:span></text:span><text:span text:style-name="Police_20_par_20_défaut"><text:span text:style-name="T4">Satires </text:span></text:span><text:span text:style-name="Police_20_par_20_défaut"><text:span text:style-name="T1">et la première époque de la vie de Boileau. — Formation de l'idéal classique. — L'imitation de la nature. — L'autorité de la raison. — L'imitation des anciens. </text:span></text:span><text:soft-page-break/><text:span text:style-name="Police_20_par_20_défaut"><text:span text:style-name="T1">— Du fondement de l'imitation des anciens dans la doctrine de Boileau. — La religion de la forme. — Troisième époque de la critique, ou les règles fondées en nature et en raison.</text:span></text:span></text:p>
      <text:p text:style-name="Normal"><text:span text:style-name="Police_20_par_20_défaut"><text:span text:style-name="T1"/></text:span></text:p>
      <text:p text:style-name="P2">Quatrième leçon - La querelle des Anciens et des Modernes (1690-1720).</text:p>
      <text:p text:style-name="Normal"><text:span text:style-name="Police_20_par_20_défaut"><text:span text:style-name="T1">La querelle des Anciens et des Modernes ; son intérêt historique et son importance actuelle. Fontenelle et la cabale des Perrault, — </text:span></text:span><text:span text:style-name="Police_20_par_20_défaut"><text:span text:style-name="T4">Le Siècle de Louis le Grand</text:span></text:span><text:span text:style-name="Police_20_par_20_défaut"><text:span text:style-name="T1">. — </text:span></text:span><text:span text:style-name="Police_20_par_20_défaut"><text:span text:style-name="T4">Le Parallèle des Anciens et des Modernes</text:span></text:span><text:span text:style-name="Police_20_par_20_défaut"><text:span text:style-name="T1">. — Innovations de Perrault en critique. — L'esthétique générale, ses avantages et ses dangers. — Une page de Perrault. — Le « public des honnêtes gens » et les limites de sa •compétence. — Quelques mots sur le « sens individuel » en critique. — L'idée de progrès. — La réponse de Boileau ; les </text:span></text:span><text:span text:style-name="Police_20_par_20_défaut"><text:span text:style-name="T4">Réflexions sur Longin</text:span></text:span><text:span text:style-name="Police_20_par_20_défaut"><text:span text:style-name="T1">.— Citations caractéristiques ; — Concessions de Boileau. — L'idée d'évolution. — Conséquences de la discussion et résultats de la querelle : l'idée de relativité succède en critique à la notion de la règle</text:span></text:span></text:p>
      <text:p text:style-name="P1"/>
      <text:p text:style-name="P1"/>
      <text:p text:style-name="P17"><text:span text:style-name="Police_20_par_20_défaut"><text:span text:style-name="T1">C</text:span></text:span><text:span text:style-name="Police_20_par_20_défaut"><text:span text:style-name="T1">inqui</text:span></text:span><text:span text:style-name="Police_20_par_20_défaut"><text:span text:style-name="T1">è</text:span></text:span><text:span text:style-name="Police_20_par_20_défaut"><text:span text:style-name="T1">me le</text:span></text:span><text:span text:style-name="Police_20_par_20_défaut"><text:span text:style-name="T1">ç</text:span></text:span><text:span text:style-name="Police_20_par_20_défaut"><text:span text:style-name="T1">on</text:span></text:span><text:span text:style-name="Police_20_par_20_défaut"><text:span text:style-name="T1"> </text:span></text:span><text:span text:style-name="Police_20_par_20_défaut"><text:span text:style-name="T1">- </text:span></text:span><text:span text:style-name="Police_20_par_20_défaut"><text:span text:style-name="T1">La critique litt</text:span></text:span><text:span text:style-name="Police_20_par_20_défaut"><text:span text:style-name="T1">é</text:span></text:span><text:span text:style-name="Police_20_par_20_défaut"><text:span text:style-name="T1">raire au </text:span></text:span><text:span text:style-name="Police_20_par_20_défaut"><text:span text:style-name="T1">XV</text:span></text:span><text:span text:style-name="Police_20_par_20_défaut"><text:span text:style-name="T1">III</text:span></text:span><text:span text:style-name="Police_20_par_20_défaut"><text:span text:style-name="T2">e</text:span></text:span><text:span text:style-name="Police_20_par_20_défaut"><text:span text:style-name="T1"> si</text:span></text:span><text:span text:style-name="Police_20_par_20_défaut"><text:span text:style-name="T1">è</text:span></text:span><text:span text:style-name="Police_20_par_20_défaut"><text:span text:style-name="T1">cle (1720-1800).</text:span></text:span></text:p>
      <text:p text:style-name="P32"><text:span text:style-name="Police_20_par_20_défaut"><text:span text:style-name="T1">Diffusion de l'esprit critique. — Les Journaux au XVIII</text:span></text:span><text:span text:style-name="Police_20_par_20_défaut"><text:span text:style-name="T2">e</text:span></text:span><text:span text:style-name="Police_20_par_20_défaut"><text:span text:style-name="T1"> siècle. — Bayle, son rôle et son influence. — Considérable dans l'histoire de la critique générale, sa place est nulle dans l'histoire de la critique littéraire. — L'abbé Dubos et la théorie des milieux. — Débuts de Voltaire : l’</text:span></text:span><text:span text:style-name="Police_20_par_20_défaut"><text:span text:style-name="T4">Essai sur la Poésie épique</text:span></text:span><text:span text:style-name="Police_20_par_20_défaut"><text:span text:style-name="T1"> et les </text:span></text:span><text:span text:style-name="Police_20_par_20_défaut"><text:span text:style-name="T4">Lettres anglaises. — </text:span></text:span><text:span text:style-name="Police_20_par_20_défaut"><text:span text:style-name="T1">Variations de Voltaire ; et comment il finit par être plus « classique » que Boileau. — Diderot et la critique nouvelle. — Digression sur le naturel. — De quelques causes qui ont empêché le succès des doctrines de Diderot. — La renaissance du classicisme dans les dernières années du XVII</text:span></text:span><text:span text:style-name="Police_20_par_20_défaut"><text:span text:style-name="T2">e</text:span></text:span><text:span text:style-name="Police_20_par_20_défaut"><text:span text:style-name="T1"> siècle : André Chénier et David. — Laharpe et son cours de littérature. — La fin de la critique classique</text:span></text:span></text:p>
      <text:p text:style-name="P14"/>
      <text:p text:style-name="P5">Sixième leçon - Madame de Staël et Chateaubriand (1800-1820).</text:p>
      <text:p text:style-name="P33"><text:span text:style-name="Police_20_par_20_défaut"><text:span text:style-name="T1">Influence indirecte et considérable de Rousseau sur l'évolution de la critique. — Deux mots sur la littérature du temps de la Révolution. — Mme Staël et Chateaubriand. — Le livre de la </text:span></text:span><text:span text:style-name="Police_20_par_20_défaut"><text:span text:style-name="T4">Littérature</text:span></text:span><text:span text:style-name="Police_20_par_20_défaut"><text:span text:style-name="T1">. — L'idée du progrès. — L'étude comparée des littératures. — Le principe de la critique nouvelle. — Le</text:span></text:span><text:span text:style-name="Police_20_par_20_défaut"><text:span text:style-name="T4"> Génie du christianisme</text:span></text:span><text:span text:style-name="Police_20_par_20_défaut"><text:span text:style-name="T1">. — Défauts et qualités du livre. — La réapparition de l'idéal chrétien </text:span></text:span><text:soft-page-break/><text:span text:style-name="Police_20_par_20_défaut"><text:span text:style-name="T1">dans l'art. — La curiosité du moyen âge. — Le sentiment et la description de la nature. — Substitution de la critique des beautés à la critique des défauts et discussion de cette formule. — Le livre de</text:span></text:span><text:span text:style-name="Police_20_par_20_défaut"><text:span text:style-name="T4"> l’Allemagne. — </text:span></text:span><text:span text:style-name="Police_20_par_20_défaut"><text:span text:style-name="T1">Ce que Mme de Staël y ajoute et y corrige au livre de la </text:span></text:span><text:span text:style-name="Police_20_par_20_défaut"><text:span text:style-name="T4">Littérature. — </text:span></text:span><text:span text:style-name="Police_20_par_20_défaut"><text:span text:style-name="T1">Fixation de la critique nouvelle. — Quelques mots sur le Globe. —Pourquoi nous pouvons négliger la préface de </text:span></text:span><text:span text:style-name="Police_20_par_20_défaut"><text:span text:style-name="T4">Cromwell.</text:span></text:span></text:p>
      <text:p text:style-name="P15"/>
      <text:p text:style-name="P6">Septième leçon - La critique de Villemain (1820-1835).</text:p>
      <text:p text:style-name="Normal"><text:span text:style-name="Police_20_par_20_défaut"><text:span text:style-name="T1">Quelques mots sur le dilettantisme et sur l'individualisme en critique. — Cousin, Guizot et Villemain. — Du rôle des idées générales en critique. — </text:span></text:span><text:span text:style-name="Police_20_par_20_défaut"><text:span text:style-name="T4">L'Introduction à l’histoire de la philosophie et l'Histoire de la civilisation en France</text:span></text:span><text:span text:style-name="Police_20_par_20_défaut"><text:span text:style-name="T1">. — Le cours de Villemain sur le XVIII</text:span></text:span><text:span text:style-name="Police_20_par_20_défaut"><text:span text:style-name="T2">e</text:span></text:span><text:span text:style-name="Police_20_par_20_défaut"><text:span text:style-name="T1"> siècle. — L'histoire du XVIII</text:span></text:span><text:span text:style-name="Police_20_par_20_défaut"><text:span text:style-name="T2">e</text:span></text:span><text:span text:style-name="Police_20_par_20_défaut"><text:span text:style-name="T1"> siècle, trop favorable à la thèse de Villemain, en prouvant trop, ne prouve pas assez. — Autres défauts du livre de Villemain. — Ses qualités. — La littérature considérée comme expression de la société. — La critique biographique. — La littérature comparée. — Si le plan de Villemain est conforme à l'enchaînement réel de l'histoire du</text:span></text:span><text:span text:style-name="Police_20_par_20_défaut"><text:span text:style-name="T11"> XVIII</text:span></text:span><text:span text:style-name="Police_20_par_20_défaut"><text:span text:style-name="T2">e</text:span></text:span><text:span text:style-name="Police_20_par_20_défaut"><text:span text:style-name="T1"> siècle ? — Saint-Marc Girardin et Désiré Nisard. — La part propre de Villemain dans l'histoire de la critique<text:tab/></text:span></text:span></text:p>
      <text:p text:style-name="P1"/>
      <text:p text:style-name="P17"><text:span text:style-name="Police_20_par_20_défaut"><text:span text:style-name="T11">H</text:span></text:span><text:span text:style-name="Police_20_par_20_défaut"><text:span text:style-name="T1">uiti</text:span></text:span><text:span text:style-name="Police_20_par_20_défaut"><text:span text:style-name="T1">è</text:span></text:span><text:span text:style-name="Police_20_par_20_défaut"><text:span text:style-name="T1">me le</text:span></text:span><text:span text:style-name="Police_20_par_20_défaut"><text:span text:style-name="T1">ç</text:span></text:span><text:span text:style-name="Police_20_par_20_défaut"><text:span text:style-name="T1">on</text:span></text:span><text:span text:style-name="Police_20_par_20_défaut"><text:span text:style-name="T11"> - </text:span></text:span><text:span text:style-name="Police_20_par_20_défaut"><text:span text:style-name="T1">L'</text:span></text:span><text:span text:style-name="Police_20_par_20_défaut"><text:span text:style-name="T1">œ</text:span></text:span><text:span text:style-name="Police_20_par_20_défaut"><text:span text:style-name="T1">uvre de Sainte-Beuve (1830-4865).</text:span></text:span></text:p>
      <text:p text:style-name="Normal"><text:span text:style-name="Police_20_par_20_défaut"><text:span text:style-name="T1">L’</text:span></text:span><text:span text:style-name="Police_20_par_20_défaut"><text:span text:style-name="T1">é</text:span></text:span><text:span text:style-name="Police_20_par_20_défaut"><text:span text:style-name="T1">tendue et la diversit</text:span></text:span><text:span text:style-name="Police_20_par_20_défaut"><text:span text:style-name="T1">é</text:span></text:span><text:span text:style-name="Police_20_par_20_défaut"><text:span text:style-name="T1"> de l'</text:span></text:span><text:span text:style-name="Police_20_par_20_défaut"><text:span text:style-name="T1">œ</text:span></text:span><text:span text:style-name="Police_20_par_20_défaut"><text:span text:style-name="T1">uvre.</text:span></text:span><text:span text:style-name="Police_20_par_20_défaut"><text:span text:style-name="T1"> — </text:span></text:span><text:span text:style-name="Police_20_par_20_défaut"><text:span text:style-name="T1">Quelques pr</text:span></text:span><text:span text:style-name="Police_20_par_20_défaut"><text:span text:style-name="T1">é</text:span></text:span><text:span text:style-name="Police_20_par_20_défaut"><text:span text:style-name="T1">d</text:span></text:span><text:span text:style-name="Police_20_par_20_défaut"><text:span text:style-name="T1">é</text:span></text:span><text:span text:style-name="Police_20_par_20_défaut"><text:span text:style-name="T1">cesseurs de Sainte-Beuve.</text:span></text:span><text:span text:style-name="Police_20_par_20_défaut"><text:span text:style-name="T1"> — </text:span></text:span><text:span text:style-name="Police_20_par_20_défaut"><text:span text:style-name="T1">Augustin Thierry et Michelet.</text:span></text:span><text:span text:style-name="Police_20_par_20_défaut"><text:span text:style-name="T1"> — </text:span></text:span><text:span text:style-name="Police_20_par_20_défaut"><text:span text:style-name="T1">La notion de race et la g</text:span></text:span><text:span text:style-name="Police_20_par_20_défaut"><text:span text:style-name="T1">é</text:span></text:span><text:span text:style-name="Police_20_par_20_défaut"><text:span text:style-name="T1">ographie physiologique.</text:span></text:span><text:span text:style-name="Police_20_par_20_défaut"><text:span text:style-name="T1"> — </text:span></text:span><text:span text:style-name="Police_20_par_20_défaut"><text:span text:style-name="T1">Le jugement de Sainte-Beuve sur lui-m</text:span></text:span><text:span text:style-name="Police_20_par_20_défaut"><text:span text:style-name="T1">ê</text:span></text:span><text:span text:style-name="Police_20_par_20_défaut"><text:span text:style-name="T1">me</text:span></text:span><text:span text:style-name="Police_20_par_20_défaut"><text:span text:style-name="T1"> :</text:span></text:span><text:span text:style-name="Police_20_par_20_défaut"><text:span text:style-name="T1"> ce qu'il contient de faux et de vrai.</text:span></text:span><text:span text:style-name="Police_20_par_20_défaut"><text:span text:style-name="T1"> — </text:span></text:span><text:span text:style-name="Police_20_par_20_défaut"><text:span text:style-name="T1">L'impartialit</text:span></text:span><text:span text:style-name="Police_20_par_20_défaut"><text:span text:style-name="T1">é</text:span></text:span><text:span text:style-name="Police_20_par_20_défaut"><text:span text:style-name="T1"> critique.</text:span></text:span><text:span text:style-name="Police_20_par_20_défaut"><text:span text:style-name="T1"> — </text:span></text:span><text:span text:style-name="Police_20_par_20_défaut"><text:span text:style-name="T1">D</text:span></text:span><text:span text:style-name="Police_20_par_20_défaut"><text:span text:style-name="T1">é</text:span></text:span><text:span text:style-name="Police_20_par_20_défaut"><text:span text:style-name="T1">veloppement de la critique biographique</text:span></text:span><text:span text:style-name="Police_20_par_20_défaut"><text:span text:style-name="T1"> :</text:span></text:span><text:span text:style-name="Police_20_par_20_défaut"><text:span text:style-name="T1"> les </text:span></text:span><text:span text:style-name="Police_20_par_20_défaut"><text:span text:style-name="T4">Premiers Lundis, les Portraits litt</text:span></text:span><text:span text:style-name="Police_20_par_20_défaut"><text:span text:style-name="T4">é</text:span></text:span><text:span text:style-name="Police_20_par_20_défaut"><text:span text:style-name="T4">rai</text:span></text:span><text:span text:style-name="Police_20_par_20_défaut"><text:span text:style-name="T4">res, l</text:span></text:span><text:span text:style-name="Police_20_par_20_défaut"><text:span text:style-name="T4">es Portraits contemporains,</text:span></text:span><text:span text:style-name="Police_20_par_20_défaut"><text:span text:style-name="T1"> — </text:span></text:span><text:span text:style-name="Police_20_par_20_défaut"><text:span text:style-name="T1">Anatomie, physiologie et psychologie.</text:span></text:span><text:span text:style-name="Police_20_par_20_défaut"><text:span text:style-name="T1"> — </text:span></text:span><text:span text:style-name="Police_20_par_20_défaut"><text:span text:style-name="T1">Port</text:span></text:span><text:span text:style-name="Police_20_par_20_défaut"><text:span text:style-name="T1"> </text:span></text:span><text:span text:style-name="Police_20_par_20_défaut"><text:span text:style-name="T1">Royal.</text:span></text:span><text:span text:style-name="Police_20_par_20_défaut"><text:span text:style-name="T1"> — </text:span></text:span><text:span text:style-name="Police_20_par_20_défaut"><text:span text:style-name="T1">L'histoire naturelle des esprits</text:span></text:span><text:span text:style-name="Police_20_par_20_défaut"><text:span text:style-name="T1"> </text:span></text:span><text:span text:style-name="Police_20_par_20_défaut"><text:span text:style-name="T1">;</text:span></text:span><text:span text:style-name="Police_20_par_20_défaut"><text:span text:style-name="T1"> les </text:span></text:span><text:span text:style-name="Police_20_par_20_défaut"><text:span text:style-name="T4">Causeries du Lundi.</text:span></text:span><text:span text:style-name="Police_20_par_20_défaut"><text:span text:style-name="T1"> — </text:span></text:span><text:span text:style-name="Police_20_par_20_défaut"><text:span text:style-name="T1">Les </text:span></text:span><text:span text:style-name="Police_20_par_20_défaut"><text:span text:style-name="T4">Nouveaux Lundis,</text:span></text:span><text:span text:style-name="Police_20_par_20_défaut"><text:span text:style-name="T4"> — </text:span></text:span><text:span text:style-name="Police_20_par_20_défaut"><text:span text:style-name="T1">D</text:span></text:span><text:span text:style-name="Police_20_par_20_défaut"><text:span text:style-name="T1">é</text:span></text:span><text:span text:style-name="Police_20_par_20_défaut"><text:span text:style-name="T1">finition de la m</text:span></text:span><text:span text:style-name="Police_20_par_20_défaut"><text:span text:style-name="T1">é</text:span></text:span><text:span text:style-name="Police_20_par_20_défaut"><text:span text:style-name="T1">thode.</text:span></text:span><text:span text:style-name="Police_20_par_20_défaut"><text:span text:style-name="T1"> — </text:span></text:span><text:span text:style-name="Police_20_par_20_défaut"><text:span text:style-name="T1">Limites de la critique de Sainte-Beuve.</text:span></text:span><text:span text:style-name="Police_20_par_20_défaut"><text:span text:style-name="T1"> — </text:span></text:span><text:span text:style-name="Police_20_par_20_défaut"><text:span text:style-name="T1">Quelques mots sur Edmond Scherer</text:span></text:span><text:span text:style-name="Police_20_par_20_défaut"><text:span text:style-name="T1"> </text:span></text:span><text:span text:style-name="Police_20_par_20_défaut"><text:span text:style-name="T1">et sur </text:span></text:span><text:span text:style-name="Police_20_par_20_défaut"><text:span text:style-name="T1">M. </text:span></text:span><text:span text:style-name="Police_20_par_20_défaut"><text:span text:style-name="T1">Ernest </text:span></text:span><text:span text:style-name="Police_20_par_20_défaut"><text:span text:style-name="T1">R</text:span></text:span><text:span text:style-name="Police_20_par_20_défaut"><text:span text:style-name="T1">enan</text:span></text:span></text:p>
      <text:p text:style-name="P16"/>
      <text:p text:style-name="P2">Neuvième leçon - M. Taine (1865-1880)</text:p>
      <text:p text:style-name="Normal"><text:span text:style-name="Police_20_par_20_défaut"><text:span text:style-name="T1">L'</text:span></text:span><text:span text:style-name="Police_20_par_20_défaut"><text:span text:style-name="T1">œ</text:span></text:span><text:span text:style-name="Police_20_par_20_défaut"><text:span text:style-name="T1">uvre</text:span></text:span><text:span text:style-name="Police_20_par_20_défaut"><text:span text:style-name="T1"> </text:span></text:span><text:span text:style-name="Police_20_par_20_défaut"><text:span text:style-name="T1">;</text:span></text:span><text:span text:style-name="Police_20_par_20_défaut"><text:span text:style-name="T1"> sa grandeur et sa v</text:span></text:span><text:span text:style-name="Police_20_par_20_défaut"><text:span text:style-name="T1">é</text:span></text:span><text:span text:style-name="Police_20_par_20_défaut"><text:span text:style-name="T1">ritable originalit</text:span></text:span><text:span text:style-name="Police_20_par_20_défaut"><text:span text:style-name="T1">é</text:span></text:span><text:span text:style-name="Police_20_par_20_défaut"><text:span text:style-name="T1">.</text:span></text:span><text:span text:style-name="Police_20_par_20_défaut"><text:span text:style-name="T1"> — </text:span></text:span><text:span text:style-name="Police_20_par_20_défaut"><text:span text:style-name="T1">Les </text:span></text:span><text:span text:style-name="Police_20_par_20_défaut"><text:span text:style-name="T4">Essais de critique et d'histoire</text:span></text:span><text:span text:style-name="Police_20_par_20_défaut"><text:span text:style-name="T1">.</text:span></text:span><text:span text:style-name="Police_20_par_20_défaut"><text:span text:style-name="T1"> — </text:span></text:span><text:span text:style-name="Police_20_par_20_défaut"><text:span text:style-name="T1">Le fondement de la m</text:span></text:span><text:span text:style-name="Police_20_par_20_défaut"><text:span text:style-name="T1">é</text:span></text:span><text:span text:style-name="Police_20_par_20_défaut"><text:span text:style-name="T1">thode. —Les d</text:span></text:span><text:span text:style-name="Police_20_par_20_défaut"><text:span text:style-name="T1">é</text:span></text:span><text:span text:style-name="Police_20_par_20_défaut"><text:span text:style-name="T1">pendances mutuelles et les </text:span></text:span><text:soft-page-break/><text:span text:style-name="Police_20_par_20_défaut"><text:span text:style-name="T1">connexions n</text:span></text:span><text:span text:style-name="Police_20_par_20_défaut"><text:span text:style-name="T1">é</text:span></text:span><text:span text:style-name="Police_20_par_20_défaut"><text:span text:style-name="T1">cessaires.</text:span></text:span><text:span text:style-name="Police_20_par_20_défaut"><text:span text:style-name="T1"> — </text:span></text:span><text:span text:style-name="Police_20_par_20_défaut"><text:span text:style-name="T1">Objection.</text:span></text:span><text:span text:style-name="Police_20_par_20_défaut"><text:span text:style-name="T1"> — </text:span></text:span><text:span text:style-name="Police_20_par_20_défaut"><text:span text:style-name="T1">Le caract</text:span></text:span><text:span text:style-name="Police_20_par_20_défaut"><text:span text:style-name="T1">è</text:span></text:span><text:span text:style-name="Police_20_par_20_défaut"><text:span text:style-name="T1">re essentiel ou dominateur.</text:span></text:span><text:span text:style-name="Police_20_par_20_défaut"><text:span text:style-name="T1"> — </text:span></text:span><text:span text:style-name="Police_20_par_20_défaut"><text:span text:style-name="T1">Que la d</text:span></text:span><text:span text:style-name="Police_20_par_20_défaut"><text:span text:style-name="T1">é</text:span></text:span><text:span text:style-name="Police_20_par_20_défaut"><text:span text:style-name="T1">termination dont il est l'instrument, n'atteignant pas l'individualit</text:span></text:span><text:span text:style-name="Police_20_par_20_défaut"><text:span text:style-name="T1">é</text:span></text:span><text:span text:style-name="Police_20_par_20_défaut"><text:span text:style-name="T1">, n'a pas en critique la m</text:span></text:span><text:span text:style-name="Police_20_par_20_défaut"><text:span text:style-name="T1">ê</text:span></text:span><text:span text:style-name="Police_20_par_20_défaut"><text:span text:style-name="T1">me valeur qu'en histoire naturelle.</text:span></text:span><text:span text:style-name="Police_20_par_20_défaut"><text:span text:style-name="T1"> — </text:span></text:span><text:span text:style-name="Police_20_par_20_défaut"><text:span text:style-name="T1">La race, le milieu, le moment</text:span></text:span><text:span text:style-name="Police_20_par_20_défaut"><text:span text:style-name="T1"> :</text:span></text:span><text:span text:style-name="Police_20_par_20_défaut"><text:span text:style-name="T1"> d</text:span></text:span><text:span text:style-name="Police_20_par_20_défaut"><text:span text:style-name="T1">é</text:span></text:span><text:span text:style-name="Police_20_par_20_défaut"><text:span text:style-name="T1">finitions, objections et restrictions.</text:span></text:span><text:span text:style-name="Police_20_par_20_défaut"><text:span text:style-name="T1"> — </text:span></text:span><text:span text:style-name="Police_20_par_20_défaut"><text:span text:style-name="T1">La fin de la m</text:span></text:span><text:span text:style-name="Police_20_par_20_défaut"><text:span text:style-name="T1">é</text:span></text:span><text:span text:style-name="Police_20_par_20_défaut"><text:span text:style-name="T1">thode</text:span></text:span><text:span text:style-name="Police_20_par_20_défaut"><text:span text:style-name="T1"> </text:span></text:span><text:span text:style-name="Police_20_par_20_défaut"><text:span text:style-name="T1">;</text:span></text:span><text:span text:style-name="Police_20_par_20_défaut"><text:span text:style-name="T1"> </text:span></text:span><text:span text:style-name="Police_20_par_20_défaut"><text:span text:style-name="T4">L</text:span></text:span><text:span text:style-name="Police_20_par_20_défaut"><text:span text:style-name="T4">a </text:span></text:span><text:span text:style-name="Police_20_par_20_défaut"><text:span text:style-name="T4">philosophie de l'Art.</text:span></text:span><text:span text:style-name="Police_20_par_20_défaut"><text:span text:style-name="T4"> — </text:span></text:span><text:span text:style-name="Police_20_par_20_défaut"><text:span text:style-name="T1">De l'objet n</text:span></text:span><text:span text:style-name="Police_20_par_20_défaut"><text:span text:style-name="T1">é</text:span></text:span><text:span text:style-name="Police_20_par_20_défaut"><text:span text:style-name="T1">cessaire de la critique.</text:span></text:span><text:span text:style-name="Police_20_par_20_défaut"><text:span text:style-name="T1"> — </text:span></text:span><text:span text:style-name="Police_20_par_20_défaut"><text:span text:style-name="T1">Examen du </text:span></text:span><text:span text:style-name="Police_20_par_20_défaut"><text:span text:style-name="T4">crit</text:span></text:span><text:span text:style-name="Police_20_par_20_défaut"><text:span text:style-name="T4">e</text:span></text:span><text:span text:style-name="Police_20_par_20_défaut"><text:span text:style-name="T4">rium </text:span></text:span><text:span text:style-name="Police_20_par_20_défaut"><text:span text:style-name="T1">de l'esth</text:span></text:span><text:span text:style-name="Police_20_par_20_défaut"><text:span text:style-name="T1">é</text:span></text:span><text:span text:style-name="Police_20_par_20_défaut"><text:span text:style-name="T1">tique de </text:span></text:span><text:span text:style-name="Police_20_par_20_défaut"><text:span text:style-name="T1">M. </text:span></text:span><text:span text:style-name="Police_20_par_20_défaut"><text:span text:style-name="T1">Taine.</text:span></text:span><text:span text:style-name="Police_20_par_20_défaut"><text:span text:style-name="T1"> — </text:span></text:span><text:span text:style-name="Police_20_par_20_défaut"><text:span text:style-name="T1">Le degr</text:span></text:span><text:span text:style-name="Police_20_par_20_défaut"><text:span text:style-name="T1">é</text:span></text:span><text:span text:style-name="Police_20_par_20_défaut"><text:span text:style-name="T1"> d'importance du caract</text:span></text:span><text:span text:style-name="Police_20_par_20_défaut"><text:span text:style-name="T1">è</text:span></text:span><text:span text:style-name="Police_20_par_20_défaut"><text:span text:style-name="T1">re.</text:span></text:span><text:span text:style-name="Police_20_par_20_défaut"><text:span text:style-name="T1"> — </text:span></text:span><text:span text:style-name="Police_20_par_20_défaut"><text:span text:style-name="T1">Le degr</text:span></text:span><text:span text:style-name="Police_20_par_20_défaut"><text:span text:style-name="T1">é</text:span></text:span><text:span text:style-name="Police_20_par_20_défaut"><text:span text:style-name="T1"> de bienfaisance du caract</text:span></text:span><text:span text:style-name="Police_20_par_20_défaut"><text:span text:style-name="T1">è</text:span></text:span><text:span text:style-name="Police_20_par_20_défaut"><text:span text:style-name="T1">re</text:span></text:span><text:span text:style-name="Police_20_par_20_défaut"><text:span text:style-name="T1"> ;</text:span></text:span><text:span text:style-name="Police_20_par_20_défaut"><text:span text:style-name="T1"> son insuffisance et son danger.</text:span></text:span><text:span text:style-name="Police_20_par_20_défaut"><text:span text:style-name="T1"> — </text:span></text:span><text:span text:style-name="Police_20_par_20_défaut"><text:span text:style-name="T1">La convergence des effets.</text:span></text:span><text:span text:style-name="Police_20_par_20_défaut"><text:span text:style-name="T1"> — </text:span></text:span><text:span text:style-name="Police_20_par_20_défaut"><text:span text:style-name="T1">Conclusion de la premi</text:span></text:span><text:span text:style-name="Police_20_par_20_défaut"><text:span text:style-name="T1">è</text:span></text:span><text:span text:style-name="Police_20_par_20_défaut"><text:span text:style-name="T1">re partie de ce cours</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fals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Arial Unicode MS" fo:font-size="12pt" fo:letter-spacing="normal" fo:language="fr" fo:country="FR" fo:font-style="normal" style:text-underline-style="none" fo:font-weight="normal" style:letter-kerning="false" fo:background-color="transparent" style:font-name-asian="Arial Unicode MS"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default-outline-level="1" style:list-style-name="" style:class="text">
      <style:paragraph-properties fo:margin-top="0.423cm" fo:margin-bottom="0.106cm" fo:text-align="center" style:justify-single-word="false" fo:hyphenation-ladder-count="no-limit"/>
      <style:text-properties style:font-name="Cambria" fo:font-size="16pt" fo:font-weight="bold" style:letter-kerning="true" style:font-name-asian="Times New Roman" style:font-size-asian="16pt" style:font-weight-asian="bold" style:font-name-complex="Times New Roman" style:font-size-complex="16pt" style:font-weight-complex="bold"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auto-update="true" style:default-outline-level="1" style:class="text">
      <style:paragraph-properties fo:margin-top="0.423cm" fo:margin-bottom="0.106cm" fo:text-align="center" style:justify-single-word="false" fo:hyphenation-ladder-count="no-limit" fo:keep-with-next="always">
        <style:tab-stops>
          <style:tab-stop style:position="5.251cm"/>
        </style:tab-stops>
      </style:paragraph-properties>
      <style:text-properties style:font-name="Cambria" fo:font-size="16pt" fo:font-weight="bold" style:letter-kerning="true" style:font-name-asian="Times New Roman" style:font-size-asian="16pt" style:font-weight-asian="bold" style:font-name-complex="Times New Roman" style:font-size-complex="16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fo:hyphenate="false" fo:hyphenation-remain-char-count="0" fo:hyphenation-push-char-count="0"/>
    </style:style>
    <style:style style:name="Normal" style:family="paragraph">
      <style:paragraph-properties fo:hyphenation-ladder-count="no-limit"/>
      <style:text-properties fo:color="#000000" style:font-name-complex="Arial Unicode MS" fo:hyphenate="false" fo:hyphenation-remain-char-count="0" fo:hyphenation-push-char-count="0"/>
    </style:style>
    <style:style style:name="Quotations" style:family="paragraph" style:parent-style-name="Normal" style:next-style-name="Normal" style:class="html">
      <style:paragraph-properties fo:margin-left="0.635cm" fo:margin-right="0cm" fo:hyphenation-ladder-count="no-limit" fo:text-indent="0cm" style:auto-text-indent="false">
        <style:tab-stops/>
      </style:paragraph-properties>
      <style:text-properties fo:color="#ff0000" fo:font-size="10pt" style:font-size-asian="10pt" style:font-size-complex="10pt" style:font-style-complex="italic" fo:hyphenate="false" fo:hyphenation-remain-char-count="0" fo:hyphenation-push-char-count="0"/>
    </style:style>
    <style:style style:name="Footnote" style:family="paragraph" style:parent-style-name="Normal" style:class="extra">
      <style:paragraph-properties fo:hyphenation-ladder-count="no-limit"/>
      <style:text-properties fo:font-size="10pt" style:font-size-asian="10pt" style:font-size-complex="10pt" fo:hyphenate="false" fo:hyphenation-remain-char-count="0" fo:hyphenation-push-char-count="0"/>
    </style:style>
    <style:style style:name="Paragraphe_20_de_20_liste" style:display-name="Paragraphe de liste" style:family="paragraph" style:parent-style-name="Normal">
      <style:paragraph-properties fo:margin-left="1.249cm" fo:margin-right="0cm" fo:hyphenation-ladder-count="no-limit" fo:text-indent="0cm" style:auto-text-indent="false">
        <style:tab-stops/>
      </style:paragraph-properties>
      <style:text-properties fo:hyphenate="false" fo:hyphenation-remain-char-count="0" fo:hyphenation-push-char-count="0"/>
    </style:style>
    <style:style style:name="Police_20_par_20_défaut" style:display-name="Police par défaut" style:family="text"/>
    <style:style style:name="Titre_20_1_20_Car" style:display-name="Titre 1 Car" style:family="text" style:parent-style-name="Police_20_par_20_défaut">
      <style:text-properties fo:color="#000000" style:font-name="Cambria" fo:font-size="16pt" fo:font-weight="bold" style:letter-kerning="true" style:font-name-asian="Times New Roman" style:font-size-asian="16pt" style:font-weight-asian="bold" style:font-size-complex="16pt" style:font-weight-complex="bold"/>
    </style:style>
    <style:style style:name="Titre_20_2_20_Car" style:display-name="Titre 2 Car" style:family="text" style:parent-style-name="Police_20_par_20_défaut">
      <style:text-properties fo:color="#000000"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Lien_20_hypertexte" style:display-name="Lien hypertexte" style:family="text" style:parent-style-name="Police_20_par_20_défaut">
      <style:text-properties fo:color="#000080" style:text-underline-style="solid" style:text-underline-width="auto" style:text-underline-color="font-color" style:text-underline-mode="continuous" style:text-overline-mode="continuous" style:text-line-through-mode="continuous" style:font-name-complex="Times New Roman"/>
    </style:style>
    <style:style style:name="Titre_20_Car" style:display-name="Titre Car" style:family="text" style:parent-style-name="Police_20_par_20_défaut">
      <style:text-properties fo:color="#000000" style:font-name="Cambria" fo:font-size="16pt" fo:font-weight="bold" style:letter-kerning="true" style:font-name-asian="Times New Roman" style:font-size-asian="16pt" style:font-weight-asian="bold" style:font-name-complex="Times New Roman" style:font-size-complex="16pt" style:font-weight-complex="bold"/>
    </style:style>
    <style:style style:name="Citation_20_Car" style:display-name="Citation Car" style:family="text" style:parent-style-name="Police_20_par_20_défaut">
      <style:text-properties fo:color="#ff0000" fo:font-size="10pt" style:font-size-asian="10pt" style:font-name-complex="Arial Unicode MS" style:font-size-complex="10pt" style:font-style-complex="italic"/>
    </style:style>
    <style:style style:name="Note_20_de_20_bas_20_de_20_page_20_Car" style:display-name="Note de bas de page Car" style:family="text" style:parent-style-name="Police_20_par_20_défaut">
      <style:text-properties fo:color="#000000" fo:font-size="10pt" style:font-size-asian="10pt" style:font-name-complex="Arial Unicode MS" style:font-size-complex="10pt"/>
    </style:style>
    <style:style style:name="Appel_20_note_20_de_20_bas_20_de_20_p." style:display-name="Appel note de bas de p." style:family="text" style:parent-style-name="Police_20_par_20_défaut">
      <style:text-properties style:text-position="super 67%" style:font-name-complex="Times New Roman"/>
    </style:style>
    <style:style style:name="WW_5f_CharLFO1LVL1" style:display-name="WW_CharLFO1LVL1" style:family="text">
      <style:text-properties style:font-name="Arial Unicode MS" style:font-name-asian="Arial Unicode MS" style:font-name-complex="Arial Unicode M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dc:title>Brunetière, Ferdinand (1849-1906). L'évolution des genres dans l'histoire de la littérature : leçons professées à l'Ecole normale supérieure. 1914.</dc:title>
    <meta:initial-creator>Pascale LANGLOIS-GORCE</meta:initial-creator>
    <meta:creation-date>2013-12-06T10:21:00Z</meta:creation-date>
    <dc:date>2013-12-06T11:28:23.72</dc:date>
    <meta:editing-cycles>3</meta:editing-cycles>
    <meta:editing-duration>PT5M33S</meta:editing-duration>
    <meta:document-statistic meta:table-count="0" meta:image-count="0" meta:object-count="0" meta:page-count="183" meta:paragraph-count="810" meta:word-count="77976" meta:character-count="457255" meta:non-whitespace-character-count="380005"/>
    <meta:template xlink:type="simple" xlink:actuate="onRequest" xlink:title="" xlink:href="Normal.dotm"/>
  </office:meta>
</office:document-meta>
</file>